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Serif" svg:font-family="Serif" style:font-adornments="Bold" style:font-family-generic="roman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51pt solid #000000" style:shadow="none"/>
      <style:text-properties officeooo:rsid="0018fe01" officeooo:paragraph-rsid="0018fe01"/>
    </style:style>
    <style:style style:name="P2" style:family="paragraph" style:parent-style-name="Header">
      <style:paragraph-properties fo:text-align="start" style:justify-single-word="false" fo:padding="0.049cm" fo:border-left="none" fo:border-right="none" fo:border-top="none" fo:border-bottom="0.51pt solid #000000" style:shadow="none"/>
      <style:text-properties officeooo:rsid="0018fe01" officeooo:paragraph-rsid="0018fe01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fo:font-style="italic"/>
    </style:style>
    <style:style style:name="P5" style:family="paragraph" style:parent-style-name="Text_20_body">
      <style:text-properties fo:font-style="italic" fo:font-weight="bold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Subtitle">
      <style:text-properties officeooo:paragraph-rsid="001b41e4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P51" style:family="paragraph" style:parent-style-name="Text_20_body" style:list-style-name="L42"/>
    <style:style style:name="P52" style:family="paragraph" style:parent-style-name="Text_20_body" style:list-style-name="L43"/>
    <style:style style:name="P53" style:family="paragraph" style:parent-style-name="Text_20_body" style:list-style-name="L44"/>
    <style:style style:name="P54" style:family="paragraph" style:parent-style-name="Text_20_body" style:list-style-name="L45"/>
    <style:style style:name="P55" style:family="paragraph" style:parent-style-name="Text_20_body" style:list-style-name="L46"/>
    <style:style style:name="P56" style:family="paragraph" style:parent-style-name="Text_20_body" style:list-style-name="L47"/>
    <style:style style:name="P57" style:family="paragraph" style:parent-style-name="Text_20_body" style:list-style-name="L48"/>
    <style:style style:name="P58" style:family="paragraph" style:parent-style-name="Text_20_body" style:list-style-name="L49"/>
    <style:style style:name="P59" style:family="paragraph" style:parent-style-name="Text_20_body" style:list-style-name="L50"/>
    <style:style style:name="P60" style:family="paragraph" style:parent-style-name="Text_20_body">
      <style:text-properties officeooo:paragraph-rsid="001c6c7c"/>
    </style:style>
    <style:style style:name="P61" style:family="paragraph" style:parent-style-name="Text_20_body" style:list-style-name="L1">
      <style:paragraph-properties fo:margin-top="0cm" fo:margin-bottom="0cm" loext:contextual-spacing="false"/>
    </style:style>
    <style:style style:name="P62" style:family="paragraph" style:parent-style-name="Text_20_body" style:list-style-name="L2">
      <style:paragraph-properties fo:margin-top="0cm" fo:margin-bottom="0cm" loext:contextual-spacing="false"/>
    </style:style>
    <style:style style:name="P63" style:family="paragraph" style:parent-style-name="Text_20_body" style:list-style-name="L3">
      <style:paragraph-properties fo:margin-top="0cm" fo:margin-bottom="0cm" loext:contextual-spacing="false"/>
    </style:style>
    <style:style style:name="P64" style:family="paragraph" style:parent-style-name="Text_20_body" style:list-style-name="L4">
      <style:paragraph-properties fo:margin-top="0cm" fo:margin-bottom="0cm" loext:contextual-spacing="false"/>
    </style:style>
    <style:style style:name="P65" style:family="paragraph" style:parent-style-name="Text_20_body" style:list-style-name="L5">
      <style:paragraph-properties fo:margin-top="0cm" fo:margin-bottom="0cm" loext:contextual-spacing="false"/>
    </style:style>
    <style:style style:name="P66" style:family="paragraph" style:parent-style-name="Text_20_body" style:list-style-name="L6">
      <style:paragraph-properties fo:margin-top="0cm" fo:margin-bottom="0cm" loext:contextual-spacing="false"/>
    </style:style>
    <style:style style:name="P67" style:family="paragraph" style:parent-style-name="Text_20_body" style:list-style-name="L7">
      <style:paragraph-properties fo:margin-top="0cm" fo:margin-bottom="0cm" loext:contextual-spacing="false"/>
    </style:style>
    <style:style style:name="P68" style:family="paragraph" style:parent-style-name="Text_20_body" style:list-style-name="L8">
      <style:paragraph-properties fo:margin-top="0cm" fo:margin-bottom="0cm" loext:contextual-spacing="false"/>
    </style:style>
    <style:style style:name="P69" style:family="paragraph" style:parent-style-name="Text_20_body" style:list-style-name="L9">
      <style:paragraph-properties fo:margin-top="0cm" fo:margin-bottom="0cm" loext:contextual-spacing="false"/>
    </style:style>
    <style:style style:name="P70" style:family="paragraph" style:parent-style-name="Text_20_body" style:list-style-name="L10">
      <style:paragraph-properties fo:margin-top="0cm" fo:margin-bottom="0cm" loext:contextual-spacing="false"/>
    </style:style>
    <style:style style:name="P71" style:family="paragraph" style:parent-style-name="Text_20_body" style:list-style-name="L11">
      <style:paragraph-properties fo:margin-top="0cm" fo:margin-bottom="0cm" loext:contextual-spacing="false"/>
    </style:style>
    <style:style style:name="P72" style:family="paragraph" style:parent-style-name="Text_20_body" style:list-style-name="L12">
      <style:paragraph-properties fo:margin-top="0cm" fo:margin-bottom="0cm" loext:contextual-spacing="false"/>
    </style:style>
    <style:style style:name="P73" style:family="paragraph" style:parent-style-name="Text_20_body" style:list-style-name="L13">
      <style:paragraph-properties fo:margin-top="0cm" fo:margin-bottom="0cm" loext:contextual-spacing="false"/>
    </style:style>
    <style:style style:name="P74" style:family="paragraph" style:parent-style-name="Text_20_body" style:list-style-name="L14">
      <style:paragraph-properties fo:margin-top="0cm" fo:margin-bottom="0cm" loext:contextual-spacing="false"/>
    </style:style>
    <style:style style:name="P75" style:family="paragraph" style:parent-style-name="Text_20_body" style:list-style-name="L15">
      <style:paragraph-properties fo:margin-top="0cm" fo:margin-bottom="0cm" loext:contextual-spacing="false"/>
    </style:style>
    <style:style style:name="P76" style:family="paragraph" style:parent-style-name="Text_20_body" style:list-style-name="L16">
      <style:paragraph-properties fo:margin-top="0cm" fo:margin-bottom="0cm" loext:contextual-spacing="false"/>
    </style:style>
    <style:style style:name="P77" style:family="paragraph" style:parent-style-name="Text_20_body" style:list-style-name="L17">
      <style:paragraph-properties fo:margin-top="0cm" fo:margin-bottom="0cm" loext:contextual-spacing="false"/>
    </style:style>
    <style:style style:name="P78" style:family="paragraph" style:parent-style-name="Text_20_body" style:list-style-name="L18">
      <style:paragraph-properties fo:margin-top="0cm" fo:margin-bottom="0cm" loext:contextual-spacing="false"/>
    </style:style>
    <style:style style:name="P79" style:family="paragraph" style:parent-style-name="Text_20_body" style:list-style-name="L19">
      <style:paragraph-properties fo:margin-top="0cm" fo:margin-bottom="0cm" loext:contextual-spacing="false"/>
    </style:style>
    <style:style style:name="P80" style:family="paragraph" style:parent-style-name="Text_20_body" style:list-style-name="L20">
      <style:paragraph-properties fo:margin-top="0cm" fo:margin-bottom="0cm" loext:contextual-spacing="false"/>
    </style:style>
    <style:style style:name="P81" style:family="paragraph" style:parent-style-name="Text_20_body" style:list-style-name="L21">
      <style:paragraph-properties fo:margin-top="0cm" fo:margin-bottom="0cm" loext:contextual-spacing="false"/>
    </style:style>
    <style:style style:name="P82" style:family="paragraph" style:parent-style-name="Text_20_body" style:list-style-name="L22">
      <style:paragraph-properties fo:margin-top="0cm" fo:margin-bottom="0cm" loext:contextual-spacing="false"/>
    </style:style>
    <style:style style:name="P83" style:family="paragraph" style:parent-style-name="Text_20_body" style:list-style-name="L23">
      <style:paragraph-properties fo:margin-top="0cm" fo:margin-bottom="0cm" loext:contextual-spacing="false"/>
    </style:style>
    <style:style style:name="P84" style:family="paragraph" style:parent-style-name="Text_20_body" style:list-style-name="L24">
      <style:paragraph-properties fo:margin-top="0cm" fo:margin-bottom="0cm" loext:contextual-spacing="false"/>
    </style:style>
    <style:style style:name="P85" style:family="paragraph" style:parent-style-name="Text_20_body" style:list-style-name="L25">
      <style:paragraph-properties fo:margin-top="0cm" fo:margin-bottom="0cm" loext:contextual-spacing="false"/>
    </style:style>
    <style:style style:name="P86" style:family="paragraph" style:parent-style-name="Text_20_body" style:list-style-name="L26">
      <style:paragraph-properties fo:margin-top="0cm" fo:margin-bottom="0cm" loext:contextual-spacing="false"/>
    </style:style>
    <style:style style:name="P87" style:family="paragraph" style:parent-style-name="Text_20_body" style:list-style-name="L27">
      <style:paragraph-properties fo:margin-top="0cm" fo:margin-bottom="0cm" loext:contextual-spacing="false"/>
    </style:style>
    <style:style style:name="P88" style:family="paragraph" style:parent-style-name="Text_20_body" style:list-style-name="L28">
      <style:paragraph-properties fo:margin-top="0cm" fo:margin-bottom="0cm" loext:contextual-spacing="false"/>
    </style:style>
    <style:style style:name="P89" style:family="paragraph" style:parent-style-name="Text_20_body" style:list-style-name="L29">
      <style:paragraph-properties fo:margin-top="0cm" fo:margin-bottom="0cm" loext:contextual-spacing="false"/>
    </style:style>
    <style:style style:name="P90" style:family="paragraph" style:parent-style-name="Text_20_body" style:list-style-name="L30">
      <style:paragraph-properties fo:margin-top="0cm" fo:margin-bottom="0cm" loext:contextual-spacing="false"/>
    </style:style>
    <style:style style:name="P91" style:family="paragraph" style:parent-style-name="Text_20_body" style:list-style-name="L31">
      <style:paragraph-properties fo:margin-top="0cm" fo:margin-bottom="0cm" loext:contextual-spacing="false"/>
    </style:style>
    <style:style style:name="P92" style:family="paragraph" style:parent-style-name="Text_20_body" style:list-style-name="L32">
      <style:paragraph-properties fo:margin-top="0cm" fo:margin-bottom="0cm" loext:contextual-spacing="false"/>
    </style:style>
    <style:style style:name="P93" style:family="paragraph" style:parent-style-name="Text_20_body" style:list-style-name="L33">
      <style:paragraph-properties fo:margin-top="0cm" fo:margin-bottom="0cm" loext:contextual-spacing="false"/>
    </style:style>
    <style:style style:name="P94" style:family="paragraph" style:parent-style-name="Text_20_body" style:list-style-name="L34">
      <style:paragraph-properties fo:margin-top="0cm" fo:margin-bottom="0cm" loext:contextual-spacing="false"/>
    </style:style>
    <style:style style:name="P95" style:family="paragraph" style:parent-style-name="Text_20_body" style:list-style-name="L35">
      <style:paragraph-properties fo:margin-top="0cm" fo:margin-bottom="0cm" loext:contextual-spacing="false"/>
    </style:style>
    <style:style style:name="P96" style:family="paragraph" style:parent-style-name="Text_20_body" style:list-style-name="L36">
      <style:paragraph-properties fo:margin-top="0cm" fo:margin-bottom="0cm" loext:contextual-spacing="false"/>
    </style:style>
    <style:style style:name="P97" style:family="paragraph" style:parent-style-name="Text_20_body" style:list-style-name="L37">
      <style:paragraph-properties fo:margin-top="0cm" fo:margin-bottom="0cm" loext:contextual-spacing="false"/>
    </style:style>
    <style:style style:name="P98" style:family="paragraph" style:parent-style-name="Text_20_body" style:list-style-name="L38">
      <style:paragraph-properties fo:margin-top="0cm" fo:margin-bottom="0cm" loext:contextual-spacing="false"/>
    </style:style>
    <style:style style:name="P99" style:family="paragraph" style:parent-style-name="Text_20_body" style:list-style-name="L39">
      <style:paragraph-properties fo:margin-top="0cm" fo:margin-bottom="0cm" loext:contextual-spacing="false"/>
    </style:style>
    <style:style style:name="P100" style:family="paragraph" style:parent-style-name="Text_20_body" style:list-style-name="L40">
      <style:paragraph-properties fo:margin-top="0cm" fo:margin-bottom="0cm" loext:contextual-spacing="false"/>
    </style:style>
    <style:style style:name="P101" style:family="paragraph" style:parent-style-name="Text_20_body" style:list-style-name="L41">
      <style:paragraph-properties fo:margin-top="0cm" fo:margin-bottom="0cm" loext:contextual-spacing="false"/>
    </style:style>
    <style:style style:name="P102" style:family="paragraph" style:parent-style-name="Text_20_body" style:list-style-name="L42">
      <style:paragraph-properties fo:margin-top="0cm" fo:margin-bottom="0cm" loext:contextual-spacing="false"/>
    </style:style>
    <style:style style:name="P103" style:family="paragraph" style:parent-style-name="Text_20_body" style:list-style-name="L43">
      <style:paragraph-properties fo:margin-top="0cm" fo:margin-bottom="0cm" loext:contextual-spacing="false"/>
    </style:style>
    <style:style style:name="P104" style:family="paragraph" style:parent-style-name="Text_20_body" style:list-style-name="L44">
      <style:paragraph-properties fo:margin-top="0cm" fo:margin-bottom="0cm" loext:contextual-spacing="false"/>
    </style:style>
    <style:style style:name="P105" style:family="paragraph" style:parent-style-name="Text_20_body" style:list-style-name="L45">
      <style:paragraph-properties fo:margin-top="0cm" fo:margin-bottom="0cm" loext:contextual-spacing="false"/>
    </style:style>
    <style:style style:name="P106" style:family="paragraph" style:parent-style-name="Text_20_body" style:list-style-name="L46">
      <style:paragraph-properties fo:margin-top="0cm" fo:margin-bottom="0cm" loext:contextual-spacing="false"/>
    </style:style>
    <style:style style:name="P107" style:family="paragraph" style:parent-style-name="Text_20_body" style:list-style-name="L47">
      <style:paragraph-properties fo:margin-top="0cm" fo:margin-bottom="0cm" loext:contextual-spacing="false"/>
    </style:style>
    <style:style style:name="P108" style:family="paragraph" style:parent-style-name="Text_20_body" style:list-style-name="L48">
      <style:paragraph-properties fo:margin-top="0cm" fo:margin-bottom="0cm" loext:contextual-spacing="false"/>
    </style:style>
    <style:style style:name="P109" style:family="paragraph" style:parent-style-name="Text_20_body" style:list-style-name="L49">
      <style:paragraph-properties fo:margin-top="0cm" fo:margin-bottom="0cm" loext:contextual-spacing="false"/>
    </style:style>
    <style:style style:name="P110" style:family="paragraph" style:parent-style-name="Text_20_body" style:list-style-name="L50">
      <style:paragraph-properties fo:margin-top="0cm" fo:margin-bottom="0cm" loext:contextual-spacing="false"/>
    </style:style>
    <style:style style:name="P111" style:family="paragraph" style:parent-style-name="Text_20_body">
      <style:paragraph-properties fo:break-before="page"/>
    </style:style>
    <style:style style:name="P112" style:family="paragraph" style:parent-style-name="Text_20_body">
      <style:paragraph-properties fo:break-before="page"/>
      <style:text-properties officeooo:paragraph-rsid="001c6c7c"/>
    </style:style>
    <style:style style:name="P113" style:family="paragraph" style:parent-style-name="Title" style:master-page-name="HTML">
      <style:paragraph-properties fo:margin-top="7.001cm" fo:margin-bottom="0.499cm" loext:contextual-spacing="false" style:page-number="auto" style:shadow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weight="bold"/>
    </style:style>
    <style:style style:name="T4" style:family="text">
      <style:text-properties fo:font-variant="small-caps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fo:font-size="14pt"/>
    </style:style>
    <style:style style:name="T8" style:family="text">
      <style:text-properties style:text-position="33% 80%"/>
    </style:style>
    <style:style style:name="T9" style:family="text">
      <style:text-properties style:text-position="33% 80%" fo:font-style="italic"/>
    </style:style>
    <style:style style:name="T10" style:family="text">
      <style:text-properties style:text-position="-33% 80%"/>
    </style:style>
    <style:style style:name="T11" style:family="text">
      <style:text-properties fo:font-size="10pt"/>
    </style:style>
    <style:style style:name="T12" style:family="text">
      <style:text-properties fo:font-size="10pt" fo:font-weight="bold"/>
    </style:style>
    <style:style style:name="T13" style:family="text">
      <style:text-properties officeooo:rsid="001c6c7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Vocabulario<text:line-break/>de<text:line-break/>Latino sine flexione</text:p>
      <text:p text:style-name="P9">(191<text:span text:style-name="T13">5</text:span>)</text:p>
      <text:p text:style-name="P7"/>
      <text:p text:style-name="P111"><text:span text:style-name="T2">SUFFIXOS</text:span><text:span text:style-name="T3"> </text:span></text:p>
      <text:p text:style-name="Text_20_body">que resulta ex decompositione de vocabulos internationale. Nos semper indica si penultimo vocale es longo aut breve. </text:p>
      <text:p text:style-name="P60"><text:span text:style-name="T3">-a</text:span>, <text:s text:c="2"/><text:span text:style-name="T5">in vocabulario ad usu de schola</text:span> -o, indica verbo. <text:s text:c="2"/>⊃ <text:s/>approba, confirma, conserva, examina, illustra. <text:s text:c="2"/><text:span text:style-name="T5">liber</text:span>a = redde l <text:span text:style-name="T5">ibero, <text:s/>san</text:span>a = redde <text:span text:style-name="T5">sano, <text:s/>examin</text:span>a = fac <text:s/><text:span text:style-name="T5">examine, <text:s/>milit</text:span>a = es <text:s/><text:span text:style-name="T5">milite, <text:s/>medic</text:span>a = es <text:s/><text:span text:style-name="T5">medico <text:s/>= mede.</text:span> <text:line-break/><text:span text:style-name="T3">-a</text:span> -or, <text:s text:c="2"/><text:span text:style-name="T5">in</text:span> I. F. A. D. <text:s text:c="2"/><text:span text:style-name="T5">identico ad praecedente.</text:span> <text:s text:c="2"/>⊃ <text:s/>attesta, modula, opera. <text:line-break/><text:span text:style-name="T3">-a</text:span> -a, indica feminino naturale aut artificiale. <text:s text:c="2"/>⊃ <text:s/>arena, aurora, figura, forma, natura, summa. || G. <text:span text:style-name="T5">-η -α :</text:span> logica, parabola, idea, musa. <text:line-break/><text:span text:style-name="T3">-āce</text:span> -ax <text:s/>⊃ <text:s/>audace, cap—, fall—, loqu—, mord—, rap—, vor—. <text:s text:c="2"/><text:span text:style-name="T5">aud</text:span>ace = que <text:s/><text:span text:style-name="T5">aude,</text:span> que sæpe <text:s/><text:span text:style-name="T5">aude,</text:span> facile ad <text:s/><text:span text:style-name="T5">aude.</text:span> <text:line-break/><text:span text:style-name="T3">-acĕo</text:span> -aceus <text:s/>⊃ <text:s/>coriaceo, crustaceo, violaceo, <text:s text:c="2"/><text:span text:style-name="T5">cori</text:span>aceo = simile ad <text:s/><text:span text:style-name="T5">corio.</text:span> <text:line-break/><text:span text:style-name="T3">-acĭa</text:span> -acia : <text:s/><text:span text:style-name="T5">aud</text:span>acia = to <text:s/><text:span text:style-name="T5">aude,</text:span> habe <text:s/><text:span text:style-name="T5">aud</text:span>acia = <text:s/><text:span text:style-name="T5">aude.</text:span> <text:s/>⊂ -ac(e) -ia <text:line-break/><text:span text:style-name="T3">-acitāte</text:span> -acitas : <text:s/><text:span text:style-name="T5">rap</text:span>acitate = to <text:s/><text:span text:style-name="T5">rape.</text:span> <text:s/>⊂ -ac(e) -itate <text:line-break/><text:span text:style-name="T3">-ăde</text:span> -as <text:s/>⊃ <text:s/>monade, dyade, decade, chiliade, dryade. <text:s/>⊂ G. <text:s text:c="2"/><text:span text:style-name="T5">-ας -αδος</text:span> <text:line-break/><text:span text:style-name="T3">-agĭne</text:span> -ago <text:s/>⊃ <text:s/>imagine, voragine <text:line-break/><text:span text:style-name="T3">-āle</text:span> -alis <text:s/>⊃ <text:s/>austr—, capit—, ceremoni—, gener—, hospit—, liber—, mort—, municip—, natur—, norm—, soci—, voc—. Si thema contine <text:s/><text:span text:style-name="T5">l,</text:span> suffixo <text:s/><text:span text:style-name="T5">-ale</text:span> fi <text:s/><text:span text:style-name="T5">-are,</text:span> per dissimilatione: Altare, circulare, elementare, exemplare, familiare, particulare, perpendiculare, populare, regulare, solare. Remane in: glaciale, fluviale, legale, letale, filiale. <text:s text:c="2"/><text:span text:style-name="T5">crimin</text:span>ale = de <text:s/><text:span text:style-name="T5">crimine, <text:s/>natur</text:span>ale = secundo <text:s/><text:span text:style-name="T5">natura, <text:s/>neutr</text:span>ale = <text:s/><text:span text:style-name="T5">neutro</text:span> <text:line-break/><text:span text:style-name="T3">-āno</text:span> -anus <text:s/>⊃ <text:s/>capit—, dec—, hum—, meridi—, rom—, urb—, veter—. <text:s text:c="2"/><text:span text:style-name="T5">Urb</text:span>ano = de <text:s/><text:span text:style-name="T5">urbe</text:span>. <text:line-break/><text:span text:style-name="T3">-āre</text:span>, -aris, v. -ale <text:line-break/><text:span text:style-name="T3">-arĭo</text:span> -arius <text:s/>⊃ <text:s/>actu—, aqu—, calend—, cancell—, cell—, comment—, commiss—, commission—, den—, formul—, herb—, honor—, invent—, mission—, not—, ordin—, pension—, secret—, semin—, veterin—, vic—, volunt—. <text:line-break/><text:span text:style-name="T3">-atĭco</text:span> -aticus <text:s/>⊃ <text:s/>fan—, lun—. <text:s/>⊂ -a -tico. <text:line-break/><text:span text:style-name="T3">-ātu</text:span> -atus <text:s/>⊃ <text:s/>comit—, comissari—, concord—, magistr—, sen—. <text:line-break/><text:span text:style-name="T3">-bĭle</text:span> -bilis <text:s/>⊃ <text:s/>flebile, mira—, mo—, proba—, sta—, varia—. <text:s text:c="2"/><text:span text:style-name="T5">sta</text:span>bile = que <text:s/><text:span text:style-name="T5">sta, <text:s/>mo</text:span>bile = quem pote <text:s/><text:span text:style-name="T5">move.</text:span> <text:line-break/><text:span text:style-name="T3">-bo</text:span> -bus <text:s/>⊃ <text:s/>probo, superbo, acerbo, morbo. <text:line-break/><text:span text:style-name="T3">-bre</text:span> -ber <text:s/>⊃ <text:s/>celebre, funebre, muliebre, septembre, octobre. <text:line-break/><text:span text:style-name="T3">-bro</text:span> -brum : <text:s/><text:span text:style-name="T5">candela</text:span>bro = quod fer <text:s/><text:span text:style-name="T5">candela, <text:s/>cri</text:span>bro = quod <text:s/><text:span text:style-name="T5">cerne.</text:span> <text:line-break/><text:span text:style-name="T3">-bŭla</text:span> -bula <text:s/>⊃ <text:s/>fabula, tabula. <text:s/>⊂ -bul(o) -a [feminino]. <text:line-break/><text:span text:style-name="T3">-bŭlo</text:span> -bulum : <text:s/><text:span text:style-name="T5">voca</text:span>bulo = quod servi ad <text:s/><text:span text:style-name="T5">voca.</text:span> <text:line-break/><text:span text:style-name="T3">-bundo</text:span> -bundus <text:s/>⊃ <text:s/>errabundo, furi—, medita—. <text:s text:c="2"/>vagabundo = que vaga <text:line-break/><text:span text:style-name="T3">-ce</text:span> -x <text:s/>⊃ <text:s/>feroce, vorace, matrice, merce, face, -ace, -ice. <text:line-break/><text:span text:style-name="T3">-cro</text:span> -crum <text:s/>⊃ <text:s/>lavacro, sepulcro, involucro. <text:line-break/><text:span text:style-name="T3">-cŭlo</text:span> -culus <text:s/>⊃ <text:s/>articulo, corpus—, minus—, ora—, os—, specta—. <text:line-break/><text:soft-page-break/><text:span text:style-name="T3">-de</text:span> -do <text:s/>⊃ <text:s/>adde, conde, ede, perde, redde, arde, claude, pende, tende, vende. <text:s/>⊂ da, <text:s text:c="2"/><text:span text:style-name="T5">aut</text:span> ⊂ E. dhe, G. the. <text:line-break/><text:span text:style-name="T3">-dĭne</text:span> -do: <text:s/><text:span text:style-name="T5">dulce</text:span>dine = to es <text:s/><text:span text:style-name="T5">dulce; cupi</text:span>dine = to <text:s/><text:span text:style-name="T5">cupe.</text:span> <text:line-break/><text:span text:style-name="T3">-e</text:span> -o <text:s/>⊃ <text:s/>acue, statue, tribue. <text:line-break/><text:span text:style-name="T3">-e</text:span> -is <text:s/>⊃ <text:s/>deforme, bilingue. <text:line-break/><text:span text:style-name="T3">-ēla</text:span> -ela <text:s/>⊃ <text:s/>candela, caut—, client—, parent—, quer—, sequ—, tut—. <text:line-break/><text:span text:style-name="T3">-ēle</text:span> -elis <text:s/>⊃ <text:s/>fidele, crudele. <text:line-break/><text:span text:style-name="T3">-ēllo</text:span> -ellum <text:s/>⊃ <text:s/>capitello, castello, duello, rastello, scalpello, libella, novella. <text:line-break/><text:span text:style-name="T3">-ēnte, -entia</text:span>, v. -nte, -ntia. <text:line-break/><text:span text:style-name="T3">-ĕo</text:span> -eus <text:s/>⊃ <text:s/>roseo, sanguineo, <text:s text:c="2"/><text:span text:style-name="T5">aur</text:span>eo = ex <text:s/><text:span text:style-name="T5">auro.</text:span> <text:line-break/><text:span text:style-name="T3">-ērna</text:span> -erna <text:s/>⊃ <text:s/>caverna, cisterna, laterna, taberna. <text:line-break/><text:span text:style-name="T3">-ĕre</text:span> -us <text:s/>⊃ <text:s/>funere, genere, glomere, munere, onere, pondere, vulnere, Cerere, Venere. <text:line-break/><text:span text:style-name="T3">-esĭmo</text:span> -esimus <text:s/>⊃ <text:s/>centesimo, millesimo. <text:line-break/><text:span text:style-name="T3">-ēstre</text:span> -ester <text:s/>⊃ <text:s/>equestre, pedestre, semestre, silvestre. <text:line-break/><text:span text:style-name="T3">-etāte</text:span> -etas <text:s/>⊃ <text:s/>pietate, notorietate, societate, varietate. = -tate post -i. <text:line-break/><text:span text:style-name="T3">-gĭne</text:span> -go <text:s/>⊃ <text:s/>vertigine, origine, serpigine, voragine, imagine. <text:line-break/><text:span text:style-name="T3">-i-</text:span> litera de unione <text:s/>⊃ <text:s/>(voc)i(fera), (æqu)i(voco), (nov)i(tate). <text:line-break/><text:span text:style-name="T3">-ĭa</text:span> -ia <text:s/>⊃ <text:s/>audacia, centuria, ceremonia, concordia, copia, colonia, familia, inertia, Italia, patria, provincia, furia, gratia, vindemia. <text:line-break/><text:span text:style-name="T3">-ĭa</text:span> -ia <text:s/>⊃ <text:s/>analogĭa, geometrĭa. <text:s/>⊂ G. <text:s text:c="2"/><text:span text:style-name="T5">-ία.</text:span> <text:line-break/><text:span text:style-name="T3">-īa</text:span> -ia <text:s/>⊃ <text:s/>academīa, therapīa. <text:s/>⊂ G. <text:s text:c="2"/><text:span text:style-name="T5">-εια.</text:span> <text:line-break/><text:span text:style-name="T3">-ibĭle</text:span> -ibilis <text:s/>⊃ <text:s/>flexibile, horribile, tangibile ⊂ -i- -bĭle. <text:line-break/><text:span text:style-name="T3">-ĭce</text:span> -ex <text:s/>⊃ <text:s/>vertive, apice. <text:line-break/><text:span text:style-name="T3">-īce</text:span> -ix <text:s/>⊃ <text:s/>appendice, matrice, -trice. <text:line-break/><text:span text:style-name="T3">-icĭo</text:span> -icius <text:s/>⊃ <text:s/>novicio, patricio, adventicio. <text:line-break/><text:span text:style-name="T3">-ĭco</text:span> -icus <text:s/>⊃ <text:s/>medico, portico, prosaico, publico, classico, fabrica, rubrica. <text:s/>⊂ E. -ico <text:s/>⊃ <text:s/>G. logico, comico, geometrico, plastico; D. -ig, (einz)ig = (un)ico, R. (in)ok = (un)ico, S. -ica. <text:line-break/><text:span text:style-name="T3">-īco</text:span> -icus <text:s/>⊃ <text:s/>amico, pudico, antiquo, lorīca. <text:line-break/><text:span text:style-name="T3">-īde</text:span> <text:s/>⊃ <text:s/>(cono)ide, (cyclo)ide, -oide. <text:s/>⊂ G. <text:s text:c="2"/><text:span text:style-name="T5">-ειδής</text:span> || vide. <text:line-break/><text:span text:style-name="T3">-ĭdo</text:span> -idus <text:s/>⊃ <text:s/>acido, frigido, fluido, florido, timido, valido. <text:line-break/><text:span text:style-name="T3">-ĭe</text:span> -ies <text:s/>⊃ <text:s/>acie, facie, pauperie, progenie, scabie, serie, specie. <text:line-break/><text:span text:style-name="T3">-iente</text:span> -iens <text:s/>⊃ <text:s/>capiente, recipiente, coefficiente, fugiente ⊂ -i- -ente. <text:line-break/><text:span text:style-name="T3">-ĭle</text:span> -ilis <text:s/>⊃ <text:s/>agile, docile, facile, fragile, habile, humile, simile, utile, -bile, -tile, <text:s text:c="2"/><text:span text:style-name="T5">doc</text:span>ile = quem pote <text:s/><text:span text:style-name="T5">doce.</text:span> <text:line-break/><text:span text:style-name="T3">-īle</text:span> -ilis <text:s/>⊃ <text:s/>ædile, infantile, civile, ovile, juvenile, virile. <text:line-break/><text:span text:style-name="T3">-ĭna</text:span> -ina <text:s/>⊃ <text:s/>pagina, patina. <text:line-break/><text:span text:style-name="T3">-īna</text:span> -ina <text:s/>⊃ <text:s/>disciplina, doctrina, medicina, gallina, regina, coquina, piscina, pepsina, theina. <text:line-break/><text:span text:style-name="T3">-ĭne</text:span> -o <text:s/>⊃ <text:s/>origine, voragine, homine, turbine, ordine, -dine, -gine, -tudine.<text:line-break/><text:span text:style-name="T3">-ĭne</text:span> -en <text:s/>⊃ <text:s/>pectine, -mine. <text:line-break/><text:span text:style-name="T3">-ĭno</text:span> -inus <text:s/>⊃ <text:s/>domino, termino, -tino. <text:line-break/><text:span text:style-name="T3">-īno</text:span> -inus <text:s/>⊃ <text:s/>cisalpino, divino, molino, peregrino, marino, vicino, adulterino, feminino. <text:line-break/><text:span text:style-name="T3">-ĭo</text:span> -ium <text:s/>⊃ <text:s/>collegio, commercio, concilio, genio, imperio, principio, <text:soft-page-break/>studio; <text:s/><text:span text:style-name="T5">gaud</text:span>io = to <text:s/><text:span text:style-name="T5">gaude;</text:span> habe <text:s/><text:span text:style-name="T5">gaud</text:span>io = <text:s/><text:span text:style-name="T5">gaude.</text:span> <text:line-break/><text:span text:style-name="T3">-ĭo</text:span> -ius <text:s/>⊃ <text:s/>egregio, eximio, socio. <text:line-break/><text:span text:style-name="T3">-iōne</text:span> -io <text:s/>⊃ <text:s/>legione, opinione, religione, unione, -tione. habe <text:s/><text:span text:style-name="T5">opin</text:span>ione = <text:s/><text:span text:style-name="T5">opina;</text:span> fac <text:s/><text:span text:style-name="T5">un</text:span>ione = <text:s/><text:span text:style-name="T5">uni.</text:span> <text:line-break/><text:span text:style-name="T3">-iōre</text:span> -ior <text:s/>⊃ <text:s/>inferiore, interiore, posteriore, seniore, superiore; <text:s/><text:span text:style-name="T5">sen</text:span>iore = plus <text:s/><text:span text:style-name="T5">sene.</text:span> <text:s/>⊂ E. -ios <text:s/>⊃ <text:s/>D. <text:s text:c="2"/><text:span text:style-name="T5">gröss</text:span>er, <text:s text:c="2"/><text:span text:style-name="T5">jüng</text:span>er = || L. <text:s text:c="2"/><text:span text:style-name="T5">jun</text:span>iore. L. <text:s text:c="2"/><text:span text:style-name="T5">nov</text:span>iore = || D. <text:s text:c="2"/><text:span text:style-name="T5">neu</text:span>er <text:s/>= || R. <text:s text:c="2"/><text:span text:style-name="T5">nov</text:span>jeshij = || S. <text:s text:c="2"/><text:span text:style-name="T5">nav</text:span>jas. <text:line-break/><text:span text:style-name="T3">-ipŭlo</text:span> -ipulus <text:s/>⊃ <text:s/>discipulo, manipulo. <text:line-break/><text:span text:style-name="T3">-ismo</text:span> -ismus <text:s/>⊃ <text:s/>syllogismo, barbarismo, socialismo. <text:s/>⊂ G. <text:s text:c="2"/><text:span text:style-name="T5">-ισμός</text:span> ⊂ -iz(a) -mo. <text:line-break/><text:span text:style-name="T3">-ista</text:span> -ista <text:s/>⊃ <text:s/>sophista, linguista, chorista, organista, pantheista. <text:s/>⊂ G. <text:s text:c="2"/><text:span text:style-name="T5">-ιστής</text:span> ⊂ -iz(a) -ta. <text:line-break/><text:span text:style-name="T3">-ĭta</text:span> -ita <text:s/>⊃ <text:s/>orbita. <text:line-break/><text:span text:style-name="T3">-ĭta</text:span> -ito <text:s/>⊃ <text:s/>agita, dubita, clamita. <text:line-break/><text:span text:style-name="T3">-itāte</text:span> -itas <text:s/>⊃ <text:s/>nov—. = -i- -tate. <text:line-break/><text:span text:style-name="T3">-ĭte</text:span> -es <text:s/>⊃ <text:s/>equite, limite, milite, superstite. <text:line-break/><text:span text:style-name="T3">-īte</text:span> (L. novo) <text:s/>⊃ <text:s/>dynamite, fulgurite, pleurite. <text:s/>⊂ G. -itide. <text:line-break/><text:span text:style-name="T3">-itĭa</text:span> -itia <text:s/>⊃ <text:s/>amicitia, pigritia, tristitia, <text:s text:c="2"/><text:span text:style-name="T5">pigr</text:span>itia = to es <text:s/><text:span text:style-name="T5">pigro.</text:span> <text:line-break/><text:span text:style-name="T3">-ĭto</text:span> -itus <text:s/>⊃ <text:s/>addito, habito, credito, debito, cognito. <text:line-break/><text:span text:style-name="T3">-īto</text:span> -itus <text:s/>⊃ <text:s/>quæsito, acquisito. <text:line-break/><text:span text:style-name="T3">-ītu</text:span> -itus <text:s/>⊃ <text:s/>appetitu. <text:s/>⊂ -i- -tu. <text:line-break/><text:span text:style-name="T3">-itudĭne</text:span> -itudo <text:s/>⊃ <text:s/>ampl—, lat—, long—, simil—, sol—. <text:line-break/><text:span text:style-name="T3">-īvo</text:span> -ivus <text:s/>⊃ <text:s/>nocivo, recidivo, -tivo. <text:s text:c="2"/><text:span text:style-name="T5">noc</text:span>ivo = que <text:s/><text:span text:style-name="T5">noce.</text:span> <text:line-break/><text:span text:style-name="T3">-īza</text:span> -izo <text:s/>⊃ <text:s/>allegoriza, analyza, baptiza, botaniza, cauteriza, characteriza, thesauriza; civiliza, neutraliza; -ismo, -ista. <text:s/>⊂ G. <text:s text:c="2"/><text:span text:style-name="T5">ίζω. <text:s/>Civil</text:span>iza = redde <text:s/><text:span text:style-name="T5">civile.</text:span> <text:line-break/><text:span text:style-name="T3">-ma</text:span> -ma <text:s/>⊃ <text:s/>fama, forma, norma. <text:s/>⊂ -m(o) -a [feminino]. <text:line-break/><text:span text:style-name="T3">-măte</text:span> -ma <text:s/>⊃ <text:s/>axioma, clima, problema, thema, theorema. <text:s/>⊂ G. <text:s text:c="2"/><text:span text:style-name="T5">-μα <text:s/>-ματος</text:span> ⊂ E. <text:s text:c="2"/>⊃ <text:s/>L. -mine, -mento. <text:line-break/><text:span text:style-name="T3">-men</text:span> <text:s/>= -mine. <text:line-break/><text:span text:style-name="T3">-mento</text:span> -mentum <text:s/>⊃ <text:s/>alimento, argumento, documento, fermento, fundamento, instrumento, momento, monumento, ornamento, segmento, temperamento. <text:s/>⊂ E. -mento ⊂ -men -to <text:s/>⊃ <text:s/>G. -mate. <text:line-break/><text:span text:style-name="T3">-mĭne</text:span> -men <text:s/>⊃ <text:s/>flu—, lu—, volu—, exa—, no—, se—, ger—. <text:s/>⊂ E. -men. L. nomen || G. onoma || A. name || D. Name || R. imja || S. naman. L. semen || D. Same || R. sjemja. <text:line-break/><text:span text:style-name="T3">-mo</text:span> -mus <text:s/>⊃ <text:s/>summo, supremo, extremo, primo, maximo, decimo, minimo, -esimo. <text:s/>⊂ E. -mo <text:s/>⊃ <text:s/>G. arithmo, -ismo. L. <text:s text:c="2"/><text:span text:style-name="T5">fu</text:span>mo || G. <text:s text:c="2"/><text:span text:style-name="T5">thy</text:span>mo || R. <text:span text:style-name="T5">dy</text:span>m. L. <text:s text:c="2"/><text:span text:style-name="T5">sept</text:span>imo || G. <text:s text:c="2"/><text:span text:style-name="T5">hebd</text:span>omo || S. <text:s text:c="2"/><text:span text:style-name="T5">sapt</text:span>ama. <text:line-break/><text:span text:style-name="T3">-n-</text:span> es « infixo »: frange fracto, junge jugo, linque relicto, pinge pictore, scinde scisso, stringe stricto, rumpe rupto, lambe labio. <text:line-break/><text:span text:style-name="T3">-ndo</text:span> -ndus <text:s/>⊃ <text:s/>multiplicando, dividendo, secundo, rotundo, legenda, propaganda. <text:s text:c="2"/><text:span text:style-name="T5">multiplica</text:span>ndo = quem debe <text:s/><text:span text:style-name="T5">multiplica.</text:span> <text:line-break/><text:span text:style-name="T3">-no</text:span> -nus <text:s/>⊃ <text:s/>magno, pleno, Romano, paterno, interno, bino, tribuno, signo, prono, -ano, arena, luna, pœna, fauna. <text:s/>⊂ E. <text:s text:c="2"/>⊃ <text:s/>G. cono, hypno, chrono. <text:s text:c="2"/>⊃ <text:s/>A. done gone. <text:line-break/><text:span text:style-name="T3">-nte</text:span> -ns <text:s/>⊃ <text:s/>agente, assistente, patente, regente, secante, tangente, <text:soft-page-break/>studente, ferente, audiente. <text:s text:c="2"/><text:span text:style-name="T5">Stude</text:span>nte = que <text:s/><text:span text:style-name="T5">stude.</text:span> L. ferente || G. pheront-, <text:s text:c="2"/><text:span text:style-name="T5">phéroon</text:span> || A. bearing || D. (ge)bärend || R. beru || S. bharanta ⊂ E. bherent. <text:line-break/><text:span text:style-name="T3">-ntĭa</text:span> -ntia <text:s/>⊃ <text:s/>distantia, differentia, vacantia, cadentia, concurrentia, conferentia. <text:s/>⊂ -nt(e) -ia. <text:s text:c="2"/><text:span text:style-name="T5">dista</text:span>ntia = to <text:s/><text:span text:style-name="T5">dista.</text:span> <text:line-break/><text:span text:style-name="T3">-o</text:span> -us <text:s/>⊃ <text:s/>benevolo, causidico, conscio, fido, lucifero, mellifluo, prodigo, sonnambulo. <text:s text:c="2"/><text:span text:style-name="T5">vivo</text:span> <text:s/>= que <text:s/><text:span text:style-name="T5">vive.</text:span> || G. stratego, anthropophago, telegrapho. <text:line-break/><text:span text:style-name="T3">-o-</text:span>, litera de unione in G. <text:s text:c="2"/>⊃ <text:s/>(ge)o(graphia), (phil)o(sophia), (ellips)o(ide). <text:line-break/><text:span text:style-name="T3">-oīde</text:span> <text:s/>⊃ <text:s/>asteroide, paraboloide, sphæroide, celluloide. <text:s/>⊂ G. -o- -ide. <text:line-break/><text:span text:style-name="T3">-onte</text:span> -on <text:s/>⊃ <text:s/>horizonte, ion, ozon. <text:s/>⊂ G. <text:s text:c="2"/><text:span text:style-name="T5">-ων</text:span> <text:s/>= || L. -ente. <text:line-break/><text:span text:style-name="T3">-ŏre</text:span> -or <text:s/>⊃ <text:s/>tempore, frigore. <text:line-break/><text:span text:style-name="T3">-ōre</text:span> -or <text:s/>⊃ <text:s/>amore, dolore, liquore, minore, -iore, -tore, -sore. <text:s text:c="2"/><text:span text:style-name="T5">tim</text:span>ore = to <text:s/><text:span text:style-name="T5">time, <text:s/>terr</text:span>ore = ton <text:s/><text:span text:style-name="T5">terre.</text:span> <text:line-break/><text:span text:style-name="T3">-ōsi</text:span> -osis <text:s/>⊃ <text:s/>apotheosi, narcosi, osmosi, prognosi. <text:s/>⊂ G. <text:s text:c="2"/><text:span text:style-name="T5">-ωσις.</text:span> <text:line-break/><text:span text:style-name="T3">-ōso</text:span> -osus <text:s/>⊃ <text:s/>animoso, aquoso, furioso, gratioso, tuberosa, cellulosa. <text:line-break/><text:span text:style-name="T3">-ro</text:span> -rus, -er <text:s/>⊃ <text:s/>agro, claro, integro, libero, macero, numero. <text:s/>⊂ E. <text:s text:c="2"/>⊃ <text:s/>G. agro, acro, cylindro, hedra. <text:line-break/><text:span text:style-name="T3">-s</text:span> suffixo de plurale <text:s/>⊃ <text:s/>L. matre-s, rosa-s, anno-s, sensu-s, die-s. F. rose-s, H. P. rosa-s, A. rose-s. L. matre-s || G. mētere-s || S. mātara-s. <text:line-break/><text:span text:style-name="T3">-sce</text:span> -sco <text:s/>⊃ <text:s/>cresce, nosce, pasce, nasce, adolesce, senesce, acesce. <text:s text:c="2"/><text:span text:style-name="T5">albe</text:span>sce = fi <text:s/><text:span text:style-name="T5">albo; ace</text:span>sce = i <text:s/><text:span text:style-name="T5">ace.</text:span> <text:line-break/><text:span text:style-name="T3">-si</text:span> -sis <text:s/>⊃ <text:s/>thesi, analysi, basi, genesi, phasi. <text:s/>⊂ G. <text:line-break/><text:span text:style-name="T3">-ta</text:span> -to <text:s/>⊃ <text:s/>accepta, accredita, canta, contracta, deserta, dicta, disserta, tracta, versa. <text:s/>⊂ -t(o) -a [verbo]. <text:line-break/><text:span text:style-name="T3">-ta</text:span> -ta <text:s/>⊃ <text:s/>poeta, propheta. <text:s/>⊂ G. <text:s text:c="2"/><text:span text:style-name="T5">-τής.</text:span> <text:line-break/><text:span text:style-name="T3">-tāte</text:span> -tas <text:s/>⊃ <text:s/>venustate, honestate, libertate, facultate, tempestate, novitate, auctoritate, generalitate, neutralitate, universitate. <text:s text:c="2"/><text:span text:style-name="T5">liber</text:span>tate = to es <text:s/><text:span text:style-name="T5">libero.</text:span> <text:line-break/><text:span text:style-name="T3">-te</text:span> -s <text:s/>⊃ <text:s/>mente, morte, gente, parte, quiete, salute, dote, superstite, sacerdote, interprete, -nte. <text:line-break/><text:span text:style-name="T3">-te</text:span> -to <text:s/>⊃ <text:s/>flecte, plecte, ute, verte, necte. <text:line-break/><text:span text:style-name="T3">-terno</text:span> -ternus <text:s/>⊃ <text:s/>æterno, sempiterno. <text:line-break/><text:span text:style-name="T3">-tĕro</text:span> -ter <text:s/>⊃ <text:s/>altero, extero, cetero, magistro, utro. <text:line-break/><text:span text:style-name="T3">-tĭco</text:span> -ticus <text:s/>⊃ <text:s/>arithmetico, analytico, Asiatico, chromatico, ascetico, chaotico, poetico, phonetico. <text:s/>⊂ G. <text:s text:c="2"/><text:span text:style-name="T5">-τικός.</text:span> <text:line-break/><text:span text:style-name="T3">-tĭle</text:span> -tilis <text:s/>⊃ <text:s/>volatile, versatile, vibratile, portatile. <text:line-break/><text:span text:style-name="T3">-tĭmo</text:span> -timus <text:s/>⊃ <text:s/>optimo, intimo, ultimo, legitimo, finitimo. <text:line-break/><text:span text:style-name="T3">-tĭno</text:span> -tinus <text:s/>⊃ <text:s/>crastino, pristino. <text:line-break/><text:span text:style-name="T3">-tīno</text:span> -tinus <text:s/>⊃ <text:s/>vespertino. <text:line-break/><text:span text:style-name="T3">-tiōne</text:span> -tio <text:s/>⊃ <text:s/>actione, administra—, ambi—, amputa—, appella—, approba—, composi—, condi—, confirma—, conscrip—, constitu—, construc—, consulta—, declara—, deduc—, defini—, delega—, dic—, evolu—, expedi—, execu—, forma—, func—, illustra—, indica—, induc—. Omni voce præcedente es L. classico et A. D. F. H. I. P. R. <text:line-break/><text:span text:style-name="T3">-tīvo</text:span> -tivus <text:s/>⊃ <text:s/>activo, administra—, conserva—, posi—, reac—, recita—, <text:soft-page-break/>locomotiva. <text:s/>⊂ t(o) -ivo. <text:line-break/><text:span text:style-name="T3">-to</text:span> -tus <text:s/>⊃ <text:s/>acuto, cornuto, venusto, onusto; absoluto, adepto, adjuncto, advocato, assignato, attributo, compromisso, concreto, confecto, decreto, delegato, deputato, duplicato, edicto, experto, extracto, facto, fato, illuminato, instituto, legato, manuscripto. <text:s/>⊂ E. <text:s text:c="2"/>⊃ <text:s/>G. -to <text:s/>⊃ <text:s/>aerostato, amianto, anecdoto, azoto, antidoto, catheto, asymptoto; A. -ed (limit)ed (add)ed; D. -t (gehab)t (lau)t; R. -to (ter)to = L. trito. <text:line-break/><text:span text:style-name="T3">-tōre</text:span> -tor <text:s/>⊃ <text:s/>actore, administratore, æquatore, assessore, auctore, auditore, censore, commentatore, compositore, compressore. <text:s/>⊂ E. <text:s text:c="2"/>⊃ <text:s/>G. (rhe)tore, (his)tor(ia). <text:line-break/><text:span text:style-name="T3">-torĭo</text:span> -torium <text:s/><text:span text:style-name="T5">aut</text:span> -torius <text:s/>⊃ <text:s/>infusorio, observatorio, repertorio, territorio, trajectoria. <text:s/>⊂ -tor(e) -io. <text:line-break/><text:span text:style-name="T3">-trice</text:span> -trix <text:s/>⊃ <text:s/>vincitrice, directrice, actrice, obstetrice. <text:s/>⊂ -t(o)r(e) -ice. <text:line-break/><text:span text:style-name="T3">-tro</text:span> -trum <text:s/>⊃ <text:s/>aratro, claustro, monstro, rastro, rostro. <text:s/>⊂ E. <text:s text:c="2"/>⊃ <text:s/>G. (me)tro, (cen)tro. <text:line-break/><text:span text:style-name="T3">-tu</text:span> -tus <text:s/>⊃ <text:s/>accentu, actu, appetitu, aspectu, cantu, concordatu, congressu, contractu, defectu, effectu, fructu, instinctu, processu, progressu, resultatu, senatu, spiritu, tactu, tractatu, transitu. <text:s text:c="2"/><text:span text:style-name="T5">ac</text:span>tu = ton <text:s/><text:span text:style-name="T5">age.</text:span> <text:line-break/><text:span text:style-name="T3">-tūra</text:span> -tura <text:s/>⊃ <text:s/>armatura, creatura, factura, literatura, mensura, mixtura, natura, nomenclatura, politura, quadratura, sculptura, signatura, temperatura. <text:s text:c="2"/><text:span text:style-name="T5">aper</text:span>tura = ton <text:s/><text:span text:style-name="T5">aperi.</text:span> <text:line-break/><text:span text:style-name="T3">-tūte</text:span> -tus <text:s/>⊃ <text:s/>virtute, senectute. <text:line-break/><text:span text:style-name="T3">-u</text:span> -u, -us <text:s/>⊃ <text:s/>censu, sinu, cornu, acu, gradu. <text:line-break/><text:span text:style-name="T3">-ulēnto</text:span> -ulentus <text:s/>⊃ <text:s/>succulento, pulverulento, purulento, fraudulento. <text:line-break/><text:span text:style-name="T3">-ŭla</text:span> -ula <text:s/>⊃ <text:s/>capsula, cellula, cupula, formula, pilula, specula, virgula. <text:s/>⊂ -ul(o) -a [feminino]. <text:line-break/><text:span text:style-name="T3">-ŭlo</text:span> -ulus <text:s/>⊃ <text:s/>angulo, calculo, capitulo, circulo, credulo, modulo, pendulo. <text:line-break/><text:span text:style-name="T3">-ŭo</text:span> -uus <text:s/>⊃ <text:s/>antiquo, assiduo, contiguo, continuo, individuo, mortuo, perpetuo, residuo, vacuo; salvo, arvo, alvo. <text:line-break/><text:span text:style-name="T3">-ūra</text:span> -ura <text:s/>⊃ <text:s/>figura, mensura, procedura, -tura. <text:line-break/><text:span text:style-name="T3">-us</text:span> (nom. ; abl. -ore, -ere) <text:s/>⊃ <text:s/>(ven)us(to), (ang)us(to). <text:line-break/><text:line-break/></text:p>
      <text:p text:style-name="P112"><text:span text:style-name="T2"/></text:p>
      <text:p text:style-name="P112"><text:bookmark text:name="vocabulario"/><text:span text:style-name="T2">VOCABULARIO</text:span><text:span text:style-name="T3"> </text:span><text:line-break/><text:line-break/><text:span text:style-name="T3">A</text:span> </text:p>
      <text:list xml:id="list1517272811" text:style-name="L27">
        <text:list-item>
          <text:p text:style-name="P87">L. a, V. ab. </text:p>
        </text:list-item>
        <text:list-item>
          <text:p text:style-name="P87">G. a-, V. an-. </text:p>
        </text:list-item>
        <text:list-item>
          <text:p text:style-name="P87"><text:span text:style-name="T3">AB</text:span> ab (a, abs) | <text:span text:style-name="T5">da</text:span>, <text:span text:style-name="T5">via</text:span> | <text:span text:style-name="T5">de</text:span>, <text:span text:style-name="T5">par</text:span>, <text:span text:style-name="T5">loin</text:span> | <text:span text:style-name="T5">from</text:span>, <text:span text:style-name="T5">by</text:span>, <text:span text:style-name="T5">far</text:span> | ab, <text:span text:style-name="T5">von</text:span>, <text:span text:style-name="T5">weg</text:span>. = de, ex, distante, absente. ⊃ abaliena, abdica, abduce, aberra, abjecto, abjura, ablatione, ablutione, aborigine, abortu, abroga, abscinde, absente, absolve, absorve, abusu, abscessu, absconde, abstrahe, abstine. ⊂ E apo ⊃ G. apo, A of = de, D. ab, Dano-Batavo-Sueto af, S. apa. </text:p>
        </text:list-item>
        <text:list-item>
          <text:p text:style-name="P87"><text:span text:style-name="T3">abaco</text:span> -ăcus | -co | -que | -cus | -cus. = tabula (pro calculo, de columna). ⊂ G. ábax. </text:p>
        </text:list-item>
        <text:list-item>
          <text:p text:style-name="P87">abaliena -o | | -er | -ate | -ieren. = aliena, vende, cede. </text:p>
        </text:list-item>
        <text:list-item>
          <text:p text:style-name="P87">—tione -tio | | -tion | -tion | -tion. </text:p>
        </text:list-item>
        <text:list-item>
          <text:p text:style-name="P87"><text:span text:style-name="T3">abbate</text:span> 500 | abate | abbé | abbot | Abt. = patre (de congregatione). ⊂ ex Syriaco. </text:p>
        </text:list-item>
        <text:list-item>
          <text:p text:style-name="P87"><text:span text:style-name="T3">abbrevia</text:span> 400 | abbreviare | abréger | to abbreviate, to abridge | -iieren. = fac breve. ⊂ ad brevi -a. </text:p>
        </text:list-item>
        <text:list-item>
          <text:p text:style-name="P87">—<text:span text:style-name="T3">tione</text:span> | -zione, -tura | abréviation | -tion, -ture | -tion, -tur. </text:p>
        </text:list-item>
        <text:list-item>
          <text:p text:style-name="P87">—<text:span text:style-name="T3">tore</text:span> | -tore | abréviateur | -tor | -tor. </text:p>
        </text:list-item>
        <text:list-item>
          <text:p text:style-name="P87">abde -o = cela, absconde. ⊂ da ab. </text:p>
        </text:list-item>
        <text:list-item>
          <text:p text:style-name="P87"><text:span text:style-name="T3">abdica</text:span> -ĭco | -icare | -iquer | -icate | -icieren. = relinque, resigna, renuntia, depone imperio. ⊂ ab dica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bdomine</text:span> -men -mĭn- | addome | -omen | -domen | -domen. = parte de corpore, que contine intestinos. </text:p>
        </text:list-item>
        <text:list-item>
          <text:p text:style-name="P87">—<text:span text:style-name="T3">ale</text:span> | addominale | -al | -al | -al. </text:p>
        </text:list-item>
        <text:list-item>
          <text:p text:style-name="P87">abduc -o | | | abduce | abducieren. = duc ab. </text:p>
        </text:list-item>
        <text:list-item>
          <text:p text:style-name="P87"><text:span text:style-name="T3">abductione</text:span> | abduzione | abduction | -ction | -ction. = ton abduc (uno osse, uno pupillo). </text:p>
        </text:list-item>
        <text:list-item>
          <text:p text:style-name="P87"><text:span text:style-name="T3">abductore</text:span> | abduttore | abducteur | abductor | abductor. = (musculo) que duc ab. </text:p>
        </text:list-item>
        <text:list-item>
          <text:p text:style-name="P87"><text:span text:style-name="T3">abecedario</text:span> 400 | -ario | -aire | -ary | -arius. = de alphabeto. ⊂ a be ce d(e) -ario. </text:p>
        </text:list-item>
        <text:list-item>
          <text:p text:style-name="P87"><text:span text:style-name="T3">aberra</text:span> -o | -are | aberrer | aberr, -ate | abirren, aberrieren. = erra. </text:p>
        </text:list-item>
        <text:list-item>
          <text:p text:style-name="P87">—tione -atio = diversione, to i ab. </text:p>
        </text:list-item>
        <text:list-item>
          <text:p text:style-name="P87">—<text:span text:style-name="T3">tione</text:span> N | -zione | -tion | -tion | -tion. = oscillatione annuale de stellas, dispersione de luce, errore de judicio. ⊂ aberra -tione. </text:p>
        </text:list-item>
        <text:list-item>
          <text:p text:style-name="P87"><text:span text:style-name="T3">abes</text:span> absum = es ab, es absente. </text:p>
        </text:list-item>
        <text:list-item>
          <text:p text:style-name="P87"><text:span text:style-name="T3">abhorre</text:span> -eo | aborrire | abhorrer | to abhor | abhorrieren. = horre ab, horre, odia, abomina, detesta. </text:p>
        </text:list-item>
        <text:list-item>
          <text:p text:style-name="P87">abi -eo = i ab. </text:p>
        </text:list-item>
        <text:list-item>
          <text:p text:style-name="P87">abjectione -tio = ton jacta ab. </text:p>
        </text:list-item>
        <text:list-item>
          <text:p text:style-name="P87"><text:span text:style-name="T3">abjectione</text:span> -tio | abiezione | -ction | -ction | -ction. = to es abjecto. </text:p>
        </text:list-item>
        <text:list-item>
          <text:p text:style-name="P87">abjecto -us = jacto ab. ⊃ </text:p>
        </text:list-item>
        <text:list-item>
          <text:p text:style-name="P87"><text:soft-page-break/><text:span text:style-name="T3">abjecto</text:span> -us | abbietto | abject | abject | abject. = vile, humile, imo. </text:p>
        </text:list-item>
        <text:list-item>
          <text:p text:style-name="P87">abjura -o = nega per juramento, contra jure. </text:p>
        </text:list-item>
        <text:list-item>
          <text:p text:style-name="P87">abjura N | abjurare | abjurer | abjure | abjurieren. = rejecta errore. </text:p>
        </text:list-item>
        <text:list-item>
          <text:p text:style-name="P87"><text:span text:style-name="T3">ablatione</text:span> 300 | -zione | -tion | -tion | -tion. = ton fer ab (per chirurgia). ⊂ ablat(o) -ione. </text:p>
        </text:list-item>
        <text:list-item>
          <text:p text:style-name="P87"><text:span text:style-name="T3">ablativo</text:span> 100 | -ivo | -if | -ive | -iv. = sexto casu de nomine latino. ⊂ ablat(o) -ivo . </text:p>
        </text:list-item>
        <text:list-item>
          <text:p text:style-name="P87">ablato -us = quem fer ab. ⊂ ab lato. ⊃ -ivo, -ione. </text:p>
        </text:list-item>
        <text:list-item>
          <text:p text:style-name="P87"><text:span text:style-name="T3">ablutione</text:span> 100 | -zione | -tion | -tion | -tion. ⊂ ab lu(e) -tione. </text:p>
        </text:list-item>
        <text:list-item>
          <text:p text:style-name="P87">abnĕga -o = nega, recusa, non vol, renuntia. </text:p>
        </text:list-item>
        <text:list-item>
          <text:p text:style-name="P87"><text:span text:style-name="T3">abnegatione</text:span> 400 | -zione | -tion | -tion | -tion. = ton renuntia ad proprio interesse, sacrificio de se. </text:p>
        </text:list-item>
        <text:list-item>
          <text:p text:style-name="P87"><text:span text:style-name="T3">abnorme</text:span> -is | anormale | anormal | abnormal, anormal | abnorm, anormal. = sine norma, ne normale, contra norma. ⊂ ab norm(a) -e. </text:p>
        </text:list-item>
        <text:list-item>
          <text:p text:style-name="P87"><text:span text:style-name="T3">abole</text:span> -ŏleo | abolire | abolir | abolish | abolieren. = dele, abroga, annihila, destruc, cancella, supprime, anti conserva. ⊃ abolito. ⊂ ab ale. </text:p>
        </text:list-item>
        <text:list-item>
          <text:p text:style-name="P87"><text:span text:style-name="T3">abolitione</text:span> 100 | abolizione | abolition | -tion | -tion. ⊂ abolit(o) -ione. </text:p>
        </text:list-item>
        <text:list-item>
          <text:p text:style-name="P87"><text:span text:style-name="T3">abomina</text:span> -ĭno, -or | abbominare | -ner | -nate | -nieren. = abhorre. ⊂ ab omin(e) -a [verbo]. </text:p>
        </text:list-item>
        <text:list-item>
          <text:p text:style-name="P87">—<text:span text:style-name="T3">bile</text:span> ĭ 400 | -bile | -ble | -ble | -bel. </text:p>
        </text:list-item>
        <text:list-item>
          <text:p text:style-name="P87">—<text:span text:style-name="T3">tione</text:span> 400 | -zione | -tion | -tion | -tion. </text:p>
        </text:list-item>
        <text:list-item>
          <text:p text:style-name="P87"><text:span text:style-name="T3">aborigine</text:span> -es -ĭn- | -eni | -énes | -ines | -iner. = habitante primitivo. ⊂ ab origine. </text:p>
        </text:list-item>
        <text:list-item>
          <text:p text:style-name="P87"><text:span text:style-name="T3">aborta</text:span> -o (Varrone) = </text:p>
        </text:list-item>
        <text:list-item>
          <text:p text:style-name="P87">—<text:span text:style-name="T3">i</text:span> 100 | -ire | avorter | abort | -tieren. = habe abortu, parturi ante termino. </text:p>
        </text:list-item>
        <text:list-item>
          <text:p text:style-name="P87">abortione -tio = abortu. </text:p>
        </text:list-item>
        <text:list-item>
          <text:p text:style-name="P87"><text:span text:style-name="T3">abortivo</text:span> 100 | -tivo | -tif | -tive | -tiva. ⊂ abort(u) -ivo. </text:p>
        </text:list-item>
        <text:list-item>
          <text:p text:style-name="P87"><text:span text:style-name="T3">abortu</text:span> -us | -rto | avortement | -rtion | -rtus. ⊂ ab [malo] ortu. </text:p>
        </text:list-item>
        <text:list-item>
          <text:p text:style-name="P87"><text:span text:style-name="T3">abrasione</text:span> | -sione | -sion | -sion | -sion. ⊂ ab rad(e) -tione. </text:p>
        </text:list-item>
        <text:list-item>
          <text:p text:style-name="P87"><text:span text:style-name="T3">abroga</text:span> -ŏgo | -are | -er | -ate | -ieren. = abole, tolle, annulla, revoca, dele, cancella, annihila. ⊂ ab roga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brupto</text:span> -us | -upto | -upt | -upt | -upt. = rupto, subitaneo, ne connexo, scisso, dirupto. </text:p>
        </text:list-item>
        <text:list-item>
          <text:p text:style-name="P87">L. abs = ab. </text:p>
        </text:list-item>
        <text:list-item>
          <text:p text:style-name="P87">abscessu -us = to i ab. ⊂ abs ced(e) -tu. </text:p>
        </text:list-item>
        <text:list-item>
          <text:p text:style-name="P87"><text:span text:style-name="T3">abscessu</text:span> 100 | ascesso | abcès | -cess | -cess. = accumulatione de pus in uno cavitate de corpore, apostema. </text:p>
        </text:list-item>
        <text:list-item>
          <text:p text:style-name="P87"><text:span text:style-name="T3">abscinde</text:span> -o | | | to abscind | -dieren. = scinde ab, scinde, recide. ⊃ abscisso. </text:p>
        </text:list-item>
        <text:list-item>
          <text:p text:style-name="P87"><text:span text:style-name="T3">abscissa</text:span> N | ascissa | abscisse | -cissa | Abscisse. = parte abscisso de axi coordinato, in geometria. ⊂ absciss(o) -a [parte]. </text:p>
        </text:list-item>
        <text:list-item>
          <text:p text:style-name="P87"><text:span text:style-name="T3">abscisso</text:span> -us = quem abscinde. ⊂ ab scisso. ⊃ abscissa. </text:p>
        </text:list-item>
        <text:list-item>
          <text:p text:style-name="P87"><text:span text:style-name="T3">absconde</text:span> -o | nascondere | abscondre | to abscond. = cela, occulta. <text:soft-page-break/>⊃ abscondito. ⊂ abs conde. </text:p>
        </text:list-item>
        <text:list-item>
          <text:p text:style-name="P87"><text:span text:style-name="T3">abscondito</text:span> -ĭtus = quem absconde. ⊂ abscond(e) -ĭto. </text:p>
        </text:list-item>
        <text:list-item>
          <text:p text:style-name="P87"><text:span text:style-name="T3">absente</text:span> -ens | assente | absent | -ent | -ent. ⊂ ab (e)s -ente, que es ab, ne præsente. </text:p>
        </text:list-item>
        <text:list-item>
          <text:p text:style-name="P87">—<text:span text:style-name="T3">ia</text:span> -ia | assenza | absence | absence | Absenz. = to es ab. </text:p>
        </text:list-item>
        <text:list-item>
          <text:p text:style-name="P87">abside, V. apside. </text:p>
        </text:list-item>
        <text:list-item>
          <text:p text:style-name="P87"><text:span text:style-name="T3">absinthio</text:span> 100 | assenzio | absinthe | absinthe | Absinth. ⊂ G. apsínthion. </text:p>
        </text:list-item>
        <text:list-item>
          <text:p text:style-name="P87"><text:span text:style-name="T3">absoluto</text:span> -us | assoluto, assolto | -solu | -solute | -solut. = quem absolve, completo, perfecto, sine restrictione, anti relativo; rege absoluto = ne constitutionale. ⊂ absolv(e) -to. </text:p>
        </text:list-item>
        <text:list-item>
          <text:p text:style-name="P87">—<text:span text:style-name="T3">ione</text:span> -tio | assoluzione | absolution | absolution | Absolution. = liberatione (ab pœna). </text:p>
        </text:list-item>
        <text:list-item>
          <text:p text:style-name="P87">—<text:span text:style-name="T3">ismo</text:span> | ass—ismo | -isme | -ism | -ismus. </text:p>
        </text:list-item>
        <text:list-item>
          <text:p text:style-name="P87">—<text:span text:style-name="T3">ista</text:span> | assolutista | -iste | -ist | -ist. </text:p>
        </text:list-item>
        <text:list-item>
          <text:p text:style-name="P87">—<text:span text:style-name="T3">orio</text:span> 100 | assolutorio | -toire | -tory | -torium, -torisch. = que absolve. </text:p>
        </text:list-item>
        <text:list-item>
          <text:p text:style-name="P87"><text:span text:style-name="T3">absolve</text:span> -o | assolvere | absoudre | to absolve | absolvieren. = solve, exonera, libera, anti condemna. ⊃ absoluto. ⊂ ab solve. </text:p>
        </text:list-item>
        <text:list-item>
          <text:p text:style-name="P87"><text:span text:style-name="T3">absorbe</text:span> -eo | assorbire | absorber | to absorb | absorbieren. = sorbe ab. ⊃ -ente, absorpto. </text:p>
        </text:list-item>
        <text:list-item>
          <text:p text:style-name="P87"><text:span text:style-name="T3">absorbente</text:span> | assorbente | absorbant | -bent | -bent, -bierend. </text:p>
        </text:list-item>
        <text:list-item>
          <text:p text:style-name="P87"><text:span text:style-name="T3">absorptione</text:span> | assorbimento | -ption | -ption | -ption. ⊂ absorpt(o) -ione. </text:p>
        </text:list-item>
        <text:list-item>
          <text:p text:style-name="P87"><text:span text:style-name="T3">absorpto</text:span> -us | assorto, assorbito | -rbé | -rbed | -rbiert. = quem absorbe. </text:p>
        </text:list-item>
        <text:list-item>
          <text:p text:style-name="P87">L. absque = sine. </text:p>
        </text:list-item>
        <text:list-item>
          <text:p text:style-name="P87"><text:span text:style-name="T3">abstemio</text:span> -us | astemio | abstème | abstemious | abstem. = qui ne bibe vino, sobrio ⊂ abs tem(eto) [vino] -io. </text:p>
        </text:list-item>
        <text:list-item>
          <text:p text:style-name="P87"><text:span text:style-name="T3">abstentione</text:span> | astensione | -tion | -tion | -tion. = ton abstine. ⊂ abs ten(e) -tione. </text:p>
        </text:list-item>
        <text:list-item>
          <text:p text:style-name="P87"><text:span text:style-name="T3">absterge</text:span> -eo | astergere | absterger | to absterge | abstergieren. = terge, sicca, poli. ⊃ absterso. </text:p>
        </text:list-item>
        <text:list-item>
          <text:p text:style-name="P87">—<text:span text:style-name="T3">ente</text:span> | astergente | -ent | -ent | -ent. </text:p>
        </text:list-item>
        <text:list-item>
          <text:p text:style-name="P87"><text:span text:style-name="T3">absterso</text:span> 100 | asterso = quem absterge. </text:p>
        </text:list-item>
        <text:list-item>
          <text:p text:style-name="P87">—<text:span text:style-name="T3">ivo</text:span> | astersivo | -if | -ive | -iv. = que absterge. </text:p>
        </text:list-item>
        <text:list-item>
          <text:p text:style-name="P87">abstĭne -eo = tene ab. </text:p>
        </text:list-item>
        <text:list-item>
          <text:p text:style-name="P87"><text:span text:style-name="T3">abstine</text:span> -ĭneo | astenersi | s’abstenir | abstain | abstinieren. = tene se ab. </text:p>
        </text:list-item>
        <text:list-item>
          <text:p text:style-name="P87">—<text:span text:style-name="T3">nte</text:span> -ens | astinente | -ent | -ent | -ent. </text:p>
        </text:list-item>
        <text:list-item>
          <text:p text:style-name="P87">—<text:span text:style-name="T3">ntia</text:span> -a | astinenza | -nce | -nce | -nz. </text:p>
        </text:list-item>
        <text:list-item>
          <text:p text:style-name="P87"><text:span text:style-name="T3">abstractione</text:span> | astrazione | -straction | -tion | -tion. = ton abstrahe. </text:p>
        </text:list-item>
        <text:list-item>
          <text:p text:style-name="P87"><text:span text:style-name="T3">abstracto</text:span> -us | astratto | -trait | -tract | -tract. = quem abstrahe. ⊃ -ione. </text:p>
        </text:list-item>
        <text:list-item>
          <text:p text:style-name="P87"><text:span text:style-name="T3">abstrahe</text:span> -ăho | astrarre | -straire | to abstract | -hieren. ⊂ abs trahe. </text:p>
        </text:list-item>
        <text:list-item>
          <text:p text:style-name="P87">abstrude -o = cela. ⊂ abs trude. ⊃ </text:p>
        </text:list-item>
        <text:list-item>
          <text:p text:style-name="P87"><text:soft-page-break/><text:span text:style-name="T3">abstruso</text:span> -us | astruso | -us | -use | -us. = quem abstrude; recondito, celato, occulto, difficile. </text:p>
        </text:list-item>
        <text:list-item>
          <text:p text:style-name="P87"><text:span text:style-name="T3">absurditate</text:span> | assurdità | -ité | -ity | -ität. = re absurdo, absurdo. ⊂ absurd(o) -itate. </text:p>
        </text:list-item>
        <text:list-item>
          <text:p text:style-name="P87"><text:span text:style-name="T3">absurdo</text:span> -us | assurdo | -urde | -urd | -urd. = que sona male, dissonante, repugnante, contra sensu commune. ⊂ ab surdo = male sonante. </text:p>
        </text:list-item>
        <text:list-item>
          <text:p text:style-name="P87"><text:span text:style-name="T3">abunda</text:span> -o | abbondare | abonder | to abound | abundieren. = habe multo, anti ege; es copioso, anti defice. ⊂ ab unda = superflue. </text:p>
        </text:list-item>
        <text:list-item>
          <text:p text:style-name="P87">—<text:span text:style-name="T3">nte</text:span> -ans | abbondante | abondant | -ant | -ant. </text:p>
        </text:list-item>
        <text:list-item>
          <text:p text:style-name="P87">—<text:span text:style-name="T3">ntia</text:span> -a | abbondanza | abondance | -ance | -anz. = exuberantia, divitia. </text:p>
        </text:list-item>
        <text:list-item>
          <text:p text:style-name="P87"><text:span text:style-name="T3">abusivo</text:span> 400 | -sivo | -sif | -sive | -siv. = que abute. ⊂ abus(u) -ivo </text:p>
        </text:list-item>
        <text:list-item>
          <text:p text:style-name="P87"><text:span text:style-name="T3">abusu</text:span> -us | -uso | -us | -use | -usus. = ton abute, malo usu. </text:p>
        </text:list-item>
        <text:list-item>
          <text:p text:style-name="P87"><text:span text:style-name="T3">abute</text:span> -or | abusare | abuser | abuse | abusieren. = ute in malo modo, fac abusu. ⊂ ab ute. </text:p>
        </text:list-item>
        <text:list-item>
          <text:p text:style-name="P87"><text:span text:style-name="T3">abysso</text:span> 300 | abisso | abîme | abyss | Abyssus. ⊂ G. ábussos ⊂ a- [sine] bysso [fundo]. </text:p>
        </text:list-item>
        <text:list-item>
          <text:p text:style-name="P87">L. ac = et. </text:p>
        </text:list-item>
        <text:list-item>
          <text:p text:style-name="P87"><text:span text:style-name="T3">acacia</text:span> 100 | -cia | -cia | -cia | -cie. = arbore cum spinas; uno specie es Bot. « robinia pseudoacacia ». ⊂ G. acacía ⊂ ac <text:span text:style-name="T3">ē</text:span> = spina. </text:p>
        </text:list-item>
        <text:list-item>
          <text:p text:style-name="P87"><text:span text:style-name="T3">academia</text:span> -īa, G. Acad <text:span text:style-name="T3">ē</text:span>meia = schola de Platone in horto de Academo. </text:p>
        </text:list-item>
        <text:list-item>
          <text:p text:style-name="P87">— N | acc-, ac- | -émie | -emy | -emie. = societate de scientia, de arte. </text:p>
        </text:list-item>
        <text:list-item>
          <text:p text:style-name="P87"><text:span text:style-name="T3">academico</text:span> -ĭcus | academico | -ique, -icien | -ical, -ician | -isch, -iker. = de Academia. ⊂ G. acadēmicós. </text:p>
        </text:list-item>
        <text:list-item>
          <text:p text:style-name="P87"><text:span text:style-name="T3">acantho</text:span> -us | acanto | -nthe | -nthus | Acanthus. = herba, imitato in capitello corinthio. ⊂ G. ácanthos ⊂ ac(ē) antho [flore]. </text:p>
        </text:list-item>
        <text:list-item>
          <text:p text:style-name="P87"><text:span text:style-name="T3">accede</text:span> -o | -ere | -éder | -ede | -ieren. = cede ad, i ad, assenti, consenti. ⊃ accessu. </text:p>
        </text:list-item>
        <text:list-item>
          <text:p text:style-name="P87"><text:span text:style-name="T3">accelera</text:span> -ĕro | -rare | -lérer | -rate | -rieren. = fac celere, anti modera, anti retarda. ⊂ ad celer(e) -a [verbo]. </text:p>
        </text:list-item>
        <text:list-item>
          <text:p text:style-name="P87">—<text:span text:style-name="T3">tione</text:span> -tio | -azione | accélération | -ation | -ation. </text:p>
        </text:list-item>
        <text:list-item>
          <text:p text:style-name="P87"><text:span text:style-name="T3">accende</text:span> -o | -ere | <text:span text:style-name="T5">allumer</text:span> | accend | -accendieren. = fac igni, inflamma, fac arde. ⊃ accenso. ⊂ ad cande. </text:p>
        </text:list-item>
        <text:list-item>
          <text:p text:style-name="P87"><text:span text:style-name="T3">accensibile</text:span> ĭ 400 | -ibile | <text:span text:style-name="T5">inflammable</text:span> | accendible | accensibel. = quem pote accende. </text:p>
        </text:list-item>
        <text:list-item>
          <text:p text:style-name="P87">—<text:span text:style-name="T3">itate</text:span> | accensibilità | <text:span text:style-name="T5">inflammabilité</text:span> | accendibility | Accensibilität. </text:p>
        </text:list-item>
        <text:list-item>
          <text:p text:style-name="P87"><text:span text:style-name="T3">accensione</text:span> -sio | -ensione | <text:span text:style-name="T5">allumage</text:span> | accension. = ton accende. </text:p>
        </text:list-item>
        <text:list-item>
          <text:p text:style-name="P87"><text:span text:style-name="T3">accenso</text:span> -us | acceso. = quem accende. ⊃ accensione </text:p>
        </text:list-item>
        <text:list-item>
          <text:p text:style-name="P87"><text:span text:style-name="T3">accentu</text:span> 100 | -ento | -ent | -ent | -ent. ⊂ ad cantu, versione de G. prosodia. </text:p>
        </text:list-item>
        <text:list-item>
          <text:p text:style-name="P87"><text:span text:style-name="T3">accentua</text:span> | -are | -er | -ate | -ieren. = da accentu </text:p>
        </text:list-item>
        <text:list-item>
          <text:p text:style-name="P87">—tione | -zione | -tion | -tion | -tion. = accentu </text:p>
        </text:list-item>
        <text:list-item>
          <text:p text:style-name="P87"><text:span text:style-name="T3">accepta</text:span> -o | accettare | -epter | -ept | -ptieren. = accipe, anti <text:soft-page-break/>recusa. </text:p>
        </text:list-item>
        <text:list-item>
          <text:p text:style-name="P87">—<text:span text:style-name="T3">bile</text:span> ĭ 300 | accettabile | -ble | -ble | -bel. = quem pote accepta. </text:p>
        </text:list-item>
        <text:list-item>
          <text:p text:style-name="P87">—<text:span text:style-name="T3">nte</text:span> | accettante | -ant | -ant | -ant. </text:p>
        </text:list-item>
        <text:list-item>
          <text:p text:style-name="P87">—<text:span text:style-name="T3">tione</text:span> | accettazione | -tion | -tion | -tion. </text:p>
        </text:list-item>
        <text:list-item>
          <text:p text:style-name="P87"><text:span text:style-name="T3">acceptione</text:span> -tio | accezione | -ption | -ption | -ption. = ton accipe; sensu de vocabulo. </text:p>
        </text:list-item>
        <text:list-item>
          <text:p text:style-name="P87"><text:span text:style-name="T3">accepto</text:span> -us | accetto. = quem accipe. ⊃ -ione, accepta </text:p>
        </text:list-item>
        <text:list-item>
          <text:p text:style-name="P87"><text:span text:style-name="T3">accessibile</text:span> ĭ 300 | -bile | -ble | -ble | -ibel. = ad quem pote accede. ⊂ access(u) -ibile. </text:p>
        </text:list-item>
        <text:list-item>
          <text:p text:style-name="P87">—<text:span text:style-name="T3">itate</text:span> | -ità | -ité | -ity | -ität. </text:p>
        </text:list-item>
        <text:list-item>
          <text:p text:style-name="P87"><text:span text:style-name="T3">accessione</text:span> -sio | accessione | -ession | -ession | -ession. = ton accede. </text:p>
        </text:list-item>
        <text:list-item>
          <text:p text:style-name="P87"><text:span text:style-name="T3">accessorio</text:span> | -orio | -oire | -ory | -orisch. = que accede, que contribue, additionale, secundario, anti essentiale, anti principale. ⊂ access(u) -orio. </text:p>
        </text:list-item>
        <text:list-item>
          <text:p text:style-name="P87"><text:span text:style-name="T3">accessu</text:span> | -esso | -ès | -ess | -ess. = to accede, aditu, admissione. </text:p>
        </text:list-item>
        <text:list-item>
          <text:p text:style-name="P87">accĭde -o = cade, veni, eveni. ⊃ -ente. ⊂ ad cade. </text:p>
        </text:list-item>
        <text:list-item>
          <text:p text:style-name="P87">accīde -o = cæde, seca. ⊂ ad cæde. </text:p>
        </text:list-item>
        <text:list-item>
          <text:p text:style-name="P87"><text:span text:style-name="T3">accidentale</text:span> | -ale | -el | -al | -al. = de accidente, fortuito, occasionale, incidentale, contingente, ne certo. ⊂ accident(e) -ale. </text:p>
        </text:list-item>
        <text:list-item>
          <text:p text:style-name="P87"><text:span text:style-name="T3">accidente</text:span> -ens | -nte | -nt | -nt | -nt. = que accĭde, eventu, casu. </text:p>
        </text:list-item>
        <text:list-item>
          <text:p text:style-name="P87">accĭpe -io | | | | -pieren. = recipe, accepta. ⊂ ad cape </text:p>
        </text:list-item>
        <text:list-item>
          <text:p text:style-name="P87"><text:span text:style-name="T3">acclama</text:span> -o | -are | -er | to acclaim | acclamieren. = plaude. ⊂ ad clama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cclimata</text:span> | acclimatare | acclimater | to acclimate, acclimatize | acclimatisieren. = assuefac ad clima. ⊂ ad climat(e) -a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<text:span text:style-name="T3">accomoda</text:span> -ŏdo | -dare | -der | -date | -dieren. = fac commodo, adapta. ⊂ ad commod(o) -a [verbo]. </text:p>
        </text:list-item>
        <text:list-item>
          <text:p text:style-name="P87">—<text:span text:style-name="T3">bile</text:span> -ĭlis | -bile | -ble | -ble | -bel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<text:span text:style-name="T3">accredita</text:span> -ĭto | accreditare | -éditer | -dit | -ditieren. = pone in credito. ⊂ ad credit(o) -a. </text:p>
        </text:list-item>
        <text:list-item>
          <text:p text:style-name="P87"><text:span text:style-name="T3">accresce</text:span> -o | crescere | croître | to increase, accrue | -scieren. = auge se, cresce. ⊂ ad cresce. ⊃ I. accrescere, F. accroître = auge, fac cresce. </text:p>
        </text:list-item>
        <text:list-item>
          <text:p text:style-name="P87"><text:span text:style-name="T3">accumula</text:span> -ŭlo | -are | -er | -ate | -ieren. ⊂ ad cumul(o) -a [verbo]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—<text:span text:style-name="T3">tore</text:span> 100 | -tore | -teur | -tor | -tor. </text:p>
        </text:list-item>
        <text:list-item>
          <text:p text:style-name="P87"><text:span text:style-name="T3">accurato</text:span> -us | -ato | <text:span text:style-name="T5">soigné</text:span> | -ate | -at. = cum cura, exacto, assiduo, diligente. ⊂ ad cura -to. </text:p>
        </text:list-item>
        <text:list-item>
          <text:p text:style-name="P87">accurre -o | accorrere | accourir | | -rrieren. = curre ad, curre. </text:p>
        </text:list-item>
        <text:list-item>
          <text:p text:style-name="P87"><text:span text:style-name="T3">accusa</text:span> -o | -sare | -ser | -se | -sieren. ⊂ ad causa, da causa </text:p>
        </text:list-item>
        <text:list-item>
          <text:p text:style-name="P87">—<text:span text:style-name="T3">bile</text:span> -bĭlis | -abile | -able | -able | -abel. </text:p>
        </text:list-item>
        <text:list-item>
          <text:p text:style-name="P87">—<text:span text:style-name="T3">tione</text:span> -tio | l’accusa | -ation | -ation | -ation. </text:p>
        </text:list-item>
        <text:list-item>
          <text:p text:style-name="P87">—<text:span text:style-name="T3">tivo</text:span> 100 | -ativo | -atif | -tive | -tiv. = que accusa, quarto casu <text:soft-page-break/>latino. </text:p>
        </text:list-item>
        <text:list-item>
          <text:p text:style-name="P87">—<text:span text:style-name="T3">tore</text:span> -tor | -tore | -teur | -ser | -tor. = que accusa. </text:p>
        </text:list-item>
        <text:list-item>
          <text:p text:style-name="P87">—<text:span text:style-name="T3">torio</text:span> -us | -atorio | -atoire | -atory | -atorisch. = (libello) que accusa. ⊂ accusator(e) -io. </text:p>
        </text:list-item>
        <text:list-item>
          <text:p text:style-name="P87"><text:span text:style-name="T3">ACE</text:span> -eo = es acido. ⊃ acesce, aceto, acido, acino, acre. ⊂ E. ace = es acuto ⊃ L. acu, acre, acie; G. acē, acro. </text:p>
        </text:list-item>
        <text:list-item>
          <text:p text:style-name="P87">G. acē, ac <text:span text:style-name="T3">ē</text:span> = spina. ⊃ acacia, acantho. </text:p>
        </text:list-item>
        <text:list-item>
          <text:p text:style-name="P87"><text:span text:style-name="T3">acephalo</text:span> ă 600 | acefalo | acéphale | acephalous | Acephalen. = (animale) sine capite. ⊂ G. acéphalos ⊂ a- cephal(ē) -o. </text:p>
        </text:list-item>
        <text:list-item>
          <text:p text:style-name="P87"><text:span text:style-name="T3">acerbitate</text:span> -tas | -bità | -bité | -bity | -bität. ⊂ acerb(o) -itate. </text:p>
        </text:list-item>
        <text:list-item>
          <text:p text:style-name="P87"><text:span text:style-name="T3">acerbo</text:span> -us | acerbo | acerbe, aigre | acerb. = acre, anti maturo, anti dulce, quasi acido. ⊃ acerbitate, exacerba. ⊂ acr(e) -bo. </text:p>
        </text:list-item>
        <text:list-item>
          <text:p text:style-name="P87"><text:span text:style-name="T3">acere</text:span> acer -ĕr- | acere | érable | acer | Ahorn. = Bot. « acer pseudoplatanum ». ⊂ E. ⊃ D. Ahor <text:span text:style-name="T5">n</text:span>, R. javor. </text:p>
        </text:list-item>
        <text:list-item>
          <text:p text:style-name="P87">acĕre acus = palea. </text:p>
        </text:list-item>
        <text:list-item>
          <text:p text:style-name="P87"><text:span text:style-name="T3">acesce</text:span> -o = fi acido, i ace. ⊂ ace -sce. </text:p>
        </text:list-item>
        <text:list-item>
          <text:p text:style-name="P87">—<text:span text:style-name="T3">nte</text:span> -ens | -nte | -nt | -nt | -nt. </text:p>
        </text:list-item>
        <text:list-item>
          <text:p text:style-name="P87">—<text:span text:style-name="T3">ntia</text:span> | -nza | -nce | -nce | -nz. </text:p>
        </text:list-item>
        <text:list-item>
          <text:p text:style-name="P87"><text:span text:style-name="T3">acetico</text:span> -ĭcus | -etico | -étique | -etic | -etisch. = (acido) ex aceto. </text:p>
        </text:list-item>
        <text:list-item>
          <text:p text:style-name="P87"><text:span text:style-name="T3">aceto</text:span> -um | aceto | <text:span text:style-name="T5">vinaigre</text:span> | <text:span text:style-name="T5">vinegar</text:span> | Essig. = vino acre. ⊂ ace -to. </text:p>
        </text:list-item>
        <text:list-item>
          <text:p text:style-name="P87">—<text:span text:style-name="T3">oso</text:span> | acetoso | acéteux | acetous. </text:p>
        </text:list-item>
        <text:list-item>
          <text:p text:style-name="P87">—<text:span text:style-name="T3">yle</text:span> N | -ile | -étyl(ène) | -yle | -yl. ⊂ acet(o) (h)yle [substantia]. </text:p>
        </text:list-item>
        <text:list-item>
          <text:p text:style-name="P87"><text:span text:style-name="T3">achate</text:span> ā -es 100 | agata | agate | agate | Achat. ⊂ G. achátēs. </text:p>
        </text:list-item>
        <text:list-item>
          <text:p text:style-name="P87"><text:span text:style-name="T3">achromatico</text:span> -ĭcus | acromatico | achromatique | achromatic | achromatisch. = (lente) que non produc colores. ⊂ G. achr <text:span text:style-name="T3">ō</text:span>matos ⊂ a- [sine] chromat(e) [colore] -o. </text:p>
        </text:list-item>
        <text:list-item>
          <text:p text:style-name="P87"><text:span text:style-name="T3">aciario</text:span> M | acciaio | acier | <text:span text:style-name="T5">steel</text:span> (acier <text:span text:style-name="T5">age</text:span>) | <text:span text:style-name="T5">Stahl</text:span> (Acierr <text:span text:style-name="T5">ie</text:span>). ⊂ aci(e) -ario = ferro de acie, chalybe. </text:p>
        </text:list-item>
        <text:list-item>
          <text:p text:style-name="P87">aciario 300 = theca pro acus. </text:p>
        </text:list-item>
        <text:list-item>
          <text:p text:style-name="P87"><text:span text:style-name="T3">acidifica</text:span> -ĭco | -ificare | -ifier | -ify | acidieren. ⊂ acid(o) -i- fac -a [verbo]. </text:p>
        </text:list-item>
        <text:list-item>
          <text:p text:style-name="P87"><text:span text:style-name="T3">acidimetro</text:span> ĕ | -metro | -mètre | -meter | -meter. ⊂ acid(o) -i- -metro. </text:p>
        </text:list-item>
        <text:list-item>
          <text:p text:style-name="P87"><text:span text:style-name="T3">aciditate</text:span> | -ità | -ité | -ity | -ität. ⊂ acid(o) -itate. </text:p>
        </text:list-item>
        <text:list-item>
          <text:p text:style-name="P87"><text:span text:style-name="T3">acido</text:span> ĭ 100 | I. H. P. -do | -de | -d | -dum. = que ace. ⊂ ac(e) -ido. </text:p>
        </text:list-item>
        <text:list-item>
          <text:p text:style-name="P87"><text:span text:style-name="T3">acidula</text:span> -ŭlo | acidulare | -duler | -dulate | -ieren. = fac acidulo, adde acido. </text:p>
        </text:list-item>
        <text:list-item>
          <text:p text:style-name="P87"><text:span text:style-name="T3">acidulo</text:span> ŭ 100 | -dulo | -dule | -dulous | -dul. = quasi acido. ⊂ acid(o) -ulo. </text:p>
        </text:list-item>
        <text:list-item>
          <text:p text:style-name="P87"><text:span text:style-name="T3">acie</text:span> -es | <text:span text:style-name="T5">taglio</text:span> | <text:span text:style-name="T5">tranchant</text:span> | edge | <text:span text:style-name="T5">Schärfe</text:span>, (Ecke = angulo). ⊃ aciario. ⊂ E. acia ⊂ E. ace ⊃ A. D. </text:p>
        </text:list-item>
        <text:list-item>
          <text:p text:style-name="P87"><text:span text:style-name="T3">acino</text:span> -ĭnum | -no | <text:span text:style-name="T5">pépin</text:span>, acine | -nus. ⊂ ac(e) -ino. = grano de uva. </text:p>
        </text:list-item>
        <text:list-item>
          <text:p text:style-name="P87">—<text:span text:style-name="T3">iforme</text:span> | -forme | -forme | -form | -form. </text:p>
        </text:list-item>
        <text:list-item>
          <text:p text:style-name="P87"><text:span text:style-name="T3">acolutho</text:span> | accolito | acolyte | acolyth | Akoluth. = sequace, sectatore. ⊂ G. acólouthos ⊂ a [simul] colytho [via]. ⊃ an—. </text:p>
        </text:list-item>
        <text:list-item>
          <text:p text:style-name="P87"><text:span text:style-name="T3">aconito</text:span> ī -um | -ito | -nit | -nite | -nit. = Bot. « aconitum napellus » ⊂ G. acóniton. </text:p>
        </text:list-item>
        <text:list-item>
          <text:p text:style-name="P87"><text:soft-page-break/><text:span text:style-name="T3">acotyledone</text:span> ŏ | -done | -édone | -don | -donen. = (planta) sine cotyledone. </text:p>
        </text:list-item>
        <text:list-item>
          <text:p text:style-name="P87"><text:span text:style-name="T3">acquiesce</text:span> -o | acquietarsi | -scer | -sce | -scieren. = ne oppone. ⊂ ad quiesce. </text:p>
        </text:list-item>
        <text:list-item>
          <text:p text:style-name="P87">—<text:span text:style-name="T3">entia</text:span> | -enza | -ement | -ence | -enz. </text:p>
        </text:list-item>
        <text:list-item>
          <text:p text:style-name="P87"><text:span text:style-name="T3">acquire</text:span> ī -o | acquistare | acquérir | to acquire | acquirieren. ⊂ ad quære. = obtine, eme. ⊃ acquisito. </text:p>
        </text:list-item>
        <text:list-item>
          <text:p text:style-name="P87">—<text:span text:style-name="T3">ente</text:span> | -ente | acquérant | -irer | -ent. </text:p>
        </text:list-item>
        <text:list-item>
          <text:p text:style-name="P87"><text:span text:style-name="T3">acquisitione</text:span> 300 | acquisto, acquisizione | -ition | -ition, acquest | -tion. = ton acquire. </text:p>
        </text:list-item>
        <text:list-item>
          <text:p text:style-name="P87"><text:span text:style-name="T3">acquisito</text:span> ī -us | acquisito, acquistato | acquis, acquêt | -uisite, acquired | -uisitum. = quem acquire. ⊃ -ione. </text:p>
        </text:list-item>
        <text:list-item>
          <text:p text:style-name="P87"><text:span text:style-name="T3">acre</text:span> acer | acre, agro | âcre, aigre | acrid, eager | <text:span text:style-name="T5">scharf</text:span>. ⊃ acrimonie, acritate, acerbo. ⊂ E. acro ⊂ ac(e) -ro. ⊃ G. acro = summo, A. ear, D. Aehre = spica, R. ostro = acuto. </text:p>
        </text:list-item>
        <text:list-item>
          <text:p text:style-name="P87"><text:span text:style-name="T3">acrimonia</text:span> -a | -nia | -nie | -ny | -nie. = to es acre, asperitate, severitate, amaritudine. </text:p>
        </text:list-item>
        <text:list-item>
          <text:p text:style-name="P87">—<text:span text:style-name="T3">ioso</text:span> | -ioso | -ieux | -ious. = acre. </text:p>
        </text:list-item>
        <text:list-item>
          <text:p text:style-name="P87"><text:span text:style-name="T3">acritate</text:span> 200 = </text:p>
        </text:list-item>
        <text:list-item>
          <text:p text:style-name="P87"><text:span text:style-name="T3">acritudine</text:span> ĭ 100 | acredine | âcreté | acritude, acrity. = to es acre. </text:p>
        </text:list-item>
        <text:list-item>
          <text:p text:style-name="P87">G. acro ácros = summo, vertice. ⊃ acrob <text:span text:style-name="T5">ato</text:span>, acro <text:span text:style-name="T5">poli</text:span>, <text:span text:style-name="T5">Trin</text:span>acr <text:span text:style-name="T5">ia</text:span>. ⊂ ace. </text:p>
        </text:list-item>
        <text:list-item>
          <text:p text:style-name="P87"><text:span text:style-name="T3">acrobato</text:span> ā | -ata | -ate | -at | Akrobat. = gymnastico super fune. ⊂ G. acróbatos ⊂ acro ba -to = que i in alto. </text:p>
        </text:list-item>
        <text:list-item>
          <text:p text:style-name="P87">—<text:span text:style-name="T3">ico</text:span> ĭ 100 | -ico | -ique | -ic. ⊂ G. -icós. ⊂ acrobat(o) -ĭco. = de acrobato. </text:p>
        </text:list-item>
        <text:list-item>
          <text:p text:style-name="P87"><text:span text:style-name="T3">acropoli</text:span> ŏ | -oli | -ole | -olis | -olis. ⊂ G. acrópolis ⊂ acro poli = urbe in alto. </text:p>
        </text:list-item>
        <text:list-item>
          <text:p text:style-name="P87"><text:span text:style-name="T3">acrosticho</text:span> ĭ | -ico | -iche | -ic | -ichon. = versu [sticho], cum initiales [acro] que forma vocabulo. ⊂ G. -óstichon. </text:p>
        </text:list-item>
        <text:list-item>
          <text:p text:style-name="P87"><text:span text:style-name="T3">actione</text:span> -tio | azione | -ion | -ion | -ion. = ton age. </text:p>
        </text:list-item>
        <text:list-item>
          <text:p text:style-name="P87"><text:span text:style-name="T3">actione</text:span> N | azione | -tion | -tion | Actie. = parte de instituto commerciale. </text:p>
        </text:list-item>
        <text:list-item>
          <text:p text:style-name="P87">—<text:span text:style-name="T3">ario</text:span> = </text:p>
        </text:list-item>
        <text:list-item>
          <text:p text:style-name="P87">—<text:span text:style-name="T3">ista</text:span> | azionista | -nnaire | -nary, -ist | -när, -ist. </text:p>
        </text:list-item>
        <text:list-item>
          <text:p text:style-name="P87"><text:span text:style-name="T3">activitate</text:span> | attività | -ité | -ity | -tät. ⊂ activ(o) -itate. </text:p>
        </text:list-item>
        <text:list-item>
          <text:p text:style-name="P87"><text:span text:style-name="T3">activo</text:span> 100 | attivo | -tif | -tive | -tiv. = que age, anti passivo. ⊂ act(o) -ivo. </text:p>
        </text:list-item>
        <text:list-item>
          <text:p text:style-name="P87"><text:span text:style-name="T3">acto</text:span> -um | atto | acte | act | Act. = quem age. ⊂ ag(e) -to. ⊃ coacto, exacto, redacto, actore, actione, activo. </text:p>
        </text:list-item>
        <text:list-item>
          <text:p text:style-name="P87"><text:span text:style-name="T3">actore</text:span> -tor | attore | -teur | -tor | -tor. = que age. </text:p>
        </text:list-item>
        <text:list-item>
          <text:p text:style-name="P87"><text:span text:style-name="T3">actrice</text:span> 500 | attrice | actrice | actress | Actrice. = actore femina. ⊂ act(o)r(e) -ice. </text:p>
        </text:list-item>
        <text:list-item>
          <text:p text:style-name="P87"><text:span text:style-name="T3">actu</text:span> -us | atto | acte | act | Act, Actus. = ton age. ⊂ ag(e) -tu. </text:p>
        </text:list-item>
        <text:list-item>
          <text:p text:style-name="P87"><text:span text:style-name="T3">actua</text:span> | attuare | effectuer | to actuate. = age, pone in actu, fac, effice. </text:p>
        </text:list-item>
        <text:list-item>
          <text:p text:style-name="P87"><text:span text:style-name="T3">actuale</text:span> 500 | attuale | -el | -al | -ell. = de actu, præsente, effectivo, <text:soft-page-break/>anti virtuale, anti potentiale. ⊂ actu -ale. </text:p>
        </text:list-item>
        <text:list-item>
          <text:p text:style-name="P87">—<text:span text:style-name="T3">itate</text:span> | attualità | -lité | -lity | -lität. </text:p>
        </text:list-item>
        <text:list-item>
          <text:p text:style-name="P87">actuario 200 = scriba. ⊂ actu -ario. </text:p>
        </text:list-item>
        <text:list-item>
          <text:p text:style-name="P87"><text:span text:style-name="T3">actuario</text:span> N | attuario | actuaire | actuary | Actuar. = calculatore de assecurantias. </text:p>
        </text:list-item>
        <text:list-item>
          <text:p text:style-name="P87"><text:span text:style-name="T3">actuatione</text:span> | attuazione | | -tion | -tion. = effectuatione. </text:p>
        </text:list-item>
        <text:list-item>
          <text:p text:style-name="P87"><text:span text:style-name="T3">ACU</text:span> -us | ago | aiguille | <text:span text:style-name="T5">needle</text:span> | <text:span text:style-name="T5">Nadel</text:span> | H. aguja | P. agulha. ⊃ acue, acumine, acuto, aculeo. ⊂ ac(e) -u. </text:p>
        </text:list-item>
        <text:list-item>
          <text:p text:style-name="P87"><text:span text:style-name="T3">acue</text:span> -o | acuire, aguzzare | aiguiser | acuate | acuieren. = redde acuto. </text:p>
        </text:list-item>
        <text:list-item>
          <text:p text:style-name="P87">G. acue acoúō = audi. ⊃ acustico. </text:p>
        </text:list-item>
        <text:list-item>
          <text:p text:style-name="P87"><text:span text:style-name="T3">aculeo</text:span> -us | aculeo | aiguillon | aculeus, <text:span text:style-name="T5">sting</text:span> | Aculeus. ⊂ acu. </text:p>
        </text:list-item>
        <text:list-item>
          <text:p text:style-name="P87"><text:span text:style-name="T3">acumine</text:span> -men -mĭn- | acume | acuité | -men | -men. ⊂ acu mĭne. </text:p>
        </text:list-item>
        <text:list-item>
          <text:p text:style-name="P87">—<text:span text:style-name="T3">a</text:span> ĭ 400 | -are | aiguiser | -ate | -ieren. = acue. </text:p>
        </text:list-item>
        <text:list-item>
          <text:p text:style-name="P87">—<text:span text:style-name="T3">ato</text:span> 100 | -ato | -é | -ate | -iert. </text:p>
        </text:list-item>
        <text:list-item>
          <text:p text:style-name="P87"><text:span text:style-name="T3">acupunctura</text:span> | acupuntura | -ure | -ure | -ur. = punctura per acu. </text:p>
        </text:list-item>
        <text:list-item>
          <text:p text:style-name="P87"><text:span text:style-name="T3">acustica</text:span> -ĭca | -ica | acoustique | acoustics | -ik. = scientia de sono. ⊂ G. -ic <text:span text:style-name="T3">ē</text:span>. </text:p>
        </text:list-item>
        <text:list-item>
          <text:p text:style-name="P87"><text:span text:style-name="T3">acustico</text:span> -ĭcus | -tico | acoustique | acoustic | -tisch. = facile ad audi, sonoro. ⊂ G. -icós. ⊂ acu(e) -stico. </text:p>
        </text:list-item>
        <text:list-item>
          <text:p text:style-name="P87"><text:span text:style-name="T3">acuto</text:span> -us | acuto | aigu | acute | akut. = in forma de acu. ⊂ acu -to. </text:p>
        </text:list-item>
        <text:list-item>
          <text:p text:style-name="P87"><text:span text:style-name="T3">AD</text:span> ad | a, ad | à | at, <text:span text:style-name="T5">to</text:span> | <text:span text:style-name="T5">zu</text:span>, <text:span text:style-name="T5">an</text:span> | H. P. a. ⊃ accentu, accepta, acciedente, adepto, adjuncto, administra, advocato, affixo, appellante, appete, applaude, approba, aspecta, assessore, assiste, attesta. ⊂ E. ad ⊃ A. at. </text:p>
        </text:list-item>
        <text:list-item>
          <text:p text:style-name="P87"><text:span text:style-name="T3">adæqua</text:span> -o | adequare | rendre adéquat | to adequate | adæquieren. ⊂ ad æqua. </text:p>
        </text:list-item>
        <text:list-item>
          <text:p text:style-name="P87">—<text:span text:style-name="T3">to</text:span> | adequato | adéquat, <text:span text:style-name="T5">conforme</text:span> | adequate | -adæquat. </text:p>
        </text:list-item>
        <text:list-item>
          <text:p text:style-name="P87">adagio -um 200 | -agio | -age | -age | -agium. = proverbio, aphorisma. </text:p>
        </text:list-item>
        <text:list-item>
          <text:p text:style-name="P87">I. F. A. D. adagio = lento (in musica). </text:p>
        </text:list-item>
        <text:list-item>
          <text:p text:style-name="P87"><text:span text:style-name="T3">adamante</text:span> -mas | diamante | diamant | adamant, diamond | Diamant. ⊂ G. adámas, -antos ⊂ a- [ne] dama [doma] -nte = ne domabile. </text:p>
        </text:list-item>
        <text:list-item>
          <text:p text:style-name="P87"><text:span text:style-name="T3">adamantino</text:span> -us | -ino | -in | -ine. ⊂ G. adamántinos = de adamante. </text:p>
        </text:list-item>
        <text:list-item>
          <text:p text:style-name="P87"><text:span text:style-name="T3">adapta</text:span> -o | adattare | -pter | to adapt | -ptieren. = apta ad, accomoda. </text:p>
        </text:list-item>
        <text:list-item>
          <text:p text:style-name="P87">—<text:span text:style-name="T3">bile</text:span> -ĭlis | adattabile | -ble | -ble | -bel. </text:p>
        </text:list-item>
        <text:list-item>
          <text:p text:style-name="P87">—<text:span text:style-name="T3">tione</text:span> | adattazione | -tion | -tion | -tion. </text:p>
        </text:list-item>
        <text:list-item>
          <text:p text:style-name="P87"><text:span text:style-name="T3">ADDE</text:span> -o | add <text:span text:style-name="T5">izionare</text:span> | add <text:span text:style-name="T5">itionner</text:span> | to add | addieren. = da ad, adjunge, junge, annecte, uni, auge. ⊃ -endo, -ito. ⊂ ad da. </text:p>
        </text:list-item>
        <text:list-item>
          <text:p text:style-name="P87">—<text:span text:style-name="T3">ndo</text:span> | -endo | -enda | -endum | -end. = quem debe adde. ⊂ adde -ndo. </text:p>
        </text:list-item>
        <text:list-item>
          <text:p text:style-name="P87">addense -eo = condensa. </text:p>
        </text:list-item>
        <text:list-item>
          <text:p text:style-name="P87"><text:span text:style-name="T3">additionale</text:span> | addizionale | additionnel | -ional | -ional. ⊂ addition(e) -ale. </text:p>
        </text:list-item>
        <text:list-item>
          <text:p text:style-name="P87"><text:span text:style-name="T3">additione</text:span> 100 | -zione | -tion | -tion | -tion. ⊂ add(e) -itione. </text:p>
        </text:list-item>
        <text:list-item>
          <text:p text:style-name="P87"><text:soft-page-break/><text:span text:style-name="T3">additivo</text:span> 400 | -ivo | -if | -ive | -iv. ⊂ addit(o) -ivo. </text:p>
        </text:list-item>
        <text:list-item>
          <text:p text:style-name="P87"><text:span text:style-name="T3">addito</text:span> -ĭtus = quem adde. ⊃ -ione. </text:p>
        </text:list-item>
        <text:list-item>
          <text:p text:style-name="P87"><text:span text:style-name="T3">adduc</text:span> -o | addurre | <text:span text:style-name="T5">amener</text:span> | adduce | -cieren. = duc ad, conduc, cita, apporta, allega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—<text:span text:style-name="T3">tore</text:span> | adduttore | -teur | -tor | -tor. = (musculo) que adduce. </text:p>
        </text:list-item>
        <text:list-item>
          <text:p text:style-name="P87">adepto -us = acquisito. ⊂ ad apto. </text:p>
        </text:list-item>
        <text:list-item>
          <text:p text:style-name="P87"><text:span text:style-name="T3">adepto</text:span> N | adepto | -epte | -ept | -ept. = initiato, acquisito ad uno idea. </text:p>
        </text:list-item>
        <text:list-item>
          <text:p text:style-name="P87"><text:span text:style-name="T3">adhære</text:span> -eo | aderire | -hérer | adhere | adhærieren. = hære ad. </text:p>
        </text:list-item>
        <text:list-item>
          <text:p text:style-name="P87">—<text:span text:style-name="T3">nte</text:span> | aderente | -hérent | -herent | adhærent. = sectatore, discipulo. </text:p>
        </text:list-item>
        <text:list-item>
          <text:p text:style-name="P87">—<text:span text:style-name="T3">ntia</text:span> | aderenza | adhérence | adherence | Adhærenz. = to adhære. </text:p>
        </text:list-item>
        <text:list-item>
          <text:p text:style-name="P87"><text:span text:style-name="T3">adhæsione</text:span> -sio | adesione | adhésion | adhesion | Adhæsion. = ton adhære. </text:p>
        </text:list-item>
        <text:list-item>
          <text:p text:style-name="P87"><text:span text:style-name="T3">adhæsivo</text:span> | adesivo | adhésif | adhesive | adhæsiv. = que adhære. </text:p>
        </text:list-item>
        <text:list-item>
          <text:p text:style-name="P87"><text:span text:style-name="T3">adipe</text:span> adeps adĭp- | adipe, <text:span text:style-name="T5">grassa</text:span> | <text:span text:style-name="T5">graisse</text:span> | <text:span text:style-name="T5">grease</text:span>, <text:span text:style-name="T5">fat</text:span>, adeps | Adeps. ⊃ adiposo. ⊂ G. áleipha. </text:p>
        </text:list-item>
        <text:list-item>
          <text:p text:style-name="P87">—<text:span text:style-name="T3">ositate</text:span> | adiposità | -sité | -sity. </text:p>
        </text:list-item>
        <text:list-item>
          <text:p text:style-name="P87">—<text:span text:style-name="T3">oso</text:span> | -oso | -eux | -ose | -ös. </text:p>
        </text:list-item>
        <text:list-item>
          <text:p text:style-name="P87"><text:span text:style-name="T3">aditu</text:span> -ĭtus | adito | <text:span text:style-name="T5">accès</text:span> | adit | aditus. = to i ad, (via) pro i ad. ⊂ ad i -tu. </text:p>
        </text:list-item>
        <text:list-item>
          <text:p text:style-name="P87"><text:span text:style-name="T3">adjace</text:span> -ăceo = jace ad. </text:p>
        </text:list-item>
        <text:list-item>
          <text:p text:style-name="P87">—<text:span text:style-name="T3">ente</text:span> -ens | -ente | -ent | -ent | -ent. = proximo, contiguo. </text:p>
        </text:list-item>
        <text:list-item>
          <text:p text:style-name="P87"><text:span text:style-name="T3">adjectivo</text:span> 500 | aggettivo | -tif | -tive | -iv, -ivum. ⊂ ad jact(o) -ivo. = vocabulo que concorda cum substantivo. </text:p>
        </text:list-item>
        <text:list-item>
          <text:p text:style-name="P87"><text:span text:style-name="T3">adjudica</text:span> -ĭco | aggiudicare | adjuger | to adjuge, adjudicate | -icieren. = judica, decerne, determina. </text:p>
        </text:list-item>
        <text:list-item>
          <text:p text:style-name="P87">—<text:span text:style-name="T3">tione</text:span> 300 | aggiudicazione | -tion | -tion | -tion. </text:p>
        </text:list-item>
        <text:list-item>
          <text:p text:style-name="P87"><text:span text:style-name="T3">adjunctione</text:span> -tio | aggiunta | adjonction | -tion | -tion. = ton adjunge. </text:p>
        </text:list-item>
        <text:list-item>
          <text:p text:style-name="P87"><text:span text:style-name="T3">adjuncto</text:span> -us | aggiunto | adjoint | -junct | -junkt. = quem adjunge. </text:p>
        </text:list-item>
        <text:list-item>
          <text:p text:style-name="P87"><text:span text:style-name="T3">adjunge</text:span> -o | aggiungere | adjoindre | to adjoin | -gieren. = adde. ⊃ adjuncto. ⊂ ad junge. </text:p>
        </text:list-item>
        <text:list-item>
          <text:p text:style-name="P87"><text:span text:style-name="T3">adjura</text:span> ū -o | scongiurare | -rer | -ure | -rieren. ⊂ ad jura. </text:p>
        </text:list-item>
        <text:list-item>
          <text:p text:style-name="P87">—<text:span text:style-name="T3">tione</text:span> 200 | scongiuro | -tion | -tion | -tion. </text:p>
        </text:list-item>
        <text:list-item>
          <text:p text:style-name="P87">adjusta | aggiustare | ajuster | adjust | -ieren. = fac justo, adapta, accommoda, dispone, regula, rectifica. </text:p>
        </text:list-item>
        <text:list-item>
          <text:p text:style-name="P87"><text:span text:style-name="T3">adjuta</text:span> ū -o = adjuva. ⊂ adju(va) -ta. </text:p>
        </text:list-item>
        <text:list-item>
          <text:p text:style-name="P87">—<text:span text:style-name="T3">nte</text:span> | ajutante | -udant | -ant | -ant. </text:p>
        </text:list-item>
        <text:list-item>
          <text:p text:style-name="P87">adjutu 500 | aiuto | aide | aid, <text:span text:style-name="T5">help</text:span> | Adjuten. = auxilio. </text:p>
        </text:list-item>
        <text:list-item>
          <text:p text:style-name="P87"><text:span text:style-name="T3">adjuva</text:span> -ŭvo | aiutare, coadiuvare | aider | <text:span text:style-name="T5">to help</text:span>, aid, adjute | -vieren. = juva. </text:p>
        </text:list-item>
        <text:list-item>
          <text:p text:style-name="P87"><text:span text:style-name="T3">adminiculo</text:span> -ŭlum | amminicolo | -ule | -cle | -culum. = baculo, palo pro vites; medio, instrumento, auxilio. ⊂ ad man(u) -iculo. </text:p>
        </text:list-item>
        <text:list-item>
          <text:p text:style-name="P87"><text:span text:style-name="T3">administra</text:span> -o | amministrare | -strer | -ster | -strieren. ⊂ ad <text:soft-page-break/>ministra. </text:p>
        </text:list-item>
        <text:list-item>
          <text:p text:style-name="P87">—<text:span text:style-name="T3">tione</text:span> -tio | amministrazione | -ation | -ation | -ation. </text:p>
        </text:list-item>
        <text:list-item>
          <text:p text:style-name="P87">—<text:span text:style-name="T3">tivo</text:span> 100 | amm—ivo | -if | -ive | -iv. </text:p>
        </text:list-item>
        <text:list-item>
          <text:p text:style-name="P87">—<text:span text:style-name="T3">tore</text:span> -tor | amm—ore | -teur | -tor | -tor. </text:p>
        </text:list-item>
        <text:list-item>
          <text:p text:style-name="P87"><text:span text:style-name="T3">admira</text:span> ī -or | ammirare | -irer | -ire | -rieren. = existima, pretia, mira, approba. ⊂ ad mira. </text:p>
        </text:list-item>
        <text:list-item>
          <text:p text:style-name="P87">—<text:span text:style-name="T3">bile</text:span> -ĭlis | -bile | -ble | -ble | -bel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—<text:span text:style-name="T3">tore</text:span> 100 | -tore | -teur | -rer | -teur. </text:p>
        </text:list-item>
        <text:list-item>
          <text:p text:style-name="P87"><text:span text:style-name="T3">admissibile</text:span> -ĭlis | ammissibile | admissible | admissible | admissibel. ⊂ admiss(o) -ibile. </text:p>
        </text:list-item>
        <text:list-item>
          <text:p text:style-name="P87"><text:span text:style-name="T3">admissione</text:span> 100 | ammissione | -ssion | -ssion | -ssion. ⊂ admiss(o) -ione. </text:p>
        </text:list-item>
        <text:list-item>
          <text:p text:style-name="P87"><text:span text:style-name="T3">admisso</text:span> -us | ammesso | -mis | -itted | -miss. ⊂ admitt(e) -to. </text:p>
        </text:list-item>
        <text:list-item>
          <text:p text:style-name="P87"><text:span text:style-name="T3">admitte</text:span> -o | ammettere | admettre | to admit | -ttieren. = recipe, anti exclude, concede. ⊃ admisso. ⊂ ad mitte. </text:p>
        </text:list-item>
        <text:list-item>
          <text:p text:style-name="P87"><text:span text:style-name="T3">admone</text:span> -ŏneo | ammonire | <text:span text:style-name="T5">avertir</text:span>, admonester | to admonish | -ieren. = mone, exhorta, adverte, informa. ⊃ admonito, -ione, -ore. ⊂ ad mone. </text:p>
        </text:list-item>
        <text:list-item>
          <text:p text:style-name="P87">—<text:span text:style-name="T3">itione</text:span> -tio | ammonizione | -ition | -ition | -ition. ⊂ admonit(o) -ione. </text:p>
        </text:list-item>
        <text:list-item>
          <text:p text:style-name="P87">—<text:span text:style-name="T3">ito</text:span> -ĭtus | ammonito. = quem admone. ⊃ -ione. </text:p>
        </text:list-item>
        <text:list-item>
          <text:p text:style-name="P87">—<text:span text:style-name="T3">itore</text:span> -tor | ammonitore | -eur | -or. = qui admone. </text:p>
        </text:list-item>
        <text:list-item>
          <text:p text:style-name="P87"><text:span text:style-name="T3">adolesce</text:span> -o = cresce. ⊂ ad ale -sce. </text:p>
        </text:list-item>
        <text:list-item>
          <text:p text:style-name="P87">—<text:span text:style-name="T3">nte</text:span> | -ente | -ent | -ent | -ent. </text:p>
        </text:list-item>
        <text:list-item>
          <text:p text:style-name="P87">—<text:span text:style-name="T3">ntia</text:span> -a | -enza | -ence | -ence | -enz. = to adolesce. </text:p>
        </text:list-item>
        <text:list-item>
          <text:p text:style-name="P87"><text:span text:style-name="T3">adopta</text:span> -o | adottare | -opter | -dopt | -tieren. ⊂ ad opta. </text:p>
        </text:list-item>
        <text:list-item>
          <text:p text:style-name="P87">adoptatione -tio = adoptione. </text:p>
        </text:list-item>
        <text:list-item>
          <text:p text:style-name="P87"><text:span text:style-name="T3">adoptione</text:span> -tio | adozione | -tion | -tion | -tion. = ton adopta. ⊂ ad optione. </text:p>
        </text:list-item>
        <text:list-item>
          <text:p text:style-name="P87"><text:span text:style-name="T3">adoptivo</text:span> -us | adottivo | -tif | -tive | -tiv. = quem adopta, que adopta. </text:p>
        </text:list-item>
        <text:list-item>
          <text:p text:style-name="P87"><text:span text:style-name="T3">adora</text:span> -a | -are | -er | -ore | -orieren. ⊂ ad ora. = valde ama. </text:p>
        </text:list-item>
        <text:list-item>
          <text:p text:style-name="P87">—<text:span text:style-name="T3">bile</text:span> ĭ 200 | -bile | -ble | -ble | -bel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dorna</text:span> -o | adornare | orner | -orn | -ornieren. = orna. </text:p>
        </text:list-item>
        <text:list-item>
          <text:p text:style-name="P87"><text:span text:style-name="T3">adula</text:span> ū -or | -are | -er | -ate | -ieren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—<text:span text:style-name="T3">tore</text:span> -tor | -tore | -teur | -tor | -tor. </text:p>
        </text:list-item>
        <text:list-item>
          <text:p text:style-name="P87">—<text:span text:style-name="T3">torio</text:span> -us | -orio | -oire | -ory | -orisch. </text:p>
        </text:list-item>
        <text:list-item>
          <text:p text:style-name="P87"><text:span text:style-name="T3">adultera</text:span> -ĕro | -erare | -érer | -erate | -ieren. ⊂ adulter(o) -a. = corrumpe, contamina, vitia, sophistica, falsifica. </text:p>
        </text:list-item>
        <text:list-item>
          <text:p text:style-name="P87">—<text:span text:style-name="T3">tione</text:span> 100 | -zione | -ération | -ation | -ation. </text:p>
        </text:list-item>
        <text:list-item>
          <text:p text:style-name="P87">—<text:span text:style-name="T3">tore</text:span> 400 | -tore | -teur | -rer | -tor. </text:p>
        </text:list-item>
        <text:list-item>
          <text:p text:style-name="P87"><text:span text:style-name="T3">adulterino</text:span> -us | -ino | -érin | -erine | -erinus. ⊂ adulter(o) -īno. </text:p>
        </text:list-item>
        <text:list-item>
          <text:p text:style-name="P87"><text:span text:style-name="T3">adulterio</text:span> -um | -erio | -ère (acte) | -ery | -erium. ⊂ adulter(o) -io. </text:p>
        </text:list-item>
        <text:list-item>
          <text:p text:style-name="P87"><text:span text:style-name="T3">adultero</text:span> -ter -tĕr- | -ero -ère (homme) | -erer | -ter. ⊂ ad altero. </text:p>
        </text:list-item>
        <text:list-item>
          <text:p text:style-name="P87"><text:soft-page-break/><text:span text:style-name="T3">adulto</text:span> -us | adulto | adulte | adult. = que e adole(sce). </text:p>
        </text:list-item>
        <text:list-item>
          <text:p text:style-name="P87"><text:span text:style-name="T3">adumbra</text:span> -o | adombrare | ombrager | to adumbrate | -brieren. ⊂ ad umbra. </text:p>
        </text:list-item>
        <text:list-item>
          <text:p text:style-name="P87">—<text:span text:style-name="T3">tione</text:span> -tio | <text:span text:style-name="T5">abbozzo</text:span> | <text:span text:style-name="T5">esquisse</text:span> | -tion | -ation. </text:p>
        </text:list-item>
        <text:list-item>
          <text:p text:style-name="P87"><text:span text:style-name="T3">adunco</text:span> -us | adunco | <text:span text:style-name="T5">crochu</text:span> | aduncous. = unco. </text:p>
        </text:list-item>
        <text:list-item>
          <text:p text:style-name="P87">advĕni -io = veni ad, veni, perveni. </text:p>
        </text:list-item>
        <text:list-item>
          <text:p text:style-name="P87">advĕni | avvenire | advenir, avenir | to advene. = eveni, accide. </text:p>
        </text:list-item>
        <text:list-item>
          <text:p text:style-name="P87"><text:span text:style-name="T3">adventicio</text:span> -us | avventizio | adventice | adventitious. = que adveni, accidentale, casuale, additionale, ne inhærente. ⊂ advent(u) -icio. </text:p>
        </text:list-item>
        <text:list-item>
          <text:p text:style-name="P87"><text:span text:style-name="T3">adventu</text:span> -us = to veni. </text:p>
        </text:list-item>
        <text:list-item>
          <text:p text:style-name="P87"><text:span text:style-name="T3">adventu</text:span> | avvento | l’Avent | advent | Advent. = mense ante Natale, adventu de Christo. </text:p>
        </text:list-item>
        <text:list-item>
          <text:p text:style-name="P87"><text:span text:style-name="T3">adverbio</text:span> 100 | avverbio | -erbe | -erb | -erbium. ⊂ ad verb(o) -io. </text:p>
        </text:list-item>
        <text:list-item>
          <text:p text:style-name="P87">—<text:span text:style-name="T3">iale</text:span> | avverbiale | adverbial | -rbial | adverbial. </text:p>
        </text:list-item>
        <text:list-item>
          <text:p text:style-name="P87"><text:span text:style-name="T3">adversa</text:span> -or | avversare | | to adverse | adversieren. = oppone se, resiste, es contrario, es adverso. </text:p>
        </text:list-item>
        <text:list-item>
          <text:p text:style-name="P87">—<text:span text:style-name="T3">ario</text:span> -us | avversario | -aire | -ary | -rius. = adverso, contrario, inimico, opponente, opposito, antagonista, anti ausiliario. ⊂ advers(o) -ario. </text:p>
        </text:list-item>
        <text:list-item>
          <text:p text:style-name="P87">adversitate 100 = oppositione. </text:p>
        </text:list-item>
        <text:list-item>
          <text:p text:style-name="P87">adversitate | avversità | -sité | -sity | -sität. = re adverso, calamitate, afflictione, miseria, infortunio. </text:p>
        </text:list-item>
        <text:list-item>
          <text:p text:style-name="P87"><text:span text:style-name="T3">adverso</text:span> -us | avverso | -erse | -erse. = adversario, opposito. ⊂ ad verso. </text:p>
        </text:list-item>
        <text:list-item>
          <text:p text:style-name="P87">adversum -um = </text:p>
        </text:list-item>
        <text:list-item>
          <text:p text:style-name="P87">adversus -us = contra, verso ad. </text:p>
        </text:list-item>
        <text:list-item>
          <text:p text:style-name="P87">adverte -o = verte ad. </text:p>
        </text:list-item>
        <text:list-item>
          <text:p text:style-name="P87"><text:span text:style-name="T3">adverte</text:span> -o | avvertire | avertir | -vert, -vertise | -vertieren. = adverte animo, mone, nuntia, præveni. </text:p>
        </text:list-item>
        <text:list-item>
          <text:p text:style-name="P87">—ntia | avvertenza | avertissement | -tence | -tenz. = monito, animadversione, nota. </text:p>
        </text:list-item>
        <text:list-item>
          <text:p text:style-name="P87"><text:span text:style-name="T3">advocato</text:span> -us | avvocato | avocat | advocate | Advocat. = defensore, patrocinatore, legale, jurisperito. ⊂ ad voca -to. </text:p>
        </text:list-item>
        <text:list-item>
          <text:p text:style-name="P87"><text:span text:style-name="T3">æde</text:span> -es = ædificio, domo, habitatione, templo. ⊃ -icula, -ificio, -ile. </text:p>
        </text:list-item>
        <text:list-item>
          <text:p text:style-name="P87"><text:span text:style-name="T3">ædicula</text:span> -ŭla | edicola | édicule, ædicule | ædicula | Aedicula. = parvo æde. </text:p>
        </text:list-item>
        <text:list-item>
          <text:p text:style-name="P87"><text:span text:style-name="T3">ædifica</text:span> -ĭco | edificare | édifier | to edify | -cieren. ⊂ æd(e) -i- -fac -a. </text:p>
        </text:list-item>
        <text:list-item>
          <text:p text:style-name="P87">—<text:span text:style-name="T3">tione</text:span> -tio | edificazione | édification | edification | -tion. </text:p>
        </text:list-item>
        <text:list-item>
          <text:p text:style-name="P87">—<text:span text:style-name="T3">io</text:span> -ium | edificio | édifice | edifice. </text:p>
        </text:list-item>
        <text:list-item>
          <text:p text:style-name="P87"><text:span text:style-name="T3">ædile</text:span> ī -is | edile | édile | ædile | ædil. ⊂ æd(e) -īle. = magistratu romano præposito ad constructione de urbe. </text:p>
        </text:list-item>
        <text:list-item>
          <text:p text:style-name="P87"><text:span text:style-name="T3">ægide</text:span> ī ægis | egida | égide | ægis | Aegide. = scuto de Minerva. ⊂ G. aigís. </text:p>
        </text:list-item>
        <text:list-item>
          <text:p text:style-name="P87"><text:span text:style-name="T3">ÆGRO</text:span> æger | <text:span text:style-name="T5">malato</text:span>, egro | <text:span text:style-name="T5">malade</text:span>, égrotant | <text:span text:style-name="T5">ill</text:span>, ægrotous | <text:span text:style-name="T5">krank</text:span>, ægrotant. = cum morbo, ne sano. </text:p>
        </text:list-item>
        <text:list-item>
          <text:p text:style-name="P87"><text:span text:style-name="T3">Ægypto</text:span> -us | Egitto | Egypte | Egypt | Aegypten. </text:p>
        </text:list-item>
        <text:list-item>
          <text:p text:style-name="P87"><text:soft-page-break/><text:span text:style-name="T3">æmula</text:span> -ŭlor | emulare | <text:span text:style-name="T5">rivaliser</text:span> | to emulate | -lieren. = es æmulo. </text:p>
        </text:list-item>
        <text:list-item>
          <text:p text:style-name="P87">—<text:span text:style-name="T3">tione</text:span> -tio | emulazione | émulation | emulation | -tion. </text:p>
        </text:list-item>
        <text:list-item>
          <text:p text:style-name="P87">—<text:span text:style-name="T3">tore</text:span> -tor | -tore | -teur | -tor | -tor. </text:p>
        </text:list-item>
        <text:list-item>
          <text:p text:style-name="P87"><text:span text:style-name="T3">æmulo</text:span> -ŭlus | emulo | émule | emulous. = æmulatore, rivale, imitatore. </text:p>
        </text:list-item>
        <text:list-item>
          <text:p text:style-name="P87"><text:span text:style-name="T3">ænigma</text:span>(te) -ma | enigma | énigme | enigma | Aenigma. ⊂ G. aínigma. </text:p>
        </text:list-item>
        <text:list-item>
          <text:p text:style-name="P87">—<text:span text:style-name="T3">tico</text:span> -ĭcus | enigmatico | énigmatique | enigmatic | -tisch. ⊂ G. -icós. ⊂ ænigmat(e) -ico. </text:p>
        </text:list-item>
        <text:list-item>
          <text:p text:style-name="P87"><text:span text:style-name="T3">æqua</text:span> -o | eguagliare | égaliser | to equalize | egalieren. = redde æquo. ⊃ -atore, -atione. </text:p>
        </text:list-item>
        <text:list-item>
          <text:p text:style-name="P87">—<text:span text:style-name="T3">bile</text:span> -bĭlis | equabile | | equable. = æquo, uniforme, (motu) cum velocitate constante. </text:p>
        </text:list-item>
        <text:list-item>
          <text:p text:style-name="P87">—<text:span text:style-name="T3">bilitate</text:span> -tas | equabilità | | e—ity. </text:p>
        </text:list-item>
        <text:list-item>
          <text:p text:style-name="P87"><text:span text:style-name="T3">æquale</text:span> -alis | eguale | égal | equal | <text:span text:style-name="T5">gleich</text:span>, æqual, egal. = æquo. </text:p>
        </text:list-item>
        <text:list-item>
          <text:p text:style-name="P87"><text:span text:style-name="T3">æqualitate</text:span> -tas | eguaglianza | égalité | equality | Ae—tät. </text:p>
        </text:list-item>
        <text:list-item>
          <text:p text:style-name="P87"><text:span text:style-name="T3">æquanimitate</text:span> -tas | equanimità | équanimité | equanimity | Ae—ität. </text:p>
        </text:list-item>
        <text:list-item>
          <text:p text:style-name="P87"><text:span text:style-name="T3">æquanimo</text:span> ĭ 400 | equanime | équanime | equanimous. = cum animo æquo. </text:p>
        </text:list-item>
        <text:list-item>
          <text:p text:style-name="P87"><text:span text:style-name="T3">æquatione</text:span> -tio | equazione | équation | equation | Aequation. </text:p>
        </text:list-item>
        <text:list-item>
          <text:p text:style-name="P87"><text:span text:style-name="T3">æquatore</text:span> -tor | equatore | équateur | equator | Aequator. </text:p>
        </text:list-item>
        <text:list-item>
          <text:p text:style-name="P87">—<text:span text:style-name="T3">iale</text:span> | equatoriale | équatorial | equatorial | æ—rial. </text:p>
        </text:list-item>
        <text:list-item>
          <text:p text:style-name="P87"><text:span text:style-name="T3">æqui-</text:span> ⊂ æqu(o) -i- </text:p>
        </text:list-item>
        <text:list-item>
          <text:p text:style-name="P87">—<text:span text:style-name="T3">distante</text:span> | e—nte | é—nt | e—nt | -nt. </text:p>
        </text:list-item>
        <text:list-item>
          <text:p text:style-name="P87">—<text:span text:style-name="T3">distantia</text:span> | equidistanza | équidistance | equidistance | Aequidistanz. </text:p>
        </text:list-item>
        <text:list-item>
          <text:p text:style-name="P87">—<text:span text:style-name="T3">latero</text:span> ĕ 500 | equilatero | équilatéral | equilateral | æ—ral. = (polygono) cum lateres æquo. </text:p>
        </text:list-item>
        <text:list-item>
          <text:p text:style-name="P87">—<text:span text:style-name="T3">libra</text:span> | equilibrare | équilibrer | to equilibrate. = pone in æquilibrio. </text:p>
        </text:list-item>
        <text:list-item>
          <text:p text:style-name="P87">—<text:span text:style-name="T3">librio</text:span> 100 | equilibrio | équilibre | equilibrium | -brium. ⊂ æqu(o) -i- libr(a) -io. </text:p>
        </text:list-item>
        <text:list-item>
          <text:p text:style-name="P87">—<text:span text:style-name="T3">librista</text:span> | -ista | -iste | -ist | -ist. </text:p>
        </text:list-item>
        <text:list-item>
          <text:p text:style-name="P87">—<text:span text:style-name="T3">noctiale</text:span> 100 | e—oziale | é—oxial | e—octial | æ—octial. </text:p>
        </text:list-item>
        <text:list-item>
          <text:p text:style-name="P87">—<text:span text:style-name="T3">noctio</text:span> -um | -zio | -xe | -ox | -ctium. ⊂ æqu(o) -i- noct(e) -io. </text:p>
        </text:list-item>
        <text:list-item>
          <text:p text:style-name="P87">—<text:span text:style-name="T3">tate</text:span> -tas | e—ità | é—ité | e—ity | æ—tät. </text:p>
        </text:list-item>
        <text:list-item>
          <text:p text:style-name="P87">—<text:span text:style-name="T3">vale</text:span> -ălo | e—ere | é—oir | | æ—lieren. </text:p>
        </text:list-item>
        <text:list-item>
          <text:p text:style-name="P87">——<text:span text:style-name="T3">nte</text:span> | e—nte | é—nt | e—nt | æ—nt. </text:p>
        </text:list-item>
        <text:list-item>
          <text:p text:style-name="P87">——<text:span text:style-name="T3">ntia</text:span> | e—nza | é—nce | e—nce | —nz. </text:p>
        </text:list-item>
        <text:list-item>
          <text:p text:style-name="P87">—<text:span text:style-name="T3">voca</text:span> -ŏco | e—ocare | é—oquer | e—ocate. = fac æquivoco. </text:p>
        </text:list-item>
        <text:list-item>
          <text:p text:style-name="P87">—<text:span text:style-name="T3">voco</text:span> ŏ 600 | e—oco | é—oque | e—ocal | —vok. ⊂ æqu(o) -i- voc(e) -o. </text:p>
        </text:list-item>
        <text:list-item>
          <text:p text:style-name="P87"><text:span text:style-name="T3">ÆQUO</text:span> -us | equo, H. ecuo. = æquale. ⊃ æqua, -ale, -abile, æquilibrio, æquinoctio, æquitate, iniquo, adæqua, peræqua. </text:p>
        </text:list-item>
        <text:list-item>
          <text:p text:style-name="P87"><text:span text:style-name="T3">æra</text:span> 600 | era | ère | era | Aera. = periodo de tempore, epocha, ævo. ⊂ <text:span text:style-name="T5">nom. plur. de</text:span> æs. = tempore dum vige uno specie de moneta. </text:p>
        </text:list-item>
        <text:list-item>
          <text:p text:style-name="P87"><text:soft-page-break/><text:span text:style-name="T3">ærario</text:span> -um | erario | | | Aerarium. = thesauro. ⊂ ær(e) -ario. </text:p>
        </text:list-item>
        <text:list-item>
          <text:p text:style-name="P87">ære, æs, V. æs. </text:p>
        </text:list-item>
        <text:list-item>
          <text:p text:style-name="P87"><text:span text:style-name="T3">AERE</text:span> aĕr | aria | air | air | <text:span text:style-name="T5">Luft</text:span> | H. aire | P. ar. ⊂ G. a <text:span text:style-name="T3">ē</text:span>r. ⊃ </text:p>
        </text:list-item>
        <text:list-item>
          <text:p text:style-name="P87"><text:span text:style-name="T3">aeriforme</text:span> | -rme | -rme | -rm | -rm. </text:p>
        </text:list-item>
        <text:list-item>
          <text:p text:style-name="P87"><text:span text:style-name="T3">aerio</text:span> -us | aereo | aérien | aerial | aerisch. ⊂ G. aérios ⊂ aer(e) -io. </text:p>
        </text:list-item>
        <text:list-item>
          <text:p text:style-name="P87"><text:span text:style-name="T3">aerolitho</text:span> ĭ | -ito | -ithe | -ith | -ith. ⊂ aer(e) -o- litho. = saxo meteorico. </text:p>
        </text:list-item>
        <text:list-item>
          <text:p text:style-name="P87"><text:span text:style-name="T3">aerometro</text:span> ĕ | -etro | -ètre | -eter | -eter. ⊂ aer(e) -o- metro. </text:p>
        </text:list-item>
        <text:list-item>
          <text:p text:style-name="P87"><text:span text:style-name="T3">aeronauta</text:span> | -auta | -aute | -aut | -aut. ⊂ aer(e) -o- nauta. </text:p>
        </text:list-item>
        <text:list-item>
          <text:p text:style-name="P87"><text:span text:style-name="T3">aerostatica</text:span> -ĭca | -ica | -ique | -ics | -ik. ⊂ aer(e) -o- statica. </text:p>
        </text:list-item>
        <text:list-item>
          <text:p text:style-name="P87"><text:span text:style-name="T3">aerostato</text:span> ă | -tato | -tat | -tat | -tat. ⊂ aer(e) -o- sta -to. </text:p>
        </text:list-item>
        <text:list-item>
          <text:p text:style-name="P87"><text:span text:style-name="T3">ærugine</text:span> -go -gĭn- | ruggine | rouille | <text:span text:style-name="T5">rust</text:span>, aerugo | <text:span text:style-name="T5">Rost</text:span>. ⊂ ær(e) -ugine. </text:p>
        </text:list-item>
        <text:list-item>
          <text:p text:style-name="P87">—<text:span text:style-name="T3">oso</text:span> 100 | rugginoso | érugineux | aeruginous. </text:p>
        </text:list-item>
        <text:list-item>
          <text:p text:style-name="P87"><text:span text:style-name="T3">æs,</text:span> <text:span text:style-name="T5">ablat.</text:span> ære | <text:span text:style-name="T5">bronzo</text:span> | <text:span text:style-name="T5">bronze</text:span> | <text:span text:style-name="T5">bronze</text:span> | <text:span text:style-name="T5">Erz</text:span>. = primo metallo uso ab homine, combinatione de cupro et stanno; metallo in generale; primo moneta ex ære. ⊃ æra, ærario, ærugine, (ob)ær(ato); L. M. æramen, F. airain, I. rame. ⊂ E. ais. ⊃ D. ehern = ex ære, A. ore = metallo nativo; (trans Celto) A. iron, D. Eisen = ferro. </text:p>
        </text:list-item>
        <text:list-item>
          <text:p text:style-name="P87"><text:span text:style-name="T3">æstate</text:span> -tas | estate | été | <text:span text:style-name="T5">summer</text:span> | <text:span text:style-name="T5">Sommer</text:span>. ⊃ æstivo. ⊂ æstu. </text:p>
        </text:list-item>
        <text:list-item>
          <text:p text:style-name="P87">G. æsthe aisthánomai = senti. ⊃ æsthetico, anæsthesia. </text:p>
        </text:list-item>
        <text:list-item>
          <text:p text:style-name="P87"><text:span text:style-name="T3">æsthetica</text:span> -ĭca | estetica | esthétique | æsthetics | Aesthetik. = scientia de gustu, de pulcro. ⊂ G. -ētic <text:span text:style-name="T3">ē</text:span>. ⊂ æsthetic(o) -a [scientia]. </text:p>
        </text:list-item>
        <text:list-item>
          <text:p text:style-name="P87"><text:span text:style-name="T3">æsthetico</text:span> -ĭcus | estetico | esthétique | æsthetic | -tisch. ⊂ G. aisthēticós = sensitivo. ⊂ æsthe -tico. </text:p>
        </text:list-item>
        <text:list-item>
          <text:p text:style-name="P87"><text:span text:style-name="T3">æstima</text:span> -ĭmo | stimare | estimer | to esteem, to estimate | æstimieren. = appretia, da valore, honora. ⊂ æs -tim(o) -a [verbo]. </text:p>
        </text:list-item>
        <text:list-item>
          <text:p text:style-name="P87">—<text:span text:style-name="T3">bile</text:span> -bĭlis | stimabile | e—mable | e—mable | æ—mabel. </text:p>
        </text:list-item>
        <text:list-item>
          <text:p text:style-name="P87">—<text:span text:style-name="T3">tione</text:span> -tio | stima | e—ation, estime | e—ation, esteem | Ae—ation. </text:p>
        </text:list-item>
        <text:list-item>
          <text:p text:style-name="P87">—<text:span text:style-name="T3">tore</text:span> -tor | stimatore | e—teur |e—tor | Ae—tor. </text:p>
        </text:list-item>
        <text:list-item>
          <text:p text:style-name="P87"><text:span text:style-name="T3">æstivo</text:span> -us | estivo | estival | estival | Aestiv(ation). = de æstate. ⊂ æst(u) -ivo. </text:p>
        </text:list-item>
        <text:list-item>
          <text:p text:style-name="P87">æstu -us = calore, ebullitione. ⊃ æstate, æstivo, æstuario. </text:p>
        </text:list-item>
        <text:list-item>
          <text:p text:style-name="P87"><text:span text:style-name="T3">æstuario</text:span> -um | estuario | estuaire | estuary | -arium. = fauce de flumen, ubi es æstu de mari. </text:p>
        </text:list-item>
        <text:list-item>
          <text:p text:style-name="P87"><text:span text:style-name="T3">ætate</text:span> ætas | età | âge | age | Aetas | H. edad | I. idade. ⊂ æ(vo) -tate. ⊃ coætaneo. </text:p>
        </text:list-item>
        <text:list-item>
          <text:p text:style-name="P87"><text:span text:style-name="T3">æterna</text:span> -o | eternare | éterniser | to eternize | -nieren. = redde æterno. </text:p>
        </text:list-item>
        <text:list-item>
          <text:p text:style-name="P87">—<text:span text:style-name="T3">itate</text:span> -tas | eternità | -eternité | eternity | -tät. </text:p>
        </text:list-item>
        <text:list-item>
          <text:p text:style-name="P87"><text:span text:style-name="T3">æterno</text:span> -us | eterno | éternel | eternal | ewig. ⊂ æv(o) -terno ⊃ —itate. </text:p>
        </text:list-item>
        <text:list-item>
          <text:p text:style-name="P87"><text:span text:style-name="T3">æthere</text:span> æther -ĕr- | etere | éther | ether | Aether. = liquido volatile et inflammabile; medio que imple toto spatio; sphæra de igni de philosophos antiquo. ⊂ G. aith <text:span text:style-name="T3">ē</text:span>r ⊂ æthe [arde]. </text:p>
        </text:list-item>
        <text:list-item>
          <text:p text:style-name="P87"><text:span text:style-name="T3">ætherio</text:span> -us | etereo | éthéré | ethereal | ætherisch. ⊂ G. aithérios ⊂ æther(e) -io. </text:p>
        </text:list-item>
        <text:list-item>
          <text:p text:style-name="P87"><text:soft-page-break/>G. ætia, aitía = causa. ⊃ ætiologia. </text:p>
        </text:list-item>
        <text:list-item>
          <text:p text:style-name="P87"><text:span text:style-name="T3">ætiologia</text:span> | etiologia | étiologie | ætiology | -gie. = studio de causas. ⊂ G. -ía. ⊂ æti(a) [causa] -o- log(o) -ia. </text:p>
        </text:list-item>
        <text:list-item>
          <text:p text:style-name="P87"><text:span text:style-name="T3">ævo</text:span> -um | I. H. P. evo. = longo periodo de tempore. ⊃ ætate, æterno. ⊂ E. ⊃ G. ai <text:span text:style-name="T3">ō</text:span>n = vita; A. ev <text:span text:style-name="T5">er</text:span> = semper; D. ew <text:span text:style-name="T5">ig</text:span> = æterno. </text:p>
        </text:list-item>
        <text:list-item>
          <text:p text:style-name="P87"><text:span text:style-name="T3">affabile</text:span> -bĭlis | -bile | -ble | -ble | -bel. = civile, accessibile, dulce, benigno, condescendente. ⊂ ad fa -bile. </text:p>
        </text:list-item>
        <text:list-item>
          <text:p text:style-name="P87">—<text:span text:style-name="T3">itate</text:span> -tas | -ità | -ité | -ity | -ität. </text:p>
        </text:list-item>
        <text:list-item>
          <text:p text:style-name="P87"><text:span text:style-name="T3">affama</text:span> -ămo | -are | -er | -ish | -ieren. = da fame. </text:p>
        </text:list-item>
        <text:list-item>
          <text:p text:style-name="P87">affecta -o = prehende, aspira, desidera. ⊂ ad fac -ta. </text:p>
        </text:list-item>
        <text:list-item>
          <text:p text:style-name="P87"><text:span text:style-name="T3">affecta</text:span> 100 | affettare | -ecter | -ect | -tieren. = obstenta, simula. </text:p>
        </text:list-item>
        <text:list-item>
          <text:p text:style-name="P87">—<text:span text:style-name="T3">tione</text:span> 100 | affettazione | -tation | -ation | -ation. = prætensione falso, simulatione. </text:p>
        </text:list-item>
        <text:list-item>
          <text:p text:style-name="P87">—<text:span text:style-name="T3">to</text:span> 100 | affettato | affecté | affected | affectiert. = nimis exquisito, simulato. </text:p>
        </text:list-item>
        <text:list-item>
          <text:p text:style-name="P87"><text:span text:style-name="T3">affectione</text:span> -tio | affezione | -tion | -tion | -tion. = affectu. </text:p>
        </text:list-item>
        <text:list-item>
          <text:p text:style-name="P87"><text:span text:style-name="T3">affectivo</text:span> | affettivo | -tif | -tive | -tiv. </text:p>
        </text:list-item>
        <text:list-item>
          <text:p text:style-name="P87"><text:span text:style-name="T3">affecto</text:span> -us | affetto | -té | -ted | -tiert. = quem affice, disposito, dotato. </text:p>
        </text:list-item>
        <text:list-item>
          <text:p text:style-name="P87"><text:span text:style-name="T3">affectu</text:span> 100 | affetto | affection | affect | Affect. = affectione, amore, passione. ⊂ ad fac -tu. </text:p>
        </text:list-item>
        <text:list-item>
          <text:p text:style-name="P87">—uoso | affettuoso | -ueux | -uous | -uso. = amante, amico, benigno. </text:p>
        </text:list-item>
        <text:list-item>
          <text:p text:style-name="P87"><text:span text:style-name="T3">affer</text:span> -o = fer ad. </text:p>
        </text:list-item>
        <text:list-item>
          <text:p text:style-name="P87">—<text:span text:style-name="T3">ente</text:span> -ens | -ente | afférent | -ent. </text:p>
        </text:list-item>
        <text:list-item>
          <text:p text:style-name="P87">affĭce -io | <text:span text:style-name="T5">impressionare</text:span> | affecter | to affect | -cieren. = influe, move, commove. </text:p>
        </text:list-item>
        <text:list-item>
          <text:p text:style-name="P87"><text:span text:style-name="T3">affige</text:span> ī -o | affiggere, <text:span text:style-name="T5">attaccare</text:span> | afficher, <text:span text:style-name="T5">attacher</text:span> | to affix, <text:span text:style-name="T5">to placard</text:span> | -ieren. ⊃ affixo. ⊂ ad fige. = fixa ad, connecte, fixa (charta ad muro). </text:p>
        </text:list-item>
        <text:list-item>
          <text:p text:style-name="P87"><text:span text:style-name="T3">affilia</text:span> | -liare | -lier | -liate | -liieren. = adopta, associa. ⊂ ad fili(o) -a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<text:span text:style-name="T3">affine</text:span> ī -is | -ine | -in | -ined | -inis. = vicino, contiguo, proximo, simile, conforme, parente. ⊂ ad fine. </text:p>
        </text:list-item>
        <text:list-item>
          <text:p text:style-name="P87">—<text:span text:style-name="T3">itate</text:span> -tas | -ità | -ité | -ity | -ität. </text:p>
        </text:list-item>
        <text:list-item>
          <text:p text:style-name="P87"><text:span text:style-name="T3">affirma</text:span> -o | affermare | -irmer | -irm | -irmieren. = confirma, ratifica, assere, declara, assecura. ⊂ ad firma. </text:p>
        </text:list-item>
        <text:list-item>
          <text:p text:style-name="P87">—<text:span text:style-name="T3">tione</text:span> -tio | affermazione | -tion | -tion | -tion. </text:p>
        </text:list-item>
        <text:list-item>
          <text:p text:style-name="P87">—<text:span text:style-name="T3">tivo</text:span> | affermativo | -tif | -tive | -tiv. </text:p>
        </text:list-item>
        <text:list-item>
          <text:p text:style-name="P87"><text:span text:style-name="T3">affixione</text:span> | affissione | affichage | affixion. = ton affige. </text:p>
        </text:list-item>
        <text:list-item>
          <text:p text:style-name="P87"><text:span text:style-name="T3">affixo</text:span> -us | affisso | affiche, affixe | affixed, affix | -xum. ⊂ ad fixo. = quem e affige, charta affixo ad muro, particula affixo ad vocabulo. </text:p>
        </text:list-item>
        <text:list-item>
          <text:p text:style-name="P87"><text:span text:style-name="T3">afflictione</text:span> -tio | afflizione | -tion | -tion | -tion. = ton afflige, calamitate, pœna, adversitate, miseria, infortunio. </text:p>
        </text:list-item>
        <text:list-item>
          <text:p text:style-name="P87"><text:span text:style-name="T3">afflicto</text:span> -us | afflitto | affligé | afflicted. = quem afflige. ⊃ afflictione. </text:p>
        </text:list-item>
        <text:list-item>
          <text:p text:style-name="P87"><text:span text:style-name="T3">afflige</text:span> ī -o | -ggere | -ger | to afflict | -gieren. = turba, tormenta, da <text:soft-page-break/>pœna. ⊃ afflicto. ⊂ ad flige. </text:p>
        </text:list-item>
        <text:list-item>
          <text:p text:style-name="P87"><text:span text:style-name="T3">afflue</text:span> -o | -uire | -uer | | -uieren. = flue ad. </text:p>
        </text:list-item>
        <text:list-item>
          <text:p text:style-name="P87">—<text:span text:style-name="T3">nte</text:span> -ens | -ente | -ent | -ent | -ent. </text:p>
        </text:list-item>
        <text:list-item>
          <text:p text:style-name="P87">—<text:span text:style-name="T3">ntia</text:span> -a | -enza | -ence | -ence | -enz. = abundantia, exuberantia. </text:p>
        </text:list-item>
        <text:list-item>
          <text:p text:style-name="P87"><text:span text:style-name="T3">affluxu</text:span> | afflusso | afflux | afflux | Afflux. = to afflue. </text:p>
        </text:list-item>
        <text:list-item>
          <text:p text:style-name="P87"><text:span text:style-name="T3">Africa</text:span> -ĭca | -ica | -ique | -ica | -ica. </text:p>
        </text:list-item>
        <text:list-item>
          <text:p text:style-name="P87">—<text:span text:style-name="T3">ano</text:span> -us | -ano | -ain | -an | -anisch. </text:p>
        </text:list-item>
        <text:list-item>
          <text:p text:style-name="P87"><text:span text:style-name="T3">agape</text:span> ă 300 | -pe | -pe | -pæ | -pen. = festo de caritate, convivio. ⊂ G. agápē = amore. </text:p>
        </text:list-item>
        <text:list-item>
          <text:p text:style-name="P87">G. agatho -ós | | | good | gut. = bono. </text:p>
        </text:list-item>
        <text:list-item>
          <text:p text:style-name="P87"><text:span text:style-name="T3">AGE</text:span> -o | agire | agir | to act | agieren | H. P. agir. ⊃ agente, agenda, acto, agile, agita, cogita, coagula, exige, examine, exiguo, prodigo, redige, transige, fatiga, litiga, mitiga, naviga, purga, indaga. ⊂ E. ⊃ G. age. </text:p>
        </text:list-item>
        <text:list-item>
          <text:p text:style-name="P87">G. age ágō = age. ⊃ ag(onia), (ant)ag(onista), (dem)ag(ogo), (strat)eg(ia). </text:p>
        </text:list-item>
        <text:list-item>
          <text:p text:style-name="P87"><text:span text:style-name="T3">agente</text:span> -ens | -ente | -ent | -ent | -ent. = que age. </text:p>
        </text:list-item>
        <text:list-item>
          <text:p text:style-name="P87"><text:span text:style-name="T3">agentia</text:span> N | -nzia | -nce | -ncy | -ntie. = officio de agente. </text:p>
        </text:list-item>
        <text:list-item>
          <text:p text:style-name="P87"><text:span text:style-name="T3">aggere</text:span> -er -ĕr- | <text:span text:style-name="T5">argine</text:span> | <text:span text:style-name="T5">digue</text:span>, <text:span text:style-name="T5">boulevard</text:span> | <text:span text:style-name="T5">dike</text:span> | <text:span text:style-name="T5">Damm</text:span>. = cumulo de terra, vallo. ⊃ exaggera. ⊂ ad gere. </text:p>
        </text:list-item>
        <text:list-item>
          <text:p text:style-name="P87"><text:span text:style-name="T3">agglomera</text:span> -ĕro | -are | -érer | -ate | -rieren. ⊂ ad glomera. </text:p>
        </text:list-item>
        <text:list-item>
          <text:p text:style-name="P87">—<text:span text:style-name="T3">tione</text:span> | -azione | -ération | -eration | -eration. = ton agglomera. </text:p>
        </text:list-item>
        <text:list-item>
          <text:p text:style-name="P87">—<text:span text:style-name="T3">to</text:span> | -ato | -at | -ate | -at. </text:p>
        </text:list-item>
        <text:list-item>
          <text:p text:style-name="P87"><text:span text:style-name="T3">agglutina</text:span> -ĭno | -are | -er | -ate | -ieren. ⊂ ad glutin(e) -a. </text:p>
        </text:list-item>
        <text:list-item>
          <text:p text:style-name="P87">—<text:span text:style-name="T3">nte</text:span> | -ante | -ant | -ant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<text:span text:style-name="T3">aggrava</text:span> -ăvo | -are | -er | -ate | -ieren. = redde grave, auge, exaggera. </text:p>
        </text:list-item>
        <text:list-item>
          <text:p text:style-name="P87">—<text:span text:style-name="T3">tione</text:span> | -mento | -tion | -tion | -tion. </text:p>
        </text:list-item>
        <text:list-item>
          <text:p text:style-name="P87"><text:span text:style-name="T3">aggrede</text:span> -ĕdior | -ire | <text:span text:style-name="T5">assaillir</text:span>, <text:span text:style-name="T5">attaquer</text:span> | to aggress | -dieren. ⊃ agresso. ⊂ ad grade. </text:p>
        </text:list-item>
        <text:list-item>
          <text:p text:style-name="P87"><text:span text:style-name="T3">aggrega</text:span> -ĕgo | -are | agréger | -ate | -ieren. = junge. ⊂ ad greg(e) -a. </text:p>
        </text:list-item>
        <text:list-item>
          <text:p text:style-name="P87">—<text:span text:style-name="T3">tione</text:span> | -zione | agrégation | -tion | -tion. = ton aggrega. </text:p>
        </text:list-item>
        <text:list-item>
          <text:p text:style-name="P87"><text:span text:style-name="T3">-to</text:span> | -gato | agrégé | -gate | -gat. </text:p>
        </text:list-item>
        <text:list-item>
          <text:p text:style-name="P87"><text:span text:style-name="T3">aggressione</text:span> -sio | -ione | aggression | -ion | -ion. = ton aggrede, invasione, injuria, offensione. </text:p>
        </text:list-item>
        <text:list-item>
          <text:p text:style-name="P87">agresso -us = que e aggrede. </text:p>
        </text:list-item>
        <text:list-item>
          <text:p text:style-name="P87">agresso 600 = quem aggrede. </text:p>
        </text:list-item>
        <text:list-item>
          <text:p text:style-name="P87"><text:span text:style-name="T3">aggressore</text:span> 300 | -ore | -eur | -or | -or. = que aggrede. </text:p>
        </text:list-item>
        <text:list-item>
          <text:p text:style-name="P87"><text:span text:style-name="T3">agile</text:span> -ĭlis | agile | agile | agile | agil. = que age, activo, vivo, prompto. ⊂ ag(e) -ĭle. </text:p>
        </text:list-item>
        <text:list-item>
          <text:p text:style-name="P87">—<text:span text:style-name="T3">itate</text:span> -tas | -ità | -ité | -ity | -ität. </text:p>
        </text:list-item>
        <text:list-item>
          <text:p text:style-name="P87"><text:span text:style-name="T3">agita</text:span> -ĭto | -are | -er | -ate | -ieren. = move, excita, stimula, turba, discute, examina, tracta, disputa. ⊂ ag(e) -ĭta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—tore -tor = qui age equos. </text:p>
        </text:list-item>
        <text:list-item>
          <text:p text:style-name="P87"><text:soft-page-break/>—<text:span text:style-name="T3">tore</text:span> N | -tore | -teur | -tor | -tor. </text:p>
        </text:list-item>
        <text:list-item>
          <text:p text:style-name="P87">G. agogo, agōgós = que duc. ⊃ pædagogo, demagogo. </text:p>
        </text:list-item>
        <text:list-item>
          <text:p text:style-name="P87"><text:span text:style-name="T3">agone</text:span> 100 | -one | -on | -on. = lucta. ⊃ agonia, antagonista. ⊂ G. ag <text:span text:style-name="T3">ō</text:span>n ⊂ age. </text:p>
        </text:list-item>
        <text:list-item>
          <text:p text:style-name="P87">agonĭa -a = victima de festo de Jano. </text:p>
        </text:list-item>
        <text:list-item>
          <text:p text:style-name="P87"><text:span text:style-name="T3">agonia</text:span> ĭ 400 | agonia | agonie | agony | Agonie. = lucta (cum morte). ⊂ G. agōnia. </text:p>
        </text:list-item>
        <text:list-item>
          <text:p text:style-name="P87"><text:span text:style-name="T3">agoniza</text:span> 400 | -nizzare | -niser | -nize | -nisieren. ⊂ G. agōnizō. </text:p>
        </text:list-item>
        <text:list-item>
          <text:p text:style-name="P87">G. agora -á. = reunione de populo, oratione in publico. ⊃ allegoria, categoria, panegyrico. ⊂ ageire = reuni populo. ⊂ age. </text:p>
        </text:list-item>
        <text:list-item>
          <text:p text:style-name="P87">G. agra ágra = captura, præda. ⊃ chiragra, podagra. </text:p>
        </text:list-item>
        <text:list-item>
          <text:p text:style-name="P87"><text:span text:style-name="T3">agrario</text:span> -us | agrario | agraire | agrarian | agrarisch. ⊂ agr(o) -ario. </text:p>
        </text:list-item>
        <text:list-item>
          <text:p text:style-name="P87"><text:span text:style-name="T3">agreste</text:span> -is | -este | -este | -estic | -est. = de agro, rustico. </text:p>
        </text:list-item>
        <text:list-item>
          <text:p text:style-name="P87"><text:span text:style-name="T3">agricultore</text:span> -tor | -coltore | -culteur | -cultor. = que cole agro. </text:p>
        </text:list-item>
        <text:list-item>
          <text:p text:style-name="P87"><text:span text:style-name="T3">agricultura</text:span> -o | -coltura | -ure | -ure | -ur. = ton cole agro. </text:p>
        </text:list-item>
        <text:list-item>
          <text:p text:style-name="P87"><text:span text:style-name="T3">AGRO</text:span> ager | <text:span text:style-name="T5">campo</text:span>, agro | <text:span text:style-name="T5">champ</text:span> | <text:span text:style-name="T5">field</text:span>, <text:span text:style-name="T5">camp</text:span> | Acker | H. P. agro. ⊃ agrario, —este, —icultore, peregrino. ⊂ E. ⊃ G. agro, D. Acker, A. acre. </text:p>
        </text:list-item>
        <text:list-item>
          <text:p text:style-name="P87">G. agro -ós = agro. ⊃ agronomo. </text:p>
        </text:list-item>
        <text:list-item>
          <text:p text:style-name="P87">—<text:span text:style-name="T3">nomia</text:span> | -omia | -omie | -omy | -omie. = scientia de agricultura. ⊂ G. -mía. </text:p>
        </text:list-item>
        <text:list-item>
          <text:p text:style-name="P87">—<text:span text:style-name="T3">nomo</text:span> ŏ | -omo | -ome | -omic | -om. ⊂ G. agronómos. </text:p>
        </text:list-item>
        <text:list-item>
          <text:p text:style-name="P87"><text:span text:style-name="T3">ah</text:span> ah | ah | ah | ah | ah. </text:p>
        </text:list-item>
        <text:list-item>
          <text:p text:style-name="P87">ai, aio = dic, affirma. </text:p>
        </text:list-item>
        <text:list-item>
          <text:p text:style-name="P87"><text:span text:style-name="T3">ALA</text:span> -a | ala | aile | <text:span text:style-name="T5">wing</text:span> | <text:span text:style-name="T5">Flügel</text:span> | H. P. ala. ⊃ alato. </text:p>
        </text:list-item>
        <text:list-item>
          <text:p text:style-name="P87"><text:span text:style-name="T3">alabastro</text:span> -um | -stro | albâtre | -ster | -ster. ⊂ G. alábastros. = gypso transparente. </text:p>
        </text:list-item>
        <text:list-item>
          <text:p text:style-name="P87"><text:span text:style-name="T3">alacre</text:span> alăcer | -acre, allegro | allègre, <text:span text:style-name="T5">vif</text:span>, <text:span text:style-name="T5">gai</text:span> | <text:span text:style-name="T5">brisk</text:span>, <text:span text:style-name="T5">lively</text:span> | <text:span text:style-name="T5">munter</text:span>. = agile, læto, vivace, activo, prompto. </text:p>
        </text:list-item>
        <text:list-item>
          <text:p text:style-name="P87">—<text:span text:style-name="T3">itate</text:span> -tas | -ità | -ité | -ity | -ität. </text:p>
        </text:list-item>
        <text:list-item>
          <text:p text:style-name="P87"><text:span text:style-name="T3">alato</text:span> -us | -ato | ailè | -ate. = cum ala. </text:p>
        </text:list-item>
        <text:list-item>
          <text:p text:style-name="P87"><text:span text:style-name="T3">albificatione</text:span> | -zione | | -ation | -tion. = ton fac albo. </text:p>
        </text:list-item>
        <text:list-item>
          <text:p text:style-name="P87">H. <text:span text:style-name="T3">albino</text:span> | -ino | -ino | -ino | -ino. = homo cum pelle et capillos albo per natura. ⊂ albo. </text:p>
        </text:list-item>
        <text:list-item>
          <text:p text:style-name="P87"><text:span text:style-name="T3">ALBO</text:span> -us | <text:span text:style-name="T5">bianco</text:span>, albo | <text:span text:style-name="T5">blanc</text:span> | <text:span text:style-name="T5">white</text:span> | <text:span text:style-name="T5">weiss</text:span> | H. albo | P. alvo. = candido. ⊃ albumine, albificatione. </text:p>
        </text:list-item>
        <text:list-item>
          <text:p text:style-name="P87"><text:span text:style-name="T3">album</text:span> ( <text:span text:style-name="T5">nominativo de</text:span> albo) | album, albo | album | album | Album. = catalogo, registro. </text:p>
        </text:list-item>
        <text:list-item>
          <text:p text:style-name="P87"><text:span text:style-name="T3">albumina</text:span> N | -mina | -mine | -min | -min. = substantia de albumine. </text:p>
        </text:list-item>
        <text:list-item>
          <text:p text:style-name="P87"><text:span text:style-name="T3">albumine</text:span> ĭ 100 | -me | -men | -men | -men. ⊂ albo -mine. </text:p>
        </text:list-item>
        <text:list-item>
          <text:p text:style-name="P87"><text:span text:style-name="T3">alcali</text:span> N | alcali | alcali | alkali | Alkali. ⊂ al [articulo Arabo] kalio. </text:p>
        </text:list-item>
        <text:list-item>
          <text:p text:style-name="P87">—<text:span text:style-name="T3">ino</text:span> | -ino | -in | -ine | -nisch. </text:p>
        </text:list-item>
        <text:list-item>
          <text:p text:style-name="P87">—<text:span text:style-name="T3">iza</text:span> | -izzare | -iser | -ize | -sieren. </text:p>
        </text:list-item>
        <text:list-item>
          <text:p text:style-name="P87"><text:span text:style-name="T3">alchemia</text:span> N | alchimia | alchimie | alchemy | Alchemie. = chemia (de medio ævo). ⊂ al [articulo Arabo] chemia. </text:p>
        </text:list-item>
        <text:list-item>
          <text:p text:style-name="P87">—<text:span text:style-name="T3">ista</text:span> | -imista | -imiste | -emist | -emist. </text:p>
        </text:list-item>
        <text:list-item>
          <text:p text:style-name="P87"><text:span text:style-name="T3">alcohol</text:span> (ex Arabo) | alcool | alcool | alcohol | Alcohol. </text:p>
        </text:list-item>
        <text:list-item>
          <text:p text:style-name="P87"><text:soft-page-break/>—<text:span text:style-name="T3">ico</text:span> -ĭcus | alcoolico | alcoolique | alcoholic | -lisch. </text:p>
        </text:list-item>
        <text:list-item>
          <text:p text:style-name="P87">—<text:span text:style-name="T3">iza</text:span> | alcoolizzare |alcooliser | -lize | -lisieren. </text:p>
        </text:list-item>
        <text:list-item>
          <text:p text:style-name="P87">—<text:span text:style-name="T3">ometro</text:span> ĕ | alcoolometro | -ètre | -eter | -meter. </text:p>
        </text:list-item>
        <text:list-item>
          <text:p text:style-name="P87"><text:span text:style-name="T3">ALE</text:span> -o | al <text:span text:style-name="T5">imentare</text:span> | al <text:span text:style-name="T5">imenter</text:span> | to al <text:span text:style-name="T5">iment</text:span> | al <text:span text:style-name="T5">imentieren</text:span>. = nutri. ⊃ alimento, alumno, alto. </text:p>
        </text:list-item>
        <text:list-item>
          <text:p text:style-name="P87"><text:span text:style-name="T3">alea</text:span> -a | alea, <text:span text:style-name="T5">rischio</text:span> | aléa, <text:span text:style-name="T5">hasard</text:span> | <text:span text:style-name="T5">chance</text:span> | <text:span text:style-name="T5">Hasard</text:span>. </text:p>
        </text:list-item>
        <text:list-item>
          <text:p text:style-name="P87">—<text:span text:style-name="T3">torio</text:span> -us | -torio | aléatoire | -tory | -torisch. = de alea. </text:p>
        </text:list-item>
        <text:list-item>
          <text:p text:style-name="P87"><text:span text:style-name="T3">alga</text:span> -a | alga | algue | alga | Alge. </text:p>
        </text:list-item>
        <text:list-item>
          <text:p text:style-name="P87"><text:span text:style-name="T3">alge</text:span> -eo = es algido, habe algore. </text:p>
        </text:list-item>
        <text:list-item>
          <text:p text:style-name="P87"><text:span text:style-name="T3">algebra</text:span> N | -ebra | -èbre | -ebra | -ebra. ⊂ ex Arabo ⊂ al [articulo] gebr [analysi]. </text:p>
        </text:list-item>
        <text:list-item>
          <text:p text:style-name="P87">—<text:span text:style-name="T3">ico</text:span> -ĭcus | -rico | algébrique | -raic | -raisch. ⊂ algebr(a) -ico. </text:p>
        </text:list-item>
        <text:list-item>
          <text:p text:style-name="P87"><text:span text:style-name="T3">algido</text:span> -ĭdus | -ido | -ide | -id | -id. = que alge, frigido. </text:p>
        </text:list-item>
        <text:list-item>
          <text:p text:style-name="P87">G. algo álgos = dolore. ⊃ cephalalgia, neuralgia, gastralgia, antalgico. </text:p>
        </text:list-item>
        <text:list-item>
          <text:p text:style-name="P87"><text:span text:style-name="T3">algore</text:span> ō -or | -gore | | | -gor. = frigore de febri. </text:p>
        </text:list-item>
        <text:list-item>
          <text:p text:style-name="P87">L. alias = alio vice, in alio tempore, in alio loco. </text:p>
        </text:list-item>
        <text:list-item>
          <text:p text:style-name="P87"><text:span text:style-name="T3">alibi</text:span> -ĭbi | alibi | alibi | alibi | Alibi. = in alio loco. ⊂ ali(o) -bi </text:p>
        </text:list-item>
        <text:list-item>
          <text:p text:style-name="P87">L. alicubi = in ullo loco. </text:p>
        </text:list-item>
        <text:list-item>
          <text:p text:style-name="P87">L. alicunde = ex ullo loco. </text:p>
        </text:list-item>
        <text:list-item>
          <text:p text:style-name="P87"><text:span text:style-name="T3">aliena</text:span> -o | -nare | -éner | -nate | -nieren. </text:p>
        </text:list-item>
        <text:list-item>
          <text:p text:style-name="P87">—<text:span text:style-name="T3">bile</text:span> | -bile | -ble | -ble | -bel. </text:p>
        </text:list-item>
        <text:list-item>
          <text:p text:style-name="P87">—<text:span text:style-name="T3">tione</text:span> -tio | -zione | -énation | -tion | -tion. </text:p>
        </text:list-item>
        <text:list-item>
          <text:p text:style-name="P87"><text:span text:style-name="T3">alieno</text:span> ē -us | alieno | <text:span text:style-name="T5">d’autrui</text:span>, <text:span text:style-name="T5">étranger</text:span> | alien | -us. ⊂ alio -no. </text:p>
        </text:list-item>
        <text:list-item>
          <text:p text:style-name="P87"><text:span text:style-name="T3">alimentario</text:span> -us | -are | -aire | -ary | -arisch. = de alimento. </text:p>
        </text:list-item>
        <text:list-item>
          <text:p text:style-name="P87"><text:span text:style-name="T3">alimento</text:span> -um | -ento | -ent | -ent | -ent. ⊂ al(e) -i- -mento. </text:p>
        </text:list-item>
        <text:list-item>
          <text:p text:style-name="P87"><text:span text:style-name="T3">ALIO</text:span> -us | altero, altro | autre | <text:span text:style-name="T5">other</text:span>, else | <text:span text:style-name="T5">ander</text:span> | H. otro | P. outro. ⊃ alibi, alieno, aliquo. ⊂ E. ⊃ G. allo, A. else. </text:p>
        </text:list-item>
        <text:list-item>
          <text:p text:style-name="P87">L. aliquando = ullo vice. </text:p>
        </text:list-item>
        <text:list-item>
          <text:p text:style-name="P87"><text:span text:style-name="T3">aliquanto</text:span> -us | alquanto | -ante | -ant | -ante, -antisch. = in quantitate sufficiente, satis. </text:p>
        </text:list-item>
        <text:list-item>
          <text:p text:style-name="P87"><text:span text:style-name="T3">aliquo</text:span> -ĭquis | <text:span text:style-name="T5">qu</text:span>alche, alc <text:span text:style-name="T5">uno</text:span> | <text:span text:style-name="T5">qu</text:span>elque, auc <text:span text:style-name="T5">un</text:span> | <text:span text:style-name="T5">some</text:span>, <text:span text:style-name="T5">any</text:span> | <text:span text:style-name="T5">irgend ein</text:span> | H. algo, alg <text:span text:style-name="T5">uno</text:span> | P. algo, alg <text:span text:style-name="T5">um</text:span>. = ullo, uno. ⊂ ali(o) quo. </text:p>
        </text:list-item>
        <text:list-item>
          <text:p text:style-name="P87">aliquot -ot = aliquos. </text:p>
        </text:list-item>
        <text:list-item>
          <text:p text:style-name="P87"><text:span text:style-name="T3">aliquota</text:span> ŏ N | -uota | -uote | -uot | -uote. </text:p>
        </text:list-item>
        <text:list-item>
          <text:p text:style-name="P87">L. aliunde = ex alio loco. </text:p>
        </text:list-item>
        <text:list-item>
          <text:p text:style-name="P87">allēga -o = delega, mitte. ⊂ ad lega. </text:p>
        </text:list-item>
        <text:list-item>
          <text:p text:style-name="P87"><text:span text:style-name="T3">allega</text:span> ē 100 | -gare | alléguer | -ege | -gieren. = cita, adduc. </text:p>
        </text:list-item>
        <text:list-item>
          <text:p text:style-name="P87">—<text:span text:style-name="T3">tione</text:span> 500 | -zione | -tion | -tion | -tion. </text:p>
        </text:list-item>
        <text:list-item>
          <text:p text:style-name="P87">—tione -tio = legatione. </text:p>
        </text:list-item>
        <text:list-item>
          <text:p text:style-name="P87"><text:span text:style-name="T3">allegoria</text:span> -ĭa | -ia | -ie | -y | -ie. ⊂ G. allēgoria ⊂ allo agor(a) -ia. </text:p>
        </text:list-item>
        <text:list-item>
          <text:p text:style-name="P87">—<text:span text:style-name="T3">ico</text:span> ĭ 400 | -ico | -ique | -ic | -isch. ⊂ G. -icós. </text:p>
        </text:list-item>
        <text:list-item>
          <text:p text:style-name="P87">—<text:span text:style-name="T3">ista</text:span> | -ista | allégoriste | -ist | -ist. </text:p>
        </text:list-item>
        <text:list-item>
          <text:p text:style-name="P87"><text:span text:style-name="T3">allevia</text:span> | -are | alléger, <text:span text:style-name="T5">soulager</text:span> | -ate | -iieren. = fac leve, minue, mitiga. </text:p>
        </text:list-item>
        <text:list-item>
          <text:p text:style-name="P87">—<text:span text:style-name="T3">tione</text:span> | -zione | | -tion | -tion. </text:p>
        </text:list-item>
        <text:list-item>
          <text:p text:style-name="P87"><text:soft-page-break/><text:span text:style-name="T3">alliga</text:span> -ĭgo | allegare | allier | to ally, to alloy | alligieren. = liga duo statu, duo metallo. </text:p>
        </text:list-item>
        <text:list-item>
          <text:p text:style-name="P87">—<text:span text:style-name="T3">tione</text:span> 100 | -zione, lega | alliage | -tion | -tion. = unione (de duo metallo). </text:p>
        </text:list-item>
        <text:list-item>
          <text:p text:style-name="P87">G. allo állos = || alio. ⊃ allegoria, allopathia, parallaxi, parallelo. </text:p>
        </text:list-item>
        <text:list-item>
          <text:p text:style-name="P87"><text:span text:style-name="T3">allocatione</text:span> | -zione | -tion | -tion | -tion. = locatione. </text:p>
        </text:list-item>
        <text:list-item>
          <text:p text:style-name="P87"><text:span text:style-name="T3">allocutione</text:span> 100 | -zione | -tion | -tion | -tion. ⊂ ad locutione. </text:p>
        </text:list-item>
        <text:list-item>
          <text:p text:style-name="P87"><text:span text:style-name="T3">allopathia</text:span> N -īa | -tia | -thie | -thy | -thie. = cura de morbos [patho] per remedios differente [allo]; anti homœpathia. </text:p>
        </text:list-item>
        <text:list-item>
          <text:p text:style-name="P87">allude -o = lude, joca. </text:p>
        </text:list-item>
        <text:list-item>
          <text:p text:style-name="P87"><text:span text:style-name="T3">allude</text:span> 200 | -ere | | to allude | -dieren. = fac allusione, es allusivo. </text:p>
        </text:list-item>
        <text:list-item>
          <text:p text:style-name="P87"><text:span text:style-name="T3">allusione</text:span> | -sione | -sion | -sion | -sion. = ton allude. </text:p>
        </text:list-item>
        <text:list-item>
          <text:p text:style-name="P87"><text:span text:style-name="T3">allusivo</text:span> | -sivo | -sif | -sive | -siv. = que allude. </text:p>
        </text:list-item>
        <text:list-item>
          <text:p text:style-name="P87"><text:span text:style-name="T3">alluviale</text:span> | -ale | -al | -al | -al. </text:p>
        </text:list-item>
        <text:list-item>
          <text:p text:style-name="P87">alluvie -es = </text:p>
        </text:list-item>
        <text:list-item>
          <text:p text:style-name="P87"><text:span text:style-name="T3">alluvione</text:span> -vio | -vione | -vion | -vion | -vion. ⊂ ad lu(e) -ione. </text:p>
        </text:list-item>
        <text:list-item>
          <text:p text:style-name="P87"><text:span text:style-name="T3">alno</text:span> -us | <text:span text:style-name="T5">ontano</text:span>, alno | aune, <text:span text:style-name="T5">verne</text:span> | alder | Erle | R. olïcha. = Bot. « alnus glutinosa ». </text:p>
        </text:list-item>
        <text:list-item>
          <text:p text:style-name="P87"><text:span text:style-name="T3">aloe</text:span> 100 | aloe | aloés | aloes | Aloe. ⊂ G. alóē. </text:p>
        </text:list-item>
        <text:list-item>
          <text:p text:style-name="P87"><text:span text:style-name="T3">alopecia</text:span> 100 | -ia | -ie | -ia | -ie. = calvities. ⊂ G. alōpecia ⊂ al <text:span text:style-name="T3">ō</text:span>pēx = vulpe, que perde pelo. </text:p>
        </text:list-item>
        <text:list-item>
          <text:p text:style-name="P87"><text:span text:style-name="T3">alphabetico</text:span> | alfabetico | -étique | -tic | -tisch. ⊂ alphabet(o) -ico. </text:p>
        </text:list-item>
        <text:list-item>
          <text:p text:style-name="P87"><text:span text:style-name="T3">alphabeto</text:span> 100 | alfabeto | -et | -et | -et. ⊂ G. alphábētos ⊂ alpha bet(a) -o [primo et secundo litera græco]. </text:p>
        </text:list-item>
        <text:list-item>
          <text:p text:style-name="P87"><text:span text:style-name="T3">altare</text:span> -e | altare | autel | altar | Altar. ⊂ alt(o) -are. </text:p>
        </text:list-item>
        <text:list-item>
          <text:p text:style-name="P87"><text:span text:style-name="T3">altera</text:span> ĕ 500 | -erare | -érer | to alter | -erieren. ⊂ alter(o) -a. </text:p>
        </text:list-item>
        <text:list-item>
          <text:p text:style-name="P87">—<text:span text:style-name="T3">tione</text:span> | -zione | -ération | -tion | -tion. </text:p>
        </text:list-item>
        <text:list-item>
          <text:p text:style-name="P87"><text:span text:style-name="T3">alterca</text:span> -or | -are | | -ate. = disputa, litiga. ⊂ altero. </text:p>
        </text:list-item>
        <text:list-item>
          <text:p text:style-name="P87">—<text:span text:style-name="T3">tione</text:span> -tio | alterco | -ation | -ation | -ation. </text:p>
        </text:list-item>
        <text:list-item>
          <text:p text:style-name="P87"><text:span text:style-name="T3">alterna</text:span> -o | -are | -er | -ate | -ieren. = fac alterno. </text:p>
        </text:list-item>
        <text:list-item>
          <text:p text:style-name="P87">—<text:span text:style-name="T3">nte</text:span> -ns | -nte | -ant | -ant | -ant. </text:p>
        </text:list-item>
        <text:list-item>
          <text:p text:style-name="P87">—<text:span text:style-name="T3">tione</text:span> 300 | -zione | -tion | -tion | -tion. </text:p>
        </text:list-item>
        <text:list-item>
          <text:p text:style-name="P87">—<text:span text:style-name="T3">tivo</text:span> | -ivo | -if | -ive | -iv. </text:p>
        </text:list-item>
        <text:list-item>
          <text:p text:style-name="P87"><text:span text:style-name="T3">alterno</text:span> -us | -erno | -erne | -ern. ⊃ alterna. ⊂ alter(o) -no. </text:p>
        </text:list-item>
        <text:list-item>
          <text:p text:style-name="P87"><text:span text:style-name="T3">altero</text:span> alter -ĕr- | altro | autre | <text:span text:style-name="T5">other</text:span> | <text:span text:style-name="T5">ander</text:span> | H. otro | P. outro. Origine commune de L. altero cum A. other, D. ander, es dubio. ⊃ alterno, alterca, altera, adultero. ⊂ al(io) -tero. = secundo, alio ex duo, alio. </text:p>
        </text:list-item>
        <text:list-item>
          <text:p text:style-name="P87"><text:span text:style-name="T3">althæa</text:span> -aīa 100 | altea | althée, <text:span text:style-name="T5">guimauve</text:span> | althea | Althee. ⊂ G. althaía. = Bot. « althæa officinalis ». </text:p>
        </text:list-item>
        <text:list-item>
          <text:p text:style-name="P87"><text:span text:style-name="T3">altimetria</text:span> | -metria | -métrie | -metry | -metrie. ⊂ alt(o) -i- metr(o) -ia. </text:p>
        </text:list-item>
        <text:list-item>
          <text:p text:style-name="P87"><text:span text:style-name="T3">altitudine</text:span> -do -dĭn- | -dine | -de | -de. = to es alto. </text:p>
        </text:list-item>
        <text:list-item>
          <text:p text:style-name="P87"><text:span text:style-name="T3">ALTO</text:span> -us | alto | haut | <text:span text:style-name="T5">high</text:span> | <text:span text:style-name="T5">hoch</text:span> | H. P. alto. ⊃ altitudine, altare, altimetria. ⊂ E. ⊂ al(e) -to. ⊃ A. old, D. alt = vetere. </text:p>
        </text:list-item>
        <text:list-item>
          <text:p text:style-name="P87"><text:span text:style-name="T3">altruismo</text:span> | -smo | -sme | -sm | -smus. ⊂ alt(e)r(o) -u- -ismo, anti egoismo. </text:p>
        </text:list-item>
        <text:list-item>
          <text:p text:style-name="P87"><text:soft-page-break/><text:span text:style-name="T3">altruista</text:span> | -ista | -iste | -ist | -ist. = qui labora pro alteros. </text:p>
        </text:list-item>
        <text:list-item>
          <text:p text:style-name="P87"><text:span text:style-name="T3">alumine</text:span> ĭ 100 | allume | alun | alum | Alaun. ⊃ aluminio. </text:p>
        </text:list-item>
        <text:list-item>
          <text:p text:style-name="P87"><text:span text:style-name="T3">aluminio</text:span> N | -io | -ium | -ium | -ium. = metallo simplice, ex alumine, in Chemia « Al ». </text:p>
        </text:list-item>
        <text:list-item>
          <text:p text:style-name="P87"><text:span text:style-name="T3">alumno</text:span> -us | alunno | <text:span text:style-name="T5">élève</text:span> | alumnus | -mnus. ⊂ ale. </text:p>
        </text:list-item>
        <text:list-item>
          <text:p text:style-name="P87"><text:span text:style-name="T3">alveario</text:span> -um | -re | <text:span text:style-name="T5">ruche</text:span> | -ry | -rium. = cavitate, habitatione de apes. ⊂ alve(o) -ario. </text:p>
        </text:list-item>
        <text:list-item>
          <text:p text:style-name="P87"><text:span text:style-name="T3">alveo</text:span> -us | alveo | auge | | -us. = cavitate (de flumine, de vaso). </text:p>
        </text:list-item>
        <text:list-item>
          <text:p text:style-name="P87">—<text:span text:style-name="T3">eolare</text:span> | -lare | alvéolaire | -lar | -lar. </text:p>
        </text:list-item>
        <text:list-item>
          <text:p text:style-name="P87">—<text:span text:style-name="T3">eolo</text:span> -ŏlus | -eolo | -éole | -eole | -eole. = parvo alveo (de apes, de dentes). </text:p>
        </text:list-item>
        <text:list-item>
          <text:p text:style-name="P87"><text:span text:style-name="T3">alvino</text:span> 100 | -ino | -in | -ine. = de alvo. </text:p>
        </text:list-item>
        <text:list-item>
          <text:p text:style-name="P87"><text:span text:style-name="T3">ALVO</text:span> -us = ventre, abdomen. ⊂ al(e) -vo. ⊃ alveo, alvino. </text:p>
        </text:list-item>
        <text:list-item>
          <text:p text:style-name="P87"><text:span text:style-name="T3">am</text:span> (Catone), am-, amb- = circum. ⊃ ambiguo, ambo, amplecte, amputa, anfractu. ⊂ E. ⊃ G. amphi, D. um. </text:p>
        </text:list-item>
        <text:list-item>
          <text:p text:style-name="P87"><text:span text:style-name="T3">AMA</text:span> -o | amare | aimer | <text:span text:style-name="T5">to love</text:span>, <text:span text:style-name="T5">to like</text:span> | <text:span text:style-name="T5">lieben</text:span> | H. P. amar. ⊃ amabile, —nte, —to, —tore, amore. </text:p>
        </text:list-item>
        <text:list-item>
          <text:p text:style-name="P87"><text:span text:style-name="T3">amabile</text:span> -bĭlis | -bile | aimable | amiable | -abel. </text:p>
        </text:list-item>
        <text:list-item>
          <text:p text:style-name="P87">—<text:span text:style-name="T3">itate</text:span> -tas | -ità | -ité | -ity | -ität. </text:p>
        </text:list-item>
        <text:list-item>
          <text:p text:style-name="P87"><text:span text:style-name="T3">amante</text:span> -ans | amante | aimant | | -ant. </text:p>
        </text:list-item>
        <text:list-item>
          <text:p text:style-name="P87"><text:span text:style-name="T3">amanuense</text:span> 200 | -se | | -sis | -sis. = copista. ⊂ a(d) manu -ense. </text:p>
        </text:list-item>
        <text:list-item>
          <text:p text:style-name="P87"><text:span text:style-name="T3">amaranto</text:span> 100 | -nto | -nte | -nth | -nt. = flore semper vivente. ⊂ G. amárantos ⊂ a- [ne] maran [marcesce] -to. </text:p>
        </text:list-item>
        <text:list-item>
          <text:p text:style-name="P87"><text:span text:style-name="T3">amaritudine</text:span> -do -dĭn- | amarezza, -dine | amertume | -tude. = to es amaro. </text:p>
        </text:list-item>
        <text:list-item>
          <text:p text:style-name="P87"><text:span text:style-name="T3">amaro</text:span> ā -us | amaro | amer | <text:span text:style-name="T5">bitter</text:span> | Ampfer. ⊃ amaritudine. ⊂ E. ⊃ D. </text:p>
        </text:list-item>
        <text:list-item>
          <text:p text:style-name="P87"><text:span text:style-name="T3">amato</text:span> -us | amato | aimé. = quem ama. </text:p>
        </text:list-item>
        <text:list-item>
          <text:p text:style-name="P87">—<text:span text:style-name="T3">ore</text:span> -tor | -ore | -eur | -eur | -or. </text:p>
        </text:list-item>
        <text:list-item>
          <text:p text:style-name="P87">—<text:span text:style-name="T3">orio</text:span> -us | -orio | | -ory | -orisch. </text:p>
        </text:list-item>
        <text:list-item>
          <text:p text:style-name="P87"><text:span text:style-name="T3">amazone</text:span> -ăzon | -zzone | -zone | -zon | -zone. ⊂ G. amaz <text:span text:style-name="T3">ō</text:span>n ⊂ a- [sine] mazo [mamma] -ne. </text:p>
        </text:list-item>
        <text:list-item>
          <text:p text:style-name="P87">amb- = am. </text:p>
        </text:list-item>
        <text:list-item>
          <text:p text:style-name="P87"><text:span text:style-name="T3">ambages</text:span> -es | -agi | -ges | -ges | -ges. = sinuositate, ambiguitate. ⊂ amb- age -s. </text:p>
        </text:list-item>
        <text:list-item>
          <text:p text:style-name="P87"><text:span text:style-name="T3">ambi</text:span> -io | ambire | | | ambieren. = i circum, desidera. ⊃ -itione, -iente. ⊂ amb- i. </text:p>
        </text:list-item>
        <text:list-item>
          <text:p text:style-name="P87"><text:span text:style-name="T3">ambidextero</text:span> -ĕrus | -stro | -xtre | -xtrous | -xter. = dextero de ambo manu. </text:p>
        </text:list-item>
        <text:list-item>
          <text:p text:style-name="P87"><text:span text:style-name="T3">ambiente</text:span> 100 | -ente | -ant, <text:span text:style-name="T5">milieu</text:span> | -ent | -ent. ⊂ ambi -ente. </text:p>
        </text:list-item>
        <text:list-item>
          <text:p text:style-name="P87"><text:span text:style-name="T3">ambiguitate</text:span> -tas | -ità | -ité | -ity | -ität. </text:p>
        </text:list-item>
        <text:list-item>
          <text:p text:style-name="P87"><text:span text:style-name="T3">ambiguo</text:span> -us | -uo | -u | -uous | -uum. = æquivoco, dubio, indeterminato, indefinito, incerto, indistincto. ⊂ amb- ag(e) -uo. </text:p>
        </text:list-item>
        <text:list-item>
          <text:p text:style-name="P87"><text:span text:style-name="T3">ambitione</text:span> -tio | -zione | -tion | -tion | -tion. ⊂ ambi -tione. </text:p>
        </text:list-item>
        <text:list-item>
          <text:p text:style-name="P87"><text:span text:style-name="T3">ambitioso</text:span> -us | -zioso | -tieux | -tious | -tiös. = cum ambitione. </text:p>
        </text:list-item>
        <text:list-item>
          <text:p text:style-name="P87"><text:span text:style-name="T3">ambitu</text:span> -ĭtus | -ito | | -it | -itus. ⊂ ambi -tu = circuitu. </text:p>
        </text:list-item>
        <text:list-item>
          <text:p text:style-name="P87"><text:span text:style-name="T3">AMBO</text:span> -o | ambo | <text:span text:style-name="T5">les deux</text:span>, ambe | <text:span text:style-name="T5">both</text:span> | <text:span text:style-name="T5">beide</text:span>, Ambe. = omni duo. <text:soft-page-break/>⊃ ambidextero. </text:p>
        </text:list-item>
        <text:list-item>
          <text:p text:style-name="P87"><text:span text:style-name="T3">ambrosia</text:span> -ĭa | -sia | -oisie | -sia | -sia. = cibo de immortales. ⊂ G. -ía. ⊂ ambrósios = immortale. ⊂ an- [ne] brot(o) [mortale] -ia. </text:p>
        </text:list-item>
        <text:list-item>
          <text:p text:style-name="P87"><text:span text:style-name="T3">ambula</text:span> -ŭlo | -are, <text:span text:style-name="T5">camminare</text:span> | aller, déambuler | <text:span text:style-name="T5">to walk</text:span>, to deambulate | ambulieren. ⊂ amb- -ul(o) -a. = i cum passu regulare. Derivatione de F. « aller », I. « andare » ex L. « ambula » es illo plus probabile inter 26 derivatione reproducto ab Körting. ⊃ F. ambler, A. amble = (equo) ambula ut homo. </text:p>
        </text:list-item>
        <text:list-item>
          <text:p text:style-name="P87">—<text:span text:style-name="T3">nte</text:span> 100 | -ante | -ant | -ant | -ant. </text:p>
        </text:list-item>
        <text:list-item>
          <text:p text:style-name="P87">—<text:span text:style-name="T3">ntia</text:span> | -anza | -ance | -ance | -anz. = hospitale ambulante. </text:p>
        </text:list-item>
        <text:list-item>
          <text:p text:style-name="P87">—<text:span text:style-name="T3">torio</text:span> 200 | -orio | -oire | -ry | -risch, -tor. = (loco) pro ambula. </text:p>
        </text:list-item>
        <text:list-item>
          <text:p text:style-name="P87"><text:span text:style-name="T3">amethysto</text:span> -us | ametista | améthyste | amethyst | -yst. = gemma de colore violaceo, ex silice; remedio contra ebrietate. ⊂ G. améthustos ⊂ a- [sine] methy [ebrietate]. </text:p>
        </text:list-item>
        <text:list-item>
          <text:p text:style-name="P87"><text:span text:style-name="T3">amianto</text:span> 100 | -nto | -nte | -nthus | -nt. = minerale, que pote es reducto in filo incombustibile. ⊂ G. amíantos ⊂ a- [ne] mian- [putresce] -to. </text:p>
        </text:list-item>
        <text:list-item>
          <text:p text:style-name="P87"><text:span text:style-name="T3">amicabile</text:span> -bĭlis | amichevole, amicale | amical, amiable | amicable, amiable | -cabel, -cal. = de amico. </text:p>
        </text:list-item>
        <text:list-item>
          <text:p text:style-name="P87">amicale 200 = amicabile. </text:p>
        </text:list-item>
        <text:list-item>
          <text:p text:style-name="P87"><text:span text:style-name="T3">amicitia</text:span> -a | -izia | -itié | -ity. = to es amico. </text:p>
        </text:list-item>
        <text:list-item>
          <text:p text:style-name="P87"><text:span text:style-name="T3">amico</text:span> ī -us | -o | ami | <text:span text:style-name="T5">friend</text:span> | -cus. ⊃ amicitia. ⊂ am(a) -ico. </text:p>
        </text:list-item>
        <text:list-item>
          <text:p text:style-name="P87"><text:span text:style-name="T3">amita</text:span> -ĭta | <text:span text:style-name="T5">zia</text:span> | ante (F. antiquo), tante | aunt | Tante. = sorore de patre. </text:p>
        </text:list-item>
        <text:list-item>
          <text:p text:style-name="P87"><text:span text:style-name="T3">ammoniaca</text:span> ă N | -iaca | -iaque | -ia | -iak. = in chemia « H <text:span text:style-name="T8">3</text:span> N », gas ex sale ammoniaco. </text:p>
        </text:list-item>
        <text:list-item>
          <text:p text:style-name="P87"><text:span text:style-name="T3">ammoniaco</text:span> ă 100 | -aco | -ac | -ac | -ak. = (sale) de ammoniaca. ⊂ G. ammōniacón ⊂ Ammone, deo de Aegypto, apud templo de que, es tracto sale ammoniaco, per combustione de sterco de camelo. </text:p>
        </text:list-item>
        <text:list-item>
          <text:p text:style-name="P87"><text:span text:style-name="T3">amnesia</text:span> | -esia | -ésie | -esia | -esie. = to perde memoria. ⊂ G. amnēsia ⊂ a- mne [mene] -si -s(i) a. </text:p>
        </text:list-item>
        <text:list-item>
          <text:p text:style-name="P87"><text:span text:style-name="T3">amnestia</text:span> | amnistia | amnistie | -esty | -estie. = oblivio, venia. ⊂ G. amnēstía ⊂ a- mnē [mene]. </text:p>
        </text:list-item>
        <text:list-item>
          <text:p text:style-name="P87"><text:span text:style-name="T3">amni</text:span> -is = fluvio, flumen, rivo. </text:p>
        </text:list-item>
        <text:list-item>
          <text:p text:style-name="P87"><text:span text:style-name="T3">amœnitate</text:span> -tas | amenità | aménité | amenity | Amœnität. </text:p>
        </text:list-item>
        <text:list-item>
          <text:p text:style-name="P87"><text:span text:style-name="T3">amœno</text:span> -us | ameno | <text:span text:style-name="T5">agréable</text:span>, amène | <text:span text:style-name="T5">agreable</text:span>, amene | amœn, <text:span text:style-name="T5">angenehm</text:span>. ⊃ amœnitate. ⊂ ama. </text:p>
        </text:list-item>
        <text:list-item>
          <text:p text:style-name="P87"><text:span text:style-name="T3">amore</text:span> amor | -ore | -our | <text:span text:style-name="T5">love</text:span>, -our | <text:span text:style-name="T5">Liebe</text:span>, Amor. ⊂ am(a) -ore. </text:p>
        </text:list-item>
        <text:list-item>
          <text:p text:style-name="P87"><text:span text:style-name="T3">amorpho</text:span> | -rfo | -rphe | -rphous | -rph. = sine forma, ne crystallizato. ⊂ G. ámorphos ⊂ a- [sine] morphē [forma] -o. </text:p>
        </text:list-item>
        <text:list-item>
          <text:p text:style-name="P87"><text:span text:style-name="T3">amove</text:span> ō -eo | smuovere | <text:span text:style-name="T5">écarter</text:span> | to amove | -vieren. = move ab. </text:p>
        </text:list-item>
        <text:list-item>
          <text:p text:style-name="P87">—<text:span text:style-name="T3">ibile</text:span> | -ibile | -ible | -ible | -ibel. </text:p>
        </text:list-item>
        <text:list-item>
          <text:p text:style-name="P87">—<text:span text:style-name="T3">ibilitate</text:span> | -ità | -ité | -ity | -ität. </text:p>
        </text:list-item>
        <text:list-item>
          <text:p text:style-name="P87">G. amphi amphí = de duo parte, circum, ambo. ⊃ amphibio, amphiteatro, amphibolia. = || am. </text:p>
        </text:list-item>
        <text:list-item>
          <text:p text:style-name="P87"><text:span text:style-name="T3">amphibio</text:span> 100 | -fibio | -bie | -bious | -bium. ⊂ G. -íbios. ⊂ amphi bio [vita]. = animale que vive in terra et aqua. </text:p>
        </text:list-item>
        <text:list-item>
          <text:p text:style-name="P87"><text:soft-page-break/><text:span text:style-name="T3">amphibolia</text:span> -a | -logia | -logie | -logy, -ly | -logie. = phrasi ambiguo. ⊂ G. -lia. ⊂ amphibol(o) -ia. </text:p>
        </text:list-item>
        <text:list-item>
          <text:p text:style-name="P87"><text:span text:style-name="T3">amphibolo</text:span> ŏ 500 | -logico | -logique | -logical | -lisch. = ambiguo, dubio. ⊂ G. -íbolos. ⊂ amphi bol- [jacta] -o. </text:p>
        </text:list-item>
        <text:list-item>
          <text:p text:style-name="P87"><text:span text:style-name="T3">amphibolo</text:span> ŏ | anfibolo | -ole | -ole | -ol. = minerale silicato mixto. </text:p>
        </text:list-item>
        <text:list-item>
          <text:p text:style-name="P87">amphibologia 700 = amphibolia. </text:p>
        </text:list-item>
        <text:list-item>
          <text:p text:style-name="P87"><text:span text:style-name="T3">amphitheatro</text:span> 200 | anfiteatro | -éâtre | -eatre | -ter. ⊂ G. -ithéatron. ⊂ amphi theatro. </text:p>
        </text:list-item>
        <text:list-item>
          <text:p text:style-name="P87"><text:span text:style-name="T3">amphora</text:span> -ŏra | anfora | -re | -ra | -ra. ⊂ G. amphoreús ⊂ am(phi) pher. = vase cum duo manubrio. </text:p>
        </text:list-item>
        <text:list-item>
          <text:p text:style-name="P87"><text:span text:style-name="T3">amplecte</text:span> -or | <text:span text:style-name="T5">abbracciare</text:span> | <text:span text:style-name="T5">embrasser</text:span> | <text:span text:style-name="T5">embrace</text:span>, amplect(ant) | amplectieren, <text:span text:style-name="T5">umfassen</text:span>. ⊃ amplexu. ⊂ am plecte. </text:p>
        </text:list-item>
        <text:list-item>
          <text:p text:style-name="P87">—<text:span text:style-name="T3">ivo</text:span> | | -if | | -iv. </text:p>
        </text:list-item>
        <text:list-item>
          <text:p text:style-name="P87"><text:span text:style-name="T3">amplexicaule</text:span> | | -aule | -aul. = (folio) que amplecte caule. </text:p>
        </text:list-item>
        <text:list-item>
          <text:p text:style-name="P87"><text:span text:style-name="T3">amplexu</text:span> -us | -esso | | -xation | -xus. = ton amplecte. </text:p>
        </text:list-item>
        <text:list-item>
          <text:p text:style-name="P87"><text:span text:style-name="T3">amplia</text:span> -o | -are | -er | -ate. = amplifica, fac amplo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mplifica</text:span> -ĭco | -ficare | -fier | -fy, -ficate | -ficieren. = amplia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mplitudine</text:span> -udo -udĭn- | -dine | -de | -de | -de. = to es amplo. </text:p>
        </text:list-item>
        <text:list-item>
          <text:p text:style-name="P87"><text:span text:style-name="T3">amplo</text:span> -us | ampio | ample | ample | H. P. amplo. = largo, grande, abundante, spatioso, capace, copioso. ⊃ amplitudine. ⊂ am pl(e) -o. </text:p>
        </text:list-item>
        <text:list-item>
          <text:p text:style-name="P87"><text:span text:style-name="T3">ampulla</text:span> -a | -polla | -poule | -pulla, -pul | -pel. ⊂ amphora. </text:p>
        </text:list-item>
        <text:list-item>
          <text:p text:style-name="P87"><text:span text:style-name="T3">amputa</text:span> -ŭto | -are | -er | -ate | -ieren. ⊂ am puta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mygdala</text:span> ă 100 | mandorla | amande | almond | Mandel. ⊂ G. -álē. = Bot. « amygdalus communis ». </text:p>
        </text:list-item>
        <text:list-item>
          <text:p text:style-name="P87"><text:span text:style-name="T3">amylaceo</text:span> | amidaceo | -acé | -aceous | -acea. ⊂ amyl(o) -aceo. </text:p>
        </text:list-item>
        <text:list-item>
          <text:p text:style-name="P87"><text:span text:style-name="T3">amylo</text:span> -ŭlum | amido | amidon | <text:span text:style-name="T5">starch</text:span>, amyle, amidine | -lon, -lum, Amidon. ⊂ G. ámulon ⊂ a- myl(ē) -o. = ne molito. </text:p>
        </text:list-item>
        <text:list-item>
          <text:p text:style-name="P87"><text:span text:style-name="T3">AN</text:span> an, indica interrogatione, dubio, conditione. ⊂ E. an ⊃ G. án, Gothico an. </text:p>
        </text:list-item>
        <text:list-item>
          <text:p text:style-name="P87">G. an- (ante vocale), a- (ante consonante) = ne, sine. ⊃ anæmia, anæsthesia, anarchia, anecdoto, anhydro, anodyno, anomalo, anonymo; abulia, acephalo, amnesia, aneroide, apathia, apode, asphyxia, asylo, atheo, atomo, azoto ⊂ E. ⊃ L. ne, in(cognito), in(valido). </text:p>
        </text:list-item>
        <text:list-item>
          <text:p text:style-name="P87">G. ana aná = iterum, retro, contra, supra, ad sub. ⊃ anabaptista, anachoreta, anachronismo, anadema, anaglypho, anagramma, anagraphe, analogo, analysi, anathema, anatomia, aneurysma, anodo. ⊂ E. ⊃ A. on = supra; D. an = ad, supra; R. na = supra, ad, contra; S. ana. </text:p>
        </text:list-item>
        <text:list-item>
          <text:p text:style-name="P87"><text:span text:style-name="T3">anabaptista</text:span> | anabattista | -iste | -ist | -ist. = que rebaptiza. ⊂ G. -st <text:span text:style-name="T3">ē</text:span>s. ⊂ ana [red] baptista. </text:p>
        </text:list-item>
        <text:list-item>
          <text:p text:style-name="P87"><text:span text:style-name="T3">anachoreta</text:span> 500 | anacoreta | rète | -ret, anchoret | -ret. = eremita, monacho. ⊂ G. anachōret <text:span text:style-name="T3">ē</text:span>s ⊂ ana [retro] chōr(a) [terra] -eta. </text:p>
        </text:list-item>
        <text:list-item>
          <text:p text:style-name="P87"><text:span text:style-name="T3">anachronismo</text:span> | anacronismo | -isme | -ism | -ismus. = errore de <text:soft-page-break/>tempore. ⊂ G. -ismós. ⊂ ana [contra] chron(o) [tempore] -ismo. </text:p>
        </text:list-item>
        <text:list-item>
          <text:p text:style-name="P87"><text:span text:style-name="T3">anacolutho</text:span> 500 | anacoluto | -uthe | -uthon | -uthon. ⊂ G. anacóluthon ⊂ an- [ne] acolytho [consequente]. = inconsequentia grammaticale. </text:p>
        </text:list-item>
        <text:list-item>
          <text:p text:style-name="P87"><text:span text:style-name="T3">anadema</text:span>(te) -ma | -ma | -ème | -m | -m. = corona, diadema. ⊂ G. anádēma ⊂ ana [supra] dē [cinge] -ma. </text:p>
        </text:list-item>
        <text:list-item>
          <text:p text:style-name="P87"><text:span text:style-name="T3">anæmia</text:span> | anemia | anémie | anæmia | Anæmie. = to es sine sanguine. ⊂ G. -ía. ⊂ an- (h)æm(a) [sanguine]. </text:p>
        </text:list-item>
        <text:list-item>
          <text:p text:style-name="P87">—<text:span text:style-name="T3">ico</text:span> -ĭcus | anemico | anémique | anæmic. = sine sanguine, cum anæmia. </text:p>
        </text:list-item>
        <text:list-item>
          <text:p text:style-name="P87"><text:span text:style-name="T3">anæsthesia</text:span> | anestesia | anesthésie | -sis | -sie. = insensibilitate. ⊂ G. -ēsia. ⊂ an- [ne] æsthē [senti] -si -(i)a. </text:p>
        </text:list-item>
        <text:list-item>
          <text:p text:style-name="P87"><text:span text:style-name="T3">anæsthetico</text:span> -ĭcus | anestetico | anesthésique | -tic | -tica. = de anæsthesia. </text:p>
        </text:list-item>
        <text:list-item>
          <text:p text:style-name="P87"><text:span text:style-name="T3">anæsthetiza</text:span> | anestetizzare | anesthésier | -ize. = produc anæsthesia. </text:p>
        </text:list-item>
        <text:list-item>
          <text:p text:style-name="P87"><text:span text:style-name="T3">anaglypho</text:span> ŭ 100 | -ifo | -yphe | -yph | -yphen. = ornamento incavato. ⊂ G. anágluphos ⊂ ana [in] glyph(e) [cava] -o. </text:p>
        </text:list-item>
        <text:list-item>
          <text:p text:style-name="P87"><text:span text:style-name="T3">anagramma</text:span> | -amma | -amme | -am | -amm. = transpositione de litteras. ⊂ G. anágramma ⊂ ana gramma. </text:p>
        </text:list-item>
        <text:list-item>
          <text:p text:style-name="P87"><text:span text:style-name="T3">anagraphe</text:span> ă | -afe | | -aph | -aph. = inventario, tabula de cives. ⊂ G. anagraph <text:span text:style-name="T3">ē</text:span> ⊂ ana graphē. </text:p>
        </text:list-item>
        <text:list-item>
          <text:p text:style-name="P87"><text:span text:style-name="T3">anale</text:span> | anale | -al | -al | -al. = de ano. </text:p>
        </text:list-item>
        <text:list-item>
          <text:p text:style-name="P87"><text:span text:style-name="T3">analogia</text:span> ĭ 100 | -gia | -gie | -gy | -gie. ⊂ G. -ía. ⊂ analog(o) -ia. </text:p>
        </text:list-item>
        <text:list-item>
          <text:p text:style-name="P87"><text:span text:style-name="T3">analogo</text:span> -ŏgus | -ogo | -ogue | -ogous | -log. ⊂ G. análogos ⊂ ana logo. </text:p>
        </text:list-item>
        <text:list-item>
          <text:p text:style-name="P87"><text:span text:style-name="T3">analysi</text:span> ŭ | -isi | -yse | -ysis | -yse. ⊂ G. análusis ⊂ ana ly(e) -si. = re-solu-tione. </text:p>
        </text:list-item>
        <text:list-item>
          <text:p text:style-name="P87"><text:span text:style-name="T3">analysta</text:span> | -ista | -yste | -yst | -yse. ⊂ analys(i) -ta. </text:p>
        </text:list-item>
        <text:list-item>
          <text:p text:style-name="P87"><text:span text:style-name="T3">analytico</text:span> -ĭcus | -itico | -ytique | -tic | -tisch. ⊂ G. -icós. ⊂ ana ly(e) -tĭco. </text:p>
        </text:list-item>
        <text:list-item>
          <text:p text:style-name="P87"><text:span text:style-name="T3">analyza</text:span> | -izzare | -ser | -ze | -sieren. = solve in elementos. ⊂ ana ly(e) -(i)za. </text:p>
        </text:list-item>
        <text:list-item>
          <text:p text:style-name="P87"><text:span text:style-name="T3">anarchia</text:span> | -chia | -chie | -chy | -chie. ⊂ G. -ía. ⊂ an- arch(ē) [potestate] -ia. </text:p>
        </text:list-item>
        <text:list-item>
          <text:p text:style-name="P87">—<text:span text:style-name="T3">ista</text:span> | anarchico | -iste | -ist | -ist. ⊂ anarch(ia) -ista. </text:p>
        </text:list-item>
        <text:list-item>
          <text:p text:style-name="P87"><text:span text:style-name="T3">anate</text:span> anas anăt- | anitra | <text:span text:style-name="T5">canard</text:span> (anatidés) | d <text:span text:style-name="T5">rake</text:span> | Ente | H. anade | P. adem. = Zool. « anas boscas ». ⊂ E. ⊃ D. Ente, Anglo antiquo end <text:span text:style-name="T5">rake</text:span>, A. d <text:span text:style-name="T5">rake</text:span>, R. ut <text:span text:style-name="T5">ka</text:span> </text:p>
        </text:list-item>
        <text:list-item>
          <text:p text:style-name="P87"><text:span text:style-name="T3">anathema</text:span>(te) ĕ 400 | anatema | -ème | -ema | -em. = excommunicatione. ⊂ G. anáthema ⊂ ana the -ma. </text:p>
        </text:list-item>
        <text:list-item>
          <text:p text:style-name="P87"><text:span text:style-name="T3">anatomia</text:span> ĭ 500 | -mia | -mie | -my | -mie. ⊂ G. anatom <text:span text:style-name="T3">ē</text:span> ⊂ ana tom(o)- ē. = dissectione. </text:p>
        </text:list-item>
        <text:list-item>
          <text:p text:style-name="P87">—<text:span text:style-name="T3">ico</text:span> -ĭcus 500 | -ico | -ique | -ical | -tom, -tomiker. = de anatomia. ⊂ G. -icós. </text:p>
        </text:list-item>
        <text:list-item>
          <text:p text:style-name="P87">—<text:span text:style-name="T3">ista</text:span> | -ico | -iste | -ist | -ist. ⊂ anatom(ia) -ista. </text:p>
        </text:list-item>
        <text:list-item>
          <text:p text:style-name="P87">—<text:span text:style-name="T3">iza</text:span> | -izzare | -iser | -ize | -ieren. </text:p>
        </text:list-item>
        <text:list-item>
          <text:p text:style-name="P87"><text:soft-page-break/><text:span text:style-name="T3">ancilla</text:span> -a | ancella. = servo femina. </text:p>
        </text:list-item>
        <text:list-item>
          <text:p text:style-name="P87">—<text:span text:style-name="T3">re</text:span> -is | -are | -aire | -ary. = de ancilla. </text:p>
        </text:list-item>
        <text:list-item>
          <text:p text:style-name="P87"><text:span text:style-name="T3">ancora</text:span> -ŏra | áncora | ancre | anchor | Anker. ⊂ G. ágcura. </text:p>
        </text:list-item>
        <text:list-item>
          <text:p text:style-name="P87">G. andro an <text:span text:style-name="T3">ē</text:span>r = vir, mas. ⊃ androgyno, scaphandro. </text:p>
        </text:list-item>
        <text:list-item>
          <text:p text:style-name="P87"><text:span text:style-name="T3">androgyno</text:span> -ŭnus | -ino | -yne | -ynous | -gyn. = hermaphrodito, mas et femina. ⊂ G. andrógunos ⊂ andro [mas] gyn(ē) [femina] -o. </text:p>
        </text:list-item>
        <text:list-item>
          <text:p text:style-name="P87">E. <text:span text:style-name="T3">ane</text:span> = respira, fla. ⊃ animo, G. anemo = vento. </text:p>
        </text:list-item>
        <text:list-item>
          <text:p text:style-name="P87"><text:span text:style-name="T3">anecdotico</text:span> -ĭcus | aneddotico | -ique | -ical. = de anecdoto. </text:p>
        </text:list-item>
        <text:list-item>
          <text:p text:style-name="P87"><text:span text:style-name="T3">anecdoto</text:span> ŏ | -ddoto | -dote | -dote | -dote. = parvo narratione. ⊂ G. anécdotos ⊂ an- ec do -to. = in-e-di-to. </text:p>
        </text:list-item>
        <text:list-item>
          <text:p text:style-name="P87"><text:span text:style-name="T3">anello</text:span> -us | -ello | anneau. ⊂ an(u)lo -lo. = anulo. </text:p>
        </text:list-item>
        <text:list-item>
          <text:p text:style-name="P87">—<text:span text:style-name="T3">ide</text:span> | -ide | -ides | -ida | -iden. = verme, ex plure anello. </text:p>
        </text:list-item>
        <text:list-item>
          <text:p text:style-name="P87">G. anemo, ánemos = vento. ⊃ anemometro, anemone, anemoscopio. ⊂ ane -mo. </text:p>
        </text:list-item>
        <text:list-item>
          <text:p text:style-name="P87"><text:span text:style-name="T3">anemometro</text:span> ĕ | -metro | anémomètre | -meter | -meter. = quod mete vento. ⊂ anemo metro. </text:p>
        </text:list-item>
        <text:list-item>
          <text:p text:style-name="P87"><text:span text:style-name="T3">anemone</text:span> ō 100 | -one | anémone | -mone | -mone. = Bot. « anemone memorosa », flore de vento. ⊂ G. anem <text:span text:style-name="T3">ō</text:span>nē. </text:p>
        </text:list-item>
        <text:list-item>
          <text:p text:style-name="P87"><text:span text:style-name="T3">anemoscopio</text:span> | -opio | anémoscope | -ope | -skop. = indicatore de vento. ⊂ anemo scop(o) -io. </text:p>
        </text:list-item>
        <text:list-item>
          <text:p text:style-name="P87"><text:span text:style-name="T3">aneroide</text:span> | -oide | -oïde | -oid | -oid. = (barometro) sine liquido. ⊂ a- nēro [humido] -īde. </text:p>
        </text:list-item>
        <text:list-item>
          <text:p text:style-name="P87"><text:span text:style-name="T3">aneurysma</text:span>(te) | -isma | anevrisme | -ism | -ysma. = dilatatione (de arteria). ⊂ G. aneúrusma ⊂ an(a) eury [lato] -(i)sma. </text:p>
        </text:list-item>
        <text:list-item>
          <text:p text:style-name="P87"><text:span text:style-name="T3">anfractu</text:span> -us | anfrattuosità | -uosité | -uosity | -uosität. = plicato, rupto. ⊂ am fract(o) -u. </text:p>
        </text:list-item>
        <text:list-item>
          <text:p text:style-name="P87">—<text:span text:style-name="T3">uoso</text:span> | anfrattuoso | -eux | -ous | -os. </text:p>
        </text:list-item>
        <text:list-item>
          <text:p text:style-name="P87"><text:span text:style-name="T3">ange</text:span> -o = preme, stringe. ⊃ angina, angore, angusto, angulo, anxio. ⊂ E. anghe ⊃ G. anche = strangula, A. anger = ira, D. Angst = anxietate, D. enge = angusto, R. uz <text:span text:style-name="T5">kij</text:span> = ang <text:span text:style-name="T5">usto</text:span>. </text:p>
        </text:list-item>
        <text:list-item>
          <text:p text:style-name="P87"><text:span text:style-name="T3">angelo</text:span> ĕ 100 = nuntio. ⊂ G. ággelos. </text:p>
        </text:list-item>
        <text:list-item>
          <text:p text:style-name="P87">— 400 | -elo | ange | -el | Engel. = nuntio de Deo. </text:p>
        </text:list-item>
        <text:list-item>
          <text:p text:style-name="P87">—<text:span text:style-name="T3">ico</text:span> ĭ 400 | -lico | angélique | -lic | englisch. = de angelo. ⊂ G. -icós. </text:p>
        </text:list-item>
        <text:list-item>
          <text:p text:style-name="P87"><text:span text:style-name="T3">angina</text:span> ī 100 | -ina | -ine | -ina | -ina. = inflammatione de gula, de pectore. ⊂ ang(e) -īna. </text:p>
        </text:list-item>
        <text:list-item>
          <text:p text:style-name="P87">G. angio aggeîon = vaso, receptaculo, vena. </text:p>
        </text:list-item>
        <text:list-item>
          <text:p text:style-name="P87"><text:span text:style-name="T3">angiosperma</text:span> | -ma | -me | -m | -matisch. = planta cum semine in vaso; contrario de gymnosperma. ⊂ angio sperma. </text:p>
        </text:list-item>
        <text:list-item>
          <text:p text:style-name="P87"><text:span text:style-name="T3">angore</text:span> -or | -oscia, -ustia | -oisse, anxiété | -or, -er, -uish | Angst. = vexatione, anxietate, angustia. ⊂ ang(e) -ore. </text:p>
        </text:list-item>
        <text:list-item>
          <text:p text:style-name="P87"><text:span text:style-name="T3">angue</text:span> -is = serpente. ⊃ anguilla. </text:p>
        </text:list-item>
        <text:list-item>
          <text:p text:style-name="P87">—<text:span text:style-name="T3">uilla</text:span> 100 | -illa | -ille | <text:span text:style-name="T5">eel</text:span> (anguilliform) | <text:span text:style-name="T5">Aal</text:span>. = Zool. « anguilla vulgaris ». </text:p>
        </text:list-item>
        <text:list-item>
          <text:p text:style-name="P87"><text:span text:style-name="T3">angulare</text:span> 100 | -olare | -laire | -lar | -lar. ⊂ angul(o) -are. </text:p>
        </text:list-item>
        <text:list-item>
          <text:p text:style-name="P87"><text:span text:style-name="T3">angulo</text:span> -ŭlus | angolo | angle | angle | <text:span text:style-name="T5">Ecke</text:span>, <text:span text:style-name="T5">Winkel</text:span> | R. ugol | H. P. angulo. ⊃ triangulatione, anguloso, angulare. ⊂ ang(e) -ulo. </text:p>
        </text:list-item>
        <text:list-item>
          <text:p text:style-name="P87"><text:soft-page-break/>—<text:span text:style-name="T3">sitate</text:span> | angolosità | | -ty | -tät. </text:p>
        </text:list-item>
        <text:list-item>
          <text:p text:style-name="P87">—<text:span text:style-name="T3">so</text:span> 100 | angoloso | -eux | -ous. = cum angulo. </text:p>
        </text:list-item>
        <text:list-item>
          <text:p text:style-name="P87"><text:span text:style-name="T3">angustia</text:span> -a | angoscia, angustia | angoisse | anguish | -stia, Angst. = difficultate, miseria. ⊂ angust(o) -ia. </text:p>
        </text:list-item>
        <text:list-item>
          <text:p text:style-name="P87"><text:span text:style-name="T3">angusto</text:span> -us | -usto | | | eng. = stricto. ⊂ ang(e) -usto. </text:p>
        </text:list-item>
        <text:list-item>
          <text:p text:style-name="P87"><text:span text:style-name="T3">anhela</text:span> -o | anela | anhéler | -le | -lieren. = respira, aspira. ⊂ am hala. </text:p>
        </text:list-item>
        <text:list-item>
          <text:p text:style-name="P87">—<text:span text:style-name="T3">tione</text:span> -tio | anelazione | -tion | -tion | -tion. = difficultate de respiratione. </text:p>
        </text:list-item>
        <text:list-item>
          <text:p text:style-name="P87">anīle -is | anile | | anile | Anil(ität). = de anu, de femina sene. </text:p>
        </text:list-item>
        <text:list-item>
          <text:p text:style-name="P87"><text:span text:style-name="T3">anilina</text:span> N | -ina | -ine | -ine | Anilin. = colore indico, tracto ex planta, in Chemia « C <text:span text:style-name="T10">12</text:span> H <text:span text:style-name="T10">7</text:span> N ». ⊂ Arabo ⊂ Sanscrito. </text:p>
        </text:list-item>
        <text:list-item>
          <text:p text:style-name="P87"><text:span text:style-name="T3">anima</text:span> -ĭma | anima | âme | <text:span text:style-name="T5">soul</text:span> | <text:span text:style-name="T5">Seele</text:span>. ⊂ anim(o) -a [feminile]. ⊃ </text:p>
        </text:list-item>
        <text:list-item>
          <text:p text:style-name="P87"><text:span text:style-name="T3">anima</text:span> ĭ 500 | -are | -er | -ate | -ieren. = da animo, da vita. </text:p>
        </text:list-item>
        <text:list-item>
          <text:p text:style-name="P87">—<text:span text:style-name="T3">abile</text:span> -bĭlis | -bile | | -ble. </text:p>
        </text:list-item>
        <text:list-item>
          <text:p text:style-name="P87">—<text:span text:style-name="T3">adversione</text:span> -sio | -avversione | -sion | -sion | -sion. = censura, critica, reprobatione. ⊂ anim(o) adversione. </text:p>
        </text:list-item>
        <text:list-item>
          <text:p text:style-name="P87">—<text:span text:style-name="T3">ale</text:span> -al | -ale | -al | -al | -al. </text:p>
        </text:list-item>
        <text:list-item>
          <text:p text:style-name="P87">——<text:span text:style-name="T3">itate</text:span> | -ità | -ité | -ity | -ität. </text:p>
        </text:list-item>
        <text:list-item>
          <text:p text:style-name="P87">—<text:span text:style-name="T3">atione</text:span> -tio | -zione | -tion | -tion. = vivacitate, spiritu, promptitudine, vita. </text:p>
        </text:list-item>
        <text:list-item>
          <text:p text:style-name="P87">—<text:span text:style-name="T3">atore</text:span> | -tore | -teur | -tor | -tor. </text:p>
        </text:list-item>
        <text:list-item>
          <text:p text:style-name="P87"><text:span text:style-name="T3">animo</text:span> -ĭmus | animo | <text:span text:style-name="T5">courage</text:span> | <text:span text:style-name="T5">courage</text:span> | <text:span text:style-name="T5">Mut</text:span>. ⊃ anima, -ale, -oso, magnanimo, unanime. ⊂ E. an(e) -imo, G. anemo = vento. </text:p>
        </text:list-item>
        <text:list-item>
          <text:p text:style-name="P87">—<text:span text:style-name="T3">ositate</text:span> 500 | -ità | -ité | -ity | -ität. = odio. </text:p>
        </text:list-item>
        <text:list-item>
          <text:p text:style-name="P87">—<text:span text:style-name="T3">oso</text:span> -us | -moso | -mé | -mose | -mos. </text:p>
        </text:list-item>
        <text:list-item>
          <text:p text:style-name="P87"><text:span text:style-name="T3">anion</text:span> = elemento electro-negativo, que i ad anodo (Faraday). ⊂ G. anión = que i sub. ⊂ an(a) ion. </text:p>
        </text:list-item>
        <text:list-item>
          <text:p text:style-name="P87"><text:span text:style-name="T3">aniso</text:span> ī 100 | -anice | anis | anise | Anis. ⊂ G. ánison. </text:p>
        </text:list-item>
        <text:list-item>
          <text:p text:style-name="P87"><text:span text:style-name="T3">annale</text:span> (-es -um) | -ali | -ales | -als | -alen. = libro de anno. </text:p>
        </text:list-item>
        <text:list-item>
          <text:p text:style-name="P87">—<text:span text:style-name="T3">ista</text:span> | -ista | -iste | -ist | -ist. = scriptore de annales. </text:p>
        </text:list-item>
        <text:list-item>
          <text:p text:style-name="P87"><text:span text:style-name="T3">annecte</text:span> -o | annettere | -exer | -ex | -ectieren. = necte ad, adjunge, liga. ⊃ annexo. </text:p>
        </text:list-item>
        <text:list-item>
          <text:p text:style-name="P87"><text:span text:style-name="T3">annexione</text:span> 400 | annessione | -exion | -exion | -exion. ⊂ annex(o) -ione. </text:p>
        </text:list-item>
        <text:list-item>
          <text:p text:style-name="P87"><text:span text:style-name="T3">annexo</text:span> -us | -esso | -exe | -ex | -ex. </text:p>
        </text:list-item>
        <text:list-item>
          <text:p text:style-name="P87"><text:span text:style-name="T3">annihila</text:span> -ĭlo | -chilire, <text:span text:style-name="T5">annientare</text:span> | -ler | -late | -lieren. = redde nihil. </text:p>
        </text:list-item>
        <text:list-item>
          <text:p text:style-name="P87"><text:span text:style-name="T3">anniversario</text:span> -us | -ario | -aire | -ary | -arium. ⊂ ann(o) -i- vers(o) -ario. </text:p>
        </text:list-item>
        <text:list-item>
          <text:p text:style-name="P87"><text:span text:style-name="T3">ANNO</text:span> -us | anno | an | <text:span text:style-name="T5">year</text:span> | <text:span text:style-name="T5">Jahr</text:span> | H. año | P. anno. ⊃ annale, anniversario, annuo, annuale, annuario, perenne, biennio. ⊂ ann(ul)o = cyclo (de tempore). </text:p>
        </text:list-item>
        <text:list-item>
          <text:p text:style-name="P87"><text:span text:style-name="T3">annota</text:span> ŏ 100 | -are | -er | -ate | -ieren. ⊂ ad nota. </text:p>
        </text:list-item>
        <text:list-item>
          <text:p text:style-name="P87">—<text:span text:style-name="T3">tione</text:span> 200 | -zione | -tion | -tion | -tion. </text:p>
        </text:list-item>
        <text:list-item>
          <text:p text:style-name="P87">annuale 300 = annuo. </text:p>
        </text:list-item>
        <text:list-item>
          <text:p text:style-name="P87">—itate = annuitate. </text:p>
        </text:list-item>
        <text:list-item>
          <text:p text:style-name="P87"><text:soft-page-break/><text:span text:style-name="T3">annuario</text:span> | -ario | -aire | -ary | -arium. ⊂ annu(o) -ario. </text:p>
        </text:list-item>
        <text:list-item>
          <text:p text:style-name="P87"><text:span text:style-name="T3">annue</text:span> -o | -ire | | annue(nt) | -ieren. = acconsenti. ⊂ ad nue = fac signo affirmativo per capite. </text:p>
        </text:list-item>
        <text:list-item>
          <text:p text:style-name="P87"><text:span text:style-name="T3">annuitate</text:span> | -ità | -ité | -ity | -ität. ⊂ annu(o) -itate. </text:p>
        </text:list-item>
        <text:list-item>
          <text:p text:style-name="P87"><text:span text:style-name="T3">annula</text:span> | -llare | -ler | -nul | -llieren. = redde nullo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annŭlo-us, V. anulo. </text:p>
        </text:list-item>
        <text:list-item>
          <text:p text:style-name="P87"><text:span text:style-name="T3">annuo</text:span> -us | annuo | annuel | annual | annuum, annual, annuell. = per anno. ⊂ ann(o) -uo. </text:p>
        </text:list-item>
        <text:list-item>
          <text:p text:style-name="P87"><text:span text:style-name="T3">annuntia</text:span> -o | -ziare | -oncer | -ounce | -cieren. ⊂ ad nuntia. </text:p>
        </text:list-item>
        <text:list-item>
          <text:p text:style-name="P87">—<text:span text:style-name="T3">tione</text:span> -tio | -zione | -ciation | -ciation | -tion. </text:p>
        </text:list-item>
        <text:list-item>
          <text:p text:style-name="P87"><text:span text:style-name="T3">ano</text:span> -us | ano | anus | anus | Anus. </text:p>
        </text:list-item>
        <text:list-item>
          <text:p text:style-name="P87"><text:span text:style-name="T3">anodo</text:span> = polo electrico positivo. ⊂ an(a) (h)odo. </text:p>
        </text:list-item>
        <text:list-item>
          <text:p text:style-name="P87"><text:span text:style-name="T3">anodyno</text:span> ŭ 100 | anodino | anodin | -yne | -ynum. = (medicina) que tolle dolore. ⊂ G. an <text:span text:style-name="T3">ō</text:span>dunon. ⊂ an- [sine] odýn(ē) [dolore] -o. </text:p>
        </text:list-item>
        <text:list-item>
          <text:p text:style-name="P87"><text:span text:style-name="T3">anomalia</text:span> 200 | -alia | -alie | -aly | -alie. ⊂ G. anōmalia ⊂ anomal(o) -ia. </text:p>
        </text:list-item>
        <text:list-item>
          <text:p text:style-name="P87"><text:span text:style-name="T3">anomalo</text:span> 500 | -alo | -al | -alous | -al. = contra regula. ⊂ G. an <text:span text:style-name="T3">ō</text:span>malos ⊂ an- homalo. </text:p>
        </text:list-item>
        <text:list-item>
          <text:p text:style-name="P87"><text:span text:style-name="T3">anonymo</text:span> ŭ | -imo | -me | -mous | -m. ⊂ G. an <text:span text:style-name="T3">ō</text:span>numos ⊂ an- [sine] onom(a) [nomen] -o. </text:p>
        </text:list-item>
        <text:list-item>
          <text:p text:style-name="P87"><text:span text:style-name="T3">ansa</text:span> -a | ansa, <text:span text:style-name="T5">manico</text:span> ( <text:span text:style-name="T5">di vaso</text:span>) | anse | <text:span text:style-name="T5">handle</text:span>, (ansated) | <text:span text:style-name="T5">Henkel</text:span>. </text:p>
        </text:list-item>
        <text:list-item>
          <text:p text:style-name="P87"><text:span text:style-name="T3">ansere</text:span> -sĕr | <text:span text:style-name="T5">oca</text:span>, anserello | <text:span text:style-name="T5">oie</text:span>, (ansères, anserine) | goose, gander, anser | Gans | H. ansar. = Zool. « anser cinereus ». ⊂ E. ghans ⊃ G. ch <text:span text:style-name="T3">ē</text:span>n, A. goose, D. Gans, R. gusï. </text:p>
        </text:list-item>
        <text:list-item>
          <text:p text:style-name="P87"><text:span text:style-name="T3">antagonismo</text:span> | -smo | -sme | -sm | -smus. ⊂ G. antag <text:span text:style-name="T3">ō</text:span>nisma ⊂ ant(i) agon(e) -ismo. </text:p>
        </text:list-item>
        <text:list-item>
          <text:p text:style-name="P87"><text:span text:style-name="T3">antagonista</text:span> 400 | -ista | -iste | -ist | -ist. ⊂ G. antagōnist <text:span text:style-name="T3">ē</text:span>s ⊂ ant(i) agon(e) -ista. </text:p>
        </text:list-item>
        <text:list-item>
          <text:p text:style-name="P87"><text:span text:style-name="T3">antarctico</text:span> -ĭcus | antartico | -ctique | -ctic | antarktisch. = (polo) anti arctico, suc. ⊂ G. -icós. </text:p>
        </text:list-item>
        <text:list-item>
          <text:p text:style-name="P87"><text:span text:style-name="T3">ANTE</text:span> ante | <text:span text:style-name="T5">dav</text:span>anti, <text:span text:style-name="T5">av</text:span>anti, anzi | <text:span text:style-name="T5">av</text:span>ant, <text:span text:style-name="T5">dev</text:span>ant | <text:span text:style-name="T5">before</text:span> | <text:span text:style-name="T5">vor</text:span> | H. P. antes. ⊃ antiquo, antemeridiano, antecede, antepone, anteriore. ⊂ E. ⊃ G. anti = contra. </text:p>
        </text:list-item>
        <text:list-item>
          <text:p text:style-name="P87"><text:span text:style-name="T3">antea</text:span> -ĕa | avanti, innanzi, <text:span text:style-name="T5">prima</text:span> | avant, auparavant | <text:span text:style-name="T5">before</text:span> | <text:span text:style-name="T5">vorher</text:span>. = ante, ante id. ⊂ ante ea [ <text:span text:style-name="T5">plurale de</text:span> id]. </text:p>
        </text:list-item>
        <text:list-item>
          <text:p text:style-name="P87"><text:span text:style-name="T3">antecede</text:span> -o | -dere | | -de | -dieren. = præcede. ⊂ ante cede. </text:p>
        </text:list-item>
        <text:list-item>
          <text:p text:style-name="P87">—<text:span text:style-name="T3">nte</text:span> -ens | -ente | antécédent | -ent | -ens. </text:p>
        </text:list-item>
        <text:list-item>
          <text:p text:style-name="P87">—<text:span text:style-name="T3">ntia</text:span> | -nza | antécédence | -nce. </text:p>
        </text:list-item>
        <text:list-item>
          <text:p text:style-name="P87"><text:span text:style-name="T3">antecesso</text:span> -us = que e antecede. </text:p>
        </text:list-item>
        <text:list-item>
          <text:p text:style-name="P87">—<text:span text:style-name="T3">re</text:span> -sor | -ore | ancêtre | ancestor, antecessor | -ssor. = præcessore. </text:p>
        </text:list-item>
        <text:list-item>
          <text:p text:style-name="P87"><text:span text:style-name="T3">antemeridiano</text:span> -us | antimeridiano | <text:span text:style-name="T5">du matin</text:span> | -dian | -nisch. = de ante meridie. </text:p>
        </text:list-item>
        <text:list-item>
          <text:p text:style-name="P87"><text:span text:style-name="T3">antenna</text:span> -a | -na | -ne | -na | -ne. </text:p>
        </text:list-item>
        <text:list-item>
          <text:p text:style-name="P87"><text:span text:style-name="T3">antepone</text:span> -o | -orre | | -one | -onieren. = pone ante, præfer. </text:p>
        </text:list-item>
        <text:list-item>
          <text:p text:style-name="P87"><text:span text:style-name="T3">anteposito</text:span> -ĭtus | anteposto. = quem antepone, posito ante. </text:p>
        </text:list-item>
        <text:list-item>
          <text:p text:style-name="P87"><text:soft-page-break/><text:span text:style-name="T3">anteriore</text:span> -ior | -riore | -érieur | -rior. = que es ante. </text:p>
        </text:list-item>
        <text:list-item>
          <text:p text:style-name="P87">—<text:span text:style-name="T3">itate</text:span> | -ità | antériorité | -ity | -ität. </text:p>
        </text:list-item>
        <text:list-item>
          <text:p text:style-name="P87"><text:span text:style-name="T3">anthera</text:span> ē 100 | antera | -ère | -er | -ere. = parte de stamine, cum polline. ⊂ G. anthērós ⊂ antho [flore]. </text:p>
        </text:list-item>
        <text:list-item>
          <text:p text:style-name="P87">G. antho ánthos = flore. ⊃ anthologia, exanthema, anthera, acantho, chrysanthemo, heliantho. </text:p>
        </text:list-item>
        <text:list-item>
          <text:p text:style-name="P87"><text:span text:style-name="T3">anthologia</text:span> 100 | -gia | -gie | -gy | -gie. = collectione de flores (litterario). ⊂ G. -ía. ⊂ antho log(o) -ia. </text:p>
        </text:list-item>
        <text:list-item>
          <text:p text:style-name="P87"><text:span text:style-name="T3">anthrace</text:span> ă 100 | -trace | -ax | -ax | -ax. ⊂ G. ánthrax = carbone. </text:p>
        </text:list-item>
        <text:list-item>
          <text:p text:style-name="P87">—<text:span text:style-name="T3">ite</text:span> 100 | antracite | -ite | -ite | -it. ⊂ G. anthracítēs. </text:p>
        </text:list-item>
        <text:list-item>
          <text:p text:style-name="P87">G. anthropo ánthrōpos = homo. ⊃ —logia, —phagia, phil—, mis—. </text:p>
        </text:list-item>
        <text:list-item>
          <text:p text:style-name="P87"><text:span text:style-name="T3">anthropologia</text:span> | -gia | -gie | -gy | -gie. ⊂ anthropo log(o) -ia. </text:p>
        </text:list-item>
        <text:list-item>
          <text:p text:style-name="P87"><text:span text:style-name="T3">anthropomorpho</text:span> | antropomorfo | -morphe | -morphous | -morph. = (deo) que habe forma de homo. ⊂ G. anthrōpómorphos. </text:p>
        </text:list-item>
        <text:list-item>
          <text:p text:style-name="P87"><text:span text:style-name="T3">anthropophago</text:span> ă 100 | -o | -e | -ous | -g. ⊂ G. anthrōpophágos ⊂ anthropo [homo] phag(e) [ede] -o. </text:p>
        </text:list-item>
        <text:list-item>
          <text:p text:style-name="P87">—<text:span text:style-name="T3">ia</text:span> | -ia | -ie | -y | -ie. ⊂ G. -ōpophagia. </text:p>
        </text:list-item>
        <text:list-item>
          <text:p text:style-name="P87"><text:span text:style-name="T3">anti, </text:span>G. antí = contra. ⊃ antagonista, antarctico, antichristo, antidoto, antinomia, antipode, antithesi; antimonarchico, antisociale, antifebrile, antiseptico. ⊂ E. anti ⊃ L. Ante; D. Ant(wort) = A an(swer) = responsu; D. ent(gegen) = A. again = contra; D. ent-binden = anti lega; D. ent-decken = anti teje; D. ent-ehren = anti honora. </text:p>
        </text:list-item>
        <text:list-item>
          <text:p text:style-name="P87">—<text:span text:style-name="T3">christo</text:span> 400 | anticristo | antéchrist | -ist | -ist. ⊂ G. antíchristos ⊂ anti Christo. </text:p>
        </text:list-item>
        <text:list-item>
          <text:p text:style-name="P87"><text:span text:style-name="T3">anticipa</text:span> -ĭpo | -are | -er | -ate | -ieren. ⊂ ante cape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nticonstitutionale</text:span> | anticostituzionale | -onnel | -onal | -onell. </text:p>
        </text:list-item>
        <text:list-item>
          <text:p text:style-name="P87"><text:span text:style-name="T3">antidoto</text:span> ŏ 200 | -doto | -dote | -dote | -dotum. = dato contra veneno. ⊂ G. antídoton ⊂ anti do -to. </text:p>
        </text:list-item>
        <text:list-item>
          <text:p text:style-name="P87"><text:span text:style-name="T3">antifebrile</text:span> | -ebbrile | -ébrile | -ebrile | -ebril. ⊂ anti febrile. </text:p>
        </text:list-item>
        <text:list-item>
          <text:p text:style-name="P87"><text:span text:style-name="T3">antimonio</text:span> | -onio | -oine | -ony | -onium. = metallo stibio. ⊂ Arabo « ithmid ». </text:p>
        </text:list-item>
        <text:list-item>
          <text:p text:style-name="P87"><text:span text:style-name="T3">antinomia</text:span> ĭ 100 | -ia | -ie | -y | -ie. = incohærentia, contradictione de leges. ⊂ G. -ía. ⊂ anti nom(o) [lege] -ia. </text:p>
        </text:list-item>
        <text:list-item>
          <text:p text:style-name="P87"><text:span text:style-name="T3">antipathia</text:span> ī 100 | -tia | -thie | -thy | -thie. ⊂ G. antipátheia ⊂ anti path(o) -īa. </text:p>
        </text:list-item>
        <text:list-item>
          <text:p text:style-name="P87"><text:span text:style-name="T3">antipathico</text:span> -ĭcus | -tico | -thique | -thic | -thisch. ⊂ anti path(o) -ico. = anti sympathico, contrario, repugnante, ne compatibile. </text:p>
        </text:list-item>
        <text:list-item>
          <text:p text:style-name="P87"><text:span text:style-name="T3">antiphona</text:span> | -fona | antienne (antiphonaire) | -ony | -on. = responsu in cantu ecclesiastico. ⊂ G. antíphōnon ⊂ anti phōnē. </text:p>
        </text:list-item>
        <text:list-item>
          <text:p text:style-name="P87"><text:span text:style-name="T3">antiphrasi</text:span> ă | -frasi | -se | -sis | -sis. = phrasi cum sensu opposito ad litterale. ⊂ G. antíphrasis ⊂ anti phrasi. </text:p>
        </text:list-item>
        <text:list-item>
          <text:p text:style-name="P87"><text:span text:style-name="T3">antipodes</text:span> -ŏdes | -di | -des | -des | -den. ⊂ G. antípodes ⊂ anti pode [pede] -s. </text:p>
        </text:list-item>
        <text:list-item>
          <text:p text:style-name="P87"><text:span text:style-name="T3">antiquario</text:span> -us | -ario | -aire | -ary | -ar. = qui collige res antiquo. </text:p>
        </text:list-item>
        <text:list-item>
          <text:p text:style-name="P87"><text:span text:style-name="T3">antiquitate</text:span> -tas | antichità | -ité | -ity | -ität. ⊂ antiqu(o) -itate. </text:p>
        </text:list-item>
        <text:list-item>
          <text:p text:style-name="P87"><text:soft-page-break/><text:span text:style-name="T3">antiquo</text:span> -us | -co | -que, ancien | -que, antic | antik | H. -iguo | P -igo. = vetere, sene, præterito. ⊃ -itate, -ario. ⊂ ant(e) -ic(o) -uo. </text:p>
        </text:list-item>
        <text:list-item>
          <text:p text:style-name="P87"><text:span text:style-name="T3">antiseptico</text:span> -ĭcus | -ettico | -ptique | -ptic | -ptisch. ⊂ anti septico. </text:p>
        </text:list-item>
        <text:list-item>
          <text:p text:style-name="P87"><text:span text:style-name="T3">antithesi</text:span> ĕ | -tesi | -èse | -esis | -ese. ⊂ G. antíthesis ⊂ anti thesi. = oppositione. </text:p>
        </text:list-item>
        <text:list-item>
          <text:p text:style-name="P87"><text:span text:style-name="T3">antithetico</text:span> -ĭcus | -tetico | -étique | -tic, -tical | -tisch. ⊂ G. -icós. ⊂ anti the -tico. </text:p>
        </text:list-item>
        <text:list-item>
          <text:p text:style-name="P87"><text:span text:style-name="T3">antonomasia</text:span> ĭ 100 | -ia | -e | -ia | -ie. ⊂ G. -ía. ⊂ ant(i) onom(a) -az(e) -ia. = usu de qualitate, in vice de nomine; per exemplo « Achille = filio de Peleo ». </text:p>
        </text:list-item>
        <text:list-item>
          <text:p text:style-name="P87"><text:span text:style-name="T3">antonymo</text:span> ŭ | | antonyme. = nomine contrario, anti synonymo. ⊂ ant(i) onoma. </text:p>
        </text:list-item>
        <text:list-item>
          <text:p text:style-name="P87"><text:span text:style-name="T3">antro</text:span> -um | antro | antre | <text:span text:style-name="T5">Höhle</text:span>. = caverna, cavitate. ⊂ G. ántron. </text:p>
        </text:list-item>
        <text:list-item>
          <text:p text:style-name="P87">anu -us = femina sene. ⊃ anile. ⊂ E. ⊃ D. Ahne = ava. </text:p>
        </text:list-item>
        <text:list-item>
          <text:p text:style-name="P87"><text:span text:style-name="T3">anulare</text:span> -is | annulare, -are | -aire | annular. = de anulo. </text:p>
        </text:list-item>
        <text:list-item>
          <text:p text:style-name="P87"><text:span text:style-name="T3">anulato</text:span> -us | annulato, inanellato | annelé | annulate. = cum anulo. </text:p>
        </text:list-item>
        <text:list-item>
          <text:p text:style-name="P87"><text:span text:style-name="T3">anulo</text:span> -ŭlus | annulo, anello | anneau | <text:span text:style-name="T5">ring</text:span> | <text:span text:style-name="T5">Ring</text:span>. ⊃ anulare, anulato, anello, anellide. </text:p>
        </text:list-item>
        <text:list-item>
          <text:p text:style-name="P87"><text:span text:style-name="T3">anxietate</text:span> -tas | ansietà | -été | -ety | -etät. = to es anxio, inquietudine. </text:p>
        </text:list-item>
        <text:list-item>
          <text:p text:style-name="P87"><text:span text:style-name="T3">anxio</text:span> -us | ansioso | -ieux | -ious | -iös. ⊂ ange. </text:p>
        </text:list-item>
        <text:list-item>
          <text:p text:style-name="P87"><text:span text:style-name="T3">anydro</text:span> | anidro | -ydre | -hydrous | -ydrisch. ⊂ G. ánudros ⊂ an- [sine] hydro [aqua]. </text:p>
        </text:list-item>
        <text:list-item>
          <text:p text:style-name="P87"><text:span text:style-name="T3">aorta</text:span> 100 | aorta | aorte | aorta | Aorta. ⊂ G. aort <text:span text:style-name="T3">ē</text:span>. </text:p>
        </text:list-item>
        <text:list-item>
          <text:p text:style-name="P87">ap, <text:span text:style-name="T5">thema de antiquo</text:span> apere, L. apiscor. = junge, tange, perveni. ⊃ apto, cœpi, copula. </text:p>
        </text:list-item>
        <text:list-item>
          <text:p text:style-name="P87"><text:span text:style-name="T3">apathia</text:span> ī 100 | apatia | -thie | -thy | -thie. = insensibilitate, indifferentia. ⊂ G. apátheia ⊂ a- [sine] path(o) [passione] -īa. </text:p>
        </text:list-item>
        <text:list-item>
          <text:p text:style-name="P87"><text:span text:style-name="T3">apathico</text:span> -ĭcus | -tico | -thique | apathetic | -thisch. ⊂ a- path(o) -ico. </text:p>
        </text:list-item>
        <text:list-item>
          <text:p text:style-name="P87"><text:span text:style-name="T3">APE</text:span> -is | ape | abeille | <text:span text:style-name="T5">bee</text:span> | <text:span text:style-name="T5">Biene</text:span> | H. abeja | P. abelha. = Zool. « apis mellifera ». ⊃ apiario, apicultura. </text:p>
        </text:list-item>
        <text:list-item>
          <text:p text:style-name="P87"><text:span text:style-name="T3">aperi</text:span> -ĕrio | aprire | ouvrir | <text:span text:style-name="T5">to open</text:span> | <text:span text:style-name="T5">öffnen</text:span> | H. P. abrir. = anti operi, patefac, detege. ⊃ aperto. </text:p>
        </text:list-item>
        <text:list-item>
          <text:p text:style-name="P87">—<text:span text:style-name="T3">iente</text:span> | -ente | | -ent | -ens. = </text:p>
        </text:list-item>
        <text:list-item>
          <text:p text:style-name="P87">—<text:span text:style-name="T3">itivo</text:span> | -tivo | apéritif | -tive | -tiv. = medicamine que aperi. </text:p>
        </text:list-item>
        <text:list-item>
          <text:p text:style-name="P87"><text:span text:style-name="T3">aperto</text:span> -us | aperto | ouvert | apert | apert. = quem aperi. </text:p>
        </text:list-item>
        <text:list-item>
          <text:p text:style-name="P87"><text:span text:style-name="T3">apertura</text:span> 100 | apertura | ouverture | aperture, overture | -tur. ⊂ apert(o) -ura = ton aperi. </text:p>
        </text:list-item>
        <text:list-item>
          <text:p text:style-name="P87"><text:span text:style-name="T3">aphelio</text:span> | afelio | aphélie | aphelion | Aphelium. ⊂ ap(o) helio [sol]. = positione de planeta plus distante ab sole. </text:p>
        </text:list-item>
        <text:list-item>
          <text:p text:style-name="P87"><text:span text:style-name="T3">aphonia</text:span> | afonia | -nie | -ny | -nie. ⊂ G. aphōnía ⊂ aphon(o) -ia. </text:p>
        </text:list-item>
        <text:list-item>
          <text:p text:style-name="P87"><text:span text:style-name="T3">aphono</text:span> | afono | -ne | -nous | -nisch. = sine voce. ⊂ G. áphōnos ⊂ a- phōn(ē) -o. </text:p>
        </text:list-item>
        <text:list-item>
          <text:p text:style-name="P87"><text:span text:style-name="T3">aphorismo</text:span> | aforismo | -sme | -sm | -sm. = sententia breve. ⊂ G. -mós. ⊂ ap(o) horiz(e) [defini] -mo. </text:p>
        </text:list-item>
        <text:list-item>
          <text:p text:style-name="P87"><text:span text:style-name="T3">aphrodisiaco</text:span> | afrodisiaco | -siaque | -siac | -siaka. = de Venere. ⊂ G. -acós. ⊂ Aphrodite. </text:p>
        </text:list-item>
        <text:list-item>
          <text:p text:style-name="P87"><text:soft-page-break/><text:span text:style-name="T3">Aphrodite</text:span> 400 = Venere. ⊂ G. -ítē. ⊃ -disiaco, hermaphrodito. </text:p>
        </text:list-item>
        <text:list-item>
          <text:p text:style-name="P87"><text:span text:style-name="T3">aphthæ</text:span> 100 | afta | aphte | aphthæ | -tha. = inflammatione de ore. ⊂ G. áphthai. </text:p>
        </text:list-item>
        <text:list-item>
          <text:p text:style-name="P87"><text:span text:style-name="T3">apiario</text:span> 100 | -rio | <text:span text:style-name="T5">rucher</text:span> | -ry | -rium. = domo de apes. ⊂ ap(e) -i- -ario. </text:p>
        </text:list-item>
        <text:list-item>
          <text:p text:style-name="P87"><text:span text:style-name="T3">apicultore</text:span> | -tore | -teur. = qui cole apes. </text:p>
        </text:list-item>
        <text:list-item>
          <text:p text:style-name="P87"><text:span text:style-name="T3">apicultura</text:span> | -tura | -ture | -ture. = cultura de apes. </text:p>
        </text:list-item>
        <text:list-item>
          <text:p text:style-name="P87"><text:span text:style-name="T3">apio</text:span> 100 | appio | ache | ivy | Eppich. = Bot. « apium (graveolens, petroselinum, anisum) »; G. selino. </text:p>
        </text:list-item>
        <text:list-item>
          <text:p text:style-name="P87">G. apo apó = || ab. ⊃ aphelio, apocrypho, apologia, apostolo, apothema, apotheosi. </text:p>
        </text:list-item>
        <text:list-item>
          <text:p text:style-name="P87"><text:span text:style-name="T3">apocalypsi</text:span> | -lisse | -lypse | -lypse | -lypse. = revelatione. ⊂ G. apocálupsis ⊂ apo calyp(te) -si. </text:p>
        </text:list-item>
        <text:list-item>
          <text:p text:style-name="P87"><text:span text:style-name="T3">apocalyptico</text:span> -ĭcus | -littico | -tique | -tic | -tisch. ⊂ G. -icós. ⊂ apocalyp(si) -tico. </text:p>
        </text:list-item>
        <text:list-item>
          <text:p text:style-name="P87"><text:span text:style-name="T3">apocope</text:span> ŏ | -pe | -pe | -pe | -pe. = scissione (de ultimo littera). ⊂ G. -op <text:span text:style-name="T3">ē</text:span>. ⊂ apo cop [scinde] -ē. </text:p>
        </text:list-item>
        <text:list-item>
          <text:p text:style-name="P87"><text:span text:style-name="T3">apocrypho</text:span> ŭ 400 | -crifo | -phe | -phal | apokryph. = non authentico, de auctore celato. ⊂ G. apócruphos ⊂ apo crypto. </text:p>
        </text:list-item>
        <text:list-item>
          <text:p text:style-name="P87"><text:span text:style-name="T3">apode</text:span> ŏ 100 | -do | -de | -de | -disch. ⊂ G. ápous ⊂ a- [sine] pŏd [pede] -e. </text:p>
        </text:list-item>
        <text:list-item>
          <text:p text:style-name="P87"><text:span text:style-name="T3">apodictico</text:span> ĭ 200 | -ittico | -que | -cal | -isch. = demonstrativo, convincente. ⊂ G. apodeicticós ⊂ apo dic [indica] -tĭco. </text:p>
        </text:list-item>
        <text:list-item>
          <text:p text:style-name="P87"><text:span text:style-name="T3">apogæo</text:span> 100 | apogeo | apogée | apogee | -gæum. = positione de planeta plus distante ab terra. </text:p>
        </text:list-item>
        <text:list-item>
          <text:p text:style-name="P87"><text:span text:style-name="T3">apologetico</text:span> ĭ 300 | -tico | -gétique | -tic | -tik. = de apologia. ⊂ G. -gēticós ⊂ apo log(o) -etico. </text:p>
        </text:list-item>
        <text:list-item>
          <text:p text:style-name="P87"><text:span text:style-name="T3">apologia</text:span> ĭ 200 | -gia | -gie | -gy | -gie. = oratione de laude, pro defende. ⊂ G. -gía. ⊂ apo log(o) -ia. </text:p>
        </text:list-item>
        <text:list-item>
          <text:p text:style-name="P87">—<text:span text:style-name="T3">ista</text:span> | -ista | -iste | -ist | -ist. = que fac apologia. </text:p>
        </text:list-item>
        <text:list-item>
          <text:p text:style-name="P87"><text:span text:style-name="T3">apologo</text:span> -ŏgus | -logo | -logue | -logue | -log. = fabula, narratione ficticio. ⊂ G. apólogos ⊂ apo logo. </text:p>
        </text:list-item>
        <text:list-item>
          <text:p text:style-name="P87"><text:span text:style-name="T3">apophthegma</text:span>(te) -ma | apoftegma | apophthegme | -gm | -gma. = propositione conciso. ⊂ G. apóphthegma ⊂ apo phthegma [vocabulo]. </text:p>
        </text:list-item>
        <text:list-item>
          <text:p text:style-name="P87"><text:span text:style-name="T3">apoplectico</text:span> ĭ 500 | -ttico | -ctique | -ctic | -ctisch. = de apoplexia. ⊂ G. apoplēcticós ⊂ apo [ab] pleg [percute] -tico. </text:p>
        </text:list-item>
        <text:list-item>
          <text:p text:style-name="P87"><text:span text:style-name="T3">apoplexia</text:span> 500 | -essia | -xie | -xy | -xie. ⊂ G. apoplēxia ⊂ apo plēg -si. </text:p>
        </text:list-item>
        <text:list-item>
          <text:p text:style-name="P87"><text:span text:style-name="T3">apostasia</text:span> 400 | -sia | -sie | -sy | -sie. = rebellione. ⊂ G. -ía. ⊂ apo stas(i) -ia. </text:p>
        </text:list-item>
        <text:list-item>
          <text:p text:style-name="P87"><text:span text:style-name="T3">apostata</text:span> ă 400 | -ata | -at | -ate | -at. ⊂ G. apostátēs ⊂ apo sta -ta. = que sta ab, que abjura religione, desertore, transfuga, rebelle. </text:p>
        </text:list-item>
        <text:list-item>
          <text:p text:style-name="P87"><text:span text:style-name="T3">apostema</text:span>(te) 100 | postema | -stème | -steme | -stem. = abscessu, suppuratione. ⊂ G. apóstēma ⊂ apo sta -ma. </text:p>
        </text:list-item>
        <text:list-item>
          <text:p text:style-name="P87"><text:span text:style-name="T3">apostolo</text:span> ŏ 300 | -olo | apôtre | apostle | Apostel. = inviato, misso. ⊂ G. apóstolos ⊂ apo stel [mitte] -o. </text:p>
        </text:list-item>
        <text:list-item>
          <text:p text:style-name="P87"><text:soft-page-break/>—<text:span text:style-name="T3">ato</text:span> 300 | -ato | -at | -ate | -at. </text:p>
        </text:list-item>
        <text:list-item>
          <text:p text:style-name="P87">—<text:span text:style-name="T3">ico</text:span> ĭ 300 | -ico | -ique | -ic | -isch. ⊂ G. -icós. ⊂ apostol(o) -ico. </text:p>
        </text:list-item>
        <text:list-item>
          <text:p text:style-name="P87"><text:span text:style-name="T3">apostropha</text:span> ŏ | -fare | -pher | -phize | -phieren. = fac apostrophe. </text:p>
        </text:list-item>
        <text:list-item>
          <text:p text:style-name="P87"><text:span text:style-name="T3">apostrophe</text:span> ŏ 100 | -fe | -phe | -phe | -phe. = interrogatione, oratione, figura de rhetorica, ubi oratore verte se ad aliquo. ⊂ G. -ph <text:span text:style-name="T3">ē</text:span>. ⊂ apo streph(e) [verte] -ē. </text:p>
        </text:list-item>
        <text:list-item>
          <text:p text:style-name="P87"><text:span text:style-name="T3">apostropho</text:span> ŏ 400 | -fo | -phe | -phe | -ph. = signo curvo, que indica elisione de vocale. ⊂ G. apóstrophos ⊂ apo streph(e) [verte] -o. </text:p>
        </text:list-item>
        <text:list-item>
          <text:p text:style-name="P87"><text:span text:style-name="T3">apotheca</text:span> -a | <text:span text:style-name="T5">magazzino</text:span> | <text:span text:style-name="T5">magasin</text:span> | <text:span text:style-name="T5">warehouse</text:span> | <text:span text:style-name="T5">Laden</text:span>. = cella, cellario. ⊂ G. apothēc <text:span text:style-name="T3">ē</text:span> ⊂ apo theca. </text:p>
        </text:list-item>
        <text:list-item>
          <text:p text:style-name="P87">— M | bottega | boutique | <text:span text:style-name="T5">shop</text:span> | <text:span text:style-name="T5">Kramladen</text:span>. = emporio, officina, taberna. </text:p>
        </text:list-item>
        <text:list-item>
          <text:p text:style-name="P87">— N | | | apotecary’s <text:span text:style-name="T5">shop</text:span> | Apotheke. = pharmacia. </text:p>
        </text:list-item>
        <text:list-item>
          <text:p text:style-name="P87"><text:span text:style-name="T3">apotheosi</text:span> ō 400 | -teosi | -théose | -osis | -ose. = divinizatione. ⊂ G. apothéōsis ⊂ apo theo -si. </text:p>
        </text:list-item>
        <text:list-item>
          <text:p text:style-name="P87"><text:span text:style-name="T3">apparatu</text:span> 100 | -ato, -ecchio | -eil, -at | -el, -atus | -at. ⊂ ad para -tu. </text:p>
        </text:list-item>
        <text:list-item>
          <text:p text:style-name="P87"><text:span text:style-name="T3">appare</text:span> ā -eo | -rire | -raître, -roir | to appear | <text:span text:style-name="T5">erscheinen</text:span>. = anti dispare, anti late, fi visibile, fi manifesto, es apparente. ⊂ ad pare. </text:p>
        </text:list-item>
        <text:list-item>
          <text:p text:style-name="P87">—<text:span text:style-name="T3">nte</text:span> | -ente | -ent | -ent | -ent. </text:p>
        </text:list-item>
        <text:list-item>
          <text:p text:style-name="P87">—<text:span text:style-name="T3">ntia</text:span> | -enza | -ence | -entness | -enz. </text:p>
        </text:list-item>
        <text:list-item>
          <text:p text:style-name="P87"><text:span text:style-name="T3">apparitione</text:span> | -zione | -ion | -ion | -ion. = to appare, visione, adventu, ortu. </text:p>
        </text:list-item>
        <text:list-item>
          <text:p text:style-name="P87">apparitione -tio = servitio, to obœdi. ⊂ ad par(e) [obœdi, servi] -itione. </text:p>
        </text:list-item>
        <text:list-item>
          <text:p text:style-name="P87"><text:span text:style-name="T3">apparitore</text:span> ō -tor | <text:span text:style-name="T5">bidello</text:span>, <text:span text:style-name="T5">usciere</text:span>, apparitore | -teur | -tor | -tor. = servo. ⊂ ad par(e) [servi] -itore. </text:p>
        </text:list-item>
        <text:list-item>
          <text:p text:style-name="P87"><text:span text:style-name="T3">appella</text:span> -o | -llare | appeler | appeal, appellate | -llieren. = voca, nomina, cita, invoca. ⊂ ad pell(e) -a. </text:p>
        </text:list-item>
        <text:list-item>
          <text:p text:style-name="P87">—<text:span text:style-name="T3">bile</text:span> -ĭlis | -bile | -ble | appealable | -bel. </text:p>
        </text:list-item>
        <text:list-item>
          <text:p text:style-name="P87">—<text:span text:style-name="T3">nte</text:span> | -nte | -ant | -ant | -ant. </text:p>
        </text:list-item>
        <text:list-item>
          <text:p text:style-name="P87">—<text:span text:style-name="T3">tione</text:span> -tio | appello | -ation | -ation | -ation. </text:p>
        </text:list-item>
        <text:list-item>
          <text:p text:style-name="P87">—<text:span text:style-name="T3">tivo</text:span> 100 | -ivo | -if | -ive | -iv. </text:p>
        </text:list-item>
        <text:list-item>
          <text:p text:style-name="P87">appende -o = pondera. ⊂ ad pende. </text:p>
        </text:list-item>
        <text:list-item>
          <text:p text:style-name="P87">appende 100 | -ere | suspendre, <text:span text:style-name="T5">attacher</text:span> | to append. = suspende. </text:p>
        </text:list-item>
        <text:list-item>
          <text:p text:style-name="P87"><text:span text:style-name="T3">appendice</text:span> ī -dix | -ice | -ice | -ix | -ix. = additione, supplemento. ⊂ append(e) -īce. </text:p>
        </text:list-item>
        <text:list-item>
          <text:p text:style-name="P87"><text:span text:style-name="T3">appete</text:span> -ĕto | appetire | appéter | appete. = desidera, cupe. ⊃ appetitu, appetentia. ⊂ ad pete. </text:p>
        </text:list-item>
        <text:list-item>
          <text:p text:style-name="P87"><text:span text:style-name="T3">appetentia</text:span> -a | -nza | appétence | -ncy | -enz. = to appete. </text:p>
        </text:list-item>
        <text:list-item>
          <text:p text:style-name="P87"><text:span text:style-name="T3">appetibile</text:span> ĭ 500 | -bile | -ble | -ble. </text:p>
        </text:list-item>
        <text:list-item>
          <text:p text:style-name="P87"><text:span text:style-name="T3">appetitu</text:span> ī -us | -ito | appétit | -ite | -it. = to appete, desiderio, cupidine, appetentia, aviditate. ⊂ appet(e) -ītu. </text:p>
        </text:list-item>
        <text:list-item>
          <text:p text:style-name="P87"><text:span text:style-name="T3">applaude</text:span> -o | -dire | -dir | -d | -dieren. = plaude. ⊃ applausu. </text:p>
        </text:list-item>
        <text:list-item>
          <text:p text:style-name="P87"><text:span text:style-name="T3">applausu</text:span> -us | applauso | applaudissement | applause | Applaus. = ton applaude. </text:p>
        </text:list-item>
        <text:list-item>
          <text:p text:style-name="P87"><text:span text:style-name="T3">applica</text:span> -ĭco | -care | -quer | to apply | -cieren. ⊂ ad plica. = pone apud, adjunge, appropinqua. </text:p>
        </text:list-item>
        <text:list-item>
          <text:p text:style-name="P87"><text:soft-page-break/>—<text:span text:style-name="T3">bile</text:span> -ĭlis | -bile | -ble | -ble | -bel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—<text:span text:style-name="T3">to</text:span> -us | -ato | appliqué | applied | -ate. = quem applica. </text:p>
        </text:list-item>
        <text:list-item>
          <text:p text:style-name="P87"><text:span text:style-name="T3">appone</text:span> ō -o | -rre | -ser | -se | -nieren. ⊃ apposito. ⊂ ad pone. </text:p>
        </text:list-item>
        <text:list-item>
          <text:p text:style-name="P87"><text:span text:style-name="T3">apporta</text:span> -o | -tare | -ter | apport, <text:span text:style-name="T5">bring</text:span> | -tieren. = porta ad. </text:p>
        </text:list-item>
        <text:list-item>
          <text:p text:style-name="P87"><text:span text:style-name="T3">appositione</text:span> -tio | -zione | -tion | -tion | -tion. = ton appone. </text:p>
        </text:list-item>
        <text:list-item>
          <text:p text:style-name="P87"><text:span text:style-name="T3">apposito</text:span> -ĭtus | apposito. = quem appone. </text:p>
        </text:list-item>
        <text:list-item>
          <text:p text:style-name="P87">apprehende -o | prendere | appréhender, <text:span text:style-name="T5">saisir</text:span> | to apprehend | -ieren. = prehende, capta. </text:p>
        </text:list-item>
        <text:list-item>
          <text:p text:style-name="P87">apprehende 300 | apprendere | apprendre. = disce. </text:p>
        </text:list-item>
        <text:list-item>
          <text:p text:style-name="P87">apprehensione 300 = to apprehende </text:p>
        </text:list-item>
        <text:list-item>
          <text:p text:style-name="P87">— | apprensione | appréhension | -sion | -sion. = timore apprehenso. </text:p>
        </text:list-item>
        <text:list-item>
          <text:p text:style-name="P87"><text:span text:style-name="T3">appretia</text:span> 300 | aprezzare | apprécier | to appreciate, <text:span text:style-name="T5">to value</text:span> | -etiieren. = da pretio, æstima, judica. </text:p>
        </text:list-item>
        <text:list-item>
          <text:p text:style-name="P87"><text:span text:style-name="T3">approba</text:span> -ŏbo | -ovare | -ouver | -ove, -ate | -bieren. ⊂ ad proba. </text:p>
        </text:list-item>
        <text:list-item>
          <text:p text:style-name="P87">—<text:span text:style-name="T3">tione</text:span> -tio | -vazione | -ation | -ation | -ation. </text:p>
        </text:list-item>
        <text:list-item>
          <text:p text:style-name="P87"><text:span text:style-name="T3">appropinqua</text:span> -o | -quarsi | s’approcher | to approach, to appropinquate | appropinquieren. = fac se prope. ⊂ ad propinqu(o) -a. </text:p>
        </text:list-item>
        <text:list-item>
          <text:p text:style-name="P87">—<text:span text:style-name="T3">tione</text:span> -tio | | | -ation | -ation. </text:p>
        </text:list-item>
        <text:list-item>
          <text:p text:style-name="P87"><text:span text:style-name="T3">appropria</text:span> 500 | -are | -er | -ate | -ieren. = fac proprio, adapta, accomoda, sume, tribue ad se. </text:p>
        </text:list-item>
        <text:list-item>
          <text:p text:style-name="P87">—<text:span text:style-name="T3">tione</text:span> 500 | -zione | -tion | -tion | -tion. </text:p>
        </text:list-item>
        <text:list-item>
          <text:p text:style-name="P87"><text:span text:style-name="T3">approxima</text:span> ĭ 300 | approssimare | approcher | to approach, approximate | -mieren. = fac proxĭmo. </text:p>
        </text:list-item>
        <text:list-item>
          <text:p text:style-name="P87">—<text:span text:style-name="T3">tione</text:span> | -zione | -tion | -tion | -tion. </text:p>
        </text:list-item>
        <text:list-item>
          <text:p text:style-name="P87">—<text:span text:style-name="T3">tivo</text:span> | -ivo | -if | -ive | -iv. </text:p>
        </text:list-item>
        <text:list-item>
          <text:p text:style-name="P87"><text:span text:style-name="T3">aprile</text:span> -is | aprile | avril | april | April. = mense numero 4. </text:p>
        </text:list-item>
        <text:list-item>
          <text:p text:style-name="P87"><text:span text:style-name="T3">apro</text:span> aper = porco silvestre. ⊂ E. ⊃ R. veprï. </text:p>
        </text:list-item>
        <text:list-item>
          <text:p text:style-name="P87"><text:span text:style-name="T3">apside</text:span> ī 100, (abside) | abside | apside, abside | apsis, apside | Apside. = arcu, choro de templo, extremitates de orbita de planeta. ⊂ G. apsís, hapsís. </text:p>
        </text:list-item>
        <text:list-item>
          <text:p text:style-name="P87"><text:span text:style-name="T3">apta</text:span> -o = redde apto, adapta. </text:p>
        </text:list-item>
        <text:list-item>
          <text:p text:style-name="P87"><text:span text:style-name="T3">aptitudine</text:span> -udo -udĭn- | attitudine | -tude | -tude | -tüde. = to es apto. </text:p>
        </text:list-item>
        <text:list-item>
          <text:p text:style-name="P87"><text:span text:style-name="T3">apto</text:span> -us | atto, <text:span text:style-name="T5">idoneo</text:span> | apte | apt | apt. ⊃ apta, aptitudine, adepto, inepto. ⊂ ap -to. </text:p>
        </text:list-item>
        <text:list-item>
          <text:p text:style-name="P87"><text:span text:style-name="T3">APUD</text:span> apud | <text:span text:style-name="T5">presso</text:span>, appo | <text:span text:style-name="T5">près de</text:span> | <text:span text:style-name="T5">near</text:span> | <text:span text:style-name="T5">bei</text:span>. = prope, proximo, ad. </text:p>
        </text:list-item>
        <text:list-item>
          <text:p text:style-name="P87"><text:span text:style-name="T3">AQUA</text:span> -a | acqua | eau | <text:span text:style-name="T5">water</text:span> | <text:span text:style-name="T5">Wasser</text:span> | H. P. agua. ⊃ aquatico, aquario, aquæductu. </text:p>
        </text:list-item>
        <text:list-item>
          <text:p text:style-name="P87"><text:span text:style-name="T3">aquæductu</text:span> -us | acquedotto | aqueduc | acqueduct | Aquæduct. = ductu de aqua. </text:p>
        </text:list-item>
        <text:list-item>
          <text:p text:style-name="P87"><text:span text:style-name="T3">aquario</text:span> -us | -rio | -rium | -rium, -rius | -rium. ⊂ aqu(a) -ario. </text:p>
        </text:list-item>
        <text:list-item>
          <text:p text:style-name="P87"><text:span text:style-name="T3">aquatico</text:span> ĭ 100 | -ico | -ique | -ic | -isch. ⊂ aqua -tico. </text:p>
        </text:list-item>
        <text:list-item>
          <text:p text:style-name="P87"><text:span text:style-name="T3">aquila</text:span> -ĭla | aquila | aigle | eagle | <text:span text:style-name="T5">Adler</text:span>. = Zool. « aquila ». </text:p>
        </text:list-item>
        <text:list-item>
          <text:p text:style-name="P87">—<text:span text:style-name="T3">ino</text:span> -us | -ino | -in | -ine. = de aquila. </text:p>
        </text:list-item>
        <text:list-item>
          <text:p text:style-name="P87"><text:soft-page-break/><text:span text:style-name="T3">aquilone</text:span> -lo | -lone | -lon | -lon | -lo. = borea, vento de nord. </text:p>
        </text:list-item>
        <text:list-item>
          <text:p text:style-name="P87"><text:span text:style-name="T3">aquoso</text:span> -us | acquoso | -ueux | -ueous | aquos. ⊂ aqu(a) -oso. </text:p>
        </text:list-item>
        <text:list-item>
          <text:p text:style-name="P87">E. ar = apta. ⊃ L. arma, armo, artu, arte; G. árō, arthro, arithmo, aristo. </text:p>
        </text:list-item>
        <text:list-item>
          <text:p text:style-name="P87">ara -a | ara. = altare. </text:p>
        </text:list-item>
        <text:list-item>
          <text:p text:style-name="P87"><text:span text:style-name="T3">ARA</text:span> -o | arare | <text:span text:style-name="T5">labourer</text:span> | to ear, <text:span text:style-name="T5">plow</text:span>, <text:span text:style-name="T5">plough</text:span> | <text:span text:style-name="T5">pflügen</text:span> | H. P. arar. ⊃ arabile, arvo. ⊂ E. ⊃ G. aróe, A. ear, D. artbar = arabile, R. ora(tï) = ara. </text:p>
        </text:list-item>
        <text:list-item>
          <text:p text:style-name="P87">—<text:span text:style-name="T3">bile</text:span> ĭ 100 | -bile | -ble | -ble | artbar. </text:p>
        </text:list-item>
        <text:list-item>
          <text:p text:style-name="P87">G. aræo araiós = raro, anti denso. ⊃ aræometro. </text:p>
        </text:list-item>
        <text:list-item>
          <text:p text:style-name="P87"><text:span text:style-name="T3">aræometro</text:span> ĕ | areometro | aréomètre | areometer | -meter. = quod mete densitate de liquido. ⊂ G. aræo [raro, anti denso] metro. </text:p>
        </text:list-item>
        <text:list-item>
          <text:p text:style-name="P87"><text:span text:style-name="T3">aranea</text:span> ĕ -a | ragno (aracnidi) | araignée | <text:span text:style-name="T5">spider</text:span> (araneous) | <text:span text:style-name="T5">Spinne</text:span>, Arachne. ⊂ G. aráchnē. </text:p>
        </text:list-item>
        <text:list-item>
          <text:p text:style-name="P87"><text:span text:style-name="T3">arbitra</text:span> -ĭtror | -are | -er | -ate | -ieren. = judica ut arbitro. </text:p>
        </text:list-item>
        <text:list-item>
          <text:p text:style-name="P87">—<text:span text:style-name="T3">atu</text:span> 100 | -ato | -age | -ate | -age. </text:p>
        </text:list-item>
        <text:list-item>
          <text:p text:style-name="P87">—<text:span text:style-name="T3">ario</text:span> | -ario | -aire | -ary | -är. ⊂ arbitr(o) -ario. </text:p>
        </text:list-item>
        <text:list-item>
          <text:p text:style-name="P87"><text:span text:style-name="T3">arbitrio</text:span> -ĭum | -trio | ( <text:span text:style-name="T5">libre</text:span>) arbitre | ( <text:span text:style-name="T5">free</text:span>) <text:span text:style-name="T5">will</text:span> | -trium. ⊂ arbitr(o) -io. = voluntate. </text:p>
        </text:list-item>
        <text:list-item>
          <text:p text:style-name="P87"><text:span text:style-name="T3">arbitro</text:span> -ĭter | -tro | -tre | -ter | -ter. </text:p>
        </text:list-item>
        <text:list-item>
          <text:p text:style-name="P87"><text:span text:style-name="T3">arbore</text:span> -ŏr | albero | arbre | <text:span text:style-name="T5">tree</text:span>, arbor | <text:span text:style-name="T5">Baum</text:span>. </text:p>
        </text:list-item>
        <text:list-item>
          <text:p text:style-name="P87">—<text:span text:style-name="T3">scente</text:span> | -ente | -ent | -ent | -ent. </text:p>
        </text:list-item>
        <text:list-item>
          <text:p text:style-name="P87">—<text:span text:style-name="T3">scentia</text:span> | -enza | -ence | -ence | -enz. </text:p>
        </text:list-item>
        <text:list-item>
          <text:p text:style-name="P87">—<text:span text:style-name="T3">to</text:span> 200 | -eto | | -etum. = horto cum arbores. </text:p>
        </text:list-item>
        <text:list-item>
          <text:p text:style-name="P87">—<text:span text:style-name="T3">icultura</text:span> | -oltura | -ure | -ure | -ur. </text:p>
        </text:list-item>
        <text:list-item>
          <text:p text:style-name="P87"><text:span text:style-name="T3">arca</text:span> -a | arca | arche | ark | Arche | H. P. arca. = scrinio, capsa. ⊂ arce. </text:p>
        </text:list-item>
        <text:list-item>
          <text:p text:style-name="P87"><text:span text:style-name="T3">arcano</text:span> -um | -no | -ne | -ne | -num. = secreto, occulto. ⊂ arca. </text:p>
        </text:list-item>
        <text:list-item>
          <text:p text:style-name="P87">arce -eo = contine, coerce, repelle. ⊃ arca, arcano, coerce, exerce. </text:p>
        </text:list-item>
        <text:list-item>
          <text:p text:style-name="P87"><text:span text:style-name="T3">arce</text:span> arx = acropoli, fortificatione. </text:p>
        </text:list-item>
        <text:list-item>
          <text:p text:style-name="P87">G. arch, árchō = incipe, es primo, es principe, impera. ⊃ anarchia, monarcha, oligarchia, patriarcha, archæo, arche. </text:p>
        </text:list-item>
        <text:list-item>
          <text:p text:style-name="P87">G. archæo, archaíos = primo, antiquo. ⊃ archæologia, architecto, archaico, archangelo. ⊂ arch. </text:p>
        </text:list-item>
        <text:list-item>
          <text:p text:style-name="P87"><text:span text:style-name="T3">archæologo</text:span> -ŏgus | archeologo | archéologue | -logist | -log. = qui stude re antiquo. ⊂ G. archaiológos ⊂ archæo logo. </text:p>
        </text:list-item>
        <text:list-item>
          <text:p text:style-name="P87">—<text:span text:style-name="T3">ia</text:span> | -eologia | -éologie | -gy | -gie. ⊂ G. -ía. </text:p>
        </text:list-item>
        <text:list-item>
          <text:p text:style-name="P87"><text:span text:style-name="T3">archaico</text:span> -us | arcaico | archaïque | archaic | archaisch. = antiquo, vetere. ⊂ G. archaïcós ⊂ archa(eo) -ico. </text:p>
        </text:list-item>
        <text:list-item>
          <text:p text:style-name="P87"><text:span text:style-name="T3">archaismo</text:span> | arcaismo | archaïsme | -aism | -aismus. ⊂ G. archaïsmós. </text:p>
        </text:list-item>
        <text:list-item>
          <text:p text:style-name="P87"><text:span text:style-name="T3">archangelo</text:span> ĕ 400 | arcangelo | -nge | -ngel | Erzengel. ⊂ G. archággelos ⊂ arch angelo. </text:p>
        </text:list-item>
        <text:list-item>
          <text:p text:style-name="P87">G. arche, arch <text:span text:style-name="T3">ē</text:span> = principio, origine, potestate. ⊂ arch. </text:p>
        </text:list-item>
        <text:list-item>
          <text:p text:style-name="P87"><text:span text:style-name="T3">archetypo</text:span> | -tipo | archétype | -type | -typ. ⊂ G. archétupon ⊂ arche typo. </text:p>
        </text:list-item>
        <text:list-item>
          <text:p text:style-name="P87"><text:span text:style-name="T3">architecto</text:span> -us | -tetto | -tecte | -tect | -tect. ⊂ G. architéctōn ⊂ <text:soft-page-break/>arch(e) -i- tecton. </text:p>
        </text:list-item>
        <text:list-item>
          <text:p text:style-name="P87">—<text:span text:style-name="T3">onico</text:span> ĭ 100 | -ettonico | -nique | -nic | -nik, nisch. ⊂ G. -icós. ⊂ architecton -ico. </text:p>
        </text:list-item>
        <text:list-item>
          <text:p text:style-name="P87"><text:span text:style-name="T3">architectura</text:span> -a | -ettura | -ture | -ture | -tur. </text:p>
        </text:list-item>
        <text:list-item>
          <text:p text:style-name="P87"><text:span text:style-name="T3">architrabe</text:span> | -ave | -ave | -ave | -av. </text:p>
        </text:list-item>
        <text:list-item>
          <text:p text:style-name="P87"><text:span text:style-name="T3">archivo</text:span> 300 | -vio | -ves | -ve | -iv. ⊂ G. archeîon. = palatio de magistratu; loco pro conserva documentos publico. </text:p>
        </text:list-item>
        <text:list-item>
          <text:p text:style-name="P87">—<text:span text:style-name="T3">ista</text:span> | -ista | -iste | -ist | -ist, -var. </text:p>
        </text:list-item>
        <text:list-item>
          <text:p text:style-name="P87"><text:span text:style-name="T3">arctico</text:span> ĭ 200 | artico | -ique | -ic | -isch. = de septentrione, de nord. ⊂ arcto. ⊂ G. -icós. </text:p>
        </text:list-item>
        <text:list-item>
          <text:p text:style-name="P87">G. arcto, árctos = urso, ursa. ⊃ arctico. </text:p>
        </text:list-item>
        <text:list-item>
          <text:p text:style-name="P87"><text:span text:style-name="T3">ARCU</text:span> -us | arco | arc, arche | arch (archit.), arc (geom.), <text:span text:style-name="T5">bow</text:span> | <text:span text:style-name="T5">Bogen</text:span>, Arcus. </text:p>
        </text:list-item>
        <text:list-item>
          <text:p text:style-name="P87"><text:span text:style-name="T3">arcua</text:span> 100 | arcare, arcuare | arquer | to arch, to arcuate. = da forma de arcu. </text:p>
        </text:list-item>
        <text:list-item>
          <text:p text:style-name="P87"><text:span text:style-name="T3">ARDE</text:span> -eo | ardere | <text:span text:style-name="T5">brûler</text:span> | <text:span text:style-name="T5">to burn</text:span> | <text:span text:style-name="T5">brennen</text:span>. = ure, es in igni, fulge, cupe. ⊃ -ente, -ore, arso. ⊂ ar(i)d(o) -e. </text:p>
        </text:list-item>
        <text:list-item>
          <text:p text:style-name="P87">—<text:span text:style-name="T3">ente</text:span> -ens | -ente | -ent | -ent | -ent. </text:p>
        </text:list-item>
        <text:list-item>
          <text:p text:style-name="P87">—<text:span text:style-name="T3">ore</text:span> -dor | ardore | ardeur | ardor | ardor. = to arde. </text:p>
        </text:list-item>
        <text:list-item>
          <text:p text:style-name="P87"><text:span text:style-name="T3">arduitate</text:span> -tas | -ità | -ité | -ity | -ität. = to es arduo, difficultate magno. </text:p>
        </text:list-item>
        <text:list-item>
          <text:p text:style-name="P87"><text:span text:style-name="T3">arduo</text:span> -us | -duo | -du | -duous | <text:span text:style-name="T5">schwierig</text:span>. = difficile. ⊃ arduitate. </text:p>
        </text:list-item>
        <text:list-item>
          <text:p text:style-name="P87"><text:span text:style-name="T3">ARE</text:span> -eo = <text:s/><text:span text:style-name="T5">es</text:span> ar <text:span text:style-name="T5">ido</text:span>. </text:p>
        </text:list-item>
        <text:list-item>
          <text:p text:style-name="P87"><text:span text:style-name="T3">AREA</text:span> -a | area | aire | area | <text:span text:style-name="T5">Fläche</text:span>, Area | H. P. area. = platea, superficie. </text:p>
        </text:list-item>
        <text:list-item>
          <text:p text:style-name="P87">—<text:span text:style-name="T3">le</text:span> | -ale | aréolaire | -al | -al. </text:p>
        </text:list-item>
        <text:list-item>
          <text:p text:style-name="P87"><text:span text:style-name="T3">arena</text:span> -a | arena, rena, <text:span text:style-name="T5">sabbia</text:span> | arène, <text:span text:style-name="T5">sable</text:span> | <text:span text:style-name="T5">sand</text:span> | <text:span text:style-name="T5">Sand</text:span>. = sabula. </text:p>
        </text:list-item>
        <text:list-item>
          <text:p text:style-name="P87">— -a | arena | arène | arena | Arena. = platea de theatro. </text:p>
        </text:list-item>
        <text:list-item>
          <text:p text:style-name="P87"><text:span text:style-name="T3">areopago</text:span> -ăgus | -go | aréopage | -gus | -pag. = tribunale in Athenæ. ⊂ G. areiópagos ⊂ Ar <text:span text:style-name="T3">ē</text:span>(s) [Marte] pago [colle]. </text:p>
        </text:list-item>
        <text:list-item>
          <text:p text:style-name="P87"><text:span text:style-name="T3">argenta</text:span> | -tare | -ter | to argent | -tieren. = cooperi per argento. </text:p>
        </text:list-item>
        <text:list-item>
          <text:p text:style-name="P87">—<text:span text:style-name="T3">ino</text:span> | -ino | -in | -ine | -in. = de argento. </text:p>
        </text:list-item>
        <text:list-item>
          <text:p text:style-name="P87"><text:span text:style-name="T3">ARGENTO</text:span> -um | -nto | -nt | <text:span text:style-name="T5">silver</text:span>, -nt | <text:span text:style-name="T5">Silber</text:span>, Argent. = metallo, in Chemia « Ag ». ⊂ E. arg = splende. ⊃ L. argilla; G. árguros = argento. </text:p>
        </text:list-item>
        <text:list-item>
          <text:p text:style-name="P87"><text:span text:style-name="T3">argilla</text:span> -a | -illa | -ille | -il | -illa, <text:span text:style-name="T5">Ton</text:span>. ⊂ G. árgillos. </text:p>
        </text:list-item>
        <text:list-item>
          <text:p text:style-name="P87">—<text:span text:style-name="T3">oso</text:span> | -us | -lloso | -leux | -llaceous. </text:p>
        </text:list-item>
        <text:list-item>
          <text:p text:style-name="P87"><text:span text:style-name="T3">argonauta</text:span> -a | -nauta | -naute | -naut | -naut. = navigantes super nave Argo ad Colchide; mollusco, cephalopode, nautilo. ⊂ G. Argonaútēs. </text:p>
        </text:list-item>
        <text:list-item>
          <text:p text:style-name="P87"><text:span text:style-name="T3">argue</text:span> -o | | arguer | to argue | arguiren. = demonstra, proba, accusa. ⊃ argumento, arguto, redargue. ⊃ I. arguire = infer, deduc, discute. </text:p>
        </text:list-item>
        <text:list-item>
          <text:p text:style-name="P87"><text:span text:style-name="T3">argumenta</text:span> -or | argomentare | -ter | to argument | -tieren. = deduc argumento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—<text:span text:style-name="T3">tore</text:span> 300 | -tore | -teur | -tor | -tor. </text:p>
        </text:list-item>
        <text:list-item>
          <text:p text:style-name="P87"><text:soft-page-break/><text:span text:style-name="T3">argumento</text:span> -um | argomento | -ment | -ment | -ment. ⊂ argu(e) -mento. </text:p>
        </text:list-item>
        <text:list-item>
          <text:p text:style-name="P87"><text:span text:style-name="T3">argutia</text:span> -a | -zia | -tie | -teness | -tie. </text:p>
        </text:list-item>
        <text:list-item>
          <text:p text:style-name="P87"><text:span text:style-name="T3">arguto</text:span> -us | arguto | | argute. = cum argutias, ingenioso, cum spiritu, subtile, acuto. </text:p>
        </text:list-item>
        <text:list-item>
          <text:p text:style-name="P87"><text:span text:style-name="T3">arido</text:span> -ĭdus | -ido | -ide | -id | -id. = que are, sicco. ⊂ ar(e) -ĭdo. </text:p>
        </text:list-item>
        <text:list-item>
          <text:p text:style-name="P87">—<text:span text:style-name="T3">itate</text:span> 100 | -ità | -ité | -ity | -ität. </text:p>
        </text:list-item>
        <text:list-item>
          <text:p text:style-name="P87">G. aristo áristos = optimo, nobile. ⊂ ar [apto] -isto [superlativo]. </text:p>
        </text:list-item>
        <text:list-item>
          <text:p text:style-name="P87"><text:span text:style-name="T3">aristocratia</text:span> | -zia | -tie | -cy | -tie. ⊂ G. -tía. ⊂ aristo crat(o) -ia. </text:p>
        </text:list-item>
        <text:list-item>
          <text:p text:style-name="P87">—<text:span text:style-name="T3">ico</text:span> -ĭcus | -tico | -tique | -tical | -tisch. ⊂ G. -icós. </text:p>
        </text:list-item>
        <text:list-item>
          <text:p text:style-name="P87"><text:span text:style-name="T3">arithmetica</text:span> -ĭca | aritmetica | -étique | -etic | -etik. ⊂ G. arithmētic <text:span text:style-name="T3">ē</text:span>. ⊂ arithmetic(o) -a [scientia]. </text:p>
        </text:list-item>
        <text:list-item>
          <text:p text:style-name="P87">—<text:span text:style-name="T3">o</text:span> -us | aritmetico | -étique, -eticien | -ical, -ician | -isch, -iker. ⊂ G. arithmēticós ⊂ arithm(o) -etico. </text:p>
        </text:list-item>
        <text:list-item>
          <text:p text:style-name="P87">G. arithmo -ós = numero. ⊃ arithmetico, logarithmo. </text:p>
        </text:list-item>
        <text:list-item>
          <text:p text:style-name="P87"><text:span text:style-name="T3">ARMA</text:span> ( -a -orum) | arma | arme | arms | <text:span text:style-name="T5">Waffen</text:span>, Arma | H. P. arma. ⊂ ar. </text:p>
        </text:list-item>
        <text:list-item>
          <text:p text:style-name="P87"><text:span text:style-name="T3">arma</text:span> -o | -are | -er | to arm | -ieren. = da arma. </text:p>
        </text:list-item>
        <text:list-item>
          <text:p text:style-name="P87">—<text:span text:style-name="T3">tura</text:span> -a | -tura | -ture | -ture | -tur. </text:p>
        </text:list-item>
        <text:list-item>
          <text:p text:style-name="P87"><text:span text:style-name="T3">armilla</text:span> -a | -illa, <text:span text:style-name="T5">braccialetto</text:span> | -ille, <text:span text:style-name="T5">bracelet</text:span> | -il, <text:span text:style-name="T5">bracelet</text:span> | Arm <text:span text:style-name="T5">band</text:span>. = anulo pro armo, et astronomico. </text:p>
        </text:list-item>
        <text:list-item>
          <text:p text:style-name="P87">—<text:span text:style-name="T3">re</text:span> | -are | -aire | -ary | -ar. = (sphæra cæleste) cum armilla. </text:p>
        </text:list-item>
        <text:list-item>
          <text:p text:style-name="P87"><text:span text:style-name="T3">armistitio</text:span> | -izio | -ice | -ice | -iz. ⊂ arm(a) -i- statio. </text:p>
        </text:list-item>
        <text:list-item>
          <text:p text:style-name="P87"><text:span text:style-name="T3">armo</text:span> -us | <text:span text:style-name="T5">braccio</text:span> | <text:span text:style-name="T5">bras</text:span> | arm | Arm. = brachio. ⊃ armilla. ⊂ E. ⊃ A. D. </text:p>
        </text:list-item>
        <text:list-item>
          <text:p text:style-name="P87"><text:span text:style-name="T3">arnica</text:span> ĭ M | -ica | -ique | -ica | -ica. = Bot. « arnica montana ». ⊂ G. ptarmic <text:span text:style-name="T3">ē</text:span>. </text:p>
        </text:list-item>
        <text:list-item>
          <text:p text:style-name="P87"><text:span text:style-name="T3">aroma</text:span>(te) 100 | -ma | -me | -ma | -ma. ⊂ G. árōma. </text:p>
        </text:list-item>
        <text:list-item>
          <text:p text:style-name="P87">—<text:span text:style-name="T3">tico</text:span> ĭ 100 | -tico | -tique | -tic | -tisch. ⊂ G. arōmaticós. </text:p>
        </text:list-item>
        <text:list-item>
          <text:p text:style-name="P87">—<text:span text:style-name="T3">tiza</text:span> 400 | -izzare | -ser | -ze | -sieren. ⊂ G. arōmatízō. </text:p>
        </text:list-item>
        <text:list-item>
          <text:p text:style-name="P87"><text:span text:style-name="T3">arroga</text:span> -ŏgo | -are | -er | -ate | adrogieren. = trahe ad se, usurpa. ⊂ ad roga. </text:p>
        </text:list-item>
        <text:list-item>
          <text:p text:style-name="P87">—<text:span text:style-name="T3">nte</text:span> -ans | -ante | -ant | -ant | -ant. = anti humile. </text:p>
        </text:list-item>
        <text:list-item>
          <text:p text:style-name="P87">—<text:span text:style-name="T3">ntia</text:span> -a | -anza | -ance | -ance | -anz. </text:p>
        </text:list-item>
        <text:list-item>
          <text:p text:style-name="P87"><text:span text:style-name="T3">arsenico</text:span> ĭ 100 | -nico | -nic | -nic | -nik. = Chemia « As ». ⊂ G. -icón. ⊂ ársēn [vir] -ĭco. </text:p>
        </text:list-item>
        <text:list-item>
          <text:p text:style-name="P87"><text:span text:style-name="T3">arso</text:span> -us | arso. = que e arde. </text:p>
        </text:list-item>
        <text:list-item>
          <text:p text:style-name="P87"><text:span text:style-name="T3">ARTE</text:span> ars | arte | art | art | <text:span text:style-name="T5">Kunst</text:span> | H. P. arte. ⊃ artista, inertia. ⊂ E. ⊃ D. Art = modo. </text:p>
        </text:list-item>
        <text:list-item>
          <text:p text:style-name="P87"><text:span text:style-name="T3">arteria</text:span> -ĭa | -ria | artère | -ry | -rie. ⊂ G. artēría. </text:p>
        </text:list-item>
        <text:list-item>
          <text:p text:style-name="P87">—<text:span text:style-name="T3">le</text:span> | -iale | artériel | -ial | -iell. </text:p>
        </text:list-item>
        <text:list-item>
          <text:p text:style-name="P87"><text:span text:style-name="T3">arthritico</text:span> -us | artritico | -tique | -tic | -tisch. ⊂ G. -icós. ⊂ arthro. </text:p>
        </text:list-item>
        <text:list-item>
          <text:p text:style-name="P87"><text:span text:style-name="T3">arthritide</text:span> 100 | artrite | arthrite | -itis | -itis. = morbo articulare. ⊂ G. arthrîtis -idos ⊂ </text:p>
        </text:list-item>
        <text:list-item>
          <text:p text:style-name="P87">G. arthro árthron = artu. ⊃ -itico. </text:p>
        </text:list-item>
        <text:list-item>
          <text:p text:style-name="P87"><text:span text:style-name="T3">articula</text:span> -ŭlo | -olare | -uler | -ulate | -ulieren. ⊂ articul(o) -a. </text:p>
        </text:list-item>
        <text:list-item>
          <text:p text:style-name="P87">—<text:span text:style-name="T3">re</text:span> 100 | -olare | -ulaire | -ular | -ular. </text:p>
        </text:list-item>
        <text:list-item>
          <text:p text:style-name="P87"><text:soft-page-break/>—<text:span text:style-name="T3">tione</text:span> 100 | -zione | -tion | -tion | -tion. </text:p>
        </text:list-item>
        <text:list-item>
          <text:p text:style-name="P87"><text:span text:style-name="T3">articulo</text:span> -ŭlus | -colo | -cle | -cle | -kel. = parvo artu, elemento grammaticale, objecto de commercio. ⊂ art(u) -iculo. </text:p>
        </text:list-item>
        <text:list-item>
          <text:p text:style-name="P87"><text:span text:style-name="T3">artifice</text:span> -fex -fĭc- | artefice | artisan | -ficer | -fex. ⊂ arte fac -e. </text:p>
        </text:list-item>
        <text:list-item>
          <text:p text:style-name="P87">—<text:span text:style-name="T3">iale</text:span> 100 | -iale | -iel | -ial | -iell. = de artificio. </text:p>
        </text:list-item>
        <text:list-item>
          <text:p text:style-name="P87">—<text:span text:style-name="T3">io</text:span> -um | -cio | -ce | -ce | -cium. ⊂ art(e) fac -io. </text:p>
        </text:list-item>
        <text:list-item>
          <text:p text:style-name="P87">—<text:span text:style-name="T3">ioso</text:span> -us | -ioso | -ieux | -ous | -iös. </text:p>
        </text:list-item>
        <text:list-item>
          <text:p text:style-name="P87"><text:span text:style-name="T3">artista</text:span> | -ista | -iste | -ist | -ist. = qui cole arte. </text:p>
        </text:list-item>
        <text:list-item>
          <text:p text:style-name="P87">—<text:span text:style-name="T3">ico</text:span> -ĭcus | -ico | -ique | -ic | -isch. </text:p>
        </text:list-item>
        <text:list-item>
          <text:p text:style-name="P87"><text:span text:style-name="T3">artu</text:span> -us | arto. = articulo, -atione. </text:p>
        </text:list-item>
        <text:list-item>
          <text:p text:style-name="P87"><text:span text:style-name="T3">arvicultura</text:span> | -tura | -ture | | -tur. </text:p>
        </text:list-item>
        <text:list-item>
          <text:p text:style-name="P87"><text:span text:style-name="T3">arvo</text:span> -um | agro, campo arabile. ⊂ ar(a) -vo. ⊃ arvicultura. </text:p>
        </text:list-item>
        <text:list-item>
          <text:p text:style-name="P87"><text:span text:style-name="T3">as</text:span>, <text:span text:style-name="T5">abl.</text:span> asse | asso | as | ace | Ass. = unitate (de moneta, de pondere). </text:p>
        </text:list-item>
        <text:list-item>
          <text:p text:style-name="P87"><text:span text:style-name="T3">asbesto</text:span> 300 | -esto | -este | -estos | -est. = minerale simile ad amianto. ⊂ G. ásbestos ⊂ a- [ne] sbesto [extinguibile]. </text:p>
        </text:list-item>
        <text:list-item>
          <text:p text:style-name="P87"><text:span text:style-name="T3">ascaride</text:span> -is -ĭd- | -ide | -ide | -id | -ide. = verme intestinale. ⊂ G. -rís -ídos. </text:p>
        </text:list-item>
        <text:list-item>
          <text:p text:style-name="P87"><text:span text:style-name="T3">ascende</text:span> -o | -ere | <text:span text:style-name="T5">monter</text:span> | to ascend | -dieren. ⊃ ascenso. ⊂ ad scande. </text:p>
        </text:list-item>
        <text:list-item>
          <text:p text:style-name="P87">—<text:span text:style-name="T3">nte</text:span> 100 | -ente | -ant | -ant | -ent. </text:p>
        </text:list-item>
        <text:list-item>
          <text:p text:style-name="P87">—<text:span text:style-name="T3">ntia</text:span> | -enza | -ance | -ency | -enz. </text:p>
        </text:list-item>
        <text:list-item>
          <text:p text:style-name="P87"><text:span text:style-name="T3">ascensione</text:span> -sio | -sione | -sion | -sion | -sion. = ton ascende. </text:p>
        </text:list-item>
        <text:list-item>
          <text:p text:style-name="P87">—<text:span text:style-name="T3">ale</text:span> | -onale | -onnel | -onal | -onal. </text:p>
        </text:list-item>
        <text:list-item>
          <text:p text:style-name="P87"><text:span text:style-name="T3">ascenso</text:span> -us | asceso. = quem ascende. </text:p>
        </text:list-item>
        <text:list-item>
          <text:p text:style-name="P87">—<text:span text:style-name="T3">ore</text:span> | -sore | -seur | <text:span text:style-name="T5">lift</text:span> | -sor. </text:p>
        </text:list-item>
        <text:list-item>
          <text:p text:style-name="P87"><text:span text:style-name="T3">asceta</text:span> | asceta | ascète | ascetic | Ascet. ⊂ G. ascētēs ⊂ asce [exerce] -ta. = qui fac exercitio [de devotione]. </text:p>
        </text:list-item>
        <text:list-item>
          <text:p text:style-name="P87">—<text:span text:style-name="T3">ico</text:span> -ĭcus | -tico | -étique | -tic | -tik, -tisch. ⊂ G. ascēticós ⊂ ascet(a) -ĭco. </text:p>
        </text:list-item>
        <text:list-item>
          <text:p text:style-name="P87">—<text:span text:style-name="T3">ismo</text:span> | -ismo | -étisme | -icism | -mus. </text:p>
        </text:list-item>
        <text:list-item>
          <text:p text:style-name="P87"><text:span text:style-name="T3">ascia</text:span> 100 | ascia, <text:span text:style-name="T5">scure</text:span>, accetta | <text:span text:style-name="T5">hache</text:span> | ax, axe | Axt. ⊃ F. asseau = martulo. ⊂ E. ⊃ A. ax, D. Axt, G. axínē. </text:p>
        </text:list-item>
        <text:list-item>
          <text:p text:style-name="P87"><text:span text:style-name="T3">Asia</text:span> -a | Asia | Asie | Asia | Asien. ⊂ G. Asía. </text:p>
        </text:list-item>
        <text:list-item>
          <text:p text:style-name="P87">—<text:span text:style-name="T3">tico</text:span> -ĭcus | -tico | -tique | -tic | -tisch. = de Asia. </text:p>
        </text:list-item>
        <text:list-item>
          <text:p text:style-name="P87"><text:span text:style-name="T3">asinino</text:span> 100 | -ino | d’âne | -ine | -inisch. = de asino. </text:p>
        </text:list-item>
        <text:list-item>
          <text:p text:style-name="P87"><text:span text:style-name="T3">asino</text:span> -ĭnus | asino | âne | ass | Esel. = Zool. « equus asinus ». ⊂ Armeno. ⊃ G. ónos. </text:p>
        </text:list-item>
        <text:list-item>
          <text:p text:style-name="P87"><text:span text:style-name="T3">asparago</text:span> ă 100 | -go | asperge | -gus | Spargel. ⊂ G. aspáragos. = Bot. « asparagus officinalis ». </text:p>
        </text:list-item>
        <text:list-item>
          <text:p text:style-name="P87"><text:span text:style-name="T3">aspectu</text:span> -us | aspetto, <text:span text:style-name="T5">sembiante</text:span> | -ct | -ct | -kt. ⊂ ad spec(e) -tu. </text:p>
        </text:list-item>
        <text:list-item>
          <text:p text:style-name="P87"><text:span text:style-name="T3">asperge</text:span> -o | -gere | -ger, <text:span text:style-name="T5">arroser</text:span> | to asperse | -gieren. ⊂ ad sparge. </text:p>
        </text:list-item>
        <text:list-item>
          <text:p text:style-name="P87"><text:span text:style-name="T3">aspero</text:span> -pĕr | aspro | âpre | <text:span text:style-name="T5">rough</text:span> | <text:span text:style-name="T5">rauh</text:span>. </text:p>
        </text:list-item>
        <text:list-item>
          <text:p text:style-name="P87">—<text:span text:style-name="T3">itate</text:span> | -tas | -ità | -ité | -ity | -ität. </text:p>
        </text:list-item>
        <text:list-item>
          <text:p text:style-name="P87"><text:span text:style-name="T3">aspersione</text:span> -sio | -ione | -sion | -sion | -sion. = ton asperge. </text:p>
        </text:list-item>
        <text:list-item>
          <text:p text:style-name="P87"><text:span text:style-name="T3">asperso</text:span> -us | asperso. = quem asperge. </text:p>
        </text:list-item>
        <text:list-item>
          <text:p text:style-name="P87">—<text:span text:style-name="T3">orio</text:span> | -orio | -oire | -orium | -orium. </text:p>
        </text:list-item>
        <text:list-item>
          <text:p text:style-name="P87"><text:soft-page-break/><text:span text:style-name="T3">asphalto</text:span> | asfalto | -lte | -lt | -lt. = bitumen. ⊂ G. ásphaltos. ⊂ ex Semitico. </text:p>
        </text:list-item>
        <text:list-item>
          <text:p text:style-name="P87"><text:span text:style-name="T3">asphyxia</text:span> | -fissia | -xie | -xia, -xy | -xie. = suspensione de pulsatione, suffocatione. ⊂ G. -ía. ⊂ a- sphyxi [pulsatione]. </text:p>
        </text:list-item>
        <text:list-item>
          <text:p text:style-name="P87"><text:span text:style-name="T3">asphyxia</text:span> | asfissiare | -xier | -xy | -xiieren. </text:p>
        </text:list-item>
        <text:list-item>
          <text:p text:style-name="P87"><text:span text:style-name="T3">aspira</text:span> ī -o | -rare | -rer | -re | -rieren. ⊂ ad spira. </text:p>
        </text:list-item>
        <text:list-item>
          <text:p text:style-name="P87">—<text:span text:style-name="T3">nte</text:span> | -ante | -ant | -ant | -ant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—<text:span text:style-name="T3">tore</text:span> | -tore | -teur | -tor | -tor. </text:p>
        </text:list-item>
        <text:list-item>
          <text:p text:style-name="P87">asse as = as. </text:p>
        </text:list-item>
        <text:list-item>
          <text:p text:style-name="P87"><text:span text:style-name="T3">ASSE</text:span> -is | asse | ais, aisseau, <text:span text:style-name="T5">planche</text:span> | <text:span text:style-name="T5">plank</text:span> | <text:span text:style-name="T5">Brett</text:span>. </text:p>
        </text:list-item>
        <text:list-item>
          <text:p text:style-name="P87"><text:span text:style-name="T3">assecura</text:span> | assicurare | assurer | to assure | -rieren. = redde securo. </text:p>
        </text:list-item>
        <text:list-item>
          <text:p text:style-name="P87">—<text:span text:style-name="T3">ntia</text:span> | assicuranza, -zione | assurance | assurance | -anz, -tion. </text:p>
        </text:list-item>
        <text:list-item>
          <text:p text:style-name="P87">—<text:span text:style-name="T3">tore</text:span> | -tore | assureur | assurer | -tor. </text:p>
        </text:list-item>
        <text:list-item>
          <text:p text:style-name="P87"><text:span text:style-name="T3">assenso</text:span> -us = quem assenti. </text:p>
        </text:list-item>
        <text:list-item>
          <text:p text:style-name="P87"><text:span text:style-name="T3">assensu</text:span> -us | -nso | -ntiment | assent | Assens. = ton assenti. </text:p>
        </text:list-item>
        <text:list-item>
          <text:p text:style-name="P87"><text:span text:style-name="T3">assenti</text:span> -ior | -tire | | to assent | -tieren. = consenti, approba. ⊃ assensu. ⊂ ad senti. </text:p>
        </text:list-item>
        <text:list-item>
          <text:p text:style-name="P87"><text:span text:style-name="T3">assere</text:span> -ĕro | -rire | | to assert | -rieren. = dic, affirma, assecura. </text:p>
        </text:list-item>
        <text:list-item>
          <text:p text:style-name="P87">— -o = fac proprio. ⊂ ad sere 2. </text:p>
        </text:list-item>
        <text:list-item>
          <text:p text:style-name="P87">assĕre -o = semina. ⊂ ad sere 1. </text:p>
        </text:list-item>
        <text:list-item>
          <text:p text:style-name="P87"><text:span text:style-name="T3">assertione</text:span> 400 | -zione | -tion | -tion | -tion. = affirmatione, ton assere. </text:p>
        </text:list-item>
        <text:list-item>
          <text:p text:style-name="P87"><text:span text:style-name="T3">assessore</text:span> -or | -ore | -eur | -or | -or. ⊂ ad ser(e) -tore. </text:p>
        </text:list-item>
        <text:list-item>
          <text:p text:style-name="P87"><text:span text:style-name="T3">assiduo</text:span> -us | -duo | -du | -duous | -duos. = exacto, diligente, anti negligente. ⊂ ad sed(e) -uo. </text:p>
        </text:list-item>
        <text:list-item>
          <text:p text:style-name="P87">—<text:span text:style-name="T3">uitate</text:span> -tas | -ità | -ité | -ity | -ität. </text:p>
        </text:list-item>
        <text:list-item>
          <text:p text:style-name="P87"><text:span text:style-name="T3">assigna</text:span> -o | -egnare | -gner | to assign | -gnieren. = attribue, signa ad. </text:p>
        </text:list-item>
        <text:list-item>
          <text:p text:style-name="P87">—<text:span text:style-name="T3">tione</text:span> -tio | assegnazione | -tion | -tion | -tion. </text:p>
        </text:list-item>
        <text:list-item>
          <text:p text:style-name="P87">—<text:span text:style-name="T3">to</text:span> -us | assegnato | -at | -at | -at. </text:p>
        </text:list-item>
        <text:list-item>
          <text:p text:style-name="P87"><text:span text:style-name="T3">assimila</text:span> -ĭlo | -are | -er | -ate | -lieren. = fac simile, compara. </text:p>
        </text:list-item>
        <text:list-item>
          <text:p text:style-name="P87">—<text:span text:style-name="T3">tione</text:span> 100 | -zione | -tion | -tion | -tion. </text:p>
        </text:list-item>
        <text:list-item>
          <text:p text:style-name="P87"><text:span text:style-name="T3">assiste</text:span> -o | -ere | -er | to assist | -tieren. = ad siste, es præsente, patrocina. </text:p>
        </text:list-item>
        <text:list-item>
          <text:p text:style-name="P87">—<text:span text:style-name="T3">nte</text:span> | -ente | -ant | -ant | -ent. </text:p>
        </text:list-item>
        <text:list-item>
          <text:p text:style-name="P87">—<text:span text:style-name="T3">ntia</text:span> | -enza | -ance | -ance | -enz. </text:p>
        </text:list-item>
        <text:list-item>
          <text:p text:style-name="P87"><text:span text:style-name="T3">associa</text:span> 100 | -are | -er | -ate | -ieren. = fac socio. </text:p>
        </text:list-item>
        <text:list-item>
          <text:p text:style-name="P87">—<text:span text:style-name="T3">bile</text:span> -ĭlis | -bile | -ble | -ble | -bel. </text:p>
        </text:list-item>
        <text:list-item>
          <text:p text:style-name="P87">—<text:span text:style-name="T3">bilitate</text:span> | -ità | | -ity. </text:p>
        </text:list-item>
        <text:list-item>
          <text:p text:style-name="P87">—<text:span text:style-name="T3">tione</text:span> | -zione | -tion | -tion | -tion. = societate. </text:p>
        </text:list-item>
        <text:list-item>
          <text:p text:style-name="P87">—<text:span text:style-name="T3">tivo</text:span> | -tivo | -tif | -tive | -tiv. </text:p>
        </text:list-item>
        <text:list-item>
          <text:p text:style-name="P87"><text:span text:style-name="T3">assonante</text:span> | -ante | -ant | -ant. ⊂ ad sonante. </text:p>
        </text:list-item>
        <text:list-item>
          <text:p text:style-name="P87">—<text:span text:style-name="T3">ia</text:span> | -anza | -ance | -ance | -anz. </text:p>
        </text:list-item>
        <text:list-item>
          <text:p text:style-name="P87"><text:span text:style-name="T3">assume</text:span> ū -o | -mere | -mer | -me | -mieren. ⊂ ad sume. </text:p>
        </text:list-item>
        <text:list-item>
          <text:p text:style-name="P87"><text:span text:style-name="T3">assumpto</text:span> -us | assunto. = quem assume. </text:p>
        </text:list-item>
        <text:list-item>
          <text:p text:style-name="P87">—<text:span text:style-name="T3">ione</text:span> -tio | assunzione | assumption | -ption | -mtion. = ton assume. </text:p>
        </text:list-item>
        <text:list-item>
          <text:p text:style-name="P87"><text:soft-page-break/><text:span text:style-name="T3">asterisco</text:span> 200 | -isco | -isque | -isk | -iscus. ⊂ G. -iscós. ⊂ aster [astro] -isco. = signo in forma de parvo astro. </text:p>
        </text:list-item>
        <text:list-item>
          <text:p text:style-name="P87"><text:span text:style-name="T3">asteroide</text:span> | -oide | astéroïde | -oid | -oide. = parvo planeta inter Marte et Jove. ⊂ G. asteroeid <text:span text:style-name="T3">ē</text:span>s ⊂ aster -o- īde. </text:p>
        </text:list-item>
        <text:list-item>
          <text:p text:style-name="P87"><text:span text:style-name="T3">asthma</text:span>(te) 100 | asma | -me | -ma | -ma. ⊂ G. ásthma = respiratione difficile. </text:p>
        </text:list-item>
        <text:list-item>
          <text:p text:style-name="P87">—<text:span text:style-name="T3">tico</text:span> ĭ 100 | asmatico | -ique | -tic | -isch. ⊂ G. -icós. </text:p>
        </text:list-item>
        <text:list-item>
          <text:p text:style-name="P87"><text:span text:style-name="T3">astringe</text:span> -o | -ere | astreindre, <text:span text:style-name="T5">resserrer</text:span> | to astringe | -gieren. = stringe ad, condensa. </text:p>
        </text:list-item>
        <text:list-item>
          <text:p text:style-name="P87">—<text:span text:style-name="T3">nte</text:span> -ens | -ente | -ent | -ent | -ent. </text:p>
        </text:list-item>
        <text:list-item>
          <text:p text:style-name="P87">—<text:span text:style-name="T3">ntia</text:span> | -enza | -ence | -ency. </text:p>
        </text:list-item>
        <text:list-item>
          <text:p text:style-name="P87"><text:span text:style-name="T3">astro</text:span> -um | astro | astre | star | Stern. = stella. ⊂ G. ástron. ⊂ E. ⊃ L. stella, A. star, D. Stern. </text:p>
        </text:list-item>
        <text:list-item>
          <text:p text:style-name="P87">—<text:span text:style-name="T3">logo</text:span> -ŏgus | -logo | -logue | -loger | -log. ⊂ G. astrológos. </text:p>
        </text:list-item>
        <text:list-item>
          <text:p text:style-name="P87">——<text:span text:style-name="T3">ia</text:span> -ĭa | -gia | -gie | -gy | -gie. ⊂ G. -ía. </text:p>
        </text:list-item>
        <text:list-item>
          <text:p text:style-name="P87">——<text:span text:style-name="T3">ico</text:span> -ĭcus | -ico | -ique | -ic, -ical | -isch. ⊂ G. -icós. </text:p>
        </text:list-item>
        <text:list-item>
          <text:p text:style-name="P87">—<text:span text:style-name="T3">nomo</text:span> ŏ 400 | -nomo | -nome | -nomer | -nom. ⊂ G. astronómos ⊂ astro nomo [lege]. </text:p>
        </text:list-item>
        <text:list-item>
          <text:p text:style-name="P87">——<text:span text:style-name="T3">ia</text:span> ĭ 100 | -mia | -mie | -my | -mie. ⊂ G. -ía. </text:p>
        </text:list-item>
        <text:list-item>
          <text:p text:style-name="P87">——<text:span text:style-name="T3">ico</text:span> -ĭcus | -ico | -ique | -ic | -isch. ⊂ G. -icós. </text:p>
        </text:list-item>
        <text:list-item>
          <text:p text:style-name="P87"><text:span text:style-name="T3">astu</text:span> -us = astutia. </text:p>
        </text:list-item>
        <text:list-item>
          <text:p text:style-name="P87"><text:span text:style-name="T3">astutia</text:span> | -zia | -ce | -teness | <text:span text:style-name="T5">Arglist</text:span>. ⊂ astut(o) -ia = astu. </text:p>
        </text:list-item>
        <text:list-item>
          <text:p text:style-name="P87"><text:span text:style-name="T3">astuto</text:span> -us | -to | -cieux | -te | -tiös. ⊂ astu -to. </text:p>
        </text:list-item>
        <text:list-item>
          <text:p text:style-name="P87"><text:span text:style-name="T3">asylo</text:span> -um | asilo | asile | asylum | Asyl. = loco inviolabile. ⊂ G. ásulon ⊂ a- [ne] syl(ae) [spolia, viola] -o. </text:p>
        </text:list-item>
        <text:list-item>
          <text:p text:style-name="P87"><text:span text:style-name="T3">asymmetria</text:span> | -tria | asymétrie | -try | -trie. ⊂ G. -ía. ⊂ a- symmetria. </text:p>
        </text:list-item>
        <text:list-item>
          <text:p text:style-name="P87">—<text:span text:style-name="T3">ico</text:span> -ĭcus | asimmetrico | asymétrique | -trical | -trisch. ⊂ G. asúmmetros ⊂ a- syn metro. </text:p>
        </text:list-item>
        <text:list-item>
          <text:p text:style-name="P87"><text:span text:style-name="T3">asymptoto</text:span> | asintoto | asymptote | -ptote | -ptote. = recta sine puncto coincidente cum curva. ⊂ G. asúmptōtos ⊂ a- [ne] syn [cum] pto [cade] -to. </text:p>
        </text:list-item>
        <text:list-item>
          <text:p text:style-name="P87">L. at = sed. </text:p>
        </text:list-item>
        <text:list-item>
          <text:p text:style-name="P87"><text:span text:style-name="T3">atavismo</text:span> | -mo | -me | -ism | -mus. ⊂ atav(o) -ismo. </text:p>
        </text:list-item>
        <text:list-item>
          <text:p text:style-name="P87"><text:span text:style-name="T3">atavo</text:span> -ăvus = patre de avo, ascendente. ⊃ atavismo. ⊂ at- [ultra] avo. </text:p>
        </text:list-item>
        <text:list-item>
          <text:p text:style-name="P87"><text:span text:style-name="T3">ataxia</text:span> | atassia | ataxie | ataxia | -xie. = disordine in systema nervoso. ⊂ G. -ía. ⊂ a- taxi [ordine] -(i)a. </text:p>
        </text:list-item>
        <text:list-item>
          <text:p text:style-name="P87"><text:span text:style-name="T3">atele</text:span> | <text:span text:style-name="T5">francobollo</text:span> | <text:span text:style-name="T5">timbre-poste</text:span> | <text:span text:style-name="T5">postage-stamp</text:span> | <text:span text:style-name="T5">Briefmarke</text:span>. ⊃ philatelia. ⊂ G. atel <text:span text:style-name="T3">ē</text:span>s = sine taxa. </text:p>
        </text:list-item>
        <text:list-item>
          <text:p text:style-name="P87"><text:span text:style-name="T3">atheismo</text:span> | ateismo | athéisme | -ism | -ismus. ⊂ athe(o) -ismo. </text:p>
        </text:list-item>
        <text:list-item>
          <text:p text:style-name="P87"><text:span text:style-name="T3">athenæo</text:span> | ateneo | athénée | -neum | -næum. = templo de Minerva, schola. ⊂ G. ath <text:span text:style-name="T3">ē</text:span>naion ⊂ Athenâ [Minerva]. </text:p>
        </text:list-item>
        <text:list-item>
          <text:p text:style-name="P87"><text:span text:style-name="T3">atheo</text:span> -us | ateo | athée | -eist | -eist. ⊂ G. átheos ⊂ a- [sine] theo [deo]. </text:p>
        </text:list-item>
        <text:list-item>
          <text:p text:style-name="P87"><text:span text:style-name="T3">athleta</text:span> ē -a | atleta | athlète | -ete | -et. = luctatore. ⊂ G. athlēt <text:span text:style-name="T3">ē</text:span>s. ⊂ athl(o) [certamine] -eta. </text:p>
        </text:list-item>
        <text:list-item>
          <text:p text:style-name="P87">—<text:span text:style-name="T3">ico</text:span> ĭ 100 | atletico | athlétique | -tic | -tisch. ⊂ G. athlēticós. </text:p>
        </text:list-item>
        <text:list-item>
          <text:p text:style-name="P87"><text:soft-page-break/>G. athlo, áthlon = certamine. ⊃ athleta, pentathlo. </text:p>
        </text:list-item>
        <text:list-item>
          <text:p text:style-name="P87"><text:span text:style-name="T3">Atlante</text:span> Atlas = monte, et rege de Mauritania, que sustine cælo. ⊂ G. átlas -antos. </text:p>
        </text:list-item>
        <text:list-item>
          <text:p text:style-name="P87"><text:span text:style-name="T3">atlante</text:span> N | atlante | atlas | atlas | Atlas. = libro que contine chartas de universo. ⊂ Atlante 1. </text:p>
        </text:list-item>
        <text:list-item>
          <text:p text:style-name="P87">—<text:span text:style-name="T3">ico</text:span> -ĭcus | -tico | -tique | -tic | -tisch. = oceano que lambe monte Atlante; hodie limitato ab Europa, Africa et America. ⊂ G. -icós. </text:p>
        </text:list-item>
        <text:list-item>
          <text:p text:style-name="P87">G. atmo -ós = vapore. </text:p>
        </text:list-item>
        <text:list-item>
          <text:p text:style-name="P87"><text:span text:style-name="T3">atmosphæra</text:span> | -fera | -phère | -phere | -phære. ⊂ atmo sphæra. </text:p>
        </text:list-item>
        <text:list-item>
          <text:p text:style-name="P87">—<text:span text:style-name="T3">ico</text:span> -ĭcus | -ferico | -phérique | -ric | -risch. </text:p>
        </text:list-item>
        <text:list-item>
          <text:p text:style-name="P87"><text:span text:style-name="T3">atomico</text:span> -ĭcus | -mico | -mique | -mic | -misch. ⊂ atom(o) -ĭco. </text:p>
        </text:list-item>
        <text:list-item>
          <text:p text:style-name="P87"><text:span text:style-name="T3">atomo</text:span> -ŏmus | atomo | atome | atom | Atom. = parte indivisibile de materia. ⊂ G. átomos ⊂ a- [ne] tomo [sectione]. </text:p>
        </text:list-item>
        <text:list-item>
          <text:p text:style-name="P87"><text:span text:style-name="T3">atonia</text:span> | atonia | atonie | atony | -nie. ⊂ G. -ía. ⊂ aton(o) -ia. </text:p>
        </text:list-item>
        <text:list-item>
          <text:p text:style-name="P87"><text:span text:style-name="T3">atono</text:span> ŏ | -no | -ne | -nic | -nisch. ⊂ G. átonos ⊂ a- [sine] tono [vi]. </text:p>
        </text:list-item>
        <text:list-item>
          <text:p text:style-name="P87">L. atque = et. </text:p>
        </text:list-item>
        <text:list-item>
          <text:p text:style-name="P87">L. atqui = sed. </text:p>
        </text:list-item>
        <text:list-item>
          <text:p text:style-name="P87"><text:span text:style-name="T3">atrabiliare</text:span> | -liare | -laire | -liarious | -liarisch. ⊂ atr(o) -a bil(e) -i- -are. </text:p>
        </text:list-item>
        <text:list-item>
          <text:p text:style-name="P87"><text:span text:style-name="T3">atrio</text:span> -um | atrio | -um | -um | -um. = vestibulo. </text:p>
        </text:list-item>
        <text:list-item>
          <text:p text:style-name="P87"><text:span text:style-name="T3">atro</text:span> ater | atro. = nigro, obscuro. ⊃ atrabiliare, atroce. </text:p>
        </text:list-item>
        <text:list-item>
          <text:p text:style-name="P87"><text:span text:style-name="T3">atroce</text:span> -ox | atroce | atroce | atrocious. = feroce. ⊂ atro -ce. </text:p>
        </text:list-item>
        <text:list-item>
          <text:p text:style-name="P87">—<text:span text:style-name="T3">itate</text:span> -tas | -ità | -ité | -ity | -ität. </text:p>
        </text:list-item>
        <text:list-item>
          <text:p text:style-name="P87"><text:span text:style-name="T3">atrophia</text:span> 100 | -fia | -phie | -phy | -phie. = defectu de nutritione. ⊂ G. -ía. ⊂ a- treph(e) [nutri] -ia. </text:p>
        </text:list-item>
        <text:list-item>
          <text:p text:style-name="P87"><text:span text:style-name="T3">attende</text:span> -o | -ere | | attend | -ieren. = tende animo ad, es attento, fac attentione. ⊃ attento; F. attendre = expecta. </text:p>
        </text:list-item>
        <text:list-item>
          <text:p text:style-name="P87"><text:span text:style-name="T3">attenta</text:span> -o | -are | -er | attempt | -ieren. = tenta, aude. </text:p>
        </text:list-item>
        <text:list-item>
          <text:p text:style-name="P87">—<text:span text:style-name="T3">ato</text:span> -us = tentato. </text:p>
        </text:list-item>
        <text:list-item>
          <text:p text:style-name="P87">—<text:span text:style-name="T3">ato</text:span> | -ato | -at | attempt | -at. = attentato criminoso. </text:p>
        </text:list-item>
        <text:list-item>
          <text:p text:style-name="P87">—<text:span text:style-name="T3">ione</text:span> -tio | -zione | -tion | -tion | -tion. = cura, anti incuria, to es attento. </text:p>
        </text:list-item>
        <text:list-item>
          <text:p text:style-name="P87"><text:span text:style-name="T3">attento</text:span> -us | -ento | -entif | -entive | -ent. = que attende, diligente, anti inerte. </text:p>
        </text:list-item>
        <text:list-item>
          <text:p text:style-name="P87"><text:span text:style-name="T3">attenua</text:span> -o | -nuare | atténuer | -nuate | -nuieren. ⊂ ad tenu(e) -a. </text:p>
        </text:list-item>
        <text:list-item>
          <text:p text:style-name="P87">—<text:span text:style-name="T3">nte</text:span> | -ante | -ant | -ant | -ans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<text:span text:style-name="T3">attesta</text:span> -or | -are | -er | attest | -ieren. = es teste. </text:p>
        </text:list-item>
        <text:list-item>
          <text:p text:style-name="P87">—<text:span text:style-name="T3">tione</text:span> -tio | -zione | -tion | -tion | -tion. </text:p>
        </text:list-item>
        <text:list-item>
          <text:p text:style-name="P87">attinge -o = tange. ⊂ ad tange. </text:p>
        </text:list-item>
        <text:list-item>
          <text:p text:style-name="P87"><text:span text:style-name="T3">attinge</text:span> -o | | atteindre | to attain. = perveni. ⊃ I. attinge(re) = trahe aqua. </text:p>
        </text:list-item>
        <text:list-item>
          <text:p text:style-name="P87"><text:span text:style-name="T3">attracto</text:span> -us | attratto | attrait. = quem attrahe. </text:p>
        </text:list-item>
        <text:list-item>
          <text:p text:style-name="P87">—<text:span text:style-name="T3">ione</text:span> 400 | -zione | -tion | -tion | -tion. </text:p>
        </text:list-item>
        <text:list-item>
          <text:p text:style-name="P87">—<text:span text:style-name="T3">ivo</text:span> | attrattivo | -tif | -tive | -tiv. </text:p>
        </text:list-item>
        <text:list-item>
          <text:p text:style-name="P87"><text:span text:style-name="T3">attrahe</text:span> -ăho | attrarre | attraire, <text:span text:style-name="T5">attirer</text:span> | to attract | -hieren. = trahe ad, trahe. ⊃ attracto. </text:p>
        </text:list-item>
        <text:list-item>
          <text:p text:style-name="P87"><text:soft-page-break/><text:span text:style-name="T3">attribue</text:span> -o | -uire | -uer | -ute | -uieren. = tribue ad, tribue. </text:p>
        </text:list-item>
        <text:list-item>
          <text:p text:style-name="P87">—<text:span text:style-name="T3">utione</text:span> -tio | -zione | -tion | -tion | -tion. = ton attribue. </text:p>
        </text:list-item>
        <text:list-item>
          <text:p text:style-name="P87">—<text:span text:style-name="T3">utivo</text:span> | -tivo | -tif | -tive | -tiv. = que attribue. </text:p>
        </text:list-item>
        <text:list-item>
          <text:p text:style-name="P87">—<text:span text:style-name="T3">uto</text:span> -us | -uto | -ut | -ute | -ut. = quem attribue. </text:p>
        </text:list-item>
        <text:list-item>
          <text:p text:style-name="P87"><text:span text:style-name="T3">attritione</text:span> 500 = </text:p>
        </text:list-item>
        <text:list-item>
          <text:p text:style-name="P87"><text:span text:style-name="T3">attritu</text:span> ī 100 | -ito | -ition, <text:span text:style-name="T5">frottement</text:span> | -ition | -it. ⊂ ad tere -tu. </text:p>
        </text:list-item>
        <text:list-item>
          <text:p text:style-name="P87"><text:span text:style-name="T3">auctione</text:span> -tio | <text:span text:style-name="T5">incanto</text:span> | <text:span text:style-name="T5">enchère</text:span> | -tion | -tion. = ton auge. </text:p>
        </text:list-item>
        <text:list-item>
          <text:p text:style-name="P87"><text:span text:style-name="T3">aucto</text:span> = quem auge. </text:p>
        </text:list-item>
        <text:list-item>
          <text:p text:style-name="P87"><text:span text:style-name="T3">auctore</text:span> -tor | autore | auteur | author | -tor. = qui auge, factore, creatore, scriptore. </text:p>
        </text:list-item>
        <text:list-item>
          <text:p text:style-name="P87">—<text:span text:style-name="T3">itate</text:span> -tas | autorità | autorité | authority | Auctorität. = influentia, credito, potestate. </text:p>
        </text:list-item>
        <text:list-item>
          <text:p text:style-name="P87">—itate -tas = jure, proprietate. </text:p>
        </text:list-item>
        <text:list-item>
          <text:p text:style-name="P87"><text:span text:style-name="T3">auctoriza</text:span> | autorizzare | autoriser | to authorize | autorisieren. = da jure. ⊂ auctor(e) -iza. </text:p>
        </text:list-item>
        <text:list-item>
          <text:p text:style-name="P87"><text:span text:style-name="T3">audace</text:span> -dax | -ace | -acieux | -acious | audax. = que aude. </text:p>
        </text:list-item>
        <text:list-item>
          <text:p text:style-name="P87">—<text:span text:style-name="T3">ia</text:span> -ĭa | -cia | -ce | -city | -cität. </text:p>
        </text:list-item>
        <text:list-item>
          <text:p text:style-name="P87"><text:span text:style-name="T3">AUDE</text:span> -eo | osare | oser | <text:span text:style-name="T5">dare</text:span> | <text:span text:style-name="T5">wagen</text:span> | H. osar | P. ousar. = <text:span text:style-name="T5">es</text:span> aud <text:span text:style-name="T5">ace</text:span>, <text:span text:style-name="T5">habe</text:span> aud <text:span text:style-name="T5">acia</text:span>. ⊃ auso. </text:p>
        </text:list-item>
        <text:list-item>
          <text:p text:style-name="P87"><text:span text:style-name="T3">AUDI</text:span> -io | udire | ouïr, <text:span text:style-name="T5">entendre</text:span> | to hear | hören | H. oir | P. ouvir. ⊃ exaudi, obœdi. ⊂ au(re) da. </text:p>
        </text:list-item>
        <text:list-item>
          <text:p text:style-name="P87">—<text:span text:style-name="T3">bile</text:span> -ĭlis | udibile | | -ible | -ibel. </text:p>
        </text:list-item>
        <text:list-item>
          <text:p text:style-name="P87">—<text:span text:style-name="T3">ientia</text:span> -a | udienza | -ience | -ience | -ienz. </text:p>
        </text:list-item>
        <text:list-item>
          <text:p text:style-name="P87">—<text:span text:style-name="T3">tivo</text:span> | uditivo | -tif | -tive. </text:p>
        </text:list-item>
        <text:list-item>
          <text:p text:style-name="P87">—<text:span text:style-name="T3">tore</text:span> -tor | uditore | -teur | -tor | -tor. </text:p>
        </text:list-item>
        <text:list-item>
          <text:p text:style-name="P87">—<text:span text:style-name="T3">torio</text:span> 100 | uditorio | -oire | -ory | -orium. </text:p>
        </text:list-item>
        <text:list-item>
          <text:p text:style-name="P87">—<text:span text:style-name="T3">tione</text:span> -tio | -zione | -tion | -tion. </text:p>
        </text:list-item>
        <text:list-item>
          <text:p text:style-name="P87">—<text:span text:style-name="T3">tu</text:span> -us | udito | ouie | <text:span text:style-name="T5">hearing</text:span> | <text:span text:style-name="T5">Gehör</text:span>. </text:p>
        </text:list-item>
        <text:list-item>
          <text:p text:style-name="P87"><text:span text:style-name="T3">AUGE</text:span> -eo | aumentare | augmenter | to augment, to eke | augieren, augmentieren. = fac cresce. ⊃ auctore, auctoritate, auctione, augmento, augusto, auxilio. ⊂ E. auge. ⊃ A. eke. </text:p>
        </text:list-item>
        <text:list-item>
          <text:p text:style-name="P87">augmenta 600 = auge. </text:p>
        </text:list-item>
        <text:list-item>
          <text:p text:style-name="P87"><text:span text:style-name="T3">augmento</text:span> 100 | aumento | -ent | -ent | -ent. ⊂ aug(e) -mento. </text:p>
        </text:list-item>
        <text:list-item>
          <text:p text:style-name="P87"><text:span text:style-name="T3">augura</text:span> -ŭro, -or | | -urer | -ur | -rieren. = es augure, vaticina, prophetiza, præsagi, conjectura. I. augura = desidera, bene augura. </text:p>
        </text:list-item>
        <text:list-item>
          <text:p text:style-name="P87">—<text:span text:style-name="T3">ale</text:span> -is | -ale | -al | -al. </text:p>
        </text:list-item>
        <text:list-item>
          <text:p text:style-name="P87"><text:span text:style-name="T3">augure</text:span> -gŭr | -ure | -ure | -ur | -ur. = vate, propheta, qui trahe augurio ex cantu de avi. ⊃ augurio, augurale, augura. </text:p>
        </text:list-item>
        <text:list-item>
          <text:p text:style-name="P87"><text:span text:style-name="T3">augurio</text:span> -um | -rio | -re | -ry | -rium. = præsagio. ⊂ augur(e) -io. </text:p>
        </text:list-item>
        <text:list-item>
          <text:p text:style-name="P87"><text:span text:style-name="T3">augusto</text:span> -us | -to | -te | august | <text:span text:style-name="T5">hehr</text:span>. = sacro, venerabile. ⊂ aug(e) -usto. </text:p>
        </text:list-item>
        <text:list-item>
          <text:p text:style-name="P87">— -us | agosto, août | -ust | August. = mense numero 8, dicato ad Octaviano Cæsare Augusto, primo imperatore romano [† anno 14]. </text:p>
        </text:list-item>
        <text:list-item>
          <text:p text:style-name="P87"><text:span text:style-name="T3">aula</text:span> -a | aula | <text:span text:style-name="T5">salle</text:span> | <text:span text:style-name="T5">hall</text:span> | Aula. ⊃ aulico. ⊂ G. aul <text:span text:style-name="T3">ē</text:span>. </text:p>
        </text:list-item>
        <text:list-item>
          <text:p text:style-name="P87"><text:span text:style-name="T3">aulico</text:span> ĭ 100 | -ico | -ique | -ic | -icus. ⊂ G. -icós. ⊂ aul(a) -ico. </text:p>
        </text:list-item>
        <text:list-item>
          <text:p text:style-name="P87"><text:span text:style-name="T3">aura</text:span> -a | aura. = vento dulce. ⊂ G. aúra. </text:p>
        </text:list-item>
        <text:list-item>
          <text:p text:style-name="P87">— N | | aura | aura | Aura. = effluvio de magnetismo animale. </text:p>
        </text:list-item>
        <text:list-item>
          <text:p text:style-name="P87"><text:soft-page-break/><text:span text:style-name="T3">AURE</text:span> -is | orecchio | oreille | ear | Ohr | H. oreja | P. orelha | R. ucho, us’i. ⊃ auricula, ausculta, audi. ⊂ E. ⊃ A., D., R., G. oûs, ot. </text:p>
        </text:list-item>
        <text:list-item>
          <text:p text:style-name="P87"><text:span text:style-name="T3">aureo</text:span> -ĕus | aureo | | aureous. = ex auro. ⊃ aureola. </text:p>
        </text:list-item>
        <text:list-item>
          <text:p text:style-name="P87"><text:span text:style-name="T3">aureola</text:span> -ŏla | -ola | -éole | -ole | -ole. ⊂ aureol(o) -a [corona]. </text:p>
        </text:list-item>
        <text:list-item>
          <text:p text:style-name="P87">aurĕolo -us = aureo. </text:p>
        </text:list-item>
        <text:list-item>
          <text:p text:style-name="P87"><text:span text:style-name="T3">auricula</text:span> -ŭla | orecchietta, auricola | oreillette, auricule | -cle | -kel. = parvo aure, aure. </text:p>
        </text:list-item>
        <text:list-item>
          <text:p text:style-name="P87">—<text:span text:style-name="T3">are</text:span> 100 | -olare | -laire | -lar | -lar. = de auricula, de aure. </text:p>
        </text:list-item>
        <text:list-item>
          <text:p text:style-name="P87"><text:span text:style-name="T3">aurifero</text:span> -fĕr | -ero | -ère | -erous. ⊂ aur(o) -i- fer -o. </text:p>
        </text:list-item>
        <text:list-item>
          <text:p text:style-name="P87"><text:span text:style-name="T3">AURO</text:span> -um | oro | or | <text:span text:style-name="T5">gold</text:span> | <text:span text:style-name="T5">Gold</text:span> | H. oro | P. ouro. = metallo, in Chemia « Au ». ⊃ aureo, aurifero, deaura, inaura. </text:p>
        </text:list-item>
        <text:list-item>
          <text:p text:style-name="P87"><text:span text:style-name="T3">aurora</text:span> -a | -ra | -re | -ra | -ra. = primo mane. ⊂ E. aus. ⊃ G. ēō V., A. east, F. est, D. ost. </text:p>
        </text:list-item>
        <text:list-item>
          <text:p text:style-name="P87"><text:span text:style-name="T3">ausculta</text:span> -o | ascoltare | écouter, -ter | <text:span text:style-name="T5">to listen</text:span>, -tate | -tieren. ⊂ aure cli [ <text:span text:style-name="T5">aut</text:span> clu?] -ta. </text:p>
        </text:list-item>
        <text:list-item>
          <text:p text:style-name="P87">—<text:span text:style-name="T3">tione</text:span> 100 | -zione | -tion | -tion | -tion. </text:p>
        </text:list-item>
        <text:list-item>
          <text:p text:style-name="P87">—<text:span text:style-name="T3">tore</text:span> -tor | ascoltatore | écouteur | -tor | -tor. = auditore. </text:p>
        </text:list-item>
        <text:list-item>
          <text:p text:style-name="P87"><text:span text:style-name="T3">auso</text:span> -us = que e aude. </text:p>
        </text:list-item>
        <text:list-item>
          <text:p text:style-name="P87"><text:span text:style-name="T3">auspicio</text:span> -um | -cio | -ce | -ce | -cien. = augurio. ⊂ av(i) spec(e) -io. </text:p>
        </text:list-item>
        <text:list-item>
          <text:p text:style-name="P87"><text:span text:style-name="T3">austeritate</text:span> 100 | -tà | -érité | -ty | -tät. </text:p>
        </text:list-item>
        <text:list-item>
          <text:p text:style-name="P87"><text:span text:style-name="T3">austero</text:span> ē -us | -tero | -tère | -tere | -ter. = ruvido, rigido, severo. ⊂ G. austērós. </text:p>
        </text:list-item>
        <text:list-item>
          <text:p text:style-name="P87"><text:span text:style-name="T3">australe</text:span> -is | -ale | -al | -al | -al. </text:p>
        </text:list-item>
        <text:list-item>
          <text:p text:style-name="P87"><text:span text:style-name="T3">austro</text:span> -ter | austro | auster, austre | auster | Auster. = sud, vento de sud. ⊃ australe. </text:p>
        </text:list-item>
        <text:list-item>
          <text:p text:style-name="P87"><text:span text:style-name="T3">AUT</text:span> aut | o | ou | <text:span text:style-name="T5">or</text:span> | <text:span text:style-name="T5">oder</text:span> | H. o | P. ou. </text:p>
        </text:list-item>
        <text:list-item>
          <text:p text:style-name="P87">L. autem = nunc, sed. </text:p>
        </text:list-item>
        <text:list-item>
          <text:p text:style-name="P87"><text:span text:style-name="T3">authentica</text:span> -ĭco | autenticare | -quer | -cate | -cieren. = fac authentico. </text:p>
        </text:list-item>
        <text:list-item>
          <text:p text:style-name="P87">—<text:span text:style-name="T3">itate</text:span> | autenticità | -té | -ty | -tät. </text:p>
        </text:list-item>
        <text:list-item>
          <text:p text:style-name="P87"><text:span text:style-name="T3">authentico</text:span> ĭ 300 | autentico | -tique | -tic | -tisch. = vero, genuino. ⊂ G. -icós. </text:p>
        </text:list-item>
        <text:list-item>
          <text:p text:style-name="P87"><text:span text:style-name="T3">auto-</text:span>, G. autós = se ipso. </text:p>
        </text:list-item>
        <text:list-item>
          <text:p text:style-name="P87">—<text:span text:style-name="T3">biographia</text:span> | -fia | -phie | -phy | -phie. </text:p>
        </text:list-item>
        <text:list-item>
          <text:p text:style-name="P87">—<text:span text:style-name="T3">chthone</text:span> ŏ 100 | -ctone | -chtone | -chton | -ne. = aborigine, nativo. ⊂ G. autóchthōn ⊂ auto [ipso] chthon [terra]. </text:p>
        </text:list-item>
        <text:list-item>
          <text:p text:style-name="P87">—<text:span text:style-name="T3">crata</text:span> | -ate | -ate | -at | -at. = monarcha absoluto. ⊂ G. -t <text:span text:style-name="T3">ē</text:span>s. ⊂ auto crato [imperio]. </text:p>
        </text:list-item>
        <text:list-item>
          <text:p text:style-name="P87">——<text:span text:style-name="T3">ia</text:span> ī | -zia | -tie | -cy | -tie. ⊂ G. -cráteia. ⊂ autocrat(a) -īa. </text:p>
        </text:list-item>
        <text:list-item>
          <text:p text:style-name="P87">——<text:span text:style-name="T3">ico</text:span> -ĭcus | -tico | -tique | -tic | -tisch. </text:p>
        </text:list-item>
        <text:list-item>
          <text:p text:style-name="P87">—<text:span text:style-name="T3">graphia</text:span> | -fia | -phie | -phy | -phie. = autographo, scientia de autographos, reproductione de scripto per lithographia. </text:p>
        </text:list-item>
        <text:list-item>
          <text:p text:style-name="P87">—<text:span text:style-name="T3">graphico</text:span> -ĭcus | -fico | -phique | -phic | -aphisch. ⊂ autograph(o) -ico. </text:p>
        </text:list-item>
        <text:list-item>
          <text:p text:style-name="P87">—<text:span text:style-name="T3">grapho</text:span> ă 200 | -fo | -phe | -ph | -ph. ⊂ G. -tógraphos. ⊂ auto graph -o. </text:p>
        </text:list-item>
        <text:list-item>
          <text:p text:style-name="P87">—<text:span text:style-name="T3">matico</text:span> -ĭcus | -tico | -tique | -tic, -tical | -tisch. ⊂ automat(o) -ico. </text:p>
        </text:list-item>
        <text:list-item>
          <text:p text:style-name="P87"><text:soft-page-break/>—<text:span text:style-name="T3">mato</text:span> ă 200 | automa | -ate | -aton | -at. = machina que move se. ⊂ G. -ómaton. ⊂ auto [se ipso] ma [mene] -to. </text:p>
        </text:list-item>
        <text:list-item>
          <text:p text:style-name="P87">—<text:span text:style-name="T3">mobile</text:span> -ĭlis | -bile | -bile | -bile, <text:span text:style-name="T5">motor-car</text:span> | -bil. ⊂ auto mobile </text:p>
        </text:list-item>
        <text:list-item>
          <text:p text:style-name="P87">—<text:span text:style-name="T3">nomia</text:span> | -mia | -mie | -my | -mie. ⊂ G. -ía. ⊂ G. autonom(o) -ia. </text:p>
        </text:list-item>
        <text:list-item>
          <text:p text:style-name="P87">—<text:span text:style-name="T3">nomo</text:span> ŏ | -omo | -ome | -omous | -nom. ⊂ G. autónomos = (que habe) auto [proprio] nomo [lege]. </text:p>
        </text:list-item>
        <text:list-item>
          <text:p text:style-name="P87">—<text:span text:style-name="T3">psia</text:span> | -psia | -psie | -psy | -psie. ⊂ G. -ía. ⊂ auto opsi [visione] -(i)a. </text:p>
        </text:list-item>
        <text:list-item>
          <text:p text:style-name="P87"><text:span text:style-name="T3">autumnale</text:span> -is | autunnale | automnal | -al | -al. = de autumno. </text:p>
        </text:list-item>
        <text:list-item>
          <text:p text:style-name="P87"><text:span text:style-name="T3">autumno</text:span> -us | autunno | automne | autumn | <text:span text:style-name="T5">Herbst</text:span>. ⊃ autumnale. </text:p>
        </text:list-item>
        <text:list-item>
          <text:p text:style-name="P87"><text:span text:style-name="T3">auxilia</text:span> -or | <text:span text:style-name="T5">aiutare</text:span> | <text:span text:style-name="T5">aider</text:span> | <text:span text:style-name="T5">to aid</text:span> | -liieren. = da auxilio. </text:p>
        </text:list-item>
        <text:list-item>
          <text:p text:style-name="P87"><text:span text:style-name="T3">auxiliare</text:span> -is = </text:p>
        </text:list-item>
        <text:list-item>
          <text:p text:style-name="P87"><text:span text:style-name="T3">auxiliario</text:span> -us | ausiliario, ausiliare | -liaire | -liar, -liary | -liar. = que auxilia. </text:p>
        </text:list-item>
        <text:list-item>
          <text:p text:style-name="P87"><text:span text:style-name="T3">auxilio</text:span> -um | <text:span text:style-name="T5">aiuto, soccorso</text:span> | <text:span text:style-name="T5">aide</text:span> | <text:span text:style-name="T5">aid</text:span> | <text:span text:style-name="T5">Hilfe</text:span>. ⊃ auxilia, -are, -ario. ⊂ auge. </text:p>
        </text:list-item>
        <text:list-item>
          <text:p text:style-name="P87"><text:span text:style-name="T3">avaritia</text:span> -a | -zia | -ce | -ce | -tia. ⊂ avar(o) -itia. </text:p>
        </text:list-item>
        <text:list-item>
          <text:p text:style-name="P87"><text:span text:style-name="T3">avaro</text:span> -us | avaro | avare | avaricious. = que ave. ⊃ avaritia. </text:p>
        </text:list-item>
        <text:list-item>
          <text:p text:style-name="P87"><text:span text:style-name="T3">ave</text:span> -eo = <text:span text:style-name="T5">es</text:span> avido, <text:span text:style-name="T5">es</text:span> avaro, cupe. </text:p>
        </text:list-item>
        <text:list-item>
          <text:p text:style-name="P87">ave -eo = es sano, vale, have. </text:p>
        </text:list-item>
        <text:list-item>
          <text:p text:style-name="P87">ave -is = avi. </text:p>
        </text:list-item>
        <text:list-item>
          <text:p text:style-name="P87"><text:span text:style-name="T3">avena</text:span> -a | I. H. P. avena | F. avoine | <text:span text:style-name="T5">oats</text:span> | <text:span text:style-name="T5">Hafer</text:span> | R. oves. = Bot. « avena sativa ». ⊂ E. ⊃ R. </text:p>
        </text:list-item>
        <text:list-item>
          <text:p text:style-name="P87"><text:span text:style-name="T3">AVI</text:span> -is | uccello | oiseau | <text:span text:style-name="T5">bird</text:span> | <text:span text:style-name="T5">Vogel</text:span> | H. P. ave. ⊃ aviatione, aviario, aviatore, augure, auspicio. </text:p>
        </text:list-item>
        <text:list-item>
          <text:p text:style-name="P87"><text:span text:style-name="T3">aviario</text:span> -um | -rio | <text:span text:style-name="T5">volière</text:span> | -ry | -rium. = loco pro avi. </text:p>
        </text:list-item>
        <text:list-item>
          <text:p text:style-name="P87"><text:span text:style-name="T3">aviatione</text:span> | -zione | -tion | -tion | -tion. ⊂ avi -atione. </text:p>
        </text:list-item>
        <text:list-item>
          <text:p text:style-name="P87"><text:span text:style-name="T3">aviatore</text:span> | -tore | -teur | -tor | -tor. ⊂ avi -atore. </text:p>
        </text:list-item>
        <text:list-item>
          <text:p text:style-name="P87"><text:span text:style-name="T3">avido</text:span> -ĭdus | -ido | -ide | -id | -id. = cupido, vorace. ⊂ av(e) -ido. </text:p>
        </text:list-item>
        <text:list-item>
          <text:p text:style-name="P87">—<text:span text:style-name="T3">itate</text:span> -tas | -tà | -té | -ty | -tät. </text:p>
        </text:list-item>
        <text:list-item>
          <text:p text:style-name="P87"><text:span text:style-name="T3">AVO</text:span> -us | <text:span text:style-name="T5">nonno</text:span>, avo | aïeul | <text:span text:style-name="T5">grand-father</text:span> | <text:span text:style-name="T5">Grossvater</text:span> | H. abuelo | P. avo. = patre de patre, ascendente de genitore. ⊃ atavismo, avunculo. </text:p>
        </text:list-item>
        <text:list-item>
          <text:p text:style-name="P87"><text:span text:style-name="T3">avunculo</text:span> -ŭlus | <text:span text:style-name="T5">zio</text:span> | oncle | uncle | Onkel. = fratre de patre aut de matre. </text:p>
        </text:list-item>
        <text:list-item>
          <text:p text:style-name="P87">axe -is = axi. </text:p>
        </text:list-item>
        <text:list-item>
          <text:p text:style-name="P87"><text:span text:style-name="T3">AXI</text:span> -is | asse (d’una ruota) | axe, essieu | axis, axle | Achse | H. eje | P. axe. ⊂ E. ⊃ G. áxōn, D. Achse, R. osï, S. acs’a. </text:p>
        </text:list-item>
        <text:list-item>
          <text:p text:style-name="P87">—<text:span text:style-name="T3">iale</text:span> | assiale | -ial | -ial | -ial. ⊂ axi -ale. </text:p>
        </text:list-item>
        <text:list-item>
          <text:p text:style-name="P87"><text:span text:style-name="T3">axilla</text:span> -a | ascella | aisselle | <text:span text:style-name="T5">shoulder</text:span>, axil | Achsel. ⊃ axillare. ⊂ E. ⊂ axi -la. ⊃ D. </text:p>
        </text:list-item>
        <text:list-item>
          <text:p text:style-name="P87">—<text:span text:style-name="T3">are</text:span> | ascellare | -aire | -ar | -ar. </text:p>
        </text:list-item>
        <text:list-item>
          <text:p text:style-name="P87">G. axio áxios = valido, justo, digno. </text:p>
        </text:list-item>
        <text:list-item>
          <text:p text:style-name="P87"><text:span text:style-name="T3">axioma</text:span>(te) 200 | assioma | -ome | -om | -om. = propositione fundamentale, principio. ⊂ G. axíōma ⊂ axio -ma. </text:p>
        </text:list-item>
        <text:list-item>
          <text:p text:style-name="P87">—<text:span text:style-name="T3">tico</text:span> | assiomatico | -ique | -ic | -isch. ⊂ G. axiōmaticós ⊂ axiomat(e) -ĭco. </text:p>
        </text:list-item>
        <text:list-item>
          <text:p text:style-name="P87"><text:span text:style-name="T3">azimut</text:span> (ex Arabo) | -ut | -ut | -uth | -uth. = angulo de plano verticale <text:soft-page-break/>cum meridiano. </text:p>
        </text:list-item>
        <text:list-item>
          <text:p text:style-name="P87"><text:span text:style-name="T3">azoto</text:span> | -to | -te | -te | -te. = nitrogenio. ⊂ a- [sine] zo(e) [vita] -to. </text:p>
        </text:list-item>
        <text:list-item>
          <text:p text:style-name="P36"><text:span text:style-name="T3">azymo</text:span> 300 | azimo | -me | -mous | -mon. = pane sine fermento. ⊂ G. ázumos ⊂ a- [sine] zymē [fermento]. </text:p>
        </text:list-item>
      </text:list>
      <text:p text:style-name="Text_20_body"><text:span text:style-name="T3">B</text:span> </text:p>
      <text:list xml:id="list870475135" text:style-name="L28">
        <text:list-item>
          <text:p text:style-name="P88">G. ba baínō = i. ⊃ ba(si), (acro)ba(to). </text:p>
        </text:list-item>
        <text:list-item>
          <text:p text:style-name="P88"><text:span text:style-name="T3">bacca</text:span> -a | bacca | baie | bay, <text:span text:style-name="T5">berry</text:span> | <text:span text:style-name="T5">Beere</text:span>, Bacca. = fructu de lauro et similes. </text:p>
        </text:list-item>
        <text:list-item>
          <text:p text:style-name="P88"><text:span text:style-name="T3">Baccho</text:span> -us | Bacco | -us | -us | -us. ⊂ G. Bácchos, deo de vino. </text:p>
        </text:list-item>
        <text:list-item>
          <text:p text:style-name="P88">—<text:span text:style-name="T3">anale</text:span> -al | baccanale | -nal | -nal | -nal. = festo in honore de Baccho. </text:p>
        </text:list-item>
        <text:list-item>
          <text:p text:style-name="P88">—<text:span text:style-name="T3">ante</text:span> -ns | baccante | -nte | -nt | -nt. = sacerdotissa de Baccho. </text:p>
        </text:list-item>
        <text:list-item>
          <text:p text:style-name="P88">—<text:span text:style-name="T3">ico</text:span> -ĭcus | -ico | -ique | -ic. ⊂ G. -icós. ⊂ Bacch(o) -ico. </text:p>
        </text:list-item>
        <text:list-item>
          <text:p text:style-name="P88"><text:span text:style-name="T3">bacillo</text:span> -um | -illo | -ille | -illus | -illus. = parvo baculo; animale microscopico in forma de bacillo. </text:p>
        </text:list-item>
        <text:list-item>
          <text:p text:style-name="P88"><text:span text:style-name="T3">bacterio</text:span> | -erio | -érie | -erium | -erie. = animale microscopico, vocato etiam <text:span text:style-name="T5">bacillo</text:span>. ⊂ G. bact <text:span text:style-name="T3">ē</text:span>rion = baculo. </text:p>
        </text:list-item>
        <text:list-item>
          <text:p text:style-name="P88"><text:span text:style-name="T3">baculo</text:span> -ŭlum | <text:span text:style-name="T5">bastone</text:span>, bacchio, bacchetta | <text:span text:style-name="T5">bâton</text:span>, baguette (bâcler, debâcle) | <text:span text:style-name="T5">stick</text:span> (debacle) | <text:span text:style-name="T5">Stock</text:span>, Bakel. ⊃ bacillo. </text:p>
        </text:list-item>
        <text:list-item>
          <text:p text:style-name="P88"><text:span text:style-name="T3">badio</text:span> -us | baio | bai | bay. = colore quasi rubro de equos. </text:p>
        </text:list-item>
        <text:list-item>
          <text:p text:style-name="P88"><text:span text:style-name="T3">bala</text:span> -o | belare | bêler | to bleat | blöken. = fac voce de ovi. </text:p>
        </text:list-item>
        <text:list-item>
          <text:p text:style-name="P88"><text:span text:style-name="T3">balæna</text:span> -a | balena | baleine | <text:span text:style-name="T5">whale</text:span>, baleen [osse de balæna] | <text:span text:style-name="T5">Walfisch</text:span>. = Zool. « balæna mysticetus ». ⊂ G. phálæna. </text:p>
        </text:list-item>
        <text:list-item>
          <text:p text:style-name="P88"><text:span text:style-name="T3">balbo</text:span> -us | balbo, balbuziente | balbutiant. = que balbuti. </text:p>
        </text:list-item>
        <text:list-item>
          <text:p text:style-name="P88"><text:span text:style-name="T3">balbuti</text:span> ū –io | balbettare | -tier | -tiate | -tieren. </text:p>
        </text:list-item>
        <text:list-item>
          <text:p text:style-name="P88"><text:span text:style-name="T3">balla</text:span> 400 | -are (ballo, -etto) | <text:span text:style-name="T5">danser</text:span> (bal, ballet) | <text:span text:style-name="T5">to dance</text:span> (ball, ballet) | <text:span text:style-name="T5">tanzen</text:span> (Ball, Ballett). = salta, duc chorea. ⊂ G. ballízō. </text:p>
        </text:list-item>
        <text:list-item>
          <text:p text:style-name="P88">G. balle bállō = jacta. ⊃ ball <text:span text:style-name="T5">ista</text:span>, <text:span text:style-name="T5">em</text:span>ble <text:span text:style-name="T5">ma</text:span>, <text:span text:style-name="T5">pro</text:span>ble <text:span text:style-name="T5">ma</text:span>, <text:span text:style-name="T5">amphi</text:span>bol <text:span text:style-name="T5">o</text:span>, <text:span text:style-name="T5">dia</text:span>bol <text:span text:style-name="T5">o</text:span>, <text:span text:style-name="T5">sym</text:span>bol <text:span text:style-name="T5">o</text:span>, <text:span text:style-name="T5">para</text:span>bol <text:span text:style-name="T5">a</text:span>, <text:span text:style-name="T5">hyper</text:span>bol <text:span text:style-name="T5">a</text:span>, bol <text:span text:style-name="T5">ide</text:span>. </text:p>
        </text:list-item>
        <text:list-item>
          <text:p text:style-name="P88"><text:span text:style-name="T3">ballista</text:span> -a | balista, balestra | baliste | -sta | -sten. ⊂ ball(e) -ista. </text:p>
        </text:list-item>
        <text:list-item>
          <text:p text:style-name="P88">—<text:span text:style-name="T3">ica</text:span> -ĭca | balistica | balistique | -ics | -ik. ⊂ ballistic(o) -a [scientia]. </text:p>
        </text:list-item>
        <text:list-item>
          <text:p text:style-name="P88">—<text:span text:style-name="T3">ico</text:span> -ĭcus | -ico | -ique | -ic | -isch. ⊂ ballist(a) -ico. = de projectile. </text:p>
        </text:list-item>
        <text:list-item>
          <text:p text:style-name="P88"><text:span text:style-name="T3">balneario</text:span> -us | -eario | -éaire | -eary. = de balneo. </text:p>
        </text:list-item>
        <text:list-item>
          <text:p text:style-name="P88"><text:span text:style-name="T3">balneo</text:span> -um | bagno | bain | <text:span text:style-name="T5">bath</text:span> | <text:span text:style-name="T5">Bad</text:span> (Balneographie). ⊃ balneario. ⊂ G. balaneîon. </text:p>
        </text:list-item>
        <text:list-item>
          <text:p text:style-name="P88"><text:span text:style-name="T3">balsamico</text:span> -ĭcus | -ico | -ique | -ic | -isch. = de balsamo. </text:p>
        </text:list-item>
        <text:list-item>
          <text:p text:style-name="P88"><text:span text:style-name="T3">balsamo</text:span> -ămum | -amo | baume | balsam, balm | -am. ⊂ G. bálsamon. ⊂ Hebraico balsam. </text:p>
        </text:list-item>
        <text:list-item>
          <text:p text:style-name="P88">G. bapte báptō = merge, lava. ⊃ -ismo, -iza. </text:p>
        </text:list-item>
        <text:list-item>
          <text:p text:style-name="P88"><text:span text:style-name="T3">baptismo</text:span> 300 | battesimo | baptême | -ism | -isma. ⊂ G. -ismós. ⊂ bapt(e) -ismo. </text:p>
        </text:list-item>
        <text:list-item>
          <text:p text:style-name="P88"><text:span text:style-name="T3">baptisterio</text:span> 100 | battistero | -ère | -ry | -rium. ⊂ G. -st <text:span text:style-name="T3">ē</text:span>rion = lavacro. </text:p>
        </text:list-item>
        <text:list-item>
          <text:p text:style-name="P88"><text:span text:style-name="T3">baptiza</text:span> 400 | battezzare | -iser | -ize | -sieren. ⊂ G. baptízō. </text:p>
        </text:list-item>
        <text:list-item>
          <text:p text:style-name="P88"><text:span text:style-name="T3">barathro</text:span> -ăthrum | -tro | -thre | -thron | -thron. = abysso. ⊂ G. <text:soft-page-break/>bárathron. </text:p>
        </text:list-item>
        <text:list-item>
          <text:p text:style-name="P88"><text:span text:style-name="T3">BARBA</text:span> -a | barba | -barbe | beard | Bart | H. P. barba. ⊂ E. bhardha ⊃ A. D., R. boroda. </text:p>
        </text:list-item>
        <text:list-item>
          <text:p text:style-name="P88"><text:span text:style-name="T3">barbaro</text:span> -ărus | -ro | -re | -rous | -ar. ⊂ G. bárbaros = que <text:span text:style-name="T5">balbuti</text:span> græco, ne græco. </text:p>
        </text:list-item>
        <text:list-item>
          <text:p text:style-name="P88">—<text:span text:style-name="T3">ie</text:span> -es | -rie | -rie | -rity | -rei. </text:p>
        </text:list-item>
        <text:list-item>
          <text:p text:style-name="P88">—<text:span text:style-name="T3">ismo</text:span> -us | -smo | -sme | -sm | -smus. ⊂ G. -ismós. ⊂ barbar(o) -ismo. </text:p>
        </text:list-item>
        <text:list-item>
          <text:p text:style-name="P88">—<text:span text:style-name="T3">iza</text:span> | -zzare | -ser | -ze | -sieren. ⊂ G. barbarízō ⊂ barbar(o) -iza. </text:p>
        </text:list-item>
        <text:list-item>
          <text:p text:style-name="P88"><text:span text:style-name="T3">barbato</text:span> ā -us | -ato, -uto | barbu | bearded, -ate. = cum barba. </text:p>
        </text:list-item>
        <text:list-item>
          <text:p text:style-name="P88"><text:span text:style-name="T3">barometro</text:span> ĕ | -tro | -étre | -ter | -ter. = mensuratore de pondere (pressione) de atmosphæra. ⊂ bar(y) -o- metro. </text:p>
        </text:list-item>
        <text:list-item>
          <text:p text:style-name="P88">—<text:span text:style-name="T3">ico</text:span> -ĭcus | -ico | -étrique | -ic | -isch. </text:p>
        </text:list-item>
        <text:list-item>
          <text:p text:style-name="P88"><text:span text:style-name="T3">bario</text:span> N | -io | -yum | -ium -ium. = metallo simplice, in Chemia « Ba ». ⊂ bar(y) -io. </text:p>
        </text:list-item>
        <text:list-item>
          <text:p text:style-name="P88">G. bary barús = || grave. ⊃ barometro, bario, barytono. </text:p>
        </text:list-item>
        <text:list-item>
          <text:p text:style-name="P88"><text:span text:style-name="T3">barytono</text:span> ŏ | -itono | -ton | -tone | -tonon. ⊂ G. barútonos ⊂ bary tono. = qui habe voce grave. </text:p>
        </text:list-item>
        <text:list-item>
          <text:p text:style-name="P88">basa | -sare | -ser | -se | -sieren. = pone basi, funda. </text:p>
        </text:list-item>
        <text:list-item>
          <text:p text:style-name="P88"><text:span text:style-name="T3">basalte</text:span> 100 | -alto | -alte | -alt | -alt. = marmore de Æthiopia. </text:p>
        </text:list-item>
        <text:list-item>
          <text:p text:style-name="P88"><text:span text:style-name="T3">basi</text:span> -is | base | base | base, basis | Base, Basis. ⊂ G. básis ⊂ ba -si. </text:p>
        </text:list-item>
        <text:list-item>
          <text:p text:style-name="P88"><text:span text:style-name="T3">basia</text:span> -o | baciare | basier. = da basio, oscula. </text:p>
        </text:list-item>
        <text:list-item>
          <text:p text:style-name="P88"><text:span text:style-name="T3">basilica</text:span> -ĭca | -ica | -ique | -ica | -ika. ⊂ G. -ic <text:span text:style-name="T3">ē</text:span>. = domo de rege, magno ædificio publico; (post Constantino † 337) templo magno. </text:p>
        </text:list-item>
        <text:list-item>
          <text:p text:style-name="P88"><text:span text:style-name="T3">basilico</text:span> -ĭcum | -ico | -ic | basil | -icum. = Bot. « ocynum basilicum ». ⊂ G. -icón. = de rege. </text:p>
        </text:list-item>
        <text:list-item>
          <text:p text:style-name="P88"><text:span text:style-name="T3">basilisco</text:span> 100 | -isco | -ic | -isk | -isk. = Zool. « basilicus mitratus ». ⊂ G. basilíscos = parvo rege. </text:p>
        </text:list-item>
        <text:list-item>
          <text:p text:style-name="P88"><text:span text:style-name="T3">basio</text:span> -um | bacio | baiser | <text:span text:style-name="T5">kiss</text:span>, buss | <text:span text:style-name="T5">Kuss</text:span>. = osculo. </text:p>
        </text:list-item>
        <text:list-item>
          <text:p text:style-name="P88"><text:span text:style-name="T3">battue</text:span> -o | battere | battre, <text:span text:style-name="T5">frapper</text:span> | to batter, beat | <text:span text:style-name="T5">schlagen</text:span>. = percute, flagella, quate, verbera, pulsa, tunde, pugna. ⊂ ex Gallico. </text:p>
        </text:list-item>
        <text:list-item>
          <text:p text:style-name="P88"><text:span text:style-name="T3">bea</text:span> -o | beare. = <text:span text:style-name="T5">fac</text:span> bea <text:span text:style-name="T5">to</text:span>. </text:p>
        </text:list-item>
        <text:list-item>
          <text:p text:style-name="P88"><text:span text:style-name="T3">beato</text:span> -us | beato | béat, <text:span text:style-name="T5">heureux</text:span> | <text:span text:style-name="T5">happy</text:span> | <text:span text:style-name="T5">selig</text:span>, Beatus. = felice. ⊂ bea -to. </text:p>
        </text:list-item>
        <text:list-item>
          <text:p text:style-name="P88">—<text:span text:style-name="T3">itudine</text:span> -udo -udĭn- | -dine | béatitude | -de. </text:p>
        </text:list-item>
        <text:list-item>
          <text:p text:style-name="P88">—<text:span text:style-name="T3">ifica</text:span> ĭ 400 | -are | béatifier | beatify | -cieren. ⊂ beat(o) -i- fac. </text:p>
        </text:list-item>
        <text:list-item>
          <text:p text:style-name="P88">——<text:span text:style-name="T3">tione</text:span> | -zione | -tion | -tion | -tion. </text:p>
        </text:list-item>
        <text:list-item>
          <text:p text:style-name="P88"><text:span text:style-name="T3">becco</text:span> 200 | -co | bec | beak | <text:span text:style-name="T5">Schnabel</text:span>. = rostro. ⊂ ex Celto. </text:p>
        </text:list-item>
        <text:list-item>
          <text:p text:style-name="P88"><text:span text:style-name="T3">bellico</text:span> -ĭcus | -ico | -iqueux | -icous | -icos. ⊂ bell(o) -ico. </text:p>
        </text:list-item>
        <text:list-item>
          <text:p text:style-name="P88"><text:span text:style-name="T3">belligera</text:span> -ĕro | -are | -érer | -ate. = es belligero </text:p>
        </text:list-item>
        <text:list-item>
          <text:p text:style-name="P88"><text:span text:style-name="T3">belligerante</text:span> = </text:p>
        </text:list-item>
        <text:list-item>
          <text:p text:style-name="P88"><text:span text:style-name="T3">belligero</text:span> -gĕr | -rante, -ro | -érant | -rent | -rant. ⊂ bell(o) -i- ger(e) -o. </text:p>
        </text:list-item>
        <text:list-item>
          <text:p text:style-name="P88"><text:span text:style-name="T3">bello</text:span> -um | <text:span text:style-name="T5">guerra</text:span> | <text:span text:style-name="T5">guerre</text:span> | <text:span text:style-name="T5">war</text:span> | <text:span text:style-name="T5">Krieg</text:span>. ⊃ bellico, belligero, debella, rebelle. ⊂ duello. </text:p>
        </text:list-item>
        <text:list-item>
          <text:p text:style-name="P88">bello -us | -o | beau | beau <text:span text:style-name="T5">tiful</text:span>, <text:span text:style-name="T5">fair</text:span> | <text:span text:style-name="T5">schön</text:span>. = pulcro, formoso, decoro, gentile, commodo, utile, sano. ⊂ bon(o) -lo. </text:p>
        </text:list-item>
        <text:list-item>
          <text:p text:style-name="P88"><text:soft-page-break/><text:span text:style-name="T3">bene</text:span> -e | bene | bien | <text:span text:style-name="T5">well</text:span> | <text:span text:style-name="T5">gut</text:span>. ⊃ bene <text:span text:style-name="T5">ficio</text:span>, bene <text:span text:style-name="T5">volo</text:span>, beni <text:span text:style-name="T5">gno</text:span>, bene <text:span text:style-name="T5">dic</text:span>. = in modo bono. </text:p>
        </text:list-item>
        <text:list-item>
          <text:p text:style-name="P88">—<text:span text:style-name="T3">dic</text:span> -o | -ire | bénir | <text:span text:style-name="T5">to bless</text:span> | -cieren. = dic bene. </text:p>
        </text:list-item>
        <text:list-item>
          <text:p text:style-name="P88">—<text:span text:style-name="T3">dictione</text:span> 200 | -zione | bénédiction | -tion | -tion. </text:p>
        </text:list-item>
        <text:list-item>
          <text:p text:style-name="P88">—<text:span text:style-name="T3">fac</text:span> -cio | -ficare. = fac bono, da beneficio. </text:p>
        </text:list-item>
        <text:list-item>
          <text:p text:style-name="P88">—<text:span text:style-name="T3">facto</text:span> -um | -fizio | bienfait | -fit. ⊂ benefac -to. </text:p>
        </text:list-item>
        <text:list-item>
          <text:p text:style-name="P88">—<text:span text:style-name="T3">factore</text:span> | -ttore | bienfaiteur | -tor | -tor. = qui benefac, benefico. </text:p>
        </text:list-item>
        <text:list-item>
          <text:p text:style-name="P88">—<text:span text:style-name="T3">ficentia</text:span> -a | -enza | bienfaisance | -ence | -enz. = ton benefac. </text:p>
        </text:list-item>
        <text:list-item>
          <text:p text:style-name="P88">—<text:span text:style-name="T3">ficiario</text:span> -us | -iario | bénéficiaire | -iary | -iat. = qui recipe beneficio. </text:p>
        </text:list-item>
        <text:list-item>
          <text:p text:style-name="P88">—<text:span text:style-name="T3">ficio</text:span> -um | -zio | bienfait, bénéfice | -fice, -fit | -ficium, -fiz. = ton benefac. </text:p>
        </text:list-item>
        <text:list-item>
          <text:p text:style-name="P88">—<text:span text:style-name="T3">fico</text:span> -ĭcus | -ico | bienfaisant, -ique | -icient. ⊂ bene fac -o. </text:p>
        </text:list-item>
        <text:list-item>
          <text:p text:style-name="P88">—<text:span text:style-name="T3">volente</text:span> -ens | -ente | bienveillant | -ent | -ent. = que vol bene. </text:p>
        </text:list-item>
        <text:list-item>
          <text:p text:style-name="P88">——<text:span text:style-name="T3">ia</text:span> -a | -enza | bienveillance | -ence | -enz. = to vol bene. </text:p>
        </text:list-item>
        <text:list-item>
          <text:p text:style-name="P88">—<text:span text:style-name="T3">volo</text:span> -ŏlus | benevolo | bénévole | -volent | -volent. = benevolente. </text:p>
        </text:list-item>
        <text:list-item>
          <text:p text:style-name="P88"><text:span text:style-name="T3">benigno</text:span> -us | -gno | bénin | -ign. ⊂ ben(e) -i- g(e)n(e) -o. </text:p>
        </text:list-item>
        <text:list-item>
          <text:p text:style-name="P88">—<text:span text:style-name="T3">itate</text:span> -tas | -ità | -ité | -ity | -ität. </text:p>
        </text:list-item>
        <text:list-item>
          <text:p text:style-name="P88"><text:span text:style-name="T3">beryllo</text:span> 100 | -illo | béryl | -yl | -yll. ⊂ G. 'bēryllos. </text:p>
        </text:list-item>
        <text:list-item>
          <text:p text:style-name="P88"><text:span text:style-name="T3">bestia</text:span> -a | bestia | bête | beast | Bestie. </text:p>
        </text:list-item>
        <text:list-item>
          <text:p text:style-name="P88">—<text:span text:style-name="T3">le</text:span> 500 | -ale | -al | -al | -alisch. </text:p>
        </text:list-item>
        <text:list-item>
          <text:p text:style-name="P88">—<text:span text:style-name="T3">litate</text:span> | -tà | -té | -ty | -tät. </text:p>
        </text:list-item>
        <text:list-item>
          <text:p text:style-name="P88"><text:span text:style-name="T3">beta</text:span> -a | bietola | bette | beet | Beete. = Bot. « beta vulgaris ». </text:p>
        </text:list-item>
        <text:list-item>
          <text:p text:style-name="P88">bi- = duo vice ⊃ bino, bicipite, bidente, biennio, bigamo, bilance, bilingue, bipede, bivio. ⊂ E. dvi ⊃ L. duo, G. di(ploma), D. zwie(fach). </text:p>
        </text:list-item>
        <text:list-item>
          <text:p text:style-name="P88"><text:span text:style-name="T3">BIBE</text:span> -o | bere | boire | <text:span text:style-name="T5">to drink</text:span> | <text:span text:style-name="T5">trinken</text:span> | H. P. beber. = pota. ⊃ bibito, imbibe. </text:p>
        </text:list-item>
        <text:list-item>
          <text:p text:style-name="P88"><text:span text:style-name="T3">bibito</text:span> -ĭtus | bevuto | bu. = quem bibe. </text:p>
        </text:list-item>
        <text:list-item>
          <text:p text:style-name="P88">—<text:span text:style-name="T3">ore</text:span> 500 | bevitore | buveur | bibber | <text:span text:style-name="T5">Trinker</text:span>. ⊂ bib(e) -i- -tore. </text:p>
        </text:list-item>
        <text:list-item>
          <text:p text:style-name="P88"><text:span text:style-name="T3">biblia</text:span> 400 | bibbia | bible | bible | Bibel. ⊂ G. biblia, <text:span text:style-name="T5">plurale de</text:span> biblion [libro] = libro sacro. </text:p>
        </text:list-item>
        <text:list-item>
          <text:p text:style-name="P88"><text:span text:style-name="T3">biblio</text:span>, G. biblíon = libro. </text:p>
        </text:list-item>
        <text:list-item>
          <text:p text:style-name="P88">—<text:span text:style-name="T3">graphia</text:span> | -fia | -phie | -phy | -phie. = descriptione de libros. ⊂ G. biblio graph(e) -ia. </text:p>
        </text:list-item>
        <text:list-item>
          <text:p text:style-name="P88">—<text:span text:style-name="T3">graphico</text:span> -ĭcus | -fico | -ique | -ic | -isch. </text:p>
        </text:list-item>
        <text:list-item>
          <text:p text:style-name="P88">—<text:span text:style-name="T3">grapho</text:span> ă | -afo | -aphe | -apher | -aph. ⊂ G. -gráphos. </text:p>
        </text:list-item>
        <text:list-item>
          <text:p text:style-name="P88">—<text:span text:style-name="T3">mane</text:span> ă | -mane | -mane | -maniac | -man. = que habe mania de libros. </text:p>
        </text:list-item>
        <text:list-item>
          <text:p text:style-name="P88">——<text:span text:style-name="T3">ia</text:span> | -ia | -ie | -ia | -ie. </text:p>
        </text:list-item>
        <text:list-item>
          <text:p text:style-name="P88">—<text:span text:style-name="T3">philo</text:span> ĭ | -filo | -phile | -phile | -phil. = amante de libros. </text:p>
        </text:list-item>
        <text:list-item>
          <text:p text:style-name="P88">—<text:span text:style-name="T3">pola</text:span> 100 | -a | -e | -e | -a. ⊂ G. -opóles. = venditore de libros. </text:p>
        </text:list-item>
        <text:list-item>
          <text:p text:style-name="P88">—<text:span text:style-name="T3">theca</text:span> -a | -teca | -thèque | -eke | -ek. = collectione de libros. ⊂ G. biblioth <text:span text:style-name="T3">ē</text:span>cē ⊂ biblio theca. </text:p>
        </text:list-item>
        <text:list-item>
          <text:p text:style-name="P88">—<text:span text:style-name="T3">thecario</text:span> | -tecario | -écaire | -cary | -kar. = directore de bibliotheca. </text:p>
        </text:list-item>
        <text:list-item>
          <text:p text:style-name="P88"><text:span text:style-name="T3">bicipite</text:span> -ceps -cĭp- | -ipite | biceps | biceps | biceps. ⊂ bi- capite. </text:p>
        </text:list-item>
        <text:list-item>
          <text:p text:style-name="P88"><text:soft-page-break/><text:span text:style-name="T3">bicyclo</text:span> | biciclo | -cle | -cle | <text:span text:style-name="T5">Zweirad</text:span>. ⊂ bi- cyclo. </text:p>
        </text:list-item>
        <text:list-item>
          <text:p text:style-name="P88"><text:span text:style-name="T3">bidente</text:span> -dens | -nte | -nt | <text:span text:style-name="T5">pitch-fork</text:span>, -ntate | -ens. = cum duo dente. </text:p>
        </text:list-item>
        <text:list-item>
          <text:p text:style-name="P88"><text:span text:style-name="T3">biennale</text:span> -is | -ale | -al | -ial | -al. = de duo anno. ⊂ bi- ann(o) -ale. </text:p>
        </text:list-item>
        <text:list-item>
          <text:p text:style-name="P88"><text:span text:style-name="T3">biennio</text:span> -um | -nio. ⊂ bi- ann(o) -io. = spatio de duo anno. ⊃ -ale. </text:p>
        </text:list-item>
        <text:list-item>
          <text:p text:style-name="P88"><text:span text:style-name="T3">bifido</text:span> -ĭdus | -ido | -ide | -id. = diviso in duo parte. ⊂ bi- fi(n)d(e) -o. </text:p>
        </text:list-item>
        <text:list-item>
          <text:p text:style-name="P88"><text:span text:style-name="T3">bifurcato</text:span> | -orcato | -qué, fourchu | -cated. = furcato. </text:p>
        </text:list-item>
        <text:list-item>
          <text:p text:style-name="P88">—<text:span text:style-name="T3">ione</text:span> | -zione | -tion | -tion | -tion. </text:p>
        </text:list-item>
        <text:list-item>
          <text:p text:style-name="P88"><text:span text:style-name="T3">bigamia</text:span> | -mia | -mie | -my | -mie. = to es bigamo. </text:p>
        </text:list-item>
        <text:list-item>
          <text:p text:style-name="P88"><text:span text:style-name="T3">bigamo</text:span> ă 300 | -mo | -me | -mist | -mist. = cum duo uxore. ⊂ bi- gamo [nuptia]. </text:p>
        </text:list-item>
        <text:list-item>
          <text:p text:style-name="P88"><text:span text:style-name="T3">bilance</text:span> 500 | -cia | balance | balance | <text:span text:style-name="T5">Wage</text:span>. = libra. ⊂ bi- lance [disco, patina]. </text:p>
        </text:list-item>
        <text:list-item>
          <text:p text:style-name="P88"><text:span text:style-name="T3">bilaterale</text:span> | -ale | -éral | -al | -al. </text:p>
        </text:list-item>
        <text:list-item>
          <text:p text:style-name="P88"><text:span text:style-name="T3">bile</text:span> -is | bile | bile | bile | <text:span text:style-name="T5">Galle</text:span>, Bilis. ⊃ biliare, bilioso, atrabiliare. </text:p>
        </text:list-item>
        <text:list-item>
          <text:p text:style-name="P88">—<text:span text:style-name="T3">iare</text:span> | -are | -aire | -ary | -ar. </text:p>
        </text:list-item>
        <text:list-item>
          <text:p text:style-name="P88"><text:span text:style-name="T3">bilingue</text:span> -uis | -ue | -ue | -ual | -uisch. = que cognosce duo lingua. </text:p>
        </text:list-item>
        <text:list-item>
          <text:p text:style-name="P88"><text:span text:style-name="T3">bilioso</text:span> 100 | -oso | -eux | -ous | -ös. = cum bile. </text:p>
        </text:list-item>
        <text:list-item>
          <text:p text:style-name="P88"><text:span text:style-name="T3">bino</text:span> = ad duo. ⊃ binario, binoculo, combina. ⊂ bi- -no. </text:p>
        </text:list-item>
        <text:list-item>
          <text:p text:style-name="P88">—<text:span text:style-name="T3">ario</text:span> -us | -ario | -aire | -ary | -ar. </text:p>
        </text:list-item>
        <text:list-item>
          <text:p text:style-name="P88">—<text:span text:style-name="T3">oculo</text:span> | -colo | -cle | -cle | -cle, -culum. </text:p>
        </text:list-item>
        <text:list-item>
          <text:p text:style-name="P88">—<text:span text:style-name="T3">omio</text:span> 300 | -mio | -me | -mial | -m. ⊂ bi- nom(en) -io. </text:p>
        </text:list-item>
        <text:list-item>
          <text:p text:style-name="P88">bio, G. bíos = vita. ⊃ —graphia, —logia, amphi—, cœno—. </text:p>
        </text:list-item>
        <text:list-item>
          <text:p text:style-name="P88"><text:span text:style-name="T3">biographia</text:span> | -fia | -phie | -phy | -phie. = descriptione de vita (de uno homine). ⊂ bio graphia. </text:p>
        </text:list-item>
        <text:list-item>
          <text:p text:style-name="P88">—<text:span text:style-name="T3">ico</text:span> -ĭcus | -ico | -ique | -ic | -isch. </text:p>
        </text:list-item>
        <text:list-item>
          <text:p text:style-name="P88"><text:span text:style-name="T3">biologia</text:span> | -gia | -gie | -gy | -gie. = scientia de vita. ⊂ bio log(o) -ia. </text:p>
        </text:list-item>
        <text:list-item>
          <text:p text:style-name="P88">—<text:span text:style-name="T3">ico</text:span> | -ico | -ique | -ical | -isch. </text:p>
        </text:list-item>
        <text:list-item>
          <text:p text:style-name="P88"><text:span text:style-name="T3">bipede</text:span> -pes -pĕd- | -ede | -ède | -ed | -ed. = cum duo pede. </text:p>
        </text:list-item>
        <text:list-item>
          <text:p text:style-name="P88"><text:span text:style-name="T3">bis</text:span> bis | bis | bis | bis | bis. = duo vice. </text:p>
        </text:list-item>
        <text:list-item>
          <text:p text:style-name="P88"><text:span text:style-name="T3">biscocto</text:span> | -cotto | -cuit | -cuit | -cuit. ⊂ bis cocto. </text:p>
        </text:list-item>
        <text:list-item>
          <text:p text:style-name="P88"><text:span text:style-name="T3">bisectione</text:span> | -ezione | bissection | -tion | -tion. = sectione in duo parte. </text:p>
        </text:list-item>
        <text:list-item>
          <text:p text:style-name="P88"><text:span text:style-name="T3">bismutho</text:span> N | -uto | -uth | -uth | -uth. = metallo, in Chemia « Bi ». </text:p>
        </text:list-item>
        <text:list-item>
          <text:p text:style-name="P88"><text:span text:style-name="T3">bisonte</text:span> -on | -onte | -on | -on | -on. = Zool. « Bison Europæus ». ⊂ G. bísōn. </text:p>
        </text:list-item>
        <text:list-item>
          <text:p text:style-name="P88"><text:span text:style-name="T3">bissextile</text:span> ī | bisestile | -ile | -ile | -il. = anno de 366 die; que contine <text:span text:style-name="T5">bis</text:span>, <text:span text:style-name="T5">sexto</text:span> die ante calendas de Martio. </text:p>
        </text:list-item>
        <text:list-item>
          <text:p text:style-name="P88"><text:span text:style-name="T3">bitumine</text:span> -men -mĭn- | -me | -me | -men | -men. ⊃ F. A. D. béton. </text:p>
        </text:list-item>
        <text:list-item>
          <text:p text:style-name="P88">—<text:span text:style-name="T3">oso</text:span> 100 | -oso | -eux | -ous | -ös. </text:p>
        </text:list-item>
        <text:list-item>
          <text:p text:style-name="P88"><text:span text:style-name="T3">bivalve</text:span> | -ve | -ve | -ve | -ve. = cum duo valva. </text:p>
        </text:list-item>
        <text:list-item>
          <text:p text:style-name="P88"><text:span text:style-name="T3">bivio</text:span> -um | -vio | -voie | -vious | -vium. ⊂ bi- vi(a) -o. </text:p>
        </text:list-item>
        <text:list-item>
          <text:p text:style-name="P88"><text:span text:style-name="T3">blandi</text:span> -ior | -ire | <text:span text:style-name="T5">flatter</text:span> | -dish | -dieren. ⊂ bland(o) -i. </text:p>
        </text:list-item>
        <text:list-item>
          <text:p text:style-name="P88">—<text:span text:style-name="T3">tia</text:span> -a | -zie | <text:span text:style-name="T5">caresse</text:span>, <text:span text:style-name="T5">flatterie</text:span>, blandices | -ishment | -tien. </text:p>
        </text:list-item>
        <text:list-item>
          <text:p text:style-name="P88"><text:span text:style-name="T3">blando</text:span> -us | blando | <text:span text:style-name="T5">caressant</text:span> | bland | <text:span text:style-name="T5">schmeichelnd</text:span>. ⊃ blanditie, blandi. ⊂ E. ghla(n)dho ⊃ D. glatt = levigato; D. gleiten = labe; F. glisser = labe; R. gladitï = leviga. </text:p>
        </text:list-item>
        <text:list-item>
          <text:p text:style-name="P88"><text:soft-page-break/><text:span text:style-name="T3">blasphemia</text:span> 300 | bestemmia, -sfema | -ème | -emy | -emie. ⊂ G. -ēmía ⊂ blapte [noce] 'phēmē [fama]. </text:p>
        </text:list-item>
        <text:list-item>
          <text:p text:style-name="P88"><text:span text:style-name="T3">blatera</text:span> -ĕro | -are | <text:span text:style-name="T5">bavarder</text:span>, déblatérer | to blatter. = loque ut stulto. </text:p>
        </text:list-item>
        <text:list-item>
          <text:p text:style-name="P88"><text:span text:style-name="T3">boa</text:span> 100 | boa | boa | boa | Boa. = Zool. « boa constrictor ». </text:p>
        </text:list-item>
        <text:list-item>
          <text:p text:style-name="P88">G. bol = balle. </text:p>
        </text:list-item>
        <text:list-item>
          <text:p text:style-name="P88"><text:span text:style-name="T3">bolide</text:span> ĭ 100 | -de | -de | -de | -de. ⊂ G. bolís -ídos ⊂ bol -ide. </text:p>
        </text:list-item>
        <text:list-item>
          <text:p text:style-name="P88"><text:span text:style-name="T3">bolo</text:span> -us | bolo, <text:span text:style-name="T5">boccone</text:span> | bol | bolus, bole | Bol. = globulo, gleba, massa. ⊂ G. bôlos. </text:p>
        </text:list-item>
        <text:list-item>
          <text:p text:style-name="P88"><text:span text:style-name="T3">bombyce</text:span> ū 100 | -ice | -yx | -yx | -yx. = verme que produc serica. ⊂ G. bómbyx. </text:p>
        </text:list-item>
        <text:list-item>
          <text:p text:style-name="P88"><text:span text:style-name="T3">BONO</text:span> -us | buono | bon | <text:span text:style-name="T5">good</text:span> | <text:span text:style-name="T5">gut</text:span> | H. bueno | P. bom. = anti malo. </text:p>
        </text:list-item>
        <text:list-item>
          <text:p text:style-name="P88">—<text:span text:style-name="T3">ifica</text:span> -ĭco | -ifica | -ifier | -ify | -ificieren. </text:p>
        </text:list-item>
        <text:list-item>
          <text:p text:style-name="P88">—<text:span text:style-name="T3">itate</text:span> -tas | bontà | bonté | | -ität. ⊃ A. bounty = magnificentia. </text:p>
        </text:list-item>
        <text:list-item>
          <text:p text:style-name="P88"><text:span text:style-name="T3">borace</text:span> 100 | -ace | -ax | -ax | -ax. Vitruvio? ⊂ Arabo. </text:p>
        </text:list-item>
        <text:list-item>
          <text:p text:style-name="P88"><text:span text:style-name="T3">borborygmo</text:span> | -igmo | -igme | -ygm | -ygmus. ⊂ G. borborúgmos. = rumore ventoso in intestino. </text:p>
        </text:list-item>
        <text:list-item>
          <text:p text:style-name="P88"><text:span text:style-name="T3">borea</text:span> -as | -ea | -ée | -eas | -eas. = vento de nord. ⊂ G. boréas. </text:p>
        </text:list-item>
        <text:list-item>
          <text:p text:style-name="P88">—<text:span text:style-name="T3">le</text:span> 500 | -ale | -éal | -al | -alisch. </text:p>
        </text:list-item>
        <text:list-item>
          <text:p text:style-name="P88"><text:span text:style-name="T3">boro</text:span> | boro | bore | boron | Bor, Borium. = elemento ex borace, in Chemia « B »; detecto in 1807. </text:p>
        </text:list-item>
        <text:list-item>
          <text:p text:style-name="P88"><text:span text:style-name="T3">botanica</text:span> -ĭca | -nica | -nique | -ny | -nik. ⊂ G. -ic <text:span text:style-name="T3">ē</text:span>. ⊂ botánē = herba, planta. </text:p>
        </text:list-item>
        <text:list-item>
          <text:p text:style-name="P88"><text:span text:style-name="T3">botanico</text:span> -ĭcus | -ico | -ique | -ic | -isch. = de botanica. </text:p>
        </text:list-item>
        <text:list-item>
          <text:p text:style-name="P88"><text:span text:style-name="T3">botanista</text:span> | -ista, -ico | -iste | -ist | -iker. </text:p>
        </text:list-item>
        <text:list-item>
          <text:p text:style-name="P88"><text:span text:style-name="T3">BOVE</text:span> bos | bue, bove, <text:span text:style-name="T5">vacca</text:span> | boeuf, <text:span text:style-name="T5">vache</text:span> | <text:span text:style-name="T5">ox</text:span>, cow, beef | <text:span text:style-name="T5">Ochs</text:span>, <text:span text:style-name="T5">Stier</text:span>, Kuh. = Zool. « bos taurus ». ⊂ E. gou ⊃ G. boûs, bu(colica); A. cow, D. Kuh = vacca; R. govjadina = carne de bove. </text:p>
        </text:list-item>
        <text:list-item>
          <text:p text:style-name="P88">—<text:span text:style-name="T3">ino</text:span> 400 | -ino | -in | -ine. </text:p>
        </text:list-item>
        <text:list-item>
          <text:p text:style-name="P88"><text:span text:style-name="T3">bracas</text:span> -æ | brache | braies, <text:span text:style-name="T5">culottes</text:span> | breeches | <text:span text:style-name="T5">Hose</text:span>. ⊂ ex Celto. </text:p>
        </text:list-item>
        <text:list-item>
          <text:p text:style-name="P88"><text:span text:style-name="T3">brachiale</text:span> -is | -le, bracciale | -al | -al | -al. = de brachio. </text:p>
        </text:list-item>
        <text:list-item>
          <text:p text:style-name="P88"><text:span text:style-name="T3">brachio</text:span> -um | braccio | bras | <text:span text:style-name="T5">arm</text:span> | <text:span text:style-name="T5">Arm</text:span> | H. brazo | P. braço. ⊃ brachiale. = armo. ⊂ G. brachíōn. </text:p>
        </text:list-item>
        <text:list-item>
          <text:p text:style-name="P88"><text:span text:style-name="T3">brachio</text:span> | braccio | brasse | brace | Brasse, <text:span text:style-name="T5">Elle</text:span>. = longitudine de brachio. </text:p>
        </text:list-item>
        <text:list-item>
          <text:p text:style-name="P88"><text:span text:style-name="T3">brachy-,</text:span> G. brachús = || breve. </text:p>
        </text:list-item>
        <text:list-item>
          <text:p text:style-name="P88">—<text:span text:style-name="T3">cephalo</text:span> ă | brachicefalo | -chycephale | -phalous | -phal. ⊂ G. -éphalos. ⊂ brachy cephal(ē) -o. </text:p>
        </text:list-item>
        <text:list-item>
          <text:p text:style-name="P88">—<text:span text:style-name="T3">graphia</text:span> | -fia | -phie | -phy | -phie. = scriptura breve, stenographia. </text:p>
        </text:list-item>
        <text:list-item>
          <text:p text:style-name="P88">bractea -a = tenue lamina ex auro. </text:p>
        </text:list-item>
        <text:list-item>
          <text:p text:style-name="P88"><text:span text:style-name="T3">bractea</text:span> | brattea | -ctée | -ctea, -ct. = parvo folio circa flore. </text:p>
        </text:list-item>
        <text:list-item>
          <text:p text:style-name="P88"><text:span text:style-name="T3">branchia</text:span> 100 | -chie | -chies | -chia | -chien. ⊂ G. brágchia. </text:p>
        </text:list-item>
        <text:list-item>
          <text:p text:style-name="P88"><text:span text:style-name="T3">BREVE</text:span> -is | breve | bref | brief | <text:span text:style-name="T5">kurz</text:span> | H. P. breve. = curto, anti longo. ⊃ abbreviatione, brevitate, bruma. ⊂ E. ⊃ G. brachy V. </text:p>
        </text:list-item>
        <text:list-item>
          <text:p text:style-name="P88">—<text:span text:style-name="T3">ia</text:span> -o = abbrevia, fac breve. </text:p>
        </text:list-item>
        <text:list-item>
          <text:p text:style-name="P88"><text:soft-page-break/>—<text:span text:style-name="T3">iario</text:span> 100 | -rio | bréviaire | -ry | -ier. = breve libro. </text:p>
        </text:list-item>
        <text:list-item>
          <text:p text:style-name="P88">—<text:span text:style-name="T3">itate</text:span> -tas | -tà | brièveté | -ty | -tät. </text:p>
        </text:list-item>
        <text:list-item>
          <text:p text:style-name="P88"><text:span text:style-name="T3">bromio</text:span> | -mo | -me | -mine | Brom. = elemento de Chemia « Br ». ⊂ G. brômos = odore malo. </text:p>
        </text:list-item>
        <text:list-item>
          <text:p text:style-name="P88"><text:span text:style-name="T3">bronchia</text:span> 500 | bronchi | bronches | -chia | -chien. ⊂ G. brónchia. = canales que duc in pulmone. </text:p>
        </text:list-item>
        <text:list-item>
          <text:p text:style-name="P88">—<text:span text:style-name="T3">le</text:span> | -iale | -iale | -ial | -ial. </text:p>
        </text:list-item>
        <text:list-item>
          <text:p text:style-name="P88"><text:span text:style-name="T3">brutale</text:span> | -ale | -al | -al | -al. = ut bruto, fero, anti gentile. </text:p>
        </text:list-item>
        <text:list-item>
          <text:p text:style-name="P88">—<text:span text:style-name="T3">itate</text:span> | -ità | -ité | -ity | -ität. </text:p>
        </text:list-item>
        <text:list-item>
          <text:p text:style-name="P88"><text:span text:style-name="T3">bruto</text:span> -us | -uto | -ut | -ute | -utum. </text:p>
        </text:list-item>
        <text:list-item>
          <text:p text:style-name="P88">G. bu, boûs = || bove. ⊃ bucolico, bulimia, butyro. </text:p>
        </text:list-item>
        <text:list-item>
          <text:p text:style-name="P88"><text:span text:style-name="T3">bubone</text:span> bubo | <text:span text:style-name="T5">gufo</text:span> | <text:span text:style-name="T5">hibou</text:span> | <text:span text:style-name="T5">owl</text:span> | <text:span text:style-name="T5">Uhu</text:span>. = Zool. « strix bubo ». </text:p>
        </text:list-item>
        <text:list-item>
          <text:p text:style-name="P88"><text:span text:style-name="T3">bubonio</text:span> (L. medico) | bubbone | -bon | -bo | -bonen. = tumore. ⊂ G. bub <text:span text:style-name="T3">ō</text:span>n -ônos. </text:p>
        </text:list-item>
        <text:list-item>
          <text:p text:style-name="P88"><text:span text:style-name="T3">bucca</text:span> -a = cavitate de ore. ⊃ I. bocca, F. bouche = ore. </text:p>
        </text:list-item>
        <text:list-item>
          <text:p text:style-name="P88">—<text:span text:style-name="T3">ale</text:span> | boccale | -cal | -cal. </text:p>
        </text:list-item>
        <text:list-item>
          <text:p text:style-name="P88"><text:span text:style-name="T3">bucolica</text:span> -ĭca -ca | -ica | -ique | -ic. = (poesia) de bucolico, pastorale. </text:p>
        </text:list-item>
        <text:list-item>
          <text:p text:style-name="P88">—<text:span text:style-name="T3">o</text:span> -ĭcus | -ico | -ique | -ic | -isch. ⊂ G. -icós. ⊂ bu [bove] col(e) -ĭco. </text:p>
        </text:list-item>
        <text:list-item>
          <text:p text:style-name="P88"><text:span text:style-name="T3">bulbo</text:span> -us | -lbo | -lbe | -lb | -lbus. </text:p>
        </text:list-item>
        <text:list-item>
          <text:p text:style-name="P88">—<text:span text:style-name="T3">oso</text:span> 100 | -oso | -eux | -ous | -os. = cum bulbo. </text:p>
        </text:list-item>
        <text:list-item>
          <text:p text:style-name="P88"><text:span text:style-name="T3">bulga</text:span> (Varrone) | bolgia, bolgetta | bougette, budget | bilge, bulge, bag, budget. ⊃ D. Balg = corio. = sacco ex corio, bursa, vidulo. ⊂ ex Celto, || L folle. </text:p>
        </text:list-item>
        <text:list-item>
          <text:p text:style-name="P88"><text:span text:style-name="T3">bulimia</text:span> 300 | -mia | boulimie | -my | -mie. = fame de bove. ⊂ G. -ía. ⊂ bu [bove] lim(o) [fame] -ia. </text:p>
        </text:list-item>
        <text:list-item>
          <text:p text:style-name="P88"><text:span text:style-name="T3">bulla</text:span> -a | bolla | bulle | bubble | <text:span text:style-name="T5">Blase</text:span>. = globulo (de aqua). ⊃ bulli. </text:p>
        </text:list-item>
        <text:list-item>
          <text:p text:style-name="P88"><text:span text:style-name="T3">bulla</text:span> M | bolla | bulle | bull | Bulle. = (scripto cum) sigillo (de pontifice). </text:p>
        </text:list-item>
        <text:list-item>
          <text:p text:style-name="P88"><text:span text:style-name="T3">bulli</text:span> 200 | bollire | bouillir | to boil. = emitte bullas. ⊃ ebullitione. </text:p>
        </text:list-item>
        <text:list-item>
          <text:p text:style-name="P88"><text:span text:style-name="T3">bursa</text:span> (Beda 800) | borsa | bourse | purse, burse, bourse | Börse. ⊂ G. búrsa = pelle, corio. </text:p>
        </text:list-item>
        <text:list-item>
          <text:p text:style-name="P88">busto -um = crematorio, sepulcro. ⊂ (com)busto. </text:p>
        </text:list-item>
        <text:list-item>
          <text:p text:style-name="P88">I. busto | buste | bust | Büste. = parte superiore de corpore, thorace, trunco, herma. </text:p>
        </text:list-item>
        <text:list-item>
          <text:p text:style-name="P88"><text:span text:style-name="T3">butyro</text:span> 100 | burro, butirro | beurre | butter | Butter. ⊂ G. bútyron. </text:p>
        </text:list-item>
        <text:list-item>
          <text:p text:style-name="P37"><text:span text:style-name="T3">buxo</text:span> -us | bosso | buis | box | Buchs. = Bot. « buxus sempervirens ». ⊂ G. púxos. </text:p>
        </text:list-item>
      </text:list>
      <text:p text:style-name="Text_20_body"><text:span text:style-name="T3">C</text:span> </text:p>
      <text:list xml:id="list2598040697" text:style-name="L29">
        <text:list-item>
          <text:p text:style-name="P89"><text:span text:style-name="T3">caballo</text:span> -us | cavallo | cheval | <text:span text:style-name="T5">horse</text:span> (cavalry) | <text:span text:style-name="T5">Pferd</text:span> (Cavallerie). = equo de labore; Zool. « equus caballus ». </text:p>
        </text:list-item>
        <text:list-item>
          <text:p text:style-name="P89"><text:span text:style-name="T3">cabanna</text:span> (Isidoro 600) | capanna | cabane | cabin | Cabane. = casa, tugurio. </text:p>
        </text:list-item>
        <text:list-item>
          <text:p text:style-name="P89"><text:span text:style-name="T3">caca</text:span> -o | -are | chier (caca) | to cack | kacken. </text:p>
        </text:list-item>
        <text:list-item>
          <text:p text:style-name="P89"><text:span text:style-name="T3">cacao</text:span> | -ao | -ao | -ao | Kakao. = Bot. « theobroma cacao ». ⊂ ex Mexicano. </text:p>
        </text:list-item>
        <text:list-item>
          <text:p text:style-name="P89"><text:soft-page-break/><text:span text:style-name="T3">cachectico</text:span> ĭ 100 | -ico | -ique | -ic | -isch. ⊂ G. -icós. ⊂ cachec(sia) -tĭco. </text:p>
        </text:list-item>
        <text:list-item>
          <text:p text:style-name="P89"><text:span text:style-name="T3">cachexia</text:span> ĭ 100 | -ssia | -xie | -xy | -xie. = malo statu de corpore. ⊂ G. -ía. ⊂ cac(o) hexi [statu, constitutione]. </text:p>
        </text:list-item>
        <text:list-item>
          <text:p text:style-name="P89">G. caco -ós = malo. ⊃ cac(hexia), caco(phonia). </text:p>
        </text:list-item>
        <text:list-item>
          <text:p text:style-name="P89"><text:span text:style-name="T3">cacophonia</text:span> | -fonia | -nie | -ny | -nie. = malo sono. ⊂ G. -phōnía. </text:p>
        </text:list-item>
        <text:list-item>
          <text:p text:style-name="P89"><text:span text:style-name="T3">cacto</text:span> 100 | -to | -tus | -tus | -tus. = Bot. « cactus melocactus ». ⊂ G. cáctos. </text:p>
        </text:list-item>
        <text:list-item>
          <text:p text:style-name="P89"><text:span text:style-name="T3">cadavere</text:span> -vĕr | -vere | -vre | -ver, <text:span text:style-name="T5">corpse</text:span> | -ver. ⊂ cade. </text:p>
        </text:list-item>
        <text:list-item>
          <text:p text:style-name="P89">—<text:span text:style-name="T3">oso</text:span> -us | -roso, -rico | -reux, -rique | -rous, -ric | -rös. = de cadavere. </text:p>
        </text:list-item>
        <text:list-item>
          <text:p text:style-name="P89"><text:span text:style-name="T3">CADE</text:span> -o | -ere | <text:span text:style-name="T5">tomber</text:span>, choir | <text:span text:style-name="T5">to fall</text:span>, <text:span text:style-name="T5">de</text:span>cay | <text:span text:style-name="T5">fallen</text:span> | H. caer | P. cahir. ⊃ cadentia, accidente, recidivo, occasione, casu, caduco, cadavere, incidente. </text:p>
        </text:list-item>
        <text:list-item>
          <text:p text:style-name="P89">—<text:span text:style-name="T3">entia</text:span> | -enza | -ence | -ence | -enz. </text:p>
        </text:list-item>
        <text:list-item>
          <text:p text:style-name="P89"><text:span text:style-name="T3">cadmia</text:span> 100 | cadmia, calamina | cadmie, calamine | cadmia, calamin | Kadmia, Galmei. = terra de Cadmo (Bœtia), continente zinco et cadmio. </text:p>
        </text:list-item>
        <text:list-item>
          <text:p text:style-name="P89"><text:span text:style-name="T3">cadmio</text:span> | -io | -ium | -ium | -ium. = metallo simplice tracto ex Cadmia in 1817, cum symbolo « Cd ». </text:p>
        </text:list-item>
        <text:list-item>
          <text:p text:style-name="P89"><text:span text:style-name="T3">caduceo</text:span> -ĕus | -ceo | -cée | -ceus | -ceus. = virga de Mercurio. ⊂ G. cērúceion. </text:p>
        </text:list-item>
        <text:list-item>
          <text:p text:style-name="P89"><text:span text:style-name="T3">caduco</text:span> ū -us | -uco | -uc | -ucous, <text:span text:style-name="T5">frail</text:span>, <text:span text:style-name="T5">de</text:span>cay <text:span text:style-name="T5">ing</text:span> | -uc. ⊂ cad(e) -uco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æca</text:span> -o | accecare. = fac cæco, produc cæcitate. </text:p>
        </text:list-item>
        <text:list-item>
          <text:p text:style-name="P89"><text:span text:style-name="T3">cæco</text:span> -us | ciego | <text:span text:style-name="T5">aveugle</text:span> | <text:span text:style-name="T5">blind</text:span> | <text:span text:style-name="T5">blind</text:span> | H. ciego | P. cego. = orbo, sine oculo, que non vide. </text:p>
        </text:list-item>
        <text:list-item>
          <text:p text:style-name="P89">—<text:span text:style-name="T3">itate</text:span> -tas | cecità | cécité | cecity | Cäcität. </text:p>
        </text:list-item>
        <text:list-item>
          <text:p text:style-name="P89"><text:span text:style-name="T3">cæco</text:span> (intestino) N | cieco | cæcum | cæcum | Cæcum. = parte de intestino que es cæco, id es clauso ad uno extremitate. </text:p>
        </text:list-item>
        <text:list-item>
          <text:p text:style-name="P89"><text:span text:style-name="T3">cæde</text:span> -o = seca, finde, scinde, amputa, trunca, occide, trucida. ⊃ conciso, decide, incide, occide, cæsura, cæmento, homicidio, fratricida, circumcide, cæso, præciso. </text:p>
        </text:list-item>
        <text:list-item>
          <text:p text:style-name="P89"><text:span text:style-name="T3">cæde</text:span> -es = strage, trucidatione, occisione. </text:p>
        </text:list-item>
        <text:list-item>
          <text:p text:style-name="P89"><text:span text:style-name="T3">cæleste</text:span> -is | celeste | céleste | celestial | <text:span text:style-name="T5">himmlisch</text:span>. = de cælo. </text:p>
        </text:list-item>
        <text:list-item>
          <text:p text:style-name="P89"><text:span text:style-name="T3">cælibe</text:span> cælebs -lĭb- | celibe | célibitaire | celibate | cælebs. = sine uxore. </text:p>
        </text:list-item>
        <text:list-item>
          <text:p text:style-name="P89">—<text:span text:style-name="T3">atu</text:span> 100 | celibatu | célibat | celibate | Cælibat. </text:p>
        </text:list-item>
        <text:list-item>
          <text:p text:style-name="P89"><text:span text:style-name="T3">cælicola</text:span> -ŏla | | célicole | | -la. = habitante de cælo, divo. </text:p>
        </text:list-item>
        <text:list-item>
          <text:p text:style-name="P89"><text:span text:style-name="T3">CÆLO</text:span> -um | cielo | ciel | <text:span text:style-name="T5">heaven</text:span>, <text:span text:style-name="T5">sky</text:span>, ceil | <text:span text:style-name="T5">Himmel</text:span> | H. cielo | P. ceo. ⊃ cæleste, cælicola. </text:p>
        </text:list-item>
        <text:list-item>
          <text:p text:style-name="P89">cælo -um = scalpro, instrumento pro sculpe aut incide. ⊂ cæde. </text:p>
        </text:list-item>
        <text:list-item>
          <text:p text:style-name="P89"><text:span text:style-name="T3">cæmenta</text:span> | cementare | cémenter, cimenter | to cement | -tieren. = consolida per cæmento. </text:p>
        </text:list-item>
        <text:list-item>
          <text:p text:style-name="P89"><text:span text:style-name="T3">cæmento</text:span> -um | cemento | ciment | cement | -ent. ⊂ cæ(de) -mento. </text:p>
        </text:list-item>
        <text:list-item>
          <text:p text:style-name="P89">cæna = cena. </text:p>
        </text:list-item>
        <text:list-item>
          <text:p text:style-name="P89"><text:soft-page-break/>G. cæno cainós = novo, recente. ⊃ eocæno, oligocæno, pliocæno [periodos recente de terra]. </text:p>
        </text:list-item>
        <text:list-item>
          <text:p text:style-name="P89">cæpa, cæpulla = cepa. </text:p>
        </text:list-item>
        <text:list-item>
          <text:p text:style-name="P89"><text:span text:style-name="T3">cæruleo</text:span> -ĕus | ceruleo | céruléen | cerule. = de colore de cælo, cæsio. </text:p>
        </text:list-item>
        <text:list-item>
          <text:p text:style-name="P89"><text:span text:style-name="T3">Cæsare</text:span> -sar = duce, et consule romano, † in anno -43. </text:p>
        </text:list-item>
        <text:list-item>
          <text:p text:style-name="P89">— 200 = imperatore romano. </text:p>
        </text:list-item>
        <text:list-item>
          <text:p text:style-name="P89">— N | Cesare | César | Cæsar | Kaiser | R. Tsarï. = imperatore. </text:p>
        </text:list-item>
        <text:list-item>
          <text:p text:style-name="P89"><text:span text:style-name="T3">cæsareo</text:span> | cesareo | césarien | cesarean | -risch. = de Cæsare; (operatione de partu) per incisione. ⊂ cæde. </text:p>
        </text:list-item>
        <text:list-item>
          <text:p text:style-name="P89"><text:span text:style-name="T3">cæsio</text:span> -us = cæruleo, cyaneo. </text:p>
        </text:list-item>
        <text:list-item>
          <text:p text:style-name="P89"><text:span text:style-name="T3">cæsio</text:span> N | cesio | -ium | -ium | -ium. = metallo, cum symbolo « Cs ». </text:p>
        </text:list-item>
        <text:list-item>
          <text:p text:style-name="P89"><text:span text:style-name="T3">cæso</text:span> -us = quem cæde. ⊃ cæsura, conciso, præciso, circumciso. </text:p>
        </text:list-item>
        <text:list-item>
          <text:p text:style-name="P89"><text:span text:style-name="T3">cæsura</text:span> -a | cesura | césure | -ura | -ur. = ton cæde. </text:p>
        </text:list-item>
        <text:list-item>
          <text:p text:style-name="P89">cala (L. antiquo) = clama. ⊃ cal(endas), (inter)cala, (con)ci(lio), (nomen)cla(tura), cla(ma), cla(ro), cla(ssi). ⊂ E. ⊃ G. caléō, (ec)cle(sia); D. hell = claro; A. to call = clama, voca. </text:p>
        </text:list-item>
        <text:list-item>
          <text:p text:style-name="P89"><text:span text:style-name="T3">calamitate</text:span> -tas | -tà | -té | -ty | -tät. </text:p>
        </text:list-item>
        <text:list-item>
          <text:p text:style-name="P89"><text:span text:style-name="T3">calamitoso</text:span> -us | -oso | -eux | -ous | -ös. </text:p>
        </text:list-item>
        <text:list-item>
          <text:p text:style-name="P89"><text:span text:style-name="T3">calamo</text:span> -ămus | -mo, <text:span text:style-name="T5">penna da scrivere</text:span> | -me, chaume, <text:span text:style-name="T5">roseau, plume à écrire</text:span> | -mus, <text:span text:style-name="T5">pen</text:span> | -mus, Halm, <text:span text:style-name="T5">Schreibfeder</text:span>. = canna, caule, stilo, penna pro scribe. ⊂ G. cálamos. </text:p>
        </text:list-item>
        <text:list-item>
          <text:p text:style-name="P89"><text:span text:style-name="T3">calca</text:span> -o | -are | <text:span text:style-name="T5">fouler aux pieds</text:span>, <text:span text:style-name="T5">fouler</text:span>, calquer | <text:span text:style-name="T5">to trample under foot</text:span>, <text:span text:style-name="T5">to press</text:span>, to calque, to calk | <text:span text:style-name="T5">unter die Füsse treten</text:span>, <text:span text:style-name="T5">pressen</text:span>, kalkieren. ⊂ calce (calcaneo). = pone calce super; comprime sub pede aut in alio modo; reproduc uno imagine per compressione. </text:p>
        </text:list-item>
        <text:list-item>
          <text:p text:style-name="P89"><text:span text:style-name="T3">calcaneo</text:span> -ĕum | -gno | -néum, <text:span text:style-name="T5">talon</text:span> | -neum, <text:span text:style-name="T5">heel</text:span> | -neum, <text:span text:style-name="T5">Ferse</text:span>. ⊂ calce 2. </text:p>
        </text:list-item>
        <text:list-item>
          <text:p text:style-name="P89"><text:span text:style-name="T3">calcario</text:span> 100 | -areo | -aire | -areous, <text:span text:style-name="T5">lime-stone</text:span> | kalk <text:span text:style-name="T5">haltig</text:span>, Kalk <text:span text:style-name="T5">stein</text:span>. = (petra) de calce. </text:p>
        </text:list-item>
        <text:list-item>
          <text:p text:style-name="P89"><text:span text:style-name="T3">calce</text:span> calx | calce | chaux | calx, (chalk = argilla), <text:span text:style-name="T5">lime</text:span> | Kalk | H. P. cal. ⊃ -ario, -io. ⊂ G. chálix. </text:p>
        </text:list-item>
        <text:list-item>
          <text:p text:style-name="P89">calce calx = calcaneo. </text:p>
        </text:list-item>
        <text:list-item>
          <text:p text:style-name="P89"><text:span text:style-name="T3">calceo</text:span> -ĕus | <text:span text:style-name="T5">scarpa</text:span>, calzatura | chausure, <text:span text:style-name="T5">soulier</text:span> | <text:span text:style-name="T5">shoe</text:span> | <text:span text:style-name="T5">Schuh</text:span>. ⊂ calce 2. </text:p>
        </text:list-item>
        <text:list-item>
          <text:p text:style-name="P89"><text:span text:style-name="T3">calcio</text:span> N | -io | -ium | -ium | -ium. = metallo ex calce; symbolo « Ca ». </text:p>
        </text:list-item>
        <text:list-item>
          <text:p text:style-name="P89"><text:span text:style-name="T3">calculo</text:span> -ŭlus | -olo | -ul | -ulation, -ulus | -ül. = parvo saxo, lapillo; computatione facto cum lapillos, et omni computatione de mathematica; concretione petroso in corpore humano. ⊂ calc(e) [calcario] -ulo. </text:p>
        </text:list-item>
        <text:list-item>
          <text:p text:style-name="P89">—<text:span text:style-name="T3">a</text:span> ŭ 500 | -olare | -ler | -late | -ieren. = fac calculo arithmetico. </text:p>
        </text:list-item>
        <text:list-item>
          <text:p text:style-name="P89">—<text:span text:style-name="T3">abile</text:span> -ĭlis | -olabile | -able | | -abel. </text:p>
        </text:list-item>
        <text:list-item>
          <text:p text:style-name="P89">—<text:span text:style-name="T3">atore</text:span> 100 | -olatore | -teur | -tor | -tor. </text:p>
        </text:list-item>
        <text:list-item>
          <text:p text:style-name="P89">—<text:span text:style-name="T3">oso</text:span> 100 | -oloso | -leux | -lous | -lös. = cum calculo (urinario). </text:p>
        </text:list-item>
        <text:list-item>
          <text:p text:style-name="P89"><text:span text:style-name="T3">caldaria</text:span> 200 | -aia | chaudière | <text:span text:style-name="T5">boiler</text:span>, caldron | <text:span text:style-name="T5">Badekessel</text:span>. = magno recipiente de metallo pro calefac aqua. ⊂ caldari(o) -a <text:soft-page-break/>[feminino]. </text:p>
        </text:list-item>
        <text:list-item>
          <text:p text:style-name="P89">—<text:span text:style-name="T3">io</text:span> 100 | <text:span text:style-name="T5">stufa</text:span> | <text:span text:style-name="T5">étuve</text:span>, <text:span text:style-name="T5">poêle</text:span> | <text:span text:style-name="T5">stove</text:span> | <text:span text:style-name="T5">Warmbad</text:span>, -ium. ⊂ cal(i)d(o) -ario. </text:p>
        </text:list-item>
        <text:list-item>
          <text:p text:style-name="P89"><text:span text:style-name="T3">CALE</text:span> -eo = <text:span text:style-name="T5">habe</text:span> cal <text:span text:style-name="T5">ore</text:span>, <text:span text:style-name="T5">es</text:span> cal <text:span text:style-name="T5">ido</text:span>. ⊃ calido, calefac, calore, caldario. ⊂ E. ⊃ D. lau = tepido. </text:p>
        </text:list-item>
        <text:list-item>
          <text:p text:style-name="P89"><text:span text:style-name="T3">calefac</text:span> -io | scaldare, riscaldare | chauffer, échauffer | <text:span text:style-name="T5">to warm</text:span>, <text:span text:style-name="T5">to heat</text:span>, to calefy | <text:span text:style-name="T5">wärmen</text:span>. ⊂ cale fac. </text:p>
        </text:list-item>
        <text:list-item>
          <text:p text:style-name="P89">—<text:span text:style-name="T3">tione</text:span> 500 | -fazione | caléfaction | -action | -action. </text:p>
        </text:list-item>
        <text:list-item>
          <text:p text:style-name="P89">—<text:span text:style-name="T3">tore</text:span> | | -teur | -tor | -tor. </text:p>
        </text:list-item>
        <text:list-item>
          <text:p text:style-name="P89"><text:span text:style-name="T3">caleidoscopio</text:span> | -opio | -ope | -ope | -op. = instrumento pro vide pulcro figuras. ⊂ cal(o) [pulcro] eido [figura] scop [vide] -io. </text:p>
        </text:list-item>
        <text:list-item>
          <text:p text:style-name="P89"><text:span text:style-name="T3">calendario</text:span> 100 | I. H. P. -dario | -drier | -dar | -der. ⊂ calend(as) -ario. </text:p>
        </text:list-item>
        <text:list-item>
          <text:p text:style-name="P89"><text:span text:style-name="T3">calendas</text:span> -ae | -de | -des | -ds | -en. </text:p>
        </text:list-item>
        <text:list-item>
          <text:p text:style-name="P89"><text:span text:style-name="T3">calice</text:span> calix -lĭc- | -ce | -ce | chalice, <text:span text:style-name="T5">cup</text:span> | Kelch. Vide « calyce ». </text:p>
        </text:list-item>
        <text:list-item>
          <text:p text:style-name="P89"><text:span text:style-name="T3">calido</text:span> -ĭdus | caldo | chaud | <text:span text:style-name="T5">hot</text:span>, calid | -lid, <text:span text:style-name="T5">warm</text:span>. = que cale ⊂ cal(e) -ido. </text:p>
        </text:list-item>
        <text:list-item>
          <text:p text:style-name="P89"><text:span text:style-name="T3">caligine</text:span> -go -gĭn- | -gine | <text:span text:style-name="T5">épais brouillard</text:span> | -ginousness | -go. = nebula, obscuritate de visione. </text:p>
        </text:list-item>
        <text:list-item>
          <text:p text:style-name="P89">—<text:span text:style-name="T3">oso</text:span> -us | -oso | -eux | -ous | -ös. </text:p>
        </text:list-item>
        <text:list-item>
          <text:p text:style-name="P89"><text:span text:style-name="T3">calligraphia</text:span> | -fia | -phie | -phy | -phie. ⊂ G. -ía. ⊂ calo graphia. </text:p>
        </text:list-item>
        <text:list-item>
          <text:p text:style-name="P89">—<text:span text:style-name="T3">ico</text:span> -ĭcus | -fico | -phique | -phic | -phisch. ⊂ G. -icós. </text:p>
        </text:list-item>
        <text:list-item>
          <text:p text:style-name="P89">—<text:span text:style-name="T3">o</text:span> ă | -fo | -phe | -pher | -ph. ⊂ G. -gráphos. </text:p>
        </text:list-item>
        <text:list-item>
          <text:p text:style-name="P89"><text:span text:style-name="T3">callo</text:span> -um | callo, callo <text:span text:style-name="T5">sità</text:span> | cal, calus, callo <text:span text:style-name="T5">sité</text:span> | callo <text:span text:style-name="T5">sity</text:span>, callus, <text:span text:style-name="T5">corn</text:span> | Callum, Callo <text:span text:style-name="T5">sität</text:span>. </text:p>
        </text:list-item>
        <text:list-item>
          <text:p text:style-name="P89">—<text:span text:style-name="T3">oso</text:span> -us | -oso | -eux | -ous | -ös. </text:p>
        </text:list-item>
        <text:list-item>
          <text:p text:style-name="P89">G. calo -ós = pulcro. G. callós = pulcritudine. ⊃ caleidoscopio, calligrapho. </text:p>
        </text:list-item>
        <text:list-item>
          <text:p text:style-name="P89"><text:span text:style-name="T3">calore</text:span> -lor | -lore | chaleur | <text:span text:style-name="T5">heat</text:span> | -lor. = to cale. ⊂ cal(e) -ore. </text:p>
        </text:list-item>
        <text:list-item>
          <text:p text:style-name="P89">—<text:span text:style-name="T3">ia</text:span> N | -ria | -rie | -rie, -ry | -rie. = quantitate de calore necessario pro calefac 1 chilogramma de aqua de 0º ad 1º. </text:p>
        </text:list-item>
        <text:list-item>
          <text:p text:style-name="P89">—<text:span text:style-name="T3">ico</text:span> -ĭcus | -rico | -rique | -ric | -risch. = principio de calore. </text:p>
        </text:list-item>
        <text:list-item>
          <text:p text:style-name="P89">—<text:span text:style-name="T3">ifero</text:span> -ĕrus | -fero | -fère | -fere | -fer. = (apparatu) que fer calore. </text:p>
        </text:list-item>
        <text:list-item>
          <text:p text:style-name="P89">—<text:span text:style-name="T3">ifico</text:span> -ĭcus | -fico | -fique | -fic | <text:span text:style-name="T5">erhitzend</text:span>. = que produce (fac) calore. </text:p>
        </text:list-item>
        <text:list-item>
          <text:p text:style-name="P89">—<text:span text:style-name="T3">imetria</text:span> | -ia | -métrie | -metry | -trie. </text:p>
        </text:list-item>
        <text:list-item>
          <text:p text:style-name="P89">—<text:span text:style-name="T3">imetro</text:span> ĕ | -metro | -mètre | -meter | -meter. </text:p>
        </text:list-item>
        <text:list-item>
          <text:p text:style-name="P89"><text:span text:style-name="T3">calumnia</text:span> -a | -nnia | -omnie | -mny | -mnie. </text:p>
        </text:list-item>
        <text:list-item>
          <text:p text:style-name="P89">—<text:span text:style-name="T3">ia</text:span> -ior | -nniare | -omnier | -iate | -mnieren. </text:p>
        </text:list-item>
        <text:list-item>
          <text:p text:style-name="P89">—<text:span text:style-name="T3">iatore</text:span> -tor | -nniatore | -omniateur | -tor | -ant. </text:p>
        </text:list-item>
        <text:list-item>
          <text:p text:style-name="P89">—<text:span text:style-name="T3">ioso</text:span> 300 | -nnioso | -nieux | -nious, <text:span text:style-name="T5">slanderous</text:span> | -niös. </text:p>
        </text:list-item>
        <text:list-item>
          <text:p text:style-name="P89"><text:span text:style-name="T3">calvo</text:span> -us | calvo | chauve | callow, calvous, <text:span text:style-name="T5">bald</text:span> | kahl | H. P. calvo. = sine capillos, glabro. </text:p>
        </text:list-item>
        <text:list-item>
          <text:p text:style-name="P89">—<text:span text:style-name="T3">itie</text:span> -es | -zie | -tie | -ties, -ty | -ties, tät. </text:p>
        </text:list-item>
        <text:list-item>
          <text:p text:style-name="P89"><text:span text:style-name="T3">calyce</text:span> ŭ | -ice | -ice | -yx | <text:span text:style-name="T5">Blumen</text:span>kelch, Kelch. = involucro (de flore). ⊂ G. cályx ⊂ caly(pte) [involve, tege, cela]. Vide <text:span text:style-name="T5">calice</text:span>. </text:p>
        </text:list-item>
        <text:list-item>
          <text:p text:style-name="P89">G. calypte calúptō = cela. ⊃ calyptra, apocalypsi, calyce, <text:soft-page-break/>cleptomania. ⊂ E. ⊃ L. cela, (oc)cul(e). </text:p>
        </text:list-item>
        <text:list-item>
          <text:p text:style-name="P89"><text:span text:style-name="T3">calyptra</text:span> 400 | calotta | calotte | calote | Calotte. ⊂ G. calýptra ⊂ calypte. </text:p>
        </text:list-item>
        <text:list-item>
          <text:p text:style-name="P89">cambi = </text:p>
        </text:list-item>
        <text:list-item>
          <text:p text:style-name="P89"><text:span text:style-name="T3">cambia</text:span> (Apulcio 200) | -are | échanger | to change | <text:span text:style-name="T5">wechseln</text:span>, <text:span text:style-name="T5">tauschen</text:span>, cambieren. = muta, commuta, permuta. ⊂ ex Celto ? </text:p>
        </text:list-item>
        <text:list-item>
          <text:p text:style-name="P89"><text:span text:style-name="T3">cambio</text:span> (L. botanico) | -bio | -bium | -bium | -bium. = cortice de arbore. </text:p>
        </text:list-item>
        <text:list-item>
          <text:p text:style-name="P89"><text:span text:style-name="T3">camellia</text:span> | -lia | -élia | -ellia | -elie. = Bot. « camellia japonica ». ⊂ Jesuita Camelli. </text:p>
        </text:list-item>
        <text:list-item>
          <text:p text:style-name="P89"><text:span text:style-name="T3">camelo</text:span> ē -us | cammello | chameau | camel | Kamel. = Zool. « camelus ». ⊂ G. cámēlos ⊂ Arabo « gemel ». </text:p>
        </text:list-item>
        <text:list-item>
          <text:p text:style-name="P89">camĕra -a = tecto curvato, loco cum tecto curvato. ⊂ G. camára. </text:p>
        </text:list-item>
        <text:list-item>
          <text:p text:style-name="P89">— M | camera | chambre | chamber, camera | Kammer | H. P. camara. = conclave, cella, cubiculo. </text:p>
        </text:list-item>
        <text:list-item>
          <text:p text:style-name="P89">—ario M | -iere | -érier | chamberlain | Kämmerer. </text:p>
        </text:list-item>
        <text:list-item>
          <text:p text:style-name="P89"><text:span text:style-name="T3">camino</text:span> ī -us | -no | cheminée | chimney | Kamin. ⊂ G. cáminos. </text:p>
        </text:list-item>
        <text:list-item>
          <text:p text:style-name="P89"><text:span text:style-name="T3">camisia</text:span> 300 | camicia | chemise | chemise, <text:span text:style-name="T5">shirt</text:span> | Hemd. ⊂ ex Celto. </text:p>
        </text:list-item>
        <text:list-item>
          <text:p text:style-name="P89"><text:span text:style-name="T3">campestre</text:span> -is | -stre | champêtre | -stral | -isch. = de campo. </text:p>
        </text:list-item>
        <text:list-item>
          <text:p text:style-name="P89"><text:span text:style-name="T3">camphora</text:span> ŏ | canfora | -phre | -phor | -pher. = substantia tracto ex arbore « laurus camphora ». ⊂ Arabo chāfur. </text:p>
        </text:list-item>
        <text:list-item>
          <text:p text:style-name="P89"><text:span text:style-name="T3">campo</text:span> -us | campo | champ, camp | camp, <text:span text:style-name="T5">field</text:span> | <text:span text:style-name="T5">Feld</text:span>. = agro, territorio. ⊃ campestre, I. campo (de pugna), D. Kampf [pugna]. </text:p>
        </text:list-item>
        <text:list-item>
          <text:p text:style-name="P89"><text:span text:style-name="T3">canale</text:span> -is | -ale | -al | -al | Kanal. ⊂ cann(a) -ale. </text:p>
        </text:list-item>
        <text:list-item>
          <text:p text:style-name="P89">—<text:span text:style-name="T3">iza</text:span> | -izzare | -iser | -ize | -isieren. </text:p>
        </text:list-item>
        <text:list-item>
          <text:p text:style-name="P89">—<text:span text:style-name="T3">izatione</text:span> | -zzazione | -sation | -tion | -tion. </text:p>
        </text:list-item>
        <text:list-item>
          <text:p text:style-name="P89">cancella 100 = pone cancellos. </text:p>
        </text:list-item>
        <text:list-item>
          <text:p text:style-name="P89">—300 | -are | -er | -el | -ieren. = dele, erade. </text:p>
        </text:list-item>
        <text:list-item>
          <text:p text:style-name="P89"><text:span text:style-name="T3">cancello</text:span> -us, (-i, -orum) | -lo, -lata | -el, <text:span text:style-name="T5">grillage</text:span>, <text:span text:style-name="T5">barreau</text:span> | chancel, <text:span text:style-name="T5">lattice</text:span> | -llen, Kanzel. || carcere. </text:p>
        </text:list-item>
        <text:list-item>
          <text:p text:style-name="P89">—<text:span text:style-name="T3">ario</text:span> 600 | -iere | chancelier | chancellor | Kanzler. = scriba ad cancellos. </text:p>
        </text:list-item>
        <text:list-item>
          <text:p text:style-name="P89">—<text:span text:style-name="T3">aria</text:span> 600 | -eria | chancellerie | chancery | Kanzlei. = residentia et officio de cancellario. </text:p>
        </text:list-item>
        <text:list-item>
          <text:p text:style-name="P89"><text:span text:style-name="T3">canceroso</text:span> | -roso | -éreux | -rous | cancrös. = de cancro. </text:p>
        </text:list-item>
        <text:list-item>
          <text:p text:style-name="P89"><text:span text:style-name="T3">cancro</text:span> cancer | cancro, granchio, gambero | cancer, chancre, cancre | cancer, canker, <text:span text:style-name="T5">crab</text:span> | Kanker, <text:span text:style-name="T5">Krebs</text:span>. = Zool. « cancer pagurus », « carcinus mænas », etc. ; morbo « carcinoma ». </text:p>
        </text:list-item>
        <text:list-item>
          <text:p text:style-name="P89"><text:span text:style-name="T3">CANDE</text:span> -eo = <text:span text:style-name="T5">es</text:span> candi <text:span text:style-name="T5">do</text:span>. ⊃ accende, incende, candido, candela, excandesce, candore, incandesce, incenso. </text:p>
        </text:list-item>
        <text:list-item>
          <text:p text:style-name="P89"><text:span text:style-name="T3">candefac</text:span> -cio = fac cande, redde condescente. </text:p>
        </text:list-item>
        <text:list-item>
          <text:p text:style-name="P89"><text:span text:style-name="T3">candela</text:span> 100 | -la | chandelle | cnadle [errata] | <text:span text:style-name="T5">Kerze</text:span>. ⊃ candelabro. ⊂ cande -la. </text:p>
        </text:list-item>
        <text:list-item>
          <text:p text:style-name="P89">—<text:span text:style-name="T3">abro</text:span> -um | -abro | -élabre | -abrum | -aber. = quod fer candela. ⊂ candela -bro. </text:p>
        </text:list-item>
        <text:list-item>
          <text:p text:style-name="P89"><text:span text:style-name="T3">candidato</text:span> -us | -dato | -dat | -date | -dat. </text:p>
        </text:list-item>
        <text:list-item>
          <text:p text:style-name="P89"><text:soft-page-break/>—<text:span text:style-name="T3">ura</text:span> | -tura | -ture | -ture | -tur. </text:p>
        </text:list-item>
        <text:list-item>
          <text:p text:style-name="P89"><text:span text:style-name="T3">candido</text:span> -ĭdus | I. H. P. -ido | -ide | -id | -id. = que cande, albo. </text:p>
        </text:list-item>
        <text:list-item>
          <text:p text:style-name="P89"><text:span text:style-name="T3">candore</text:span> -or | -dore | -deur | -dor | -dor. = albore, ingenuitate, innocentia. ⊂ cand(e) -ore. </text:p>
        </text:list-item>
        <text:list-item>
          <text:p text:style-name="P89"><text:span text:style-name="T3">CANE</text:span> -is | cane | chien | <text:span text:style-name="T5">dog</text:span> | Hun <text:span text:style-name="T5">d</text:span> | P. câo. = Zool. « canis familiaris ». ⊃ canino, canicula. ⊂ E. ⊃ G. cyn, cyn(ico), D. Hun(d). </text:p>
        </text:list-item>
        <text:list-item>
          <text:p text:style-name="P89">cane -o = canta. </text:p>
        </text:list-item>
        <text:list-item>
          <text:p text:style-name="P89">cane -eo = es cano. </text:p>
        </text:list-item>
        <text:list-item>
          <text:p text:style-name="P89"><text:span text:style-name="T3">canicula</text:span> -ŭla | -ola | -ule | -ule | <text:span text:style-name="T5">Hundstern</text:span>, <text:span text:style-name="T5">Hundstage</text:span>. = constellatione de cane; periodo de magno calore inter 24 julio et 24 augusto. </text:p>
        </text:list-item>
        <text:list-item>
          <text:p text:style-name="P89">—<text:span text:style-name="T3">are</text:span> 400 | -olare | -laire | -lar | -lar. </text:p>
        </text:list-item>
        <text:list-item>
          <text:p text:style-name="P89"><text:span text:style-name="T3">canino</text:span> -us | -ino | -in | -ine. = de cane. </text:p>
        </text:list-item>
        <text:list-item>
          <text:p text:style-name="P89"><text:span text:style-name="T3">canistro</text:span> -um | -estro | -astre | -ister | Knaster. = corbe. ⊂ G. cánastron. </text:p>
        </text:list-item>
        <text:list-item>
          <text:p text:style-name="P89"><text:span text:style-name="T3">canitie</text:span> -es | -zie | -tie | -ties. = to es cano. </text:p>
        </text:list-item>
        <text:list-item>
          <text:p text:style-name="P89"><text:span text:style-name="T3">canna</text:span> -a | canna | canne | cane | <text:span text:style-name="T5">Rohr</text:span>, Canna. = calamo, baculo, tubo. ⊃ canale, I. cannone. ⊂ G. cánna. </text:p>
        </text:list-item>
        <text:list-item>
          <text:p text:style-name="P89"><text:span text:style-name="T3">cannabe</text:span> ă 100 | canapa | chanvre | hemp | Hanf | R. konoplyja. = Bot. « cannabis sativa ». ⊂ G. cánnabis. </text:p>
        </text:list-item>
        <text:list-item>
          <text:p text:style-name="P89"><text:span text:style-name="T3">cannula</text:span> ŭ 200 | cannello | canule | cannula | <text:span text:style-name="T5">Roehrchen</text:span>, Canule. = parvo canna, parvo tubo. ⊂ cann(a) -ula. </text:p>
        </text:list-item>
        <text:list-item>
          <text:p text:style-name="P89"><text:span text:style-name="T3">cano</text:span> -us | canuto | chenu | <text:span text:style-name="T5">grey</text:span> | <text:span text:style-name="T5">grau</text:span>. = quasi albo (capillos aut pilos). ⊃ canitie. </text:p>
        </text:list-item>
        <text:list-item>
          <text:p text:style-name="P89"><text:span text:style-name="T3">canone</text:span> ŏ 100 | -one | -on | -on | -on. = regula. ⊃ canonico. ⊂ G. can <text:span text:style-name="T3">ō</text:span>n -ónos. ⊂ canna = regula ex ligno. </text:p>
        </text:list-item>
        <text:list-item>
          <text:p text:style-name="P89">—<text:span text:style-name="T3">ico</text:span> -ĭcus | -ico | -ique, chanoine | -ic | -isch, -ical, -icus. = regulare; dignitario clericale. ⊂ G. -icós. ⊂ canon(e) -ĭco. </text:p>
        </text:list-item>
        <text:list-item>
          <text:p text:style-name="P89">—<text:span text:style-name="T3">iza</text:span> | -izzare | -iser | -ize | -isieren. = fac canonico, inscribe in canone de sanctos. ⊂ G. -ízō. </text:p>
        </text:list-item>
        <text:list-item>
          <text:p text:style-name="P89">—<text:span text:style-name="T3">izatione</text:span> | -izzazione | -isation | -ization | -isation. </text:p>
        </text:list-item>
        <text:list-item>
          <text:p text:style-name="P89"><text:span text:style-name="T3">canoro</text:span> -us | -oro | | -orous | -or, -isch. = que canta, que da sono harmonioso. ⊂ cane [canta]. </text:p>
        </text:list-item>
        <text:list-item>
          <text:p text:style-name="P89"><text:span text:style-name="T3">CANTA</text:span> -o | -are | chanter | to chant, <text:span text:style-name="T5">to sing</text:span> | <text:span text:style-name="T5">singen</text:span>. ⊂ cane 2. ⊃ can <text:span text:style-name="T5">oro</text:span>, can <text:span text:style-name="T5">tu</text:span>, can <text:span text:style-name="T5">tico</text:span>, <text:span text:style-name="T5">ac</text:span>cen <text:span text:style-name="T5">tu</text:span>, <text:span text:style-name="T5">in</text:span>cen <text:span text:style-name="T5">tivo</text:span>, <text:span text:style-name="T5">in</text:span>canta, <text:span text:style-name="T5">vati</text:span>cin <text:span text:style-name="T5">io</text:span>. ⊂ E. ⊃ D. Hahn = gallo; A. hen, D. Henne = gallina. </text:p>
        </text:list-item>
        <text:list-item>
          <text:p text:style-name="P89"><text:span text:style-name="T3">cantharide</text:span> -is -ĭd- | cantaride | -ride | -ris | -ride. ⊂ G. -rís. </text:p>
        </text:list-item>
        <text:list-item>
          <text:p text:style-name="P89"><text:span text:style-name="T3">cantico</text:span> -ĭcum -um | -co | -que | -cle | -cum. = cantu, ode, carmen. </text:p>
        </text:list-item>
        <text:list-item>
          <text:p text:style-name="P89"><text:span text:style-name="T3">cantore</text:span> -tor | -re | chantre, chanteur | chanter | Kantor. = homine que canta. </text:p>
        </text:list-item>
        <text:list-item>
          <text:p text:style-name="P89"><text:span text:style-name="T3">cantu</text:span> -us | canto | chant | chant, <text:span text:style-name="T5">song</text:span>, canto | <text:span text:style-name="T5">Gesang</text:span>, Cantus. = can(ta) -tu. </text:p>
        </text:list-item>
        <text:list-item>
          <text:p text:style-name="P89"><text:span text:style-name="T3">capace</text:span> -ax | -ace | -ace, -able | -acious, -able | -ax, -abel. = que pote cape. ⊂ cap(e) -ace. </text:p>
        </text:list-item>
        <text:list-item>
          <text:p text:style-name="P89">—<text:span text:style-name="T3">itate</text:span> -tas | -ità | -ité | -ity | -ität. </text:p>
        </text:list-item>
        <text:list-item>
          <text:p text:style-name="P89"><text:span text:style-name="T3">CAPE</text:span> -io = prehende; contine. ⊃ capto, captioso, captura, captivo, captiva, capta, capace, capulo, capsa; accipe, accepto, anticipa, <text:soft-page-break/>concipe, concepto, decipe, deceptione, excipe, excepto, incipe, incepto, percipe, perceptione, præcepto, recipe, receptione, suscipe, susceptibile, occupa, recupa, participe. ⊃ I. capire, H. P. caber, D. capieren. = contine, cape cum mente, intellige. ⊂ E. ⊃ G. c <text:span text:style-name="T3">ō</text:span>pē = manubrio, capulo; D. Haft = captura; A. haft = manubrio. </text:p>
        </text:list-item>
        <text:list-item>
          <text:p text:style-name="P89"><text:span text:style-name="T3">capillo</text:span> -us | capello | cheveau | <text:span text:style-name="T5">hair</text:span> | <text:span text:style-name="T5">Haar</text:span>. = crine de capite. </text:p>
        </text:list-item>
        <text:list-item>
          <text:p text:style-name="P89">—<text:span text:style-name="T3">are</text:span> 300 | -llare | -llaire | -llary | -llar. = de capillo. </text:p>
        </text:list-item>
        <text:list-item>
          <text:p text:style-name="P89">——<text:span text:style-name="T3">itate</text:span> | -ità | -ité | -ity | -ität. </text:p>
        </text:list-item>
        <text:list-item>
          <text:p text:style-name="P89"><text:span text:style-name="T3">capitale</text:span> -is | -ale | -al | -al | -al. = de capite; (pœna) de morte; importante, summo. </text:p>
        </text:list-item>
        <text:list-item>
          <text:p text:style-name="P89"><text:span text:style-name="T3">capitale</text:span> N | -ale | -al | -al | -al. = pecunia, que produc interesse (usura). </text:p>
        </text:list-item>
        <text:list-item>
          <text:p text:style-name="P89">—<text:span text:style-name="T3">ista</text:span> | -ista | -iste | -ist | -ist. </text:p>
        </text:list-item>
        <text:list-item>
          <text:p text:style-name="P89">—<text:span text:style-name="T3">iza</text:span> | -izzare | -iser | -ize | -isieren. ⊂ capital(e) -iza. </text:p>
        </text:list-item>
        <text:list-item>
          <text:p text:style-name="P89">—<text:span text:style-name="T3">izatione</text:span> | -izzatione | -isation | -ization | -isation. </text:p>
        </text:list-item>
        <text:list-item>
          <text:p text:style-name="P89"><text:span text:style-name="T3">capitano</text:span> M | -tano | -taine | captain | -tän. = duce, magistro, præfecto, capite de milites. </text:p>
        </text:list-item>
        <text:list-item>
          <text:p text:style-name="P89"><text:span text:style-name="T3">CAPITE</text:span> caput -pĭt- | capo, <text:span text:style-name="T5">testa</text:span> | <text:span text:style-name="T5">tête</text:span>, chef | head, chief | <text:span text:style-name="T5">Kopf</text:span>, Haupt, Chef | H. cabeza | P. cabeça. ⊃ capitale, capitano, capitello, capitulo, recapitula, bicipite, præcipita, capillo. ⊂ E. ⊃ A. head, D. Haupt, G. cephal <text:span text:style-name="T3">ē</text:span>. </text:p>
        </text:list-item>
        <text:list-item>
          <text:p text:style-name="P89"><text:span text:style-name="T3">capitello</text:span> 100 | -ello | chapiteau | -al, chapiter | -ell. = capite de columna. </text:p>
        </text:list-item>
        <text:list-item>
          <text:p text:style-name="P89"><text:span text:style-name="T3">capitula</text:span> -ŭlo | -olare | -ler | -late | -lieren. ⊃ recapitula. ⊂ capitul(o) -a. </text:p>
        </text:list-item>
        <text:list-item>
          <text:p text:style-name="P89">—<text:span text:style-name="T3">atione</text:span> | -olazione | -ation | -ation | -ation. </text:p>
        </text:list-item>
        <text:list-item>
          <text:p text:style-name="P89"><text:span text:style-name="T3">capitulo</text:span> -ŭlum | -olo | chapitre, -tule | chapter, -tule | -tel. = parvo capite, parte de libro. </text:p>
        </text:list-item>
        <text:list-item>
          <text:p text:style-name="P89"><text:span text:style-name="T3">capone</text:span> 100 | cappone | chapon | capon | Kapaun. = pullo castrato. ⊂ G. cápōn. </text:p>
        </text:list-item>
        <text:list-item>
          <text:p text:style-name="P89"><text:span text:style-name="T3">cappa</text:span> (Isidoro 700) | cappa, cappello, cappuccio | chape, chapeau, capuce | cap | Kappe. = veste de capite, pileo, petaso. </text:p>
        </text:list-item>
        <text:list-item>
          <text:p text:style-name="P89"><text:span text:style-name="T3">cappari</text:span> ă 100 | -ero | câpre | caper | Kaper. = Bot. « capparis spinosa ». ⊂ G. cáppari ⊂ S. kaphari. </text:p>
        </text:list-item>
        <text:list-item>
          <text:p text:style-name="P89"><text:span text:style-name="T3">capra</text:span> -a | capra | chèvre | <text:span text:style-name="T5">goat</text:span> | <text:span text:style-name="T5">Ziege</text:span>. = Zool. « capra hircus ». </text:p>
        </text:list-item>
        <text:list-item>
          <text:p text:style-name="P89"><text:span text:style-name="T3">capricorno</text:span> -us | -no | -ne | -orn | -nus. = animale cum cornu de capra, constellatione sede de sol in decembre. </text:p>
        </text:list-item>
        <text:list-item>
          <text:p text:style-name="P89"><text:span text:style-name="T3">capsa</text:span> -a | cassa | casse, caisse | case, cash | Kasse, Cassa | H. caja | P. caixa. ⊃ capsula. ⊂ cape. </text:p>
        </text:list-item>
        <text:list-item>
          <text:p text:style-name="P89"><text:span text:style-name="T3">capsula</text:span> -ŭla | -la, cassetta | -le, cassette | -le | -ul, Kapsel. = parvo capsa. </text:p>
        </text:list-item>
        <text:list-item>
          <text:p text:style-name="P89">—<text:span text:style-name="T3">are</text:span> | -are | -aire | -ar | -ar. = cum forma de capsa. </text:p>
        </text:list-item>
        <text:list-item>
          <text:p text:style-name="P89"><text:span text:style-name="T3">capta</text:span> -o = cape, cape cum vi, cape per fraude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e</text:span> -tor | | -teur | | -tor. </text:p>
        </text:list-item>
        <text:list-item>
          <text:p text:style-name="P89"><text:span text:style-name="T3">captione</text:span> -tio | | -tion | -tion. = ton cape in malo modo, captatione, fraude. </text:p>
        </text:list-item>
        <text:list-item>
          <text:p text:style-name="P89"><text:soft-page-break/><text:span text:style-name="T3">captioso</text:span> -us | -zioso | -ieux | -ious | -iös. = cum captione, insidioso. ⊂ capti(ono) -oso. </text:p>
        </text:list-item>
        <text:list-item>
          <text:p text:style-name="P89"><text:span text:style-name="T3">captiva</text:span> 400 | cattivare | -ver | -vate | -vieren. = fac captivo, trahe ad se. </text:p>
        </text:list-item>
        <text:list-item>
          <text:p text:style-name="P89"><text:span text:style-name="T3">captivo</text:span> -us | -ivo | -if | -ive | <text:span text:style-name="T5">gefangen</text:span>. = (homo) capto (in bello). ⊃ I. cattivo = malo; F. chétif = misero, vile. ⊂ cap(e) -tivo. </text:p>
        </text:list-item>
        <text:list-item>
          <text:p text:style-name="P89">—<text:span text:style-name="T3">itate</text:span> 100 | cattività | -ité | -ity | -ität. </text:p>
        </text:list-item>
        <text:list-item>
          <text:p text:style-name="P89"><text:span text:style-name="T3">capto</text:span> -us = quem cape. ⊃ capta, captivo, captura. </text:p>
        </text:list-item>
        <text:list-item>
          <text:p text:style-name="P89">—<text:span text:style-name="T3">ura</text:span> 100 | cattura | -ure | -ure | -ur. = ton cape, præda. </text:p>
        </text:list-item>
        <text:list-item>
          <text:p text:style-name="P89">—<text:span text:style-name="T3">ura</text:span> | catturare | -urer | -ure | -rieren. = capta, vinci, duc per vinculo. </text:p>
        </text:list-item>
        <text:list-item>
          <text:p text:style-name="P89"><text:span text:style-name="T3">capulo</text:span> -ŭlus | <text:span text:style-name="T5">manico</text:span> | <text:span text:style-name="T5">manche</text:span>, <text:span text:style-name="T5">poignée</text:span> | haft | <text:span text:style-name="T5">Griff</text:span>. = manubrio, parte de instrumento pro cape illo in manu. </text:p>
        </text:list-item>
        <text:list-item>
          <text:p text:style-name="P89">capŭlo -us = feretro. </text:p>
        </text:list-item>
        <text:list-item>
          <text:p text:style-name="P89"><text:span text:style-name="T3">capulo</text:span> 700 | <text:span text:style-name="T5">cavo</text:span> | cable | cable | Kabel. = magno fune. ⊃ I. cappio = extremo de fune. </text:p>
        </text:list-item>
        <text:list-item>
          <text:p text:style-name="P89"><text:span text:style-name="T3">caput</text:span> ( <text:span text:style-name="T5">nominativo</text:span>) = capite. </text:p>
        </text:list-item>
        <text:list-item>
          <text:p text:style-name="P89"><text:span text:style-name="T3">carbone</text:span> carbo | -one | charbon | <text:span text:style-name="T5">coal</text:span> | <text:span text:style-name="T5">Kohle</text:span>. ⊃ carbonio. </text:p>
        </text:list-item>
        <text:list-item>
          <text:p text:style-name="P89">—<text:span text:style-name="T3">ico</text:span> -ĭcus | -nico | -nique | -nic | -nisch. = de carbone. </text:p>
        </text:list-item>
        <text:list-item>
          <text:p text:style-name="P89">—<text:span text:style-name="T3">ifero</text:span> | -fero | -fère | -ferous. </text:p>
        </text:list-item>
        <text:list-item>
          <text:p text:style-name="P89">—<text:span text:style-name="T3">io</text:span> | -nio | -one | -on | -on. = elemento de carbone, in Chemia cum symbolo « C ». </text:p>
        </text:list-item>
        <text:list-item>
          <text:p text:style-name="P89">—<text:span text:style-name="T3">iza</text:span> | -izzare | -iser | -ize | -isieren. = reduc in carbone. </text:p>
        </text:list-item>
        <text:list-item>
          <text:p text:style-name="P89">—<text:span text:style-name="T3">izatione</text:span> | -izzazione | -isation | -tion | -isation. </text:p>
        </text:list-item>
        <text:list-item>
          <text:p text:style-name="P89"><text:span text:style-name="T3">carbunculo</text:span> -ŭlus = parvo carbone. </text:p>
        </text:list-item>
        <text:list-item>
          <text:p text:style-name="P89"><text:span text:style-name="T3">carbunculo</text:span> ŭ 100 | carbonchio | charbon | carbuncle | Karbunkel. = specie de morbo de vegetales et animales; specie de gemma. </text:p>
        </text:list-item>
        <text:list-item>
          <text:p text:style-name="P89"><text:span text:style-name="T3">carcere</text:span> -cĕr | -ere | <text:span text:style-name="T5">prison</text:span> | <text:span text:style-name="T5">prison</text:span> | Kerker | H. carcel | P. carcere. ⊃ incarcera. </text:p>
        </text:list-item>
        <text:list-item>
          <text:p text:style-name="P89"><text:span text:style-name="T3">carcinoma</text:span>(te) 100 | -oma | -ome | -oma | -om. = cancro, specie de morbo. ⊂ G. carcínōma ⊂ carcínos = || cancro. </text:p>
        </text:list-item>
        <text:list-item>
          <text:p text:style-name="P89">G. cardia chardía = || corde. ⊃ -iaco. </text:p>
        </text:list-item>
        <text:list-item>
          <text:p text:style-name="P89"><text:span text:style-name="T3">cardiaco</text:span> -ăcus | -iaco | -iaque | -iac. = de corde. ⊂ G. -acós. ⊂ cardía -co. </text:p>
        </text:list-item>
        <text:list-item>
          <text:p text:style-name="P89"><text:span text:style-name="T3">cardinale</text:span> 100 | -ale | -al | -al | -al. = de cardine, pricipale, (numero, puncto, signo, virtute) cardinale. </text:p>
        </text:list-item>
        <text:list-item>
          <text:p text:style-name="P89"><text:span text:style-name="T3">cardinale</text:span> | -ale | -al | -al | -al. = sacerdote cardinale. </text:p>
        </text:list-item>
        <text:list-item>
          <text:p text:style-name="P89">—<text:span text:style-name="T3">atu</text:span> | -ato | -at | -ate | -at. </text:p>
        </text:list-item>
        <text:list-item>
          <text:p text:style-name="P89"><text:span text:style-name="T3">cardine</text:span> -do -dĭn- | -ine | <text:span text:style-name="T5">gond</text:span>, <text:span text:style-name="T5">pivot</text:span>, charnière | <text:span text:style-name="T5">hinge</text:span>, <text:span text:style-name="T5">pivot</text:span> | <text:span text:style-name="T5">Türangel</text:span>, <text:span text:style-name="T5">Wendepunkt</text:span>. ⊃ cardinale. </text:p>
        </text:list-item>
        <text:list-item>
          <text:p text:style-name="P89"><text:span text:style-name="T3">CARE</text:span> -eo = ege, dees, defice, ne habe, es caro. ⊃ carentia. (Bréal affirma affinitate de <text:span text:style-name="T5">care</text:span> et <text:span text:style-name="T5">caro</text:span>). </text:p>
        </text:list-item>
        <text:list-item>
          <text:p text:style-name="P89">—<text:span text:style-name="T3">entia</text:span> | | -ence | | -enz. = absentia de valore, insolvibilitate. </text:p>
        </text:list-item>
        <text:list-item>
          <text:p text:style-name="P89"><text:span text:style-name="T3">carie</text:span> -ies | -rie | -rie | -ries | -ries. = corrosione, putredine. </text:p>
        </text:list-item>
        <text:list-item>
          <text:p text:style-name="P89"><text:span text:style-name="T3">carina</text:span> ī -a | carena | carène | <text:span text:style-name="T5">keel</text:span> | <text:span text:style-name="T5">Schiffskiel</text:span>. = alvo de nave. ⊃ A. careen = pone nave super carina. </text:p>
        </text:list-item>
        <text:list-item>
          <text:p text:style-name="P89"><text:span text:style-name="T3">carioso</text:span> -us | -iato | -ieux | -ious | -iös. ⊂ cari(e) -oso. </text:p>
        </text:list-item>
        <text:list-item>
          <text:p text:style-name="P89"><text:soft-page-break/><text:span text:style-name="T3">caritate</text:span> -tas | -ità | charité, cherté | charity, <text:span text:style-name="T5">dearness</text:span> | -tas, <text:span text:style-name="T5">Teuerung</text:span>. = pretio alto, amore ad alios. ⊂ car(o) -itate. </text:p>
        </text:list-item>
        <text:list-item>
          <text:p text:style-name="P89">carmĭne -men | carme. = poema, cantu, ode. ⊃ F. charme, A. charm = incantatione. </text:p>
        </text:list-item>
        <text:list-item>
          <text:p text:style-name="P89"><text:span text:style-name="T3">CARNE</text:span> caro | I. H. P. carne | chair, <text:span text:style-name="T5">viande</text:span> | <text:span text:style-name="T5">flesh</text:span>, <text:span text:style-name="T5">meat</text:span> | <text:span text:style-name="T5">Fleisch</text:span>. ⊃ incarnatione. </text:p>
        </text:list-item>
        <text:list-item>
          <text:p text:style-name="P89">—<text:span text:style-name="T3">ale</text:span> 300 | -ale | charnel | -al | -al. </text:p>
        </text:list-item>
        <text:list-item>
          <text:p text:style-name="P89">—<text:span text:style-name="T3">ivoro</text:span> -ŏrus 100 | -voro | -vore | -vorous | -vorisch. = que vora carne. </text:p>
        </text:list-item>
        <text:list-item>
          <text:p text:style-name="P89">—<text:span text:style-name="T3">oso</text:span> 100 | -oso | charnu | -ose | -ös. </text:p>
        </text:list-item>
        <text:list-item>
          <text:p text:style-name="P89"><text:span text:style-name="T3">carnositate</text:span> | -ità | -ité | -ity | -ität. </text:p>
        </text:list-item>
        <text:list-item>
          <text:p text:style-name="P89"><text:span text:style-name="T3">CARO</text:span> -us | caro | cher | <text:span text:style-name="T5">dear</text:span> | <text:span text:style-name="T5">teuer</text:span>, <text:span text:style-name="T5">lieb</text:span>. ⊃ caritate. </text:p>
        </text:list-item>
        <text:list-item>
          <text:p text:style-name="P89"><text:span text:style-name="T3">carota</text:span> 100 | -ota | -otte | carrot | -otte, <text:span text:style-name="T5">Moehre</text:span>. ⊂ G. carōtón (dubio). = Bot. « daucus carota ». </text:p>
        </text:list-item>
        <text:list-item>
          <text:p text:style-name="P89"><text:span text:style-name="T3">carotide</text:span> ĭ | -tide | -tide | -tid | -tis, -tiden. ⊂ G. carōtídes = arteria que duc sanguine ad capite. </text:p>
        </text:list-item>
        <text:list-item>
          <text:p text:style-name="P89"><text:span text:style-name="T3">carpe</text:span> -o = collige, prehende, evelle. ⊃ <text:span text:style-name="T5">ex</text:span>cerp <text:span text:style-name="T5">to;</text:span> I. carpire = carpe cum fraude; F. ant. charpir = evelle, lacera; F. charpie = filo carpto ex tela; A. to carp = critica; D. carpieren = vitupera. ⊂ E. ⊃ G. carpós = fructu; D. Herbst = autumno, tempore de fructu; A. harvest = messe. </text:p>
        </text:list-item>
        <text:list-item>
          <text:p text:style-name="P89"><text:span text:style-name="T3">carpello</text:span> | -ello | -elle | -el | -ellum. = parvo fructu. ⊂ carp(o) -ello. </text:p>
        </text:list-item>
        <text:list-item>
          <text:p text:style-name="P89"><text:span text:style-name="T3">carpentario</text:span> 600 | -tiere | charpentier | -ter. = constructore de carpentos, et similes. </text:p>
        </text:list-item>
        <text:list-item>
          <text:p text:style-name="P89"><text:span text:style-name="T3">carpento</text:span> -um = vehiculo, curro, vectura. ⊃ F. charpente, A. carpent = compagine. </text:p>
        </text:list-item>
        <text:list-item>
          <text:p text:style-name="P89">G. carpo -ós = fructu. ⊂ E. carpe. ⊃ carpello, endocarpio, epicarpio, mesocarpio, pericarpio. </text:p>
        </text:list-item>
        <text:list-item>
          <text:p text:style-name="P89"><text:span text:style-name="T3">carpo</text:span> 100 | -po | -pe | -pus | -pus. = junctura de brachio et de manu, ex 8 osse. ⊂ G. carpo. </text:p>
        </text:list-item>
        <text:list-item>
          <text:p text:style-name="P89"><text:span text:style-name="T3">carro</text:span> -us | carro | char | car | Karre. = vehiculo, curru. </text:p>
        </text:list-item>
        <text:list-item>
          <text:p text:style-name="P89"><text:span text:style-name="T3">cartilagine</text:span> ĭ 100 | -agine | -age | -age | <text:span text:style-name="T5">Knorpel</text:span>, -ago. ⊃ cartilaginoso. </text:p>
        </text:list-item>
        <text:list-item>
          <text:p text:style-name="P89">—<text:span text:style-name="T3">oso</text:span> 100 | -noso | -neux | -nous | -nös. </text:p>
        </text:list-item>
        <text:list-item>
          <text:p text:style-name="P89"><text:span text:style-name="T3">caryatide</text:span> ĭ 100 | cariatide | caryatide | -tides | -tide. = columnas in forma de statua, repræsentante femina de Carya. </text:p>
        </text:list-item>
        <text:list-item>
          <text:p text:style-name="P89"><text:span text:style-name="T3">caryophyllo</text:span> 100 | garofano | <text:span text:style-name="T5">œillet</text:span>, (girofle), caryophyllée | <text:span text:style-name="T5">pink</text:span>, caryophyllus, (gilliflower) | <text:span text:style-name="T5">Gewilrznelke</text:span>. = Bot. « dianthus caryoplyllus ». ⊂ G. caruóphullon ⊂ cáruon [nuce] phúllon [follio]. </text:p>
        </text:list-item>
        <text:list-item>
          <text:p text:style-name="P89"><text:span text:style-name="T3">casa</text:span> -a | casa, casino | case | house, <text:span text:style-name="T5">hut</text:span> | <text:span text:style-name="T5">Hütte</text:span>, Haus. = tugurio, parvo domo, cabanna. ⊃ F. chez = in domo de, apud. </text:p>
        </text:list-item>
        <text:list-item>
          <text:p text:style-name="P89"><text:span text:style-name="T3">caseo</text:span> -us | cacio | <text:span text:style-name="T5">fromage</text:span> | cheese | Käse | H. queso | P. queijo. </text:p>
        </text:list-item>
        <text:list-item>
          <text:p text:style-name="P89">—<text:span text:style-name="T3">eina</text:span> | -eina | -éine | -ein | -ein. = substantia de caseo. </text:p>
        </text:list-item>
        <text:list-item>
          <text:p text:style-name="P89">—<text:span text:style-name="T3">eoso</text:span> | -eoso, cacioso | -éeux | -eous | käsig. </text:p>
        </text:list-item>
        <text:list-item>
          <text:p text:style-name="P89"><text:span text:style-name="T3">cassa</text:span> 600 | -are | -er | to cass, to cashier | -ieren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assia</text:span> -a | -sia | -sier, -se | -sia | -sia. = Bot. « laurus cassia ». G. -ía. <text:soft-page-break/>⊂ Semitico. </text:p>
        </text:list-item>
        <text:list-item>
          <text:p text:style-name="P89"><text:span text:style-name="T3">casso</text:span> -us = vacuo, carente, vano. ⊃ cassa(tione). ⊂ care (secundo Walde, es simile ad « cense censo, hære hæso, curre curso »). </text:p>
        </text:list-item>
        <text:list-item>
          <text:p text:style-name="P89"><text:span text:style-name="T3">castanea</text:span> -a | -gna | chätaigne | chestnut | -nie. = Bot. « castanea sativa ». ⊂ G. cástanon ⊂ Castana, urbe in Asia minore. </text:p>
        </text:list-item>
        <text:list-item>
          <text:p text:style-name="P89"><text:span text:style-name="T3">castello</text:span> -um | -ello | château, -el | -le | -ell. = parvo castro. </text:p>
        </text:list-item>
        <text:list-item>
          <text:p text:style-name="P89">—<text:span text:style-name="T3">ano</text:span> -us | -ano | châtelain | -lan | -an. = de castello. </text:p>
        </text:list-item>
        <text:list-item>
          <text:p text:style-name="P89"><text:span text:style-name="T3">castiga</text:span> ī -o | -are | chátier | -ate, to chasten, to chastise | -ieren. ⊂ cast(o) age. </text:p>
        </text:list-item>
        <text:list-item>
          <text:p text:style-name="P89">—<text:span text:style-name="T3">tione</text:span> -io | -go | châtiment | -gation | -gation. </text:p>
        </text:list-item>
        <text:list-item>
          <text:p text:style-name="P89">—<text:span text:style-name="T3">tore</text:span> -or | -tore | châtieur | -tor. = qui castiga. </text:p>
        </text:list-item>
        <text:list-item>
          <text:p text:style-name="P89">—<text:span text:style-name="T3">torio</text:span> 100 | | | -tory | -torisch. = que castiga. </text:p>
        </text:list-item>
        <text:list-item>
          <text:p text:style-name="P89"><text:span text:style-name="T3">castitate</text:span> -tas | -tà | chasteté | chastity | -tät. = to es casto. </text:p>
        </text:list-item>
        <text:list-item>
          <text:p text:style-name="P89"><text:span text:style-name="T3">casto</text:span> -us | casto | chaste | chaste | <text:span text:style-name="T5">rein</text:span>, <text:span text:style-name="T5">keusch</text:span>. = puro. ⊂ car(e) -to (Walde). (Curtius, Hemme liga L. <text:span text:style-name="T5">casto</text:span> ad G. catharós = puro). </text:p>
        </text:list-item>
        <text:list-item>
          <text:p text:style-name="P89"><text:span text:style-name="T3">castore</text:span> ō -tor | -ore | -or | -or | <text:span text:style-name="T5">Biber</text:span>, -or. = Zool. « castor fiber ». ⊂ G. cástōr. </text:p>
        </text:list-item>
        <text:list-item>
          <text:p text:style-name="P89"><text:span text:style-name="T3">castra</text:span> -o | -are | châtrer | -ate | -ieren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—<text:span text:style-name="T3">to</text:span> 100 | -ato | -at | -ate | -at. </text:p>
        </text:list-item>
        <text:list-item>
          <text:p text:style-name="P89"><text:span text:style-name="T3">castro</text:span> -um = castello, loco munito, propugnaculo. </text:p>
        </text:list-item>
        <text:list-item>
          <text:p text:style-name="P89"><text:span text:style-name="T3">casu</text:span> -us | caso | cas | case | Casus. = to cade, occasu, accidente, occasione, circumstantia improviso, sorte, alea. ⊃ casuale, casuista. ⊂ cad(e) -tu. </text:p>
        </text:list-item>
        <text:list-item>
          <text:p text:style-name="P89">—<text:span text:style-name="T3">uale</text:span> 500 | -ale | -el | -al | -al. = accidentale, occasionale; beneficio occasionale que adde se ad emolumentos ordinario. </text:p>
        </text:list-item>
        <text:list-item>
          <text:p text:style-name="P89">—<text:span text:style-name="T3">ualitate</text:span> | -ità | -ité | -ity | -ität. </text:p>
        </text:list-item>
        <text:list-item>
          <text:p text:style-name="P89">—<text:span text:style-name="T3">uista</text:span> | -uista | -uiste | -uist | -uist. = theologo que solve casus de conscientia. </text:p>
        </text:list-item>
        <text:list-item>
          <text:p text:style-name="P89">—<text:span text:style-name="T3">uistica</text:span> | -sistica | -istique | -istry | -istik. </text:p>
        </text:list-item>
        <text:list-item>
          <text:p text:style-name="P89"><text:span text:style-name="T3">cata-, </text:span>G. catá = ab alto ad imo, deorsum, contra. ⊃ catachresi, cataclysmo, catacumba, catalepsi, catalogo, cataplasma, cataracta, catarrho, catastrophe, catechismo, categoria, cathedra, cathetere, catheto, cathodo, catholico, catoptrica. </text:p>
        </text:list-item>
        <text:list-item>
          <text:p text:style-name="P89">—<text:span text:style-name="T3">chresi</text:span> | -cresi | -èse | -esis | -ese. = abusu de vocabulo. ⊂ G. catáchrēsis ⊂ cata [contra] chrēsi [usu]. </text:p>
        </text:list-item>
        <text:list-item>
          <text:p text:style-name="P89">—<text:span text:style-name="T3">clysmo</text:span> -us | -ma | -me | -sm | -mus. = diluvio. ⊂ G. -mós. ⊂ cata [de-] clyze [lue] -mo. </text:p>
        </text:list-item>
        <text:list-item>
          <text:p text:style-name="P89">—<text:span text:style-name="T3">cumba</text:span> | -comba | -combe | -comb | -kombe. ⊂ cata [sub] cýmbē [cavitate]. </text:p>
        </text:list-item>
        <text:list-item>
          <text:p text:style-name="P89">—<text:span text:style-name="T3">lepsi</text:span> 500 | -lessi | -psie | -psy, -psis | -psis, -psie. = morbo que produc suspensione de sensu et motu, excepto in corde et in pulmone. ⊂ G. -álēpsis = captura. ⊂ cata lab [cape]. </text:p>
        </text:list-item>
        <text:list-item>
          <text:p text:style-name="P89">—<text:span text:style-name="T3">leptico</text:span> -ĭcus | -ettico | -ique | -ptic | -isch. = de catalepsi. ⊂ G. -ēpticós. </text:p>
        </text:list-item>
        <text:list-item>
          <text:p text:style-name="P89">—<text:span text:style-name="T3">logo</text:span> ŏ 100 | -ogo | -ogue | -ogue | -og. = enumeratione, tabula, registro, indice, rotulo, schedula. ⊂ G. catálogos ⊂ cata logo. </text:p>
        </text:list-item>
        <text:list-item>
          <text:p text:style-name="P89"><text:soft-page-break/>—<text:span text:style-name="T3">plasma</text:span>(te) 100 | -plasma | -plasme | -plasm | -plasma. = emplastro. ⊂ G. -áplasma. ⊂ cata plasma. </text:p>
        </text:list-item>
        <text:list-item>
          <text:p text:style-name="P89">—<text:span text:style-name="T3">pulta</text:span> -a | -pulta | -pulte | -pult | -pult. ⊂ G. catapéltēs ⊂ cata pel [pállō = vibra] -ta. </text:p>
        </text:list-item>
        <text:list-item>
          <text:p text:style-name="P89">—<text:span text:style-name="T3">racta</text:span> -es | -aratta, -eratta | -aracte | -aract | -arakt. = casu de flumine; porta in rivo, que retine aqua; opacitate de crystallino de oculo. ⊂ G. -áctēs. ⊂ cata rag [rh <text:span text:style-name="T3">ē</text:span>gnumi = frange] -ta. </text:p>
        </text:list-item>
        <text:list-item>
          <text:p text:style-name="P89">—<text:span text:style-name="T3">rrho</text:span> 100 | -arro | -arrhe | -arrh | -arrh. ⊂ G. -árrhos [defluxu] ⊂ cata [de-] rhe [flue]. </text:p>
        </text:list-item>
        <text:list-item>
          <text:p text:style-name="P89">—<text:span text:style-name="T3">rrhale</text:span> | -rale | -hal | -hal | -halisch. </text:p>
        </text:list-item>
        <text:list-item>
          <text:p text:style-name="P89">—<text:span text:style-name="T3">rrhoso</text:span> | -rroso | -eux | -ous | -alisch. </text:p>
        </text:list-item>
        <text:list-item>
          <text:p text:style-name="P89">—<text:span text:style-name="T3">strophe</text:span> ŏ 100 | -ofe | -phe | -phe | -phe. = subversione, revolutione. ⊂ G. -ph <text:span text:style-name="T3">ē</text:span>. ⊂ cata strephe [verte, volve]. </text:p>
        </text:list-item>
        <text:list-item>
          <text:p text:style-name="P89"><text:span text:style-name="T3">catechismo</text:span> 400 | -ismo | -échisme | -ism | -ism. = ton catechiza. ⊂ G. -ēchismos. </text:p>
        </text:list-item>
        <text:list-item>
          <text:p text:style-name="P89"><text:span text:style-name="T3">catechista</text:span> 400 | -sta | -échiste | -st | -chet. = que catechiza. ⊂ G. -ēchist <text:span text:style-name="T3">ē</text:span>s. </text:p>
        </text:list-item>
        <text:list-item>
          <text:p text:style-name="P89"><text:span text:style-name="T3">catechiza</text:span> 300 | -izzare | -échiser | -ize | -sieren. = doce, instrue per interroga et responde ut echo. ⊂ G. catēchízō ⊂ cat(a) ech(o) -iza. </text:p>
        </text:list-item>
        <text:list-item>
          <text:p text:style-name="P89"><text:span text:style-name="T3">catechumeno</text:span> ĕ 300 | -cumeno | -échumène | -chumen | -chumen. = discipulo (de christianismo). ⊂ G. catēcúmenos. = quem catech(iza). </text:p>
        </text:list-item>
        <text:list-item>
          <text:p text:style-name="P89"><text:span text:style-name="T3">categoria</text:span> 500 | -oria | -égorie | -ory | -orie. = attributo, prædicato, classe, genere, specie. ⊂ G. catēgoria ⊂ cata agorá [oratione in publico]. </text:p>
        </text:list-item>
        <text:list-item>
          <text:p text:style-name="P89">—<text:span text:style-name="T3">ico</text:span> ĭ 500 | -rico | -rique | -ric | -risch. ⊂ G. catēgoricós. </text:p>
        </text:list-item>
        <text:list-item>
          <text:p text:style-name="P89"><text:span text:style-name="T3">catena</text:span> -a | -na | chaîne | chain | Kette. </text:p>
        </text:list-item>
        <text:list-item>
          <text:p text:style-name="P89"><text:span text:style-name="T3">catena</text:span> 600 | <text:span text:style-name="T5">in</text:span>catenare | <text:span text:style-name="T5">en</text:span>chaîner | -ate | -ieren. </text:p>
        </text:list-item>
        <text:list-item>
          <text:p text:style-name="P89">—<text:span text:style-name="T3">tione</text:span> -tio | | | -tion | -tion. </text:p>
        </text:list-item>
        <text:list-item>
          <text:p text:style-name="P89"><text:span text:style-name="T3">catharcico</text:span> ĭ 100 | catartico | -tique | -tic | -tisch. = (medicamen) purgativo. ⊂ G. -icós. ⊂ cathar(o) [puro] -tico. </text:p>
        </text:list-item>
        <text:list-item>
          <text:p text:style-name="P89"><text:span text:style-name="T3">cathedra</text:span> -ĕdra | cattedra | chaire | -dra | -der. = sede (de professore, de episcopo, de pontifice). ⊂ G. -édra. ⊂ cata hedra [sede]. </text:p>
        </text:list-item>
        <text:list-item>
          <text:p text:style-name="P89">—<text:span text:style-name="T3">ale</text:span> | cattedrale | -édrale | -edral | -edrale. = (ecclesia) principale. </text:p>
        </text:list-item>
        <text:list-item>
          <text:p text:style-name="P89"><text:span text:style-name="T3">cathetere</text:span> 500 | catetere, <text:span text:style-name="T5">sonda</text:span> | -étère, <text:span text:style-name="T5">sonde</text:span> | -eter | -eter. ⊂ G. cathet <text:span text:style-name="T3">ē</text:span>r ⊂ cat(a) he [hiēmi = mitte] -ter. </text:p>
        </text:list-item>
        <text:list-item>
          <text:p text:style-name="P89"><text:span text:style-name="T3">catheto</text:span> ĕ 100 | -teto | -thète | -tus | -te. = linea deorsum, verticale; latere perpendiculare ad alio. ⊂ G. cáthetos ⊂ cat(a) he -to. </text:p>
        </text:list-item>
        <text:list-item>
          <text:p text:style-name="P89"><text:span text:style-name="T3">cathodo</text:span> ŏ | -todo | -de | -de | -de. = polo negativo, descensu de currente electrico. ⊂ G. cáthodos ⊂ cat(a) hodo [via]. </text:p>
        </text:list-item>
        <text:list-item>
          <text:p text:style-name="P89"><text:span text:style-name="T3">catholico</text:span> 100 = universale. ⊂ G. -icós. ⊂ cat(a) hol(o) [toto] -ĭco. </text:p>
        </text:list-item>
        <text:list-item>
          <text:p text:style-name="P89">— 300 | cattolico | catholique | -ic | -ik, -isch. </text:p>
        </text:list-item>
        <text:list-item>
          <text:p text:style-name="P89">—<text:span text:style-name="T3">ismo</text:span> | cattolicismo | -isme | -ism | -ismus. </text:p>
        </text:list-item>
        <text:list-item>
          <text:p text:style-name="P89">—<text:span text:style-name="T3">itate</text:span> | cattolicità | -itè | -ity | -ität. = to es catholico; catholicos. </text:p>
        </text:list-item>
        <text:list-item>
          <text:p text:style-name="P89"><text:span text:style-name="T3">catino</text:span> ī -us | -ino | <text:span text:style-name="T5">bassin</text:span> | kettle | Kessel. = recipiente ad usu domestico. </text:p>
        </text:list-item>
        <text:list-item>
          <text:p text:style-name="P89">cato -us = sagace, astuto. </text:p>
        </text:list-item>
        <text:list-item>
          <text:p text:style-name="P89"><text:soft-page-break/><text:span text:style-name="T3">catoptrica</text:span> -ĭca | -ottrica | -ptrique | -ptrics | -ptrik. = optica relativo ad instrumentos de reflexione de luce. ⊂ G. -ic <text:span text:style-name="T3">ē</text:span>. ⊂ cat(a) optrica. </text:p>
        </text:list-item>
        <text:list-item>
          <text:p text:style-name="P89"><text:span text:style-name="T3">catto</text:span> (Palladio a. 450, Papa Gregorio a. 600) | gatto | chat | cat | Katze | H. P. gato | R. kot. = Zool. « felis catus ». </text:p>
        </text:list-item>
        <text:list-item>
          <text:p text:style-name="P89">G. cau caíō = arde. ⊃ cauma, caustico, cauterio, encausto. </text:p>
        </text:list-item>
        <text:list-item>
          <text:p text:style-name="P89"><text:span text:style-name="T3">CAUDA</text:span> -a | coda | queue | <text:span text:style-name="T5">tail</text:span>, cauda | <text:span text:style-name="T5">Schwanz</text:span>. </text:p>
        </text:list-item>
        <text:list-item>
          <text:p text:style-name="P89">—<text:span text:style-name="T3">le</text:span> | -ale | -al | -al. </text:p>
        </text:list-item>
        <text:list-item>
          <text:p text:style-name="P89">—<text:span text:style-name="T3">tario</text:span> | -tario | -taire | | -tar. = que fer cauda de veste pontificale. </text:p>
        </text:list-item>
        <text:list-item>
          <text:p text:style-name="P89">—<text:span text:style-name="T3">to</text:span> | -ato | -dé | -ate. </text:p>
        </text:list-item>
        <text:list-item>
          <text:p text:style-name="P89"><text:span text:style-name="T3">caule</text:span> -is | caule | <text:span text:style-name="T5">tige</text:span> | caulis. = stilo de planta. ⊂ G. caulós. </text:p>
        </text:list-item>
        <text:list-item>
          <text:p text:style-name="P89">— -is | cavolo | chou | cole | Kohl. = Bot. «brassica oleracea». </text:p>
        </text:list-item>
        <text:list-item>
          <text:p text:style-name="P89">—<text:span text:style-name="T3">iforme</text:span> | -forme | | -form | -form. </text:p>
        </text:list-item>
        <text:list-item>
          <text:p text:style-name="P89"><text:span text:style-name="T3">cauma</text:span>(te) 400 = magno calore. ⊂ G. caûma ⊂ cau -ma. </text:p>
        </text:list-item>
        <text:list-item>
          <text:p text:style-name="P89">— | calma | calme (chômer) | calm | Calm. = quiete (de aere et de mari, per causa de magno calore). </text:p>
        </text:list-item>
        <text:list-item>
          <text:p text:style-name="P89">— | | | cauma | Cauma. = calore de febri. </text:p>
        </text:list-item>
        <text:list-item>
          <text:p text:style-name="P89"><text:span text:style-name="T3">CAUSA</text:span> -a | -sa | -se | -se | <text:span text:style-name="T5">Ursache</text:span>, Causa. = quod produc effectu, motivo, occasione, lite. ⊃ accusa, excusa, recusa; I. cosa, F. chose = re. </text:p>
        </text:list-item>
        <text:list-item>
          <text:p text:style-name="P89">— -or = excusa. </text:p>
        </text:list-item>
        <text:list-item>
          <text:p text:style-name="P89">—<text:span text:style-name="T3">ale</text:span> 400 | -ale | -al | -al | -al. </text:p>
        </text:list-item>
        <text:list-item>
          <text:p text:style-name="P89">—<text:span text:style-name="T3">alitate</text:span> | -ità | -ité | -ity | -ität. </text:p>
        </text:list-item>
        <text:list-item>
          <text:p text:style-name="P89">—<text:span text:style-name="T3">ativo</text:span> | -ante | -tif | -tive | -tiv. </text:p>
        </text:list-item>
        <text:list-item>
          <text:p text:style-name="P89"><text:span text:style-name="T3">caustico</text:span> ĭ 100 | -ico | -ique | -ic | -isch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autela</text:span> 200 | -la | -èle | -el | -el. = to es cauto, præcautione. </text:p>
        </text:list-item>
        <text:list-item>
          <text:p text:style-name="P89"><text:span text:style-name="T3">cauterio</text:span> 100 | -erio | -ère | -ery | -erium. = quod ure. ⊂ G. -t <text:span text:style-name="T3">ē</text:span>rion. ⊂ cau -ter -io. </text:p>
        </text:list-item>
        <text:list-item>
          <text:p text:style-name="P89">—<text:span text:style-name="T3">iza</text:span> 400 | -zzare | -ériser | -ze | -sieren. </text:p>
        </text:list-item>
        <text:list-item>
          <text:p text:style-name="P89">—<text:span text:style-name="T3">izatione</text:span> | -izzazione | -térisation | -ization | -isation. </text:p>
        </text:list-item>
        <text:list-item>
          <text:p text:style-name="P89"><text:span text:style-name="T3">cautione</text:span> -tio | -zione | -tion | -tion | -tion. ⊂ caut(o) -ione. </text:p>
        </text:list-item>
        <text:list-item>
          <text:p text:style-name="P89"><text:span text:style-name="T3">cauto</text:span> -us | -to | -teleux | -telous, -tious | -elös. = que cave, prudente. </text:p>
        </text:list-item>
        <text:list-item>
          <text:p text:style-name="P89"><text:span text:style-name="T3">cava</text:span> -o | scavare | -ver, <text:span text:style-name="T5">creuser</text:span> | -ve | <text:span text:style-name="T5">aushöhlen</text:span>. = fac cavo, excava. </text:p>
        </text:list-item>
        <text:list-item>
          <text:p text:style-name="P89"><text:span text:style-name="T3">CAVE</text:span> -eo = es cauto, habe cautela, sume præcautione. </text:p>
        </text:list-item>
        <text:list-item>
          <text:p text:style-name="P89"><text:span text:style-name="T3">cavea</text:span> -a | gabbia | cage | cage | Käfig. ⊂ cav(o) -ea. </text:p>
        </text:list-item>
        <text:list-item>
          <text:p text:style-name="P89"><text:span text:style-name="T3">caverna</text:span> -a | -na | -ne | -ern | -ne. ⊂ cav(o) -erna. </text:p>
        </text:list-item>
        <text:list-item>
          <text:p text:style-name="P89">—<text:span text:style-name="T3">oso</text:span> 100 | -oso | -eux | -ous | -ös. </text:p>
        </text:list-item>
        <text:list-item>
          <text:p text:style-name="P89"><text:span text:style-name="T3">cavilla</text:span> -or | -are | <text:span text:style-name="T5">chicaner</text:span> | -vil | -ieren. ⊂ cavill(o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avillo</text:span> -us | -lo | -lation, <text:span text:style-name="T5">chicane</text:span> | -il | -lation. = ratiocinio vacuo. ⊂ cavo. ⊃ cavilla. </text:p>
        </text:list-item>
        <text:list-item>
          <text:p text:style-name="P89"><text:span text:style-name="T3">cavitate</text:span> | -ità | -ité | -ity | -ität. = to es cavo. </text:p>
        </text:list-item>
        <text:list-item>
          <text:p text:style-name="P89"><text:span text:style-name="T3">CAVO</text:span> -us | -vo | <text:span text:style-name="T5">creux</text:span>, cave | <text:span text:style-name="T5">hollow</text:span>, cave | <text:span text:style-name="T5">hohl</text:span> | H. cueva | P. covo. ⊃ cava, cavea, caverna, cavillo, cavitate, concavo, excava, incava. </text:p>
        </text:list-item>
        <text:list-item>
          <text:p text:style-name="P89"><text:span text:style-name="T3">CE</text:span>, <text:span text:style-name="T5">thema de</text:span> (hi)c (hæ)c (ho)c | <text:span text:style-name="T5">questo</text:span>, ciò | ce | <text:span text:style-name="T5">this</text:span>, <text:span text:style-name="T5">that</text:span> | <text:span text:style-name="T5">dieser</text:span>. <text:soft-page-break/>= isto. ⊃ ce(tero), cis, citra, (ec)ce. ⊂ E. ce ⊃ A. he = illo; D. her = de ce parte; hier = in ce loco; R. sej = ce. </text:p>
        </text:list-item>
        <text:list-item>
          <text:p text:style-name="P89"><text:span text:style-name="T3">CEDE</text:span> -o | -dere | céder | -de | -dieren. = i, i ab, i retro, relinque, fac cessione. ⊃ cesso, cessione, abscessu, accede, antecede, concede, decede, excede, intercede, præcede, procede, recede, retrocede, secessione, succede. </text:p>
        </text:list-item>
        <text:list-item>
          <text:p text:style-name="P89">—<text:span text:style-name="T3">ente</text:span> 100 | -nte | cédant | -ing | -nt. </text:p>
        </text:list-item>
        <text:list-item>
          <text:p text:style-name="P89"><text:span text:style-name="T3">cedro</text:span> -us | -dro | cédre | -dar | -der. ⊂ G. cédros. = Bot. « thuia orientalis ». Vide « citro ». </text:p>
        </text:list-item>
        <text:list-item>
          <text:p text:style-name="P89"><text:span text:style-name="T3">CELA</text:span> -o | -are | -er, <text:span text:style-name="T5">cacher</text:span> | to <text:span text:style-name="T5">conceal</text:span> | celieren, hehlen | H. celar. = (oc)cule, occulta, absconde. ⊃ cella, occule, clam. ⊂ E. ⊃ G. calypte, apocalypsi, calice; A. (antiquo) heal, hele; D. hehlen, hüllen. </text:p>
        </text:list-item>
        <text:list-item>
          <text:p text:style-name="P89">G. cele, c <text:span text:style-name="T3">ē</text:span>lē = tumore. ⊃ hydrocele, varicocele. </text:p>
        </text:list-item>
        <text:list-item>
          <text:p text:style-name="P89"><text:span text:style-name="T3">celebra</text:span> -ĕbro = frequenta, divulga. </text:p>
        </text:list-item>
        <text:list-item>
          <text:p text:style-name="P89">— -o | -are | célébrer | -ate | -ieren. = honora, lauda. ⊂ celebr(e) -a. </text:p>
        </text:list-item>
        <text:list-item>
          <text:p text:style-name="P89">—<text:span text:style-name="T3">nte</text:span> | -ante | célébrant | -ant | -ant. </text:p>
        </text:list-item>
        <text:list-item>
          <text:p text:style-name="P89">—<text:span text:style-name="T3">tione</text:span> -tio | -zione | célébration | -tion | -tion. </text:p>
        </text:list-item>
        <text:list-item>
          <text:p text:style-name="P89">—<text:span text:style-name="T3">tore</text:span> 100 | -atore | célébrateur | -ator | -ator. </text:p>
        </text:list-item>
        <text:list-item>
          <text:p text:style-name="P89">cĕlebre -is = frequentato, noto. </text:p>
        </text:list-item>
        <text:list-item>
          <text:p text:style-name="P89"><text:span text:style-name="T3">celebre</text:span> -ĕbris | -bre | célèbre | -brated, -brious | <text:span text:style-name="T5">berühmt</text:span>. = noto, glorioso, famoso, anti obscuro. </text:p>
        </text:list-item>
        <text:list-item>
          <text:p text:style-name="P89">—itate -tas = multitudine. </text:p>
        </text:list-item>
        <text:list-item>
          <text:p text:style-name="P89">—<text:span text:style-name="T3">itate</text:span> -tas | -tà | célébrité | -ty | -tät. = gloria, fama. </text:p>
        </text:list-item>
        <text:list-item>
          <text:p text:style-name="P89"><text:span text:style-name="T3">celere</text:span> -ler -ĕr- | -re | <text:span text:style-name="T5">rapide</text:span> | <text:span text:style-name="T5">quick</text:span> | <text:span text:style-name="T5">schnell</text:span>. = veloce. ⊃ (ac)celer(a). </text:p>
        </text:list-item>
        <text:list-item>
          <text:p text:style-name="P89">—<text:span text:style-name="T3">itate</text:span> -tas | -tà | célérité | -ty | -tät. </text:p>
        </text:list-item>
        <text:list-item>
          <text:p text:style-name="P89"><text:span text:style-name="T3">cella</text:span> -a | cella | cellule | cell, cella | Celle, Zelle. = loco in que ullo re es celato; camera in monasterio, in carcere, in alveario, etc. ⊃ cellula. ⊂ cel(a) -la. </text:p>
        </text:list-item>
        <text:list-item>
          <text:p text:style-name="P89">—<text:span text:style-name="T3">ario</text:span> 100 | -ario | -ier | -ar | Keller. </text:p>
        </text:list-item>
        <text:list-item>
          <text:p text:style-name="P89">celle, <text:span text:style-name="T5">thema de</text:span> (ex)celle ⊃ colle, columna, culmine, præcelle, celso, excelso. = es alto. </text:p>
        </text:list-item>
        <text:list-item>
          <text:p text:style-name="P89"><text:span text:style-name="T3">cellula</text:span> -ŭla | -la | -le | -le, -la | -la. = parvo cella. </text:p>
        </text:list-item>
        <text:list-item>
          <text:p text:style-name="P89">—<text:span text:style-name="T3">are</text:span> | -lare | -laire | -lar | -lar. </text:p>
        </text:list-item>
        <text:list-item>
          <text:p text:style-name="P89">—<text:span text:style-name="T3">oide</text:span> | -oide | -oïde | -oid | -oide. </text:p>
        </text:list-item>
        <text:list-item>
          <text:p text:style-name="P89">—<text:span text:style-name="T3">osa</text:span> | -osa | -ose | -ose | -ose. </text:p>
        </text:list-item>
        <text:list-item>
          <text:p text:style-name="P89"><text:span text:style-name="T3">celso</text:span> -us = excelso, alto, elevato, que celle. </text:p>
        </text:list-item>
        <text:list-item>
          <text:p text:style-name="P89"><text:span text:style-name="T3">CENA</text:span> -a | cena | <text:span text:style-name="T5">diner</text:span>, <text:span text:style-name="T5">souper</text:span>, cène | <text:span text:style-name="T5">dinner</text:span>, <text:span text:style-name="T5">supper</text:span> | <text:span text:style-name="T5">Abendmahl</text:span> | H. cena | P. cea. = prandio de vespero (præcipio prandio de antiquo Romanos). </text:p>
        </text:list-item>
        <text:list-item>
          <text:p text:style-name="P89"><text:span text:style-name="T3">cenaculo</text:span> -ŭlum | -colo | cénacle | | -kel. = conclave ubi homines ede; factione litterario aut politico. </text:p>
        </text:list-item>
        <text:list-item>
          <text:p text:style-name="P89"><text:span text:style-name="T3">cenotaphio</text:span> | -fio | cénotaphe | -ph | -phium. = sepulcro vacuo, in honore de mortuo. ⊂ G. cenotáphion. ⊂ ceno [vacuo] tapho [sepulcro]. </text:p>
        </text:list-item>
        <text:list-item>
          <text:p text:style-name="P89"><text:span text:style-name="T3">cense</text:span> -eo | | | | -ieren. = æstima, judica, opina, puta. ⊃ censore, censu, censura, recense. </text:p>
        </text:list-item>
        <text:list-item>
          <text:p text:style-name="P89"><text:soft-page-break/>—<text:span text:style-name="T3">ore</text:span> -sor | -ore | -eur | -or | -or. </text:p>
        </text:list-item>
        <text:list-item>
          <text:p text:style-name="P89"><text:span text:style-name="T3">censu</text:span> -us | -nso | -ns | -nsus | -nsus, Zins. = enumeratione de cives, divitia de cives. ⊂ cens(e) -u. </text:p>
        </text:list-item>
        <text:list-item>
          <text:p text:style-name="P89"><text:span text:style-name="T3">censura</text:span> -a | -ura | -ure | -ure | -ur. ⊂ cens(e) -ura. </text:p>
        </text:list-item>
        <text:list-item>
          <text:p text:style-name="P89">—<text:span text:style-name="T3">a</text:span> N | -are | -rer | -re | -rieren. </text:p>
        </text:list-item>
        <text:list-item>
          <text:p text:style-name="P89">—<text:span text:style-name="T3">abile</text:span> -ĭlis | -abile | -able | -able | -abel. </text:p>
        </text:list-item>
        <text:list-item>
          <text:p text:style-name="P89"><text:span text:style-name="T3">centaurea</text:span> -ēa | -aurea | -aurée | -aury | <text:span text:style-name="T5">Kornblume</text:span>. ⊂ G. -reía (planta de que inventione es attributo ad centauro Chirone). = Bot. « cntaurēa cyanus ». </text:p>
        </text:list-item>
        <text:list-item>
          <text:p text:style-name="P89"><text:span text:style-name="T3">centauro</text:span> -us | -auro | -aure | -aur | -aur. = monstruo, medio homine et medio equo; constellatione de sagittario. ⊂ G. céntauros. </text:p>
        </text:list-item>
        <text:list-item>
          <text:p text:style-name="P89"><text:span text:style-name="T3">centenario</text:span> -us | -ario | -aire | -ary | -arius. = de centum anno. </text:p>
        </text:list-item>
        <text:list-item>
          <text:p text:style-name="P89"><text:span text:style-name="T3">centesimo</text:span> -ĭmus | -esimo | centime, centième, -esimo | centime, <text:span text:style-name="T5">hundredth</text:span> -esimo, <text:span text:style-name="T5">hundertste</text:span>. ⊂ cent(um) -esimo. </text:p>
        </text:list-item>
        <text:list-item>
          <text:p text:style-name="P89">—<text:span text:style-name="T3">ale</text:span> | -ale | -ésimal | -al | -al. </text:p>
        </text:list-item>
        <text:list-item>
          <text:p text:style-name="P89"><text:span text:style-name="T3">centi-</text:span> = diviso per centum. </text:p>
        </text:list-item>
        <text:list-item>
          <text:p text:style-name="P89">—<text:span text:style-name="T3">grado</text:span> ă | -ado | -ade | -ade | -ade. ⊂ cent(um) -i- grad(u) -o. </text:p>
        </text:list-item>
        <text:list-item>
          <text:p text:style-name="P89">—<text:span text:style-name="T3">gramma</text:span> | -amma | -amme | -amme | -amm. = gramma diviso centum. </text:p>
        </text:list-item>
        <text:list-item>
          <text:p text:style-name="P89">—<text:span text:style-name="T3">litro</text:span> | -itro | -itre | -iter | -itre. </text:p>
        </text:list-item>
        <text:list-item>
          <text:p text:style-name="P89">—<text:span text:style-name="T3">metro</text:span> ĕ | -etro | -ètre | -eter, -etre | -eter. </text:p>
        </text:list-item>
        <text:list-item>
          <text:p text:style-name="P89"><text:span text:style-name="T3">centrale</text:span> 100 | -ale | -al | -al | -al. ⊂ centr(o) -ale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—<text:span text:style-name="T3">iza</text:span> | -izzare | -iser | -ize | -isieren. </text:p>
        </text:list-item>
        <text:list-item>
          <text:p text:style-name="P89">—<text:span text:style-name="T3">izatione</text:span> | -izzazione | -tion | -tion | -tion. </text:p>
        </text:list-item>
        <text:list-item>
          <text:p text:style-name="P89"><text:span text:style-name="T3">centrifugo</text:span> -ŭgus | -fugo | -fuge | -fugal | -fugal. ⊂ centr(o) -i- fug(e) -o. = que fuge centro. </text:p>
        </text:list-item>
        <text:list-item>
          <text:p text:style-name="P89"><text:span text:style-name="T3">centripeto</text:span> -ĕtus | -peto | -pète | -petal, -petous | -petal. ⊂ centr(o) -i- pet(e) -o. </text:p>
        </text:list-item>
        <text:list-item>
          <text:p text:style-name="P89"><text:span text:style-name="T3">centro</text:span> 100 | centro | centre | centre | Centrum. ⊂ G. céntron. </text:p>
        </text:list-item>
        <text:list-item>
          <text:p text:style-name="P89"><text:span text:style-name="T3">CENTUM</text:span> -um | cento | cent | hund <text:span text:style-name="T5">red</text:span> | hund <text:span text:style-name="T5">ert</text:span> | H. ciento | P. cem. ⊃ centesimo, centi-, centuplica. ⊂ E. ⊃ G. hecaton (G. he = uno); A. hund <text:span text:style-name="T5">red</text:span>, D. Hund <text:span text:style-name="T5">ert</text:span>, R. sto, S. çata. </text:p>
        </text:list-item>
        <text:list-item>
          <text:p text:style-name="P89"><text:span text:style-name="T3">centuplica</text:span> -ĭco | -plicare | -pler | -plicate | -plieren. ⊂ centu(m) plica. </text:p>
        </text:list-item>
        <text:list-item>
          <text:p text:style-name="P89">—<text:span text:style-name="T3">plice</text:span> ĭ (Plauto) | -plo | -ple | -ple | -plum. ⊂ centu(m) plic(a) -e. </text:p>
        </text:list-item>
        <text:list-item>
          <text:p text:style-name="P89"><text:span text:style-name="T3">centuria</text:span> -a | -ria | -rie | -ry | -rie. ⊂ centu(m) vir -ia. = corpore de 100 milite. </text:p>
        </text:list-item>
        <text:list-item>
          <text:p text:style-name="P89">—<text:span text:style-name="T3">ione</text:span> -rio | -rione | -rion | -rion | -rio. = duce de centuria. </text:p>
        </text:list-item>
        <text:list-item>
          <text:p text:style-name="P89"><text:span text:style-name="T3">cepa</text:span> -a | cipolla | <text:span text:style-name="T5">oignon</text:span>, ciboule, cive | cibol, cives | Zwiebel. = Bot. « allium cepa ». </text:p>
        </text:list-item>
        <text:list-item>
          <text:p text:style-name="P89"><text:span text:style-name="T3">cephalæa</text:span> 100 ⊂ G. cephalaía. = </text:p>
        </text:list-item>
        <text:list-item>
          <text:p text:style-name="P89"><text:span text:style-name="T3">cephalalgia</text:span> ĭ 100 | cefalalgia, cefalea | céphalalgie, céphalée | -gy | -gie. ⊂ G. -gía. ⊂ cephal(e) alg(o) -ia. = dolore ad capite. </text:p>
        </text:list-item>
        <text:list-item>
          <text:p text:style-name="P89">G. cephale cephal <text:span text:style-name="T3">ē</text:span> = capite. ⊃ cephalalgia, cephalico, encephalo, brachycephalo. </text:p>
        </text:list-item>
        <text:list-item>
          <text:p text:style-name="P89"><text:span text:style-name="T3">cephalico</text:span> ĭ 100 | cefalico | céphalique | -ic | -isch. = de capite. ⊂ G. <text:soft-page-break/>-icós. ⊂ cephal(e) -ico. </text:p>
        </text:list-item>
        <text:list-item>
          <text:p text:style-name="P89"><text:span text:style-name="T3">cera</text:span> -a | cera | cire | cere, <text:span text:style-name="T5">wax</text:span> | Cera, <text:span text:style-name="T5">Wachs</text:span>. ⊃ cereo. ⊂ G. cērós. </text:p>
        </text:list-item>
        <text:list-item>
          <text:p text:style-name="P89"><text:span text:style-name="T3">ceramica</text:span> -ĭca | -mica | céramique | -mic | -mik. ⊂ G. -meic <text:span text:style-name="T3">ē</text:span>. ⊂ céramos = latere, terra per vasos, argilla. </text:p>
        </text:list-item>
        <text:list-item>
          <text:p text:style-name="P89"><text:span text:style-name="T3">ceraso</text:span> -ăsus | ciliegia | cerise | cherry | Kirsche | H. cereza | P. cerêia. = Bot. « prunus cerasus ». ⊂ G. cérasos ⊂ urbe Cerasûs; Lucullo fer illo ex Ponto in Italia, in anno 74. </text:p>
        </text:list-item>
        <text:list-item>
          <text:p text:style-name="P89"><text:span text:style-name="T3">cerasta</text:span> 100 | -asta | céraste | -aste | -ast. = Zool. « cerastes horridus » = vipera cum cornu. ⊂ G. cerástēs. </text:p>
        </text:list-item>
        <text:list-item>
          <text:p text:style-name="P89">cepulla 100 = cepa. </text:p>
        </text:list-item>
        <text:list-item>
          <text:p text:style-name="P89"><text:span text:style-name="T3">cerato</text:span> 100 | cerotto | cérat | -ate | -at. = emplastro. ⊂ cera -to. </text:p>
        </text:list-item>
        <text:list-item>
          <text:p text:style-name="P89"><text:span text:style-name="T3">cerbero</text:span> -ĕrus | -ero | -ére | -erus | -erus. = cane custode de inferno. ⊂ G. cérberos. </text:p>
        </text:list-item>
        <text:list-item>
          <text:p text:style-name="P89"><text:span text:style-name="T3">cereale</text:span> -is | -eale | céréale | -eal | -eal. </text:p>
        </text:list-item>
        <text:list-item>
          <text:p text:style-name="P89"><text:span text:style-name="T3">cerebello</text:span> 200 | cervelletto | cervelet | -ellum | -ellum. = parvo cerebro. </text:p>
        </text:list-item>
        <text:list-item>
          <text:p text:style-name="P89"><text:span text:style-name="T3">cerebro</text:span> -ĕbrum | -bro, cervello | cerveau | <text:span text:style-name="T5">brain</text:span>, -brum | <text:span text:style-name="T5">Gehirn</text:span>, -brum. </text:p>
        </text:list-item>
        <text:list-item>
          <text:p text:style-name="P89">—<text:span text:style-name="T3">ale</text:span> | -ale | cérébral | -al | -al. </text:p>
        </text:list-item>
        <text:list-item>
          <text:p text:style-name="P89"><text:span text:style-name="T3">ceremonia</text:span> -a (cæremonia, cærimonia) | cerimonia | cèrémonie | -ony | -onie. </text:p>
        </text:list-item>
        <text:list-item>
          <text:p text:style-name="P89">—<text:span text:style-name="T3">iale</text:span> -iale | cerimoniale | cérémonial, -moniel | -monial | -monial. </text:p>
        </text:list-item>
        <text:list-item>
          <text:p text:style-name="P89">—<text:span text:style-name="T3">ioso</text:span> | cerimonioso | cérémonieux | -nious | -niös. </text:p>
        </text:list-item>
        <text:list-item>
          <text:p text:style-name="P89"><text:span text:style-name="T3">cereo</text:span> -us | cereo, cero | de cire, cierge | cereous | Kerze. </text:p>
        </text:list-item>
        <text:list-item>
          <text:p text:style-name="P89"><text:span text:style-name="T3">cerne</text:span> -o = (dis)cerne, (se)cerne. ⊃ concerne, certo, critico, decreto, discerne, discreto, excremento, secreto, secretione, cribro, crimine, discrimen. ⊂ E. cri -ne. </text:p>
        </text:list-item>
        <text:list-item>
          <text:p text:style-name="P89"><text:span text:style-name="T3">ceroso</text:span> 100 | -roso | cireux | -rous. = cum cera. </text:p>
        </text:list-item>
        <text:list-item>
          <text:p text:style-name="P89"><text:span text:style-name="T3">certa</text:span> = contende, compete. </text:p>
        </text:list-item>
        <text:list-item>
          <text:p text:style-name="P89"><text:span text:style-name="T3">certifica</text:span> -ĭco | -ficare | -fier | -fy | -ficieren. ⊂ cert(o) -i- fac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—<text:span text:style-name="T3">to</text:span> | -ato | -at | -ate | -at. </text:p>
        </text:list-item>
        <text:list-item>
          <text:p text:style-name="P89">—<text:span text:style-name="T3">tore</text:span> | -tore | -teur | -tor | -tor. </text:p>
        </text:list-item>
        <text:list-item>
          <text:p text:style-name="P89"><text:span text:style-name="T3">certitudine</text:span> -udo -udĭn- | certezza | -ude | -ude. = to es certo. </text:p>
        </text:list-item>
        <text:list-item>
          <text:p text:style-name="P89"><text:span text:style-name="T3">certo</text:span> -us | certo | -tain | -tain | <text:span text:style-name="T5">gewiss</text:span>. ⊃ certitudine. ⊂ cer(ne) -to. </text:p>
        </text:list-item>
        <text:list-item>
          <text:p text:style-name="P89"><text:span text:style-name="T3">cerumine</text:span> -men -mĭn- | -me | cérumen | -men | -men. ⊂ cer(a) -u- -mine. </text:p>
        </text:list-item>
        <text:list-item>
          <text:p text:style-name="P89"><text:span text:style-name="T3">cerussa</text:span> 100 | -russa | céruse | -ruse | -russa. = carbonato de plumbo. </text:p>
        </text:list-item>
        <text:list-item>
          <text:p text:style-name="P89"><text:span text:style-name="T3">cervicale</text:span> 100 | <text:span text:style-name="T5">guanciale</text:span> | <text:span text:style-name="T5">oreiller</text:span> | <text:span text:style-name="T5">pillow</text:span> | <text:span text:style-name="T5">Kopfkissen</text:span>. ⊂ cervic(e) -ale. </text:p>
        </text:list-item>
        <text:list-item>
          <text:p text:style-name="P89">— N | -ale | -al | -al | -al. </text:p>
        </text:list-item>
        <text:list-item>
          <text:p text:style-name="P89"><text:span text:style-name="T3">cervice</text:span> -ix | -ce | <text:span text:style-name="T5">nuque</text:span> | <text:span text:style-name="T5">neck</text:span> | <text:span text:style-name="T5">Nacken</text:span>. ⊃ cervicale. </text:p>
        </text:list-item>
        <text:list-item>
          <text:p text:style-name="P89"><text:span text:style-name="T3">cervisia</text:span> 100 | -ogia, <text:span text:style-name="T5">birra</text:span> | -oise, <text:span text:style-name="T5">bière</text:span> | -isia, <text:span text:style-name="T5">beer</text:span> | Cerevis, <text:span text:style-name="T5">Bier</text:span>. </text:p>
        </text:list-item>
        <text:list-item>
          <text:p text:style-name="P89"><text:span text:style-name="T3">cervo</text:span> -us | cervo | cerf | <text:span text:style-name="T5">stag</text:span>, hart | Hirsch. </text:p>
        </text:list-item>
        <text:list-item>
          <text:p text:style-name="P89"><text:span text:style-name="T3">cessa</text:span> -o | -are | -er | to cease | -ieren. = cede, linque, desiste, fini de age. ⊂ ced(e) -ta, cess(o) -a. </text:p>
        </text:list-item>
        <text:list-item>
          <text:p text:style-name="P89"><text:soft-page-break/>—<text:span text:style-name="T3">tione</text:span> -tio | -zione | -tion | -tion | -tion. </text:p>
        </text:list-item>
        <text:list-item>
          <text:p text:style-name="P89"><text:span text:style-name="T3">cessibile</text:span> -ĭlis | | -ible | -ible | -ibel. = quem pote cede. </text:p>
        </text:list-item>
        <text:list-item>
          <text:p text:style-name="P89">—<text:span text:style-name="T3">itate</text:span> | | -ité | -ity | -ität. </text:p>
        </text:list-item>
        <text:list-item>
          <text:p text:style-name="P89"><text:span text:style-name="T3">cessionario</text:span> | -ario | -aire | -ary, <text:span text:style-name="T5">transferee</text:span> | -onär. = persona ad que cessione es facto. </text:p>
        </text:list-item>
        <text:list-item>
          <text:p text:style-name="P89"><text:span text:style-name="T3">cessione</text:span> -sio | -ione | -ion | -ion | -ion. ⊂ ced(e) -tione, ton cede. </text:p>
        </text:list-item>
        <text:list-item>
          <text:p text:style-name="P89"><text:span text:style-name="T3">cesso</text:span> -us = quem cede. ⊃ con-, re-, pro-, cessione. </text:p>
        </text:list-item>
        <text:list-item>
          <text:p text:style-name="P89"><text:span text:style-name="T3">cetero</text:span> -ĕrus | <text:span text:style-name="T5">l’altro</text:span>, <text:span text:style-name="T5">il rimanente</text:span> | <text:span text:style-name="T5">les autres</text:span>, <text:span text:style-name="T5">le restant</text:span>, <text:span text:style-name="T5">le reste</text:span> | <text:span text:style-name="T5">remainder</text:span>, <text:span text:style-name="T5">rest</text:span> | <text:span text:style-name="T5">übrig</text:span>. ⊃ et cetera. ⊂ ce -tero. (cætero non es L.). </text:p>
        </text:list-item>
        <text:list-item>
          <text:p text:style-name="P89">cetĕrum -um = pro cetero, de alio parte, sed. </text:p>
        </text:list-item>
        <text:list-item>
          <text:p text:style-name="P89"><text:span text:style-name="T3">ceto</text:span> -us | cetaceo | cétacé | cetaceous | -acee. ⊂ G. c <text:span text:style-name="T3">ē</text:span>tos. </text:p>
        </text:list-item>
        <text:list-item>
          <text:p text:style-name="P89">G. chalco -ós = cupro. ⊃ chalco(graphia). </text:p>
        </text:list-item>
        <text:list-item>
          <text:p text:style-name="P89"><text:span text:style-name="T3">chalcographia</text:span> | calcografia | -phie | -phy | -phie. = scriptura in curpo. ⊂ G. chalco graphia. </text:p>
        </text:list-item>
        <text:list-item>
          <text:p text:style-name="P89"><text:span text:style-name="T3">chalcographo</text:span> ă | calcografo | -phe | -pher | -ph. = qui scribe in cupro. </text:p>
        </text:list-item>
        <text:list-item>
          <text:p text:style-name="P89"><text:span text:style-name="T3">chalybe</text:span> -lŭps -lŭb- | <text:span text:style-name="T5">acciaio</text:span> | <text:span text:style-name="T5">acier</text:span> (chalybé) | <text:span text:style-name="T5">steel</text:span> (chalybeate) | <text:span text:style-name="T5">Stahl</text:span> (Chalybographie). ⊂ G. chályps. </text:p>
        </text:list-item>
        <text:list-item>
          <text:p text:style-name="P89"><text:span text:style-name="T3">chamæleonte</text:span> 100 | camaleonte | caméléon | chameleon | -amäleon. = Zool. « chamæleo vulgaris ». ⊂ G. -léōn. = leone ad terra. </text:p>
        </text:list-item>
        <text:list-item>
          <text:p text:style-name="P89"><text:span text:style-name="T3">chamæmelo</text:span> 100 | camomilla | camomille | camomille | Kamille. = Bot. « matricaria chamomilla ». ⊂ G. chamaímēlon. = pomo ad terra. </text:p>
        </text:list-item>
        <text:list-item>
          <text:p text:style-name="P89"><text:span text:style-name="T3">chaos</text:span> ( <text:span text:style-name="T5">nominativo</text:span> L.) | caos | chaos | chaos | Chaos. ⊂ G. cháos. </text:p>
        </text:list-item>
        <text:list-item>
          <text:p text:style-name="P89"><text:span text:style-name="T3">chaotico</text:span> -ĭcus | caotico | chaotique | -tic | -tisch. ⊂ chao(s) -tico. </text:p>
        </text:list-item>
        <text:list-item>
          <text:p text:style-name="P89"><text:span text:style-name="T3">charactere</text:span> ē 100 | caràttere | caractère | -ter | -ter. ⊂ G. -t <text:span text:style-name="T3">ē</text:span>r. </text:p>
        </text:list-item>
        <text:list-item>
          <text:p text:style-name="P89">—<text:span text:style-name="T3">istico</text:span> ĭ 500 | caratteristico | caractéristique | -istic | -istisch. ⊂ G. -ēristicós. </text:p>
        </text:list-item>
        <text:list-item>
          <text:p text:style-name="P89">—<text:span text:style-name="T3">iza</text:span> | caratterizzare | caractériser | -ize | -isieren. ⊂ G. -ērizō. </text:p>
        </text:list-item>
        <text:list-item>
          <text:p text:style-name="P89"><text:span text:style-name="T3">charta</text:span> -a | I. H. P. carta | <text:span text:style-name="T5">papier</text:span>, carte, charte | <text:span text:style-name="T5">paper</text:span>, card, carte, chart | Karte. ⊂ G. chártēs. </text:p>
        </text:list-item>
        <text:list-item>
          <text:p text:style-name="P89">—<text:span text:style-name="T3">ario</text:span> 100 | cartolaio. = venditore de charta. </text:p>
        </text:list-item>
        <text:list-item>
          <text:p text:style-name="P89"><text:span text:style-name="T3">chemia</text:span> -īa | chimi <text:span text:style-name="T5">ca</text:span> | chimie | chemi <text:span text:style-name="T5">stry</text:span> | Chemie | H. química | P. chimica. ⊂ Arabo alchemia. ⊃ G. (anno 1000) chēmeía. </text:p>
        </text:list-item>
        <text:list-item>
          <text:p text:style-name="P89">—<text:span text:style-name="T3">ico</text:span> -ĭcus | chimico | chimique | -al | -isch, -iker. = que pertine ad chemia. </text:p>
        </text:list-item>
        <text:list-item>
          <text:p text:style-name="P89">—<text:span text:style-name="T3">ista</text:span> | chimico | chimiste | -ist | -ist. = que stude chemia. </text:p>
        </text:list-item>
        <text:list-item>
          <text:p text:style-name="P89"><text:span text:style-name="T3">chiliade</text:span> ă 200 | -ade | -ade | -ad | -ade. ⊂ chiliás -ádos. ⊂ chilioi. </text:p>
        </text:list-item>
        <text:list-item>
          <text:p text:style-name="P89">G. chil(ioi), chílioi = 1000. ⊃ kilometro. </text:p>
        </text:list-item>
        <text:list-item>
          <text:p text:style-name="P89"><text:span text:style-name="T3">chimæra</text:span> -a | -era | -ère | -era | -äre. ⊂ G. chímaira, monstro in forma de capra; re imaginario. </text:p>
        </text:list-item>
        <text:list-item>
          <text:p text:style-name="P89">—<text:span text:style-name="T3">ico</text:span> -ĭcus | -erico | -érique | -erical | -isch. </text:p>
        </text:list-item>
        <text:list-item>
          <text:p text:style-name="P89">G. chir, cheír. = manu. </text:p>
        </text:list-item>
        <text:list-item>
          <text:p text:style-name="P89"><text:span text:style-name="T3">chiragra</text:span> -a | -gra | -gre | -gra | -gra. ⊂ G. cheirágra ⊂ chir [manu] agra [captura, morbo]. </text:p>
        </text:list-item>
        <text:list-item>
          <text:p text:style-name="P89"><text:span text:style-name="T3">chirographo</text:span> -ăphum | -afo | -aphe | -aph. ⊂ G. cheirógraphon. ⊂ chir -o- graph(e) -o. = manuscripto. </text:p>
        </text:list-item>
        <text:list-item>
          <text:p text:style-name="P89"><text:soft-page-break/>—<text:span text:style-name="T3">ario</text:span> 300 | -fario | -phaire | -pher | -pharisch. </text:p>
        </text:list-item>
        <text:list-item>
          <text:p text:style-name="P89"><text:span text:style-name="T3">chiromante</text:span> | -ante | -ancien | -ancer | -ant. ⊂ G. cheirómantis. ⊂ chir -o- mante [vate, propheta]. = qui prophetiza ex signos in manu. </text:p>
        </text:list-item>
        <text:list-item>
          <text:p text:style-name="P89">—<text:span text:style-name="T3">ia</text:span> -īa | -zia | -cie | -cy | -tie. ⊂ G. cheiromanteía ⊂ chiromant(e) -ia. </text:p>
        </text:list-item>
        <text:list-item>
          <text:p text:style-name="P89"><text:span text:style-name="T3">chirurgo</text:span> 100 | -rgo | -rgien | -rgeon, surgeon | -urg. ⊂ G. cheirurgós ⊂ chir erg [labore] -o. = qui opera per manu. </text:p>
        </text:list-item>
        <text:list-item>
          <text:p text:style-name="P89">—<text:span text:style-name="T3">ia</text:span> -ĭa | -gia | -gie | surgery, -gery | -gie. ⊂ G. cheirurgía. </text:p>
        </text:list-item>
        <text:list-item>
          <text:p text:style-name="P89">—<text:span text:style-name="T3">ico</text:span> ĭ 100 | -ico | -ical | -ical | -isch. ⊂ G. -icós. </text:p>
        </text:list-item>
        <text:list-item>
          <text:p text:style-name="P89"><text:span text:style-name="T3">chloro</text:span> | cloro | -re | -rine | Chlor. = gas simplice de colore viride, cum symbolo « Cl ». ⊂ G. chlōrós = viride. </text:p>
        </text:list-item>
        <text:list-item>
          <text:p text:style-name="P89">—<text:span text:style-name="T3">formio</text:span> | cloroformio | -forme | -form | -form. = liquido anæsthetico, combinatione de chloro et acido formico. </text:p>
        </text:list-item>
        <text:list-item>
          <text:p text:style-name="P89">—<text:span text:style-name="T3">phylla</text:span> | clorofilla | -phylle | -phyl | -phyll. ⊂ chloro phyll(o) [folio] -a. = substantia viride in folio de vegetales. </text:p>
        </text:list-item>
        <text:list-item>
          <text:p text:style-name="P89">—<text:span text:style-name="T3">osi</text:span> | clorosi | -ose | -osis | -osis. ⊂ chloro -si. = colore pallido morboso. </text:p>
        </text:list-item>
        <text:list-item>
          <text:p text:style-name="P89">—<text:span text:style-name="T3">otico</text:span> | clorotico | -tique | -tic. = cum chlorosi. </text:p>
        </text:list-item>
        <text:list-item>
          <text:p text:style-name="P89"><text:span text:style-name="T3">cholera</text:span> ĕ 100 | colèra | -ra | -ra | -ra. = Med. « cholera morbus ». ⊂ G. choléra. </text:p>
        </text:list-item>
        <text:list-item>
          <text:p text:style-name="P89">— | còllera | colère | -er | Koller. = ira. </text:p>
        </text:list-item>
        <text:list-item>
          <text:p text:style-name="P89">—<text:span text:style-name="T3">ico</text:span> ĭ 100 | colerico | -érique | -ic | -isch. ⊂ G. -icós. ⊂ choler(a) -ico. </text:p>
        </text:list-item>
        <text:list-item>
          <text:p text:style-name="P89">—<text:span text:style-name="T3">ina</text:span> | colerina | -érine | -erine | -rine. = cholera minore. </text:p>
        </text:list-item>
        <text:list-item>
          <text:p text:style-name="P89">G. chora, ch <text:span text:style-name="T3">ō</text:span>ra = loco, terra, solo, campo. ⊃ chorographia, anachoreta. </text:p>
        </text:list-item>
        <text:list-item>
          <text:p text:style-name="P89"><text:span text:style-name="T3">chorale</text:span> | corale | -al | -al | -al | -al. = de choro. </text:p>
        </text:list-item>
        <text:list-item>
          <text:p text:style-name="P89"><text:span text:style-name="T3">chorda</text:span> -a | corda | corde | chord, cord | Chorde, <text:span text:style-name="T5">Saite</text:span>, <text:span text:style-name="T5">Strick</text:span> | H. cuerda | P. corda. = fune. ⊂ G. chord <text:span text:style-name="T3">ē</text:span> = intestino, corda de lyra. </text:p>
        </text:list-item>
        <text:list-item>
          <text:p text:style-name="P89"><text:span text:style-name="T3">chorea</text:span> -ēa = ton balla, saltatione. ⊂ G. choreía ⊂ choro. </text:p>
        </text:list-item>
        <text:list-item>
          <text:p text:style-name="P89">— | corèa, <text:span text:style-name="T5">ballo di S. Vito</text:span> | chorée | chorea | Chorea, <text:span text:style-name="T5">Veitstanz</text:span>. </text:p>
        </text:list-item>
        <text:list-item>
          <text:p text:style-name="P89"><text:span text:style-name="T3">choreographo</text:span> ă, <text:span text:style-name="T3">-ia, -ico</text:span> ĭ | coreografo, -ia, -ico | -réographe, -ie, -ique | -regrapher, -y, -ic | -reograph, -ie, -isch. = auctore, directore de choreas. ⊂ chore(a) -o- graph -o. </text:p>
        </text:list-item>
        <text:list-item>
          <text:p text:style-name="P89"><text:span text:style-name="T3">choro</text:span> -us | coro | chœur, chorus | -rus, choir, quire | Chor, Chor <text:span text:style-name="T5">gesang</text:span>. ⊂ G. chorós. </text:p>
        </text:list-item>
        <text:list-item>
          <text:p text:style-name="P89">—<text:span text:style-name="T3">ista</text:span> | corista | -iste | -ist | -ist. </text:p>
        </text:list-item>
        <text:list-item>
          <text:p text:style-name="P89"><text:span text:style-name="T3">chorographia</text:span> ĭ 100 | corografia | -phie | -aphy | -aphie. = descriptione de uno regione. ⊂ G. chōrographía ⊂ chor(a) -o- graphia. </text:p>
        </text:list-item>
        <text:list-item>
          <text:p text:style-name="P89"><text:span text:style-name="T3">choroide</text:span> | coroide | -oïde | -oid | -oid. = membrana de oculo. ⊂ G. chorioeid <text:span text:style-name="T3">ē</text:span>s ⊂ chorio [choríon = pelle] -īde. </text:p>
        </text:list-item>
        <text:list-item>
          <text:p text:style-name="P89"><text:span text:style-name="T3">chrestomathia</text:span> -īa | crestomazia | -athie | -athy | -athie. ⊂ G. chrēstomátheia ⊂ chresto [utile] math [disce] -īa. = studio de res utile. </text:p>
        </text:list-item>
        <text:list-item>
          <text:p text:style-name="P89">G. chris chríō = unge. ⊃ -ma, -to. </text:p>
        </text:list-item>
        <text:list-item>
          <text:p text:style-name="P89"><text:span text:style-name="T3">chrisma</text:span>(te) 300 | cresima | chrême | chrism | Chrisma. = ungüento; oleo que servi ad unge (in ullo sacramentos de Ecclesia). <text:soft-page-break/>⊂ G. chrîsma = unguento. ⊂ chris. </text:p>
        </text:list-item>
        <text:list-item>
          <text:p text:style-name="P89"><text:span text:style-name="T3">christiano</text:span> 200 | cristiano | chrétien | christian, christlich. ⊃ (non ⊂) G. -anós. ⊂ Christ(o) -i- -ano. </text:p>
        </text:list-item>
        <text:list-item>
          <text:p text:style-name="P89">—<text:span text:style-name="T3">ismo</text:span> 300 | cristianesimo | -nisme | -nism | -nismus. ⊂ G. -ismós. </text:p>
        </text:list-item>
        <text:list-item>
          <text:p text:style-name="P89">—<text:span text:style-name="T3">itate</text:span> 500 | cristianità | chrétienté | -ity | Christenheit. </text:p>
        </text:list-item>
        <text:list-item>
          <text:p text:style-name="P89"><text:span text:style-name="T3">Christo</text:span> 100 | Cristo | Christ | Christ | Christus. ⊂ G. Christós. ⊂ chris = uncto, consecrato, Messia. </text:p>
        </text:list-item>
        <text:list-item>
          <text:p text:style-name="P89">G. chroma(te), chr <text:span text:style-name="T3">ō</text:span>ma = colore; semitono musicale. ⊃ chromatico, achromatico, chromotypia. ⊂ chr <text:span text:style-name="T3">ō</text:span>s [pelle]. </text:p>
        </text:list-item>
        <text:list-item>
          <text:p text:style-name="P89">chroma(te) 100 = </text:p>
        </text:list-item>
        <text:list-item>
          <text:p text:style-name="P89"><text:span text:style-name="T3">chromatico</text:span> 100 | cromatico | -tique | -tic | -tisch. ⊂ G. chrōmaticós ⊂ chromat(e) -ĭco. = musica, que procede per semitonos. </text:p>
        </text:list-item>
        <text:list-item>
          <text:p text:style-name="P89"><text:span text:style-name="T3">chromio</text:span> | cromo | -me | -me, -mium | -mium. = metallo simplice detecto in 1797; suo compositos servi ut colorante; symbolo in Chemia « Cr ». ⊂ chrom(a) -io. </text:p>
        </text:list-item>
        <text:list-item>
          <text:p text:style-name="P89"><text:span text:style-name="T3">chromotypia</text:span> | cromotipia | -typie | chromatype | -typie. = typographia in colores. ⊂ chrom(a) -o- typ(o) -ia. </text:p>
        </text:list-item>
        <text:list-item>
          <text:p text:style-name="P89"><text:span text:style-name="T3">chronica</text:span> ĭ 100 | cronaca | -ique | -icle | -ik. = libro de historia, ordinato secundo tempore; annales. ⊂ G. Chronicá (biblia), <text:span text:style-name="T5">nominativo plurale de</text:span> chronĭco. </text:p>
        </text:list-item>
        <text:list-item>
          <text:p text:style-name="P89">—<text:span text:style-name="T3">o</text:span> ĭ 200 | cronico | -ique | -ic | -isch. = de tempore. ⊂ G. -icós. ⊂ chron(o) -ĭco. </text:p>
        </text:list-item>
        <text:list-item>
          <text:p text:style-name="P89"><text:span text:style-name="T3">chrono-</text:span> G. chrónos = tempore. ⊃ chronico, chronologia, chronometro, chronographo, anachronismo, isochrono, tautochrono. </text:p>
        </text:list-item>
        <text:list-item>
          <text:p text:style-name="P89">—<text:span text:style-name="T3">grapho</text:span> ă | cronographo | -aphe | -aph | -aph. ⊂ chrono graph -o. </text:p>
        </text:list-item>
        <text:list-item>
          <text:p text:style-name="P89">—<text:span text:style-name="T3">logia</text:span> | cronologia | -gie | -gy | -gie. ⊂ G. -ía. ⊂ chrono log(o) -ia. </text:p>
        </text:list-item>
        <text:list-item>
          <text:p text:style-name="P89">—<text:span text:style-name="T3">logico</text:span> -ĭcus | cronologico | -ique | -ical | -isch. ⊂ G. -icós. ⊂ chrono logico. </text:p>
        </text:list-item>
        <text:list-item>
          <text:p text:style-name="P89">—<text:span text:style-name="T3">logista</text:span> | cronologista | -giste | -gist, -oger | -log. ⊂ chronolog(ia) -ista. </text:p>
        </text:list-item>
        <text:list-item>
          <text:p text:style-name="P89">—<text:span text:style-name="T3">metro</text:span> ĕ | cronometro | -mètre | -meter | -meter. ⊂ chrono [tempore] metro [mensuratore]. </text:p>
        </text:list-item>
        <text:list-item>
          <text:p text:style-name="P89"><text:span text:style-name="T3">chrysallide</text:span> ĭ 100 | crisalide | -alide | -alis | -alide. ⊂ G. -llís. ⊂ chryso. </text:p>
        </text:list-item>
        <text:list-item>
          <text:p text:style-name="P89"><text:span text:style-name="T3">chrysanthemo</text:span> ĕ 100 | crisantemo | -thème | -themum | -themum. ⊂ G. -ánthemon. ⊂ chrys(o) [auro] anthemo [flore]. </text:p>
        </text:list-item>
        <text:list-item>
          <text:p text:style-name="P89">G. chryso -ós = auro. ⊃ chrysallide, chrysanthemo, chrysolitho. </text:p>
        </text:list-item>
        <text:list-item>
          <text:p text:style-name="P89"><text:span text:style-name="T3">chrysolitho</text:span> ĭ 100 | crisolito | -lithe | -lite | -lith. = gemma de colore aureo. ⊂ G. -ólithos. ⊂ chryso litho. </text:p>
        </text:list-item>
        <text:list-item>
          <text:p text:style-name="P89"><text:span text:style-name="T3">chylo</text:span> | chilo | -le | -le | -lus. ⊂ G. -ós. = succo. </text:p>
        </text:list-item>
        <text:list-item>
          <text:p text:style-name="P89"><text:span text:style-name="T3">chymo</text:span> | chimo | -me | -me | -mus. = cibo in stomacho in primo phasi de digestione. ⊂ G. -ós. = humore. </text:p>
        </text:list-item>
        <text:list-item>
          <text:p text:style-name="P89"><text:span text:style-name="T3">ciba</text:span> -o 100 | -are. = da cibo, nutri. </text:p>
        </text:list-item>
        <text:list-item>
          <text:p text:style-name="P89">—<text:span text:style-name="T3">rio</text:span> -us | -ario | | -arious | -arisch. = de cibo, alimentario. </text:p>
        </text:list-item>
        <text:list-item>
          <text:p text:style-name="P89"><text:span text:style-name="T3">cibo</text:span> -us | cibo. = alimento. ⊃ ciba. </text:p>
        </text:list-item>
        <text:list-item>
          <text:p text:style-name="P89"><text:span text:style-name="T3">ciborio</text:span> -um | -rio | -oire | -rium | -rium. = poculo, calice. ⊂ G. cib <text:span text:style-name="T3">ō</text:span>rion. </text:p>
        </text:list-item>
        <text:list-item>
          <text:p text:style-name="P89"><text:soft-page-break/><text:span text:style-name="T3">cicada</text:span> ā -a | cicala | cigale | cicada, cicala | cicade. = Zool. « cicada orni ». ⊃ H. cigarra = cicada; H. cigarro | sigaro | cigare | cigar | Cigarre. </text:p>
        </text:list-item>
        <text:list-item>
          <text:p text:style-name="P89"><text:span text:style-name="T3">cicatrice</text:span> -ix | -trice | -trice | -trix, -trice | <text:span text:style-name="T5">Narbe</text:span>. </text:p>
        </text:list-item>
        <text:list-item>
          <text:p text:style-name="P89"><text:span text:style-name="T3">cicatriza</text:span> | -izzare | -iser | -ize | -sieren. ⊂ cicatr(ice) -iz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icere</text:span> -cĕr | cece | cicer, pois chiche | chick-pea, chich | Kicher. </text:p>
        </text:list-item>
        <text:list-item>
          <text:p text:style-name="P89">cichorēo -um = </text:p>
        </text:list-item>
        <text:list-item>
          <text:p text:style-name="P89"><text:span text:style-name="T3">cichorio</text:span> 100 | cicoria | chicoirée | succory, chicory | Cichorie. = Bot. « cichorium intybus ». ⊂ G. - <text:span text:style-name="T3">ō</text:span>rion. </text:p>
        </text:list-item>
        <text:list-item>
          <text:p text:style-name="P89"><text:span text:style-name="T3">ciconia</text:span> -ĭa | cigogna | cigogne | <text:span text:style-name="T5">stork</text:span> | <text:span text:style-name="T5">Storch</text:span>. = Zool. « ciconia alba ». </text:p>
        </text:list-item>
        <text:list-item>
          <text:p text:style-name="P89"><text:span text:style-name="T3">cicuta</text:span> -a | -ta | ciguë | -ta, <text:span text:style-name="T5">hemlock</text:span> | -ta, <text:span text:style-name="T5">Schierling</text:span>. = Bot. « cicuta virosa ». </text:p>
        </text:list-item>
        <text:list-item>
          <text:p text:style-name="P89"><text:span text:style-name="T3">cie</text:span> cieo = excita, concita, incita, suscita, move, agita. ⊃ cito, cita. ⊂ E. ⊃ G. ci(ne) = move. </text:p>
        </text:list-item>
        <text:list-item>
          <text:p text:style-name="P89"><text:span text:style-name="T3">cifra</text:span> N | una cifra [signo de numero de 0 ad 9] | un chiffre [idem] | cipher [zero; signo de numero] | Ziffer [signo de numero]. ⊂ Arabo safr = vacuo, nullo, zero. ⊂ G. ps <text:span text:style-name="T3">ē</text:span>phos = calculo. </text:p>
        </text:list-item>
        <text:list-item>
          <text:p text:style-name="P89"><text:span text:style-name="T3">cilicio</text:span> -um | -cio | -ce | <text:span text:style-name="T5">haircloth</text:span>, -ce | -cium. ⊂ G. -ícion. = veste ex lana rude de Cilicia. </text:p>
        </text:list-item>
        <text:list-item>
          <text:p text:style-name="P89"><text:span text:style-name="T3">cilio</text:span> 100 | ciglio | cil | <text:span text:style-name="T5">eyelash</text:span>, cilia | Cilien, <text:span text:style-name="T5">Wimper</text:span>. ⊃ supercilio. </text:p>
        </text:list-item>
        <text:list-item>
          <text:p text:style-name="P89"><text:span text:style-name="T3">cincto</text:span> -us | cinto | ceint. = quem cinge. ⊃ succinto. </text:p>
        </text:list-item>
        <text:list-item>
          <text:p text:style-name="P89">—<text:span text:style-name="T3">ura</text:span> -a 200 | -ntura | ceinture | -ure | <text:span text:style-name="T5">Gürtel</text:span>. = quod cinge. </text:p>
        </text:list-item>
        <text:list-item>
          <text:p text:style-name="P89">G. cine, cinéō = move. ⊃ cinema, cinetica. ⊂ E. ⊃ L. cie. </text:p>
        </text:list-item>
        <text:list-item>
          <text:p text:style-name="P89"><text:span text:style-name="T3">cinemate,</text:span> G. cínēma = motu. ⊂ cine. </text:p>
        </text:list-item>
        <text:list-item>
          <text:p text:style-name="P89">—<text:span text:style-name="T3">ica</text:span> | -tica | -ématique | -tics | -tik. = parte de mechanica, que tracta de motu. ⊂ cinemat(e) -ic(o) -a [scientia]. </text:p>
        </text:list-item>
        <text:list-item>
          <text:p text:style-name="P89">—<text:span text:style-name="T3">ographo</text:span> ă | -grafo | -graphe | -graph | -graph. ⊂ cinemat(e) -o- -graph -o. </text:p>
        </text:list-item>
        <text:list-item>
          <text:p text:style-name="P89"><text:span text:style-name="T3">cinerario</text:span> | -ario | -éraire, cendrier | -ary, -arium | -arium. = (loco) de cinere. </text:p>
        </text:list-item>
        <text:list-item>
          <text:p text:style-name="P89"><text:span text:style-name="T3">cinere</text:span> cinis -nĕr- | cenere | cendre | <text:span text:style-name="T5">ash</text:span>, cinder | <text:span text:style-name="T5">Asche</text:span>. ⊃ cinereo, cinerario, incinera. </text:p>
        </text:list-item>
        <text:list-item>
          <text:p text:style-name="P89">—<text:span text:style-name="T3">eo</text:span> 100 | -reo | cendré | -reous. = ut cinere. </text:p>
        </text:list-item>
        <text:list-item>
          <text:p text:style-name="P89"><text:span text:style-name="T3">cinetica</text:span> -ĭca | -tica | -étique | -tics | -tik. = scientia de motu. ⊂ cine -tic(o) -a [scientia]. </text:p>
        </text:list-item>
        <text:list-item>
          <text:p text:style-name="P89"><text:span text:style-name="T3">cinge</text:span> -o | -ere | ceindre | <text:span text:style-name="T5">to gird</text:span> | -ieren, <text:span text:style-name="T5">gürten</text:span>. ⊃ cincto, cinctura, cingulo, accinge, incinge, succinge. ⊂ E. ⊃ A. hedge = sepe; D. henken = stringen cum laqueo. </text:p>
        </text:list-item>
        <text:list-item>
          <text:p text:style-name="P89">—<text:span text:style-name="T3">ulo</text:span> -ŭlum | -olo, cinghia | sangle | -gle | -gulum, <text:span text:style-name="T5">Gürtel</text:span>. = quod cinge, cinctura. </text:p>
        </text:list-item>
        <text:list-item>
          <text:p text:style-name="P89"><text:span text:style-name="T3">cinnabari</text:span> ă 100 | cinabro | cinabre | -bar | Zinnober. = sulphuro de mercurio. ⊂ G. -ábari. ⊂ Persiano. </text:p>
        </text:list-item>
        <text:list-item>
          <text:p text:style-name="P89"><text:span text:style-name="T3">cippo</text:span> -us | -po, ceppo | -pe, cep | -pus | -pus. = palo, columna, pede de vite. </text:p>
        </text:list-item>
        <text:list-item>
          <text:p text:style-name="P89"><text:span text:style-name="T3">circa</text:span> -a | circa | <text:span text:style-name="T5">environ</text:span> | <text:span text:style-name="T5">about</text:span> | <text:span text:style-name="T5">ungefähr</text:span>, circa. = circum. </text:p>
        </text:list-item>
        <text:list-item>
          <text:p text:style-name="P89"><text:soft-page-break/><text:span text:style-name="T3">circo</text:span> -us | -co | -que | -cus | -cus, <text:span text:style-name="T5">Be</text:span>zirk. ⊃ circulo. </text:p>
        </text:list-item>
        <text:list-item>
          <text:p text:style-name="P89"><text:span text:style-name="T3">circui</text:span> -eo | -uire | <text:span text:style-name="T5">entourer</text:span> | to circuit | <text:span text:style-name="T5">umgehen</text:span>. ⊂ circu(m) -i. </text:p>
        </text:list-item>
        <text:list-item>
          <text:p text:style-name="P89">—<text:span text:style-name="T3">tu</text:span> -ĭtus | -uito | -uit | -uit | -uitus. </text:p>
        </text:list-item>
        <text:list-item>
          <text:p text:style-name="P89">circŭla -or = fac comitio, collige auditores in circulo. </text:p>
        </text:list-item>
        <text:list-item>
          <text:p text:style-name="P89"><text:span text:style-name="T3">circula</text:span> ŭ 100 | -olare | -er | -ate | -ieren. = i in circulo. </text:p>
        </text:list-item>
        <text:list-item>
          <text:p text:style-name="P89">—<text:span text:style-name="T3">tione</text:span> 100 | -zione | -tion | -tion | -tion. = to i in circulo. </text:p>
        </text:list-item>
        <text:list-item>
          <text:p text:style-name="P89"><text:span text:style-name="T3">circulare</text:span> 500 | -olare | -laire | -lar | -lar. = (in forma) de circulo, epistola que circula. </text:p>
        </text:list-item>
        <text:list-item>
          <text:p text:style-name="P89">—<text:span text:style-name="T3">itate</text:span> | | -ité | -ity | -ität. </text:p>
        </text:list-item>
        <text:list-item>
          <text:p text:style-name="P89"><text:span text:style-name="T3">circulo</text:span> -ŭlus | -olo, cerchio | cercle | circle | Zirkel, <text:span text:style-name="T5">Kreis</text:span> | H. P. circulo. ⊂ circ(o) -ŭlo. </text:p>
        </text:list-item>
        <text:list-item>
          <text:p text:style-name="P89"><text:span text:style-name="T3">CIRCUM</text:span> -um | <text:span text:style-name="T5">attorno</text:span> | <text:span text:style-name="T5">autour de</text:span> | <text:span text:style-name="T5">around</text:span> | <text:span text:style-name="T5">umher</text:span>. ⊃ circa, circo, circumcide, circumnaviga, circumstantia, circumferentia. </text:p>
        </text:list-item>
        <text:list-item>
          <text:p text:style-name="P89">—<text:span text:style-name="T3">cide</text:span> ī -o | -oncidere | -oncire | -cise. ⊂ circum cæde. ⊃ circumciso. </text:p>
        </text:list-item>
        <text:list-item>
          <text:p text:style-name="P89">—<text:span text:style-name="T3">ciso</text:span> ī -us | -onciso | -oncis | -cised. = quem circumcide. ⊂ circum cæso. </text:p>
        </text:list-item>
        <text:list-item>
          <text:p text:style-name="P89">—<text:span text:style-name="T3">cisione</text:span> | -oncisione | -oncision | -sion | -sion. </text:p>
        </text:list-item>
        <text:list-item>
          <text:p text:style-name="P89">—<text:span text:style-name="T3">da</text:span> -o | circonda. = pone circum, include. </text:p>
        </text:list-item>
        <text:list-item>
          <text:p text:style-name="P89">—<text:span text:style-name="T3">ferentia</text:span> 200 | circonferenza | circonference | -ence | -enz. = perimetro de circulo. ⊂ circum fer -entia. </text:p>
        </text:list-item>
        <text:list-item>
          <text:p text:style-name="P89">—<text:span text:style-name="T3">flexo</text:span> 200 | circonflesso | -flexe | -flex | -flex. ⊂ circum flexo. </text:p>
        </text:list-item>
        <text:list-item>
          <text:p text:style-name="P89">—<text:span text:style-name="T3">locutione</text:span> 200 | -onlocuzione | -onlocution | -tion | -tion. ⊂ circum locutione. </text:p>
        </text:list-item>
        <text:list-item>
          <text:p text:style-name="P89">—<text:span text:style-name="T3">naviga</text:span> -ĭgo | -viga | naviguer <text:span text:style-name="T5">autour</text:span> | -vigate | <text:span text:style-name="T5">umschiffen</text:span>. </text:p>
        </text:list-item>
        <text:list-item>
          <text:p text:style-name="P89">——<text:span text:style-name="T3">tione</text:span> | -zione | -tion | -tion | -tion. </text:p>
        </text:list-item>
        <text:list-item>
          <text:p text:style-name="P89">—<text:span text:style-name="T3">polare</text:span> | -lare | -laire | -lar | -lar. = que sta circum polo. </text:p>
        </text:list-item>
        <text:list-item>
          <text:p text:style-name="P89">—<text:span text:style-name="T3">scribe</text:span> -o | -oscrivere | -onscrire | -be | -bieren. </text:p>
        </text:list-item>
        <text:list-item>
          <text:p text:style-name="P89">—<text:span text:style-name="T3">scriptione</text:span> -tio | -oscrizione | -onscription | -tion | -tion. </text:p>
        </text:list-item>
        <text:list-item>
          <text:p text:style-name="P89">—<text:span text:style-name="T3">scripto</text:span> -us | -oscritto | -onscrit | -scribed | -script. </text:p>
        </text:list-item>
        <text:list-item>
          <text:p text:style-name="P89">—<text:span text:style-name="T3">spectione</text:span> -tio | -ospezione | -onspection | -spection | -spection. = to es circumspecto. </text:p>
        </text:list-item>
        <text:list-item>
          <text:p text:style-name="P89">—<text:span text:style-name="T3">specto</text:span> -us | -ospetto | -onspect | -spect | -spect. = que spece circum. </text:p>
        </text:list-item>
        <text:list-item>
          <text:p text:style-name="P89">—<text:span text:style-name="T3">stantia</text:span> 100 | -ostanza | -onstance | -umstance | -umstanz. ⊂ circum sta -ntia. </text:p>
        </text:list-item>
        <text:list-item>
          <text:p text:style-name="P89">——<text:span text:style-name="T3">iale</text:span> | -costantiale | -constanciel | -tial | -tiell. </text:p>
        </text:list-item>
        <text:list-item>
          <text:p text:style-name="P89">—<text:span text:style-name="T3">vallatione</text:span> | -onvallatione | -onvallation | -tion | -tion. = ton pone vallo circum. </text:p>
        </text:list-item>
        <text:list-item>
          <text:p text:style-name="P89"><text:span text:style-name="T3">cirro</text:span> -us | cirro, <text:span text:style-name="T5">riccio</text:span> | cirrus, curl | Cirrus, <text:span text:style-name="T5">Haarlocke</text:span>. </text:p>
        </text:list-item>
        <text:list-item>
          <text:p text:style-name="P89"><text:span text:style-name="T3">cis</text:span> cis = de ce parte. </text:p>
        </text:list-item>
        <text:list-item>
          <text:p text:style-name="P89">—<text:span text:style-name="T3">alpino</text:span> -us | -ino | -in | -ine | -inisch. </text:p>
        </text:list-item>
        <text:list-item>
          <text:p text:style-name="P89"><text:span text:style-name="T3">cista</text:span> -a | cesta, <text:span text:style-name="T5">paniere</text:span> | <text:span text:style-name="T5">corbeille</text:span>, ciste | <text:span text:style-name="T5">basket</text:span>, chest | Kiste | H. P. cesta. = corbe. ⊂ G. cístē. </text:p>
        </text:list-item>
        <text:list-item>
          <text:p text:style-name="P89">—<text:span text:style-name="T3">erna</text:span> 100 | -rna | citerne | -rn | -rne. </text:p>
        </text:list-item>
        <text:list-item>
          <text:p text:style-name="P89"><text:span text:style-name="T3">cita</text:span> -o | -tare | -ter | -te | -tieren. ⊃ concita, excita, incita, recita, sollicita, suscita. ⊂ ci(e) -ta. </text:p>
        </text:list-item>
        <text:list-item>
          <text:p text:style-name="P89"><text:span text:style-name="T3">citeriore</text:span> -ior | -ore | -érieur | hither, <text:span text:style-name="T5">hithermost</text:span> | <text:span text:style-name="T5">diesseitig</text:span>. = de ce <text:soft-page-break/>parte. ⊂ citr(a) -iore. </text:p>
        </text:list-item>
        <text:list-item>
          <text:p text:style-name="P89"><text:span text:style-name="T3">cithara</text:span> -ăra | chitarra, cetra | -are, guitare | -ara, cittern, guitar | Zither, Guitarre. ⊂ G. cithára. </text:p>
        </text:list-item>
        <text:list-item>
          <text:p text:style-name="P89"><text:span text:style-name="T3">citigrado</text:span> ă | -grado | -grade | -grade. = animale que grade cito. </text:p>
        </text:list-item>
        <text:list-item>
          <text:p text:style-name="P89"><text:span text:style-name="T3">cito</text:span> -us = quem cie, in motu, veloce, præcipitato. </text:p>
        </text:list-item>
        <text:list-item>
          <text:p text:style-name="P89"><text:span text:style-name="T3">cito</text:span> cito | <text:span text:style-name="T5">presto</text:span> | <text:span text:style-name="T5">vite</text:span> | <text:span text:style-name="T5">quick</text:span> | <text:span text:style-name="T5">schnell</text:span>. = subito. ⊃ citigrado, sollicito. </text:p>
        </text:list-item>
        <text:list-item>
          <text:p text:style-name="P89"><text:span text:style-name="T3">citra</text:span> -a = || A. hither. = de ce parther, cis. ⊃ citeriore. </text:p>
        </text:list-item>
        <text:list-item>
          <text:p text:style-name="P89">citro 100 = cedro. </text:p>
        </text:list-item>
        <text:list-item>
          <text:p text:style-name="P89"><text:span text:style-name="T3">citro</text:span> 100 | -one | -on | -on | Zitrone. = Bot. « citrus aurantium ». </text:p>
        </text:list-item>
        <text:list-item>
          <text:p text:style-name="P89">—<text:span text:style-name="T3">ico</text:span> -ĭcus | -ico | -ique | -ic | -isch. </text:p>
        </text:list-item>
        <text:list-item>
          <text:p text:style-name="P89">—<text:span text:style-name="T3">ino</text:span> 100 | -ino | -in | -ine | -in. = que habe colore de citro. </text:p>
        </text:list-item>
        <text:list-item>
          <text:p text:style-name="P89"><text:span text:style-name="T3">cive</text:span> -is | cittadino | citoyen | citizen | <text:span text:style-name="T5">Bürger</text:span>. ⊃ civico, civile, civitate. </text:p>
        </text:list-item>
        <text:list-item>
          <text:p text:style-name="P89"><text:span text:style-name="T3">civi</text:span> -is = cive. </text:p>
        </text:list-item>
        <text:list-item>
          <text:p text:style-name="P89">—<text:span text:style-name="T3">ico</text:span> -ĭcus | -ico | -ique | -ic | -isch. </text:p>
        </text:list-item>
        <text:list-item>
          <text:p text:style-name="P89">—<text:span text:style-name="T3">ile</text:span> -is | -ile | -il | -il | -il. </text:p>
        </text:list-item>
        <text:list-item>
          <text:p text:style-name="P89">——<text:span text:style-name="T3">itate</text:span> 200 | -iltà | -lité | -lity | -lität. </text:p>
        </text:list-item>
        <text:list-item>
          <text:p text:style-name="P89">——<text:span text:style-name="T3">iza</text:span> | -izzare | -iser | -ize | -isieren. </text:p>
        </text:list-item>
        <text:list-item>
          <text:p text:style-name="P89">———<text:span text:style-name="T3">bile</text:span> -ĭlis | -abile | -able | -able. </text:p>
        </text:list-item>
        <text:list-item>
          <text:p text:style-name="P89">———<text:span text:style-name="T3">tione</text:span> | -izzazione | -sation | -tion | -isation. </text:p>
        </text:list-item>
        <text:list-item>
          <text:p text:style-name="P89">—<text:span text:style-name="T3">ismo</text:span> | -ismo | -isme | -ism | -ismus. </text:p>
        </text:list-item>
        <text:list-item>
          <text:p text:style-name="P89">—<text:span text:style-name="T3">itate</text:span> -tas | città, cittadinanza | cité, <text:span text:style-name="T5">ville</text:span> | city, <text:span text:style-name="T5">town</text:span> | -tät, Stadt | H. ciudad | P. cidade. = cives, urbe; jure de cive. </text:p>
        </text:list-item>
        <text:list-item>
          <text:p text:style-name="P89">cla (thema L. ) = cala. </text:p>
        </text:list-item>
        <text:list-item>
          <text:p text:style-name="P89"><text:span text:style-name="T3">clam</text:span> clam = celato, in occulto. ⊃ clandestino. </text:p>
        </text:list-item>
        <text:list-item>
          <text:p text:style-name="P89"><text:span text:style-name="T3">clama</text:span> -o | <text:span text:style-name="T5">gridare</text:span>, <text:span text:style-name="T5">es</text:span>camare | <text:span text:style-name="T5">crier</text:span>, clamer | <text:span text:style-name="T5">to cry</text:span> | <text:span text:style-name="T5">schreien</text:span>. </text:p>
        </text:list-item>
        <text:list-item>
          <text:p text:style-name="P89">— -o | chiamare | <text:span text:style-name="T5">appeler</text:span> | <text:span text:style-name="T5">call</text:span> | <text:span text:style-name="T5">rufen</text:span> | H. llamar | P. chamar. = voca, appella. ⊂ cla -ma. ⊃ A. to claim = <text:span text:style-name="T5">re</text:span>clama; ac—, de—, ex—, pro—, re—. ⊂ cla -ma. </text:p>
        </text:list-item>
        <text:list-item>
          <text:p text:style-name="P89"><text:span text:style-name="T3">clamore</text:span> -or | -more | -meur | -mor. ⊂ clam(a) -ore. </text:p>
        </text:list-item>
        <text:list-item>
          <text:p text:style-name="P89">—<text:span text:style-name="T3">oso</text:span> | -roso | <text:span text:style-name="T5">bruyant</text:span> | -rous. </text:p>
        </text:list-item>
        <text:list-item>
          <text:p text:style-name="P89"><text:span text:style-name="T3">clandestino</text:span> -us | -stino | -stin | -stine | -stin. ⊂ clam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larifica</text:span> -ĭco | chiarificare | clarifier | -fy | -ficieren. ⊂ clar(o) -i- -fac -a. </text:p>
        </text:list-item>
        <text:list-item>
          <text:p text:style-name="P89">—<text:span text:style-name="T3">tione</text:span> chiarificazione | -tion | -tion | -tion. </text:p>
        </text:list-item>
        <text:list-item>
          <text:p text:style-name="P89"><text:span text:style-name="T3">claritate</text:span> -tas | chiarezza | clarté | clarity | -tät. </text:p>
        </text:list-item>
        <text:list-item>
          <text:p text:style-name="P89"><text:span text:style-name="T3">CLARO</text:span> -us | chiaro | clair | clear | klar | H. P. claro. = sonoro, lucido. ⊃ clarifica, clarino, claritate, declara. ⊂ cla -ro. Sensu primitivo es « sonoro ». </text:p>
        </text:list-item>
        <text:list-item>
          <text:p text:style-name="P89"><text:span text:style-name="T3">clarore</text:span> -or | chiarore. = claritate. </text:p>
        </text:list-item>
        <text:list-item>
          <text:p text:style-name="P89"><text:span text:style-name="T3">classe</text:span> -is | -sse | -sse | -ss | -sse | P. -sse, H. -se. = collectione, reunione, systema, divisione, ordine, genere, specie. ⊂ G. cl <text:span text:style-name="T3">ē</text:span>sis ⊂ cla -si. </text:p>
        </text:list-item>
        <text:list-item>
          <text:p text:style-name="P89">— -is = milites, naves. </text:p>
        </text:list-item>
        <text:list-item>
          <text:p text:style-name="P89">—<text:span text:style-name="T3">icismo</text:span> | -ismo | -isme | -ism | -ismus. ⊂ classic(o) -ismo. </text:p>
        </text:list-item>
        <text:list-item>
          <text:p text:style-name="P89"><text:soft-page-break/>—ĭco -us, -um = tuba, sono de tuba, præcone cum tuba, navale. </text:p>
        </text:list-item>
        <text:list-item>
          <text:p text:style-name="P89">—<text:span text:style-name="T3">ico</text:span> ĭ 200 | -ico | -ique | -ic | -isch, -iker. = (scriptore) de primo classe. </text:p>
        </text:list-item>
        <text:list-item>
          <text:p text:style-name="P89">—<text:span text:style-name="T3">ifica</text:span> -ĭco | -ficare | classer, -fier | class, -fy | -ficieren. ⊂ class(e) -i- fac. </text:p>
        </text:list-item>
        <text:list-item>
          <text:p text:style-name="P89">——<text:span text:style-name="T3">tione</text:span> | -zione | -tion | -tion | -tion. </text:p>
        </text:list-item>
        <text:list-item>
          <text:p text:style-name="P89"><text:span text:style-name="T3">CLAUDE</text:span> -o | chiudere | clore, <text:span text:style-name="T5">fermer</text:span> | to close, to enclose | -dieren. ⊃ clauso, conclude, exclude, include, præclude, reclude, clausula, claustro. ⊂ clav(e) da. </text:p>
        </text:list-item>
        <text:list-item>
          <text:p text:style-name="P89"><text:span text:style-name="T3">clauso</text:span> -us | chiuso | clos | close. ⊃ clausula, clausura, claustro. = quem claude. </text:p>
        </text:list-item>
        <text:list-item>
          <text:p text:style-name="P89"><text:span text:style-name="T3">claustro</text:span> -um | chiostro | cloître | cloister | Kloster. ⊂ claud(e) -tro. </text:p>
        </text:list-item>
        <text:list-item>
          <text:p text:style-name="P89"><text:span text:style-name="T3">clausula</text:span> -ŭla | -sola | -se | -se | Clausel. ⊂ claus(o) -ŭla. </text:p>
        </text:list-item>
        <text:list-item>
          <text:p text:style-name="P89"><text:span text:style-name="T3">clausura</text:span> 600 | clausura, chiusura | clôture | closure | Clausur. = loco clauso, conclusione. </text:p>
        </text:list-item>
        <text:list-item>
          <text:p text:style-name="P89"><text:span text:style-name="T3">clava</text:span> -a | clava, <text:span text:style-name="T5">bastone</text:span> | <text:span text:style-name="T5">bâton</text:span>, <text:span text:style-name="T5">massue</text:span> | <text:span text:style-name="T5">club</text:span> | <text:span text:style-name="T5">Keule/i&gt;. ⊃ clavigero. </text:span></text:p>
        </text:list-item>
        <text:list-item>
          <text:p text:style-name="P89"><text:span text:style-name="T3">CLAVE</text:span> -is | chiave | clef | <text:span text:style-name="T5">key</text:span>, clef | Schlüssel | H. llave | P. chave. ⊃ clavicula, claude. ⊂ E. ⊃ G. cleís, R. kljuc’, D. (s)chlü(ssel). </text:p>
        </text:list-item>
        <text:list-item>
          <text:p text:style-name="P89"><text:span text:style-name="T3">claviario</text:span> | <text:span text:style-name="T5">tastiera</text:span> | clavier | claviary | Clavier. ⊂ clav(e) -i- -ario. = claves (de instrumento musicale). </text:p>
        </text:list-item>
        <text:list-item>
          <text:p text:style-name="P89"><text:span text:style-name="T3">clavicula</text:span> -ŭla | -ola | -ule | -cle | -ula. ⊂ clav(e) -icula. </text:p>
        </text:list-item>
        <text:list-item>
          <text:p text:style-name="P89">—<text:span text:style-name="T3">are</text:span> | -are | -aire | -ar | -ar. </text:p>
        </text:list-item>
        <text:list-item>
          <text:p text:style-name="P89"><text:span text:style-name="T3">clavigero</text:span> -gĕr | -ero | -ère | -erous. = que gere clava. </text:p>
        </text:list-item>
        <text:list-item>
          <text:p text:style-name="P89"><text:span text:style-name="T3">clavo</text:span> -us | chiodo | clou | <text:span text:style-name="T5">nail</text:span> | <text:span text:style-name="T5">Nagel</text:span>. </text:p>
        </text:list-item>
        <text:list-item>
          <text:p text:style-name="P89"><text:span text:style-name="T3">clemente</text:span> -ens | -ente | clément | -ent | -ent. = mite, mansueto, humano. </text:p>
        </text:list-item>
        <text:list-item>
          <text:p text:style-name="P89">—<text:span text:style-name="T3">ia</text:span> -a | -menza | clémence | -mency | -menz. ⊂ clement(e) -ia. </text:p>
        </text:list-item>
        <text:list-item>
          <text:p text:style-name="P89">clepe -o = fura, cela. F. se clapir = cela se. ⊂ E. ⊃ G. clepte. </text:p>
        </text:list-item>
        <text:list-item>
          <text:p text:style-name="P89"><text:span text:style-name="T3">clepsydra</text:span> -a | clessidra | -dre | -dra | -dra. = horologia ad aqua. ⊂ G. clepsýdra ⊂ clept [cela] hydr [aqua] -a. </text:p>
        </text:list-item>
        <text:list-item>
          <text:p text:style-name="P89">G. clepte cléptō = fura, cela. ⊃ </text:p>
        </text:list-item>
        <text:list-item>
          <text:p text:style-name="P89"><text:span text:style-name="T3">cleptomania</text:span> | -ia | -ie | | -ie. = mania de furto [clepte]. </text:p>
        </text:list-item>
        <text:list-item>
          <text:p text:style-name="P89"><text:span text:style-name="T3">clerico</text:span> ĭ 400 | chierico | clerc | clerk | -iker. ⊂ G. clēricós ⊂ cler(o) -ĭco. </text:p>
        </text:list-item>
        <text:list-item>
          <text:p text:style-name="P89">—<text:span text:style-name="T3">ale</text:span> 500 | -ale | -al | -al | -al. </text:p>
        </text:list-item>
        <text:list-item>
          <text:p text:style-name="P89">—<text:span text:style-name="T3">atu</text:span> 400 | chiericato | clergé | clergy | -cat. ⊂ cleric(o) -atu. </text:p>
        </text:list-item>
        <text:list-item>
          <text:p text:style-name="P89"><text:span text:style-name="T3">clero</text:span> 300 | clero | clergé | -rgy | -rus. = sacerdotes. ⊂ G. cl <text:span text:style-name="T3">ē</text:span>ros = sorte, patrimonio. </text:p>
        </text:list-item>
        <text:list-item>
          <text:p text:style-name="P89">E <text:span text:style-name="T3">cli</text:span> = (in)cli(na). ⊃ L. clivo, declive, proclive, clina, declina, incline, reclina; G. cline, clinico, clima, clisi; A. lean = inclina, R. klonitï. </text:p>
        </text:list-item>
        <text:list-item>
          <text:p text:style-name="P89"><text:span text:style-name="T3">cliente</text:span> -ens | -ente | -ent | -ent | -ent. ⊂ clue -nte, auditore. </text:p>
        </text:list-item>
        <text:list-item>
          <text:p text:style-name="P89">—<text:span text:style-name="T3">ela</text:span> -a | -ela | -èle | clients, <text:span text:style-name="T5">practice</text:span>, -ele | -tel. = clientes. </text:p>
        </text:list-item>
        <text:list-item>
          <text:p text:style-name="P89"><text:span text:style-name="T3">clima</text:span>(te) 200 | clima | climat | -mate, clime | Klima. ⊂ G. clíma ⊂ cli -ma [inclinatione]. </text:p>
        </text:list-item>
        <text:list-item>
          <text:p text:style-name="P89"><text:span text:style-name="T3">climacterico</text:span> ĭ 100 | -aterico | -atérique | -rical | klimakterisch. = <text:soft-page-break/>(anno) critico, periculoso. ⊂ G. -ēricós. ⊂ climact <text:span text:style-name="T3">ē</text:span>r [scala, gradu] -ĭco. </text:p>
        </text:list-item>
        <text:list-item>
          <text:p text:style-name="P89"><text:span text:style-name="T3">climatico</text:span> -ĭcus | -ico | -ique | -ic | -isch. = de clima. </text:p>
        </text:list-item>
        <text:list-item>
          <text:p text:style-name="P89"><text:span text:style-name="T3">clina</text:span> -o (Lucretio) | chinare. = inclina. ⊂ cli -n(o) -a. </text:p>
        </text:list-item>
        <text:list-item>
          <text:p text:style-name="P89">G. cline, clínē = lecto. ⊃ -ico. ⊂ cli. </text:p>
        </text:list-item>
        <text:list-item>
          <text:p text:style-name="P89"><text:span text:style-name="T3">clinica</text:span> ĭ 100 | -ica | -ique | -ic | -ik. ⊂ G. -ic <text:span text:style-name="T3">ē</text:span>. ⊂ clinĭc(o) -a [scientia]. </text:p>
        </text:list-item>
        <text:list-item>
          <text:p text:style-name="P89"><text:span text:style-name="T3">clinico</text:span> ĭ 100 | -ico | -ique | -ic | -isch. = medico que sta ad lecto de ægro. ⊂ G. -icós. ⊂ clin(ē) -ĭco. </text:p>
        </text:list-item>
        <text:list-item>
          <text:p text:style-name="P89"><text:span text:style-name="T3">clivo</text:span> -us = declivitate, colle. ⊂ cli -vo. </text:p>
        </text:list-item>
        <text:list-item>
          <text:p text:style-name="P89"><text:span text:style-name="T3">cloaca</text:span> -a | -aca | -aque | -aca | -ake. = canale de aqua immundo. </text:p>
        </text:list-item>
        <text:list-item>
          <text:p text:style-name="P89">clue -eo (Plauto) = es vocato, es audito, habe fama. ⊃ cliente = auditore. ⊂ E. clu ⊃ G. Clio [fama]; D. Laut = voce; R. slovo = voce, vocabulo; R. slava = gloria. </text:p>
        </text:list-item>
        <text:list-item>
          <text:p text:style-name="P89"><text:span text:style-name="T3">clystere</text:span> ē 100 | clistere | -ère | -er | Klystier. ⊂ G. clyst <text:span text:style-name="T3">ē</text:span>r ⊂ clyz(e) -ter. </text:p>
        </text:list-item>
        <text:list-item>
          <text:p text:style-name="P89">G. clyze, clúzō = inunda, lava, purga. ⊃ cataclysmo, clystere. </text:p>
        </text:list-item>
        <text:list-item>
          <text:p text:style-name="P89">co- (ante vocale) = cum. </text:p>
        </text:list-item>
        <text:list-item>
          <text:p text:style-name="P89"><text:span text:style-name="T3">coacta</text:span> -o = fac coactione, coge, obliga per vi. ⊃ F. cacher = cela. ⊂ co- acta. </text:p>
        </text:list-item>
        <text:list-item>
          <text:p text:style-name="P89">—<text:span text:style-name="T3">ione</text:span> 200 | coazione | -ction | -ction | -ction. = ton coge. </text:p>
        </text:list-item>
        <text:list-item>
          <text:p text:style-name="P89">—<text:span text:style-name="T3">ivo</text:span> | coattivo | -tif | -tive | -tiv. ⊂ coact(o) -ivo. </text:p>
        </text:list-item>
        <text:list-item>
          <text:p text:style-name="P89"><text:span text:style-name="T3">coacto</text:span> -us | coatto. = quem coge. </text:p>
        </text:list-item>
        <text:list-item>
          <text:p text:style-name="P89"><text:span text:style-name="T3">coadjutore</text:span> | -tore | -teur | -tor | -tor. ⊂ co- adju(va) -tore. </text:p>
        </text:list-item>
        <text:list-item>
          <text:p text:style-name="P89"><text:span text:style-name="T3">coadjuvante</text:span> | coadiuvante | -vant | -vant. ⊂ co- adiuva -nte. </text:p>
        </text:list-item>
        <text:list-item>
          <text:p text:style-name="P89"><text:span text:style-name="T3">coætaneo</text:span> 200 | coetaneo | | coetaneous | coätan. = contemporaneo, de idem ætate. ⊂ co- æta(te) -neo. </text:p>
        </text:list-item>
        <text:list-item>
          <text:p text:style-name="P89"><text:span text:style-name="T3">coagula</text:span> ŭ 100 | -are | cailler, -ler | -late | -lieren. ⊂ coagul(o) -a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<text:span text:style-name="T3">coagulo</text:span> -ŭlum | caglio | <text:span text:style-name="T5">présure</text:span>, -lum | -lum | -lum. ⊂ co- ag(e) -ulo. </text:p>
        </text:list-item>
        <text:list-item>
          <text:p text:style-name="P89"><text:span text:style-name="T3">coalitione</text:span> | -zione | -tion | -tion | -tion. ⊂ co -al(e) -itione. </text:p>
        </text:list-item>
        <text:list-item>
          <text:p text:style-name="P89"><text:span text:style-name="T3">cobalto</text:span> | -alto | -alt | -alt | Kobalt. = metallo, in Chemia « Co », facto puro ab Brandt in 1773. </text:p>
        </text:list-item>
        <text:list-item>
          <text:p text:style-name="P89">coccyge 100 = cuculo. ⊂ G. cóccyx. &gt; </text:p>
        </text:list-item>
        <text:list-item>
          <text:p text:style-name="P89"><text:span text:style-name="T3">coccyge</text:span> ū N | -ige | -yx | -yx | -yx. = osso in fine de spina dorsale, in forma de rostro de cuculo. ⊂ coccyge 1. </text:p>
        </text:list-item>
        <text:list-item>
          <text:p text:style-name="P89"><text:span text:style-name="T3">cochlea</text:span> -a | chiocciola. = limace, concha de limace. </text:p>
        </text:list-item>
        <text:list-item>
          <text:p text:style-name="P89">— 100 = vite de mechanica. ⊃ cochleare. ⊂ G. cochlías. </text:p>
        </text:list-item>
        <text:list-item>
          <text:p text:style-name="P89"><text:span text:style-name="T3">cochleare</text:span> 100 | cucchiajo | cuiller | <text:span text:style-name="T5">spoon</text:span> | <text:span text:style-name="T5">Löffel</text:span>. ⊂ cochle(a) -are. </text:p>
        </text:list-item>
        <text:list-item>
          <text:p text:style-name="P89"><text:span text:style-name="T3">cochlearia</text:span> | coclearia | -ria | -ria | -ria. = Bot. « cochlearia officinalis », herba in forma de cochleare. </text:p>
        </text:list-item>
        <text:list-item>
          <text:p text:style-name="P89"><text:span text:style-name="T3">coctione</text:span> -tio | cottura | cuisson, coction | -tion | -tion. = ton coque. </text:p>
        </text:list-item>
        <text:list-item>
          <text:p text:style-name="P89"><text:span text:style-name="T3">cocto</text:span> -us | cotto | cuit | cooked | gekocht. = quem coque. </text:p>
        </text:list-item>
        <text:list-item>
          <text:p text:style-name="P89"><text:span text:style-name="T3">codeina</text:span> | -eina | -éine | -eine | -ein. ⊂ G. c <text:span text:style-name="T3">ō</text:span>dē = papavere. </text:p>
        </text:list-item>
        <text:list-item>
          <text:p text:style-name="P89"><text:span text:style-name="T3">codice</text:span> ĭ -ex | -ce | code | code, codex | Codex. </text:p>
        </text:list-item>
        <text:list-item>
          <text:p text:style-name="P89">—<text:span text:style-name="T3">illo</text:span> -us | -illo | -ille | -il | -ill. = parvo codice. ⊂ codic(e) -illo. </text:p>
        </text:list-item>
        <text:list-item>
          <text:p text:style-name="P89"><text:span text:style-name="T3">coefficiente</text:span> | -ente | -ent | -ent | -ent. ⊂ co- efficiente. </text:p>
        </text:list-item>
        <text:list-item>
          <text:p text:style-name="P89"><text:soft-page-break/>cœlo, V. cælo. </text:p>
        </text:list-item>
        <text:list-item>
          <text:p text:style-name="P89"><text:span text:style-name="T3">cœmeterio</text:span> 300 | cimitero | cimetière | cemetery | -rium. ⊂ G. coimēt <text:span text:style-name="T3">ē</text:span>rion [dormitorio] ⊂ cœme [coimáō = dormi] -terio. </text:p>
        </text:list-item>
        <text:list-item>
          <text:p text:style-name="P89">cœna, V. cena. </text:p>
        </text:list-item>
        <text:list-item>
          <text:p text:style-name="P89">G. cœno coinós = commune. ⊃ cœnobio, epicœno. </text:p>
        </text:list-item>
        <text:list-item>
          <text:p text:style-name="P89"><text:span text:style-name="T3">cœnobio</text:span> 400 | cenobio | | | -ium. = communitate, conventu. ⊂ G. coinóbion ⊂ cœno [commune] bio [vita]. </text:p>
        </text:list-item>
        <text:list-item>
          <text:p text:style-name="P89">—<text:span text:style-name="T3">ita</text:span> | cenobita | cénobite | cenobite | -bit. = que vive in commune. ⊂ cœnobi(o) -ta. </text:p>
        </text:list-item>
        <text:list-item>
          <text:p text:style-name="P89">cœpi -i = incipe, initia, da principio. ⊂ co- ap -i [suffixo de perfecto]. = e cum junge. </text:p>
        </text:list-item>
        <text:list-item>
          <text:p text:style-name="P89"><text:span text:style-name="T3">coerce</text:span> -eo | coercere | coercer | to coerce | coërcieren. = coge, constringe. ⊂ co- arce. </text:p>
        </text:list-item>
        <text:list-item>
          <text:p text:style-name="P89">—<text:span text:style-name="T3">ibile</text:span> -ĭlis | -bile | -ble | -ble | -ble. </text:p>
        </text:list-item>
        <text:list-item>
          <text:p text:style-name="P89">—<text:span text:style-name="T3">itione</text:span> -tio | -izione | -ition | coercion | -ition. </text:p>
        </text:list-item>
        <text:list-item>
          <text:p text:style-name="P89">—<text:span text:style-name="T3">itivo</text:span> | -tivo | -tif | -tive | -tiv. </text:p>
        </text:list-item>
        <text:list-item>
          <text:p text:style-name="P89"><text:span text:style-name="T3">coexiste</text:span> | coesistere | -ter | -st | -tieren. = existe cum. </text:p>
        </text:list-item>
        <text:list-item>
          <text:p text:style-name="P89">—<text:span text:style-name="T3">nte</text:span> | coesistente | -ant | -ent | -ent. </text:p>
        </text:list-item>
        <text:list-item>
          <text:p text:style-name="P89">—<text:span text:style-name="T3">ntia</text:span> | -enza | -ence | -ence | -enz. </text:p>
        </text:list-item>
        <text:list-item>
          <text:p text:style-name="P89"><text:span text:style-name="T3">cofea</text:span> N | caffè | café | coffee | Kaffee. = Bot. « cofea arabiga ». ⊂ Arabo. </text:p>
        </text:list-item>
        <text:list-item>
          <text:p text:style-name="P89"><text:span text:style-name="T3">coge</text:span> -o = reduc, obliga, constringe, claude, restringe, condensa. ⊂ co- age. ⊃ coactione, cogita. </text:p>
        </text:list-item>
        <text:list-item>
          <text:p text:style-name="P89"><text:span text:style-name="T3">cogita</text:span> -ĭto | <text:span text:style-name="T5">pensare</text:span>, <text:span text:style-name="T5">meditare</text:span>, escogitare | <text:span text:style-name="T5">penser</text:span>, <text:span text:style-name="T5">méditer</text:span> | cogitate | -ieren. ⊂ co- agita. </text:p>
        </text:list-item>
        <text:list-item>
          <text:p text:style-name="P89">—<text:span text:style-name="T3">tione</text:span> -tio | -zione | -tion | -tion | -tion. = meditatione. </text:p>
        </text:list-item>
        <text:list-item>
          <text:p text:style-name="P89"><text:span text:style-name="T3">cognato</text:span> -us | <text:span text:style-name="T5">parente</text:span>, <text:span text:style-name="T5">congiunto</text:span>, cognato | cognat, <text:span text:style-name="T5">parent par</text:span> cognation | cognate | Cognat. ⊂ co- g(e)n(e) -a -to. </text:p>
        </text:list-item>
        <text:list-item>
          <text:p text:style-name="P89"><text:span text:style-name="T3">cognitione</text:span> -io | -zione, conoscenza | connaissance | -tion | -tion. ⊂ co- gn(o) -itione. </text:p>
        </text:list-item>
        <text:list-item>
          <text:p text:style-name="P89"><text:span text:style-name="T3">cognito</text:span> ĭ -us | -ito | connu | known | bekannt. = quem cognosce. ⊃ in-, -ione. </text:p>
        </text:list-item>
        <text:list-item>
          <text:p text:style-name="P89">cognomĭne -men = supranomine, nomine addito post. ⊂ co- gno- mine. </text:p>
        </text:list-item>
        <text:list-item>
          <text:p text:style-name="P89">— | cognome = nomine de familia. </text:p>
        </text:list-item>
        <text:list-item>
          <text:p text:style-name="P89"><text:span text:style-name="T3">cognosce</text:span> -o | conoscere | connaître | to know, to cognize | -scieren, kennen. = gno. ⊂ co- gno -sce. </text:p>
        </text:list-item>
        <text:list-item>
          <text:p text:style-name="P89">—<text:span text:style-name="T3">ibile</text:span> -ĭlis | conoscibile | -ble | cognizable. </text:p>
        </text:list-item>
        <text:list-item>
          <text:p text:style-name="P89"><text:span text:style-name="T3">cohabita</text:span> ĭ -o | coabitare | -iter | -it | -itieren. ⊂ co- habita. </text:p>
        </text:list-item>
        <text:list-item>
          <text:p text:style-name="P89">—<text:span text:style-name="T3">ante</text:span> | -ante | -ant | -ant | -ant. </text:p>
        </text:list-item>
        <text:list-item>
          <text:p text:style-name="P89">—<text:span text:style-name="T3">atione</text:span> 400 | coabitazione | -ation | -ation | -ation. </text:p>
        </text:list-item>
        <text:list-item>
          <text:p text:style-name="P89"><text:span text:style-name="T3">cohære</text:span> -eo | coerire | cohere | -rieren. </text:p>
        </text:list-item>
        <text:list-item>
          <text:p text:style-name="P89">—<text:span text:style-name="T3">nte</text:span> -ens | coerente | cohérent | coherent | -ent. ⊂ co- hære -nte. </text:p>
        </text:list-item>
        <text:list-item>
          <text:p text:style-name="P89">——<text:span text:style-name="T3">ia</text:span> -a | coerenza | cohérence | coherency | Cohærenz. </text:p>
        </text:list-item>
        <text:list-item>
          <text:p text:style-name="P89"><text:span text:style-name="T3">cohæsione</text:span> | coesione | cohésion | cohesion | -sion. = cohærentia, to cohære. </text:p>
        </text:list-item>
        <text:list-item>
          <text:p text:style-name="P89"><text:span text:style-name="T3">cohorte</text:span> -ors | coorte, corteo | cohorte, cortège | cohort, cortege | -<text:soft-page-break/>horte. = turba, exercitu, decimo parte de legione romano. ⊂ co- hort(o) -e. </text:p>
        </text:list-item>
        <text:list-item>
          <text:p text:style-name="P89"><text:span text:style-name="T3">coincide</text:span> -ĭdo | -ere | coïncider | -de | -ieren. ⊂ co- incĭde. </text:p>
        </text:list-item>
        <text:list-item>
          <text:p text:style-name="P89">—<text:span text:style-name="T3">ente</text:span> | -ente | -ent | -ent | -ent. </text:p>
        </text:list-item>
        <text:list-item>
          <text:p text:style-name="P89">—<text:span text:style-name="T3">entia</text:span> | -enza | -ence | -ence | -enz. </text:p>
        </text:list-item>
        <text:list-item>
          <text:p text:style-name="P89"><text:span text:style-name="T3">cola</text:span> -o | -are | couler, <text:span text:style-name="T5">filtrer</text:span> | -ate | -ieren, <text:span text:style-name="T5">filtrieren</text:span>. ⊂ col(o) -a. </text:p>
        </text:list-item>
        <text:list-item>
          <text:p text:style-name="P89">—<text:span text:style-name="T3">torio</text:span> | -oio | <text:span text:style-name="T5">passoire</text:span>, couloir | colander | -orium, <text:span text:style-name="T5">Filter</text:span>. = colo. </text:p>
        </text:list-item>
        <text:list-item>
          <text:p text:style-name="P89">—<text:span text:style-name="T3">tura</text:span> | -tura | -ture, coulage | -ture | -tur. </text:p>
        </text:list-item>
        <text:list-item>
          <text:p text:style-name="P89"><text:span text:style-name="T3">COLE</text:span> -o | coltivare | cultiver | cultivate | cultivieren. ⊃ colono, cultu, agricola, inquilino. ⊂ E. qel ⊃ G. (bu)col(ica), (dys)colo. </text:p>
        </text:list-item>
        <text:list-item>
          <text:p text:style-name="P89"><text:span text:style-name="T3">coleoptero</text:span> -ĕrus | -ottero | -éoptère | -ptera | Koleoptera. = insecto, cum alas in forma de vagina. ⊂ G. coleópteros ⊂ coleo [vagina] ptero [ala]. </text:p>
        </text:list-item>
        <text:list-item>
          <text:p text:style-name="P89"><text:span text:style-name="T3">colica</text:span> ĭ 100 | -ica | -ique | -ic | -ik. = dolore in intestino. ⊂ G. cōlic <text:span text:style-name="T3">ē</text:span> ⊂ col(o) [intestino] -ĭco. </text:p>
        </text:list-item>
        <text:list-item>
          <text:p text:style-name="P89"><text:span text:style-name="T3">colla</text:span> | colla | colle | ichtycolla, <text:span text:style-name="T5">glue</text:span> | <text:span text:style-name="T5">Leim</text:span>. ⊃ collodio. ⊂ G. cólla. </text:p>
        </text:list-item>
        <text:list-item>
          <text:p text:style-name="P89">collabe -or = labe. ⊃ collapso. </text:p>
        </text:list-item>
        <text:list-item>
          <text:p text:style-name="P89"><text:span text:style-name="T3">collabora</text:span> ō 300 | -are | -er | -ate | -irien. ⊂ cum labor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—<text:span text:style-name="T3">tore</text:span> | -tore | -teur | -tor | -tor. </text:p>
        </text:list-item>
        <text:list-item>
          <text:p text:style-name="P89"><text:span text:style-name="T3">collapso</text:span> -us | collasso | -psus | -pse | -ps. = deminutione de vi, syncope. ⊂ cum labe -to. </text:p>
        </text:list-item>
        <text:list-item>
          <text:p text:style-name="P89"><text:span text:style-name="T3">collare</text:span> 100 | -lare | -lier, col | -lar | -lar, Koller. = de collo. </text:p>
        </text:list-item>
        <text:list-item>
          <text:p text:style-name="P89"><text:span text:style-name="T3">collaterale</text:span> | -ale | -éral | -al | -al. ⊂ cum laterale. </text:p>
        </text:list-item>
        <text:list-item>
          <text:p text:style-name="P89"><text:span text:style-name="T3">collatione</text:span> -tio | -zione | -tion | -tion | -tion. = ton confer, comparatione. ⊂ cum latione. </text:p>
        </text:list-item>
        <text:list-item>
          <text:p text:style-name="P89"><text:span text:style-name="T3">colle</text:span> -is | colle, collina | colline | hill | <text:span text:style-name="T5">Hügel</text:span>. ⊂ celle. = parvo monte. ⊂ E. ⊃ A. hill, D. Halde = declivio; R. cholm’ = colle. </text:p>
        </text:list-item>
        <text:list-item>
          <text:p text:style-name="P89"><text:span text:style-name="T3">collecto</text:span> -us | <text:span text:style-name="T5">rac</text:span>colto, colto | cueilli, colligé | collect, collected. = quem collige. </text:p>
        </text:list-item>
        <text:list-item>
          <text:p text:style-name="P89">—<text:span text:style-name="T3">a</text:span> -a = quota parte. </text:p>
        </text:list-item>
        <text:list-item>
          <text:p text:style-name="P89">— 400 | colletta | -cte | -ct | -cte. </text:p>
        </text:list-item>
        <text:list-item>
          <text:p text:style-name="P89">—<text:span text:style-name="T3">ione</text:span> -tio | -zione | -tion | -tion | -tion. = ton collige. </text:p>
        </text:list-item>
        <text:list-item>
          <text:p text:style-name="P89">—<text:span text:style-name="T3">ivo</text:span> -us | -ttivo | -ctif | -ctive | -ctiv. = que collige. </text:p>
        </text:list-item>
        <text:list-item>
          <text:p text:style-name="P89">—<text:span text:style-name="T3">ore</text:span> 400 | -ettore | -teur | -tor | -tor. = que collige. </text:p>
        </text:list-item>
        <text:list-item>
          <text:p text:style-name="P89"><text:span text:style-name="T3">collega</text:span> ē -a | -ega | -ègue | -eague | -ege. = socio, comite in officio. ⊂ cum lega. </text:p>
        </text:list-item>
        <text:list-item>
          <text:p text:style-name="P89">—<text:span text:style-name="T3">iale</text:span> | -ale | -égial | -al | -al. </text:p>
        </text:list-item>
        <text:list-item>
          <text:p text:style-name="P89">—<text:span text:style-name="T3">io</text:span> -ium | -egio | -ège | -ege | -egium. </text:p>
        </text:list-item>
        <text:list-item>
          <text:p text:style-name="P89"><text:span text:style-name="T3">collide</text:span> ī -o | -ere | faire collision | to collide | -ieren. ⊃ colliso. ⊂ cum læde. </text:p>
        </text:list-item>
        <text:list-item>
          <text:p text:style-name="P89"><text:span text:style-name="T3">collige</text:span> ĭ -o | cogliere, raccogliere | colliger, cueillir, recueillir, récolter | to collect | -ieren, collectieren. ⊃ collecto. ⊂ cum lege. </text:p>
        </text:list-item>
        <text:list-item>
          <text:p text:style-name="P89"><text:span text:style-name="T3">collima</text:span> (errore de copistas) = colline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—<text:span text:style-name="T3">tore</text:span> | -tore | -teur | -tor | -tor. </text:p>
        </text:list-item>
        <text:list-item>
          <text:p text:style-name="P89"><text:span text:style-name="T3">collineatione</text:span> | -zione | | -tion | -tion. </text:p>
        </text:list-item>
        <text:list-item>
          <text:p text:style-name="P89"><text:soft-page-break/><text:span text:style-name="T3">collisione</text:span> -sio | -sione | -sion | -sion | -sion. = ton collide. </text:p>
        </text:list-item>
        <text:list-item>
          <text:p text:style-name="P89"><text:span text:style-name="T3">colliso</text:span> ī -us = quem collide. ⊃ collisione. </text:p>
        </text:list-item>
        <text:list-item>
          <text:p text:style-name="P89"><text:span text:style-name="T3">COLLO</text:span> -um | collo | cou | <text:span text:style-name="T5">neck</text:span> | Hals | H. cuello | P. collo. ⊃ collare. ⊂ E. colso ⊃ D. Hals. </text:p>
        </text:list-item>
        <text:list-item>
          <text:p text:style-name="P89"><text:span text:style-name="T3">colloca</text:span> -ŏco | -care | <text:span text:style-name="T5">placer</text:span>, -quer | -ate, <text:span text:style-name="T5">to place</text:span> | -ieren. ⊂ cum loc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llodio</text:span> | -dio | -dion | -dion | -dium. = solutione in ethere de cotone fulminante. ⊂ G. coll <text:span text:style-name="T3">ō</text:span>des [glutinante] ⊂ colla. </text:p>
        </text:list-item>
        <text:list-item>
          <text:p text:style-name="P89">colloque -ŏquor = loque cum, fac colloquio. </text:p>
        </text:list-item>
        <text:list-item>
          <text:p text:style-name="P89"><text:span text:style-name="T3">colloquio</text:span> -um | -quio | -que | -quy | -quium. ⊂ colloqu(e) -io. </text:p>
        </text:list-item>
        <text:list-item>
          <text:p text:style-name="P89"><text:span text:style-name="T3">collyrio</text:span> -um | -irio | -re | -rium | -rium. = medicamen pro oculos. ⊂ G. -ýrion. </text:p>
        </text:list-item>
        <text:list-item>
          <text:p text:style-name="P89"><text:span text:style-name="T3">colo</text:span> -um = colatorio. </text:p>
        </text:list-item>
        <text:list-item>
          <text:p text:style-name="P89"><text:span text:style-name="T3">colon</text:span> 100 ( <text:span text:style-name="T5">nom.</text:span>, <text:span text:style-name="T5">thema</text:span> colo) | colon | côlon | colon | Kolon. ⊂ G. c <text:span text:style-name="T3">ō</text:span>lon. = intestino cæco et recto; membro; membro de propositione; signo : (duo puncto) que divide membro. </text:p>
        </text:list-item>
        <text:list-item>
          <text:p text:style-name="P89"><text:span text:style-name="T3">colonia</text:span> -a | -nia | -nie | -ny | -nie, Köln. ⊂ colon(o) -ia. </text:p>
        </text:list-item>
        <text:list-item>
          <text:p text:style-name="P89">—<text:span text:style-name="T3">iale</text:span> | -iale | -ial | -ial | -ial. </text:p>
        </text:list-item>
        <text:list-item>
          <text:p text:style-name="P89">—<text:span text:style-name="T3">iza</text:span> | -zzare | -ser | -ze | -sieren. </text:p>
        </text:list-item>
        <text:list-item>
          <text:p text:style-name="P89">——<text:span text:style-name="T3">tione</text:span> | -zzazione | -sation | -zation | -sation. </text:p>
        </text:list-item>
        <text:list-item>
          <text:p text:style-name="P89"><text:span text:style-name="T3">colono</text:span> -us | -ono | -on | -one, clown | -onist, -on. ⊂ cole. </text:p>
        </text:list-item>
        <text:list-item>
          <text:p text:style-name="P89"><text:span text:style-name="T3">colophonia</text:span> 100 | -fonia | -phane | -phony | -phonium. ⊂ G. -ōnia. = resina, residuo de destillatione de terebintho. </text:p>
        </text:list-item>
        <text:list-item>
          <text:p text:style-name="P89"><text:span text:style-name="T3">colora</text:span> -o | -are | -er | to color | -ieren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olore</text:span> -or | -ore | couleur | -or | <text:span text:style-name="T5">Farbe</text:span>, Colorit. ⊂ cel(a) -ore; parte superficiale de corpore. = G. chrôma ⊂ chr <text:span text:style-name="T3">ō</text:span>s [pelle]. </text:p>
        </text:list-item>
        <text:list-item>
          <text:p text:style-name="P89"><text:span text:style-name="T3">colossale</text:span> | -ale | -al | -al | -al. = de colosso. </text:p>
        </text:list-item>
        <text:list-item>
          <text:p text:style-name="P89"><text:span text:style-name="T3">colosseo</text:span> ē 100 | -eo | colisée | coliseum | -eum. = amphithetro Flavio in Roma, constructo in anno 80 p. Ch. ⊂ colosso. </text:p>
        </text:list-item>
        <text:list-item>
          <text:p text:style-name="P89"><text:span text:style-name="T3">colosso</text:span> 100 | -sso | -sse | -ssus | -oss. ⊂ G. -ssós. </text:p>
        </text:list-item>
        <text:list-item>
          <text:p text:style-name="P89"><text:span text:style-name="T3">colostro</text:span> 100 | -ro | -rum | -rum | -rum. = primo lacte de puerpera. </text:p>
        </text:list-item>
        <text:list-item>
          <text:p text:style-name="P89"><text:span text:style-name="T3">colu</text:span> -us | conocchia | quenouille | <text:span text:style-name="T5">distaff</text:span> | Kunkel, <text:span text:style-name="T5">Rocken</text:span>. </text:p>
        </text:list-item>
        <text:list-item>
          <text:p text:style-name="P89"><text:span text:style-name="T3">columba</text:span> -a | colombo | <text:span text:style-name="T5">pigeon</text:span>, colombe | <text:span text:style-name="T5">pigeon</text:span> | <text:span text:style-name="T5">Taube</text:span>. = Zool. « columba livia ». ⊃ columbario. </text:p>
        </text:list-item>
        <text:list-item>
          <text:p text:style-name="P89"><text:span text:style-name="T3">columbario</text:span> 100 | colombaia | colombier | -ary | -arium. = domo de columbas. </text:p>
        </text:list-item>
        <text:list-item>
          <text:p text:style-name="P89"><text:span text:style-name="T3">columbario</text:span> 100 | colombario | -aire | -arium | -arium. = ædificio sepulcrale romano, in forma de columbario. </text:p>
        </text:list-item>
        <text:list-item>
          <text:p text:style-name="P89"><text:span text:style-name="T3">columna</text:span> -a | colonna | colonne | column | Columne, Colonne. </text:p>
        </text:list-item>
        <text:list-item>
          <text:p text:style-name="P89">—<text:span text:style-name="T3">ata</text:span> | colonnata | colonnade | colonade | Colonnade. = æde cum columnas. </text:p>
        </text:list-item>
        <text:list-item>
          <text:p text:style-name="P89"><text:span text:style-name="T3">coma</text:span> cŏma | chioma. = capillos. ⊃ cometa. ⊂ G. cómē ⊂ E. qosmo. ⊃ D. Haar, R. kosa = coma; R. cosmatyj = comato. </text:p>
        </text:list-item>
        <text:list-item>
          <text:p text:style-name="P89"><text:span text:style-name="T3">coma</text:span>(te) ō | coma | coma | coma | Koma. = lethargo. ⊂ G. côma. </text:p>
        </text:list-item>
        <text:list-item>
          <text:p text:style-name="P89"><text:span text:style-name="T3">comato</text:span> ā -us | chiomato. = cum cŏma. </text:p>
        </text:list-item>
        <text:list-item>
          <text:p text:style-name="P89"><text:soft-page-break/><text:span text:style-name="T3">combina</text:span> ī 500 | -are | -er | -ne | -ieren. ⊂ cum bin(o) -a. </text:p>
        </text:list-item>
        <text:list-item>
          <text:p text:style-name="P89">—<text:span text:style-name="T3">tione</text:span> | -zione | -naison | -tion | -tion. </text:p>
        </text:list-item>
        <text:list-item>
          <text:p text:style-name="P89"><text:span text:style-name="T3">combure</text:span> -o | bruciare | brûler | <text:span text:style-name="T5">to burn</text:span> | -ieren, <text:span text:style-name="T5">brennen</text:span>. = ure. ⊃ combusto. </text:p>
        </text:list-item>
        <text:list-item>
          <text:p text:style-name="P89"><text:span text:style-name="T3">combusto</text:span> -us = quem combure. </text:p>
        </text:list-item>
        <text:list-item>
          <text:p text:style-name="P89">—<text:span text:style-name="T3">ibile</text:span> -ĭlis | -bile | -ble | -ble | -bel. </text:p>
        </text:list-item>
        <text:list-item>
          <text:p text:style-name="P89">—<text:span text:style-name="T3">ibilitate</text:span> | -ità | -ité | -ity | -ität. </text:p>
        </text:list-item>
        <text:list-item>
          <text:p text:style-name="P89">—<text:span text:style-name="T3">ione</text:span> 400 | -stione | -stion | -stion | -stion. ⊂ combust(o) -ione. </text:p>
        </text:list-item>
        <text:list-item>
          <text:p text:style-name="P89">come -is = benigno, humano. </text:p>
        </text:list-item>
        <text:list-item>
          <text:p text:style-name="P89"><text:span text:style-name="T3">comestibile</text:span> -ĭlis | commestibile | -ble | -bile | -bel. = re quem pote ede. ⊂ cum ed(e) -t(o) -ibile. </text:p>
        </text:list-item>
        <text:list-item>
          <text:p text:style-name="P89"><text:span text:style-name="T3">cometa</text:span> ē -a | -eta | -ète | -et | -et. = stella cum coma. ⊂ G. com <text:span text:style-name="T3">ē</text:span>tēs. </text:p>
        </text:list-item>
        <text:list-item>
          <text:p text:style-name="P89"><text:span text:style-name="T3">comico</text:span> ĭ -us | -ico | -ique | -ic | -isch. ⊂ G. cōmicós. ⊂ cōm(o) -ico. </text:p>
        </text:list-item>
        <text:list-item>
          <text:p text:style-name="P89"><text:span text:style-name="T3">comita</text:span> ĭ -or = es comite. ⊃ comitatu, concomitante. </text:p>
        </text:list-item>
        <text:list-item>
          <text:p text:style-name="P89">—<text:span text:style-name="T3">atu</text:span> -us | -ato | comité | committee | -itat, Komitee. = reunione de plure homine, comites. ⊂ comita -tu (Hemme dice que F. <text:span text:style-name="T5">comité</text:span> ⊂ A. <text:span text:style-name="T5">committee</text:span> ⊂ L. <text:span text:style-name="T5">committe</text:span>). </text:p>
        </text:list-item>
        <text:list-item>
          <text:p text:style-name="P89"><text:span text:style-name="T3">comite</text:span> comes -mĭt- | <text:span text:style-name="T5">compagno</text:span> | <text:span text:style-name="T5">compagnon</text:span> | <text:span text:style-name="T5">companion</text:span> | <text:span text:style-name="T5">Begleiter</text:span>. = socio. ⊃ comita, -atu, comitio, concomita. ⊂ cum i -te, que i cum. </text:p>
        </text:list-item>
        <text:list-item>
          <text:p text:style-name="P89"><text:span text:style-name="T3">comite</text:span> ĭ | conte | comte | count | <text:span text:style-name="T5">Graf</text:span>. = comite de principe. </text:p>
        </text:list-item>
        <text:list-item>
          <text:p text:style-name="P89">—<text:span text:style-name="T3">io</text:span> -um | -izio | -ice | -itia | -itien. ⊂ comit(e) -io. </text:p>
        </text:list-item>
        <text:list-item>
          <text:p text:style-name="P89">—<text:span text:style-name="T3">iale</text:span> -is | -ziale | -tial | -tial | -tial. </text:p>
        </text:list-item>
        <text:list-item>
          <text:p text:style-name="P89"><text:span text:style-name="T3">comma</text:span>(te) 100 | -ma | -ma | -ma | -ma. = virgula, divisione de versu et de musica. ⊂ G. cómma = segmento. ⊂ cop [seca] -ma. </text:p>
        </text:list-item>
        <text:list-item>
          <text:p text:style-name="P89"><text:span text:style-name="T3">commemora</text:span> -ŏro | -are | -émorer | -ate | -ieren. ⊂ cum memor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mmensale</text:span> | -ale | -al | -al | -al. ⊂ cum mens(a) -ale. </text:p>
        </text:list-item>
        <text:list-item>
          <text:p text:style-name="P89"><text:span text:style-name="T3">commensurabile</text:span> -ĭlis | -bile | -ble | -ble | -bel. ⊂ cum mensura -bile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ommenta</text:span> -o, -or | -are | -er | to comment | -ieren. ⊂ cum ment(e) -a. </text:p>
        </text:list-item>
        <text:list-item>
          <text:p text:style-name="P89">—<text:span text:style-name="T3">rio</text:span> -um | -tario, -to | -taire | -ent, -tary | -tar. </text:p>
        </text:list-item>
        <text:list-item>
          <text:p text:style-name="P89">—<text:span text:style-name="T3">tore</text:span> -tor | -tore | -teur | -tor | -tor. = qui commenta. </text:p>
        </text:list-item>
        <text:list-item>
          <text:p text:style-name="P89">commento -um = inventione, fictione. ⊂ cum ment(e) -o. </text:p>
        </text:list-item>
        <text:list-item>
          <text:p text:style-name="P89"><text:span text:style-name="T3">commerca</text:span> -or | -iare | -cer | <text:span text:style-name="T5">to trade</text:span>, to commerce | -ieren. ⊂ cum merca. </text:p>
        </text:list-item>
        <text:list-item>
          <text:p text:style-name="P89">—<text:span text:style-name="T3">iale</text:span> | -ale | -al | -al | -al. </text:p>
        </text:list-item>
        <text:list-item>
          <text:p text:style-name="P89">—<text:span text:style-name="T3">io</text:span> -um | -cio | -ce | -ce | -erz. ⊂ commerc(a) -io. </text:p>
        </text:list-item>
        <text:list-item>
          <text:p text:style-name="P89"><text:span text:style-name="T3">commina</text:span> ĭ -or | -are, minacciare | -er | <text:span text:style-name="T5">to threaten</text:span>, -ate | -ieren, <text:span text:style-name="T5">drohen</text:span>. ⊂ cum min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io</text:span> | -torio | -toire | -tory | -torisch. </text:p>
        </text:list-item>
        <text:list-item>
          <text:p text:style-name="P89">L. comminus = apud. </text:p>
        </text:list-item>
        <text:list-item>
          <text:p text:style-name="P89"><text:span text:style-name="T3">commisera</text:span> ĕ -or | -are | | -ate. ⊂ cum miser(e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mmissario</text:span> | -ario | -aire | -ary | -är. ⊂ commiss(o) -ario. </text:p>
        </text:list-item>
        <text:list-item>
          <text:p text:style-name="P89"><text:soft-page-break/>—<text:span text:style-name="T3">iatu</text:span> | -ato | -at | -at | -at. </text:p>
        </text:list-item>
        <text:list-item>
          <text:p text:style-name="P89">commissione -ssio = lucta, principio de pugna. </text:p>
        </text:list-item>
        <text:list-item>
          <text:p text:style-name="P89">commissione | -ssione | -ssion | -ssion | -ssion. = mandato, jusso, cura, procuratione, consilio, missione. </text:p>
        </text:list-item>
        <text:list-item>
          <text:p text:style-name="P89"><text:span text:style-name="T3">commisso</text:span> -us | -esso | -is. = quem committe. </text:p>
        </text:list-item>
        <text:list-item>
          <text:p text:style-name="P89"><text:span text:style-name="T3">commissura</text:span> -a | commessura | -sure | -sure | -sur. = junctura, unione. ⊂ committ(e) -tura. </text:p>
        </text:list-item>
        <text:list-item>
          <text:p text:style-name="P89"><text:span text:style-name="T3">committe</text:span> -o | -ettere | -ettre | to commit | -tieren. ⊂ cum mitte. ⊃ commisso. </text:p>
        </text:list-item>
        <text:list-item>
          <text:p text:style-name="P89"><text:span text:style-name="T3">commodo</text:span> -ŏdus | comodo | -ode | -ode, -odious | -od. = conveniente, utile. ⊂ cum modo. </text:p>
        </text:list-item>
        <text:list-item>
          <text:p text:style-name="P89">—<text:span text:style-name="T3">itate</text:span> -tas | -tà | -té | -ty | -tät. </text:p>
        </text:list-item>
        <text:list-item>
          <text:p text:style-name="P89"><text:span text:style-name="T3">commotione</text:span> -tio | -zione | -tion | -tion | -tion. = ton commove. </text:p>
        </text:list-item>
        <text:list-item>
          <text:p text:style-name="P89"><text:span text:style-name="T3">commove</text:span> -ŏveo | -muovere | -mouvoir | -move | -movieren. ⊂ cum move. </text:p>
        </text:list-item>
        <text:list-item>
          <text:p text:style-name="P89"><text:span text:style-name="T3">commune</text:span> ū -is | comune | commun | common | commun, (ge)mein. ⊃ communica, communione, communitate. ⊂ cum mune [onere]. </text:p>
        </text:list-item>
        <text:list-item>
          <text:p text:style-name="P89"><text:span text:style-name="T3">communica</text:span> ĭ -o | -care | -quer | -cate | -cieren. ⊂ commun(e) -ic(o) -a. </text:p>
        </text:list-item>
        <text:list-item>
          <text:p text:style-name="P89">—<text:span text:style-name="T3">nte</text:span> -ans | -ante | -ant | -ant | -ant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bile</text:span> -ĭlis | -bile | -ble | -ble | -bel. </text:p>
        </text:list-item>
        <text:list-item>
          <text:p text:style-name="P89">—<text:span text:style-name="T3">tivo</text:span> | -tivo | -tif | -tive | -tiv. </text:p>
        </text:list-item>
        <text:list-item>
          <text:p text:style-name="P89"><text:span text:style-name="T3">communione</text:span> -nio | comunione | -ion | -ion | -ion. = societate. ⊂ commun(e) -ione. </text:p>
        </text:list-item>
        <text:list-item>
          <text:p text:style-name="P89"><text:span text:style-name="T3">communismo</text:span> | comunismo | -isme | -ism | -ismus. = commune sociale. </text:p>
        </text:list-item>
        <text:list-item>
          <text:p text:style-name="P89"><text:span text:style-name="T3">communitate</text:span> -tas | -ità | communauté | -ity | -ität. </text:p>
        </text:list-item>
        <text:list-item>
          <text:p text:style-name="P89"><text:span text:style-name="T3">commuta</text:span> ū -o | -are | commuer, <text:span text:style-name="T5">changer</text:span> | to commute, <text:span text:style-name="T5">to change</text:span> | -ieren. ⊂ cum mut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e</text:span> | -tore | -teur | -tor | -tor. </text:p>
        </text:list-item>
        <text:list-item>
          <text:p text:style-name="P89">G. como, cômos = festo de pago, orgia. ⊃ comico, comœdia. ⊂ c <text:span text:style-name="T3">ō</text:span>mē = pago. </text:p>
        </text:list-item>
        <text:list-item>
          <text:p text:style-name="P89"><text:span text:style-name="T3">comœdia</text:span> -a | commedia | comédie | comedy | -die. ⊂ G. cōmōdía ⊂ cōm(o) ōde. </text:p>
        </text:list-item>
        <text:list-item>
          <text:p text:style-name="P89">—<text:span text:style-name="T3">nte</text:span> | commediante | comédien | comedian | -iant. = comico. </text:p>
        </text:list-item>
        <text:list-item>
          <text:p text:style-name="P89"><text:span text:style-name="T3">compacto</text:span> -us | -atto | -act | -act, -acted | -act. ⊂ cum pacto. </text:p>
        </text:list-item>
        <text:list-item>
          <text:p text:style-name="P89"><text:span text:style-name="T3">compara</text:span> -ăro | -parare, <text:span text:style-name="T5">paragonare</text:span> | -parer | -pare | -parieren. ⊂ cum para. </text:p>
        </text:list-item>
        <text:list-item>
          <text:p text:style-name="P89">—<text:span text:style-name="T3">bile</text:span> -bĭlis | -bile | -ble | -ble | -bel. </text:p>
        </text:list-item>
        <text:list-item>
          <text:p text:style-name="P89">—<text:span text:style-name="T3">tione</text:span> -tio | -azione | -aison | -ation | -ation. </text:p>
        </text:list-item>
        <text:list-item>
          <text:p text:style-name="P89">—<text:span text:style-name="T3">tivo</text:span> -us | -tivo | -tif | -tive | -tiv. </text:p>
        </text:list-item>
        <text:list-item>
          <text:p text:style-name="P89">—<text:span text:style-name="T3">to</text:span> 100 | -rato | -ré | -rate | -riert. </text:p>
        </text:list-item>
        <text:list-item>
          <text:p text:style-name="P89"><text:span text:style-name="T3">compassione</text:span> 300 | -ssione | -ssion | -ssion | -ssion. = ton compate. </text:p>
        </text:list-item>
        <text:list-item>
          <text:p text:style-name="P89"><text:span text:style-name="T3">compate</text:span> ă 300 | -ire | -ir | compassionate | -ieren. ⊂ cum pate. </text:p>
        </text:list-item>
        <text:list-item>
          <text:p text:style-name="P89">—<text:span text:style-name="T3">ibile</text:span> -ĭlis | -bile | -ble | -ble | -bel. </text:p>
        </text:list-item>
        <text:list-item>
          <text:p text:style-name="P89"><text:soft-page-break/>—<text:span text:style-name="T3">ibilitate</text:span> | -ità | -ité | -ity | -ität. </text:p>
        </text:list-item>
        <text:list-item>
          <text:p text:style-name="P89"><text:span text:style-name="T3">compatriota</text:span> | -triota | -triote | -triot | -triot. = de idem patria. </text:p>
        </text:list-item>
        <text:list-item>
          <text:p text:style-name="P89"><text:span text:style-name="T3">compelle</text:span> -o | | | to compel | -ieren. = pelle, constringe, coge, urge. </text:p>
        </text:list-item>
        <text:list-item>
          <text:p text:style-name="P89"><text:span text:style-name="T3">compendio</text:span> -um | -dio | -dium | compend, -dium | -dium. = epitome, breve, resumpto, summario. </text:p>
        </text:list-item>
        <text:list-item>
          <text:p text:style-name="P89">—<text:span text:style-name="T3">ioso</text:span> 100 | -ioso | -ieux | -ious | -ös. = breve. </text:p>
        </text:list-item>
        <text:list-item>
          <text:p text:style-name="P89"><text:span text:style-name="T3">compensa</text:span> -o | -are | -er | -ate | -ieren. = æqua pondere, remunera. ⊂ cum pend(a) -ta. </text:p>
        </text:list-item>
        <text:list-item>
          <text:p text:style-name="P89">—<text:span text:style-name="T3">bile</text:span> -ĭlis | -bile | -ble | -ble | -bel. </text:p>
        </text:list-item>
        <text:list-item>
          <text:p text:style-name="P89">—<text:span text:style-name="T3">tione</text:span> -tio | -ione | -tion | -tion | -tion. </text:p>
        </text:list-item>
        <text:list-item>
          <text:p text:style-name="P89">—<text:span text:style-name="T3">tore</text:span> | -tore | -teur | -tor | -tor. </text:p>
        </text:list-item>
        <text:list-item>
          <text:p text:style-name="P89"><text:span text:style-name="T3">compete</text:span> -ĕto | -ere | -éter | -ete | -ieren. = pete, conveni, es proprio. </text:p>
        </text:list-item>
        <text:list-item>
          <text:p text:style-name="P89">—<text:span text:style-name="T3">ente</text:span> 200 | -ente | -ent | -ent | -ent. </text:p>
        </text:list-item>
        <text:list-item>
          <text:p text:style-name="P89">—<text:span text:style-name="T3">entia</text:span> 200 | -enza | -ence | -ence | -enz. </text:p>
        </text:list-item>
        <text:list-item>
          <text:p text:style-name="P89">—<text:span text:style-name="T3">itione</text:span> | -izione | -étition | -tion. </text:p>
        </text:list-item>
        <text:list-item>
          <text:p text:style-name="P89">—<text:span text:style-name="T3">itore</text:span> -tor | -tore | -teur | -tor. </text:p>
        </text:list-item>
        <text:list-item>
          <text:p text:style-name="P89">compīla -o = pila, fura, præda. </text:p>
        </text:list-item>
        <text:list-item>
          <text:p text:style-name="P89"><text:span text:style-name="T3">compila</text:span> | -are | -er | to compile | -ieren. = scribe, compone, (fura ex plure libro)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—<text:span text:style-name="T3">tore</text:span> | -tore | -teur | -tor | -tor. </text:p>
        </text:list-item>
        <text:list-item>
          <text:p text:style-name="P89"><text:span text:style-name="T3">complace</text:span> ă -eo | compiacere | complaire. = place. </text:p>
        </text:list-item>
        <text:list-item>
          <text:p text:style-name="P89">—<text:span text:style-name="T3">ente</text:span> | compiacente | -laisant | -lacent. </text:p>
        </text:list-item>
        <text:list-item>
          <text:p text:style-name="P89">—<text:span text:style-name="T3">entia</text:span> | compiacenza | -laisance | -lacence. </text:p>
        </text:list-item>
        <text:list-item>
          <text:p text:style-name="P89"><text:span text:style-name="T3">complana</text:span> ā -o | appianare | aplanir | to plane, to complanate | -ieren. = redde plano. </text:p>
        </text:list-item>
        <text:list-item>
          <text:p text:style-name="P89"><text:span text:style-name="T3">comple</text:span> -eo | -piere, completare | -éter | -ete. ⊂ cum ple. </text:p>
        </text:list-item>
        <text:list-item>
          <text:p text:style-name="P89">—<text:span text:style-name="T3">mento</text:span> -um | -ento | -ent | -ent | -ent. </text:p>
        </text:list-item>
        <text:list-item>
          <text:p text:style-name="P89">——<text:span text:style-name="T3">are</text:span> | -are | -émentaire | -al | -är. </text:p>
        </text:list-item>
        <text:list-item>
          <text:p text:style-name="P89">—<text:span text:style-name="T3">to</text:span> -us | -eto | -et | -ete | -ett. = quem comple. </text:p>
        </text:list-item>
        <text:list-item>
          <text:p text:style-name="P89"><text:span text:style-name="T3">complexo</text:span> -us | -esso | -exe | -ex | -ex. ⊂ cum plect(e) -to. </text:p>
        </text:list-item>
        <text:list-item>
          <text:p text:style-name="P89">—<text:span text:style-name="T3">ione</text:span> -xio | -essione | -xion | -xion | -xion. ⊂ complex(o) -ione. </text:p>
        </text:list-item>
        <text:list-item>
          <text:p text:style-name="P89">—<text:span text:style-name="T3">itate</text:span> | -essità | -ité | -ity. </text:p>
        </text:list-item>
        <text:list-item>
          <text:p text:style-name="P89">—<text:span text:style-name="T3">u</text:span> -us | -esso | <text:span text:style-name="T5">un ensemble</text:span> | -xus, -ex | -ex. = amplexu, circuitu, classe. </text:p>
        </text:list-item>
        <text:list-item>
          <text:p text:style-name="P89"><text:span text:style-name="T3">complica</text:span> ĭ -o | -care | -quer | -cate, to comply | -ieren. ⊂ cum plic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omplice</text:span> ĭ 500 | -ce | -ce | -ce | -ce. ⊂ cum plic(a) -e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ompone</text:span> ō -o | -orre | -oser | -ose, -one | -ieren. ⊂ cum pone. ⊃ composito. </text:p>
        </text:list-item>
        <text:list-item>
          <text:p text:style-name="P89">—<text:span text:style-name="T3">ente</text:span> | -ente | composante | -ent | -ent. </text:p>
        </text:list-item>
        <text:list-item>
          <text:p text:style-name="P89"><text:span text:style-name="T3">comporta</text:span> -o | -are | -er | to comport | -ieren. ⊂ cum porta. </text:p>
        </text:list-item>
        <text:list-item>
          <text:p text:style-name="P89"><text:span text:style-name="T3">composito</text:span> ĭ -us | -osto | -osé | -osite, -ositum. = quem compone. </text:p>
        </text:list-item>
        <text:list-item>
          <text:p text:style-name="P89">—<text:span text:style-name="T3">ione</text:span> -tio | -zione | -tion | -tion | -tion. </text:p>
        </text:list-item>
        <text:list-item>
          <text:p text:style-name="P89">—<text:span text:style-name="T3">ore</text:span> -tor | -tore | -teur | -tor | -ponist. = qui compone. </text:p>
        </text:list-item>
        <text:list-item>
          <text:p text:style-name="P89"><text:soft-page-break/><text:span text:style-name="T3">comprehende</text:span> -o | comprendere | comprendre | -end, to comprise | -ieren. = include, contine, involve, implica. ⊃ comprehenso. ⊂ cum prehende. </text:p>
        </text:list-item>
        <text:list-item>
          <text:p text:style-name="P89"><text:span text:style-name="T3">comprehenso</text:span> -us | compreso | compris | -nded. = quem comprehende. </text:p>
        </text:list-item>
        <text:list-item>
          <text:p text:style-name="P89">—<text:span text:style-name="T3">ibile</text:span> -bĭlis | comprensibile | compréhensible | -ble | -bel. </text:p>
        </text:list-item>
        <text:list-item>
          <text:p text:style-name="P89">—<text:span text:style-name="T3">ione</text:span> -sio | comprensione | compréhension | -sion | -sion. </text:p>
        </text:list-item>
        <text:list-item>
          <text:p text:style-name="P89">—<text:span text:style-name="T3">ivo</text:span> | comprensivo | compréhensif | -ive | -iv. </text:p>
        </text:list-item>
        <text:list-item>
          <text:p text:style-name="P89"><text:span text:style-name="T3">compresso</text:span> -us | -esso | comprimé | -essed | -ess. = quem comprime. </text:p>
        </text:list-item>
        <text:list-item>
          <text:p text:style-name="P89">—<text:span text:style-name="T3">ibile</text:span> -ĭlis | -bile | -ble | -ble | -bel. </text:p>
        </text:list-item>
        <text:list-item>
          <text:p text:style-name="P89">—<text:span text:style-name="T3">ibilitate</text:span> | -ità | -ité | -ity | -ität. </text:p>
        </text:list-item>
        <text:list-item>
          <text:p text:style-name="P89">—<text:span text:style-name="T3">ione</text:span> -io | -ione | -ion | -ion | -ion. </text:p>
        </text:list-item>
        <text:list-item>
          <text:p text:style-name="P89">—<text:span text:style-name="T3">ivo</text:span> | -ivo | -if | -ive | -iv. </text:p>
        </text:list-item>
        <text:list-item>
          <text:p text:style-name="P89">—<text:span text:style-name="T3">ore</text:span> -ssor | -sore | -seur | -sor | -sor. </text:p>
        </text:list-item>
        <text:list-item>
          <text:p text:style-name="P89"><text:span text:style-name="T3">comprime</text:span> ĭ -o | -ere | -er | to compress | -ieren. ⊂ cum preme. ⊃ compresso. </text:p>
        </text:list-item>
        <text:list-item>
          <text:p text:style-name="P89"><text:span text:style-name="T3">compromisso</text:span> -um | -messo | -mis | -mise | -miss. = quem compromitte. </text:p>
        </text:list-item>
        <text:list-item>
          <text:p text:style-name="P89">—<text:span text:style-name="T3">ione</text:span> | -ione | -ion. = ton compromitte. </text:p>
        </text:list-item>
        <text:list-item>
          <text:p text:style-name="P89"><text:span text:style-name="T3">compromitte</text:span> -o | -mettere | -mettre | -mise | -ieren. ⊂ cum promitte. ⊃ compromisso. </text:p>
        </text:list-item>
        <text:list-item>
          <text:p text:style-name="P89"><text:span text:style-name="T3">compunctione</text:span> -tio | -nzione | -onction | -tion | -tion. ⊂ cum pung(e) -tione. </text:p>
        </text:list-item>
        <text:list-item>
          <text:p text:style-name="P89"><text:span text:style-name="T3">computa</text:span> ŭ 100 | -are, contare | compter, computer | compute | -tieren. = calcula. ⊂ cum puta. </text:p>
        </text:list-item>
        <text:list-item>
          <text:p text:style-name="P89">—<text:span text:style-name="T3">bile</text:span> -bĭlis | -bile | comptable | -ble | -bel. </text:p>
        </text:list-item>
        <text:list-item>
          <text:p text:style-name="P89">—<text:span text:style-name="T3">tione</text:span> 100 | computo, conto | comput, compte | -tion, compute, count | -tion. </text:p>
        </text:list-item>
        <text:list-item>
          <text:p text:style-name="P89"><text:span text:style-name="T3">concatena</text:span> 400 | -are | enchaîner | -ate | -ieren. ⊂ cum caten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oncavo</text:span> ă -us | -avo | -ave | -ave | -av. ⊂ cum cavo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oncede</text:span> ē -o | -ere | -éder | -ede | -ieren. ⊂ cum cede. ⊃ concesso. </text:p>
        </text:list-item>
        <text:list-item>
          <text:p text:style-name="P89"><text:span text:style-name="T3">concentra</text:span> | -rare | -rer | -re, -rate | -ieren. ⊂ cum centr(o) -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oncentrico</text:span> -ĭcus | -ico | -ique | -ic | -isch. = cum idem centro. </text:p>
        </text:list-item>
        <text:list-item>
          <text:p text:style-name="P89"><text:span text:style-name="T3">concepto</text:span> -us | -etto | -ept | -eit, -ept | -ept. = quem concipe. </text:p>
        </text:list-item>
        <text:list-item>
          <text:p text:style-name="P89">—<text:span text:style-name="T3">ibile</text:span> -ĭlis | -cepibile | -cevable, -ceptible | -ceivable, -ceptible | -ceptibel. </text:p>
        </text:list-item>
        <text:list-item>
          <text:p text:style-name="P89">—<text:span text:style-name="T3">ione</text:span> -tio | concezione | -ption | -ption | -ption. </text:p>
        </text:list-item>
        <text:list-item>
          <text:p text:style-name="P89">concerta -o = certa, disputa, discute, litiga. </text:p>
        </text:list-item>
        <text:list-item>
          <text:p text:style-name="P89">— N | -tare | -ter | -t | -tieren. = compone, consenti, delibera. </text:p>
        </text:list-item>
        <text:list-item>
          <text:p text:style-name="P89"><text:span text:style-name="T3">concesso</text:span> -us | -esso. = quem concede. </text:p>
        </text:list-item>
        <text:list-item>
          <text:p text:style-name="P89">—<text:span text:style-name="T3">ione</text:span> -ssio | -sione | -sion | -sion | -sion. </text:p>
        </text:list-item>
        <text:list-item>
          <text:p text:style-name="P89">——<text:span text:style-name="T3">ario</text:span> | -ario | -aire | -ary | -är. </text:p>
        </text:list-item>
        <text:list-item>
          <text:p text:style-name="P89"><text:span text:style-name="T3">concha</text:span> -a | conca | conque | conch | Concha. ⊂ G. cónchē. </text:p>
        </text:list-item>
        <text:list-item>
          <text:p text:style-name="P89"><text:span text:style-name="T3">conchylio</text:span> -um | -iglia | coquille | cockle (conchyliology) | -ien. ⊂ G. <text:soft-page-break/>conchýlion. </text:p>
        </text:list-item>
        <text:list-item>
          <text:p text:style-name="P89"><text:span text:style-name="T3">concilia</text:span> -o | -are | -er | -ate | -iieren. = convoca, uni, collige, acquire; fac concorde. ⊂ concili(o) -a. </text:p>
        </text:list-item>
        <text:list-item>
          <text:p text:style-name="P89">—<text:span text:style-name="T3">nte</text:span> | -ante | -ant | -ant | -ant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e</text:span> -tor | -tore | -teur | -tor | -torisch. </text:p>
        </text:list-item>
        <text:list-item>
          <text:p text:style-name="P89"><text:span text:style-name="T3">concilio</text:span> -um | -lio | -le | council | -lium. ⊂ cum cal(a) -io. </text:p>
        </text:list-item>
        <text:list-item>
          <text:p text:style-name="P89"><text:span text:style-name="T3">concipe</text:span> -ĭpio | -epire | -evoir | -eive | -ieren. ⊂ cum cape. ⊃ concepto. </text:p>
        </text:list-item>
        <text:list-item>
          <text:p text:style-name="P89"><text:span text:style-name="T3">conciso</text:span> -us = secato. ⊂ cum cæd(e) -to. </text:p>
        </text:list-item>
        <text:list-item>
          <text:p text:style-name="P89">— -us | -iso | -is | -ise | -is. = breve. </text:p>
        </text:list-item>
        <text:list-item>
          <text:p text:style-name="P89">—ione -sio = sectione, divisione. ⊂ cum cæd(e) -tione. </text:p>
        </text:list-item>
        <text:list-item>
          <text:p text:style-name="P89">— | -sione | -sion | -sion | -sion. = brevitate. </text:p>
        </text:list-item>
        <text:list-item>
          <text:p text:style-name="P89"><text:span text:style-name="T3">concita</text:span> -ĭto | -are | | concite | -ieren. ⊂ cum cita. = excita, suscita. </text:p>
        </text:list-item>
        <text:list-item>
          <text:p text:style-name="P89">—<text:span text:style-name="T3">tione</text:span> -tio | -zione | | -tion | -tion. </text:p>
        </text:list-item>
        <text:list-item>
          <text:p text:style-name="P89"><text:span text:style-name="T3">conclave</text:span> -e | -ve, <text:span text:style-name="T5">gabinetto</text:span> | -ve | -ve | -ve. ⊂ cum clave. </text:p>
        </text:list-item>
        <text:list-item>
          <text:p text:style-name="P89"><text:span text:style-name="T3">conclude</text:span> -o | -dere | conclure | -de | -dieren. = claude, infer, decide, determina, fini, termina. ⊃ concluso. ⊂ cum claude. </text:p>
        </text:list-item>
        <text:list-item>
          <text:p text:style-name="P89"><text:span text:style-name="T3">concluso</text:span> -us | -uso, conchiuso | conclu. = quem conclude. </text:p>
        </text:list-item>
        <text:list-item>
          <text:p text:style-name="P89">—<text:span text:style-name="T3">ione</text:span> -sio | -sione | -sion | -sion | -sion. = ton conclude. </text:p>
        </text:list-item>
        <text:list-item>
          <text:p text:style-name="P89">—<text:span text:style-name="T3">ivo</text:span> | -ivo | -if, concluant | -ive | -iv. = que conclude. </text:p>
        </text:list-item>
        <text:list-item>
          <text:p text:style-name="P89"><text:span text:style-name="T3">concomita</text:span> -ĭtor | <text:span text:style-name="T5">accompagnare</text:span> | <text:span text:style-name="T5">accompagner</text:span> | -ate | -ieren. = comita. </text:p>
        </text:list-item>
        <text:list-item>
          <text:p text:style-name="P89">—<text:span text:style-name="T3">ante</text:span> | -ante | -ant | -ant | -ant. </text:p>
        </text:list-item>
        <text:list-item>
          <text:p text:style-name="P89">—<text:span text:style-name="T3">antia</text:span> | -anza | -ance | -ance | -anz. </text:p>
        </text:list-item>
        <text:list-item>
          <text:p text:style-name="P89"><text:span text:style-name="T3">concorda</text:span> -o | -are | -er | to concord | -ieren. = es concorde. </text:p>
        </text:list-item>
        <text:list-item>
          <text:p text:style-name="P89">—<text:span text:style-name="T3">nte</text:span> | -ante | -ant | -ant. = concorde. </text:p>
        </text:list-item>
        <text:list-item>
          <text:p text:style-name="P89">—<text:span text:style-name="T3">ntia</text:span> | -anza | -ance | -ance | anz. </text:p>
        </text:list-item>
        <text:list-item>
          <text:p text:style-name="P89">—<text:span text:style-name="T3">to</text:span> 400 | -ato | -at | -at | -at. </text:p>
        </text:list-item>
        <text:list-item>
          <text:p text:style-name="P89"><text:span text:style-name="T3">concorde</text:span> -cors | -de. = unito cum corde, anti discorde. </text:p>
        </text:list-item>
        <text:list-item>
          <text:p text:style-name="P89">—<text:span text:style-name="T3">ia</text:span> -a | -rdia | -rde | -rd | -rdia. </text:p>
        </text:list-item>
        <text:list-item>
          <text:p text:style-name="P89"><text:span text:style-name="T3">concretione</text:span> -tio | -zione | -étion | -tion | -tion. ⊂ concret(o) -ione. </text:p>
        </text:list-item>
        <text:list-item>
          <text:p text:style-name="P89"><text:span text:style-name="T3">concreto</text:span> -us | -eto | -et | -ete | -et. ⊂ cum cre(sce) -to. </text:p>
        </text:list-item>
        <text:list-item>
          <text:p text:style-name="P89"><text:span text:style-name="T3">concubina</text:span> ī -a | -ina | -ine | -ine | -ine. ⊂ cum cub(a) -ina. </text:p>
        </text:list-item>
        <text:list-item>
          <text:p text:style-name="P89">—<text:span text:style-name="T3">atu</text:span> -us | -ato | -age | -age | -at. </text:p>
        </text:list-item>
        <text:list-item>
          <text:p text:style-name="P89"><text:span text:style-name="T3">concupisce</text:span> -o = cupe. </text:p>
        </text:list-item>
        <text:list-item>
          <text:p text:style-name="P89">—<text:span text:style-name="T3">ente</text:span> | -ente | -ent | -ent. </text:p>
        </text:list-item>
        <text:list-item>
          <text:p text:style-name="P89">—<text:span text:style-name="T3">entia</text:span> 300 | -enza | -ence | -ence | -enz. </text:p>
        </text:list-item>
        <text:list-item>
          <text:p text:style-name="P89"><text:span text:style-name="T3">concurre</text:span> -o | concorrere | concourir | to concur | -rrieren. ⊂ cum curre. </text:p>
        </text:list-item>
        <text:list-item>
          <text:p text:style-name="P89">—<text:span text:style-name="T3">ente</text:span> -ens | -orrente | -current | -ent | -ent. = que concurre. </text:p>
        </text:list-item>
        <text:list-item>
          <text:p text:style-name="P89">—<text:span text:style-name="T3">entia</text:span> | -orrenza | -urrence | -ence | -enz. = ton concurre. </text:p>
        </text:list-item>
        <text:list-item>
          <text:p text:style-name="P89"><text:span text:style-name="T3">concursu</text:span> -us | -corso | -cours | -course | -curs. = ton concurre. </text:p>
        </text:list-item>
        <text:list-item>
          <text:p text:style-name="P89">concussione 100 = agitatione, ton quate. ⊂ cum quat(e) -tione. </text:p>
        </text:list-item>
        <text:list-item>
          <text:p text:style-name="P89"><text:span text:style-name="T3">concussione</text:span> 300 | -sione | -sion | -sion | -sion. = extortione de pecunia. </text:p>
        </text:list-item>
        <text:list-item>
          <text:p text:style-name="P89"><text:span text:style-name="T3">conde</text:span> -o = pone, funda, strue. ⊃ conditione, abs-, re-. ⊂ cum da. </text:p>
        </text:list-item>
        <text:list-item>
          <text:p text:style-name="P89"><text:soft-page-break/><text:span text:style-name="T3">condemna</text:span> -o | condannare | -damner | to condemn | -ieren. ⊂ cum damna. </text:p>
        </text:list-item>
        <text:list-item>
          <text:p text:style-name="P89">—<text:span text:style-name="T3">bile</text:span> ĭ 400 | -bile | -ble | -ble | -bel. </text:p>
        </text:list-item>
        <text:list-item>
          <text:p text:style-name="P89">—<text:span text:style-name="T3">tione</text:span> 300 | -zione | -tion | -tion | -tion. </text:p>
        </text:list-item>
        <text:list-item>
          <text:p text:style-name="P89"><text:span text:style-name="T3">condensa</text:span> 100 | -are | -ser | -se | -sieren. ⊂ cum dens(o) -a. </text:p>
        </text:list-item>
        <text:list-item>
          <text:p text:style-name="P89">—<text:span text:style-name="T3">tione</text:span> 500 | -zione | -tion | -tion | -tion. </text:p>
        </text:list-item>
        <text:list-item>
          <text:p text:style-name="P89">—<text:span text:style-name="T3">tore</text:span> | -tore | -teur | -tor, -ser | -tor. </text:p>
        </text:list-item>
        <text:list-item>
          <text:p text:style-name="P89"><text:span text:style-name="T3">condescende</text:span> | condiscendere | -endre | -end | -ieren. ⊂ cum descende. = cede, indulga. </text:p>
        </text:list-item>
        <text:list-item>
          <text:p text:style-name="P89">—<text:span text:style-name="T3">entia</text:span> | -enza | -ance | -ence | -enz. </text:p>
        </text:list-item>
        <text:list-item>
          <text:p text:style-name="P89"><text:span text:style-name="T3">condi</text:span> -io | condire. = da condimento. </text:p>
        </text:list-item>
        <text:list-item>
          <text:p text:style-name="P89">—<text:span text:style-name="T3">mento</text:span> -um | -ento | -ent | -ent | -ent. </text:p>
        </text:list-item>
        <text:list-item>
          <text:p text:style-name="P89">condicione -cio, V. conditione. </text:p>
        </text:list-item>
        <text:list-item>
          <text:p text:style-name="P89"><text:span text:style-name="T3">condiscipulo</text:span> -ŭlus | -scepolo | -ple | -ple | -pel. </text:p>
        </text:list-item>
        <text:list-item>
          <text:p text:style-name="P89"><text:span text:style-name="T3">conditione</text:span> -tio | -zione | -tion | -tion | -tion. ⊂ cond(e) -itione. = condicione ⊂ cum dic -ione. </text:p>
        </text:list-item>
        <text:list-item>
          <text:p text:style-name="P89">—<text:span text:style-name="T3">ale</text:span> 300 | -zionale | -onnel | -nal | -nal. </text:p>
        </text:list-item>
        <text:list-item>
          <text:p text:style-name="P89"><text:span text:style-name="T3">condole</text:span> ŏ 300 | -ersi | -ouloir | -ole | -ieren. ⊂ cum dole. </text:p>
        </text:list-item>
        <text:list-item>
          <text:p text:style-name="P89">—<text:span text:style-name="T3">ntia</text:span> | -glianza | -léance | -ence | -enz. </text:p>
        </text:list-item>
        <text:list-item>
          <text:p text:style-name="P89"><text:span text:style-name="T3">conduc</text:span> -eo = </text:p>
        </text:list-item>
        <text:list-item>
          <text:p text:style-name="P89"><text:span text:style-name="T3">conduce</text:span> -o | -urre | -uire | -uct, -uce | -cieren. = duc simul, duc, sume in locatione. </text:p>
        </text:list-item>
        <text:list-item>
          <text:p text:style-name="P89">—ibĭle -is = utile. </text:p>
        </text:list-item>
        <text:list-item>
          <text:p text:style-name="P89">—ibĭle | -bile | conductible | -ble | -bel. </text:p>
        </text:list-item>
        <text:list-item>
          <text:p text:style-name="P89"><text:span text:style-name="T3">conducto</text:span> -us | condotto | -uit | -ucted | -uct. = quem conduc. </text:p>
        </text:list-item>
        <text:list-item>
          <text:p text:style-name="P89"><text:span text:style-name="T3">conducto</text:span> | -dotto | -duit | -duit. = canale. </text:p>
        </text:list-item>
        <text:list-item>
          <text:p text:style-name="P89">—<text:span text:style-name="T3">ore</text:span> -or | -uttore, <text:span text:style-name="T5">fittajuolo</text:span> | -cteur | -ctor | -ctor. = que conduc, que sume in locatione. </text:p>
        </text:list-item>
        <text:list-item>
          <text:p text:style-name="P89"><text:span text:style-name="T3">confabula</text:span> -ŭlor | -are | -er | -ate | -ieren. = fabula [loque] cum. </text:p>
        </text:list-item>
        <text:list-item>
          <text:p text:style-name="P89"><text:span text:style-name="T3">confectione</text:span> 200 | -zione | -ction | -ction | -ction. = factura, executione, constructione, operatione, compositione. </text:p>
        </text:list-item>
        <text:list-item>
          <text:p text:style-name="P89"><text:span text:style-name="T3">confer</text:span> -ro | -erire | -érer | -er | -erieren. = cum fer, fer simul, contribue, concede, colloque. </text:p>
        </text:list-item>
        <text:list-item>
          <text:p text:style-name="P89">—<text:span text:style-name="T3">entia</text:span> | -enza | -ence | -ence | -enz. </text:p>
        </text:list-item>
        <text:list-item>
          <text:p text:style-name="P89"><text:span text:style-name="T3">confessione</text:span> -ssio | -sione | -sion | -sion | -sion. = ton confite </text:p>
        </text:list-item>
        <text:list-item>
          <text:p text:style-name="P89">—<text:span text:style-name="T3">ale</text:span> | -ale | -onnale | -al | -ell. </text:p>
        </text:list-item>
        <text:list-item>
          <text:p text:style-name="P89"><text:span text:style-name="T3">confesso</text:span> -us | -esso. = qui e confite </text:p>
        </text:list-item>
        <text:list-item>
          <text:p text:style-name="P89">—<text:span text:style-name="T3">ore</text:span> | -ore | -eur | -or | -or. </text:p>
        </text:list-item>
        <text:list-item>
          <text:p text:style-name="P89"><text:span text:style-name="T3">confide</text:span> ī -o | -are | se fier | -de | -ieren. = habe fide (in aliquo). </text:p>
        </text:list-item>
        <text:list-item>
          <text:p text:style-name="P89">—<text:span text:style-name="T3">nte</text:span> -ens | -ente | confiant, -ent | -ent | -ent. </text:p>
        </text:list-item>
        <text:list-item>
          <text:p text:style-name="P89">—<text:span text:style-name="T3">ntia</text:span> -a | -enza | -ence, confiance | -ence | -enz. </text:p>
        </text:list-item>
        <text:list-item>
          <text:p text:style-name="P89">—<text:span text:style-name="T3">ntiale</text:span> | -ziale | -tiel | -tial | -tiell. </text:p>
        </text:list-item>
        <text:list-item>
          <text:p text:style-name="P89"><text:span text:style-name="T3">configura</text:span> -o | -rare | -rer | -re | -ieren. = da figura. </text:p>
        </text:list-item>
        <text:list-item>
          <text:p text:style-name="P89">—<text:span text:style-name="T3">tione</text:span> 300 | -zione | -tion | -tion | -tion. </text:p>
        </text:list-item>
        <text:list-item>
          <text:p text:style-name="P89"><text:span text:style-name="T3">confine</text:span> -is = cum idem fine, proximo, adjacente. </text:p>
        </text:list-item>
        <text:list-item>
          <text:p text:style-name="P89">— N | -ne | -ns | -ne | -nien. = fine, limite. </text:p>
        </text:list-item>
        <text:list-item>
          <text:p text:style-name="P89"><text:span text:style-name="T3">confirma</text:span> -o | confermare | -er | to confirm | -ieren. = firma. </text:p>
        </text:list-item>
        <text:list-item>
          <text:p text:style-name="P89"><text:soft-page-break/>—<text:span text:style-name="T3">tione</text:span> -tio | confermazione | -tion | -tion | -tion. </text:p>
        </text:list-item>
        <text:list-item>
          <text:p text:style-name="P89"><text:span text:style-name="T3">confisca</text:span> 200 | -care | -quer, <text:span text:style-name="T5">saisir</text:span> | -cate | -cieren. ⊂ cum fisc(o) -a. </text:p>
        </text:list-item>
        <text:list-item>
          <text:p text:style-name="P89">—<text:span text:style-name="T3">tione</text:span> 200 | -zione | -tion | -tion | -tion. </text:p>
        </text:list-item>
        <text:list-item>
          <text:p text:style-name="P89"><text:span text:style-name="T3">confite</text:span> ĭ -eor | confessare | confesser, <text:span text:style-name="T5">avouer</text:span> | to confess | -tieren, <text:span text:style-name="T5">bekennen</text:span>. ⊃ confesso. ⊂ cum fate. </text:p>
        </text:list-item>
        <text:list-item>
          <text:p text:style-name="P89">confla -o = suffla. </text:p>
        </text:list-item>
        <text:list-item>
          <text:p text:style-name="P89">— N | gonfiare | gonfler | -flate. = infla. </text:p>
        </text:list-item>
        <text:list-item>
          <text:p text:style-name="P89"><text:span text:style-name="T3">conflagra</text:span> -o = arde. ⊂ cum flagra. </text:p>
        </text:list-item>
        <text:list-item>
          <text:p text:style-name="P89">—<text:span text:style-name="T3">tione</text:span> 100 | -zione | -tion | -tion | -tion. = incendio. </text:p>
        </text:list-item>
        <text:list-item>
          <text:p text:style-name="P89"><text:span text:style-name="T3">conflictu</text:span> -us | -itto | -it | -ict | -ict. = ton conflige. </text:p>
        </text:list-item>
        <text:list-item>
          <text:p text:style-name="P89"><text:span text:style-name="T3">conflige</text:span> ī -o | -ggere, <text:span text:style-name="T5">urtare</text:span> | <text:span text:style-name="T5">heurter</text:span>, <text:span text:style-name="T5">choquer</text:span> | to conflict | <text:span text:style-name="T5">stossen</text:span>. ⊃ conflictu. ⊂ cum flige. </text:p>
        </text:list-item>
        <text:list-item>
          <text:p text:style-name="P89"><text:span text:style-name="T3">conflue</text:span> -o | confluire. = flue cum. </text:p>
        </text:list-item>
        <text:list-item>
          <text:p text:style-name="P89">—<text:span text:style-name="T3">nte</text:span> -ens | -ente | -ent | -ent | -ent. </text:p>
        </text:list-item>
        <text:list-item>
          <text:p text:style-name="P89">—<text:span text:style-name="T3">ntia</text:span> 500 | -enza | | -ence | -enz. </text:p>
        </text:list-item>
        <text:list-item>
          <text:p text:style-name="P89"><text:span text:style-name="T3">confœdera</text:span> -ĕro | confederare | confédérer | to confederate | -ieren. ⊂ cum fœder(e) -a. </text:p>
        </text:list-item>
        <text:list-item>
          <text:p text:style-name="P89">—<text:span text:style-name="T3">tione</text:span> 400 | confederazione | confédération | confederation | Confœderation. </text:p>
        </text:list-item>
        <text:list-item>
          <text:p text:style-name="P89"><text:span text:style-name="T3">conforma</text:span> -o | -are | -er | -orm | -ieren. ⊂ cum form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forme</text:span> 500 | -me | -me | -orm | -orm. = cum idem forma. </text:p>
        </text:list-item>
        <text:list-item>
          <text:p text:style-name="P89">—<text:span text:style-name="T3">itate</text:span> | -ità | -ité | -ity | -ität. </text:p>
        </text:list-item>
        <text:list-item>
          <text:p text:style-name="P89"><text:span text:style-name="T3">conforta</text:span> 400 | -tare | éconforter | to comfort | -ieren. = consola, horta, da animo. ⊂ cum fort(e) -a. </text:p>
        </text:list-item>
        <text:list-item>
          <text:p text:style-name="P89"><text:span text:style-name="T3">confricatione</text:span> 400 | -zione | <text:span text:style-name="T5">frottement</text:span>, -tion | -tion. = attritu. ⊂ cum frica -trione. </text:p>
        </text:list-item>
        <text:list-item>
          <text:p text:style-name="P89"><text:span text:style-name="T3">confunde</text:span> -o | -ondere | -ondre | -ound, confuse | -ieren. ⊃ confuso. ⊂ cum funde. </text:p>
        </text:list-item>
        <text:list-item>
          <text:p text:style-name="P89"><text:span text:style-name="T3">confuso</text:span> -us | -uso | -us | -used | -us. = quem confunde. </text:p>
        </text:list-item>
        <text:list-item>
          <text:p text:style-name="P89">—<text:span text:style-name="T3">ione</text:span> -sio | -sione | -sion | -sion | -sion. </text:p>
        </text:list-item>
        <text:list-item>
          <text:p text:style-name="P89"><text:span text:style-name="T3">confuta</text:span> ū -o | -tare | | -te | -tieren. = reprime, mitiga, annihila. ⊂ cum (re)futa. </text:p>
        </text:list-item>
        <text:list-item>
          <text:p text:style-name="P89">—<text:span text:style-name="T3">bile</text:span> -ĭlis | -bile | | -ble | -bel. </text:p>
        </text:list-item>
        <text:list-item>
          <text:p text:style-name="P89">—<text:span text:style-name="T3">tione</text:span> -tio | -zione | | -tion | -tion. </text:p>
        </text:list-item>
        <text:list-item>
          <text:p text:style-name="P89"><text:span text:style-name="T3">congela</text:span> -ĕlo | -are | -geler | -geal | -gelieren. = redde gelu, fi gelu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<text:span text:style-name="T3">congenere</text:span> ĕ 100 | -ere | congénère | -er. = cum idem genere. </text:p>
        </text:list-item>
        <text:list-item>
          <text:p text:style-name="P89"><text:span text:style-name="T3">congenito</text:span> ĭ 100 | -ito | congénital | -tal | -tal. ⊂ cum genito. </text:p>
        </text:list-item>
        <text:list-item>
          <text:p text:style-name="P89"><text:span text:style-name="T3">congerie</text:span> -es | -rie | -érie | -ies | -ies. = cumulo, aggere. ⊂ cum ger(e) -ie. </text:p>
        </text:list-item>
        <text:list-item>
          <text:p text:style-name="P89"><text:span text:style-name="T3">congestiona</text:span> | -are | -er | to congest. = da congestione. </text:p>
        </text:list-item>
        <text:list-item>
          <text:p text:style-name="P89"><text:span text:style-name="T3">congestione</text:span> 100 | -stione | -stion | -stion | -stion. ⊂ cum gestione. = accumulatione (de sanguine in uno parte de corpore). </text:p>
        </text:list-item>
        <text:list-item>
          <text:p text:style-name="P89"><text:span text:style-name="T3">congloba</text:span> -ŏbo | -are | -er | -be | -ieren. ⊂ cum glob(o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glomera</text:span> ĕ -o | -are | -érer | -ate | -ieren. ⊂ cum glomera. </text:p>
        </text:list-item>
        <text:list-item>
          <text:p text:style-name="P89"><text:soft-page-break/>—<text:span text:style-name="T3">tione</text:span> 600 | -zione | -tion | -tion | -tion. </text:p>
        </text:list-item>
        <text:list-item>
          <text:p text:style-name="P89"><text:span text:style-name="T3">conglutina</text:span> ĭ -o | -are | -er | -ate | -ieren. ⊂ cum glutin(e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gratula</text:span> ŭ -or | -are | -er | -ate | -ieren. ⊂ cum gratula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<text:span text:style-name="T3">congrega</text:span> ĕ -o | -are, <text:span text:style-name="T5">adunare</text:span> | <text:span text:style-name="T5">assembler</text:span> | -ate | -ieren. ⊂ cum greg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gressu</text:span> -us | -esso | -ès | -ess | -ess. ⊂ cum grad(e) -tu. </text:p>
        </text:list-item>
        <text:list-item>
          <text:p text:style-name="P89"><text:span text:style-name="T3">congruente</text:span> 100 | -ente | -ent | -ent | -ent. = congruo. </text:p>
        </text:list-item>
        <text:list-item>
          <text:p text:style-name="P89">—<text:span text:style-name="T3">ia</text:span> 200 | -enza | -ence | -ency | -enz. </text:p>
        </text:list-item>
        <text:list-item>
          <text:p text:style-name="P89"><text:span text:style-name="T3">congruo</text:span> -us | -gruo | -gru | -gruous. ⊂ cum gru(e) -o. </text:p>
        </text:list-item>
        <text:list-item>
          <text:p text:style-name="P89"><text:span text:style-name="T3">conico</text:span> -ĭcus | -ico | -ique | -ic | -isch. ⊂ G. cōnicós ⊂ con(o) -ĭco. </text:p>
        </text:list-item>
        <text:list-item>
          <text:p text:style-name="P89"><text:span text:style-name="T3">conifero</text:span> -fĕr | -era | -ère | -er. = arbore que fer fructu in forma de cono, ut pino. </text:p>
        </text:list-item>
        <text:list-item>
          <text:p text:style-name="P89"><text:span text:style-name="T3">conjectura</text:span> -a | congettura | -ture | -ture | -tur. = cum jact(a) -ura. </text:p>
        </text:list-item>
        <text:list-item>
          <text:p text:style-name="P89"><text:span text:style-name="T3">conjectura</text:span> -o | congetturare | -ture | -ture | -turieren. </text:p>
        </text:list-item>
        <text:list-item>
          <text:p text:style-name="P89"><text:span text:style-name="T3">conjuga</text:span> -ŭgo | coniugare | -guer | -ate | -ieren. = conjunge, uni in matrimonio. ⊂ cum- jug(o) -a. </text:p>
        </text:list-item>
        <text:list-item>
          <text:p text:style-name="P89">—<text:span text:style-name="T3">atione</text:span> 400 | -zione | -gaison | -ation | -ation. </text:p>
        </text:list-item>
        <text:list-item>
          <text:p text:style-name="P89"><text:span text:style-name="T3">conjuge</text:span> -jux -jŭg- | conjuge. = marito aut uxore. ⊃ conjuga. ⊂ cum jug(o) -e. </text:p>
        </text:list-item>
        <text:list-item>
          <text:p text:style-name="P89">—<text:span text:style-name="T3">ale</text:span> 100 | -ale | -al | -al | -al. </text:p>
        </text:list-item>
        <text:list-item>
          <text:p text:style-name="P89"><text:span text:style-name="T3">conjuncto</text:span> -us | congiunto | conjoint | conjunct. = quem conjunge. </text:p>
        </text:list-item>
        <text:list-item>
          <text:p text:style-name="P89">—<text:span text:style-name="T3">ione</text:span> -tio | congiunzione | conjonction | -tion | -tion. </text:p>
        </text:list-item>
        <text:list-item>
          <text:p text:style-name="P89">—<text:span text:style-name="T3">ivo</text:span> 400 | congiuntivo | conjonctif | -tive | -tiv. </text:p>
        </text:list-item>
        <text:list-item>
          <text:p text:style-name="P89"><text:span text:style-name="T3">conjunctura</text:span> | congiuntura | conjoncture | -ture | -tur. = occasione. </text:p>
        </text:list-item>
        <text:list-item>
          <text:p text:style-name="P89"><text:span text:style-name="T3">conjunge</text:span> -o | congiungere | joindre, conjoindre | to conjoin | -gieren. ⊃ conjuncto. ⊂ cum junge. </text:p>
        </text:list-item>
        <text:list-item>
          <text:p text:style-name="P89"><text:span text:style-name="T3">conjura</text:span> ū -o | congiurare | -er | -re | -ieren. ⊂ cum jura. </text:p>
        </text:list-item>
        <text:list-item>
          <text:p text:style-name="P89">—<text:span text:style-name="T3">tione</text:span> -tio | congiura | -tion | -tion | -tion. </text:p>
        </text:list-item>
        <text:list-item>
          <text:p text:style-name="P89"><text:span text:style-name="T3">connecte</text:span> 100 | connettere | <text:span text:style-name="T5">lier</text:span>, <text:span text:style-name="T5">enchainer</text:span> | to connect | -ieren. = conjunge, uni, necte. ⊃ connexo. </text:p>
        </text:list-item>
        <text:list-item>
          <text:p text:style-name="P89"><text:span text:style-name="T3">connexo</text:span> -us | -esso | -exe | -ex | -ex. = quem connecte, conjuncto. </text:p>
        </text:list-item>
        <text:list-item>
          <text:p text:style-name="P89">—<text:span text:style-name="T3">ione</text:span> 100 | -essione | -exion | -ection | -exion. </text:p>
        </text:list-item>
        <text:list-item>
          <text:p text:style-name="P89">—<text:span text:style-name="T3">ivo</text:span> 200 | connettivo | connectif | connective | -iv. </text:p>
        </text:list-item>
        <text:list-item>
          <text:p text:style-name="P89"><text:span text:style-name="T3">connive</text:span> -eo | | -ver | connive | -ieren. = claude oculos, es indulgente, dissimula. </text:p>
        </text:list-item>
        <text:list-item>
          <text:p text:style-name="P89">—<text:span text:style-name="T3">ente</text:span> -ens | -ente | -ent | -ent | -ent. = complice. </text:p>
        </text:list-item>
        <text:list-item>
          <text:p text:style-name="P89">—<text:span text:style-name="T3">entia</text:span> 300 | -enza | -ence | -ance | -enz. </text:p>
        </text:list-item>
        <text:list-item>
          <text:p text:style-name="P89"><text:span text:style-name="T3">connotatione</text:span> | -zione | -tion | -tion | -tion. ⊂ cum nota -tione. </text:p>
        </text:list-item>
        <text:list-item>
          <text:p text:style-name="P89"><text:span text:style-name="T3">cono</text:span> -us | cono | cône | cone | Konus. ⊂ G. cônos. </text:p>
        </text:list-item>
        <text:list-item>
          <text:p text:style-name="P89">—<text:span text:style-name="T3">oide</text:span> | -oide | -oïde | -oid | -oïde. ⊂ G. cōnoeid <text:span text:style-name="T3">ē</text:span>s. = que habe forma de cono. </text:p>
        </text:list-item>
        <text:list-item>
          <text:p text:style-name="P89">conquire -o = quære cum diligentia, acquire, collige. </text:p>
        </text:list-item>
        <text:list-item>
          <text:p text:style-name="P89">conquire | conquistare | conquérir | to conquer | conquerieren. = acquire, doma, poti, subige, para, cape. </text:p>
        </text:list-item>
        <text:list-item>
          <text:p text:style-name="P89"><text:soft-page-break/><text:span text:style-name="T3">consanguineo</text:span> -us | -neo | consanguin | -neous. ⊂ cum sanguin(e) -eo. </text:p>
        </text:list-item>
        <text:list-item>
          <text:p text:style-name="P89">—<text:span text:style-name="T3">itate</text:span> -tas | -neità | -nité | -nity | -nität. ⊂ con sanguin(e) -itate. </text:p>
        </text:list-item>
        <text:list-item>
          <text:p text:style-name="P89"><text:span text:style-name="T3">conscientia</text:span> -a | coscienzia | -ence | -ence | -enz. = scientia, notitia, cognitione, to sci. ⊂ cum sci -entia. </text:p>
        </text:list-item>
        <text:list-item>
          <text:p text:style-name="P89">—<text:span text:style-name="T3">ioso</text:span> | coscienzioso | -cieux | -tious | -ös. ⊂ conscienti(a) -oso. </text:p>
        </text:list-item>
        <text:list-item>
          <text:p text:style-name="P89"><text:span text:style-name="T3">conscio</text:span> -us | -scio, -sciente | -scient | -scious, -scient | -scius. ⊂ cum sci -o. </text:p>
        </text:list-item>
        <text:list-item>
          <text:p text:style-name="P89"><text:span text:style-name="T3">conscribe</text:span> -o | <text:span text:style-name="T5">arruolare</text:span> | <text:span text:style-name="T5">enrôler</text:span> | conscribe | -ieren. = inscribe in catalogo. ⊃ conscripto. ⊂ cum scribe. </text:p>
        </text:list-item>
        <text:list-item>
          <text:p text:style-name="P89"><text:span text:style-name="T3">conscripto</text:span> -us | coscritto | conscrit | -script | -ibiert. = quem conscribe. </text:p>
        </text:list-item>
        <text:list-item>
          <text:p text:style-name="P89">—<text:span text:style-name="T3">ione</text:span> -tio | coscrizione | -tion | -tion | -tion. </text:p>
        </text:list-item>
        <text:list-item>
          <text:p text:style-name="P89"><text:span text:style-name="T3">consecra</text:span> ĕ -o | consacrare | consacrer | consecrate | -ieren. ⊂ cum sacra. </text:p>
        </text:list-item>
        <text:list-item>
          <text:p text:style-name="P89">—<text:span text:style-name="T3">tione</text:span> -tio | consacrazione | consécration | -tion | -tion. </text:p>
        </text:list-item>
        <text:list-item>
          <text:p text:style-name="P89"><text:span text:style-name="T3">consecuto</text:span> -us = que e conseque, (Cicerone), quem conseque (Varrone). </text:p>
        </text:list-item>
        <text:list-item>
          <text:p text:style-name="P89">—<text:span text:style-name="T3">ivo</text:span> | -tivo | -écutif | -tive | -tiv. </text:p>
        </text:list-item>
        <text:list-item>
          <text:p text:style-name="P89"><text:span text:style-name="T3">consensu</text:span> -us | -enso | -entement | -ent, -ense | -ens. = ton consenti. </text:p>
        </text:list-item>
        <text:list-item>
          <text:p text:style-name="P89"><text:span text:style-name="T3">consenti</text:span> -io | -ire | -ir | -ent | -ieren. = conveni, concorda, concede. ⊂ cum senti. </text:p>
        </text:list-item>
        <text:list-item>
          <text:p text:style-name="P89"><text:span text:style-name="T3">conseque</text:span> -ĕquor = seque, resulta. </text:p>
        </text:list-item>
        <text:list-item>
          <text:p text:style-name="P89"><text:span text:style-name="T3">conseque</text:span> -ĕquor | conseguire. = obtine, acquire. </text:p>
        </text:list-item>
        <text:list-item>
          <text:p text:style-name="P89">—<text:span text:style-name="T3">nte</text:span> -ens | -guente | -équent | -quent | -quent. = que seque. </text:p>
        </text:list-item>
        <text:list-item>
          <text:p text:style-name="P89">—<text:span text:style-name="T3">ntia</text:span> -a | -guenza | -équence | -ence | -enz. </text:p>
        </text:list-item>
        <text:list-item>
          <text:p text:style-name="P89"><text:span text:style-name="T3">conserva</text:span> -o | -vare | -ver | -ve | -vieren. = serva cum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e</text:span> -tor | -tore | -teur | -tor | -tor. </text:p>
        </text:list-item>
        <text:list-item>
          <text:p text:style-name="P89">—<text:span text:style-name="T3">torio</text:span> | -torio | -toire | -tory | -torium. = musæo, schola de musica. </text:p>
        </text:list-item>
        <text:list-item>
          <text:p text:style-name="P89"><text:span text:style-name="T3">considera</text:span> ĕ -o | -are | -érer | -er | -ieren. ⊂ cum sider(e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</text:span> -us | -to | considéré | -ate. </text:p>
        </text:list-item>
        <text:list-item>
          <text:p text:style-name="P89">consigna -o = signa, sigilla, confide. </text:p>
        </text:list-item>
        <text:list-item>
          <text:p text:style-name="P89">consigna | consegnare | -gner | -ign | -ieren. = depone, trade. </text:p>
        </text:list-item>
        <text:list-item>
          <text:p text:style-name="P89"><text:span text:style-name="T3">consilia</text:span> -or | -gliare | conseiller | to counsel | -iieren. = da consilio, consulta. </text:p>
        </text:list-item>
        <text:list-item>
          <text:p text:style-name="P89"><text:span text:style-name="T3">consilio</text:span> -um | -glio | conseil | counsel | -um. ⊂ consul(e) -io. </text:p>
        </text:list-item>
        <text:list-item>
          <text:p text:style-name="P89">—<text:span text:style-name="T3">iario</text:span> -us | -gliere | conseiller | counsellor | -arius. </text:p>
        </text:list-item>
        <text:list-item>
          <text:p text:style-name="P89"><text:span text:style-name="T3">consiste</text:span> -o | -ere | -er | -ist | -ieren. ⊂ cum siste. </text:p>
        </text:list-item>
        <text:list-item>
          <text:p text:style-name="P89">—<text:span text:style-name="T3">nte</text:span> | -nte | -ant | -ent | -ent. </text:p>
        </text:list-item>
        <text:list-item>
          <text:p text:style-name="P89">—<text:span text:style-name="T3">ntia</text:span> | -enza | -ance | -ence | -enz. </text:p>
        </text:list-item>
        <text:list-item>
          <text:p text:style-name="P89"><text:span text:style-name="T3">consobrino</text:span> ī -us | cugino | cousin | cousin | <text:span text:style-name="T5">Vetter</text:span>, Cousin. ⊂ cum soror(e) -ino. </text:p>
        </text:list-item>
        <text:list-item>
          <text:p text:style-name="P89"><text:span text:style-name="T3">consocia</text:span> -o | -ciare | | -ciate | -iieren. ⊂ cum socia. = associa. </text:p>
        </text:list-item>
        <text:list-item>
          <text:p text:style-name="P89">—<text:span text:style-name="T3">tione</text:span> -tio | -zione | | -tion | -tion. </text:p>
        </text:list-item>
        <text:list-item>
          <text:p text:style-name="P89"><text:span text:style-name="T3">consocio</text:span> 400 | -cio | | -ciate. = socio cum. </text:p>
        </text:list-item>
        <text:list-item>
          <text:p text:style-name="P89"><text:soft-page-break/><text:span text:style-name="T3">consola</text:span> ō, -or | -are | -er | -er | -ieren. ⊂ cum sola. </text:p>
        </text:list-item>
        <text:list-item>
          <text:p text:style-name="P89">—<text:span text:style-name="T3">bile</text:span> -bĭlis | -bile | -ble | -ble | -bel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e</text:span> -tor | -tore | -teur | -tor | -tor. </text:p>
        </text:list-item>
        <text:list-item>
          <text:p text:style-name="P89">—<text:span text:style-name="T3">torio</text:span> -us | -torio | -toire | -tory | -torisch. </text:p>
        </text:list-item>
        <text:list-item>
          <text:p text:style-name="P89"><text:span text:style-name="T3">consolida</text:span> ĭ 100 | -are | -er | -ate | -ieren. ⊂ cum solid(o) -a. </text:p>
        </text:list-item>
        <text:list-item>
          <text:p text:style-name="P89">—<text:span text:style-name="T3">nte</text:span> | -ante | -ant | -ant. </text:p>
        </text:list-item>
        <text:list-item>
          <text:p text:style-name="P89">—<text:span text:style-name="T3">tione</text:span> 300 | -zione | -tion | -tion | -tion. </text:p>
        </text:list-item>
        <text:list-item>
          <text:p text:style-name="P89">—<text:span text:style-name="T3">to</text:span> -us | -ato | -é | -ate | -iert. </text:p>
        </text:list-item>
        <text:list-item>
          <text:p text:style-name="P89"><text:span text:style-name="T3">consonante</text:span> 100 | -ante | consonne, consonant | -ant | -ant. ⊂ cum sona -nte. </text:p>
        </text:list-item>
        <text:list-item>
          <text:p text:style-name="P89">—<text:span text:style-name="T3">ia</text:span> 100 | -anza | -ance | -ance | -anz. </text:p>
        </text:list-item>
        <text:list-item>
          <text:p text:style-name="P89"><text:span text:style-name="T3">consono</text:span> -ŏnus | -ono | -onant | -onous. ⊂ cum sono. </text:p>
        </text:list-item>
        <text:list-item>
          <text:p text:style-name="P89"><text:span text:style-name="T3">consorte</text:span> -ors | -orte | -ort | -ort | -orte. = marito, muliere, comité, consocio. ⊂ cum sorte. </text:p>
        </text:list-item>
        <text:list-item>
          <text:p text:style-name="P89"><text:span text:style-name="T3">conspice</text:span> ĭ -io | <text:span text:style-name="T5">guardare</text:span> | <text:span text:style-name="T5">regarder</text:span> | <text:span text:style-name="T5">to behold</text:span> | conspicieren. = spece, cum spece. </text:p>
        </text:list-item>
        <text:list-item>
          <text:p text:style-name="P89"><text:span text:style-name="T3">conspira</text:span> ī -o | conspirare | -rer | -re | -rieren. ⊂ cum spir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consta -o = sta cum, sta, persiste, consiste, ne varia. </text:p>
        </text:list-item>
        <text:list-item>
          <text:p text:style-name="P89">consta -o | constare | conster. = es composito, es certo, es claro. </text:p>
        </text:list-item>
        <text:list-item>
          <text:p text:style-name="P89"><text:span text:style-name="T3">consta</text:span> -o | costare | coûter | cost | kosten. = habe pretio. </text:p>
        </text:list-item>
        <text:list-item>
          <text:p text:style-name="P89">—<text:span text:style-name="T3">ante</text:span> -ans | -ante | -ant | -ant | -ant. = ne variabile. </text:p>
        </text:list-item>
        <text:list-item>
          <text:p text:style-name="P89">—<text:span text:style-name="T3">antia</text:span> -a | costanza | -ance | -ancy | -anz. </text:p>
        </text:list-item>
        <text:list-item>
          <text:p text:style-name="P89"><text:span text:style-name="T3">constellatione</text:span> | costellazione | -ation | -ation | -ation. ⊂ cum stella -tione. </text:p>
        </text:list-item>
        <text:list-item>
          <text:p text:style-name="P89"><text:span text:style-name="T3">consterna</text:span> -o | costernare | -er | | -ieren. = terre. ⊂ cum stern(e) -a. </text:p>
        </text:list-item>
        <text:list-item>
          <text:p text:style-name="P89">—<text:span text:style-name="T3">tione</text:span> | costernazione | -ation | -ation | -ation. </text:p>
        </text:list-item>
        <text:list-item>
          <text:p text:style-name="P89">constīpa -o = stipa, coge, condensa. </text:p>
        </text:list-item>
        <text:list-item>
          <text:p text:style-name="P89">constipa | costipare | -per | -pate | -ieren. = redde stypico. </text:p>
        </text:list-item>
        <text:list-item>
          <text:p text:style-name="P89"><text:span text:style-name="T3">constipatione</text:span> | costipazione | -ation | -ation | -ation. = to es stypico. </text:p>
        </text:list-item>
        <text:list-item>
          <text:p text:style-name="P89"><text:span text:style-name="T3">constitue</text:span> -o | costituire | -tuer | -tute | -ieren. ⊂ cum statue. </text:p>
        </text:list-item>
        <text:list-item>
          <text:p text:style-name="P89">—<text:span text:style-name="T3">nte</text:span> | costituente | -ant | -ent | -ent. </text:p>
        </text:list-item>
        <text:list-item>
          <text:p text:style-name="P89"><text:span text:style-name="T3">constituto</text:span> -us = quem constitue. </text:p>
        </text:list-item>
        <text:list-item>
          <text:p text:style-name="P89">—<text:span text:style-name="T3">ione</text:span> -io | constituzione | -tion | -tion | -tion. </text:p>
        </text:list-item>
        <text:list-item>
          <text:p text:style-name="P89">—<text:span text:style-name="T3">ionale</text:span> | costituzionale | -onnel | -al | -ell. </text:p>
        </text:list-item>
        <text:list-item>
          <text:p text:style-name="P89">—<text:span text:style-name="T3">ivo</text:span> | costitutivo | -tif | -tive | -tiv. </text:p>
        </text:list-item>
        <text:list-item>
          <text:p text:style-name="P89"><text:span text:style-name="T3">constricto</text:span> -us | costretto | contraint | constricted. = quem constringe. </text:p>
        </text:list-item>
        <text:list-item>
          <text:p text:style-name="P89">—<text:span text:style-name="T3">ione</text:span> 500 | costrizione | -tion, contrainte | -ction, constraint | -tion. </text:p>
        </text:list-item>
        <text:list-item>
          <text:p text:style-name="P89"><text:span text:style-name="T3">constringe</text:span> -o | costringere | contraindre | to constrain, constringe, constrict | -ieren. = pelle, compelle, impelle, urge, preme, stringe. ⊂ cum stringe. </text:p>
        </text:list-item>
        <text:list-item>
          <text:p text:style-name="P89"><text:span text:style-name="T3">constructo</text:span> -us | construtto. = quem construe. </text:p>
        </text:list-item>
        <text:list-item>
          <text:p text:style-name="P89">—<text:span text:style-name="T3">ione</text:span> -tio | costruzione | -tion | -tion | -tion. </text:p>
        </text:list-item>
        <text:list-item>
          <text:p text:style-name="P89">—<text:span text:style-name="T3">ivo</text:span> | costruttivo | -tif | -tive | -tiv. </text:p>
        </text:list-item>
        <text:list-item>
          <text:p text:style-name="P89"><text:soft-page-break/>—<text:span text:style-name="T3">ore</text:span> | costruttore | -teur | -ter. </text:p>
        </text:list-item>
        <text:list-item>
          <text:p text:style-name="P89"><text:span text:style-name="T3">construe</text:span> -o | costruire | -uire | -uct, construe | -ieren. = strue, ædifica, fabrica. </text:p>
        </text:list-item>
        <text:list-item>
          <text:p text:style-name="P89">consŭle -o = consulta. </text:p>
        </text:list-item>
        <text:list-item>
          <text:p text:style-name="P89"><text:span text:style-name="T3">consule</text:span> -ŭl | -ole | -ul | -ul | -ul. </text:p>
        </text:list-item>
        <text:list-item>
          <text:p text:style-name="P89">—<text:span text:style-name="T3">are</text:span> -is | -olare | -aire | -ar | -ar. </text:p>
        </text:list-item>
        <text:list-item>
          <text:p text:style-name="P89">—<text:span text:style-name="T3">atu</text:span> -us | -olato | -at | -ate | -at. </text:p>
        </text:list-item>
        <text:list-item>
          <text:p text:style-name="P89">—<text:span text:style-name="T3">ente</text:span> | -ente | consultant | counsellor | -ent. </text:p>
        </text:list-item>
        <text:list-item>
          <text:p text:style-name="P89"><text:span text:style-name="T3">consulta</text:span> -o | -are | -er | -ult | -ieren. ⊂ consul(e) -t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sulto</text:span> -um | -to | -tation | -ult | -um. = decisione, deliberatione, consilio. ⊂ consul(e) -to. </text:p>
        </text:list-item>
        <text:list-item>
          <text:p text:style-name="P89"><text:span text:style-name="T3">consume</text:span> ū -o | -are | -er | -me | -ieren. = destrue, vora. ⊃ consumpto. ⊂ cun sume. </text:p>
        </text:list-item>
        <text:list-item>
          <text:p text:style-name="P89"><text:span text:style-name="T3">consumptione</text:span> -tio | -nzione | -omption | -tion | -tion. ⊂ consum(e) -tione. </text:p>
        </text:list-item>
        <text:list-item>
          <text:p text:style-name="P89"><text:span text:style-name="T3">contactu</text:span> -us | -atto | -act | -act | -act. = to tange. </text:p>
        </text:list-item>
        <text:list-item>
          <text:p text:style-name="P89"><text:span text:style-name="T3">contagio</text:span> -ium | -io | -e | -ium | -ium. ⊂ cum ta(n)g(e) -io. </text:p>
        </text:list-item>
        <text:list-item>
          <text:p text:style-name="P89">—<text:span text:style-name="T3">ione</text:span> -gio = contagio. </text:p>
        </text:list-item>
        <text:list-item>
          <text:p text:style-name="P89">—<text:span text:style-name="T3">ioso</text:span> 100 | -ioso | -ieux | -ious | -iös. </text:p>
        </text:list-item>
        <text:list-item>
          <text:p text:style-name="P89"><text:span text:style-name="T3">contamina</text:span> -ĭno | -are | -er | -ate | -ieren. = pollue, macula, corrumpe. ⊂ cum ta(nge) -min(e) -a. </text:p>
        </text:list-item>
        <text:list-item>
          <text:p text:style-name="P89">—<text:span text:style-name="T3">tione</text:span> 300 | -zione | -tion | -tion | -tion. </text:p>
        </text:list-item>
        <text:list-item>
          <text:p text:style-name="P89"><text:span text:style-name="T3">contemne</text:span> -o | | | -temn | -ieren. = temne, sperne, neglige, deride, anti pretia. ⊃ contempto. </text:p>
        </text:list-item>
        <text:list-item>
          <text:p text:style-name="P89"><text:span text:style-name="T3">contempla</text:span> -o, -or | -are | -er | -ate | -ieren. ⊂ cum templ(o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ivo</text:span> 100 | -ivo | -if | -ive | -iv. </text:p>
        </text:list-item>
        <text:list-item>
          <text:p text:style-name="P89"><text:span text:style-name="T3">contemporaneo</text:span> -ĕus | -aneo | -ain | -aneous, -ary | -är, -aneus. ⊂ cum tempor(e) -aneo. </text:p>
        </text:list-item>
        <text:list-item>
          <text:p text:style-name="P89"><text:span text:style-name="T3">contempto</text:span> -us | | | contempt. = quem contemne. </text:p>
        </text:list-item>
        <text:list-item>
          <text:p text:style-name="P89">contende -o = tende cum. &gt; </text:p>
        </text:list-item>
        <text:list-item>
          <text:p text:style-name="P89">— -o | -ere | | -end. = oppone, litiga, contesta, disputa, controverte. &gt; </text:p>
        </text:list-item>
        <text:list-item>
          <text:p text:style-name="P89"><text:span text:style-name="T3">contentione</text:span> -tio | -zione, contesa | -tion, <text:span text:style-name="T5">contestation</text:span> | -tion | -tion. ⊂ conten(de) -tione. </text:p>
        </text:list-item>
        <text:list-item>
          <text:p text:style-name="P89"><text:span text:style-name="T3">contentioso</text:span> | -us | -zioso | -tieux | -tious | -tiös. = que contende. </text:p>
        </text:list-item>
        <text:list-item>
          <text:p text:style-name="P89"><text:span text:style-name="T3">contento</text:span> -us | -ento | -ent | -ent | -ent. = satisfacto. ⊂ </text:p>
        </text:list-item>
        <text:list-item>
          <text:p text:style-name="P89">— -us = quem contine. </text:p>
        </text:list-item>
        <text:list-item>
          <text:p text:style-name="P89">contento –us = quem contende. </text:p>
        </text:list-item>
        <text:list-item>
          <text:p text:style-name="P89">contesta -or = sume teste in judicio. </text:p>
        </text:list-item>
        <text:list-item>
          <text:p text:style-name="P89">contesta | -are | -er | -est | -ieren. = disputa, controverte, oppugna, refuta, contende. </text:p>
        </text:list-item>
        <text:list-item>
          <text:p text:style-name="P89"><text:span text:style-name="T3">contextu</text:span> -us | -sto | -xte | -xt | -xt. ⊂ cum textu. </text:p>
        </text:list-item>
        <text:list-item>
          <text:p text:style-name="P89"><text:span text:style-name="T3">contiguo</text:span> -us | -guo | -gu | -guous | -guierlich. ⊂ cum ta(n)g(e) -uo. </text:p>
        </text:list-item>
        <text:list-item>
          <text:p text:style-name="P89">—<text:span text:style-name="T3">uitate</text:span> | -tà | -té | -ty | -tät. </text:p>
        </text:list-item>
        <text:list-item>
          <text:p text:style-name="P89"><text:span text:style-name="T3">contine</text:span> -ĭneo | -enere | -enir | -ain. = tene cum, cape, modera. </text:p>
        </text:list-item>
        <text:list-item>
          <text:p text:style-name="P89"><text:soft-page-break/>—<text:span text:style-name="T3">nte</text:span> -ns | -nte | -nt | -nt | -nt. = terra firmo, anti insula. </text:p>
        </text:list-item>
        <text:list-item>
          <text:p text:style-name="P89">—— -ns | -enente | -enant | -inent. = que contine. </text:p>
        </text:list-item>
        <text:list-item>
          <text:p text:style-name="P89">—<text:span text:style-name="T3">ntale</text:span> | -ale | -al | -al | -al. </text:p>
        </text:list-item>
        <text:list-item>
          <text:p text:style-name="P89">—<text:span text:style-name="T3">ntia</text:span> -a | -nza | -nce | -nce. = moderatione. </text:p>
        </text:list-item>
        <text:list-item>
          <text:p text:style-name="P89">—— 200 | -tenenza | -enance | countenance. = capacitate. </text:p>
        </text:list-item>
        <text:list-item>
          <text:p text:style-name="P89"><text:span text:style-name="T3">continge</text:span> -o = tange, concerne, eveni. ⊂ cum tange. </text:p>
        </text:list-item>
        <text:list-item>
          <text:p text:style-name="P89">—<text:span text:style-name="T3">nte</text:span> | -nte | -nt | -nt | -nt. </text:p>
        </text:list-item>
        <text:list-item>
          <text:p text:style-name="P89"><text:span text:style-name="T3">continua</text:span> -o | -uare | -uer | -ue | -uieren. ⊂ continu(o) -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tinuo</text:span> -us | -nuo | -nuel, -nu | -nual, -nuous | <text:span text:style-name="T5">stetig</text:span>, -nuell. ⊂ contin(e) -uo. </text:p>
        </text:list-item>
        <text:list-item>
          <text:p text:style-name="P89">—<text:span text:style-name="T3">uitate</text:span> 100 | -ità | -ité | -ity | -ität. </text:p>
        </text:list-item>
        <text:list-item>
          <text:p text:style-name="P89"><text:span text:style-name="T3">contorque</text:span> -ueo | -orcere | -ordre | -ort | -orquieren. = torque. </text:p>
        </text:list-item>
        <text:list-item>
          <text:p text:style-name="P89"><text:span text:style-name="T3">contortione</text:span> -tio | -sione | -sion | -tion | -tion. ⊂ cum tortione. </text:p>
        </text:list-item>
        <text:list-item>
          <text:p text:style-name="P89"><text:span text:style-name="T3">CONTRA</text:span> contra | contro | contre | <text:span text:style-name="T5">against</text:span>, counter | <text:span text:style-name="T5">gegen</text:span>. ⊃ contrario, contradic, contrafac. </text:p>
        </text:list-item>
        <text:list-item>
          <text:p text:style-name="P89"><text:span text:style-name="T3">contractione</text:span> -tio | -zione | -tion | -tion | -tion. = ton contrahe. </text:p>
        </text:list-item>
        <text:list-item>
          <text:p text:style-name="P89"><text:span text:style-name="T3">contracto</text:span> -us | contratto | -acté. = quem contrahe. </text:p>
        </text:list-item>
        <text:list-item>
          <text:p text:style-name="P89"><text:span text:style-name="T3">contractu</text:span> 100 | -atto | -at | -act | -act. = pacto. ⊂ contrah(e) -tu. </text:p>
        </text:list-item>
        <text:list-item>
          <text:p text:style-name="P89"><text:span text:style-name="T3">contradic</text:span> -co | -adire | -edire | -adict | -adicieren. ⊂ contra dic. </text:p>
        </text:list-item>
        <text:list-item>
          <text:p text:style-name="P89">—<text:span text:style-name="T3">ente</text:span> 200 | -ente | contredisant | | -ent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—<text:span text:style-name="T3">tore</text:span> 300 | -dittore | -teur | -tor | -tor. </text:p>
        </text:list-item>
        <text:list-item>
          <text:p text:style-name="P89">—<text:span text:style-name="T3">torio</text:span> -dittorio | -oire | -ory | -orisch. </text:p>
        </text:list-item>
        <text:list-item>
          <text:p text:style-name="P89"><text:span text:style-name="T3">contrafac</text:span> N | -affare | -efaire | counterfeit. = imita, falsifica. ⊂ contra fac. </text:p>
        </text:list-item>
        <text:list-item>
          <text:p text:style-name="P89">—<text:span text:style-name="T3">tione</text:span> | -zione | contrefaction, contrefaçon | | -tion. </text:p>
        </text:list-item>
        <text:list-item>
          <text:p text:style-name="P89"><text:span text:style-name="T3">contrahe</text:span> -ăho | contrarre | -acter | -act | -ahieren. = trahe cum, astringe, abbrevia, cape (obligatione, morbo). </text:p>
        </text:list-item>
        <text:list-item>
          <text:p text:style-name="P89"><text:span text:style-name="T3">contrapone</text:span> ō 100 | -apporre | | -pose | -ponieren. = pone contra, oppone. ⊃ F. contreposer = pone male. </text:p>
        </text:list-item>
        <text:list-item>
          <text:p text:style-name="P89"><text:span text:style-name="T3">contraposito</text:span> -ĭtus | -pposto | | -sed | -post. = quem contrapone. </text:p>
        </text:list-item>
        <text:list-item>
          <text:p text:style-name="P89"><text:span text:style-name="T3">contrario</text:span> -us | -ario | -aire | -ary | -är. ⊂ contr(a) -ario. </text:p>
        </text:list-item>
        <text:list-item>
          <text:p text:style-name="P89">—<text:span text:style-name="T3">ietate</text:span> 500 | -età | -été | -ety | -etät. </text:p>
        </text:list-item>
        <text:list-item>
          <text:p text:style-name="P89"><text:span text:style-name="T3">contrasta</text:span> -o | -are | -er | -ast | -ieren. ⊂ contra sta. </text:p>
        </text:list-item>
        <text:list-item>
          <text:p text:style-name="P89"><text:span text:style-name="T3">contraventione</text:span> | -avvenzione | -tion | -tion | -tion. ⊂ contraven(i) -tione. </text:p>
        </text:list-item>
        <text:list-item>
          <text:p text:style-name="P89"><text:span text:style-name="T3">contraveni</text:span> | -avvenire | -evenir | -avene | -ieren. ⊂ contra veni. </text:p>
        </text:list-item>
        <text:list-item>
          <text:p text:style-name="P89"><text:span text:style-name="T3">contribue</text:span> -o | -uire | -uer | -ute | -uieren. ⊂ cum tribue. </text:p>
        </text:list-item>
        <text:list-item>
          <text:p text:style-name="P89">—<text:span text:style-name="T3">uente</text:span> | -uente | -uant | -utor | -uent. </text:p>
        </text:list-item>
        <text:list-item>
          <text:p text:style-name="P89">—<text:span text:style-name="T3">uto</text:span> 100 | -uto | -ué | -uted. = quem contribue. </text:p>
        </text:list-item>
        <text:list-item>
          <text:p text:style-name="P89">—<text:span text:style-name="T3">utione</text:span> 300 | -zione | -tion | -tion | -tion. </text:p>
        </text:list-item>
        <text:list-item>
          <text:p text:style-name="P89">—<text:span text:style-name="T3">utivo</text:span> | -tivo | -tif | -tive | -tiv. </text:p>
        </text:list-item>
        <text:list-item>
          <text:p text:style-name="P89"><text:span text:style-name="T3">contrista</text:span> -o | -tare | -ter | -t, -tate. = redde triste. </text:p>
        </text:list-item>
        <text:list-item>
          <text:p text:style-name="P89"><text:span text:style-name="T3">contritione</text:span> 100 | -zione | -tion | -tion | -tion. = to habe corde contrito, dolore magno. </text:p>
        </text:list-item>
        <text:list-item>
          <text:p text:style-name="P89"><text:span text:style-name="T3">contrito</text:span> -us = trito. </text:p>
        </text:list-item>
        <text:list-item>
          <text:p text:style-name="P89"><text:soft-page-break/><text:span text:style-name="T3">controverso</text:span> -us | -verso | -versé | -verted | -vers. = discusso, dubio, contra verso. </text:p>
        </text:list-item>
        <text:list-item>
          <text:p text:style-name="P89">—<text:span text:style-name="T3">ia</text:span> -ĭa | -versia | -verse | -versy | -verse. = discussione, disputatione. </text:p>
        </text:list-item>
        <text:list-item>
          <text:p text:style-name="P89">contumace -ax = superbo, inflexibile, arrogante, renitente, obstinato. ⊂ cum tum(e) -ace, que tume de superbia. </text:p>
        </text:list-item>
        <text:list-item>
          <text:p text:style-name="P89"><text:span text:style-name="T3">contumace</text:span> 100 | -mace | -mace, -max | -macious | -max. = renitente ad judice. </text:p>
        </text:list-item>
        <text:list-item>
          <text:p text:style-name="P89">—<text:span text:style-name="T3">ia</text:span> 100 | -acia | -ace | -acy | -az. </text:p>
        </text:list-item>
        <text:list-item>
          <text:p text:style-name="P89"><text:span text:style-name="T3">contumelia</text:span> -a | -lia | | -ly | -lie. = insultu, injuria. ⊂ cum tum(e) -el(e) -ia. </text:p>
        </text:list-item>
        <text:list-item>
          <text:p text:style-name="P89"><text:span text:style-name="T3">contunde</text:span> -o | -ere, <text:span text:style-name="T5">ammaccare</text:span> | contusionner | contuse | contundieren. ⊃ contuso. ⊂ cum tunde. </text:p>
        </text:list-item>
        <text:list-item>
          <text:p text:style-name="P89"><text:span text:style-name="T3">contuso</text:span> -us | contuso | contus | contused. = quem contude. </text:p>
        </text:list-item>
        <text:list-item>
          <text:p text:style-name="P89">—<text:span text:style-name="T3">ione</text:span> 100 | -sione | -sion | -sion | -sion. </text:p>
        </text:list-item>
        <text:list-item>
          <text:p text:style-name="P89"><text:span text:style-name="T3">convalesce</text:span> -o | | | -sce. = es convalescente. ⊂ cum vale -sce. </text:p>
        </text:list-item>
        <text:list-item>
          <text:p text:style-name="P89">—<text:span text:style-name="T3">nte</text:span> | -nte | -nt | -nt | -nt. </text:p>
        </text:list-item>
        <text:list-item>
          <text:p text:style-name="P89">—<text:span text:style-name="T3">ntia</text:span> | -nza | -nce | -nce | -nz. </text:p>
        </text:list-item>
        <text:list-item>
          <text:p text:style-name="P89"><text:span text:style-name="T3">conveni</text:span> -ĕnio | -nire | -nir | -ne | -nieren. = veni cum, concurre, aggrega se, es opportuno, se confac, es concorde. ⊃ -iente, conventione, -tu, dis-. </text:p>
        </text:list-item>
        <text:list-item>
          <text:p text:style-name="P89">—<text:span text:style-name="T3">iente</text:span> -iens | -iente | -ant | -ient | -ient. = proprio, confaciente, digno. </text:p>
        </text:list-item>
        <text:list-item>
          <text:p text:style-name="P89">—<text:span text:style-name="T3">ientia</text:span> -a | -ienza | -ance | -ience | -ienz. </text:p>
        </text:list-item>
        <text:list-item>
          <text:p text:style-name="P89"><text:span text:style-name="T3">conventione</text:span> -tio | -zione | -tion | -tion | -tion. = contractu, pacto. ⊂ cum ven(i) -tione. </text:p>
        </text:list-item>
        <text:list-item>
          <text:p text:style-name="P89">—<text:span text:style-name="T3">ale</text:span> 600 | -zionale | -tionnel | -tional | -tionell, -tional. </text:p>
        </text:list-item>
        <text:list-item>
          <text:p text:style-name="P89"><text:span text:style-name="T3">convento</text:span> -us | convenuto | convenu | convened. = que e conveni, quem conveni. </text:p>
        </text:list-item>
        <text:list-item>
          <text:p text:style-name="P89">— -um = conventione. </text:p>
        </text:list-item>
        <text:list-item>
          <text:p text:style-name="P89"><text:span text:style-name="T3">conventu</text:span> -u | -vento | couvent | -vent | -vent. = to conveni, reunione, societate, cœnobio, collegio. </text:p>
        </text:list-item>
        <text:list-item>
          <text:p text:style-name="P89"><text:span text:style-name="T3">converge</text:span> | -gere | -ger | -ge | -gieren. = verge cum. </text:p>
        </text:list-item>
        <text:list-item>
          <text:p text:style-name="P89">—<text:span text:style-name="T3">nte</text:span> | -ente | -ent | -ent | -ent. </text:p>
        </text:list-item>
        <text:list-item>
          <text:p text:style-name="P89">—<text:span text:style-name="T3">ntia</text:span> | -enza | -ence | -ence | -enz. </text:p>
        </text:list-item>
        <text:list-item>
          <text:p text:style-name="P89"><text:span text:style-name="T3">conversa</text:span> 100 | -are | -er, <text:span text:style-name="T5">causer</text:span> | -e | -ieren. = convive, loque. ⊂ cum versa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<text:span text:style-name="T3">converso</text:span> 100 | -rso, -rtito | -rs, -rti | -rse, -rted | -rtit. = quem converte. </text:p>
        </text:list-item>
        <text:list-item>
          <text:p text:style-name="P89">—<text:span text:style-name="T3">ione</text:span> -io | -sione | -sion | -sion | -sion. </text:p>
        </text:list-item>
        <text:list-item>
          <text:p text:style-name="P89"><text:span text:style-name="T3">converte</text:span> -o | -ire | -ir | to convert | -ieren. = verte, muta. ⊃ converso. </text:p>
        </text:list-item>
        <text:list-item>
          <text:p text:style-name="P89">—<text:span text:style-name="T3">ibile</text:span> ĭ 200 | -bile | -ble | -ble | -bel. = quem pote converte. </text:p>
        </text:list-item>
        <text:list-item>
          <text:p text:style-name="P89">——<text:span text:style-name="T3">itate</text:span> | -ità | -ité | -ity | -ität. </text:p>
        </text:list-item>
        <text:list-item>
          <text:p text:style-name="P89"><text:span text:style-name="T3">convexo</text:span> -us | -vesso | -vexe | -vex | -vex. ⊂ cum veh(e) -to. </text:p>
        </text:list-item>
        <text:list-item>
          <text:p text:style-name="P89">—<text:span text:style-name="T3">itate</text:span> 100 | -vessità | -té | -ty | -tät. </text:p>
        </text:list-item>
        <text:list-item>
          <text:p text:style-name="P89"><text:soft-page-break/>convictione -tio = ton convive, conviventia, conversatione, frequentatione. </text:p>
        </text:list-item>
        <text:list-item>
          <text:p text:style-name="P89">— N | convinzione | conviction | -tion | -tion. = ton convince, conscientia, persuasione. </text:p>
        </text:list-item>
        <text:list-item>
          <text:p text:style-name="P89"><text:span text:style-name="T3">convicto</text:span> -us | -vinto | -vaincu | -vict, -vinced. = quem convince. </text:p>
        </text:list-item>
        <text:list-item>
          <text:p text:style-name="P89">convictu -us | convitto | | | -ct. = conviventia, collegio. </text:p>
        </text:list-item>
        <text:list-item>
          <text:p text:style-name="P89"><text:span text:style-name="T3">convince</text:span> -o | -cere | convaincre | -ce | -cieren. = suade, vince, condemna. ⊃ convicto. </text:p>
        </text:list-item>
        <text:list-item>
          <text:p text:style-name="P89"><text:span text:style-name="T3">conviva</text:span> -a | | -ve | -ve | -va. = qui participa ad convivio. </text:p>
        </text:list-item>
        <text:list-item>
          <text:p text:style-name="P89">—<text:span text:style-name="T3">e</text:span> -o | convivere. = vive cum. </text:p>
        </text:list-item>
        <text:list-item>
          <text:p text:style-name="P89">—<text:span text:style-name="T3">io</text:span> -ĭum | -vio | <text:span text:style-name="T5">festin</text:span> | <text:span text:style-name="T5">banquet</text:span> | -vium = to ede cum. ⊂ cum viv(e) -io. </text:p>
        </text:list-item>
        <text:list-item>
          <text:p text:style-name="P89"><text:span text:style-name="T3">convoca</text:span> -ŏco | -care | -quer | -ate, -ke | -ieren. = cum voca, voca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nvulso</text:span> -us | -so | -sé | -sed. = agitato, turbato. ⊂ cum vulso. </text:p>
        </text:list-item>
        <text:list-item>
          <text:p text:style-name="P89">—<text:span text:style-name="T3">ione</text:span> 100 | -sione | -sion | -sion | -sion. </text:p>
        </text:list-item>
        <text:list-item>
          <text:p text:style-name="P89">—<text:span text:style-name="T3">ivo</text:span> | -ivo | -if | -ive | -ivisch. </text:p>
        </text:list-item>
        <text:list-item>
          <text:p text:style-name="P89"><text:span text:style-name="T3">coopera</text:span> ĕ 400 | -are | -érer | -ate | -ieren. = opera simul. </text:p>
        </text:list-item>
        <text:list-item>
          <text:p text:style-name="P89">—<text:span text:style-name="T3">tione</text:span> 100 | -zione | -tion | -tion | -tion. </text:p>
        </text:list-item>
        <text:list-item>
          <text:p text:style-name="P89">—<text:span text:style-name="T3">tivo</text:span> | -tivo | -tif | -tive | -tiv. </text:p>
        </text:list-item>
        <text:list-item>
          <text:p text:style-name="P89">—<text:span text:style-name="T3">tore</text:span> 200 | -tore | -teur | -tor | -tor. </text:p>
        </text:list-item>
        <text:list-item>
          <text:p text:style-name="P89"><text:span text:style-name="T3">cooperculo</text:span> ŭ 100 | coperchio | couvercle | covercle. = quod cooperi. </text:p>
        </text:list-item>
        <text:list-item>
          <text:p text:style-name="P89"><text:span text:style-name="T3">cooperi</text:span> -ĕrio | coprire | couvrir | cover | couvertieren. = operi, tege, cela. ⊃ cooperto. </text:p>
        </text:list-item>
        <text:list-item>
          <text:p text:style-name="P89"><text:span text:style-name="T3">cooperto</text:span> -us | coperto | couvert | covert. = quem cooperi. </text:p>
        </text:list-item>
        <text:list-item>
          <text:p text:style-name="P89"><text:span text:style-name="T3">coopta</text:span> -o | -are | -er | -ate | -ieren. = aggrega ad se. ⊂ cum opta. </text:p>
        </text:list-item>
        <text:list-item>
          <text:p text:style-name="P89">—<text:span text:style-name="T3">tione</text:span> -tio | -zione | -tio | -tio | -tio. </text:p>
        </text:list-item>
        <text:list-item>
          <text:p text:style-name="P89"><text:span text:style-name="T3">coordina</text:span> -ĭno | -are | -donner | -ate | -ieren. = da ordine. </text:p>
        </text:list-item>
        <text:list-item>
          <text:p text:style-name="P89">—<text:span text:style-name="T3">ata</text:span> (linea, Geom.) | -ata | -donnée | -ate | -ate. </text:p>
        </text:list-item>
        <text:list-item>
          <text:p text:style-name="P89">—<text:span text:style-name="T3">tione</text:span> | -zione | -tion | -tion | -tion. = ordine. </text:p>
        </text:list-item>
        <text:list-item>
          <text:p text:style-name="P89">G. cop, cóptō = seca, scinde. ⊃ comma, apocope, syncope. </text:p>
        </text:list-item>
        <text:list-item>
          <text:p text:style-name="P89"><text:span text:style-name="T3">cophino</text:span> ĭ 100 = corbe. ⊂ G. cóphinos. </text:p>
        </text:list-item>
        <text:list-item>
          <text:p text:style-name="P89">— M | cofano | coffre | coffer | Koffer. = arca, capsa. </text:p>
        </text:list-item>
        <text:list-item>
          <text:p text:style-name="P89"><text:span text:style-name="T3">copia</text:span> -ĭa | copia. = abundantia, affluentia. ⊃ copioso. ⊂ co op(e) -ia. </text:p>
        </text:list-item>
        <text:list-item>
          <text:p text:style-name="P89">copia M | copia | copie | copy | Kopie. = exemplare, reproductione, imitatione. </text:p>
        </text:list-item>
        <text:list-item>
          <text:p text:style-name="P89">copia M | -piare | -pier | -py | -pieren. = transcribe, duplica, imita. </text:p>
        </text:list-item>
        <text:list-item>
          <text:p text:style-name="P89"><text:span text:style-name="T3">copioso</text:span> -us | -oso | -eux | -ous | -ös. = abundante, cum copia. </text:p>
        </text:list-item>
        <text:list-item>
          <text:p text:style-name="P89">copista N | -ista | -iste | -yist, -ier | -ist. = que fac copias, scriba, amanuense. </text:p>
        </text:list-item>
        <text:list-item>
          <text:p text:style-name="P89"><text:span text:style-name="T3">copula</text:span> -ŭla = ligamine, vinculo. ⊂ co ap -ula. </text:p>
        </text:list-item>
        <text:list-item>
          <text:p text:style-name="P89">— 100 | copula | -ule | -ula | -ula. = vocabulo ligamine grammaticale. </text:p>
        </text:list-item>
        <text:list-item>
          <text:p text:style-name="P89">— M | coppia | couple | couple | Kopell. = par, dyade. </text:p>
        </text:list-item>
        <text:list-item>
          <text:p text:style-name="P89"><text:span text:style-name="T3">copula</text:span> -ŭlo | -are | accoupler | -ate | -ieren. = conjunge, liga, vinci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<text:span text:style-name="T3">COQUE</text:span> -o | cuocere | cuire | cook | kochen | H. cocer | P. cozer. ⊃ <text:soft-page-break/>cocto, coquina. ⊂ E. peque ⊃ G. pepte, R. pec’ï. </text:p>
        </text:list-item>
        <text:list-item>
          <text:p text:style-name="P89"><text:span text:style-name="T3">coquina</text:span> (Varrone) | cucina | cuisine | kitchen | Küche. ⊂ coque. = culina. </text:p>
        </text:list-item>
        <text:list-item>
          <text:p text:style-name="P89">— -o (Plauto) | cucinare | cuisiner | to cook | kochen. = coque. </text:p>
        </text:list-item>
        <text:list-item>
          <text:p text:style-name="P89"><text:span text:style-name="T3">coquo</text:span> -us | cuoco | cuisinier | cook | Koch. = qui coque. </text:p>
        </text:list-item>
        <text:list-item>
          <text:p text:style-name="P89"><text:span text:style-name="T3">corallio</text:span> 100 | -allo | -ail | -al | -alle. ⊂ G. corállion. = secretione solido ex zoophytos. </text:p>
        </text:list-item>
        <text:list-item>
          <text:p text:style-name="P89">—<text:span text:style-name="T3">ino</text:span> | -ino | -in | -ine | -in. </text:p>
        </text:list-item>
        <text:list-item>
          <text:p text:style-name="P89">coram -am = in præsentia, ante, præ. </text:p>
        </text:list-item>
        <text:list-item>
          <text:p text:style-name="P89"><text:span text:style-name="T3">CORBE</text:span> -is | corba | corbeille | <text:span text:style-name="T5">basket</text:span>, corb | Korb. = canistro, cista. </text:p>
        </text:list-item>
        <text:list-item>
          <text:p text:style-name="P89"><text:span text:style-name="T3">CORDE</text:span> cor | cuore | coeur | heart | Herz. ⊃ cordiale, concorde. ⊂ E. ⊃ A., D., G. cardia. </text:p>
        </text:list-item>
        <text:list-item>
          <text:p text:style-name="P89">—<text:span text:style-name="T3">iale</text:span> | -iale | -ial | -ial | -ial. </text:p>
        </text:list-item>
        <text:list-item>
          <text:p text:style-name="P89">——<text:span text:style-name="T3">itate</text:span> | -tà | -té | -ty | -tät. </text:p>
        </text:list-item>
        <text:list-item>
          <text:p text:style-name="P89"><text:span text:style-name="T3">corio</text:span> -ĭum | cuojo | cuir | <text:span text:style-name="T5">skin</text:span> | <text:span text:style-name="T5">Leder</text:span>. = cute, pelle. ⊃ excoriatione. </text:p>
        </text:list-item>
        <text:list-item>
          <text:p text:style-name="P89">—<text:span text:style-name="T3">iaceo</text:span> | -ceo | -ce | -ceous. = de corio. </text:p>
        </text:list-item>
        <text:list-item>
          <text:p text:style-name="P89"><text:span text:style-name="T3">cornea</text:span> | -nea | -née | -nea | -nea. = membrana transparente de oculo. ⊂ corne(o) -a. </text:p>
        </text:list-item>
        <text:list-item>
          <text:p text:style-name="P89"><text:span text:style-name="T3">corneo</text:span> -us | -neo | -né | -neous, -ny | hörnern. = ex cornu. </text:p>
        </text:list-item>
        <text:list-item>
          <text:p text:style-name="P89"><text:span text:style-name="T3">corno</text:span> -us | corniolo | cornouille | cornel | Kornel. Bot. « cornus mas ». </text:p>
        </text:list-item>
        <text:list-item>
          <text:p text:style-name="P89"><text:span text:style-name="T3">CORNU</text:span> -u | corno | corne | horn | Horn. ⊃ cornea, cornuto. ⊂ E. ⊃ A., D. </text:p>
        </text:list-item>
        <text:list-item>
          <text:p text:style-name="P89">—<text:span text:style-name="T3">copia</text:span> 100 | -ia | -ie | -ia | -ia. = cornu de abundantia. </text:p>
        </text:list-item>
        <text:list-item>
          <text:p text:style-name="P89">—<text:span text:style-name="T3">to</text:span> -us | -uto | -u | -ute | -ut. </text:p>
        </text:list-item>
        <text:list-item>
          <text:p text:style-name="P89"><text:span text:style-name="T3">corolla</text:span> 100 | -la | -le | -la | -la. = corona de flores. ⊂ coron(a) -la = parvo corona. </text:p>
        </text:list-item>
        <text:list-item>
          <text:p text:style-name="P89">—ario -um = corona, dono. </text:p>
        </text:list-item>
        <text:list-item>
          <text:p text:style-name="P89">—<text:span text:style-name="T3">ario</text:span> | -ario | -aire | -ary | -arium. = appendice (de theorema). </text:p>
        </text:list-item>
        <text:list-item>
          <text:p text:style-name="P89"><text:span text:style-name="T3">corona</text:span> -a | corona | couronne | crown | Krone. ⊂ G. cor <text:span text:style-name="T3">ō</text:span>nē. </text:p>
        </text:list-item>
        <text:list-item>
          <text:p text:style-name="P89">— -o | coronare | couronner | to crown | krönen. = da corona. </text:p>
        </text:list-item>
        <text:list-item>
          <text:p text:style-name="P89"><text:span text:style-name="T3">corpore</text:span> corpus -pŏr- | corpo | corps | <text:span text:style-name="T5">body</text:span>, corpus, corpse, corps | <text:span text:style-name="T5">Leib</text:span>, Körper. ⊃ -ale, -atione, corpusculo. </text:p>
        </text:list-item>
        <text:list-item>
          <text:p text:style-name="P89">—<text:span text:style-name="T3">ale</text:span> 100 | -ale | -el | -al | -al. </text:p>
        </text:list-item>
        <text:list-item>
          <text:p text:style-name="P89">—<text:span text:style-name="T3">atione</text:span> | -zione | -tion | -tion | -tion. </text:p>
        </text:list-item>
        <text:list-item>
          <text:p text:style-name="P89"><text:span text:style-name="T3">corpulento</text:span> 100 | -ento | -ent | -ent | -ent. ⊂ corp(ore) -ulento. = crasso, obeso. </text:p>
        </text:list-item>
        <text:list-item>
          <text:p text:style-name="P89">—<text:span text:style-name="T3">ia</text:span> 100 | -enza | -ence | -ence | -enz. </text:p>
        </text:list-item>
        <text:list-item>
          <text:p text:style-name="P89">corpus = corpore. </text:p>
        </text:list-item>
        <text:list-item>
          <text:p text:style-name="P89"><text:span text:style-name="T3">corpusculo</text:span> ŭ 100 | -colo | -cule | -cle | -culum. = parvo corpore. ⊂ corpus -cŭlo. </text:p>
        </text:list-item>
        <text:list-item>
          <text:p text:style-name="P89"><text:span text:style-name="T3">correcto</text:span> -us | -etto | -igé, -ect | -ect, -ected | -ect. = quem e corrige, sine vitio, recto, puro. </text:p>
        </text:list-item>
        <text:list-item>
          <text:p text:style-name="P89">—<text:span text:style-name="T3">ione</text:span> -tio | -zione | -tion | -tion | -tion. </text:p>
        </text:list-item>
        <text:list-item>
          <text:p text:style-name="P89">—<text:span text:style-name="T3">ivo</text:span> | -ettivo | -tif | -tive | -tiv. </text:p>
        </text:list-item>
        <text:list-item>
          <text:p text:style-name="P89">—<text:span text:style-name="T3">ore</text:span> -tor | -ettore | -teur | -tor | -tor. </text:p>
        </text:list-item>
        <text:list-item>
          <text:p text:style-name="P89"><text:span text:style-name="T3">correlato</text:span> | | | -ate | -at. = relato cum. </text:p>
        </text:list-item>
        <text:list-item>
          <text:p text:style-name="P89"><text:soft-page-break/>—<text:span text:style-name="T3">ione</text:span> | -zione | -élation | -tion | -tion. </text:p>
        </text:list-item>
        <text:list-item>
          <text:p text:style-name="P89">—<text:span text:style-name="T3">ivo</text:span> | -tivo | -élatif | -tive | -tiv. </text:p>
        </text:list-item>
        <text:list-item>
          <text:p text:style-name="P89"><text:span text:style-name="T3">corresponde</text:span> | corrispondere | -dre | -d | -dieren. </text:p>
        </text:list-item>
        <text:list-item>
          <text:p text:style-name="P89">—<text:span text:style-name="T3">nte</text:span> | -ente | -ant | -ent | -ent. </text:p>
        </text:list-item>
        <text:list-item>
          <text:p text:style-name="P89">—<text:span text:style-name="T3">ntia</text:span> | -enza | -ance | -ence | -enz. </text:p>
        </text:list-item>
        <text:list-item>
          <text:p text:style-name="P89"><text:span text:style-name="T3">corrige</text:span> -ĭgo | -reggere | -riger | -rect | -rigieren. ⊂ cum rege. </text:p>
        </text:list-item>
        <text:list-item>
          <text:p text:style-name="P89">—<text:span text:style-name="T3">ibile</text:span> | -eggibile | -ble | -ble | -bel. </text:p>
        </text:list-item>
        <text:list-item>
          <text:p text:style-name="P89"><text:span text:style-name="T3">corrobora</text:span> -ŏro | -ere | -er | -de | -ieren. ⊃ corroso. ⊂ cum rode. </text:p>
        </text:list-item>
        <text:list-item>
          <text:p text:style-name="P89">—<text:span text:style-name="T3">nte</text:span> | -ante | -ant | -ant | -ans. </text:p>
        </text:list-item>
        <text:list-item>
          <text:p text:style-name="P89"><text:span text:style-name="T3">corrode</text:span> -o | -ere | -er | -de | -ieren. ⊃ corroso. ⊂ cum rode. </text:p>
        </text:list-item>
        <text:list-item>
          <text:p text:style-name="P89"><text:span text:style-name="T3">corroso</text:span> -us | -oso | -odé | -oded. = quem corrode. </text:p>
        </text:list-item>
        <text:list-item>
          <text:p text:style-name="P89">—<text:span text:style-name="T3">ione</text:span> | -sione | -sion | -sion | -sion. </text:p>
        </text:list-item>
        <text:list-item>
          <text:p text:style-name="P89">—<text:span text:style-name="T3">ivo</text:span> | -sivo | -sif | -sive | -siv. </text:p>
        </text:list-item>
        <text:list-item>
          <text:p text:style-name="P89"><text:span text:style-name="T3">corruga</text:span> -o | -are | <text:span text:style-name="T5">froncer</text:span>, <text:span text:style-name="T5">rider</text:span> | -ate | -ieren. = fac rūgas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orrumpe</text:span> -o | -ompere | -ompre | -upt | -ieren. ⊂ cum rumpe. </text:p>
        </text:list-item>
        <text:list-item>
          <text:p text:style-name="P89"><text:span text:style-name="T3">corrupto</text:span> -us | corrotto | corrompu | corrupted | corrupt. = quem corrumpe. ⊂ cum rupto. </text:p>
        </text:list-item>
        <text:list-item>
          <text:p text:style-name="P89">—<text:span text:style-name="T3">ibile</text:span> ĭ 400 | -uttibile | -ble | -ble | -bel. </text:p>
        </text:list-item>
        <text:list-item>
          <text:p text:style-name="P89">——<text:span text:style-name="T3">itate</text:span> 300 | -tà | -té | -ty | -tät. </text:p>
        </text:list-item>
        <text:list-item>
          <text:p text:style-name="P89">—<text:span text:style-name="T3">ione</text:span> -tio | -zione | -tion | -tion | -tion. </text:p>
        </text:list-item>
        <text:list-item>
          <text:p text:style-name="P89">—<text:span text:style-name="T3">ivo</text:span> 300 | -uttivo | -tif | -tive | -tiv. </text:p>
        </text:list-item>
        <text:list-item>
          <text:p text:style-name="P89">—<text:span text:style-name="T3">ore</text:span> -or | -uttore | -teur | -ter | -tor. </text:p>
        </text:list-item>
        <text:list-item>
          <text:p text:style-name="P89"><text:span text:style-name="T3">cortice</text:span> -tex -tĭc- | corteccia, <text:span text:style-name="T5">scorza</text:span> | écorce | <text:span text:style-name="T5">bark</text:span>, cortex | <text:span text:style-name="T5">Schale</text:span>. ⊃ A. corck, D. kork = subere. </text:p>
        </text:list-item>
        <text:list-item>
          <text:p text:style-name="P89">—<text:span text:style-name="T3">ale</text:span> | -ale | -al | -al | -so. </text:p>
        </text:list-item>
        <text:list-item>
          <text:p text:style-name="P89"><text:span text:style-name="T3">corusca</text:span> -o = treme, vibra, fulge. </text:p>
        </text:list-item>
        <text:list-item>
          <text:p text:style-name="P89">—<text:span text:style-name="T3">tione</text:span> 300 | -zione | -tion | -tion | -tion. </text:p>
        </text:list-item>
        <text:list-item>
          <text:p text:style-name="P89"><text:span text:style-name="T3">corymbo</text:span> -us | -imbo | -ymbe | -ymb | -ymbus. ⊂ G. córymbos. = fructu de hedera, et simile. </text:p>
        </text:list-item>
        <text:list-item>
          <text:p text:style-name="P89">—<text:span text:style-name="T3">ifero</text:span> -fĕr | -fero | -fère | -ferous. </text:p>
        </text:list-item>
        <text:list-item>
          <text:p text:style-name="P89"><text:span text:style-name="T3">coryphæo</text:span> -aēus | corifeo | -phée | -pheus | -phäus. = duce. ⊂ G. coruphaîos ⊂ coruph <text:span text:style-name="T3">ē</text:span> [capite]. </text:p>
        </text:list-item>
        <text:list-item>
          <text:p text:style-name="P89"><text:span text:style-name="T3">cosmetico</text:span> -ĭcus | -tico | -étique | -tic | -tik. = apto ad orna. ⊂ G. -ēticós. ⊂ cosm(o) -etico. </text:p>
        </text:list-item>
        <text:list-item>
          <text:p text:style-name="P89"><text:span text:style-name="T3">cosmico</text:span> -ĭcus | -ico | -ique | -ic | -isch. = de universo. ⊂ G. -icós. ⊂ cosm(o) -ĭco. </text:p>
        </text:list-item>
        <text:list-item>
          <text:p text:style-name="P89">— ĭ 100 = juvene mundano, elegante. </text:p>
        </text:list-item>
        <text:list-item>
          <text:p text:style-name="P89"><text:span text:style-name="T3">cosmo</text:span> | cosmo | cosmos | cosmos. = mundo, universo. ⊃ cosmico. ⊂ G. cósmos = pulcro, mundo, universo. ⊃ cosmetico. </text:p>
        </text:list-item>
        <text:list-item>
          <text:p text:style-name="P89">—<text:span text:style-name="T3">gonia</text:span> | -nia | -nie | -ny | -nie. = generatione de mundo. ⊂ G. -ía. ⊂ cosmo gon -ia. </text:p>
        </text:list-item>
        <text:list-item>
          <text:p text:style-name="P89">—<text:span text:style-name="T3">graphia</text:span> | -fia | -phie | -phy | -phie. ⊂ G. -ía. ⊂ cosmo graph -ia. </text:p>
        </text:list-item>
        <text:list-item>
          <text:p text:style-name="P89">—<text:span text:style-name="T3">polita</text:span> | -lita | -lite | -lite | -lit. ⊂ -lítēs. </text:p>
        </text:list-item>
        <text:list-item>
          <text:p text:style-name="P89"><text:span text:style-name="T3">cosmorama</text:span> | -ma | -ma | -ma | -ma. ⊂ cosm(o) orama [visione]. </text:p>
        </text:list-item>
        <text:list-item>
          <text:p text:style-name="P89"><text:span text:style-name="T3">costa</text:span> -a | costa | côte | coast | Küste. = latere. </text:p>
        </text:list-item>
        <text:list-item>
          <text:p text:style-name="P89">—<text:span text:style-name="T3">ale</text:span> | -ale | -al | -al | -al. </text:p>
        </text:list-item>
        <text:list-item>
          <text:p text:style-name="P89"><text:soft-page-break/><text:span text:style-name="T3">cotyledone</text:span> ŏ | cotiledone | -édon | -edon | -edon. = lobo carnoso que involve semine. ⊂ G. -d <text:span text:style-name="T3">ō</text:span>n -dónos. ⊂ cotúlē [cavitate]. </text:p>
        </text:list-item>
        <text:list-item>
          <text:p text:style-name="P89"><text:span text:style-name="T3">COXA</text:span> 100 | coscia | cuisse | <text:span text:style-name="T5">thigh</text:span> | <text:span text:style-name="T5">Hüfte</text:span>. ⊂ E. ⊃ A. hock = calcaneo. </text:p>
        </text:list-item>
        <text:list-item>
          <text:p text:style-name="P89">—<text:span text:style-name="T3">ale</text:span> | | -al | -al. </text:p>
        </text:list-item>
        <text:list-item>
          <text:p text:style-name="P89">—<text:span text:style-name="T3">algia</text:span> | -gia | -gie | -gy | -gie. </text:p>
        </text:list-item>
        <text:list-item>
          <text:p text:style-name="P89"><text:span text:style-name="T3">cranio</text:span> | cranio | crâne | <text:span text:style-name="T5">skull</text:span>, cranium | <text:span text:style-name="T5">Schädel</text:span>, Cranium. ⊂ G. craníon. </text:p>
        </text:list-item>
        <text:list-item>
          <text:p text:style-name="P89">—<text:span text:style-name="T3">logia</text:span> N | -gia | -gie | -gy | -gie. </text:p>
        </text:list-item>
        <text:list-item>
          <text:p text:style-name="P89">—<text:span text:style-name="T3">scopia</text:span> N | -ia | -ie | -y | -ie. </text:p>
        </text:list-item>
        <text:list-item>
          <text:p text:style-name="P89"><text:span text:style-name="T3">crapula</text:span> -ŭla | -ula | -ule | -ula | -üle. ⊂ G. craipálē = ebrietate. </text:p>
        </text:list-item>
        <text:list-item>
          <text:p text:style-name="P89"><text:span text:style-name="T3">CRAS</text:span> cras | <text:span text:style-name="T5">domani</text:span> | <text:span text:style-name="T5">demain</text:span> | <text:span text:style-name="T5">tomorrow</text:span> | <text:span text:style-name="T5">morgen</text:span>. ⊃ (pro)cras(tina). </text:p>
        </text:list-item>
        <text:list-item>
          <text:p text:style-name="P89"><text:span text:style-name="T3">crasso</text:span> -us | grasso, crasso | gras, graisse, cras | crass, grease | krass. </text:p>
        </text:list-item>
        <text:list-item>
          <text:p text:style-name="P89"><text:span text:style-name="T3">crate</text:span> -es | grata | craticule, graticule, grille | hurdle, crate, grate | Hürde. ⊂ E. ⊃ A. hurdle, D. Hürde. </text:p>
        </text:list-item>
        <text:list-item>
          <text:p text:style-name="P89"><text:span text:style-name="T3">cratere</text:span> -ter | -ere | -ère | -er | -er. ⊂ G. crat <text:span text:style-name="T3">ē</text:span>r. </text:p>
        </text:list-item>
        <text:list-item>
          <text:p text:style-name="P89"><text:span text:style-name="T3">craticula</text:span> -ŭla | graticola | grille, gril | gridiron, grill. = parvo crate. </text:p>
        </text:list-item>
        <text:list-item>
          <text:p text:style-name="P89">G. crato, crátos = vi, potestate, imperio. ⊃ aristocratia, democratia, autocrata. </text:p>
        </text:list-item>
        <text:list-item>
          <text:p text:style-name="P89"><text:span text:style-name="T3">cre-,</text:span> <text:span text:style-name="T5">thema de</text:span> cre <text:span text:style-name="T5">sce</text:span>, <text:span text:style-name="T5">in</text:span>cre <text:span text:style-name="T5">mento</text:span>, <text:span text:style-name="T5">con</text:span>cre <text:span text:style-name="T5">to</text:span>, <text:span text:style-name="T5">de</text:span>cre <text:span text:style-name="T5">mento</text:span>, cre <text:span text:style-name="T5">a</text:span>. </text:p>
        </text:list-item>
        <text:list-item>
          <text:p text:style-name="P89"><text:span text:style-name="T3">CREA</text:span> -o | -are | -éer | -ate | -ieren. ⊃ procrea, recrea. ⊂ cre -a = fac cre. </text:p>
        </text:list-item>
        <text:list-item>
          <text:p text:style-name="P89">—<text:span text:style-name="T3">tione</text:span> -tio | -zione | -tion | -tion | -tion. </text:p>
        </text:list-item>
        <text:list-item>
          <text:p text:style-name="P89">—<text:span text:style-name="T3">tore</text:span> -tor | -tore | -teur | -tor | -tor. </text:p>
        </text:list-item>
        <text:list-item>
          <text:p text:style-name="P89">—<text:span text:style-name="T3">tura</text:span> | -tura | -ture | -ture | -tur. </text:p>
        </text:list-item>
        <text:list-item>
          <text:p text:style-name="P89"><text:span text:style-name="T3">CREDE</text:span> -o | -ere | croire | <text:span text:style-name="T5">to believe</text:span> | <text:span text:style-name="T5">glauben</text:span> | H. creer | P. crer. = da corde, habe fide. </text:p>
        </text:list-item>
        <text:list-item>
          <text:p text:style-name="P89">—<text:span text:style-name="T3">nte</text:span> -ns | -ente | croyant | -ent. </text:p>
        </text:list-item>
        <text:list-item>
          <text:p text:style-name="P89">—ntia M | -enza | croyance, créance | -ence. = credito, fide. </text:p>
        </text:list-item>
        <text:list-item>
          <text:p text:style-name="P89">—— M | -enza | crédence | <text:span text:style-name="T5">buffet</text:span> | Credenz <text:span text:style-name="T5">tisch</text:span>. = armario. </text:p>
        </text:list-item>
        <text:list-item>
          <text:p text:style-name="P89">——<text:span text:style-name="T3">iale</text:span> | -ziale | lettre de créance | -als | -ales. </text:p>
        </text:list-item>
        <text:list-item>
          <text:p text:style-name="P89">—<text:span text:style-name="T3">ibile</text:span> -bĭlis | -bile | croyable | -ble | -bel. </text:p>
        </text:list-item>
        <text:list-item>
          <text:p text:style-name="P89">——<text:span text:style-name="T3">itate</text:span> | -tà | crédibilité | -ty | -tät. </text:p>
        </text:list-item>
        <text:list-item>
          <text:p text:style-name="P89">—<text:span text:style-name="T3">ito</text:span> -ĭtus | -ito, -uto | crédit | -it | -it. = quem crede, anti debito. </text:p>
        </text:list-item>
        <text:list-item>
          <text:p text:style-name="P89">—<text:span text:style-name="T3">itore</text:span> -tor | -tore | -éditeur | -tor | -tor. </text:p>
        </text:list-item>
        <text:list-item>
          <text:p text:style-name="P89">—<text:span text:style-name="T3">ulo</text:span> -ŭlus | -ulo | -édule | -ulous. </text:p>
        </text:list-item>
        <text:list-item>
          <text:p text:style-name="P89">——<text:span text:style-name="T3">itate</text:span> -tas | -tà | -édulité | -ty | -tät. </text:p>
        </text:list-item>
        <text:list-item>
          <text:p text:style-name="P89"><text:span text:style-name="T3">crema</text:span> -o | -are | -émer | -ate. = torre, arde, incende. </text:p>
        </text:list-item>
        <text:list-item>
          <text:p text:style-name="P89"><text:span text:style-name="T3">crematione</text:span> 100 | -zione | crémation | -tion | -tion. = ton crema. </text:p>
        </text:list-item>
        <text:list-item>
          <text:p text:style-name="P89"><text:span text:style-name="T3">crena</text:span> (Plinio; es dubio) | <text:span text:style-name="T5">tacca</text:span> | cran | crena, cranny. </text:p>
        </text:list-item>
        <text:list-item>
          <text:p text:style-name="P89">—<text:span text:style-name="T3">ato</text:span> | -ato | crénelé | -ate. </text:p>
        </text:list-item>
        <text:list-item>
          <text:p text:style-name="P89"><text:span text:style-name="T3">creosoto</text:span> | -soto | créosote | -sote | -sot. = liquido antiseptico ex pice, que conserva carne ab putrefactione. ⊂ G. cré(as) [carne] -o- so [s <text:span text:style-name="T3">ō</text:span>zō = salva, conserva] -to. </text:p>
        </text:list-item>
        <text:list-item>
          <text:p text:style-name="P89"><text:span text:style-name="T3">crepa</text:span> -o | -are | crever | <text:span text:style-name="T5">to crack</text:span> | -ieren. ⊃ crepita, decrepito, <text:soft-page-break/>discrepa. </text:p>
        </text:list-item>
        <text:list-item>
          <text:p text:style-name="P89"><text:span text:style-name="T3">crepita</text:span> -ĭto | -tare | crépiter | -tate | -tieren. ⊂ crep(a) | -ita. </text:p>
        </text:list-item>
        <text:list-item>
          <text:p text:style-name="P89">—<text:span text:style-name="T3">tione</text:span> | -zione | -tion | -tion | -tion. </text:p>
        </text:list-item>
        <text:list-item>
          <text:p text:style-name="P89"><text:span text:style-name="T3">crepusculo</text:span> -ŭlum | -scolo | crépuscule | -scule. </text:p>
        </text:list-item>
        <text:list-item>
          <text:p text:style-name="P89">—<text:span text:style-name="T3">are</text:span> | -olare | crépusculaire | -ulous | -ular. </text:p>
        </text:list-item>
        <text:list-item>
          <text:p text:style-name="P89"><text:span text:style-name="T3">CRESCE</text:span> -o | -ere | croître | increase | <text:span text:style-name="T5">wachsen</text:span> | H. crecer | P. crescer. = fi magno, fi alto. ⊂ cre -sce. </text:p>
        </text:list-item>
        <text:list-item>
          <text:p text:style-name="P89">—<text:span text:style-name="T3">nte</text:span> | -ente | croissant | -ent | -ent. </text:p>
        </text:list-item>
        <text:list-item>
          <text:p text:style-name="P89">—<text:span text:style-name="T3">ntia</text:span> -a | -enza | croissance | | -enz. </text:p>
        </text:list-item>
        <text:list-item>
          <text:p text:style-name="P89"><text:span text:style-name="T3">creta</text:span> -a | creta | craie | <text:span text:style-name="T5">chalk</text:span> | Kreide. = carbonato de calce amorpho. </text:p>
        </text:list-item>
        <text:list-item>
          <text:p text:style-name="P89">—<text:span text:style-name="T3">aceo</text:span> 100 | -ceo | crétacé | -ceous. </text:p>
        </text:list-item>
        <text:list-item>
          <text:p text:style-name="P89">creto -us = que e cre(sce), nato. </text:p>
        </text:list-item>
        <text:list-item>
          <text:p text:style-name="P89">— 400 = re quem cribro cerne, cribrato. ⊃ de—, dis—, ex—, se—. </text:p>
        </text:list-item>
        <text:list-item>
          <text:p text:style-name="P89">E. <text:span text:style-name="T3">cri</text:span> = cerne. ⊃ L. cerne, certo, discrimine, cribro, decreto, secreto; G. crisi, criterio, critico; Got. hrains, D. rein = puro. </text:p>
        </text:list-item>
        <text:list-item>
          <text:p text:style-name="P89"><text:span text:style-name="T3">cribra</text:span> 100 | crivellare | cribler | to cribble. = opera per cribro. </text:p>
        </text:list-item>
        <text:list-item>
          <text:p text:style-name="P89"><text:span text:style-name="T3">cribro</text:span> -um | crivello | crible | <text:span text:style-name="T5">sieve</text:span>, cribble | <text:span text:style-name="T5">Sieb</text:span>. ⊂ cri -bro. </text:p>
        </text:list-item>
        <text:list-item>
          <text:p text:style-name="P89"><text:span text:style-name="T3">crimine</text:span> -men -mĭn- | -mine | -me | -me | <text:span text:style-name="T5">Verbrechen</text:span>. ⊂ cri -mine. </text:p>
        </text:list-item>
        <text:list-item>
          <text:p text:style-name="P89">—<text:span text:style-name="T3">ale</text:span> 600 | -ale | -el | -al | -al. </text:p>
        </text:list-item>
        <text:list-item>
          <text:p text:style-name="P89">—<text:span text:style-name="T3">oso</text:span> -us | -oso | -el | -ous. </text:p>
        </text:list-item>
        <text:list-item>
          <text:p text:style-name="P89"><text:span text:style-name="T3">crine</text:span> -is | crine | crin, crinière | <text:span text:style-name="T5">hair</text:span> (crinoline, crinose) | <text:span text:style-name="T5">Haar</text:span> (crinoline). = capillo. </text:p>
        </text:list-item>
        <text:list-item>
          <text:p text:style-name="P89"><text:span text:style-name="T3">crisi</text:span> 100 | -si | -se | -sis | -sis. ⊂ G. crísis ⊂ cri -si. </text:p>
        </text:list-item>
        <text:list-item>
          <text:p text:style-name="P89"><text:span text:style-name="T3">crispa</text:span> -o | increspare | crisper, crêper | to crisp, to crape | -ieren. = fac crispo. </text:p>
        </text:list-item>
        <text:list-item>
          <text:p text:style-name="P89">—<text:span text:style-name="T3">tione</text:span> | increspazione | -tion | -tion | -tion. </text:p>
        </text:list-item>
        <text:list-item>
          <text:p text:style-name="P89"><text:span text:style-name="T3">crispo</text:span> -us | crespo, <text:span text:style-name="T5">ricciuto</text:span> | crêpe, crépu | crisp, crape | krepp, <text:span text:style-name="T5">kraus</text:span>. </text:p>
        </text:list-item>
        <text:list-item>
          <text:p text:style-name="P89"><text:span text:style-name="T3">crista</text:span> -a | cresta | crête | crest | <text:span text:style-name="T5">Kamm</text:span>. </text:p>
        </text:list-item>
        <text:list-item>
          <text:p text:style-name="P89"><text:span text:style-name="T3">criterio</text:span> | -rio | -érium | -rion | -rium. ⊂ G. crit <text:span text:style-name="T3">ē</text:span>rion ⊂ cri -ter -io. </text:p>
        </text:list-item>
        <text:list-item>
          <text:p text:style-name="P89"><text:span text:style-name="T3">critica</text:span> -ĭca | -ca | -que | -que | Kritik. ⊂ critic(o) -a [arte]. </text:p>
        </text:list-item>
        <text:list-item>
          <text:p text:style-name="P89">—<text:span text:style-name="T3">a</text:span> -ĭco | -care | -quer | -cize | -sieren. = fac critica, examina. </text:p>
        </text:list-item>
        <text:list-item>
          <text:p text:style-name="P89"><text:span text:style-name="T3">critico</text:span> -ĭcus | -ico | -ique, -iqueur | -ic | -tisch, -tikus, -tiker. ⊂ G. -icós. ⊂ cri -tico. </text:p>
        </text:list-item>
        <text:list-item>
          <text:p text:style-name="P89"><text:span text:style-name="T3">croco</text:span> -us | croco, <text:span text:style-name="T5">zafferano</text:span> | crocus | crocus | Krokus. = Bot. « crocus sativus ». ⊂ G. crócos. </text:p>
        </text:list-item>
        <text:list-item>
          <text:p text:style-name="P89"><text:span text:style-name="T3">crocodilo</text:span> ī 100 | coccodrillo | -dile | -dile | -dil. = Zool. « crocodilus vulgaris ». ⊂ G. crocódeilos. </text:p>
        </text:list-item>
        <text:list-item>
          <text:p text:style-name="P89">E. cru = <text:span text:style-name="T5">es</text:span>cru <text:span text:style-name="T5">ento</text:span>, <text:span text:style-name="T5">es</text:span>cru <text:span text:style-name="T5">do</text:span>, <text:span text:style-name="T5">habe</text:span>cru <text:span text:style-name="T5">ore</text:span>. ⊃ G. creas, creo(soto). </text:p>
        </text:list-item>
        <text:list-item>
          <text:p text:style-name="P89"><text:span text:style-name="T3">CRUCE</text:span> crux | croce | croix | cross | Kreuz. </text:p>
        </text:list-item>
        <text:list-item>
          <text:p text:style-name="P89"><text:span text:style-name="T3">crucia</text:span> -o | crucciare | | -ate | kreuzigen. = afflige, tormenta, pone in cruce. </text:p>
        </text:list-item>
        <text:list-item>
          <text:p text:style-name="P89">— M | incrociare | croiser | cross, cruise | kreuzen. = da forma de cruce. </text:p>
        </text:list-item>
        <text:list-item>
          <text:p text:style-name="P89"><text:span text:style-name="T3">crucifera</text:span> -ĕro | crocifera | -fère | -ferous | -feren. = planta que fer flores in forma de cruce; p. ex. « rapa, sinapi ». </text:p>
        </text:list-item>
        <text:list-item>
          <text:p text:style-name="P89"><text:soft-page-break/><text:span text:style-name="T3">crucifige</text:span> 200 | crocifiggere | -fier | -fy. = fige ad cruce. </text:p>
        </text:list-item>
        <text:list-item>
          <text:p text:style-name="P89"><text:span text:style-name="T3">crucifixo</text:span> 100 | crocifisso | -fix, -fié | -fix, -fied | -fix. = quem crucifige. </text:p>
        </text:list-item>
        <text:list-item>
          <text:p text:style-name="P89">—<text:span text:style-name="T3">ione</text:span> | crocifissione | -xion | -xion. </text:p>
        </text:list-item>
        <text:list-item>
          <text:p text:style-name="P89"><text:span text:style-name="T3">crudele</text:span> -is | -dele | cruel | cruel | -del. = crudo. </text:p>
        </text:list-item>
        <text:list-item>
          <text:p text:style-name="P89"><text:span text:style-name="T3">crudelitate</text:span> -tas | -ltà | cruauté | cruelty | -lität. = to es crudele. </text:p>
        </text:list-item>
        <text:list-item>
          <text:p text:style-name="P89"><text:span text:style-name="T3">CRUDO</text:span> -us | crudo | cru | crude, raw | roh. = ne cocto, cum cruore. ⊂ E. cru. ⊃ A. <text:span text:style-name="T5">antiquo</text:span> hreaw, A. raw, D. roh. </text:p>
        </text:list-item>
        <text:list-item>
          <text:p text:style-name="P89">—<text:span text:style-name="T3">itate</text:span> -tas | -ezza, -ità | -ité | -ity | -ität. </text:p>
        </text:list-item>
        <text:list-item>
          <text:p text:style-name="P89"><text:span text:style-name="T3">cruento</text:span> -us | cruento. = cum cruore. </text:p>
        </text:list-item>
        <text:list-item>
          <text:p text:style-name="P89"><text:span text:style-name="T3">cruore</text:span> -or | <text:span text:style-name="T5">sangue</text:span> | cruor | cruor | Cruor. = sanguine. ⊂ E. cru. ⊃ R. krovï = cruore. </text:p>
        </text:list-item>
        <text:list-item>
          <text:p text:style-name="P89"><text:span text:style-name="T3">crure</text:span> crus | <text:span text:style-name="T5">gamba</text:span> | <text:span text:style-name="T5">jambe</text:span> | <text:span text:style-name="T5">leg</text:span> | <text:span text:style-name="T5">Schenkel</text:span>. = tibia. </text:p>
        </text:list-item>
        <text:list-item>
          <text:p text:style-name="P89">—<text:span text:style-name="T3">ale</text:span> 300 | -ale | -al | -al | -al. </text:p>
        </text:list-item>
        <text:list-item>
          <text:p text:style-name="P89"><text:span text:style-name="T3">crusta</text:span> -a | crosta | croûte | crust | Kruste. ⊃ in—. ⊂ E. ⊃ G. crystallo. </text:p>
        </text:list-item>
        <text:list-item>
          <text:p text:style-name="P89">—<text:span text:style-name="T3">aceo</text:span> | crostaceo | -ces | -ceous | -ceen. = animale cum crusta. </text:p>
        </text:list-item>
        <text:list-item>
          <text:p text:style-name="P89"><text:span text:style-name="T3">crypta</text:span> 100 | cripta, grotta | crypte, grotte | crypt, grot | Crypta, Grotte, Gruft. ⊂ G. crúptē ⊂ crypt(o) -a. </text:p>
        </text:list-item>
        <text:list-item>
          <text:p text:style-name="P89"><text:span text:style-name="T3">crypto,</text:span> G. -ós. = celato, secreto, clandestino. </text:p>
        </text:list-item>
        <text:list-item>
          <text:p text:style-name="P89">—<text:span text:style-name="T3">gama</text:span> | crittogama | -game | -gam | -gamisch. = vegetale cum organos de reproductione, celato. ⊂ crypto gamo [nuptia]. </text:p>
        </text:list-item>
        <text:list-item>
          <text:p text:style-name="P89">—<text:span text:style-name="T3">graphia</text:span> | crittografia | -phie | -phy | -phie. = scriptura secreto. </text:p>
        </text:list-item>
        <text:list-item>
          <text:p text:style-name="P89"><text:span text:style-name="T3">crystallo</text:span> 100 | cristallo | cristal | crystal | Kristall. ⊂ G. crústallos ⊂ E. ⊃ L. crusta. </text:p>
        </text:list-item>
        <text:list-item>
          <text:p text:style-name="P89">—<text:span text:style-name="T3">ino</text:span> ĭ 100 | cristallino | cristallin | -ine | -inisch. ⊂ G. -állinos. </text:p>
        </text:list-item>
        <text:list-item>
          <text:p text:style-name="P89">—<text:span text:style-name="T3">iza</text:span> | cristallizzare | cristalliser | -ize | -isieren. ⊂ G. crustallízō. </text:p>
        </text:list-item>
        <text:list-item>
          <text:p text:style-name="P89">——<text:span text:style-name="T3">tione</text:span> | -izzazione | -isation | -ization | -isation. </text:p>
        </text:list-item>
        <text:list-item>
          <text:p text:style-name="P89">—<text:span text:style-name="T3">ographia</text:span> | cristallografia | cristallographie | -phy | -phie. </text:p>
        </text:list-item>
        <text:list-item>
          <text:p text:style-name="P89"><text:span text:style-name="T3">cuba</text:span> -o = jace. ⊃ cubile, cubiculo, cuna, concubina, incubatione, incubo, procumbe, succumbe. </text:p>
        </text:list-item>
        <text:list-item>
          <text:p text:style-name="P89">cuba M | covare | couver | to cove, <text:span text:style-name="T5">to brood</text:span>, <text:span text:style-name="T5">brüten</text:span>. = incuba. </text:p>
        </text:list-item>
        <text:list-item>
          <text:p text:style-name="P89"><text:span text:style-name="T3">cuba</text:span> N | -are | -er | -e | -ieren. = reduc volumine de solido ad cubo. </text:p>
        </text:list-item>
        <text:list-item>
          <text:p text:style-name="P89">—<text:span text:style-name="T3">tura</text:span> | -tura | -ge, -ture | -ture | -tur. = volumine, reducto ad cubo. </text:p>
        </text:list-item>
        <text:list-item>
          <text:p text:style-name="P89"><text:span text:style-name="T3">cubico</text:span> ĭ 100 | -ico | -ique | -ic | -ik. = in forma de cubo. ⊂ G. cubicós. </text:p>
        </text:list-item>
        <text:list-item>
          <text:p text:style-name="P89"><text:span text:style-name="T3">cubito</text:span> ĭ 100 | gomito, cubito | cubitus, coude | cubit | Cubitus. = curvatura de brachio; osse majore de ante-brachio; mensura de 44 ad 50 cm. </text:p>
        </text:list-item>
        <text:list-item>
          <text:p text:style-name="P89"><text:span text:style-name="T3">cubo</text:span> 100 | cubo | cube | cube | Kubus. ⊃ cubatura, cubico. ⊂ G. cúbos. </text:p>
        </text:list-item>
        <text:list-item>
          <text:p text:style-name="P89"><text:span text:style-name="T3">cuculo</text:span> ū -us | cúculo | coucou | cuckoo | Kuckuck. = Zool. « cucūlus canorus ». </text:p>
        </text:list-item>
        <text:list-item>
          <text:p text:style-name="P89"><text:span text:style-name="T3">cucumere</text:span> -mis -mĕr- | cocomero | cocombre | cucumber | Kukumer. = Bot. « cucumis sativus ». </text:p>
        </text:list-item>
        <text:list-item>
          <text:p text:style-name="P89"><text:span text:style-name="T3">cucurbita</text:span> ĭ 100 | zucca, cucuzza | courge | gourd | Kürbis. = Bot. « cucurbita pepo ». </text:p>
        </text:list-item>
        <text:list-item>
          <text:p text:style-name="P89"><text:soft-page-break/><text:span text:style-name="T3">cude</text:span> -o | <text:span text:style-name="T5">battere</text:span>, <text:span text:style-name="T5">coniare</text:span>, <text:span text:style-name="T5">stampare</text:span> | <text:span text:style-name="T5">forger</text:span>, <text:span text:style-name="T5">frapper</text:span> | <text:span text:style-name="T5">to coin</text:span> | <text:span text:style-name="T5">schmieden</text:span>, <text:span text:style-name="T5">schlagen</text:span>. ⊃ incude, excude. ⊂ E. cu ⊃ R. kovatï; A. hew, D. hauen = cæde. </text:p>
        </text:list-item>
        <text:list-item>
          <text:p text:style-name="P89"><text:span text:style-name="T3">culina</text:span> ī -a | cucina | cuisine | kitchen | Küche. =loco, arte de coque. ⊂ coque -ile -ine. </text:p>
        </text:list-item>
        <text:list-item>
          <text:p text:style-name="P89">—<text:span text:style-name="T3">ario</text:span> 200 | -ario | -aire | -ary | -arish. </text:p>
        </text:list-item>
        <text:list-item>
          <text:p text:style-name="P89"><text:span text:style-name="T3">culcita</text:span> -ĭta | cuscino | coussin | cushion | Kissen. Ullo etymologo deriva F. <text:span text:style-name="T5">coussin</text:span> ex <text:span text:style-name="T5">coxino</text:span>. </text:p>
        </text:list-item>
        <text:list-item>
          <text:p text:style-name="P89"><text:span text:style-name="T3">culice</text:span> culex -ĭc- | <text:span text:style-name="T5">zanzara</text:span> | cousin | <text:span text:style-name="T5">gnat</text:span> | <text:span text:style-name="T5">Mücke</text:span>. = Zool. « culex pipiens ». </text:p>
        </text:list-item>
        <text:list-item>
          <text:p text:style-name="P89"><text:span text:style-name="T3">culmine</text:span> -men -mĭn- | culmine, colmo | <text:span text:style-name="T5">sommet</text:span>, <text:span text:style-name="T5">comble</text:span> | culmen | Kulm. ⊃ -a. ⊂ cel(so) -mine. ⊂ E. ⊃ R. cholm = colle. </text:p>
        </text:list-item>
        <text:list-item>
          <text:p text:style-name="P89">—<text:span text:style-name="T3">a</text:span> -ĭno | -are | -er | -ate | -ieren. </text:p>
        </text:list-item>
        <text:list-item>
          <text:p text:style-name="P89">—<text:span text:style-name="T3">ante</text:span> | -ante | -ant | -ant. </text:p>
        </text:list-item>
        <text:list-item>
          <text:p text:style-name="P89">—<text:span text:style-name="T3">atione</text:span> | -zione | -tion | -tion | -tion. </text:p>
        </text:list-item>
        <text:list-item>
          <text:p text:style-name="P89"><text:span text:style-name="T3">culpa</text:span> -a | colpa | <text:span text:style-name="T5">faute</text:span> | <text:span text:style-name="T5">fault</text:span> | <text:span text:style-name="T5">Shuld</text:span>. </text:p>
        </text:list-item>
        <text:list-item>
          <text:p text:style-name="P89">—<text:span text:style-name="T3">bile</text:span> ĭ 200 | colpevole | coupable | -ble | -bel. </text:p>
        </text:list-item>
        <text:list-item>
          <text:p text:style-name="P89">——<text:span text:style-name="T3">itate</text:span> | colpabilità | -té | -ty | -tät. </text:p>
        </text:list-item>
        <text:list-item>
          <text:p text:style-name="P89"><text:span text:style-name="T3">cultello</text:span> -us = parvo cultro. </text:p>
        </text:list-item>
        <text:list-item>
          <text:p text:style-name="P89"><text:span text:style-name="T3">cultore</text:span> -tor | -tore, coltivatore | -tivateur | -tivator | -tivator. = qui cole. </text:p>
        </text:list-item>
        <text:list-item>
          <text:p text:style-name="P89"><text:span text:style-name="T3">cultro</text:span> -ter | coltro, coltello | coutre, couteau | <text:span text:style-name="T5">knife</text:span>, colter, coulter | <text:span text:style-name="T5">Messer</text:span>. </text:p>
        </text:list-item>
        <text:list-item>
          <text:p text:style-name="P89"><text:span text:style-name="T3">cultu</text:span> -us | culto | culte | cult | Kultus, Kult. ⊂ col(e) -tu. </text:p>
        </text:list-item>
        <text:list-item>
          <text:p text:style-name="P89"><text:span text:style-name="T3">cultura</text:span> -a | -ra | -ure, -ivation | -ure, -ivation | -ur, -ivation. ⊂ ton cole. </text:p>
        </text:list-item>
        <text:list-item>
          <text:p text:style-name="P89"><text:span text:style-name="T3">CUM</text:span> cum | con | <text:span text:style-name="T5">avec</text:span> | <text:span text:style-name="T5">with</text:span> | <text:span text:style-name="T5">mit</text:span>. ⊃ co- col- com- con- cor- = ne sine, habente, simul. </text:p>
        </text:list-item>
        <text:list-item>
          <text:p text:style-name="P89"><text:span text:style-name="T3">cumula</text:span> -ŭlo | -are, colmare | accumuler, -ler, combler | -ate | -ieren. ⊃ accumula. ⊂ cumul(o) -a. </text:p>
        </text:list-item>
        <text:list-item>
          <text:p text:style-name="P89">—<text:span text:style-name="T3">tione</text:span> 400 | -zione | -tion | -tion | -tion. </text:p>
        </text:list-item>
        <text:list-item>
          <text:p text:style-name="P89"><text:span text:style-name="T3">cumulo</text:span> -ŭlus | -ulo | -ul, comble | -lus | -lus. </text:p>
        </text:list-item>
        <text:list-item>
          <text:p text:style-name="P89"><text:span text:style-name="T3">cuna</text:span> (-ae -arum) | culla, cuna | <text:span text:style-name="T5">berceau</text:span> | <text:span text:style-name="T5">cradle</text:span> | <text:span text:style-name="T5">Wiege</text:span>. </text:p>
        </text:list-item>
        <text:list-item>
          <text:p text:style-name="P89"><text:span text:style-name="T3">cuncta</text:span> -or = hæsita, retarda, differ, mora. </text:p>
        </text:list-item>
        <text:list-item>
          <text:p text:style-name="P89">—<text:span text:style-name="T3">tione</text:span> | | -tion | -tion | -tion. </text:p>
        </text:list-item>
        <text:list-item>
          <text:p text:style-name="P89">—<text:span text:style-name="T3">tore</text:span> | | -teur | -tor | -tor. </text:p>
        </text:list-item>
        <text:list-item>
          <text:p text:style-name="P89"><text:span text:style-name="T3">cuneo</text:span> -us | cuneo | coin | coin | <text:span text:style-name="T5">Keil</text:span>. </text:p>
        </text:list-item>
        <text:list-item>
          <text:p text:style-name="P89"><text:span text:style-name="T3">cuniculo</text:span> -ŭlus | coniglio | <text:span text:style-name="T5">lapin</text:span> | coney, cony | Kaninchen. = Zool. «lepus cuniculus». </text:p>
        </text:list-item>
        <text:list-item>
          <text:p text:style-name="P89"><text:span text:style-name="T3">cupa</text:span> -a | <text:span text:style-name="T5">botte</text:span>, <text:span text:style-name="T5">tino</text:span> | cuve | coop | <text:span text:style-name="T5">Fass</text:span>, Kufe. = magno vase ex ligno, pro vino. </text:p>
        </text:list-item>
        <text:list-item>
          <text:p text:style-name="P89">— M | coppa | coupe | cup. = poculo. ⊃ cupula; D. Kopf = capite; F. coiffe, I. cuffia = veste de capite. ⊂ E. ⊃ G. cymba. </text:p>
        </text:list-item>
        <text:list-item>
          <text:p text:style-name="P89"><text:span text:style-name="T3">CUPE</text:span> -io | <text:span text:style-name="T5">bramare</text:span> | convoiter | <text:span text:style-name="T5">to long for</text:span> | <text:span text:style-name="T5">begehren</text:span>. = es cupido, concupisce, desidera, ama. </text:p>
        </text:list-item>
        <text:list-item>
          <text:p text:style-name="P89"><text:span text:style-name="T3">cupidine</text:span> Cupīdo -idĭn-| -dine, -do | -don | -id | -ido. = to cupe, deo de amore. </text:p>
        </text:list-item>
        <text:list-item>
          <text:p text:style-name="P89"><text:soft-page-break/><text:span text:style-name="T3">cupido</text:span> -ĭdus | -ido | -ide | -id. = que cupe. </text:p>
        </text:list-item>
        <text:list-item>
          <text:p text:style-name="P89">—<text:span text:style-name="T3">itate</text:span> -tas | -tà | -té | -ty | -tät. = to cupe. </text:p>
        </text:list-item>
        <text:list-item>
          <text:p text:style-name="P89"><text:span text:style-name="T3">cupro</text:span> 100 | <text:span text:style-name="T5">rame</text:span> | cuivre | copper | Kupfer. = metallo, in Chemia « Cu ». ⊂ G. cúprion = de Cypro. </text:p>
        </text:list-item>
        <text:list-item>
          <text:p text:style-name="P89"><text:span text:style-name="T3">cupula</text:span> -ŭla (Catone) = parvo cupa. </text:p>
        </text:list-item>
        <text:list-item>
          <text:p text:style-name="P89">— | cupola | coupole | cupola | Kuppel. = tecto de domo, in forma de cupa. </text:p>
        </text:list-item>
        <text:list-item>
          <text:p text:style-name="P89">L. cur = quare. </text:p>
        </text:list-item>
        <text:list-item>
          <text:p text:style-name="P89"><text:span text:style-name="T3">cura</text:span> -a | cura | <text:span text:style-name="T5">soin</text:span> | <text:span text:style-name="T5">care</text:span> | <text:span text:style-name="T5">Sorge</text:span>. = applicatione, attentione, labore, diligentia. ⊃ procura, curioso, incuria, securo, assecura. </text:p>
        </text:list-item>
        <text:list-item>
          <text:p text:style-name="P89">— 100 (de medico) | cura | cure | cure | Kur. </text:p>
        </text:list-item>
        <text:list-item>
          <text:p text:style-name="P89">— -o | -are | <text:span text:style-name="T5">avoir</text:span> cure, <text:span text:style-name="T5">soigner</text:span> | to cure, to care | -ieren. ⊃ F. curer = purga. </text:p>
        </text:list-item>
        <text:list-item>
          <text:p text:style-name="P89">—<text:span text:style-name="T3">bile</text:span> -ĭlis | -bile | -ble | -ble | -bel. = quem pote cura. </text:p>
        </text:list-item>
        <text:list-item>
          <text:p text:style-name="P89">—— 100 = que pote cura. </text:p>
        </text:list-item>
        <text:list-item>
          <text:p text:style-name="P89">——<text:span text:style-name="T3">itate</text:span> | -ità | -ité | -ity | -ität. </text:p>
        </text:list-item>
        <text:list-item>
          <text:p text:style-name="P89">—<text:span text:style-name="T3">tione</text:span> -tio | | -tion | | -tion. = cura. </text:p>
        </text:list-item>
        <text:list-item>
          <text:p text:style-name="P89">—<text:span text:style-name="T3">tivo</text:span> | -tivo | -tif | -tive | -tiv. </text:p>
        </text:list-item>
        <text:list-item>
          <text:p text:style-name="P89">—to -us = facto cum cura, accurato. </text:p>
        </text:list-item>
        <text:list-item>
          <text:p text:style-name="P89">—<text:span text:style-name="T3">to</text:span> | -ato | -é | -ate | -at. = sacerdote que habe cura de animas. </text:p>
        </text:list-item>
        <text:list-item>
          <text:p text:style-name="P89">—<text:span text:style-name="T3">tore</text:span> -tor | -tore | -teur | -tor | -tor. </text:p>
        </text:list-item>
        <text:list-item>
          <text:p text:style-name="P89"><text:span text:style-name="T3">curia</text:span> -a | curia | curie | curia | Kurie. = senatu, tribunale. ⊂ co- vir- -ia. </text:p>
        </text:list-item>
        <text:list-item>
          <text:p text:style-name="P89"><text:span text:style-name="T3">curioso</text:span> -us | -oso | -eux | -ous | -os. ⊂ cura. </text:p>
        </text:list-item>
        <text:list-item>
          <text:p text:style-name="P89">—<text:span text:style-name="T3">itate</text:span> -tas | -tà | -té | -ty | -tät. </text:p>
        </text:list-item>
        <text:list-item>
          <text:p text:style-name="P89"><text:span text:style-name="T3">CURRE</text:span> -o | correre | courir | <text:span text:style-name="T5">to run</text:span> | <text:span text:style-name="T5">laufen</text:span>. = i veloce. ⊃ currente, cursu, cursivo, con—, de—, dis—, ex—, in—, oc—, per—, præ—, re—, suc—. </text:p>
        </text:list-item>
        <text:list-item>
          <text:p text:style-name="P89">—<text:span text:style-name="T3">ente</text:span> -ens | corrente | courant | current | -ent. </text:p>
        </text:list-item>
        <text:list-item>
          <text:p text:style-name="P89"><text:span text:style-name="T3">curriculo</text:span> -ŭlum | carriera | carrière | curriculum, career | Curriculum. = cursu; historia de vita. </text:p>
        </text:list-item>
        <text:list-item>
          <text:p text:style-name="P89">-um | | -cle | -cle. = parvo curru. </text:p>
        </text:list-item>
        <text:list-item>
          <text:p text:style-name="P89"><text:span text:style-name="T3">curru</text:span> -us | carro | char | car. = vectura. ⊂ curr(e) -u. </text:p>
        </text:list-item>
        <text:list-item>
          <text:p text:style-name="P89"><text:span text:style-name="T3">cursivo</text:span> | corsivo | -if | cursive | -iv. = scriptura currente, vocato etiam « italico ». </text:p>
        </text:list-item>
        <text:list-item>
          <text:p text:style-name="P89"><text:span text:style-name="T3">cursore</text:span> -sor | corridore, corsiere | coureur, coursier | courser, <text:span text:style-name="T5">racer</text:span> | Cursor. = que curre. </text:p>
        </text:list-item>
        <text:list-item>
          <text:p text:style-name="P89"><text:span text:style-name="T3">cursu</text:span> -us | corso, -a | cours, course | course | Cursus, Kurs. = ton curre. </text:p>
        </text:list-item>
        <text:list-item>
          <text:p text:style-name="P89"><text:span text:style-name="T3">curto</text:span> -us = truncato, rupto, mutilato. </text:p>
        </text:list-item>
        <text:list-item>
          <text:p text:style-name="P89">— M | corto | court | short | kurz. = breve. </text:p>
        </text:list-item>
        <text:list-item>
          <text:p text:style-name="P89"><text:span text:style-name="T3">curva</text:span> (linea, <text:span text:style-name="T5">fem. de</text:span> curvo) | curva | courbe | curve | Curve. </text:p>
        </text:list-item>
        <text:list-item>
          <text:p text:style-name="P89"><text:span text:style-name="T3">curva</text:span> -o | -are | courber | to curve. = incurva, redde curvo. </text:p>
        </text:list-item>
        <text:list-item>
          <text:p text:style-name="P89">—<text:span text:style-name="T3">tione</text:span> 100 | | -ation | -ation | -ation. </text:p>
        </text:list-item>
        <text:list-item>
          <text:p text:style-name="P89">—<text:span text:style-name="T3">tura</text:span> -a | -ura | courbure | -ure | -ur. </text:p>
        </text:list-item>
        <text:list-item>
          <text:p text:style-name="P89"><text:span text:style-name="T3">CURVO</text:span> -us | curvo | courbe | curve | <text:span text:style-name="T5">krumm</text:span>. ⊃ curva. ⊂ E. ⊃ L. circo, G. corona; R. krivoj [curvo]. </text:p>
        </text:list-item>
        <text:list-item>
          <text:p text:style-name="P89"><text:soft-page-break/><text:span text:style-name="T3">custode</text:span> -tos | -tode, <text:span text:style-name="T5">guardia</text:span> | -tode | -tos -todes | -tos -toden, Küster. </text:p>
        </text:list-item>
        <text:list-item>
          <text:p text:style-name="P89">—<text:span text:style-name="T3">ia</text:span> -ĭa | -dia | -die | -dy | -die. </text:p>
        </text:list-item>
        <text:list-item>
          <text:p text:style-name="P89"><text:span text:style-name="T3">CUTE</text:span> -is | cute, cotenna | cuticule | hide | Haut. = pelle. ⊂ E. ⊃ A. D. </text:p>
        </text:list-item>
        <text:list-item>
          <text:p text:style-name="P89">—<text:span text:style-name="T3">aneo</text:span> | -neo | -né | -neous. </text:p>
        </text:list-item>
        <text:list-item>
          <text:p text:style-name="P89">—<text:span text:style-name="T3">icula</text:span> -ŭla | -cola | -cule | -cle | -cula. </text:p>
        </text:list-item>
        <text:list-item>
          <text:p text:style-name="P89"><text:span text:style-name="T3">cyano-,</text:span> G. cúanos = cæruleo. </text:p>
        </text:list-item>
        <text:list-item>
          <text:p text:style-name="P89">— 100 = Bot. « centaurea cyanus ». </text:p>
        </text:list-item>
        <text:list-item>
          <text:p text:style-name="P89">—<text:span text:style-name="T3">geno</text:span> ĕ | cianogeno | -gène | -gen | Cyan. = gas cæruleo, composito ex carbonio et azoto. ⊂ cyano gene. </text:p>
        </text:list-item>
        <text:list-item>
          <text:p text:style-name="P89"><text:span text:style-name="T3">cyclamine</text:span> -men -mĭn- | ciclamino | -men | -men | -men, <text:span text:style-name="T5">Alpenveilchen</text:span>. = Bot. « cyclamen europæum ». </text:p>
        </text:list-item>
        <text:list-item>
          <text:p text:style-name="P89"><text:span text:style-name="T3">cyclo</text:span> | ciclo | cycle | cycle | Cyclus. = circulo, periodo de tempore. ⊃ cycloide, cyclone, epicyclo, bicyclo, cyclista, cyclico. ⊂ G. cúclos. </text:p>
        </text:list-item>
        <text:list-item>
          <text:p text:style-name="P89">—<text:span text:style-name="T3">ico</text:span> -ĭcus | ciclico | -ique | -ic | -isch. = circulare, de cyclo. ⊂ G. -icós. </text:p>
        </text:list-item>
        <text:list-item>
          <text:p text:style-name="P89">—<text:span text:style-name="T3">ista</text:span> | ciclista | -iste | -ist. = qui i per bicyclo. </text:p>
        </text:list-item>
        <text:list-item>
          <text:p text:style-name="P89">—<text:span text:style-name="T3">oide</text:span> ī | ciclòide | -oïde | -oid | -oide. = curva genito ab cyclo rotante. </text:p>
        </text:list-item>
        <text:list-item>
          <text:p text:style-name="P89">—<text:span text:style-name="T3">one</text:span> | ciclone | -one | -one | -on. = tempestate que move in cyclo. </text:p>
        </text:list-item>
        <text:list-item>
          <text:p text:style-name="P89">—<text:span text:style-name="T3">ope</text:span> -es | ciclope | -ope | -ops | -op. ⊂ G. cúclōps. = gigantes cum uno solo oculo [op] circulare [cyclo]. </text:p>
        </text:list-item>
        <text:list-item>
          <text:p text:style-name="P89">——<text:span text:style-name="T3">ico</text:span> -ĭcus | ciclopico | -pique | -pic | -pisch. = (constructione) de gigante. ⊂ G. - <text:span text:style-name="T3">ō</text:span>picós. </text:p>
        </text:list-item>
        <text:list-item>
          <text:p text:style-name="P89"><text:span text:style-name="T3">cycno</text:span> -us | cigno | cygne | <text:span text:style-name="T5">swan</text:span> | <text:span text:style-name="T5">Schwan</text:span>. = Zool. « cycnus olor ». ⊂ G. cúcnos. </text:p>
        </text:list-item>
        <text:list-item>
          <text:p text:style-name="P89"><text:span text:style-name="T3">cylindro</text:span> -us | cilindro | -dre | -der | -der. ⊂ G. cúlindros. </text:p>
        </text:list-item>
        <text:list-item>
          <text:p text:style-name="P89">—<text:span text:style-name="T3">ico</text:span> | cilindrico | -ique | -ic | -isch. </text:p>
        </text:list-item>
        <text:list-item>
          <text:p text:style-name="P89">cymba -a = parvo navi. ⊂ G. cúmbē = vase, poculo. || L. cupa. ⊃ cymbalo. </text:p>
        </text:list-item>
        <text:list-item>
          <text:p text:style-name="P89"><text:span text:style-name="T3">cymbalo</text:span> -ălum | cembalo | -bale | -bal | -bal, Zimbel. ⊂ G. cúmbalon. ⊂ cymba. = instrumento musicale ex cupro. </text:p>
        </text:list-item>
        <text:list-item>
          <text:p text:style-name="P89">cyn, cúōn =|| cane. ⊃ cynico, cynocephalo. </text:p>
        </text:list-item>
        <text:list-item>
          <text:p text:style-name="P89"><text:span text:style-name="T3">cynegetica</text:span> | cinegetica | -tique | -tics | -tik. = arte de duc canes venatorio. ⊂ G. cunēgētic <text:span text:style-name="T3">ē</text:span> ⊂ cyn age -tic(o) -a. </text:p>
        </text:list-item>
        <text:list-item>
          <text:p text:style-name="P89"><text:span text:style-name="T3">cynico</text:span> -ĭcus | cinico | -ique | -ic | -isch, -iker. = de cane, philosophos que seque Diogene. ⊂ G. ⊂ -icós. ⊂ cyn -ĭco. </text:p>
        </text:list-item>
        <text:list-item>
          <text:p text:style-name="P89"><text:span text:style-name="T3">cynismo</text:span> | cinismo | -me | -cism | -mus. = to es cynico. ⊂ G. -ismós. </text:p>
        </text:list-item>
        <text:list-item>
          <text:p text:style-name="P89"><text:span text:style-name="T3">cynocephalo</text:span> -ălus | cinocefalo | -phale | -phalus. = simia cum capite de cane. ⊂ G. cunocéphalos ⊂ cyn -o- cephal(e) -o. </text:p>
        </text:list-item>
        <text:list-item>
          <text:p text:style-name="P89"><text:span text:style-name="T3">cyparisso</text:span> -us | cipresso | -près | -press | -presse. = Bot. « cypressus sempervirens ». ⊂ G. cupárissos. </text:p>
        </text:list-item>
        <text:list-item>
          <text:p text:style-name="P38">G. cyriace, curiac <text:span text:style-name="T3">ē</text:span> ⊃ A. church, D. Kirche. = ecclesia, templo. </text:p>
        </text:list-item>
      </text:list>
      <text:p text:style-name="Text_20_body"><text:span text:style-name="T3">D</text:span> </text:p>
      <text:list xml:id="list1926588222" text:style-name="L30">
        <text:list-item>
          <text:p text:style-name="P90"><text:soft-page-break/><text:span text:style-name="T3">DA</text:span> do | dare | do <text:span text:style-name="T5">nner</text:span> | <text:span text:style-name="T5">to give</text:span> | <text:span text:style-name="T5">geben</text:span>. ⊃ dativo, dato, dono, dote; adde, conde, ede, perde, redde, trade. ⊂ E. do. ⊃ G. do <text:span text:style-name="T5">si</text:span>, <text:span text:style-name="T5">anec</text:span>do <text:span text:style-name="T5">to</text:span>, <text:span text:style-name="T5">anti</text:span>do <text:span text:style-name="T5">to</text:span>; R. da(tï), S. da. </text:p>
        </text:list-item>
        <text:list-item>
          <text:p text:style-name="P90">G. dactylo, dáctulos = digito. ⊃ dactylographia. </text:p>
        </text:list-item>
        <text:list-item>
          <text:p text:style-name="P90">dactylo -ŭlus = pede de versu ˉ ˘ ˘. </text:p>
        </text:list-item>
        <text:list-item>
          <text:p text:style-name="P90"><text:span text:style-name="T3">dactylo</text:span> ŭ 100 | dattero | datte | date | Dattel. = fructu de palma « phœnix dactilifera ». </text:p>
        </text:list-item>
        <text:list-item>
          <text:p text:style-name="P90"><text:span text:style-name="T3">dactylographo</text:span> -ă-, <text:span text:style-name="T3">-ia</text:span> -ĭa | dattilografo, -ia | dactylographe, -ie. = qui scribe per machina. </text:p>
        </text:list-item>
        <text:list-item>
          <text:p text:style-name="P90">G. dæ daíomai = divide. ⊃ geodæsia. </text:p>
        </text:list-item>
        <text:list-item>
          <text:p text:style-name="P90"><text:span text:style-name="T3">dædalo</text:span> -ălus | dedalo | dédale | dædal | Dädalus. = (labyrintho) artistico. ⊂ G. Daídalos, architecto in Creta, in tempore de Minos. </text:p>
        </text:list-item>
        <text:list-item>
          <text:p text:style-name="P90"><text:span text:style-name="T3">dæmone</text:span> ŏ 200 = spiritu, genio. ⊂ G. daímōn. </text:p>
        </text:list-item>
        <text:list-item>
          <text:p text:style-name="P90">—<text:span text:style-name="T3">io</text:span> 300 | demonio | démon | demon | Dämon. = spiritu malo. ⊂ G. -onion. </text:p>
        </text:list-item>
        <text:list-item>
          <text:p text:style-name="P90">—<text:span text:style-name="T3">iaco</text:span> ă 300 | demoniaco | démoniaque | demoniac | dämonisch, dämoniacus. ⊂ G. -acós. = de dæmone. </text:p>
        </text:list-item>
        <text:list-item>
          <text:p text:style-name="P90"><text:span text:style-name="T3">dahlia</text:span> N | dalia | dahlia | dahlia. = Bot. « dahlia variabilis ». ⊂ Dahl, botanico de Suedia. </text:p>
        </text:list-item>
        <text:list-item>
          <text:p text:style-name="P90"><text:span text:style-name="T3">dama</text:span> -a | daino | daim | <text:span text:style-name="T5">deer</text:span>, doe | Dam <text:span text:style-name="T5">bock</text:span>. = Zool. « dama vulgaris ». </text:p>
        </text:list-item>
        <text:list-item>
          <text:p text:style-name="P90">G. dama, damázō =|| doma. ⊃ adamante. </text:p>
        </text:list-item>
        <text:list-item>
          <text:p text:style-name="P90"><text:span text:style-name="T3">damna</text:span> -o | dannare | damner | to damn | <text:span text:style-name="T5">ver</text:span>dammen. = condemna. ⊂ damn(o) -a. </text:p>
        </text:list-item>
        <text:list-item>
          <text:p text:style-name="P90">—<text:span text:style-name="T3">tione</text:span> -tio | dannazione | -tion | -tion. </text:p>
        </text:list-item>
        <text:list-item>
          <text:p text:style-name="P90">—ifica -ĭco | danneggiare | endommager | to damage | damnificieren. = fac damno, noce, læde. </text:p>
        </text:list-item>
        <text:list-item>
          <text:p text:style-name="P90"><text:span text:style-name="T3">damno</text:span> -um | danno | dommage, danger | damage | <text:span text:style-name="T5">Schaden</text:span>. = detrimento, malo, pernicie, jactura. ⊃ damna, condemna, indemne. </text:p>
        </text:list-item>
        <text:list-item>
          <text:p text:style-name="P90"><text:span text:style-name="T3">dape</text:span> daps = cibo. </text:p>
        </text:list-item>
        <text:list-item>
          <text:p text:style-name="P90">—<text:span text:style-name="T3">ifero</text:span> -ĕrus | -fero | -fer | -fer | -fer. </text:p>
        </text:list-item>
        <text:list-item>
          <text:p text:style-name="P90"><text:span text:style-name="T3">data</text:span> ( <text:span text:style-name="T5">nom. plur. de</text:span> dato) | data | date | data | data. = die (de littera). </text:p>
        </text:list-item>
        <text:list-item>
          <text:p text:style-name="P90"><text:span text:style-name="T3">dativo</text:span> 100 | -ivo | -if | -ive | -ivus. = casu grammaticale que « da ». </text:p>
        </text:list-item>
        <text:list-item>
          <text:p text:style-name="P90"><text:span text:style-name="T3">dato</text:span> -us | dato | donnée | datum | Daten. ⊂ da -to. </text:p>
        </text:list-item>
        <text:list-item>
          <text:p text:style-name="P90"><text:span text:style-name="T3">DE</text:span> de | di, da | de | <text:span text:style-name="T5">of</text:span>, <text:span text:style-name="T5">from</text:span> | <text:span text:style-name="T5">von</text:span>. ⊃ deduce, deporta, deriva, detrahe; deflue = flue ab alto ad imo; deambula = ambula; defini = pone fines; degusta = gusta; decompone = anti compone; decresce = anti cresce. </text:p>
        </text:list-item>
        <text:list-item>
          <text:p text:style-name="P90">G. dē, déō = cinge, liga. ⊃ anadema, diadema, deontologia. </text:p>
        </text:list-item>
        <text:list-item>
          <text:p text:style-name="P90"><text:span text:style-name="T3">deambula</text:span> -ŭlo | -are | déambuler | -ate | <text:span text:style-name="T5">spazieren</text:span>. = ambula. </text:p>
        </text:list-item>
        <text:list-item>
          <text:p text:style-name="P90">—<text:span text:style-name="T3">tione</text:span> -tio | -zione, <text:span text:style-name="T5">passeggiata</text:span> | déambulation, <text:span text:style-name="T5">promenade</text:span> | -tion, <text:span text:style-name="T5">walk</text:span> | <text:span text:style-name="T5">Spaziergang</text:span>. </text:p>
        </text:list-item>
        <text:list-item>
          <text:p text:style-name="P90"><text:span text:style-name="T3">dearma</text:span> -o | disarmare | désarmer | to disarm | desarmieren. = tolle arma, anti arma. </text:p>
        </text:list-item>
        <text:list-item>
          <text:p text:style-name="P90"><text:span text:style-name="T3">deaura</text:span> (Terentio) | dorare | dorer | <text:span text:style-name="T5">to gild</text:span> | dorieren. = teje per auro. </text:p>
        </text:list-item>
        <text:list-item>
          <text:p text:style-name="P90"><text:soft-page-break/><text:span text:style-name="T3">DEBE</text:span> -eo | dovere | devoir | <text:span text:style-name="T5">to owe</text:span>, <text:span text:style-name="T5">ought</text:span>, <text:span text:style-name="T5">must</text:span>, <text:span text:style-name="T5">to be in</text:span> debt | <text:span text:style-name="T5">müssen</text:span> | H. deber | P. dever. = es obligato. ⊃ debito. ⊂ de habe = habe (re) de (alio). </text:p>
        </text:list-item>
        <text:list-item>
          <text:p text:style-name="P90"><text:span text:style-name="T3">debile</text:span> -bĭlis | debole | débile | -ile | -il. = ne forte. ⊂ de habile = ne habile. </text:p>
        </text:list-item>
        <text:list-item>
          <text:p text:style-name="P90">—<text:span text:style-name="T3">ita</text:span> -ĭto | -are | -er | -ate | -ieren. = redde debile. </text:p>
        </text:list-item>
        <text:list-item>
          <text:p text:style-name="P90">—<text:span text:style-name="T3">itate</text:span> -tas | -ità, debolezza | -ité | -ity | -ität. </text:p>
        </text:list-item>
        <text:list-item>
          <text:p text:style-name="P90"><text:span text:style-name="T3">debito</text:span> -ĭtum | debito, dovere | dette, devoir, débit | debt, debit, duty | <text:span text:style-name="T5">Schuld</text:span>, <text:span text:style-name="T5">Pflicht</text:span>, Debit, Debitum. = to debe, re quem debe. </text:p>
        </text:list-item>
        <text:list-item>
          <text:p text:style-name="P90">—<text:span text:style-name="T3">ore</text:span> -tor | -tore | débiteur | debtor | -tor. = qui debe, anti creditore. </text:p>
        </text:list-item>
        <text:list-item>
          <text:p text:style-name="P90"><text:span text:style-name="T3">deca-,</text:span> G. déca = || decem. </text:p>
        </text:list-item>
        <text:list-item>
          <text:p text:style-name="P90">—<text:span text:style-name="T3">de</text:span> ă 300 | -de | décade | -de | -de. ⊂ G. decás. = decem die. </text:p>
        </text:list-item>
        <text:list-item>
          <text:p text:style-name="P90">—<text:span text:style-name="T3">gono</text:span> -ōnus | -gono | décagone | -gon | -gon. = polygono de decem angulo. ⊂ G. decágōnos ⊂ deca agon(ia) -o. </text:p>
        </text:list-item>
        <text:list-item>
          <text:p text:style-name="P90">—<text:span text:style-name="T3">gramma</text:span> N | -gramma | décagramme | -gram | -gramm. </text:p>
        </text:list-item>
        <text:list-item>
          <text:p text:style-name="P90">—<text:span text:style-name="T3">litro</text:span> N | -litro | décalitre | -liter | -liter. </text:p>
        </text:list-item>
        <text:list-item>
          <text:p text:style-name="P90">—<text:span text:style-name="T3">logo</text:span> -ŏgus | -logo | décalogue | -logue | Dekalog. = lege ex decem regula. ⊂ G. -álogos. </text:p>
        </text:list-item>
        <text:list-item>
          <text:p text:style-name="P90">—<text:span text:style-name="T3">metro</text:span> ĕ N | -metro | décamètre | -meter | -meter. </text:p>
        </text:list-item>
        <text:list-item>
          <text:p text:style-name="P90"><text:span text:style-name="T3">decano</text:span> 400 | -cano | doyen | dean | -can. = duce de 10 (milite, monacho, professore). ⊂ dec(em) -ano. </text:p>
        </text:list-item>
        <text:list-item>
          <text:p text:style-name="P90"><text:span text:style-name="T3">decapita</text:span> -ĭto | -are | décapiter | -ate | -ieren. = trunca capite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ECE</text:span> -et = <text:span text:style-name="T5">es</text:span> dece <text:span text:style-name="T5">nte</text:span>, <text:span text:style-name="T5">habe</text:span> dec <text:span text:style-name="T5">ore</text:span>. </text:p>
        </text:list-item>
        <text:list-item>
          <text:p text:style-name="P90"><text:span text:style-name="T3">decede</text:span> -o = i ab. ⊂ de cede. </text:p>
        </text:list-item>
        <text:list-item>
          <text:p text:style-name="P90">— -o | -dere | décéder | to decease | -ieren. = more. ⊃ decessu. </text:p>
        </text:list-item>
        <text:list-item>
          <text:p text:style-name="P90"><text:span text:style-name="T3">DECEM</text:span> decem | dieci | dix | ten | zehn. ⊃ decano, decembre, decenio, decemvir, decimo, denario. ⊂ E. ⊃ G. deca, A. ten, D. zehn, R. desiatï, S. daça. </text:p>
        </text:list-item>
        <text:list-item>
          <text:p text:style-name="P90">—<text:span text:style-name="T3">bre</text:span> -ber | dicembre | décembre | -ber | -ber. = mense numero 12; decimo in calendario de Romulo, que incipe in martio. </text:p>
        </text:list-item>
        <text:list-item>
          <text:p text:style-name="P90">—<text:span text:style-name="T3">viro</text:span> -vĭr | -viro | décemvire | -vir | -vir. ⊂ decem viro. </text:p>
        </text:list-item>
        <text:list-item>
          <text:p text:style-name="P90">—<text:span text:style-name="T3">viratu</text:span> -us | -rato | -at | -ate | -at. </text:p>
        </text:list-item>
        <text:list-item>
          <text:p text:style-name="P90"><text:span text:style-name="T3">decenne</text:span> 100 = </text:p>
        </text:list-item>
        <text:list-item>
          <text:p text:style-name="P90">—<text:span text:style-name="T3">ale</text:span> 400 | -ale | décennal | -ial | -al. = de decem anno. </text:p>
        </text:list-item>
        <text:list-item>
          <text:p text:style-name="P90">—<text:span text:style-name="T3">io</text:span> 300 | -nio | <text:span text:style-name="T5">espace de</text:span> dix ans | -nium, -nary | -nium. = spatio de 10 anno. </text:p>
        </text:list-item>
        <text:list-item>
          <text:p text:style-name="P90"><text:span text:style-name="T3">decente</text:span> -ens | -ente | décent | -ent | -ent. = que dece. </text:p>
        </text:list-item>
        <text:list-item>
          <text:p text:style-name="P90">—<text:span text:style-name="T3">ia</text:span> -a | -enza | décence | -ency | -enz. = to dece. </text:p>
        </text:list-item>
        <text:list-item>
          <text:p text:style-name="P90"><text:span text:style-name="T3">deceptione</text:span> 400 | -zione | déception | -tion | -tion. = ton decipe, fraude, dolo, illusione. </text:p>
        </text:list-item>
        <text:list-item>
          <text:p text:style-name="P90"><text:span text:style-name="T3">decerne</text:span> -o | decretare | décerner | to decern | decernieren. = decreta, tribue per decreto (honores, præmio). ⊂ de cerne. </text:p>
        </text:list-item>
        <text:list-item>
          <text:p text:style-name="P90"><text:span text:style-name="T3">decessu</text:span> -us | -sso | décès | decease | -ssion. = to decede, morte. </text:p>
        </text:list-item>
        <text:list-item>
          <text:p text:style-name="P90">— -us = to i ab. </text:p>
        </text:list-item>
        <text:list-item>
          <text:p text:style-name="P90">deci- = diviso per decem. ⊃ decimetro, decigramma. </text:p>
        </text:list-item>
        <text:list-item>
          <text:p text:style-name="P90"><text:span text:style-name="T3">decide</text:span> ī -o | -ere | décider | -e | -ieren. = defini, determina, fixa, <text:soft-page-break/>judica, resolve. ⊃ deciso. ⊂ </text:p>
        </text:list-item>
        <text:list-item>
          <text:p text:style-name="P90">— -o = cæde, seca. ⊂ de cæde. </text:p>
        </text:list-item>
        <text:list-item>
          <text:p text:style-name="P90"><text:span text:style-name="T3">decigramma</text:span> | -ma | dé—me | -m | -me. = deci- gramma. </text:p>
        </text:list-item>
        <text:list-item>
          <text:p text:style-name="P90"><text:span text:style-name="T3">decima</text:span> -ĭmo | -are | décimer | -ate | -ieren. = subtrahe decimo. </text:p>
        </text:list-item>
        <text:list-item>
          <text:p text:style-name="P90">—<text:span text:style-name="T3">ale</text:span> N | -ale | décimal | -al | -al. = de decimo. </text:p>
        </text:list-item>
        <text:list-item>
          <text:p text:style-name="P90">—ale 100 = que da tributo. </text:p>
        </text:list-item>
        <text:list-item>
          <text:p text:style-name="P90"><text:span text:style-name="T3">decimetro</text:span> ĕ N | -metro | dé—mètre | -meter | -meter. = deci- metro. </text:p>
        </text:list-item>
        <text:list-item>
          <text:p text:style-name="P90"><text:span text:style-name="T3">decimo</text:span> -ĭmus | -mo | dixième, décime, dîme | <text:span text:style-name="T5">tenth</text:span> | <text:span text:style-name="T5">zehnte</text:span>. = que habe numero decem. ⊃ decimale. </text:p>
        </text:list-item>
        <text:list-item>
          <text:p text:style-name="P90"><text:span text:style-name="T3">deciso</text:span> ī -o | deciso. = quem decide. </text:p>
        </text:list-item>
        <text:list-item>
          <text:p text:style-name="P90">—<text:span text:style-name="T3">ione</text:span> -sio | -sione | décision | -sion | -sion. = ton decide. </text:p>
        </text:list-item>
        <text:list-item>
          <text:p text:style-name="P90">—<text:span text:style-name="T3">ivo</text:span> | -sivo | décisif | -sive | -siv. </text:p>
        </text:list-item>
        <text:list-item>
          <text:p text:style-name="P90"><text:span text:style-name="T3">declama</text:span> ā -o | -are | déclamer | to declaim | -ieren. ⊂ de clama. = loque ut rhetore. </text:p>
        </text:list-item>
        <text:list-item>
          <text:p text:style-name="P90">—<text:span text:style-name="T3">tione</text:span> | -tio | -zione | dé—tione | -tion | -tion. </text:p>
        </text:list-item>
        <text:list-item>
          <text:p text:style-name="P90">—<text:span text:style-name="T3">tore</text:span> -tor | -tore | de—teur | -tor | -tor. </text:p>
        </text:list-item>
        <text:list-item>
          <text:p text:style-name="P90">—<text:span text:style-name="T3">torio</text:span> -us | -torio | dé—toire | -tory | -torisch. </text:p>
        </text:list-item>
        <text:list-item>
          <text:p text:style-name="P90"><text:span text:style-name="T3">declara</text:span> -o | dichiarare | déclarer | -re | -rieren. ⊂ de clara. = manifesta, proclama. </text:p>
        </text:list-item>
        <text:list-item>
          <text:p text:style-name="P90">—<text:span text:style-name="T3">tione</text:span> -tio | dichiarazione | déclaration | -tion | -tion. </text:p>
        </text:list-item>
        <text:list-item>
          <text:p text:style-name="P90"><text:span text:style-name="T3">declina</text:span> -o | -are | décliner | to decline | -ieren. ⊂ de clina. </text:p>
        </text:list-item>
        <text:list-item>
          <text:p text:style-name="P90">—<text:span text:style-name="T3">tione</text:span> -tio | -zione | dé—tion, déclinaison | -tion, declension | -tion. = ton declina; variatione de finale de nomine (latino, græco, germanico, russo, etc.) </text:p>
        </text:list-item>
        <text:list-item>
          <text:p text:style-name="P90"><text:span text:style-name="T3">declive</text:span> -is | -ivo | déclive | -ivous | -iv. ⊂ de cliv(o) -e. </text:p>
        </text:list-item>
        <text:list-item>
          <text:p text:style-name="P90">—<text:span text:style-name="T3">itate</text:span> -tas | -vio | déclivité | -vity | -vität. </text:p>
        </text:list-item>
        <text:list-item>
          <text:p text:style-name="P90"><text:span text:style-name="T3">decocto</text:span> 100 = </text:p>
        </text:list-item>
        <text:list-item>
          <text:p text:style-name="P90">—<text:span text:style-name="T3">ione</text:span> 200 | -zione, -tto | décoction | -ction | Dekokt. </text:p>
        </text:list-item>
        <text:list-item>
          <text:p text:style-name="P90"><text:span text:style-name="T3">decolora</text:span> -o | -are | décolorer | to decolor | -ieren. = tolle colore, anti colora. </text:p>
        </text:list-item>
        <text:list-item>
          <text:p text:style-name="P90">—<text:span text:style-name="T3">tione</text:span> -tio | -tione | -tion | -tion | -tion. </text:p>
        </text:list-item>
        <text:list-item>
          <text:p text:style-name="P90"><text:span text:style-name="T3">decompone</text:span> | -porre | décomposer | -pose, decompound | -ponieren. = anti compone. </text:p>
        </text:list-item>
        <text:list-item>
          <text:p text:style-name="P90"><text:span text:style-name="T3">decomposito</text:span> -ĭtus | -sto | dé—sé | -site | -situm. = quem decompone. </text:p>
        </text:list-item>
        <text:list-item>
          <text:p text:style-name="P90">—<text:span text:style-name="T3">ione</text:span> | -zione | décomposition | -tion | -tion. = ton decompone. </text:p>
        </text:list-item>
        <text:list-item>
          <text:p text:style-name="P90"><text:span text:style-name="T3">decora</text:span> -ŏro | -are | décorer | -ate | -ieren. = da decoro, honora, orna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—<text:span text:style-name="T3">tore</text:span> | -tore | -teur | -tor | -tor. </text:p>
        </text:list-item>
        <text:list-item>
          <text:p text:style-name="P90"><text:span text:style-name="T3">decoro</text:span> -um | -ro | -rum | -rum | -rum. = to dece, decentia, pulcritudine, elegantia, ornamento, gratia, honestate, honore. </text:p>
        </text:list-item>
        <text:list-item>
          <text:p text:style-name="P90"><text:span text:style-name="T3">decortica</text:span> ĭ 100 | scortecciare, scorticare | décortiquer | -icate | -icieren. = telle cortice. </text:p>
        </text:list-item>
        <text:list-item>
          <text:p text:style-name="P90">—<text:span text:style-name="T3">tione</text:span> 100 | -zione | dé—tion | -tion | -tion. </text:p>
        </text:list-item>
        <text:list-item>
          <text:p text:style-name="P90"><text:span text:style-name="T3">decremento</text:span> 200 | -ento | décroissement, décrément | -ent | -ent. ⊂ <text:soft-page-break/>decre(sce) -mento. </text:p>
        </text:list-item>
        <text:list-item>
          <text:p text:style-name="P90"><text:span text:style-name="T3">decrepito</text:span> -ĭtus | -ito | décrépit | -it | -it. = valde sene. </text:p>
        </text:list-item>
        <text:list-item>
          <text:p text:style-name="P90">—<text:span text:style-name="T3">udine</text:span> -udo -udĭn- | -tezza | décrépitude | -tude | -tüde. </text:p>
        </text:list-item>
        <text:list-item>
          <text:p text:style-name="P90"><text:span text:style-name="T3">decresce</text:span> -o | -scere | décroître | decrease | -scieren. = anti cresce, minue se. </text:p>
        </text:list-item>
        <text:list-item>
          <text:p text:style-name="P90">—<text:span text:style-name="T3">ntia</text:span> 100 | -enza | décroissance | decrease | -enz. </text:p>
        </text:list-item>
        <text:list-item>
          <text:p text:style-name="P90"><text:span text:style-name="T3">decreta</text:span> | -are | décréter | to decree | -ieren. = fac decreto, statue, impera, jube. </text:p>
        </text:list-item>
        <text:list-item>
          <text:p text:style-name="P90"><text:span text:style-name="T3">decreto</text:span> -um | -eto | décret | decree | -et. ⊂ de cri -to. </text:p>
        </text:list-item>
        <text:list-item>
          <text:p text:style-name="P90"><text:span text:style-name="T3">decuplu</text:span> -ŭplus | -plo | décuple | -ple | -plum. ⊂ dec(em) -u- pl(e) -o. </text:p>
        </text:list-item>
        <text:list-item>
          <text:p text:style-name="P90"><text:span text:style-name="T3">decuria</text:span> -a | -ria | décurie | -ry | -rie. ⊂ dec(em) vir -ia. </text:p>
        </text:list-item>
        <text:list-item>
          <text:p text:style-name="P90"><text:span text:style-name="T3">dedica</text:span> -ĭco | -are | dédier | -ate | -ieren. = dica, consecra. </text:p>
        </text:list-item>
        <text:list-item>
          <text:p text:style-name="P90">—<text:span text:style-name="T3">tione</text:span> -tio | dedeica | dédicace | -tion | -tion. = consecratione. </text:p>
        </text:list-item>
        <text:list-item>
          <text:p text:style-name="P90"><text:span text:style-name="T3">dedigna</text:span> -or | disdegnare, sdegnare | dédaigner | to disdain | -gnieren. = puta ne digno, contemne, sperne. </text:p>
        </text:list-item>
        <text:list-item>
          <text:p text:style-name="P90">—<text:span text:style-name="T3">tione</text:span> -tio | disdegno | dédain | disdain | -ation. </text:p>
        </text:list-item>
        <text:list-item>
          <text:p text:style-name="P90"><text:span text:style-name="T3">dedisce</text:span> -o = anti disce, oblivisce (quem e disce). </text:p>
        </text:list-item>
        <text:list-item>
          <text:p text:style-name="P90"><text:span text:style-name="T3">deduc</text:span> -o | -durre | déduire | -duce | -ducieren. = duc ab, trahe. </text:p>
        </text:list-item>
        <text:list-item>
          <text:p text:style-name="P90">—<text:span text:style-name="T3">tione</text:span> -tio | -zione | déduction | -tion | -tion. </text:p>
        </text:list-item>
        <text:list-item>
          <text:p text:style-name="P90">—<text:span text:style-name="T3">tivo</text:span> | deduttivo | déductif | -ive | -iv. </text:p>
        </text:list-item>
        <text:list-item>
          <text:p text:style-name="P90"><text:span text:style-name="T3">deducto</text:span> -us | dedotto | déduit. = quem deduc. </text:p>
        </text:list-item>
        <text:list-item>
          <text:p text:style-name="P90"><text:span text:style-name="T3">dees</text:span> desum = defice, non es. </text:p>
        </text:list-item>
        <text:list-item>
          <text:p text:style-name="P90"><text:span text:style-name="T3">defæca</text:span> 100 | -ccare | déféquer | -ccate | -æcieren. = tolle fæce, clarifica liquido, purifica. </text:p>
        </text:list-item>
        <text:list-item>
          <text:p text:style-name="P90">—<text:span text:style-name="T3">tione</text:span> 300 | -zione | -tion | -tion | -tion. </text:p>
        </text:list-item>
        <text:list-item>
          <text:p text:style-name="P90"><text:span text:style-name="T3">defalca</text:span> (Columella 100) | diffalcare | défalquer | -ate | -ieren. = seca cum falce, minue, deme, detrahe, deduc. </text:p>
        </text:list-item>
        <text:list-item>
          <text:p text:style-name="P90"><text:span text:style-name="T3">defectione</text:span> -tio | -zione | défection | -tion | -tion. = to defice, rebellione. </text:p>
        </text:list-item>
        <text:list-item>
          <text:p text:style-name="P90"><text:span text:style-name="T3">defectivo</text:span> | difettivo | défectif | -tive | -tiv. ⊂ defic(e) -tivo. = ad que defice, cum defectu. </text:p>
        </text:list-item>
        <text:list-item>
          <text:p text:style-name="P90"><text:span text:style-name="T3">defectu</text:span> -us | difetto | défaut | defect | Defect. = penuria, vitio, menda, errore, culpa. ⊂ defic(e) -tu. </text:p>
        </text:list-item>
        <text:list-item>
          <text:p text:style-name="P90">—uoso | difettoso | défectueux | defectuous | -uös. = defectivo. </text:p>
        </text:list-item>
        <text:list-item>
          <text:p text:style-name="P90"><text:span text:style-name="T3">defende</text:span> -o | difendere | défendre | to defend | -ieren. = tue, protege, anti offende. </text:p>
        </text:list-item>
        <text:list-item>
          <text:p text:style-name="P90"><text:span text:style-name="T3">defenso</text:span> -us | difeso. = quem defende. </text:p>
        </text:list-item>
        <text:list-item>
          <text:p text:style-name="P90">—<text:span text:style-name="T3">ione</text:span> -io | difesa | défense | -se | -sion. = ton defende. </text:p>
        </text:list-item>
        <text:list-item>
          <text:p text:style-name="P90">—<text:span text:style-name="T3">ivo</text:span> | difensivo | défensif | -ive | -iv. </text:p>
        </text:list-item>
        <text:list-item>
          <text:p text:style-name="P90">—<text:span text:style-name="T3">ore</text:span> -or | difensore | défenseur | -der | -sor. </text:p>
        </text:list-item>
        <text:list-item>
          <text:p text:style-name="P90"><text:span text:style-name="T3">defer</text:span> -ro | -rire | déférer | to defer | -ieren. </text:p>
        </text:list-item>
        <text:list-item>
          <text:p text:style-name="P90">—<text:span text:style-name="T3">ente</text:span> | -ente | déférant | -ent | -ent. </text:p>
        </text:list-item>
        <text:list-item>
          <text:p text:style-name="P90">—<text:span text:style-name="T3">entia</text:span> | -enza | déférence | -ence | -enz. </text:p>
        </text:list-item>
        <text:list-item>
          <text:p text:style-name="P90"><text:span text:style-name="T3">defervesce</text:span> -o = cessa de ferve. </text:p>
        </text:list-item>
        <text:list-item>
          <text:p text:style-name="P90">—<text:span text:style-name="T3">ntia</text:span> | -enza | dé—ence | -ence | -enz. </text:p>
        </text:list-item>
        <text:list-item>
          <text:p text:style-name="P90"><text:span text:style-name="T3">defice</text:span> -ĭcio | <text:span text:style-name="T5">mancare</text:span> | <text:span text:style-name="T5">manquer</text:span>, <text:span text:style-name="T5">faire</text:span> défaut | to defect | <text:span text:style-name="T5">fehlen</text:span>. = anti abunda, ne suffice, es in minus, care se, es ab, dees. ⊃ <text:soft-page-break/>deficiente, defectu, defectivo. ⊂ de fac. </text:p>
        </text:list-item>
        <text:list-item>
          <text:p text:style-name="P90">—<text:span text:style-name="T3">iente</text:span> -iens | -ente | dé—ent | -ent | -ent. = que defice, insufficiente. </text:p>
        </text:list-item>
        <text:list-item>
          <text:p text:style-name="P90">—— N | -ente | | -ent | -ent. = ad que defice, que non habe, que care, defectivo. </text:p>
        </text:list-item>
        <text:list-item>
          <text:p text:style-name="P90"><text:span text:style-name="T3">deficit</text:span> ( <text:span text:style-name="T5">persona 3 de verbo</text:span> defice) | -cit | -cit | -cit | -cit. = quod defice. </text:p>
        </text:list-item>
        <text:list-item>
          <text:p text:style-name="P90"><text:span text:style-name="T3">defini</text:span> -io | -ire | définir | -e | -ieren. = pone fines, determina. </text:p>
        </text:list-item>
        <text:list-item>
          <text:p text:style-name="P90">—<text:span text:style-name="T3">tione</text:span> -tio | -zione | dé—tion | -tion | -tion. </text:p>
        </text:list-item>
        <text:list-item>
          <text:p text:style-name="P90">—<text:span text:style-name="T3">tivo</text:span> -us | -ivo | dé—if | -ive | -iv. </text:p>
        </text:list-item>
        <text:list-item>
          <text:p text:style-name="P90">—<text:span text:style-name="T3">to</text:span> -us | -ito | défini | -ite | -itum. </text:p>
        </text:list-item>
        <text:list-item>
          <text:p text:style-name="P90"><text:span text:style-name="T3">deflagra</text:span> -o | -grare | déflagrer | -grate | -grieren. = flagra toto, arde in modo subitaneo. </text:p>
        </text:list-item>
        <text:list-item>
          <text:p text:style-name="P90">—<text:span text:style-name="T3">tione</text:span> -tio | -zione | déflagration | -ation | -ation. = combustione subitaneo. </text:p>
        </text:list-item>
        <text:list-item>
          <text:p text:style-name="P90"><text:span text:style-name="T3">deflora</text:span> 100 | -are | déflorer | deflour | -ieren. = tolle flore. </text:p>
        </text:list-item>
        <text:list-item>
          <text:p text:style-name="P90"><text:span text:style-name="T3">deflue</text:span> -o | -ire | défluer | | -ieren. = flue de (alto ad imo). </text:p>
        </text:list-item>
        <text:list-item>
          <text:p text:style-name="P90">defluxione 500 = </text:p>
        </text:list-item>
        <text:list-item>
          <text:p text:style-name="P90"><text:span text:style-name="T3">defluxu</text:span> 200 | -sso | défluxion | -xion | -xion. = fluxu ad sub. </text:p>
        </text:list-item>
        <text:list-item>
          <text:p text:style-name="P90">deforma -o (Cicerone) = da forma, describe, pinge. </text:p>
        </text:list-item>
        <text:list-item>
          <text:p text:style-name="P90"><text:span text:style-name="T3">deforma</text:span> -o (Vergilio) | -mare | déformer | -m | -mieren. = muta forma, tolle forma, redde deforme. </text:p>
        </text:list-item>
        <text:list-item>
          <text:p text:style-name="P90">—<text:span text:style-name="T3">tione</text:span> -tio | -zione | dé—tion | -tion | -tion. </text:p>
        </text:list-item>
        <text:list-item>
          <text:p text:style-name="P90"><text:span text:style-name="T3">deforme</text:span> -is | -me | | -m | -m. = sine forma, cum malo forma. </text:p>
        </text:list-item>
        <text:list-item>
          <text:p text:style-name="P90">—<text:span text:style-name="T3">itate</text:span> -tas | -tà | | -ty | -tät. </text:p>
        </text:list-item>
        <text:list-item>
          <text:p text:style-name="P90"><text:span text:style-name="T3">defrauda</text:span> -o | -are | frauder | to defraud | -ieren. = frauda, priva, falle, expolia. </text:p>
        </text:list-item>
        <text:list-item>
          <text:p text:style-name="P90">—<text:span text:style-name="T3">tione</text:span> | -zione | | -ation | -ation. </text:p>
        </text:list-item>
        <text:list-item>
          <text:p text:style-name="P90"><text:span text:style-name="T3">defuncto</text:span> -us | -unto | défunt | -unct | -unct. = mortuo. ⊂ </text:p>
        </text:list-item>
        <text:list-item>
          <text:p text:style-name="P90">— -us = que e funge, libero. </text:p>
        </text:list-item>
        <text:list-item>
          <text:p text:style-name="P90"><text:span text:style-name="T3">degenera</text:span> -ĕro | -are | dégénérer | -ate | -ieren. = i ex genere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eglutina</text:span> -ĭno 100 | <text:span text:style-name="T5">scollare</text:span> | dégluer | -ate. = anti glutina. </text:p>
        </text:list-item>
        <text:list-item>
          <text:p text:style-name="P90"><text:span text:style-name="T3">deglutitione</text:span> | -zione | déglutition | -ition | -ition. ⊂ de gluti -tione. </text:p>
        </text:list-item>
        <text:list-item>
          <text:p text:style-name="P90"><text:span text:style-name="T3">degrada</text:span> ă 500 | -dare | dégrader | -de | -dieren. = tolle gradu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egusta</text:span> -o | -are | déguster | to degust, <text:span text:style-name="T5">to taste</text:span> | -ieren. = gusta bene. </text:p>
        </text:list-item>
        <text:list-item>
          <text:p text:style-name="P90">—<text:span text:style-name="T3">tione</text:span> 300 | -zione | -tion | -tion | -tion. </text:p>
        </text:list-item>
        <text:list-item>
          <text:p text:style-name="P90">L. deinde = post. </text:p>
        </text:list-item>
        <text:list-item>
          <text:p text:style-name="P90"><text:span text:style-name="T3">deismo</text:span> N | -ismo | déisme | -ism | -ismus. = theoria de deo. </text:p>
        </text:list-item>
        <text:list-item>
          <text:p text:style-name="P90"><text:span text:style-name="T3">dejectione</text:span> -tio = ton jacta sub. </text:p>
        </text:list-item>
        <text:list-item>
          <text:p text:style-name="P90">— 100 | deiezione | déjection | -tion | -tion. </text:p>
        </text:list-item>
        <text:list-item>
          <text:p text:style-name="P90"><text:span text:style-name="T3">delatione</text:span> -tio | -zione | délation | -tion | -tion. ⊂ de latione. </text:p>
        </text:list-item>
        <text:list-item>
          <text:p text:style-name="P90"><text:span text:style-name="T3">delatore</text:span> 100 | -tore | délateur | -tor | -tor. ⊂ de latore. </text:p>
        </text:list-item>
        <text:list-item>
          <text:p text:style-name="P90"><text:span text:style-name="T3">DELE</text:span> -eo | | | -ete | -ieren. = cancella, destrue, tolle, annulla. ⊃ delebile. ⊂ E. ⊃ G. dele(terio). </text:p>
        </text:list-item>
        <text:list-item>
          <text:p text:style-name="P90"><text:soft-page-break/><text:span text:style-name="T3">delebile</text:span> ĭ 100 | -bile | délébile | -ble. = quem pote dele. ⊃ in—. </text:p>
        </text:list-item>
        <text:list-item>
          <text:p text:style-name="P90"><text:span text:style-name="T3">delecta</text:span> -o | dilettare | délecter, <text:span text:style-name="T5">amuser</text:span> | to delight | -ieren. </text:p>
        </text:list-item>
        <text:list-item>
          <text:p text:style-name="P90">—<text:span text:style-name="T3">bile</text:span> ĭ 100 | dilettevole | -able | -able | -abel. </text:p>
        </text:list-item>
        <text:list-item>
          <text:p text:style-name="P90">—<text:span text:style-name="T3">tione</text:span> -tio | diletto | -ation | -ation | -ation. </text:p>
        </text:list-item>
        <text:list-item>
          <text:p text:style-name="P90"><text:span text:style-name="T3">delega</text:span> -ēgo | -are | déléguer | -ate | -ieren. ⊂ de lega. </text:p>
        </text:list-item>
        <text:list-item>
          <text:p text:style-name="P90">—<text:span text:style-name="T3">tione</text:span> -tio | -zione | délégation | -tion | -tion. </text:p>
        </text:list-item>
        <text:list-item>
          <text:p text:style-name="P90">—<text:span text:style-name="T3">to</text:span> | -ato | délégué | -ate | -at. </text:p>
        </text:list-item>
        <text:list-item>
          <text:p text:style-name="P90"><text:span text:style-name="T3">deleterio</text:span> | -io | délétère | -ious | -ium. ⊂ G. dēlēt <text:span text:style-name="T3">ē</text:span>rios ⊂ dele -ter -io. </text:p>
        </text:list-item>
        <text:list-item>
          <text:p text:style-name="P90"><text:span text:style-name="T3">deliba</text:span> -ībo | -are, <text:span text:style-name="T5">gustare</text:span>, <text:span text:style-name="T5">assaggiare</text:span> | <text:span text:style-name="T5">goûter</text:span> | <text:span text:style-name="T5">to taste</text:span>, delibate. = liba. </text:p>
        </text:list-item>
        <text:list-item>
          <text:p text:style-name="P90">—<text:span text:style-name="T3">tione</text:span> 300 | -zione | dé—ation | -ation | -ation. </text:p>
        </text:list-item>
        <text:list-item>
          <text:p text:style-name="P90"><text:span text:style-name="T3">delibera</text:span> -ĕro | -are | délibérer | -ate | -ieren. ⊂ de libra. </text:p>
        </text:list-item>
        <text:list-item>
          <text:p text:style-name="P90">—<text:span text:style-name="T3">tione</text:span> -tio | -zione | déliberation | -tion | -tion. </text:p>
        </text:list-item>
        <text:list-item>
          <text:p text:style-name="P90">—<text:span text:style-name="T3">tivo</text:span> -us | -ivo | délibératif | -ive | -iv. </text:p>
        </text:list-item>
        <text:list-item>
          <text:p text:style-name="P90"><text:span text:style-name="T3">delicato</text:span> -us | -ato | délicat | -ate | -at. = molle. </text:p>
        </text:list-item>
        <text:list-item>
          <text:p text:style-name="P90"><text:span text:style-name="T3">delicia</text:span> -a | -izia | délice | -ight | -ice. </text:p>
        </text:list-item>
        <text:list-item>
          <text:p text:style-name="P90">—<text:span text:style-name="T3">ioso</text:span> | -zioso | délicieux | -cious | -ciös. </text:p>
        </text:list-item>
        <text:list-item>
          <text:p text:style-name="P90"><text:span text:style-name="T3">delicto</text:span> -um | -itto | délit | -ict | -ict. ⊂ deli(n)q(ue) -to. </text:p>
        </text:list-item>
        <text:list-item>
          <text:p text:style-name="P90"><text:span text:style-name="T3">delinea</text:span> 100 | -are | délinéer, <text:span text:style-name="T5">ébaucher</text:span> | -ate | -ieren. = signa lineas. </text:p>
        </text:list-item>
        <text:list-item>
          <text:p text:style-name="P90">—<text:span text:style-name="T3">tione</text:span> | -azione | délineation | -ation. </text:p>
        </text:list-item>
        <text:list-item>
          <text:p text:style-name="P90"><text:span text:style-name="T3">delinque</text:span> -o | -ere | délinquer | <text:span text:style-name="T5">to commit a</text:span> delinque <text:span text:style-name="T5">ncy</text:span> | -ieren. ⊃ delinquente, delicto. ⊂ de linque. </text:p>
        </text:list-item>
        <text:list-item>
          <text:p text:style-name="P90">—<text:span text:style-name="T3">nte</text:span> | -ente | délinquant | -ent | -ent. </text:p>
        </text:list-item>
        <text:list-item>
          <text:p text:style-name="P90"><text:span text:style-name="T3">deliquesce</text:span> -o = i lique. </text:p>
        </text:list-item>
        <text:list-item>
          <text:p text:style-name="P90">—<text:span text:style-name="T3">nte</text:span> | -ente | déliquescent | -ent | -ent. </text:p>
        </text:list-item>
        <text:list-item>
          <text:p text:style-name="P90">—<text:span text:style-name="T3">ntia</text:span> | -enza | déliquescence | -ence | -enz. </text:p>
        </text:list-item>
        <text:list-item>
          <text:p text:style-name="P90">deliquio 100 | deliquio | <text:span text:style-name="T5">défaillance</text:span>, <text:span text:style-name="T5">évanouissement</text:span> | <text:span text:style-name="T5">vanishing</text:span>. = defectu de animo. </text:p>
        </text:list-item>
        <text:list-item>
          <text:p text:style-name="P90">— N | | -ium | -ium | -ium. = deliquescentia. </text:p>
        </text:list-item>
        <text:list-item>
          <text:p text:style-name="P90"><text:span text:style-name="T3">delira</text:span> ī -o | -are | délirer | -ate, <text:span text:style-name="T5">to rave</text:span> | -ieren. ⊂ de lira. = i ex via. </text:p>
        </text:list-item>
        <text:list-item>
          <text:p text:style-name="P90">—<text:span text:style-name="T3">nte</text:span> -ns | -ante | délirant | -ant | -ant. = demente. </text:p>
        </text:list-item>
        <text:list-item>
          <text:p text:style-name="P90">—<text:span text:style-name="T3">io</text:span> 100 | -rio | délire | -rium | -rium. = to delira. </text:p>
        </text:list-item>
        <text:list-item>
          <text:p text:style-name="P90">—<text:span text:style-name="T3">o</text:span> -us = delirante. </text:p>
        </text:list-item>
        <text:list-item>
          <text:p text:style-name="P90"><text:span text:style-name="T3">delphino</text:span> -us | -fino | dauphin | dolphin | -phin. ⊂ G. delphís. = Zool. « delphinus delphis ». </text:p>
        </text:list-item>
        <text:list-item>
          <text:p text:style-name="P90"><text:span text:style-name="T3">delta</text:span> 100 | -ta | -ta | -ta | -ta. = <text:span text:style-name="T5">Δ</text:span>, litera græco, respondente ad latino <text:span text:style-name="T5">d;</text:span> ostio de flumine, in forma de triangulo. ⊂ G. délta. </text:p>
        </text:list-item>
        <text:list-item>
          <text:p text:style-name="P90"><text:span text:style-name="T3">delude</text:span> ū -o | -ere, <text:span text:style-name="T5">beffare</text:span> | <text:span text:style-name="T5">décevoir</text:span>, <text:span text:style-name="T5">tromper</text:span> | -e | -ieren. ⊃ deluso. ⊂ de lude. </text:p>
        </text:list-item>
        <text:list-item>
          <text:p text:style-name="P90"><text:span text:style-name="T3">deluso</text:span> -us | -so. = quem delude. </text:p>
        </text:list-item>
        <text:list-item>
          <text:p text:style-name="P90">—<text:span text:style-name="T3">ione</text:span> | -sione | désillusion | -sion | -sion. </text:p>
        </text:list-item>
        <text:list-item>
          <text:p text:style-name="P90">—<text:span text:style-name="T3">orio</text:span> | -rio | délusoire | -ry | -risch. </text:p>
        </text:list-item>
        <text:list-item>
          <text:p text:style-name="P90"><text:span text:style-name="T3">demagogo</text:span> | -agogo | démagogue | -agogue | -agog. ⊂ G. dēmagōgós ⊂ dem(o) agogo. </text:p>
        </text:list-item>
        <text:list-item>
          <text:p text:style-name="P90">—<text:span text:style-name="T3">ia</text:span> | -gia | démagogie | -gy | -gie. ⊂ G. dēmagōgía. </text:p>
        </text:list-item>
        <text:list-item>
          <text:p text:style-name="P90">deme -o = seca, pone ab, detrahe. ⊃ vindemia. ⊂ de eme. </text:p>
        </text:list-item>
        <text:list-item>
          <text:p text:style-name="P90"><text:soft-page-break/><text:span text:style-name="T3">demente</text:span> -mens | -ente | dément | -ented | -ens. = sine mente, ex mente. </text:p>
        </text:list-item>
        <text:list-item>
          <text:p text:style-name="P90">—<text:span text:style-name="T3">ia</text:span> -a | -nza | démence | -ncy. </text:p>
        </text:list-item>
        <text:list-item>
          <text:p text:style-name="P90">demerĭto -us = bene merito. </text:p>
        </text:list-item>
        <text:list-item>
          <text:p text:style-name="P90">— N | -ito | démérite | -it. = anti merito. </text:p>
        </text:list-item>
        <text:list-item>
          <text:p text:style-name="P90"><text:span text:style-name="T3">demisso</text:span> -us | dimesso | | demiss | -iss. = quem dimitte, humile. </text:p>
        </text:list-item>
        <text:list-item>
          <text:p text:style-name="P90"><text:span text:style-name="T3">demitte</text:span> -o = mitte de alto ad imo. </text:p>
        </text:list-item>
        <text:list-item>
          <text:p text:style-name="P90">G. demo, d <text:span text:style-name="T3">ē</text:span>mos = populo. ⊃ dem <text:span text:style-name="T5">agogo</text:span>, demo <text:span text:style-name="T5">cratico</text:span>, <text:span text:style-name="T5">en</text:span>dem <text:span text:style-name="T5">ia</text:span>, <text:span text:style-name="T5">epi</text:span>dem <text:span text:style-name="T5">ia</text:span>. </text:p>
        </text:list-item>
        <text:list-item>
          <text:p text:style-name="P90"><text:span text:style-name="T3">democratia</text:span> | -azia | démocratie | -acy | -atie. ⊂ G. dēmocratía ⊂ demo crat(o) -ia. </text:p>
        </text:list-item>
        <text:list-item>
          <text:p text:style-name="P90"><text:span text:style-name="T3">democratico</text:span> -ĭcus | -atico | démocratique, démocrate | -atic, -at | -atisch, -at. ⊂ G. dēmocraticós. </text:p>
        </text:list-item>
        <text:list-item>
          <text:p text:style-name="P90"><text:span text:style-name="T3">demoli</text:span> -ior | -ire | démolir | -ish | -ieren. = destrue mole. </text:p>
        </text:list-item>
        <text:list-item>
          <text:p text:style-name="P90">—<text:span text:style-name="T3">tione</text:span> -tio | -zione | démolition | -tion | -tion. </text:p>
        </text:list-item>
        <text:list-item>
          <text:p text:style-name="P90"><text:span text:style-name="T3">demonstra</text:span> -o | dimostrare | démontrer | -ate | -ieren. = monstra, proba. </text:p>
        </text:list-item>
        <text:list-item>
          <text:p text:style-name="P90">—<text:span text:style-name="T3">bile</text:span> ĭ 200 | dimostrabile | démonstrable | -able | -abel. </text:p>
        </text:list-item>
        <text:list-item>
          <text:p text:style-name="P90">—<text:span text:style-name="T3">tione</text:span> 100 | dimostrazione | démonstration | -ation | -ation. </text:p>
        </text:list-item>
        <text:list-item>
          <text:p text:style-name="P90">—<text:span text:style-name="T3">tivo</text:span> -us | dimostrativo | démonstratif | -ative | -ativ. </text:p>
        </text:list-item>
        <text:list-item>
          <text:p text:style-name="P90"><text:span text:style-name="T3">demoraliza</text:span> | -izzare | démoraliser | -ize | -isieren. ⊂ de moral(e) -iza. = tolle animo. </text:p>
        </text:list-item>
        <text:list-item>
          <text:p text:style-name="P90">—<text:span text:style-name="T3">tione</text:span> | -izzazione | démoralisation | -ization | -isation. </text:p>
        </text:list-item>
        <text:list-item>
          <text:p text:style-name="P90">L. demum = in fine. </text:p>
        </text:list-item>
        <text:list-item>
          <text:p text:style-name="P90"><text:span text:style-name="T3">denario</text:span> -us | -aro | -ier | -ier | -ar. = moneta de decem as. </text:p>
        </text:list-item>
        <text:list-item>
          <text:p text:style-name="P90"><text:span text:style-name="T3">denega</text:span> -ĕgo | -are | dénier | to deny | -ieren. = nega. </text:p>
        </text:list-item>
        <text:list-item>
          <text:p text:style-name="P90">—<text:span text:style-name="T3">tione</text:span> | -azione | dénégation | -ation | -ation. </text:p>
        </text:list-item>
        <text:list-item>
          <text:p text:style-name="P90"><text:span text:style-name="T3">denigra</text:span> ĭ 100 = redde nigro. </text:p>
        </text:list-item>
        <text:list-item>
          <text:p text:style-name="P90">— 400 | -are | dénigrer | -ate | -ieren. = diffama. </text:p>
        </text:list-item>
        <text:list-item>
          <text:p text:style-name="P90">—<text:span text:style-name="T3">tione</text:span> 400 | -zione | dénigrement | -tion | -tion. </text:p>
        </text:list-item>
        <text:list-item>
          <text:p text:style-name="P90">L. denique = in fine. </text:p>
        </text:list-item>
        <text:list-item>
          <text:p text:style-name="P90"><text:span text:style-name="T3">denomina</text:span> -ĭno | -are | dénommer | -ate | -ieren. = da nomine. </text:p>
        </text:list-item>
        <text:list-item>
          <text:p text:style-name="P90">—<text:span text:style-name="T3">tione</text:span> -tio | -zione | dénomination | -tion | -tion. </text:p>
        </text:list-item>
        <text:list-item>
          <text:p text:style-name="P90">—<text:span text:style-name="T3">tore</text:span> | -tore | dé—teur | -tor | -tor. </text:p>
        </text:list-item>
        <text:list-item>
          <text:p text:style-name="P90">—<text:span text:style-name="T3">tivo</text:span> 400 | -ivo | dé—if | -ive | -iv. </text:p>
        </text:list-item>
        <text:list-item>
          <text:p text:style-name="P90"><text:span text:style-name="T3">denota</text:span> -ŏto | -are | dénoter | -e | -ieren. = nota. </text:p>
        </text:list-item>
        <text:list-item>
          <text:p text:style-name="P90">—<text:span text:style-name="T3">tione</text:span> 300 | -zione | dé—tion | -tion | -tion. </text:p>
        </text:list-item>
        <text:list-item>
          <text:p text:style-name="P90"><text:span text:style-name="T3">DENSO</text:span> -us | -so | -se | -se | <text:span text:style-name="T5">dicht</text:span>. = condensato, cum densitate spisso, crasso, pleno, abundante. </text:p>
        </text:list-item>
        <text:list-item>
          <text:p text:style-name="P90">—<text:span text:style-name="T3">imetro</text:span> ĕ | -metro | -mètre | -meter | -meter. = aræometro. </text:p>
        </text:list-item>
        <text:list-item>
          <text:p text:style-name="P90">—<text:span text:style-name="T3">itate</text:span> 100 | -tà | -té | -ty | -tät. </text:p>
        </text:list-item>
        <text:list-item>
          <text:p text:style-name="P90"><text:span text:style-name="T3">DENTE</text:span> dens | dente | dent | tooth | Zahn. = ⊂ E. ⊂ (e)de -nte ⊃ A. D., G. odont. </text:p>
        </text:list-item>
        <text:list-item>
          <text:p text:style-name="P90">—<text:span text:style-name="T3">ale</text:span> | -ale | -al | -al | -al. </text:p>
        </text:list-item>
        <text:list-item>
          <text:p text:style-name="P90">—<text:span text:style-name="T3">ato</text:span> -us | -ato | -é | -ate. = cum dente. </text:p>
        </text:list-item>
        <text:list-item>
          <text:p text:style-name="P90">—<text:span text:style-name="T3">atione</text:span> | -azione | | -ation | -ation. = dentitione. </text:p>
        </text:list-item>
        <text:list-item>
          <text:p text:style-name="P90">—<text:span text:style-name="T3">iculato</text:span> 100 | dentellato | dentelé, denticulé | denticulate. = cum <text:soft-page-break/>parvo dentes. </text:p>
        </text:list-item>
        <text:list-item>
          <text:p text:style-name="P90">—<text:span text:style-name="T3">ifricio</text:span> 100 | -cio | -ce | -ce | -cium. = quod servi ad frica dentes. </text:p>
        </text:list-item>
        <text:list-item>
          <text:p text:style-name="P90">—<text:span text:style-name="T3">iscalpio</text:span> 100 | <text:span text:style-name="T5">stuzzica</text:span>denti | <text:span text:style-name="T5">cure</text:span>-dent | tooth- <text:span text:style-name="T5">pick</text:span>, -alp | -alpium. = quod servi ad scalpe dentes. </text:p>
        </text:list-item>
        <text:list-item>
          <text:p text:style-name="P90">—<text:span text:style-name="T3">ista</text:span> | -ista | -iste | -ist | -ist. = qui cura dentes. </text:p>
        </text:list-item>
        <text:list-item>
          <text:p text:style-name="P90">—<text:span text:style-name="T3">itione</text:span> -tio | -izione | -ition | -ition | -ition. </text:p>
        </text:list-item>
        <text:list-item>
          <text:p text:style-name="P90"><text:span text:style-name="T3">denuda</text:span> -ūdo | -are | dénuder | -ate | -ieren. = redde nudo. </text:p>
        </text:list-item>
        <text:list-item>
          <text:p text:style-name="P90">—<text:span text:style-name="T3">tione</text:span> | -zione | dé—tion | -tion | -tion. </text:p>
        </text:list-item>
        <text:list-item>
          <text:p text:style-name="P90">— 400 = revelatione. </text:p>
        </text:list-item>
        <text:list-item>
          <text:p text:style-name="P90">denuncia = denuntia. </text:p>
        </text:list-item>
        <text:list-item>
          <text:p text:style-name="P90"><text:span text:style-name="T3">denuntia</text:span> -o | -ciare | dénoncer | to denounce | -zieren. = nuntia, declara, accusa. </text:p>
        </text:list-item>
        <text:list-item>
          <text:p text:style-name="P90">—<text:span text:style-name="T3">tione</text:span> -tio | denunziazione | dénonciation | -tion | -tion. </text:p>
        </text:list-item>
        <text:list-item>
          <text:p text:style-name="P90">—<text:span text:style-name="T3">tore</text:span> | -ziatore | dénonciateur | -tor | -tor. </text:p>
        </text:list-item>
        <text:list-item>
          <text:p text:style-name="P90">L. denuo = de novo. </text:p>
        </text:list-item>
        <text:list-item>
          <text:p text:style-name="P90"><text:span text:style-name="T3">DEO</text:span> -us | Dio | Dieu | <text:span text:style-name="T5">God</text:span> | <text:span text:style-name="T5">Gott</text:span>. ⊃ divo, divino, deismo. ⊂ E. deivo. ⊃ L. Jove, Diana, die; G. Zeús = Jove, díos = de cælo, <text:span text:style-name="T5">eu</text:span>dio <text:span text:style-name="T5">metro</text:span>; A. tues <text:span text:style-name="T5">day</text:span> = Marte-die; S. djau <text:span text:style-name="T5">s</text:span> = cælo, deo, die. </text:p>
        </text:list-item>
        <text:list-item>
          <text:p text:style-name="P90"><text:span text:style-name="T3">deobstrue</text:span> | deostruire | désobstruer | to deobstruct | <text:span text:style-name="T5">wegräumen</text:span>. = anti obstrue, fac libero. </text:p>
        </text:list-item>
        <text:list-item>
          <text:p text:style-name="P90"><text:span text:style-name="T3">deont-,</text:span> G. déon = debito, obligatione. ⊂ dē [liga] -ont- [-ente]. </text:p>
        </text:list-item>
        <text:list-item>
          <text:p text:style-name="P90">—<text:span text:style-name="T3">ologia</text:span> | -gia | déontologie | -gy. = scientia de obligatione morale. </text:p>
        </text:list-item>
        <text:list-item>
          <text:p text:style-name="P90">L. deorsum = ab alto ad imo, de. ⊂ de versum. </text:p>
        </text:list-item>
        <text:list-item>
          <text:p text:style-name="P90"><text:span text:style-name="T3">depaupera</text:span> -ĕro | -are | appauvrir | -ate | -ieren. = redde paupere. </text:p>
        </text:list-item>
        <text:list-item>
          <text:p text:style-name="P90">depende -o = pondera, expende, solve. </text:p>
        </text:list-item>
        <text:list-item>
          <text:p text:style-name="P90"><text:span text:style-name="T3">depende</text:span> -eo | dipendere | dépendre | to depend | -ieren. = pende ad sub, servi, es subjecto. </text:p>
        </text:list-item>
        <text:list-item>
          <text:p text:style-name="P90">—<text:span text:style-name="T3">nte</text:span> 100 | di—ente | dé—ant | -nt | -nt. </text:p>
        </text:list-item>
        <text:list-item>
          <text:p text:style-name="P90">—<text:span text:style-name="T3">ntia</text:span> | dipendenza | dé—ance | -ence | -enz. </text:p>
        </text:list-item>
        <text:list-item>
          <text:p text:style-name="P90"><text:span text:style-name="T3">deperditione</text:span> | -izione | déperdition | -ition | -ition. = perditione. </text:p>
        </text:list-item>
        <text:list-item>
          <text:p text:style-name="P90"><text:span text:style-name="T3">depila</text:span> ĭ 100 | -are | dépiler | -ate | -ieren. = tolle pilos. </text:p>
        </text:list-item>
        <text:list-item>
          <text:p text:style-name="P90">—<text:span text:style-name="T3">tione</text:span> | -zione | dé—tion | -tion | -tion. </text:p>
        </text:list-item>
        <text:list-item>
          <text:p text:style-name="P90"><text:span text:style-name="T3">depinge</text:span> -o | dipingere | peindre, dépeindre | to depict | -ieren. = pinge. </text:p>
        </text:list-item>
        <text:list-item>
          <text:p text:style-name="P90"><text:span text:style-name="T3">deplora</text:span> ō -o | -rare | déplorer | -re | -rieren. = plora. </text:p>
        </text:list-item>
        <text:list-item>
          <text:p text:style-name="P90">—<text:span text:style-name="T3">bile</text:span> -ĭlis | -bile | dé—ble | -ble | -bel. </text:p>
        </text:list-item>
        <text:list-item>
          <text:p text:style-name="P90">—<text:span text:style-name="T3">tione</text:span> 100 | -azione | dé—tion | -tion | -tion. </text:p>
        </text:list-item>
        <text:list-item>
          <text:p text:style-name="P90"><text:span text:style-name="T3">depluma</text:span> | spiumare | déplumer, plumer | to deplume. = tolle plumas. </text:p>
        </text:list-item>
        <text:list-item>
          <text:p text:style-name="P90"><text:span text:style-name="T3">depone</text:span> ō -o | -orre, -ositare | déposer | <text:span text:style-name="T5">to put down</text:span>, -one, -ose (in tribunale), -osit | -onieren. = pone ad sub. ⊃ deposito. </text:p>
        </text:list-item>
        <text:list-item>
          <text:p text:style-name="P90"><text:span text:style-name="T3">depopula</text:span> -ŭlor | spopolare | dépeupler | -ate | -ieren. = destrue populo, devasta, præda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deporta -o = porta. </text:p>
        </text:list-item>
        <text:list-item>
          <text:p text:style-name="P90"><text:span text:style-name="T3">deporta</text:span> 100 | -are | déporter | to deport | -ieren. = da exsilio. </text:p>
        </text:list-item>
        <text:list-item>
          <text:p text:style-name="P90">—<text:span text:style-name="T3">tione</text:span> 300 | -zione | dé—tion | -tion | -tion. = exsilio. </text:p>
        </text:list-item>
        <text:list-item>
          <text:p text:style-name="P90"><text:soft-page-break/><text:span text:style-name="T3">deposito</text:span> -ĭtus, -um | -sito | dépôt | -sit | -situm. = quem depone. </text:p>
        </text:list-item>
        <text:list-item>
          <text:p text:style-name="P90">—<text:span text:style-name="T3">ario</text:span> 300 | -ario | dé—aire | -ary | -är. = qui recipe deposito. </text:p>
        </text:list-item>
        <text:list-item>
          <text:p text:style-name="P90">—<text:span text:style-name="T3">ione</text:span> 100 | -zione | dé—tion | -ion | -ion. </text:p>
        </text:list-item>
        <text:list-item>
          <text:p text:style-name="P90"><text:span text:style-name="T3">depræda</text:span> 600 | depredare | dépréder | to depredate | -ieren. = præda. </text:p>
        </text:list-item>
        <text:list-item>
          <text:p text:style-name="P90">—<text:span text:style-name="T3">tione</text:span> 400 | depredazione | déprédation | depredation | Deprædation. </text:p>
        </text:list-item>
        <text:list-item>
          <text:p text:style-name="P90"><text:span text:style-name="T3">deprava</text:span> -āvo | -are | dépraver | -e | -ieren. = redde pravo, redde malo. </text:p>
        </text:list-item>
        <text:list-item>
          <text:p text:style-name="P90">—<text:span text:style-name="T3">tione</text:span> -tio | -zione | dé—tion | -tion | -tion. </text:p>
        </text:list-item>
        <text:list-item>
          <text:p text:style-name="P90"><text:span text:style-name="T3">depreca</text:span> -or = preca, supplica. </text:p>
        </text:list-item>
        <text:list-item>
          <text:p text:style-name="P90">—<text:span text:style-name="T3">tione</text:span> -tio | -zione | déprécation | -tion | -tion. </text:p>
        </text:list-item>
        <text:list-item>
          <text:p text:style-name="P90"><text:span text:style-name="T3">depresso</text:span> -us | -sso | déprimé | -ssed | deprimiert. = quem deprime, profundo, ne alto. </text:p>
        </text:list-item>
        <text:list-item>
          <text:p text:style-name="P90">—<text:span text:style-name="T3">ione</text:span> 100 | -ione | dé—ion | -ion | -ion. </text:p>
        </text:list-item>
        <text:list-item>
          <text:p text:style-name="P90">—<text:span text:style-name="T3">ivo</text:span> | -ivo | dépressif | -ive. </text:p>
        </text:list-item>
        <text:list-item>
          <text:p text:style-name="P90"><text:span text:style-name="T3">depretia</text:span> 300 | -ezzare, disprezzare | déprécier | -eciate | -etiieren. = tolle pretio, sperne, contemne. </text:p>
        </text:list-item>
        <text:list-item>
          <text:p text:style-name="P90"><text:span text:style-name="T3">deprime</text:span> -ĭmo | -ere | déprimer | to depress | -ieren. = preme ad sub. </text:p>
        </text:list-item>
        <text:list-item>
          <text:p text:style-name="P90"><text:span text:style-name="T3">depura</text:span> | -are | dépurer | -ate | -ieren. = fac puro, purga. </text:p>
        </text:list-item>
        <text:list-item>
          <text:p text:style-name="P90">—<text:span text:style-name="T3">tione</text:span> | -tione | dé—tion | -tion | -tion. </text:p>
        </text:list-item>
        <text:list-item>
          <text:p text:style-name="P90">—<text:span text:style-name="T3">tivo</text:span> | -tivo | dé—tif | -tive | -tiv. </text:p>
        </text:list-item>
        <text:list-item>
          <text:p text:style-name="P90">depŭta -o = amputa, reputa. </text:p>
        </text:list-item>
        <text:list-item>
          <text:p text:style-name="P90">-to 100 = amputato. </text:p>
        </text:list-item>
        <text:list-item>
          <text:p text:style-name="P90"><text:span text:style-name="T3">deputa</text:span> ŭ 400 | -tare | députer | -te | -tieren. = delega, elige. ⊂ de puta. </text:p>
        </text:list-item>
        <text:list-item>
          <text:p text:style-name="P90">—<text:span text:style-name="T3">tione</text:span> | -zione | dé—tion | -tion | -tion. </text:p>
        </text:list-item>
        <text:list-item>
          <text:p text:style-name="P90">—<text:span text:style-name="T3">to</text:span> | -tato | député | -ty | -tierte. </text:p>
        </text:list-item>
        <text:list-item>
          <text:p text:style-name="P90"><text:span text:style-name="T3">derelicto</text:span> -us | -itto | | -ict. = quem derelinque. </text:p>
        </text:list-item>
        <text:list-item>
          <text:p text:style-name="P90"><text:span text:style-name="T3">derelinque</text:span> -o | <text:span text:style-name="T5">abbandonare</text:span> | <text:span text:style-name="T5">abandonner</text:span> | <text:span text:style-name="T5">to abandon</text:span> | <text:span text:style-name="T5">verlassen</text:span>. = relinque, linque, descre, neglige. ⊃ derelicto. </text:p>
        </text:list-item>
        <text:list-item>
          <text:p text:style-name="P90"><text:span text:style-name="T3">deride</text:span> ī -eo | -ere, <text:span text:style-name="T5">schernire</text:span> | <text:span text:style-name="T5">railler</text:span>, <text:span text:style-name="T5">moquer</text:span> | -e | -ieren. = ride de. ⊃ deriso. (F. dérider = tolle rugas). </text:p>
        </text:list-item>
        <text:list-item>
          <text:p text:style-name="P90"><text:span text:style-name="T3">deriso</text:span> -us | deriso. = quem deride. </text:p>
        </text:list-item>
        <text:list-item>
          <text:p text:style-name="P90">—<text:span text:style-name="T3">ione</text:span> 400 | -sione | dérision | -sion | -sion. </text:p>
        </text:list-item>
        <text:list-item>
          <text:p text:style-name="P90">—<text:span text:style-name="T3">ore</text:span> -or | -sore | | -der. </text:p>
        </text:list-item>
        <text:list-item>
          <text:p text:style-name="P90"><text:span text:style-name="T3">deriva</text:span> -o | -are | dériver | derive | -ieren. = trae (de rivo), deduc, infer. </text:p>
        </text:list-item>
        <text:list-item>
          <text:p text:style-name="P90">— N | -are | dériver | derive. = habe origine, procede, es deducto, deriva se. </text:p>
        </text:list-item>
        <text:list-item>
          <text:p text:style-name="P90">—<text:span text:style-name="T3">atione</text:span> -tio | -zione | dé—tion | -tion | -tion. </text:p>
        </text:list-item>
        <text:list-item>
          <text:p text:style-name="P90">—<text:span text:style-name="T3">ato</text:span> -us | -ato | dérivé | -ate | -atum. </text:p>
        </text:list-item>
        <text:list-item>
          <text:p text:style-name="P90">—<text:span text:style-name="T3">ata</text:span> (functione) | -ata | dérivée | -ate | -ierte. </text:p>
        </text:list-item>
        <text:list-item>
          <text:p text:style-name="P90"><text:span text:style-name="T3">derma</text:span>(te) | derma | derme | derm. = pelle. ⊂ G. dérma. </text:p>
        </text:list-item>
        <text:list-item>
          <text:p text:style-name="P90"><text:span text:style-name="T3">deroga</text:span> -ŏgo | -are | déroger | -ate | -ieren. = infrange lege, abole lege. ⊂ de roga. </text:p>
        </text:list-item>
        <text:list-item>
          <text:p text:style-name="P90"><text:soft-page-break/>—<text:span text:style-name="T3">tione</text:span> -tio | -zione | dé—tion | -tion | -tion. </text:p>
        </text:list-item>
        <text:list-item>
          <text:p text:style-name="P90">—<text:span text:style-name="T3">torio</text:span> 600 | -torio | dé—toire | -tory | -torisch. </text:p>
        </text:list-item>
        <text:list-item>
          <text:p text:style-name="P90"><text:span text:style-name="T3">descende</text:span> -o | discendere | descendre | -nd | -ndieren. = anti scande. </text:p>
        </text:list-item>
        <text:list-item>
          <text:p text:style-name="P90">—<text:span text:style-name="T3">nte</text:span> | di—ente | -ant | -ent, -ant | -ent. </text:p>
        </text:list-item>
        <text:list-item>
          <text:p text:style-name="P90">—<text:span text:style-name="T3">ntia</text:span> | di—enza | -ance | | -enz. </text:p>
        </text:list-item>
        <text:list-item>
          <text:p text:style-name="P90"><text:span text:style-name="T3">descensione</text:span> -sio = </text:p>
        </text:list-item>
        <text:list-item>
          <text:p text:style-name="P90"><text:span text:style-name="T3">descensu</text:span> -us | discesa | -nte | -nsion | -nsion. = ton descende. </text:p>
        </text:list-item>
        <text:list-item>
          <text:p text:style-name="P90"><text:span text:style-name="T3">descenso</text:span> -um | disceso. = que e descende. </text:p>
        </text:list-item>
        <text:list-item>
          <text:p text:style-name="P90"><text:span text:style-name="T3">describe</text:span> ī -o | -vere | décrire | -be | -bieren. = scribe, depinge, repræsenta. ⊃ descripto. </text:p>
        </text:list-item>
        <text:list-item>
          <text:p text:style-name="P90"><text:span text:style-name="T3">descripto</text:span> -us | descritto | décrit. = quem describe. </text:p>
        </text:list-item>
        <text:list-item>
          <text:p text:style-name="P90">—<text:span text:style-name="T3">ione</text:span> -tio | -zione | -tion | -tion | -tion. </text:p>
        </text:list-item>
        <text:list-item>
          <text:p text:style-name="P90">—<text:span text:style-name="T3">ivo</text:span> | -ttivo | -ptif | -ptive | -ptiv. </text:p>
        </text:list-item>
        <text:list-item>
          <text:p text:style-name="P90">—<text:span text:style-name="T3">ore</text:span> 400 | -ttore | -pteur | -ver. </text:p>
        </text:list-item>
        <text:list-item>
          <text:p text:style-name="P90"><text:span text:style-name="T3">desere</text:span> -ĕro = linque, derelinque. </text:p>
        </text:list-item>
        <text:list-item>
          <text:p text:style-name="P90">— -o | disertare | déserter | to desert | deserieren, desertieren. = linque exercitu. ⊂ de sere [ordina]. </text:p>
        </text:list-item>
        <text:list-item>
          <text:p text:style-name="P90"><text:span text:style-name="T3">deserto</text:span> -us, -um | -erto | désert | -ert | -ert. = quem desere. </text:p>
        </text:list-item>
        <text:list-item>
          <text:p text:style-name="P90">—<text:span text:style-name="T3">ione</text:span> -tio | diserzione | désertion | -tion | -tion. </text:p>
        </text:list-item>
        <text:list-item>
          <text:p text:style-name="P90">—<text:span text:style-name="T3">ore</text:span> -tor | disertore | déserteur | -ter | -teur. </text:p>
        </text:list-item>
        <text:list-item>
          <text:p text:style-name="P90"><text:span text:style-name="T3">desidera</text:span> -ĕro | -are | désirer | desire, -ate | -ieren. = cupe. </text:p>
        </text:list-item>
        <text:list-item>
          <text:p text:style-name="P90">—<text:span text:style-name="T3">bile</text:span> -bĭlis | -bile | désirable | desirable | -bel. </text:p>
        </text:list-item>
        <text:list-item>
          <text:p text:style-name="P90">—<text:span text:style-name="T3">to</text:span> -us, -um | -ato | désiré, -atum | -atum | -atum. </text:p>
        </text:list-item>
        <text:list-item>
          <text:p text:style-name="P90"><text:span text:style-name="T3">desiderio</text:span> -ĭum | -io | désir | desire | -ium. = to desidera, appetentia, inclinatione, aspiratione. </text:p>
        </text:list-item>
        <text:list-item>
          <text:p text:style-name="P90"><text:span text:style-name="T3">designa</text:span> -o | -are, disegnare | désigner, dessiner | to design, -ate | -ieren. = signa, assigna, indica, fac plano, projecta, elige, nomina, describe, characteriza, repræsenta. </text:p>
        </text:list-item>
        <text:list-item>
          <text:p text:style-name="P90">—<text:span text:style-name="T3">tione</text:span> -tio | -zione | dé—ation | -tion | -tion. </text:p>
        </text:list-item>
        <text:list-item>
          <text:p text:style-name="P90"><text:span text:style-name="T3">desine</text:span> -ĭno = termina, cessa, fini. ⊂ de sine. </text:p>
        </text:list-item>
        <text:list-item>
          <text:p text:style-name="P90">—<text:span text:style-name="T3">ntia</text:span> | -enza | désinence | -ence | -enz. = terminatione, fine. </text:p>
        </text:list-item>
        <text:list-item>
          <text:p text:style-name="P90"><text:span text:style-name="T3">desiste</text:span> -o | -ere | désister | to desist | -ieren. = siste de labore, cessa, interrumpe. </text:p>
        </text:list-item>
        <text:list-item>
          <text:p text:style-name="P90"><text:span text:style-name="T3">desola</text:span> -sōlo | -are | désoler | -ate | -ieren. = devasta, redde sōlo. </text:p>
        </text:list-item>
        <text:list-item>
          <text:p text:style-name="P90">—<text:span text:style-name="T3">tione</text:span> | -zione | dé—tion | -tion | -tion. = ruina, deserto, destructione, devastatione. </text:p>
        </text:list-item>
        <text:list-item>
          <text:p text:style-name="P90">—<text:span text:style-name="T3">to</text:span> -us | -ato | désolé | -ate | -at. </text:p>
        </text:list-item>
        <text:list-item>
          <text:p text:style-name="P90"><text:span text:style-name="T3">despectu</text:span> -us | dispetto | dépit | -ite | -ekt. = ton despice. </text:p>
        </text:list-item>
        <text:list-item>
          <text:p text:style-name="P90"><text:span text:style-name="T3">despera</text:span> -o | disperare | désespérer | to despair | -ieren. = anti spera, perde spe. </text:p>
        </text:list-item>
        <text:list-item>
          <text:p text:style-name="P90">—<text:span text:style-name="T3">tione</text:span> -tio | di—zione | désespoir | -tion | -tion. </text:p>
        </text:list-item>
        <text:list-item>
          <text:p text:style-name="P90">—<text:span text:style-name="T3">to</text:span> -us | di—ato | désespéré | -ate | -at. </text:p>
        </text:list-item>
        <text:list-item>
          <text:p text:style-name="P90"><text:span text:style-name="T3">despice</text:span> -ĭcio | | | to despise. = spece de alto ad imo, sperne, contemne, anti pretia. ⊃ despectu. </text:p>
        </text:list-item>
        <text:list-item>
          <text:p text:style-name="P90"><text:span text:style-name="T3">despolia</text:span> -ĭo | dispogliare | dépouiller | to despoil | -iieren. = spolia. </text:p>
        </text:list-item>
        <text:list-item>
          <text:p text:style-name="P90"><text:span text:style-name="T3">despota</text:span> -ŏta | -ota | -ote | -ot | -ot. ⊂ G. despótēs. </text:p>
        </text:list-item>
        <text:list-item>
          <text:p text:style-name="P90"><text:soft-page-break/>—<text:span text:style-name="T3">ico</text:span> -ĭcus | -ico | -ique | -ic | -isch. ⊂ G. -icós. </text:p>
        </text:list-item>
        <text:list-item>
          <text:p text:style-name="P90">—<text:span text:style-name="T3">ismo</text:span> | -ismo | -isme | -ism | -ismus. </text:p>
        </text:list-item>
        <text:list-item>
          <text:p text:style-name="P90"><text:span text:style-name="T3">desquama</text:span> 100 = tolle squama. </text:p>
        </text:list-item>
        <text:list-item>
          <text:p text:style-name="P90">—<text:span text:style-name="T3">tione</text:span> 100 | -zione | -tion | -tion | -tion. </text:p>
        </text:list-item>
        <text:list-item>
          <text:p text:style-name="P90"><text:span text:style-name="T3">destilla</text:span> -o | distillare | distiller | distill | destillieren. = separa per stillas. </text:p>
        </text:list-item>
        <text:list-item>
          <text:p text:style-name="P90"><text:span text:style-name="T3">destina</text:span> -ĭno | -are | -er | -e | -ieren. = elige, assigna, præfixa. ⊂ de sta -n- -a = fac sta. </text:p>
        </text:list-item>
        <text:list-item>
          <text:p text:style-name="P90">—<text:span text:style-name="T3">tario</text:span> | -ario | -aire | | -är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—<text:span text:style-name="T3">tore</text:span> | | -ateur. = mittente. </text:p>
        </text:list-item>
        <text:list-item>
          <text:p text:style-name="P90"><text:span text:style-name="T3">destitue</text:span> -o = pone sub, statue de. </text:p>
        </text:list-item>
        <text:list-item>
          <text:p text:style-name="P90">— 300 | -uire | -uer | -ute | -uieren. = priva, anti statue. </text:p>
        </text:list-item>
        <text:list-item>
          <text:p text:style-name="P90">—<text:span text:style-name="T3">utione</text:span> | -zione | -tion | -tion | -tion. </text:p>
        </text:list-item>
        <text:list-item>
          <text:p text:style-name="P90">—<text:span text:style-name="T3">uto</text:span> -us = quem destitue, privo. </text:p>
        </text:list-item>
        <text:list-item>
          <text:p text:style-name="P90"><text:span text:style-name="T3">destructo</text:span> -us | distrutto. = quem destrue. </text:p>
        </text:list-item>
        <text:list-item>
          <text:p text:style-name="P90">—<text:span text:style-name="T3">ibile</text:span> ĭ 400 | distruttibile | -ble | -ble | -bel. </text:p>
        </text:list-item>
        <text:list-item>
          <text:p text:style-name="P90">—<text:span text:style-name="T3">ione</text:span> 100 | distruzione | -tion | -tion | -tion. </text:p>
        </text:list-item>
        <text:list-item>
          <text:p text:style-name="P90">—<text:span text:style-name="T3">ivo</text:span> | distruttivo | -if | -ive | -iv. </text:p>
        </text:list-item>
        <text:list-item>
          <text:p text:style-name="P90">—<text:span text:style-name="T3">ore</text:span> | distruttore | -teur | destroyer | -tor. </text:p>
        </text:list-item>
        <text:list-item>
          <text:p text:style-name="P90"><text:span text:style-name="T3">destrue</text:span> -o | distruggere | détruire | to destroy | -ieren. = anti strue. </text:p>
        </text:list-item>
        <text:list-item>
          <text:p text:style-name="P90"><text:span text:style-name="T3">desueto</text:span> -us = non in usu, anti sueto. </text:p>
        </text:list-item>
        <text:list-item>
          <text:p text:style-name="P90">—<text:span text:style-name="T3">udine</text:span> -do -dĭn- | dissuetudine, <text:span text:style-name="T5">disusanza</text:span> | desuétude | -de. </text:p>
        </text:list-item>
        <text:list-item>
          <text:p text:style-name="P90"><text:span text:style-name="T3">detecto</text:span> -us = quem detege. </text:p>
        </text:list-item>
        <text:list-item>
          <text:p text:style-name="P90">—<text:span text:style-name="T3">ivo</text:span> -us | <text:span text:style-name="T5">poliziotto</text:span> | détective | detective | Detektiv. </text:p>
        </text:list-item>
        <text:list-item>
          <text:p text:style-name="P90"><text:span text:style-name="T3">detege</text:span> -ĕgo = anti tege. </text:p>
        </text:list-item>
        <text:list-item>
          <text:p text:style-name="P90"><text:span text:style-name="T3">detende</text:span> -o | <text:span text:style-name="T5">allentare</text:span> | détendre | <text:span text:style-name="T5">to release</text:span>. = anti tende. </text:p>
        </text:list-item>
        <text:list-item>
          <text:p text:style-name="P90"><text:span text:style-name="T3">detento</text:span> 100 | -nuto | détenu | detained. = quem detine, captivo. </text:p>
        </text:list-item>
        <text:list-item>
          <text:p text:style-name="P90">—<text:span text:style-name="T3">ione</text:span> 300 | -zione | détention | -tion | -tion. </text:p>
        </text:list-item>
        <text:list-item>
          <text:p text:style-name="P90"><text:span text:style-name="T3">deterge</text:span> -eo | -ere | déterger | to deterge | -ieren. = terge. </text:p>
        </text:list-item>
        <text:list-item>
          <text:p text:style-name="P90">—<text:span text:style-name="T3">nte</text:span> 400 | -nte | détergent | -ent. </text:p>
        </text:list-item>
        <text:list-item>
          <text:p text:style-name="P90">deteriora | -are | détériorer | -ate | -ieren. = redde deteriore, perverte, corrumpe, degrada. </text:p>
        </text:list-item>
        <text:list-item>
          <text:p text:style-name="P90">—tione | -zione | détérioration | -tion | -tion. </text:p>
        </text:list-item>
        <text:list-item>
          <text:p text:style-name="P90"><text:span text:style-name="T3">deteriore</text:span> -ior = minus bono, anti meliore, pejore. ⊃ deteriora. ⊂ de -ter -iore. </text:p>
        </text:list-item>
        <text:list-item>
          <text:p text:style-name="P90"><text:span text:style-name="T3">determina</text:span> -ĭno | -are | déterminer | -e | -ieren. = pone termine, statue, delibera, defini. </text:p>
        </text:list-item>
        <text:list-item>
          <text:p text:style-name="P90">—<text:span text:style-name="T3">bile</text:span> -ĭlis | -bile | dé—ble | -ble | -bel. </text:p>
        </text:list-item>
        <text:list-item>
          <text:p text:style-name="P90">—<text:span text:style-name="T3">nte</text:span> | -nte | dé—nt | -nt | -nt. </text:p>
        </text:list-item>
        <text:list-item>
          <text:p text:style-name="P90">—<text:span text:style-name="T3">tione</text:span> -tio | -zione | dé—tion | -tion. </text:p>
        </text:list-item>
        <text:list-item>
          <text:p text:style-name="P90">—<text:span text:style-name="T3">tivo</text:span> | -tivo | dé—tif | -tive. </text:p>
        </text:list-item>
        <text:list-item>
          <text:p text:style-name="P90">—<text:span text:style-name="T3">to</text:span> 100 | -ato | dé—né | -ate | -iert. </text:p>
        </text:list-item>
        <text:list-item>
          <text:p text:style-name="P90">—<text:span text:style-name="T3">ismo</text:span> | -mo | dé—me | -m | -mus. </text:p>
        </text:list-item>
        <text:list-item>
          <text:p text:style-name="P90"><text:span text:style-name="T3">deterso</text:span> 200 | deterso. = quem deterge, terso. </text:p>
        </text:list-item>
        <text:list-item>
          <text:p text:style-name="P90">—<text:span text:style-name="T3">ivo</text:span> | -ivo | dé—if | -ive. </text:p>
        </text:list-item>
        <text:list-item>
          <text:p text:style-name="P90"><text:span text:style-name="T3">detesta</text:span> -or | -are | détester | to detest | -ieren. = exsecra, abomina, <text:soft-page-break/>horre. ⊂ teste. </text:p>
        </text:list-item>
        <text:list-item>
          <text:p text:style-name="P90">—<text:span text:style-name="T3">bile</text:span> -bĭlis | -bile | dé—ble | -ble | -bel. </text:p>
        </text:list-item>
        <text:list-item>
          <text:p text:style-name="P90">—<text:span text:style-name="T3">tione</text:span> -tio | -zione | dé—tion | -tion | -tion. </text:p>
        </text:list-item>
        <text:list-item>
          <text:p text:style-name="P90"><text:span text:style-name="T3">dethrona</text:span> -ŏno | detronizzare | détrôner | to dethrone | dethronisieren. = tolle ab throno, tolle regno. </text:p>
        </text:list-item>
        <text:list-item>
          <text:p text:style-name="P90"><text:span text:style-name="T3">detine</text:span> -ĭneo | detenere | détenir | to detain | -ieren. = tene, retine. ⊂ de tene. </text:p>
        </text:list-item>
        <text:list-item>
          <text:p text:style-name="P90"><text:span text:style-name="T3">detona</text:span> -ŏno | -are | détoner | -ate, -ize | -ieren. = tona, explode. ⊃ </text:p>
        </text:list-item>
        <text:list-item>
          <text:p text:style-name="P90">—<text:span text:style-name="T3">nte</text:span> | -nte | détonant | -ative. </text:p>
        </text:list-item>
        <text:list-item>
          <text:p text:style-name="P90">—<text:span text:style-name="T3">tione</text:span> | -zione | dé—tion | -tion | -tion. </text:p>
        </text:list-item>
        <text:list-item>
          <text:p text:style-name="P90"><text:span text:style-name="T3">detracto</text:span> -us | detratto. = quem detrahe. </text:p>
        </text:list-item>
        <text:list-item>
          <text:p text:style-name="P90">—<text:span text:style-name="T3">ione</text:span> -tio | -zione, <text:span text:style-name="T5">calunnia</text:span> | détraction | -ction | -ction. = ton detrahe, deminutione. </text:p>
        </text:list-item>
        <text:list-item>
          <text:p text:style-name="P90">—<text:span text:style-name="T3">ore</text:span> 100 | -ttore | détracteur | -tor | -tor. = quem detrahe, maledico. </text:p>
        </text:list-item>
        <text:list-item>
          <text:p text:style-name="P90"><text:span text:style-name="T3">detrahe</text:span> -ăho | detrarre | détracter | to detract | detrahieren. = trahe de, deduc, tolle, minue, depretia, denigra, diffama. </text:p>
        </text:list-item>
        <text:list-item>
          <text:p text:style-name="P90"><text:span text:style-name="T3">detrimento</text:span> -um | -ento | détriment | -ent | -ent. = injuria, præjudicio, malo, damno. ⊂ de tere -mento. </text:p>
        </text:list-item>
        <text:list-item>
          <text:p text:style-name="P90"><text:span text:style-name="T3">detrito</text:span> 100 | -to | détritus | -tus | -tus. = trito. </text:p>
        </text:list-item>
        <text:list-item>
          <text:p text:style-name="P90"><text:span text:style-name="T3">deturpa</text:span> 100 | -are | | -ate. </text:p>
        </text:list-item>
        <text:list-item>
          <text:p text:style-name="P90"><text:span text:style-name="T3">deutero-,</text:span> G. deúteros = secundo. </text:p>
        </text:list-item>
        <text:list-item>
          <text:p text:style-name="P90">—<text:span text:style-name="T3">nomio</text:span> | -io | -éronome | -y | -ium. ⊂ G. -ómion. ⊂ deutero nom(o) -io. = lege secundo, quinto libro de Mose. </text:p>
        </text:list-item>
        <text:list-item>
          <text:p text:style-name="P90"><text:span text:style-name="T3">devasta</text:span> -o | -are | dévaster | -ate | -ieren. = vasta, destrue, ruina. </text:p>
        </text:list-item>
        <text:list-item>
          <text:p text:style-name="P90">—<text:span text:style-name="T3">tione</text:span> | -zione | dévastation | -tion. </text:p>
        </text:list-item>
        <text:list-item>
          <text:p text:style-name="P90"><text:span text:style-name="T3">devesti</text:span> 200 | svestire | dévêtir | to devest, <text:span text:style-name="T5">to undress</text:span> | -ieren. = tolle veste, anti vesti. </text:p>
        </text:list-item>
        <text:list-item>
          <text:p text:style-name="P90"><text:span text:style-name="T3">devia</text:span> 500 | -are | dévier | -ate | -ieren. = i ex via. </text:p>
        </text:list-item>
        <text:list-item>
          <text:p text:style-name="P90">—<text:span text:style-name="T3">tione</text:span> | -zione | déviation | -tion | -tion. </text:p>
        </text:list-item>
        <text:list-item>
          <text:p text:style-name="P90"><text:span text:style-name="T3">devora</text:span> -ŏro | divorare | dévorer | to devour | -ieren. = vora. </text:p>
        </text:list-item>
        <text:list-item>
          <text:p text:style-name="P90"><text:span text:style-name="T3">devoto</text:span> -us | -oto, divoto | dévot, dévoué | -ote, -out, -oted | -ot. ⊂ devo(ve) -to. </text:p>
        </text:list-item>
        <text:list-item>
          <text:p text:style-name="P90">—<text:span text:style-name="T3">ione</text:span> -tio | divozione | dévotion, dévouement | -tion | -tion. </text:p>
        </text:list-item>
        <text:list-item>
          <text:p text:style-name="P90"><text:span text:style-name="T3">devolve</text:span> -ŏlveo | | dévouer | to devote. = dedica, consecra, vove. ⊃ devoto. </text:p>
        </text:list-item>
        <text:list-item>
          <text:p text:style-name="P90"><text:span text:style-name="T3">dextera</text:span> -ĕra | destra | <text:span text:style-name="T5">droite</text:span> | <text:span text:style-name="T5">right hand</text:span> | <text:span text:style-name="T5">die Rechte</text:span>. = anti sinistra. ⊂ dexter(o) -a [manu]. </text:p>
        </text:list-item>
        <text:list-item>
          <text:p text:style-name="P90"><text:span text:style-name="T3">dexteritate</text:span> -tas | destrezza | -érité | -ity | -ität. = to es dextero. </text:p>
        </text:list-item>
        <text:list-item>
          <text:p text:style-name="P90"><text:span text:style-name="T3">dextero</text:span> -tĕr | destro | dextre, <text:span text:style-name="T5">droit</text:span> | dexter, dextral, dexterous | <text:span text:style-name="T5">rechts</text:span>, dextral | H. diestro | P. dextro. = ad dextera, anti sinistro, apto, agile. ⊂ E. ⊃ G. dexiós, dexiterós, R. des(nitsa), S. dacs’a. </text:p>
        </text:list-item>
        <text:list-item>
          <text:p text:style-name="P90">dextro -ter = dextero. </text:p>
        </text:list-item>
        <text:list-item>
          <text:p text:style-name="P90">di- ⊃ di(recto), di(sta). = dis. </text:p>
        </text:list-item>
        <text:list-item>
          <text:p text:style-name="P90">G. di- ⊃ diedro, diesi, diphthongo, diploma, diptero, disticho. = bi-. </text:p>
        </text:list-item>
        <text:list-item>
          <text:p text:style-name="P90">G. dia, diá = trans. ⊃ diabete, diabolo, diacritico, diadema, diæresi, diagramma, dialecto, dialogo, dialysi, diapason, diaphragmate, <text:soft-page-break/>diarrœa, diastole, diatriba. </text:p>
        </text:list-item>
        <text:list-item>
          <text:p text:style-name="P90">diabete 100 = siphone. </text:p>
        </text:list-item>
        <text:list-item>
          <text:p text:style-name="P90"><text:span text:style-name="T3">diabete</text:span> | -te | -ète | -tes | -tes. = morbo que produc secretione abundante de urina cum saccharo. ⊂ G. diab <text:span text:style-name="T3">ē</text:span>tēs ⊂ dia ba -te. = que i trans (renes). </text:p>
        </text:list-item>
        <text:list-item>
          <text:p text:style-name="P90">—<text:span text:style-name="T3">ico</text:span> -ĭcus | -ico | -étique | -ic | -isch. </text:p>
        </text:list-item>
        <text:list-item>
          <text:p text:style-name="P90"><text:span text:style-name="T3">diabolo</text:span> ŏ 300 | diavolo | diable | devil | Teufel. ⊂ G. diábolos = calumniatore. </text:p>
        </text:list-item>
        <text:list-item>
          <text:p text:style-name="P90">—<text:span text:style-name="T3">ico</text:span> ĭ 500 | -ico | -ique | -ic | -isch. ⊂ G. -icós. </text:p>
        </text:list-item>
        <text:list-item>
          <text:p text:style-name="P90"><text:span text:style-name="T3">diachylo</text:span> -ūlon | -ilon | -ylon | -ylum | -ylon. = cataclasma, ex oxydo de plumbo. ⊂ G. diáchulon ⊂ dia [cum] chylo [succo]. </text:p>
        </text:list-item>
        <text:list-item>
          <text:p text:style-name="P90"><text:span text:style-name="T3">diacodio</text:span> 100 | -odio | -ode | -odium | -odium. ⊂ G. diac <text:span text:style-name="T3">ō</text:span>dion ⊂ dia [ex] c <text:span text:style-name="T3">ō</text:span>dē [papavere]. </text:p>
        </text:list-item>
        <text:list-item>
          <text:p text:style-name="P90"><text:span text:style-name="T3">diacono</text:span> ŏ 300 | diacono | diacre | deacon | Diakon. ⊂ G. diáconos . = servo, ministro de ecclesia. </text:p>
        </text:list-item>
        <text:list-item>
          <text:p text:style-name="P90">—<text:span text:style-name="T3">atu</text:span> 400 | -ato | -at | -ate | -at. </text:p>
        </text:list-item>
        <text:list-item>
          <text:p text:style-name="P90"><text:span text:style-name="T3">diadema</text:span>(te) -ma | -ema | -ème | -em | -em. ⊂ G. diádēma ⊂ dia dē [dinge] -ma. </text:p>
        </text:list-item>
        <text:list-item>
          <text:p text:style-name="P90"><text:span text:style-name="T3">diæresi</text:span> ĕ 400 | dieresi | diérèse | dieresis, diæresis | -is. = divisione de syllaba in duo. ⊂ G. diaíresis ⊂ dia hære -si. </text:p>
        </text:list-item>
        <text:list-item>
          <text:p text:style-name="P90"><text:span text:style-name="T3">diæta</text:span> -a | dieta | diète | diet | Diät. = genere de vita. ⊂ G. díaita. </text:p>
        </text:list-item>
        <text:list-item>
          <text:p text:style-name="P90">—<text:span text:style-name="T3">etico</text:span> ĭ 100 | dietetico | diététique | dietetic | -isch. ⊂ G. -ēticós. </text:p>
        </text:list-item>
        <text:list-item>
          <text:p text:style-name="P90">—<text:span text:style-name="T3">etica</text:span> -ĭca | dietetica | diététique | dietetics | -ik. ⊂ G. -ētic <text:span text:style-name="T3">ē</text:span>. </text:p>
        </text:list-item>
        <text:list-item>
          <text:p text:style-name="P90"><text:span text:style-name="T3">diagnosi</text:span> | -si | -se | -sis | -sis. ⊂ G. diágnōsis ⊂ dia gno -si. </text:p>
        </text:list-item>
        <text:list-item>
          <text:p text:style-name="P90"><text:span text:style-name="T3">diagnostico</text:span> -ĭcus | -ico | -ique | -ic | -isch. ⊂ G. -ōsticós. ⊂ diagnos(i) -tico. </text:p>
        </text:list-item>
        <text:list-item>
          <text:p text:style-name="P90">—<text:span text:style-name="T3">a</text:span> | -care | -quer | -cate | -cieren. </text:p>
        </text:list-item>
        <text:list-item>
          <text:p text:style-name="P90"><text:span text:style-name="T3">diagonale</text:span> 100 | -ale | -ale, -al | -al | -al. ⊂ G. diag <text:span text:style-name="T3">ō</text:span>nios ⊂ dia gonía. </text:p>
        </text:list-item>
        <text:list-item>
          <text:p text:style-name="P90"><text:span text:style-name="T3">diagramma</text:span>(te) 100 | -amma | -amme | -am | -amm. = descriptione, figura. ⊂ G. diágramma dia gramma. </text:p>
        </text:list-item>
        <text:list-item>
          <text:p text:style-name="P90"><text:span text:style-name="T3">dialectica</text:span> -ĭca | -ttica | -ique | -ics | -ik. ⊂ G. -ic <text:span text:style-name="T3">ē</text:span>. = arte de dialectico, logica. </text:p>
        </text:list-item>
        <text:list-item>
          <text:p text:style-name="P90">—<text:span text:style-name="T3">o</text:span> -ĭcus | -ttico | -icien | -ical | -iker, -isch. ⊂ G. -icós. ⊂ dialect(o) [oratione] -ico. </text:p>
        </text:list-item>
        <text:list-item>
          <text:p text:style-name="P90"><text:span text:style-name="T3">dialecto</text:span> 200 | -etto | -ecte | -ect | -ekt. = lingua particulare, idioma. ⊂ G. diálectos ⊂ dialeg(e) [loque] -to. </text:p>
        </text:list-item>
        <text:list-item>
          <text:p text:style-name="P90">—<text:span text:style-name="T3">ale</text:span> | -ttale | -al | -al | -alisch. </text:p>
        </text:list-item>
        <text:list-item>
          <text:p text:style-name="P90"><text:span text:style-name="T3">dialogo</text:span> -ŏgus | -ogo | -ogue | -ogue | -og. = oratione inter duo. ⊂ G. diálogos ⊂ dia logo. </text:p>
        </text:list-item>
        <text:list-item>
          <text:p text:style-name="P90">—<text:span text:style-name="T3">iza</text:span> | -ghizzare | -guer | -gize | -gieren. = fac dialogo. </text:p>
        </text:list-item>
        <text:list-item>
          <text:p text:style-name="P90"><text:span text:style-name="T3">dialysi</text:span> ŭ | -isi | -yse | -ysis | -ysis. = dissolutione, separatione. ⊂ G. diálusis ⊂ dia ly(e) -si. </text:p>
        </text:list-item>
        <text:list-item>
          <text:p text:style-name="P90"><text:span text:style-name="T3">diametro</text:span> ĕ 100 | -etro | -ètre | -eter | -eter. ⊂ G. diámetros ⊂ dia metro. </text:p>
        </text:list-item>
        <text:list-item>
          <text:p text:style-name="P90">—<text:span text:style-name="T3">ale</text:span> | -ale | -étral | -al | -al. </text:p>
        </text:list-item>
        <text:list-item>
          <text:p text:style-name="P90"><text:span text:style-name="T3">diapason</text:span> ā 100 | -on | -on | -on | -on. = octava musicale. ⊂ G diá pas <text:span text:style-name="T3">ō</text:span>n = ex omni (nota musicale). </text:p>
        </text:list-item>
        <text:list-item>
          <text:p text:style-name="P90"><text:soft-page-break/>— N | diapason | diapason. = instrumento musicale que fac 870 vibratione per secunda. </text:p>
        </text:list-item>
        <text:list-item>
          <text:p text:style-name="P90"><text:span text:style-name="T3">diaphaneo</text:span> | diafano | -ne | -nic, -nous | -non. = transparente. ⊂ G. diaphan <text:span text:style-name="T3">ē</text:span>s ⊂ dia phan -eo. </text:p>
        </text:list-item>
        <text:list-item>
          <text:p text:style-name="P90">—<text:span text:style-name="T3">eitate</text:span> | diafanità | -éité | -eity. </text:p>
        </text:list-item>
        <text:list-item>
          <text:p text:style-name="P90"><text:span text:style-name="T3">diaphoresi</text:span> 400 | diaforesi | -èse | -esis | -esis. = magno sudore, evacuatione per poros de pelle. ⊂ G. -órēsis. ⊂ dia phor(o) -esi. </text:p>
        </text:list-item>
        <text:list-item>
          <text:p text:style-name="P90"><text:span text:style-name="T3">diaphoretico</text:span> -ĭcus | diaforetico | -étique | -ic | -isch. = sudorifico. ⊂ G. -ēticós. </text:p>
        </text:list-item>
        <text:list-item>
          <text:p text:style-name="P90"><text:span text:style-name="T3">diaphragma</text:span>(te) 100 | diaframma | -agme | -agm | -agma. = que claude trans. ⊂ G. diáphragma ⊂ dia phrag [claude] -mate. </text:p>
        </text:list-item>
        <text:list-item>
          <text:p text:style-name="P90">—<text:span text:style-name="T3">atico</text:span> -ĭcus | diaframmatico | -tique | -tic | -tisch. </text:p>
        </text:list-item>
        <text:list-item>
          <text:p text:style-name="P90"><text:span text:style-name="T3">diario</text:span> -um | -diario | -diaire | -diary | Diarium | H. P. diario. = (libro) diurnale. ⊂ di(e) -ario. </text:p>
        </text:list-item>
        <text:list-item>
          <text:p text:style-name="P90"><text:span text:style-name="T3">diarrhœa</text:span> -oīa | -rrea | -rrhée | -rrhœa | -rrhöe. = fluxu de ventre. ⊂ G. diárrhoia ⊂ dia rhe -ea. </text:p>
        </text:list-item>
        <text:list-item>
          <text:p text:style-name="P90"><text:span text:style-name="T3">diastole</text:span> ŏ | -ole | -ole | -ole | -ole. = dilatatione de corde, que cum systole constitue pulsatione. ⊂ G. -ol <text:span text:style-name="T3">ē</text:span>. ⊂ dia stolē. </text:p>
        </text:list-item>
        <text:list-item>
          <text:p text:style-name="P90"><text:span text:style-name="T3">diathesi</text:span> ĕ | -tesi | -thèse | -thesis | -these. = dispositione (de corpore humano) ⊂ G. diáthesis ⊂ dia [dis] the [pone] -si. </text:p>
        </text:list-item>
        <text:list-item>
          <text:p text:style-name="P90"><text:span text:style-name="T3">diatonico</text:span> ĭ 500 | -ico | -ique | -ic | -isch. = que procede secundo tonos musicale successivo. ⊂ G. -icós. </text:p>
        </text:list-item>
        <text:list-item>
          <text:p text:style-name="P90"><text:span text:style-name="T3">diatriba</text:span> ĭ 200 | -iba | -ibe | -ibe | -ibe. = discussione malo et contrario. ⊂ G. diatrib <text:span text:style-name="T3">ē</text:span> ⊂ dia trib(e) [tere] -a. </text:p>
        </text:list-item>
        <text:list-item>
          <text:p text:style-name="P90"><text:span text:style-name="T3">DIC</text:span> dico | dire | dire | <text:span text:style-name="T5">to tell</text:span> | <text:span text:style-name="T5">sagen</text:span> | H. decir | P. dizer. = fa, loque, ai, nuntia, ora, exprime, voca. ⊃ dicto, dicta, dica, ad—, bene—, contra—, in—, inter—, male—, prædic, doce. ⊂ E. ⊃ A. teach = doce; token = indica; D. zeigen = indica; G. dic. </text:p>
        </text:list-item>
        <text:list-item>
          <text:p text:style-name="P90">G. dic, deícnumi. ⊂ E. dic. = ostende, indica, fac manifesto. ⊃ apodictico, paradigma, syndico. </text:p>
        </text:list-item>
        <text:list-item>
          <text:p text:style-name="P90"><text:span text:style-name="T3">dica</text:span> -o = dedica. ⊃ ab—, de—, in—, ju—, præ—, vin—. ⊂ dic -a. </text:p>
        </text:list-item>
        <text:list-item>
          <text:p text:style-name="P90"><text:span text:style-name="T3">dice</text:span> -o (L. antiquo) = dic. </text:p>
        </text:list-item>
        <text:list-item>
          <text:p text:style-name="P90"><text:span text:style-name="T3">dichotomo</text:span> ŏ 500 | -cotomo | -chotome | -mous | -misch. = diviso in duo. ⊂ G. dichotómos ⊂ G. dícha [in duo] tomo [parte]. </text:p>
        </text:list-item>
        <text:list-item>
          <text:p text:style-name="P90">—<text:span text:style-name="T3">ia</text:span> | dicotomia | -mie | -my | -mie. = classificatione de vegetales et animales, per successivo divisione in duo parte. ⊂ G. -mía. </text:p>
        </text:list-item>
        <text:list-item>
          <text:p text:style-name="P90"><text:span text:style-name="T3">dicotyledone</text:span> ŏ | -iledone | -ylédone | -yledon | -yledone. = planta cum duo cotyledone. </text:p>
        </text:list-item>
        <text:list-item>
          <text:p text:style-name="P90"><text:span text:style-name="T3">dicta</text:span> -o | dettare | -ter | -tate | -tieren. = jube de scribe, jube, præscribe. ⊂ dic -ta. </text:p>
        </text:list-item>
        <text:list-item>
          <text:p text:style-name="P90">—<text:span text:style-name="T3">to</text:span> -us | dettato | -tée | -tate | -tat. </text:p>
        </text:list-item>
        <text:list-item>
          <text:p text:style-name="P90">—<text:span text:style-name="T3">tore</text:span> -tor | dittatore | -teur | -tor | -tor. </text:p>
        </text:list-item>
        <text:list-item>
          <text:p text:style-name="P90">—<text:span text:style-name="T3">torio</text:span> -us | dittatorio | -orial | -orial | -orisch. </text:p>
        </text:list-item>
        <text:list-item>
          <text:p text:style-name="P90">—<text:span text:style-name="T3">tura</text:span> -a | dittatura | -ure | -ure | -ur. </text:p>
        </text:list-item>
        <text:list-item>
          <text:p text:style-name="P90"><text:span text:style-name="T3">dictione</text:span> -tio | dizione | -tion | -tion | -tion. ⊂ dic -tione. </text:p>
        </text:list-item>
        <text:list-item>
          <text:p text:style-name="P90">—<text:span text:style-name="T3">ario</text:span> | dizionario | -tionnaire | -tionary | -tionär. = collectione de dictiones, glossario, vocabulario, lexico. </text:p>
        </text:list-item>
        <text:list-item>
          <text:p text:style-name="P90"><text:soft-page-break/><text:span text:style-name="T3">dicto</text:span> -us | detto | dit. = quem dic </text:p>
        </text:list-item>
        <text:list-item>
          <text:p text:style-name="P90"><text:span text:style-name="T3">didactica</text:span> -ĭca | -ttica | la didactique | -ics | -ik. = scientia de didactico. </text:p>
        </text:list-item>
        <text:list-item>
          <text:p text:style-name="P90">—<text:span text:style-name="T3">o</text:span> -ĭcus | didattico | -ique | -ic | -isch. ⊂ G. -icós. ⊂ dida(s)c(e) -tico. </text:p>
        </text:list-item>
        <text:list-item>
          <text:p text:style-name="P90"><text:span text:style-name="T3">didascalico</text:span> ĭ 400 | -ico | | -ic | -isch. = didactico. ⊂ G. -icós. ⊂ didasce. </text:p>
        </text:list-item>
        <text:list-item>
          <text:p text:style-name="P90">G. didasce, -áscō = doce. ⊃ didactico, didascalico. </text:p>
        </text:list-item>
        <text:list-item>
          <text:p text:style-name="P90"><text:span text:style-name="T3">DIE</text:span> -es | giorno | jour | <text:span text:style-name="T5">day</text:span> | <text:span text:style-name="T5">Tag</text:span>. ⊃ di <text:span text:style-name="T5">ario</text:span>, di <text:span text:style-name="T5">urno</text:span>, di <text:span text:style-name="T5">urnale</text:span>, <text:span text:style-name="T5">meri</text:span>di <text:span text:style-name="T5">ano</text:span>. </text:p>
        </text:list-item>
        <text:list-item>
          <text:p text:style-name="P90"><text:span text:style-name="T3">diedro</text:span> ĕ | diedro | dièdre | dihedron | Dieder. = spatio limitato ab duo plano. ⊂ di- hedr(a) -o. </text:p>
        </text:list-item>
        <text:list-item>
          <text:p text:style-name="P90"><text:span text:style-name="T3">diesi</text:span> ĕ 100 | -is | -èse | -is | -is. = minimo intervallo musicale. ⊂ G. díesis = dissolutione, separatione. ⊂ di(a) he [mitte] -si. </text:p>
        </text:list-item>
        <text:list-item>
          <text:p text:style-name="P90">diffama -o = divulga. ⊂ dis fama. </text:p>
        </text:list-item>
        <text:list-item>
          <text:p text:style-name="P90">—tione 400 = divulgatione. </text:p>
        </text:list-item>
        <text:list-item>
          <text:p text:style-name="P90"><text:span text:style-name="T3">diffama</text:span> 100 | -are | -er | to defame | -ieren. = infama, vitupera. </text:p>
        </text:list-item>
        <text:list-item>
          <text:p text:style-name="P90">—<text:span text:style-name="T3">tione</text:span> | -zione | -tion | de—tion | -tion. </text:p>
        </text:list-item>
        <text:list-item>
          <text:p text:style-name="P90">—<text:span text:style-name="T3">torio</text:span> | -torio | -toire | de—tory | -torisch. </text:p>
        </text:list-item>
        <text:list-item>
          <text:p text:style-name="P90"><text:span text:style-name="T3">differ</text:span> -ro | -erire | -érer | -er | -erieren. ⊂ dis fer. </text:p>
        </text:list-item>
        <text:list-item>
          <text:p text:style-name="P90">—<text:span text:style-name="T3">ente</text:span> -ens | -ente | -érent | -ent | -ent. = que differ. </text:p>
        </text:list-item>
        <text:list-item>
          <text:p text:style-name="P90">—<text:span text:style-name="T3">entia</text:span> -a | -enza | -érence | -ence | -enz. </text:p>
        </text:list-item>
        <text:list-item>
          <text:p text:style-name="P90">—<text:span text:style-name="T3">entiale</text:span> | -ziale | -érentiel | -tial | -tial. </text:p>
        </text:list-item>
        <text:list-item>
          <text:p text:style-name="P90"><text:span text:style-name="T3">difficile</text:span> -ĭlis | -ile | -ile | -ult | -il. = ne facile. </text:p>
        </text:list-item>
        <text:list-item>
          <text:p text:style-name="P90"><text:span text:style-name="T3">difficultate</text:span> -tas | -oltà | -té | -ty | -tät. = to es difficile. </text:p>
        </text:list-item>
        <text:list-item>
          <text:p text:style-name="P90"><text:span text:style-name="T3">diffide</text:span> ī -o | -dare | se défier | -de, <text:span text:style-name="T5">to distrust</text:span> | -dieren. = ne fide. </text:p>
        </text:list-item>
        <text:list-item>
          <text:p text:style-name="P90">—<text:span text:style-name="T3">nte</text:span> -ens | -nte | défiant | -ent. </text:p>
        </text:list-item>
        <text:list-item>
          <text:p text:style-name="P90">—<text:span text:style-name="T3">ntia</text:span> -a | -enza | défiance | -ence | -enz. </text:p>
        </text:list-item>
        <text:list-item>
          <text:p text:style-name="P90"><text:span text:style-name="T3">difforme</text:span> | -forme | -forme | -form | -form. = de forma differente, deforme. </text:p>
        </text:list-item>
        <text:list-item>
          <text:p text:style-name="P90">—<text:span text:style-name="T3">itate</text:span> | -tà | -té | -ty | -tät. </text:p>
        </text:list-item>
        <text:list-item>
          <text:p text:style-name="P90"><text:span text:style-name="T3">diffracto</text:span> 100 = dis fracto, que diffringe. </text:p>
        </text:list-item>
        <text:list-item>
          <text:p text:style-name="P90">—<text:span text:style-name="T3">tione</text:span> | -zione | -ction | -ction | -ction. = decompositione de luce (Grimaldi 1665). </text:p>
        </text:list-item>
        <text:list-item>
          <text:p text:style-name="P90"><text:span text:style-name="T3">diffringe</text:span> -o | diffrangere | diffracter | to diffract. ⊂ dis frange. </text:p>
        </text:list-item>
        <text:list-item>
          <text:p text:style-name="P90"><text:span text:style-name="T3">diffunde</text:span> -o | -ondere | <text:span text:style-name="T5">répandre</text:span>, -user | -use | -usieren. </text:p>
        </text:list-item>
        <text:list-item>
          <text:p text:style-name="P90"><text:span text:style-name="T3">diffuso</text:span> ū -us | -uso | -us | -use | -us. = quem diffunde. </text:p>
        </text:list-item>
        <text:list-item>
          <text:p text:style-name="P90">—<text:span text:style-name="T3">ione</text:span> | -ione | -ion | -ion | -ion. </text:p>
        </text:list-item>
        <text:list-item>
          <text:p text:style-name="P90">—<text:span text:style-name="T3">ivo</text:span> | -ivo | -if | -iv. </text:p>
        </text:list-item>
        <text:list-item>
          <text:p text:style-name="P90"><text:span text:style-name="T3">digere</text:span> -ĕro 100 | -erire | -érer | -est | -erieren. </text:p>
        </text:list-item>
        <text:list-item>
          <text:p text:style-name="P90">— -o = gere, dispone, explica, separa, divide. </text:p>
        </text:list-item>
        <text:list-item>
          <text:p text:style-name="P90"><text:span text:style-name="T3">digesto</text:span> 100 = quem digere. </text:p>
        </text:list-item>
        <text:list-item>
          <text:p text:style-name="P90">— 200 | -sto | -ste | -sts | -sten. = libro ordinato, codice de jure. </text:p>
        </text:list-item>
        <text:list-item>
          <text:p text:style-name="P90">—<text:span text:style-name="T3">tione</text:span> 100 | -tione | -tion | -tion | -tion. </text:p>
        </text:list-item>
        <text:list-item>
          <text:p text:style-name="P90">—<text:span text:style-name="T3">ibile</text:span> ĭ 100 | -bile | -ble | -ble | -bel. </text:p>
        </text:list-item>
        <text:list-item>
          <text:p text:style-name="P90">—<text:span text:style-name="T3">ivo</text:span> | -ivo | -if | -ive | -iv. </text:p>
        </text:list-item>
        <text:list-item>
          <text:p text:style-name="P90"><text:span text:style-name="T3">digitale</text:span> 100 | -tale, ditale | -tal, dé | -tal | -tal. = de digito. </text:p>
        </text:list-item>
        <text:list-item>
          <text:p text:style-name="P90">— N | -tale | -tale | -talis | -talis. = Bot. « digitalis purpurea ». </text:p>
        </text:list-item>
        <text:list-item>
          <text:p text:style-name="P90"><text:soft-page-break/>—<text:span text:style-name="T3">ina</text:span> | -alina | -aline | -aline | -alin. = alcaloide ex digitale. </text:p>
        </text:list-item>
        <text:list-item>
          <text:p text:style-name="P90"><text:span text:style-name="T3">digitato</text:span> 100 | -tato | -té | -tate. = (animale) cum digito. </text:p>
        </text:list-item>
        <text:list-item>
          <text:p text:style-name="P90"><text:span text:style-name="T3">DIGITO</text:span> -ĭtus | dito | doigt | <text:span text:style-name="T5">finger</text:span>, digit | <text:span text:style-name="T5">Finger</text:span>. ⊃ digitale, digitato. </text:p>
        </text:list-item>
        <text:list-item>
          <text:p text:style-name="P90"><text:span text:style-name="T3">digno</text:span> -us | degno | digne | <text:span text:style-name="T5">worthy</text:span>, digne | <text:span text:style-name="T5">würdig</text:span>. ⊂ dec(e) -no. </text:p>
        </text:list-item>
        <text:list-item>
          <text:p text:style-name="P90">—<text:span text:style-name="T3">itate</text:span> -tas | -tà | -té | -ty | -tät. </text:p>
        </text:list-item>
        <text:list-item>
          <text:p text:style-name="P90">—<text:span text:style-name="T3">itario</text:span> | -ario | -aire | -ary | -ar. </text:p>
        </text:list-item>
        <text:list-item>
          <text:p text:style-name="P90"><text:span text:style-name="T3">digramma</text:span> | -amma | -amme | -aph, -am. = unione de duo littera pro uno sono; p. ex I. ch(e), F. ch(e), A. sh(e). ⊂ di- gramma. </text:p>
        </text:list-item>
        <text:list-item>
          <text:p text:style-name="P90"><text:span text:style-name="T3">digressione</text:span> -sio | -sione | -sion | -sion. ⊂ di- grade -tione. </text:p>
        </text:list-item>
        <text:list-item>
          <text:p text:style-name="P90"><text:span text:style-name="T3">dilacera</text:span> -ĕro | -are | -érer | -ate | -ieren. = lacera. </text:p>
        </text:list-item>
        <text:list-item>
          <text:p text:style-name="P90"><text:span text:style-name="T3">dilapida</text:span> -ĭdo | -are | -er | -ate | -ieren. = destrue, ruina, dissipa, tolle lapides (ex domo). </text:p>
        </text:list-item>
        <text:list-item>
          <text:p text:style-name="P90"><text:span text:style-name="T3">dilata</text:span> -o | -tare | -ter | -te | -tieren. = redde lato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ilatione</text:span> -tio | -zione | délai | -tion, delay | -tion. = ton differ. </text:p>
        </text:list-item>
        <text:list-item>
          <text:p text:style-name="P90"><text:span text:style-name="T3">dilato</text:span> -us = quem differ. ⊃ dilatione. ⊂ dis lato [fer]. </text:p>
        </text:list-item>
        <text:list-item>
          <text:p text:style-name="P90">—<text:span text:style-name="T3">orio</text:span> 300 | -orio | -oire | -ory | -orisch. = que differ. </text:p>
        </text:list-item>
        <text:list-item>
          <text:p text:style-name="P90"><text:span text:style-name="T3">dilecto</text:span> -us | diletto. = quem dilige. ⊃ prædilectione. </text:p>
        </text:list-item>
        <text:list-item>
          <text:p text:style-name="P90"><text:span text:style-name="T3">dilemma</text:span>(te) 200 | -ma | -me | -ma | -ma. = argumento logico, que habe duplice assumptione alternante. ⊂ G. dílēmma ⊂ di- lemma. </text:p>
        </text:list-item>
        <text:list-item>
          <text:p text:style-name="P90"><text:span text:style-name="T3">dilige</text:span> -ĭgo = ama = es diligente. ⊃ dilecto. ⊂ di- lege. </text:p>
        </text:list-item>
        <text:list-item>
          <text:p text:style-name="P90">—<text:span text:style-name="T3">nte</text:span> -ens | -ente | -ent | -ent. </text:p>
        </text:list-item>
        <text:list-item>
          <text:p text:style-name="P90">—<text:span text:style-name="T3">ntia</text:span> -a | -enza | -ence | -ence | -ence. </text:p>
        </text:list-item>
        <text:list-item>
          <text:p text:style-name="P90"><text:span text:style-name="T3">dilue</text:span> -o | -uire | -uer | -ute | -uieren. ⊂ dis lue. </text:p>
        </text:list-item>
        <text:list-item>
          <text:p text:style-name="P90"><text:span text:style-name="T3">diluto</text:span> -us = quem dilue. </text:p>
        </text:list-item>
        <text:list-item>
          <text:p text:style-name="P90"><text:span text:style-name="T3">diluvio</text:span> -um | -vio | déluge | deluge, -vium | -vium. ⊂ dilu(e) -io. </text:p>
        </text:list-item>
        <text:list-item>
          <text:p text:style-name="P90">—<text:span text:style-name="T3">iale</text:span> 300 | -iale | -ial | -ial | -ial. </text:p>
        </text:list-item>
        <text:list-item>
          <text:p text:style-name="P90">—<text:span text:style-name="T3">iano</text:span> N | -iano | -ien | -ian | -ianisch. </text:p>
        </text:list-item>
        <text:list-item>
          <text:p text:style-name="P90"><text:span text:style-name="T3">dimensione</text:span> -sio | -sione | -sion | -sion | -sion. = mensura. ⊂ di(s) mens(o) -ione. </text:p>
        </text:list-item>
        <text:list-item>
          <text:p text:style-name="P90"><text:span text:style-name="T3">dimidia</text:span> 300 | dimezzare | | -diate | -dieren. = divide in duo parte, redde dimidio. </text:p>
        </text:list-item>
        <text:list-item>
          <text:p text:style-name="P90"><text:span text:style-name="T3">dimidio</text:span> -us | metà, mezzo | moitié, demi | <text:span text:style-name="T5">half</text:span>, demi- | <text:span text:style-name="T5">halb</text:span>. ⊂ di -medio. </text:p>
        </text:list-item>
        <text:list-item>
          <text:p text:style-name="P90"><text:span text:style-name="T3">diminue</text:span> -o | -uire | -uer | -ish | -uieren. = minue. </text:p>
        </text:list-item>
        <text:list-item>
          <text:p text:style-name="P90">—<text:span text:style-name="T3">uendo</text:span> | -endo | -endo | -endo | -endo. </text:p>
        </text:list-item>
        <text:list-item>
          <text:p text:style-name="P90">—<text:span text:style-name="T3">utione</text:span> -tio | -zione | -tion | -tion | -tion. </text:p>
        </text:list-item>
        <text:list-item>
          <text:p text:style-name="P90">—<text:span text:style-name="T3">utivo</text:span> 300 | -ivo | -if | -ive | -iv. </text:p>
        </text:list-item>
        <text:list-item>
          <text:p text:style-name="P90">—<text:span text:style-name="T3">uto</text:span> -us = quem diminue. </text:p>
        </text:list-item>
        <text:list-item>
          <text:p text:style-name="P90"><text:span text:style-name="T3">dimisso</text:span> -us | -esso. = quem dimitte. </text:p>
        </text:list-item>
        <text:list-item>
          <text:p text:style-name="P90">—<text:span text:style-name="T3">ione</text:span> -sio | -sione | démission | demise, -sion | -sion. = licentia, commeatu. </text:p>
        </text:list-item>
        <text:list-item>
          <text:p text:style-name="P90">—<text:span text:style-name="T3">orio</text:span> | -sorio | -soire | -sory | -sorium. </text:p>
        </text:list-item>
        <text:list-item>
          <text:p text:style-name="P90"><text:span text:style-name="T3">dimitte</text:span> -o | dimettere | démettre | to dismiss | -ieren. = depone, destitue, tolle functione, « dimitte se » = abdica. </text:p>
        </text:list-item>
        <text:list-item>
          <text:p text:style-name="P90"><text:span text:style-name="T3">diœcesi</text:span> ē -is = provincia. ⊂ G. dioícēsis ⊂ di(a) œc(o) [vico] -esi. </text:p>
        </text:list-item>
        <text:list-item>
          <text:p text:style-name="P90"><text:soft-page-break/>— 500 | diòcesi | diocèse | diocese | -ese. = provincia ecclesiastico, sub episcopo. </text:p>
        </text:list-item>
        <text:list-item>
          <text:p text:style-name="P90"><text:span text:style-name="T3">dioptra</text:span> 100 | diottra | -tre | -tra | -tra. = quadrante graduato uso ab Hipparcho, theodolite. ⊂ G. dióptra ⊂ di(a) op [vide] -tra. </text:p>
        </text:list-item>
        <text:list-item>
          <text:p text:style-name="P90">—<text:span text:style-name="T3">ica</text:span> -ĭca | diottrica | -ique | -ics | -ik. = scientia de dioptra, de lentes. ⊂ G. -ic <text:span text:style-name="T3">ē</text:span>. </text:p>
        </text:list-item>
        <text:list-item>
          <text:p text:style-name="P90">—<text:span text:style-name="T3">ico</text:span> -ĭcus | diottrico | -ique | -ic | -isch. ⊂ G. -icós. </text:p>
        </text:list-item>
        <text:list-item>
          <text:p text:style-name="P90"><text:span text:style-name="T3">diorama</text:span> | -ma | -ma | -ma | -ma. = scena, invento ab Daguerre. ⊂ di(a) orama. </text:p>
        </text:list-item>
        <text:list-item>
          <text:p text:style-name="P90">G. diphthera, diphthéra = membrana. ⊃ </text:p>
        </text:list-item>
        <text:list-item>
          <text:p text:style-name="P90"><text:span text:style-name="T3">diphteria</text:span> | difterite | -érie | -ia | -ie. = morbo que produc membranas in gula. </text:p>
        </text:list-item>
        <text:list-item>
          <text:p text:style-name="P90"><text:span text:style-name="T3">diphthongo</text:span> 400 | dittongo | -ongue | -ong | -ong. = unione de duo vocale. ⊂ G. díphthoggos ⊂ di- [duo] phthongo [voce]. </text:p>
        </text:list-item>
        <text:list-item>
          <text:p text:style-name="P90"><text:span text:style-name="T3">diploma</text:span>(te) | -oma | -ôme | -oma | -om. ⊂ G. diplōma. = duplicato. </text:p>
        </text:list-item>
        <text:list-item>
          <text:p text:style-name="P90"><text:span text:style-name="T3">diplomatia</text:span> | -zia | -tie | -cy | -tie. </text:p>
        </text:list-item>
        <text:list-item>
          <text:p text:style-name="P90">—<text:span text:style-name="T3">ico</text:span> -ĭcus | -ico | -ique | -ist, -ic | -isch. </text:p>
        </text:list-item>
        <text:list-item>
          <text:p text:style-name="P90"><text:span text:style-name="T3">diptero</text:span> ĕ 100 | dittero | -ère | -rous | -ron. = (templo, insecto) que habe duo ala. ⊂ G. dípteros ⊂ di- ptero. </text:p>
        </text:list-item>
        <text:list-item>
          <text:p text:style-name="P90"><text:span text:style-name="T3">directo</text:span> -us | -etto | -ect | -ect | -ect. = quem dirige, recto ad scopo. </text:p>
        </text:list-item>
        <text:list-item>
          <text:p text:style-name="P90">—<text:span text:style-name="T3">ione</text:span> 100 | -zione | -tion | -tion | -tion. </text:p>
        </text:list-item>
        <text:list-item>
          <text:p text:style-name="P90">—<text:span text:style-name="T3">ivo</text:span> | -ttivo | -if | -ive | -iv. </text:p>
        </text:list-item>
        <text:list-item>
          <text:p text:style-name="P90">—<text:span text:style-name="T3">ore</text:span> | -ttore | -teur | -tor | -tor. </text:p>
        </text:list-item>
        <text:list-item>
          <text:p text:style-name="P90">—<text:span text:style-name="T3">trice</text:span> | -ttrice | -trice | -tress, -trix | -trice. = directore femina. </text:p>
        </text:list-item>
        <text:list-item>
          <text:p text:style-name="P90"><text:span text:style-name="T3">dirige</text:span> -ĭgo | -ere | -er, <text:span text:style-name="T5">adresser</text:span> | to direct, <text:span text:style-name="T5">to address</text:span> | -ieren. ⊂ di rege. </text:p>
        </text:list-item>
        <text:list-item>
          <text:p text:style-name="P90">—<text:span text:style-name="T3">nte</text:span> -ens | -ente | -eant | -ent | -ent. </text:p>
        </text:list-item>
        <text:list-item>
          <text:p text:style-name="P90"><text:span text:style-name="T3">dirime</text:span> -ĭmo | -ere | -er | to dirempt | -ieren. = divide, annulla, pone fine. ⊂ dis- eme. </text:p>
        </text:list-item>
        <text:list-item>
          <text:p text:style-name="P90">—<text:span text:style-name="T3">ente</text:span> | -ente | -ent | -ent | -ent. </text:p>
        </text:list-item>
        <text:list-item>
          <text:p text:style-name="P90"><text:span text:style-name="T3">dirue</text:span> -o = rue. </text:p>
        </text:list-item>
        <text:list-item>
          <text:p text:style-name="P90"><text:span text:style-name="T3">diruto</text:span> -ŭtus = quem dirue. </text:p>
        </text:list-item>
        <text:list-item>
          <text:p text:style-name="P90">dis-, dif-, di- = in duo, aut plure, parte. ⊃ differ, diffunde, discerne, disperde, dissolve. difficile = ne facile; diminue = minue; disjunge = anti junge; discorde = anti concorde. </text:p>
        </text:list-item>
        <text:list-item>
          <text:p text:style-name="P90"><text:span text:style-name="T3">diaspproba</text:span> | -vare | désapprouver | -ve | desapprobieren. = anti approba, improba, refuta. </text:p>
        </text:list-item>
        <text:list-item>
          <text:p text:style-name="P90">—<text:span text:style-name="T3">tione</text:span> | -vazione | désapprobation | -tion | Desapprobation. </text:p>
        </text:list-item>
        <text:list-item>
          <text:p text:style-name="P90"><text:span text:style-name="T3">disce</text:span> -o | <text:span text:style-name="T5">imparare</text:span> | <text:span text:style-name="T5">apprendre</text:span> | <text:span text:style-name="T5">to learn</text:span> | <text:span text:style-name="T5">lernen</text:span>. = apprende, stude, doce se. ⊃ disci <text:span text:style-name="T5">pulo</text:span>, disci <text:span text:style-name="T5">plina</text:span>. </text:p>
        </text:list-item>
        <text:list-item>
          <text:p text:style-name="P90">—<text:span text:style-name="T3">nte</text:span> -ns = que disce. </text:p>
        </text:list-item>
        <text:list-item>
          <text:p text:style-name="P90"><text:span text:style-name="T3">discerne</text:span> -o | -ere | -er | to discern | -ieren. = dis cerne. </text:p>
        </text:list-item>
        <text:list-item>
          <text:p text:style-name="P90">—<text:span text:style-name="T3">ibile</text:span> -ĭlis | -ibile | -able | -ible | -ibel. </text:p>
        </text:list-item>
        <text:list-item>
          <text:p text:style-name="P90">—<text:span text:style-name="T3">imento</text:span> | -nimento | -nement | -nment | -niment. </text:p>
        </text:list-item>
        <text:list-item>
          <text:p text:style-name="P90"><text:span text:style-name="T3">disciplina</text:span> -a | -ina | -ine | -ine | -in. ⊂ discip(u)l(o) -ina. </text:p>
        </text:list-item>
        <text:list-item>
          <text:p text:style-name="P90">— | -are | -er | -e | -ieren. = instrue, erudi, educa, da disciplina. </text:p>
        </text:list-item>
        <text:list-item>
          <text:p text:style-name="P90"><text:span text:style-name="T3">discipulo</text:span> -ŭlus | -epolo | -iple | -iple | -ipel. = qui disce. ⊃ disciplina, <text:soft-page-break/>condiscipulo. </text:p>
        </text:list-item>
        <text:list-item>
          <text:p text:style-name="P90">disclude | dischiudere | déclore | to disclose. = anti claude. </text:p>
        </text:list-item>
        <text:list-item>
          <text:p text:style-name="P90">— -o = disjunge, claude separato. </text:p>
        </text:list-item>
        <text:list-item>
          <text:p text:style-name="P90"><text:span text:style-name="T3">disco</text:span> -us | -sco | -sque | -scus, -sk | -scus. = lance, corpore plano et rotundo. ⊂ G. díscos. </text:p>
        </text:list-item>
        <text:list-item>
          <text:p text:style-name="P90">— -us | | | dish. = vase plano pro dapes. </text:p>
        </text:list-item>
        <text:list-item>
          <text:p text:style-name="P90">— M | desco | | | Tisch. = tabula pro prande. </text:p>
        </text:list-item>
        <text:list-item>
          <text:p text:style-name="P90">—<text:span text:style-name="T3">oide</text:span> | -oide | -oïde | -oid | -oidisch. ⊂ G. discoeid <text:span text:style-name="T3">ē</text:span>s ⊂ disco -īde = in forma de disco. </text:p>
        </text:list-item>
        <text:list-item>
          <text:p text:style-name="P90"><text:span text:style-name="T3">discontinuo</text:span> | -nuo | -nu | -nue | -nuierlich. = ne continuo. </text:p>
        </text:list-item>
        <text:list-item>
          <text:p text:style-name="P90">—<text:span text:style-name="T3">uitate</text:span> | -ità | -ité | -ity | -ität. </text:p>
        </text:list-item>
        <text:list-item>
          <text:p text:style-name="P90"><text:span text:style-name="T3">disconveni</text:span> -ĕnio | -ire | -ir | | -ieren. = ne conveni. </text:p>
        </text:list-item>
        <text:list-item>
          <text:p text:style-name="P90">—<text:span text:style-name="T3">iente</text:span> | -niente | -nant | -nient. </text:p>
        </text:list-item>
        <text:list-item>
          <text:p text:style-name="P90">—<text:span text:style-name="T3">ientia</text:span> 300 | -ienzia | -ance | -ience | -ienz. </text:p>
        </text:list-item>
        <text:list-item>
          <text:p text:style-name="P90"><text:span text:style-name="T3">discorda</text:span> -o | -are | -er | | -ieren. = es discorde. </text:p>
        </text:list-item>
        <text:list-item>
          <text:p text:style-name="P90">—<text:span text:style-name="T3">nte</text:span> | -ante | -ant | -ant | -ant. </text:p>
        </text:list-item>
        <text:list-item>
          <text:p text:style-name="P90">—<text:span text:style-name="T3">ntia</text:span> | -anza | -ance | -ance | -anz. </text:p>
        </text:list-item>
        <text:list-item>
          <text:p text:style-name="P90"><text:span text:style-name="T3">discorde</text:span> -cors | discorde. = anti concorde, discordante. </text:p>
        </text:list-item>
        <text:list-item>
          <text:p text:style-name="P90">—<text:span text:style-name="T3">ia</text:span> | -dia | -de | -d | -danz. </text:p>
        </text:list-item>
        <text:list-item>
          <text:p text:style-name="P90"><text:span text:style-name="T3">discredita</text:span> -ĭto | -are, screditare | -éditer | to discredit | -ieren. = tolle credito. </text:p>
        </text:list-item>
        <text:list-item>
          <text:p text:style-name="P90"><text:span text:style-name="T3">discredito</text:span> ĭ | -ito | -édit | -it | -it. = anti credito, malo credito, dishonore. </text:p>
        </text:list-item>
        <text:list-item>
          <text:p text:style-name="P90"><text:span text:style-name="T3">discreto</text:span> -us | -eto | -et | -ete | -et. = quem discerne, disjuncto, anti concreto, ne continuo. </text:p>
        </text:list-item>
        <text:list-item>
          <text:p text:style-name="P90">— M | discreto | discret | discreet | -et. = æquo, moderato, temperato, prudente in loque, tacito, que discerne. </text:p>
        </text:list-item>
        <text:list-item>
          <text:p text:style-name="P90">—<text:span text:style-name="T3">ione</text:span> 400 | -zione | -étion | -tion | -tion. = to es discreto, separatione. </text:p>
        </text:list-item>
        <text:list-item>
          <text:p text:style-name="P90">——<text:span text:style-name="T3">ale</text:span> | -zionale | -étionnaire | -nal, -nary | -när. </text:p>
        </text:list-item>
        <text:list-item>
          <text:p text:style-name="P90"><text:span text:style-name="T3">discriminante</text:span> | -nte | -nt | -nt | -nt. = expressione algebrico resultante ex derivatas. </text:p>
        </text:list-item>
        <text:list-item>
          <text:p text:style-name="P90"><text:span text:style-name="T3">disculpa</text:span> | -olpare | -er | -ate | -ieren. = anti culpa, tolle culpa. </text:p>
        </text:list-item>
        <text:list-item>
          <text:p text:style-name="P90">discursu -us = cursu in diverso partes, cursu. </text:p>
        </text:list-item>
        <text:list-item>
          <text:p text:style-name="P90">— 500 | -orso | -ours | -ourse | -urs. = sermone, oratione. </text:p>
        </text:list-item>
        <text:list-item>
          <text:p text:style-name="P90"><text:span text:style-name="T3">discusso</text:span> -us = quem discute. </text:p>
        </text:list-item>
        <text:list-item>
          <text:p text:style-name="P90">—<text:span text:style-name="T3">ibile</text:span> -ĭlis | -tibile | -table | -ssable. </text:p>
        </text:list-item>
        <text:list-item>
          <text:p text:style-name="P90">—<text:span text:style-name="T3">ione</text:span> 100 = ton quate. </text:p>
        </text:list-item>
        <text:list-item>
          <text:p text:style-name="P90">—— 500 | -ione | -ion | -ion | -ion. = disputatione, controversia, examine. </text:p>
        </text:list-item>
        <text:list-item>
          <text:p text:style-name="P90"><text:span text:style-name="T3">discute</text:span> -ŭtio = dis quate, separa. </text:p>
        </text:list-item>
        <text:list-item>
          <text:p text:style-name="P90">— 500 | -ere | -er | to discuss | -ieren. = disputa, examina, refuta. </text:p>
        </text:list-item>
        <text:list-item>
          <text:p text:style-name="P90"><text:span text:style-name="T3">dishereda</text:span> | diseredare | déshériter | to disherit | desheretieren. = tolle hereditate, exhereda. </text:p>
        </text:list-item>
        <text:list-item>
          <text:p text:style-name="P90"><text:span text:style-name="T3">dishonestate</text:span> | disonestà | déshonnêteté | dishonesty. = anti honestate, turpitudine. </text:p>
        </text:list-item>
        <text:list-item>
          <text:p text:style-name="P90"><text:span text:style-name="T3">dishonesto</text:span> | disonesto | déshonnête, malhonnête | dishonest. = ne <text:soft-page-break/>honesto, obsceno, turpe, iniquo. </text:p>
        </text:list-item>
        <text:list-item>
          <text:p text:style-name="P90"><text:span text:style-name="T3">dishonora</text:span> | disonorare | déshonorer | to dishonor. = anti honora, tolle honore. </text:p>
        </text:list-item>
        <text:list-item>
          <text:p text:style-name="P90"><text:span text:style-name="T3">dishonore</text:span> | disonore | déshonneur | dishonor | Deshonneur. = anti honore, infamia. </text:p>
        </text:list-item>
        <text:list-item>
          <text:p text:style-name="P90"><text:span text:style-name="T3">disinfectione</text:span> | -zione | désinfection | -tion | Des—tion. = anti infectione, ton munda, ton purga. </text:p>
        </text:list-item>
        <text:list-item>
          <text:p text:style-name="P90"><text:span text:style-name="T3">disjuncto</text:span> -us = quem disjunge. </text:p>
        </text:list-item>
        <text:list-item>
          <text:p text:style-name="P90">—<text:span text:style-name="T3">ione</text:span> -tio | disgiunzione | disjonction | -tion | -tion. </text:p>
        </text:list-item>
        <text:list-item>
          <text:p text:style-name="P90">—<text:span text:style-name="T3">ivo</text:span> 100 | disgiuntivo | disjonctif | -tive | -tiv. </text:p>
        </text:list-item>
        <text:list-item>
          <text:p text:style-name="P90"><text:span text:style-name="T3">disjunge</text:span> -o | disgiungere | disjoindre, déjoindre | to disjoint | -ieren. = anti junge. </text:p>
        </text:list-item>
        <text:list-item>
          <text:p text:style-name="P90"><text:span text:style-name="T3">disloca</text:span> | -care | -quer | -cate | -cieren. = tolle ex lŏco, extorque, luxa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ismembra</text:span> | smembrare | démembrer | to dismember | -ieren. = disjunge membros. </text:p>
        </text:list-item>
        <text:list-item>
          <text:p text:style-name="P90"><text:span text:style-name="T3">disobœdi</text:span> | disobbedire | désobéir | to disobey | -ieren. = ne obœdi. </text:p>
        </text:list-item>
        <text:list-item>
          <text:p text:style-name="P90"><text:span text:style-name="T3">disordine</text:span> -udo -udĭn- | -dine | désordre | -der. = anti ordine, confusione, perturbatione. </text:p>
        </text:list-item>
        <text:list-item>
          <text:p text:style-name="P90"><text:span text:style-name="T3">disparato</text:span> -us | -ato | -ate | -ate | -at. = ne pari, diverso, ne simile. </text:p>
        </text:list-item>
        <text:list-item>
          <text:p text:style-name="P90"><text:span text:style-name="T3">dispari</text:span> -păr | -ri | impair | dispair. = ne pari. </text:p>
        </text:list-item>
        <text:list-item>
          <text:p text:style-name="P90">—<text:span text:style-name="T3">tate</text:span> | -ità | -ité | -ity | -ität. </text:p>
        </text:list-item>
        <text:list-item>
          <text:p text:style-name="P90"><text:span text:style-name="T3">dispendio</text:span> -um | -dio. = impensa non necesse, damno. </text:p>
        </text:list-item>
        <text:list-item>
          <text:p text:style-name="P90">—<text:span text:style-name="T3">ioso</text:span> 100 | -dioso | -dieux. </text:p>
        </text:list-item>
        <text:list-item>
          <text:p text:style-name="P90"><text:span text:style-name="T3">dispensa</text:span> -o | -are | -er | -e. = divide, distribue. ⊂ dis pensa [pondera]. </text:p>
        </text:list-item>
        <text:list-item>
          <text:p text:style-name="P90">— M | -sare | -ser | -se | -sieren. = exime, exempta, tolle penso. </text:p>
        </text:list-item>
        <text:list-item>
          <text:p text:style-name="P90"><text:span text:style-name="T3">disperde</text:span> -o | disperdere. = perde, destrue, ruina. </text:p>
        </text:list-item>
        <text:list-item>
          <text:p text:style-name="P90"><text:span text:style-name="T3">disperge</text:span> -o | -gere | -ser | -se | -sieren. ⊃ disperso. = sparge, dissipa, profunde. </text:p>
        </text:list-item>
        <text:list-item>
          <text:p text:style-name="P90"><text:span text:style-name="T3">disperso</text:span> -us | -so | -sé | -sed. = quem disperge. </text:p>
        </text:list-item>
        <text:list-item>
          <text:p text:style-name="P90">—<text:span text:style-name="T3">ione</text:span> -sio | -sione | -sion | -sion | -sion. </text:p>
        </text:list-item>
        <text:list-item>
          <text:p text:style-name="P90"><text:span text:style-name="T3">displica</text:span> -ĭco | spiegare | déplier, déployer | deploy, display. = anti plica, explica, expande. </text:p>
        </text:list-item>
        <text:list-item>
          <text:p text:style-name="P90"><text:span text:style-name="T3">displice</text:span> -ĭceo | dispiacere | déplaire | to displease | -ieren. = anti place. </text:p>
        </text:list-item>
        <text:list-item>
          <text:p text:style-name="P90"><text:span text:style-name="T3">dispone</text:span> -pōno | -porre | -poser | -pose | -ponieren. = pone in ordine, ordina, præpara. ⊃ disposito. </text:p>
        </text:list-item>
        <text:list-item>
          <text:p text:style-name="P90">—<text:span text:style-name="T3">bile</text:span> -ĭlis | -ibile | -ible | disposable | -ibel. = quem pote dispone. </text:p>
        </text:list-item>
        <text:list-item>
          <text:p text:style-name="P90"><text:span text:style-name="T3">disposito</text:span> -ĭtus | disposto | -sé | -sed. = quem dispone. </text:p>
        </text:list-item>
        <text:list-item>
          <text:p text:style-name="P90">—<text:span text:style-name="T3">ione</text:span> -tio | -zione | -tion | -tion | -tion. </text:p>
        </text:list-item>
        <text:list-item>
          <text:p text:style-name="P90">—<text:span text:style-name="T3">ivo</text:span> | -ivo | -if | -ive | -iv. </text:p>
        </text:list-item>
        <text:list-item>
          <text:p text:style-name="P90">—<text:span text:style-name="T3">ore</text:span> 100 | -itore | -ant | -er. = qui dispone (in testamento). </text:p>
        </text:list-item>
        <text:list-item>
          <text:p text:style-name="P90"><text:span text:style-name="T3">disproportione</text:span> | sproporzione | -tion | -tion | -tion. = malo proportione. </text:p>
        </text:list-item>
        <text:list-item>
          <text:p text:style-name="P90"><text:span text:style-name="T3">disputa</text:span> -pŭto | -are | -er | -e | -ieren. = dissere, discute. ⊂ dis puta. </text:p>
        </text:list-item>
        <text:list-item>
          <text:p text:style-name="P90"><text:soft-page-break/>—<text:span text:style-name="T3">bile</text:span> ĭ 100 | -bile | -ble | -ble | -bel. = controverso, dubio. </text:p>
        </text:list-item>
        <text:list-item>
          <text:p text:style-name="P90">—<text:span text:style-name="T3">tione</text:span> -tio | -azione, disputa | -ation, dispute | -ation, dispute | -ation, Disput. </text:p>
        </text:list-item>
        <text:list-item>
          <text:p text:style-name="P90">—<text:span text:style-name="T3">tore</text:span> -tor | -tore | -teur | -tant | -tor. </text:p>
        </text:list-item>
        <text:list-item>
          <text:p text:style-name="P90"><text:span text:style-name="T3">disquisitione</text:span> -tio | -zione | -tion | -tion | -tion. = ton quære cum cura, examine, discussione, critica. </text:p>
        </text:list-item>
        <text:list-item>
          <text:p text:style-name="P90"><text:span text:style-name="T3">disseca</text:span> ĕ 100 | | -équer | -ect | -ectieren. = seca, fac anatomia. ⊃ </text:p>
        </text:list-item>
        <text:list-item>
          <text:p text:style-name="P90"><text:span text:style-name="T3">dissecto</text:span> 100 = quem disseca. </text:p>
        </text:list-item>
        <text:list-item>
          <text:p text:style-name="P90">—<text:span text:style-name="T3">ione</text:span> 100 | -zione | -tion | -tion | -tion. </text:p>
        </text:list-item>
        <text:list-item>
          <text:p text:style-name="P90">—<text:span text:style-name="T3">ore</text:span> | -ttore | -cteur | -ctor | -ctor. </text:p>
        </text:list-item>
        <text:list-item>
          <text:p text:style-name="P90"><text:span text:style-name="T3">dissemina</text:span> -ĭno | -are | -éminer | -ate. = dis semina. </text:p>
        </text:list-item>
        <text:list-item>
          <text:p text:style-name="P90">—<text:span text:style-name="T3">tione</text:span> 200 | -azione | -émination | -ation | -ation. </text:p>
        </text:list-item>
        <text:list-item>
          <text:p text:style-name="P90"><text:span text:style-name="T3">dissensione</text:span> -sio | -sione | -sion | -sion | -sion. = to dissenti. </text:p>
        </text:list-item>
        <text:list-item>
          <text:p text:style-name="P90"><text:span text:style-name="T3">dissenti</text:span> -io | -tire | -tir | -t | -tieren. = anti consenti, habe opinione differente. </text:p>
        </text:list-item>
        <text:list-item>
          <text:p text:style-name="P90"><text:span text:style-name="T3">dissere</text:span> -sĕro = disserta, disputa, ratiocina, loque. ⊂ dis sere 1. </text:p>
        </text:list-item>
        <text:list-item>
          <text:p text:style-name="P90">dissĕre -o = semina, dissemina, sparge. ⊂ dis sere 2. </text:p>
        </text:list-item>
        <text:list-item>
          <text:p text:style-name="P90"><text:span text:style-name="T3">disserta</text:span> 100 | -are | -er | -ate | -ieren. = disputa, loque. ⊂ disser(e) -ta. </text:p>
        </text:list-item>
        <text:list-item>
          <text:p text:style-name="P90">—<text:span text:style-name="T3">tione</text:span> 100 | -zione | -tion | -tion | -tion. = oratione, tractatu, discussione. </text:p>
        </text:list-item>
        <text:list-item>
          <text:p text:style-name="P90"><text:span text:style-name="T3">disside</text:span> -ĭdeo = dis sede, es dissidente. </text:p>
        </text:list-item>
        <text:list-item>
          <text:p text:style-name="P90">—<text:span text:style-name="T3">nte</text:span> -ens | -ente | -ent | -ent | -ent. </text:p>
        </text:list-item>
        <text:list-item>
          <text:p text:style-name="P90">—<text:span text:style-name="T3">ntia</text:span> 100 | -nza | -nce | -nce. = discordia. </text:p>
        </text:list-item>
        <text:list-item>
          <text:p text:style-name="P90"><text:span text:style-name="T3">dissidio</text:span> -um | -dio. = dissidentia. </text:p>
        </text:list-item>
        <text:list-item>
          <text:p text:style-name="P90"><text:span text:style-name="T3">dissimula</text:span> -ŭlo | -are | -er | -ate | -ieren. = simula contra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—<text:span text:style-name="T3">tore</text:span> -tor | -atore | -ateur | -ator | -ant. </text:p>
        </text:list-item>
        <text:list-item>
          <text:p text:style-name="P90"><text:span text:style-name="T3">dissipa</text:span> -ĭpo | -are | -er | -ate | -ieren. </text:p>
        </text:list-item>
        <text:list-item>
          <text:p text:style-name="P90">—<text:span text:style-name="T3">bile</text:span> -bĭlis | -bile | | -ble | -bel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—<text:span text:style-name="T3">tore</text:span> 500 | -tore | -teur | | -tor. </text:p>
        </text:list-item>
        <text:list-item>
          <text:p text:style-name="P90"><text:span text:style-name="T3">dissocia</text:span> -o | -are | -er | -ate | -ieren. = dis socia, anti associa. </text:p>
        </text:list-item>
        <text:list-item>
          <text:p text:style-name="P90">—<text:span text:style-name="T3">bile</text:span> -bĭlis | -bile | -ble | -ble | -bel. = que dissocia (Horatio), quem pote dissocia (Tacito)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<text:span text:style-name="T3">dissolubile</text:span> -bĭlis | -bile | -ble | -ble | -bel. = quem pote dissolve. </text:p>
        </text:list-item>
        <text:list-item>
          <text:p text:style-name="P90">—<text:span text:style-name="T3">itate</text:span> | -ità | -ité | -ity. </text:p>
        </text:list-item>
        <text:list-item>
          <text:p text:style-name="P90"><text:span text:style-name="T3">dissoluto</text:span> -us | -luto, disciolto | -lu, dissous | -lute, -lved | -lut, -lviert. = quem dissolve. </text:p>
        </text:list-item>
        <text:list-item>
          <text:p text:style-name="P90">—<text:span text:style-name="T3">ione</text:span> -io | -zione | -tion | -tion | -tion. </text:p>
        </text:list-item>
        <text:list-item>
          <text:p text:style-name="P90"><text:span text:style-name="T3">dissolve</text:span> -o | -ere, disciogliere | dissoudre | -e | -ieren. = dis solve, solve. ⊃ dissoluto. </text:p>
        </text:list-item>
        <text:list-item>
          <text:p text:style-name="P90"><text:span text:style-name="T3">dissona</text:span> ŏ 100 | -are | -er | | -ieren. = sona in modo diverso, discorda, es dissonante. </text:p>
        </text:list-item>
        <text:list-item>
          <text:p text:style-name="P90">—<text:span text:style-name="T3">ante</text:span> = </text:p>
        </text:list-item>
        <text:list-item>
          <text:p text:style-name="P90">—<text:span text:style-name="T3">o</text:span> -ŏnus | -ante | -ant | -ant. </text:p>
        </text:list-item>
        <text:list-item>
          <text:p text:style-name="P90"><text:soft-page-break/>—<text:span text:style-name="T3">antia</text:span> 400 | -nza | -nce | -nce | -nz. </text:p>
        </text:list-item>
        <text:list-item>
          <text:p text:style-name="P90"><text:span text:style-name="T3">dissuade</text:span> -eo | -ere | -er | -e | -ieren. = suade contra, anti suade. </text:p>
        </text:list-item>
        <text:list-item>
          <text:p text:style-name="P90"><text:span text:style-name="T3">dissuasione</text:span> -sio | -sione | -sion | -sion | -sion. = ton dissuade. </text:p>
        </text:list-item>
        <text:list-item>
          <text:p text:style-name="P90"><text:span text:style-name="T3">dissue</text:span> -o = anti sue. </text:p>
        </text:list-item>
        <text:list-item>
          <text:p text:style-name="P90"><text:span text:style-name="T3">dista</text:span> -o | -are. = dis sta, differ. </text:p>
        </text:list-item>
        <text:list-item>
          <text:p text:style-name="P90">—<text:span text:style-name="T3">nte</text:span> -ans | -ante | -ant | -ant. </text:p>
        </text:list-item>
        <text:list-item>
          <text:p text:style-name="P90">—<text:span text:style-name="T3">ntia</text:span> -a | -anza | -ance | -ance | -anz. </text:p>
        </text:list-item>
        <text:list-item>
          <text:p text:style-name="P90">—— | -anzare | -ancer | -ance | -ancieren. = præcede distante. </text:p>
        </text:list-item>
        <text:list-item>
          <text:p text:style-name="P90"><text:span text:style-name="T3">distende</text:span> -o | -dere | -dre | -d | -dieren. = tende, extende, dilata. </text:p>
        </text:list-item>
        <text:list-item>
          <text:p text:style-name="P90"><text:span text:style-name="T3">distensione</text:span> 100 | -sione | -sion | -sion | -sion. = ton distende. </text:p>
        </text:list-item>
        <text:list-item>
          <text:p text:style-name="P90"><text:span text:style-name="T3">disticho</text:span> ĭ 100 | -co | -que | -ch | -chon. = duo versu. ⊂ G. dístichon ⊂ di- sticho. </text:p>
        </text:list-item>
        <text:list-item>
          <text:p text:style-name="P90">distilla = destilla. </text:p>
        </text:list-item>
        <text:list-item>
          <text:p text:style-name="P90"><text:span text:style-name="T3">distincto</text:span> -us | -nto | -nct | -nct | -nct. = quem distingue, separato, notabile. </text:p>
        </text:list-item>
        <text:list-item>
          <text:p text:style-name="P90">—<text:span text:style-name="T3">ione</text:span> -tio | -zione | -tion | -tion | -tion. </text:p>
        </text:list-item>
        <text:list-item>
          <text:p text:style-name="P90">—<text:span text:style-name="T3">ivo</text:span> | -tivo | -tif | -tive | -tiv. </text:p>
        </text:list-item>
        <text:list-item>
          <text:p text:style-name="P90"><text:span text:style-name="T3">distingue</text:span> -o | -ere | -er | -ish | -ieren. ⊃ distincto. ⊂ dis stingue. </text:p>
        </text:list-item>
        <text:list-item>
          <text:p text:style-name="P90"><text:span text:style-name="T3">distorque</text:span> -eo | -cere | distordre | distort | -quieren. = torque. ⊃ distorto. </text:p>
        </text:list-item>
        <text:list-item>
          <text:p text:style-name="P90"><text:span text:style-name="T3">distorto</text:span> -us = quem distorque. </text:p>
        </text:list-item>
        <text:list-item>
          <text:p text:style-name="P90">—<text:span text:style-name="T3">ione</text:span> -tio | -sione | -sion | -sion. </text:p>
        </text:list-item>
        <text:list-item>
          <text:p text:style-name="P90"><text:span text:style-name="T3">distracto</text:span> -us | -atto | -ait | -acted, -act. = quem distrahe. </text:p>
        </text:list-item>
        <text:list-item>
          <text:p text:style-name="P90">—<text:span text:style-name="T3">ione</text:span> -tio | -zione | -tion | -tion | -tion. = ton distrahe, divisione, separatione. </text:p>
        </text:list-item>
        <text:list-item>
          <text:p text:style-name="P90">— M = aberratione, ludo, joco. </text:p>
        </text:list-item>
        <text:list-item>
          <text:p text:style-name="P90"><text:span text:style-name="T3">distrahe</text:span> -ăho | -arre | -aire | -act | -ahieren. = dis trahe, disperde, divide, evelle, trahe mente ex occupatione. ⊃ distracto. </text:p>
        </text:list-item>
        <text:list-item>
          <text:p text:style-name="P90"><text:span text:style-name="T3">distribue</text:span> -o | -ire | -er | -te | -ieren. = dis tribue. ⊃ distributo. </text:p>
        </text:list-item>
        <text:list-item>
          <text:p text:style-name="P90"><text:span text:style-name="T3">distributo</text:span> -us = quem distribue. </text:p>
        </text:list-item>
        <text:list-item>
          <text:p text:style-name="P90">—<text:span text:style-name="T3">ione</text:span> -tio | -zione | -tion | -tion | -tion. </text:p>
        </text:list-item>
        <text:list-item>
          <text:p text:style-name="P90">—<text:span text:style-name="T3">ivo</text:span> | -ivo | -if | -ive | -iv. </text:p>
        </text:list-item>
        <text:list-item>
          <text:p text:style-name="P90">—<text:span text:style-name="T3">ore</text:span> 200 | -tore | -teur | -tor. </text:p>
        </text:list-item>
        <text:list-item>
          <text:p text:style-name="P90">districto -us = stricto. ⊃ F. détresse, A. distress = miseria; A. stress = strictione, vi. </text:p>
        </text:list-item>
        <text:list-item>
          <text:p text:style-name="P90"><text:span text:style-name="T3">districtu</text:span> | -etto | -ict, détroit | -ict | -ikt. = jurisdictione, regione. </text:p>
        </text:list-item>
        <text:list-item>
          <text:p text:style-name="P90"><text:span text:style-name="T3">disturba</text:span> -o | -are | | to disturb | -ieren. = turba. </text:p>
        </text:list-item>
        <text:list-item>
          <text:p text:style-name="P90">—<text:span text:style-name="T3">tione</text:span> -tio | -bo | | -b | -bation. </text:p>
        </text:list-item>
        <text:list-item>
          <text:p text:style-name="P90"><text:span text:style-name="T3">disunione</text:span> | -one | désunion | -on. = anti unione, discordia. </text:p>
        </text:list-item>
        <text:list-item>
          <text:p text:style-name="P90"><text:span text:style-name="T3">dite</text:span> dis = divite. </text:p>
        </text:list-item>
        <text:list-item>
          <text:p text:style-name="P90"><text:span text:style-name="T3">dithyrambo</text:span> -us | ditirambo | -ambe | -amb | -amb. ⊂ G. dithúrambos. = hymno in honore de Baccho. </text:p>
        </text:list-item>
        <text:list-item>
          <text:p text:style-name="P90">L. diu = per longo tempore, de die. </text:p>
        </text:list-item>
        <text:list-item>
          <text:p text:style-name="P90"><text:span text:style-name="T3">diuresi</text:span> | -si | -èse | -sis | -sis. = secretione de urina. ⊂ di(a) ûr(on) [urina] -si. </text:p>
        </text:list-item>
        <text:list-item>
          <text:p text:style-name="P90"><text:span text:style-name="T3">diuretico</text:span> ĭ 500 | -ico | -étique | -ic | -isch. = que produc orina, de diuresi. ⊂ G. diurēticós. </text:p>
        </text:list-item>
        <text:list-item>
          <text:p text:style-name="P90"><text:soft-page-break/><text:span text:style-name="T3">diurnale</text:span> | giornale | journal, diurnal | journal | Journal. = libro diurno, publicatione quotidiano. </text:p>
        </text:list-item>
        <text:list-item>
          <text:p text:style-name="P90">—<text:span text:style-name="T3">ista</text:span> | giornalista | journaliste | journalist | Journalist. </text:p>
        </text:list-item>
        <text:list-item>
          <text:p text:style-name="P90"><text:span text:style-name="T3">diurno</text:span> -us | -no | -ne | -nal. = de die. </text:p>
        </text:list-item>
        <text:list-item>
          <text:p text:style-name="P90"><text:span text:style-name="T3">diverge</text:span> | -gere | -ger | -ge | -gieren. = dis verge. </text:p>
        </text:list-item>
        <text:list-item>
          <text:p text:style-name="P90">—<text:span text:style-name="T3">nte</text:span> | -ente | -ent | -ent | -ent. </text:p>
        </text:list-item>
        <text:list-item>
          <text:p text:style-name="P90">—<text:span text:style-name="T3">ntia</text:span> | -enza | -ence | -ence | -enz. </text:p>
        </text:list-item>
        <text:list-item>
          <text:p text:style-name="P90"><text:span text:style-name="T3">diverso</text:span> -us | -erso | -ers | -erse | -ers. = quem diverte, contrario, opposito, dissimile, differente. </text:p>
        </text:list-item>
        <text:list-item>
          <text:p text:style-name="P90">—<text:span text:style-name="T3">ione</text:span> | -sione | -sion | -sion | -sion. </text:p>
        </text:list-item>
        <text:list-item>
          <text:p text:style-name="P90">—<text:span text:style-name="T3">itate</text:span> 100 | -ità | -ité | -ity | -ität. </text:p>
        </text:list-item>
        <text:list-item>
          <text:p text:style-name="P90"><text:span text:style-name="T3">diverte</text:span> -o | -ire | -ir | to divert | -ieren. = verte in alio parte. ⊃ diverso. </text:p>
        </text:list-item>
        <text:list-item>
          <text:p text:style-name="P90"><text:span text:style-name="T3">divide</text:span> -ĭdo | -dere | -ser | -de | -dieren. ⊃ diviso. </text:p>
        </text:list-item>
        <text:list-item>
          <text:p text:style-name="P90"><text:span text:style-name="T3">dividendo</text:span> | -endo | -ende | -end | -end. = quem debe divide. </text:p>
        </text:list-item>
        <text:list-item>
          <text:p text:style-name="P90"><text:span text:style-name="T3">divina</text:span> -o | -are, indovinare | deviner | -e | -ieren. = prædic, augura, prævide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—<text:span text:style-name="T3">tore</text:span> | -tore | -teur | -tor | -tor. </text:p>
        </text:list-item>
        <text:list-item>
          <text:p text:style-name="P90"><text:span text:style-name="T3">divino</text:span> -us | -ino | -in | -ine | -in. = divo. </text:p>
        </text:list-item>
        <text:list-item>
          <text:p text:style-name="P90">—<text:span text:style-name="T3">itate</text:span> -tas | -tà | -té | -ty | -tät. </text:p>
        </text:list-item>
        <text:list-item>
          <text:p text:style-name="P90"><text:span text:style-name="T3">diviso</text:span> -us | -so | -is. = quem divide. </text:p>
        </text:list-item>
        <text:list-item>
          <text:p text:style-name="P90">—<text:span text:style-name="T3">ibile</text:span> ĭ 300 | -bile | -ble | -ble | -bel. = quem pote divide. </text:p>
        </text:list-item>
        <text:list-item>
          <text:p text:style-name="P90">——<text:span text:style-name="T3">itate</text:span> | -tà | -té | -ty | -tät. </text:p>
        </text:list-item>
        <text:list-item>
          <text:p text:style-name="P90">—<text:span text:style-name="T3">ione</text:span> -sio | -sione | -sion | -sion | -sion. </text:p>
        </text:list-item>
        <text:list-item>
          <text:p text:style-name="P90">—<text:span text:style-name="T3">ore</text:span> -sor | -sore | -seur | -sor | -sor. </text:p>
        </text:list-item>
        <text:list-item>
          <text:p text:style-name="P90"><text:span text:style-name="T3">divo</text:span> -us | divo. = de deo. ⊃ divino. </text:p>
        </text:list-item>
        <text:list-item>
          <text:p text:style-name="P90"><text:span text:style-name="T3">divortia</text:span> | -ziare | -cer | -ce | -tieren. = fac divortio. </text:p>
        </text:list-item>
        <text:list-item>
          <text:p text:style-name="P90"><text:span text:style-name="T3">divortio</text:span> -um | -zio | -ce | -ce | -tium. ⊂ di- vert(e) -io. </text:p>
        </text:list-item>
        <text:list-item>
          <text:p text:style-name="P90"><text:span text:style-name="T3">divulga</text:span> -o | -are | -uer | -e | -ieren. = vulga. </text:p>
        </text:list-item>
        <text:list-item>
          <text:p text:style-name="P90">E. do = da. ⊃ L. da, dono, dote; G. dídōmi, dosi, antidoto, anecdoto. </text:p>
        </text:list-item>
        <text:list-item>
          <text:p text:style-name="P90">G. doc docéō = cense, existima. ⊃ doxa, orthodoxo, dogma. </text:p>
        </text:list-item>
        <text:list-item>
          <text:p text:style-name="P90"><text:span text:style-name="T3">DOCE</text:span> -eo | <text:span text:style-name="T5">insegnare</text:span> | <text:span text:style-name="T5">enseigner</text:span> | to teach (doci <text:span text:style-name="T5">ble</text:span>) | <text:span text:style-name="T5">lehren</text:span>, docieren. = fac disce, educa, instrue. ⊃ doctore, docto, documento, doctrina, docile. </text:p>
        </text:list-item>
        <text:list-item>
          <text:p text:style-name="P90">—<text:span text:style-name="T3">nte</text:span> -ns | -ente | <text:span text:style-name="T5">professeur</text:span> | <text:span text:style-name="T5">lecturer</text:span> | -ent. </text:p>
        </text:list-item>
        <text:list-item>
          <text:p text:style-name="P90"><text:span text:style-name="T3">docile</text:span> -ĭlis | -ile | -ile | -ile | -il. = quem pote doce. </text:p>
        </text:list-item>
        <text:list-item>
          <text:p text:style-name="P90">—<text:span text:style-name="T3">itate</text:span> -tas | -tà | -té | -ty | -tät. </text:p>
        </text:list-item>
        <text:list-item>
          <text:p text:style-name="P90"><text:span text:style-name="T3">docimastica</text:span> -ĭca | -astica | -astique | -acy, -astic. = analysi de metallos in chemia. ⊂ G. -sía, -stic <text:span text:style-name="T3">ē</text:span>. = probatione. ⊂ G. docimázō = proba, explora, examina. ⊂ doc. </text:p>
        </text:list-item>
        <text:list-item>
          <text:p text:style-name="P90"><text:span text:style-name="T3">docto</text:span> -us | dotto | docte | <text:span text:style-name="T5">learned</text:span> | <text:span text:style-name="T5">gelehrt</text:span>, Doctus. = quem doce. </text:p>
        </text:list-item>
        <text:list-item>
          <text:p text:style-name="P90"><text:span text:style-name="T3">doctore</text:span> -tor | dottore | -teur | -tor | -tor. = qui habe jure de doce. </text:p>
        </text:list-item>
        <text:list-item>
          <text:p text:style-name="P90">—<text:span text:style-name="T3">atu</text:span> | dottorato | -at | -ate | -at. </text:p>
        </text:list-item>
        <text:list-item>
          <text:p text:style-name="P90"><text:span text:style-name="T3">doctrina</text:span> -a | dottrina | -ine | -ine | -in. = re quem doce. ⊂ doct(o)r(e) -īna. </text:p>
        </text:list-item>
        <text:list-item>
          <text:p text:style-name="P90">—<text:span text:style-name="T3">ale</text:span> | dottrinale | -al | -al | -al. </text:p>
        </text:list-item>
        <text:list-item>
          <text:p text:style-name="P90"><text:soft-page-break/>—<text:span text:style-name="T3">ario</text:span> | dottrinario | -aire | -aire | -är. = theorico puro. </text:p>
        </text:list-item>
        <text:list-item>
          <text:p text:style-name="P90"><text:span text:style-name="T3">documento</text:span> -um | -mento | -ment | -ment | -ment. ⊂ doc(e) -u- -mento. </text:p>
        </text:list-item>
        <text:list-item>
          <text:p text:style-name="P90"><text:span text:style-name="T3">dodecaedro</text:span> ĕ | -aedro | dodécaèdre | -ahedron | -aëder. = polyedro cum 12 facio. ⊂ G. dōdecáedron. ⊂ d <text:span text:style-name="T3">ō</text:span>deca [decem et duo] hédra [basi]. </text:p>
        </text:list-item>
        <text:list-item>
          <text:p text:style-name="P90"><text:span text:style-name="T3">dogmate -ma</text:span> | -ma | -me | -ma | -ma. = decreto, edicto. ⊂ G. dógma ⊂ doc -ma. </text:p>
        </text:list-item>
        <text:list-item>
          <text:p text:style-name="P90"><text:span text:style-name="T3">dogmatica</text:span> -ĭca | -ica | la —ique | -ics | -ik. </text:p>
        </text:list-item>
        <text:list-item>
          <text:p text:style-name="P90">—<text:span text:style-name="T3">ico</text:span> -ĭcus | -ico | -ique | -ic | -isch. </text:p>
        </text:list-item>
        <text:list-item>
          <text:p text:style-name="P90">—<text:span text:style-name="T3">ismo</text:span> | -ismo | -isme | -ism | -ismus. </text:p>
        </text:list-item>
        <text:list-item>
          <text:p text:style-name="P90">—<text:span text:style-name="T3">iza</text:span> 400 | -izzare | -iser | -ize | -isieren. ⊂ G. dogmatízō. </text:p>
        </text:list-item>
        <text:list-item>
          <text:p text:style-name="P90"><text:span text:style-name="T3">DOLE</text:span> -eo | dolere | douloir | <text:span text:style-name="T5">grieve</text:span> | <text:span text:style-name="T5">Schmerz empfinden</text:span>. = habe dolore, suffer. </text:p>
        </text:list-item>
        <text:list-item>
          <text:p text:style-name="P90">—<text:span text:style-name="T3">nte</text:span> -ens | -ente | | -ent, doleful. </text:p>
        </text:list-item>
        <text:list-item>
          <text:p text:style-name="P90">—<text:span text:style-name="T3">ntia</text:span> | doglia, duolo | dolence, doléance, deuil | dole. = to dole. ⊃ con—, in—. </text:p>
        </text:list-item>
        <text:list-item>
          <text:p text:style-name="P90"><text:span text:style-name="T3">dolo</text:span> -us | dolo, <text:span text:style-name="T5">inganno</text:span> | dol, <text:span text:style-name="T5">ruse</text:span> | dolus, dole, <text:span text:style-name="T5">guile</text:span> | Dolus, <text:span text:style-name="T5">List</text:span>. = fraude. ⊃ doloso. ⊂ E. ⊃ G. dólos. </text:p>
        </text:list-item>
        <text:list-item>
          <text:p text:style-name="P90"><text:span text:style-name="T3">dolore</text:span> -lor | dolore | douleur | dolor | <text:span text:style-name="T5">Schmerz</text:span>. = to dole. </text:p>
        </text:list-item>
        <text:list-item>
          <text:p text:style-name="P90">—<text:span text:style-name="T3">oso</text:span> | -roso | douloureux | -rous. </text:p>
        </text:list-item>
        <text:list-item>
          <text:p text:style-name="P90"><text:span text:style-name="T3">doloso</text:span> -us | -oso | -osif | <text:span text:style-name="T5">deceitful</text:span> | -ös. = cum dolo. </text:p>
        </text:list-item>
        <text:list-item>
          <text:p text:style-name="P90"><text:span text:style-name="T3">DOMA</text:span> -o | domare | dompter | to tame, to daunt | zähmen. ⊂ E. ⊃ G. dama, (a)dama(nte); A. tame, D. D. zähmen, S. dam. </text:p>
        </text:list-item>
        <text:list-item>
          <text:p text:style-name="P90">—<text:span text:style-name="T3">bile</text:span> -bĭlis | -bile | domptable. </text:p>
        </text:list-item>
        <text:list-item>
          <text:p text:style-name="P90"><text:span text:style-name="T3">doma</text:span>(te) 100 | duomo | dôme | dome | Dom. = domo, tecto, tecto in forma de cupula, templo. ⊂ G. dôma ⊂ E. domo. </text:p>
        </text:list-item>
        <text:list-item>
          <text:p text:style-name="P90"><text:span text:style-name="T3">domestica</text:span> | -care | -quer | -cate | -cieren. = redde domestĭco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omestico</text:span> -ĭcus | -tico | -tique | -tic | -tik. = de domo. </text:p>
        </text:list-item>
        <text:list-item>
          <text:p text:style-name="P90"><text:span text:style-name="T3">domicilia</text:span> | -are | -er | -ate, domicile | -ieren. = da domicilio. </text:p>
        </text:list-item>
        <text:list-item>
          <text:p text:style-name="P90"><text:span text:style-name="T3">domicilio</text:span> -um | -ilio | -ile | -ile | -il. ⊂ dom(o) -i- col(e) -io (Bréal), aut dom(o) -i- cul(o) -io (Walde), aut dom(o) -i- cel(a) -io (Curtius). </text:p>
        </text:list-item>
        <text:list-item>
          <text:p text:style-name="P90"><text:span text:style-name="T3">domina</text:span> -ĭna | donna, <text:span text:style-name="T5">padrona</text:span>, <text:span text:style-name="T5">signora</text:span> | dame, <text:span text:style-name="T5">maîtresse</text:span> | <text:span text:style-name="T5">mistress</text:span>, madam | Dame, <text:span text:style-name="T5">Herrin</text:span>. = domino femina. </text:p>
        </text:list-item>
        <text:list-item>
          <text:p text:style-name="P90"><text:span text:style-name="T3">domina</text:span> -ĭnor | -are | -er | -ate, -eer | -ieren. = es domino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—<text:span text:style-name="T3">tore</text:span> -tor | -tore | -teur | -tor | -tor. </text:p>
        </text:list-item>
        <text:list-item>
          <text:p text:style-name="P90"><text:span text:style-name="T3">dominica</text:span> -ĭca | domenica | dimanche | <text:span text:style-name="T5">Sunday</text:span> | <text:span text:style-name="T5">Sonntag</text:span>. = die de Domino, sol-die. </text:p>
        </text:list-item>
        <text:list-item>
          <text:p text:style-name="P90">—<text:span text:style-name="T3">ale</text:span> | domenicale | -al | -al. </text:p>
        </text:list-item>
        <text:list-item>
          <text:p text:style-name="P90"><text:span text:style-name="T3">dominio</text:span> 100 | -inio, demanio | -aine | -ain, -inion | -inium, -äne. = proprietate de domino. </text:p>
        </text:list-item>
        <text:list-item>
          <text:p text:style-name="P90"><text:span text:style-name="T3">domino</text:span> -ĭnus | <text:span text:style-name="T5">signore</text:span>, <text:span text:style-name="T5">padrone</text:span>, donno, don | <text:span text:style-name="T5">monsieur</text:span>, <text:span text:style-name="T5">maitre, </text:span>don | <text:span text:style-name="T5">sir</text:span>, don, <text:span text:style-name="T5">master</text:span> | <text:span text:style-name="T5">Herr</text:span>. = propietario de domo. ⊃ domina, dominio, dominica. </text:p>
        </text:list-item>
        <text:list-item>
          <text:p text:style-name="P90"><text:span text:style-name="T3">DOMO</text:span> -us | <text:span text:style-name="T5">casa</text:span> | <text:span text:style-name="T5">maison</text:span> | <text:span text:style-name="T5">house</text:span> | <text:span text:style-name="T5">Haus</text:span>, Dom. ⊃ domestico, <text:soft-page-break/>domicilio, domino. ⊂ E. ⊃ G. dómos, domate; A. thimber = domo ex ligno; D. Zimmer = cubiculo; R. dom = domo; S. damas. </text:p>
        </text:list-item>
        <text:list-item>
          <text:p text:style-name="P90"><text:span text:style-name="T3">dona</text:span> -o | donare | donner | <text:span text:style-name="T5">to give</text:span> | <text:span text:style-name="T5">geben</text:span>, -ieren. = da, fac dono. </text:p>
        </text:list-item>
        <text:list-item>
          <text:p text:style-name="P90">—<text:span text:style-name="T3">tione</text:span> -tio | -zione | -tion | -tion | -tion. </text:p>
        </text:list-item>
        <text:list-item>
          <text:p text:style-name="P90">—<text:span text:style-name="T3">tivo</text:span> 300 | -ivo | | -ive | -iv. </text:p>
        </text:list-item>
        <text:list-item>
          <text:p text:style-name="P90">—<text:span text:style-name="T3">tario</text:span> 600 | -ario | -aire | -ary | -ar. </text:p>
        </text:list-item>
        <text:list-item>
          <text:p text:style-name="P90">—<text:span text:style-name="T3">tore</text:span> 100 | -tore | -teur | -tor | -tor. </text:p>
        </text:list-item>
        <text:list-item>
          <text:p text:style-name="P90">L. donec = usque ad. </text:p>
        </text:list-item>
        <text:list-item>
          <text:p text:style-name="P90"><text:span text:style-name="T3">DONO</text:span> -um | dono | don, <text:span text:style-name="T5">cadeau</text:span> | <text:span text:style-name="T5">gift</text:span>, donation | <text:span text:style-name="T5">Gabe</text:span>. ⊂ do -no. ⊃ dona. </text:p>
        </text:list-item>
        <text:list-item>
          <text:p text:style-name="P90"><text:span text:style-name="T3">dorico</text:span> -ĭcus | -ico | -ique | -ic | -isch. = ordine de architectura, invento ab doricos. ⊂ G. dōricós. </text:p>
        </text:list-item>
        <text:list-item>
          <text:p text:style-name="P90"><text:span text:style-name="T3">DORMI</text:span> -io | -ire | -ir | <text:span text:style-name="T5">to sleep</text:span> | <text:span text:style-name="T5">schlafen</text:span>. ⊂ E. ⊃ R. drematï. </text:p>
        </text:list-item>
        <text:list-item>
          <text:p text:style-name="P90">—<text:span text:style-name="T3">torio</text:span> 100 | -torio | dortoir | -tory, dormer | -torium. = cubiculo. </text:p>
        </text:list-item>
        <text:list-item>
          <text:p text:style-name="P90">—<text:span text:style-name="T3">tivo</text:span> | -tivo | -tif | -tive | -tiv. </text:p>
        </text:list-item>
        <text:list-item>
          <text:p text:style-name="P90"><text:span text:style-name="T3">dorso</text:span> -um | dorso | dos | <text:span text:style-name="T5">back</text:span>, dorse | <text:span text:style-name="T5">Rücken</text:span>. </text:p>
        </text:list-item>
        <text:list-item>
          <text:p text:style-name="P90">—<text:span text:style-name="T3">uale</text:span> 200 | -sale | -sal | -sal | -sual. </text:p>
        </text:list-item>
        <text:list-item>
          <text:p text:style-name="P90"><text:span text:style-name="T3">dosi</text:span> | dose | dose | dose | dosis. ⊂ G. dósis ⊂ do -si. </text:p>
        </text:list-item>
        <text:list-item>
          <text:p text:style-name="P90"><text:span text:style-name="T3">dota</text:span> 100 | -are | -er, douer | to endow | -ieren. = da in dote. </text:p>
        </text:list-item>
        <text:list-item>
          <text:p text:style-name="P90">—<text:span text:style-name="T3">ale</text:span> -is | -ale | -al | -al | -al. </text:p>
        </text:list-item>
        <text:list-item>
          <text:p text:style-name="P90">—<text:span text:style-name="T3">tione</text:span> | -zione | -tion | -tion | -tion. </text:p>
        </text:list-item>
        <text:list-item>
          <text:p text:style-name="P90"><text:span text:style-name="T3">dote</text:span> dos | dote | dot | dowry, dote | Dos. ⊃ dota. ⊂ do -te. </text:p>
        </text:list-item>
        <text:list-item>
          <text:p text:style-name="P90">G. dóxa = opinione, dogma, doctrina. ⊃ orthodoxo, paradoxo. ⊂ doc. </text:p>
        </text:list-item>
        <text:list-item>
          <text:p text:style-name="P90">G. dra dráō = fac, age. ⊃ drama, drastico. </text:p>
        </text:list-item>
        <text:list-item>
          <text:p text:style-name="P90"><text:span text:style-name="T3">drachma</text:span> -a | dramma | -me | -m | -me. = moneta de Græcia, ex argento, de circa 5 gramma. ⊂ G. drachm <text:span text:style-name="T3">ē</text:span> ⊂ Phœnicio darkemon ⊂ Dario, rege de Persia. </text:p>
        </text:list-item>
        <text:list-item>
          <text:p text:style-name="P90"><text:span text:style-name="T3">dracone</text:span> 200 | -gone, -go | -gon | -gon | -che. ⊂ G. drácōn. = monstro fabuloso, aquila et leone. </text:p>
        </text:list-item>
        <text:list-item>
          <text:p text:style-name="P90">— | -gone | -gon | -goon | -goner. = milite equestre et pedestre, creato ab Brissac in 1558. </text:p>
        </text:list-item>
        <text:list-item>
          <text:p text:style-name="P90"><text:span text:style-name="T3">draconiano</text:span> | -niano | -nien | -nian. = lege secundo Dracone, severo legislatore de Athenæ, in anno -620. </text:p>
        </text:list-item>
        <text:list-item>
          <text:p text:style-name="P90"><text:span text:style-name="T3">dramate -ma</text:span> | -mma, -ma | -me | -ma | -ma. = actione, actu, repræsentatione theatrale. ⊂ G. dráma ⊂ dra [age] -ma. </text:p>
        </text:list-item>
        <text:list-item>
          <text:p text:style-name="P90">—<text:span text:style-name="T3">ico</text:span> -ĭcus | -tico | -tique | -tic | -tisch. ⊂ G. -icós. </text:p>
        </text:list-item>
        <text:list-item>
          <text:p text:style-name="P90">—<text:span text:style-name="T3">urgo</text:span> | -urgo | -urge | -urge | -urg. ⊂ G. -urgós. ⊂ dramat(e) erg -o. = qui labora [scribe] dramate. </text:p>
        </text:list-item>
        <text:list-item>
          <text:p text:style-name="P90">——<text:span text:style-name="T3">ia</text:span> | -ia | -ie | -y | -ie. ⊂ G. -ía. </text:p>
        </text:list-item>
        <text:list-item>
          <text:p text:style-name="P90"><text:span text:style-name="T3">drastico</text:span> -ĭcus | -ico | -ique | -ic | -isch. = purgante activo. ⊂ G. -icós. ⊂ dra [age] -(i)z(a) -tico. </text:p>
        </text:list-item>
        <text:list-item>
          <text:p text:style-name="P90"><text:span text:style-name="T3">dromade</text:span> -mas -măd- = </text:p>
        </text:list-item>
        <text:list-item>
          <text:p text:style-name="P90"><text:span text:style-name="T3">dromedario</text:span> 400 | -ario | -aire | -ary | -ar. = Zool. «camelus dromedarius»&lt; G. dromás = que curre. </text:p>
        </text:list-item>
        <text:list-item>
          <text:p text:style-name="P90">G. dromo, drómos = cursu. ⊃ dromedario, hippodromo, loxodromia, prodromo. </text:p>
        </text:list-item>
        <text:list-item>
          <text:p text:style-name="P90"><text:span text:style-name="T3">drupa</text:span> 100 | drupa | drupe | drupe. = fructu de olivo, de persica. ⊂ <text:soft-page-break/>G. drupep <text:span text:style-name="T3">ē</text:span>s, G. moderno drúppa ⊂ G. dry [arbore] pep [coque] = fructu cocto [maturo] super arbore. ⊂ E. ⊃ A. tree = arbore. </text:p>
        </text:list-item>
        <text:list-item>
          <text:p text:style-name="P90">G. dry drûs = quercu, arbore. </text:p>
        </text:list-item>
        <text:list-item>
          <text:p text:style-name="P90"><text:span text:style-name="T3">dryade</text:span> dryas -ăd- | driade | dryade | dryad | Dryade. = nympha de silva. ⊂ G. druás ⊂ dry -ade. </text:p>
        </text:list-item>
        <text:list-item>
          <text:p text:style-name="P90"><text:span text:style-name="T3">duale</text:span> 100 | duale | duel | dual | Dual. = de duo. </text:p>
        </text:list-item>
        <text:list-item>
          <text:p text:style-name="P90">—<text:span text:style-name="T3">ismo</text:span> | -ismo | -isme | -ism | -ismus. </text:p>
        </text:list-item>
        <text:list-item>
          <text:p text:style-name="P90"><text:span text:style-name="T3">dubio</text:span> -ium | dubbio | doute | doubt | Dubium. = ne certo, æquivoco. ⊂ du(o) -b(o) -io. </text:p>
        </text:list-item>
        <text:list-item>
          <text:p text:style-name="P90">—<text:span text:style-name="T3">ioso</text:span> 200 | dubbioso | douteux | -ious | -ios. </text:p>
        </text:list-item>
        <text:list-item>
          <text:p text:style-name="P90">—<text:span text:style-name="T3">ita</text:span> -ĭto | -are | douter | doubt | -ieren. </text:p>
        </text:list-item>
        <text:list-item>
          <text:p text:style-name="P90">——<text:span text:style-name="T3">tione</text:span> -tio | -azione | -ation | -ation | -ation. </text:p>
        </text:list-item>
        <text:list-item>
          <text:p text:style-name="P90"><text:span text:style-name="T3">DUC</text:span> dūco | condurre | conduire | to conduct | ziehen, <text:span text:style-name="T5">führen</text:span>. ⊃ ducto, conduc, deduc, educto, educa, induc, introduc, produc, reduce, seduce, traduce. ⊂ E. ⊃ D. ziehen; A. tow, tug = trahe. </text:p>
        </text:list-item>
        <text:list-item>
          <text:p text:style-name="P90"><text:span text:style-name="T3">duce</text:span> ŭ dux | duce, duca, doge | duc | duke | Dux. = qui duc </text:p>
        </text:list-item>
        <text:list-item>
          <text:p text:style-name="P90"><text:span text:style-name="T3">duce</text:span> -o = duc. </text:p>
        </text:list-item>
        <text:list-item>
          <text:p text:style-name="P90"><text:span text:style-name="T3">ductile</text:span> ĭ 100 | duttile | -ile | -ile | -il. = (metallo) quem pote duc. </text:p>
        </text:list-item>
        <text:list-item>
          <text:p text:style-name="P90">—<text:span text:style-name="T3">itate</text:span> | duttilità | -té | -ty | -tät. </text:p>
        </text:list-item>
        <text:list-item>
          <text:p text:style-name="P90"><text:span text:style-name="T3">ducto</text:span> -us. = quem duc. </text:p>
        </text:list-item>
        <text:list-item>
          <text:p text:style-name="P90">L. dudum = ab pauco tempore. </text:p>
        </text:list-item>
        <text:list-item>
          <text:p text:style-name="P90">duello -um = bello. </text:p>
        </text:list-item>
        <text:list-item>
          <text:p text:style-name="P90"><text:span text:style-name="T3">duello</text:span> | duello | duel | duel | Duell. </text:p>
        </text:list-item>
        <text:list-item>
          <text:p text:style-name="P90"><text:span text:style-name="T3">dulce</text:span> -is | dolce | doux | <text:span text:style-name="T5">sweet</text:span> | <text:span text:style-name="T5">süss</text:span>. = suave. </text:p>
        </text:list-item>
        <text:list-item>
          <text:p text:style-name="P90">—<text:span text:style-name="T3">edine</text:span> -do -dĭn- | dolcedine. = to es dulce. </text:p>
        </text:list-item>
        <text:list-item>
          <text:p text:style-name="P90">—<text:span text:style-name="T3">ifica</text:span> -ĭco | dolcificare | -ifier | -ify | -ificieren. = redde dulce. </text:p>
        </text:list-item>
        <text:list-item>
          <text:p text:style-name="P90">—<text:span text:style-name="T3">itudine</text:span> -do -dĭn- | dolcezza | douceur | dulcitude. = to es dulce. </text:p>
        </text:list-item>
        <text:list-item>
          <text:p text:style-name="P90"><text:span text:style-name="T3">DUM</text:span> dum | mentre | <text:span text:style-name="T5">pendant que</text:span> | <text:span text:style-name="T5">while</text:span> | <text:span text:style-name="T5">während</text:span>. = in idem tempore, quando, durante; usque quando. || dum interim ⊃ I. mentre, H. mientras. </text:p>
        </text:list-item>
        <text:list-item>
          <text:p text:style-name="P90">dummŏdo -do = si, ut, et si, dum. </text:p>
        </text:list-item>
        <text:list-item>
          <text:p text:style-name="P90"><text:span text:style-name="T3">dumo</text:span> -us = spina, pruno. </text:p>
        </text:list-item>
        <text:list-item>
          <text:p text:style-name="P90">—<text:span text:style-name="T3">oso</text:span> 100 | -oso | duméteux | dumous. = cum spinas. </text:p>
        </text:list-item>
        <text:list-item>
          <text:p text:style-name="P90"><text:span text:style-name="T3">DUO</text:span> duo | due | deux | two | zwei. ⊃ duale, duello, duplice. ⊂ E. ⊃ G. dúo, di(lemma); A. two, D. zwei, R. dva, S. dva. </text:p>
        </text:list-item>
        <text:list-item>
          <text:p text:style-name="P90"><text:span text:style-name="T3">duplica</text:span> -ĭco | -care | doubler | -cate | -cieren. ⊂ du(o) plica. </text:p>
        </text:list-item>
        <text:list-item>
          <text:p text:style-name="P90">—<text:span text:style-name="T3">tione</text:span> 100 | -zione | -tion | -tion | -tion. </text:p>
        </text:list-item>
        <text:list-item>
          <text:p text:style-name="P90">—<text:span text:style-name="T3">to</text:span> -us | -ato | -ata, double | -ate | -at. </text:p>
        </text:list-item>
        <text:list-item>
          <text:p text:style-name="P90"><text:span text:style-name="T3">duplice</text:span> -plex -plĭc- = duplo. ⊂ du(o) plic(a) -e = plicato in duo. </text:p>
        </text:list-item>
        <text:list-item>
          <text:p text:style-name="P90">—<text:span text:style-name="T3">itate</text:span> | -tà | -té | -ty | -tät. </text:p>
        </text:list-item>
        <text:list-item>
          <text:p text:style-name="P90"><text:span text:style-name="T3">duplo</text:span> -um, -us | doppio | double | duple, double | doppelt, Duplum. ⊂ du(o) pl(e) -o. </text:p>
        </text:list-item>
        <text:list-item>
          <text:p text:style-name="P90">dura -o = fac duro, indura. </text:p>
        </text:list-item>
        <text:list-item>
          <text:p text:style-name="P90"><text:span text:style-name="T3">dura</text:span> -o | -are | -er | -e | dauern. = fi duro, resiste, perdura. </text:p>
        </text:list-item>
        <text:list-item>
          <text:p text:style-name="P90">—<text:span text:style-name="T3">bile</text:span> -bĭlis | -bile | -ble | -ble | -bel. </text:p>
        </text:list-item>
        <text:list-item>
          <text:p text:style-name="P90">——<text:span text:style-name="T3">itate</text:span> 400 | -ità | -ité | -ity | -ität. </text:p>
        </text:list-item>
        <text:list-item>
          <text:p text:style-name="P90"><text:span text:style-name="T3">DURO</text:span> -us | duro | dur | <text:span text:style-name="T5">hard</text:span> | <text:span text:style-name="T5">hart</text:span>, dur. ⊃ dura, duritate. </text:p>
        </text:list-item>
        <text:list-item>
          <text:p text:style-name="P90"><text:soft-page-break/>—<text:span text:style-name="T3">itate</text:span> -itas = </text:p>
        </text:list-item>
        <text:list-item>
          <text:p text:style-name="P90">—<text:span text:style-name="T3">itia</text:span> -a | -ezza | -eté | | -ität. ⊃ A. duress = carcere. </text:p>
        </text:list-item>
        <text:list-item>
          <text:p text:style-name="P90"><text:span text:style-name="T3">dyade</text:span> ă 500 | diade | -ade | -ad | -ade. = copula. ⊂ G. dyás. </text:p>
        </text:list-item>
        <text:list-item>
          <text:p text:style-name="P90">G. dyna dúnamai = pote. ⊃ dynami, dynasta. </text:p>
        </text:list-item>
        <text:list-item>
          <text:p text:style-name="P90"><text:span text:style-name="T3">dynami</text:span> ă (Plauto) = vi, potestate. ⊃ F. A. dyne. = unitate de vi. ⊂ G. dúnamis. </text:p>
        </text:list-item>
        <text:list-item>
          <text:p text:style-name="P90">—<text:span text:style-name="T3">ica</text:span> -ĭca | dinamica | la —ique | -ics | -ik. = mechanica de vi. ⊂ G. -ic <text:span text:style-name="T3">ē</text:span>. </text:p>
        </text:list-item>
        <text:list-item>
          <text:p text:style-name="P90">—<text:span text:style-name="T3">ico</text:span> -ĭcus | dinamico | -ique | -ic | -isch. ⊂ G. -icós. </text:p>
        </text:list-item>
        <text:list-item>
          <text:p text:style-name="P90">—<text:span text:style-name="T3">ite</text:span> | dinamite | -mite | -mite | -mit. </text:p>
        </text:list-item>
        <text:list-item>
          <text:p text:style-name="P90"><text:span text:style-name="T3">dynamo</text:span> | dinamo | -mo | -mo | -mo. = machina que muta labore [vi] in electricitate. </text:p>
        </text:list-item>
        <text:list-item>
          <text:p text:style-name="P90">—<text:span text:style-name="T3">metro</text:span> ĕ | dinamometyro | -mètre | -meter | -meter. = mensore de vi. </text:p>
        </text:list-item>
        <text:list-item>
          <text:p text:style-name="P90"><text:span text:style-name="T3">dynasta</text:span> -a | dinasta | -aste | -ast | -ast. = domino, rege. ⊂ G. -ástēs. ⊂ dyna. </text:p>
        </text:list-item>
        <text:list-item>
          <text:p text:style-name="P90">—<text:span text:style-name="T3">ia</text:span> -īa | dinastia | -stie | -sty | -stie. ⊂ G. -steía. </text:p>
        </text:list-item>
        <text:list-item>
          <text:p text:style-name="P90">—<text:span text:style-name="T3">ico</text:span> -ĭcus | dinastico | -ique | -ic | -isch. ⊂ G. -icós. </text:p>
        </text:list-item>
        <text:list-item>
          <text:p text:style-name="P90"><text:span text:style-name="T3">dys-,</text:span> G. dus- = malo. || D. zer-. </text:p>
        </text:list-item>
        <text:list-item>
          <text:p text:style-name="P90">—<text:span text:style-name="T3">crasia</text:span> | discrasia | -sie | -sy | -sie. = malo constitutione de corpore. ⊂ G. -ía. ⊂ cras(i) [mixtione] -ia. </text:p>
        </text:list-item>
        <text:list-item>
          <text:p text:style-name="P90">—<text:span text:style-name="T3">enteria</text:span> ĭ 100 | dissenteria | -rie | -ry | -rie. = inflammatione de intestino. ⊂ G. -ía. ⊂ enter(o) [intestino] -ia. </text:p>
        </text:list-item>
        <text:list-item>
          <text:p text:style-name="P90">—<text:span text:style-name="T3">pepsia</text:span> -ĭa | dis— | -sie | -sia | -sie. = malo digestione. ⊂ G. -ía. ⊂ pepsi [digestione]. </text:p>
        </text:list-item>
        <text:list-item>
          <text:p text:style-name="P90">—<text:span text:style-name="T3">pnœa</text:span> 100 | dispnea | -née | -noea | -nöe. = asthma, malo respiratione. ⊂ G. dúspnoia. ⊂ pnœa [respiratione, vide <text:span text:style-name="T5">pneu</text:span>]. </text:p>
        </text:list-item>
        <text:list-item>
          <text:p text:style-name="P39">—<text:span text:style-name="T3">uria</text:span> 500 | disuria | -rie | -ry | -rie. = difficultate ad urina. ⊂ G. -ía. ⊂ ur(o) -ia. </text:p>
        </text:list-item>
      </text:list>
      <text:p text:style-name="Text_20_body"><text:span text:style-name="T3">E</text:span> </text:p>
      <text:list xml:id="list2831774778" text:style-name="L31">
        <text:list-item>
          <text:p text:style-name="P91"><text:span text:style-name="T3">e</text:span> (ex Europæo antiquo) = in præterito. ⊃ G. e- (augmento); égraphe = (illo) e scribe. </text:p>
        </text:list-item>
        <text:list-item>
          <text:p text:style-name="P91">L. e, e- = ex. </text:p>
        </text:list-item>
        <text:list-item>
          <text:p text:style-name="P91"><text:span text:style-name="T3">ebeno</text:span> -ĕnus | ebano | ébène | ebony | Eben(holz). ⊂ G. ébenos. </text:p>
        </text:list-item>
        <text:list-item>
          <text:p text:style-name="P91">—<text:span text:style-name="T3">ista</text:span> | ebanista | ébéniste | ebonist | -ist. </text:p>
        </text:list-item>
        <text:list-item>
          <text:p text:style-name="P91"><text:span text:style-name="T3">ebore</text:span> ebur -ŏr- | avorio | ivoire | ivory. = dente de elefante. ⊃ eburneo. </text:p>
        </text:list-item>
        <text:list-item>
          <text:p text:style-name="P91"><text:span text:style-name="T3">ebrio</text:span> -ĭus | ubbriaco, ebbro | ivre | inebriate | <text:span text:style-name="T5">trunken</text:span>. ⊃ inebria, sobrio. </text:p>
        </text:list-item>
        <text:list-item>
          <text:p text:style-name="P91">—<text:span text:style-name="T3">ietate</text:span> -tas | ubbriachezza | ivresse, ébriété | -ety | -etät. </text:p>
        </text:list-item>
        <text:list-item>
          <text:p text:style-name="P91"><text:span text:style-name="T3">ebullitione</text:span> | ebollizione | ébullition | -tion | -tion. = to bulli. </text:p>
        </text:list-item>
        <text:list-item>
          <text:p text:style-name="P91"><text:span text:style-name="T3">eburneo</text:span> -ĕus | -neo | éburné | -nean. = de ebore. </text:p>
        </text:list-item>
        <text:list-item>
          <text:p text:style-name="P91">G. ec = ex. ⊃ anecdoto, eclipsi. </text:p>
        </text:list-item>
        <text:list-item>
          <text:p text:style-name="P91"><text:span text:style-name="T3">ecce</text:span> -e | ecco | <text:span text:style-name="T5">violà</text:span>, <text:span text:style-name="T5">voici</text:span> | <text:span text:style-name="T5">there is</text:span>, <text:span text:style-name="T5">here is</text:span> | <text:span text:style-name="T5">siehe da</text:span>, <text:span text:style-name="T5">siehe hier</text:span>. </text:p>
        </text:list-item>
        <text:list-item>
          <text:p text:style-name="P91"><text:span text:style-name="T3">eccentrico</text:span> -ĭcus | -ico | excentrique | eccentric | excentrik, -isch. = <text:soft-page-break/>(organo de machina) ex centro. ⊂ ec centr(o) -ico. </text:p>
        </text:list-item>
        <text:list-item>
          <text:p text:style-name="P91">—<text:span text:style-name="T3">itate</text:span> | -itá | excentricité | -ity | -ität. </text:p>
        </text:list-item>
        <text:list-item>
          <text:p text:style-name="P91"><text:span text:style-name="T3">ecchymosi</text:span> | ecchimosi | -ose | -osis | -osis. = effusione de sanguine producto ab contusione. ⊂ G. ecchúmōsis ⊂ ec chy [versa] -mo -si. </text:p>
        </text:list-item>
        <text:list-item>
          <text:p text:style-name="P91"><text:span text:style-name="T3">ecclesia</text:span> 100 = reunione, congressu, concilio. ⊂ G. ecclēsía ⊂ ec cla -si. </text:p>
        </text:list-item>
        <text:list-item>
          <text:p text:style-name="P91">— 400 | chiesa | église | <text:span text:style-name="T5">church</text:span> | <text:span text:style-name="T5">Kirche</text:span>. = reunione de christianos, templo. </text:p>
        </text:list-item>
        <text:list-item>
          <text:p text:style-name="P91">—<text:span text:style-name="T3">stico</text:span> -ĭcus | -ico | -ique | -ic | -isch. ⊂ G. ecclēsiasticós. </text:p>
        </text:list-item>
        <text:list-item>
          <text:p text:style-name="P91">eccum (Plauto) = ecce. ⊃ I. ecco, quà, qui, questo, quello, quindi. </text:p>
        </text:list-item>
        <text:list-item>
          <text:p text:style-name="P91">G. ech, hec, sch, échō = tene, habe, custodi. ⊃ (ep)och(a), (eun)ucho, sche(ma), (cac)hexia, isch(uria). </text:p>
        </text:list-item>
        <text:list-item>
          <text:p text:style-name="P91"><text:span text:style-name="T3">echo</text:span> -o | eco | écho | echo | Echo. = reflexione de sono. ⊂ G. ēch <text:span text:style-name="T3">ō</text:span>. </text:p>
        </text:list-item>
        <text:list-item>
          <text:p text:style-name="P91"><text:span text:style-name="T3">eclectico</text:span> -ĭcus | eclettico | éclectique | -ic | -isch, -iker. = (philosopho) que elige ex (omni systema). ⊂ G. -icós. ⊂ ec leg(e) -tico. </text:p>
        </text:list-item>
        <text:list-item>
          <text:p text:style-name="P91"><text:span text:style-name="T3">eclectismo</text:span> | eclettismo | éclectisme | -icism. = theoria de eclecticos. </text:p>
        </text:list-item>
        <text:list-item>
          <text:p text:style-name="P91"><text:span text:style-name="T3">eclipsi</text:span> -is | eclissi | éclipse | -pse | -pse. ⊂ G. écleipsis. = defectu (de sol). ⊂ ec lip -si. </text:p>
        </text:list-item>
        <text:list-item>
          <text:p text:style-name="P91"><text:span text:style-name="T3">ecliptica</text:span> ĭ 400 | eclittica | écliptique | -ic | -ik. ⊂ G. ecleiptic <text:span text:style-name="T3">ē</text:span>. = orbita de sol, linea de eclipsi. </text:p>
        </text:list-item>
        <text:list-item>
          <text:p text:style-name="P91"><text:span text:style-name="T3">ecloga</text:span> -ŏga | egloga | eglogue | -gue | -ge. = parvo poema, extracto. ⊂ G. eclog <text:span text:style-name="T3">ē</text:span> ⊂ ec log(o) -a. </text:p>
        </text:list-item>
        <text:list-item>
          <text:p text:style-name="P91"><text:span text:style-name="T3">ecstasi</text:span> ă 300 | estasi | extase | -sy | -se. ⊂ G. écstasis ⊂ ec sta -si. </text:p>
        </text:list-item>
        <text:list-item>
          <text:p text:style-name="P91"><text:span text:style-name="T3">eczema</text:span> ĕ | -ma | -éma | -ma | -ma. = pustula, ebullitione de pelle. ⊂ G. éczema ⊂ ec ze [bulli] -ma. </text:p>
        </text:list-item>
        <text:list-item>
          <text:p text:style-name="P91"><text:span text:style-name="T3">edace</text:span> -ax | -ace | | -acious | -ax. = que ede, vorace. </text:p>
        </text:list-item>
        <text:list-item>
          <text:p text:style-name="P91">—<text:span text:style-name="T3">itate</text:span> -tas | -tà | | -ty | -tät. </text:p>
        </text:list-item>
        <text:list-item>
          <text:p text:style-name="P91"><text:span text:style-name="T3">EDE</text:span> ĕdo | <text:span text:style-name="T5">mangiare</text:span> | <text:span text:style-name="T5">manger</text:span> | to eat | essen. = manduca. ⊃ edace, inedia, comestibile, eso. ⊂ E. ed ⊃ A. eat, D. essen, G. édō, R. jed- jestï, S. ad. </text:p>
        </text:list-item>
        <text:list-item>
          <text:p text:style-name="P91">ēde, ēdo = da ex, edita, publica, divulga, da in luce. ⊃ edito. ⊂ e- da. </text:p>
        </text:list-item>
        <text:list-item>
          <text:p text:style-name="P91"><text:span text:style-name="T3">edibile</text:span> ĭ 600 | | | eatable. </text:p>
        </text:list-item>
        <text:list-item>
          <text:p text:style-name="P91"><text:span text:style-name="T3">edicto</text:span> -um | -itto | édit | -ict | -ikt. ⊂ e- dicto. </text:p>
        </text:list-item>
        <text:list-item>
          <text:p text:style-name="P91"><text:span text:style-name="T3">edita</text:span> -ĭto | | editer | to edit | edieren. = publica (libro), da in luce, ēde. </text:p>
        </text:list-item>
        <text:list-item>
          <text:p text:style-name="P91"><text:span text:style-name="T3">edito</text:span> -ĭtus | edito. = quem edita. </text:p>
        </text:list-item>
        <text:list-item>
          <text:p text:style-name="P91">—<text:span text:style-name="T3">ione</text:span> -io | -zione | édition | -ion | -ion. </text:p>
        </text:list-item>
        <text:list-item>
          <text:p text:style-name="P91">—<text:span text:style-name="T3">ore</text:span> -tor | -tore | éditeur | -tor | -tor. </text:p>
        </text:list-item>
        <text:list-item>
          <text:p text:style-name="P91"><text:span text:style-name="T3">educa</text:span> -dŭco | -are | éduquer, <text:span text:style-name="T5">élever</text:span> | -ate | -ieren. ⊂ e- duc -a. </text:p>
        </text:list-item>
        <text:list-item>
          <text:p text:style-name="P91">—<text:span text:style-name="T3">tione</text:span> 100 | -zione | é—tion | -tion | -tion. </text:p>
        </text:list-item>
        <text:list-item>
          <text:p text:style-name="P91">—<text:span text:style-name="T3">tore</text:span> -tor | -tore | é—teur | -tor | -tor. </text:p>
        </text:list-item>
        <text:list-item>
          <text:p text:style-name="P91"><text:span text:style-name="T3">effectivo</text:span> | effettivo | -if | -ive | -iv. = que effice. </text:p>
        </text:list-item>
        <text:list-item>
          <text:p text:style-name="P91"><text:span text:style-name="T3">effectu</text:span> -us | -etto | -et | -ect | -ect. = ton effice. </text:p>
        </text:list-item>
        <text:list-item>
          <text:p text:style-name="P91"><text:span text:style-name="T3">effemina</text:span> -ĭno | -are | efféminer | -ate | -ieren. = redde femina. </text:p>
        </text:list-item>
        <text:list-item>
          <text:p text:style-name="P91"><text:soft-page-break/><text:span text:style-name="T3">efferve</text:span> -eo = </text:p>
        </text:list-item>
        <text:list-item>
          <text:p text:style-name="P91">—<text:span text:style-name="T3">esce</text:span> -o = es effervescente. </text:p>
        </text:list-item>
        <text:list-item>
          <text:p text:style-name="P91">——<text:span text:style-name="T3">nte</text:span> -ens | -ente | -ent | -ent | -ent. </text:p>
        </text:list-item>
        <text:list-item>
          <text:p text:style-name="P91">——<text:span text:style-name="T3">ntia</text:span> -a | -enza | -ence | -ence | -enz. </text:p>
        </text:list-item>
        <text:list-item>
          <text:p text:style-name="P91"><text:span text:style-name="T3">efficace</text:span> -cax | -ace | -ace | -acious. = que pote effice. </text:p>
        </text:list-item>
        <text:list-item>
          <text:p text:style-name="P91">—<text:span text:style-name="T3">ia</text:span> 100 = </text:p>
        </text:list-item>
        <text:list-item>
          <text:p text:style-name="P91">—<text:span text:style-name="T3">itate</text:span> -tas | -ia | -ité | efficacy | -ität. </text:p>
        </text:list-item>
        <text:list-item>
          <text:p text:style-name="P91"><text:span text:style-name="T3">effice</text:span> -ĭcio | -ettuare | -ectuer | -ect | -icieren. = fac, duc ad effectu, es efficace, da, causa, genera. ⊂ ex fac. </text:p>
        </text:list-item>
        <text:list-item>
          <text:p text:style-name="P91">—<text:span text:style-name="T3">iente</text:span> -ens | -ente | -ent | -ent | -ent. </text:p>
        </text:list-item>
        <text:list-item>
          <text:p text:style-name="P91"><text:span text:style-name="T3">effigie</text:span> -es | -gie | -gie | -gy | -gies. = imagine. ⊂ ex fi(n)g(e) -ie. </text:p>
        </text:list-item>
        <text:list-item>
          <text:p text:style-name="P91"><text:span text:style-name="T3">effloresce</text:span> -o = floresce. </text:p>
        </text:list-item>
        <text:list-item>
          <text:p text:style-name="P91">—<text:span text:style-name="T3">ente</text:span> | -ente | -ent | -ent. </text:p>
        </text:list-item>
        <text:list-item>
          <text:p text:style-name="P91">—<text:span text:style-name="T3">entia</text:span> | -enza | -ence | -ence | -enz. </text:p>
        </text:list-item>
        <text:list-item>
          <text:p text:style-name="P91"><text:span text:style-name="T3">effluvio</text:span> 100 | -vio | -ve | -vium | -vien. = to flue ex. </text:p>
        </text:list-item>
        <text:list-item>
          <text:p text:style-name="P91"><text:span text:style-name="T3">effluxione</text:span> 300, <text:span text:style-name="T3">effluxu</text:span> | -usso | -ux, -uxion | -ux, -uxion | -uxion. ⊂ ex fluxu. </text:p>
        </text:list-item>
        <text:list-item>
          <text:p text:style-name="P91"><text:span text:style-name="T3">effunde</text:span> -o | effondere | | to effuse. = funde ex, versa, expande. </text:p>
        </text:list-item>
        <text:list-item>
          <text:p text:style-name="P91"><text:span text:style-name="T3">effuso</text:span> -us = quem effunde. </text:p>
        </text:list-item>
        <text:list-item>
          <text:p text:style-name="P91">—<text:span text:style-name="T3">ione</text:span> -io | -ione | -ion | -ion | -ion. = ton effunde, diffusione, expansione. </text:p>
        </text:list-item>
        <text:list-item>
          <text:p text:style-name="P91"><text:span text:style-name="T3">EGE</text:span> -eo | <text:span text:style-name="T5">aver bisogno</text:span> | <text:span text:style-name="T5">manquer de</text:span> | <text:span text:style-name="T5">want</text:span> | <text:span text:style-name="T5">bedürfen</text:span>, <text:span text:style-name="T5">darben</text:span>. = (ind)ige, es indigente, non habe, care, anti abunda. </text:p>
        </text:list-item>
        <text:list-item>
          <text:p text:style-name="P91"><text:span text:style-name="T3">ego</text:span> (nominativo) ego | io | je | I | ich | H. yo | P. eu. = me. ⊃ egoismo. ⊂ E. ⊃ A. I, D. ich, G. eg <text:span text:style-name="T3">ō</text:span>, R. ja, S. aham. </text:p>
        </text:list-item>
        <text:list-item>
          <text:p text:style-name="P91"><text:span text:style-name="T3">egoismo</text:span> | -ismo | -ïsme | -ism | -ism. </text:p>
        </text:list-item>
        <text:list-item>
          <text:p text:style-name="P91"><text:span text:style-name="T3">egoista</text:span> | -ista | -ïste | -ist | -ist. </text:p>
        </text:list-item>
        <text:list-item>
          <text:p text:style-name="P91">—<text:span text:style-name="T3">ico</text:span> -ĭcus | -ico | -ique | -ic | -isch. </text:p>
        </text:list-item>
        <text:list-item>
          <text:p text:style-name="P91"><text:span text:style-name="T3">egrede</text:span> -ĕdior | <text:span text:style-name="T5">uscire</text:span> | <text:span text:style-name="T5">sortir</text:span> | <text:span text:style-name="T5">to go out</text:span> | <text:span text:style-name="T5">ausgehen</text:span>. = grade ex, fac egressu. </text:p>
        </text:list-item>
        <text:list-item>
          <text:p text:style-name="P91"><text:span text:style-name="T3">egregio</text:span> -us | -gio | | -gious. = excellente, insigne, eximio. ⊂ e- greg(e) -io. </text:p>
        </text:list-item>
        <text:list-item>
          <text:p text:style-name="P91"><text:span text:style-name="T3">egressu</text:span> -us | <text:span text:style-name="T5">uscita</text:span>, -esso | <text:span text:style-name="T5">sortie</text:span> | -ess | -ess. = to egrede. </text:p>
        </text:list-item>
        <text:list-item>
          <text:p text:style-name="P91">G. eis, eis = in. ⊃ es(oterico), (ep)is(odio). </text:p>
        </text:list-item>
        <text:list-item>
          <text:p text:style-name="P91"><text:span text:style-name="T3">ejacula</text:span> -ŭlor | | é—er | -ate | -ieren. = jacula ex. </text:p>
        </text:list-item>
        <text:list-item>
          <text:p text:style-name="P91">—<text:span text:style-name="T3">tione</text:span> | -zione | é—tion | -tion | -tion. </text:p>
        </text:list-item>
        <text:list-item>
          <text:p text:style-name="P91"><text:span text:style-name="T3">ejecta</text:span> -o | -gettare | jeter, éjecter | eject, jet | ejicieren. = jacta ex. </text:p>
        </text:list-item>
        <text:list-item>
          <text:p text:style-name="P91">—<text:span text:style-name="T3">ione</text:span> -tio | -zione | -tion | -tion | -tion. </text:p>
        </text:list-item>
        <text:list-item>
          <text:p text:style-name="P91"><text:span text:style-name="T3">elabora</text:span> -bōro | -are | élaborer | -ate | -ieren. = labora cum cura. </text:p>
        </text:list-item>
        <text:list-item>
          <text:p text:style-name="P91">—<text:span text:style-name="T3">tione</text:span> -tio | -zione | é—tion | -tion | -tion. </text:p>
        </text:list-item>
        <text:list-item>
          <text:p text:style-name="P91"><text:span text:style-name="T3">elastico</text:span> -ĭcus | -ico | élastique | -ic | -isch. ⊂ G. elasta elast <text:span text:style-name="T3">ē</text:span>s = que pulsa. ⊂ ela elaúnō = pulsa. </text:p>
        </text:list-item>
        <text:list-item>
          <text:p text:style-name="P91">—<text:span text:style-name="T3">itate</text:span> | -ità | -itè | -ity | -ität. </text:p>
        </text:list-item>
        <text:list-item>
          <text:p text:style-name="P91"><text:span text:style-name="T3">electo</text:span> -us | eletto | élu. = quem elige. </text:p>
        </text:list-item>
        <text:list-item>
          <text:p text:style-name="P91">—<text:span text:style-name="T3">ione</text:span> -tio | -zione | élection | -ction | -ction. </text:p>
        </text:list-item>
        <text:list-item>
          <text:p text:style-name="P91">—<text:span text:style-name="T3">ivo</text:span> | elettivo | électif | -ive | -iv. </text:p>
        </text:list-item>
        <text:list-item>
          <text:p text:style-name="P91">—<text:span text:style-name="T3">ore</text:span> -tor | elettore | electeur | -tor | -tor. </text:p>
        </text:list-item>
        <text:list-item>
          <text:p text:style-name="P91"><text:soft-page-break/>——<text:span text:style-name="T3">ale</text:span> | elettorale | électoral | -al | -al. </text:p>
        </text:list-item>
        <text:list-item>
          <text:p text:style-name="P91"><text:span text:style-name="T3">electrico</text:span> -ĭcus | elettrico | électrique | -ic | -isch. ⊂ electr(o) -ico. </text:p>
        </text:list-item>
        <text:list-item>
          <text:p text:style-name="P91">—<text:span text:style-name="T3">itate</text:span> | elettricità | électricité | -ity | -ität. </text:p>
        </text:list-item>
        <text:list-item>
          <text:p text:style-name="P91"><text:span text:style-name="T3">electriza</text:span> | elettrizzare | électriser | -ize | -isieren. ⊂ electr(o) -iza. </text:p>
        </text:list-item>
        <text:list-item>
          <text:p text:style-name="P91"><text:span text:style-name="T3">electro</text:span> -um | <text:span text:style-name="T5">ambra</text:span> | <text:span text:style-name="T5">ambre</text:span> | <text:span text:style-name="T5">amber</text:span> | <text:span text:style-name="T5">Bernstein</text:span>. = sucino. ⊂ G. électron = (metallo, sucino) splendente. </text:p>
        </text:list-item>
        <text:list-item>
          <text:p text:style-name="P91">— N = electricitate, que resulta in origine per fricatione de electro. </text:p>
        </text:list-item>
        <text:list-item>
          <text:p text:style-name="P91">—<text:span text:style-name="T3">lysi</text:span> ŭ | elettrolisi | électrolyse | -sis. </text:p>
        </text:list-item>
        <text:list-item>
          <text:p text:style-name="P91">—<text:span text:style-name="T3">phoro</text:span> ŏ | elettroforo | électrophore | -phore | -phor. </text:p>
        </text:list-item>
        <text:list-item>
          <text:p text:style-name="P91">—<text:span text:style-name="T3">magnetico</text:span> -ĭcus | elettromagnetico | électromagnétique | -tic | -tisch. </text:p>
        </text:list-item>
        <text:list-item>
          <text:p text:style-name="P91">—<text:span text:style-name="T3">metro</text:span> ĕ | elettrometro | électromètre | -meter | -meter. </text:p>
        </text:list-item>
        <text:list-item>
          <text:p text:style-name="P91">—<text:span text:style-name="T3">scopio</text:span> | elettroscopio | é—scope | -scope | -scop. </text:p>
        </text:list-item>
        <text:list-item>
          <text:p text:style-name="P91">—<text:span text:style-name="T3">technica</text:span> -ĭca | elettrotecnica | é—ique | -ics | -ik. </text:p>
        </text:list-item>
        <text:list-item>
          <text:p text:style-name="P91">—<text:span text:style-name="T3">therapia</text:span> -īa | elettroterapia | é—érapie | -therapeutics | -therapie. </text:p>
        </text:list-item>
        <text:list-item>
          <text:p text:style-name="P91"><text:span text:style-name="T3">electuario</text:span> | elettuario | é—aire | -ary | -arium. ⊂ G. ecleictón ⊂ ec leich [linge]. = medicamen cum melle, que funde in ore. </text:p>
        </text:list-item>
        <text:list-item>
          <text:p text:style-name="P91"><text:span text:style-name="T3">eleemosyna</text:span> ŭ 400 | elemosina | aumône | alms | Almosen. = pietate, misericordia, dono de caritate. ⊂ G. eleēmosúnē. ⊂ ele <text:span text:style-name="T3">ē</text:span>ēmōn = pietoso. ⊂ eleéō = misere. </text:p>
        </text:list-item>
        <text:list-item>
          <text:p text:style-name="P91"><text:span text:style-name="T3">elegante</text:span> -ans | -ante | élégant | -ant | -ant. ⊂ elig(e) -ante. </text:p>
        </text:list-item>
        <text:list-item>
          <text:p text:style-name="P91">—<text:span text:style-name="T3">ia</text:span> -ĭa | -nza | élégance | -nce | -nz. </text:p>
        </text:list-item>
        <text:list-item>
          <text:p text:style-name="P91"><text:span text:style-name="T3">elegia</text:span> -īa | -gia | élégie | -gy | -gie. = cantu funebre. ⊂ G. elegeía. </text:p>
        </text:list-item>
        <text:list-item>
          <text:p text:style-name="P91">—<text:span text:style-name="T3">iaco</text:span> ă 500 | -iaco | élégiaque | -iac | elegisch. </text:p>
        </text:list-item>
        <text:list-item>
          <text:p text:style-name="P91"><text:span text:style-name="T3">elemento</text:span> -um | -ento | élément | -ent | -ent. = principio, rudimento. </text:p>
        </text:list-item>
        <text:list-item>
          <text:p text:style-name="P91">—<text:span text:style-name="T3">ario</text:span> 100 | -are | élé—aire | -ary | -ar. </text:p>
        </text:list-item>
        <text:list-item>
          <text:p text:style-name="P91">elencho 100 | | | elench. = probatione, argumento, sophisma. ⊂ G. élegchos. </text:p>
        </text:list-item>
        <text:list-item>
          <text:p text:style-name="P91">— 100 | elenco. = catalogo, indice de libro. </text:p>
        </text:list-item>
        <text:list-item>
          <text:p text:style-name="P91"><text:span text:style-name="T3">elephante</text:span> -phas | elefante | éléphant | -phant | -fant. ⊂ G. eléphas. ⊂ (articulo arabo) el, (Ægyptio) âbu, ⊃ L. ebore. </text:p>
        </text:list-item>
        <text:list-item>
          <text:p text:style-name="P91"><text:span text:style-name="T3">elephantiasi</text:span> ă 100 | elefantiasi | éléphantiasis | -asis | -asis. = lepra. ⊂ G. -íasis. </text:p>
        </text:list-item>
        <text:list-item>
          <text:p text:style-name="P91"><text:span text:style-name="T3">eleva</text:span> -ĕvo | -are | élever | -ate | -ieren. ⊂ e- lev(e) -a. </text:p>
        </text:list-item>
        <text:list-item>
          <text:p text:style-name="P91">—<text:span text:style-name="T3">tione</text:span> 400 | -zione | -tion | -tion | -tion. </text:p>
        </text:list-item>
        <text:list-item>
          <text:p text:style-name="P91"><text:span text:style-name="T3">elide</text:span> -līdo | -ere | élider | -e | -ieren. ⊃ eliso. ⊂ e- læde. </text:p>
        </text:list-item>
        <text:list-item>
          <text:p text:style-name="P91"><text:span text:style-name="T3">elige</text:span> -lĭgo | eleggere | élire | to elect | -ieren. = lege ex. ⊃ electo. </text:p>
        </text:list-item>
        <text:list-item>
          <text:p text:style-name="P91">—<text:span text:style-name="T3">ibile</text:span> ĭ | eliggibile | é—ble | -ble | -bel. </text:p>
        </text:list-item>
        <text:list-item>
          <text:p text:style-name="P91">——<text:span text:style-name="T3">itate</text:span> | eleggibilità | é—té | elegibility | -ität. </text:p>
        </text:list-item>
        <text:list-item>
          <text:p text:style-name="P91"><text:span text:style-name="T3">elimina</text:span> -ĭno | -nare | é—ner | -nate | -nieren. ⊂ e- limin(e) -a. </text:p>
        </text:list-item>
        <text:list-item>
          <text:p text:style-name="P91"><text:span text:style-name="T3">eliso</text:span> -īsus | eliso. = quem elide. </text:p>
        </text:list-item>
        <text:list-item>
          <text:p text:style-name="P91">—<text:span text:style-name="T3">ione</text:span> 200 | -ione | élision | -ion | -ion. </text:p>
        </text:list-item>
        <text:list-item>
          <text:p text:style-name="P91"><text:span text:style-name="T3">ellipsi</text:span> 100 | -issi | -ipse | -ipse | -ipse. = omissione (de vocabulo), curva de æquatione <text:span text:style-name="T5">y</text:span> <text:span text:style-name="T8">2</text:span> — 2 <text:span text:style-name="T5">px</text:span> = (quantitate negativo) × <text:span text:style-name="T5">x</text:span> <text:span text:style-name="T8">2</text:span>. ⊂ G. élleipsis = derelictione, omissione. ⊂ en lip [linque] -si. </text:p>
        </text:list-item>
        <text:list-item>
          <text:p text:style-name="P91"><text:span text:style-name="T3">elliptico</text:span> -ĭcus | -ttico | -tique | -tic | -tisch. = de ellipsi. ⊂ G. elleipticós. </text:p>
        </text:list-item>
        <text:list-item>
          <text:p text:style-name="P91"><text:soft-page-break/><text:span text:style-name="T3">elocutione</text:span> | -zione | élocution | -tion | -tion. = ton eloque. </text:p>
        </text:list-item>
        <text:list-item>
          <text:p text:style-name="P91"><text:span text:style-name="T3">elogio</text:span> -ĭum | -gio | éloge | -gy | -ge. = inscriptione sepulcrale; laude. ⊂ G. elegeîon ⊃ elegia (Curtius), aut ⊂ eulogio. </text:p>
        </text:list-item>
        <text:list-item>
          <text:p text:style-name="P91"><text:span text:style-name="T3">eloque</text:span> -lŏquor = loque bene. </text:p>
        </text:list-item>
        <text:list-item>
          <text:p text:style-name="P91">—<text:span text:style-name="T3">nte</text:span> -ns | -nte | é—nt | -nt | -nt. </text:p>
        </text:list-item>
        <text:list-item>
          <text:p text:style-name="P91">—<text:span text:style-name="T3">ntia</text:span> -a | -nza | -nce | -nce | -nz. </text:p>
        </text:list-item>
        <text:list-item>
          <text:p text:style-name="P91"><text:span text:style-name="T3">elucida</text:span> ĭ 400 | -are | élucider | -ate | -ieren. = revela, annuntia, pone in luce. </text:p>
        </text:list-item>
        <text:list-item>
          <text:p text:style-name="P91"><text:span text:style-name="T3">elucubra</text:span> -ŭbro | -are | é—er | -ate | -ieren. = produc per longo labore facto ad luce de candela. </text:p>
        </text:list-item>
        <text:list-item>
          <text:p text:style-name="P91">—<text:span text:style-name="T3">tione</text:span> | -zione | -tion | -tion | -tion. </text:p>
        </text:list-item>
        <text:list-item>
          <text:p text:style-name="P91"><text:span text:style-name="T3">elude</text:span> -lūdo | -ere | éluder | -e | -ieren. = lude, delude, falle, decipe. </text:p>
        </text:list-item>
        <text:list-item>
          <text:p text:style-name="P91"><text:span text:style-name="T3">eluso</text:span> -ūsus | eluso | éludé. = quem elude. </text:p>
        </text:list-item>
        <text:list-item>
          <text:p text:style-name="P91"><text:span text:style-name="T3">emacia</text:span> 100 | -iare | é—ier | emaciate. = fi (aut fac) macro. </text:p>
        </text:list-item>
        <text:list-item>
          <text:p text:style-name="P91">—<text:span text:style-name="T3">iato</text:span> | -iato | é—ié | -iate. </text:p>
        </text:list-item>
        <text:list-item>
          <text:p text:style-name="P91"><text:span text:style-name="T3">emancipa</text:span> -cĭpo | -are | é—er | -ate | -ieren. = libera. ⊂ e- man(u) cap(e) -a. </text:p>
        </text:list-item>
        <text:list-item>
          <text:p text:style-name="P91">—<text:span text:style-name="T3">tione</text:span> 600 | -zione | é—tion | -tion | -tion. </text:p>
        </text:list-item>
        <text:list-item>
          <text:p text:style-name="P91">—<text:span text:style-name="T3">tore</text:span> 500 | -tore | é—teur | -tor | -tor. </text:p>
        </text:list-item>
        <text:list-item>
          <text:p text:style-name="P91"><text:span text:style-name="T3">emana</text:span> -o | -are | é—er | -ate | -ieren. = māna ex. </text:p>
        </text:list-item>
        <text:list-item>
          <text:p text:style-name="P91">—<text:span text:style-name="T3">tione</text:span> | -zione | é—tion | -tion | -tion. </text:p>
        </text:list-item>
        <text:list-item>
          <text:p text:style-name="P91"><text:span text:style-name="T3">emascula</text:span> ŭ 200 | <text:span text:style-name="T5">castrare</text:span> | é—er | -ate. = tolle organo de masculo, evira. </text:p>
        </text:list-item>
        <text:list-item>
          <text:p text:style-name="P91"><text:span text:style-name="T3">emblema</text:span>(te) -ma | -ema | -ème | -em | -em. = figura, signo, symbolo, typo. ⊂ G. émblēma = incisione, musaico. ⊂ en [in] balle [pone] -ma. </text:p>
        </text:list-item>
        <text:list-item>
          <text:p text:style-name="P91"><text:span text:style-name="T3">embryo</text:span> | -ione | -yon | -yo | -yo. = feto, statu incipiente. ⊂ G. émbruon ⊂ en bry [brúō = nasce, cresce] -o. </text:p>
        </text:list-item>
        <text:list-item>
          <text:p text:style-name="P91">—<text:span text:style-name="T3">nale</text:span> | -ionale | -yonnaire | -yonal | -al. </text:p>
        </text:list-item>
        <text:list-item>
          <text:p text:style-name="P91"><text:span text:style-name="T3">EME</text:span> -o | <text:span text:style-name="T5">comperare</text:span> | <text:span text:style-name="T5">acheter</text:span> | <text:span text:style-name="T5">to buy</text:span>, <text:span text:style-name="T5">purchase</text:span> | <text:span text:style-name="T5">kaufen</text:span>. ⊂ </text:p>
        </text:list-item>
        <text:list-item>
          <text:p text:style-name="P91">eme -o = prehende, acquire, sume, assume. ⊃ empto, dirime, exempto, eximio, exemplo, peremptorio, præmio, prompto, redime, redempto, sume, sumpto, assume, consume, desume, præsume, resume. ⊂ E. ⊃ R. imjetï = habe, D. <text:span text:style-name="T5">n</text:span>ehmen. </text:p>
        </text:list-item>
        <text:list-item>
          <text:p text:style-name="P91"><text:span text:style-name="T3">emenda</text:span> -o | -are | é—er, amender | -ate, amend, mend | -ieren. = tolle mendas. </text:p>
        </text:list-item>
        <text:list-item>
          <text:p text:style-name="P91">—<text:span text:style-name="T3">tione</text:span> -tio | -zione | é—tion | -tion | -tion. </text:p>
        </text:list-item>
        <text:list-item>
          <text:p text:style-name="P91">—<text:span text:style-name="T3">tore</text:span> -tor | -tore | é—teur | -tor | -tor. </text:p>
        </text:list-item>
        <text:list-item>
          <text:p text:style-name="P91"><text:span text:style-name="T3">emerito</text:span> -ĭtus | -to | émérite | -tus | -tus. = que e fini servitio, veterano. ⊂ e- merito. </text:p>
        </text:list-item>
        <text:list-item>
          <text:p text:style-name="P91"><text:span text:style-name="T3">emerge</text:span> -o | -ere | é—er | -e | -ieren. = merge, nasce, ori, surge. ⊃ emerso. </text:p>
        </text:list-item>
        <text:list-item>
          <text:p text:style-name="P91"><text:span text:style-name="T3">emerso</text:span> -us | -rso. = que e emerge. </text:p>
        </text:list-item>
        <text:list-item>
          <text:p text:style-name="P91">—<text:span text:style-name="T3">ione</text:span> | -ione | é—ion | -ion | -ion. </text:p>
        </text:list-item>
        <text:list-item>
          <text:p text:style-name="P91"><text:span text:style-name="T3">emetico</text:span> ĭ 200 | -ico | émétique | -ic | -isch. = medicamen, que fac vome. ⊂ G. -icós. ⊂ eme [eméō = vome] -tico. </text:p>
        </text:list-item>
        <text:list-item>
          <text:p text:style-name="P91"><text:span text:style-name="T3">emigra</text:span> (ĭ <text:span text:style-name="T5">aut</text:span> ī) -o | -are | é—er | -ate | -ieren. = migra ex. </text:p>
        </text:list-item>
        <text:list-item>
          <text:p text:style-name="P91"><text:soft-page-break/>—<text:span text:style-name="T3">nte</text:span> -ns | -nte | é—nt | -nt | -nt. </text:p>
        </text:list-item>
        <text:list-item>
          <text:p text:style-name="P91">—<text:span text:style-name="T3">tione</text:span> 300 | -zione | é—tion | -tion | -tion. </text:p>
        </text:list-item>
        <text:list-item>
          <text:p text:style-name="P91"><text:span text:style-name="T3">eminente</text:span> -ens | -ente | é—ent | -ent | -ent. = insigne, distincto, prominente. ⊂ e- mine -nte. </text:p>
        </text:list-item>
        <text:list-item>
          <text:p text:style-name="P91">—<text:span text:style-name="T3">ia</text:span> -a | -enza | é—ence | -ence, -ency | -enz. </text:p>
        </text:list-item>
        <text:list-item>
          <text:p text:style-name="P91">emĭnus -us = de longe. </text:p>
        </text:list-item>
        <text:list-item>
          <text:p text:style-name="P91"><text:span text:style-name="T3">emisso</text:span> -us | emesso | émis. = quem emitte. </text:p>
        </text:list-item>
        <text:list-item>
          <text:p text:style-name="P91">—<text:span text:style-name="T3">ario</text:span> -us | -ario | é—aire | -ary | -är. = mandatario, misso. </text:p>
        </text:list-item>
        <text:list-item>
          <text:p text:style-name="P91">—<text:span text:style-name="T3">ione</text:span> -sio | -ione | é—ion | -ion | -ion. </text:p>
        </text:list-item>
        <text:list-item>
          <text:p text:style-name="P91"><text:span text:style-name="T3">emitte</text:span> -o | emettere | émettre | to emit. = mitte ex. </text:p>
        </text:list-item>
        <text:list-item>
          <text:p text:style-name="P91"><text:span text:style-name="T3">emmenagogo</text:span> | -gogo | -énagogue | -gogue. = medicamen que duc menstruo. ⊂ en mēn agogo. </text:p>
        </text:list-item>
        <text:list-item>
          <text:p text:style-name="P91"><text:span text:style-name="T3">emolli</text:span> -io | ammollire | amollir | to emolliate. = redde molle. </text:p>
        </text:list-item>
        <text:list-item>
          <text:p text:style-name="P91">—<text:span text:style-name="T3">iente</text:span> | -ente | é—ent | -ent | -ens. </text:p>
        </text:list-item>
        <text:list-item>
          <text:p text:style-name="P91"><text:span text:style-name="T3">emolumento</text:span> -um | -mento | é—ment | -ment | -ment. = lucro, stipendio [de molitore?]. </text:p>
        </text:list-item>
        <text:list-item>
          <text:p text:style-name="P91"><text:span text:style-name="T3">emotione</text:span> | -zione | é—tion | -tion | -tion. = agitatione. ⊂ e- motione. </text:p>
        </text:list-item>
        <text:list-item>
          <text:p text:style-name="P91"><text:span text:style-name="T3">emphasi</text:span> ă 100 | enfasi | -se | -sis | -se. = vi de expressione, proba. ⊂ G. émphasis. ⊂ en pha [monstra] -si. </text:p>
        </text:list-item>
        <text:list-item>
          <text:p text:style-name="P91"><text:span text:style-name="T3">emphatico</text:span> | enfatico | -ique | -ic | -isch. = cum emphasi. ⊂ G. -icós. </text:p>
        </text:list-item>
        <text:list-item>
          <text:p text:style-name="P91"><text:span text:style-name="T3">emphysema</text:span> | enfisema | -ème | -ema | -em. = dilatatione [de pulmone] producto ab aere. ⊂ G. emphúsēma ⊂ en physe [physáō = infla] -ma. </text:p>
        </text:list-item>
        <text:list-item>
          <text:p text:style-name="P91"><text:span text:style-name="T3">emphyteusi</text:span> 500 | enfiteusi | -éose | -eusis | -eusis. = locatione de agro pro implantatione. ⊂ G. emphýteusis ⊂ en phyteu -si = im-planta-tione. </text:p>
        </text:list-item>
        <text:list-item>
          <text:p text:style-name="P91"><text:span text:style-name="T3">emphyteutico</text:span> ĭ 500 | enfiteutico | -éote, -eotique | -eutic | -eutisch. = de emphyteusi. </text:p>
        </text:list-item>
        <text:list-item>
          <text:p text:style-name="P91"><text:span text:style-name="T3">empirico</text:span> -ĭcus | -ico | -ique | -ic | -isch. = qui experimenta, anti theorico. ⊂ G. empeiricós ⊂ en pir -ico. </text:p>
        </text:list-item>
        <text:list-item>
          <text:p text:style-name="P91"><text:span text:style-name="T3">empirismo</text:span> | -ismo | -isme | -icism | -ismus. = to es empirico. </text:p>
        </text:list-item>
        <text:list-item>
          <text:p text:style-name="P91"><text:span text:style-name="T3">emplastro</text:span> 100 | impiastro | -âtre | plaster, -aster | -astrum. ⊂ G. émplastron. = pharmaco, unguento. ⊂ en plas -tro. </text:p>
        </text:list-item>
        <text:list-item>
          <text:p text:style-name="P91"><text:span text:style-name="T3">emporio</text:span> -um | -rio | -rium, <text:span text:style-name="T5">entrepôt</text:span> | -rium | -rium. = deposito de merce. ⊂ G. -órion. ⊂ en por(o) [transitu] -io. </text:p>
        </text:list-item>
        <text:list-item>
          <text:p text:style-name="P91"><text:span text:style-name="T3">emptione</text:span> -tio | | | emption. = ton eme, anti venditione. </text:p>
        </text:list-item>
        <text:list-item>
          <text:p text:style-name="P91"><text:span text:style-name="T3">empto</text:span> -us = quem eme. </text:p>
        </text:list-item>
        <text:list-item>
          <text:p text:style-name="P91"><text:span text:style-name="T3">empyema</text:span> | empiema | -me | -ma | -ma. = collectione de pus. ⊂ G. -úēma. ⊂ en py [púon = pus] -ema. </text:p>
        </text:list-item>
        <text:list-item>
          <text:p text:style-name="P91"><text:span text:style-name="T3">empyræo</text:span> | -ireo | -rée | -rean | -reum. = parte superiore de cælo, ubi es igni (æthere). ⊂ G. émpyros = in igni. ⊂ en pyr -o. </text:p>
        </text:list-item>
        <text:list-item>
          <text:p text:style-name="P91"><text:span text:style-name="T3">empyreuma</text:span>(te) 100 | empireuma | -me | -ma | -ma. = odore de combusto in recipiente clauso. ⊂ G. -ýreuma ⊂ en pyreu [pureúō = accende] -ma. </text:p>
        </text:list-item>
        <text:list-item>
          <text:p text:style-name="P91"><text:span text:style-name="T3">empyreumatico</text:span> -ĭcus | empireumatico | -tique | -tic | -tisch. = (oleo cum odore) de empyreuma. </text:p>
        </text:list-item>
        <text:list-item>
          <text:p text:style-name="P91"><text:span text:style-name="T3">emulgente</text:span> 100 | -ente | é—ent | -ent | -ens. = (arterias) que mulge <text:soft-page-break/>ex. </text:p>
        </text:list-item>
        <text:list-item>
          <text:p text:style-name="P91"><text:span text:style-name="T3">emulsione</text:span> | -sione | é—sion | -sion | -sion. = to mulge, liquido simile ad lacte. </text:p>
        </text:list-item>
        <text:list-item>
          <text:p text:style-name="P91"><text:span text:style-name="T3">emulsivo</text:span> | -ivo | é—if | -ive. = que mulge. </text:p>
        </text:list-item>
        <text:list-item>
          <text:p text:style-name="P91"><text:span text:style-name="T3">emunctorio</text:span> | emuntorio | émonctoire | -nctory | -orium. = (canale) que servi ad emunge. </text:p>
        </text:list-item>
        <text:list-item>
          <text:p text:style-name="P91"><text:span text:style-name="T3">emunge</text:span> -o | | moucher. = tolle muco ab naso. </text:p>
        </text:list-item>
        <text:list-item>
          <text:p text:style-name="P91">L. en = ecce. </text:p>
        </text:list-item>
        <text:list-item>
          <text:p text:style-name="P91">G. en, en = || in. ⊃ endemico, entomologia, encyclopædia, energia, ellipsi, emphasi, emporio. </text:p>
        </text:list-item>
        <text:list-item>
          <text:p text:style-name="P91"><text:span text:style-name="T3">enallage</text:span> ă | -ge | é—ge | -ge | -ge. = immutatione de vocabulos. ⊂ G. -ag <text:span text:style-name="T3">ē</text:span>. ⊂ en allag <text:span text:style-name="T3">ē</text:span> [mutatione]. </text:p>
        </text:list-item>
        <text:list-item>
          <text:p text:style-name="P91"><text:span text:style-name="T3">encausto</text:span> 100 | -ico, <text:span text:style-name="T5">vernice</text:span> | -ique, <text:span text:style-name="T5">vernis</text:span> | -ic | -isch. = colore ad igni uso etiam pro scribe. ⊂ G. égcauston ⊂ en cau [arde]. </text:p>
        </text:list-item>
        <text:list-item>
          <text:p text:style-name="P91">— M | inchiostro | encre | ink | <text:span text:style-name="T5">Tinte</text:span>. </text:p>
        </text:list-item>
        <text:list-item>
          <text:p text:style-name="P91"><text:span text:style-name="T3">enclitico</text:span> -ĭcus | -ico | -ique | -ic | -isch. = vocabulo juncto ad præcedente. ⊂ G. -icós. ⊂ en cli -tico. </text:p>
        </text:list-item>
        <text:list-item>
          <text:p text:style-name="P91"><text:span text:style-name="T3">encyclopædia</text:span> -īa 100 | enciclopedia | -pédie | -pedia | -pädie. = doctrina de scientia universale. ⊂ G. -deía. ⊂ en cyclo [circulo] pædia [educatione]. </text:p>
        </text:list-item>
        <text:list-item>
          <text:p text:style-name="P91">—<text:span text:style-name="T3">ico</text:span> -ĭcus | enciclopedico | -édique, -édiste | -edian, -edical | -ädisch, -ädist. </text:p>
        </text:list-item>
        <text:list-item>
          <text:p text:style-name="P91"><text:span text:style-name="T3">endemico</text:span> -ĭcus | -ico | -émique | -ic | -isch. = (morbo) que reside in uno regione. ⊂ G. éndēmos ⊂ en dēm(o) [populo]. </text:p>
        </text:list-item>
        <text:list-item>
          <text:p text:style-name="P91">G. endo éndon = in, interno. </text:p>
        </text:list-item>
        <text:list-item>
          <text:p text:style-name="P91"><text:span text:style-name="T3">endosmosi</text:span> | -osi | -ose | -ose | -ose. = osmosi ad interno [endo]. </text:p>
        </text:list-item>
        <text:list-item>
          <text:p text:style-name="P91"><text:span text:style-name="T3">energia</text:span> -īa 400 | -gia | é—gie | -gy | -gie. ⊂ G. enérgeia. ⊂ en erg -īa. </text:p>
        </text:list-item>
        <text:list-item>
          <text:p text:style-name="P91">—<text:span text:style-name="T3">ico</text:span> -ĭcus | -ico | é—ique | -ic, -etic | -isch. ⊂ G. -gēticós, energós. </text:p>
        </text:list-item>
        <text:list-item>
          <text:p text:style-name="P91"><text:span text:style-name="T3">enerva</text:span> -o | snervare, <text:span text:style-name="T5">infiacchire</text:span> | énerver | -ate | -ieren. = tolle nervos, redde debile et flacco. </text:p>
        </text:list-item>
        <text:list-item>
          <text:p text:style-name="P91">enim -im = nam. </text:p>
        </text:list-item>
        <text:list-item>
          <text:p text:style-name="P91"><text:span text:style-name="T3">enorme</text:span> 100 | -orme | énorme | -ormous | -orm. = immenso, sine norma. </text:p>
        </text:list-item>
        <text:list-item>
          <text:p text:style-name="P91">—<text:span text:style-name="T3">itate</text:span> 100 | -ità | é—ité | -ity | -ität. </text:p>
        </text:list-item>
        <text:list-item>
          <text:p text:style-name="P91"><text:span text:style-name="T3">ense</text:span> -is = spata, gladio. </text:p>
        </text:list-item>
        <text:list-item>
          <text:p text:style-name="P91">—<text:span text:style-name="T3">iforme</text:span> | -me | -me | -m | -m. </text:p>
        </text:list-item>
        <text:list-item>
          <text:p text:style-name="P91"><text:span text:style-name="T3">ente</text:span> 100 | ente, entità | être, entité | <text:span text:style-name="T5">being</text:span>, ens, entity | <text:span text:style-name="T5">ein Wesen</text:span>, Ens, Entität. ⊂ (es)ente = quod es. Vocabulo constructo ab Quintiliano, pro verte G. ont. </text:p>
        </text:list-item>
        <text:list-item>
          <text:p text:style-name="P91"><text:span text:style-name="T3">enterite</text:span> N | -ite | énterite | -itis | -itis. = inflammatione de intestino [entero]. </text:p>
        </text:list-item>
        <text:list-item>
          <text:p text:style-name="P91">G. entero énteron = intestino. ⊃ enterite, dysenteria. </text:p>
        </text:list-item>
        <text:list-item>
          <text:p text:style-name="P91"><text:span text:style-name="T3">enthusiasmo</text:span> | entusiasmo | enthousiasme | -asm | -asmus. = inspiratione divino, anti apathia, anti indifferentia. ⊂ G. -mós. ⊂ enthusiaz(a) -mo. </text:p>
        </text:list-item>
        <text:list-item>
          <text:p text:style-name="P91"><text:span text:style-name="T3">enthusiasta</text:span> | entusiasta | enthousiaste | -ast | -ast. = fanatico, <text:soft-page-break/>devoto. ⊂ G. -ástēs. ⊂ enthusiaz(a) -ta. </text:p>
        </text:list-item>
        <text:list-item>
          <text:p text:style-name="P91">G. enthusiaza, -ázō = es inspirato ab deo. ⊃ enthusiasmo, -asta. ⊂ éntheos = inspirato ab deo. ⊂ en theo [deo]. </text:p>
        </text:list-item>
        <text:list-item>
          <text:p text:style-name="P91">entomo éntomon = insecto. ⊂ en [in] tomo [secto]. </text:p>
        </text:list-item>
        <text:list-item>
          <text:p text:style-name="P91"><text:span text:style-name="T3">entomologia</text:span> | -gia | -gie | -gy | -gie. = studio de insectos [entomo]. </text:p>
        </text:list-item>
        <text:list-item>
          <text:p text:style-name="P91"><text:span text:style-name="T3">enumera</text:span> -ĕro | -are | é—érer | -ate | -ieren. = numera. </text:p>
        </text:list-item>
        <text:list-item>
          <text:p text:style-name="P91">—<text:span text:style-name="T3">tione</text:span> -tio | -azione | énumération | -ation | -ation. </text:p>
        </text:list-item>
        <text:list-item>
          <text:p text:style-name="P91"><text:span text:style-name="T3">enuntia</text:span> -o | -ciare | énoncer | to enounce | -zieren. ⊂ e nuntia. </text:p>
        </text:list-item>
        <text:list-item>
          <text:p text:style-name="P91">—<text:span text:style-name="T3">tione</text:span> -tio | enunciazione | énonciation | -ation | -ation. </text:p>
        </text:list-item>
        <text:list-item>
          <text:p text:style-name="P91"><text:span text:style-name="T3">eo</text:span> (is ea id) = illo, isto, idem, ipso. </text:p>
        </text:list-item>
        <text:list-item>
          <text:p text:style-name="P91">eo eo = ad ipso loco. </text:p>
        </text:list-item>
        <text:list-item>
          <text:p text:style-name="P91">G. ēō ē <text:span text:style-name="T3">ō</text:span>s, éōs = || aurora. </text:p>
        </text:list-item>
        <text:list-item>
          <text:p text:style-name="P91"><text:span text:style-name="T3">eocæno</text:span> | eoceno | éocène | eocene | Eocän. = initio [aurora] de periodo tertiario [recente] de terra; apparitione de simias; diffusione de saurios. ⊂ ēō [aurora] cæno [recente]. </text:p>
        </text:list-item>
        <text:list-item>
          <text:p text:style-name="P91">eodem -dem = ad idem loco. </text:p>
        </text:list-item>
        <text:list-item>
          <text:p text:style-name="P91">eodem idem = idem. </text:p>
        </text:list-item>
        <text:list-item>
          <text:p text:style-name="P91">G. ep eípon = loque, ora. || voce. ⊃ epico, epopæa, Calliope. </text:p>
        </text:list-item>
        <text:list-item>
          <text:p text:style-name="P91"><text:span text:style-name="T3">epacta</text:span> 600 | -atta | épacte | -act | -akten. <text:span text:style-name="T5">Epacta</text:span> de uno anno, es numero de dies de luna, in initio de anno. ⊂ G. epact <text:span text:style-name="T3">ē</text:span> [addito, intercalato] ⊂ ep(i) ag(e) -ta. </text:p>
        </text:list-item>
        <text:list-item>
          <text:p text:style-name="P91"><text:span text:style-name="T3">ephemeride</text:span> -ris -rĭd- | effemeride | éphéméride | -ris | -ride. = calendario, diario, diurnale. ⊂ G. ephēmerís ⊂ ep(i) hemer(a) [die]. </text:p>
        </text:list-item>
        <text:list-item>
          <text:p text:style-name="P91"><text:span text:style-name="T3">ephemero</text:span> -ĕrus | effimero | éphémère | -eral | -erisch. = que dura uno die. ⊂ G. eph <text:span text:style-name="T3">ē</text:span>meros ⊂ ep(i) hemer(a) -o. </text:p>
        </text:list-item>
        <text:list-item>
          <text:p text:style-name="P91">G. epi epí = supra. </text:p>
        </text:list-item>
        <text:list-item>
          <text:p text:style-name="P91"><text:span text:style-name="T3">epico</text:span> -ĭcus | -ico | épique | -ic | -isch. = (poema) heroico. ⊂ G. -icós. ⊂ ep -ico. </text:p>
        </text:list-item>
        <text:list-item>
          <text:p text:style-name="P91"><text:span text:style-name="T3">epicœno</text:span> 100 | -ceno | épicène | -cene. = vocabulo de genere commune, ut L. cane, bove, homo. ⊂ G. epícoinos ⊂ epi cœno [commune]. </text:p>
        </text:list-item>
        <text:list-item>
          <text:p text:style-name="P91"><text:span text:style-name="T3">epicranio</text:span> | -io | é—âne | -ium | -ium. ⊂ epi cranio. </text:p>
        </text:list-item>
        <text:list-item>
          <text:p text:style-name="P91"><text:span text:style-name="T3">epicureo</text:span> -ūreus | -reo | é—rien | -rean | -räer. ⊂ G. epicoúreios = sectatore de Epicuro [-341 — -270]. </text:p>
        </text:list-item>
        <text:list-item>
          <text:p text:style-name="P91"><text:span text:style-name="T3">epicyclo</text:span> 500 | -iclo | é—cle | -cle | -clus. = motu de uno circulo super alio. ⊂ epi cyclo. </text:p>
        </text:list-item>
        <text:list-item>
          <text:p text:style-name="P91"><text:span text:style-name="T3">epidemia</text:span> | -mia | épidémie | -my | -mie. = morbo supra toto populo. ⊂ G. epidēmía ⊂ epi dēm(o) [populo] -ia. </text:p>
        </text:list-item>
        <text:list-item>
          <text:p text:style-name="P91">—<text:span text:style-name="T3">ico</text:span> -ĭcus | -ico | é—ique | -ic | -isch. </text:p>
        </text:list-item>
        <text:list-item>
          <text:p text:style-name="P91"><text:span text:style-name="T3">epidermide</text:span> -mis -mĭd- | -rmide | -rme | -rmis | -rmis. = parte superiore de pelle. ⊂ G. -rmis. ⊂ epi derm(a) [pelle] -ide. </text:p>
        </text:list-item>
        <text:list-item>
          <text:p text:style-name="P91"><text:span text:style-name="T3">epiglottide</text:span> ĭ 100 | -ttide | -tte | -ttis | -ttis. = cartilagine super larynge. ⊂ G. epi glottide. </text:p>
        </text:list-item>
        <text:list-item>
          <text:p text:style-name="P91"><text:span text:style-name="T3">epigramma</text:span>(te) -ma | -amma | é—amme | -am | -amm. = inscriptione; breve scripto satirico. ⊂ G. epígramma ⊂ epi [supra] gramma [scripto]. </text:p>
        </text:list-item>
        <text:list-item>
          <text:p text:style-name="P91">—<text:span text:style-name="T3">tico</text:span> ĭ 100 | -ico | é—ique | -ic | -isch. </text:p>
        </text:list-item>
        <text:list-item>
          <text:p text:style-name="P91"><text:soft-page-break/><text:span text:style-name="T3">epigraphe</text:span> | -afe | é—aphe | -aph | -aph. ⊂ G. -aph <text:span text:style-name="T3">ē</text:span>. ⊂ epi graph [scribe]. </text:p>
        </text:list-item>
        <text:list-item>
          <text:p text:style-name="P91"><text:span text:style-name="T3">epigraphia</text:span> | -fia | é—phie | -phy | -phik. = studio de epigraphes. </text:p>
        </text:list-item>
        <text:list-item>
          <text:p text:style-name="P91"><text:span text:style-name="T3">epilepsia</text:span> ĭ 100 | -essia | é—ie | -y | -ie. ⊂ G. epilēpsía ⊂ epi lepsi [captura] -a. </text:p>
        </text:list-item>
        <text:list-item>
          <text:p text:style-name="P91"><text:span text:style-name="T3">epileptico</text:span> ĭ 400 | -ttico | é—que | -ic | -isch. = cum epilepsia. ⊂ G. -lēpticós. </text:p>
        </text:list-item>
        <text:list-item>
          <text:p text:style-name="P91"><text:span text:style-name="T3">epilogo</text:span> -ŏgus | -go | é—gue | -gue | -og. = conclusione de oratione, de libro; peroratione, anti prologo. ⊂ G. epílogos ⊂ epi logo. </text:p>
        </text:list-item>
        <text:list-item>
          <text:p text:style-name="P91"><text:span text:style-name="T3">epiphania</text:span> -īa 600 | -fania | é—nie | -ny | -nie. ⊂ G. -áneia. = apparitione (de Christo ad Magos). ⊂ epi phan -ia. </text:p>
        </text:list-item>
        <text:list-item>
          <text:p text:style-name="P91"><text:span text:style-name="T3">epiphonema</text:span>(te) 100 | epifonema | -ème | -ema | -em. = exclamatione. ⊂ G. - <text:span text:style-name="T3">ō</text:span>nēma. ⊂ epi phone -ma. </text:p>
        </text:list-item>
        <text:list-item>
          <text:p text:style-name="P91"><text:span text:style-name="T3">episcopo</text:span> -ŏpus = inspectore. ⊂ G. epíscopos ⊂ epi scop [spece] -o. </text:p>
        </text:list-item>
        <text:list-item>
          <text:p text:style-name="P91">— 300 | vescovo | évêque | bishop | Bischof. = inspectore christiano. </text:p>
        </text:list-item>
        <text:list-item>
          <text:p text:style-name="P91">—<text:span text:style-name="T3">ale</text:span> 500 | -ale | é—al | -al | -al. </text:p>
        </text:list-item>
        <text:list-item>
          <text:p text:style-name="P91">—<text:span text:style-name="T3">atu</text:span> 300 | -ato | é—at | -acy | -at. </text:p>
        </text:list-item>
        <text:list-item>
          <text:p text:style-name="P91"><text:span text:style-name="T3">episodio</text:span> | -odio | épisode | -ode | -ode. = narratione incidentale, accessorio, digressione. ⊂ G. epeisódion ⊂ ep(i) eis hod(o) -io. </text:p>
        </text:list-item>
        <text:list-item>
          <text:p text:style-name="P91"><text:span text:style-name="T3">epispastico</text:span> -ĭcus | -co | é—que | -c | -cum. = emplastro que trahe humore de pelle. ⊂ epi spas [trahe] -tico. </text:p>
        </text:list-item>
        <text:list-item>
          <text:p text:style-name="P91"><text:span text:style-name="T3">epistola</text:span> -ŏla | -stola | épître | -stle | -stel. = litteras. ⊂ G. -ol <text:span text:style-name="T3">ē</text:span>. ⊂ epi stel -a. </text:p>
        </text:list-item>
        <text:list-item>
          <text:p text:style-name="P91">—<text:span text:style-name="T3">ario</text:span> | -ario | é—aire | -ary | -arisch. </text:p>
        </text:list-item>
        <text:list-item>
          <text:p text:style-name="P91"><text:span text:style-name="T3">epitaphio</text:span> -um | epitaffio | é—aphe | -aph | -aphium. = inscriptione sepulcrale. ⊂ G. -áphion. ⊂ epi taph(o) [sepulcro] -io. </text:p>
        </text:list-item>
        <text:list-item>
          <text:p text:style-name="P91"><text:span text:style-name="T3">epithalamio</text:span> 100 | epitalamio | é—me | -mium | -mium. = cantu nuptiale. ⊂ G. -ámion. ⊂ epi thalam(o) -io. </text:p>
        </text:list-item>
        <text:list-item>
          <text:p text:style-name="P91"><text:span text:style-name="T3">epitheto</text:span> ĕ 100 | -teto | é—ète | -et | -eton. = adjectivo, attributo, qualitate. ⊂ G. epítheton ⊂ epi the [pone] -to. </text:p>
        </text:list-item>
        <text:list-item>
          <text:p text:style-name="P91"><text:span text:style-name="T3">epitome</text:span> -ŏme | -me | é—mé | -me | -me. = compendio, summario. ⊂ G. epitom <text:span text:style-name="T3">ē</text:span> ⊂ epi tom(o) [seca]. </text:p>
        </text:list-item>
        <text:list-item>
          <text:p text:style-name="P91"><text:span text:style-name="T3">epizootia</text:span> | -tia | é—tie | -ty | -tie. = pestilentia de animales. ⊂ epi zoo -tia. </text:p>
        </text:list-item>
        <text:list-item>
          <text:p text:style-name="P91">—<text:span text:style-name="T3">ico</text:span> | -tico | é—tique | -tic | -tisch. </text:p>
        </text:list-item>
        <text:list-item>
          <text:p text:style-name="P91"><text:span text:style-name="T3">epocha</text:span> -ŏcha | -ca | époche | -ch | -che. = puncto fixo et notabile de tempore, æra, periodo, ævo, ætate. ⊂ G. epoch <text:span text:style-name="T3">ē</text:span> = pausa. ⊂ ep(i) ech -a. </text:p>
        </text:list-item>
        <text:list-item>
          <text:p text:style-name="P91"><text:span text:style-name="T3">epopœa</text:span> | -pea | épopée | -pee | -pöe. = compositione de poema epico. ⊂ G. epopoi <text:span text:style-name="T3">ï</text:span>a ⊂ ep -o- poe -ia. </text:p>
        </text:list-item>
        <text:list-item>
          <text:p text:style-name="P91"><text:span text:style-name="T3">epura</text:span> | -are | épurer | -ate | -ieren. = redde puro, depura. </text:p>
        </text:list-item>
        <text:list-item>
          <text:p text:style-name="P91">—<text:span text:style-name="T3">tione</text:span> | -zione | é—tion | -tion | -tion. </text:p>
        </text:list-item>
        <text:list-item>
          <text:p text:style-name="P91"><text:span text:style-name="T3">equestre</text:span> -ter | -stre | é—stre | -strian. = in equo. </text:p>
        </text:list-item>
        <text:list-item>
          <text:p text:style-name="P91"><text:span text:style-name="T3">equino</text:span> -us | equino | équin | equine. = de equo. </text:p>
        </text:list-item>
        <text:list-item>
          <text:p text:style-name="P91"><text:span text:style-name="T3">equita</text:span> -ĭto = i super equo. </text:p>
        </text:list-item>
        <text:list-item>
          <text:p text:style-name="P91">—<text:span text:style-name="T3">tione</text:span> 100 | -zione | é—tion | -tion | -tion. </text:p>
        </text:list-item>
        <text:list-item>
          <text:p text:style-name="P91"><text:span text:style-name="T3">equo</text:span> -us | <text:span text:style-name="T5">cavallo</text:span> | <text:span text:style-name="T5">cheval</text:span> | <text:span text:style-name="T5">horse</text:span> | <text:span text:style-name="T5">Pferd</text:span>. ⊃ equestre, equino, <text:soft-page-break/>equitatione. = Zool. « equus caballus ». ⊂ E. ⊃ G. hippo(dromo); Celto epo ⊃ Eporedia (Ivrea, urbe de Italia); S. açva. </text:p>
        </text:list-item>
        <text:list-item>
          <text:p text:style-name="P91"><text:span text:style-name="T3">eradica</text:span> -ĭco | sradicare | déraciner | -cate | -cieren. = trahe ex radices. </text:p>
        </text:list-item>
        <text:list-item>
          <text:p text:style-name="P91">—<text:span text:style-name="T3">atione</text:span> 300 | sradicamento | é—tion | -ation | -ation. </text:p>
        </text:list-item>
        <text:list-item>
          <text:p text:style-name="P91"><text:span text:style-name="T3">erecto</text:span> -us | eretto. = quem erige. </text:p>
        </text:list-item>
        <text:list-item>
          <text:p text:style-name="P91">—<text:span text:style-name="T3">ione</text:span> 100 | -zione | érection | -ction | -ction. </text:p>
        </text:list-item>
        <text:list-item>
          <text:p text:style-name="P91"><text:span text:style-name="T3">eremo</text:span> ē 300 | -mo | ermitage | hermitage. = loco deserto, solitario. ⊂ G. érēmos. </text:p>
        </text:list-item>
        <text:list-item>
          <text:p text:style-name="P91">—<text:span text:style-name="T3">ita</text:span> 500 | -ita, romito | ermite | -ite, hermit | -it. = qui vive in eremo. ⊂ G. erēmítēs. </text:p>
        </text:list-item>
        <text:list-item>
          <text:p text:style-name="P91"><text:span text:style-name="T3">erg</text:span> = labore, in Physica: <text:span text:style-name="T5">c </text:span><text:span text:style-name="T9">2</text:span><text:span text:style-name="T5"> s </text:span><text:span text:style-name="T9">-2</text:span><text:span text:style-name="T5"> g</text:span>. ⊂ G. érgon, (en)erg(ia), (chir)urgo, (dramat)urgo, erg(astolo). ⊂ E. ⊃ A. work, D. Werk = labore. </text:p>
        </text:list-item>
        <text:list-item>
          <text:p text:style-name="P91">erga -a = ad, in facie, verso, contra. </text:p>
        </text:list-item>
        <text:list-item>
          <text:p text:style-name="P91"><text:span text:style-name="T3">ergo</text:span> -o | <text:span text:style-name="T5">dunque</text:span>, ergo | <text:span text:style-name="T5">donc</text:span>, ergo | <text:span text:style-name="T5">therefore</text:span>, ergo | <text:span text:style-name="T5">daher</text:span>, ergo. = seque, unde, tunc. </text:p>
        </text:list-item>
        <text:list-item>
          <text:p text:style-name="P91"><text:span text:style-name="T3">ericio</text:span> -us | riccio | hérisson | herisson | <text:span text:style-name="T5">Igel</text:span>. = Zool. « erinaceus europæus ». </text:p>
        </text:list-item>
        <text:list-item>
          <text:p text:style-name="P91"><text:span text:style-name="T3">erige</text:span> -ĭgo | -ere | ériger | to erect | -gieren. ⊂ e- rege. </text:p>
        </text:list-item>
        <text:list-item>
          <text:p text:style-name="P91"><text:span text:style-name="T3">erode</text:span> -o | -ere | é—er | -e | -ieren. = rode, corrode. ⊃ eroso. </text:p>
        </text:list-item>
        <text:list-item>
          <text:p text:style-name="P91">—<text:span text:style-name="T3">ente</text:span> 100 | -ente | | -ent. = erosivo. </text:p>
        </text:list-item>
        <text:list-item>
          <text:p text:style-name="P91"><text:span text:style-name="T3">eroso</text:span> 100 | -so | érodé | -se. = quem erode, roso. </text:p>
        </text:list-item>
        <text:list-item>
          <text:p text:style-name="P91">—<text:span text:style-name="T3">ione</text:span> 100 | -sione | érosion | -sion | -sion. </text:p>
        </text:list-item>
        <text:list-item>
          <text:p text:style-name="P91">—<text:span text:style-name="T3">ivo</text:span> | -sivo | érosif | -sive. </text:p>
        </text:list-item>
        <text:list-item>
          <text:p text:style-name="P91"><text:span text:style-name="T3">erot-</text:span>, G. érōs = amore. ⊃ erotico, erotomania. </text:p>
        </text:list-item>
        <text:list-item>
          <text:p text:style-name="P91">—<text:span text:style-name="T3">ico</text:span> ĭ 200 | -ico | é—ique | -ic | -isch. ⊂ G. erōticós ⊂ erot [amore] -ico. </text:p>
        </text:list-item>
        <text:list-item>
          <text:p text:style-name="P91">—<text:span text:style-name="T3">omania</text:span> | -nia | é—nie | -nia | -nie. = mania de amore [erot]. ⊂ G. erōtomanía. </text:p>
        </text:list-item>
        <text:list-item>
          <text:p text:style-name="P91"><text:span text:style-name="T3">ERRA</text:span> -o | -are | -er | to err | irren | H. P. errar. = i hic et ibi, vaga, i ex via, labe, aberra, es in errore. </text:p>
        </text:list-item>
        <text:list-item>
          <text:p text:style-name="P91">—<text:span text:style-name="T3">ante</text:span> -ans | -ante | -ant | -ant | -ant. </text:p>
        </text:list-item>
        <text:list-item>
          <text:p text:style-name="P91">—<text:span text:style-name="T3">ata</text:span> ( <text:span text:style-name="T5">nom. plur. de</text:span> errato) | -ata | -ata | -ata | -ata. = (tabula de) errores. </text:p>
        </text:list-item>
        <text:list-item>
          <text:p text:style-name="P91">—<text:span text:style-name="T3">tico</text:span> -ĭcus | -tico | -tique | -tic | -tisch. (massa) que erra. </text:p>
        </text:list-item>
        <text:list-item>
          <text:p text:style-name="P91"><text:span text:style-name="T3">erroneo</text:span> 100 | -neo | -né | -neous. = de errore. </text:p>
        </text:list-item>
        <text:list-item>
          <text:p text:style-name="P91"><text:span text:style-name="T3">errore</text:span> -or | -ore | -eur | -or | -or. = ton erra. </text:p>
        </text:list-item>
        <text:list-item>
          <text:p text:style-name="P91"><text:span text:style-name="T3">erubesce</text:span> -o = fi rubro. </text:p>
        </text:list-item>
        <text:list-item>
          <text:p text:style-name="P91">—<text:span text:style-name="T3">nte</text:span> -ns | -nte | é—nt | -nt | -nt. </text:p>
        </text:list-item>
        <text:list-item>
          <text:p text:style-name="P91">—<text:span text:style-name="T3">ntia</text:span> 300 | -nza | é—nce | -nce | -nz. </text:p>
        </text:list-item>
        <text:list-item>
          <text:p text:style-name="P91"><text:span text:style-name="T3">eructa</text:span> -o | -ttare | é—cter | -ct, -ctate | -ctieren. = ructa ex. </text:p>
        </text:list-item>
        <text:list-item>
          <text:p text:style-name="P91"><text:span text:style-name="T3">erudi</text:span> -ŭdio | -dire | | | -dieren. = fac ne rude. </text:p>
        </text:list-item>
        <text:list-item>
          <text:p text:style-name="P91"><text:span text:style-name="T3">itione</text:span> -itio | -izione | é—ition | -ition | -ition. </text:p>
        </text:list-item>
        <text:list-item>
          <text:p text:style-name="P91">—<text:span text:style-name="T3">ito</text:span> -us | -ito | é—it | -ite | -it. </text:p>
        </text:list-item>
        <text:list-item>
          <text:p text:style-name="P91"><text:span text:style-name="T3">erumpe</text:span> -o | erompere | | erupt | -ieren. = i ex, et rumpe obstaculo. </text:p>
        </text:list-item>
        <text:list-item>
          <text:p text:style-name="P91"><text:span text:style-name="T3">erupto</text:span> -us = que e erumpe. </text:p>
        </text:list-item>
        <text:list-item>
          <text:p text:style-name="P91"><text:soft-page-break/>—<text:span text:style-name="T3">ione</text:span> -tio | -zione | é—tion | -tion | -tion. </text:p>
        </text:list-item>
        <text:list-item>
          <text:p text:style-name="P91">—<text:span text:style-name="T3">ivo</text:span> | -ttivo | é—if | -ive | -iv. </text:p>
        </text:list-item>
        <text:list-item>
          <text:p text:style-name="P91"><text:span text:style-name="T3">ervo</text:span> -um, D. Erbse = lente, piso. </text:p>
        </text:list-item>
        <text:list-item>
          <text:p text:style-name="P91"><text:span text:style-name="T3">erysipelăte</text:span> -sipĕlas 100 | risipola | é—èle | -elas | -elas. = morbo que produc pelle rubro. ⊂ G. -ipelas. ⊂ eruthro [rubro] pella [pelle]. </text:p>
        </text:list-item>
        <text:list-item>
          <text:p text:style-name="P91"><text:span text:style-name="T3">ES</text:span> (sum es est esse) | sono sei è essere | suis es est être | is <text:span text:style-name="T5">be</text:span> | ist sind sein | H. soy eres es ser | P. son es he ser. = sta, sede, mane, respira. ⊃ (præ)s(ente), (ab)s(ente), es(sentia), (inter)es(se), (de)es. ⊂ E. ⊃ A. is; D. ist; G. eimí eí estí; R. esmi esi estï; S. asmi asi asti. </text:p>
        </text:list-item>
        <text:list-item>
          <text:p text:style-name="P91"><text:span text:style-name="T3">esca</text:span> -a | esca | èche, aiche. = cibo, nutrimento, alimento. ⊂ ed(e) -ca. </text:p>
        </text:list-item>
        <text:list-item>
          <text:p text:style-name="P91"><text:span text:style-name="T3">eschara</text:span> ă 500 | escara | -are, escarre | -ar | -ara. = crusta super pelle, producto ab ustione. ⊂ G. eschára = foco. </text:p>
        </text:list-item>
        <text:list-item>
          <text:p text:style-name="P91"><text:span text:style-name="T3">esoterico</text:span> -ĭcus | -ico | ésotérique | -ric | -isch. = privato, interiore, secreto, (philosophia) pro solo adeptos, anti exoterico. ⊂ G. esōtericós ⊂ e(i)s [in] -o- -ter(o) -ico. </text:p>
        </text:list-item>
        <text:list-item>
          <text:p text:style-name="P91"><text:span text:style-name="T3">esse</text:span> ( <text:span text:style-name="T5">infinitivo de</text:span> es) | essere | être. = to es. </text:p>
        </text:list-item>
        <text:list-item>
          <text:p text:style-name="P91">—<text:span text:style-name="T3">ntia</text:span> 100 | -nza | -nce | -nce | -nz. = parte constituente, profumo. </text:p>
        </text:list-item>
        <text:list-item>
          <text:p text:style-name="P91">——<text:span text:style-name="T3">le</text:span> | -ziale | -tiel | -tial | -tiell. = proprio, principale, præcipuo, necessario. </text:p>
        </text:list-item>
        <text:list-item>
          <text:p text:style-name="P91"><text:span text:style-name="T3">ET</text:span> et | e | et | <text:span text:style-name="T5">and</text:span> | <text:span text:style-name="T5">und</text:span> | H. y | P. e | R. i. ⊃ etcetera. </text:p>
        </text:list-item>
        <text:list-item>
          <text:p text:style-name="P91">— et = etiam. </text:p>
        </text:list-item>
        <text:list-item>
          <text:p text:style-name="P91"><text:span text:style-name="T3">etcetera</text:span> | eccetera | et cætera | et cetera | et cætera. ⊂ L. « et cetera » = et cetero res. </text:p>
        </text:list-item>
        <text:list-item>
          <text:p text:style-name="P91">etenim -im = nam. </text:p>
        </text:list-item>
        <text:list-item>
          <text:p text:style-name="P91">G. eth <text:span text:style-name="T3">ē</text:span>thos = mores, consuetudine. ⊃ ethico. ⊂ E. ⊃ D. Sitte. </text:p>
        </text:list-item>
        <text:list-item>
          <text:p text:style-name="P91"><text:span text:style-name="T3">ethica</text:span> ĭ 100 | etica | éthique | -ics | -ik. = philosophia morale. ⊂ G. ēthic <text:span text:style-name="T3">ē</text:span> ⊂ ethic(o) -a [scientia]. </text:p>
        </text:list-item>
        <text:list-item>
          <text:p text:style-name="P91"><text:span text:style-name="T3">ethico</text:span> ĭ 100 | etico | éthique | -ic | -isch. = morale. ⊂ G. ēthicós ⊂ eth -ico. </text:p>
        </text:list-item>
        <text:list-item>
          <text:p text:style-name="P91"><text:span text:style-name="T3">ethnico</text:span> -ĭcus | etnico | -ique | -ic | -isch. = nationale. ⊂ G. -icós. ⊂ ethn(o) -ico. </text:p>
        </text:list-item>
        <text:list-item>
          <text:p text:style-name="P91">G. ethno éthnos = natione, populo. </text:p>
        </text:list-item>
        <text:list-item>
          <text:p text:style-name="P91"><text:span text:style-name="T3">ethnographia</text:span> | etnografia | -aphie | -aphy | -aphie. ⊂ ethno -graphia. </text:p>
        </text:list-item>
        <text:list-item>
          <text:p text:style-name="P91"><text:span text:style-name="T3">ethnologia</text:span> | etnologia | -logie | -logy | -logie. ⊂ ethno log(o) -ia. </text:p>
        </text:list-item>
        <text:list-item>
          <text:p text:style-name="P91"><text:span text:style-name="T3">ethologia</text:span> 100 | etologia | é—gie | -gy | -gie. = descriptione de mores. ⊂ G. ēthología ⊂ eth -o- log -ia. </text:p>
        </text:list-item>
        <text:list-item>
          <text:p text:style-name="P91"><text:span text:style-name="T3">etiam</text:span> -iam | eziandio, <text:span text:style-name="T5">anche</text:span>, <text:span text:style-name="T5">pure</text:span> | <text:span text:style-name="T5">aussi</text:span>, <text:span text:style-name="T5">même</text:span> | <text:span text:style-name="T5">also</text:span>, <text:span text:style-name="T5">even</text:span> | <text:span text:style-name="T5">auch</text:span>, <text:span text:style-name="T5">selbst</text:span>. = et. </text:p>
        </text:list-item>
        <text:list-item>
          <text:p text:style-name="P91">etiamsi -si = etiam si. </text:p>
        </text:list-item>
        <text:list-item>
          <text:p text:style-name="P91"><text:span text:style-name="T3">etsi</text:span> -si | <text:span text:style-name="T5">anche se</text:span> | <text:span text:style-name="T5">quoique</text:span>, <text:span text:style-name="T5">bien que</text:span>, <text:span text:style-name="T5">même si</text:span> | <text:span text:style-name="T5">though</text:span>, <text:span text:style-name="T5">although</text:span>, <text:span text:style-name="T5">even if</text:span> | <text:span text:style-name="T5">auch wenn</text:span>, <text:span text:style-name="T5">obschon</text:span>. = et si. </text:p>
        </text:list-item>
        <text:list-item>
          <text:p text:style-name="P91"><text:span text:style-name="T3">etymo</text:span> ŭ 100 = etymologia, origine, essentia de vocabulo. ⊂ G. étumos = vero. ⊂ es. </text:p>
        </text:list-item>
        <text:list-item>
          <text:p text:style-name="P91">—<text:span text:style-name="T3">logia</text:span> -a | etimologia | é—gie | -gy | -gie. ⊂ G. -ía. </text:p>
        </text:list-item>
        <text:list-item>
          <text:p text:style-name="P91">—<text:span text:style-name="T3">logico</text:span> ĭ 200 | eti—ico | é—ique | -ic | -isch. ⊂ G. -icós. </text:p>
        </text:list-item>
        <text:list-item>
          <text:p text:style-name="P91"><text:soft-page-break/>G. eu eú = bene. ⊃ eucharistia, euphonia, euphemismo, eurythmia, evangelio. </text:p>
        </text:list-item>
        <text:list-item>
          <text:p text:style-name="P91"><text:span text:style-name="T3">eucharistia</text:span> ĭ 300 | eucaristia | -stie | -st | -stie. ⊂ G. eucharistía ⊂ eu [bene] cháris [gratia]. = actione de gratias, sacramento. </text:p>
        </text:list-item>
        <text:list-item>
          <text:p text:style-name="P91"><text:span text:style-name="T3">euchologio</text:span> | eucologio | -ge | -gy. = libro de preces. ⊂ G. -ógion. ⊂ euch <text:span text:style-name="T3">ē</text:span> [prece, voto] log(o) -io. </text:p>
        </text:list-item>
        <text:list-item>
          <text:p text:style-name="P91">G. eudia eudía = aere sereno. ⊂ eu [bono] dio [Jove, cælo]. </text:p>
        </text:list-item>
        <text:list-item>
          <text:p text:style-name="P91"><text:span text:style-name="T3">eudiometro</text:span> ĕ | -metro | -mètre | -meter | -meter. = instrumento que meti quantitate de oxygenio in aere. ⊂ eudi(a) -o- metro. </text:p>
        </text:list-item>
        <text:list-item>
          <text:p text:style-name="P91"><text:span text:style-name="T3">eulogio</text:span> | elogio | éloge | -gium, -gy | -gie. ⊂ G. eulogía ⊂ eu log(o) -io. </text:p>
        </text:list-item>
        <text:list-item>
          <text:p text:style-name="P91"><text:span text:style-name="T3">eunucho</text:span> -us | -uco | -uque | -uch | -uch. ⊂ G. eunoûchos ⊂ eun <text:span text:style-name="T3">ē</text:span> [lecto] ech [custodi] -o. </text:p>
        </text:list-item>
        <text:list-item>
          <text:p text:style-name="P91"><text:span text:style-name="T3">euphemismo</text:span> | eufemismo | -émisme | -ism | -ismus. = expressione dulce de idea malo. ⊂ G. euphēmismós ⊂ eu [bene] phem(e) [dicto] -ismo. </text:p>
        </text:list-item>
        <text:list-item>
          <text:p text:style-name="P91"><text:span text:style-name="T3">euphonia</text:span> | eufonia | -nie | -ny | -nie. = bono sono, harmonia. ⊂ G. euphōnía ⊂ eu [bono] phon(e) [sono] -ia. </text:p>
        </text:list-item>
        <text:list-item>
          <text:p text:style-name="P91">—<text:span text:style-name="T3">ico</text:span> -ĭcus | eufonico | -ique | -ic | -isch. </text:p>
        </text:list-item>
        <text:list-item>
          <text:p text:style-name="P91"><text:span text:style-name="T3">Europa</text:span> -a | -pa | -pe | -pe | -pa. ⊂ G. Eur <text:span text:style-name="T3">ō</text:span>pē ⊂ Semitico ereb = ponente. </text:p>
        </text:list-item>
        <text:list-item>
          <text:p text:style-name="P91"><text:span text:style-name="T3">Europæo</text:span> ō 100 | -eo | -éen | -ean | -æer, -æisch. ⊂ G. eur <text:span text:style-name="T3">ō</text:span>paios. = de Europa. </text:p>
        </text:list-item>
        <text:list-item>
          <text:p text:style-name="P91">G. eury eurús = lato. ⊃ (an)eury(sma). </text:p>
        </text:list-item>
        <text:list-item>
          <text:p text:style-name="P91"><text:span text:style-name="T3">eurythmia</text:span> ĭ 100 | euritmia | -ie | -y. = rhythmo harmonico. ⊂ G. euruthmía. </text:p>
        </text:list-item>
        <text:list-item>
          <text:p text:style-name="P91"><text:span text:style-name="T3">evacua</text:span> 100 | -cuare | é—cuer | -cuate | -kuiren. = redde vacuo. </text:p>
        </text:list-item>
        <text:list-item>
          <text:p text:style-name="P91">—<text:span text:style-name="T3">tione</text:span> 300 | -azione | é—tion | -ation | -ation. </text:p>
        </text:list-item>
        <text:list-item>
          <text:p text:style-name="P91"><text:span text:style-name="T3">evade</text:span> ā -o | -ere | s’évader | to evade | -ieren. = vade ex, exi, fuge. ⊃ evasione. </text:p>
        </text:list-item>
        <text:list-item>
          <text:p text:style-name="P91"><text:span text:style-name="T3">evanesce</text:span> -o | svanire | s’évanouir | evanesce | -ieren. = fi vano, i ab, fuge, anti appare. </text:p>
        </text:list-item>
        <text:list-item>
          <text:p text:style-name="P91"><text:span text:style-name="T3">evangelio</text:span> 300 | vangelo | évangile | <text:span text:style-name="T5">gospel</text:span>, evangel | -ium. ⊂ G. euaggélion. = bono nuntio, doctrina de Christo. ⊂ eu [bono] angel(o) [nuntio] -io. </text:p>
        </text:list-item>
        <text:list-item>
          <text:p text:style-name="P91">—<text:span text:style-name="T3">ico</text:span> ĭ 400 | -ico | é—élique | -ic | -isch. ⊂ G. -icós. </text:p>
        </text:list-item>
        <text:list-item>
          <text:p text:style-name="P91">—<text:span text:style-name="T3">ista</text:span> 400 | -ista | é—éliste | -ist | -ist. ⊂ G. -ist <text:span text:style-name="T3">ē</text:span>s. </text:p>
        </text:list-item>
        <text:list-item>
          <text:p text:style-name="P91">—<text:span text:style-name="T3">iza</text:span> 400 | -izzare | é—éliser | -ize | -isieren. ⊂ G. -ízō. </text:p>
        </text:list-item>
        <text:list-item>
          <text:p text:style-name="P91"><text:span text:style-name="T3">evapora</text:span> ō 100 | -are | é—er | -ate | -ieren. = fi vapore. </text:p>
        </text:list-item>
        <text:list-item>
          <text:p text:style-name="P91">—<text:span text:style-name="T3">bile</text:span> -ĭlis | -bile | -ble | -ble | -bel. </text:p>
        </text:list-item>
        <text:list-item>
          <text:p text:style-name="P91">—<text:span text:style-name="T3">tione</text:span> 100 | -azione | é—tion | -ation | -ation. </text:p>
        </text:list-item>
        <text:list-item>
          <text:p text:style-name="P91"><text:span text:style-name="T3">evasione</text:span> | -asione | évasion | -asion | -asion. = ton evade. </text:p>
        </text:list-item>
        <text:list-item>
          <text:p text:style-name="P91"><text:span text:style-name="T3">evasivo</text:span> | -ivo | é—if | -ive | -iv. = que evade. </text:p>
        </text:list-item>
        <text:list-item>
          <text:p text:style-name="P91"><text:span text:style-name="T3">evelle</text:span> -o | svellere | <text:span text:style-name="T5">arracher</text:span> | <text:span text:style-name="T5">to pluck</text:span> | evellieren. = velle ex, fac evulsione. </text:p>
        </text:list-item>
        <text:list-item>
          <text:p text:style-name="P91"><text:span text:style-name="T3">eveni</text:span> -ĕnio = veni ex, veni, perveni, accide, habe eventu. </text:p>
        </text:list-item>
        <text:list-item>
          <text:p text:style-name="P91"><text:span text:style-name="T3">evento</text:span> -um = </text:p>
        </text:list-item>
        <text:list-item>
          <text:p text:style-name="P91"><text:soft-page-break/><text:span text:style-name="T3">eventu</text:span> -us | evento, avvenimento | événement | event | -us. = to eveni, casu. </text:p>
        </text:list-item>
        <text:list-item>
          <text:p text:style-name="P91">—<text:span text:style-name="T3">uale</text:span> | -ale | é—el | -al | -ell. </text:p>
        </text:list-item>
        <text:list-item>
          <text:p text:style-name="P91">—<text:span text:style-name="T3">ualitate</text:span> | -ità | é—ité | -ity | -ität. </text:p>
        </text:list-item>
        <text:list-item>
          <text:p text:style-name="P91"><text:span text:style-name="T3">everte</text:span> -o | <text:span text:style-name="T5">rovesciare</text:span>, <text:span text:style-name="T5">sconvolgere</text:span>, evertere | <text:span text:style-name="T5">renverser</text:span>, <text:span text:style-name="T5">bouleverser</text:span> | evert | evertieren. = verte, destrue. </text:p>
        </text:list-item>
        <text:list-item>
          <text:p text:style-name="P91"><text:span text:style-name="T3">evidente</text:span> -ens | -ente | é—ent | -ent | -ent. = claro, manifesto, patente, quem pote vide. </text:p>
        </text:list-item>
        <text:list-item>
          <text:p text:style-name="P91">—<text:span text:style-name="T3">ia</text:span> -a | -enza | é—ence | -ence | -enz. </text:p>
        </text:list-item>
        <text:list-item>
          <text:p text:style-name="P91"><text:span text:style-name="T3">evigila</text:span> ĭ 100 | svegliarsi, <text:span text:style-name="T5">destarsi</text:span> | s’eveiller, se réveiller | <text:span text:style-name="T5">to awake</text:span> | <text:span text:style-name="T5">aufwachen</text:span>. = fi vigile, cessa de dormi. </text:p>
        </text:list-item>
        <text:list-item>
          <text:p text:style-name="P91">— -o = vigila bene. </text:p>
        </text:list-item>
        <text:list-item>
          <text:p text:style-name="P91"><text:span text:style-name="T3">evira</text:span> -ĭro | -are | évirer | -ate. = tolle qualitate de vir, emascula. </text:p>
        </text:list-item>
        <text:list-item>
          <text:p text:style-name="P91">—<text:span text:style-name="T3">tione</text:span> 100 | -zione | é—tion | -tion | -tion. </text:p>
        </text:list-item>
        <text:list-item>
          <text:p text:style-name="P91"><text:span text:style-name="T3">eviscera</text:span> -ĕro | sviscerare | éviscérer | -ate | -ieren. = tolle viscere, exentera. </text:p>
        </text:list-item>
        <text:list-item>
          <text:p text:style-name="P91">—<text:span text:style-name="T3">tione</text:span> | | -tion | -tion. </text:p>
        </text:list-item>
        <text:list-item>
          <text:p text:style-name="P91"><text:span text:style-name="T3">evita</text:span> -vīto | -are | é—er | -ate, <text:span text:style-name="T5">avoid</text:span> | -ieren, <text:span text:style-name="T5">meiden</text:span>. = vita, fuge, elude. </text:p>
        </text:list-item>
        <text:list-item>
          <text:p text:style-name="P91">—<text:span text:style-name="T3">bile</text:span> -bĭlis | -bile | é—ble | -ble | -bel. </text:p>
        </text:list-item>
        <text:list-item>
          <text:p text:style-name="P91"><text:span text:style-name="T3">evoca</text:span> -ŏco | -care | é—quer | -ke | -cieren. = voca ex. </text:p>
        </text:list-item>
        <text:list-item>
          <text:p text:style-name="P91">—<text:span text:style-name="T3">bile</text:span> -ĭlis | -bile | é—ble | -ble | -bel. </text:p>
        </text:list-item>
        <text:list-item>
          <text:p text:style-name="P91">—<text:span text:style-name="T3">tione</text:span> -tio | -zione | é—tion | -tion | -tion. </text:p>
        </text:list-item>
        <text:list-item>
          <text:p text:style-name="P91"><text:span text:style-name="T3">evolutione</text:span> -tio | -zione | é—tion | -tion | -tion. = ton evolve. </text:p>
        </text:list-item>
        <text:list-item>
          <text:p text:style-name="P91"><text:span text:style-name="T3">evoluto</text:span> -us | -uto. = quem evolve. </text:p>
        </text:list-item>
        <text:list-item>
          <text:p text:style-name="P91"><text:span text:style-name="T3">evolve</text:span> -o | -ere, svolgere | évoluer, développer | -ve | -vieren. = volve. ⊃ evoluto. </text:p>
        </text:list-item>
        <text:list-item>
          <text:p text:style-name="P91">—<text:span text:style-name="T3">ente</text:span> | -ente | | -ent | -ent. = trajectoria de puncto de uno linea, que se evolve supra alio linea. </text:p>
        </text:list-item>
        <text:list-item>
          <text:p text:style-name="P91"><text:span text:style-name="T3">evulsione</text:span> -sio | <text:span text:style-name="T5">sradicamento</text:span> | évulsion | -sion | -sion. = ton evelle. </text:p>
        </text:list-item>
        <text:list-item>
          <text:p text:style-name="P91"><text:span text:style-name="T3">EX</text:span> ex | <text:span text:style-name="T5">fuori di</text:span> | <text:span text:style-name="T5">hors de</text:span> | <text:span text:style-name="T5">out of</text:span> | <text:span text:style-name="T5">aus</text:span>. = ne in. ⊃ examen, expelle, exponente, extracto, e—. ⊂ E. ⊃ G. ex, R. iz. </text:p>
        </text:list-item>
        <text:list-item>
          <text:p text:style-name="P91">G. ex ec, ex ec. ⊃ eclipsi, ecloga, ecstasi, exanthema, exedra, exegetica, exentera, exodo, exorcismo. </text:p>
        </text:list-item>
        <text:list-item>
          <text:p text:style-name="P91"><text:span text:style-name="T3">exacerba</text:span> -o | esacerbare | <text:span text:style-name="T5">exaspérer</text:span> | -bate | -bieren. = redde acerbo. </text:p>
        </text:list-item>
        <text:list-item>
          <text:p text:style-name="P91">—<text:span text:style-name="T3">tione</text:span> | -zione | -tion | -tion | -tion. </text:p>
        </text:list-item>
        <text:list-item>
          <text:p text:style-name="P91"><text:span text:style-name="T3">exactione</text:span> -tio | esazione | -tion | -tion | -tion. = ton exige (pecunia). </text:p>
        </text:list-item>
        <text:list-item>
          <text:p text:style-name="P91"><text:span text:style-name="T3">exactitudine</text:span> | esattezza | -tude | -tude | -tüde. = to es exacto, cura, diligentia. </text:p>
        </text:list-item>
        <text:list-item>
          <text:p text:style-name="P91"><text:span text:style-name="T3">exacto</text:span> -us | esatto | -act | -act | -act. = quem exige, præciso, perfecto, punctuale, diligente. </text:p>
        </text:list-item>
        <text:list-item>
          <text:p text:style-name="P91"><text:span text:style-name="T3">exactore</text:span> -tor | esattore | -teur, <text:span text:style-name="T5">receveur</text:span>, <text:span text:style-name="T5">percepteur</text:span> | -tor | -tor. = que exige, collectore. </text:p>
        </text:list-item>
        <text:list-item>
          <text:p text:style-name="P91"><text:span text:style-name="T3">exaggera</text:span> ĕ 100 | esagerare | exagérer | exaggerate | exaggerieren. = amplifica, auge. ⊂ </text:p>
        </text:list-item>
        <text:list-item>
          <text:p text:style-name="P91">— -o = construe aggere, accumula. </text:p>
        </text:list-item>
        <text:list-item>
          <text:p text:style-name="P91"><text:soft-page-break/>—<text:span text:style-name="T3">tione</text:span> 200 | esagerazione | exagération | -ation | -ation. </text:p>
        </text:list-item>
        <text:list-item>
          <text:p text:style-name="P91">—<text:span text:style-name="T3">tore</text:span> 400 | esageratore | exagérateur | -ator | -ator(isch). </text:p>
        </text:list-item>
        <text:list-item>
          <text:p text:style-name="P91"><text:span text:style-name="T3">exalta</text:span> 100 | esaltare | -alter | -alt | -altieren. = pone in alto, extolle. </text:p>
        </text:list-item>
        <text:list-item>
          <text:p text:style-name="P91">—<text:span text:style-name="T3">tione</text:span> 300 | esaltazione | -tion | -tion | -tion. </text:p>
        </text:list-item>
        <text:list-item>
          <text:p text:style-name="P91"><text:span text:style-name="T3">examina</text:span> -ĭno | esaminare | -ner | -ne | -nieren. = fac examine, pondera, considera, quære, investiga. </text:p>
        </text:list-item>
        <text:list-item>
          <text:p text:style-name="P91">—<text:span text:style-name="T3">tore</text:span> 300 | es—tore | -teur | -tor | -tor. </text:p>
        </text:list-item>
        <text:list-item>
          <text:p text:style-name="P91"><text:span text:style-name="T3">examine</text:span> -men -mĭn- | esame | -men | -mination | -men. ⊃ examina. ⊂ ex a(ge) -mine. </text:p>
        </text:list-item>
        <text:list-item>
          <text:p text:style-name="P91">examĭne -men | sciame | essaim. = multitudine, turba, grege (de apes). </text:p>
        </text:list-item>
        <text:list-item>
          <text:p text:style-name="P91"><text:span text:style-name="T3">exanthema</text:span> | esantema | -ème | -ema | -em. = efflorescentia rubro de pelle. ⊂ G. exánthēma ⊂ ex anth(o) [flore] -ema. </text:p>
        </text:list-item>
        <text:list-item>
          <text:p text:style-name="P91"><text:span text:style-name="T3">exaspera</text:span> -ĕro | esasperare | -érer | -ate | -ieren. = redde aspero. </text:p>
        </text:list-item>
        <text:list-item>
          <text:p text:style-name="P91">—<text:span text:style-name="T3">tione</text:span> 200 | esasperazione | -ération | -ation | -ation. </text:p>
        </text:list-item>
        <text:list-item>
          <text:p text:style-name="P91"><text:span text:style-name="T3">excava</text:span> -ăvo | scavare | -ver | -vate | -vieren. = redde cavo, cava ex. </text:p>
        </text:list-item>
        <text:list-item>
          <text:p text:style-name="P91">—<text:span text:style-name="T3">tione</text:span> 100 | escavazione | -tion | -tion | -tion. </text:p>
        </text:list-item>
        <text:list-item>
          <text:p text:style-name="P91"><text:span text:style-name="T3">excede</text:span> -o | eccedere | -céder | -ceed | -cedieren. = supera, i ex limite. ⊂ ex cede. </text:p>
        </text:list-item>
        <text:list-item>
          <text:p text:style-name="P91"><text:span text:style-name="T3">excelle</text:span> -o | eccellere | -eller | -el | -ellieren. </text:p>
        </text:list-item>
        <text:list-item>
          <text:p text:style-name="P91">—<text:span text:style-name="T3">nte</text:span> -ens | eccellente | -nt | -nt | -nt. </text:p>
        </text:list-item>
        <text:list-item>
          <text:p text:style-name="P91">—<text:span text:style-name="T3">ntia</text:span> -a | eccellenza | -nce | -nce | -nz. </text:p>
        </text:list-item>
        <text:list-item>
          <text:p text:style-name="P91"><text:span text:style-name="T3">excelso</text:span> -us | eccelso. = que excelle, alto, sublime, eminente, elevato. </text:p>
        </text:list-item>
        <text:list-item>
          <text:p text:style-name="P91">excepta -o = accepta. </text:p>
        </text:list-item>
        <text:list-item>
          <text:p text:style-name="P91">excepta | eccettuare | -epter | -ept. = excipe. </text:p>
        </text:list-item>
        <text:list-item>
          <text:p text:style-name="P91"><text:span text:style-name="T3">excepto</text:span> -us | eccettuato, eccetto | -epté | -ept | -ept. = quem excipe. </text:p>
        </text:list-item>
        <text:list-item>
          <text:p text:style-name="P91">—<text:span text:style-name="T3">ione</text:span> | eccezione | -ion | -ion | -ion. </text:p>
        </text:list-item>
        <text:list-item>
          <text:p text:style-name="P91">——<text:span text:style-name="T3">ale</text:span> | eccezionale | -onnel | -onal | -onell. </text:p>
        </text:list-item>
        <text:list-item>
          <text:p text:style-name="P91"><text:span text:style-name="T3">excerne</text:span> -o | escretare, scernere | excréter | to excrete | excernieren, excretieren. = cerne ex, excreta, secerne. </text:p>
        </text:list-item>
        <text:list-item>
          <text:p text:style-name="P91"><text:span text:style-name="T3">excessu</text:span> -us | eccesso | -ès | -ess | -ess. = to excede. </text:p>
        </text:list-item>
        <text:list-item>
          <text:p text:style-name="P91">—<text:span text:style-name="T3">ivo</text:span> | eccessivo | -if | -ive | -iv. </text:p>
        </text:list-item>
        <text:list-item>
          <text:p text:style-name="P91"><text:span text:style-name="T3">excipe</text:span> -ĭpio = cape ex. </text:p>
        </text:list-item>
        <text:list-item>
          <text:p text:style-name="P91">— -io | eccepire, eccettuare | exciper, excepter | except | excipieren. = exclude, fac exceptione. </text:p>
        </text:list-item>
        <text:list-item>
          <text:p text:style-name="P91"><text:span text:style-name="T3">excita</text:span> -ĭto | eccitare | -ter | -te | -tieren. ⊂ ex cita. </text:p>
        </text:list-item>
        <text:list-item>
          <text:p text:style-name="P91">—<text:span text:style-name="T3">tione</text:span> 400 | eccitazione | -ation | -ation | -ation. </text:p>
        </text:list-item>
        <text:list-item>
          <text:p text:style-name="P91">—<text:span text:style-name="T3">bile</text:span> ĭ 500 | ec—abile | -ble | -ble | -bel. </text:p>
        </text:list-item>
        <text:list-item>
          <text:p text:style-name="P91">——<text:span text:style-name="T3">itate</text:span> | eccitabilità | -té | -ty | -tät. </text:p>
        </text:list-item>
        <text:list-item>
          <text:p text:style-name="P91"><text:span text:style-name="T3">exclama</text:span> -o | esclamare | s’exclamer | to exclaim | -ieren. = clama. </text:p>
        </text:list-item>
        <text:list-item>
          <text:p text:style-name="P91">—<text:span text:style-name="T3">tione</text:span> -tio | esclamazione | -ation | -ation | -ation. </text:p>
        </text:list-item>
        <text:list-item>
          <text:p text:style-name="P91"><text:span text:style-name="T3">exclude</text:span> -o | escludere | -clure | -de | -dieren. ⊂ ex claude. </text:p>
        </text:list-item>
        <text:list-item>
          <text:p text:style-name="P91"><text:span text:style-name="T3">excluso</text:span> -us | escluso. = quem exclude. </text:p>
        </text:list-item>
        <text:list-item>
          <text:p text:style-name="P91">—<text:span text:style-name="T3">ione</text:span> -sio | esclusione | -sion | -sion | -sion. </text:p>
        </text:list-item>
        <text:list-item>
          <text:p text:style-name="P91">—<text:span text:style-name="T3">ivo</text:span> | esclusivo | -if | -ive | -iv. </text:p>
        </text:list-item>
        <text:list-item>
          <text:p text:style-name="P91"><text:span text:style-name="T3">excogita</text:span> -ĭto | escogitare | <text:span text:style-name="T5">trouver à force de réflexion</text:span>, <text:span text:style-name="T5">réfléchir </text:span><text:soft-page-break/><text:span text:style-name="T5">mûrement</text:span> | -ate | -ieren. ⊂ ex cogita. = medita, inveni, imagina. </text:p>
        </text:list-item>
        <text:list-item>
          <text:p text:style-name="P91"><text:span text:style-name="T3">excommunica</text:span> ĭ 400 | scomunicare | -nier | -nicate | -nicieren. = tolle ex commune de fideles. </text:p>
        </text:list-item>
        <text:list-item>
          <text:p text:style-name="P91">—<text:span text:style-name="T3">tione</text:span> 400 | scomunica | -tion | -tion | -tion. </text:p>
        </text:list-item>
        <text:list-item>
          <text:p text:style-name="P91"><text:span text:style-name="T3">excoria</text:span> 200 | escoriare | -rier | -riate | -riieren. = tolle corio. </text:p>
        </text:list-item>
        <text:list-item>
          <text:p text:style-name="P91">—<text:span text:style-name="T3">tione</text:span> | escoriazione | -ation | -ation | -ation. </text:p>
        </text:list-item>
        <text:list-item>
          <text:p text:style-name="P91"><text:span text:style-name="T3">excremento</text:span> -um | escremento | -ément | -ment | -ment. ⊂ ex cerne -mento. </text:p>
        </text:list-item>
        <text:list-item>
          <text:p text:style-name="P91"><text:span text:style-name="T3">excrescentia</text:span> 100 | escrecenza | excroissance | -scence | -scenz. = protuberantia. ⊂ ex cresce -ntia. </text:p>
        </text:list-item>
        <text:list-item>
          <text:p text:style-name="P91"><text:span text:style-name="T3">excretione</text:span> | escrezione | -étion | -tion | -tion. = excremento. </text:p>
        </text:list-item>
        <text:list-item>
          <text:p text:style-name="P91"><text:span text:style-name="T3">exculpa</text:span> | scolpare | disculper | -ate | -ieren. = tolle culpa. </text:p>
        </text:list-item>
        <text:list-item>
          <text:p text:style-name="P91"><text:span text:style-name="T3">excursione</text:span> -sio | escursione | -sion | -sion | -sion. = ton curre ex. </text:p>
        </text:list-item>
        <text:list-item>
          <text:p text:style-name="P91"><text:span text:style-name="T3">excusa</text:span> -o | scusare | -er | -e | -ieren. ⊂ ex causa. </text:p>
        </text:list-item>
        <text:list-item>
          <text:p text:style-name="P91">—<text:span text:style-name="T3">bile</text:span> -bĭlis | scusabile | -ble | -ble | -bel. </text:p>
        </text:list-item>
        <text:list-item>
          <text:p text:style-name="P91">—<text:span text:style-name="T3">tione</text:span> -tio | scusa | excuse | excuse | Excüse. = ton excusa. </text:p>
        </text:list-item>
        <text:list-item>
          <text:p text:style-name="P91">exĕcra, v. exsecra. </text:p>
        </text:list-item>
        <text:list-item>
          <text:p text:style-name="P91"><text:span text:style-name="T3">exedra</text:span> -ĕdra | -edra | -èdre | -edra | -edra. = æde cum sedile externo. ⊂ G. exédra ⊂ ex hedra [sede]. </text:p>
        </text:list-item>
        <text:list-item>
          <text:p text:style-name="P91"><text:span text:style-name="T3">exegesi</text:span> | esegesi | exégèse | -is | -is. = interpretatione, expositione de libro. ⊂ G. ex <text:span text:style-name="T3">ē</text:span>gēsis ⊂ ex age -si. </text:p>
        </text:list-item>
        <text:list-item>
          <text:p text:style-name="P91"><text:span text:style-name="T3">exemplo</text:span> -um | esempio | -ple | example | -pel. ⊂ ex em(e) -lo. </text:p>
        </text:list-item>
        <text:list-item>
          <text:p text:style-name="P91">—<text:span text:style-name="T3">are</text:span> -plar | esemplare | -aire | -ar | -ar, -arisch. </text:p>
        </text:list-item>
        <text:list-item>
          <text:p text:style-name="P91">—<text:span text:style-name="T3">ifica</text:span> -ĭco | esemplificare | | -ify | -ificieren. = explica per exemplos. </text:p>
        </text:list-item>
        <text:list-item>
          <text:p text:style-name="P91">——<text:span text:style-name="T3">tione</text:span> | | | -tion | -tion. = exemplo. </text:p>
        </text:list-item>
        <text:list-item>
          <text:p text:style-name="P91"><text:span text:style-name="T3">exemptione</text:span> 100 | esenzione | -mption | -mption | -mption. = ton exime. </text:p>
        </text:list-item>
        <text:list-item>
          <text:p text:style-name="P91"><text:span text:style-name="T3">exempto</text:span> 100 | esente, -ato | -empti, -té | -empt | -empt. = quem exime. </text:p>
        </text:list-item>
        <text:list-item>
          <text:p text:style-name="P91">exeque, v. exseque. </text:p>
        </text:list-item>
        <text:list-item>
          <text:p text:style-name="P91"><text:span text:style-name="T3">exerce</text:span> -eo | esercire, esercitare | -cer | -cise | -cieren. ⊂ ex arce. = labora, instrue, fac exercitio. </text:p>
        </text:list-item>
        <text:list-item>
          <text:p text:style-name="P91">—<text:span text:style-name="T3">ita</text:span> -ĭto = exerce. </text:p>
        </text:list-item>
        <text:list-item>
          <text:p text:style-name="P91">——<text:span text:style-name="T3">tione</text:span> -tio | es—zione | -tion | -tion. </text:p>
        </text:list-item>
        <text:list-item>
          <text:p text:style-name="P91">—<text:span text:style-name="T3">itio</text:span> -um | es—izio | -ice | -ise | -itium. = ton exerce. </text:p>
        </text:list-item>
        <text:list-item>
          <text:p text:style-name="P91"><text:span text:style-name="T3">exercitu</text:span> -ĭtus | esercito | <text:span text:style-name="T5">armée</text:span> | <text:span text:style-name="T5">army</text:span> | <text:span text:style-name="T5">Heer</text:span> | H. ejercito | P. exercito. = corpore de milites, quem exerce. </text:p>
        </text:list-item>
        <text:list-item>
          <text:p text:style-name="P91"><text:span text:style-name="T3">exergo</text:span> | esergo | -gue | -gue | -gue. = parte exteriore de moneta. ⊂ ex erg [labore]. </text:p>
        </text:list-item>
        <text:list-item>
          <text:p text:style-name="P91"><text:span text:style-name="T3">exfolia</text:span> | sfogliare, <text:span text:style-name="T5">sfaldare</text:span> | -ier, effeuiller | -iate | -iieren. = tolle folios [de arbore], volve folios [de libro]. </text:p>
        </text:list-item>
        <text:list-item>
          <text:p text:style-name="P91">—<text:span text:style-name="T3">tione</text:span> | | -tion | -tion | -tion. </text:p>
        </text:list-item>
        <text:list-item>
          <text:p text:style-name="P91"><text:span text:style-name="T3">exhala</text:span> -o | esalare | -er | -e | -ieren. = hala ex. </text:p>
        </text:list-item>
        <text:list-item>
          <text:p text:style-name="P91">—<text:span text:style-name="T3">tione</text:span> | esalazione | -tion | -tion | -tion. </text:p>
        </text:list-item>
        <text:list-item>
          <text:p text:style-name="P91"><text:span text:style-name="T3">exhauri</text:span> -io | esaurire | <text:span text:style-name="T5">épuiser</text:span> (exhaure) | to exaust | -ieren. ⊃ exhausto. ⊂ hauri ex. = trahe toto (aqua), consuma toto. </text:p>
        </text:list-item>
        <text:list-item>
          <text:p text:style-name="P91"><text:span text:style-name="T3">exhausto</text:span> -us | esausto | | exhaust. = quem exhauri. </text:p>
        </text:list-item>
        <text:list-item>
          <text:p text:style-name="P91"><text:soft-page-break/>—<text:span text:style-name="T3">ione</text:span> | esaustione | -tion | -tion | -tion. = ton exhauri, methodo de mathematica infinitesimale. </text:p>
        </text:list-item>
        <text:list-item>
          <text:p text:style-name="P91"><text:span text:style-name="T3">exhibe</text:span> -ĭbeo | esibire | -er | -it | -ieren. = fac exhibitione, expone, præsenta. ⊂ ex habe. </text:p>
        </text:list-item>
        <text:list-item>
          <text:p text:style-name="P91"><text:span text:style-name="T3">exhibito</text:span> -ĭtus | esibito | | | -tum. = quem exhibe. </text:p>
        </text:list-item>
        <text:list-item>
          <text:p text:style-name="P91">—<text:span text:style-name="T3">ione</text:span> 200 | esibizione | -ition | -ition | -ition. = ton exhibe, expositione. </text:p>
        </text:list-item>
        <text:list-item>
          <text:p text:style-name="P91"><text:span text:style-name="T3">exhilara</text:span> -ăro | esilarare | <text:span text:style-name="T5">réjouir</text:span>, <text:span text:style-name="T5">égayer</text:span> | -ate. = redde hilare. </text:p>
        </text:list-item>
        <text:list-item>
          <text:p text:style-name="P91"><text:span text:style-name="T3">exhorta</text:span> -or | esortare | -orter | -ort | -ortieren. = horta. </text:p>
        </text:list-item>
        <text:list-item>
          <text:p text:style-name="P91">—<text:span text:style-name="T3">tione</text:span> 100 | es—zione | -ation | -ation | -ation. </text:p>
        </text:list-item>
        <text:list-item>
          <text:p text:style-name="P91">—<text:span text:style-name="T3">tivo</text:span> 100 | esortativo | -if | -ive | -iv. </text:p>
        </text:list-item>
        <text:list-item>
          <text:p text:style-name="P91">—<text:span text:style-name="T3">torio</text:span> 400 | esortatorio | -toire | -tory | -torisch. </text:p>
        </text:list-item>
        <text:list-item>
          <text:p text:style-name="P91"><text:span text:style-name="T3">exhuma</text:span> -ŭmo | esumare | -er | -e | -ieren. = tolle ex humo. </text:p>
        </text:list-item>
        <text:list-item>
          <text:p text:style-name="P91">—<text:span text:style-name="T3">tione</text:span> | esumazione | -tion | -tion | -tion. </text:p>
        </text:list-item>
        <text:list-item>
          <text:p text:style-name="P91"><text:span text:style-name="T3">exi</text:span> exeo | escire, uscire | <text:span text:style-name="T5">sortir</text:span>, <text:span text:style-name="T5">avoir</text:span> issue | to issue. = i ex, habe exitu. </text:p>
        </text:list-item>
        <text:list-item>
          <text:p text:style-name="P91"><text:span text:style-name="T3">exige</text:span> -ĭgo | esigere | -ger | to exact | -gieren. = pete, prætende, fac exactione. </text:p>
        </text:list-item>
        <text:list-item>
          <text:p text:style-name="P91">— -o = age ex. </text:p>
        </text:list-item>
        <text:list-item>
          <text:p text:style-name="P91">—<text:span text:style-name="T3">ente</text:span> | esigente | -eant | -ent | -ent. </text:p>
        </text:list-item>
        <text:list-item>
          <text:p text:style-name="P91">—<text:span text:style-name="T3">entia</text:span> | esigenza | -ence | -ence | -enz. </text:p>
        </text:list-item>
        <text:list-item>
          <text:p text:style-name="P91">—<text:span text:style-name="T3">ibile</text:span> -ĭlis | esigibile | -ible | -ible | -ibel. = quem pote exige. </text:p>
        </text:list-item>
        <text:list-item>
          <text:p text:style-name="P91">——<text:span text:style-name="T3">itate</text:span> | es—ità | -ité | | -ität. </text:p>
        </text:list-item>
        <text:list-item>
          <text:p text:style-name="P91"><text:span text:style-name="T3">exiguo</text:span> -us | esiguo | -gu | -guous. = parvo, pauco. ⊂ exig(e) -uo. </text:p>
        </text:list-item>
        <text:list-item>
          <text:p text:style-name="P91">—<text:span text:style-name="T3">uitate</text:span> -tas | esiguità | -ïté | -ty | -tät. </text:p>
        </text:list-item>
        <text:list-item>
          <text:p text:style-name="P91">exilio, v. exsilio. </text:p>
        </text:list-item>
        <text:list-item>
          <text:p text:style-name="P91"><text:span text:style-name="T3">exime</text:span> -ĭmo | esentare, esimere | exempter | to exempt | eximieren. = redde exempto, libera, subtrahe, excipe. ⊂ ex eme. </text:p>
        </text:list-item>
        <text:list-item>
          <text:p text:style-name="P91">existe, v. exsiste. </text:p>
        </text:list-item>
        <text:list-item>
          <text:p text:style-name="P91"><text:span text:style-name="T3">existima</text:span> -ĭmo = (ex) æstima. </text:p>
        </text:list-item>
        <text:list-item>
          <text:p text:style-name="P91"><text:span text:style-name="T3">exitu</text:span> -ĭtus | esito, uscita | issue, <text:span text:style-name="T5">sortie</text:span> | -it, issue | -itus. ⊂ ex i -tu = to exi, fine. </text:p>
        </text:list-item>
        <text:list-item>
          <text:p text:style-name="P91"><text:span text:style-name="T3">exodo</text:span> ŏ 400 | esodo | -de | -dus | -dus. = to i ex. ⊂ G. éxodos ⊂ ex hodo [via]. </text:p>
        </text:list-item>
        <text:list-item>
          <text:p text:style-name="P91"><text:span text:style-name="T3">exonera</text:span> -ĕro | esonerare | -érer | -ate | -ieren. = anti onera, tolle onere. </text:p>
        </text:list-item>
        <text:list-item>
          <text:p text:style-name="P91">—<text:span text:style-name="T3">tione</text:span> 300 | es—zione | -ération | -tion | -tion. </text:p>
        </text:list-item>
        <text:list-item>
          <text:p text:style-name="P91"><text:span text:style-name="T3">exorbita</text:span> ĭ 400 | esorbitare | | -ate | -ieren. = i ex orbe, i ex via, i ex fines, excede. </text:p>
        </text:list-item>
        <text:list-item>
          <text:p text:style-name="P91">—<text:span text:style-name="T3">nte</text:span> | esorbitante | -ant | -ant | -ant. </text:p>
        </text:list-item>
        <text:list-item>
          <text:p text:style-name="P91"><text:span text:style-name="T3">exorcismo</text:span> 300 | es—ismo | -isme | -ism | -ismus. ⊂ G. -ismós. ⊂ exorciz(a) -mo. </text:p>
        </text:list-item>
        <text:list-item>
          <text:p text:style-name="P91"><text:span text:style-name="T3">exorcista</text:span> | es—ista | -iste | -ist | -ist. ⊂ G. -st <text:span text:style-name="T3">ē</text:span>s. ⊂ exorciz(a) -ta. </text:p>
        </text:list-item>
        <text:list-item>
          <text:p text:style-name="P91"><text:span text:style-name="T3">exorciza</text:span> 300 | esorcizzare | -ser | -se | -sieren. = invoca dæmones. ⊂ G. exorcízō ⊂ ex horc(o) [sacramento] -iza. </text:p>
        </text:list-item>
        <text:list-item>
          <text:p text:style-name="P91"><text:span text:style-name="T3">exordi</text:span> -ior | esordire | | | -ieren. = incipe ad ordi, fac exordio, initia. </text:p>
        </text:list-item>
        <text:list-item>
          <text:p text:style-name="P91"><text:span text:style-name="T3">exordio</text:span> 200 | esordio | -de | -dium | -dium. = ton exordi, principio, <text:soft-page-break/>initio (de oratione). </text:p>
        </text:list-item>
        <text:list-item>
          <text:p text:style-name="P91"><text:span text:style-name="T3">exosmosi</text:span> | es—si | -se | -sis | -se. ⊂ osmosi ad ex, anti endosmosi. </text:p>
        </text:list-item>
        <text:list-item>
          <text:p text:style-name="P91"><text:span text:style-name="T3">exostosi</text:span> | es—si | -se | -sis | -se. = protuberantia morboso de osse. ⊂ G. -ōsis. ⊂ ex ost(eo) [osse] -osi. </text:p>
        </text:list-item>
        <text:list-item>
          <text:p text:style-name="P91"><text:span text:style-name="T3">exoterico</text:span> -ĭcus (Varrone) | essoterico | -érique | -ic | -isch. = externo, publico, anti esoterico. ⊂ G. -icós. ⊂ ex -o- ter -ico = ex-ter-no. </text:p>
        </text:list-item>
        <text:list-item>
          <text:p text:style-name="P91"><text:span text:style-name="T3">exotico</text:span> ĭ 200 | esotico | -ique | -ic | -isch. = non nativo, externo. ⊂ G. exōticós ⊂ ex -o- -tico. </text:p>
        </text:list-item>
        <text:list-item>
          <text:p text:style-name="P91"><text:span text:style-name="T3">expande</text:span> 100 | espandere | épandre | to expand | -ieren. = pande ex, tende, extende, distende, dilata, explica. ⊃ expanso. </text:p>
        </text:list-item>
        <text:list-item>
          <text:p text:style-name="P91"><text:span text:style-name="T3">expanso</text:span> 100 = quem expande. </text:p>
        </text:list-item>
        <text:list-item>
          <text:p text:style-name="P91">—<text:span text:style-name="T3">ibile</text:span> -ĭlis | espansibile | -ble | -ble | -bel. </text:p>
        </text:list-item>
        <text:list-item>
          <text:p text:style-name="P91">——<text:span text:style-name="T3">itate</text:span> | es—ità | -ité | -ity | -ität. </text:p>
        </text:list-item>
        <text:list-item>
          <text:p text:style-name="P91">—<text:span text:style-name="T3">ione</text:span> 600 | espansione | -sion | -sion | -sion. </text:p>
        </text:list-item>
        <text:list-item>
          <text:p text:style-name="P91">—<text:span text:style-name="T3">ivo</text:span> | espansivo | -if | -ive | -iv. </text:p>
        </text:list-item>
        <text:list-item>
          <text:p text:style-name="P91"><text:span text:style-name="T3">expatria</text:span> | es—are | s’expatrier | -iate | -iieren. = i ex patria. </text:p>
        </text:list-item>
        <text:list-item>
          <text:p text:style-name="P91">—<text:span text:style-name="T3">tione</text:span> | es—zione | -tion | -tion | -tion. </text:p>
        </text:list-item>
        <text:list-item>
          <text:p text:style-name="P91"><text:span text:style-name="T3">expectora</text:span> -ŏro | espettorare | -rer | -ate | -ieren. = mitte ex pectore. </text:p>
        </text:list-item>
        <text:list-item>
          <text:p text:style-name="P91">— -o = mitte ex mente. </text:p>
        </text:list-item>
        <text:list-item>
          <text:p text:style-name="P91"><text:span text:style-name="T3">expedi</text:span> -pĕdio = solve ligamine, anti impedi, præpara. ⊂ ex ped(e) -i. </text:p>
        </text:list-item>
        <text:list-item>
          <text:p text:style-name="P91">— M | spedire | expédier | -ite | -ieren. = mitte. </text:p>
        </text:list-item>
        <text:list-item>
          <text:p text:style-name="P91">—<text:span text:style-name="T3">tione</text:span> -tio | spedizione | expédition | -tion | -tion. </text:p>
        </text:list-item>
        <text:list-item>
          <text:p text:style-name="P91">—<text:span text:style-name="T3">iente</text:span> | es—iente | expédient | -ient | -ient. </text:p>
        </text:list-item>
        <text:list-item>
          <text:p text:style-name="P91">—<text:span text:style-name="T3">ito</text:span> -ītus | spedito | <text:span text:style-name="T5">dégagé</text:span> | expedite. = sine impedimento, prompto, libero, facile. </text:p>
        </text:list-item>
        <text:list-item>
          <text:p text:style-name="P91"><text:span text:style-name="T3">expelle</text:span> -o | es—ere | expulser | to expel | -ieren. = pelle ex, expulsa, ejecta, exclude, exsilia. ⊃ expulso. </text:p>
        </text:list-item>
        <text:list-item>
          <text:p text:style-name="P91"><text:span text:style-name="T3">expende</text:span> -o | spendere | dépenser | to expend | -ieren. ⊃ expenso. ⊂ </text:p>
        </text:list-item>
        <text:list-item>
          <text:p text:style-name="P91">— -o = pondera (nummos). </text:p>
        </text:list-item>
        <text:list-item>
          <text:p text:style-name="P91"><text:span text:style-name="T3">expensa</text:span> (Plauto) | spesa | dépense | -ense | -ensen. = ton expende, pecunia quem expende. </text:p>
        </text:list-item>
        <text:list-item>
          <text:p text:style-name="P91"><text:span text:style-name="T3">expenso</text:span> | speso. = quem expende. </text:p>
        </text:list-item>
        <text:list-item>
          <text:p text:style-name="P91"><text:span text:style-name="T3">experi</text:span> -ĕrior | sperimentare, esperire | expérimenter | to experience, to experiment | experimentieren. </text:p>
        </text:list-item>
        <text:list-item>
          <text:p text:style-name="P91">—<text:span text:style-name="T3">ientia</text:span> -a | es—enza | expérience | -ence | -enz. = ton experi, observatione, proba, experimento. </text:p>
        </text:list-item>
        <text:list-item>
          <text:p text:style-name="P91">—<text:span text:style-name="T3">mento</text:span> -um | esperimento | expérimentation | -ment | -ment. = ton experi. </text:p>
        </text:list-item>
        <text:list-item>
          <text:p text:style-name="P91">——<text:span text:style-name="T3">a</text:span> N = experi. </text:p>
        </text:list-item>
        <text:list-item>
          <text:p text:style-name="P91">——<text:span text:style-name="T3">ale</text:span> | es—ale | expé—al | -al | -al. </text:p>
        </text:list-item>
        <text:list-item>
          <text:p text:style-name="P91"><text:span text:style-name="T3">experto</text:span> -us | esperto | -ert | -ert | -ert. = que experi, perito, practico, dextero. </text:p>
        </text:list-item>
        <text:list-item>
          <text:p text:style-name="P91"><text:span text:style-name="T3">expia</text:span> -o | espiare | -ier | -ate | -iieren. = purga se ab crimine per pœna, fi pio. </text:p>
        </text:list-item>
        <text:list-item>
          <text:p text:style-name="P91">—<text:span text:style-name="T3">bile</text:span> -bĭlis | espiabile | -ble | -ble | -bel. </text:p>
        </text:list-item>
        <text:list-item>
          <text:p text:style-name="P91"><text:soft-page-break/>—<text:span text:style-name="T3">tione</text:span> -tio | espiazione | -tion | -tion | -tion. </text:p>
        </text:list-item>
        <text:list-item>
          <text:p text:style-name="P91">—<text:span text:style-name="T3">torio</text:span> 400 | espiatorio | -toire | -tory | -torisch. </text:p>
        </text:list-item>
        <text:list-item>
          <text:p text:style-name="P91"><text:span text:style-name="T3">explana</text:span> -o | spianare | aplanir | to explain | -ieren. = fac plano, explica, declara, interpreta. </text:p>
        </text:list-item>
        <text:list-item>
          <text:p text:style-name="P91">—<text:span text:style-name="T3">tione</text:span> -tio | | -tion | -tion | -tion. </text:p>
        </text:list-item>
        <text:list-item>
          <text:p text:style-name="P91">—<text:span text:style-name="T3">torio</text:span> 500 | | | -tory | -torisch. </text:p>
        </text:list-item>
        <text:list-item>
          <text:p text:style-name="P91"><text:span text:style-name="T3">explica</text:span> -ĭco | spiegare, esplicare | -iquer | -icate | -icieren. = anti plica, evolve, aperi, expone. </text:p>
        </text:list-item>
        <text:list-item>
          <text:p text:style-name="P91">—<text:span text:style-name="T3">bile</text:span> -ĭlis -ĭlis | spiegabile | -ble | -ble | -bel. </text:p>
        </text:list-item>
        <text:list-item>
          <text:p text:style-name="P91">—<text:span text:style-name="T3">tione</text:span> -tio | es—zione | -tion | -tion | -tion. </text:p>
        </text:list-item>
        <text:list-item>
          <text:p text:style-name="P91">—<text:span text:style-name="T3">to</text:span> -tus = quem explica. </text:p>
        </text:list-item>
        <text:list-item>
          <text:p text:style-name="P91"><text:span text:style-name="T3">explicito</text:span> -ĭtus | esplicito | -cite | -cit | -cit. = explicato, quem explica. </text:p>
        </text:list-item>
        <text:list-item>
          <text:p text:style-name="P91">explode -o = anti applaude, expelle. ⊂ ex plaude. </text:p>
        </text:list-item>
        <text:list-item>
          <text:p text:style-name="P91"><text:span text:style-name="T3">explode</text:span> N | es—ere | -ser | -e | -ieren. = fac explosione. </text:p>
        </text:list-item>
        <text:list-item>
          <text:p text:style-name="P91"><text:span text:style-name="T3">explora</text:span> -o | es—are | -er | -e | -ieren. </text:p>
        </text:list-item>
        <text:list-item>
          <text:p text:style-name="P91">—<text:span text:style-name="T3">tione</text:span> -tio | es—zione | -tion | -tion | -tion. </text:p>
        </text:list-item>
        <text:list-item>
          <text:p text:style-name="P91">—<text:span text:style-name="T3">tore</text:span> -tor | es—tore | -teur | -tor. </text:p>
        </text:list-item>
        <text:list-item>
          <text:p text:style-name="P91">—<text:span text:style-name="T3">torio</text:span> 100 | es—torio | -atif | -atory | -atorium. </text:p>
        </text:list-item>
        <text:list-item>
          <text:p text:style-name="P91"><text:span text:style-name="T3">exploso</text:span> | esploso. = que e explode. </text:p>
        </text:list-item>
        <text:list-item>
          <text:p text:style-name="P91">—ione -sio = ton pelle ex. </text:p>
        </text:list-item>
        <text:list-item>
          <text:p text:style-name="P91">—<text:span text:style-name="T3">ione</text:span> | es—sione | -sion | -sion | -sion. = ton explode. </text:p>
        </text:list-item>
        <text:list-item>
          <text:p text:style-name="P91">—<text:span text:style-name="T3">ivo</text:span> | es—ivo | -if | -ive | -iv. </text:p>
        </text:list-item>
        <text:list-item>
          <text:p text:style-name="P91"><text:span text:style-name="T3">expone</text:span> -o | esporre | -ser | -se | -nieren. = pone ex, exhibe, explica. </text:p>
        </text:list-item>
        <text:list-item>
          <text:p text:style-name="P91">—<text:span text:style-name="T3">nte</text:span> | esponente | -sant | -nent | -nent. = numero que indica potestate. </text:p>
        </text:list-item>
        <text:list-item>
          <text:p text:style-name="P91">——<text:span text:style-name="T3">iale</text:span> | es—ziale | -tiel | -tial | -tial. = functione cum exponente. </text:p>
        </text:list-item>
        <text:list-item>
          <text:p text:style-name="P91"><text:span text:style-name="T3">exporta</text:span> -o | es—are | -er | to export | -ieren. = porta ex. </text:p>
        </text:list-item>
        <text:list-item>
          <text:p text:style-name="P91">—<text:span text:style-name="T3">tione</text:span> -tio | es—zione | -tion | -tion | -tion. </text:p>
        </text:list-item>
        <text:list-item>
          <text:p text:style-name="P91"><text:span text:style-name="T3">exposito</text:span> -ĭtus | esposto. = quem expone. </text:p>
        </text:list-item>
        <text:list-item>
          <text:p text:style-name="P91">—<text:span text:style-name="T3">ione</text:span> -tio | es—izione | -ition | -ition | -ition. = ton expone, exhibitione. </text:p>
        </text:list-item>
        <text:list-item>
          <text:p text:style-name="P91">—<text:span text:style-name="T3">ore</text:span> 400 | es—sitore | -sant | -ser. = qui expone, commentatore, interprete. </text:p>
        </text:list-item>
        <text:list-item>
          <text:p text:style-name="P91"><text:span text:style-name="T3">expresso</text:span> -us | espresso | -près | -press | -press. = quem exprime, claro, explicito, misso speciale, rapido. </text:p>
        </text:list-item>
        <text:list-item>
          <text:p text:style-name="P91">—<text:span text:style-name="T3">ione</text:span> -sio | es—ione | -ion | -ion | -ion. </text:p>
        </text:list-item>
        <text:list-item>
          <text:p text:style-name="P91">—<text:span text:style-name="T3">ivo</text:span> | es—ivo | -if | -ive | -iv. </text:p>
        </text:list-item>
        <text:list-item>
          <text:p text:style-name="P91"><text:span text:style-name="T3">exprime</text:span> -ĭmo | es—ere | -er | to express | -ieren. = declara, significa. ⊂ ex preme. </text:p>
        </text:list-item>
        <text:list-item>
          <text:p text:style-name="P91"><text:span text:style-name="T3">expropia</text:span> | es—are | -er | -ate | -ieren. = tolle proprietate. </text:p>
        </text:list-item>
        <text:list-item>
          <text:p text:style-name="P91">—<text:span text:style-name="T3">tione</text:span> | es—zione | -tion | -tion | -tion. </text:p>
        </text:list-item>
        <text:list-item>
          <text:p text:style-name="P91"><text:span text:style-name="T3">expulso</text:span> -us | espulso. = quem expelle. </text:p>
        </text:list-item>
        <text:list-item>
          <text:p text:style-name="P91">—<text:span text:style-name="T3">ione</text:span> -sio | es—sione | -sion | -sion | -sion. </text:p>
        </text:list-item>
        <text:list-item>
          <text:p text:style-name="P91">—<text:span text:style-name="T3">ivo</text:span> | es—ivo | -if | -ive | -iv. </text:p>
        </text:list-item>
        <text:list-item>
          <text:p text:style-name="P91"><text:span text:style-name="T3">expurga</text:span> -o | es—are | purger | -gate | -gieren. = purga. </text:p>
        </text:list-item>
        <text:list-item>
          <text:p text:style-name="P91">—<text:span text:style-name="T3">tione</text:span> | es—zione | -tion | -tion | -tion. </text:p>
        </text:list-item>
        <text:list-item>
          <text:p text:style-name="P91"><text:soft-page-break/><text:span text:style-name="T3">exquisito</text:span> -ītus | squisito | exquis | -ite | -it. = quam quære, delicato, exacto, accurato, perfecto. </text:p>
        </text:list-item>
        <text:list-item>
          <text:p text:style-name="P91"><text:span text:style-name="T3">exsangue</text:span> -is | esangue | -gue | -guine. = sine sanguine. </text:p>
        </text:list-item>
        <text:list-item>
          <text:p text:style-name="P91"><text:span text:style-name="T3">exsecra</text:span> -ĕcror | esecrare | exécrer | execrate | -ieren. ⊂ ex sacra. </text:p>
        </text:list-item>
        <text:list-item>
          <text:p text:style-name="P91">—<text:span text:style-name="T3">bile</text:span> -bĭlis | esecrabile | exécrable | execrable | -abel. </text:p>
        </text:list-item>
        <text:list-item>
          <text:p text:style-name="P91">—<text:span text:style-name="T3">tione</text:span> -tio | esecrazione | exécration | exe—tion | -tion. </text:p>
        </text:list-item>
        <text:list-item>
          <text:p text:style-name="P91"><text:span text:style-name="T3">exsecuto</text:span> -us | eseguito. = quem exseque. </text:p>
        </text:list-item>
        <text:list-item>
          <text:p text:style-name="P91">—<text:span text:style-name="T3">ione</text:span> -tio | esecuzione | exécution | execution | -tion. </text:p>
        </text:list-item>
        <text:list-item>
          <text:p text:style-name="P91">—<text:span text:style-name="T3">ivo</text:span> | esecutivo | exécutif | executive | -iv. </text:p>
        </text:list-item>
        <text:list-item>
          <text:p text:style-name="P91">—<text:span text:style-name="T3">ore</text:span> 100 | esecutore | exécuteur | executor | -tor. </text:p>
        </text:list-item>
        <text:list-item>
          <text:p text:style-name="P91"><text:span text:style-name="T3">exseque</text:span> -ĕquor | eseguire | exécuter | to execute | -ieren. ⊂ ex seque. </text:p>
        </text:list-item>
        <text:list-item>
          <text:p text:style-name="P91"><text:span text:style-name="T3">exsequia</text:span> (-ae -arum) | esequie | obsèques | exequies | -quien. ⊂ ex sequ(e) -ia. </text:p>
        </text:list-item>
        <text:list-item>
          <text:p text:style-name="P91"><text:span text:style-name="T3">exsicca</text:span> -o | essiccare | | -ate | -ieren. = redde sicco. </text:p>
        </text:list-item>
        <text:list-item>
          <text:p text:style-name="P91">—<text:span text:style-name="T3">tione</text:span> | essiccazione | -ion | -ion | -ion. </text:p>
        </text:list-item>
        <text:list-item>
          <text:p text:style-name="P91">—<text:span text:style-name="T3">tivo</text:span> | essiccativo | | -tive | -tiv. </text:p>
        </text:list-item>
        <text:list-item>
          <text:p text:style-name="P91">exsilia -o = salta ex. ⊂ ex sali. </text:p>
        </text:list-item>
        <text:list-item>
          <text:p text:style-name="P91">— N | esiliare | exiler | to exile | -ieren. = pone in exsilio. </text:p>
        </text:list-item>
        <text:list-item>
          <text:p text:style-name="P91"><text:span text:style-name="T3">exsilio</text:span> -um, exilio | esilio | exil | exile | Exil. = to es exsule. </text:p>
        </text:list-item>
        <text:list-item>
          <text:p text:style-name="P91"><text:span text:style-name="T3">exsiste</text:span> -o, existe | esistere | exister | exist | existieren. ⊂ ex siste. </text:p>
        </text:list-item>
        <text:list-item>
          <text:p text:style-name="P91"><text:span text:style-name="T3">exspecta</text:span> -o | aspettare | <text:span text:style-name="T5">attendre</text:span> | to expect | -ieren. ⊂ ex specta. </text:p>
        </text:list-item>
        <text:list-item>
          <text:p text:style-name="P91">—<text:span text:style-name="T3">tione</text:span> -tio | aspettazione | -tion | -tion. </text:p>
        </text:list-item>
        <text:list-item>
          <text:p text:style-name="P91"><text:span text:style-name="T3">exspira</text:span> -o | espiare | expirer | expire | -rieren. ⊂ ex spira. </text:p>
        </text:list-item>
        <text:list-item>
          <text:p text:style-name="P91">—<text:span text:style-name="T3">tione</text:span> -tio | espirazione | -tion | -tion. </text:p>
        </text:list-item>
        <text:list-item>
          <text:p text:style-name="P91"><text:span text:style-name="T3">exstincto</text:span> -us | estinto. = quem exstingue. </text:p>
        </text:list-item>
        <text:list-item>
          <text:p text:style-name="P91">—<text:span text:style-name="T3">ione</text:span> -io | estinzione | extinction | extinction | -tion. </text:p>
        </text:list-item>
        <text:list-item>
          <text:p text:style-name="P91"><text:span text:style-name="T3">exstingue</text:span> -o | estinguere | éteindre | to extinguish | -ieren. ⊃ exstincto. ⊂ ex stingue. = fac more (igne), destrue. </text:p>
        </text:list-item>
        <text:list-item>
          <text:p text:style-name="P91"><text:span text:style-name="T3">exstirpa</text:span> -o | estirpare | extirper | to extirpate. = destrue stirpe, eradica. </text:p>
        </text:list-item>
        <text:list-item>
          <text:p text:style-name="P91">—<text:span text:style-name="T3">tione</text:span> | estirpazione | -tion | -tion | -tion. </text:p>
        </text:list-item>
        <text:list-item>
          <text:p text:style-name="P91"><text:span text:style-name="T3">exsuda</text:span> -o | essudare | -er | to exude | -ieren. = suda. </text:p>
        </text:list-item>
        <text:list-item>
          <text:p text:style-name="P91">—<text:span text:style-name="T3">tione</text:span> | essudazione | -tion | -tion | -tion. </text:p>
        </text:list-item>
        <text:list-item>
          <text:p text:style-name="P91"><text:span text:style-name="T3">exsule</text:span> -ul, exŭle | esule | exilé | exile. = qui es in exsilio, proscripto, profugo. ⊂ ex sŏlo [patria]. </text:p>
        </text:list-item>
        <text:list-item>
          <text:p text:style-name="P91"><text:span text:style-name="T3">exsulta</text:span> -o | esultare | exulter | to exult | -ieren. ⊂ ex salta. </text:p>
        </text:list-item>
        <text:list-item>
          <text:p text:style-name="P91">—<text:span text:style-name="T3">tione</text:span> 100 | es—zione | -ion | -ion | -ion. </text:p>
        </text:list-item>
        <text:list-item>
          <text:p text:style-name="P91">extemplo -lo = subito. </text:p>
        </text:list-item>
        <text:list-item>
          <text:p text:style-name="P91"><text:span text:style-name="T3">extemporaneo</text:span> | es—neo | -né | -neous | -an. = sine tempore, subitaneo, inopinato, ne prævisto. </text:p>
        </text:list-item>
        <text:list-item>
          <text:p text:style-name="P91"><text:span text:style-name="T3">extende</text:span> -o | stendere, estendere | étendre | to extend | -ieren. ⊃ extenso. ⊂ tende ex. </text:p>
        </text:list-item>
        <text:list-item>
          <text:p text:style-name="P91"><text:span text:style-name="T3">extenso</text:span> | esteso, steso. = quem extende. </text:p>
        </text:list-item>
        <text:list-item>
          <text:p text:style-name="P91">—<text:span text:style-name="T3">ibile</text:span> -ĭlis | es—bile | -ble | -ble | -bel. </text:p>
        </text:list-item>
        <text:list-item>
          <text:p text:style-name="P91">—<text:span text:style-name="T3">ione</text:span> 100 | es—ione | -ion | -ion | -ion. </text:p>
        </text:list-item>
        <text:list-item>
          <text:p text:style-name="P91"><text:span text:style-name="T3">extenua</text:span> -o | estenuare | exténuer | -ate | -ieren. = fac tenue. </text:p>
        </text:list-item>
        <text:list-item>
          <text:p text:style-name="P91"><text:soft-page-break/>—<text:span text:style-name="T3">tione</text:span> 100 | es—zione | -ion | -ion | -ion. </text:p>
        </text:list-item>
        <text:list-item>
          <text:p text:style-name="P91"><text:span text:style-name="T3">exteriore</text:span> -rior | esteriore | extérieur | -ior | -ieur. ⊂ exter(o) -iore [suffixo de comparativo]. </text:p>
        </text:list-item>
        <text:list-item>
          <text:p text:style-name="P91"><text:span text:style-name="T3">extermina</text:span> -ĭno | sterminare | -er | -ate | -ieren. = pone termine, destrue, exstirpa, eradica. </text:p>
        </text:list-item>
        <text:list-item>
          <text:p text:style-name="P91">—<text:span text:style-name="T3">tione</text:span> 600 | sterminio | -tion | -tion | -tion. </text:p>
        </text:list-item>
        <text:list-item>
          <text:p text:style-name="P91">—<text:span text:style-name="T3">tore</text:span> -tor | -tore | -teur | -tor. </text:p>
        </text:list-item>
        <text:list-item>
          <text:p text:style-name="P91"><text:span text:style-name="T3">externo</text:span> -us | esterno | -rne | -rn | -rn. ⊂ exter(o) -no. </text:p>
        </text:list-item>
        <text:list-item>
          <text:p text:style-name="P91"><text:span text:style-name="T3">extero</text:span> -tĕr | estero | extérieur, étranger | <text:span text:style-name="T5">foreign</text:span>, exterior, stranger. ⊂ ex -ter [suffixo comparativo]. </text:p>
        </text:list-item>
        <text:list-item>
          <text:p text:style-name="P91"><text:span text:style-name="T3">extorque</text:span> -eo | estorcere, storcere | -orquer | -ort | -orquieren. = torque ex, obtine per violentia. </text:p>
        </text:list-item>
        <text:list-item>
          <text:p text:style-name="P91"><text:span text:style-name="T3">extorto</text:span> -us | estorto, storto. = quem extorque. </text:p>
        </text:list-item>
        <text:list-item>
          <text:p text:style-name="P91">—<text:span text:style-name="T3">ione</text:span> 500 | estorsione | -sion | -tion | -sion. </text:p>
        </text:list-item>
        <text:list-item>
          <text:p text:style-name="P91"><text:span text:style-name="T3">extra</text:span> -tra | extra, <text:span text:style-name="T5">fuori di</text:span>, <text:span text:style-name="T5">al di fuori</text:span> | extra, <text:span text:style-name="T5">hors de</text:span>, <text:span text:style-name="T5">au dehors</text:span> | extra, <text:span text:style-name="T5">out of</text:span>, <text:span text:style-name="T5">outwards</text:span> | extra, <text:span text:style-name="T5">ausserhalb</text:span>. = ex, extero. ⊃ extraordinario. </text:p>
        </text:list-item>
        <text:list-item>
          <text:p text:style-name="P91"><text:span text:style-name="T3">extracto</text:span> -us | estratto | -rait | -reat, -ract | -rakt. = quem extrahe. </text:p>
        </text:list-item>
        <text:list-item>
          <text:p text:style-name="P91">—<text:span text:style-name="T3">ione</text:span> | estrazione | -tion | -tion | -tion. </text:p>
        </text:list-item>
        <text:list-item>
          <text:p text:style-name="P91">—<text:span text:style-name="T3">ivo</text:span> | estrattivo | -if | -ive | -iv. </text:p>
        </text:list-item>
        <text:list-item>
          <text:p text:style-name="P91">—<text:span text:style-name="T3">ore</text:span> | estrattore | -teur | -tor. </text:p>
        </text:list-item>
        <text:list-item>
          <text:p text:style-name="P91"><text:span text:style-name="T3">extrade</text:span> | estradare | -er | | -ieren. = trade reo ex statu, ubi illo e fuge. </text:p>
        </text:list-item>
        <text:list-item>
          <text:p text:style-name="P91">—<text:span text:style-name="T3">itione</text:span> | estradizione | -tion | -tion | -tion. </text:p>
        </text:list-item>
        <text:list-item>
          <text:p text:style-name="P91"><text:span text:style-name="T3">extrahe</text:span> -ăho | estrarre | estraire | to extract | -hieren. = trahe ex. ⊃ extracto. </text:p>
        </text:list-item>
        <text:list-item>
          <text:p text:style-name="P91"><text:span text:style-name="T3">extrajudiciale</text:span> | estragiudiziale | -iaire | -ial | -ial. </text:p>
        </text:list-item>
        <text:list-item>
          <text:p text:style-name="P91"><text:span text:style-name="T3">extramundano</text:span> 500 | estramondano | <text:span text:style-name="T5">surhumain</text:span> | -ane | -an. </text:p>
        </text:list-item>
        <text:list-item>
          <text:p text:style-name="P91"><text:span text:style-name="T3">extraneo</text:span> -us | estraneo | étrange, étranger | -aneous | -aneus, -aneer. ⊂ exter(o) -aneo. </text:p>
        </text:list-item>
        <text:list-item>
          <text:p text:style-name="P91"><text:span text:style-name="T3">extraordinario</text:span> -us | straordinario | -naire | -nary | -när. </text:p>
        </text:list-item>
        <text:list-item>
          <text:p text:style-name="P91"><text:span text:style-name="T3">extravagante</text:span> | stravagante | -gant | -gant | -gant. </text:p>
        </text:list-item>
        <text:list-item>
          <text:p text:style-name="P91">—<text:span text:style-name="T3">ia</text:span> | stravaganza | -ance | -ance | -anz. </text:p>
        </text:list-item>
        <text:list-item>
          <text:p text:style-name="P91"><text:span text:style-name="T3">extremo</text:span> -us | estremo | -ême | -eme | -em. ⊂ exter(o) -mo [suffixo superlativo]. </text:p>
        </text:list-item>
        <text:list-item>
          <text:p text:style-name="P91">—<text:span text:style-name="T3">itate</text:span> -tas | estremità | -té | -ty | -tät. </text:p>
        </text:list-item>
        <text:list-item>
          <text:p text:style-name="P91"><text:span text:style-name="T3">extrica</text:span> -īco | districare | <text:span text:style-name="T5">dégager</text:span> | -ate | -ieren. = pone ex tricas. </text:p>
        </text:list-item>
        <text:list-item>
          <text:p text:style-name="P91"><text:span text:style-name="T3">exuberante</text:span> 100 | esuberante | -érant | -ant | -ant. = que i ex ubere, abundante, copioso. </text:p>
        </text:list-item>
        <text:list-item>
          <text:p text:style-name="P91">—<text:span text:style-name="T3">ia</text:span> 200 | esuberanza | -érance | -ancy | -anz. = excessu, copia. </text:p>
        </text:list-item>
        <text:list-item>
          <text:p text:style-name="P91"><text:span text:style-name="T3">exulcera</text:span> ĕ 100 | es—are | -érer | -ate | -ieren. = produc ulcere. </text:p>
        </text:list-item>
        <text:list-item>
          <text:p text:style-name="P91">—<text:span text:style-name="T3">tione</text:span> 100 | esulcerazione | -ation | -ation | -ation. </text:p>
        </text:list-item>
        <text:list-item>
          <text:p text:style-name="P91">exule, v. exsule. </text:p>
        </text:list-item>
        <text:list-item>
          <text:p text:style-name="P40">exulta, v. exsula. </text:p>
        </text:list-item>
      </text:list>
      <text:p text:style-name="Text_20_body"><text:span text:style-name="T3">F</text:span> </text:p>
      <text:list xml:id="list1076602466" text:style-name="L32">
        <text:list-item>
          <text:p text:style-name="P92"><text:soft-page-break/><text:span text:style-name="T3">fa</text:span> for | fa <text:span text:style-name="T5">vellare</text:span> | H. ha <text:span text:style-name="T5">blar</text:span> | P. fa <text:span text:style-name="T5">llar</text:span>. = loque. ⊃ fa(bula), fa(cundo), fa(ma), fa(te), fa(to), (af)fa(bile), (in)fa(nte), (ne)fa(ndo), (inef)fa(bile), (præ)fa(tione), (con)fe(sso), (pro)fe(ssore). ⊂ E. bhā ⊃ G. phe, R. bajatï. </text:p>
        </text:list-item>
        <text:list-item>
          <text:p text:style-name="P92"><text:span text:style-name="T3">faba</text:span> -a | fava | fève | <text:span text:style-name="T5">bean</text:span> (faba <text:span text:style-name="T5">ceous</text:span>) | <text:span text:style-name="T5">Bohne</text:span>. = Bot. « vicia faba ». ⊂ E. bhabha ⊃ R. bob. </text:p>
        </text:list-item>
        <text:list-item>
          <text:p text:style-name="P92"><text:span text:style-name="T3">fabrica</text:span> -ĭca | fab(b)rica | -ique | -ic | -ik. = officina de fabro, manufactura. </text:p>
        </text:list-item>
        <text:list-item>
          <text:p text:style-name="P92"><text:span text:style-name="T3">fabrica</text:span> -ĭco, -or | fab(b)ricare | -quer | <text:span text:style-name="T5">to manufacture</text:span>, -cate | -cieren. </text:p>
        </text:list-item>
        <text:list-item>
          <text:p text:style-name="P92">—<text:span text:style-name="T3">nte</text:span> | -nte | -nt | -nt | -nt. </text:p>
        </text:list-item>
        <text:list-item>
          <text:p text:style-name="P92">—<text:span text:style-name="T3">tione</text:span> -tio | -zione | -tion | -tion | -tion. </text:p>
        </text:list-item>
        <text:list-item>
          <text:p text:style-name="P92">—<text:span text:style-name="T3">tore</text:span> -tor | -tore | -teur | -tor. </text:p>
        </text:list-item>
        <text:list-item>
          <text:p text:style-name="P92"><text:span text:style-name="T3">fabro</text:span> -ber | fabbro | <text:span text:style-name="T5">forgeron</text:span>, <text:span text:style-name="T5">or</text:span>fèvre | <text:span text:style-name="T5">smith</text:span> | <text:span text:style-name="T5">Schmied</text:span>. ⊃ fabrica. </text:p>
        </text:list-item>
        <text:list-item>
          <text:p text:style-name="P92"><text:span text:style-name="T3">fabula</text:span> -ŭla | favola | fable | -ble | -bel. = re quem fa. ⊂ fa -bul(o) -a. </text:p>
        </text:list-item>
        <text:list-item>
          <text:p text:style-name="P92">—<text:span text:style-name="T3">oso</text:span> -us | -oso, favoloso | -eux | -ous | -ös. </text:p>
        </text:list-item>
        <text:list-item>
          <text:p text:style-name="P92"><text:span text:style-name="T3">FAC</text:span> facio | fare | faire | do, <text:span text:style-name="T5">make</text:span> | tun, <text:span text:style-name="T5">machen</text:span> | H. hacer | P. fazer. = age, gere, effice, produc, forma, gene, pone, redde, strue, exseque. ⊃ fac(to), fac(tore), fac(ile), fac(ultate), (satis)fac; (af)fec(tu); (con)fec(tione), (ef)fec(tu), (per)fec(to), (præ)fec(to), (re)fec(tione); (bene)fic(io), (classi)fic(a), (ef)fic(ace), (of)fic(io), (suf)fice. ⊂ L. feci [perfecto] = || G. éthēca. ⊂ E. dhe ⊃ G. the, A. do, D. tun, R. djetï, S. dha. </text:p>
        </text:list-item>
        <text:list-item>
          <text:p text:style-name="P92"><text:span text:style-name="T3">face</text:span> fax | face, fiaccola | <text:span text:style-name="T5">torche</text:span>, facule | <text:span text:style-name="T5">torch</text:span>, facula | Fackel. </text:p>
        </text:list-item>
        <text:list-item>
          <text:p text:style-name="P92"><text:span text:style-name="T3">faceto</text:span> -us | -eto | -étieux | -etious | <text:span text:style-name="T5">zierlich</text:span>. </text:p>
        </text:list-item>
        <text:list-item>
          <text:p text:style-name="P92">—<text:span text:style-name="T3">ia</text:span> (-ae -arum) | -ezia | -étie | -etiæ, -etiousness | -etien. </text:p>
        </text:list-item>
        <text:list-item>
          <text:p text:style-name="P92"><text:span text:style-name="T3">facie</text:span> -es | faccia | face | face | <text:span text:style-name="T5">Aussehen</text:span>, Face. ⊃ superficie. —<text:span text:style-name="T3">ita</text:span> -ĭto | -are | -er | -ate | -ieren. = redde facile. </text:p>
        </text:list-item>
        <text:list-item>
          <text:p text:style-name="P92">——<text:span text:style-name="T3">tione</text:span> | -zione | -tion | -tion | -tion. —<text:span text:style-name="T3">iale</text:span> | -ale | -al | -al | -al. </text:p>
        </text:list-item>
        <text:list-item>
          <text:p text:style-name="P92"><text:span text:style-name="T3">facile</text:span> -ĭlis | -ile | -ile | -ile | -il. = quem pote fac. ⊃ difficile. </text:p>
        </text:list-item>
        <text:list-item>
          <text:p text:style-name="P92">&gt; —<text:span text:style-name="T3">itate</text:span> -tas | -ità | -ité | -ity | -ität. </text:p>
        </text:list-item>
        <text:list-item>
          <text:p text:style-name="P92"><text:span text:style-name="T3">facsimile</text:span> ĭ | -le | -lé | -le | -le. = copia, imitatione. ⊂ L. « fac simile ». </text:p>
        </text:list-item>
        <text:list-item>
          <text:p text:style-name="P92"><text:span text:style-name="T3">factione</text:span> -tio | fazione | -action | -action | -action. = parte, secta. ⊃ factioso. </text:p>
        </text:list-item>
        <text:list-item>
          <text:p text:style-name="P92">— M | | façon | fashion. = ton fac, forma, modo, modulo, confectione, ratione, specie. </text:p>
        </text:list-item>
        <text:list-item>
          <text:p text:style-name="P92"><text:span text:style-name="T3">factioso</text:span> -us | fazioso | -eux | -ous | -ös. = de factione, seditioso. </text:p>
        </text:list-item>
        <text:list-item>
          <text:p text:style-name="P92"><text:span text:style-name="T3">facto</text:span> -um, -us | fatto | fait | fact, <text:span text:style-name="T5">done</text:span> | Factum, <text:span text:style-name="T5">getan</text:span>. = quem fac. </text:p>
        </text:list-item>
        <text:list-item>
          <text:p text:style-name="P92">—<text:span text:style-name="T3">ore</text:span> 400 | fattore | -teur | -tor | -tor. </text:p>
        </text:list-item>
        <text:list-item>
          <text:p text:style-name="P92">——<text:span text:style-name="T3">iale</text:span> N | fattoriale | -rielle | -rial | -rielle. = producto de numeros consecutivo (Algebra). </text:p>
        </text:list-item>
        <text:list-item>
          <text:p text:style-name="P92"><text:span text:style-name="T3">factotum</text:span> | -tum | -tum | -tum | -tum. = (qui) fac totum ( <text:span text:style-name="T5">accus. de</text:span> toto). </text:p>
        </text:list-item>
        <text:list-item>
          <text:p text:style-name="P92"><text:span text:style-name="T3">factura</text:span> 100 | fattura | -ture | -ture | -tur. = ton fac. ⊃ manufactura. </text:p>
        </text:list-item>
        <text:list-item>
          <text:p text:style-name="P92"><text:span text:style-name="T3">facultate</text:span> -tas | facoltà | -té | -ty | -tät. = to pote fac. ⊂ facil(e) -tate. </text:p>
        </text:list-item>
        <text:list-item>
          <text:p text:style-name="P92">—<text:span text:style-name="T3">ivo</text:span> | facoltativo | -if | -ive | -iv. </text:p>
        </text:list-item>
        <text:list-item>
          <text:p text:style-name="P92"><text:soft-page-break/><text:span text:style-name="T3">facundo</text:span> -us | facondo | faconde | -und. = eloquente. ⊂ fa -cundo. </text:p>
        </text:list-item>
        <text:list-item>
          <text:p text:style-name="P92">—<text:span text:style-name="T3">ia</text:span> -a | facondia | faconde | -ity. </text:p>
        </text:list-item>
        <text:list-item>
          <text:p text:style-name="P92"><text:span text:style-name="T3">fæce</text:span> fæx | feccia | <text:span text:style-name="T5">lie</text:span>. = sedimento. </text:p>
        </text:list-item>
        <text:list-item>
          <text:p text:style-name="P92">—<text:span text:style-name="T3">es</text:span> | feci | fèces | faeces | Fæces. = excremento. </text:p>
        </text:list-item>
        <text:list-item>
          <text:p text:style-name="P92">—<text:span text:style-name="T3">ale</text:span> | fecale | fecal | -al | -al. </text:p>
        </text:list-item>
        <text:list-item>
          <text:p text:style-name="P92"><text:span text:style-name="T3">fæcula</text:span> -ŭla. = fæce de vino. </text:p>
        </text:list-item>
        <text:list-item>
          <text:p text:style-name="P92">— N | fecola | fécule | fecula | <text:span text:style-name="T5">Satzmehl</text:span>. = amylo, farina sine glutine. </text:p>
        </text:list-item>
        <text:list-item>
          <text:p text:style-name="P92">—<text:span text:style-name="T3">ento</text:span> -us | feculento | féculent | feculent | -ent. </text:p>
        </text:list-item>
        <text:list-item>
          <text:p text:style-name="P92"><text:span text:style-name="T3">fago</text:span> -us | faggio | <text:span text:style-name="T5">hêtre</text:span> | beech | Buche. = Bot. « fagus silvatica ». ⊂ E. bhāgo ⊃ A., D., R. buk’ = fago; G. phēgós. = Bot. « quercus escula ». </text:p>
        </text:list-item>
        <text:list-item>
          <text:p text:style-name="P92"><text:span text:style-name="T3">falce</text:span> falx | falce | faux, faucille | <text:span text:style-name="T5">scythe</text:span>, <text:span text:style-name="T5">sickle</text:span> (falci <text:span text:style-name="T5">forme</text:span>) | <text:span text:style-name="T5">Sichel</text:span>. </text:p>
        </text:list-item>
        <text:list-item>
          <text:p text:style-name="P92">—<text:span text:style-name="T3">ato</text:span> -us | -cato | -qué | -cate. = in forma de falce. </text:p>
        </text:list-item>
        <text:list-item>
          <text:p text:style-name="P92"><text:span text:style-name="T3">falcone</text:span> 300 | -cone | faucon | -con | -ke. = Zool. « falco peregrinus ». </text:p>
        </text:list-item>
        <text:list-item>
          <text:p text:style-name="P92">—<text:span text:style-name="T3">ario</text:span> M | falconiere | fauconnier | falconer | Falkner. </text:p>
        </text:list-item>
        <text:list-item>
          <text:p text:style-name="P92"><text:span text:style-name="T3">fallace</text:span> -ax | -ace | -acieux | -acious | -aciös. = que falle. </text:p>
        </text:list-item>
        <text:list-item>
          <text:p text:style-name="P92">—<text:span text:style-name="T3">ia</text:span> -ĭa | -acia | | -acy | -acia. = fraude, dolo, falsitate. </text:p>
        </text:list-item>
        <text:list-item>
          <text:p text:style-name="P92">—ioso 200 = fallace. </text:p>
        </text:list-item>
        <text:list-item>
          <text:p text:style-name="P92"><text:span text:style-name="T3">falle</text:span> -o | <text:span text:style-name="T5">ingannare</text:span> | <text:span text:style-name="T5">tromper</text:span> | <text:span text:style-name="T5">deceive</text:span> | <text:span text:style-name="T5">täuschen</text:span>. = decipe, delude, frauda. ⊃ fallace, falso. </text:p>
        </text:list-item>
        <text:list-item>
          <text:p text:style-name="P92">falli M | -ire | faillir | fail | -ieren. = erra, pecca, defice, falle se. </text:p>
        </text:list-item>
        <text:list-item>
          <text:p text:style-name="P92"><text:span text:style-name="T3">falsa</text:span> 600 | -are | fausser | | fälschen. = redde falso, falsifica. </text:p>
        </text:list-item>
        <text:list-item>
          <text:p text:style-name="P92"><text:span text:style-name="T3">falso</text:span> -um, -us | falso | faux | false | falsch. = quem falle, ne vero. </text:p>
        </text:list-item>
        <text:list-item>
          <text:p text:style-name="P92">—<text:span text:style-name="T3">ario</text:span> 200 | -rio | faussaire | -ry | -rius. </text:p>
        </text:list-item>
        <text:list-item>
          <text:p text:style-name="P92">—<text:span text:style-name="T3">ifica</text:span> -ĭco | -ficare | -fier | -fy | -ficieren. = falsa. </text:p>
        </text:list-item>
        <text:list-item>
          <text:p text:style-name="P92">——<text:span text:style-name="T3">tione</text:span> 100 | -zione | -tion | -tion | -tion. </text:p>
        </text:list-item>
        <text:list-item>
          <text:p text:style-name="P92">——<text:span text:style-name="T3">tore</text:span> | -tore | -teur | -tor | -tor. </text:p>
        </text:list-item>
        <text:list-item>
          <text:p text:style-name="P92">—<text:span text:style-name="T3">itate</text:span> -tas | -tà | fausseté | -ty | -tät. </text:p>
        </text:list-item>
        <text:list-item>
          <text:p text:style-name="P92"><text:span text:style-name="T3">fama</text:span> -a | -ma | fâme | <text:span text:style-name="T5">reputation</text:span>, -me | -ma. ⊃ famoso. ⊂ fa -ma. </text:p>
        </text:list-item>
        <text:list-item>
          <text:p text:style-name="P92"><text:span text:style-name="T3">FAME</text:span> -es | fame | faim, famine | <text:span text:style-name="T5">hunger</text:span>, famine | <text:span text:style-name="T5">Hunger</text:span> | H. hambre | P. fome. = cupiditate de ede. ⊃ affama. </text:p>
        </text:list-item>
        <text:list-item>
          <text:p text:style-name="P92">—<text:span text:style-name="T3">elico</text:span> -ĭcus | -ico | -élique | -ic. = cum fame. </text:p>
        </text:list-item>
        <text:list-item>
          <text:p text:style-name="P92"><text:span text:style-name="T3">familia</text:span> -a | -iglia | -ille | -ily | -ilie. </text:p>
        </text:list-item>
        <text:list-item>
          <text:p text:style-name="P92">—<text:span text:style-name="T3">re</text:span> -is | -(g)liare | -lier | -liar | -liär. </text:p>
        </text:list-item>
        <text:list-item>
          <text:p text:style-name="P92">—<text:span text:style-name="T3">ritate</text:span> -tas | -ità | -ité | -ity | -ität. </text:p>
        </text:list-item>
        <text:list-item>
          <text:p text:style-name="P92">—<text:span text:style-name="T3">riza</text:span> | -izzare | -iser | -ize | -isieren. </text:p>
        </text:list-item>
        <text:list-item>
          <text:p text:style-name="P92"><text:span text:style-name="T3">famoso</text:span> -us | -oso | -eux | -ous | -os. = cum fama. </text:p>
        </text:list-item>
        <text:list-item>
          <text:p text:style-name="P92"><text:span text:style-name="T3">fanatico</text:span> -ĭcus | -ico | -ique | -ic | -isch. ⊂ fan(o) -atico. = fidele ad templo. </text:p>
        </text:list-item>
        <text:list-item>
          <text:p text:style-name="P92"><text:span text:style-name="T3">fanatismo</text:span> | -ismo | -isme | -icism | -ismus. = to es fanatico. </text:p>
        </text:list-item>
        <text:list-item>
          <text:p text:style-name="P92"><text:span text:style-name="T3">fano</text:span> -um = templo. </text:p>
        </text:list-item>
        <text:list-item>
          <text:p text:style-name="P92"><text:span text:style-name="T3">far</text:span> (nominativo) = farre. </text:p>
        </text:list-item>
        <text:list-item>
          <text:p text:style-name="P92"><text:span text:style-name="T3">farci</text:span> -io | <text:span text:style-name="T5">in</text:span>farcire | -ir | to farce | -ieren. = imple de cibo. </text:p>
        </text:list-item>
        <text:list-item>
          <text:p text:style-name="P92"><text:span text:style-name="T3">farina</text:span> -īna | -ina | -ine | -ina, <text:span text:style-name="T5">meal</text:span> | -in, <text:span text:style-name="T5">Mehl</text:span>. ⊂ far -ina. </text:p>
        </text:list-item>
        <text:list-item>
          <text:p text:style-name="P92">—<text:span text:style-name="T3">aceo</text:span> | -aceo | -acé | -aceous. </text:p>
        </text:list-item>
        <text:list-item>
          <text:p text:style-name="P92"><text:soft-page-break/>—<text:span text:style-name="T3">oso</text:span> 400 | -oso | -eux | -ose | -ös. </text:p>
        </text:list-item>
        <text:list-item>
          <text:p text:style-name="P92"><text:span text:style-name="T3">farragine</text:span> -go -gĭn- | -gine | -go | -go | -go. = farre (herba) secato pro boves; confusione. </text:p>
        </text:list-item>
        <text:list-item>
          <text:p text:style-name="P92"><text:span text:style-name="T3">farre</text:span> far = tritico, hordeo. ⊂ E. bhar ⊃ A. barley = hordeo; R. bor’ = « panicum miliaceum ». ⊃ farina, farragine. </text:p>
        </text:list-item>
        <text:list-item>
          <text:p text:style-name="P92"><text:span text:style-name="T3">FASCE</text:span> -is | -scio, -scina | faix, faisceau, -scine | <text:span text:style-name="T5">bundle</text:span>, -sces, -scine | <text:span text:style-name="T5">Bündel</text:span> | H. haz | P. feixe. </text:p>
        </text:list-item>
        <text:list-item>
          <text:p text:style-name="P92">—<text:span text:style-name="T3">ia</text:span> -a | -scia | <text:span text:style-name="T5">bande</text:span>, -scia (Anatomia) | <text:span text:style-name="T5">band</text:span>, fesse, -scia | <text:span text:style-name="T5">Binde</text:span>, Fasch. </text:p>
        </text:list-item>
        <text:list-item>
          <text:p text:style-name="P92">—<text:span text:style-name="T3">iculo</text:span> -ŭlus | -colo | -cule | -cle | -kel. = parvo fasce. </text:p>
        </text:list-item>
        <text:list-item>
          <text:p text:style-name="P92">fascīna M | -ina | -ine. = fasce. </text:p>
        </text:list-item>
        <text:list-item>
          <text:p text:style-name="P92"><text:span text:style-name="T3">fascina</text:span> -ĭno | affascinare | -er | -ate | -ieren. = da fascino, incanta. </text:p>
        </text:list-item>
        <text:list-item>
          <text:p text:style-name="P92">—<text:span text:style-name="T3">tione</text:span> 200 = </text:p>
        </text:list-item>
        <text:list-item>
          <text:p text:style-name="P92"><text:span text:style-name="T3">fascino</text:span> -ĭnum | -no | -nation | -nation | -nation. ⊃ -a. || G. báscanon. </text:p>
        </text:list-item>
        <text:list-item>
          <text:p text:style-name="P92"><text:span text:style-name="T3">fastidio</text:span> -um | fastidio. = tætdio, avversione, nausea. </text:p>
        </text:list-item>
        <text:list-item>
          <text:p text:style-name="P92">—<text:span text:style-name="T3">ioso</text:span> -us | -ioso | -ieux | -ious | -iös. </text:p>
        </text:list-item>
        <text:list-item>
          <text:p text:style-name="P92"><text:span text:style-name="T3">fastu</text:span> -us | -sto | -ste | <text:span text:style-name="T5">pride</text:span> | <text:span text:style-name="T5">Glanz</text:span>. </text:p>
        </text:list-item>
        <text:list-item>
          <text:p text:style-name="P92">—<text:span text:style-name="T3">uoso</text:span> 200 | -oso | -ueux | -uous | -uös. </text:p>
        </text:list-item>
        <text:list-item>
          <text:p text:style-name="P92"><text:span text:style-name="T3">fatale</text:span> -is | -ale | -al | -al | -al. = de fato. </text:p>
        </text:list-item>
        <text:list-item>
          <text:p text:style-name="P92">—<text:span text:style-name="T3">ismo</text:span> | -ismo | -isme | -ism | -ismus. </text:p>
        </text:list-item>
        <text:list-item>
          <text:p text:style-name="P92">—<text:span text:style-name="T3">ista</text:span> | -ista | -iste | -ist | -ist. </text:p>
        </text:list-item>
        <text:list-item>
          <text:p text:style-name="P92">—<text:span text:style-name="T3">itate</text:span> | -ità | -ité | -ity | -ität. </text:p>
        </text:list-item>
        <text:list-item>
          <text:p text:style-name="P92"><text:span text:style-name="T3">fate</text:span> -eor = confite, affirma, dic. ⊃ professa, confessione. ⊂ fa -te. </text:p>
        </text:list-item>
        <text:list-item>
          <text:p text:style-name="P92"><text:span text:style-name="T3">fatidico</text:span> -ĭcus | -ico | -ique | -ical. = que dic fato, propheta. </text:p>
        </text:list-item>
        <text:list-item>
          <text:p text:style-name="P92"><text:span text:style-name="T3">fatiga</text:span> -īgo | affaticare | -guer | -gue | -gieren, <text:span text:style-name="T5">ermüden</text:span>. ⊃ infatigabile. </text:p>
        </text:list-item>
        <text:list-item>
          <text:p text:style-name="P92"><text:span text:style-name="T3">fato</text:span> -um | -to | <text:span text:style-name="T5">destin</text:span>, -tum | -te | -tum. ⊃ fatale, fatidico. ⊂ fa -to = dicto ab Jove. </text:p>
        </text:list-item>
        <text:list-item>
          <text:p text:style-name="P92"><text:span text:style-name="T3">fatuo</text:span> -us | fatuo | fat | fatuous | <text:span text:style-name="T5">albern</text:span>. ⊃ infatua. </text:p>
        </text:list-item>
        <text:list-item>
          <text:p text:style-name="P92">—<text:span text:style-name="T3">uitate</text:span> -tas | -ità | -ité | -ity | -ität. </text:p>
        </text:list-item>
        <text:list-item>
          <text:p text:style-name="P92"><text:span text:style-name="T3">fauce</text:span> faux | fauce, foce, <text:span text:style-name="T5">gola</text:span> | <text:span text:style-name="T5">gorge</text:span> | <text:span text:style-name="T5">throat</text:span>, fauces | <text:span text:style-name="T5">Schlund</text:span>. = gula, fauces. ⊃ suffoca. </text:p>
        </text:list-item>
        <text:list-item>
          <text:p text:style-name="P92"><text:span text:style-name="T3">fauna</text:span> N | -na | -ne | -na | -na. = animales de uno regione. ⊂ faun(o) -a. </text:p>
        </text:list-item>
        <text:list-item>
          <text:p text:style-name="P92"><text:span text:style-name="T3">Fauno</text:span> -us | -uno | -une | -un | -un. = deo de agros et de silvas. ⊂ fav(e) -no. </text:p>
        </text:list-item>
        <text:list-item>
          <text:p text:style-name="P92"><text:span text:style-name="T3">fautore</text:span> -tor | -tore | -teur | -tor, favourer | -tor. = que fave, sectatore, protectore. </text:p>
        </text:list-item>
        <text:list-item>
          <text:p text:style-name="P92"><text:span text:style-name="T3">FAVE</text:span> -eo = es fautore, da favore. </text:p>
        </text:list-item>
        <text:list-item>
          <text:p text:style-name="P92"><text:span text:style-name="T3">favore</text:span> -vor | -vore | -veur | -vor | -vor. = ton fave. </text:p>
        </text:list-item>
        <text:list-item>
          <text:p text:style-name="P92">—<text:span text:style-name="T3">abile</text:span> -ĭlis | -evole | -able | -able | -abel. </text:p>
        </text:list-item>
        <text:list-item>
          <text:p text:style-name="P92">fe (thema) = genera. ⊃ fecundo, femina, fetu. </text:p>
        </text:list-item>
        <text:list-item>
          <text:p text:style-name="P92"><text:span text:style-name="T3">FEBRI</text:span> -is | febbre | fièvre | fever | Fieber. </text:p>
        </text:list-item>
        <text:list-item>
          <text:p text:style-name="P92">—<text:span text:style-name="T3">icita</text:span> ĭ 100 | febbricitare | | -tate | -tieren. = habe febri. </text:p>
        </text:list-item>
        <text:list-item>
          <text:p text:style-name="P92">—<text:span text:style-name="T3">citante</text:span> 100 | febbricitante | fébricitant | | -ant. = cum febri. </text:p>
        </text:list-item>
        <text:list-item>
          <text:p text:style-name="P92">—<text:span text:style-name="T3">ifugo</text:span> -ŭgus | febbrifugo | fébrifuge | -uge | -ugium. = que fuga febri. </text:p>
        </text:list-item>
        <text:list-item>
          <text:p text:style-name="P92"><text:soft-page-break/>—<text:span text:style-name="T3">ile</text:span> ī 200 | febbrile | fébrile | -le | -lisch. </text:p>
        </text:list-item>
        <text:list-item>
          <text:p text:style-name="P92"><text:span text:style-name="T3">februario</text:span> -us | febbraio | février | -ary | -ar. = mense numero 2. </text:p>
        </text:list-item>
        <text:list-item>
          <text:p text:style-name="P92">fece fex = fæce. </text:p>
        </text:list-item>
        <text:list-item>
          <text:p text:style-name="P92"><text:span text:style-name="T3">fecunda</text:span> -o | fecondare | féconder | -ate | -ieren. = redde fecundo. </text:p>
        </text:list-item>
        <text:list-item>
          <text:p text:style-name="P92">—<text:span text:style-name="T3">tione</text:span> | fecondazione | fécondation | -tion | -tion. </text:p>
        </text:list-item>
        <text:list-item>
          <text:p text:style-name="P92"><text:span text:style-name="T3">fecundo</text:span> -us | fecondo | fécond | -und. ⊂ fe -cundo. </text:p>
        </text:list-item>
        <text:list-item>
          <text:p text:style-name="P92">—<text:span text:style-name="T3">itate</text:span> -tas | fecondità | fécondité | -ity. </text:p>
        </text:list-item>
        <text:list-item>
          <text:p text:style-name="P92"><text:span text:style-name="T3">fele</text:span> -is = catto. ⊃ felino. </text:p>
        </text:list-item>
        <text:list-item>
          <text:p text:style-name="P92"><text:span text:style-name="T3">felice</text:span> -ix | -ice | <text:span text:style-name="T5">heureux</text:span> | -icitous, <text:span text:style-name="T5">happy</text:span> | <text:span text:style-name="T5">glücklich</text:span>. </text:p>
        </text:list-item>
        <text:list-item>
          <text:p text:style-name="P92">—<text:span text:style-name="T3">ita</text:span> -ĭto | -are | fé—er | -ate | -ieren. </text:p>
        </text:list-item>
        <text:list-item>
          <text:p text:style-name="P92">——<text:span text:style-name="T3">tione</text:span> | -azione | fé—ation | -ation | -ation. </text:p>
        </text:list-item>
        <text:list-item>
          <text:p text:style-name="P92">—<text:span text:style-name="T3">itate</text:span> -tas | -tà | fé—té | -ty | <text:span text:style-name="T5">Glück</text:span>. </text:p>
        </text:list-item>
        <text:list-item>
          <text:p text:style-name="P92"><text:span text:style-name="T3">felino</text:span> 100 | -no | félin | -ne. = (animale) simile ad fele. </text:p>
        </text:list-item>
        <text:list-item>
          <text:p text:style-name="P92"><text:span text:style-name="T3">felle</text:span> fel | fiele | fiel | gall | Galle. = bile. ⊂ E. ⊃ A., D., G. chol <text:span text:style-name="T3">ē</text:span>, R. z’olc’ï. </text:p>
        </text:list-item>
        <text:list-item>
          <text:p text:style-name="P92"><text:span text:style-name="T3">femina</text:span> -ĭna | femmina | femme, femelle | <text:span text:style-name="T5">woman</text:span>, femme | <text:span text:style-name="T5">Frau</text:span>. = anti mas. ⊂ fe -mina = generante. </text:p>
        </text:list-item>
        <text:list-item>
          <text:p text:style-name="P92"><text:span text:style-name="T3">feminino</text:span> 100 | femminile, femminino | féminin | -ine | -inum. = de femina. </text:p>
        </text:list-item>
        <text:list-item>
          <text:p text:style-name="P92"><text:span text:style-name="T3">femore</text:span> femur -ŏr- | -ore | fémur, <text:span text:style-name="T5">cuisse</text:span> | -ur, <text:span text:style-name="T5">thigh</text:span> | <text:span text:style-name="T5">Hüfte</text:span>. = osse de coxa. </text:p>
        </text:list-item>
        <text:list-item>
          <text:p text:style-name="P92">—<text:span text:style-name="T3">ale</text:span> | -ale | fé—al | -al | -al. </text:p>
        </text:list-item>
        <text:list-item>
          <text:p text:style-name="P92">fende (thema L. ) = percute, ice. ⊃ defende, offende, infesto, manifesto. </text:p>
        </text:list-item>
        <text:list-item>
          <text:p text:style-name="P92"><text:span text:style-name="T3">fenestra</text:span> -a | finestra | fenêtre | <text:span text:style-name="T5">window</text:span> (fenestral) | Fenster. </text:p>
        </text:list-item>
        <text:list-item>
          <text:p text:style-name="P92"><text:span text:style-name="T3">feniculo</text:span> ŭ 100 | finocchio | fenouil | fennel | Fenchel. = Bot. « feniculum capillaceum ». ⊂ fen(o) -i- -culo. </text:p>
        </text:list-item>
        <text:list-item>
          <text:p text:style-name="P92"><text:span text:style-name="T3">feno</text:span> -um | fieno | foin | <text:span text:style-name="T5">hay</text:span> (fenu-greek) | <text:span text:style-name="T5">Heu</text:span>. </text:p>
        </text:list-item>
        <text:list-item>
          <text:p text:style-name="P92"><text:span text:style-name="T3">FER</text:span> fero | <text:span text:style-name="T5">portare</text:span> | <text:span text:style-name="T5">porter</text:span> | bear | <text:span text:style-name="T5">tragen</text:span>. ⊃ fer(tile), (circum)fer, (con)fer, (de)fer, (dif)fer, (in)fer, (of)fer, (præ)fer, (pro)fer, (re)fer, (suf)fer, (trans)fer. ⊂ E. bher ⊃ A. bear, G. phere, R. beri, S. bhar; D. (ge)bären = genera; fruchtbar = fructifero. </text:p>
        </text:list-item>
        <text:list-item>
          <text:p text:style-name="P92"><text:span text:style-name="T3">ferace</text:span> -ax | -ace | | -acious. = fertile, que fer fructu. </text:p>
        </text:list-item>
        <text:list-item>
          <text:p text:style-name="P92">L. fere = quasi. </text:p>
        </text:list-item>
        <text:list-item>
          <text:p text:style-name="P92"><text:span text:style-name="T3">feretro</text:span> -ĕtrum | -tro, bara | <text:span text:style-name="T5">cercueil</text:span>, bière, fierte | -tory, bier | -trum, Bahre. = lecto pro fer cadavere. I bara ⊂ Germanico || L. fer. </text:p>
        </text:list-item>
        <text:list-item>
          <text:p text:style-name="P92"><text:span text:style-name="T3">FERI</text:span> -io | -ire | <text:span text:style-name="T5">blesser</text:span>, férir | <text:span text:style-name="T5">wound</text:span> | <text:span text:style-name="T5">schlagen</text:span> | H. herir | P. ferir. ⊃ ferula. </text:p>
        </text:list-item>
        <text:list-item>
          <text:p text:style-name="P92"><text:span text:style-name="T3">feria</text:span> (-ae -arum) | ferie | <text:span text:style-name="T5">vacances</text:span> | <text:span text:style-name="T5">holidays</text:span> | Ferien. = die festo. </text:p>
        </text:list-item>
        <text:list-item>
          <text:p text:style-name="P92">— M | fiera | foire | fair | Feier. = mercatu annuo. </text:p>
        </text:list-item>
        <text:list-item>
          <text:p text:style-name="P92"><text:span text:style-name="T3">ferino</text:span> -us | -ino | férin | -ine | -in. = fero. </text:p>
        </text:list-item>
        <text:list-item>
          <text:p text:style-name="P92"><text:span text:style-name="T3">fermenta</text:span> 100 | -are | -er | to ferment | -ieren, <text:span text:style-name="T5">gähren</text:span>. = ferve. </text:p>
        </text:list-item>
        <text:list-item>
          <text:p text:style-name="P92">—<text:span text:style-name="T3">tione</text:span> 300 | -zione | -tion | -tion | -tion. </text:p>
        </text:list-item>
        <text:list-item>
          <text:p text:style-name="P92"><text:span text:style-name="T3">fermento</text:span> 100 | -ento | -ent | -ent, barm | -ent, Bärme. ⊂ fer(ve) -mento. </text:p>
        </text:list-item>
        <text:list-item>
          <text:p text:style-name="P92"><text:span text:style-name="T3">fero</text:span> -us = </text:p>
        </text:list-item>
        <text:list-item>
          <text:p text:style-name="P92"><text:span text:style-name="T3">feroce</text:span> -ox | -ce | féroce | -cious, fierce. = silvatico, crudele. ⊃ <text:soft-page-break/>ferino. ⊂ E. ⊃ G. th <text:span text:style-name="T3">ē</text:span>r = animale feroce, theriaca, megatherio. ⊃ R. zvjerï. </text:p>
        </text:list-item>
        <text:list-item>
          <text:p text:style-name="P92">—<text:span text:style-name="T3">ia</text:span> -ia | -ia. = </text:p>
        </text:list-item>
        <text:list-item>
          <text:p text:style-name="P92">—<text:span text:style-name="T3">itate</text:span> -itas | -ità | -ité | -ity | -ität. </text:p>
        </text:list-item>
        <text:list-item>
          <text:p text:style-name="P92"><text:span text:style-name="T3">FERRO</text:span> -um | ferro | fer | <text:span text:style-name="T5">iron</text:span> | <text:span text:style-name="T5">Eisen</text:span>. ⊂ (secundo Schrader) Hebraico barzel, ⊃ A. brass = cupro et zinco. </text:p>
        </text:list-item>
        <text:list-item>
          <text:p text:style-name="P92">—<text:span text:style-name="T3">via</text:span> N | -via | <text:span text:style-name="T5">chemin de</text:span> fer | <text:span text:style-name="T5">rail-way</text:span> | <text:span text:style-name="T5">Eisenbahn</text:span>. </text:p>
        </text:list-item>
        <text:list-item>
          <text:p text:style-name="P92"><text:span text:style-name="T3">ferrugineo</text:span> -us | -oso | -eux | -ous | -ös. </text:p>
        </text:list-item>
        <text:list-item>
          <text:p text:style-name="P92"><text:span text:style-name="T3">fertile</text:span> -ĭlis | -ile | -ile | -ile | -il. = que fer. </text:p>
        </text:list-item>
        <text:list-item>
          <text:p text:style-name="P92">—<text:span text:style-name="T3">itate</text:span> -itas | -ità | -ité | -ity | -ität. </text:p>
        </text:list-item>
        <text:list-item>
          <text:p text:style-name="P92">—<text:span text:style-name="T3">iza</text:span> | -izzare | -iser | -ize | -isieren. = redde fertile. </text:p>
        </text:list-item>
        <text:list-item>
          <text:p text:style-name="P92"><text:span text:style-name="T3">ferula</text:span> ŭ 100 | -ula, <text:span text:style-name="T5">sferza</text:span> | férule | -ule | -ula. = virga pro puni. ⊂ fer(i) -ula. </text:p>
        </text:list-item>
        <text:list-item>
          <text:p text:style-name="P92"><text:span text:style-name="T3">ferve</text:span> -eo = es fervente, es fervido, habe fervore, es in fermento, bulli, es calido. </text:p>
        </text:list-item>
        <text:list-item>
          <text:p text:style-name="P92">—<text:span text:style-name="T3">ente</text:span> -ens | -ente | -ent | -ent | -ent. </text:p>
        </text:list-item>
        <text:list-item>
          <text:p text:style-name="P92">—<text:span text:style-name="T3">ido</text:span> -ĭdus | -ido | | -id | -id. </text:p>
        </text:list-item>
        <text:list-item>
          <text:p text:style-name="P92">—<text:span text:style-name="T3">ore</text:span> -or | -ore | -eur | -or | -or. </text:p>
        </text:list-item>
        <text:list-item>
          <text:p text:style-name="P92"><text:span text:style-name="T3">festo</text:span> -us | festa | fête | feast | Fest. || feria. </text:p>
        </text:list-item>
        <text:list-item>
          <text:p text:style-name="P92">—<text:span text:style-name="T3">ivo</text:span> -us | -ivo | -ival | -ival | -iv. </text:p>
        </text:list-item>
        <text:list-item>
          <text:p text:style-name="P92"><text:span text:style-name="T3">fetu</text:span> -us | feto | fœtus | fetus | Fötus. = fructu in ventre de matre. ⊂ fe -tu. </text:p>
        </text:list-item>
        <text:list-item>
          <text:p text:style-name="P92"><text:span text:style-name="T3">FI</text:span> fio | <text:span text:style-name="T5">diventare</text:span> | <text:span text:style-name="T5">devenir</text:span> | <text:span text:style-name="T5">to become</text:span>, <text:span text:style-name="T5">to be done</text:span> | <text:span text:style-name="T5">werden</text:span>. = es futuro, veni ad es, incipe ad es, se fac, es facto, eveni. ⊃ fiat, futuro. ⊂ E. bhu ⊃ G. phy, A. be, D. bin, R. bytï, S. bhu. </text:p>
        </text:list-item>
        <text:list-item>
          <text:p text:style-name="P92"><text:span text:style-name="T3">fiat</text:span> ( <text:span text:style-name="T5">conjunctivo de</text:span> fi) | fia, <text:span text:style-name="T5">che sia</text:span> | fiat, <text:span text:style-name="T5">que soit</text:span> | fiat, <text:span text:style-name="T5">let it be done</text:span> | Fiat, <text:span text:style-name="T5">es werde</text:span>. = ut fi. </text:p>
        </text:list-item>
        <text:list-item>
          <text:p text:style-name="P92"><text:span text:style-name="T3">fibra</text:span> -a | -bra | -bre | -bre | -ber. </text:p>
        </text:list-item>
        <text:list-item>
          <text:p text:style-name="P92">—<text:span text:style-name="T3">illa</text:span> | -illa | -ille | -il | -ille. = parvo fibra. </text:p>
        </text:list-item>
        <text:list-item>
          <text:p text:style-name="P92">—<text:span text:style-name="T3">ina</text:span> N | -ina | -ine | -ine | -in. </text:p>
        </text:list-item>
        <text:list-item>
          <text:p text:style-name="P92"><text:span text:style-name="T3">fibro</text:span> fiber | bevero | bièvre | beaver | Biber | R. bobr’. = castore, Zool. « fiber castor ». ⊂ E. ⊃ Germanico ⊃ A. D. F. I. </text:p>
        </text:list-item>
        <text:list-item>
          <text:p text:style-name="P92"><text:span text:style-name="T3">fibroso</text:span> | -oso | -eux | -ous | -ös. = cum fibras. </text:p>
        </text:list-item>
        <text:list-item>
          <text:p text:style-name="P92"><text:span text:style-name="T3">fibula</text:span> -ŭla | fibbia | <text:span text:style-name="T5">agrafe</text:span>, fibule | <text:span text:style-name="T5">claps</text:span>, fibula | <text:span text:style-name="T5">Schnalle</text:span>, Fibula. ⊃ infibula. ⊂ fi(ge) -bul(o) -a. </text:p>
        </text:list-item>
        <text:list-item>
          <text:p text:style-name="P92"><text:span text:style-name="T3">fico</text:span> -us | fico | figue | fig | Feige. = Bot. « ficus carica ». </text:p>
        </text:list-item>
        <text:list-item>
          <text:p text:style-name="P92"><text:span text:style-name="T3">fictione</text:span> -tio | finzione | -tion | -tion | -tion. = ton finge. </text:p>
        </text:list-item>
        <text:list-item>
          <text:p text:style-name="P92"><text:span text:style-name="T3">fictitio</text:span> 100 | fittizio | -if | -itious, -ive. = ficto. </text:p>
        </text:list-item>
        <text:list-item>
          <text:p text:style-name="P92"><text:span text:style-name="T3">ficto</text:span> -us | finto. = quem finge. </text:p>
        </text:list-item>
        <text:list-item>
          <text:p text:style-name="P92"><text:span text:style-name="T3">FIDE</text:span> fĭdes | fede | foi | faith | <text:span text:style-name="T5">Treue</text:span>. ⊃ (con)fide, fiducia, (per)fid(o), fido, fidele. </text:p>
        </text:list-item>
        <text:list-item>
          <text:p text:style-name="P92">— fīdo | fidarsi | se fier | to confide, <text:span text:style-name="T5">to trust</text:span>. = confīde, habe fĭde. </text:p>
        </text:list-item>
        <text:list-item>
          <text:p text:style-name="P92">—<text:span text:style-name="T3">jussione</text:span> 300 | fideiussione, <text:span text:style-name="T5">sicurità</text:span>, <text:span text:style-name="T5">malleveria</text:span> | fidéjussion | fidejussion | <text:span text:style-name="T5">Bürgschaft</text:span>. ⊂ fide jussione. </text:p>
        </text:list-item>
        <text:list-item>
          <text:p text:style-name="P92">—<text:span text:style-name="T3">jussore</text:span> 300 | fideiussore | fidéjusseur | -or | -or. </text:p>
        </text:list-item>
        <text:list-item>
          <text:p text:style-name="P92"><text:span text:style-name="T3">fidele</text:span> -is | fedele | fidéle | faithful | -el. = cum fede. </text:p>
        </text:list-item>
        <text:list-item>
          <text:p text:style-name="P92">—<text:span text:style-name="T3">itate</text:span> -tas | fedeltà | fidélité | -ty | -tät. </text:p>
        </text:list-item>
        <text:list-item>
          <text:p text:style-name="P92"><text:soft-page-break/><text:span text:style-name="T3">fides</text:span> (-es -ium) = chordas musicale de cithara, lyra, etc. </text:p>
        </text:list-item>
        <text:list-item>
          <text:p text:style-name="P92"><text:span text:style-name="T3">fido</text:span> -us | I. H. P. fido. = fidele. </text:p>
        </text:list-item>
        <text:list-item>
          <text:p text:style-name="P92"><text:span text:style-name="T3">fiducia</text:span> -a | -ucia | | | -uz. = fide. </text:p>
        </text:list-item>
        <text:list-item>
          <text:p text:style-name="P92">—<text:span text:style-name="T3">iario</text:span> -us | -ario | -aire | -ary | -arius. </text:p>
        </text:list-item>
        <text:list-item>
          <text:p text:style-name="P92"><text:span text:style-name="T3">fige</text:span> -o | figgere | ficher | to fix | -ieren. = affige, confige, infige, fixa. </text:p>
        </text:list-item>
        <text:list-item>
          <text:p text:style-name="P92"><text:span text:style-name="T3">figura</text:span> -a | -ura | -ure | -ure | -ur. = quem finge, ton finge. </text:p>
        </text:list-item>
        <text:list-item>
          <text:p text:style-name="P92"><text:span text:style-name="T3">figura</text:span> -o | -are | -er | -ate | -ieren. </text:p>
        </text:list-item>
        <text:list-item>
          <text:p text:style-name="P92">—<text:span text:style-name="T3">nte</text:span> | -nte | -nt | -nt | -nt. </text:p>
        </text:list-item>
        <text:list-item>
          <text:p text:style-name="P92">—<text:span text:style-name="T3">tione</text:span> 100 | -zione | -tion | -tion | -tion. </text:p>
        </text:list-item>
        <text:list-item>
          <text:p text:style-name="P92"><text:span text:style-name="T3">fila</text:span> M | -are | -er. = fac filo, nee. </text:p>
        </text:list-item>
        <text:list-item>
          <text:p text:style-name="P92">—<text:span text:style-name="T3">mento</text:span> | -mento | -ment | -ment | -ment. = filo, fibra. </text:p>
        </text:list-item>
        <text:list-item>
          <text:p text:style-name="P92">——<text:span text:style-name="T3">oso</text:span> | -oso | -eux | -ous. </text:p>
        </text:list-item>
        <text:list-item>
          <text:p text:style-name="P92">—<text:span text:style-name="T3">torio</text:span> | -toio | filoir | -tory | -torium. </text:p>
        </text:list-item>
        <text:list-item>
          <text:p text:style-name="P92">—<text:span text:style-name="T3">tura</text:span> | -tura, -nda | -ture | -ture. </text:p>
        </text:list-item>
        <text:list-item>
          <text:p text:style-name="P92"><text:span text:style-name="T3">filia</text:span> -a | figlia | fille. = filio femina. </text:p>
        </text:list-item>
        <text:list-item>
          <text:p text:style-name="P92">—<text:span text:style-name="T3">le</text:span> | filiale | -lial | -lial | -lial. = de filio. </text:p>
        </text:list-item>
        <text:list-item>
          <text:p text:style-name="P92">—<text:span text:style-name="T3">tione</text:span> | filiazione | -ation | -ation | -ation. </text:p>
        </text:list-item>
        <text:list-item>
          <text:p text:style-name="P92"><text:span text:style-name="T3">filiforme</text:span> | -forme | -forme | -form. = in forma de filo. </text:p>
        </text:list-item>
        <text:list-item>
          <text:p text:style-name="P92"><text:span text:style-name="T3">filio</text:span> -us | figlio | fils | <text:span text:style-name="T5">son</text:span> | <text:span text:style-name="T5">Sohn</text:span> | H. hijo | P. filho. ⊃ filiale. </text:p>
        </text:list-item>
        <text:list-item>
          <text:p text:style-name="P92"><text:span text:style-name="T3">filo</text:span> -um | filo | fil | filament, <text:span text:style-name="T5">thread</text:span> | <text:span text:style-name="T5">Faden</text:span> | H. hilo, filo | P. fio. ⊃ fila. </text:p>
        </text:list-item>
        <text:list-item>
          <text:p text:style-name="P92"><text:span text:style-name="T3">fimbria</text:span> -a | frangia | frange | fringe | Franse. </text:p>
        </text:list-item>
        <text:list-item>
          <text:p text:style-name="P92">—<text:span text:style-name="T3">to</text:span> 100 | -riato | -rié | -riate | befranst. = (folio, flore) cum fimbrias. </text:p>
        </text:list-item>
        <text:list-item>
          <text:p text:style-name="P92"><text:span text:style-name="T3">fimo</text:span> -us | <text:span text:style-name="T5">letame</text:span> | fumier | <text:span text:style-name="T5">dung</text:span> | <text:span text:style-name="T5">Mist</text:span>. </text:p>
        </text:list-item>
        <text:list-item>
          <text:p text:style-name="P92"><text:span text:style-name="T3">finale</text:span> 300 | -ale | -al | -al | -al. = de fine. </text:p>
        </text:list-item>
        <text:list-item>
          <text:p text:style-name="P92">—<text:span text:style-name="T3">itate</text:span> | -ità | -ité | -ity | -ität. = principio de causa finale. </text:p>
        </text:list-item>
        <text:list-item>
          <text:p text:style-name="P92"><text:span text:style-name="T3">finde</text:span> -o | fendere | fendre | <text:span text:style-name="T5">to split</text:span> | <text:span text:style-name="T5">spalten</text:span>. = scinde, divide, seca. ⊃ fisso, fissura, bifido. ⊂ E. ⊃ A. to bite = morde, divide; D. beissen = morde. </text:p>
        </text:list-item>
        <text:list-item>
          <text:p text:style-name="P92"><text:span text:style-name="T3">FINE</text:span> -is | fine | la fin | <text:span text:style-name="T5">end</text:span>, fine, finis | <text:span text:style-name="T5">Ende</text:span>, Finis. = termino, anti origine. ⊃ finale, fini. </text:p>
        </text:list-item>
        <text:list-item>
          <text:p text:style-name="P92"><text:span text:style-name="T3">FINGE</text:span> -o | -ere | feindre | to feign | -ieren. ⊃ fictione, figura, effigie. </text:p>
        </text:list-item>
        <text:list-item>
          <text:p text:style-name="P92"><text:span text:style-name="T3">fini</text:span> -io | -ire | -ir | -ish | -ieren. = da fine. </text:p>
        </text:list-item>
        <text:list-item>
          <text:p text:style-name="P92">—<text:span text:style-name="T3">ito</text:span> -ītus | -ito | -i | -ite | -itum. ⊃ de—, in—. </text:p>
        </text:list-item>
        <text:list-item>
          <text:p text:style-name="P92"><text:span text:style-name="T3">firma</text:span> -a | fermare | | to firm. = redde firmo. ⊃ F. fermer = claude; I. firmare = subscribe. </text:p>
        </text:list-item>
        <text:list-item>
          <text:p text:style-name="P92">— N | firma | firme | firm | Firma. = signatura, subscriptione, nomine de societate. </text:p>
        </text:list-item>
        <text:list-item>
          <text:p text:style-name="P92">—<text:span text:style-name="T3">mento</text:span> -um | fulcro. </text:p>
        </text:list-item>
        <text:list-item>
          <text:p text:style-name="P92">—— 400 | -mento | -ment | -ment | -ment. = cælo. </text:p>
        </text:list-item>
        <text:list-item>
          <text:p text:style-name="P92"><text:span text:style-name="T3">FIRMO</text:span> -us | fermo | ferme | firm | firm, <text:span text:style-name="T5">fest</text:span>. ⊃ firma, affirma, confirma, infirmo. </text:p>
        </text:list-item>
        <text:list-item>
          <text:p text:style-name="P92">—<text:span text:style-name="T3">itate</text:span> -tas | fermezza | fermeté | firmness | -ität. </text:p>
        </text:list-item>
        <text:list-item>
          <text:p text:style-name="P92"><text:span text:style-name="T3">fisco</text:span> -us = cista, canistro, thesauro. </text:p>
        </text:list-item>
        <text:list-item>
          <text:p text:style-name="P92">— -us | fisco | fisc | fisc | Fiscus. = thesauro publico. </text:p>
        </text:list-item>
        <text:list-item>
          <text:p text:style-name="P92">—<text:span text:style-name="T3">ale</text:span> 300 | -ale | -al | -al | -al. </text:p>
        </text:list-item>
        <text:list-item>
          <text:p text:style-name="P92"><text:span text:style-name="T3">fisso</text:span> -us | fesso. = quem finde. </text:p>
        </text:list-item>
        <text:list-item>
          <text:p text:style-name="P92"><text:soft-page-break/>—<text:span text:style-name="T3">ura</text:span> -a | -ura | fente, -ure | -ure | -ur. = ton finde. </text:p>
        </text:list-item>
        <text:list-item>
          <text:p text:style-name="P92"><text:span text:style-name="T3">fistula</text:span> -ŭla = canale, tubo. </text:p>
        </text:list-item>
        <text:list-item>
          <text:p text:style-name="P92">— 100 | -ola | -ule | -ula | -el. = canale de pus in corpore animale. </text:p>
        </text:list-item>
        <text:list-item>
          <text:p text:style-name="P92">—<text:span text:style-name="T3">oso</text:span> -us | fistoloso | -eux | -ous | -ös. </text:p>
        </text:list-item>
        <text:list-item>
          <text:p text:style-name="P92"><text:span text:style-name="T3">fixa</text:span> | fissare | fixer | to fix | fixieren. = fige, firma, redde fixo. </text:p>
        </text:list-item>
        <text:list-item>
          <text:p text:style-name="P92">—<text:span text:style-name="T3">tione</text:span> | fissazione | -tion | -tion | -tion. </text:p>
        </text:list-item>
        <text:list-item>
          <text:p text:style-name="P92"><text:span text:style-name="T3">fixo</text:span> -us | fisso | -xe | -xed | fix | H. fijo | P. fixo. = quem fige. ⊃ affixo, suffixo, præfixo. </text:p>
        </text:list-item>
        <text:list-item>
          <text:p text:style-name="P92"><text:span text:style-name="T3">FLA</text:span> flo | soffiare | souffler | blow | blähen, blasen. ⊃ flatu, confla, infla, suffla. ⊂ E. ⊃ A. blow, D. blähen. </text:p>
        </text:list-item>
        <text:list-item>
          <text:p text:style-name="P92"><text:span text:style-name="T3">flacco</text:span> -us = </text:p>
        </text:list-item>
        <text:list-item>
          <text:p text:style-name="P92">—<text:span text:style-name="T3">ido</text:span> ĭ 100 | -ido, fiacco | flasque | -id | -ide. = molle, languido. </text:p>
        </text:list-item>
        <text:list-item>
          <text:p text:style-name="P92">——<text:span text:style-name="T3">itate</text:span> | -ezza | -ité | -ity | -ität. </text:p>
        </text:list-item>
        <text:list-item>
          <text:p text:style-name="P92"><text:span text:style-name="T3">flagella</text:span> 200 | -are | -er | -ate | -ieren. = age per flagello. </text:p>
        </text:list-item>
        <text:list-item>
          <text:p text:style-name="P92">—<text:span text:style-name="T3">tione</text:span> 300 | -zione | -tion | -tion | -tion. </text:p>
        </text:list-item>
        <text:list-item>
          <text:p text:style-name="P92">—<text:span text:style-name="T3">tore</text:span> | -tore | -teur | -tor | -tor. </text:p>
        </text:list-item>
        <text:list-item>
          <text:p text:style-name="P92"><text:span text:style-name="T3">flagello</text:span> -um | -ello | fléau, <text:span text:style-name="T5">fouet</text:span> | flail, <text:span text:style-name="T5">whip</text:span> | Flegel, <text:span text:style-name="T5">Geissel</text:span>. ⊃ flagella. </text:p>
        </text:list-item>
        <text:list-item>
          <text:p text:style-name="P92"><text:span text:style-name="T3">flagra</text:span> -o = arde. ⊃ flamma, conflagratione. ⊂ fulge. </text:p>
        </text:list-item>
        <text:list-item>
          <text:p text:style-name="P92">—<text:span text:style-name="T3">nte</text:span> -ns | -nte | -nt | -nt | -nt. = ardente, evidente (delicto). </text:p>
        </text:list-item>
        <text:list-item>
          <text:p text:style-name="P92"><text:span text:style-name="T3">flamma</text:span> -a | fiamma | flamme | flame | Flamme | H. llama | P. flamma. ⊃ inflammatione. ⊂ flag(ra) -ma. </text:p>
        </text:list-item>
        <text:list-item>
          <text:p text:style-name="P92"><text:span text:style-name="T3">flamma</text:span> -o | fiammeggiare | flamber | to flame, <text:span text:style-name="T5">to blaze</text:span> | flammen. </text:p>
        </text:list-item>
        <text:list-item>
          <text:p text:style-name="P92">— = inflamma. </text:p>
        </text:list-item>
        <text:list-item>
          <text:p text:style-name="P92"><text:span text:style-name="T3">flammifero</text:span> -fer -fĕr- | fiammifero | <text:span text:style-name="T5">allumette</text:span> | <text:span text:style-name="T5">match</text:span> ( <text:span text:style-name="T5">to obtain fire</text:span>) | <text:span text:style-name="T5">Streichholz</text:span>. = que fer flamma. </text:p>
        </text:list-item>
        <text:list-item>
          <text:p text:style-name="P92"><text:span text:style-name="T3">flatu</text:span> -us | fiato | <text:span text:style-name="T5">souffle</text:span>, <text:span text:style-name="T5">haleine</text:span> (flatu <text:span text:style-name="T5">osité</text:span>) | -us, <text:span text:style-name="T5">breath</text:span> | -us. ⊂ fla -tu. </text:p>
        </text:list-item>
        <text:list-item>
          <text:p text:style-name="P92"><text:span text:style-name="T3">flavesce</text:span> -o = fi flavo. </text:p>
        </text:list-item>
        <text:list-item>
          <text:p text:style-name="P92">—<text:span text:style-name="T3">nte</text:span> | -nte | -nt | -nt | -nt. </text:p>
        </text:list-item>
        <text:list-item>
          <text:p text:style-name="P92"><text:span text:style-name="T3">flavo</text:span> -us | I. H. P. flavo. = colore viride-aureo, de grano maturo, de Tiberi, de melle. ⊃ flavesce. </text:p>
        </text:list-item>
        <text:list-item>
          <text:p text:style-name="P92"><text:span text:style-name="T3">fle</text:span> -eo = plange, plora, luge, lacrima. </text:p>
        </text:list-item>
        <text:list-item>
          <text:p text:style-name="P92"><text:span text:style-name="T3">flebile</text:span> -bĭlis | -ile. = de que debe fle, que fac fle. </text:p>
        </text:list-item>
        <text:list-item>
          <text:p text:style-name="P92">— M | fievole | faible | feeble. = debile, infirmo. </text:p>
        </text:list-item>
        <text:list-item>
          <text:p text:style-name="P92"><text:span text:style-name="T3">flecte</text:span> -o | flettere | fléchir | to inflect | -ieren. = plica, curva. ⊃ flexo, circumflecte, inflecte, reflecte. </text:p>
        </text:list-item>
        <text:list-item>
          <text:p text:style-name="P92"><text:span text:style-name="T3">flexo</text:span> -us = quem flecte. </text:p>
        </text:list-item>
        <text:list-item>
          <text:p text:style-name="P92">—<text:span text:style-name="T3">ibile</text:span> -bĭlis | flessibile | -ble | -ble | -bel. </text:p>
        </text:list-item>
        <text:list-item>
          <text:p text:style-name="P92">——<text:span text:style-name="T3">itate</text:span> 300 | flessibilità | -ité | -ity | -ität. </text:p>
        </text:list-item>
        <text:list-item>
          <text:p text:style-name="P92">—<text:span text:style-name="T3">ione</text:span> -io | flessione | -ion | -ion, inflexion | -ion. ⊃ reflexione. </text:p>
        </text:list-item>
        <text:list-item>
          <text:p text:style-name="P92">—<text:span text:style-name="T3">u</text:span> -us | flesso. = flexione. </text:p>
        </text:list-item>
        <text:list-item>
          <text:p text:style-name="P92">—<text:span text:style-name="T3">uoso</text:span> -us | flessuoso | -ueux | -uous. </text:p>
        </text:list-item>
        <text:list-item>
          <text:p text:style-name="P92"><text:span text:style-name="T3">flige</text:span> -o = afflige. </text:p>
        </text:list-item>
        <text:list-item>
          <text:p text:style-name="P92"><text:span text:style-name="T3">flo</text:span> ( <text:span text:style-name="T5">thema de</text:span> flore) = da flore, floresce. ⊂ E. bhlo ⊃ A. blow, bloo <text:span text:style-name="T5">m</text:span>, D. blühen, Blu <text:span text:style-name="T5">me</text:span>. </text:p>
        </text:list-item>
        <text:list-item>
          <text:p text:style-name="P92"><text:span text:style-name="T3">flocco</text:span> 100 | fiocco | flocon | flock | Flocke. </text:p>
        </text:list-item>
        <text:list-item>
          <text:p text:style-name="P92"><text:soft-page-break/><text:span text:style-name="T3">Flora</text:span> -a | -ra | -re | -ra | -ra. = dea de flores. In Bot. = flores de uno regione. </text:p>
        </text:list-item>
        <text:list-item>
          <text:p text:style-name="P92">—<text:span text:style-name="T3">ale</text:span> -alis | -ale | -al | -al | -alien. </text:p>
        </text:list-item>
        <text:list-item>
          <text:p text:style-name="P92"><text:span text:style-name="T3">flore</text:span> flos | fiore | fleur | flower, bloo <text:span text:style-name="T5">m</text:span> | Blu <text:span text:style-name="T5">me. </text:span>⊃ flora, florido, florilegio. ⊂ flo -re. </text:p>
        </text:list-item>
        <text:list-item>
          <text:p text:style-name="P92">— -eo = </text:p>
        </text:list-item>
        <text:list-item>
          <text:p text:style-name="P92">—<text:span text:style-name="T3">esce</text:span> -o | fiorire | fleurir | to flourish | florieren, blühen | H. P. florecer. </text:p>
        </text:list-item>
        <text:list-item>
          <text:p text:style-name="P92">—<text:span text:style-name="T3">icultore</text:span> | -tore | | -turist. </text:p>
        </text:list-item>
        <text:list-item>
          <text:p text:style-name="P92">—<text:span text:style-name="T3">icultura</text:span> | -tura | -ture | -ture. </text:p>
        </text:list-item>
        <text:list-item>
          <text:p text:style-name="P92">—<text:span text:style-name="T3">ido</text:span> -ĭdus | -ido | -issant | -id | -id. = in flore. </text:p>
        </text:list-item>
        <text:list-item>
          <text:p text:style-name="P92">——<text:span text:style-name="T3">itate</text:span> | -ezza | | -ity | -ität. </text:p>
        </text:list-item>
        <text:list-item>
          <text:p text:style-name="P92">—<text:span text:style-name="T3">ifero</text:span> -fĕr | fiorifero | -ère | -erous. </text:p>
        </text:list-item>
        <text:list-item>
          <text:p text:style-name="P92">—<text:span text:style-name="T3">ilegio</text:span> | -egio | -ège | -ege | -egium. = <text:span text:style-name="T5">col</text:span>lec <text:span text:style-name="T5">tione de</text:span> flores. </text:p>
        </text:list-item>
        <text:list-item>
          <text:p text:style-name="P92"><text:span text:style-name="T3">fluctu</text:span> -us | flutto | flot | <text:span text:style-name="T5">flood</text:span> | <text:span text:style-name="T5">Flut</text:span>. = unda. ⊂ flue. </text:p>
        </text:list-item>
        <text:list-item>
          <text:p text:style-name="P92">—<text:span text:style-name="T3">ua</text:span> -o | fluttuare | -uer | -ate | -ieren. </text:p>
        </text:list-item>
        <text:list-item>
          <text:p text:style-name="P92">——<text:span text:style-name="T3">tione</text:span> -tio | fluttuazione | fluctuation | -tion | -tion. </text:p>
        </text:list-item>
        <text:list-item>
          <text:p text:style-name="P92">—<text:span text:style-name="T3">uoso</text:span> 100 | fluttuoso | -ueux | -uous | -uös. </text:p>
        </text:list-item>
        <text:list-item>
          <text:p text:style-name="P92"><text:span text:style-name="T3">FLUE</text:span> -o | fluire | <text:span text:style-name="T5">couler</text:span>, fluer | <text:span text:style-name="T5">to flow</text:span> | <text:span text:style-name="T5">fliessen</text:span> | H. P. fluir. ⊃ fluido, fluxu, fluente, fluxione, fluctu, fluvio, afflue, conflue, deflue, efflue, influe, superfluo. </text:p>
        </text:list-item>
        <text:list-item>
          <text:p text:style-name="P92">—<text:span text:style-name="T3">nte</text:span> -ns | -nte | -nt | -nt. </text:p>
        </text:list-item>
        <text:list-item>
          <text:p text:style-name="P92"><text:span text:style-name="T3">fluido</text:span> -ĭdus | -ido | -ide | -id | -id. = que flue. </text:p>
        </text:list-item>
        <text:list-item>
          <text:p text:style-name="P92">—<text:span text:style-name="T3">itate</text:span> | -ità | -ité | -ity | -ität. </text:p>
        </text:list-item>
        <text:list-item>
          <text:p text:style-name="P92">fluore 100 = to flue. </text:p>
        </text:list-item>
        <text:list-item>
          <text:p text:style-name="P92"><text:span text:style-name="T3">fluore</text:span> N | -ore | -or | -orine | -or. = elemento, in chemia « Fl ». </text:p>
        </text:list-item>
        <text:list-item>
          <text:p text:style-name="P92">—<text:span text:style-name="T3">escente</text:span> | -ente | -ent | -ent | -ent. = luminoso ut fluore. </text:p>
        </text:list-item>
        <text:list-item>
          <text:p text:style-name="P92">——<text:span text:style-name="T3">ia</text:span> | -nza | -nce | -nce | -nz. </text:p>
        </text:list-item>
        <text:list-item>
          <text:p text:style-name="P92"><text:span text:style-name="T3">FLUVIO</text:span> -us | fiume | fleuve | <text:span text:style-name="T5">river</text:span>, <text:span text:style-name="T5">stream</text:span> | <text:span text:style-name="T5">Fluss</text:span>. ⊂ flu(e) -io. </text:p>
        </text:list-item>
        <text:list-item>
          <text:p text:style-name="P92">—<text:span text:style-name="T3">iale</text:span> -ialis | -iale | -ial | -ial | -ial. </text:p>
        </text:list-item>
        <text:list-item>
          <text:p text:style-name="P92"><text:span text:style-name="T3">fluxione</text:span> -xio | flussione | -xion | -xion | -xion. = to flue. </text:p>
        </text:list-item>
        <text:list-item>
          <text:p text:style-name="P92"><text:span text:style-name="T3">fluxu</text:span> -us | flusso | flux | flux | Fluxus. = to flue. </text:p>
        </text:list-item>
        <text:list-item>
          <text:p text:style-name="P92">focale -e = fascia circa collo. </text:p>
        </text:list-item>
        <text:list-item>
          <text:p text:style-name="P92"><text:span text:style-name="T3">focale</text:span> N | -le | -l | -l | -l. = de foco. </text:p>
        </text:list-item>
        <text:list-item>
          <text:p text:style-name="P92"><text:span text:style-name="T3">focile</text:span> M | fucile | fusil | fusil, <text:span text:style-name="T5">gun</text:span> | <text:span text:style-name="T5">Flinte</text:span>. = arma ad igni [foco]. </text:p>
        </text:list-item>
        <text:list-item>
          <text:p text:style-name="P92"><text:span text:style-name="T3">foco</text:span> -us | focolare | foyer | <text:span text:style-name="T5">hearth</text:span> | <text:span text:style-name="T5">Herd</text:span>. </text:p>
        </text:list-item>
        <text:list-item>
          <text:p text:style-name="P92">— M | fuoco | feu | <text:span text:style-name="T5">fire</text:span> | <text:span text:style-name="T5">Feuer</text:span> | H. fuego | P. fogo. = igni. A. fire, D. Feuer || G. pyr. </text:p>
        </text:list-item>
        <text:list-item>
          <text:p text:style-name="P92">— N | fuoco | foyer | focus | Focus. = centro de radios reflexo aut refracto. ⊃ focale. </text:p>
        </text:list-item>
        <text:list-item>
          <text:p text:style-name="P92"><text:span text:style-name="T3">fode</text:span> -io | | fouir. = cava, excava. ⊃ fosso, fossile. </text:p>
        </text:list-item>
        <text:list-item>
          <text:p text:style-name="P92"><text:span text:style-name="T3">fœdere</text:span> fœdus -dĕr- | <text:span text:style-name="T5">alleanza</text:span> | <text:span text:style-name="T5">alliance</text:span> | <text:span text:style-name="T5">league</text:span> | <text:span text:style-name="T5">Bündniss</text:span>. ⊂ fide. </text:p>
        </text:list-item>
        <text:list-item>
          <text:p text:style-name="P92">—<text:span text:style-name="T3">ale</text:span> | federale | fédéral | fe—al | fœderal. </text:p>
        </text:list-item>
        <text:list-item>
          <text:p text:style-name="P92">—<text:span text:style-name="T3">alismo</text:span> | fe—ismo | fédé—isme | federalism | Fœderalismus. </text:p>
        </text:list-item>
        <text:list-item>
          <text:p text:style-name="P92">—<text:span text:style-name="T3">atione</text:span> | fe—zione | fédération | federation | Fœ—tion. = confœderatione. </text:p>
        </text:list-item>
        <text:list-item>
          <text:p text:style-name="P92">—<text:span text:style-name="T3">ativo</text:span> | fe—ivo | fédé—if | fe—ive | -iv. </text:p>
        </text:list-item>
        <text:list-item>
          <text:p text:style-name="P92"><text:soft-page-break/>—<text:span text:style-name="T3">ato</text:span> | fe—ato | fédéré | fe—ate | -iert. </text:p>
        </text:list-item>
        <text:list-item>
          <text:p text:style-name="P92">fœmina (tardo latino) = femina. </text:p>
        </text:list-item>
        <text:list-item>
          <text:p text:style-name="P92"><text:span text:style-name="T3">fœte</text:span> -eo | I. fetere | H. heder | P. feder. = es fœtido, pute, habe odore malo. </text:p>
        </text:list-item>
        <text:list-item>
          <text:p text:style-name="P92">—<text:span text:style-name="T3">ido</text:span> -ĭdus | -ido | fétide | -id | <text:span text:style-name="T5">stinkend</text:span>. </text:p>
        </text:list-item>
        <text:list-item>
          <text:p text:style-name="P92">—<text:span text:style-name="T3">ore</text:span> -tor | fetore | fétidité | fetor. </text:p>
        </text:list-item>
        <text:list-item>
          <text:p text:style-name="P92"><text:span text:style-name="T3">FOLIO</text:span> -um | foglio, foglia | feuille | <text:span text:style-name="T5">leaf</text:span>, foil | <text:span text:style-name="T5">Blatt</text:span>, Foile | H. hoja | P. folha. ⊂ E. bholio ⊃ G. phyllo. </text:p>
        </text:list-item>
        <text:list-item>
          <text:p text:style-name="P92">—<text:span text:style-name="T3">iaceo</text:span> 100 | fogliaceo | -cé | -ceous. = de folios. </text:p>
        </text:list-item>
        <text:list-item>
          <text:p text:style-name="P92"><text:span text:style-name="T3">folle</text:span> -is | <text:span text:style-name="T5">soffieto</text:span> | <text:span text:style-name="T5">soufflet</text:span> | <text:span text:style-name="T5">bellows</text:span> | <text:span text:style-name="T5">Blasebalg</text:span> | H. fuelle | P. folle. ⊃ folliculo. || fla, bulga. </text:p>
        </text:list-item>
        <text:list-item>
          <text:p text:style-name="P92">folle M | folle | fou | fool | <text:span text:style-name="T5">Narr</text:span>. = stulto, demente, fatuo. </text:p>
        </text:list-item>
        <text:list-item>
          <text:p text:style-name="P92"><text:span text:style-name="T3">folliculo</text:span> -ŭlus | -colo | -cule | -cle | <text:span text:style-name="T5">Säckchen</text:span>. = parvo folle. </text:p>
        </text:list-item>
        <text:list-item>
          <text:p text:style-name="P92"><text:span text:style-name="T3">fomenta</text:span> 400 | -are | -er | to foment | -ieren. = fove. </text:p>
        </text:list-item>
        <text:list-item>
          <text:p text:style-name="P92"><text:span text:style-name="T3">fomento</text:span> 100 | -ento | -entation | -entation | -ent. ⊂ fo(ve) -mento. </text:p>
        </text:list-item>
        <text:list-item>
          <text:p text:style-name="P92"><text:span text:style-name="T3">FONTE</text:span> fons | fonte, fontana | fontaine, <text:span text:style-name="T5">source</text:span> | <text:span text:style-name="T5">spring</text:span>, fountain | <text:span text:style-name="T5">Quelle</text:span>, Fontaine | H. fuente | P. fonte. = surgente. </text:p>
        </text:list-item>
        <text:list-item>
          <text:p text:style-name="P92"><text:span text:style-name="T3">FORA</text:span> -o | forare | forer | to bore | bohren | H. horadar | P. furar. ⊃ perfora. ⊂ E. ⊃ A., D., R. buravitï. </text:p>
        </text:list-item>
        <text:list-item>
          <text:p text:style-name="P92">—<text:span text:style-name="T3">mine</text:span> -men -mĭn- | foro, forame | <text:span text:style-name="T5">trou</text:span> | -men, <text:span text:style-name="T5">hole</text:span> | -men, <text:span text:style-name="T5">Loch</text:span>. </text:p>
        </text:list-item>
        <text:list-item>
          <text:p text:style-name="P92">foras -as = foris. </text:p>
        </text:list-item>
        <text:list-item>
          <text:p text:style-name="P92"><text:span text:style-name="T3">forcipe</text:span> -ceps -cĭp- | -ipe, <text:span text:style-name="T5">tenaglia</text:span> | -eps, pince | -eps | <text:span text:style-name="T5">Zange</text:span>, -eps. ⊂ for(mo) [calido] cape. </text:p>
        </text:list-item>
        <text:list-item>
          <text:p text:style-name="P92"><text:span text:style-name="T3">fores</text:span> (-es -ium) = porta. ⊂ E. dhvor ⊃ G. thúra, A. door, D. Tür, R. dverï, S. dhvar. </text:p>
        </text:list-item>
        <text:list-item>
          <text:p text:style-name="P92"><text:span text:style-name="T3">forfice</text:span> ĭ 100 | forbici | <text:span text:style-name="T5">ciseaux</text:span> | <text:span text:style-name="T5">scissor</text:span>, forfex | <text:span text:style-name="T5">Schere</text:span>, Forfex. ⊂ forcipe? </text:p>
        </text:list-item>
        <text:list-item>
          <text:p text:style-name="P92"><text:span text:style-name="T3">foris</text:span> -is | fuori | <text:span text:style-name="T5">de</text:span>hors, fors | <text:span text:style-name="T5">outside</text:span> | <text:span text:style-name="T5">draussen</text:span>. = ex fores, ex. </text:p>
        </text:list-item>
        <text:list-item>
          <text:p text:style-name="P92"><text:span text:style-name="T3">FORMA</text:span> -a | forma | forme | form | Form | H. P. R. forma. ⊃ formula, conforme, deforme, informe, uniforme. </text:p>
        </text:list-item>
        <text:list-item>
          <text:p text:style-name="P92"><text:span text:style-name="T3">forma</text:span> -o | -are | -er | to form | -ieren. ⊃ con—, de—, in—, re—. </text:p>
        </text:list-item>
        <text:list-item>
          <text:p text:style-name="P92">—<text:span text:style-name="T3">tione</text:span> -tio | -zione | -tion | -tion | -tion. </text:p>
        </text:list-item>
        <text:list-item>
          <text:p text:style-name="P92">—<text:span text:style-name="T3">ale</text:span> 200 | -ale | -el | -al | -ell, -al. = de forma, de typo, bene definito, certo, præciso, categorico, explicito. </text:p>
        </text:list-item>
        <text:list-item>
          <text:p text:style-name="P92">——<text:span text:style-name="T3">ismo</text:span> | -ismo | -isme | -ism | -ismus. </text:p>
        </text:list-item>
        <text:list-item>
          <text:p text:style-name="P92">——<text:span text:style-name="T3">ista</text:span> | -ista | -iste | -ist | -ist. </text:p>
        </text:list-item>
        <text:list-item>
          <text:p text:style-name="P92">——<text:span text:style-name="T3">itate</text:span> | -tà | -té | -ty | -tät. </text:p>
        </text:list-item>
        <text:list-item>
          <text:p text:style-name="P92"><text:span text:style-name="T3">formica</text:span> -a | -ca | fourmi | <text:span text:style-name="T5">ant</text:span> | <text:span text:style-name="T5">Ameise</text:span>. = Zool. « formica rufa ». </text:p>
        </text:list-item>
        <text:list-item>
          <text:p text:style-name="P92">—<text:span text:style-name="T3">tione</text:span> 100 | formicolio | -ation, fourmillement | -ation | -ation. </text:p>
        </text:list-item>
        <text:list-item>
          <text:p text:style-name="P92"><text:span text:style-name="T3">formidabile</text:span> -bĭlis | -bile | -ble | -ble | -bel. = que fer formidine, que incute timore. </text:p>
        </text:list-item>
        <text:list-item>
          <text:p text:style-name="P92">formidine -ido -idĭn- = timore, terrore. </text:p>
        </text:list-item>
        <text:list-item>
          <text:p text:style-name="P92"><text:span text:style-name="T3">formula</text:span> -ŭla | -ula | -ule | -ula | -el. ⊂ form(a) -ula = parvo forma. </text:p>
        </text:list-item>
        <text:list-item>
          <text:p text:style-name="P92"><text:span text:style-name="T3">formula</text:span> -ŭlo | -are | -er | -ate | -ieren. </text:p>
        </text:list-item>
        <text:list-item>
          <text:p text:style-name="P92">—<text:span text:style-name="T3">ario</text:span> N | -ario | -aire | -ary | -ar. = collectione de formulas. </text:p>
        </text:list-item>
        <text:list-item>
          <text:p text:style-name="P92">—ario 100 = qui practica formas de jure, legista. </text:p>
        </text:list-item>
        <text:list-item>
          <text:p text:style-name="P92"><text:span text:style-name="T3">fornace</text:span> -ax | -ace | fournaise | furnace | <text:span text:style-name="T5">Ofen</text:span>. </text:p>
        </text:list-item>
        <text:list-item>
          <text:p text:style-name="P92"><text:soft-page-break/><text:span text:style-name="T3">fornica</text:span> ĭ 300 | -care | -quer | -cate. = i in fornice. </text:p>
        </text:list-item>
        <text:list-item>
          <text:p text:style-name="P92">— 100 = construe fornice. </text:p>
        </text:list-item>
        <text:list-item>
          <text:p text:style-name="P92">—<text:span text:style-name="T3">tione</text:span> 300 | -zione | -tion | -tion | -tion. </text:p>
        </text:list-item>
        <text:list-item>
          <text:p text:style-name="P92">—tione 100 = constructione de fornice. </text:p>
        </text:list-item>
        <text:list-item>
          <text:p text:style-name="P92">fornĭce -ix = volta, arcu, camera, lupanare. </text:p>
        </text:list-item>
        <text:list-item>
          <text:p text:style-name="P92"><text:span text:style-name="T3">foro</text:span> -um | -ro | -rum | -rum | -rum. = platea, mercatu ex fores, R. dvor. </text:p>
        </text:list-item>
        <text:list-item>
          <text:p text:style-name="P92"><text:span text:style-name="T3">forsan</text:span> -an | forse | <text:span text:style-name="T5">peut-être</text:span> | <text:span text:style-name="T5">perhaps</text:span> | <text:span text:style-name="T5">zufällig</text:span>, <text:span text:style-name="T5">vielleicht</text:span>. ⊂ fors [forte, ad casu] an. </text:p>
        </text:list-item>
        <text:list-item>
          <text:p text:style-name="P92">forsitan -an = forsan. </text:p>
        </text:list-item>
        <text:list-item>
          <text:p text:style-name="P92">fortasse -se = forsan. </text:p>
        </text:list-item>
        <text:list-item>
          <text:p text:style-name="P92"><text:span text:style-name="T3">FORTE</text:span> -is | forte | fort | <text:span text:style-name="T5">strong</text:span> | <text:span text:style-name="T5">stark</text:span>. </text:p>
        </text:list-item>
        <text:list-item>
          <text:p text:style-name="P92">— M | forte, fortezza | fort, forteresse | fort | Fort. = castro, castello, arce, propugnaculo. </text:p>
        </text:list-item>
        <text:list-item>
          <text:p text:style-name="P92">forte fors = fortuna, sorte, casu. </text:p>
        </text:list-item>
        <text:list-item>
          <text:p text:style-name="P92">forte -e = per casu, forsan. ⊃ fortuito. </text:p>
        </text:list-item>
        <text:list-item>
          <text:p text:style-name="P92"><text:span text:style-name="T3">fortia</text:span> M | -za | -ce | -ce | <text:span text:style-name="T5">Kraft</text:span> | H. fuerza | P. força. = vi, dynami. </text:p>
        </text:list-item>
        <text:list-item>
          <text:p text:style-name="P92"><text:span text:style-name="T3">fortia</text:span> M | -zare | -cer | -ce | -cieren. </text:p>
        </text:list-item>
        <text:list-item>
          <text:p text:style-name="P92"><text:span text:style-name="T3">fortifica</text:span> -ĭco | -ficare | -fier | -fy | -ficieren. ⊂ fort(e) -i- fac. </text:p>
        </text:list-item>
        <text:list-item>
          <text:p text:style-name="P92">—<text:span text:style-name="T3">tione</text:span> | -zione | -tion | -tion | -tion. </text:p>
        </text:list-item>
        <text:list-item>
          <text:p text:style-name="P92"><text:span text:style-name="T3">fortitudine</text:span> -udo -udĭn- | fortezza | <text:span text:style-name="T5">fermeté</text:span>, force | -itude. = to es forte. </text:p>
        </text:list-item>
        <text:list-item>
          <text:p text:style-name="P92"><text:span text:style-name="T3">fortuito</text:span> (ī <text:span text:style-name="T5">non</text:span> ĭ) -us | -uito | -uit | -uitous. = per casu, secundo fortuna. </text:p>
        </text:list-item>
        <text:list-item>
          <text:p text:style-name="P92"><text:span text:style-name="T3">fortuna</text:span> -una | -una | -une | -une | -una. ⊂ fer. </text:p>
        </text:list-item>
        <text:list-item>
          <text:p text:style-name="P92">—<text:span text:style-name="T3">ato</text:span> -atus | -ato | -é | -ate. </text:p>
        </text:list-item>
        <text:list-item>
          <text:p text:style-name="P92"><text:span text:style-name="T3">fossa</text:span> -a | fossa | fosse, fossé | <text:span text:style-name="T5">ditch</text:span>, fosse | <text:span text:style-name="T5">Graben</text:span>. = fosso, depressione, cavitate. </text:p>
        </text:list-item>
        <text:list-item>
          <text:p text:style-name="P92"><text:span text:style-name="T3">fossile</text:span> ĭ 100 | -ile | -ile | -il | -il. = re quem fode ex terra. </text:p>
        </text:list-item>
        <text:list-item>
          <text:p text:style-name="P92">—<text:span text:style-name="T3">iza</text:span> | -izzare | -iser | -ize. </text:p>
        </text:list-item>
        <text:list-item>
          <text:p text:style-name="P92"><text:span text:style-name="T3">fosso</text:span> 100 = quem fode. ⊃ fossile, fossa. </text:p>
        </text:list-item>
        <text:list-item>
          <text:p text:style-name="P92"><text:span text:style-name="T3">fove</text:span> -eo = tene calido, fomenta. </text:p>
        </text:list-item>
        <text:list-item>
          <text:p text:style-name="P92"><text:span text:style-name="T3">fracto</text:span> -us | fratto, infranto. = quem frange, fractione. </text:p>
        </text:list-item>
        <text:list-item>
          <text:p text:style-name="P92">—<text:span text:style-name="T3">ione</text:span> (Plauto) | frazione | -ction | -ction | -ction. ⊃ refractione. </text:p>
        </text:list-item>
        <text:list-item>
          <text:p text:style-name="P92">——<text:span text:style-name="T3">ario</text:span> | frazionario | -ctionnaire | -ctionary. = de fractione. </text:p>
        </text:list-item>
        <text:list-item>
          <text:p text:style-name="P92">—<text:span text:style-name="T3">ura</text:span> 100 | frattura | -ure | -ure | -ur. </text:p>
        </text:list-item>
        <text:list-item>
          <text:p text:style-name="P92"><text:span text:style-name="T3">fragile</text:span> -ĭlis | -ile | -ile | -ile | -il. = quem pote frange. </text:p>
        </text:list-item>
        <text:list-item>
          <text:p text:style-name="P92">—<text:span text:style-name="T3">itate</text:span> -itas | -ità | -ité | -ity | -ität. </text:p>
        </text:list-item>
        <text:list-item>
          <text:p text:style-name="P92"><text:span text:style-name="T3">fragmento</text:span> -um | frammento | -ment | -ment | -ment. = ton frange, fracto. </text:p>
        </text:list-item>
        <text:list-item>
          <text:p text:style-name="P92"><text:span text:style-name="T3">fragra</text:span> -o | fragrare. = es fragrante, da odore bono. </text:p>
        </text:list-item>
        <text:list-item>
          <text:p text:style-name="P92">—<text:span text:style-name="T3">nte</text:span> -ns | -nte | -nt | -nt | -nt. </text:p>
        </text:list-item>
        <text:list-item>
          <text:p text:style-name="P92">—<text:span text:style-name="T3">ntia</text:span> 100 | -nza | -nce | -nce | -nz. </text:p>
        </text:list-item>
        <text:list-item>
          <text:p text:style-name="P92"><text:span text:style-name="T3">FRANGE</text:span> -o | -ere | <text:span text:style-name="T5">briser</text:span>, fracturer | to break | brechen | H. frangir | P. franger. = rumpe. ⊃ fracto, fragile, fragmento, suffragio, infringe, refracto. ⊂ E. bhreg ⊃ A., D. </text:p>
        </text:list-item>
        <text:list-item>
          <text:p text:style-name="P92"><text:span text:style-name="T3">frangibile</text:span> -ĭlis | -bile | -ble | -ble. = fragile. </text:p>
        </text:list-item>
        <text:list-item>
          <text:p text:style-name="P92"><text:soft-page-break/>—<text:span text:style-name="T3">itate</text:span> | -ità | -ité | -ity. </text:p>
        </text:list-item>
        <text:list-item>
          <text:p text:style-name="P92"><text:span text:style-name="T3">fraterno</text:span> -us | -no | -nel | -nal | -nell. = de fratre. </text:p>
        </text:list-item>
        <text:list-item>
          <text:p text:style-name="P92">—<text:span text:style-name="T3">itate</text:span> | -ità | -ité | -ity | -ität. </text:p>
        </text:list-item>
        <text:list-item>
          <text:p text:style-name="P92">—<text:span text:style-name="T3">iza</text:span> | -izzare | -iser | -ize | -isieren. </text:p>
        </text:list-item>
        <text:list-item>
          <text:p text:style-name="P92">——<text:span text:style-name="T3">tione</text:span> | -izzazione | -isation | -ization | -isation. </text:p>
        </text:list-item>
        <text:list-item>
          <text:p text:style-name="P92"><text:span text:style-name="T3">FRATRE</text:span> frater | fratello, frate | frère | brother, friar | Bruder. ⊃ fraterno. ⊂ E. bhrāter ⊃ A., D., R. brat, S. bhratar. </text:p>
        </text:list-item>
        <text:list-item>
          <text:p text:style-name="P92">—<text:span text:style-name="T3">icida</text:span> -īda | -ida | -ide | -ide | -ida. = qui cæde fratre. </text:p>
        </text:list-item>
        <text:list-item>
          <text:p text:style-name="P92">——<text:span text:style-name="T3">io</text:span> | -idio | -ide | -ide | -idium. = ton cæde fratre. </text:p>
        </text:list-item>
        <text:list-item>
          <text:p text:style-name="P92"><text:span text:style-name="T3">frauda</text:span> -o | frodare | frauder | | -ieren. = fac fraude, defrauda. </text:p>
        </text:list-item>
        <text:list-item>
          <text:p text:style-name="P92">—<text:span text:style-name="T3">tore</text:span> -tor | frodatore | -deur | | -dator. </text:p>
        </text:list-item>
        <text:list-item>
          <text:p text:style-name="P92"><text:span text:style-name="T3">FRAUDE</text:span> fraus | frode | fraude | fraud | -dulenz | H. P. fraude. = dolo, malitia. ⊃ frauda. </text:p>
        </text:list-item>
        <text:list-item>
          <text:p text:style-name="P92">—<text:span text:style-name="T3">ulento</text:span> -us | -olento | -uleux | -ulent | -ulent. = cum fraude. </text:p>
        </text:list-item>
        <text:list-item>
          <text:p text:style-name="P92"><text:span text:style-name="T3">FREME</text:span> -o | -ere | frémir | <text:span text:style-name="T5">to quiver</text:span> | brummen | P. fremir. = murmura, emitte sono simile ad mari, ad vento, ad leone. </text:p>
        </text:list-item>
        <text:list-item>
          <text:p text:style-name="P92">—<text:span text:style-name="T3">nte</text:span> -ens | fremente | frémissant | fremescent. </text:p>
        </text:list-item>
        <text:list-item>
          <text:p text:style-name="P92">—<text:span text:style-name="T3">itu</text:span> -ĭtus | I. H. P. fremito | frémissement | <text:span text:style-name="T5">quivering</text:span>, fremescente. </text:p>
        </text:list-item>
        <text:list-item>
          <text:p text:style-name="P92"><text:span text:style-name="T3">FRENO</text:span> -um | freno | frein | <text:span text:style-name="T5">bit</text:span>, frenum | <text:span text:style-name="T5">Zügel</text:span>, Frenum | H. freno | P. freo. ⊃ refrena. </text:p>
        </text:list-item>
        <text:list-item>
          <text:p text:style-name="P92"><text:span text:style-name="T3">frequenta</text:span> -o | -are | fréquenter | to frequent | -ieren. = es frequente cum, veni sæpe apud. </text:p>
        </text:list-item>
        <text:list-item>
          <text:p text:style-name="P92">—<text:span text:style-name="T3">tione</text:span> -tio | -zione | fré—tion | -tion | -tion. </text:p>
        </text:list-item>
        <text:list-item>
          <text:p text:style-name="P92">—<text:span text:style-name="T3">tivo</text:span> – 200 | -tivo | fré—tiv | -tive | -tiv. </text:p>
        </text:list-item>
        <text:list-item>
          <text:p text:style-name="P92"><text:span text:style-name="T3">frequente</text:span> -ens | -ente | fréquent | -ent | -ent | H. frecuente | P. frequente. = que eveni sæpe, anti raro. ⊃ frequentia. || farci. </text:p>
        </text:list-item>
        <text:list-item>
          <text:p text:style-name="P92"><text:span text:style-name="T3">frequentia</text:span> -a | -enza | -ence | -ency | -enz. </text:p>
        </text:list-item>
        <text:list-item>
          <text:p text:style-name="P92"><text:span text:style-name="T3">FRIA</text:span> -o = pulveriza, trita. ⊂ E. ⊃ D. Brei = luto. </text:p>
        </text:list-item>
        <text:list-item>
          <text:p text:style-name="P92">—<text:span text:style-name="T3">bile</text:span> ĭ 100 | -bile | -ble | -ble | -bel. </text:p>
        </text:list-item>
        <text:list-item>
          <text:p text:style-name="P92">——<text:span text:style-name="T3">itate</text:span> | -ità | -ité | -ity | -ität. </text:p>
        </text:list-item>
        <text:list-item>
          <text:p text:style-name="P92"><text:span text:style-name="T3">FRICA</text:span> -o | fregare | <text:span text:style-name="T5">frotter</text:span>, frayer, frictionner | <text:span text:style-name="T5">to rub</text:span>, to fray | <text:span text:style-name="T5">reiben</text:span>. ⊃ frictione, confrica. ⊂ fria. </text:p>
        </text:list-item>
        <text:list-item>
          <text:p text:style-name="P92">—<text:span text:style-name="T3">tione</text:span> 100 | fregagione. = frictione. </text:p>
        </text:list-item>
        <text:list-item>
          <text:p text:style-name="P92">—<text:span text:style-name="T3">tivo</text:span> | fricativo | -if | -ive | -iv. = consonantes <text:span text:style-name="T5">f</text:span>, <text:span text:style-name="T5">s</text:span>, <text:span text:style-name="T5">z</text:span>, producto ab flatu que frica contra dientes. </text:p>
        </text:list-item>
        <text:list-item>
          <text:p text:style-name="P92"><text:span text:style-name="T3">frictione</text:span> 100 | frizione | -tion | -tion | -tion. = ton frica. </text:p>
        </text:list-item>
        <text:list-item>
          <text:p text:style-name="P92"><text:span text:style-name="T3">fricto</text:span> 200 | fritto, frittura | frit, friture | fried | Fritte. = quem frige. </text:p>
        </text:list-item>
        <text:list-item>
          <text:p text:style-name="P92">fricto 100 = fricato. </text:p>
        </text:list-item>
        <text:list-item>
          <text:p text:style-name="P92"><text:span text:style-name="T3">frige</text:span> -o | friggere | frire | to fry | <text:span text:style-name="T5">rösten</text:span>. = torre. </text:p>
        </text:list-item>
        <text:list-item>
          <text:p text:style-name="P92"><text:span text:style-name="T3">frige</text:span> -eo = es frigido, habe frigore, anti cale. ⊃ refrigera </text:p>
        </text:list-item>
        <text:list-item>
          <text:p text:style-name="P92"><text:span text:style-name="T3">frigido</text:span> -ĭdus | -ido, freddo | froid | -id, <text:span text:style-name="T5">cold</text:span> | -id, <text:span text:style-name="T5">kalt</text:span>. = gelido, algido. ⊂ frig(e) 2 -ido. </text:p>
        </text:list-item>
        <text:list-item>
          <text:p text:style-name="P92">—<text:span text:style-name="T3">ario</text:span> 100 | -ario | -arium | -arium | -arium. = loco frigido. </text:p>
        </text:list-item>
        <text:list-item>
          <text:p text:style-name="P92">—<text:span text:style-name="T3">itate</text:span> | -ità | -ité | -ity | -ität. </text:p>
        </text:list-item>
        <text:list-item>
          <text:p text:style-name="P92"><text:span text:style-name="T3">frigore</text:span> -gus -gŏr- = to es frigido. </text:p>
        </text:list-item>
        <text:list-item>
          <text:p text:style-name="P92">—<text:span text:style-name="T3">ifico</text:span> ĭ 200 | -ifico | -ifique | -ific. </text:p>
        </text:list-item>
        <text:list-item>
          <text:p text:style-name="P92"><text:span text:style-name="T3">frivolo</text:span> -ŏlus | -olo | -ole | -olous | -ol. = vano, inane, leve, sine <text:soft-page-break/>valore. ⊂ fria. </text:p>
        </text:list-item>
        <text:list-item>
          <text:p text:style-name="P92">—<text:span text:style-name="T3">itate</text:span> | -ezza | -ité | -ity | -ität. </text:p>
        </text:list-item>
        <text:list-item>
          <text:p text:style-name="P92"><text:span text:style-name="T3">FRONDE</text:span> frons | fronda | <text:span text:style-name="T5">feuillage</text:span>, frondaison, fronde | <text:span text:style-name="T5">leaf</text:span>, frond | <text:span text:style-name="T5">Laub</text:span> | H. P. fronde. </text:p>
        </text:list-item>
        <text:list-item>
          <text:p text:style-name="P92">—<text:span text:style-name="T3">oso</text:span> -us | -oso | frondu | -ose | -ös. </text:p>
        </text:list-item>
        <text:list-item>
          <text:p text:style-name="P92"><text:span text:style-name="T3">FRONTE</text:span> frons | fronte, <text:span text:style-name="T5">facciata</text:span> | front, <text:span text:style-name="T5">façade</text:span> | <text:span text:style-name="T5">forehead</text:span>, front | <text:span text:style-name="T5">Stirn</text:span>, Front | H. frente | P. fronte. = parte anteriore de capite, de ædificio, de exercitu. ⊃ frontispicio. </text:p>
        </text:list-item>
        <text:list-item>
          <text:p text:style-name="P92">—<text:span text:style-name="T3">ale</text:span> -e | -ale | -al | -al | -al. </text:p>
        </text:list-item>
        <text:list-item>
          <text:p text:style-name="P92"><text:span text:style-name="T3">frontispicio</text:span> | -izio | -ice | -iece | -ice. ⊂ front(e) -i- spec(e) -io. </text:p>
        </text:list-item>
        <text:list-item>
          <text:p text:style-name="P92"><text:span text:style-name="T3">fructu</text:span> -us | frutto | fruit | fruit | Frucht | H. fruto | P. fructo. = to frue. </text:p>
        </text:list-item>
        <text:list-item>
          <text:p text:style-name="P92">—<text:span text:style-name="T3">ifero</text:span> ĕ 100 | fruttifero | fructifère, fruitier | fructiferous. = que fer fructu. </text:p>
        </text:list-item>
        <text:list-item>
          <text:p text:style-name="P92">—<text:span text:style-name="T3">ifica</text:span> -ĭco | fruttificare | -ifier | -ify | -ficieren. = fac fructu. </text:p>
        </text:list-item>
        <text:list-item>
          <text:p text:style-name="P92">——<text:span text:style-name="T3">tione</text:span> | frutt—azione | -ation | -ation | -ation. </text:p>
        </text:list-item>
        <text:list-item>
          <text:p text:style-name="P92">—<text:span text:style-name="T3">uoso</text:span> -us | fruttuoso | -ueux | -uous | -uös. </text:p>
        </text:list-item>
        <text:list-item>
          <text:p text:style-name="P92"><text:span text:style-name="T3">FRUE</text:span> -or | fruire | <text:span text:style-name="T5">jouir</text:span> | <text:span text:style-name="T5">enjoy</text:span> | -ieren, brauchen. = gaude, ute, cape fructu. ⊃ fruge, fructu, frumento. ⊂ E. bhrug ⊃ D. brauchen = ute. </text:p>
        </text:list-item>
        <text:list-item>
          <text:p text:style-name="P92"><text:span text:style-name="T3">fruge</text:span> frux = fructu de terra, grano, avena, legumine. ⊂ frue. </text:p>
        </text:list-item>
        <text:list-item>
          <text:p text:style-name="P92">—<text:span text:style-name="T3">ale</text:span> -alis | -ale | -al | -al | -al. </text:p>
        </text:list-item>
        <text:list-item>
          <text:p text:style-name="P92">——<text:span text:style-name="T3">itate</text:span> -itas | -ità | -ité | -ity | -ität. </text:p>
        </text:list-item>
        <text:list-item>
          <text:p text:style-name="P92">—<text:span text:style-name="T3">ifero</text:span> -fer -fĕr- | -fero | -fère | -ferous. </text:p>
        </text:list-item>
        <text:list-item>
          <text:p text:style-name="P92"><text:span text:style-name="T3">fruitione</text:span> | <text:span text:style-name="T5">godimento</text:span>, fruizione | -tion | -tion. = to frue. </text:p>
        </text:list-item>
        <text:list-item>
          <text:p text:style-name="P92"><text:span text:style-name="T3">frumento</text:span> -um | frumento | froment, <text:span text:style-name="T5">blé</text:span> | <text:span text:style-name="T5">wheat</text:span>, <text:span text:style-name="T5">corn</text:span> | <text:span text:style-name="T5">Getreide</text:span>. = grano, secale, hordeo, etc. ⊂ fru(e) -mento. </text:p>
        </text:list-item>
        <text:list-item>
          <text:p text:style-name="P92">—<text:span text:style-name="T3">ario</text:span> -us | -ario | -aire | -arious. </text:p>
        </text:list-item>
        <text:list-item>
          <text:p text:style-name="P92"><text:span text:style-name="T3">frusto</text:span> -um | frusto. = parvo fragmento. ⊃ F. fruste = consumpto; A. frustum = trunco de pyramide. </text:p>
        </text:list-item>
        <text:list-item>
          <text:p text:style-name="P92"><text:span text:style-name="T3">frustra</text:span> frustra = in vano. </text:p>
        </text:list-item>
        <text:list-item>
          <text:p text:style-name="P92">— -o, -or | -are | -er | -ate | -ieren. = redde vano, delude, decipe, falle. </text:p>
        </text:list-item>
        <text:list-item>
          <text:p text:style-name="P92">—<text:span text:style-name="T3">tione</text:span> -tio | -zione | -tion | -tion | -tion. </text:p>
        </text:list-item>
        <text:list-item>
          <text:p text:style-name="P92"><text:span text:style-name="T3">frutice</text:span> -tex -tĭc- | frutice | <text:span text:style-name="T5">arbuste</text:span>. = parvo arbore. </text:p>
        </text:list-item>
        <text:list-item>
          <text:p text:style-name="P92">—<text:span text:style-name="T3">oso</text:span> -us | -oso | frutiqueux | -ous. </text:p>
        </text:list-item>
        <text:list-item>
          <text:p text:style-name="P92"><text:span text:style-name="T3">fuga</text:span> -a | fuga | fuite, fugue | <text:span text:style-name="T5">flight</text:span>, fugue | <text:span text:style-name="T5">Flucht</text:span>, Fuge. = to fuge. ⊂ E. ⊃ G. phug <text:span text:style-name="T3">ē</text:span>. </text:p>
        </text:list-item>
        <text:list-item>
          <text:p text:style-name="P92">— -o | fugare. = da fuga, fac fuge. </text:p>
        </text:list-item>
        <text:list-item>
          <text:p text:style-name="P92">—<text:span text:style-name="T3">ace</text:span> -ax | -ace | -ace | -acious. </text:p>
        </text:list-item>
        <text:list-item>
          <text:p text:style-name="P92">——<text:span text:style-name="T3">itate</text:span> | -ità | -ité | -ity | -ität. </text:p>
        </text:list-item>
        <text:list-item>
          <text:p text:style-name="P92"><text:span text:style-name="T3">FUGE</text:span> -io | fuggire | fuir | <text:span text:style-name="T5">to fly</text:span> | <text:span text:style-name="T5">fliehen</text:span> | H. huir | P. fugir. ⊃ fuga, fugitivo, transfuga, refugio, subterfugio. ⊂ E. ⊃ G. pheúgō. </text:p>
        </text:list-item>
        <text:list-item>
          <text:p text:style-name="P92"><text:span text:style-name="T3">fugitivo</text:span> -us | fuggitivo | -if | -ive | -iv. </text:p>
        </text:list-item>
        <text:list-item>
          <text:p text:style-name="P92"><text:span text:style-name="T3">fulci</text:span> -io = sustine. ⊃ </text:p>
        </text:list-item>
        <text:list-item>
          <text:p text:style-name="P92"><text:span text:style-name="T3">fulcro</text:span> -um | -cro | <text:span text:style-name="T5">appui</text:span> | -crum | <text:span text:style-name="T5">Stütze</text:span>. </text:p>
        </text:list-item>
        <text:list-item>
          <text:p text:style-name="P92"><text:span text:style-name="T3">FULGE</text:span> -eo | (ri)fulgere | <text:span text:style-name="T5">briller</text:span>, <text:span text:style-name="T5">éclater</text:span> | <text:span text:style-name="T5">to shine</text:span>, <text:span text:style-name="T5">to lighten</text:span>. | <text:soft-page-break/>fulgorieren, blinken. = splende, da luce, es claro. ⊂ E. bhlege. ⊃ G. phlege, D. blinken, R blestjetï, S. bhrāg’. </text:p>
        </text:list-item>
        <text:list-item>
          <text:p text:style-name="P92">—<text:span text:style-name="T3">ente</text:span> -ens | -ente | | -ent | -ent. </text:p>
        </text:list-item>
        <text:list-item>
          <text:p text:style-name="P92">—<text:span text:style-name="T3">entia</text:span> | -idezza | | -ency | -enz. </text:p>
        </text:list-item>
        <text:list-item>
          <text:p text:style-name="P92">—<text:span text:style-name="T3">ido</text:span> -ĭdus | -ido | | -id | -id. </text:p>
        </text:list-item>
        <text:list-item>
          <text:p text:style-name="P92">—<text:span text:style-name="T3">ore</text:span> -or | -ore | | -or | -oration. </text:p>
        </text:list-item>
        <text:list-item>
          <text:p text:style-name="P92"><text:span text:style-name="T3">fulgura</text:span> -ŭro | sfolgorare | -er | -ate | -ieren. = da fulgure. </text:p>
        </text:list-item>
        <text:list-item>
          <text:p text:style-name="P92">—<text:span text:style-name="T3">tione</text:span> 100 | | -tion | -tion | -tion. </text:p>
        </text:list-item>
        <text:list-item>
          <text:p text:style-name="P92"><text:span text:style-name="T3">fulgure</text:span> -ur -ŭr- | fólgore | foudre. = fulmine. ⊃ fulgura. </text:p>
        </text:list-item>
        <text:list-item>
          <text:p text:style-name="P92">—<text:span text:style-name="T3">ite</text:span> N | fulgorite | -ite | -ite | -it. = silice vitrificato ab fulgore. </text:p>
        </text:list-item>
        <text:list-item>
          <text:p text:style-name="P92"><text:span text:style-name="T3">fuligine</text:span> -go -gĭn- | fuliggine | <text:span text:style-name="T5">suie</text:span> | <text:span text:style-name="T5">soot</text:span> | -igo, <text:span text:style-name="T5">Russ</text:span>. </text:p>
        </text:list-item>
        <text:list-item>
          <text:p text:style-name="P92">—<text:span text:style-name="T3">oso</text:span> 500 | fuligginoso | -eux | -ous | -ös. </text:p>
        </text:list-item>
        <text:list-item>
          <text:p text:style-name="P92"><text:span text:style-name="T3">fulmina</text:span> -ĭno | -are | <text:span text:style-name="T5">foudroyer</text:span>, -er | -ate, <text:span text:style-name="T5">to thunder</text:span> | -ieren. = cæde per fulmine. </text:p>
        </text:list-item>
        <text:list-item>
          <text:p text:style-name="P92">—<text:span text:style-name="T3">nte</text:span> 100 | -nte | -nt | -nt | -nt. </text:p>
        </text:list-item>
        <text:list-item>
          <text:p text:style-name="P92">—<text:span text:style-name="T3">tione</text:span> 100 | -zione | -tion | -tion | -tion. </text:p>
        </text:list-item>
        <text:list-item>
          <text:p text:style-name="P92"><text:span text:style-name="T3">fulmine</text:span> -men -mĭn- | -mine | <text:span text:style-name="T5">foudre</text:span> | <text:span text:style-name="T5">thunder</text:span> | <text:span text:style-name="T5">Blitz</text:span>, <text:span text:style-name="T5">Donner</text:span>. = fulgure. ⊃ fulmina. ⊂ ful(ge) -mine. </text:p>
        </text:list-item>
        <text:list-item>
          <text:p text:style-name="P92"><text:span text:style-name="T3">fulmineo</text:span> -us | -neo | | -neous. = de fulmine, veloce ut fulmine. </text:p>
        </text:list-item>
        <text:list-item>
          <text:p text:style-name="P92"><text:span text:style-name="T3">fulvo</text:span> -us | fulvo | <text:span text:style-name="T5">fauve</text:span> | fulvous. = colore viride-rubro, de leone, flavo obscuro. </text:p>
        </text:list-item>
        <text:list-item>
          <text:p text:style-name="P92"><text:span text:style-name="T3">fuma</text:span> -o | -mare | -mer | -me, <text:span text:style-name="T5">to smoke</text:span> | <text:span text:style-name="T5">rauchen</text:span> | H. P. fumar. = emitte fumo. </text:p>
        </text:list-item>
        <text:list-item>
          <text:p text:style-name="P92"><text:span text:style-name="T3">fumiga</text:span> -ĭgo | -are | -er | -ate | -ieren. ⊂ fumo ag(e) -a. </text:p>
        </text:list-item>
        <text:list-item>
          <text:p text:style-name="P92">—<text:span text:style-name="T3">tione</text:span> | -zione | -tion | -tion | -tion. </text:p>
        </text:list-item>
        <text:list-item>
          <text:p text:style-name="P92"><text:span text:style-name="T3">fumo</text:span> -us | fumo | fumée | fume | <text:span text:style-name="T5">Rauch</text:span> | H. humo | P. fumo. ⊃ fuma. ⊂ E. dhumo ⊃ R. dym’ = fumo; S. dhūmah = fumo; G. thymo V. ; ? A. steam = vapore. </text:p>
        </text:list-item>
        <text:list-item>
          <text:p text:style-name="P92">—<text:span text:style-name="T3">oso</text:span> -us | -oso | -eux | -ous | -ös. </text:p>
        </text:list-item>
        <text:list-item>
          <text:p text:style-name="P92"><text:span text:style-name="T3">funambulo</text:span> ŭ 100 | -olo | -ule | -ulist | -ulist. = qui ambula super fune. </text:p>
        </text:list-item>
        <text:list-item>
          <text:p text:style-name="P92"><text:span text:style-name="T3">functione</text:span> -tio | funzione | fonction | function | Function. = to funge. </text:p>
        </text:list-item>
        <text:list-item>
          <text:p text:style-name="P92">—<text:span text:style-name="T3">ario</text:span> | funzionario | fonctionnaire | -ary | -aire. </text:p>
        </text:list-item>
        <text:list-item>
          <text:p text:style-name="P92"><text:span text:style-name="T3">functo</text:span> = que e funge. ⊃ defuncto. </text:p>
        </text:list-item>
        <text:list-item>
          <text:p text:style-name="P92"><text:span text:style-name="T3">funda</text:span> -a | fionda | fronde | <text:span text:style-name="T5">sling</text:span> | <text:span text:style-name="T5">Schleuder</text:span> | G. sphendónē. </text:p>
        </text:list-item>
        <text:list-item>
          <text:p text:style-name="P92"><text:span text:style-name="T3">funda</text:span> -o | fondare | fonder | to found | -ieren, fundamentieren | H. P. fundar. = pone fundo. </text:p>
        </text:list-item>
        <text:list-item>
          <text:p text:style-name="P92">—<text:span text:style-name="T3">mento</text:span> -um | fondamento | fondement | -ment | -ment. </text:p>
        </text:list-item>
        <text:list-item>
          <text:p text:style-name="P92">——<text:span text:style-name="T3">ale</text:span> | fondamentale | fondamental | -al | -al. </text:p>
        </text:list-item>
        <text:list-item>
          <text:p text:style-name="P92">—<text:span text:style-name="T3">tione</text:span> 100 | fondazione | fondation | foundation | -ation. </text:p>
        </text:list-item>
        <text:list-item>
          <text:p text:style-name="P92"><text:span text:style-name="T3">FUNDE</text:span> -o | fondere | fondre | <text:span text:style-name="T5">to melt</text:span>, to found | giessen | H. P. fundir. = liquefac. ⊃ fuso, confunde, infunde, diffunde, effunde, profunde, transfunde. ⊂ E. ghu ⊃ G. chy, D. giessen. </text:p>
        </text:list-item>
        <text:list-item>
          <text:p text:style-name="P92"><text:span text:style-name="T3">fundo</text:span> -us | fondo | fond | fund, bottom | -us, Boden | H. fondo, hondo | P. fundo. = terra, possessione, fundamento, basi. ⊃ profundo, funda. ⊂ E. bhudhnós ⊃ D. Boden, G. puthm <text:span text:style-name="T3">ē</text:span>n, S. budhna. </text:p>
        </text:list-item>
        <text:list-item>
          <text:p text:style-name="P92"><text:soft-page-break/><text:span text:style-name="T3">FUNE</text:span> -is | fune | <text:span text:style-name="T5">corde</text:span> | <text:span text:style-name="T5">rope</text:span>, <text:span text:style-name="T5">cord</text:span> | <text:span text:style-name="T5">Seil</text:span>. = chorda. ⊃ funambulo, funiculo. </text:p>
        </text:list-item>
        <text:list-item>
          <text:p text:style-name="P92"><text:span text:style-name="T3">funebre</text:span> -ĕbris | -ebre | -èbre | -ebrial. = de funere. </text:p>
        </text:list-item>
        <text:list-item>
          <text:p text:style-name="P92"><text:span text:style-name="T3">funere</text:span> funus -nĕr- = </text:p>
        </text:list-item>
        <text:list-item>
          <text:p text:style-name="P92">—<text:span text:style-name="T3">ale</text:span> M | -ale | funéral | -al | -alien. = exsequiæ, pompa in honore de mortuo. </text:p>
        </text:list-item>
        <text:list-item>
          <text:p text:style-name="P92">—<text:span text:style-name="T3">ario</text:span> 300 | -ario | -éraire | -ary. </text:p>
        </text:list-item>
        <text:list-item>
          <text:p text:style-name="P92"><text:span text:style-name="T3">funesto</text:span> -us | -esto | -este | -est | -est. = que fer funere. </text:p>
        </text:list-item>
        <text:list-item>
          <text:p text:style-name="P92"><text:span text:style-name="T3">FUNGE</text:span> -or | fungere | | | -ieren. = habe functione, fac, exercita. ⊃ functo. </text:p>
        </text:list-item>
        <text:list-item>
          <text:p text:style-name="P92"><text:span text:style-name="T3">fungo</text:span> -us | fungo | <text:span text:style-name="T5">champignon</text:span>, fungus | <text:span text:style-name="T5">mushroom</text:span>, fungus | <text:span text:style-name="T5">Pilz</text:span> | H. hongo. ⊂ G. sphóngos. </text:p>
        </text:list-item>
        <text:list-item>
          <text:p text:style-name="P92">—<text:span text:style-name="T3">oso</text:span> 100 | -oso | fongueux | -ous | -ös. </text:p>
        </text:list-item>
        <text:list-item>
          <text:p text:style-name="P92">——<text:span text:style-name="T3">itate</text:span> | -ità | fongosité | -ity | -ität. </text:p>
        </text:list-item>
        <text:list-item>
          <text:p text:style-name="P92"><text:span text:style-name="T3">funiculo</text:span> -ŭlus | funicella | | funicle. = parvo fune. </text:p>
        </text:list-item>
        <text:list-item>
          <text:p text:style-name="P92">—<text:span text:style-name="T3">are</text:span> | -are | -aire | -ar. </text:p>
        </text:list-item>
        <text:list-item>
          <text:p text:style-name="P92"><text:span text:style-name="T3">fur</text:span> ( <text:span text:style-name="T5">nom.; abl.</text:span> fure) | <text:span text:style-name="T5">ladro</text:span> | <text:span text:style-name="T5">voleur</text:span> | <text:span text:style-name="T5">thief</text:span> | <text:span text:style-name="T5">Dieb</text:span> | G. ph <text:span text:style-name="T3">ō</text:span>r. = latrone. ⊃ fura, furtivo, furto, furunculo. </text:p>
        </text:list-item>
        <text:list-item>
          <text:p text:style-name="P92"><text:span text:style-name="T3">fura</text:span> -or = fac furto, es fur. </text:p>
        </text:list-item>
        <text:list-item>
          <text:p text:style-name="P92"><text:span text:style-name="T3">furace</text:span> -ax | -ace | | -acious | -ac(ität). </text:p>
        </text:list-item>
        <text:list-item>
          <text:p text:style-name="P92"><text:span text:style-name="T3">furca</text:span> -a | forca | fourche | fork | Furke | H. horca | P. forca. </text:p>
        </text:list-item>
        <text:list-item>
          <text:p text:style-name="P92">—<text:span text:style-name="T3">ula</text:span> -ŭla | forchetta | fourchette | Furkel. = parvo furca. </text:p>
        </text:list-item>
        <text:list-item>
          <text:p text:style-name="P92">fure fur, V. fur. </text:p>
        </text:list-item>
        <text:list-item>
          <text:p text:style-name="P92"><text:span text:style-name="T3">fure</text:span> -o = es in furia, habe furore, es furibundo. || L. ferve. </text:p>
        </text:list-item>
        <text:list-item>
          <text:p text:style-name="P92"><text:span text:style-name="T3">furfure</text:span> -fur -fŭr- | <text:span text:style-name="T5">crusca</text:span> | <text:span text:style-name="T5">son</text:span> ( <text:span text:style-name="T5">de farine</text:span>) | <text:span text:style-name="T5">bran</text:span> | Kleie. </text:p>
        </text:list-item>
        <text:list-item>
          <text:p text:style-name="P92">— 100 | forfora | -res | <text:span text:style-name="T5">scurf</text:span>, -r | -ration. </text:p>
        </text:list-item>
        <text:list-item>
          <text:p text:style-name="P92"><text:span text:style-name="T3">furia</text:span> -ĭa | furia | furie | fury | <text:span text:style-name="T5">Raserci</text:span>, Furien. = to fure, rabie. </text:p>
        </text:list-item>
        <text:list-item>
          <text:p text:style-name="P92">—<text:span text:style-name="T3">ibundo</text:span> -us | -ibondo | -ibond | -ibund | -ibund. = qui fure. </text:p>
        </text:list-item>
        <text:list-item>
          <text:p text:style-name="P92">—<text:span text:style-name="T3">ioso</text:span> -us | -ioso | -ieux | -ious | -iös. = cum furia. </text:p>
        </text:list-item>
        <text:list-item>
          <text:p text:style-name="P92"><text:span text:style-name="T3">furno</text:span> -us | forno | four | <text:span text:style-name="T5">oven</text:span> | <text:span text:style-name="T5">Ofen</text:span> | H. horno | P. forno | R. gorn. = fornace. ⊂ E. gvher ⊃ G. thermo V., A. D. warm = calido, R. gorjetï = arde. </text:p>
        </text:list-item>
        <text:list-item>
          <text:p text:style-name="P92"><text:span text:style-name="T3">furore</text:span> furor | -ore | -eur | -or | <text:span text:style-name="T5">Wut</text:span>. = to fure, furia. </text:p>
        </text:list-item>
        <text:list-item>
          <text:p text:style-name="P92">furtim -im = clam. ⊂ fur. </text:p>
        </text:list-item>
        <text:list-item>
          <text:p text:style-name="P92"><text:span text:style-name="T3">furtivo</text:span> -us | -ivo | -if | -ive | -iv. = de furto. </text:p>
        </text:list-item>
        <text:list-item>
          <text:p text:style-name="P92"><text:span text:style-name="T3">furto</text:span> -um | furto | <text:span text:style-name="T5">vol</text:span> | <text:span text:style-name="T5">robbery</text:span> | <text:span text:style-name="T5">Diebstahl</text:span>. = ton fura. </text:p>
        </text:list-item>
        <text:list-item>
          <text:p text:style-name="P92"><text:span text:style-name="T3">furunculo</text:span> -ŭlus = parvo fur. </text:p>
        </text:list-item>
        <text:list-item>
          <text:p text:style-name="P92">— 100 | fo—colo | furoncle | -cle | -kel. = inflammatione de cellulas subcutaneo, que produc pus. </text:p>
        </text:list-item>
        <text:list-item>
          <text:p text:style-name="P92"><text:span text:style-name="T3">fusco</text:span> -us | fosco, <text:span text:style-name="T5">bruno</text:span> | <text:span text:style-name="T5">sombre</text:span>, <text:span text:style-name="T5">brun</text:span> | fuscous | <text:span text:style-name="T5">dunkelbraun</text:span> | H. hosco | P. fosco. ⊃ offusca. = colore obscuro, quasi nigro. </text:p>
        </text:list-item>
        <text:list-item>
          <text:p text:style-name="P92"><text:span text:style-name="T3">fusibile</text:span> -ĭlis N | -bile | -ble | -ble. = quem pote funde, fusile. </text:p>
        </text:list-item>
        <text:list-item>
          <text:p text:style-name="P92">—<text:span text:style-name="T3">itate</text:span> | -ità | -ité | -ity. </text:p>
        </text:list-item>
        <text:list-item>
          <text:p text:style-name="P92"><text:span text:style-name="T3">fusiforme</text:span> | -forme | -forme | -form. = in forma de fuso. </text:p>
        </text:list-item>
        <text:list-item>
          <text:p text:style-name="P92"><text:span text:style-name="T3">fusile</text:span> -ĭlis = fuso. </text:p>
        </text:list-item>
        <text:list-item>
          <text:p text:style-name="P92">— 100 = quem pote funde, fusibile. </text:p>
        </text:list-item>
        <text:list-item>
          <text:p text:style-name="P92"><text:span text:style-name="T3">fusione</text:span> 600 | -sione | -sion | -sion | -sion. = ton funde. </text:p>
        </text:list-item>
        <text:list-item>
          <text:p text:style-name="P92"><text:soft-page-break/><text:span text:style-name="T3">fuso</text:span> -us | fuso. = quem funde. ⊃ fusione. </text:p>
        </text:list-item>
        <text:list-item>
          <text:p text:style-name="P92"><text:span text:style-name="T3">fuso</text:span> -us | fuso | fuseau | <text:span text:style-name="T5">spindle</text:span>, fusil, fusee | <text:span text:style-name="T5">Spindel</text:span>. ⊃ fusiforme. </text:p>
        </text:list-item>
        <text:list-item>
          <text:p text:style-name="P92"><text:span text:style-name="T3">fuste</text:span> -is | <text:span text:style-name="T5">bastone</text:span> | <text:span text:style-name="T5">bâton</text:span> | <text:span text:style-name="T5">stick</text:span> | <text:span text:style-name="T5">Stock</text:span>. = baculo, flagello. </text:p>
        </text:list-item>
        <text:list-item>
          <text:p text:style-name="P92"><text:span text:style-name="T3">fustiga</text:span> -ĭgo | -are | -er | -ate | -ieren. = age per fuste, verbera. </text:p>
        </text:list-item>
        <text:list-item>
          <text:p text:style-name="P92">—<text:span text:style-name="T3">tione</text:span> 400 | -zione | -tion | -tion | -tion. </text:p>
        </text:list-item>
        <text:list-item>
          <text:p text:style-name="P92"><text:span text:style-name="T3">futile</text:span> -ĭlis = cum fissuras, crepato, vase que linque, diffunde liquido. </text:p>
        </text:list-item>
        <text:list-item>
          <text:p text:style-name="P92">— 200 | -ile | -ile | -ile | -il. = de pauco valore, vano. </text:p>
        </text:list-item>
        <text:list-item>
          <text:p text:style-name="P92">—<text:span text:style-name="T3">itate</text:span> -itas | -ità | -ité | -ity | -ität. </text:p>
        </text:list-item>
        <text:list-item>
          <text:p text:style-name="P41"><text:span text:style-name="T3">futuro</text:span> -us | -uro | -ur | -ure | -ur. = que fi. ⊂ fu- (V. fi) -turo. </text:p>
        </text:list-item>
      </text:list>
      <text:p text:style-name="Text_20_body"><text:span text:style-name="T3">G</text:span> </text:p>
      <text:list xml:id="list2735677451" text:style-name="L33">
        <text:list-item>
          <text:p text:style-name="P93"><text:span text:style-name="T3">gagate</text:span> -ātes 100 | <text:span text:style-name="T5">giavazzo</text:span> | jais | jet | Gagath. = lignite nigro, uso pro ornamento. ⊂ G. gagátēs ⊂ Gagas, urbe de Lycia (Asia Minore). </text:p>
        </text:list-item>
        <text:list-item>
          <text:p text:style-name="P93"><text:span text:style-name="T3">galbano</text:span> 200 | -ano | -anum | -an | -an. = resina ex « bubon galbanum ». ⊂ G. chalbánē ⊂ ex Syria. </text:p>
        </text:list-item>
        <text:list-item>
          <text:p text:style-name="P93"><text:span text:style-name="T3">galena</text:span> 100 | -ena | -ène | -ena | -ena. = sulphuro naturale de plumbo. ⊂ G. gal <text:span text:style-name="T3">ē</text:span>nē. </text:p>
        </text:list-item>
        <text:list-item>
          <text:p text:style-name="P93"><text:span text:style-name="T3">galla</text:span> -a | galla (once di) | galle (noix) | gall <text:span text:style-name="T5">nut</text:span> | Galla <text:span text:style-name="T5">pfel</text:span> | H. galla | P. galha. = excrescentia producto ab insecto super « quercus infectoria », uso ab tinctores. </text:p>
        </text:list-item>
        <text:list-item>
          <text:p text:style-name="P93"><text:span text:style-name="T3">gallina</text:span> -a | gallina | <text:span text:style-name="T5">poule</text:span>, galline | <text:span text:style-name="T5">hen</text:span> | <text:span text:style-name="T5">Henne</text:span>. = gallo femina. </text:p>
        </text:list-item>
        <text:list-item>
          <text:p text:style-name="P93">—<text:span text:style-name="T3">aceo</text:span> -us | -aceo | -acé | -aceous | -aceen. </text:p>
        </text:list-item>
        <text:list-item>
          <text:p text:style-name="P93"><text:span text:style-name="T3">gallo</text:span> -us | IHP. gallo | <text:span text:style-name="T5">coq</text:span> | <text:span text:style-name="T5">cock</text:span> | <text:span text:style-name="T5">Hahn</text:span>. = Zool. « gallus domesticus ». ⊂ ? E. gal = canta, loque. ⊃ L. gloria; A. call = voca; R. golos’ = voce, R. glagol’ = verbo. </text:p>
        </text:list-item>
        <text:list-item>
          <text:p text:style-name="P93">gamo gámos = nuptia. ⊃ bigamo, phanerogama. </text:p>
        </text:list-item>
        <text:list-item>
          <text:p text:style-name="P93"><text:span text:style-name="T3">ganglio</text:span> 400 | -io | -ion | -ion | -ion. = tumore, glande. ⊂ G. gággilon. </text:p>
        </text:list-item>
        <text:list-item>
          <text:p text:style-name="P93"><text:span text:style-name="T3">gangræna</text:span> 100 | cancrena | -grène | -grene | -gräne. ⊂ G. gággraina. </text:p>
        </text:list-item>
        <text:list-item>
          <text:p text:style-name="P93"><text:span text:style-name="T3">-oso</text:span> | cancrenoso | -gréneux | -grenous | -grænös. </text:p>
        </text:list-item>
        <text:list-item>
          <text:p text:style-name="P93"><text:span text:style-name="T3">gargarismo</text:span> | -mo | -me | -m | -mus. ⊂ G. -ismós. ⊂ </text:p>
        </text:list-item>
        <text:list-item>
          <text:p text:style-name="P93"><text:span text:style-name="T3">gargariza</text:span> 100 | -izzare | -iser | -ize | -izieren. ⊂ G. gargarízō. </text:p>
        </text:list-item>
        <text:list-item>
          <text:p text:style-name="P93">—<text:span text:style-name="T3">tione</text:span> 100 | -izzazione | -isation | | -isation. = gargarismo. </text:p>
        </text:list-item>
        <text:list-item>
          <text:p text:style-name="P93"><text:span text:style-name="T3">garri</text:span> -io | garrire. = fac voce de avi, de rana. </text:p>
        </text:list-item>
        <text:list-item>
          <text:p text:style-name="P93">—<text:span text:style-name="T3">ulo</text:span> -ŭlus | -lo | | -lous. </text:p>
        </text:list-item>
        <text:list-item>
          <text:p text:style-name="P93">——<text:span text:style-name="T3">itate</text:span> | -ità | -ité | -ity | -ität. </text:p>
        </text:list-item>
        <text:list-item>
          <text:p text:style-name="P93"><text:span text:style-name="T3">gas</text:span> N | gas | gaz | gas | Gas. = corpore aeriforme. Nomen introducto ab Van Helmont, † 1644. </text:p>
        </text:list-item>
        <text:list-item>
          <text:p text:style-name="P93">—<text:span text:style-name="T3">ometro</text:span> ĕ | gazometro | gazomètre | -meter | -meter. </text:p>
        </text:list-item>
        <text:list-item>
          <text:p text:style-name="P93"><text:span text:style-name="T3">gastr-,</text:span> G. gast <text:span text:style-name="T3">ē</text:span>r = ventre. </text:p>
        </text:list-item>
        <text:list-item>
          <text:p text:style-name="P93">—<text:span text:style-name="T3">ico</text:span> -ĭcus | -ico | -ique | -ic | -isch. </text:p>
        </text:list-item>
        <text:list-item>
          <text:p text:style-name="P93">—<text:span text:style-name="T3">ite</text:span> | -ite | -ite | -itis | -itis. </text:p>
        </text:list-item>
        <text:list-item>
          <text:p text:style-name="P93">—<text:span text:style-name="T3">onomo</text:span> ŏ | -omo | -ome | -ome | -om. </text:p>
        </text:list-item>
        <text:list-item>
          <text:p text:style-name="P93">——<text:span text:style-name="T3">ia</text:span> | -ia | -ie | -y | -ie. ⊂ G. -ía. </text:p>
        </text:list-item>
        <text:list-item>
          <text:p text:style-name="P93">——<text:span text:style-name="T3">ico</text:span> -ĭcus | -ico | -ique | -ic | -isch. </text:p>
        </text:list-item>
        <text:list-item>
          <text:p text:style-name="P93"><text:soft-page-break/>—<text:span text:style-name="T3">opode</text:span> ŏ | -ode | gastéropode | -od | -od. = animale (ut limace), de que ventre es pede. </text:p>
        </text:list-item>
        <text:list-item>
          <text:p text:style-name="P93"><text:span text:style-name="T3">GAUDE</text:span> -eo | godere, gioire | jouir, se réjouir | to joy, to rejoice | -ieren. </text:p>
        </text:list-item>
        <text:list-item>
          <text:p text:style-name="P93"><text:span text:style-name="T3">gaudio</text:span> -um | gaudio, gioia | joie | joy | Gaudium. </text:p>
        </text:list-item>
        <text:list-item>
          <text:p text:style-name="P93">G. ge g <text:span text:style-name="T3">ē</text:span> = terra. ⊃ geographia, geometria, geodæsia, apogæo, perigæo. </text:p>
        </text:list-item>
        <text:list-item>
          <text:p text:style-name="P93"><text:span text:style-name="T3">gela</text:span> 100 | -are | -er | <text:span text:style-name="T5">to freeze</text:span>, to congeal | <text:span text:style-name="T5">gefrieren</text:span>, congelieren. ⊃ con—, re—. ⊂ gel(u) -a. </text:p>
        </text:list-item>
        <text:list-item>
          <text:p text:style-name="P93">—<text:span text:style-name="T3">tina</text:span> M | I. H. P. -tina | gélatine | -tine | Gallert. </text:p>
        </text:list-item>
        <text:list-item>
          <text:p text:style-name="P93"><text:span text:style-name="T3">gelido</text:span> -ĭdus | -ido | gélé, <text:span text:style-name="T5">glacé</text:span> | -id | -id. = que gela. </text:p>
        </text:list-item>
        <text:list-item>
          <text:p text:style-name="P93"><text:span text:style-name="T3">GELU</text:span> -us | gelo | gelée | gelidity, cold | Kälte, <text:span text:style-name="T5">Frost</text:span> | H. hielo | P. gelo. ⊃ gelo, gelido. ⊂ E. ⊃ A. cold, D. kalt = frigido. </text:p>
        </text:list-item>
        <text:list-item>
          <text:p text:style-name="P93"><text:span text:style-name="T3">geme</text:span> -o | -ere | gémir | <text:span text:style-name="T5">groan</text:span> | <text:span text:style-name="T5">seufzen</text:span> | H. -ir | P. -er. ⊃ gemitu. </text:p>
        </text:list-item>
        <text:list-item>
          <text:p text:style-name="P93">—<text:span text:style-name="T3">ente</text:span> -ens | -ente | gémissant. </text:p>
        </text:list-item>
        <text:list-item>
          <text:p text:style-name="P93"><text:span text:style-name="T3">gemello</text:span> -us = </text:p>
        </text:list-item>
        <text:list-item>
          <text:p text:style-name="P93"><text:span text:style-name="T3">gemino</text:span> -ĭnus | gemello | jumeau, géminé | <text:span text:style-name="T5">twin</text:span>, gemel (gemini) | <text:span text:style-name="T5">Zwilling</text:span>. </text:p>
        </text:list-item>
        <text:list-item>
          <text:p text:style-name="P93"><text:span text:style-name="T3">gemitu</text:span> -ĭtus | -ito | H. P. gemido. = ton geme. </text:p>
        </text:list-item>
        <text:list-item>
          <text:p text:style-name="P93"><text:span text:style-name="T3">gemma</text:span> -a | -ma | -me | gem | -me. = oculo de vite; lapide pretioso. </text:p>
        </text:list-item>
        <text:list-item>
          <text:p text:style-name="P93">—<text:span text:style-name="T3">ifero</text:span> ĕ 100 | -ifero | -ifère | -iferous. </text:p>
        </text:list-item>
        <text:list-item>
          <text:p text:style-name="P93"><text:span text:style-name="T3">gena</text:span> -a | <text:span text:style-name="T5">gota</text:span> | <text:span text:style-name="T5">joue</text:span> | cheek | <text:span text:style-name="T5">Wange</text:span>. ⊂ E. ⊃ A. chin, D. Kinn, G. génus. = mento. </text:p>
        </text:list-item>
        <text:list-item>
          <text:p text:style-name="P93"><text:span text:style-name="T3">GENE</text:span> geno (L. antiquo) = genera. ⊃ genito, genio, genere, gente, gnato, nato, benigno, maligno, prægnante. ⊂ E. ⊃ G. gene(alogia), genesi, (oxy)gen(io), gone; A. child, D. Kind = genito. </text:p>
        </text:list-item>
        <text:list-item>
          <text:p text:style-name="P93"><text:span text:style-name="T3">genealogo</text:span> -ŏgus | -ista | géné—iste | -ist | -log. = qui stude genealogia. </text:p>
        </text:list-item>
        <text:list-item>
          <text:p text:style-name="P93">—<text:span text:style-name="T3">ia</text:span> -ĭa | -ia | géné—ie | -y | -ie. = historia de generatione. ⊂ G. -ía. ⊂ gene -a- log(o) -ia. </text:p>
        </text:list-item>
        <text:list-item>
          <text:p text:style-name="P93"><text:span text:style-name="T3">genera</text:span> -ĕro | -are | engendrer, générer | -ate, to engender, <text:span text:style-name="T5">to beget</text:span> | -ieren. = produc, crea, gene, gigne. ⊃ de—, in—, pro—, re—. ⊂ genere -a. </text:p>
        </text:list-item>
        <text:list-item>
          <text:p text:style-name="P93">—<text:span text:style-name="T3">tione</text:span> 100 | -zione | génération | -tion | -tion. </text:p>
        </text:list-item>
        <text:list-item>
          <text:p text:style-name="P93">—<text:span text:style-name="T3">tore</text:span> -tor | -tore | générateur | -tor | -tor. </text:p>
        </text:list-item>
        <text:list-item>
          <text:p text:style-name="P93">—<text:span text:style-name="T3">trice</text:span> 100 | -trice | génératrice | -trix | -trix. </text:p>
        </text:list-item>
        <text:list-item>
          <text:p text:style-name="P93"><text:span text:style-name="T3">generale</text:span> -is | -ale | général | -al | -al. = de genere, universale. </text:p>
        </text:list-item>
        <text:list-item>
          <text:p text:style-name="P93">—<text:span text:style-name="T3">itate</text:span> | -ità | géné—ité | -ity | -ität. = genere, universalitate. </text:p>
        </text:list-item>
        <text:list-item>
          <text:p text:style-name="P93">—<text:span text:style-name="T3">iza</text:span> | -izzare | généraliser | -ize | -isieren. = redde generale. </text:p>
        </text:list-item>
        <text:list-item>
          <text:p text:style-name="P93">——<text:span text:style-name="T3">tione</text:span> | -izzazione | généralisation | -ization | -isation. </text:p>
        </text:list-item>
        <text:list-item>
          <text:p text:style-name="P93"><text:span text:style-name="T3">genere</text:span> genus -nĕr- | genere | genre | genus, gender, kind | Genus. = to gene. ⊂ E. ⊃ G. génos, A. kin <text:span text:style-name="T5">d</text:span>, S. g’anas. </text:p>
        </text:list-item>
        <text:list-item>
          <text:p text:style-name="P93">—<text:span text:style-name="T3">ico</text:span> -ĭcus | -ico | générique | -ic | -isch. </text:p>
        </text:list-item>
        <text:list-item>
          <text:p text:style-name="P93"><text:span text:style-name="T3">genero</text:span> -nĕr | genero | gendre | <text:span text:style-name="T5">son-in-law</text:span> | <text:span text:style-name="T5">Eidam</text:span>. = vir de filia. ⊂ game, aut ⊂ gene. </text:p>
        </text:list-item>
        <text:list-item>
          <text:p text:style-name="P93"><text:span text:style-name="T3">generoso</text:span> -us | -oso | généreux | -ous | -ös. = de bono genere. </text:p>
        </text:list-item>
        <text:list-item>
          <text:p text:style-name="P93">—<text:span text:style-name="T3">itate</text:span> -itas | -ità | générosité | -ity | -ität. </text:p>
        </text:list-item>
        <text:list-item>
          <text:p text:style-name="P93"><text:soft-page-break/><text:span text:style-name="T3">genesi</text:span> ĕ 100 | -esi | -ése | -esis | -esis. = generatione, nativitate, origine, (400) primo libro de Biblia. ⊂ G. génesis ⊂ gene -si. </text:p>
        </text:list-item>
        <text:list-item>
          <text:p text:style-name="P93"><text:span text:style-name="T3">genethliaco</text:span> ă 200 | -tliaco | généthliaque | -thliac | -thliacon. = de die natale. ⊂ G. -acós. ⊂ gene. </text:p>
        </text:list-item>
        <text:list-item>
          <text:p text:style-name="P93"><text:span text:style-name="T3">genio</text:span> -us, -um | genio | génie | genius | Genius. = deo tutelare, nato in homine, et in omni re. ⊂ gen(e) -io. </text:p>
        </text:list-item>
        <text:list-item>
          <text:p text:style-name="P93">— -us = gustu (de lingua). </text:p>
        </text:list-item>
        <text:list-item>
          <text:p text:style-name="P93">— 100 | genio | génie | genius | Genie. = qualitate innato de mente. </text:p>
        </text:list-item>
        <text:list-item>
          <text:p text:style-name="P93">— 1759 | genio | génie | engineercorps | Genie. = corpore de architectos militare. </text:p>
        </text:list-item>
        <text:list-item>
          <text:p text:style-name="P93"><text:span text:style-name="T3">genista</text:span> -a | ginestra | genêt | <text:span text:style-name="T5">broom</text:span>, Ginster. = Bot. « cytisus scoparius ». </text:p>
        </text:list-item>
        <text:list-item>
          <text:p text:style-name="P93"><text:span text:style-name="T3">genitale</text:span> -is | -ale | génital | -al | -al. = pro gene. </text:p>
        </text:list-item>
        <text:list-item>
          <text:p text:style-name="P93"><text:span text:style-name="T3">genitivo</text:span> 100 | -ivo | génitif | -ive | -iv. = de genere. </text:p>
        </text:list-item>
        <text:list-item>
          <text:p text:style-name="P93"><text:span text:style-name="T3">genito</text:span> -ĭtus = quem gene. ⊃ genitale. </text:p>
        </text:list-item>
        <text:list-item>
          <text:p text:style-name="P93"><text:span text:style-name="T3">genitore</text:span> -tor | -tore | géniteur | -tor | -tor. = qui gene. </text:p>
        </text:list-item>
        <text:list-item>
          <text:p text:style-name="P93"><text:span text:style-name="T3">gente</text:span> gens | I. H. P. gente | <text:span text:style-name="T5">race</text:span>, gens, gent | <text:span text:style-name="T5">people</text:span>, <text:span text:style-name="T5">race</text:span> | <text:span text:style-name="T5">Geschlecht</text:span>. = familia, tribu, populo, natione. ⊃ gentile. ⊂ gen(e) -te. </text:p>
        </text:list-item>
        <text:list-item>
          <text:p text:style-name="P93"><text:span text:style-name="T3">gentiana</text:span> 100 | -ziana | -ane | -an | -ane. = Bot. « gentiana verna ». </text:p>
        </text:list-item>
        <text:list-item>
          <text:p text:style-name="P93">gentīle -is = de idem gente. </text:p>
        </text:list-item>
        <text:list-item>
          <text:p text:style-name="P93">— 400 = ne christiano. </text:p>
        </text:list-item>
        <text:list-item>
          <text:p text:style-name="P93">— M | -ile | -il | gentle | -il. = nobile, humano, gratioso, suave, mite. </text:p>
        </text:list-item>
        <text:list-item>
          <text:p text:style-name="P93"><text:span text:style-name="T3">GENU</text:span> -u | ginocchio | genou | knee | Knie. ⊃ genuculo ⊃ I. ginocchio, F. genou. ⊂ E. genu ⊃ G. góny, A. knee, D. Knie, S. g’anu. </text:p>
        </text:list-item>
        <text:list-item>
          <text:p text:style-name="P93">—<text:span text:style-name="T3">flexione</text:span> | -ssione | gé—xion | -ction | -xion. = flexione de genu. </text:p>
        </text:list-item>
        <text:list-item>
          <text:p text:style-name="P93"><text:span text:style-name="T3">genuino</text:span> -us | -ino | génuine | -ine. = vero, naturale, exacto, puro. ⊂ gen(e) -u(o) -ino. </text:p>
        </text:list-item>
        <text:list-item>
          <text:p text:style-name="P93"><text:span text:style-name="T3">geodæsia</text:span> | -esia | géodésie | -esy | -äsie. = scientia de divisione de terra. ⊂ geōdaisía ⊂ ge -o- dæ -sia. </text:p>
        </text:list-item>
        <text:list-item>
          <text:p text:style-name="P93"><text:span text:style-name="T3">geodætico</text:span> -ĭcus | -etico | géodesique | -etic | -ætisch. = de geodæsia. </text:p>
        </text:list-item>
        <text:list-item>
          <text:p text:style-name="P93"><text:span text:style-name="T3">geognosia</text:span> | -sia | gé—sie | -sy | -sie. = scientia de structura de globo. ⊂ ge -o- gnosi. </text:p>
        </text:list-item>
        <text:list-item>
          <text:p text:style-name="P93"><text:span text:style-name="T3">geographo</text:span> ă | -afo | géographe | -apher | -aph. ⊂ G. geōgráphos ⊂ ge -o- graph -o. </text:p>
        </text:list-item>
        <text:list-item>
          <text:p text:style-name="P93">—<text:span text:style-name="T3">ia</text:span> -ĭa | -fia | gé—phie | -phy | -phie. ⊂ G. geōgraphía ⊂ ge -o- grap -ia. </text:p>
        </text:list-item>
        <text:list-item>
          <text:p text:style-name="P93">—<text:span text:style-name="T3">ico</text:span> -ĭcus | -fico | gé—phique | -phic | -phisch. ⊂ G. geōgraphicós. </text:p>
        </text:list-item>
        <text:list-item>
          <text:p text:style-name="P93"><text:span text:style-name="T3">geologo</text:span> ŏ | -ogo | géologue | -ologist, -ogian | -og. ⊂ ge -o- -logo. </text:p>
        </text:list-item>
        <text:list-item>
          <text:p text:style-name="P93">—<text:span text:style-name="T3">ia</text:span> | -gia | géologie | -gy | -gie. = scientia et historia de terra. ⊂ ge -o- log(o) -ia. </text:p>
        </text:list-item>
        <text:list-item>
          <text:p text:style-name="P93">—<text:span text:style-name="T3">ico</text:span> -ĭcus | -ico | gé—ique | -ic | -isch. </text:p>
        </text:list-item>
        <text:list-item>
          <text:p text:style-name="P93"><text:span text:style-name="T3">geometra</text:span> -ĕtra | -metra | géométre | -meter | -meter. = mesuratore de Terra. ⊂ G. geōmétrēs ⊂ ge -o- metr(o) -a. </text:p>
        </text:list-item>
        <text:list-item>
          <text:p text:style-name="P93">—<text:span text:style-name="T3">ia</text:span> -ĭa | -ia | géométrie | -y | -ie. ⊂ G. geōmetría. </text:p>
        </text:list-item>
        <text:list-item>
          <text:p text:style-name="P93">—<text:span text:style-name="T3">ico</text:span> -ĭcus | -ico | géométrique | -ic | -isch. ⊂ G. geōmetricós. </text:p>
        </text:list-item>
        <text:list-item>
          <text:p text:style-name="P93"><text:soft-page-break/><text:span text:style-name="T3">geophago</text:span> ă | -fago | géophage | -phagist | -phagen. = que vora terra. ⊂ ge -o- phag -o. </text:p>
        </text:list-item>
        <text:list-item>
          <text:p text:style-name="P93"><text:span text:style-name="T3">geranio</text:span> 100 | -io | géranium | -ium | -ium. = bot. « geranium sanguineum ». ⊂ G. geránion ⊂ géranos [grue]. </text:p>
        </text:list-item>
        <text:list-item>
          <text:p text:style-name="P93"><text:span text:style-name="T3">gere</text:span> -o | -ire | gérer | <text:span text:style-name="T5">to manage</text:span> | <text:span text:style-name="T5">ausführen</text:span>, -ieren. = fer, porta, exerce, fac, administra. ⊃ gesto, gestu, aggĕre, congĕre, digere, ingere, suggere, belligero. </text:p>
        </text:list-item>
        <text:list-item>
          <text:p text:style-name="P93">—<text:span text:style-name="T3">ente</text:span> -ens | -ente | gérant | -ent, -ant | -ant. </text:p>
        </text:list-item>
        <text:list-item>
          <text:p text:style-name="P93"><text:span text:style-name="T3">germano</text:span> -us | -ano | -ain | -an. = de idem matre. ⊃ H. hermano = fratre. ⊂ germ(ine) -ano. </text:p>
        </text:list-item>
        <text:list-item>
          <text:p text:style-name="P93"><text:span text:style-name="T3">Germano</text:span> -us | -ano, <text:span text:style-name="T5">tedesco</text:span> | germain, <text:span text:style-name="T5">allemand</text:span> | -an | -ane, <text:span text:style-name="T5">deutsch</text:span>. </text:p>
        </text:list-item>
        <text:list-item>
          <text:p text:style-name="P93">—<text:span text:style-name="T3">ia</text:span> -ia | -ia | -ie | -y | -ien. </text:p>
        </text:list-item>
        <text:list-item>
          <text:p text:style-name="P93">—<text:span text:style-name="T3">ico</text:span> -ĭcus | -ico | -ique | -ic | -isch. </text:p>
        </text:list-item>
        <text:list-item>
          <text:p text:style-name="P93"><text:span text:style-name="T3">germina</text:span> -ĭno | -are | germer | -ate | -ieren. ⊂ germin(e) -a. </text:p>
        </text:list-item>
        <text:list-item>
          <text:p text:style-name="P93">—<text:span text:style-name="T3">tione</text:span> 100 | -zione | -tion | -tion | -tion. </text:p>
        </text:list-item>
        <text:list-item>
          <text:p text:style-name="P93">—<text:span text:style-name="T3">tivo</text:span> | -tivo | -tif | -tive | -tiv. </text:p>
        </text:list-item>
        <text:list-item>
          <text:p text:style-name="P93"><text:span text:style-name="T3">germine</text:span> -men -mĭn- | germe | germe | germ | <text:span text:style-name="T5">Keim</text:span>. </text:p>
        </text:list-item>
        <text:list-item>
          <text:p text:style-name="P93"><text:span text:style-name="T3">gerundio</text:span> 400 | -dio | gérondif | -und | -dium. = forma grammaticale cum suffixo <text:span text:style-name="T5">-ndo</text:span>, ex.: (ama)ndo, (multiplica)ndo, (divide)ndo. ⊂ ger(e) -undio. </text:p>
        </text:list-item>
        <text:list-item>
          <text:p text:style-name="P93"><text:span text:style-name="T3">gesta</text:span> -o | gestare. = gere (in sinu). </text:p>
        </text:list-item>
        <text:list-item>
          <text:p text:style-name="P93">—<text:span text:style-name="T3">tione</text:span> -tio | -zione | -tion | -tion | -tion. </text:p>
        </text:list-item>
        <text:list-item>
          <text:p text:style-name="P93">—<text:span text:style-name="T3">torio</text:span> | -torio | -toire | -tory. = (cathedra) que servi ad gere. </text:p>
        </text:list-item>
        <text:list-item>
          <text:p text:style-name="P93"><text:span text:style-name="T3">gesticula</text:span> ŭ 200 | -olare | -er | -ate | -ierern. = fac gestu. </text:p>
        </text:list-item>
        <text:list-item>
          <text:p text:style-name="P93">—<text:span text:style-name="T3">tione</text:span> 200 | -zione | -tion | -tion | -tion. </text:p>
        </text:list-item>
        <text:list-item>
          <text:p text:style-name="P93">—<text:span text:style-name="T3">tore</text:span> 100 | -tore | -teur | -tor | -tor. </text:p>
        </text:list-item>
        <text:list-item>
          <text:p text:style-name="P93"><text:span text:style-name="T3">gesto</text:span> -us | le gesta | gestes | gest. </text:p>
        </text:list-item>
        <text:list-item>
          <text:p text:style-name="P93"><text:span text:style-name="T3">gestu</text:span> -us | -to | -te | -ture | -tus, -ten. = ton gere, modo de gere se, motu expressivo de corpore. </text:p>
        </text:list-item>
        <text:list-item>
          <text:p text:style-name="P93"><text:span text:style-name="T3">gibba</text:span> 200 | -osità, gobba | -osité | <text:span text:style-name="T5">bosse</text:span> | <text:span text:style-name="T5">hump</text:span>, -osity | <text:span text:style-name="T5">Buckel</text:span>, -osität. </text:p>
        </text:list-item>
        <text:list-item>
          <text:p text:style-name="P93"><text:span text:style-name="T3">gibbo</text:span> 100 = </text:p>
        </text:list-item>
        <text:list-item>
          <text:p text:style-name="P93">—<text:span text:style-name="T3">oso</text:span> 100 | -oso, gobbo | -eux, <text:span text:style-name="T5">bossu</text:span> | -ous | -ös. = cum gibba. </text:p>
        </text:list-item>
        <text:list-item>
          <text:p text:style-name="P93"><text:span text:style-name="T3">gigante</text:span> gigasíante | géant | giant | -ant. ⊂ G. gígas. </text:p>
        </text:list-item>
        <text:list-item>
          <text:p text:style-name="P93">—<text:span text:style-name="T3">eo</text:span> -ĕus | -esco | -esuqe | -ic | -isch. </text:p>
        </text:list-item>
        <text:list-item>
          <text:p text:style-name="P93"><text:span text:style-name="T3">gigne</text:span> -o = gene, genera. </text:p>
        </text:list-item>
        <text:list-item>
          <text:p text:style-name="P93"><text:span text:style-name="T3">gingiva</text:span> 100 | gengiva | gencive | <text:span text:style-name="T5">gum</text:span> | <text:span text:style-name="T5">Zahnfleisch</text:span>. </text:p>
        </text:list-item>
        <text:list-item>
          <text:p text:style-name="P93">—<text:span text:style-name="T3">ale</text:span> | gengivale | gencival | -ival. </text:p>
        </text:list-item>
        <text:list-item>
          <text:p text:style-name="P93"><text:span text:style-name="T3">girafa</text:span> N | -affa | -afe | -affe | -affe. = Zool. « camelopardalis girafa » ⊂ ex Arabo. </text:p>
        </text:list-item>
        <text:list-item>
          <text:p text:style-name="P93"><text:span text:style-name="T3">glabro</text:span> -ber | -bro | -bre | -brous | <text:span text:style-name="T5">glatt</text:span>. = sine pilo, calvo. </text:p>
        </text:list-item>
        <text:list-item>
          <text:p text:style-name="P93"><text:span text:style-name="T3">glacia</text:span> -ĭo | ghiaccare | -cer | -ciate, glaze. = fi glacie, redde glacie, gela. </text:p>
        </text:list-item>
        <text:list-item>
          <text:p text:style-name="P93"><text:span text:style-name="T3">GLACIE</text:span> -es | ghiaccio | -ace | <text:span text:style-name="T5">ice</text:span> | -ace. </text:p>
        </text:list-item>
        <text:list-item>
          <text:p text:style-name="P93">—<text:span text:style-name="T3">iale</text:span> -is | -alis | -al | -al | -al. </text:p>
        </text:list-item>
        <text:list-item>
          <text:p text:style-name="P93">—<text:span text:style-name="T3">iario</text:span> | ghiacciaio | -acier | -acier | Gletscher. = massa de glacie. </text:p>
        </text:list-item>
        <text:list-item>
          <text:p text:style-name="P93"><text:soft-page-break/><text:span text:style-name="T3">gladio</text:span> -us | <text:span text:style-name="T5">spada</text:span>, gladio | glaive, <text:span text:style-name="T5">épée</text:span> | glaive, <text:span text:style-name="T5">sword</text:span> | <text:span text:style-name="T5">Schwert</text:span>. </text:p>
        </text:list-item>
        <text:list-item>
          <text:p text:style-name="P93">—<text:span text:style-name="T3">iatore</text:span> -tor | -tore | -teur | -tor | -tor. = qui lucta per gladio. </text:p>
        </text:list-item>
        <text:list-item>
          <text:p text:style-name="P93"><text:span text:style-name="T3">glande</text:span> glans | ghianda, glande | gland | <text:span text:style-name="T5">acorn</text:span>, gland | <text:span text:style-name="T5">Eichel</text:span> | H. P. Glande. ⊂ E. ⊃ G. bálanos, R. z'eludï. </text:p>
        </text:list-item>
        <text:list-item>
          <text:p text:style-name="P93">—<text:span text:style-name="T3">ula</text:span> ŭ 100 | -ola | -e, -ule | gland, -ule | -el. = parvo glande. </text:p>
        </text:list-item>
        <text:list-item>
          <text:p text:style-name="P93">—<text:span text:style-name="T3">uloso</text:span> 100 | -oso | -eux | -ous | -ös. </text:p>
        </text:list-item>
        <text:list-item>
          <text:p text:style-name="P93"><text:span text:style-name="T3">glarea</text:span> -ĕa | ghiaia | <text:span text:style-name="T5">gravier</text:span> | <text:span text:style-name="T5">gravel</text:span> (glareose) | <text:span text:style-name="T5">Kies</text:span> = terra cum lapides. </text:p>
        </text:list-item>
        <text:list-item>
          <text:p text:style-name="P93"><text:span text:style-name="T3">glauco</text:span> -us | -co, <text:span text:style-name="T5">verdastro</text:span> | -que, <text:span text:style-name="T5">verdâtre</text:span> | -cous. = colore viride-claro, de oliva, de mari. ⊂ G. glaucós. </text:p>
        </text:list-item>
        <text:list-item>
          <text:p text:style-name="P93"><text:span text:style-name="T3">glaucoma</text:span> -a | -oma | -ome | -oma | -om. = morbo que redde oculo glauco. ⊂ G. glaucōma. </text:p>
        </text:list-item>
        <text:list-item>
          <text:p text:style-name="P93"><text:span text:style-name="T3">gleba</text:span> -a | gleba, <text:span text:style-name="T5">zolla</text:span> | glèbe | glebe | <text:span text:style-name="T5">Scholle</text:span> | R. glyba. ⊂ glue ⊂ E. ⊃ R. </text:p>
        </text:list-item>
        <text:list-item>
          <text:p text:style-name="P93"><text:span text:style-name="T3">glire</text:span> glis | ghiro | gliron, lerot | <text:span text:style-name="T5">dormouse</text:span> | <text:span text:style-name="T5">Hoselmaus</text:span>. = Zool. « myoxus glis ». </text:p>
        </text:list-item>
        <text:list-item>
          <text:p text:style-name="P93"><text:span text:style-name="T3">globo</text:span> -us | -bo | -be, <text:span text:style-name="T5">balle</text:span> | -be | -bus. = sphæra. ⊃ congloba. ⊂ glue. </text:p>
        </text:list-item>
        <text:list-item>
          <text:p text:style-name="P93">—<text:span text:style-name="T3">oso</text:span> -us | -oso | -eux | -ous, -ose | -ös. </text:p>
        </text:list-item>
        <text:list-item>
          <text:p text:style-name="P93">—<text:span text:style-name="T3">ulo</text:span> ŭ 100 | -ulo | -ule | -ule. = parvo globo, pilula. </text:p>
        </text:list-item>
        <text:list-item>
          <text:p text:style-name="P93">——<text:span text:style-name="T3">are</text:span> | -are | -aire | -ar | -ar. </text:p>
        </text:list-item>
        <text:list-item>
          <text:p text:style-name="P93"><text:span text:style-name="T3">glomera</text:span> -ĕro | agglomerare | agglomérer | to glomerate | agglomerieren. = fac glomere, avvolve, collige, ammassa, ag—, con—. </text:p>
        </text:list-item>
        <text:list-item>
          <text:p text:style-name="P93"><text:span text:style-name="T3">glomere</text:span> -mus -mĕr- | -erulo, <text:span text:style-name="T5">gomitolo</text:span> | -érule, <text:span text:style-name="T5">pelote</text:span> | -erule, <text:span text:style-name="T5">clew</text:span> | Glomus, <text:span text:style-name="T5">Knäuel</text:span>. = globo. ⊃ glomera. ⊂ glue. </text:p>
        </text:list-item>
        <text:list-item>
          <text:p text:style-name="P93"><text:span text:style-name="T3">gloria</text:span> -ia | gloria | gloire | glowy | <text:span text:style-name="T5">Ruhm</text:span>, Glorie. </text:p>
        </text:list-item>
        <text:list-item>
          <text:p text:style-name="P93">—<text:span text:style-name="T3">ifica</text:span> ĭ 300 | -ificare | -ifier | -ify | -ificieren. </text:p>
        </text:list-item>
        <text:list-item>
          <text:p text:style-name="P93">—<text:span text:style-name="T3">ioso</text:span> 100 | -ioso | -ieux | -ious | -iös. </text:p>
        </text:list-item>
        <text:list-item>
          <text:p text:style-name="P93"><text:span text:style-name="T3">glossa</text:span> 100 | -ssa, chiosa | glose | gloss | Glosse. = explicatione de vocabulos. ⊂ G. glôssa = lingua. V. glotta. </text:p>
        </text:list-item>
        <text:list-item>
          <text:p text:style-name="P93">—<text:span text:style-name="T3">ario</text:span> 200 | -sario | -saire | -sary | -sar. = vocabulario cum explicationes. </text:p>
        </text:list-item>
        <text:list-item>
          <text:p text:style-name="P93">—<text:span text:style-name="T3">atore</text:span> | -tore | -teur | glosser | -tor. </text:p>
        </text:list-item>
        <text:list-item>
          <text:p text:style-name="P93">G. glotta, gl <text:span text:style-name="T3">ō</text:span>tta = lingua (organo, sermone). ⊃ glottologia, glossa, polyglotta. </text:p>
        </text:list-item>
        <text:list-item>
          <text:p text:style-name="P93"><text:span text:style-name="T3">glottide</text:span> ĭ N | -tide | -te | -tis | -tis. = orificio de pharynge. ⊂ G. glōttís ⊂ glotta. </text:p>
        </text:list-item>
        <text:list-item>
          <text:p text:style-name="P93"><text:span text:style-name="T3">glottologia</text:span> | -gia | | -gy | -gie. = scientia de lingua, linguistica. ⊂ glott(a) -o- log -ia. </text:p>
        </text:list-item>
        <text:list-item>
          <text:p text:style-name="P93"><text:span text:style-name="T3">glube</text:span> -o = decortica. ⊃ gluma. ⊂ E. ⊃ G. glyph, D. klieben. = scinde, A. cleave, F. cliver. </text:p>
        </text:list-item>
        <text:list-item>
          <text:p text:style-name="P93"><text:span text:style-name="T3">glue</text:span> (thema L. ) | | gluer | to glue. = glutina. ⊃ gleba, globo, glomere, glutine. ⊂ E. ⊃ G. glía = colla, A. clay = argilla, D. Klei = glutine. </text:p>
        </text:list-item>
        <text:list-item>
          <text:p text:style-name="P93"><text:span text:style-name="T3">gluma</text:span> 300 | -ma, <text:span text:style-name="T5">pula</text:span>, <text:span text:style-name="T5">luppa</text:span> | -me | -me | <text:span text:style-name="T5">Schale</text:span>. = involucro de fructu de graminaceas. ⊂ glu(be) -ma. </text:p>
        </text:list-item>
        <text:list-item>
          <text:p text:style-name="P93"><text:soft-page-break/><text:span text:style-name="T3">gluti</text:span> 100 | inghiottire | <text:span text:style-name="T5">avaler</text:span>, engloutir | to glut | <text:span text:style-name="T5">vershlingen</text:span>. ⊃ degluti, ingluti. ⊂ gula. </text:p>
        </text:list-item>
        <text:list-item>
          <text:p text:style-name="P93"><text:span text:style-name="T3">glutina</text:span> -ĭno 100 | <text:span text:style-name="T5">incollare</text:span>, agglutinare | <text:span text:style-name="T5">coller</text:span> | -ate | <text:span text:style-name="T5">leimen</text:span>. = da glutine. </text:p>
        </text:list-item>
        <text:list-item>
          <text:p text:style-name="P93">—<text:span text:style-name="T3">tione</text:span> 100 | -zione | -tion | -tion | -tion. </text:p>
        </text:list-item>
        <text:list-item>
          <text:p text:style-name="P93"><text:span text:style-name="T3">glutine</text:span> -ten -tĭn- | -tine | -ten, glu | -ten, glue | -ten. = colla, visco, farina sine fæcula. ⊂ glue. </text:p>
        </text:list-item>
        <text:list-item>
          <text:p text:style-name="P93">—<text:span text:style-name="T3">oso</text:span> 100 | -oso | -eux | -ous | -ös. </text:p>
        </text:list-item>
        <text:list-item>
          <text:p text:style-name="P93"><text:span text:style-name="T3">glutone</text:span> 300 | ghiottone | glouton | glutton | <text:span text:style-name="T5">Fresser</text:span>. ⊂ gluti. </text:p>
        </text:list-item>
        <text:list-item>
          <text:p text:style-name="P93">G. glyph glúphō = incava, sculpe. ⊃ anaglypho, glyptica. || L. glube. </text:p>
        </text:list-item>
        <text:list-item>
          <text:p text:style-name="P93"><text:span text:style-name="T3">glypho</text:span> | glifo | glyphe, <text:span text:style-name="T5">gravure</text:span> | glyph | Glyph. ⊂ glyph. </text:p>
        </text:list-item>
        <text:list-item>
          <text:p text:style-name="P93"><text:span text:style-name="T3">glyptica</text:span> -ĭca | glittica | -ique | -ic | -ik. = arte de incide. ⊂ G. -tic <text:span text:style-name="T3">ē</text:span>. ⊂ glyph. </text:p>
        </text:list-item>
        <text:list-item>
          <text:p text:style-name="P93">E. <text:span text:style-name="T3">gno</text:span> = no(sce), (co)gno(sce). ⊃ no(to), no(men), (i)gno(ra); G. gign <text:span text:style-name="T3">ō</text:span>scō, gno(mone), gno(si), (physio)gno(mia), (pro)gno(stico); A. know, D. kennen, R. znatï, S. g’na. </text:p>
        </text:list-item>
        <text:list-item>
          <text:p text:style-name="P93"><text:span text:style-name="T3">gnomone</text:span> ŏ 100 | -mone | -mon | -mon | -mon. ⊂ G. gn <text:span text:style-name="T3">ō</text:span>mōn ⊂ gno. = acu de horologio solare. </text:p>
        </text:list-item>
        <text:list-item>
          <text:p text:style-name="P93">—<text:span text:style-name="T3">ica</text:span> ĭ 100 | -ica | -ique | -ics | -ik. ⊂ G. gnōmonic <text:span text:style-name="T3">ē</text:span>. </text:p>
        </text:list-item>
        <text:list-item>
          <text:p text:style-name="P93">—<text:span text:style-name="T3">ico</text:span> ĭ 100 | -ico | -ique | -ic | -isch. ⊂ G. gnōmonicós. </text:p>
        </text:list-item>
        <text:list-item>
          <text:p text:style-name="P93">G. gnosi gnôsis = cognitione. ⊃ geognosia, diagnosi, gnostico. ⊂ gno -si. </text:p>
        </text:list-item>
        <text:list-item>
          <text:p text:style-name="P93"><text:span text:style-name="T3">gnostico</text:span> -ĭcus | -ico | -ique | -ic | -isch, -iker. = philosopho que cognosce Deo. ⊂ G. gnōsticós ⊂ gnos(i) -tico. </text:p>
        </text:list-item>
        <text:list-item>
          <text:p text:style-name="P93">—<text:span text:style-name="T3">ismo</text:span> | -ismo | -isme | -ism | -ismus. </text:p>
        </text:list-item>
        <text:list-item>
          <text:p text:style-name="P93">G. gone gon <text:span text:style-name="T3">ē</text:span> = semine. ⊃ cosmogonia, perigonio, gonorrœa. ⊂ gene. </text:p>
        </text:list-item>
        <text:list-item>
          <text:p text:style-name="P93">G. gonia gōnía = angulo. ⊃ (tetra)gon(o), (poly)gon(o). </text:p>
        </text:list-item>
        <text:list-item>
          <text:p text:style-name="P93"><text:span text:style-name="T3">goniometro</text:span> ĕ | -metro | -mètre | -meter | -meter. = instrumento que mensura angulo. ⊂ goni(a) -o- metro. </text:p>
        </text:list-item>
        <text:list-item>
          <text:p text:style-name="P93"><text:span text:style-name="T3">gonorrhœa</text:span> 400 | -rea | -rhée | -rhea | -rhöe. = fluxu morboso de semine. ⊂ G. gonórria ⊂ gon(e) -o- rhe. </text:p>
        </text:list-item>
        <text:list-item>
          <text:p text:style-name="P93"><text:span text:style-name="T3">gracile</text:span> -ĭlis | -ile | -ile, grêle, <text:span text:style-name="T5">frèle</text:span> | -ile | -il. = macro, debile, tenue. </text:p>
        </text:list-item>
        <text:list-item>
          <text:p text:style-name="P93">—<text:span text:style-name="T3">itate</text:span> -tas | -ità | -ité | -ity | -ität. </text:p>
        </text:list-item>
        <text:list-item>
          <text:p text:style-name="P93"><text:span text:style-name="T3">gradatione</text:span> -tio | -zione | -tion | -tion | -tion. ⊂ gradu. </text:p>
        </text:list-item>
        <text:list-item>
          <text:p text:style-name="P93"><text:span text:style-name="T3">grade</text:span> -ior = i, vade, incede, ambula. ⊃ gradu, gradatione, gressu, aggrede, congressu, digressione, ingrede, progrede, regrede, transgrede. </text:p>
        </text:list-item>
        <text:list-item>
          <text:p text:style-name="P93"><text:span text:style-name="T3">GRADU</text:span> -us | -do, -dino | <text:span text:style-name="T5">de</text:span>gré, -de | <text:span text:style-name="T5">de</text:span>gree, -de | Grad. ⊂ grade. </text:p>
        </text:list-item>
        <text:list-item>
          <text:p text:style-name="P93">—<text:span text:style-name="T3">ua</text:span> | -uare | -uer | -uate | -uieren. </text:p>
        </text:list-item>
        <text:list-item>
          <text:p text:style-name="P93">—<text:span text:style-name="T3">uale</text:span> | -uale | -uel | -ual | -uell. </text:p>
        </text:list-item>
        <text:list-item>
          <text:p text:style-name="P93">—<text:span text:style-name="T3">uatione</text:span> | -zione | -tion | -tion | -tion. </text:p>
        </text:list-item>
        <text:list-item>
          <text:p text:style-name="P93">—<text:span text:style-name="T3">uato</text:span> | -uato | -ué | -uate | -uierter. </text:p>
        </text:list-item>
        <text:list-item>
          <text:p text:style-name="P93"><text:span text:style-name="T3">græco</text:span> -us | greco | grec | greek | Griechisch, Grieche. </text:p>
        </text:list-item>
        <text:list-item>
          <text:p text:style-name="P93">—<text:span text:style-name="T3">ia</text:span> -ia | Grecia | Grèce | Greece | Griechen <text:span text:style-name="T5">land</text:span>. </text:p>
        </text:list-item>
        <text:list-item>
          <text:p text:style-name="P93"><text:span text:style-name="T3">gramine</text:span> -men -mĭn- | -igna | -en | grass | Gras. = herba. </text:p>
        </text:list-item>
        <text:list-item>
          <text:p text:style-name="P93">—<text:span text:style-name="T3">eo</text:span> -ĕus | -naceo | -né | -neous | -neen. </text:p>
        </text:list-item>
        <text:list-item>
          <text:p text:style-name="P93"><text:soft-page-break/><text:span text:style-name="T3">gramma</text:span> N | gramma | gramme | gram | Gramm. = massa de 1 centimetro cubo de aqua. ⊂ G. gramm <text:span text:style-name="T3">ē</text:span> = linea, unitate de pondere. ⊂ graph -ma. </text:p>
        </text:list-item>
        <text:list-item>
          <text:p text:style-name="P93"><text:span text:style-name="T3">gramma</text:span>(te), G. grámma = litera. ⊃ anagrama, dia—, epi—, pro—, mono—, tele—, (parallelo)gramm(o). ⊂ graph -mate. </text:p>
        </text:list-item>
        <text:list-item>
          <text:p text:style-name="P93"><text:span text:style-name="T3">grammatica</text:span> -ĭca | -atica | -aire | -ar | -atik. ⊂ G. grammatic <text:span text:style-name="T3">ē</text:span> ⊂ grammatic(o) -a [scientia]. </text:p>
        </text:list-item>
        <text:list-item>
          <text:p text:style-name="P93">—<text:span text:style-name="T3">ale</text:span> | -ale | -al | -al | -al. </text:p>
        </text:list-item>
        <text:list-item>
          <text:p text:style-name="P93"><text:span text:style-name="T3">grammatico</text:span> -ĭcus | -atico | -airien, -atical | -arian, -atic | -atisch. ⊂ G. -icós. ⊂ G. grammat(e) -ico. </text:p>
        </text:list-item>
        <text:list-item>
          <text:p text:style-name="P93"><text:span text:style-name="T3">granario</text:span> -um | -aio | grenier | -ary. = loco pro grano. </text:p>
        </text:list-item>
        <text:list-item>
          <text:p text:style-name="P93"><text:span text:style-name="T3">grande</text:span> -is | grande | grand | <text:span text:style-name="T5">great</text:span>, grand | <text:span text:style-name="T5">gross</text:span>, grand. = alto, magno, sublime, magnifico, elevato, nobile. </text:p>
        </text:list-item>
        <text:list-item>
          <text:p text:style-name="P93"><text:span text:style-name="T3">grandine</text:span> -do -dĭn- | grandine | <text:span text:style-name="T5">grêle</text:span> | <text:span text:style-name="T5">hail</text:span> (grandinous) | <text:span text:style-name="T5">Hagel</text:span>. ⊂ E. ⊃ R. grad. </text:p>
        </text:list-item>
        <text:list-item>
          <text:p text:style-name="P93"><text:span text:style-name="T3">granditate</text:span> -tas | grandezza | grandeur | grandeur, <text:span text:style-name="T5">greatness</text:span> | Grösse. = to es grande. </text:p>
        </text:list-item>
        <text:list-item>
          <text:p text:style-name="P93"><text:span text:style-name="T3">GRANO</text:span> -um | grano, granello | grain | corn, grain | Korn | H. grano | P. grâo. ⊃ granario. ⊂ E. grno. ⊃ A. corn, D. Korn, R. zerno. </text:p>
        </text:list-item>
        <text:list-item>
          <text:p text:style-name="P93">—<text:span text:style-name="T3">ulo</text:span> ŭ | -ulo | -ule | -ule. = parvo grano, globulo. </text:p>
        </text:list-item>
        <text:list-item>
          <text:p text:style-name="P93">——<text:span text:style-name="T3">a</text:span> ŭ | -are | -er | -ate | -ieren. </text:p>
        </text:list-item>
        <text:list-item>
          <text:p text:style-name="P93">——<text:span text:style-name="T3">are</text:span> | -are | -aire | -ar. </text:p>
        </text:list-item>
        <text:list-item>
          <text:p text:style-name="P93">——<text:span text:style-name="T3">oso</text:span> | -oso | -eux | -ous | -ös. </text:p>
        </text:list-item>
        <text:list-item>
          <text:p text:style-name="P93"><text:span text:style-name="T3">graph-, </text:span>G. gráphō = scribe. ⊃ epi—e, ana—e, auto—o, calli—o, chiro—o, holo—o, para—o, typo—o, tele—o, mono—ia, ortho—ia, steno—ia. </text:p>
        </text:list-item>
        <text:list-item>
          <text:p text:style-name="P93">—<text:span text:style-name="T3">ico</text:span> ĭ 100 | grafico | -ique | -ic | -isch. ⊂ G. -icós. </text:p>
        </text:list-item>
        <text:list-item>
          <text:p text:style-name="P93">—<text:span text:style-name="T3">io</text:span> -ĭum | | | | Griffel. = stylo pro scribe. ⊂ G. graphíon. </text:p>
        </text:list-item>
        <text:list-item>
          <text:p text:style-name="P93">—<text:span text:style-name="T3">ite</text:span> N | grafite | -ite | -ite | -it. = carbone crystallizato in prismas, que servi ad scribe. </text:p>
        </text:list-item>
        <text:list-item>
          <text:p text:style-name="P93"><text:span text:style-name="T3">gratia</text:span> -a | -azia | -âce | -ace | -ace. = to es grato, memoria de beneficio, benevolentia, favore. <text:line-break/>age gratias | ringraziare | <text:span text:style-name="T5">remercier</text:span> | <text:span text:style-name="T5">to thank</text:span> | <text:span text:style-name="T5">danken</text:span>. </text:p>
        </text:list-item>
        <text:list-item>
          <text:p text:style-name="P93"><text:span text:style-name="T3">gratifica</text:span> -ĭcor | -ficare | -fier | -fy | -ficieren. ⊂ grat(o) -i- -fac. </text:p>
        </text:list-item>
        <text:list-item>
          <text:p text:style-name="P93">—<text:span text:style-name="T3">tione</text:span> -tio | -zione | -tion | -tion | -tion. </text:p>
        </text:list-item>
        <text:list-item>
          <text:p text:style-name="P93"><text:span text:style-name="T3">gratioso</text:span> -us | -zioso | -cieux | -cious | -tiös. = cum gratia. </text:p>
        </text:list-item>
        <text:list-item>
          <text:p text:style-name="P93">—<text:span text:style-name="T3">itate</text:span> | -ziosità, <text:span text:style-name="T5">gentilezza</text:span> | -cieuseté | -ciosity. </text:p>
        </text:list-item>
        <text:list-item>
          <text:p text:style-name="P93"><text:span text:style-name="T3">gratis</text:span> -is | -is | -is | -is | -is. = sine pretio, sine præmio, gratuito. ⊂ grat(ia) -is [ablativo plurale]. </text:p>
        </text:list-item>
        <text:list-item>
          <text:p text:style-name="P93"><text:span text:style-name="T3">grato</text:span> -us | grato | <text:span text:style-name="T5">a</text:span>gré <text:span text:style-name="T5">able</text:span>, <text:span text:style-name="T5">reconnaissant</text:span>, gré | grate <text:span text:style-name="T5">ful</text:span>, <text:span text:style-name="T5">a</text:span>gree <text:span text:style-name="T5">able</text:span> | <text:span text:style-name="T5">dankbar</text:span>. ⊃ gratula, gratia, gratifica. </text:p>
        </text:list-item>
        <text:list-item>
          <text:p text:style-name="P93">—<text:span text:style-name="T3">itudine</text:span> | -itudine | -itude | -itude. </text:p>
        </text:list-item>
        <text:list-item>
          <text:p text:style-name="P93"><text:span text:style-name="T3">gratuito</text:span> -ĭtus | -ito | -it | -itous | -it. = gratis. </text:p>
        </text:list-item>
        <text:list-item>
          <text:p text:style-name="P93"><text:span text:style-name="T3">gratula</text:span> -ŭlor | <text:span text:style-name="T5">con</text:span>gratulare | <text:span text:style-name="T5">féliciter</text:span>, <text:span text:style-name="T5">con</text:span>gratuler | -ate | -ieren. = es grato, demonstra gaudio, age gratias ad deo. </text:p>
        </text:list-item>
        <text:list-item>
          <text:p text:style-name="P93">—<text:span text:style-name="T3">tione</text:span> -tio | -aione | con—tion | -tion | -tion. </text:p>
        </text:list-item>
        <text:list-item>
          <text:p text:style-name="P93"><text:span text:style-name="T3">grave</text:span> -is | -ve | -ve | -ve | <text:span text:style-name="T5">schwer</text:span>, -vis | H. P. grave. = cum pondere, <text:soft-page-break/>anti leve. ⊃ aggrăva. ⊂ E. ⊃ G. bary. </text:p>
        </text:list-item>
        <text:list-item>
          <text:p text:style-name="P93">—<text:span text:style-name="T3">ido</text:span> -ĭdus | -ido | -ide | -id | -id. = pleno, prægno. </text:p>
        </text:list-item>
        <text:list-item>
          <text:p text:style-name="P93">——<text:span text:style-name="T3">itate</text:span> -tas | -anza | -ité | -ity | -ität. </text:p>
        </text:list-item>
        <text:list-item>
          <text:p text:style-name="P93">—<text:span text:style-name="T3">ita</text:span> -ĭto | -are | -er | -ate | -ieren. </text:p>
        </text:list-item>
        <text:list-item>
          <text:p text:style-name="P93">——<text:span text:style-name="T3">tione</text:span> | -zione | -tion | -tion | -tion. </text:p>
        </text:list-item>
        <text:list-item>
          <text:p text:style-name="P93">—<text:span text:style-name="T3">itate</text:span> -tas | -tà | -té | -ty | -tät. </text:p>
        </text:list-item>
        <text:list-item>
          <text:p text:style-name="P93"><text:span text:style-name="T3">grege</text:span> grex | gregge | <text:span text:style-name="T5">troupeau</text:span> | <text:span text:style-name="T5">herd</text:span>, <text:span text:style-name="T5">flock</text:span> | <text:span text:style-name="T5">Herde</text:span>. ⊃ aggrĕga, congrega, egregio, disgrega, segrega. </text:p>
        </text:list-item>
        <text:list-item>
          <text:p text:style-name="P93">—<text:span text:style-name="T3">ario</text:span> -ĭus | -ario | -aire | -arious. = (animale que vive) in grege. </text:p>
        </text:list-item>
        <text:list-item>
          <text:p text:style-name="P93"><text:span text:style-name="T3">gremio</text:span> -um | grembo. = sinu. </text:p>
        </text:list-item>
        <text:list-item>
          <text:p text:style-name="P93"><text:span text:style-name="T3">gresso</text:span> -us = que e grade. </text:p>
        </text:list-item>
        <text:list-item>
          <text:p text:style-name="P93"><text:span text:style-name="T3">gressu</text:span> -us = to grade. ⊃ in—, con—, re—, pro— </text:p>
        </text:list-item>
        <text:list-item>
          <text:p text:style-name="P93"><text:span text:style-name="T3">grue</text:span> grus | gru | grue | crane | Kranich | H. grulla | P. grou. = Zool. « grus cinerea ». ⊂ E. ⊃ A. D., G. géranos, R. z’uravlï. </text:p>
        </text:list-item>
        <text:list-item>
          <text:p text:style-name="P93"><text:span text:style-name="T3">grumo</text:span> 100 | I. H. P. grumo | grumeau | grume | Grumus, <text:span text:style-name="T5">Klümpchen</text:span>. </text:p>
        </text:list-item>
        <text:list-item>
          <text:p text:style-name="P93">—<text:span text:style-name="T3">oso</text:span> | -oso | -eleux | -ous | -ös. </text:p>
        </text:list-item>
        <text:list-item>
          <text:p text:style-name="P93"><text:span text:style-name="T3">grundi</text:span> -io, <text:span text:style-name="T3">grunni</text:span> -io | grugnire | grogner | to grunt | grunzen. = fac voce de porco. ⊂ E. ⊃ A. D., G. grúzō. </text:p>
        </text:list-item>
        <text:list-item>
          <text:p text:style-name="P93"><text:span text:style-name="T3">gryllo</text:span> 100 | grillo | grillon | <text:span text:style-name="T5">cricket</text:span> | Grille. = Zool. « gryllus campestris ». ⊂ G. grúllos. </text:p>
        </text:list-item>
        <text:list-item>
          <text:p text:style-name="P93"><text:span text:style-name="T3">grypho</text:span> -us | grifo, grifone | griffon | griffin | Greif. = animale fabuloso, cum capite de aquila, et corpore de leone. ⊂ G. grúph. </text:p>
        </text:list-item>
        <text:list-item>
          <text:p text:style-name="P93"><text:span text:style-name="T3">guberna</text:span> -o, G. cubernáō = rege nave. </text:p>
        </text:list-item>
        <text:list-item>
          <text:p text:style-name="P93">— -o | governare | gouverner | govern | gouvernieren. = administra, rege. </text:p>
        </text:list-item>
        <text:list-item>
          <text:p text:style-name="P93"><text:span text:style-name="T3">gula</text:span> -a | gola | gorge | <text:span text:style-name="T5">throat</text:span>, gullet | Kehle | H. P. gula. ⊂ E. ⊃ D. Kehle, S. gala. </text:p>
        </text:list-item>
        <text:list-item>
          <text:p text:style-name="P93"><text:span text:style-name="T3">gummi</text:span> 100 | gomma | gomme | gum | Gummi. ⊂ G. cómmi ⊂ Aegyptio. </text:p>
        </text:list-item>
        <text:list-item>
          <text:p text:style-name="P93">—<text:span text:style-name="T3">oso</text:span> 100 | gommoso | gommeux | -ous | -ös. </text:p>
        </text:list-item>
        <text:list-item>
          <text:p text:style-name="P93"><text:span text:style-name="T3">gurgite</text:span> -ges -gĭt- | gorgo | <text:span text:style-name="T5">gouffre</text:span> | <text:span text:style-name="T5">gulf</text:span>, <text:span text:style-name="T5">abyss</text:span> | <text:span text:style-name="T5">Strudel</text:span>. = massa de aqua rotante. </text:p>
        </text:list-item>
        <text:list-item>
          <text:p text:style-name="P93">— M | | gorge | gorge | Gurgel. = gula. ⊃ ingurgita. </text:p>
        </text:list-item>
        <text:list-item>
          <text:p text:style-name="P93"><text:span text:style-name="T3">gusta</text:span> -o | -are | goûter | to gust, <text:span text:style-name="T5">taste</text:span> | kosten, goutieren. ⊂ E. ⊃ D. kosten; A. choose, F. choisir = elige. </text:p>
        </text:list-item>
        <text:list-item>
          <text:p text:style-name="P93">—<text:span text:style-name="T3">tione</text:span> 100 | -zione | -tion | -tion | -tion. </text:p>
        </text:list-item>
        <text:list-item>
          <text:p text:style-name="P93"><text:span text:style-name="T3">gustu</text:span> 100 | gusto | goût | <text:span text:style-name="T5">taste</text:span>, gust | Kost. = ton gusta. </text:p>
        </text:list-item>
        <text:list-item>
          <text:p text:style-name="P93"><text:span text:style-name="T3">gutta</text:span> -a | goccia | goutte | <text:span text:style-name="T5">drop</text:span>, gutta (Archit. ) | <text:span text:style-name="T5">Tropfen</text:span>, Gutta (Archit.). </text:p>
        </text:list-item>
        <text:list-item>
          <text:p text:style-name="P93"><text:span text:style-name="T3">gutture</text:span> -tŭr | <text:span text:style-name="T5">gola</text:span>, <text:span text:style-name="T5">strozza</text:span> | <text:span text:style-name="T5">gosier</text:span>, <text:span text:style-name="T5">gorge</text:span> | <text:span text:style-name="T5">throat</text:span>, <text:span text:style-name="T5">gorge</text:span> | <text:span text:style-name="T5">Gurgel</text:span>. </text:p>
        </text:list-item>
        <text:list-item>
          <text:p text:style-name="P93">—<text:span text:style-name="T3">ale</text:span> | -ale | -al | -al | -al. </text:p>
        </text:list-item>
        <text:list-item>
          <text:p text:style-name="P93"><text:span text:style-name="T3">gymnasio</text:span> -um | ginnasio | -se | -sium | -sium. = loco, ubi juvenes nudo fac exercitio, schola de gymnastica, schola de philosophia. ⊂ G. gumnásion ⊂ gymno. </text:p>
        </text:list-item>
        <text:list-item>
          <text:p text:style-name="P93"><text:span text:style-name="T3">gymnastica</text:span> -ĭca | ginnastica | -ique | -ics | -ik. = arte de gymnastico. </text:p>
        </text:list-item>
        <text:list-item>
          <text:p text:style-name="P93"><text:soft-page-break/><text:span text:style-name="T3">gymnastico</text:span> -ĭcus | ginnastico | -ique | -ic | -isch. ⊂ G. -icós. ⊂ gymno. </text:p>
        </text:list-item>
        <text:list-item>
          <text:p text:style-name="P93"><text:span text:style-name="T3">gymnico</text:span> -ĭcus | ginnico | -ique | -ic | -isch. = gymnastico. ⊂ G. -icós. </text:p>
        </text:list-item>
        <text:list-item>
          <text:p text:style-name="P93">G. gymno -ós = nudo. ⊃ gymnico, gymnasio. </text:p>
        </text:list-item>
        <text:list-item>
          <text:p text:style-name="P93"><text:span text:style-name="T3">gymnosperma</text:span> | ginnosperma | -erme | -erm | -ermä. = (plantas) cum semine nudo. ⊂ G. gymnóspermos ⊂ gymno sperm(a) -o. </text:p>
        </text:list-item>
        <text:list-item>
          <text:p text:style-name="P93">G. gynē, gynæc, gun <text:span text:style-name="T3">ē</text:span> = femina. ⊃ androgyno, gynæcēo. </text:p>
        </text:list-item>
        <text:list-item>
          <text:p text:style-name="P93"><text:span text:style-name="T3">gynæceo</text:span> -ēum | gineceo | gynécée | gynæceum | Gynäceum. ⊂ G. gunaiceîon ⊂ gynæc -eo. </text:p>
        </text:list-item>
        <text:list-item>
          <text:p text:style-name="P93"><text:span text:style-name="T3">gypso</text:span> 100 | gesso | -pse | -psum | -ps. ⊂ G. gúpsos. = sulphato hydrato de calcio. </text:p>
        </text:list-item>
        <text:list-item>
          <text:p text:style-name="P93"><text:span text:style-name="T3">gyra</text:span> 300 | girare | <text:span text:style-name="T5">tourner</text:span> | <text:span text:style-name="T5">to turn</text:span>, to gyrate. = fac gyro, pone in gyro, i in gyro, volve, torque, rota. </text:p>
        </text:list-item>
        <text:list-item>
          <text:p text:style-name="P93">— M | girare | <text:span text:style-name="T5">endosser</text:span> | <text:span text:style-name="T5">endorse</text:span> | girieren. = muta directione de debito. </text:p>
        </text:list-item>
        <text:list-item>
          <text:p text:style-name="P93"><text:span text:style-name="T3">gyro</text:span> -us | giro | <text:span text:style-name="T5">tour</text:span>, <text:span text:style-name="T5">mouvement</text:span> giratoire | gyre | Gyrus. ⊂ G. gûros. </text:p>
        </text:list-item>
        <text:list-item>
          <text:p text:style-name="P42">—<text:span text:style-name="T3">scopio</text:span> | giroscopio | -scope | -scope | -skop. </text:p>
        </text:list-item>
      </text:list>
      <text:p text:style-name="Text_20_body"><text:span text:style-name="T3">H</text:span> </text:p>
      <text:list xml:id="list908007344" text:style-name="L34">
        <text:list-item>
          <text:p text:style-name="P94"><text:span text:style-name="T3">HABE</text:span> -eo | avere | avoir | to have | haben | H. haber | P. haver. = tene, posside. ⊃ habitu, habita, habile, debile, adhibe, cohibe, debe, exhibe, inhibe, præbe, prohibe, redhibe. Origine commune de L. « habe » et D. « haben » es controverso. </text:p>
        </text:list-item>
        <text:list-item>
          <text:p text:style-name="P94"><text:span text:style-name="T3">habile</text:span> -ĭlis | abile | -ile | able, -ile | -il. = apto, conveniente; perito, idoneo. ⊂ habe. </text:p>
        </text:list-item>
        <text:list-item>
          <text:p text:style-name="P94">—<text:span text:style-name="T3">ita</text:span> -ĭto | abilitare | -er | -ate | -ieren. = fac habile. </text:p>
        </text:list-item>
        <text:list-item>
          <text:p text:style-name="P94">—<text:span text:style-name="T3">itate</text:span> -tas | abilità | -ité | ability, hability | -ität. </text:p>
        </text:list-item>
        <text:list-item>
          <text:p text:style-name="P94">—<text:span text:style-name="T3">itatione</text:span> | a—itazione | -itation | -itation | -itation. </text:p>
        </text:list-item>
        <text:list-item>
          <text:p text:style-name="P94"><text:span text:style-name="T3">habita</text:span> -ĭto | abitare | -er | inhabit | -ieren. ⊃ co—, in—, </text:p>
        </text:list-item>
        <text:list-item>
          <text:p text:style-name="P94">—<text:span text:style-name="T3">bile</text:span> -bĭlis | a—bile | -ble | -ble | -bel. </text:p>
        </text:list-item>
        <text:list-item>
          <text:p text:style-name="P94">——<text:span text:style-name="T3">itate</text:span> | a—ità | -ité | -ity | -ität. </text:p>
        </text:list-item>
        <text:list-item>
          <text:p text:style-name="P94">—<text:span text:style-name="T3">nte</text:span> -ns | a—nte | -nt | -nt | -nt. </text:p>
        </text:list-item>
        <text:list-item>
          <text:p text:style-name="P94">—<text:span text:style-name="T3">tione</text:span> -tio | a—zione | -tion | -tion | -tion. </text:p>
        </text:list-item>
        <text:list-item>
          <text:p text:style-name="P94">—<text:span text:style-name="T3">tore</text:span> -tor | a—tore | -teur | -tor | -tor. </text:p>
        </text:list-item>
        <text:list-item>
          <text:p text:style-name="P94"><text:span text:style-name="T3">habito</text:span> -ĭtus | avuto | eu. = quem habe. </text:p>
        </text:list-item>
        <text:list-item>
          <text:p text:style-name="P94"><text:span text:style-name="T3">habitu</text:span> -ĭtus = to habe. </text:p>
        </text:list-item>
        <text:list-item>
          <text:p text:style-name="P94">— -us | abito | -tus | -t(us) | -tus. = modo de gere se, statu de corpore, dispositione, aspectu. </text:p>
        </text:list-item>
        <text:list-item>
          <text:p text:style-name="P94">— -us | abito | -it | -it | -it. = veste. </text:p>
        </text:list-item>
        <text:list-item>
          <text:p text:style-name="P94">—<text:span text:style-name="T3">ua</text:span> | abituare | -er | -ate | -ieren. = da habitu(dine). </text:p>
        </text:list-item>
        <text:list-item>
          <text:p text:style-name="P94">—<text:span text:style-name="T3">uale</text:span> | abituale | -el | -al | -ell. </text:p>
        </text:list-item>
        <text:list-item>
          <text:p text:style-name="P94"><text:span text:style-name="T3">habitudine</text:span> -udo -udĭn- = habitu. </text:p>
        </text:list-item>
        <text:list-item>
          <text:p text:style-name="P94">— N | a—udine | -ude | -ude | -ude. = consuetudine, more. </text:p>
        </text:list-item>
        <text:list-item>
          <text:p text:style-name="P94">L. hac = de ce parte. </text:p>
        </text:list-item>
        <text:list-item>
          <text:p text:style-name="P94">L. hactĕnus = usque hic. </text:p>
        </text:list-item>
        <text:list-item>
          <text:p text:style-name="P94"><text:soft-page-break/><text:span text:style-name="T3">hædo</text:span> -us | | | goat | Geiss. = parvo capro. ⊂ E. ⊃ A. D. </text:p>
        </text:list-item>
        <text:list-item>
          <text:p text:style-name="P94">G. hæma(te), haîma = sanguine. ⊃ anæmico, hæmatite, hæmorrhagia. </text:p>
        </text:list-item>
        <text:list-item>
          <text:p text:style-name="P94"><text:span text:style-name="T3">hæmatite</text:span> 100 | ematite, matita | hématite | hæmatite | -it. = corpore rubro, de colore de sanguine, peroxydo de ferro. ⊂ G. haimatítēs ⊂ hæma. </text:p>
        </text:list-item>
        <text:list-item>
          <text:p text:style-name="P94"><text:span text:style-name="T3">hæmoptysi</text:span> | emottisi | hé—sie | -sis | -sie. = sputu de sanguine. ⊂ hæm(a) -o- pty -si. </text:p>
        </text:list-item>
        <text:list-item>
          <text:p text:style-name="P94"><text:span text:style-name="T3">hæmorrhagia</text:span> 100 | emorragia | hémorragie | hæ—ge | -gie. = eruptione de sanguine. ⊂ G. haimorragía ⊂ hæm(a) -o- rhag [erumpe] -ia. </text:p>
        </text:list-item>
        <text:list-item>
          <text:p text:style-name="P94"><text:span text:style-name="T3">hæmorrhoide</text:span> ĭ 100 | emorroidi | hémorroïdes | hæ—hoids | -hoiden. = fluxu de sanguine. ⊂ G. haimorro <text:span text:style-name="T3">ï</text:span>s ⊂ hæm(a) -o- rhe -ĭde. </text:p>
        </text:list-item>
        <text:list-item>
          <text:p text:style-name="P94">—<text:span text:style-name="T3">ale</text:span> | e—oidale | hé—oïdal | -hoidal | -hoidal. </text:p>
        </text:list-item>
        <text:list-item>
          <text:p text:style-name="P94"><text:span text:style-name="T3">hære</text:span> -eo = adhære, cohære. ⊃ hæsita, inhære. </text:p>
        </text:list-item>
        <text:list-item>
          <text:p text:style-name="P94">G. hære, hairéō = cape, elige. ⊃ hæresi, aphæresi, diæresi, synæresi. </text:p>
        </text:list-item>
        <text:list-item>
          <text:p text:style-name="P94"><text:span text:style-name="T3">hæresi</text:span> -ĕsis = opinione, secta. ⊂ G. haíresis ⊂ hære -si. </text:p>
        </text:list-item>
        <text:list-item>
          <text:p text:style-name="P94">— ĕ 300 | eresia | hérésie | heresy | Häresie. = opinione contra majoritate. </text:p>
        </text:list-item>
        <text:list-item>
          <text:p text:style-name="P94"><text:span text:style-name="T3">hæresiarcha</text:span> 400 | eresiarca | hérésiarque | heresiarch | -arch. = capite de hæresi. ⊂ G. hairesiárchēs. </text:p>
        </text:list-item>
        <text:list-item>
          <text:p text:style-name="P94"><text:span text:style-name="T3">hæretico</text:span> ĭ 400 | eretico | hérétique | heretic | -isch, -iker. = qui seque hæresi. ⊂ G. -icós. </text:p>
        </text:list-item>
        <text:list-item>
          <text:p text:style-name="P94"><text:span text:style-name="T3">hæsita</text:span> -ĭto | esitare | hésiter | to hesitate | -ieren. = hære, es ligato, non pote progredi, dubita. </text:p>
        </text:list-item>
        <text:list-item>
          <text:p text:style-name="P94">—<text:span text:style-name="T3">tione</text:span> -tio | esitazione | hésitation | hesitation | -ation. </text:p>
        </text:list-item>
        <text:list-item>
          <text:p text:style-name="P94"><text:span text:style-name="T3">hala</text:span> -o = halita, exhala, fla, spira. ⊃ halitu, anhela, inhala. </text:p>
        </text:list-item>
        <text:list-item>
          <text:p text:style-name="P94"><text:span text:style-name="T3">halita</text:span> -ĭto | alitare | haleter | | -ieren. = hala. </text:p>
        </text:list-item>
        <text:list-item>
          <text:p text:style-name="P94"><text:span text:style-name="T3">halitu</text:span> -ĭtus | alito | haleine | <text:span text:style-name="T5">breath</text:span> | <text:span text:style-name="T5">Atem</text:span>. = flatu. ⊂ hala. </text:p>
        </text:list-item>
        <text:list-item>
          <text:p text:style-name="P94">—<text:span text:style-name="T3">uoso</text:span> | | -ueux | -uous | -uös. = humido per sudore. </text:p>
        </text:list-item>
        <text:list-item>
          <text:p text:style-name="P94"><text:span text:style-name="T3">hallucina</text:span> -ĭnor, alucĭna | a—are | -er | -ate | -ieren. = erra, falle. </text:p>
        </text:list-item>
        <text:list-item>
          <text:p text:style-name="P94">—<text:span text:style-name="T3">tione</text:span> 100 | a—zione | -tion | -tion | -tion. = illusione. </text:p>
        </text:list-item>
        <text:list-item>
          <text:p text:style-name="P94"><text:span text:style-name="T3">halone</text:span> 100 | alone | halo | halo | Halon. = corona de luce circa astro. ⊂ G. hálōs = disco. </text:p>
        </text:list-item>
        <text:list-item>
          <text:p text:style-name="P94">G. hal háls = || sale. </text:p>
        </text:list-item>
        <text:list-item>
          <text:p text:style-name="P94"><text:span text:style-name="T3">halogeno</text:span> ĕ | alogeno | -gène | -gen. = (chloro, bromo, etc.) generante sale [hal]. </text:p>
        </text:list-item>
        <text:list-item>
          <text:p text:style-name="P94"><text:span text:style-name="T3">hamadryade</text:span> (-ădes -ădum) | amadriade | -ade | -ad | -ade. = nympha de arbores. ⊂ G. hamadruás ⊂ hama [simul] dry [arbore]. </text:p>
        </text:list-item>
        <text:list-item>
          <text:p text:style-name="P94"><text:span text:style-name="T3">hamo</text:span> -us | amo | hameçon | <text:span text:style-name="T5">hook</text:span>, hamus | Hamen. </text:p>
        </text:list-item>
        <text:list-item>
          <text:p text:style-name="P94">G. harmo -ós = connexione. ⊂ E. ar. </text:p>
        </text:list-item>
        <text:list-item>
          <text:p text:style-name="P94"><text:span text:style-name="T3">harmonia</text:span> -ĭa | armonia | -nie | -ny | -nie. ⊂ G. harmonía ⊂ harmo. </text:p>
        </text:list-item>
        <text:list-item>
          <text:p text:style-name="P94">—<text:span text:style-name="T3">ico</text:span> -ĭcus | armonico | -ique | -ic | -isch. ⊂ G. -icós. </text:p>
        </text:list-item>
        <text:list-item>
          <text:p text:style-name="P94">—<text:span text:style-name="T3">ioso</text:span> | armonioso | -ieux | -ious. = harmonico. </text:p>
        </text:list-item>
        <text:list-item>
          <text:p text:style-name="P94">—<text:span text:style-name="T3">iza</text:span> | a—izzare | -iser | -ize | -isieren. = concorda. </text:p>
        </text:list-item>
        <text:list-item>
          <text:p text:style-name="P94"><text:soft-page-break/><text:span text:style-name="T3">harpyia</text:span> (-ae -arum) | arpia | -pie | -py | -pyie. = ave monstruoso cum vultu de femina et corpore de vulture. ⊂ G. hárpuia ⊂ harpe [rape]. </text:p>
        </text:list-item>
        <text:list-item>
          <text:p text:style-name="P94"><text:span text:style-name="T3">hasta</text:span> -a | <text:span text:style-name="T5">lancia</text:span>, asta | <text:span text:style-name="T5">pique</text:span>, haste | <text:span text:style-name="T5">lance</text:span>, <text:span text:style-name="T5">spear</text:span> (hasta <text:span text:style-name="T5">te</text:span>) | <text:span text:style-name="T5">Spiess</text:span>. = longo baculo, cum cuspide ex ferro. ⊃ subhasta. </text:p>
        </text:list-item>
        <text:list-item>
          <text:p text:style-name="P94">L. haud = non. </text:p>
        </text:list-item>
        <text:list-item>
          <text:p text:style-name="P94"><text:span text:style-name="T3">hauri</text:span> -io = exhauri, trahe. </text:p>
        </text:list-item>
        <text:list-item>
          <text:p text:style-name="P94"><text:span text:style-name="T3">hausto</text:span> -us = quem hauri. </text:p>
        </text:list-item>
        <text:list-item>
          <text:p text:style-name="P94">G. he, híēmi = pone, mitte. || si(ne). ⊃ (cat)he(to), (cat)he(tere), (di)e(si). </text:p>
        </text:list-item>
        <text:list-item>
          <text:p text:style-name="P94"><text:span text:style-name="T3">hebdomade</text:span> -mas -măd- | <text:span text:style-name="T5">settimana</text:span> | <text:span text:style-name="T5">semaine</text:span> | <text:span text:style-name="T5">week</text:span>, hebdomad | <text:span text:style-name="T5">Woche</text:span>. = periodo de septem die, septimana. ⊂ G. -más. ⊂ hepta. </text:p>
        </text:list-item>
        <text:list-item>
          <text:p text:style-name="P94">—<text:span text:style-name="T3">ale</text:span> 500 | ebdomadario | -aire | -al, </text:p>
        </text:list-item>
        <text:list-item>
          <text:p text:style-name="P94">—<text:span text:style-name="T3">ario</text:span> M | -ary | -al, -arius. </text:p>
        </text:list-item>
        <text:list-item>
          <text:p text:style-name="P94"><text:span text:style-name="T3">Hebe</text:span> -e | Ebe | Hébé | Hebe | Hebe. = dea de juventute, que da bibe ad deos. ⊃ ephebo. ⊂ G. h <text:span text:style-name="T3">ē</text:span>bē = || L. juvene. </text:p>
        </text:list-item>
        <text:list-item>
          <text:p text:style-name="P94"><text:span text:style-name="T3">hebete</text:span> -bes -bĕt- | ebete | hébété | hebete, <text:span text:style-name="T5">stupid</text:span> | <text:span text:style-name="T5">stumpf</text:span>. = obtuso, tardo, sine acumine. </text:p>
        </text:list-item>
        <text:list-item>
          <text:p text:style-name="P94">—<text:span text:style-name="T3">a</text:span> -o | inebetire | hébéter | -ate | -ieren. = redde hebete. </text:p>
        </text:list-item>
        <text:list-item>
          <text:p text:style-name="P94">—<text:span text:style-name="T3">udine</text:span> ĭ 500 | ebetudine | hébétude | -tude | -tudo. </text:p>
        </text:list-item>
        <text:list-item>
          <text:p text:style-name="P94"><text:span text:style-name="T3">hecatombe</text:span> 100 | ecatombe | hé—ombe | -omb | -ombe. = sacrificio de centum bove. ⊂ G. hecatómbē ⊂ hecaton bu. </text:p>
        </text:list-item>
        <text:list-item>
          <text:p text:style-name="P94">G. hecaton, -atón = centum. ⊂ he [heís = uno] caton [centum]. ⊃ hecatom(be), F. hect(are). </text:p>
        </text:list-item>
        <text:list-item>
          <text:p text:style-name="P94"><text:span text:style-name="T3">hedera</text:span> -ĕra | edera | lierre | <text:span text:style-name="T5">ivy</text:span> | <text:span text:style-name="T5">Epheu</text:span>. = Bot. « hedera helix ». L hedĕra ⊃ F. antiquo <text:span text:style-name="T5">ierre</text:span>, <text:span text:style-name="T5">l’ierre</text:span> ⊃ F. lierre. </text:p>
        </text:list-item>
        <text:list-item>
          <text:p text:style-name="P94">—<text:span text:style-name="T3">aceo</text:span> -us | ederaceo | hédéracé | -raceous. </text:p>
        </text:list-item>
        <text:list-item>
          <text:p text:style-name="P94">G. hedra hédra = sēde. ⊃ (cat)hedra, (tetra)edr(o). ⊂ G. hed [sĕde] -ra. </text:p>
        </text:list-item>
        <text:list-item>
          <text:p text:style-name="P94"><text:span text:style-name="T3">hegemonia</text:span> N | egemonia | -nie | -ny | -nie. = prædominio, imperio. ⊂ G. hēgemonía ⊂ age. </text:p>
        </text:list-item>
        <text:list-item>
          <text:p text:style-name="P94"><text:span text:style-name="T3">heliaco</text:span> ă | eliaco | héliaque | heliac | -kisch. = de sol. ⊂ G. hēliacós ⊂ helio. </text:p>
        </text:list-item>
        <text:list-item>
          <text:p text:style-name="P94"><text:span text:style-name="T3">helica</text:span> -ĭca | elica | hélice | -ix | -ix. = curva de limace, spirale. ⊂ G. helícē || L. volve. </text:p>
        </text:list-item>
        <text:list-item>
          <text:p text:style-name="P94">G. helio h <text:span text:style-name="T3">ē</text:span>lios = sol. ⊃ (ap)helio, (peri)helio, heliaco. </text:p>
        </text:list-item>
        <text:list-item>
          <text:p text:style-name="P94"><text:span text:style-name="T3">helioscopio</text:span> N | elioscopio | hélioscope | -scope | -skop. = instrumento que signa luminositate de sol. </text:p>
        </text:list-item>
        <text:list-item>
          <text:p text:style-name="P94">— 100 = heliotropio. ⊂ G. -oscópion. </text:p>
        </text:list-item>
        <text:list-item>
          <text:p text:style-name="P94"><text:span text:style-name="T3">heliotropio</text:span> 100 | eliotropio | hé—pe | -pe | -pium. = planta que verte flores ad sol. Uno specie es « heliotropium peruvianum ». ⊂ G. hēliotrópion ⊂ helio trop [verte] -io. </text:p>
        </text:list-item>
        <text:list-item>
          <text:p text:style-name="P94"><text:span text:style-name="T3">helota</text:span> -a, hilota | ilota | ilote | helot | Heloten. = servo de Spartanos. ⊂ G. heil <text:span text:style-name="T3">ō</text:span>tēs, habitante de Helo. </text:p>
        </text:list-item>
        <text:list-item>
          <text:p text:style-name="P94"><text:span text:style-name="T3">Helvetia</text:span> -ĭa | Svizzera | Suisse | Helvetia | Schweiz. </text:p>
        </text:list-item>
        <text:list-item>
          <text:p text:style-name="P94">G. hemera hēméra = die. ⊃ ephemeride. </text:p>
        </text:list-item>
        <text:list-item>
          <text:p text:style-name="P94"><text:span text:style-name="T3">hemi-,</text:span> G. hēmi- = || L. semi-, dimidio. </text:p>
        </text:list-item>
        <text:list-item>
          <text:p text:style-name="P94"><text:soft-page-break/>—<text:span text:style-name="T3">crania</text:span> | emicrania | migraine | -nia | -nie. ⊂ G. hēmicrania. </text:p>
        </text:list-item>
        <text:list-item>
          <text:p text:style-name="P94">—<text:span text:style-name="T3">cyclo</text:span> -us | emiciclo | hé—cle | -cle | -clus. ⊂ G. hēmícuclos. </text:p>
        </text:list-item>
        <text:list-item>
          <text:p text:style-name="P94">—<text:span text:style-name="T3">plegia</text:span>, -plexia | emiplegia | hémiplégie | -gy | -gie. = paralysi de dimidio de corpore. ⊂ G. hēmiplēgía, -xía ⊂ plēgē [plaga]. </text:p>
        </text:list-item>
        <text:list-item>
          <text:p text:style-name="P94">—<text:span text:style-name="T3">sphærico</text:span> -ĭcus | emisferico | hémisphérique | -pheric | -isch. </text:p>
        </text:list-item>
        <text:list-item>
          <text:p text:style-name="P94">—<text:span text:style-name="T3">sphærio</text:span> 100 | emisfero | hémisphère | -sphere | -sphære. ⊂ G. hēmisphaírion. </text:p>
        </text:list-item>
        <text:list-item>
          <text:p text:style-name="P94">—<text:span text:style-name="T3">stichio</text:span> 100 | emistichio | hé—iche | -ich | -ich. = semi versu. ⊂ G. hēmistuíchion. </text:p>
        </text:list-item>
        <text:list-item>
          <text:p text:style-name="P94">G. hen, hén = uno. || L. sem(per). </text:p>
        </text:list-item>
        <text:list-item>
          <text:p text:style-name="P94">G. hendeca, héndeca = decem et uno. </text:p>
        </text:list-item>
        <text:list-item>
          <text:p text:style-name="P94"><text:span text:style-name="T3">hendecasyllabo</text:span> -ăbus | endecasillabo | -be | -ble, -bic | -bus. = versu de 11 syllaba. ⊂ G. hendecasúllabos. </text:p>
        </text:list-item>
        <text:list-item>
          <text:p text:style-name="P94"><text:span text:style-name="T3">hepate</text:span> hepar -păt- 100 | <text:span text:style-name="T5">fegato</text:span> epate | <text:span text:style-name="T5">foie</text:span> | <text:span text:style-name="T5">liver</text:span> | <text:span text:style-name="T5">Leber</text:span>. ⊂ G. h <text:span text:style-name="T3">ē</text:span>par. </text:p>
        </text:list-item>
        <text:list-item>
          <text:p text:style-name="P94">—<text:span text:style-name="T3">ico</text:span> ĭ 100 | epatico | hé—ique | -ic | -isch. ⊂ G. -icós. </text:p>
        </text:list-item>
        <text:list-item>
          <text:p text:style-name="P94"><text:span text:style-name="T3">heptagono</text:span> ŏ | ettagono | -one | -on | -on. = polygono cum septem [hepta] angulo. ⊂ G. heptágōnos. </text:p>
        </text:list-item>
        <text:list-item>
          <text:p text:style-name="P94"><text:span text:style-name="T3">herba</text:span> -a | erba | herbe | herb | Herba, <text:span text:style-name="T5">Kraut</text:span> | H. yerba | P. herva. </text:p>
        </text:list-item>
        <text:list-item>
          <text:p text:style-name="P94">—<text:span text:style-name="T3">aceo</text:span> 100 | erbaceo | -cé | -ceous. </text:p>
        </text:list-item>
        <text:list-item>
          <text:p text:style-name="P94">—<text:span text:style-name="T3">ario</text:span> 100 | erbario | -ier | -arium | -arium. </text:p>
        </text:list-item>
        <text:list-item>
          <text:p text:style-name="P94">—<text:span text:style-name="T3">ivoro</text:span> -ŏrus | erbivoro | -ore | -orous | -ore. </text:p>
        </text:list-item>
        <text:list-item>
          <text:p text:style-name="P94">—<text:span text:style-name="T3">oso</text:span> -us | erboso | -eux, -u | -ous | -ös. </text:p>
        </text:list-item>
        <text:list-item>
          <text:p text:style-name="P94"><text:span text:style-name="T3">herede</text:span> heres | erede | héritier | heir, inheritor | <text:span text:style-name="T5">Erbe</text:span>. </text:p>
        </text:list-item>
        <text:list-item>
          <text:p text:style-name="P94">—<text:span text:style-name="T3">ita</text:span> -ĭto M | ereditare | hériter | to inherit | -itieren. = fi herede. </text:p>
        </text:list-item>
        <text:list-item>
          <text:p text:style-name="P94">—<text:span text:style-name="T3">itario</text:span> -ĭus | e—ario | héréditaire | -ary | -är. </text:p>
        </text:list-item>
        <text:list-item>
          <text:p text:style-name="P94">—<text:span text:style-name="T3">itate</text:span> -itas | eredità | héritage, hérédité | heredity, heritage | -ität. </text:p>
        </text:list-item>
        <text:list-item>
          <text:p text:style-name="P94"><text:span text:style-name="T3">HERI</text:span> -i | ieri | hier | yes <text:span text:style-name="T5">terday</text:span> | ges <text:span text:style-name="T5">tern</text:span> | H. ayer. ⊂ E. ghies ⊃ G. chthés, A. yes(terday), D. ges(tern), S. hjas. </text:p>
        </text:list-item>
        <text:list-item>
          <text:p text:style-name="P94"><text:span text:style-name="T3">herma</text:span> -a | erma | -mès | -ma | -me. = columna cum statua de Mercurio (herm <text:span text:style-name="T3">ē</text:span>s). </text:p>
        </text:list-item>
        <text:list-item>
          <text:p text:style-name="P94"><text:span text:style-name="T3">hermaphrodito</text:span> -us | ermafrodito | -ite | -ite | -it. = animale mas et femina. ⊂ G. -óditos. ⊂ herm(a) [Mercurio] aphroditē [Venere]. </text:p>
        </text:list-item>
        <text:list-item>
          <text:p text:style-name="P94">—<text:span text:style-name="T3">ismo</text:span> | ermafroditismo | -isme | -ism | -ismus. </text:p>
        </text:list-item>
        <text:list-item>
          <text:p text:style-name="P94"><text:span text:style-name="T3">hermeneutica</text:span> -ĭca | e—ica | hermé—ique | -ic | -ik. = scientia de interpretatione. ⊂ G. hermēneutic <text:span text:style-name="T3">ē</text:span>. </text:p>
        </text:list-item>
        <text:list-item>
          <text:p text:style-name="P94"><text:span text:style-name="T3">hermetico</text:span> -ĭcus | ermetico | hermétique | -ical | -isch. = clausura, secundo regulas de Hermes [Mercurio, V. herma], deo ægypio Thoth, inventore de chemia. </text:p>
        </text:list-item>
        <text:list-item>
          <text:p text:style-name="P94"><text:span text:style-name="T3">hernia</text:span> 100 | ernia | -ie | -ia | -ia. </text:p>
        </text:list-item>
        <text:list-item>
          <text:p text:style-name="P94">—<text:span text:style-name="T3">ioso</text:span> 300 | ernioso | -ieux | -ious | -iös. </text:p>
        </text:list-item>
        <text:list-item>
          <text:p text:style-name="P94">hero -us = domino. </text:p>
        </text:list-item>
        <text:list-item>
          <text:p text:style-name="P94"><text:span text:style-name="T3">heroe</text:span> hēros | eroe | héros | hero | Heros. ⊂ G. h <text:span text:style-name="T3">ē</text:span>rōs || L. vir. ⊃ heroismo, heroina, heroicomico. </text:p>
        </text:list-item>
        <text:list-item>
          <text:p text:style-name="P94"><text:span text:style-name="T3">heroico</text:span> -ĭcus | eroico | héroïque | -oic | -oisch. = de heroe. ⊂ G. hērōïcós. </text:p>
        </text:list-item>
        <text:list-item>
          <text:p text:style-name="P94">—<text:span text:style-name="T3">mico</text:span> -ĭcus | eroicomico | héroïcomique | -ic. ⊂ heroi(co) comico. </text:p>
        </text:list-item>
        <text:list-item>
          <text:p text:style-name="P94"><text:soft-page-break/><text:span text:style-name="T3">heroina</text:span> -īna | eroina | héroïne | -ine | -ine. = heroe femina. ⊂ G. hērōínē. </text:p>
        </text:list-item>
        <text:list-item>
          <text:p text:style-name="P94"><text:span text:style-name="T3">heroismo</text:span> | eroismo | héroïsmo | heroism | -us. = to es heroe. </text:p>
        </text:list-item>
        <text:list-item>
          <text:p text:style-name="P94"><text:span text:style-name="T3">herpete</text:span> 100 | erpete | herpès | herpes | Herpes. ⊂ G. hérpēs ⊂ herpe [serpe]. = inflammatione de pelle, cum eruptione de pus. </text:p>
        </text:list-item>
        <text:list-item>
          <text:p text:style-name="P94">—<text:span text:style-name="T3">ico</text:span> -ĭcus | erpetico | herpétique | -ic | -isch. ⊂ G. herpēticós. </text:p>
        </text:list-item>
        <text:list-item>
          <text:p text:style-name="P94"><text:span text:style-name="T3">hetero-,</text:span> G. héteros = alio, differente. </text:p>
        </text:list-item>
        <text:list-item>
          <text:p text:style-name="P94">—<text:span text:style-name="T3">clito</text:span> ĭ 400 | eteroclito | hétéroclite | -ite. = cum declinatione differente. ⊂ G. -óclitos. </text:p>
        </text:list-item>
        <text:list-item>
          <text:p text:style-name="P94">—<text:span text:style-name="T3">doxo</text:span> | eterodosso | hétérodoxe | -ox | -ox. = de opinione differente. ⊂ G. -ódoxos. </text:p>
        </text:list-item>
        <text:list-item>
          <text:p text:style-name="P94">—<text:span text:style-name="T3">doxia</text:span> | eterodossia | hétérodoxie | -oxy | -oxie. G. -ia. </text:p>
        </text:list-item>
        <text:list-item>
          <text:p text:style-name="P94">—<text:span text:style-name="T3">geneo</text:span> | eterogeneo | hétérogène | -geneous | -gen. = de differente genere. ⊂ G. heterogen <text:span text:style-name="T3">ē</text:span>s. </text:p>
        </text:list-item>
        <text:list-item>
          <text:p text:style-name="P94">——<text:span text:style-name="T3">eitate</text:span> | eterogeneità | héterogénéité | -ty | -tät. </text:p>
        </text:list-item>
        <text:list-item>
          <text:p text:style-name="P94">G. hex héx = || sex. </text:p>
        </text:list-item>
        <text:list-item>
          <text:p text:style-name="P94"><text:span text:style-name="T3">hexaedro</text:span> ĕ | esaedro | -aèdre | -ahedron | -aëder. = solido cum sex facie, cubo. ⊂ G. hexáedron ⊂ hex -a- (h)edr(a) -o. </text:p>
        </text:list-item>
        <text:list-item>
          <text:p text:style-name="P94"><text:span text:style-name="T3">hexagono </text:span>100 | esagono | -one | -on | -on. ⊂ G. hexágōnon. = polygono cum sex angulo [gonia]. </text:p>
        </text:list-item>
        <text:list-item>
          <text:p text:style-name="P94">—<text:span text:style-name="T3">ale</text:span> | esagonale | -al | -al. </text:p>
        </text:list-item>
        <text:list-item>
          <text:p text:style-name="P94"><text:span text:style-name="T3">hexametro</text:span> ĕ -ter | esametro | -mètre | -meter | -meter. ⊂ G. -ámetron. = versu de sex pede. </text:p>
        </text:list-item>
        <text:list-item>
          <text:p text:style-name="P94">G. hexi héxis = statu, constitutione, habitu. ⊃ cachexia. ⊂ ech. </text:p>
        </text:list-item>
        <text:list-item>
          <text:p text:style-name="P94"><text:span text:style-name="T3">hia</text:span> hio | <text:span text:style-name="T5">sbadigliare</text:span> | <text:span text:style-name="T5">bâiller</text:span> | yawn | gähnen | G. chaínō | R. zjevatï. = oscita, es aperto. ⊃ hiatu, dehiscente. ⊂ E. ⊃ A. D. G. R. </text:p>
        </text:list-item>
        <text:list-item>
          <text:p text:style-name="P94"><text:span text:style-name="T3">hiatu</text:span> -us | iato | -us | -us | -us. = ton hia. </text:p>
        </text:list-item>
        <text:list-item>
          <text:p text:style-name="P94"><text:span text:style-name="T3">hiberno</text:span> -us = de hieme. ⊃ I. inverno, F. hiver = hieme. ⊂ hi(e)m(e) -r(i)no. </text:p>
        </text:list-item>
        <text:list-item>
          <text:p text:style-name="P94">—<text:span text:style-name="T3">a</text:span> -o | svernare | -er, hiverner | -ate. = remane dum hiberno. </text:p>
        </text:list-item>
        <text:list-item>
          <text:p text:style-name="P94">—<text:span text:style-name="T3">ale</text:span> 400 | invernale | -al | -al | -al. = hiberno. </text:p>
        </text:list-item>
        <text:list-item>
          <text:p text:style-name="P94">—<text:span text:style-name="T3">atione</text:span> | | -ation | -ation | -ation. </text:p>
        </text:list-item>
        <text:list-item>
          <text:p text:style-name="P94"><text:span text:style-name="T3">hic</text:span> hic | qui, ci | ici | <text:span text:style-name="T5">here</text:span> | <text:span text:style-name="T5">hier</text:span> | H. P. aquí = in ce loco; eccum hic ⊃ I. quì, H. P. aquí; ecce hic ⊃ I. ci, F. ici. </text:p>
        </text:list-item>
        <text:list-item>
          <text:p text:style-name="P94">hic ( <text:span text:style-name="T5">nom.</text:span>), hic hæc hoc = ce, isto, hoc. </text:p>
        </text:list-item>
        <text:list-item>
          <text:p text:style-name="P94"><text:span text:style-name="T3">hieme</text:span> hiems | inverno | hiver | <text:span text:style-name="T5">winter</text:span> | <text:span text:style-name="T5">Winter</text:span> | H. invierno | P. inverno. ⊃ hiemale, hiberno. ⊂ E. ghim ⊃ G. cheim <text:span text:style-name="T3">ō</text:span>n, R. zima, S. hima; Himalaja = monte de hieme. </text:p>
        </text:list-item>
        <text:list-item>
          <text:p text:style-name="P94"><text:span text:style-name="T3">hiemale</text:span> -is | iemale | hiémal | hyemal | -al. = de hieme, hibernale. </text:p>
        </text:list-item>
        <text:list-item>
          <text:p text:style-name="P94"><text:span text:style-name="T3">hierarchia</text:span> | gerarchia | hiérarchie | -chy | -chie. ⊂ G. hierarch <text:span text:style-name="T3">ē</text:span>ía ⊂ hier(o) arch -ia. </text:p>
        </text:list-item>
        <text:list-item>
          <text:p text:style-name="P94">—<text:span text:style-name="T3">ico</text:span> -ĭcus | gerarchico | hié—ique | -ical. ⊂ G. -icós. </text:p>
        </text:list-item>
        <text:list-item>
          <text:p text:style-name="P94"><text:span text:style-name="T3">hieratico</text:span> -ĭcus | ieratico | hiératique | -ic | -isch. ⊂ G. -icós. ⊂ hiero. </text:p>
        </text:list-item>
        <text:list-item>
          <text:p text:style-name="P94"><text:span text:style-name="T3">hiero-,</text:span> = sacro. ⊃ hierarchia. </text:p>
        </text:list-item>
        <text:list-item>
          <text:p text:style-name="P94">—<text:span text:style-name="T3">glyphico</text:span> ĭ 100 | geroglifico | hiéroglyfique, hiéroglyphe | -ic | -isch. = inscriptione sacro. ⊂ G. -icós. </text:p>
        </text:list-item>
        <text:list-item>
          <text:p text:style-name="P94">—<text:span text:style-name="T3">phanta</text:span> -a | gerofante | hié—ante | -ant | -ant. = sacerdote græco, <text:soft-page-break/>que explica mysterio sacro. ⊂ G. -ántēs. </text:p>
        </text:list-item>
        <text:list-item>
          <text:p text:style-name="P94"><text:span text:style-name="T3">hilare</text:span> -ăris | ilare | -re, <text:span text:style-name="T5">gai</text:span> | -rious | <text:span text:style-name="T5">fröhlich</text:span>. = jucundo, læto, faceto, gaudioso, anti triste. ⊃ exhilara. ⊂ G. hilarós. </text:p>
        </text:list-item>
        <text:list-item>
          <text:p text:style-name="P94">—<text:span text:style-name="T3">itate</text:span> -tas | ilarità | -ité | -ity | -ität. </text:p>
        </text:list-item>
        <text:list-item>
          <text:p text:style-name="P94">L. hinc = ex ce loco, de hic. </text:p>
        </text:list-item>
        <text:list-item>
          <text:p text:style-name="P94"><text:span text:style-name="T3">hinni</text:span> 100 | nitrire | hennir | <text:span text:style-name="T5">to neigh</text:span>, to whinny | <text:span text:style-name="T5">wiehern</text:span>. = fac voce de equo. </text:p>
        </text:list-item>
        <text:list-item>
          <text:p text:style-name="P94"><text:span text:style-name="T3">hippico</text:span> -ĭcus | ippico | -ique. = de equo. ⊂ G. -icós. ⊂ </text:p>
        </text:list-item>
        <text:list-item>
          <text:p text:style-name="P94"><text:span text:style-name="T3">hippo-,</text:span> G. híppos = || equo. ⊃ hippico. </text:p>
        </text:list-item>
        <text:list-item>
          <text:p text:style-name="P94">—<text:span text:style-name="T3">dromo</text:span> ŏ 100 | ippodromo | -ome | -ome | -om. ⊂ G. -ódromos. ⊂ hippo dromo. </text:p>
        </text:list-item>
        <text:list-item>
          <text:p text:style-name="P94">—<text:span text:style-name="T3">grypho</text:span> | ippogrifo | -iffe | -iff | -yph. </text:p>
        </text:list-item>
        <text:list-item>
          <text:p text:style-name="P94">—<text:span text:style-name="T3">potamo</text:span> ă | ippopotamo | -me | -mus | -mus. ⊂ G. -pótamos. = equo de flumine. </text:p>
        </text:list-item>
        <text:list-item>
          <text:p text:style-name="P94"><text:span text:style-name="T3">hirpice</text:span> ĭ 100 | erpice | herse | <text:span text:style-name="T5">harrov</text:span> | <text:span text:style-name="T5">Egge</text:span>. ⊃ A. hearse = curru funebre. </text:p>
        </text:list-item>
        <text:list-item>
          <text:p text:style-name="P94"><text:span text:style-name="T3">hirsuto</text:span> -us = </text:p>
        </text:list-item>
        <text:list-item>
          <text:p text:style-name="P94"><text:span text:style-name="T3">hirto</text:span> -us | irsuto, irto | -sute, hérisse | -sute | -sut. </text:p>
        </text:list-item>
        <text:list-item>
          <text:p text:style-name="P94"><text:span text:style-name="T3">Hispania</text:span> -ĭa | Spagna | Espagne | Spain | Spanien. </text:p>
        </text:list-item>
        <text:list-item>
          <text:p text:style-name="P94"><text:span text:style-name="T3">hispido</text:span> -ĭdus | ispido | -ide, hideux | -id | -id. = hirto, aspero. </text:p>
        </text:list-item>
        <text:list-item>
          <text:p text:style-name="P94"><text:span text:style-name="T3">historia</text:span> -ĭa | storia | -oire | -ory | -orie, <text:span text:style-name="T5">Geschichte</text:span> | H. P. historia. ⊂ G. historía ⊂ histor = qui sci. ⊂ E. vide. </text:p>
        </text:list-item>
        <text:list-item>
          <text:p text:style-name="P94">—<text:span text:style-name="T3">ico</text:span> -ĭcus | storico | -ique, -ien | -ic, -ian | -isch. ⊂ G. -icós. </text:p>
        </text:list-item>
        <text:list-item>
          <text:p text:style-name="P94">—<text:span text:style-name="T3">iographo</text:span> ă 300 | istoriografo | -aphe, historien | -apher | -aph. ⊂ G. -áphos. </text:p>
        </text:list-item>
        <text:list-item>
          <text:p text:style-name="P94"><text:span text:style-name="T3">histrione</text:span> -trio | istrione | -on | -on | -o(nen). = comico etrusco. </text:p>
        </text:list-item>
        <text:list-item>
          <text:p text:style-name="P94"><text:span text:style-name="T3">hoc</text:span> hic = ce re | F. ce, I. ciò ⊂ ecce hoc. ⊃ hodie; L. « per hoc » ⊃ I. però; L. « hoc ille » ⊃ F. ant. oïl, F. oui. </text:p>
        </text:list-item>
        <text:list-item>
          <text:p text:style-name="P94"><text:span text:style-name="T3">HODIE</text:span> -ie | oggi | <text:span text:style-name="T5">aujourd</text:span>’hui | <text:span text:style-name="T5">to-day</text:span> | <text:span text:style-name="T5">heute</text:span> | H. hoy | P. hoje. ⊃ hodie <text:span text:style-name="T5">rno</text:span>. ⊂ ho(c) die. </text:p>
        </text:list-item>
        <text:list-item>
          <text:p text:style-name="P94">—<text:span text:style-name="T3">rno</text:span> -us | odierno | | hodiernal. = de hodie. </text:p>
        </text:list-item>
        <text:list-item>
          <text:p text:style-name="P94">G. hodo hodós = via, itinere. ⊃ episodio, exodo, methodo, periodo, synodo, anodo. ⊂ E. sodo. ⊃ R. chod. </text:p>
        </text:list-item>
        <text:list-item>
          <text:p text:style-name="P94">G. holo hólos = toto, integro || salvo. ⊃ holo(causto), (cat)hol(ico). </text:p>
        </text:list-item>
        <text:list-item>
          <text:p text:style-name="P94"><text:span text:style-name="T3">holocausto</text:span> | olocausto | -auste | -aust | -austum. = sacrificio, toto arso, ad deo. ⊂ G. holócauston ⊂ holo [toto] cau [arde]. </text:p>
        </text:list-item>
        <text:list-item>
          <text:p text:style-name="P94"><text:span text:style-name="T3">holographo</text:span> ă | olografo | -aphe | -aph, -aphic | -aphisch. = (testamento) toto scripto ab auctore. ⊂ G. hológraphos. ⊂ holo graph -o. </text:p>
        </text:list-item>
        <text:list-item>
          <text:p text:style-name="P94">G. homalo -ós = unito, plano, regulare. ⊂ hom(o) -alo. ⊃ anomalo. </text:p>
        </text:list-item>
        <text:list-item>
          <text:p text:style-name="P94"><text:span text:style-name="T3">homicida</text:span> -a | omicida | -de | -de. = qui cæde homo. </text:p>
        </text:list-item>
        <text:list-item>
          <text:p text:style-name="P94">—<text:span text:style-name="T3">io</text:span> -um | omicidio | -de | -de | -dium. </text:p>
        </text:list-item>
        <text:list-item>
          <text:p text:style-name="P94"><text:span text:style-name="T3">homilia</text:span> 400 | omelia | -élie | -ily | -ilie. ⊂ G. -ía. = sermone ad toto [homo] turma [ílē]. </text:p>
        </text:list-item>
        <text:list-item>
          <text:p text:style-name="P94"><text:span text:style-name="T3">homine</text:span> homo -mĭn- | uomo | homme, on | <text:span text:style-name="T5">man</text:span> | <text:span text:style-name="T5">Mensch</text:span>, <text:span text:style-name="T5">Mann</text:span> | H. hombre | P. homem. ⊂ E. ghomo. = habitante de humo, terrestre, anti cæleste. ⊃ D. (Bräuti)gam = sponso. </text:p>
        </text:list-item>
        <text:list-item>
          <text:p text:style-name="P94"><text:soft-page-break/><text:span text:style-name="T3">homo,</text:span> <text:span text:style-name="T5">thema-nominativo</text:span>, = homine. </text:p>
        </text:list-item>
        <text:list-item>
          <text:p text:style-name="P94">G. homo -ós = simile. ⊃ homogeneo, homalo, homonymo. </text:p>
        </text:list-item>
        <text:list-item>
          <text:p text:style-name="P94">G. homœo hómoios = simile. ⊂ homo. </text:p>
        </text:list-item>
        <text:list-item>
          <text:p text:style-name="P94"><text:span text:style-name="T3">homœpathia</text:span> -īa | omeopatia | homéopathie | -thy | -thie. = cura de morbos per remedio simile. ⊂ G. -pátheia. = sympathia. </text:p>
        </text:list-item>
        <text:list-item>
          <text:p text:style-name="P94">—<text:span text:style-name="T3">ico</text:span> -ĭcus | omeopatico | homéo—ique | -ic | -isch. </text:p>
        </text:list-item>
        <text:list-item>
          <text:p text:style-name="P94"><text:span text:style-name="T3">homogeneo</text:span> | omogeneo | -gène | -geneous | -gen. = de idem genere, anti heterogeneo. ⊂ G. homogen <text:span text:style-name="T3">ē</text:span>s. ⊂ homo gene -o. </text:p>
        </text:list-item>
        <text:list-item>
          <text:p text:style-name="P94">—<text:span text:style-name="T3">eitate</text:span> | omogeneità | homogénéité | -ty | -tät. </text:p>
        </text:list-item>
        <text:list-item>
          <text:p text:style-name="P94"><text:span text:style-name="T3">homologa</text:span> -ŏgo | omologare | -uer | -ate | -ieren. = redde homologo, approba ab auctoritate. ⊂ G. homologéō. </text:p>
        </text:list-item>
        <text:list-item>
          <text:p text:style-name="P94"><text:span text:style-name="T3">homologo</text:span> -ŏgus | omologo | -ogue | -ogous | -og. ⊂ G. homólogos. = correspondente, concordante. </text:p>
        </text:list-item>
        <text:list-item>
          <text:p text:style-name="P94"><text:span text:style-name="T3">homonymo</text:span> -ŭmus 100 | omonimo | -yme | -ymous | -ym. = cum idem nomen. ⊂ G. hom <text:span text:style-name="T3">ō</text:span>numos. ⊂ homo onoma. </text:p>
        </text:list-item>
        <text:list-item>
          <text:p text:style-name="P94">—<text:span text:style-name="T3">ia</text:span> -ĭa 100 | omonimia | -mie | -my | -mie. ⊂ G. homōnymía. </text:p>
        </text:list-item>
        <text:list-item>
          <text:p text:style-name="P94"><text:span text:style-name="T3">homophono</text:span> | omofono | -ne | -nous | -n. = (vocabulos) de idem sono. ⊂ G. homóphōnos. ⊂ homo phon(e) -o. </text:p>
        </text:list-item>
        <text:list-item>
          <text:p text:style-name="P94">—<text:span text:style-name="T3">ia</text:span> | omofonia | -nie | -ny | -nie. ⊂ G. homophōnía. </text:p>
        </text:list-item>
        <text:list-item>
          <text:p text:style-name="P94"><text:span text:style-name="T3">honesto</text:span> -us | onesto | honnête | honest | honest. = honorato. </text:p>
        </text:list-item>
        <text:list-item>
          <text:p text:style-name="P94">—<text:span text:style-name="T3">ate</text:span> -tas | onestà | honnêteté | -sty. </text:p>
        </text:list-item>
        <text:list-item>
          <text:p text:style-name="P94"><text:span text:style-name="T3">honora</text:span> -o | onorare | -er | to honor | -ieren. = da honore. </text:p>
        </text:list-item>
        <text:list-item>
          <text:p text:style-name="P94">—<text:span text:style-name="T3">ario</text:span> -us | onorario | -aire | -arium, -ary | -ar. </text:p>
        </text:list-item>
        <text:list-item>
          <text:p text:style-name="P94"><text:span text:style-name="T3">honore</text:span> -nor | onore | honneur | -or | -or | H. P. -or. ⊃ honora, honesto. </text:p>
        </text:list-item>
        <text:list-item>
          <text:p text:style-name="P94">—<text:span text:style-name="T3">ifico</text:span> -ĭcus | onorifico | -fique | -fic. </text:p>
        </text:list-item>
        <text:list-item>
          <text:p text:style-name="P94"><text:span text:style-name="T3">HORA</text:span> -a | ora | heure | hour, <text:span text:style-name="T5">o’clock</text:span> | Uhr, <text:span text:style-name="T5">Stunde</text:span> | H. P. hora. ⊃ horario, horologio, horoscopo. ⊂ G. h <text:span text:style-name="T3">ō</text:span>ra = 1/24 de die, in Aristotele; tempore. </text:p>
        </text:list-item>
        <text:list-item>
          <text:p text:style-name="P94">G. horae -áō = vide. ⊃ panorama. || L. vere [honora], D. warten. </text:p>
        </text:list-item>
        <text:list-item>
          <text:p text:style-name="P94"><text:span text:style-name="T3">horario</text:span> 200 | orario | -aire | -ary. = de hora. </text:p>
        </text:list-item>
        <text:list-item>
          <text:p text:style-name="P94">G. horco hórcos = invocatione de deo, juramento, sacramento. ⊃ exorcismo. </text:p>
        </text:list-item>
        <text:list-item>
          <text:p text:style-name="P94"><text:span text:style-name="T3">hordeo</text:span> -ĕum | orzo | orge | <text:span text:style-name="T5">barley</text:span> | Gerste. = Bot. « hordeum vulgare ». ⊂ E. ghersdha ⊃ D. Gerste. </text:p>
        </text:list-item>
        <text:list-item>
          <text:p text:style-name="P94">G. horize -ízō = defini, limita. ⊃ aphorismo, horizonte. ⊂ horo. </text:p>
        </text:list-item>
        <text:list-item>
          <text:p text:style-name="P94"><text:span text:style-name="T3">horizonte</text:span> 100 | orizzonte | -on | -on | -ont. ⊂ G. -ízōn ⊂ horiz(e) -onte = que limita (cælo). </text:p>
        </text:list-item>
        <text:list-item>
          <text:p text:style-name="P94">—<text:span text:style-name="T3">ale</text:span> 400 | orizzontale | -al | -al | -al. </text:p>
        </text:list-item>
        <text:list-item>
          <text:p text:style-name="P94">G. horo hóros = termino, fine. ⊃ horize. </text:p>
        </text:list-item>
        <text:list-item>
          <text:p text:style-name="P94"><text:span text:style-name="T3">horographia</text:span> | | -phie | -phy | -phie. = studio de horas, gnomonica. ⊂ hor(a) -o- graph -ia. </text:p>
        </text:list-item>
        <text:list-item>
          <text:p text:style-name="P94"><text:span text:style-name="T3">horologio</text:span> -um | orologio | horloge, <text:span text:style-name="T5">montre</text:span> | horologe, <text:span text:style-name="T5">watch</text:span> | -ogium. = instrumento que indica hora. ⊂ G. hōrológion ⊂ hor <text:span text:style-name="T5">a</text:span> -o- log <text:span text:style-name="T5">o</text:span> -io. </text:p>
        </text:list-item>
        <text:list-item>
          <text:p text:style-name="P94"><text:span text:style-name="T3">horoscopo</text:span> -ŏpus | oroscopo | -scope | -scope | -skop. = determinatione de futuro, per hora de nativitate. ⊂ G. hōroscópos ⊂ <text:soft-page-break/>hor <text:span text:style-name="T5">a</text:span> -o- scopo. </text:p>
        </text:list-item>
        <text:list-item>
          <text:p text:style-name="P94"><text:span text:style-name="T3">horre</text:span> -eo = es hirto, habe horrore. ⊃ horrido, abhorre. </text:p>
        </text:list-item>
        <text:list-item>
          <text:p text:style-name="P94">—<text:span text:style-name="T3">ndo</text:span> -us | orrendo | | -ndous | -nd. = que fac horre. </text:p>
        </text:list-item>
        <text:list-item>
          <text:p text:style-name="P94">—<text:span text:style-name="T3">ibile</text:span> -bĭlis | orribile | -ible | -ible | -ibel. = que fac horre. </text:p>
        </text:list-item>
        <text:list-item>
          <text:p text:style-name="P94">—<text:span text:style-name="T3">ido</text:span> -ĭdus | orrido | | -id | -id. = que fac horre. </text:p>
        </text:list-item>
        <text:list-item>
          <text:p text:style-name="P94">—<text:span text:style-name="T3">ifico</text:span> -ĭcus | orrido | -ifique | -ific. = que fac horre. </text:p>
        </text:list-item>
        <text:list-item>
          <text:p text:style-name="P94">—<text:span text:style-name="T3">ore</text:span> -or | orrore | -eur | -or | -or. = to horre. </text:p>
        </text:list-item>
        <text:list-item>
          <text:p text:style-name="P94"><text:span text:style-name="T3">horta</text:span> -or = exhorta, incita. </text:p>
        </text:list-item>
        <text:list-item>
          <text:p text:style-name="P94"><text:span text:style-name="T3">HORTO</text:span> -us | orto, giardino | jardin | garden | Garten | H. huerto | P. horto. ⊂ E. ghorto ⊃ (trans Germanico) D. Garten, I. giardino, F. jardin, A. garden; G. chorto = loco clauso; R. gorod = villa, urbe. </text:p>
        </text:list-item>
        <text:list-item>
          <text:p text:style-name="P94">—<text:span text:style-name="T3">icultore</text:span> | orticoltore | -iculteur | -icultor | -iculturist. </text:p>
        </text:list-item>
        <text:list-item>
          <text:p text:style-name="P94">—<text:span text:style-name="T3">icultura</text:span> | or—tura | -ture | -ture | -tur. </text:p>
        </text:list-item>
        <text:list-item>
          <text:p text:style-name="P94">hospĭta 100 = es hospite, recipe hospitalitate. ⊃ I. ospita(re) = da hospitalitate. </text:p>
        </text:list-item>
        <text:list-item>
          <text:p text:style-name="P94"><text:span text:style-name="T3">hospite</text:span> -pes -pĭt- | ospite, oste | hôte | host | Hospes. ⊂ hos(te) pa- -te. R. gospodin’ = domino. </text:p>
        </text:list-item>
        <text:list-item>
          <text:p text:style-name="P94">—<text:span text:style-name="T3">ale</text:span> -is | ospitale | hospitalier. </text:p>
        </text:list-item>
        <text:list-item>
          <text:p text:style-name="P94">—— M | ospedale | hôpital | -al | -al. = æde pro ægros, nosocomio. </text:p>
        </text:list-item>
        <text:list-item>
          <text:p text:style-name="P94">——<text:span text:style-name="T3">itate</text:span> -tas | o—tà | -té | -ty | -tät. </text:p>
        </text:list-item>
        <text:list-item>
          <text:p text:style-name="P94"><text:span text:style-name="T3">hospitio</text:span> -um | ospizio | -ice | -ice | -iz. = domo de hospite. </text:p>
        </text:list-item>
        <text:list-item>
          <text:p text:style-name="P94"><text:span text:style-name="T3">hoste</text:span> -is = extraneo, inimico. ⊃ hostile. ⊂ E. ghost ⊃ D. Gast, A. guest, R. gostï = hospite. </text:p>
        </text:list-item>
        <text:list-item>
          <text:p text:style-name="P94"><text:span text:style-name="T3">hostello</text:span> M | <text:span text:style-name="T5">albergo</text:span>, ostello | hôtel | hostel, hotel | Hôtel. ⊂ hoste. </text:p>
        </text:list-item>
        <text:list-item>
          <text:p text:style-name="P94"><text:span text:style-name="T3">hostia</text:span> -ĭa | ostia | hostie | host | -stie. </text:p>
        </text:list-item>
        <text:list-item>
          <text:p text:style-name="P94"><text:span text:style-name="T3">hostile</text:span> -īlis | ostile | -ile | -ile | -il. = ut hoste, inimico. </text:p>
        </text:list-item>
        <text:list-item>
          <text:p text:style-name="P94">—<text:span text:style-name="T3">itate</text:span> 100 | o—ità | -ité | -ity | -ität. </text:p>
        </text:list-item>
        <text:list-item>
          <text:p text:style-name="P94">L. Huc = ad ce loco. </text:p>
        </text:list-item>
        <text:list-item>
          <text:p text:style-name="P94"><text:span text:style-name="T3">humano</text:span> -us | umano | -ain | -an, -ane | -an. = de homo. </text:p>
        </text:list-item>
        <text:list-item>
          <text:p text:style-name="P94">—<text:span text:style-name="T3">itate</text:span> -itas | u—ità | -ité | -ity | -ität. = qualitate de homo, homines, caritate. </text:p>
        </text:list-item>
        <text:list-item>
          <text:p text:style-name="P94">—<text:span text:style-name="T3">itario</text:span> | u—tario | -taire | -tarian | -tär. ⊂ humanit(ate) -ario. </text:p>
        </text:list-item>
        <text:list-item>
          <text:p text:style-name="P94"><text:span text:style-name="T3">hume</text:span> -eo = es humido, habe humore. </text:p>
        </text:list-item>
        <text:list-item>
          <text:p text:style-name="P94"><text:span text:style-name="T3">humido</text:span> -ĭdus | umido | -ide | -id | -id. = que hume. </text:p>
        </text:list-item>
        <text:list-item>
          <text:p text:style-name="P94">—<text:span text:style-name="T3">itate</text:span> | u—ità | -ité | -ity | -ität. </text:p>
        </text:list-item>
        <text:list-item>
          <text:p text:style-name="P94"><text:span text:style-name="T3">humile</text:span> -ĭlis | umile | humble | humble | -il. = ad humo, depresso, ne alto. </text:p>
        </text:list-item>
        <text:list-item>
          <text:p text:style-name="P94">—<text:span text:style-name="T3">ia</text:span> -ĭo | u—iare | -ier | -iate | -iieren. = redde humile. </text:p>
        </text:list-item>
        <text:list-item>
          <text:p text:style-name="P94">—<text:span text:style-name="T3">itate</text:span> -tas | umiltà | -ité | -ity | -ität. </text:p>
        </text:list-item>
        <text:list-item>
          <text:p text:style-name="P94"><text:span text:style-name="T3">humo</text:span> -us | -us | -us | -us | -us. = terra vegetale. ⊃ humile, inhuma, exhuma. ⊂ E. gham ⊃ G. chamaí chamæ(leonte), R. zemlja. </text:p>
        </text:list-item>
        <text:list-item>
          <text:p text:style-name="P94"><text:span text:style-name="T3">humore</text:span> -mor | umore | -eur | -or | -or. = to hume. || G. chymo. </text:p>
        </text:list-item>
        <text:list-item>
          <text:p text:style-name="P94">—<text:span text:style-name="T3">ale</text:span> | u—ale | -al | -al | -al. </text:p>
        </text:list-item>
        <text:list-item>
          <text:p text:style-name="P94"><text:span text:style-name="T3">hyacintho</text:span> -us | giacinto | -inthe, jacinthe | -inth, jacinth | -inthe. = Bot. « hyacinthus orientalis ». ⊂ G. hyácinthos. </text:p>
        </text:list-item>
        <text:list-item>
          <text:p text:style-name="P94"><text:span text:style-name="T3">hyæna</text:span> -a | iena | hyène | hyena | Hyäne. = Zool. « hyæna striata ». ⊂ G. húaina. </text:p>
        </text:list-item>
        <text:list-item>
          <text:p text:style-name="P94"><text:soft-page-break/><text:span text:style-name="T3">hybrido</text:span> -ĭda | ibrido | -ide | -id | -id. = ex genitores de specie differente. ⊂ G. húbris = violatione. </text:p>
        </text:list-item>
        <text:list-item>
          <text:p text:style-name="P94">—<text:span text:style-name="T3">ismo</text:span> | i—ismo | -isme | -ism. </text:p>
        </text:list-item>
        <text:list-item>
          <text:p text:style-name="P94"><text:span text:style-name="T3">hydra</text:span> -a | idra | -dre | -dra | -der, -dra. = serpente de aqua. ⊂ G. húdra. ⊂ hydro. </text:p>
        </text:list-item>
        <text:list-item>
          <text:p text:style-name="P94"><text:span text:style-name="T3">hydrargiro</text:span> ĭ 100 | idrargiro | -gyre | -gyrum | -gyrum. = mercurio, in Chemia « Hg ». ⊂ G. hydrárgyros ⊂ hydr(o) [aqua] argyro [argento]. </text:p>
        </text:list-item>
        <text:list-item>
          <text:p text:style-name="P94"><text:span text:style-name="T3">hydrato</text:span> | idrato | -ate | -ate | -at. = (sale) cum aqua [hydro]. </text:p>
        </text:list-item>
        <text:list-item>
          <text:p text:style-name="P94"><text:span text:style-name="T3">hydraulica</text:span> -ĭca | idraulica | l'hydraulique | -ics | -ik. = scientia de hydraulico. </text:p>
        </text:list-item>
        <text:list-item>
          <text:p text:style-name="P94"><text:span text:style-name="T3">hydraulico</text:span> ĭ 200 | i—ico | -ique | -ic | -isch, -iker. ⊂ G. -icós. ⊂ hydr(o) aul(o) [aulós = tubo] -ico. </text:p>
        </text:list-item>
        <text:list-item>
          <text:p text:style-name="P94"><text:span text:style-name="T3">hydro-,</text:span> G. húdōr = aqua. = || A. water, D. Wasser, R. voda, S. uda, L. unda. </text:p>
        </text:list-item>
        <text:list-item>
          <text:p text:style-name="P94">—<text:span text:style-name="T3">cephalo</text:span> ă | i—falo | hydrocéphale | -lus | -lus. ⊂ G. hudrocéphalos. = cum capite pleno de aqua. </text:p>
        </text:list-item>
        <text:list-item>
          <text:p text:style-name="P94">—<text:span text:style-name="T3">genio</text:span> | i—geno | -géne | -gen | -gen. = elemento simplice, in Chemia « H »; cum oxygenio genera aqua. ⊂ hydro gen(e) [genera] -io. </text:p>
        </text:list-item>
        <text:list-item>
          <text:p text:style-name="P94">—<text:span text:style-name="T3">graphia</text:span> | i—fia | -phie | -phy | -phie. = descriptione de aquas. </text:p>
        </text:list-item>
        <text:list-item>
          <text:p text:style-name="P94">—<text:span text:style-name="T3">graphico</text:span> -ĭcus | i—fico | -phique | -phic | -phisch. </text:p>
        </text:list-item>
        <text:list-item>
          <text:p text:style-name="P94">—<text:span text:style-name="T3">meli</text:span> 100 ( <text:span text:style-name="T5">nomin.</text:span>) | i—ele | -el | -wel | -el. = liquore ex aqua et melle. ⊂ G. hydrómeli. </text:p>
        </text:list-item>
        <text:list-item>
          <text:p text:style-name="P94">—<text:span text:style-name="T3">metria</text:span> | i—etria | -étrie | -etry | -etrie. </text:p>
        </text:list-item>
        <text:list-item>
          <text:p text:style-name="P94">—<text:span text:style-name="T3">metro</text:span> ĕ | i—etro | -ètre | -eter | -eter. </text:p>
        </text:list-item>
        <text:list-item>
          <text:p text:style-name="P94">—<text:span text:style-name="T3">phobia</text:span> 500 | idrofobia | -bie | -by | -bie. ⊂ G. hudrophobía. = timore de aqua. </text:p>
        </text:list-item>
        <text:list-item>
          <text:p text:style-name="P94">—<text:span text:style-name="T3">pico</text:span> -ĭcus | i—ico | -ique | -ic | -isch. ⊂ G. -ōpicós. ⊂ hydro op [facie] -ico. </text:p>
        </text:list-item>
        <text:list-item>
          <text:p text:style-name="P94">—<text:span text:style-name="T3">pisi</text:span> ĭ 100 | i—sia | -sie | -sy | -psie. = to es hydropico. </text:p>
        </text:list-item>
        <text:list-item>
          <text:p text:style-name="P94">—<text:span text:style-name="T3">scopio</text:span> | i—opio | -ope | -ope | -op. </text:p>
        </text:list-item>
        <text:list-item>
          <text:p text:style-name="P94">—<text:span text:style-name="T3">statica</text:span> -ĭca | i—ica | -ique | -ics | -ik. </text:p>
        </text:list-item>
        <text:list-item>
          <text:p text:style-name="P94">—<text:span text:style-name="T3">therapia</text:span> -īa | idroterapía | -érapie | -py | -pie. </text:p>
        </text:list-item>
        <text:list-item>
          <text:p text:style-name="P94"><text:span text:style-name="T3">Hygea</text:span> -ēa 100 | Igea | -gie | -geia | -gea. = dea de sanitate. ⊂ G. hugíeia || L. vege. </text:p>
        </text:list-item>
        <text:list-item>
          <text:p text:style-name="P94"><text:span text:style-name="T3">hygiene</text:span> | igiene | -ène | -ene | -ene. ⊂ G. hugiein <text:span text:style-name="T3">ē</text:span> ⊂ Hygea. </text:p>
        </text:list-item>
        <text:list-item>
          <text:p text:style-name="P94">—<text:span text:style-name="T3">ico</text:span> -ĭcus | igienico | -énique | -ic | -isch. </text:p>
        </text:list-item>
        <text:list-item>
          <text:p text:style-name="P94">G. hygro -ós = humido. </text:p>
        </text:list-item>
        <text:list-item>
          <text:p text:style-name="P94"><text:span text:style-name="T3">hygrometro</text:span> ĕ | i—etro | -ètre | -eter | -eter. = mensuratore de humiditate [hygro]. </text:p>
        </text:list-item>
        <text:list-item>
          <text:p text:style-name="P94">G. hyle, húlē = substantia. ⊃ (acet)yle. || L. silva. </text:p>
        </text:list-item>
        <text:list-item>
          <text:p text:style-name="P94"><text:span text:style-name="T3">hymene</text:span> ĕ | imene | -en | -en | -en. ⊂ G. hum <text:span text:style-name="T3">ē</text:span>n = nuptia. </text:p>
        </text:list-item>
        <text:list-item>
          <text:p text:style-name="P94"><text:span text:style-name="T3">hymenæo</text:span> -us | imeneo | -énée | -eneal | -änisch. = de nuptia. ⊂ G. huménaios. </text:p>
        </text:list-item>
        <text:list-item>
          <text:p text:style-name="P94"><text:span text:style-name="T3">hymno</text:span> 100 | inno | hymne | hymn | Hymne. = cantu. ⊂ G. húmnos. </text:p>
        </text:list-item>
        <text:list-item>
          <text:p text:style-name="P94"><text:span text:style-name="T3">hyper-,</text:span> G. hupér = || super. </text:p>
        </text:list-item>
        <text:list-item>
          <text:p text:style-name="P94"><text:soft-page-break/>—<text:span text:style-name="T3">bola</text:span> -ŏle | iperbole | -bole | -bole | -bel. = excessu. ⊂ G. huperbol <text:span text:style-name="T3">ē</text:span>. </text:p>
        </text:list-item>
        <text:list-item>
          <text:p text:style-name="P94">——<text:span text:style-name="T3">ico</text:span> -ĭcus | i—ico | -ique | -ic | -isch. </text:p>
        </text:list-item>
        <text:list-item>
          <text:p text:style-name="P94">—<text:span text:style-name="T3">boreo</text:span> 100 | i—eo | -ée | -eau | -eer. ⊂ G. -óreos = ultra Borea, nord. </text:p>
        </text:list-item>
        <text:list-item>
          <text:p text:style-name="P94">—<text:span text:style-name="T3">trophia</text:span> | i—fia | -phie | -phy | -phie. = supra nutritione [trephe]. </text:p>
        </text:list-item>
        <text:list-item>
          <text:p text:style-name="P94">G. hypno húpnos = || somno. ⊃ </text:p>
        </text:list-item>
        <text:list-item>
          <text:p text:style-name="P94"><text:span text:style-name="T3">hypnotico</text:span> -ĭcus N | i—ico | -ique | -ic | -isch. ⊂ G. hupnōticós ⊂ hypno. </text:p>
        </text:list-item>
        <text:list-item>
          <text:p text:style-name="P94"><text:span text:style-name="T3">hypnotismo</text:span> N | i—ismo | -isme | -ism | -ismus. ⊂ hypno. </text:p>
        </text:list-item>
        <text:list-item>
          <text:p text:style-name="P94"><text:span text:style-name="T3">hypo-,</text:span> G. hupó = || sub. </text:p>
        </text:list-item>
        <text:list-item>
          <text:p text:style-name="P94">—<text:span text:style-name="T3">chondrio, -ia, -aco</text:span> | ipocondrio, -ìa, -aco | hypocondre, -ie, -iaque | -chondrium, -ia, -iac | -ium, -ie, -isch. = parte de corpore sub costas, morbo melancholia. ⊂ G. -cóndrion, -acós. ⊂ chondro [cartilagine, hepate]. </text:p>
        </text:list-item>
        <text:list-item>
          <text:p text:style-name="P94">—<text:span text:style-name="T3">crisi</text:span> ĭ 100 | i—sia | -sie | -sy | -sie. ⊂ G. hupócrisis. = simulatione de alio persona in theatro; simulatione in generale. </text:p>
        </text:list-item>
        <text:list-item>
          <text:p text:style-name="P94">—<text:span text:style-name="T3">crita</text:span> ĭ 100 = mimo, comico. ⊂ G. -t <text:span text:style-name="T3">ē</text:span>s. </text:p>
        </text:list-item>
        <text:list-item>
          <text:p text:style-name="P94">—— 400 | ipocrita | -crite | -crite | -crit. = simulatore. </text:p>
        </text:list-item>
        <text:list-item>
          <text:p text:style-name="P94">—<text:span text:style-name="T3">tenusa</text:span> | i—usa | -énuse | -use | -use. = latere de triangulo que subtende angulo recto. ⊂ G. hupoteínousa ⊂ hypo [sub] ten [tende] -usa. </text:p>
        </text:list-item>
        <text:list-item>
          <text:p text:style-name="P94">—<text:span text:style-name="T3">theca</text:span> -a | ipoteca | -èque | -eca | -ek. = pignore per re immobile. ⊂ G. -th <text:span text:style-name="T3">ē</text:span>ce = basi, fulcro, pignore. ⊂ hypo [sub] the [pone] -ca. </text:p>
        </text:list-item>
        <text:list-item>
          <text:p text:style-name="P94">——<text:span text:style-name="T3">a</text:span> N | ipotecare | -équer | -ecate | -ecieren. = pone hypotheca. </text:p>
        </text:list-item>
        <text:list-item>
          <text:p text:style-name="P94">——<text:span text:style-name="T3">ario</text:span> 300 | ipotecario | -écaire | -ary | -arius. = creditore cum hypotheca. </text:p>
        </text:list-item>
        <text:list-item>
          <text:p text:style-name="P94">—<text:span text:style-name="T3">thesi</text:span> -ĕsis | ipotesi | -èse | -esis | -esis. = suppositione. ⊂ G. hypóthesis ⊂ hypo the [pone]. </text:p>
        </text:list-item>
        <text:list-item>
          <text:p text:style-name="P94">—<text:span text:style-name="T3">thetico</text:span> ĭ 200 | ipotetico | -étique | -etic | -etisch. = de hypothesi. ⊂ G. -icós. </text:p>
        </text:list-item>
        <text:list-item>
          <text:p text:style-name="P43"><text:span text:style-name="T3">hysterico</text:span> ĭ 100 | isterico | -érique | -eric | -erisch. ⊂ G. -icós. ⊂ hustéra = matrice de femina. </text:p>
        </text:list-item>
      </text:list>
      <text:p text:style-name="Text_20_body"><text:span text:style-name="T3">I</text:span> </text:p>
      <text:list xml:id="list170914176" text:style-name="L35">
        <text:list-item>
          <text:p text:style-name="P95"><text:span text:style-name="T3">i</text:span> (eo is ivi itum ire) | <text:span text:style-name="T5">andare</text:span>, i <text:span text:style-name="T5">re</text:span> gi <text:span text:style-name="T5">re</text:span>, i <text:span text:style-name="T5">va</text:span> i <text:span text:style-name="T5">to</text:span> | <text:span text:style-name="T5">aller</text:span>, i <text:span text:style-name="T5">rais</text:span> i <text:span text:style-name="T5">ras</text:span> i <text:span text:style-name="T5">ra</text:span> i <text:span text:style-name="T5">rai</text:span> | <text:span text:style-name="T5">to go</text:span> | <text:span text:style-name="T5">gehen</text:span> | H. i <text:span text:style-name="T5">r</text:span>, i <text:span text:style-name="T5">ba</text:span> i <text:span text:style-name="T5">do</text:span> | P. i <text:span text:style-name="T5">r</text:span>, i <text:span text:style-name="T5">a</text:span> i <text:span text:style-name="T5">do</text:span>. = vade, ambula, grade, cede, veni, curre, fuge, sali, scande. ⊃ <text:span text:style-name="T5">ad</text:span>i <text:span text:style-name="T5">tu</text:span>, <text:span text:style-name="T5">amb</text:span>i, <text:span text:style-name="T5">circu</text:span>i <text:span text:style-name="T5">tu</text:span>, <text:span text:style-name="T5">com</text:span>i <text:span text:style-name="T5">te</text:span>, <text:span text:style-name="T5">ex</text:span>i, <text:span text:style-name="T5">in</text:span>i <text:span text:style-name="T5">tiale</text:span>, <text:span text:style-name="T5">intro</text:span>i <text:span text:style-name="T5">tu</text:span>, <text:span text:style-name="T5">per</text:span>i, <text:span text:style-name="T5">praeter</text:span>i, <text:span text:style-name="T5">red</text:span>i, <text:span text:style-name="T5">sed</text:span>i <text:span text:style-name="T5">tione</text:span>, <text:span text:style-name="T5">sub</text:span>i <text:span text:style-name="T5">to</text:span>, <text:span text:style-name="T5">trans</text:span>i, i <text:span text:style-name="T5">tinere</text:span>. ⊂ E. i ⊃ G. i, eími, i <text:span text:style-name="T5">on</text:span>, <text:span text:style-name="T5">pro</text:span>œ <text:span text:style-name="T5">mio</text:span>; R. i <text:span text:style-name="T5">tï</text:span>, S. i; ? A. go, D. gehen (ex præfixo ge- et thema i). </text:p>
        </text:list-item>
        <text:list-item>
          <text:p text:style-name="P95">i-, <text:span text:style-name="T5">thema de </text:span>eo, id, isto, idem, ibi, ita. </text:p>
        </text:list-item>
        <text:list-item>
          <text:p text:style-name="P95"><text:span text:style-name="T3">iaspide</text:span> -pis -pĭd- | diaspro | jaspe | jasper | Jaspis. ⊂ G. íaspis. </text:p>
        </text:list-item>
        <text:list-item>
          <text:p text:style-name="P95"><text:span text:style-name="T3">ibi</text:span> ibi | ivi | <text:span text:style-name="T5">là</text:span> | <text:span text:style-name="T5">there</text:span> | <text:span text:style-name="T5">da</text:span>, <text:span text:style-name="T5">dorf</text:span>. = in idem loco, ibidem. </text:p>
        </text:list-item>
        <text:list-item>
          <text:p text:style-name="P95"><text:span text:style-name="T3">ibidem</text:span> -dem | -em | -em | -em | -em. = ibi. </text:p>
        </text:list-item>
        <text:list-item>
          <text:p text:style-name="P95"><text:span text:style-name="T3">ice</text:span> ico = percute. ⊃ ictu. </text:p>
        </text:list-item>
        <text:list-item>
          <text:p text:style-name="P95"><text:soft-page-break/><text:span text:style-name="T3">ichnographia</text:span> 100 | -fia | -phie | -phy | -phie. = repræsentatione horizontale de ædificio. ⊂ G. -ía. ⊂ ichno [íchnos vestigio] graph -ia. </text:p>
        </text:list-item>
        <text:list-item>
          <text:p text:style-name="P95">G. ichthy ichthús = pisce. </text:p>
        </text:list-item>
        <text:list-item>
          <text:p text:style-name="P95"><text:span text:style-name="T3">ichthyocolla</text:span> 100 | | colle | colla de pisce. </text:p>
        </text:list-item>
        <text:list-item>
          <text:p text:style-name="P95"><text:span text:style-name="T3">ichthyologia</text:span> | ittiologia | -gie | -gy | -gie. = discursu super pisces. </text:p>
        </text:list-item>
        <text:list-item>
          <text:p text:style-name="P95"><text:span text:style-name="T3">icone</text:span> icŏn | -one | -one | -on | -on. = effigie, imagine. ⊂ G. eic <text:span text:style-name="T3">ō</text:span>n. </text:p>
        </text:list-item>
        <text:list-item>
          <text:p text:style-name="P95">—<text:span text:style-name="T3">oclasta</text:span> | -asta | -aste | -ast | -ast. = qui destrue imagines. ⊂ G. eiconoclástēs. ⊂ icon(e) -o- claz [cláō = frange] -ta. </text:p>
        </text:list-item>
        <text:list-item>
          <text:p text:style-name="P95"><text:span text:style-name="T3">icosaedro</text:span> | -edro | -èdre | -hedron | -eder. = polyedro cum duo decem facie. ⊂ G. eicosáedron ⊂ icosi eícosi = duo decem, 20. </text:p>
        </text:list-item>
        <text:list-item>
          <text:p text:style-name="P95"><text:span text:style-name="T3">ictu</text:span> -us | <text:span text:style-name="T5">colpo</text:span> | <text:span text:style-name="T5">frappement</text:span> | <text:span text:style-name="T5">blow</text:span> | <text:span text:style-name="T5">Stoss</text:span>. = ton ice. </text:p>
        </text:list-item>
        <text:list-item>
          <text:p text:style-name="P95">— | <text:span text:style-name="T5">battuta</text:span> | -us | -us | -us. = pede musicale. </text:p>
        </text:list-item>
        <text:list-item>
          <text:p text:style-name="P95"><text:span text:style-name="T3">id</text:span> ( <text:span text:style-name="T5">nominativo neutro de</text:span> is ea id) | <text:span text:style-name="T5">ciò</text:span> | <text:span text:style-name="T5">cela</text:span>, <text:span text:style-name="T5">ce</text:span> | it, <text:span text:style-name="T5">that</text:span> | es. = ce re. ⊂ E. id ⊃ A. it, D. es. </text:p>
        </text:list-item>
        <text:list-item>
          <text:p text:style-name="P95">L. idcirco = ergo. </text:p>
        </text:list-item>
        <text:list-item>
          <text:p text:style-name="P95"><text:span text:style-name="T3">idea</text:span> -ĕa | idea | idée | idea | Idee. ⊂ G. idéa ⊂ E. vide = visione. </text:p>
        </text:list-item>
        <text:list-item>
          <text:p text:style-name="P95"><text:span text:style-name="T3">ideale</text:span> N | -eale | -éal | -eal | -eal. = de idea. </text:p>
        </text:list-item>
        <text:list-item>
          <text:p text:style-name="P95">—<text:span text:style-name="T3">ismo</text:span> | -ismo | -éalisme | -ism | -ismus. </text:p>
        </text:list-item>
        <text:list-item>
          <text:p text:style-name="P95">—<text:span text:style-name="T3">ista</text:span> | -ista | idéaliste | -ist | -ist. </text:p>
        </text:list-item>
        <text:list-item>
          <text:p text:style-name="P95">—<text:span text:style-name="T3">itate</text:span> | -ità | idéalité | -ity | -ität. </text:p>
        </text:list-item>
        <text:list-item>
          <text:p text:style-name="P95"><text:span text:style-name="T3">idem</text:span> idem ( <text:span text:style-name="T5">nominativo masculino et neutro</text:span>, <text:span text:style-name="T5">ablativo</text:span> eodem) | idem, <text:span text:style-name="T5">stesso</text:span>, <text:span text:style-name="T5">medesimo</text:span> | idem, <text:span text:style-name="T5">même</text:span> | idem, <text:span text:style-name="T5">same</text:span> | idem, <text:span text:style-name="T5">derselbe</text:span>. = identico. </text:p>
        </text:list-item>
        <text:list-item>
          <text:p text:style-name="P95"><text:span text:style-name="T3">identico</text:span> -ĭcus N | -ico | -ique | -ic | -isch. = idem. </text:p>
        </text:list-item>
        <text:list-item>
          <text:p text:style-name="P95"><text:span text:style-name="T3">identifica</text:span> -ĭco | -ficare | -fier | -fy | -ficieren. = fac identico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dentitate</text:span> | -tà | -té | -ty | -tät. = to es idem. </text:p>
        </text:list-item>
        <text:list-item>
          <text:p text:style-name="P95">L. ideo = ergo. </text:p>
        </text:list-item>
        <text:list-item>
          <text:p text:style-name="P95"><text:span text:style-name="T3">ideographia</text:span> | -fia | idé—phie | -phy | -phie. = scriptura de ideas. </text:p>
        </text:list-item>
        <text:list-item>
          <text:p text:style-name="P95">—<text:span text:style-name="T3">ico</text:span> -ĭcus | -ico | idéo—ique | -phic | -phisch. </text:p>
        </text:list-item>
        <text:list-item>
          <text:p text:style-name="P95"><text:span text:style-name="T3">ideologia</text:span> | -gia | idéologie | -gy | -gie. </text:p>
        </text:list-item>
        <text:list-item>
          <text:p text:style-name="P95">—<text:span text:style-name="T3">ico</text:span> -ĭcus | -ico | idéo—ique | -ical | -isch. </text:p>
        </text:list-item>
        <text:list-item>
          <text:p text:style-name="P95">G. idio ídios = proprio, particulare. ⊃ idioma, idiota, idiosyncrasia. </text:p>
        </text:list-item>
        <text:list-item>
          <text:p text:style-name="P95"><text:span text:style-name="T3">idioma</text:span>(te) | -oma | -ome | -om | -om. = lingua proprio de uno regione, dialecto. ⊂ G. idíōma ⊂ idio. </text:p>
        </text:list-item>
        <text:list-item>
          <text:p text:style-name="P95">—<text:span text:style-name="T3">tico</text:span> -ĭcus | -tico | -tique | -tic | -tisch. </text:p>
        </text:list-item>
        <text:list-item>
          <text:p text:style-name="P95"><text:span text:style-name="T3">idiosyncrasia</text:span> | idiosincrasia | -sie | -sy | -sie. = temperamento proprio. ⊃ G. -ía. ⊂ idio syn crasi -a. </text:p>
        </text:list-item>
        <text:list-item>
          <text:p text:style-name="P95"><text:span text:style-name="T3">idiota</text:span> -a | -iota | -iot | -iot | -iot. = homo privato, simplice; ignorante. ⊂ G. idi <text:span text:style-name="T3">ō</text:span>tēs ⊂ idio. </text:p>
        </text:list-item>
        <text:list-item>
          <text:p text:style-name="P95">—<text:span text:style-name="T3">ia</text:span> -īa | -zia, -taggine | -tie | -cy | -tie. = to es idiota. ⊂ G. idiōteía. </text:p>
        </text:list-item>
        <text:list-item>
          <text:p text:style-name="P95">—<text:span text:style-name="T3">ismo</text:span> 100 | -ismo | -isme | -ism | -ismus. = particularitate de idioma. ⊂ G. idiōtismós. </text:p>
        </text:list-item>
        <text:list-item>
          <text:p text:style-name="P95"><text:span text:style-name="T3">idolo</text:span> idōlum | ìdolo | -ole | -ol | -ol. = imagine, simulacro, statua. ⊂ G. eídōlon ⊂ vide. </text:p>
        </text:list-item>
        <text:list-item>
          <text:p text:style-name="P95"><text:span text:style-name="T3">idolatra</text:span> 300 | idolatra | idolâtre | idolater | Idololater. = adoratore de idolos. ⊂ G. eidōlátrēs. ⊂ idolo latr [latreúō = honora] -a. </text:p>
        </text:list-item>
        <text:list-item>
          <text:p text:style-name="P95"><text:soft-page-break/>—<text:span text:style-name="T3">ia</text:span> -īa 300 | -latria | -lâtrie | -latry | -lolatrie. ⊂ G. eidōlolatreía. </text:p>
        </text:list-item>
        <text:list-item>
          <text:p text:style-name="P95"><text:span text:style-name="T3">idoneo</text:span> -ĕus | idoneo | | idoneous. = appropriato, conveniente, proprio, capace, sufficiente. </text:p>
        </text:list-item>
        <text:list-item>
          <text:p text:style-name="P95">—<text:span text:style-name="T3">eitate</text:span> -eitas | -eità | -eité. </text:p>
        </text:list-item>
        <text:list-item>
          <text:p text:style-name="P95"><text:span text:style-name="T3">idylio</text:span> 400 | idillio | idylle | idyl | Idylle. = parvo imagine, scena campestre. ⊂ G. eidúllion = parvo idolo. </text:p>
        </text:list-item>
        <text:list-item>
          <text:p text:style-name="P95">—<text:span text:style-name="T3">ico</text:span> -ĭcus | idilliaco | -ique | -ic | -isch. </text:p>
        </text:list-item>
        <text:list-item>
          <text:p text:style-name="P95">L. igitur = ergo. </text:p>
        </text:list-item>
        <text:list-item>
          <text:p text:style-name="P95"><text:span text:style-name="T3">igne</text:span> -is, igni | <text:span text:style-name="T5">fuoco</text:span> | <text:span text:style-name="T5">feu</text:span> | <text:span text:style-name="T5">fire</text:span> | <text:span text:style-name="T5">Feuer</text:span> | R. ogonï. ⊃ igneo, ignivomo. ⊂ E. ⊃ R., S. agni. </text:p>
        </text:list-item>
        <text:list-item>
          <text:p text:style-name="P95">—<text:span text:style-name="T3">eo</text:span> -ĕus | igneo | igné | igneous. </text:p>
        </text:list-item>
        <text:list-item>
          <text:p text:style-name="P95"><text:span text:style-name="T3">igni</text:span> -is, v. ign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—<text:span text:style-name="T3">vomo</text:span> ŏ 400 | -omo | -ome | -omous | -omisch. = que vome igni. </text:p>
        </text:list-item>
        <text:list-item>
          <text:p text:style-name="P95"><text:span text:style-name="T3">ignobile</text:span> -bĭlis | -bile | -ble | -ble | -bel. = ne nobile. </text:p>
        </text:list-item>
        <text:list-item>
          <text:p text:style-name="P95"><text:span text:style-name="T3">ignominia</text:span> -ĭa | -nia | -nie | -ny | -nie. ⊂ ne nomin(e) -ia = sine nomen. </text:p>
        </text:list-item>
        <text:list-item>
          <text:p text:style-name="P95">—<text:span text:style-name="T3">ioso</text:span> -us | -ioso | -ieux | -ious | -iös. </text:p>
        </text:list-item>
        <text:list-item>
          <text:p text:style-name="P95"><text:span text:style-name="T3">ignora</text:span> -o | -are | -er | to ignore | -ieren. = ne gno. </text:p>
        </text:list-item>
        <text:list-item>
          <text:p text:style-name="P95">—<text:span text:style-name="T3">nte</text:span> -ns | -nte | -nt | -nt | -nt. </text:p>
        </text:list-item>
        <text:list-item>
          <text:p text:style-name="P95">—<text:span text:style-name="T3">ntia</text:span> -ĭa | -nza | -nce | -nce | -nz. </text:p>
        </text:list-item>
        <text:list-item>
          <text:p text:style-name="P95"><text:span text:style-name="T3">ignoto</text:span> -us | ignoto. = ne noto, incognito </text:p>
        </text:list-item>
        <text:list-item>
          <text:p text:style-name="P95"><text:span text:style-name="T3">ille</text:span> ( <text:span text:style-name="T5">nominativo</text:span>), v. illo </text:p>
        </text:list-item>
        <text:list-item>
          <text:p text:style-name="P95"><text:span text:style-name="T3">illegale</text:span> | -ale | illégal | -al | -al. = ne legale, contra lege. </text:p>
        </text:list-item>
        <text:list-item>
          <text:p text:style-name="P95">—<text:span text:style-name="T3">itate</text:span> | -ità | illégalité | -ty | -ität. </text:p>
        </text:list-item>
        <text:list-item>
          <text:p text:style-name="P95"><text:span text:style-name="T3">illegibile</text:span> -ĭlis | illeggibile | illisible | -ble | -bel. = ne legibile. </text:p>
        </text:list-item>
        <text:list-item>
          <text:p text:style-name="P95"><text:span text:style-name="T3">illegitimo</text:span> -ĭmus | illegittimo | -ime | -imate | -im. = ne legitimo. </text:p>
        </text:list-item>
        <text:list-item>
          <text:p text:style-name="P95">L. illic = in illo loco. </text:p>
        </text:list-item>
        <text:list-item>
          <text:p text:style-name="P95">L. illico = subito. </text:p>
        </text:list-item>
        <text:list-item>
          <text:p text:style-name="P95">L. illinc = ex illo loco. </text:p>
        </text:list-item>
        <text:list-item>
          <text:p text:style-name="P95"><text:span text:style-name="T3">illiterato</text:span> -us | illetterato | illettré | -te | -tus. = ne litterato. </text:p>
        </text:list-item>
        <text:list-item>
          <text:p text:style-name="P95"><text:span text:style-name="T3">illo</text:span> ille | egli, ella, il, lo, la, quello, lui, colui | il, le, la, elle, lui, celui, celle | <text:span text:style-name="T5">he</text:span>, <text:span text:style-name="T5">him</text:span>, <text:span text:style-name="T5">that</text:span> | <text:span text:style-name="T5">jener</text:span>, <text:span text:style-name="T5">jenes</text:span> | H. él, el, ello, la | P. o, a. </text:p>
        </text:list-item>
        <text:list-item>
          <text:p text:style-name="P95"><text:span text:style-name="T3">illogico</text:span> -ĭcus | -ico | -ique | -ical | -isch. = ne logico, contra logica. </text:p>
        </text:list-item>
        <text:list-item>
          <text:p text:style-name="P95">L. illuc = ad illo loco. </text:p>
        </text:list-item>
        <text:list-item>
          <text:p text:style-name="P95"><text:span text:style-name="T3">illude</text:span> -o | -dere | -sionner | -de | -dieren. = deride, noce per ludo, decipe. ⊃ illuso. ⊂ in lude. </text:p>
        </text:list-item>
        <text:list-item>
          <text:p text:style-name="P95"><text:span text:style-name="T3">illumina</text:span> -ĭno | -are | -er | -e, -ate | -ieren. = da lumine. ⊂ in lumina. </text:p>
        </text:list-item>
        <text:list-item>
          <text:p text:style-name="P95">—<text:span text:style-name="T3">tione</text:span> 300 | -zione | -tion | -tion | -tion. </text:p>
        </text:list-item>
        <text:list-item>
          <text:p text:style-name="P95"><text:span text:style-name="T3">illuso</text:span> -us | illuso. = quem illude. </text:p>
        </text:list-item>
        <text:list-item>
          <text:p text:style-name="P95">—<text:span text:style-name="T3">ione</text:span> 100 | -sione | -sion | -sion | -sion. = ironia, sarcasmo. </text:p>
        </text:list-item>
        <text:list-item>
          <text:p text:style-name="P95">—<text:span text:style-name="T3">orio</text:span> | -orio | -oire | -ory | -orisch. </text:p>
        </text:list-item>
        <text:list-item>
          <text:p text:style-name="P95"><text:span text:style-name="T3">illustra</text:span> -o | -are | -er | -ate | -ieren. = redde illustre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llustre</text:span> -is | -stre | -stre | -strious | -stre. = cum lustro, claro, luminoso, distincto, famoso, conspicuo, celebre, eminente, nobile, glorioso. </text:p>
        </text:list-item>
        <text:list-item>
          <text:p text:style-name="P95"><text:soft-page-break/><text:span text:style-name="T3">imagina</text:span> -ĭnor | imm—nare | -ner | -ne | -nieren. = fac imagine. </text:p>
        </text:list-item>
        <text:list-item>
          <text:p text:style-name="P95">—<text:span text:style-name="T3">ario</text:span> -ĭus | -ario | -aire | -ary | -är. </text:p>
        </text:list-item>
        <text:list-item>
          <text:p text:style-name="P95">—<text:span text:style-name="T3">atione</text:span> -tio | imm—zione | -tion | -tion. </text:p>
        </text:list-item>
        <text:list-item>
          <text:p text:style-name="P95"><text:span text:style-name="T3">imagine</text:span> -go -gĭn- | immagine | -ge | -ge. || æmulo, imita. </text:p>
        </text:list-item>
        <text:list-item>
          <text:p text:style-name="P95"><text:span text:style-name="T3">imbalsama</text:span> -ămo | -are | embaumer | to emblam | einbalsamieren. = da balsamo. </text:p>
        </text:list-item>
        <text:list-item>
          <text:p text:style-name="P95">imbecille -is = debile, fragile, languido. </text:p>
        </text:list-item>
        <text:list-item>
          <text:p text:style-name="P95">— M | -ille | -écile | -ile | -ill. = stupido, stulto. </text:p>
        </text:list-item>
        <text:list-item>
          <text:p text:style-name="P95"><text:span text:style-name="T3">imbibe</text:span> -ĭbo | -bire | -ber | -be | -bieren. ⊂ bibe. </text:p>
        </text:list-item>
        <text:list-item>
          <text:p text:style-name="P95"><text:span text:style-name="T3">imbre</text:span> imber, imbri = pluvia. </text:p>
        </text:list-item>
        <text:list-item>
          <text:p text:style-name="P95">—<text:span text:style-name="T3">ice</text:span> -ex -ĭc- | embrice. = tegula. </text:p>
        </text:list-item>
        <text:list-item>
          <text:p text:style-name="P95">——<text:span text:style-name="T3">ato</text:span> 100 | -cato | -qué | -cate. = (squamas) in forma de imbrice. </text:p>
        </text:list-item>
        <text:list-item>
          <text:p text:style-name="P95"><text:span text:style-name="T3">imbue</text:span> -ŭo | | | -ue | -uieren | H. -uir. = imbibe. </text:p>
        </text:list-item>
        <text:list-item>
          <text:p text:style-name="P95"><text:span text:style-name="T3">imita</text:span> -ĭtor | -are | -er | -ate | -ieren. </text:p>
        </text:list-item>
        <text:list-item>
          <text:p text:style-name="P95">—<text:span text:style-name="T3">bile</text:span> -bĭlis | -bile | -ble | -ble | -bel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ivo</text:span> | -tivo | -tif | -tive | -tiv. </text:p>
        </text:list-item>
        <text:list-item>
          <text:p text:style-name="P95">—<text:span text:style-name="T3">tore</text:span> -tor | -tore | -teur | -tor | -tor. </text:p>
        </text:list-item>
        <text:list-item>
          <text:p text:style-name="P95"><text:span text:style-name="T3">immaculato</text:span> -us | -olato | -ulé | -ulate | -ulat. = sine macula. </text:p>
        </text:list-item>
        <text:list-item>
          <text:p text:style-name="P95"><text:span text:style-name="T3">immateriale</text:span> | -ale | -ériel | -al | -ell. = ne materiale. </text:p>
        </text:list-item>
        <text:list-item>
          <text:p text:style-name="P95"><text:span text:style-name="T3">immaturo</text:span> -us | -turo | | -ture | -tur. = ne maturo. </text:p>
        </text:list-item>
        <text:list-item>
          <text:p text:style-name="P95">—<text:span text:style-name="T3">itate</text:span> -tas | -ità | -ité | -ity | -ität. </text:p>
        </text:list-item>
        <text:list-item>
          <text:p text:style-name="P95"><text:span text:style-name="T3">immediato</text:span> | -ato | -édiat | -ate | -at. = ne mediato, sine medio. </text:p>
        </text:list-item>
        <text:list-item>
          <text:p text:style-name="P95"><text:span text:style-name="T3">immemorabile</text:span> -bĭlis | -bile | immémorable | -ble | -bel. = ne memorabile. </text:p>
        </text:list-item>
        <text:list-item>
          <text:p text:style-name="P95"><text:span text:style-name="T3">immenso</text:span> -us | -enso | -ense | -ense | -ense. = ne menso. </text:p>
        </text:list-item>
        <text:list-item>
          <text:p text:style-name="P95">—<text:span text:style-name="T3">itate</text:span> -itas | -ità | -ité | -ity | -ität. </text:p>
        </text:list-item>
        <text:list-item>
          <text:p text:style-name="P95"><text:span text:style-name="T3">immensurabile</text:span> -ĭlis | -bile | -ble | -ble | -bel. = ne mensurabile. </text:p>
        </text:list-item>
        <text:list-item>
          <text:p text:style-name="P95">—<text:span text:style-name="T3">itate</text:span> | -ità | | -ity | -ität. </text:p>
        </text:list-item>
        <text:list-item>
          <text:p text:style-name="P95"><text:span text:style-name="T3">immerge</text:span> -o | -gere | -ger | -ge | -gieren. = merge in. </text:p>
        </text:list-item>
        <text:list-item>
          <text:p text:style-name="P95"><text:span text:style-name="T3">immerso</text:span> -us | immerso | | immerse. = quem immerge. </text:p>
        </text:list-item>
        <text:list-item>
          <text:p text:style-name="P95">—<text:span text:style-name="T3">ione</text:span> 400 | -ione | -ion | -ion | -ion. </text:p>
        </text:list-item>
        <text:list-item>
          <text:p text:style-name="P95"><text:span text:style-name="T3">immigra</text:span> -o | -are | -er | -ate | -ieren. = migra in. </text:p>
        </text:list-item>
        <text:list-item>
          <text:p text:style-name="P95">—<text:span text:style-name="T3">nte</text:span> | -nte | -nt | -nt | -nt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mmine</text:span> -ĭneo = es imminente, mine in. </text:p>
        </text:list-item>
        <text:list-item>
          <text:p text:style-name="P95">—<text:span text:style-name="T3">ente</text:span> -ens | -ente | -ent | -ent | -ent. </text:p>
        </text:list-item>
        <text:list-item>
          <text:p text:style-name="P95">—<text:span text:style-name="T3">entia</text:span> 200 | -enza | -ence | -ence | -enz. </text:p>
        </text:list-item>
        <text:list-item>
          <text:p text:style-name="P95"><text:span text:style-name="T3">immisso</text:span> -us | -esso. = quem immite. </text:p>
        </text:list-item>
        <text:list-item>
          <text:p text:style-name="P95">—<text:span text:style-name="T3">ione</text:span> 500 | -ione | | -ion | -ion. </text:p>
        </text:list-item>
        <text:list-item>
          <text:p text:style-name="P95"><text:span text:style-name="T3">immitte</text:span> -o | immettere | | | -ieren. = mitte in, injecta, infunde. </text:p>
        </text:list-item>
        <text:list-item>
          <text:p text:style-name="P95">L. immo, v. imo. </text:p>
        </text:list-item>
        <text:list-item>
          <text:p text:style-name="P95"><text:span text:style-name="T3">immobile</text:span> -bĭlis | -bile | -bile, immeuble | -bile | -bil. = ne mobile. </text:p>
        </text:list-item>
        <text:list-item>
          <text:p text:style-name="P95">—<text:span text:style-name="T3">itate</text:span> 600 | -ità | -ité | -ity. </text:p>
        </text:list-item>
        <text:list-item>
          <text:p text:style-name="P95"><text:span text:style-name="T3">immoderato</text:span> -us | -to | immodéré | -ate | -at. = ne moderato. </text:p>
        </text:list-item>
        <text:list-item>
          <text:p text:style-name="P95">—<text:span text:style-name="T3">ione</text:span> -tio | -zione | -ération | -tion | -tion. </text:p>
        </text:list-item>
        <text:list-item>
          <text:p text:style-name="P95"><text:span text:style-name="T3">immodesto</text:span> -us | -esto | -este | -est | -est. = ne modesto. </text:p>
        </text:list-item>
        <text:list-item>
          <text:p text:style-name="P95"><text:soft-page-break/>—<text:span text:style-name="T3">ia</text:span> -ĭa | -ia | -ie | -y | -ie. </text:p>
        </text:list-item>
        <text:list-item>
          <text:p text:style-name="P95"><text:span text:style-name="T3">immola</text:span> -ŏlo | -are | -er | -ate | -ieren. = sacrific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ore</text:span> -tor | -tore | -teur | -tor. </text:p>
        </text:list-item>
        <text:list-item>
          <text:p text:style-name="P95"><text:span text:style-name="T3">immorale</text:span> | -ale | -al | -al | -alisch. = ne morale, anti mora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mmortale</text:span> -is | -ale | -el | -al | -ell. = ne mortale, æterno, perpetuo. </text:p>
        </text:list-item>
        <text:list-item>
          <text:p text:style-name="P95">—<text:span text:style-name="T3">itate</text:span> -itas | -ità | -ité | -ity | -ität. </text:p>
        </text:list-item>
        <text:list-item>
          <text:p text:style-name="P95">—<text:span text:style-name="T3">iza</text:span> | -izzare | -iser | -ize | -isieren. </text:p>
        </text:list-item>
        <text:list-item>
          <text:p text:style-name="P95"><text:span text:style-name="T3">immundo</text:span> -us | -ondo | -onde | -und. = ne mundo, impuro. </text:p>
        </text:list-item>
        <text:list-item>
          <text:p text:style-name="P95"><text:span text:style-name="T3">immune</text:span> -is | -une | | -une | -un. = libero ab obligatione, exempto. ⊂ ne mune(re). </text:p>
        </text:list-item>
        <text:list-item>
          <text:p text:style-name="P95">—<text:span text:style-name="T3">itate</text:span> -itas | -ità | -ité | -ity | -ität. </text:p>
        </text:list-item>
        <text:list-item>
          <text:p text:style-name="P95"><text:span text:style-name="T3">immutabile</text:span> -bĭlis | -bile | immuable | -ble | -bel. = ne mutabile. </text:p>
        </text:list-item>
        <text:list-item>
          <text:p text:style-name="P95">—<text:span text:style-name="T3">itate</text:span> -itas | -ità | -ité | -ity | -ität. </text:p>
        </text:list-item>
        <text:list-item>
          <text:p text:style-name="P95"><text:span text:style-name="T3">imo</text:span> -us | imo. = infimo. </text:p>
        </text:list-item>
        <text:list-item>
          <text:p text:style-name="P95">L. imo, immo = et, sed, de plus, ante que. </text:p>
        </text:list-item>
        <text:list-item>
          <text:p text:style-name="P95"><text:span text:style-name="T3">impænitente</text:span> | impenitente | impénitent | impenitent | -ent. = ne pænitente. </text:p>
        </text:list-item>
        <text:list-item>
          <text:p text:style-name="P95">—<text:span text:style-name="T3">ia</text:span> 400 | impenitenza | impénitence | impenitence | -enz. </text:p>
        </text:list-item>
        <text:list-item>
          <text:p text:style-name="P95"><text:span text:style-name="T3">impalpabile</text:span> -ĭlis | -bile | -ble | -ble | -bel. = ne palpabile. </text:p>
        </text:list-item>
        <text:list-item>
          <text:p text:style-name="P95">—<text:span text:style-name="T3">itate</text:span> | -ità | -ité | -ity. </text:p>
        </text:list-item>
        <text:list-item>
          <text:p text:style-name="P95"><text:span text:style-name="T3">impari</text:span> -păr | impari | impair. = dispari, ne pari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mpartiale</text:span> | -ziale | -tial | -tial | -tial. = ne partia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mpassibile</text:span> ĭ 400 | -bile | -ble | -ble | -bel. = que non pati. </text:p>
        </text:list-item>
        <text:list-item>
          <text:p text:style-name="P95">—<text:span text:style-name="T3">itate</text:span> 400 | -ità | -ité | -ity | -ität. </text:p>
        </text:list-item>
        <text:list-item>
          <text:p text:style-name="P95"><text:span text:style-name="T3">impatiente</text:span> -ens | -ziente | -tient | -tient. = ne patiente. </text:p>
        </text:list-item>
        <text:list-item>
          <text:p text:style-name="P95">—<text:span text:style-name="T3">ia</text:span> -ia | -zienza | -tience | -tience. </text:p>
        </text:list-item>
        <text:list-item>
          <text:p text:style-name="P95"><text:span text:style-name="T3">impeccabile</text:span> ĭ 200 | -bile | -ble | -ble. = que ne pecca. </text:p>
        </text:list-item>
        <text:list-item>
          <text:p text:style-name="P95"><text:span text:style-name="T3">impedi</text:span> -pĕdio | -dire | empêcher | -de | -dieren. ⊂ in pede. </text:p>
        </text:list-item>
        <text:list-item>
          <text:p text:style-name="P95">—<text:span text:style-name="T3">mento</text:span> -um | -mento | -ments | -ment | -ment. = obstructione, obstaculo, difficultate. </text:p>
        </text:list-item>
        <text:list-item>
          <text:p text:style-name="P95"><text:span text:style-name="T3">impelle</text:span> -o | impellere | | to impel. = pelle in, da impulsu. </text:p>
        </text:list-item>
        <text:list-item>
          <text:p text:style-name="P95">—<text:span text:style-name="T3">ente</text:span> | -ente | | -ent. </text:p>
        </text:list-item>
        <text:list-item>
          <text:p text:style-name="P95"><text:span text:style-name="T3">impenetrabile</text:span> -bĭlis | -bile | impénétrable | -ble | -bel. = ne penetrabile. </text:p>
        </text:list-item>
        <text:list-item>
          <text:p text:style-name="P95">—<text:span text:style-name="T3">itate</text:span> | -tà | impénétrabilité | -ty | -tät. </text:p>
        </text:list-item>
        <text:list-item>
          <text:p text:style-name="P95"><text:span text:style-name="T3">impensa</text:span> -a | spesa | dépense, impense | expense | -en, <text:span text:style-name="T5">Kosten</text:span>. </text:p>
        </text:list-item>
        <text:list-item>
          <text:p text:style-name="P95"><text:span text:style-name="T3">impera</text:span> -ĕro | -are | <text:span text:style-name="T5">commander</text:span>, <text:span text:style-name="T5">régner</text:span> | <text:span text:style-name="T5">command</text:span>, <text:span text:style-name="T5">rule</text:span> | <text:span text:style-name="T5">herrschen</text:span>, -ieren. = jube, rege, guberna. ⊂ in para. </text:p>
        </text:list-item>
        <text:list-item>
          <text:p text:style-name="P95">—<text:span text:style-name="T3">tivo</text:span> 500 | -tivo | impératif | -tive | -tiv. </text:p>
        </text:list-item>
        <text:list-item>
          <text:p text:style-name="P95">—<text:span text:style-name="T3">tore</text:span> -tor | -tore | empereur | emperor | -tor. </text:p>
        </text:list-item>
        <text:list-item>
          <text:p text:style-name="P95">—<text:span text:style-name="T3">trice</text:span> -trix | -trice | impératrice | empress | -trix. = imperatore femina, uxore de imperatore. </text:p>
        </text:list-item>
        <text:list-item>
          <text:p text:style-name="P95"><text:span text:style-name="T3">imperceptibile</text:span> -ĭlis | -ettibile | -eptible | -eptible | -eptibel. = ne <text:soft-page-break/>perceptibile. </text:p>
        </text:list-item>
        <text:list-item>
          <text:p text:style-name="P95">—<text:span text:style-name="T3">itate</text:span> | -ettibilità | -té | -ty | -tät. </text:p>
        </text:list-item>
        <text:list-item>
          <text:p text:style-name="P95"><text:span text:style-name="T3">imperdibile</text:span> -ĭlis | -ibile | -able | -ible | -ibel. = ne perdibile. </text:p>
        </text:list-item>
        <text:list-item>
          <text:p text:style-name="P95"><text:span text:style-name="T3">imperfecto</text:span> -us | -fetto | imparfait | -fect | -fekt. = ne perfecto. </text:p>
        </text:list-item>
        <text:list-item>
          <text:p text:style-name="P95">—<text:span text:style-name="T3">ione</text:span> 400 | -zione | -tion | -tion | -tion. </text:p>
        </text:list-item>
        <text:list-item>
          <text:p text:style-name="P95"><text:span text:style-name="T3">imperio</text:span> -ĭum | -ro | empire | empire | -rium. = dominio, regno, potestate. ⊂ imper(a) -io. </text:p>
        </text:list-item>
        <text:list-item>
          <text:p text:style-name="P95">—<text:span text:style-name="T3">iale</text:span> 400 | -iale | impérial | -ial | -ial. </text:p>
        </text:list-item>
        <text:list-item>
          <text:p text:style-name="P95">——<text:span text:style-name="T3">ista</text:span> | -ista | impé—iste | -ist | -ist. </text:p>
        </text:list-item>
        <text:list-item>
          <text:p text:style-name="P95">—<text:span text:style-name="T3">ioso</text:span> -us | -oso | -érieux | -ous | -ös. </text:p>
        </text:list-item>
        <text:list-item>
          <text:p text:style-name="P95"><text:span text:style-name="T3">impermeabile</text:span> -ĭlis | -bile | -éable | -ble | -bel. = ne permeabile. </text:p>
        </text:list-item>
        <text:list-item>
          <text:p text:style-name="P95">—<text:span text:style-name="T3">itate</text:span> | -tà | -éabilité | -ty | -tät. </text:p>
        </text:list-item>
        <text:list-item>
          <text:p text:style-name="P95"><text:span text:style-name="T3">impersonale</text:span> 400 | -ale | -onnel | -al | -ale. = ne personale. </text:p>
        </text:list-item>
        <text:list-item>
          <text:p text:style-name="P95"><text:span text:style-name="T3">impertigine</text:span> -go -gĭn- 100 | -igine | impétigo | -igo | -igo. = eruptione de cute. ⊂ in pete. </text:p>
        </text:list-item>
        <text:list-item>
          <text:p text:style-name="P95">—<text:span text:style-name="T3">oso</text:span> 300 | -oso | impé—eux | -ous | -ös. </text:p>
        </text:list-item>
        <text:list-item>
          <text:p text:style-name="P95"><text:span text:style-name="T3">impetra</text:span> -ĕtro | -are | impétrer | -ate | -ieren. = obtine. ⊂ in patr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mpetu</text:span> -ĕtus | -to, -tuosità | impétuosité | -tus, -tuosity | -tus. = ton pete in. </text:p>
        </text:list-item>
        <text:list-item>
          <text:p text:style-name="P95">—<text:span text:style-name="T3">uoso</text:span> 100 | -uoso | -étueux | -uous | -uös. </text:p>
        </text:list-item>
        <text:list-item>
          <text:p text:style-name="P95"><text:span text:style-name="T3">impio</text:span> -us | empio | impie | impious. = ne pio. </text:p>
        </text:list-item>
        <text:list-item>
          <text:p text:style-name="P95">—<text:span text:style-name="T3">ietate</text:span> -tas | -tà | impiété | -ty | -tät. </text:p>
        </text:list-item>
        <text:list-item>
          <text:p text:style-name="P95"><text:span text:style-name="T3">implacabile</text:span> -bĭlis | -bile | -ble | -ble | -bel. = ne placabile. </text:p>
        </text:list-item>
        <text:list-item>
          <text:p text:style-name="P95">—<text:span text:style-name="T3">itate</text:span> 400 | -ità | -ité | -ity | -ität. </text:p>
        </text:list-item>
        <text:list-item>
          <text:p text:style-name="P95"><text:span text:style-name="T3">implanta</text:span> | impiantare | -anter | -ant | -antieren. = insere, pone, funda. </text:p>
        </text:list-item>
        <text:list-item>
          <text:p text:style-name="P95">—<text:span text:style-name="T3">tione</text:span> | impiantamento | -tion | -tion | -tion. </text:p>
        </text:list-item>
        <text:list-item>
          <text:p text:style-name="P95"><text:span text:style-name="T3">imple</text:span> -eo | empiere | emplir. = ple, comple, fac pleno. </text:p>
        </text:list-item>
        <text:list-item>
          <text:p text:style-name="P95"><text:span text:style-name="T3">implica</text:span> -ĭco | -care | -quer | -cate, to imply | -cieren. = involve, plica in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o</text:span> -us | -cato | -qué. = implicito. </text:p>
        </text:list-item>
        <text:list-item>
          <text:p text:style-name="P95"><text:span text:style-name="T3">implicito</text:span> -ĭtus | -ito | -ite | -it | -it. = quem implica. </text:p>
        </text:list-item>
        <text:list-item>
          <text:p text:style-name="P95"><text:span text:style-name="T3">implora</text:span> -ōro | -orare | -orer | -ore | -orieren. = preca, supplica, plor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mplume</text:span> -is | -me | | -mous. = sine pluma. </text:p>
        </text:list-item>
        <text:list-item>
          <text:p text:style-name="P95"><text:span text:style-name="T3">imponderabile</text:span> -ĭlis | -bile | -érabile | -ble | -bel. = ne ponderabile. </text:p>
        </text:list-item>
        <text:list-item>
          <text:p text:style-name="P95">—<text:span text:style-name="T3">itate</text:span> | -ità | -érabilité | -ity | -ität. </text:p>
        </text:list-item>
        <text:list-item>
          <text:p text:style-name="P95"><text:span text:style-name="T3">impone</text:span> -o | -orre | -oser | -ose, -one | -onieren. = pone in. ⊃ imposito. </text:p>
        </text:list-item>
        <text:list-item>
          <text:p text:style-name="P95"><text:span text:style-name="T3">importa</text:span> -o | -are | -er | to import | -ieren. = porta in, apporta. </text:p>
        </text:list-item>
        <text:list-item>
          <text:p text:style-name="P95">—nte M | -nte | -nt | -nt | -nt. = valido, significante, ponderoso, grave, magno. </text:p>
        </text:list-item>
        <text:list-item>
          <text:p text:style-name="P95">—ntia M | -nza | -nce | -nce | -nz. = momento, pondere, auctoritat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oft-page-break/><text:span text:style-name="T3">importuna</text:span> | -are | -er | -e | -ieren. = es importuno ad. </text:p>
        </text:list-item>
        <text:list-item>
          <text:p text:style-name="P95"><text:span text:style-name="T3">importuno</text:span> -us | -uno | -un | -une | -un. = ne opportuno, anti opportuno. </text:p>
        </text:list-item>
        <text:list-item>
          <text:p text:style-name="P95">—<text:span text:style-name="T3">itate</text:span> -itas | -ità | -ité | -ity | -ität. </text:p>
        </text:list-item>
        <text:list-item>
          <text:p text:style-name="P95"><text:span text:style-name="T3">imposito</text:span> -ĭtus | -posto | -posé. = quem impone. </text:p>
        </text:list-item>
        <text:list-item>
          <text:p text:style-name="P95">— | -posta | -pôt | -post | -post. = taxa, tributo. </text:p>
        </text:list-item>
        <text:list-item>
          <text:p text:style-name="P95">—<text:span text:style-name="T3">ione</text:span> 100 | -zione | -tion | -tion | -tion. </text:p>
        </text:list-item>
        <text:list-item>
          <text:p text:style-name="P95"><text:span text:style-name="T3">impossibile</text:span> ĭ 100 | -bile | -ble | -ble | -bel. = ne possibile. </text:p>
        </text:list-item>
        <text:list-item>
          <text:p text:style-name="P95">—<text:span text:style-name="T3">itate</text:span> 300 | -ità | -ité | -ity | -ität. </text:p>
        </text:list-item>
        <text:list-item>
          <text:p text:style-name="P95"><text:span text:style-name="T3">impostore</text:span> 300 | -tore | -teur | -tor | -tor. ⊂ impos(i)tore. </text:p>
        </text:list-item>
        <text:list-item>
          <text:p text:style-name="P95"><text:span text:style-name="T3">impostura</text:span> 300 | -ura | -ure | -ure | -ur. = to es impostore. </text:p>
        </text:list-item>
        <text:list-item>
          <text:p text:style-name="P95"><text:span text:style-name="T3">impotente</text:span> -ens | -ente | -ent, impuissant | -ent | -ent. = ne potente, que ne pote. </text:p>
        </text:list-item>
        <text:list-item>
          <text:p text:style-name="P95">—<text:span text:style-name="T3">ia</text:span> -ia | -enza | -ence, impuissance | -ence | -enz. </text:p>
        </text:list-item>
        <text:list-item>
          <text:p text:style-name="P95"><text:span text:style-name="T3">impracticabile</text:span> -ĭlis | -aticabile | -aticabile | -acticable | -acticabel. </text:p>
        </text:list-item>
        <text:list-item>
          <text:p text:style-name="P95"><text:span text:style-name="T3">imprægna</text:span> | -egnare | -égner | -egn, -egnate | -ægnieren. = fac prægnante, fecunda. </text:p>
        </text:list-item>
        <text:list-item>
          <text:p text:style-name="P95"><text:span text:style-name="T3">impræscriptibile</text:span> -ĭlis | imprescrittibile | impre—ble | impre—ble | -bel. = ne præscriptibile. </text:p>
        </text:list-item>
        <text:list-item>
          <text:p text:style-name="P95"><text:span text:style-name="T3">impreca</text:span> -ĕcor | -are | | -ate | -ieren. = preca contra, maledic. </text:p>
        </text:list-item>
        <text:list-item>
          <text:p text:style-name="P95">—<text:span text:style-name="T3">tione</text:span> 100 | -zione | imprécation | -tion | -tion. </text:p>
        </text:list-item>
        <text:list-item>
          <text:p text:style-name="P95"><text:span text:style-name="T3">impresso</text:span> -us | -esso | imprimé | -ess, print | -essum. = quem imprime, presso in. </text:p>
        </text:list-item>
        <text:list-item>
          <text:p text:style-name="P95">—<text:span text:style-name="T3">ione</text:span> -io | -ione | -ion | -ion | -ion. </text:p>
        </text:list-item>
        <text:list-item>
          <text:p text:style-name="P95">—<text:span text:style-name="T3">ore</text:span> N | -ore | imprimeur | printer, -or | <text:span text:style-name="T5">Drucker</text:span>. = qui imprime, typographo. </text:p>
        </text:list-item>
        <text:list-item>
          <text:p text:style-name="P95"><text:span text:style-name="T3">imprime</text:span> -ĭmo | -ere, <text:span text:style-name="T5">stampare</text:span> | -er, empreindre | to impress, to imprint | -ieren, <text:span text:style-name="T5">drucken</text:span>. = preme in. ⊃ impresso. </text:p>
        </text:list-item>
        <text:list-item>
          <text:p text:style-name="P95"><text:span text:style-name="T3">improbabile</text:span> -bĭlis | -bile | -ble | -ble | -bel. = ne proba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mprobitate</text:span> -itas | -ità | -ité | -ity | -ität. = to es ne probo. </text:p>
        </text:list-item>
        <text:list-item>
          <text:p text:style-name="P95"><text:span text:style-name="T3">improprio</text:span> 100 | -prio | -pre | -per. = ne proprio. </text:p>
        </text:list-item>
        <text:list-item>
          <text:p text:style-name="P95">—<text:span text:style-name="T3">ietate</text:span> 200 | -tà | -té | -ty | -tät. </text:p>
        </text:list-item>
        <text:list-item>
          <text:p text:style-name="P95"><text:span text:style-name="T3">improvido</text:span> -ĭdus | -ovido | -évoyant | -ovident. = ne provido. </text:p>
        </text:list-item>
        <text:list-item>
          <text:p text:style-name="P95">—<text:span text:style-name="T3">entia</text:span> 300 | -ovidenza | -évoyance | -ovidence. </text:p>
        </text:list-item>
        <text:list-item>
          <text:p text:style-name="P95"><text:span text:style-name="T3">improvisa</text:span> N | -ovvisare | -oviser | -ovise, -ovisate | -ovisieren. = loque improviso. </text:p>
        </text:list-item>
        <text:list-item>
          <text:p text:style-name="P95">—<text:span text:style-name="T3">tione</text:span> | improvvisazione | -tion | -tion | -tion. </text:p>
        </text:list-item>
        <text:list-item>
          <text:p text:style-name="P95">—<text:span text:style-name="T3">tore</text:span> | -vvisatore | -teur | -tor | -tor. </text:p>
        </text:list-item>
        <text:list-item>
          <text:p text:style-name="P95"><text:span text:style-name="T3">improviso</text:span> -us | improvviso | imprévu, <text:span text:style-name="T5">qui arrive à l’</text:span>improviste, improvisé | -ate. = ne expectato. ⊃ -a. </text:p>
        </text:list-item>
        <text:list-item>
          <text:p text:style-name="P95"><text:span text:style-name="T3">imprudente</text:span> -ens | -ente | -ent | -ent | -ent. = ne prudente. </text:p>
        </text:list-item>
        <text:list-item>
          <text:p text:style-name="P95">—<text:span text:style-name="T3">ia</text:span> -ia | -enza | -ence | -ence | -enz. </text:p>
        </text:list-item>
        <text:list-item>
          <text:p text:style-name="P95"><text:span text:style-name="T3">impube</text:span> -is = </text:p>
        </text:list-item>
        <text:list-item>
          <text:p text:style-name="P95"><text:span text:style-name="T3">impubere</text:span> -bes –bĕr- | -ere | -ère | -eral. = ne pubere. </text:p>
        </text:list-item>
        <text:list-item>
          <text:p text:style-name="P95"><text:span text:style-name="T3">impudente</text:span> -ens | -ente | -ent | -ent | -ent. = que ne pude. </text:p>
        </text:list-item>
        <text:list-item>
          <text:p text:style-name="P95">—<text:span text:style-name="T3">ia</text:span> -ia | -enza | -ence | -ence | -enz. </text:p>
        </text:list-item>
        <text:list-item>
          <text:p text:style-name="P95"><text:soft-page-break/><text:span text:style-name="T3">impudico</text:span> -īcus | -ico | -ique. = ne pudico. </text:p>
        </text:list-item>
        <text:list-item>
          <text:p text:style-name="P95">—<text:span text:style-name="T3">itia</text:span> -ia | -izia | -ité | -ity | -ität. </text:p>
        </text:list-item>
        <text:list-item>
          <text:p text:style-name="P95"><text:span text:style-name="T3">impugna</text:span> -o | -are | -er, empoigner | to impugn | -ieren. = pugn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mpulso</text:span> -us = quem impelle. </text:p>
        </text:list-item>
        <text:list-item>
          <text:p text:style-name="P95">—<text:span text:style-name="T3">u</text:span> -us | -so | -se | -se | -s. = </text:p>
        </text:list-item>
        <text:list-item>
          <text:p text:style-name="P95">—<text:span text:style-name="T3">ione</text:span> -io | -ione | -ion | -ion | -ion. = ton impelle. </text:p>
        </text:list-item>
        <text:list-item>
          <text:p text:style-name="P95">—<text:span text:style-name="T3">ivo</text:span> | -ivo | -if | -ive | -iv. </text:p>
        </text:list-item>
        <text:list-item>
          <text:p text:style-name="P95">—<text:span text:style-name="T3">ore</text:span> -or | -ore | -eur | impeller. </text:p>
        </text:list-item>
        <text:list-item>
          <text:p text:style-name="P95"><text:span text:style-name="T3">impunitate</text:span> -tas | -tà | -té | -ty | -tät. = to es sine pæna. </text:p>
        </text:list-item>
        <text:list-item>
          <text:p text:style-name="P95"><text:span text:style-name="T3">impuro</text:span> -us | -uro | -ur | -ure | -ur. = ne puro. </text:p>
        </text:list-item>
        <text:list-item>
          <text:p text:style-name="P95">—<text:span text:style-name="T3">itate</text:span> -itas | -ità | -eté | -ity | -ität. </text:p>
        </text:list-item>
        <text:list-item>
          <text:p text:style-name="P95"><text:span text:style-name="T3">imputa</text:span> -ŭto | -are | -er | -e | -ieren. </text:p>
        </text:list-item>
        <text:list-item>
          <text:p text:style-name="P95">—<text:span text:style-name="T3">bile</text:span> -ĭlis | -bile | -ble | -ble | -bel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N</text:span> in | in | en | in | in | H. en | P. em. ⊂ E. ⊃ A. D., G. en. </text:p>
        </text:list-item>
        <text:list-item>
          <text:p text:style-name="P95">in in = contra. </text:p>
        </text:list-item>
        <text:list-item>
          <text:p text:style-name="P95">in- = || ne, G. an-, A. un-, D. un-. </text:p>
        </text:list-item>
        <text:list-item>
          <text:p text:style-name="P95"><text:span text:style-name="T3">inaccessibile</text:span> ĭ 300 | -bile | -ble | -ble | -bel. = ne accessibile. </text:p>
        </text:list-item>
        <text:list-item>
          <text:p text:style-name="P95">—<text:span text:style-name="T3">itate</text:span> | -ità | -ité | -ity. </text:p>
        </text:list-item>
        <text:list-item>
          <text:p text:style-name="P95"><text:span text:style-name="T3">inactione</text:span> | inazione | -tion | -tion | -tion. = ton ne age. </text:p>
        </text:list-item>
        <text:list-item>
          <text:p text:style-name="P95"><text:span text:style-name="T3">inactivo</text:span> | inattivo | -if | -ive | -iv. = ne activo. </text:p>
        </text:list-item>
        <text:list-item>
          <text:p text:style-name="P95">—<text:span text:style-name="T3">itate</text:span> | inattività | -ité | -ity | -ität. </text:p>
        </text:list-item>
        <text:list-item>
          <text:p text:style-name="P95"><text:span text:style-name="T3">inadæquato</text:span> | inadeguato | inadéquat | -dequate | -at. = ne adæquato, improprio. </text:p>
        </text:list-item>
        <text:list-item>
          <text:p text:style-name="P95"><text:span text:style-name="T3">inadmissibile</text:span> -ĭlis | inammissibile | -ble | -ble | -bel. = ne admissibile. </text:p>
        </text:list-item>
        <text:list-item>
          <text:p text:style-name="P95"><text:span text:style-name="T3">inæquale</text:span> -ălis | ineguale | inégal | unequal | inäqual. = ne æquale. </text:p>
        </text:list-item>
        <text:list-item>
          <text:p text:style-name="P95">—<text:span text:style-name="T3">itate</text:span> 100 | inegualità | inégalité | inequality | -ität. </text:p>
        </text:list-item>
        <text:list-item>
          <text:p text:style-name="P95"><text:span text:style-name="T3">inæstimabile</text:span> -bĭlis | inestimabile | ine—ble | ine—ble | -bel. = ne æstimabile, sub aut super æstimatione, sine valore, cum multo valore. </text:p>
        </text:list-item>
        <text:list-item>
          <text:p text:style-name="P95"><text:span text:style-name="T3">inalienabile</text:span> -ĭlis | -bile | inaliénable | -ble | -bel. = ne alienabile. </text:p>
        </text:list-item>
        <text:list-item>
          <text:p text:style-name="P95"><text:span text:style-name="T3">inalterabile</text:span> -ĭlis | -bile | inaltérable | -ble | -bel. = ne alterabile. </text:p>
        </text:list-item>
        <text:list-item>
          <text:p text:style-name="P95">—<text:span text:style-name="T3">itate</text:span> | -ità | inalté—ité | -ity | -ität. </text:p>
        </text:list-item>
        <text:list-item>
          <text:p text:style-name="P95"><text:span text:style-name="T3">inanimato</text:span> -us | -ato | -é | -ate | -iert. = sine anima, sine vita, mortuo, inerte, inactivo. </text:p>
        </text:list-item>
        <text:list-item>
          <text:p text:style-name="P95"><text:span text:style-name="T3">inane</text:span> -is | -ane | -ane | -ane | -an. = vacuo, vano, futile. </text:p>
        </text:list-item>
        <text:list-item>
          <text:p text:style-name="P95">—<text:span text:style-name="T3">itate</text:span> -tas | -ità | -ité | -ity | -ität. </text:p>
        </text:list-item>
        <text:list-item>
          <text:p text:style-name="P95">—<text:span text:style-name="T3">itione</text:span> | -izione | -ition | -ition | -ition. = penuria de cibo, vacuitate de ventre. </text:p>
        </text:list-item>
        <text:list-item>
          <text:p text:style-name="P95"><text:span text:style-name="T3">inappetentia</text:span> | -enza | inappétence | -ence | -enz. = ne appetentia. </text:p>
        </text:list-item>
        <text:list-item>
          <text:p text:style-name="P95"><text:span text:style-name="T3">inapplicabile</text:span> -ĭlis | -bile | -ble | -ble | -bel. = ne applicabile, ne adapto. </text:p>
        </text:list-item>
        <text:list-item>
          <text:p text:style-name="P95"><text:span text:style-name="T3">inarticulato</text:span> | -olato | -ulé | -ulate | -uliert. = ne articulato. </text:p>
        </text:list-item>
        <text:list-item>
          <text:p text:style-name="P95"><text:span text:style-name="T3">inattento</text:span> | disattento | -entif | -entive | -ent. = ne attento, negligente, sine cura. </text:p>
        </text:list-item>
        <text:list-item>
          <text:p text:style-name="P95"><text:soft-page-break/>—<text:span text:style-name="T3">ione</text:span> | dis—zione | -tion | -tion | -tion. </text:p>
        </text:list-item>
        <text:list-item>
          <text:p text:style-name="P95"><text:span text:style-name="T3">inaugura</text:span> -ŭro = consulta augurios, consecra, dedica. </text:p>
        </text:list-item>
        <text:list-item>
          <text:p text:style-name="P95">— N | -are | -er | -ate | -ieren. = initia cum solemnitat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—<text:span text:style-name="T3">ale</text:span> | -ale | -al | -al | -al. </text:p>
        </text:list-item>
        <text:list-item>
          <text:p text:style-name="P95"><text:span text:style-name="T3">incalculabile</text:span> -ĭlis | incalcolabile | -able | -able | -abel. = ne calculabile. </text:p>
        </text:list-item>
        <text:list-item>
          <text:p text:style-name="P95"><text:span text:style-name="T3">incandesce</text:span> -o = cande. </text:p>
        </text:list-item>
        <text:list-item>
          <text:p text:style-name="P95">—<text:span text:style-name="T3">nte</text:span> | -nte | -nt | -nt. </text:p>
        </text:list-item>
        <text:list-item>
          <text:p text:style-name="P95">—<text:span text:style-name="T3">ntia</text:span> | -nza | -nce | -nce | -nz. </text:p>
        </text:list-item>
        <text:list-item>
          <text:p text:style-name="P95"><text:span text:style-name="T3">incanta</text:span> 100 | -are | enchanter | to enchant | -ieren. = trahe cum cantu. </text:p>
        </text:list-item>
        <text:list-item>
          <text:p text:style-name="P95">—<text:span text:style-name="T3">tione</text:span> 400 | -agione, incanto | -ation | -ation | -ation. </text:p>
        </text:list-item>
        <text:list-item>
          <text:p text:style-name="P95"><text:span text:style-name="T3">incarcera</text:span> -ĕro (Varrone) | -are | incarcérer | -ate | -ieren. = pone in carcer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carna</text:span> M | -are | -er | -ate. = fi carne, personifica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cauto</text:span> -us | -auto | | -autious | -aut. = ne cauto, imprudente. </text:p>
        </text:list-item>
        <text:list-item>
          <text:p text:style-name="P95"><text:span text:style-name="T3">incende</text:span> -o | -ndiare | -ndier | -nd. = inflamma, excita igni, fac cande. </text:p>
        </text:list-item>
        <text:list-item>
          <text:p text:style-name="P95">—<text:span text:style-name="T3">iario</text:span> -us | -ario | -aire | -ary | -arius. </text:p>
        </text:list-item>
        <text:list-item>
          <text:p text:style-name="P95">—<text:span text:style-name="T3">io</text:span> -ĭum | -io | -ie | <text:span text:style-name="T5">fire</text:span> | -ium. </text:p>
        </text:list-item>
        <text:list-item>
          <text:p text:style-name="P95"><text:span text:style-name="T3">incenso</text:span> -us = quem incende. </text:p>
        </text:list-item>
        <text:list-item>
          <text:p text:style-name="P95">— 400 | -nso | encens | -nse. = profumo arso, thure. </text:p>
        </text:list-item>
        <text:list-item>
          <text:p text:style-name="P95"><text:span text:style-name="T3">incentivo</text:span> -us | -ivo | | -ive | -iv. = que excita (cum cantu), motivo, stimulo. </text:p>
        </text:list-item>
        <text:list-item>
          <text:p text:style-name="P95"><text:span text:style-name="T3">incepto</text:span> -us = quem incipe, initiato. </text:p>
        </text:list-item>
        <text:list-item>
          <text:p text:style-name="P95"><text:span text:style-name="T3">incerto</text:span> -us | -to | -tain | -tain. = ne certo, dubio. </text:p>
        </text:list-item>
        <text:list-item>
          <text:p text:style-name="P95">—<text:span text:style-name="T3">itudine</text:span> | -itudine | -itude | -itude. </text:p>
        </text:list-item>
        <text:list-item>
          <text:p text:style-name="P95"><text:span text:style-name="T3">incestu</text:span> -us | -esto | -este | -est | -est. = actu ne casto. </text:p>
        </text:list-item>
        <text:list-item>
          <text:p text:style-name="P95">—<text:span text:style-name="T3">uoso</text:span> -us | -uoso | -ueux | -uous | -uös. </text:p>
        </text:list-item>
        <text:list-item>
          <text:p text:style-name="P95"><text:span text:style-name="T3">inchoa</text:span> -ŏo = incipe, initia. </text:p>
        </text:list-item>
        <text:list-item>
          <text:p text:style-name="P95">—<text:span text:style-name="T3">tivo</text:span> 400 | incoativo | -tif | -tive | -tiv. = (verbo) que indica actione incipiente, p. ex. « acesce = fi acido ». </text:p>
        </text:list-item>
        <text:list-item>
          <text:p text:style-name="P95">incīde -cīdo | -ere | inciser, <text:span text:style-name="T5">entailler</text:span>, <text:span text:style-name="T5">graver</text:span> | to incide, to incise. = cæde in. ⊃ inciso. </text:p>
        </text:list-item>
        <text:list-item>
          <text:p text:style-name="P95">incĭde -cĭdo = cade in, cade, accide, incurre, occurre. ⊃ incidente. </text:p>
        </text:list-item>
        <text:list-item>
          <text:p text:style-name="P95"><text:span text:style-name="T3">incidente</text:span> | -ente | -ent | -ent | -ent. = casu, que incĭde. </text:p>
        </text:list-item>
        <text:list-item>
          <text:p text:style-name="P95">—<text:span text:style-name="T3">ia</text:span> | -enza | -ence | -ence | -enz. </text:p>
        </text:list-item>
        <text:list-item>
          <text:p text:style-name="P95"><text:span text:style-name="T3">incinera</text:span> -ĕro | | -érer | -ate | -ieren. = redde in ciner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cipe</text:span> -ĭpio = initia, inchoa, ordi, fac exordio, da origine, da principio. ⊃ incepto. ⊂ cape in. </text:p>
        </text:list-item>
        <text:list-item>
          <text:p text:style-name="P95">—<text:span text:style-name="T3">iente</text:span> | -iente | <text:span text:style-name="T5">débutant</text:span> | -ient | -ient. </text:p>
        </text:list-item>
        <text:list-item>
          <text:p text:style-name="P95"><text:span text:style-name="T3">inciso</text:span> -īsus | -iso | -ise | | -isum. = quem incīde, parte de phrasi. </text:p>
        </text:list-item>
        <text:list-item>
          <text:p text:style-name="P95">—<text:span text:style-name="T3">ione</text:span> -io | -ione | -ion | -ion | -ion. = ton incīde. </text:p>
        </text:list-item>
        <text:list-item>
          <text:p text:style-name="P95"><text:soft-page-break/>—<text:span text:style-name="T3">ivo</text:span> | -ivo | -if | -ive | -iv. = (dente) que incīde. </text:p>
        </text:list-item>
        <text:list-item>
          <text:p text:style-name="P95">—<text:span text:style-name="T3">ore</text:span> | -ore | -eur | -or. = instrumento que incīde. </text:p>
        </text:list-item>
        <text:list-item>
          <text:p text:style-name="P95"><text:span text:style-name="T3">incita</text:span> -ĭto | -are | -er | -e | -ieren. = cita, excita, stimula, instiga, urge, provoca, anima. </text:p>
        </text:list-item>
        <text:list-item>
          <text:p text:style-name="P95">—<text:span text:style-name="T3">tione</text:span> 100 | -zione | -tion | -tion | -tion. </text:p>
        </text:list-item>
        <text:list-item>
          <text:p text:style-name="P95"><text:span text:style-name="T3">incivile</text:span> 200 | -ile | -il, <text:span text:style-name="T5">impoli</text:span> | -il, uncivil | -il. = ne civile, inurbano, rustico, agreste. </text:p>
        </text:list-item>
        <text:list-item>
          <text:p text:style-name="P95">—<text:span text:style-name="T3">itate</text:span> | -iltà | -ilité | -ility | -ilität. </text:p>
        </text:list-item>
        <text:list-item>
          <text:p text:style-name="P95"><text:span text:style-name="T3">inclemente</text:span> -ens | -ente | inclément | -ent. = ne clemente, severo, sine pietate. </text:p>
        </text:list-item>
        <text:list-item>
          <text:p text:style-name="P95">—<text:span text:style-name="T3">ia</text:span> -ia | -enza | -émence | -ency | -enz. </text:p>
        </text:list-item>
        <text:list-item>
          <text:p text:style-name="P95"><text:span text:style-name="T3">inclina</text:span> -clīno | -nare | -ner | -ne | -nieren. = clin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nclude</text:span> -clūdo | includere | inclure, enclore | -de, inclose | -dieren. = claude in, comprehende. ⊃ incluso. </text:p>
        </text:list-item>
        <text:list-item>
          <text:p text:style-name="P95"><text:span text:style-name="T3">incluso</text:span> -us | -uso | -us, enclos | | -usum. = quem include. </text:p>
        </text:list-item>
        <text:list-item>
          <text:p text:style-name="P95">—<text:span text:style-name="T3">ione</text:span> -io | -ione | -ion | -ion | -ion. </text:p>
        </text:list-item>
        <text:list-item>
          <text:p text:style-name="P95">—<text:span text:style-name="T3">ivo</text:span> | -ivo | -if | -ive | -iv. </text:p>
        </text:list-item>
        <text:list-item>
          <text:p text:style-name="P95"><text:span text:style-name="T3">incoercibile</text:span> -ĭlis | -bile | -ble | -ble | -bel. = ne coercibile. </text:p>
        </text:list-item>
        <text:list-item>
          <text:p text:style-name="P95"><text:span text:style-name="T3">incognito</text:span> -ĭtus | -ito | inconnu, -ito | -ito | -ito. = ne cognito. </text:p>
        </text:list-item>
        <text:list-item>
          <text:p text:style-name="P95"><text:span text:style-name="T3">incohærente</text:span> | incoerente | -hérent | -herent | -hærent. = ne cohærente. </text:p>
        </text:list-item>
        <text:list-item>
          <text:p text:style-name="P95">—<text:span text:style-name="T3">ia</text:span> | -erenza | -hérence | -herence | -hærenz. </text:p>
        </text:list-item>
        <text:list-item>
          <text:p text:style-name="P95"><text:span text:style-name="T3">incolume</text:span> -ŭmis | incolume. = sano, salvo, integro, intacto. </text:p>
        </text:list-item>
        <text:list-item>
          <text:p text:style-name="P95">—<text:span text:style-name="T3">itate</text:span> -itas | -ità | | -ity | -ität. </text:p>
        </text:list-item>
        <text:list-item>
          <text:p text:style-name="P95"><text:span text:style-name="T3">incombustibile</text:span> -ĭlis | -bile | -ble | -ble | -bel. = ne combustibile. </text:p>
        </text:list-item>
        <text:list-item>
          <text:p text:style-name="P95"><text:span text:style-name="T3">incommensurabile</text:span> -ĭlis | -abile | -able | -able | -abel. = ne commensura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commodo</text:span> -ŏdus | incomodo | -de | -dious | -de. = ne commodo. </text:p>
        </text:list-item>
        <text:list-item>
          <text:p text:style-name="P95">—<text:span text:style-name="T3">a</text:span> -ŏdo | incomodare | -der | -de | -dieren. </text:p>
        </text:list-item>
        <text:list-item>
          <text:p text:style-name="P95">—<text:span text:style-name="T3">itate</text:span> -tas | incomodità | -té | -ty | -tät. </text:p>
        </text:list-item>
        <text:list-item>
          <text:p text:style-name="P95"><text:span text:style-name="T3">incommutabile</text:span> -bĭlis | -abile | -able | -able | -abel. ⊂ ne mutabile. </text:p>
        </text:list-item>
        <text:list-item>
          <text:p text:style-name="P95">—<text:span text:style-name="T3">itate</text:span> 400 | -ità | -ité | -ity | -ität. </text:p>
        </text:list-item>
        <text:list-item>
          <text:p text:style-name="P95"><text:span text:style-name="T3">incomparabile</text:span> ĭ 100 | -abile | -able | -able | -abel. = ne comparabile. </text:p>
        </text:list-item>
        <text:list-item>
          <text:p text:style-name="P95">—<text:span text:style-name="T3">itate</text:span> | -ità | -ité | -bleness | -ität. </text:p>
        </text:list-item>
        <text:list-item>
          <text:p text:style-name="P95"><text:span text:style-name="T3">incompatibile</text:span> -ĭlis | -ibile | -ible | -ible | -ibel. = ne compati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competente</text:span> | -ente | -étent | -ent | -ent. = ne competente. </text:p>
        </text:list-item>
        <text:list-item>
          <text:p text:style-name="P95">—<text:span text:style-name="T3">ia</text:span> | -enza | -étence | -ence | -enz. </text:p>
        </text:list-item>
        <text:list-item>
          <text:p text:style-name="P95"><text:span text:style-name="T3">incompleto</text:span> | -eto | -et | -ete | -et. = ne completo. </text:p>
        </text:list-item>
        <text:list-item>
          <text:p text:style-name="P95"><text:span text:style-name="T3">incomprehensibile</text:span> -bĭlis | incomprensibile | incompréhensible | -ble | -bel. = ne comprehensibile. </text:p>
        </text:list-item>
        <text:list-item>
          <text:p text:style-name="P95">—<text:span text:style-name="T3">itate</text:span> | incomprensibilità | incompréhen—ité | -ity | -ität. </text:p>
        </text:list-item>
        <text:list-item>
          <text:p text:style-name="P95"><text:span text:style-name="T3">incompressibile</text:span> -ĭlis | -bile | -ble | -ble | -bel. = ne compressi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oft-page-break/><text:span text:style-name="T3">incongruente</text:span> 100 | -ente | incongru | -ent | -ent. = ne congruente. </text:p>
        </text:list-item>
        <text:list-item>
          <text:p text:style-name="P95">—<text:span text:style-name="T3">ia</text:span> 300 | -uenza | -uité | -uity | -uenz. </text:p>
        </text:list-item>
        <text:list-item>
          <text:p text:style-name="P95"><text:span text:style-name="T3">incongruo</text:span> 200 = incongruente. </text:p>
        </text:list-item>
        <text:list-item>
          <text:p text:style-name="P95"><text:span text:style-name="T3">inconsequente</text:span> 100 | -eguente | -équent | -ent | -ent. = ne consequente. </text:p>
        </text:list-item>
        <text:list-item>
          <text:p text:style-name="P95">—<text:span text:style-name="T3">ia</text:span> 100 | -guenza | -quence | -quence | -quenz. </text:p>
        </text:list-item>
        <text:list-item>
          <text:p text:style-name="P95"><text:span text:style-name="T3">inconsiderato</text:span> -us | -erato | -éré | -erate | -erat. = ne considerato. </text:p>
        </text:list-item>
        <text:list-item>
          <text:p text:style-name="P95">—<text:span text:style-name="T3">ione</text:span> -tio | -zione | inconsidération | -tion | -tion. </text:p>
        </text:list-item>
        <text:list-item>
          <text:p text:style-name="P95"><text:span text:style-name="T3">inconsolabile</text:span> -bĭlis | -bile | -ble | -ble | -bel. = ne consolabile. </text:p>
        </text:list-item>
        <text:list-item>
          <text:p text:style-name="P95"><text:span text:style-name="T3">inconstante</text:span> -ans | incostante | -ant | -ant. = ne constante. </text:p>
        </text:list-item>
        <text:list-item>
          <text:p text:style-name="P95">—<text:span text:style-name="T3">ia</text:span> -ĭa | incostanza | -ance | -ancy. </text:p>
        </text:list-item>
        <text:list-item>
          <text:p text:style-name="P95"><text:span text:style-name="T3">incontestabile</text:span> -ĭlis | -bile | -ble | -ble | -bel. = ne contestabile. </text:p>
        </text:list-item>
        <text:list-item>
          <text:p text:style-name="P95"><text:span text:style-name="T3">incontinente</text:span> -ens | -ente | -ent | -ent | -ent. = ne continente, intemperante, immoderato. </text:p>
        </text:list-item>
        <text:list-item>
          <text:p text:style-name="P95">—<text:span text:style-name="T3">ia</text:span> -ĭa | -enza | -ence | -ence | -enz. </text:p>
        </text:list-item>
        <text:list-item>
          <text:p text:style-name="P95"><text:span text:style-name="T3">inconveniente</text:span> -ens | -iente, sconveniente | -ant, -énient | -ient | -ient. = ne conveniente. </text:p>
        </text:list-item>
        <text:list-item>
          <text:p text:style-name="P95">—<text:span text:style-name="T3">ia</text:span> 300 | -ienza | -ance | -ience | -ienz. </text:p>
        </text:list-item>
        <text:list-item>
          <text:p text:style-name="P95"><text:span text:style-name="T3">inconvertibile</text:span> -ĭlis | -bile | -ble | -ble | -bel. = ne convertibile. </text:p>
        </text:list-item>
        <text:list-item>
          <text:p text:style-name="P95"><text:span text:style-name="T3">incorpora</text:span> ŏ 300 | -are | -er | -ate | -ieren. = uni ad corpore. </text:p>
        </text:list-item>
        <text:list-item>
          <text:p text:style-name="P95">—<text:span text:style-name="T3">tione</text:span> 100 | -zione | -tion | -tion | -tion. </text:p>
        </text:list-item>
        <text:list-item>
          <text:p text:style-name="P95"><text:span text:style-name="T3">incorporeo</text:span> -ĕus | -reo | -rel | -real. = ne corporeo. </text:p>
        </text:list-item>
        <text:list-item>
          <text:p text:style-name="P95"><text:span text:style-name="T3">incorrecto</text:span> -us | -etto | -ect | -ect | -ekt. = ne correcto. </text:p>
        </text:list-item>
        <text:list-item>
          <text:p text:style-name="P95"><text:span text:style-name="T3">incorrigibile</text:span> -ĭlis | incorreggibile | -ble | -ble | -bel. = ne corrigibile. </text:p>
        </text:list-item>
        <text:list-item>
          <text:p text:style-name="P95"><text:span text:style-name="T3">incorruptibile</text:span> -ĭlis | incorruttibile | -ble | -ble | -bel. = ne corruptibile. </text:p>
        </text:list-item>
        <text:list-item>
          <text:p text:style-name="P95"><text:span text:style-name="T3">incredibile</text:span> -bĭlis | -bile | incroyable | -ble | -bel. = ne credibile. </text:p>
        </text:list-item>
        <text:list-item>
          <text:p text:style-name="P95"><text:span text:style-name="T3">incredulo</text:span> -ŭlus | -ulo | incrédule | -ulous | -ulus. = ne credulo. </text:p>
        </text:list-item>
        <text:list-item>
          <text:p text:style-name="P95">—<text:span text:style-name="T3">itate</text:span> 200 | -ità | incrédulité | -ity | -ität. </text:p>
        </text:list-item>
        <text:list-item>
          <text:p text:style-name="P95"><text:span text:style-name="T3">incremento</text:span> -um | -ento | -ent, accroissement | -ent | -ent. = augmento. ⊂ in cre -mento. </text:p>
        </text:list-item>
        <text:list-item>
          <text:p text:style-name="P95"><text:span text:style-name="T3">incrimina</text:span> -ĭno | -are | -er | -ate | -ieren. = accusa de crimĭn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crusta</text:span> -o | incrostare | -er | -ate | -ieren. = da crusta. </text:p>
        </text:list-item>
        <text:list-item>
          <text:p text:style-name="P95">—<text:span text:style-name="T3">tione</text:span> 300 | incrostazione | -tion | -tion | -tion. </text:p>
        </text:list-item>
        <text:list-item>
          <text:p text:style-name="P95"><text:span text:style-name="T3">incuba</text:span> -ŭbo | -are, covare | -er, couver | -ate | -ieren. = cuba in. </text:p>
        </text:list-item>
        <text:list-item>
          <text:p text:style-name="P95">—<text:span text:style-name="T3">tione</text:span> 100 | -zione | -tion | -tion | -tion. </text:p>
        </text:list-item>
        <text:list-item>
          <text:p text:style-name="P95"><text:span text:style-name="T3">incubo</text:span> ŭ 300 | -bo | -be, <text:span text:style-name="T5">cauchemar</text:span> | -bus | -bus. ⊂ in cub(a) -o. </text:p>
        </text:list-item>
        <text:list-item>
          <text:p text:style-name="P95"><text:span text:style-name="T3">incude</text:span> incus | -ine | enclume | <text:span text:style-name="T5">anvil</text:span> | <text:span text:style-name="T5">Amboss</text:span>. ⊂ in cude. </text:p>
        </text:list-item>
        <text:list-item>
          <text:p text:style-name="P95"><text:span text:style-name="T3">inculca</text:span> -o | -care | -quer | -cate | -cieren. = calca in. </text:p>
        </text:list-item>
        <text:list-item>
          <text:p text:style-name="P95"><text:span text:style-name="T3">inculto</text:span> -us | -olto | -ulte | -ult. = ne culto. </text:p>
        </text:list-item>
        <text:list-item>
          <text:p text:style-name="P95"><text:span text:style-name="T3">incunabulo</text:span> (-ŭla, -orum) | -abulo | -able | -abula | -abel. = cuna, libros impresso ante 1500. </text:p>
        </text:list-item>
        <text:list-item>
          <text:p text:style-name="P95"><text:span text:style-name="T3">incurabile</text:span> -ĭlis | -bile | -ble | -ble | -bel. = ne curabile. </text:p>
        </text:list-item>
        <text:list-item>
          <text:p text:style-name="P95"><text:span text:style-name="T3">incurre</text:span> -o | incorrere | encourir | to incur. = curre in. </text:p>
        </text:list-item>
        <text:list-item>
          <text:p text:style-name="P95"><text:span text:style-name="T3">incursione</text:span> -sio | -sione, <text:span text:style-name="T5">scorreria</text:span> | -sion | -sion | -sion. = ton incurre. </text:p>
        </text:list-item>
        <text:list-item>
          <text:p text:style-name="P95"><text:soft-page-break/><text:span text:style-name="T3">incurva</text:span> -o | -are | -er | -ate | -ieren. = redde curvo. </text:p>
        </text:list-item>
        <text:list-item>
          <text:p text:style-name="P95"><text:span text:style-name="T3">inde</text:span> inde | indi, quindi, ne | en, <text:span text:style-name="T5">de là</text:span>, <text:span text:style-name="T5">ensuite</text:span> | <text:span text:style-name="T5">thence</text:span> | <text:span text:style-name="T5">daher</text:span>. = ab illo loco, ab isto tempore, ab ce re. </text:p>
        </text:list-item>
        <text:list-item>
          <text:p text:style-name="P95"><text:span text:style-name="T3">indebito</text:span> -ĭtus | -to | indu | undue | -tum. = ne debito. </text:p>
        </text:list-item>
        <text:list-item>
          <text:p text:style-name="P95"><text:span text:style-name="T3">indecente</text:span> 100 | -ente | indécent | -ent | -ent. = ne decente. </text:p>
        </text:list-item>
        <text:list-item>
          <text:p text:style-name="P95">—<text:span text:style-name="T3">ia</text:span> 100 | -enza | indécence | -ency | -enz. </text:p>
        </text:list-item>
        <text:list-item>
          <text:p text:style-name="P95"><text:span text:style-name="T3">indeclinabile</text:span> ĭ 100 | -bile | indé—ble | -ble | -bel. = ne declinabile. </text:p>
        </text:list-item>
        <text:list-item>
          <text:p text:style-name="P95">indecŏre -is = </text:p>
        </text:list-item>
        <text:list-item>
          <text:p text:style-name="P95"><text:span text:style-name="T3">indecoro</text:span> -cŏrus | -oroso | | -orous | -orum. = sine decore. </text:p>
        </text:list-item>
        <text:list-item>
          <text:p text:style-name="P95"><text:span text:style-name="T3">indefinito</text:span> 100 | -ito | indéfini | -ite. = ne definito. </text:p>
        </text:list-item>
        <text:list-item>
          <text:p text:style-name="P95"><text:span text:style-name="T3">indelebile</text:span> -bĭlis | -bile | indélébile | -ble. = ne delebile. </text:p>
        </text:list-item>
        <text:list-item>
          <text:p text:style-name="P95"><text:span text:style-name="T3">indemne</text:span> -is | -nne | -mne. = sine damno. </text:p>
        </text:list-item>
        <text:list-item>
          <text:p text:style-name="P95">—<text:span text:style-name="T3">itate</text:span> 100 | indennità | -té | -ty | -tät. </text:p>
        </text:list-item>
        <text:list-item>
          <text:p text:style-name="P95"><text:span text:style-name="T3">indemonstrabile</text:span> ĭ 200 | indimostrabile | indémostrable | -ble | -bel. = ne demonstrabile. </text:p>
        </text:list-item>
        <text:list-item>
          <text:p text:style-name="P95"><text:span text:style-name="T3">independente</text:span> | indi—ente | indé—ant | -ent | -ent. = ne dependente. </text:p>
        </text:list-item>
        <text:list-item>
          <text:p text:style-name="P95">—<text:span text:style-name="T3">ia</text:span> | indi—enza | indé—ance | -ence | -enz. </text:p>
        </text:list-item>
        <text:list-item>
          <text:p text:style-name="P95"><text:span text:style-name="T3">indestructibile</text:span> -ĭlis | indestruttibile | -ble | -ble | -bel. = ne destructibile. </text:p>
        </text:list-item>
        <text:list-item>
          <text:p text:style-name="P95"><text:span text:style-name="T3">indeterminabile</text:span> -ĭlis | -bile | indé—ble | -ble | -bel. = ne determinabile. </text:p>
        </text:list-item>
        <text:list-item>
          <text:p text:style-name="P95"><text:span text:style-name="T3">indeterminato</text:span> | -ato | indéterminé | -ed. = ne determinato. </text:p>
        </text:list-item>
        <text:list-item>
          <text:p text:style-name="P95">—<text:span text:style-name="T3">ione</text:span> | -zione | indé—tion | -tion | -tion. </text:p>
        </text:list-item>
        <text:list-item>
          <text:p text:style-name="P95"><text:span text:style-name="T3">indica</text:span> -ĭco | -care | -quer | -cate | -cieren. ⊂ in dic -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ivo</text:span> -us | -tivo | -tif | -tive | -tiv. </text:p>
        </text:list-item>
        <text:list-item>
          <text:p text:style-name="P95">—<text:span text:style-name="T3">tore</text:span> 300 | -tore | -teur | -tor | -tor. </text:p>
        </text:list-item>
        <text:list-item>
          <text:p text:style-name="P95"><text:span text:style-name="T3">indice</text:span> index -dĭc- | -ice | -ex, -ice | -ice, -ex | -ex. = quod indica. </text:p>
        </text:list-item>
        <text:list-item>
          <text:p text:style-name="P95">indīce -o = annuntia, declara, publica, assigna, intima, jube. </text:p>
        </text:list-item>
        <text:list-item>
          <text:p text:style-name="P95">L. indidem = ex ipso loco. </text:p>
        </text:list-item>
        <text:list-item>
          <text:p text:style-name="P95"><text:span text:style-name="T3">indifferente</text:span> -ens | -ente | indifférent | -ent | -ent. = nec bono, nec malo, ne differente. </text:p>
        </text:list-item>
        <text:list-item>
          <text:p text:style-name="P95">—<text:span text:style-name="T3">ia</text:span> 200 | -enza | -érence | -ence | -enz. </text:p>
        </text:list-item>
        <text:list-item>
          <text:p text:style-name="P95"><text:span text:style-name="T3">indigena</text:span> -ĕna | -eno | -ène | -enous | -ena. = nato in. ⊂ ind(e) -i- gen(e) -a. </text:p>
        </text:list-item>
        <text:list-item>
          <text:p text:style-name="P95"><text:span text:style-name="T3">indige</text:span> -ĭgeo = ege. </text:p>
        </text:list-item>
        <text:list-item>
          <text:p text:style-name="P95">—<text:span text:style-name="T3">ente</text:span> -ens | -ente | -ent | -ent | -ent. </text:p>
        </text:list-item>
        <text:list-item>
          <text:p text:style-name="P95">—<text:span text:style-name="T3">entia</text:span> -ĭa | -enza | -ence | -ence | -enz. </text:p>
        </text:list-item>
        <text:list-item>
          <text:p text:style-name="P95"><text:span text:style-name="T3">indigesto</text:span> -us | -esto | -este | -ested | -est. = ne digesto. </text:p>
        </text:list-item>
        <text:list-item>
          <text:p text:style-name="P95">—<text:span text:style-name="T3">ibile</text:span> -ĭlis | indigeribile | -ble | -ble | -bel. </text:p>
        </text:list-item>
        <text:list-item>
          <text:p text:style-name="P95">—<text:span text:style-name="T3">ione</text:span> | -ione | -ion | -ion | -ion. = malo digestione. </text:p>
        </text:list-item>
        <text:list-item>
          <text:p text:style-name="P95"><text:span text:style-name="T3">indigna</text:span> -or | -arsi | s’indigner | to be indignant | -iert sein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ndigno</text:span> -us | -egno | -igne | -ign. = ne digno. </text:p>
        </text:list-item>
        <text:list-item>
          <text:p text:style-name="P95">—<text:span text:style-name="T3">itate</text:span> -tas | indegnità | -té | -ty | -tät. </text:p>
        </text:list-item>
        <text:list-item>
          <text:p text:style-name="P95"><text:span text:style-name="T3">indirecto</text:span> 100 | -etto | -ect | -ect | -ect. = ne directo. </text:p>
        </text:list-item>
        <text:list-item>
          <text:p text:style-name="P95"><text:soft-page-break/><text:span text:style-name="T3">indisciplina</text:span> | -ina | -ine | -ine | -in. = anti disciplina. </text:p>
        </text:list-item>
        <text:list-item>
          <text:p text:style-name="P95">—<text:span text:style-name="T3">bile</text:span> -ĭlis | -bile | -ble | -ble | -bel. </text:p>
        </text:list-item>
        <text:list-item>
          <text:p text:style-name="P95"><text:span text:style-name="T3">indisposito</text:span> -ĭtus = ne disposito, confuso, sine ordine. </text:p>
        </text:list-item>
        <text:list-item>
          <text:p text:style-name="P95">—<text:span text:style-name="T3">ione</text:span> | -zione | -tion | -tion | -tion. </text:p>
        </text:list-item>
        <text:list-item>
          <text:p text:style-name="P95"><text:span text:style-name="T3">indisputabile</text:span> -ĭlis | -bile | -ble | -ble | -bel. = ne disputabile. </text:p>
        </text:list-item>
        <text:list-item>
          <text:p text:style-name="P95"><text:span text:style-name="T3">indissolubile</text:span> -bĭlis | -bile | -ble | -ble | -bel. = ne dissolubile. </text:p>
        </text:list-item>
        <text:list-item>
          <text:p text:style-name="P95"><text:span text:style-name="T3">indistincto</text:span> -us | -into | -inct | -inct | -inct. = ne distincto. </text:p>
        </text:list-item>
        <text:list-item>
          <text:p text:style-name="P95"><text:span text:style-name="T3">individuo</text:span> -us, -um = ne divisibile, atomo. ⊂ ne divid(e) -uo. </text:p>
        </text:list-item>
        <text:list-item>
          <text:p text:style-name="P95">— N | -duo | -du | -dual | -duum. = persona, capite, re, singulo. </text:p>
        </text:list-item>
        <text:list-item>
          <text:p text:style-name="P95">—<text:span text:style-name="T3">uale</text:span> | -uale | -uel | -ual | -uell. </text:p>
        </text:list-item>
        <text:list-item>
          <text:p text:style-name="P95">——<text:span text:style-name="T3">ismo</text:span> | -ismo | -isme | -ism | -ismus. </text:p>
        </text:list-item>
        <text:list-item>
          <text:p text:style-name="P95">——<text:span text:style-name="T3">itate</text:span> | -ità | -ité | -ity | -ität. = individuo. </text:p>
        </text:list-item>
        <text:list-item>
          <text:p text:style-name="P95">——<text:span text:style-name="T3">iza</text:span> | -izzare | -iser | -ize | -isieren. </text:p>
        </text:list-item>
        <text:list-item>
          <text:p text:style-name="P95"><text:span text:style-name="T3">indivisibile</text:span> -ĭlis | -bile | -ble | -ble | -bel. = ne divisibile. </text:p>
        </text:list-item>
        <text:list-item>
          <text:p text:style-name="P95"><text:span text:style-name="T3">indocile</text:span> -ĭlis | -ile | -ile | -ile | -il. = ne docile. </text:p>
        </text:list-item>
        <text:list-item>
          <text:p text:style-name="P95"><text:span text:style-name="T3">indole</text:span> -ŏles | -le | | -les | -les. = natura, charactere. ⊂ in ale. </text:p>
        </text:list-item>
        <text:list-item>
          <text:p text:style-name="P95"><text:span text:style-name="T3">indolente</text:span> | -ente | -ent | -ent | -ent. = que ne dole, insensibile. </text:p>
        </text:list-item>
        <text:list-item>
          <text:p text:style-name="P95">—<text:span text:style-name="T3">ia</text:span> -ia | -enza | -ence | -ence | -enz. </text:p>
        </text:list-item>
        <text:list-item>
          <text:p text:style-name="P95"><text:span text:style-name="T3">indubitabile</text:span> ĭ 100 | -bile | -ble | -ble | -bel. = sine dubio. </text:p>
        </text:list-item>
        <text:list-item>
          <text:p text:style-name="P95"><text:span text:style-name="T3">induc</text:span> -co | -urre | -uire | -uce | -ucieren. = duc in. </text:p>
        </text:list-item>
        <text:list-item>
          <text:p text:style-name="P95"><text:span text:style-name="T3">inducto</text:span> -us | indotto. = quem induc. </text:p>
        </text:list-item>
        <text:list-item>
          <text:p text:style-name="P95">—<text:span text:style-name="T3">ione</text:span> -io | -zione | -ction | -ction | -ction. </text:p>
        </text:list-item>
        <text:list-item>
          <text:p text:style-name="P95">—<text:span text:style-name="T3">ivo</text:span> | -ttivo | -ctif | -ctive | -ctiv. </text:p>
        </text:list-item>
        <text:list-item>
          <text:p text:style-name="P95">—<text:span text:style-name="T3">ore</text:span> | -ttore | -cteur | -ctor | -ctor. </text:p>
        </text:list-item>
        <text:list-item>
          <text:p text:style-name="P95"><text:span text:style-name="T3">indulge</text:span> -eo | -gere | | -ge | -gieren. = consenti, condona. ⊂ in dulge [|| G. dolicho, R. dolgij = longo]. </text:p>
        </text:list-item>
        <text:list-item>
          <text:p text:style-name="P95">—<text:span text:style-name="T3">nte</text:span> -ens | -ente | -ent | -ent | -ent. </text:p>
        </text:list-item>
        <text:list-item>
          <text:p text:style-name="P95">—<text:span text:style-name="T3">ntia</text:span> -ia | -enza | -ence | -ence | -enz. </text:p>
        </text:list-item>
        <text:list-item>
          <text:p text:style-name="P95"><text:span text:style-name="T3">indulto</text:span> 600 | -ulto | -ult, <text:span text:style-name="T5">dispense</text:span> | -ult | -ult. = quem indulge. </text:p>
        </text:list-item>
        <text:list-item>
          <text:p text:style-name="P95"><text:span text:style-name="T3">indura</text:span> -dūro | -rare | endurcir, -rer | -rate. = redde duro. </text:p>
        </text:list-item>
        <text:list-item>
          <text:p text:style-name="P95">—<text:span text:style-name="T3">atione</text:span> | -imento | -tion | -tion | -tion. </text:p>
        </text:list-item>
        <text:list-item>
          <text:p text:style-name="P95"><text:span text:style-name="T3">industria</text:span> -ia | -ria | -rie | -ry | -rie. </text:p>
        </text:list-item>
        <text:list-item>
          <text:p text:style-name="P95">—<text:span text:style-name="T3">iale</text:span> | -iale | -ial | -ial | -ial. </text:p>
        </text:list-item>
        <text:list-item>
          <text:p text:style-name="P95">—<text:span text:style-name="T3">ioso</text:span> 100 | -ioso | -ieux | -ious | -iös. </text:p>
        </text:list-item>
        <text:list-item>
          <text:p text:style-name="P95"><text:span text:style-name="T3">inebria</text:span> -ĭo | inebbriare | enivrer | -ate | -ieren. = fac ebrio. </text:p>
        </text:list-item>
        <text:list-item>
          <text:p text:style-name="P95"><text:span text:style-name="T3">inedito</text:span> -ĭtus | -ito | inédit | -ited. = ne edito. </text:p>
        </text:list-item>
        <text:list-item>
          <text:p text:style-name="P95"><text:span text:style-name="T3">ineffabile</text:span> ĭ 100 | -bile | -ble | -ble | -bel. ⊂ in e(x) fa -bile, inexprimibile. </text:p>
        </text:list-item>
        <text:list-item>
          <text:p text:style-name="P95"><text:span text:style-name="T3">inefficace</text:span> 100 | -ace | -ace | -acious. = ne efficace. </text:p>
        </text:list-item>
        <text:list-item>
          <text:p text:style-name="P95"><text:span text:style-name="T3">inelegante</text:span> -ans | -ante | inélégant | -ant | -ant. = ne elegante. </text:p>
        </text:list-item>
        <text:list-item>
          <text:p text:style-name="P95">—<text:span text:style-name="T3">ia</text:span> | -anza | inélégance | -ance | -anz. </text:p>
        </text:list-item>
        <text:list-item>
          <text:p text:style-name="P95"><text:span text:style-name="T3">ineligibile</text:span> -ĭlis | ineleggibile | inéligible | -ble | -bel. = ne eligibile. </text:p>
        </text:list-item>
        <text:list-item>
          <text:p text:style-name="P95"><text:span text:style-name="T3">inenarrabile</text:span> ĭ 100 | -bile | iné—ble | -ble. = ne narrabile. </text:p>
        </text:list-item>
        <text:list-item>
          <text:p text:style-name="P95"><text:span text:style-name="T3">inepto</text:span> -us | -etto | -epte | -ept | -ept. = ne apto. </text:p>
        </text:list-item>
        <text:list-item>
          <text:p text:style-name="P95">—<text:span text:style-name="T3">itudine</text:span> ĭ 300 | inettitudine | -itude | ineptitude. </text:p>
        </text:list-item>
        <text:list-item>
          <text:p text:style-name="P95"><text:span text:style-name="T3">inerme</text:span> -is | -erme | -erme | -erm. = sine arma. </text:p>
        </text:list-item>
        <text:list-item>
          <text:p text:style-name="P95"><text:span text:style-name="T3">inerte</text:span> -ers | -erte | -erte | -ert. = sine arte, otioso, que non labora, <text:soft-page-break/>pigro. </text:p>
        </text:list-item>
        <text:list-item>
          <text:p text:style-name="P95">—<text:span text:style-name="T3">ia</text:span> -ia | -zia | -tie | -tia | -tia. </text:p>
        </text:list-item>
        <text:list-item>
          <text:p text:style-name="P95"><text:span text:style-name="T3">inevitabile</text:span> -bĭlis | -bile | iné—ble | -ble | -bel. = ne evitabile. </text:p>
        </text:list-item>
        <text:list-item>
          <text:p text:style-name="P95"><text:span text:style-name="T3">inexacto</text:span> | inesatto | -act | -act | -act. = ne exacto. </text:p>
        </text:list-item>
        <text:list-item>
          <text:p text:style-name="P95"><text:span text:style-name="T3">inexcusabile</text:span> -bĭlis | inescusabile | -ble | -ble | -bel. = ne excusabile. </text:p>
        </text:list-item>
        <text:list-item>
          <text:p text:style-name="P95"><text:span text:style-name="T3">inexorabile</text:span> -bĭlis | inesorabile | -ble | -ble | -bel. ⊂ in ex ora -bile. </text:p>
        </text:list-item>
        <text:list-item>
          <text:p text:style-name="P95"><text:span text:style-name="T3">inexperientia</text:span> 300 | inesperienza | inexpérience | -ence | -enz. = to es sine experientia. </text:p>
        </text:list-item>
        <text:list-item>
          <text:p text:style-name="P95"><text:span text:style-name="T3">inexperto</text:span> -us | inesperto | -ert | -ert. = ne experto. </text:p>
        </text:list-item>
        <text:list-item>
          <text:p text:style-name="P95"><text:span text:style-name="T3">inexpiabile</text:span> -bĭlis | inespiabile | -ble | -ble | -bel. = ne expiabile. </text:p>
        </text:list-item>
        <text:list-item>
          <text:p text:style-name="P95"><text:span text:style-name="T3">inexplicabile</text:span> -bĭlis | inesplicabile | -ble | -ble | -bel. = ne explicabile. </text:p>
        </text:list-item>
        <text:list-item>
          <text:p text:style-name="P95"><text:span text:style-name="T3">inexplorabile</text:span> -ĭlis | inesplorabile | -ble | -ble | -bel. = ne explorabile. </text:p>
        </text:list-item>
        <text:list-item>
          <text:p text:style-name="P95"><text:span text:style-name="T3">inexpugnabile</text:span> -bĭlis | ines— | -ble | -ble | -bel. = ne expugnabile. </text:p>
        </text:list-item>
        <text:list-item>
          <text:p text:style-name="P95"><text:span text:style-name="T3">inextinguibile</text:span> -bĭlis | inestinguibile | -ible | -ishable | -ibel. = ne extinguibile. </text:p>
        </text:list-item>
        <text:list-item>
          <text:p text:style-name="P95"><text:span text:style-name="T3">inextricabile</text:span> -bĭlis | inestricabile | -ble | -ble | -bel. = ne extricabile. </text:p>
        </text:list-item>
        <text:list-item>
          <text:p text:style-name="P95"><text:span text:style-name="T3">infallibile</text:span> -ĭlis | -bile | infaillible | -ble | -bel. = ne fallibile. </text:p>
        </text:list-item>
        <text:list-item>
          <text:p text:style-name="P95">—<text:span text:style-name="T3">itate</text:span> | -ità | infaillibilité | -ity | -ität. </text:p>
        </text:list-item>
        <text:list-item>
          <text:p text:style-name="P95"><text:span text:style-name="T3">infame</text:span> -is | -ame | -âme | -amous | -am. = cum malo fama. </text:p>
        </text:list-item>
        <text:list-item>
          <text:p text:style-name="P95">—<text:span text:style-name="T3">ia</text:span> -ia | -mia | -mie | -my | -mie. = malo fama. </text:p>
        </text:list-item>
        <text:list-item>
          <text:p text:style-name="P95"><text:span text:style-name="T3">infante</text:span> -ans | -ante | enfant | -ant | -ant, <text:span text:style-name="T5">Kind</text:span>. ⊂ ne fa -nte. </text:p>
        </text:list-item>
        <text:list-item>
          <text:p text:style-name="P95">—<text:span text:style-name="T3">ia</text:span> -ia | -zia | enfance | -cy. </text:p>
        </text:list-item>
        <text:list-item>
          <text:p text:style-name="P95">—<text:span text:style-name="T3">icida</text:span> 300 | -ida | -ide | -ide | -ida. = que cæde infante. </text:p>
        </text:list-item>
        <text:list-item>
          <text:p text:style-name="P95">——<text:span text:style-name="T3">io</text:span> 300 | -dio | -de | -de | -dium. </text:p>
        </text:list-item>
        <text:list-item>
          <text:p text:style-name="P95">—<text:span text:style-name="T3">ile</text:span> 600 | -ile | -ile | -ile. </text:p>
        </text:list-item>
        <text:list-item>
          <text:p text:style-name="P95"><text:span text:style-name="T3">infatigabile</text:span> ĭ 100 | -bile | -ble | -ble | -bel. = ne fatigabile. </text:p>
        </text:list-item>
        <text:list-item>
          <text:p text:style-name="P95"><text:span text:style-name="T3">infatua</text:span> -o | -are | -er | -ate | -ieren. = redde fattuo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infecto -us = ne facto. </text:p>
        </text:list-item>
        <text:list-item>
          <text:p text:style-name="P95"><text:span text:style-name="T3">infecto</text:span> -us = facto in, prægno, imbibito. </text:p>
        </text:list-item>
        <text:list-item>
          <text:p text:style-name="P95">— -us | -etto | -ect | -ected | -ect. = corrupto, venenato. </text:p>
        </text:list-item>
        <text:list-item>
          <text:p text:style-name="P95">—<text:span text:style-name="T3">a</text:span> | -ettare | -ecter | -ect | -ectieren. = da veneno, corrumpe, redde infecto. </text:p>
        </text:list-item>
        <text:list-item>
          <text:p text:style-name="P95">—<text:span text:style-name="T3">ione</text:span> | infezione | -ion | -ion | -ion. = contagio. </text:p>
        </text:list-item>
        <text:list-item>
          <text:p text:style-name="P95">—<text:span text:style-name="T3">ivo</text:span> | infettivo | -ant | -ive | -iös. </text:p>
        </text:list-item>
        <text:list-item>
          <text:p text:style-name="P95"><text:span text:style-name="T3">infecundo</text:span> -us | -ondo | infécond | -und. = ne fecundo, sterile. </text:p>
        </text:list-item>
        <text:list-item>
          <text:p text:style-name="P95"><text:span text:style-name="T3">infelice</text:span> -lix | -ice | <text:span text:style-name="T5">malheureux</text:span> | -icitous. = ne felice. </text:p>
        </text:list-item>
        <text:list-item>
          <text:p text:style-name="P95">—<text:span text:style-name="T3">itate</text:span> -itas | -ità | <text:span text:style-name="T5">malheur</text:span>, infélicité | -ity. </text:p>
        </text:list-item>
        <text:list-item>
          <text:p text:style-name="P95"><text:span text:style-name="T3">infer</text:span> -ro | -erire | -érer | -er | -erieren. = fer in, deduc. </text:p>
        </text:list-item>
        <text:list-item>
          <text:p text:style-name="P95"><text:span text:style-name="T3">inferiore</text:span> -ior | -iore | inférieur | -ior | -ior. = infero. ⊂ infer(o) -iore [comparativo]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ferno</text:span> -us | inferno | enfer | <text:span text:style-name="T5">hell</text:span> | <text:span text:style-name="T5">Hölle</text:span>. ⊂ infer(o) -no. </text:p>
        </text:list-item>
        <text:list-item>
          <text:p text:style-name="P95">—<text:span text:style-name="T3">ale</text:span> | -ale | -al | -al | -al. </text:p>
        </text:list-item>
        <text:list-item>
          <text:p text:style-name="P95"><text:span text:style-name="T3">infero</text:span> -ĕrus = inferiore, anti supero. ⊃ infer(iore), inferno, infra. ⊂ <text:soft-page-break/>E. nidhero ⊃ A. under, D. unter. </text:p>
        </text:list-item>
        <text:list-item>
          <text:p text:style-name="P95"><text:span text:style-name="T3">infesta</text:span> -o | -are | -er | to infest | -ieren. = es infesto. </text:p>
        </text:list-item>
        <text:list-item>
          <text:p text:style-name="P95"><text:span text:style-name="T3">infesto</text:span> -us | -esto | | -est. = hostile, inimico, molesto. ⊃ infesta. ⊂ in fende -to. </text:p>
        </text:list-item>
        <text:list-item>
          <text:p text:style-name="P95"><text:span text:style-name="T3">infibula</text:span> ŭ 100 | affibiare | -er | -ate | -ieren. = liga per fibula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fidele</text:span> -ēlis | infidele | -èle | -el | -el. = ne fidele. </text:p>
        </text:list-item>
        <text:list-item>
          <text:p text:style-name="P95">—<text:span text:style-name="T3">itate</text:span> -itas | infedeltà | infidélité | -ity | -ität. </text:p>
        </text:list-item>
        <text:list-item>
          <text:p text:style-name="P95"><text:span text:style-name="T3">infige</text:span> -fīgo | -iggere | | -ix | -igieren. = fīge in. ⊃ infixo. </text:p>
        </text:list-item>
        <text:list-item>
          <text:p text:style-name="P95"><text:span text:style-name="T3">infiltra</text:span> | -are | -er | -ate | -ieren. = filtra in. </text:p>
        </text:list-item>
        <text:list-item>
          <text:p text:style-name="P95"><text:span text:style-name="T3">infimo</text:span> -ĭmus | -mo | -me | <text:span text:style-name="T5">lowest</text:span>, <text:span text:style-name="T5">meanest</text:span> | -mus, <text:span text:style-name="T5">unterster</text:span>. = inferiore ad omni. </text:p>
        </text:list-item>
        <text:list-item>
          <text:p text:style-name="P95"><text:span text:style-name="T3">infinito</text:span> -ītus | -nito | -ni | -nite | -nit, -nitum. = ne finito. </text:p>
        </text:list-item>
        <text:list-item>
          <text:p text:style-name="P95">—<text:span text:style-name="T3">ate</text:span> -tas | -ità | -ité | -ity | -ität. </text:p>
        </text:list-item>
        <text:list-item>
          <text:p text:style-name="P95">—<text:span text:style-name="T3">esimo</text:span> ĭ N | -esimo | -ésime. = quantitate parvo ad arbitrio. </text:p>
        </text:list-item>
        <text:list-item>
          <text:p text:style-name="P95">——<text:span text:style-name="T3">ale</text:span> | -ale | -ésimal | -al | -al. = (calculo) differentiale. </text:p>
        </text:list-item>
        <text:list-item>
          <text:p text:style-name="P95">—<text:span text:style-name="T3">ivo</text:span> 400 | -nito | -nitif | -nitive | -nitiv. = modo grammaticale de verbo: (ama)re, (habe)re, (lege)re, (audi)re, (es)se; non defini persona et numero. </text:p>
        </text:list-item>
        <text:list-item>
          <text:p text:style-name="P95">infirmo -us = ne firmo, debile, languido, ne valido. </text:p>
        </text:list-item>
        <text:list-item>
          <text:p text:style-name="P95">— M | -ermo | -irme | -irm. = ægro. </text:p>
        </text:list-item>
        <text:list-item>
          <text:p text:style-name="P95"><text:span text:style-name="T3">infixo</text:span> -us | -isso | -ixe | -ix | -ix. = quem infige, elemento grammaticale fixo in. </text:p>
        </text:list-item>
        <text:list-item>
          <text:p text:style-name="P95"><text:span text:style-name="T3">infla</text:span> -o | enfiare | enfler, gonfler | to inflate. = fla in. </text:p>
        </text:list-item>
        <text:list-item>
          <text:p text:style-name="P95">—<text:span text:style-name="T3">tione</text:span> 100 | enfiagione | -tion, enflure | -tion | -tion. </text:p>
        </text:list-item>
        <text:list-item>
          <text:p text:style-name="P95"><text:span text:style-name="T3">inflamma</text:span> -o | infiammare | enflammer | to inflame | -ieren. </text:p>
        </text:list-item>
        <text:list-item>
          <text:p text:style-name="P95">—<text:span text:style-name="T3">bile</text:span> -ĭlis | infiammabile | -ble | -ble | -bel. </text:p>
        </text:list-item>
        <text:list-item>
          <text:p text:style-name="P95">—<text:span text:style-name="T3">tione</text:span> 200 | infiammazione | -tion | -tion | -tion. </text:p>
        </text:list-item>
        <text:list-item>
          <text:p text:style-name="P95">—<text:span text:style-name="T3">torio</text:span> | infiammatorio | -toire | -tory | -torisch. </text:p>
        </text:list-item>
        <text:list-item>
          <text:p text:style-name="P95"><text:span text:style-name="T3">inflecte</text:span> -o | -ettere | -échir | -ect | -ectieren. = flecte in, flecte. </text:p>
        </text:list-item>
        <text:list-item>
          <text:p text:style-name="P95"><text:span text:style-name="T3">inflexibile</text:span> ĭ 100 | inflessibile | -ible | -ible | -ibel. = ne flexibile. </text:p>
        </text:list-item>
        <text:list-item>
          <text:p text:style-name="P95">—<text:span text:style-name="T3">itate</text:span> | inflessibilità | -ité | -ity | -ität. </text:p>
        </text:list-item>
        <text:list-item>
          <text:p text:style-name="P95"><text:span text:style-name="T3">inflexione</text:span> -xio | inflexxione | -xion | -xion | -xion. = flexione. </text:p>
        </text:list-item>
        <text:list-item>
          <text:p text:style-name="P95"><text:span text:style-name="T3">inflexo</text:span> -us = quem inflecte, flexo. </text:p>
        </text:list-item>
        <text:list-item>
          <text:p text:style-name="P95"><text:span text:style-name="T3">inflicto</text:span> -us | -itto. = quem inflige. </text:p>
        </text:list-item>
        <text:list-item>
          <text:p text:style-name="P95">—<text:span text:style-name="T3">ione</text:span> 400 | -zione | -tion | -tion | -tion. </text:p>
        </text:list-item>
        <text:list-item>
          <text:p text:style-name="P95"><text:span text:style-name="T3">inflige</text:span> -īgo | -iggere | -iger | -ict | -igieren. = flige. </text:p>
        </text:list-item>
        <text:list-item>
          <text:p text:style-name="P95"><text:span text:style-name="T3">inflorescentia</text:span> | infio—enza | -ence | -ence | -enz. = florescentia. </text:p>
        </text:list-item>
        <text:list-item>
          <text:p text:style-name="P95"><text:span text:style-name="T3">influe</text:span> -ŭo | -ire | -er | -ence | -ieren. = flue in, introduc se, insinua se. </text:p>
        </text:list-item>
        <text:list-item>
          <text:p text:style-name="P95">—<text:span text:style-name="T3">ntia</text:span> 400 | -nza | -nce | -nce | -nz. </text:p>
        </text:list-item>
        <text:list-item>
          <text:p text:style-name="P95"><text:span text:style-name="T3">influxu</text:span> | -usso | -ux | -ux | Einfluss. ⊂ in fluxu. </text:p>
        </text:list-item>
        <text:list-item>
          <text:p text:style-name="P95"><text:span text:style-name="T3">informa</text:span> -o | -are | -er | to inform | -ieren. = instrue. ⊂ </text:p>
        </text:list-item>
        <text:list-item>
          <text:p text:style-name="P95">— -o = da forma, describe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ore</text:span> 300 | -tore | -teur | informer | -tor. </text:p>
        </text:list-item>
        <text:list-item>
          <text:p text:style-name="P95"><text:span text:style-name="T3">informe</text:span> -is | -orme | -orme | -ormal | -orm. = sine forma. </text:p>
        </text:list-item>
        <text:list-item>
          <text:p text:style-name="P95"><text:soft-page-break/><text:span text:style-name="T3">infortunio</text:span> -ium | -nio | -ne | -ne | -nium. = re contra fortuna. </text:p>
        </text:list-item>
        <text:list-item>
          <text:p text:style-name="P95"><text:span text:style-name="T3">infra</text:span> -a | <text:span text:style-name="T5">sotto</text:span>, <text:span text:style-name="T5">giù</text:span> | <text:span text:style-name="T5">sous</text:span>, <text:span text:style-name="T5">en bas</text:span> | under, <text:span text:style-name="T5">below</text:span> | unter. = sub, inferiore. ⊂ infero ⊂ E. nidhero ⊃ A. D. ⊂ E. ni, S. ni, R. niz’e; E. nitero ⊃ A. nether, D. nieder, S. nitara = infero. </text:p>
        </text:list-item>
        <text:list-item>
          <text:p text:style-name="P95"><text:span text:style-name="T3">infracto</text:span> 100 = fracto. </text:p>
        </text:list-item>
        <text:list-item>
          <text:p text:style-name="P95">—<text:span text:style-name="T3">ione</text:span> -io | -zione | -tion | -tion | -tion. = ton frange, ruptura. </text:p>
        </text:list-item>
        <text:list-item>
          <text:p text:style-name="P95"><text:span text:style-name="T3">infrequente</text:span> -ens | -ente | infréquent | -ent | -ent. = ne frequente. </text:p>
        </text:list-item>
        <text:list-item>
          <text:p text:style-name="P95">—<text:span text:style-name="T3">ia</text:span> -ia | -enza | infréquence | -ency | -enz. </text:p>
        </text:list-item>
        <text:list-item>
          <text:p text:style-name="P95"><text:span text:style-name="T3">infringe</text:span> -o | infrangere | enfreindre | -ge | -gieren. = frange. </text:p>
        </text:list-item>
        <text:list-item>
          <text:p text:style-name="P95"><text:span text:style-name="T3">infunde</text:span> -o | -ondere | -user | -use | -undieren. = funde in. ⊃ infuso. </text:p>
        </text:list-item>
        <text:list-item>
          <text:p text:style-name="P95"><text:span text:style-name="T3">infuso</text:span> -us | -so | -sé | -sed | -sum. = quem infunde. </text:p>
        </text:list-item>
        <text:list-item>
          <text:p text:style-name="P95">—<text:span text:style-name="T3">sione</text:span> 100 | -sione | -sion | -sion | -sion. </text:p>
        </text:list-item>
        <text:list-item>
          <text:p text:style-name="P95">—<text:span text:style-name="T3">orio</text:span> N | -orio | -oire | -ory, -oria | -orium. = microbio. </text:p>
        </text:list-item>
        <text:list-item>
          <text:p text:style-name="P95"><text:span text:style-name="T3">ingenera</text:span> -ĕro | -are | engendrer | to engender | -ieren. = genera in. </text:p>
        </text:list-item>
        <text:list-item>
          <text:p text:style-name="P95"><text:span text:style-name="T3">ingenio</text:span> -ĭum | ingegno. = genio, natura, indole, mente, capacitate, temperamento. ⊂ in gen(e) -io. </text:p>
        </text:list-item>
        <text:list-item>
          <text:p text:style-name="P95"><text:span text:style-name="T3">ingenio</text:span> 100 | congegno | engin | engine. = opere, industria, machina. </text:p>
        </text:list-item>
        <text:list-item>
          <text:p text:style-name="P95">—<text:span text:style-name="T3">iario</text:span> M | -egnere | -énieur | engineer | -enieur | H. -eniero | P. engenheiro. = architecto, mechanico, technico. </text:p>
        </text:list-item>
        <text:list-item>
          <text:p text:style-name="P95">—<text:span text:style-name="T3">ioso</text:span> -us | -egnoso | -énieux | -enious | -eniös. </text:p>
        </text:list-item>
        <text:list-item>
          <text:p text:style-name="P95"><text:span text:style-name="T3">ingenito</text:span> -ĭtus | -ito | | -ite. = genito in, naturale, innato. </text:p>
        </text:list-item>
        <text:list-item>
          <text:p text:style-name="P95"><text:span text:style-name="T3">ingenuo</text:span> -ŭus | -enuo | -énu | -enuous. = naturale, simplice, sincero, sine arte. ⊂ in gen(e) -uo. </text:p>
        </text:list-item>
        <text:list-item>
          <text:p text:style-name="P95">—<text:span text:style-name="T3">uitate</text:span> -tas | -tà | ingénuité | -ty | -tät. </text:p>
        </text:list-item>
        <text:list-item>
          <text:p text:style-name="P95"><text:span text:style-name="T3">ingere</text:span> -ĕro | -erire | -érer | -est | -erieren. = gere (cibo) in. </text:p>
        </text:list-item>
        <text:list-item>
          <text:p text:style-name="P95"><text:span text:style-name="T3">ingestione</text:span> | -tione | -tion | -tion | -tion. = ton gere in. </text:p>
        </text:list-item>
        <text:list-item>
          <text:p text:style-name="P95"><text:span text:style-name="T3">inglorioso</text:span> 100 | -oso | -eux | -ous | -ös. = sine gloria. </text:p>
        </text:list-item>
        <text:list-item>
          <text:p text:style-name="P95"><text:span text:style-name="T3">ingrato</text:span> -us | -ato | -at | -ate | -at. = ne grato. </text:p>
        </text:list-item>
        <text:list-item>
          <text:p text:style-name="P95">—<text:span text:style-name="T3">itudine</text:span> ĭ 100 | -dine | -de | -de | -de. </text:p>
        </text:list-item>
        <text:list-item>
          <text:p text:style-name="P95"><text:span text:style-name="T3">ingrede</text:span> -ĕdior = grade in, fac ingressu. </text:p>
        </text:list-item>
        <text:list-item>
          <text:p text:style-name="P95">—<text:span text:style-name="T3">iente</text:span> | -nte | ingrédient | -nt | -ns. </text:p>
        </text:list-item>
        <text:list-item>
          <text:p text:style-name="P95"><text:span text:style-name="T3">ingressu</text:span> -us | -esso | <text:span text:style-name="T5">entrée</text:span> | -ess | -ess. = ton ingrede. </text:p>
        </text:list-item>
        <text:list-item>
          <text:p text:style-name="P95"><text:span text:style-name="T3">inguine</text:span> inguen -guĭn- | inguine | aine | <text:span text:style-name="T5">groin</text:span> | <text:span text:style-name="T5">Weichen</text:span>. </text:p>
        </text:list-item>
        <text:list-item>
          <text:p text:style-name="P95">—<text:span text:style-name="T3">ale</text:span> 200 | -ale | -al | -al | -al. </text:p>
        </text:list-item>
        <text:list-item>
          <text:p text:style-name="P95"><text:span text:style-name="T3">ingurgita</text:span> -ĭto | -are | -er | -ate | -ieren. ⊂ in gurgit(e) -a. </text:p>
        </text:list-item>
        <text:list-item>
          <text:p text:style-name="P95"><text:span text:style-name="T3">inhabile</text:span> -ĭlis | inabile | -ile | -ile | -il. = ne habile, que ne pote age. </text:p>
        </text:list-item>
        <text:list-item>
          <text:p text:style-name="P95">— -is = que ne pote es acto. </text:p>
        </text:list-item>
        <text:list-item>
          <text:p text:style-name="P95"><text:span text:style-name="T3">inhære</text:span> -eo | inerire | | -here | -härieren. = hære in. </text:p>
        </text:list-item>
        <text:list-item>
          <text:p text:style-name="P95">—<text:span text:style-name="T3">ente</text:span> | inerente | -hérent | -herent | -ent. </text:p>
        </text:list-item>
        <text:list-item>
          <text:p text:style-name="P95">—<text:span text:style-name="T3">entia</text:span> | -erenza | inhérence | -herence | -enz. </text:p>
        </text:list-item>
        <text:list-item>
          <text:p text:style-name="P95"><text:span text:style-name="T3">inhala</text:span> -ālo | inalare | -er | -e | -ieren. = hala in. </text:p>
        </text:list-item>
        <text:list-item>
          <text:p text:style-name="P95">—<text:span text:style-name="T3">tione</text:span> 200 | inalazione | -tion | -tion | -tion. </text:p>
        </text:list-item>
        <text:list-item>
          <text:p text:style-name="P95"><text:span text:style-name="T3">inhibe</text:span> -ĭbeo | inibire | -er | -it | -ieren. = prohibe, impedi, modera. ⊂ in [contra] habe. </text:p>
        </text:list-item>
        <text:list-item>
          <text:p text:style-name="P95">—<text:span text:style-name="T3">ito</text:span> -ĭtus = quem inhibe. </text:p>
        </text:list-item>
        <text:list-item>
          <text:p text:style-name="P95">—<text:span text:style-name="T3">itione</text:span> -tio | inibizione | -tion | -tion | -tion. </text:p>
        </text:list-item>
        <text:list-item>
          <text:p text:style-name="P95"><text:soft-page-break/><text:span text:style-name="T3">inhospitale</text:span> -is | ino—ale | -alier | -able | -al. = ne hospitale. </text:p>
        </text:list-item>
        <text:list-item>
          <text:p text:style-name="P95">—<text:span text:style-name="T3">itate</text:span> -tas | ino—tà | -té | -ty | -tät. </text:p>
        </text:list-item>
        <text:list-item>
          <text:p text:style-name="P95"><text:span text:style-name="T3">inhuma</text:span> -ŭmo 100 | inumare | -mer | -me | <text:span text:style-name="T5">beerdigen</text:span>. = sepeli, pone sub humo. </text:p>
        </text:list-item>
        <text:list-item>
          <text:p text:style-name="P95">—<text:span text:style-name="T3">tione</text:span> | inumazione | -tion | -tion | -tion. </text:p>
        </text:list-item>
        <text:list-item>
          <text:p text:style-name="P95"><text:span text:style-name="T3">inhumano</text:span> -us | inumano | -ain | -an | -an. = ne humano. </text:p>
        </text:list-item>
        <text:list-item>
          <text:p text:style-name="P95">—<text:span text:style-name="T3">itate</text:span> -tas | inu—tà | -té | -ty | -tät. </text:p>
        </text:list-item>
        <text:list-item>
          <text:p text:style-name="P95"><text:span text:style-name="T3">inimico</text:span> -īcus | -ico, nemico | ennemi | -ical, enemy. = anti amico. </text:p>
        </text:list-item>
        <text:list-item>
          <text:p text:style-name="P95"><text:span text:style-name="T3">inimitabile</text:span> ĭ 100 | -bile | -ble | -ble | -bel. = ne imitabile. </text:p>
        </text:list-item>
        <text:list-item>
          <text:p text:style-name="P95"><text:span text:style-name="T3">iniquo</text:span> -us | -quo | -que | -quitous. = ne æquo, injusto. </text:p>
        </text:list-item>
        <text:list-item>
          <text:p text:style-name="P95">—<text:span text:style-name="T3">uitate</text:span> -tas | -tà | -té | -ty | -tät. </text:p>
        </text:list-item>
        <text:list-item>
          <text:p text:style-name="P95"><text:span text:style-name="T3">initia</text:span> -o | -ziare | -tier | -tiate | -tiieren. = da initio, incipe. </text:p>
        </text:list-item>
        <text:list-item>
          <text:p text:style-name="P95">—<text:span text:style-name="T3">tione</text:span> 200 | -ziazione | -tion | -tion | -tion. </text:p>
        </text:list-item>
        <text:list-item>
          <text:p text:style-name="P95">—<text:span text:style-name="T3">tore</text:span> 300 | iniziatore | -teur | -tor. </text:p>
        </text:list-item>
        <text:list-item>
          <text:p text:style-name="P95"><text:span text:style-name="T3">initio</text:span> -ium | inizio | <text:span text:style-name="T5">commencement</text:span> | <text:span text:style-name="T5">beginning</text:span> | -ium, <text:span text:style-name="T5">Anfang</text:span>. = principio, exordio. ⊃ initia. ⊂ in i -tio. </text:p>
        </text:list-item>
        <text:list-item>
          <text:p text:style-name="P95">—<text:span text:style-name="T3">iale</text:span> 200 | iniziale | -ial | -ial | -ial. = de initio, primo </text:p>
        </text:list-item>
        <text:list-item>
          <text:p text:style-name="P95"><text:span text:style-name="T3">injecta</text:span> 100 | iniettare | -ecter | -ect | injicieren. = jacta in. </text:p>
        </text:list-item>
        <text:list-item>
          <text:p text:style-name="P95">—<text:span text:style-name="T3">ione</text:span> 100 | iniezione | -ion | -ion | -ion. </text:p>
        </text:list-item>
        <text:list-item>
          <text:p text:style-name="P95"><text:span text:style-name="T3">injuctione</text:span> 500 | ingiunzione | injonction | -tion | -tion. </text:p>
        </text:list-item>
        <text:list-item>
          <text:p text:style-name="P95"><text:span text:style-name="T3">injunge</text:span> | ingiungere | enjoindre | to enjoin | -ieren. = jube. ⊂ in junge. </text:p>
        </text:list-item>
        <text:list-item>
          <text:p text:style-name="P95"><text:span text:style-name="T3">injuria</text:span> -ia | ingiuria, <text:span text:style-name="T5">offesa</text:span> | -re | -ry | -rie. = contra jure, injustitia, offensa, damno, contumelia. </text:p>
        </text:list-item>
        <text:list-item>
          <text:p text:style-name="P95"><text:span text:style-name="T3">injuria</text:span> 100 | ingiuriare | -rier | -re | -riieren. = fac injuria. </text:p>
        </text:list-item>
        <text:list-item>
          <text:p text:style-name="P95">—<text:span text:style-name="T3">ioso</text:span> -us | ingiurioso | -eux | -ous | -ös. </text:p>
        </text:list-item>
        <text:list-item>
          <text:p text:style-name="P95"><text:span text:style-name="T3">injusto</text:span> -us | ingiusto | -uste | unjust. = ne justo. </text:p>
        </text:list-item>
        <text:list-item>
          <text:p text:style-name="P95">—<text:span text:style-name="T3">itia</text:span> | ingiustizia | -ice | -ice. </text:p>
        </text:list-item>
        <text:list-item>
          <text:p text:style-name="P95"><text:span text:style-name="T3">innato</text:span> -ātus | -ato | inné | -ate. = nato in. </text:p>
        </text:list-item>
        <text:list-item>
          <text:p text:style-name="P95"><text:span text:style-name="T3">innocente</text:span> -ens | -ente | -ent | -ent | <text:span text:style-name="T5">unschuldig</text:span>. = que ne noce. </text:p>
        </text:list-item>
        <text:list-item>
          <text:p text:style-name="P95">—<text:span text:style-name="T3">ia</text:span> -ia | -enza | -ence | -ence | -enz. </text:p>
        </text:list-item>
        <text:list-item>
          <text:p text:style-name="P95"><text:span text:style-name="T3">innocuo</text:span> -ŭus | -cuo | | -cuous. = ne nocuo, que ne noce, ne offensivo. </text:p>
        </text:list-item>
        <text:list-item>
          <text:p text:style-name="P95">—<text:span text:style-name="T3">uitate</text:span> | -tà | -té | -ty. </text:p>
        </text:list-item>
        <text:list-item>
          <text:p text:style-name="P95"><text:span text:style-name="T3">innominabile</text:span> ĭ 200 | -bile | innommable | -ble | -bel. = ne nominabile. </text:p>
        </text:list-item>
        <text:list-item>
          <text:p text:style-name="P95"><text:span text:style-name="T3">innova</text:span> -ŏvo | -are | -er | -ate | -ieren. = fac novo. </text:p>
        </text:list-item>
        <text:list-item>
          <text:p text:style-name="P95">—<text:span text:style-name="T3">tione</text:span> 400 | -zione | -tion | -tion | -tion. </text:p>
        </text:list-item>
        <text:list-item>
          <text:p text:style-name="P95"><text:span text:style-name="T3">innumerabile</text:span> -bĭlis | -evole, -abile | innombrable | -able | -abel. = ne numerabile. </text:p>
        </text:list-item>
        <text:list-item>
          <text:p text:style-name="P95"><text:span text:style-name="T3">inobservantia</text:span> 100 | inosservanza | -ance | -ance | -anz. </text:p>
        </text:list-item>
        <text:list-item>
          <text:p text:style-name="P95"><text:span text:style-name="T3">inocula</text:span> ŭ 100 | -are | -er | -ate | -ieren. = pone oculo de uno arbore super alio, transmitte virus. </text:p>
        </text:list-item>
        <text:list-item>
          <text:p text:style-name="P95">—<text:span text:style-name="T3">tiona</text:span> 100 | -zione | -tion | -tion | -tion. </text:p>
        </text:list-item>
        <text:list-item>
          <text:p text:style-name="P95">—<text:span text:style-name="T3">tore</text:span> 100 | -tore | -teur | -tor | -tor. </text:p>
        </text:list-item>
        <text:list-item>
          <text:p text:style-name="P95"><text:span text:style-name="T3">inodoro</text:span> 100 | -oro | -ore | -orous. = sine odore. </text:p>
        </text:list-item>
        <text:list-item>
          <text:p text:style-name="P95"><text:span text:style-name="T3">inoffensivo</text:span> | -ivo | -if | -ive | -iv. = ne offensivo. </text:p>
        </text:list-item>
        <text:list-item>
          <text:p text:style-name="P95"><text:soft-page-break/><text:span text:style-name="T3">inopportuno</text:span> -ŭnus | -uno | -un | -une | -un. = ne opportuno. </text:p>
        </text:list-item>
        <text:list-item>
          <text:p text:style-name="P95"><text:span text:style-name="T3">inquieto</text:span> -us | -eto | -et | | -et. = ne quieto, anxio. </text:p>
        </text:list-item>
        <text:list-item>
          <text:p text:style-name="P95">—<text:span text:style-name="T3">udine</text:span> ĭ 100 | -dine | -étude | -de | -do. </text:p>
        </text:list-item>
        <text:list-item>
          <text:p text:style-name="P95"><text:span text:style-name="T3">inquina</text:span> -ĭno | -are | -er | -ate | -ieren. = spurca, fæda, contamina. ⊂ <text:span text:style-name="T5">radice de</text:span> cæno = fæce, stercore; obsceno. </text:p>
        </text:list-item>
        <text:list-item>
          <text:p text:style-name="P95"><text:span text:style-name="T3">inquire</text:span> -īro | inquisire | s’enquérir, enquêter | inquire | -rieren. = quære in, investiga. </text:p>
        </text:list-item>
        <text:list-item>
          <text:p text:style-name="P95"><text:span text:style-name="T3">inquisito</text:span> -ītus = quem inquire. </text:p>
        </text:list-item>
        <text:list-item>
          <text:p text:style-name="P95">—<text:span text:style-name="T3">ione</text:span> -tio | -zione | -tion | -tion | -tion. </text:p>
        </text:list-item>
        <text:list-item>
          <text:p text:style-name="P95">—<text:span text:style-name="T3">ore</text:span> -tor | -tore | -teur | -tor | -tor. </text:p>
        </text:list-item>
        <text:list-item>
          <text:p text:style-name="P95"><text:span text:style-name="T3">insalubre</text:span> 100 | -bre | -bre | -brious. = ne salūbr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satiabile</text:span> -bĭlis | insaziabile | -able | -able | -abel. = ne satiabile. </text:p>
        </text:list-item>
        <text:list-item>
          <text:p text:style-name="P95">—<text:span text:style-name="T3">itate</text:span> 400 | insaziabilità | -té | -ty | -tät. </text:p>
        </text:list-item>
        <text:list-item>
          <text:p text:style-name="P95"><text:span text:style-name="T3">inscribe</text:span> -ībo | inscrivere | -ire | -ibe | -ibieren. = scribe in. </text:p>
        </text:list-item>
        <text:list-item>
          <text:p text:style-name="P95"><text:span text:style-name="T3">inscripto</text:span> -us | -itto, H. -ito | -it. = quem inscribe. </text:p>
        </text:list-item>
        <text:list-item>
          <text:p text:style-name="P95">— -us = ne scripto. </text:p>
        </text:list-item>
        <text:list-item>
          <text:p text:style-name="P95">—<text:span text:style-name="T3">ione</text:span> -io | -izione | -ion | -ion | -ion. </text:p>
        </text:list-item>
        <text:list-item>
          <text:p text:style-name="P95"><text:span text:style-name="T3">inscrutabile</text:span> ĭ 400 | -bile | -ble | -ble | -bel. = ne scruta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secto</text:span> 100 | -etto | -ecte | -ect | -ect. = animale invertebrato, cum sex pede; G. entomo. ⊂ in sec(a)to. </text:p>
        </text:list-item>
        <text:list-item>
          <text:p text:style-name="P95">—<text:span text:style-name="T3">ivoro</text:span> -ŏrus | insettivoro | -ore | -orous. (animale) que vora insectos. </text:p>
        </text:list-item>
        <text:list-item>
          <text:p text:style-name="P95"><text:span text:style-name="T3">insensibile</text:span> ĭ 200 | -bile | -ble | -ble | -bel. = ne sensi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separabile</text:span> -ĭlis | -bile | inséparable | -ble | -bel. = ne separabile. </text:p>
        </text:list-item>
        <text:list-item>
          <text:p text:style-name="P95">—<text:span text:style-name="T3">itate</text:span> | -ità | insé—ité | -ity | -ität. </text:p>
        </text:list-item>
        <text:list-item>
          <text:p text:style-name="P95"><text:span text:style-name="T3">insere</text:span> -ĕro | -ire | insérer | insert | -ieren. = sere in. </text:p>
        </text:list-item>
        <text:list-item>
          <text:p text:style-name="P95"><text:span text:style-name="T3">inserto</text:span> -um | -erto | -éré | -erted | -erat. = quem insere. </text:p>
        </text:list-item>
        <text:list-item>
          <text:p text:style-name="P95">—<text:span text:style-name="T3">ione</text:span> 500 | -zione | -tion | -tion | -tion. </text:p>
        </text:list-item>
        <text:list-item>
          <text:p text:style-name="P95"><text:span text:style-name="T3">insidia</text:span> (-ae -arum) | insidia | <text:span text:style-name="T5">embûche</text:span>, <text:span text:style-name="T5">piège</text:span> | <text:span text:style-name="T5">ambush</text:span>, <text:span text:style-name="T5">snare</text:span> | -ier, <text:span text:style-name="T5">Hinterhalt</text:span>. ⊂ in sed(e) -ia. </text:p>
        </text:list-item>
        <text:list-item>
          <text:p text:style-name="P95">—<text:span text:style-name="T3">ia</text:span> -ior | -iare | | -iate | -iieren. = tende insidias. </text:p>
        </text:list-item>
        <text:list-item>
          <text:p text:style-name="P95">—<text:span text:style-name="T3">ioso</text:span> -us | -ioso | -ieux | -ious | -iös. </text:p>
        </text:list-item>
        <text:list-item>
          <text:p text:style-name="P95"><text:span text:style-name="T3">insigne</text:span> -is | -gne | -gne. = eximio, egregio, claro, nobile, illustre. ⊂ in signo. </text:p>
        </text:list-item>
        <text:list-item>
          <text:p text:style-name="P95"><text:span text:style-name="T3">insignia</text:span> (-ĭa -ĭum) | insegna | enseigne, insignes | insignia, ensign | -ien. = signo, vexillo, stemma. </text:p>
        </text:list-item>
        <text:list-item>
          <text:p text:style-name="P95"><text:span text:style-name="T3">insinua</text:span> 300 | -are | -er | -ate | -ieren. = pone in sinu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nsipido</text:span> ĭ 200 | -ido | -ide | -id | -id. = ne sapido. </text:p>
        </text:list-item>
        <text:list-item>
          <text:p text:style-name="P95">—<text:span text:style-name="T3">itate</text:span> | -ezza | -ité | -ity | -ität. </text:p>
        </text:list-item>
        <text:list-item>
          <text:p text:style-name="P95"><text:span text:style-name="T3">insiste</text:span> -o | -ere | -er | insist | -ieren. = siste in. </text:p>
        </text:list-item>
        <text:list-item>
          <text:p text:style-name="P95">—<text:span text:style-name="T3">entia</text:span> | -enza | -ance | -ence | -enz. </text:p>
        </text:list-item>
        <text:list-item>
          <text:p text:style-name="P95"><text:span text:style-name="T3">insociabile</text:span> -ĭlis | -evole, -abile | -able | -able | -abel. = ne sociabile. </text:p>
        </text:list-item>
        <text:list-item>
          <text:p text:style-name="P95"><text:span text:style-name="T3">insolatione</text:span> 100 | -zione | -tion | -tion | -tion. = to es ad sol. </text:p>
        </text:list-item>
        <text:list-item>
          <text:p text:style-name="P95"><text:soft-page-break/><text:span text:style-name="T3">insolente</text:span> -ens | -ente | -ent | -ent | -ent. = contra solito, superbo, arrogante. </text:p>
        </text:list-item>
        <text:list-item>
          <text:p text:style-name="P95">—<text:span text:style-name="T3">ia</text:span> -ia | -enza | -ence | -ence | -enz. </text:p>
        </text:list-item>
        <text:list-item>
          <text:p text:style-name="P95"><text:span text:style-name="T3">insolubile</text:span> ĭ 100 | -bile | -ble | -ble | -bel. = ne solubi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solvente</text:span> | -ente | -able | -ent | -ent. = qui ne solve (debito). </text:p>
        </text:list-item>
        <text:list-item>
          <text:p text:style-name="P95">—<text:span text:style-name="T3">ia</text:span> | -enza | -abilité | -ency | -enz. </text:p>
        </text:list-item>
        <text:list-item>
          <text:p text:style-name="P95"><text:span text:style-name="T3">insomne</text:span> -is | insonne | | insomnious. = sine somno. </text:p>
        </text:list-item>
        <text:list-item>
          <text:p text:style-name="P95">—<text:span text:style-name="T3">ia</text:span> 200 | insonnia | -ie | -ia | -ie. </text:p>
        </text:list-item>
        <text:list-item>
          <text:p text:style-name="P95"><text:span text:style-name="T3">inspecta</text:span> -o | ispezionare | -ecter | -ect | inspicieren. = spece in. </text:p>
        </text:list-item>
        <text:list-item>
          <text:p text:style-name="P95">—<text:span text:style-name="T3">ione</text:span> 100 | -ezione | -ion | -ion | -ion. </text:p>
        </text:list-item>
        <text:list-item>
          <text:p text:style-name="P95">—<text:span text:style-name="T3">ore</text:span> 100 | ispettore | -eur | -or | -or. </text:p>
        </text:list-item>
        <text:list-item>
          <text:p text:style-name="P95">——<text:span text:style-name="T3">atu</text:span> | ispettorato | -at | -ate | -at. </text:p>
        </text:list-item>
        <text:list-item>
          <text:p text:style-name="P95"><text:span text:style-name="T3">inspira</text:span> -spīro | -rare | -rer | -re | -rieren. </text:p>
        </text:list-item>
        <text:list-item>
          <text:p text:style-name="P95">—<text:span text:style-name="T3">tione</text:span> 400 | -zione | -tion | -tion | -tion. </text:p>
        </text:list-item>
        <text:list-item>
          <text:p text:style-name="P95"><text:span text:style-name="T3">instabile</text:span> -bĭlis | -bile | -ble | -ble | -bil. = ne stabile. </text:p>
        </text:list-item>
        <text:list-item>
          <text:p text:style-name="P95">—<text:span text:style-name="T3">itate</text:span> 100 | -ità | -ité | -ity | -ität. </text:p>
        </text:list-item>
        <text:list-item>
          <text:p text:style-name="P95"><text:span text:style-name="T3">instante</text:span> -ans | istante | -ant | -ant | -ant. = que sta in [contra], præsente, imminente, urgente. </text:p>
        </text:list-item>
        <text:list-item>
          <text:p text:style-name="P95">—<text:span text:style-name="T3">aneo</text:span> | istantaneo | -ané | -aneous | -an. </text:p>
        </text:list-item>
        <text:list-item>
          <text:p text:style-name="P95">——<text:span text:style-name="T3">eitate</text:span> | istantaneità | -éité | -eity. </text:p>
        </text:list-item>
        <text:list-item>
          <text:p text:style-name="P95">—<text:span text:style-name="T3">ia</text:span> -ia | -anza | -ance | -ance | -anz. </text:p>
        </text:list-item>
        <text:list-item>
          <text:p text:style-name="P95"><text:span text:style-name="T3">instaura</text:span> -o | -are | -er | -ate | -ieren. ⊂ in staur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nstiga</text:span> -īgo | -are | -uer | -ate | -ieren. ⊂ in stig -a. ⊃ instinctu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ore</text:span> 100 | -tore | -teur | -tor | -tor. </text:p>
        </text:list-item>
        <text:list-item>
          <text:p text:style-name="P95"><text:span text:style-name="T3">instilla</text:span> -o | -illare | -iller | -ill | -illieren. = stilla in, versa guttas. </text:p>
        </text:list-item>
        <text:list-item>
          <text:p text:style-name="P95">—<text:span text:style-name="T3">tione</text:span> 100 | | -tion | -tion | -tion. </text:p>
        </text:list-item>
        <text:list-item>
          <text:p text:style-name="P95"><text:span text:style-name="T3">instinctu</text:span> -us | istinto | -inct | -inct | -inct. = ton instiga. </text:p>
        </text:list-item>
        <text:list-item>
          <text:p text:style-name="P95">—<text:span text:style-name="T3">ivo</text:span> | istintivo | -if | -ive | -iv. </text:p>
        </text:list-item>
        <text:list-item>
          <text:p text:style-name="P95"><text:span text:style-name="T3">institue</text:span> -o | i(n)stituire | -uer | -ute | -uieren. = statue in. </text:p>
        </text:list-item>
        <text:list-item>
          <text:p text:style-name="P95"><text:span text:style-name="T3">instituto</text:span> -um, -us | -uto | -ut | -ute | -ut. = quem institue. </text:p>
        </text:list-item>
        <text:list-item>
          <text:p text:style-name="P95">—<text:span text:style-name="T3">ione</text:span> -io | -uzione | -ion | -ion | -ion. </text:p>
        </text:list-item>
        <text:list-item>
          <text:p text:style-name="P95">—<text:span text:style-name="T3">ore</text:span> 300 | -ore | -eur | -or | -or. = fundatore, magistro. </text:p>
        </text:list-item>
        <text:list-item>
          <text:p text:style-name="P95"><text:span text:style-name="T3">instructo</text:span> -us = quem instrue. </text:p>
        </text:list-item>
        <text:list-item>
          <text:p text:style-name="P95">—<text:span text:style-name="T3">ivo</text:span> | -uttivo | -if | -ive | -iv. </text:p>
        </text:list-item>
        <text:list-item>
          <text:p text:style-name="P95">—ione -tio = constructione. </text:p>
        </text:list-item>
        <text:list-item>
          <text:p text:style-name="P95">—<text:span text:style-name="T3">ione</text:span> | -zione | -ion | -ion | -ion. = educatione, doctrina, disciplina. </text:p>
        </text:list-item>
        <text:list-item>
          <text:p text:style-name="P95">—ore -tor = præparatore. </text:p>
        </text:list-item>
        <text:list-item>
          <text:p text:style-name="P95">—<text:span text:style-name="T3">ore</text:span> | istruttore | -teur | -tor | -tor. = præceptore, magistro. </text:p>
        </text:list-item>
        <text:list-item>
          <text:p text:style-name="P95"><text:span text:style-name="T3">instrue</text:span> -ŭo | -uire | -uire | -uct | -uieren. = doce, erudi. ⊂ </text:p>
        </text:list-item>
        <text:list-item>
          <text:p text:style-name="P95">— -ŭo = construe, ædifica, ordina. ⊂ in strue. ⊃ instructo. </text:p>
        </text:list-item>
        <text:list-item>
          <text:p text:style-name="P95"><text:span text:style-name="T3">instrumento</text:span> -um | -ento | -ent | -ent | -ent. ⊂ instru(e) -mento. </text:p>
        </text:list-item>
        <text:list-item>
          <text:p text:style-name="P95">—<text:span text:style-name="T3">ale</text:span> | -ale | -al | -al | -al. </text:p>
        </text:list-item>
        <text:list-item>
          <text:p text:style-name="P95">—<text:span text:style-name="T3">atione</text:span> | -azione | -ation | -ation. </text:p>
        </text:list-item>
        <text:list-item>
          <text:p text:style-name="P95"><text:span text:style-name="T3">insubordinato</text:span> | -dinato | -donné | -dinate. = ne subordinato. </text:p>
        </text:list-item>
        <text:list-item>
          <text:p text:style-name="P95"><text:soft-page-break/>—<text:span text:style-name="T3">ione</text:span> | -zione | -tion | -tion | -tion. </text:p>
        </text:list-item>
        <text:list-item>
          <text:p text:style-name="P95"><text:span text:style-name="T3">insufficiente</text:span> 300 | -ciente | -sant | -cient | -cient. = ne sufficiente. </text:p>
        </text:list-item>
        <text:list-item>
          <text:p text:style-name="P95">—<text:span text:style-name="T3">ia</text:span> | -cienza | -sance | -ciency | -cienz. </text:p>
        </text:list-item>
        <text:list-item>
          <text:p text:style-name="P95"><text:span text:style-name="T3">insuffla</text:span> 400 = suffla in. </text:p>
        </text:list-item>
        <text:list-item>
          <text:p text:style-name="P95">—<text:span text:style-name="T3">tione</text:span> | -zione | -tion | -tion. </text:p>
        </text:list-item>
        <text:list-item>
          <text:p text:style-name="P95"><text:span text:style-name="T3">insula</text:span> -ŭla | isola | ile | isle | Insel | H. isla | P. insula. </text:p>
        </text:list-item>
        <text:list-item>
          <text:p text:style-name="P95">—<text:span text:style-name="T3">are</text:span> 100 | -are | -aire | -ar | -ar. </text:p>
        </text:list-item>
        <text:list-item>
          <text:p text:style-name="P95"><text:span text:style-name="T3">insulta</text:span> -o | -are | -er | to insult | -ieren. ⊂ in [contra] salta. </text:p>
        </text:list-item>
        <text:list-item>
          <text:p text:style-name="P95"><text:span text:style-name="T3">insultu</text:span> 400 | -ulto | -ulte | -ult | -ult. </text:p>
        </text:list-item>
        <text:list-item>
          <text:p text:style-name="P95"><text:span text:style-name="T3">insupportabile</text:span> -ĭlis | insopportabile | -ble | -ble | -bel. = ne supportabile. </text:p>
        </text:list-item>
        <text:list-item>
          <text:p text:style-name="P95"><text:span text:style-name="T3">insurrectione</text:span> | -ezione | -ion | -ion | -ion. = ton surge contra, rebellione. </text:p>
        </text:list-item>
        <text:list-item>
          <text:p text:style-name="P95">—<text:span text:style-name="T3">ale</text:span> | -zionale | -nel | -al | -ell. </text:p>
        </text:list-item>
        <text:list-item>
          <text:p text:style-name="P95"><text:span text:style-name="T3">intacto</text:span> -us | -atto | -act | -act | -act. = ne tacto, integro. </text:p>
        </text:list-item>
        <text:list-item>
          <text:p text:style-name="P95"><text:span text:style-name="T3">integra</text:span> -ĕgro | -are | intégrer | -ate | -ieren. = redde integro, completa. </text:p>
        </text:list-item>
        <text:list-item>
          <text:p text:style-name="P95">—<text:span text:style-name="T3">ale</text:span> N | -ale | intégral | -al | -al. = integro; summa de partes; totale. </text:p>
        </text:list-item>
        <text:list-item>
          <text:p text:style-name="P95">—<text:span text:style-name="T3">ante</text:span> | -ante | intégrant | -ant | -ant. </text:p>
        </text:list-item>
        <text:list-item>
          <text:p text:style-name="P95">—<text:span text:style-name="T3">tione</text:span> 300 | -zione | inté—tion | -tion. </text:p>
        </text:list-item>
        <text:list-item>
          <text:p text:style-name="P95"><text:span text:style-name="T3">integro</text:span> -ĕger | intero | entier | integer (number), <text:span text:style-name="T5">whole</text:span> | <text:span text:style-name="T5">ganz</text:span>. = completo, toto, ne diviso. ⊂ ne ta(n)g(e) -ro = intacto. ⊃ integra. </text:p>
        </text:list-item>
        <text:list-item>
          <text:p text:style-name="P95">— -ĕger | integro | intègre. = honesto, puro. </text:p>
        </text:list-item>
        <text:list-item>
          <text:p text:style-name="P95">—<text:span text:style-name="T3">itate</text:span> -tas | -tà | intégrité | -ty | -tät. </text:p>
        </text:list-item>
        <text:list-item>
          <text:p text:style-name="P95"><text:span text:style-name="T3">intellecto</text:span> -us = quem intellige. </text:p>
        </text:list-item>
        <text:list-item>
          <text:p text:style-name="P95">—<text:span text:style-name="T3">ione</text:span> -io | -ezione | -ion | -ion. </text:p>
        </text:list-item>
        <text:list-item>
          <text:p text:style-name="P95">—<text:span text:style-name="T3">ivo</text:span> | -ettivo | -if | -ive | -iv. </text:p>
        </text:list-item>
        <text:list-item>
          <text:p text:style-name="P95">—<text:span text:style-name="T3">u</text:span> -us | -etto | -ect | -ect | -ect. </text:p>
        </text:list-item>
        <text:list-item>
          <text:p text:style-name="P95">—<text:span text:style-name="T3">uale</text:span> 200 | -ettuale | -éctuel | -al | -al. </text:p>
        </text:list-item>
        <text:list-item>
          <text:p text:style-name="P95">——<text:span text:style-name="T3">itate</text:span> 300 | -ettualità | -ité | -ity | -ität. </text:p>
        </text:list-item>
        <text:list-item>
          <text:p text:style-name="P95"><text:span text:style-name="T3">intellige</text:span> -ĭgo | <text:span text:style-name="T5">intendere</text:span> | <text:span text:style-name="T5">comprendre</text:span> | <text:span text:style-name="T5">to understand</text:span> | <text:span text:style-name="T5">verstehen</text:span>. ⊃ intellecto. ⊂ inter lege. </text:p>
        </text:list-item>
        <text:list-item>
          <text:p text:style-name="P95">—<text:span text:style-name="T3">ente</text:span> -ens | -ente | -ent | -ent | -ent. </text:p>
        </text:list-item>
        <text:list-item>
          <text:p text:style-name="P95">—<text:span text:style-name="T3">entia</text:span> -ia | -enza | -ence | -ence | -enz. </text:p>
        </text:list-item>
        <text:list-item>
          <text:p text:style-name="P95">—<text:span text:style-name="T3">ibile</text:span> -ibĭlis | -bile | -ble | -ble | -bel. </text:p>
        </text:list-item>
        <text:list-item>
          <text:p text:style-name="P95">——<text:span text:style-name="T3">itate</text:span> | -ità | -ité | -ity | -ität. </text:p>
        </text:list-item>
        <text:list-item>
          <text:p text:style-name="P95"><text:span text:style-name="T3">intemperantia</text:span> -ia | -anza | -érance | -ance | -anz. = to es ne temperante. </text:p>
        </text:list-item>
        <text:list-item>
          <text:p text:style-name="P95"><text:span text:style-name="T3">intende</text:span> -o = tende in, tende, tende animo, attende, es intento, habe intentione. ⊃ I. intendere = intellige, vol; F. entendre = audi, vol; A. intend = contempla, medita, attende; D. -ieren = specta. </text:p>
        </text:list-item>
        <text:list-item>
          <text:p text:style-name="P95">—<text:span text:style-name="T3">ente</text:span> M | -ente | -ant | -ant | -ant. = præfecto, procuratore. </text:p>
        </text:list-item>
        <text:list-item>
          <text:p text:style-name="P95">——<text:span text:style-name="T3">ia</text:span> M | -enza | -ance | -ancy | -ance. </text:p>
        </text:list-item>
        <text:list-item>
          <text:p text:style-name="P95"><text:span text:style-name="T3">intenso</text:span> -us (raro) | -enso | -ense | -ense. = forte, ingente, magno. ⊂ [ <text:span text:style-name="T5">alio forma de</text:span>] intento. </text:p>
        </text:list-item>
        <text:list-item>
          <text:p text:style-name="P95">—<text:span text:style-name="T3">ifica</text:span> -ĭco | -ificare | -ifier | -ify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oft-page-break/>—<text:span text:style-name="T3">ivo</text:span> | -ivo | -if | -ive | -iv. </text:p>
        </text:list-item>
        <text:list-item>
          <text:p text:style-name="P95"><text:span text:style-name="T3">intentione</text:span> -tio = tensione, attentione, ton intende. </text:p>
        </text:list-item>
        <text:list-item>
          <text:p text:style-name="P95">— M | -zione | -tion | -tion | -tion. = voluntate, desiderio, proposito, scopo. </text:p>
        </text:list-item>
        <text:list-item>
          <text:p text:style-name="P95">—<text:span text:style-name="T3">ale</text:span> M | -zionale | -tionnel | -tional | -tional. </text:p>
        </text:list-item>
        <text:list-item>
          <text:p text:style-name="P95"><text:span text:style-name="T3">INTER</text:span> -ter | <text:span text:style-name="T5">fra</text:span>, entro | entre, <text:span text:style-name="T5">parmi</text:span> | <text:span text:style-name="T5">among</text:span>, <text:span text:style-name="T5">between</text:span> | <text:span text:style-name="T5">zwischen</text:span> | H. P. entre. = in, in medio. ⊃ inter(cala), inter(medio), inter(pola), inter(vallo), intel(lige). || G. entero, R. vnutri, S. antar. ⊂ in -ter = plus in. </text:p>
        </text:list-item>
        <text:list-item>
          <text:p text:style-name="P95"><text:span text:style-name="T3">intercala</text:span> -călo | -are | -er | -ate | -ieren. </text:p>
        </text:list-item>
        <text:list-item>
          <text:p text:style-name="P95"><text:span text:style-name="T3">intercede</text:span> -cēdo | -edere | -éder | -ede | -edieren. </text:p>
        </text:list-item>
        <text:list-item>
          <text:p text:style-name="P95"><text:span text:style-name="T3">intercepta</text:span> | -ettare | -epter | -ept | -eption. = intercipe, inter capta. </text:p>
        </text:list-item>
        <text:list-item>
          <text:p text:style-name="P95"><text:span text:style-name="T3">intercepto</text:span> -us = quem intercipe. </text:p>
        </text:list-item>
        <text:list-item>
          <text:p text:style-name="P95"><text:span text:style-name="T3">intercessione</text:span> -sio | -sione | -sion | -sion | -sion. = ton intercede. </text:p>
        </text:list-item>
        <text:list-item>
          <text:p text:style-name="P95"><text:span text:style-name="T3">intercessore</text:span> -sor | -ore | -eur | -or | -or. = qui intercede. </text:p>
        </text:list-item>
        <text:list-item>
          <text:p text:style-name="P95"><text:span text:style-name="T3">intercipe</text:span> -cĭpio = intercepta. </text:p>
        </text:list-item>
        <text:list-item>
          <text:p text:style-name="P95"><text:span text:style-name="T3">intercostale</text:span> | -ale | -al | -al | -al. </text:p>
        </text:list-item>
        <text:list-item>
          <text:p text:style-name="P95"><text:span text:style-name="T3">interdic</text:span> -dīco | -ire | -ire | -ict | -ieren. = veta, prohibe. </text:p>
        </text:list-item>
        <text:list-item>
          <text:p text:style-name="P95"><text:span text:style-name="T3">interdictione</text:span> -tio | -zione | -ction | -ction | -ction. = ton interdic. </text:p>
        </text:list-item>
        <text:list-item>
          <text:p text:style-name="P95"><text:span text:style-name="T3">interdicto</text:span> -um | -etto | -it | -ict | -ict. = quem interdic. </text:p>
        </text:list-item>
        <text:list-item>
          <text:p text:style-name="P95">L. interdum = ullo vice. </text:p>
        </text:list-item>
        <text:list-item>
          <text:p text:style-name="P95">L. interea = tunc, in illo tempore. </text:p>
        </text:list-item>
        <text:list-item>
          <text:p text:style-name="P95"><text:span text:style-name="T3">interes</text:span> -est | -essare | intéresser | -est | -essieren. = es grave, vale, prodes, excita attentione, move, pertine, concerne. </text:p>
        </text:list-item>
        <text:list-item>
          <text:p text:style-name="P95">interes, intersum = es inter, participa, es differente. </text:p>
        </text:list-item>
        <text:list-item>
          <text:p text:style-name="P95"><text:span text:style-name="T3">interesse</text:span> | -esse | intérêt | -est | -esse. = sympathia, utilitate, præmio, participatione. ⊂ <text:span text:style-name="T5">infinitivo de</text:span> interes. </text:p>
        </text:list-item>
        <text:list-item>
          <text:p text:style-name="P95"><text:span text:style-name="T3">interfer</text:span> N | -erire | -érer | -ere. </text:p>
        </text:list-item>
        <text:list-item>
          <text:p text:style-name="P95">—<text:span text:style-name="T3">entia</text:span> N | -enza | -ence | -ence | -enz. = concursu (de duo radio luminoso). </text:p>
        </text:list-item>
        <text:list-item>
          <text:p text:style-name="P95"><text:span text:style-name="T3">interim</text:span> intĕrim | -im, <text:span text:style-name="T5">intanto</text:span> | -im, <text:span text:style-name="T5">cependant</text:span> | -im, <text:span text:style-name="T5">meantime</text:span>, <text:span text:style-name="T5">meanwhile</text:span> | -im, <text:span text:style-name="T5">inzwischen</text:span>. = in isto tempore. </text:p>
        </text:list-item>
        <text:list-item>
          <text:p text:style-name="P95"><text:span text:style-name="T3">interiore</text:span> -rior | -riore, -rno | intérieur | -rior | <text:span text:style-name="T5">innerer</text:span>. ⊂ inter -iore = plus inter. </text:p>
        </text:list-item>
        <text:list-item>
          <text:p text:style-name="P95"><text:span text:style-name="T3">interjectione</text:span> 100 | interiezione | -ction | -ction | -ction. ⊂ inter jact(o) -ione. </text:p>
        </text:list-item>
        <text:list-item>
          <text:p text:style-name="P95"><text:span text:style-name="T3">interlineare</text:span> | -eare | -éaire | -ear | -ear. </text:p>
        </text:list-item>
        <text:list-item>
          <text:p text:style-name="P95"><text:span text:style-name="T3">Interlingua</text:span> = lingua internationale. Ita in 1910, « Academia pro Interlingua », fundato in 1887, verte nomine præcedente « Volapük = Weltsprache, world-speech » de 1880. </text:p>
        </text:list-item>
        <text:list-item>
          <text:p text:style-name="P95"><text:span text:style-name="T3">interlocuto</text:span> 100 = qui e interloque. </text:p>
        </text:list-item>
        <text:list-item>
          <text:p text:style-name="P95">—<text:span text:style-name="T3">ione</text:span> 100 | -zione | -ion | -ion | -ion. </text:p>
        </text:list-item>
        <text:list-item>
          <text:p text:style-name="P95">—<text:span text:style-name="T3">ore</text:span> | -ore | -eur | -or | -or. </text:p>
        </text:list-item>
        <text:list-item>
          <text:p text:style-name="P95">—<text:span text:style-name="T3">orio</text:span> | -orio | -oire | -ory | -orium. </text:p>
        </text:list-item>
        <text:list-item>
          <text:p text:style-name="P95"><text:span text:style-name="T3">interloque</text:span> ŏ 100 | -uire | -uer | | -uieren. = loque inter. ⊃ interlocuto. </text:p>
        </text:list-item>
        <text:list-item>
          <text:p text:style-name="P95"><text:span text:style-name="T3">intermedio</text:span> (Varrone) | -edio, -ezzo | -ède | -ediate | -edial. = medio, <text:soft-page-break/>intervallo, intermediario. </text:p>
        </text:list-item>
        <text:list-item>
          <text:p text:style-name="P95">—<text:span text:style-name="T3">iario</text:span> N | -iario, mediatore | intermédiaire | -iary | -iär. </text:p>
        </text:list-item>
        <text:list-item>
          <text:p text:style-name="P95"><text:span text:style-name="T3">interminabile</text:span> ĭ 300 | -bile | -ble | -ble | -bel. = ne terminabile. </text:p>
        </text:list-item>
        <text:list-item>
          <text:p text:style-name="P95"><text:span text:style-name="T3">intermisce</text:span> -eo | frammischiare | entremêler | to intermix | -ieren. = misce inter. </text:p>
        </text:list-item>
        <text:list-item>
          <text:p text:style-name="P95"><text:span text:style-name="T3">intermisso</text:span> -us = quem intermitte. </text:p>
        </text:list-item>
        <text:list-item>
          <text:p text:style-name="P95">—<text:span text:style-name="T3">ione</text:span> -io | -ione | -ion | -ion | -ion. = cessatione, interruptione, intervallo, pausa. </text:p>
        </text:list-item>
        <text:list-item>
          <text:p text:style-name="P95"><text:span text:style-name="T3">intermitte</text:span> -o | -mettere | | to intermit | -ieren. = mitte inter, pone inter, interrumpe, suspende. </text:p>
        </text:list-item>
        <text:list-item>
          <text:p text:style-name="P95">—<text:span text:style-name="T3">ente</text:span> | -ente | -ent | -ent | -ierend. </text:p>
        </text:list-item>
        <text:list-item>
          <text:p text:style-name="P95"><text:span text:style-name="T3">intermusculare</text:span> | -olare | -aire | -ar | -ar. </text:p>
        </text:list-item>
        <text:list-item>
          <text:p text:style-name="P95"><text:span text:style-name="T3">internationale</text:span> | -zionale | -al | -al | -al. </text:p>
        </text:list-item>
        <text:list-item>
          <text:p text:style-name="P95"><text:span text:style-name="T3">interno</text:span> -us | -erno | -erne | -ernal | -ern. ⊂ inter -no. </text:p>
        </text:list-item>
        <text:list-item>
          <text:p text:style-name="P95"><text:span text:style-name="T3">internuntio</text:span> -ĭus | -zio | internonce | -cio | -tius. = misso (de pontifice). </text:p>
        </text:list-item>
        <text:list-item>
          <text:p text:style-name="P95"><text:span text:style-name="T3">interpella</text:span> -o | -are | -er | -ate, interpeal, interpel | -ieren. ⊂ inter pell(e) [pulsa] -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ore</text:span> -tor | -tore | -teur | -tor. </text:p>
        </text:list-item>
        <text:list-item>
          <text:p text:style-name="P95"><text:span text:style-name="T3">interpola</text:span> -pŏlo | -are | -er | -ate | -ieren. = insere. ⊂ inter poli. </text:p>
        </text:list-item>
        <text:list-item>
          <text:p text:style-name="P95">—<text:span text:style-name="T3">tione</text:span> 100 | -zione | -tion | -tion | -tion. </text:p>
        </text:list-item>
        <text:list-item>
          <text:p text:style-name="P95">—<text:span text:style-name="T3">tore</text:span> 300 | -tore | -teur | -tor | -tor. </text:p>
        </text:list-item>
        <text:list-item>
          <text:p text:style-name="P95"><text:span text:style-name="T3">interpone</text:span> -pōno | -orre | -oser | -ose | -onieren. = pone inter. ⊃ </text:p>
        </text:list-item>
        <text:list-item>
          <text:p text:style-name="P95"><text:span text:style-name="T3">interposito</text:span> -ĭtus | -osto | -osé | -osed. = quem interpone. </text:p>
        </text:list-item>
        <text:list-item>
          <text:p text:style-name="P95">—<text:span text:style-name="T3">ione</text:span> 100 | -zione | -tion | -tion | -tion. </text:p>
        </text:list-item>
        <text:list-item>
          <text:p text:style-name="P95"><text:span text:style-name="T3">interpreta</text:span> -ĕtor | -etare | -éter | -et | -etieren. = es interprete, expone, explica. </text:p>
        </text:list-item>
        <text:list-item>
          <text:p text:style-name="P95">—<text:span text:style-name="T3">tione</text:span> -tio | -zione | -prétation | -tion | -tion. </text:p>
        </text:list-item>
        <text:list-item>
          <text:p text:style-name="P95"><text:span text:style-name="T3">interprete</text:span> -pres -prĕt- | -ete | -ète | -eter | -et. = expositore, translatore. ⊂ inter pret(io) = qui determina pretio inter duo contrahente. </text:p>
        </text:list-item>
        <text:list-item>
          <text:p text:style-name="P95"><text:span text:style-name="T3">interpunctione</text:span> -tio | -zione | interponctuation | -tion | -tion. = serie de punctos inter vocabulos. </text:p>
        </text:list-item>
        <text:list-item>
          <text:p text:style-name="P95"><text:span text:style-name="T3">interra</text:span> M | -are | enterrer | to inter. = inhuma, pone in terra. </text:p>
        </text:list-item>
        <text:list-item>
          <text:p text:style-name="P95"><text:span text:style-name="T3">interregno</text:span> -um | -egno | -ègne | -egnum | -egnum. </text:p>
        </text:list-item>
        <text:list-item>
          <text:p text:style-name="P95"><text:span text:style-name="T3">interroga</text:span> -rŏgo | -are | -er | -ate | -ieren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ivo</text:span> 400 | -tivo | -tif | -tive | -tiv. </text:p>
        </text:list-item>
        <text:list-item>
          <text:p text:style-name="P95">—<text:span text:style-name="T3">torio</text:span> 300 | -orio | -oire | -ory | -orisch. </text:p>
        </text:list-item>
        <text:list-item>
          <text:p text:style-name="P95"><text:span text:style-name="T3">interrumpe</text:span> -o | -ompere | -ompre | -upt | -umpieren. = rumpe inter. </text:p>
        </text:list-item>
        <text:list-item>
          <text:p text:style-name="P95"><text:span text:style-name="T3">interrupto</text:span> -us | -rotto | -rompu | -rupt | -rupt. = quem interrumpe. </text:p>
        </text:list-item>
        <text:list-item>
          <text:p text:style-name="P95">—<text:span text:style-name="T3">ione</text:span> 100 | -uzione | -ion | -ion | -ion. </text:p>
        </text:list-item>
        <text:list-item>
          <text:p text:style-name="P95">—<text:span text:style-name="T3">ivo</text:span> | -uttivo | -if | -ive. </text:p>
        </text:list-item>
        <text:list-item>
          <text:p text:style-name="P95">—<text:span text:style-name="T3">ore</text:span> 200 | -uttore | -eur | -er | -or. </text:p>
        </text:list-item>
        <text:list-item>
          <text:p text:style-name="P95"><text:span text:style-name="T3">interseca</text:span> ĕ 500 | -are | <text:span text:style-name="T5">entrecouper</text:span> | intersect | -ieren. = seca inter. </text:p>
        </text:list-item>
        <text:list-item>
          <text:p text:style-name="P95"><text:soft-page-break/><text:span text:style-name="T3">intersectione</text:span> 100 | -zione | -ction | -ction | -ction. = ton interseca. </text:p>
        </text:list-item>
        <text:list-item>
          <text:p text:style-name="P95"><text:span text:style-name="T3">interstitio</text:span> 400 | -zio | -ce | -ce | -tium. ⊂ inter statio(ne). </text:p>
        </text:list-item>
        <text:list-item>
          <text:p text:style-name="P95"><text:span text:style-name="T3">intervallo</text:span> -um | -allo | -alle | -al | -all. ⊂ inter vallo. </text:p>
        </text:list-item>
        <text:list-item>
          <text:p text:style-name="P95"><text:span text:style-name="T3">interveni</text:span> -ĕnio | -enire | -enir | -ene | -enieren. ⊂ inter veni. </text:p>
        </text:list-item>
        <text:list-item>
          <text:p text:style-name="P95">—<text:span text:style-name="T3">iente</text:span> -iens | -iente | -enant | -ient | -ient. </text:p>
        </text:list-item>
        <text:list-item>
          <text:p text:style-name="P95"><text:span text:style-name="T3">interventione</text:span> 300 <text:span text:style-name="T3">, interventu</text:span> -us | -ento | -ention | -ention | -ention. </text:p>
        </text:list-item>
        <text:list-item>
          <text:p text:style-name="P95"><text:span text:style-name="T3">intestino</text:span> -īnum | -ino | -in | -ine | -inum. ⊂ intus, interiore. </text:p>
        </text:list-item>
        <text:list-item>
          <text:p text:style-name="P95">—<text:span text:style-name="T3">ale</text:span> N | -ale | -al | -al | -al. </text:p>
        </text:list-item>
        <text:list-item>
          <text:p text:style-name="P95"><text:span text:style-name="T3">intima</text:span> ĭ 300 | -are | -er | -ate | -ieren. = denuntia, indīce. ⊂ intim(o) -a. </text:p>
        </text:list-item>
        <text:list-item>
          <text:p text:style-name="P95">—<text:span text:style-name="T3">tione</text:span> 100 | -zione | -tion | -tion | -tion. </text:p>
        </text:list-item>
        <text:list-item>
          <text:p text:style-name="P95"><text:span text:style-name="T3">intimida</text:span> -ĭdo | -ire | -er | -ate | -ieren. = fac time, terre. </text:p>
        </text:list-item>
        <text:list-item>
          <text:p text:style-name="P95"><text:span text:style-name="T3">intimo</text:span> -ĭmus | -imo | -ime | -imate | -im. = in, inter, interiore, interno, familiare. ⊂ in -timo [superlativo]. </text:p>
        </text:list-item>
        <text:list-item>
          <text:p text:style-name="P95">—<text:span text:style-name="T3">itate</text:span> | -ità | -ité | -acy | -ität. </text:p>
        </text:list-item>
        <text:list-item>
          <text:p text:style-name="P95"><text:span text:style-name="T3">intolerabile</text:span> -ĭlis | intollerabile | intolérable | -able | -abel. = ne tolerabile. </text:p>
        </text:list-item>
        <text:list-item>
          <text:p text:style-name="P95"><text:span text:style-name="T3">intolerante</text:span> -ans | intollerante | -érant | -ant | -ant. = ne tolerante. </text:p>
        </text:list-item>
        <text:list-item>
          <text:p text:style-name="P95">—<text:span text:style-name="T3">ia</text:span> -ia | intolleranza | intolérance | -ance | -anz. </text:p>
        </text:list-item>
        <text:list-item>
          <text:p text:style-name="P95"><text:span text:style-name="T3">intona</text:span> -tŏno | -are | entonner | to intone, -ate | -ieren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tra</text:span> intra = inter. </text:p>
        </text:list-item>
        <text:list-item>
          <text:p text:style-name="P95"><text:span text:style-name="T3">intra</text:span> -o | entrare | entrer | enter | <text:span text:style-name="T5">eintreten</text:span>. = i in. ⊂ in tra. </text:p>
        </text:list-item>
        <text:list-item>
          <text:p text:style-name="P95"><text:span text:style-name="T3">intractabile</text:span> 100 | intrattabile | intraitable | -able | -abel. = ne tractabile. </text:p>
        </text:list-item>
        <text:list-item>
          <text:p text:style-name="P95"><text:span text:style-name="T3">intransitivo</text:span> 400 | -ivo | -if | -ive | -iv. = ne transitivo. </text:p>
        </text:list-item>
        <text:list-item>
          <text:p text:style-name="P95"><text:span text:style-name="T3">intrepido</text:span> -ĭdus | -ido | intrépide | -id | -id. = ne trepido. </text:p>
        </text:list-item>
        <text:list-item>
          <text:p text:style-name="P95">—<text:span text:style-name="T3">itate</text:span> | -ità | intrépidité | -ity | -ität. </text:p>
        </text:list-item>
        <text:list-item>
          <text:p text:style-name="P95"><text:span text:style-name="T3">intrica</text:span> -īco | -icare, -igare | -iguer | -icate, -igue | -iguieren. = pone in tricas. </text:p>
        </text:list-item>
        <text:list-item>
          <text:p text:style-name="P95"><text:span text:style-name="T3">intrinseco</text:span> ĕ 200 | -eco | -èque | -ic. = interiore, intimo. ⊂ intra. </text:p>
        </text:list-item>
        <text:list-item>
          <text:p text:style-name="P95"><text:span text:style-name="T3">intro</text:span> -o = inter, in. </text:p>
        </text:list-item>
        <text:list-item>
          <text:p text:style-name="P95"><text:span text:style-name="T3">introduc</text:span> -dūco | -durre | -duire | -duce | -ducieren. = intro duc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ivo</text:span> | -uttivo | -tif | -tive | -tiv. </text:p>
        </text:list-item>
        <text:list-item>
          <text:p text:style-name="P95">—<text:span text:style-name="T3">to</text:span> -tus | introdotto | introduit. = quem introduc. </text:p>
        </text:list-item>
        <text:list-item>
          <text:p text:style-name="P95">—<text:span text:style-name="T3">tore</text:span> | -uttore | -ucteur | -uctor. </text:p>
        </text:list-item>
        <text:list-item>
          <text:p text:style-name="P95"><text:span text:style-name="T3">introitu</text:span> -ĭtus = ingressu, accessu, aditu. ⊂ intro i -tu. </text:p>
        </text:list-item>
        <text:list-item>
          <text:p text:style-name="P95">— | -ito | -ït | -it | -itus. = prece de introductione. </text:p>
        </text:list-item>
        <text:list-item>
          <text:p text:style-name="P95"><text:span text:style-name="T3">intromisso</text:span> 100 | intromesso. = quem intromitte. </text:p>
        </text:list-item>
        <text:list-item>
          <text:p text:style-name="P95">—<text:span text:style-name="T3">ione</text:span> 300 | -sione | -sion | -sion | -sion. </text:p>
        </text:list-item>
        <text:list-item>
          <text:p text:style-name="P95"><text:span text:style-name="T3">intromitte</text:span> 100 | intromettere | <text:span text:style-name="T5">introduire</text:span>, entremettre | intromit | -ieren. = mitte intro, introduc, admitte. </text:p>
        </text:list-item>
        <text:list-item>
          <text:p text:style-name="P95"><text:span text:style-name="T3">intrude</text:span> -ūdo | -dere | | -de | -dieren. = trude in. ⊃ </text:p>
        </text:list-item>
        <text:list-item>
          <text:p text:style-name="P95"><text:span text:style-name="T3">intruso</text:span> -us | -uso | -us | -usive | -usiv. = quem intrude. </text:p>
        </text:list-item>
        <text:list-item>
          <text:p text:style-name="P95">—<text:span text:style-name="T3">ione</text:span> | -ione | -ion | -ion | -ion. </text:p>
        </text:list-item>
        <text:list-item>
          <text:p text:style-name="P95"><text:soft-page-break/><text:span text:style-name="T3">intue</text:span> -eor | intuire. = vide, spece. ⊂ in tue. </text:p>
        </text:list-item>
        <text:list-item>
          <text:p text:style-name="P95"><text:span text:style-name="T3">intuitu</text:span> ĭ 100 | intuito. = </text:p>
        </text:list-item>
        <text:list-item>
          <text:p text:style-name="P95">—<text:span text:style-name="T3">ione</text:span> | -zione | -tion | -tion | -tion, -tus. = to intue. </text:p>
        </text:list-item>
        <text:list-item>
          <text:p text:style-name="P95">—<text:span text:style-name="T3">ivo</text:span> | -ivo | -if | -ive | -iv. </text:p>
        </text:list-item>
        <text:list-item>
          <text:p text:style-name="P95"><text:span text:style-name="T3">intume</text:span> -ŭmeo = </text:p>
        </text:list-item>
        <text:list-item>
          <text:p text:style-name="P95"><text:span text:style-name="T3">intumesce</text:span> 100 = fi tumido. </text:p>
        </text:list-item>
        <text:list-item>
          <text:p text:style-name="P95">—<text:span text:style-name="T3">ntia</text:span> | -nza | -nce | -nce | -nz. </text:p>
        </text:list-item>
        <text:list-item>
          <text:p text:style-name="P95">intus -us = in interno. ⊂ in -tus. </text:p>
        </text:list-item>
        <text:list-item>
          <text:p text:style-name="P95"><text:span text:style-name="T3">inunda</text:span> -o | inondare | inonder | -ate | -ieren. ⊂ unda. </text:p>
        </text:list-item>
        <text:list-item>
          <text:p text:style-name="P95">—<text:span text:style-name="T3">tione</text:span> 100 | inondazione | inondation | -tion | -tion. </text:p>
        </text:list-item>
        <text:list-item>
          <text:p text:style-name="P95"><text:span text:style-name="T3">inurbano</text:span> -us | -ano | | -ane | -an. = ne urbano, ne civile, rustico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utile</text:span> -ĭlis | -ile | -ile | -ile. = ne utile. </text:p>
        </text:list-item>
        <text:list-item>
          <text:p text:style-name="P95">—<text:span text:style-name="T3">itate</text:span> -itas | -ità | -ité | -ity. </text:p>
        </text:list-item>
        <text:list-item>
          <text:p text:style-name="P95"><text:span text:style-name="T3">invade</text:span> -vādo | -dere | envahir | -de | -dieren. = vade in, irrue, aggrede, fac « invasione ». </text:p>
        </text:list-item>
        <text:list-item>
          <text:p text:style-name="P95"><text:span text:style-name="T3">invalida</text:span> -ĭdo | -are | -er | -ate | -ieren. = declara ne valido. </text:p>
        </text:list-item>
        <text:list-item>
          <text:p text:style-name="P95"><text:span text:style-name="T3">invalido</text:span> -ĭdus | -ido | -ide | -id | -id. = ne valido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nvariabile</text:span> -ĭlis | -bile | -ble | -ble | -bel. = ne variabile. </text:p>
        </text:list-item>
        <text:list-item>
          <text:p text:style-name="P95">—<text:span text:style-name="T3">itate</text:span> | -ità | -ité | -ity. </text:p>
        </text:list-item>
        <text:list-item>
          <text:p text:style-name="P95"><text:span text:style-name="T3">invasione</text:span> | -sione | -sion | -sion | -sion. = ton invade. </text:p>
        </text:list-item>
        <text:list-item>
          <text:p text:style-name="P95"><text:span text:style-name="T3">invasore</text:span> 400 | -sore | envahisseur. = qui invade. </text:p>
        </text:list-item>
        <text:list-item>
          <text:p text:style-name="P95"><text:span text:style-name="T3">invectiva</text:span> 400 | invettiva | -tive | -tive | -tive. = apostrophe violento. ⊂ inveh(e) -tiv(o) -a [feminino]. </text:p>
        </text:list-item>
        <text:list-item>
          <text:p text:style-name="P95"><text:span text:style-name="T3">invehe</text:span> -vĕhor | inveire | invectiver | inveigh. = vehe se contra. </text:p>
        </text:list-item>
        <text:list-item>
          <text:p text:style-name="P95"><text:span text:style-name="T3">inveni</text:span> -vĕnio | <text:span text:style-name="T5">trovare</text:span>, inventare | <text:span text:style-name="T5">trouver</text:span>, inventer | <text:span text:style-name="T5">to find</text:span>, invent | <text:span text:style-name="T5">erfinden</text:span>, inventieren. ⊃ invento. ⊂ veni in [contra]. </text:p>
        </text:list-item>
        <text:list-item>
          <text:p text:style-name="P95"><text:span text:style-name="T3">invento</text:span> -um = quem inveni, inventione. </text:p>
        </text:list-item>
        <text:list-item>
          <text:p text:style-name="P95">—<text:span text:style-name="T3">ario</text:span> 300 | -ario | -aire | -ory | -ar. </text:p>
        </text:list-item>
        <text:list-item>
          <text:p text:style-name="P95">—<text:span text:style-name="T3">ione</text:span> -io | -nzione | -ion | -ion | -ion. </text:p>
        </text:list-item>
        <text:list-item>
          <text:p text:style-name="P95">—<text:span text:style-name="T3">ivo</text:span> | -ivo | -if | -ive. </text:p>
        </text:list-item>
        <text:list-item>
          <text:p text:style-name="P95">—<text:span text:style-name="T3">ore</text:span> -or | -ore | -eur | -or | -or. </text:p>
        </text:list-item>
        <text:list-item>
          <text:p text:style-name="P95"><text:span text:style-name="T3">inventrice</text:span> -rix | -rice | -rice | -ress. </text:p>
        </text:list-item>
        <text:list-item>
          <text:p text:style-name="P95"><text:span text:style-name="T3">inverso</text:span> -us | -so | -se | -se | <text:span text:style-name="T5">umgekehrt</text:span>. = quem inverte, contrario. </text:p>
        </text:list-item>
        <text:list-item>
          <text:p text:style-name="P95">—<text:span text:style-name="T3">ione</text:span> -io | -sione | -sion | -sion | -sion. </text:p>
        </text:list-item>
        <text:list-item>
          <text:p text:style-name="P95"><text:span text:style-name="T3">inverte</text:span> -o | -ere | -ir | invert | -ieren. = verte, transpone. </text:p>
        </text:list-item>
        <text:list-item>
          <text:p text:style-name="P95"><text:span text:style-name="T3">invertebrato</text:span> N | -ato | invertébré | -ate. = animale sine vertebra. </text:p>
        </text:list-item>
        <text:list-item>
          <text:p text:style-name="P95"><text:span text:style-name="T3">investi</text:span> 100 | -ire | -ir | invest | -ieren. = da veste, da functione. </text:p>
        </text:list-item>
        <text:list-item>
          <text:p text:style-name="P95"><text:span text:style-name="T3">investiga</text:span> -īgo | -are | <text:span text:style-name="T5">rechercher</text:span>, faire des investigations | -ate | -ieren. ⊂ in vestig(io) -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nvestitura</text:span> | -ura | -ure | -ure | -ur. = ton investi. </text:p>
        </text:list-item>
        <text:list-item>
          <text:p text:style-name="P95"><text:span text:style-name="T3">inveterato</text:span> -us | -ato | invétéré | -ate | -iert. = facto vetere. </text:p>
        </text:list-item>
        <text:list-item>
          <text:p text:style-name="P95">L. invicem = reciproco. </text:p>
        </text:list-item>
        <text:list-item>
          <text:p text:style-name="P95"><text:span text:style-name="T3">invide</text:span> -vĭdeo | invidiare | envier | envy | -ieren. = habe invidia, vide in [contra]. </text:p>
        </text:list-item>
        <text:list-item>
          <text:p text:style-name="P95"><text:soft-page-break/>—<text:span text:style-name="T3">ia</text:span> -ia | -dia | envie | envy | <text:span text:style-name="T5">Neid</text:span>. </text:p>
        </text:list-item>
        <text:list-item>
          <text:p text:style-name="P95">—<text:span text:style-name="T3">ioso</text:span> -us | -oso | envieux | -ous | -ös. </text:p>
        </text:list-item>
        <text:list-item>
          <text:p text:style-name="P95"><text:span text:style-name="T3">invido</text:span> -ĭdus | invido. = invidioso. </text:p>
        </text:list-item>
        <text:list-item>
          <text:p text:style-name="P95"><text:span text:style-name="T3">invincibile</text:span> ĭ 200 | -bile | -ble | -ble | -bel. = ne vincibile. </text:p>
        </text:list-item>
        <text:list-item>
          <text:p text:style-name="P95">—<text:span text:style-name="T3">itate</text:span> | -itè | -ité | -ity. </text:p>
        </text:list-item>
        <text:list-item>
          <text:p text:style-name="P95"><text:span text:style-name="T3">inviolabile</text:span> -ĭlis | -bile | -ble | -ble | -bel. = ne violabile. </text:p>
        </text:list-item>
        <text:list-item>
          <text:p text:style-name="P95">—<text:span text:style-name="T3">itate</text:span> | -ità | -ité | -ity. </text:p>
        </text:list-item>
        <text:list-item>
          <text:p text:style-name="P95"><text:span text:style-name="T3">inviolato</text:span> -us | -lato | -lé | -late. = ne violato. </text:p>
        </text:list-item>
        <text:list-item>
          <text:p text:style-name="P95"><text:span text:style-name="T3">invisibile</text:span> ĭ 100 | -bile | -ble | -ble | -bel. = ne visibile. </text:p>
        </text:list-item>
        <text:list-item>
          <text:p text:style-name="P95">—<text:span text:style-name="T3">itate</text:span> 300 | -ità | -ité | -ity | -ität. </text:p>
        </text:list-item>
        <text:list-item>
          <text:p text:style-name="P95"><text:span text:style-name="T3">invita</text:span> -vīto | -tare | -ter | -te | -tieren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invito -ītus = ne volente. </text:p>
        </text:list-item>
        <text:list-item>
          <text:p text:style-name="P95"><text:span text:style-name="T3">invoca</text:span> -vŏco | -care | -quer | -cate, -ke | -cieren. = voca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nvolucro</text:span> -ūcrum | -ucro | enveloppe, -ucre | -ucre | -ucrum. ⊂ in volv(e) -cro. </text:p>
        </text:list-item>
        <text:list-item>
          <text:p text:style-name="P95"><text:span text:style-name="T3">involuntario</text:span> 400 | -ontario | -ontaire | -untary. = ne voluntario. </text:p>
        </text:list-item>
        <text:list-item>
          <text:p text:style-name="P95"><text:span text:style-name="T3">involuto</text:span> -us | -uto | -uté | -ute | -ut. = quem involve. </text:p>
        </text:list-item>
        <text:list-item>
          <text:p text:style-name="P95">—<text:span text:style-name="T3">ione</text:span> 100 | -uzione | -ion | -ion | -ion. </text:p>
        </text:list-item>
        <text:list-item>
          <text:p text:style-name="P95"><text:span text:style-name="T3">involve</text:span> -o | -gere | envelopper | -ve | -vieren. = volve in. </text:p>
        </text:list-item>
        <text:list-item>
          <text:p text:style-name="P95"><text:span text:style-name="T3">invulnerabile</text:span> -ĭlis | -ile | -érable | -ble | -bel. = ne vulnerabile. </text:p>
        </text:list-item>
        <text:list-item>
          <text:p text:style-name="P95">—<text:span text:style-name="T3">itate</text:span> | -ità | -érabilité | -ity | -ität. </text:p>
        </text:list-item>
        <text:list-item>
          <text:p text:style-name="P95"><text:span text:style-name="T3">io</text:span> io = oh!, ah!; exclamatione de gaudio. ⊂ G. i <text:span text:style-name="T3">ō</text:span>. </text:p>
        </text:list-item>
        <text:list-item>
          <text:p text:style-name="P95"><text:span text:style-name="T3">iodio</text:span> | iodio | iode | iodine | Iode. = corpore simplice cum symbolo « Io ». ⊂ G. i <text:span text:style-name="T3">ō</text:span>dēs = de colore viola. ⊂ iós [viola]. </text:p>
        </text:list-item>
        <text:list-item>
          <text:p text:style-name="P95"><text:span text:style-name="T3">ion</text:span> | ion | ion | ion | Ion. = elemento de electricitate (Faraday, nato in 1791, † in 1867). ⊂ G. íon (neutro nominativo) = que i. ⊂ i -ont. </text:p>
        </text:list-item>
        <text:list-item>
          <text:p text:style-name="P95"><text:span text:style-name="T3">ionico</text:span> -ĭcus | -ico | -ien, -ique | -ic | -icus. ⊂ G. Iōnicós = de Ionia. </text:p>
        </text:list-item>
        <text:list-item>
          <text:p text:style-name="P95"><text:span text:style-name="T3">IPSO</text:span> (ipse -a -um) | esso, H. ese, P. esse | même | <text:span text:style-name="T5">self</text:span> | <text:span text:style-name="T5">selbst</text:span>. I. desso [ad ipso], stesso [isto ipso]; I. medesimo, F. même, H. mismo, P. mesmo [⊂ met ips(o) -imo]. </text:p>
        </text:list-item>
        <text:list-item>
          <text:p text:style-name="P95"><text:span text:style-name="T3">ira</text:span> -a | ira | <text:span text:style-name="T5">colère</text:span>, ire | <text:span text:style-name="T5">anger</text:span>, <text:span text:style-name="T5">wrath</text:span>, ire | <text:span text:style-name="T5">Zorn</text:span>. </text:p>
        </text:list-item>
        <text:list-item>
          <text:p text:style-name="P95"><text:span text:style-name="T3">irasce</text:span> -or = es in ira. </text:p>
        </text:list-item>
        <text:list-item>
          <text:p text:style-name="P95">—<text:span text:style-name="T3">ibile</text:span> ĭ 400 | -bile | -ble | -ble | -bel. </text:p>
        </text:list-item>
        <text:list-item>
          <text:p text:style-name="P95">——<text:span text:style-name="T3">itate</text:span> | -ità | -ité | -ity | -ität. </text:p>
        </text:list-item>
        <text:list-item>
          <text:p text:style-name="P95"><text:span text:style-name="T3">irato</text:span> -us | -irato. = cum ira. </text:p>
        </text:list-item>
        <text:list-item>
          <text:p text:style-name="P95"><text:span text:style-name="T3">iride</text:span> iris -rĭd- | iride | <text:span text:style-name="T5">arc-en-ciel</text:span>, iris | <text:span text:style-name="T5">rainbow</text:span>, iris | <text:span text:style-name="T5">Regenbogen</text:span>, Iris. = arcu in cælo. ⊂ G. íris. </text:p>
        </text:list-item>
        <text:list-item>
          <text:p text:style-name="P95">— 100 | <text:span text:style-name="T5">giaggiolo</text:span> | iris | iris | Iris. = Bot. « iris florentina ». </text:p>
        </text:list-item>
        <text:list-item>
          <text:p text:style-name="P95">— N | iride | iris | iris | Iris. = membrana iridescente de oculo. </text:p>
        </text:list-item>
        <text:list-item>
          <text:p text:style-name="P95">—<text:span text:style-name="T3">scente</text:span> | -scente | -scent | -scent. </text:p>
        </text:list-item>
        <text:list-item>
          <text:p text:style-name="P95">——<text:span text:style-name="T3">ia</text:span> | -enza | | -ence. </text:p>
        </text:list-item>
        <text:list-item>
          <text:p text:style-name="P95"><text:span text:style-name="T3">iridio</text:span> N | -io | -ium | -ium | -ium. = metallo simplice, cum symbolo « Ir ». </text:p>
        </text:list-item>
        <text:list-item>
          <text:p text:style-name="P95"><text:span text:style-name="T3">ironia</text:span> -īa | -nia | -nie | -ny | -nie. ⊂ G. eirōneía ⊂ eírōn = dissimulatore, ⊂ eírō = loque. ⊂ E. ver ⊃ L. verbo. </text:p>
        </text:list-item>
        <text:list-item>
          <text:p text:style-name="P95"><text:soft-page-break/><text:span text:style-name="T3">ironico</text:span> -ĭcus | -ico | -ique | -ic | -isch. = cum ironia. ⊂ G. eirōnicós. </text:p>
        </text:list-item>
        <text:list-item>
          <text:p text:style-name="P95"><text:span text:style-name="T3">irradia</text:span> 100 | -diare | -dier | -diate | -diieren. = radia in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rrationale</text:span> 100 | -zionale | -tionnel | -tional | -tional. = ne rationale. </text:p>
        </text:list-item>
        <text:list-item>
          <text:p text:style-name="P95">—<text:span text:style-name="T3">itate</text:span> | -ità | -ité | -ity | -ität. </text:p>
        </text:list-item>
        <text:list-item>
          <text:p text:style-name="P95"><text:span text:style-name="T3">irreconciliabile</text:span> -ĭlis | -bile | -ble | -ble | -bel. = ne reconciliabile. </text:p>
        </text:list-item>
        <text:list-item>
          <text:p text:style-name="P95"><text:span text:style-name="T3">irreducibile</text:span> -ĭlis | -bile | irréductible | -ble | -bel. = ne reducibile. </text:p>
        </text:list-item>
        <text:list-item>
          <text:p text:style-name="P95"><text:span text:style-name="T3">irrefragabile</text:span> -ĭlis | -bile | irréfragable | -ble | -bel. = ne refragabile. </text:p>
        </text:list-item>
        <text:list-item>
          <text:p text:style-name="P95">—<text:span text:style-name="T3">itate</text:span> | -ità | irré—ité | -ity | -ität. </text:p>
        </text:list-item>
        <text:list-item>
          <text:p text:style-name="P95"><text:span text:style-name="T3">irregulare</text:span> | -olare | irrégulier | -ular | -ulär. = ne regulare. </text:p>
        </text:list-item>
        <text:list-item>
          <text:p text:style-name="P95">—<text:span text:style-name="T3">itate</text:span> | -olarità | irré—té | -ity | -ität. </text:p>
        </text:list-item>
        <text:list-item>
          <text:p text:style-name="P95"><text:span text:style-name="T3">irreligioso</text:span> -us | -oso | irréligieux | -ous | -ös. = ne religioso. </text:p>
        </text:list-item>
        <text:list-item>
          <text:p text:style-name="P95"><text:span text:style-name="T3">irremediabile</text:span> ĭ 100 | -bile | irrémédiable | -ble | -bel. = sine remedio. </text:p>
        </text:list-item>
        <text:list-item>
          <text:p text:style-name="P95"><text:span text:style-name="T3">irremissibile</text:span> ĭ 300 | -bile | irré—bile | -ble | -bel. = ne remissibile. </text:p>
        </text:list-item>
        <text:list-item>
          <text:p text:style-name="P95"><text:span text:style-name="T3">irreparabile</text:span> -ĭlis | -bile | irré—ble | -ble | -bel. = ne reparabile. </text:p>
        </text:list-item>
        <text:list-item>
          <text:p text:style-name="P95"><text:span text:style-name="T3">irreprehensibile</text:span> ĭ 300 | irreprensibile | irrépré—ble | -ble | -bel. = ne reprehensibile. </text:p>
        </text:list-item>
        <text:list-item>
          <text:p text:style-name="P95"><text:span text:style-name="T3">irresolubile</text:span> ĭ 200 | -bile | irré—ble | -ble. = ne resolubile. </text:p>
        </text:list-item>
        <text:list-item>
          <text:p text:style-name="P95"><text:span text:style-name="T3">irresoluto</text:span> -ūtus | -uto | irrésolu | -ute | -ut. = ne resoluto. </text:p>
        </text:list-item>
        <text:list-item>
          <text:p text:style-name="P95">—<text:span text:style-name="T3">ione</text:span> | -zione | irré—tion | -tion | -tion. </text:p>
        </text:list-item>
        <text:list-item>
          <text:p text:style-name="P95"><text:span text:style-name="T3">irrespirabile</text:span> ĭ 300 | -bile | -ble | -ble | -bel. = ne respirabile. </text:p>
        </text:list-item>
        <text:list-item>
          <text:p text:style-name="P95"><text:span text:style-name="T3">irreverente</text:span> 100 | -ente | irrévérent | -ent. = ne reverente. </text:p>
        </text:list-item>
        <text:list-item>
          <text:p text:style-name="P95">—<text:span text:style-name="T3">ia</text:span> | -enza | irrévérence | -ence | -enz. </text:p>
        </text:list-item>
        <text:list-item>
          <text:p text:style-name="P95"><text:span text:style-name="T3">irrevocabile</text:span> -ĭlis | -bile | irré—ble | -ble | -bel. = ne revocabile. </text:p>
        </text:list-item>
        <text:list-item>
          <text:p text:style-name="P95">—<text:span text:style-name="T3">itate</text:span> | -ità | irré—ité | -ity | -ität. </text:p>
        </text:list-item>
        <text:list-item>
          <text:p text:style-name="P95"><text:span text:style-name="T3">irriga</text:span> -rĭgo | -gare | -guer | -gate | -gieren. = riga in, da aqua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—<text:span text:style-name="T3">tore</text:span> 400 | -tore | -teur | -tor | -tor. </text:p>
        </text:list-item>
        <text:list-item>
          <text:p text:style-name="P95"><text:span text:style-name="T3">irriguo</text:span> -ŭus | -guo | <text:span text:style-name="T5">arrosé</text:span>, -gué | -gous. = quem pote irriga. </text:p>
        </text:list-item>
        <text:list-item>
          <text:p text:style-name="P95"><text:span text:style-name="T3">irrisione</text:span> -sio | -sione | dérision | -sion | -sion. = ton ride contra, derisione. </text:p>
        </text:list-item>
        <text:list-item>
          <text:p text:style-name="P95"><text:span text:style-name="T3">irrita</text:span> -rīto | -are | -er | -ate | -ieren. </text:p>
        </text:list-item>
        <text:list-item>
          <text:p text:style-name="P95">—<text:span text:style-name="T3">bile</text:span> -bĭlis | -bile | -ble | -ble | -bel. </text:p>
        </text:list-item>
        <text:list-item>
          <text:p text:style-name="P95">——<text:span text:style-name="T3">itate</text:span> 200 | -ità | -ité | -ity | -ität. </text:p>
        </text:list-item>
        <text:list-item>
          <text:p text:style-name="P95">—<text:span text:style-name="T3">tione</text:span> -tio | -zione | -tion | -tion | -tion. </text:p>
        </text:list-item>
        <text:list-item>
          <text:p text:style-name="P95"><text:span text:style-name="T3">irrora</text:span> -rōro | -are, <text:span text:style-name="T5">inaffiare</text:span> | arroser | <text:span text:style-name="T5">to bedew</text:span> | <text:span text:style-name="T5">benetzen</text:span>. = versa aqua ut rore. </text:p>
        </text:list-item>
        <text:list-item>
          <text:p text:style-name="P95">—<text:span text:style-name="T3">tione</text:span> | -zione | -tion | -tion | -tion. </text:p>
        </text:list-item>
        <text:list-item>
          <text:p text:style-name="P95"><text:span text:style-name="T3">irrumpe</text:span> -o | irrompere | | | -ieren. = rumpe contra, fac irruptione. </text:p>
        </text:list-item>
        <text:list-item>
          <text:p text:style-name="P95"><text:span text:style-name="T3">irruptione</text:span> -tio | -zione | -ption | -ption | -ption. = ton irrumpe. </text:p>
        </text:list-item>
        <text:list-item>
          <text:p text:style-name="P95"><text:span text:style-name="T3">ischio</text:span> | ischio | ischion | ischium. = osse et tendine de coxa. ⊂ G. íschion. </text:p>
        </text:list-item>
        <text:list-item>
          <text:p text:style-name="P95">—<text:span text:style-name="T3">iatica</text:span> -ĭca | sciatica | sciatique | -ic | Ischiadik. </text:p>
        </text:list-item>
        <text:list-item>
          <text:p text:style-name="P95"><text:span text:style-name="T3">ischuria</text:span> | iscuria | -ie | -y | -ie. = retentione de urina. ⊂ G. ischuria ⊂ isch [íschō = tene, v. ech.] ur(o) [urina] -ia. </text:p>
        </text:list-item>
        <text:list-item>
          <text:p text:style-name="P95">G. iso ísos = æquale. </text:p>
        </text:list-item>
        <text:list-item>
          <text:p text:style-name="P95"><text:soft-page-break/><text:span text:style-name="T3">isochrono</text:span> ŏ | isocrono | -ne | -nous | -nisch. = que fac oscillationes in tempore [chrono] æquale [iso]. ⊂ G. isóchronos, isochrónios. </text:p>
        </text:list-item>
        <text:list-item>
          <text:p text:style-name="P95"><text:span text:style-name="T3">isomero</text:span> | -mero | -mèrique | -meric | -merisch. = (duo substantia) cum æquale partes de elementos simplice. ⊂ G. -mer <text:span text:style-name="T3">ē</text:span>s, isómoiros. ⊂ iso mero [parte]. </text:p>
        </text:list-item>
        <text:list-item>
          <text:p text:style-name="P95"><text:span text:style-name="T3">isomorpho</text:span> | -morfo | -morphe | -morphous | -morph. = in idem forma de crystallizatione. ⊂ iso morph(e) [forma] -o. </text:p>
        </text:list-item>
        <text:list-item>
          <text:p text:style-name="P95"><text:span text:style-name="T3">isoscele</text:span> ĕ | -scele | -scèle | -sceles | -skeles. = triangulo cum crures æquale. ⊂ G. isoscel <text:span text:style-name="T3">ē</text:span>s. ⊂ iso scele [crure]. </text:p>
        </text:list-item>
        <text:list-item>
          <text:p text:style-name="P95"><text:span text:style-name="T3">isthmo</text:span> -us | istmo | -me | -mus | -mus. ⊂ G. isthmós ⊂ E. i [vade]. </text:p>
        </text:list-item>
        <text:list-item>
          <text:p text:style-name="P95">L. istic = in isto loco. </text:p>
        </text:list-item>
        <text:list-item>
          <text:p text:style-name="P95">L. istinc = ex isto loco. </text:p>
        </text:list-item>
        <text:list-item>
          <text:p text:style-name="P95"><text:span text:style-name="T3">ISTO</text:span> (iste -a -ud) | <text:span text:style-name="T5">qu</text:span>esto, H. P. este esta esto | <text:span text:style-name="T5">ce</text:span>t | <text:span text:style-name="T5">this</text:span> | <text:span text:style-name="T5">dieser</text:span>. ecce iste ⊃ F. antiquo <text:span text:style-name="T5">cest</text:span> ⊃ F. cet, cette; eccu(m) isto ⊃ I. questo; L. isto ⊂ is (v. eo) to. </text:p>
        </text:list-item>
        <text:list-item>
          <text:p text:style-name="P95">L. istuc = ad isto loco. </text:p>
        </text:list-item>
        <text:list-item>
          <text:p text:style-name="P95"><text:span text:style-name="T3">ita</text:span> ita | <text:span text:style-name="T5">così</text:span> | <text:span text:style-name="T5">ainsi</text:span> | <text:span text:style-name="T5">so</text:span> | <text:span text:style-name="T5">so</text:span>. = sic, in isto modo. </text:p>
        </text:list-item>
        <text:list-item>
          <text:p text:style-name="P95"><text:span text:style-name="T3">Italo</text:span> (ităli -orum) = de Italia. </text:p>
        </text:list-item>
        <text:list-item>
          <text:p text:style-name="P95">—<text:span text:style-name="T3">ia</text:span> -ĭa | Italia | Italie | Italy | Italien. </text:p>
        </text:list-item>
        <text:list-item>
          <text:p text:style-name="P95">—<text:span text:style-name="T3">iano</text:span> | -iano | -ien | -ian | -ienisch. </text:p>
        </text:list-item>
        <text:list-item>
          <text:p text:style-name="P95">—<text:span text:style-name="T3">ico</text:span> -ĭcus | -ico | -ique | -ic | -isch. </text:p>
        </text:list-item>
        <text:list-item>
          <text:p text:style-name="P95">L. itaque = ergo. </text:p>
        </text:list-item>
        <text:list-item>
          <text:p text:style-name="P95">L. item = et, etiam. </text:p>
        </text:list-item>
        <text:list-item>
          <text:p text:style-name="P95"><text:span text:style-name="T3">itera</text:span> -ĕro | -are | itérer | -ate | -ieren. = age iterum, repete, resume. </text:p>
        </text:list-item>
        <text:list-item>
          <text:p text:style-name="P95">—<text:span text:style-name="T3">tione</text:span> -tio | -zione | itération | -tion | -tion. </text:p>
        </text:list-item>
        <text:list-item>
          <text:p text:style-name="P95">—<text:span text:style-name="T3">tivo</text:span> | -tivo | it—eratif | -tive | -tiv. </text:p>
        </text:list-item>
        <text:list-item>
          <text:p text:style-name="P95"><text:span text:style-name="T3">iterum</text:span> itĕrum = de novo, uno novo vice. ⊂ i- [eo] -ter [suffixo de comparativo]. ⊃ (re)itera. </text:p>
        </text:list-item>
        <text:list-item>
          <text:p text:style-name="P95"><text:span text:style-name="T3">itinera</text:span> -ĕro | <text:span text:style-name="T5">viaggiare</text:span> | <text:span text:style-name="T5">voyager</text:span> | <text:span text:style-name="T5">travel</text:span>, itinerare | <text:span text:style-name="T5">wandern</text:span>. = fac itinere. </text:p>
        </text:list-item>
        <text:list-item>
          <text:p text:style-name="P95">—<text:span text:style-name="T3">ante</text:span> | -ante | itinérant | -ant. </text:p>
        </text:list-item>
        <text:list-item>
          <text:p text:style-name="P95"><text:span text:style-name="T3">itenere</text:span> iter itinĕr- | <text:span text:style-name="T5">viaggio</text:span> | <text:span text:style-name="T5">voyage</text:span> | <text:span text:style-name="T5">voyage</text:span> | <text:span text:style-name="T5">Reise</text:span>. </text:p>
        </text:list-item>
        <text:list-item>
          <text:p text:style-name="P44">—<text:span text:style-name="T3">ario</text:span> -ĭum | -ario | itinéraire | -ary | -arium. </text:p>
        </text:list-item>
      </text:list>
      <text:p text:style-name="Text_20_body"><text:span text:style-name="T3">J</text:span> </text:p>
      <text:list xml:id="list3718412758" text:style-name="L36">
        <text:list-item>
          <text:p text:style-name="P96"><text:span text:style-name="T3">JACE</text:span> -eo | giacere, H. yacer, P. jazer | gésir | <text:span text:style-name="T5">lie</text:span> | <text:span text:style-name="T5">liegen</text:span>. = cuba, decumbe, es sito, sta, es quem jacta. ⊃ adjace, circumjace, subjace. </text:p>
        </text:list-item>
        <text:list-item>
          <text:p text:style-name="P96">—<text:span text:style-name="T3">nte</text:span> -ns | giacente | -nt | -nt | -nt. </text:p>
        </text:list-item>
        <text:list-item>
          <text:p text:style-name="P96">jace -io = jacta, ejecta, projecta. </text:p>
        </text:list-item>
        <text:list-item>
          <text:p text:style-name="P96"><text:span text:style-name="T3">jacta</text:span> -o | gettare | jeter | <text:span text:style-name="T5">throw</text:span>, jet | -ieren | H. jitar | P. geitar. ⊃ ejecta, abjecto, adjecto, conjecto, dejectione, injecta, interjectione, objecto, projecto, rejecto, subjecto, trajecto. </text:p>
        </text:list-item>
        <text:list-item>
          <text:p text:style-name="P96"><text:span text:style-name="T3">jactantia</text:span> -a | jattanza | -ance | -ancy | -anz. </text:p>
        </text:list-item>
        <text:list-item>
          <text:p text:style-name="P96"><text:span text:style-name="T3">jam</text:span> jam | già | déjà | <text:span text:style-name="T5">already</text:span> | <text:span text:style-name="T5">schon</text:span> | H. ya | P. jà. </text:p>
        </text:list-item>
        <text:list-item>
          <text:p text:style-name="P96">janua -a = porta, fores. </text:p>
        </text:list-item>
        <text:list-item>
          <text:p text:style-name="P96"><text:span text:style-name="T3">januario</text:span> -us | gennaio | janvier | -ary | -ar. = primo mense de anno, <text:soft-page-break/>in honore de Jano. </text:p>
        </text:list-item>
        <text:list-item>
          <text:p text:style-name="P96"><text:span text:style-name="T3">jejuno</text:span> -iūnus | digiuno | à jeun | <text:span text:style-name="T5">fasting</text:span> | <text:span text:style-name="T5">nüchtern</text:span>, jejun. = sine cibo. ⊃ jejune = vacuo, macro. </text:p>
        </text:list-item>
        <text:list-item>
          <text:p text:style-name="P96">—<text:span text:style-name="T3">io</text:span> -ĭum | digiuno | jeûne. = to es jejuno. </text:p>
        </text:list-item>
        <text:list-item>
          <text:p text:style-name="P96">—<text:span text:style-name="T3">a</text:span> 300 | digiunare | jeûner | <text:span text:style-name="T5">to fast</text:span> | <text:span text:style-name="T5">fasten</text:span>. </text:p>
        </text:list-item>
        <text:list-item>
          <text:p text:style-name="P96"><text:span text:style-name="T3">joco</text:span> -us | giuoco | jeu | <text:span text:style-name="T5">game</text:span>, joke | <text:span text:style-name="T5">Scherz</text:span> | H. juego | P. jogo. = ludo, recreatione. </text:p>
        </text:list-item>
        <text:list-item>
          <text:p text:style-name="P96"><text:span text:style-name="T3">Jove</text:span> Jup(p)iter | Giove | Jupiter | Jove, Jupiter | Jupiter. = summo deo romano, quinto planeta. || G. (vocativo) Zeú páter; S. djāus’pitā = cælo-patre. ⊂ die, deo. </text:p>
        </text:list-item>
        <text:list-item>
          <text:p text:style-name="P96"><text:span text:style-name="T3">joviale</text:span> | gioviale | -al | -al | -al. = hilare, læto, sub influxu de Jove. </text:p>
        </text:list-item>
        <text:list-item>
          <text:p text:style-name="P96">—<text:span text:style-name="T3">itate</text:span> | giovialità | -ité | -ity | -ität. </text:p>
        </text:list-item>
        <text:list-item>
          <text:p text:style-name="P96"><text:span text:style-name="T3">jube</text:span> -eo = ordina, impera, præcipe. ⊃ jussione, jussivo. </text:p>
        </text:list-item>
        <text:list-item>
          <text:p text:style-name="P96"><text:span text:style-name="T3">jubila</text:span> -ĭlo (Varrone) | giubilare | -er | -ate | -ieren. = clama per gaudio. </text:p>
        </text:list-item>
        <text:list-item>
          <text:p text:style-name="P96">—<text:span text:style-name="T3">o</text:span> 100 = </text:p>
        </text:list-item>
        <text:list-item>
          <text:p text:style-name="P96">—<text:span text:style-name="T3">atione</text:span> 200 | giubilo | -ation | -ation. </text:p>
        </text:list-item>
        <text:list-item>
          <text:p text:style-name="P96"><text:span text:style-name="T3">jubilæo</text:span> 400 | giubileo | -lé | -lee | -läum. = festo post 50 (aut 25, aut 100) anno. ⊂ G. iōbēlaîos ⊂ Hebraico. </text:p>
        </text:list-item>
        <text:list-item>
          <text:p text:style-name="P96"><text:span text:style-name="T3">jucundo</text:span> -us | giocondo | <text:span text:style-name="T5">gai</text:span>, <text:span text:style-name="T5">joyeux</text:span> | jocund. = que da gaudio. ⊂ ju(va) -cundo. </text:p>
        </text:list-item>
        <text:list-item>
          <text:p text:style-name="P96">—<text:span text:style-name="T3">itate</text:span> -tas | giocondità | <text:span text:style-name="T5">joie</text:span> | -ity. </text:p>
        </text:list-item>
        <text:list-item>
          <text:p text:style-name="P96"><text:span text:style-name="T3">judica</text:span> -dĭco | giudicare | juger | to judge | -ieren. = es judice. </text:p>
        </text:list-item>
        <text:list-item>
          <text:p text:style-name="P96"><text:span text:style-name="T3">judice</text:span> judex -dĭc- | giudice | juge | judge, judger | <text:span text:style-name="T5">Richter</text:span>, Judex. ⊂ ju(s) dic -e = qui dic jus. </text:p>
        </text:list-item>
        <text:list-item>
          <text:p text:style-name="P96">—<text:span text:style-name="T3">iale</text:span> -is | giudiziale | -iel | -ial | -ial. </text:p>
        </text:list-item>
        <text:list-item>
          <text:p text:style-name="P96">—<text:span text:style-name="T3">iario</text:span> -us | giudiziario | -iaire | -iary | -iarisch. </text:p>
        </text:list-item>
        <text:list-item>
          <text:p text:style-name="P96"><text:span text:style-name="T3">judicio</text:span> -ĭum | giudizio | jugement | judgment | <text:span text:style-name="T5">Urteil</text:span>, -ium. </text:p>
        </text:list-item>
        <text:list-item>
          <text:p text:style-name="P96">—<text:span text:style-name="T3">ioso</text:span> | giudizioso | -ieux | -ious | -iös. = cum judicio, prudente. </text:p>
        </text:list-item>
        <text:list-item>
          <text:p text:style-name="P96"><text:span text:style-name="T3">JUGO</text:span> -um | giogo | joug | yoke | Joch | H. yugo | P. jugo | G. zygo | R. igo | S. juga. ⊃ conjuge, subjuga, junge. ⊂ E. ⊃ A. D. G. R. S. </text:p>
        </text:list-item>
        <text:list-item>
          <text:p text:style-name="P96"><text:span text:style-name="T3">jugulo</text:span> -ŭlum = gula, parte anteriore de collo. </text:p>
        </text:list-item>
        <text:list-item>
          <text:p text:style-name="P96">—<text:span text:style-name="T3">are</text:span> | -are | -aire | -ar | -ar. (arteria) de jugulo. </text:p>
        </text:list-item>
        <text:list-item>
          <text:p text:style-name="P96"><text:span text:style-name="T3">julio</text:span> -us | luglio | juillet | july | Juli. = mense numero 7, dicato ad « Julio Cæsare ». </text:p>
        </text:list-item>
        <text:list-item>
          <text:p text:style-name="P96"><text:span text:style-name="T3">junco</text:span> -us | giunco | jonc | <text:span text:style-name="T5">rush</text:span> | <text:span text:style-name="T5">Binse</text:span>. = Bot. « juncus effusus ». </text:p>
        </text:list-item>
        <text:list-item>
          <text:p text:style-name="P96"><text:span text:style-name="T3">juncto</text:span> -us | giunto | joint | joint | <text:span text:style-name="T5">Fuge</text:span>. = quem junge. </text:p>
        </text:list-item>
        <text:list-item>
          <text:p text:style-name="P96">—<text:span text:style-name="T3">ione</text:span> -tio | | jonction | junction. = </text:p>
        </text:list-item>
        <text:list-item>
          <text:p text:style-name="P96">—<text:span text:style-name="T3">ura</text:span> -ūra | giuntura | jointure | -ture | -tur. </text:p>
        </text:list-item>
        <text:list-item>
          <text:p text:style-name="P96"><text:span text:style-name="T3">JUNGE</text:span> -o | congiungere | joindre | to join | -gieren, <text:span text:style-name="T5">verbinden</text:span>. ⊃ juncto, adjunge, conjunge, disjunge, injunge, subjunctivo. ⊂ jug(o) -n-. </text:p>
        </text:list-item>
        <text:list-item>
          <text:p text:style-name="P96"><text:span text:style-name="T3">junio</text:span> -us | giugno | juin | june | Juni. = mense numero 6, dicato ad Junone. </text:p>
        </text:list-item>
        <text:list-item>
          <text:p text:style-name="P96"><text:span text:style-name="T3">juniore</text:span> -ior | iuniore | -ior | -ior | -ior. = plus juvene. </text:p>
        </text:list-item>
        <text:list-item>
          <text:p text:style-name="P96"><text:span text:style-name="T3">Jup(p)iter</text:span>, v. Jove. </text:p>
        </text:list-item>
        <text:list-item>
          <text:p text:style-name="P96"><text:span text:style-name="T3">jura</text:span> -o | giurare | -er | <text:span text:style-name="T5">to swear</text:span> | <text:span text:style-name="T5">schwören</text:span>. ⊃ abjura, conjura. ⊂ <text:soft-page-break/>jure. </text:p>
        </text:list-item>
        <text:list-item>
          <text:p text:style-name="P96">—<text:span text:style-name="T3">mento</text:span> 300 | giuramento | <text:span text:style-name="T5">serment</text:span>, jurement | <text:span text:style-name="T5">oath</text:span> | -ment. </text:p>
        </text:list-item>
        <text:list-item>
          <text:p text:style-name="P96">—<text:span text:style-name="T3">to</text:span> -tus | giurato | juré | -at, jury | -at. = qui e jura. </text:p>
        </text:list-item>
        <text:list-item>
          <text:p text:style-name="P96"><text:span text:style-name="T3">jure</text:span> jus | giure | <text:span text:style-name="T5">droit</text:span> | <text:span text:style-name="T5">right</text:span> | <text:span text:style-name="T5">Recht</text:span>. = lege (scripto aut non), justitia. ⊃ juridico, jurisconsulto, justo, judice, injuria, jura. || ? jube. </text:p>
        </text:list-item>
        <text:list-item>
          <text:p text:style-name="P96"><text:span text:style-name="T3">juridico</text:span> ĭ 100 | giuridico | -ique | -ical | -isch. = relativo ad jure. </text:p>
        </text:list-item>
        <text:list-item>
          <text:p text:style-name="P96"><text:span text:style-name="T3">juris-</text:span> ( <text:span text:style-name="T5">genitivo de</text:span> jure) = de jure. </text:p>
        </text:list-item>
        <text:list-item>
          <text:p text:style-name="P96">—<text:span text:style-name="T3">consulto</text:span> -us | giu—ulto | -ulte | -ult | -ultus. = qui consule de jure. </text:p>
        </text:list-item>
        <text:list-item>
          <text:p text:style-name="P96">—<text:span text:style-name="T3">dictione</text:span> -tio | giu—zione | jurisdiction | -tion | -tion. </text:p>
        </text:list-item>
        <text:list-item>
          <text:p text:style-name="P96">—<text:span text:style-name="T3">prudentia</text:span> 300 | giu—enza | -ence | -ence | -enz. </text:p>
        </text:list-item>
        <text:list-item>
          <text:p text:style-name="P96"><text:span text:style-name="T3">jurista</text:span> | giurista | -iste | -ist | -ist. = qui stude jure. </text:p>
        </text:list-item>
        <text:list-item>
          <text:p text:style-name="P96"><text:span text:style-name="T3">jus,</text:span> <text:span text:style-name="T5">thema-nominativo de</text:span> jure. </text:p>
        </text:list-item>
        <text:list-item>
          <text:p text:style-name="P96"><text:span text:style-name="T3">jussivo</text:span> N | -ivo | | -ive | -iv. = (forma grammaticale) que jube. </text:p>
        </text:list-item>
        <text:list-item>
          <text:p text:style-name="P96"><text:span text:style-name="T3">jusso</text:span> -um = quem jube. </text:p>
        </text:list-item>
        <text:list-item>
          <text:p text:style-name="P96"><text:span text:style-name="T3">jussu</text:span> -us | jussione | jussion | | Jussion. = ton jube, ordine. </text:p>
        </text:list-item>
        <text:list-item>
          <text:p text:style-name="P96"><text:span text:style-name="T3">justitia</text:span> -a | giustizia | -ice | -ice | -iz. = to es justo, jure. </text:p>
        </text:list-item>
        <text:list-item>
          <text:p text:style-name="P96"><text:span text:style-name="T3">justo</text:span> -us | giusto | juste | just | <text:span text:style-name="T5">gerecht</text:span>, just | H. P. justo. ⊂ jus -to = cum jure. </text:p>
        </text:list-item>
        <text:list-item>
          <text:p text:style-name="P96">—<text:span text:style-name="T3">ifica</text:span> ĭ 400 | giustificare | -fier | -fy | -ficieren. </text:p>
        </text:list-item>
        <text:list-item>
          <text:p text:style-name="P96">——<text:span text:style-name="T3">tione</text:span> 400 | giu—zione | -tion | -tion | -tion. </text:p>
        </text:list-item>
        <text:list-item>
          <text:p text:style-name="P96"><text:span text:style-name="T3">juva</text:span> -o | giovare. = adjuva. </text:p>
        </text:list-item>
        <text:list-item>
          <text:p text:style-name="P96"><text:span text:style-name="T3">juvene</text:span> -ĕnis | giovane | jeune | young | jung | H. joven | P. jovem. = anti sene. ⊃ juniore. ⊂ E. ⊃ A. D., R. junyj, S. juvan. </text:p>
        </text:list-item>
        <text:list-item>
          <text:p text:style-name="P96">—<text:span text:style-name="T3">ile</text:span> -īlis | giovanile | juvénile | -ile | -il. </text:p>
        </text:list-item>
        <text:list-item>
          <text:p text:style-name="P96">—<text:span text:style-name="T3">ilitate</text:span> (Varrone) | | -ité | -ity | -ität. </text:p>
        </text:list-item>
        <text:list-item>
          <text:p text:style-name="P96"><text:span text:style-name="T3">juventute</text:span> -tus | gioventù | jeunesse | youth | <text:span text:style-name="T5">Jugend</text:span>. </text:p>
        </text:list-item>
        <text:list-item>
          <text:p text:style-name="P96"><text:span text:style-name="T3">juxta</text:span> -a | giusta. = apud, prope, proximo, contra, ad, secundo </text:p>
        </text:list-item>
        <text:list-item>
          <text:p text:style-name="P96">—<text:span text:style-name="T3">pone</text:span> | | juxtaposer | juxtapose. = pone juxta. </text:p>
        </text:list-item>
        <text:list-item>
          <text:p text:style-name="P45">—<text:span text:style-name="T3">positione</text:span> | giusta—zione | -tion | -tion | -tion. </text:p>
        </text:list-item>
      </text:list>
      <text:p text:style-name="Text_20_body"><text:span text:style-name="T3">K</text:span> </text:p>
      <text:list xml:id="list712835228" text:style-name="L37">
        <text:list-item>
          <text:p text:style-name="P97">kalendas, <text:span text:style-name="T5">antiquo pro</text:span> calendas. </text:p>
        </text:list-item>
        <text:list-item>
          <text:p text:style-name="P46"><text:span text:style-name="T3">kalio</text:span> N = potassio, metallo cum symbolo « K ». ⊃ alcali. </text:p>
        </text:list-item>
      </text:list>
      <text:p text:style-name="Text_20_body"><text:span text:style-name="T3">L</text:span> </text:p>
      <text:list xml:id="list558136512" text:style-name="L38">
        <text:list-item>
          <text:p text:style-name="P98">G. lab lambánō = cape, sume. = lemma, catalepsi, epilepsi, syllaba. </text:p>
        </text:list-item>
        <text:list-item>
          <text:p text:style-name="P98"><text:span text:style-name="T3">labaro</text:span> ă 500 | -ro | -rum | -rum | -rum. ⊂ G. labarón. = vexillo militare. </text:p>
        </text:list-item>
        <text:list-item>
          <text:p text:style-name="P98"><text:span text:style-name="T3">LABE</text:span> -or | <text:span text:style-name="T5">sdrucciolare</text:span> | <text:span text:style-name="T5">glisser</text:span> | lapse, <text:span text:style-name="T5">glide</text:span> | <text:span text:style-name="T5">gleiten</text:span>. = cade, vacilla. ⊃ labile, lapso, collapso. </text:p>
        </text:list-item>
        <text:list-item>
          <text:p text:style-name="P98"><text:span text:style-name="T3">labiale</text:span> | -ale | -al | -al | -al. = de labio. </text:p>
        </text:list-item>
        <text:list-item>
          <text:p text:style-name="P98"><text:span text:style-name="T3">labiato</text:span> | -ato | -ié | -iate | -iate. = (flore) cum labio, p. ex. mentha. </text:p>
        </text:list-item>
        <text:list-item>
          <text:p text:style-name="P98"><text:span text:style-name="T3">labile</text:span> ĭ 400 | -ile | -ile | -ile | -il. = que labe. </text:p>
        </text:list-item>
        <text:list-item>
          <text:p text:style-name="P98"><text:span text:style-name="T3">LABIO</text:span> -um | labbra | lèvre | lip, labra | Lippe, Labium. ⊂ E. ⊃ ? A. lip, D. Lippe. </text:p>
        </text:list-item>
        <text:list-item>
          <text:p text:style-name="P98"><text:soft-page-break/><text:span text:style-name="T3">labora</text:span> -ōro | lavorare | <text:span text:style-name="T5">travailler</text:span> | to labour, <text:span text:style-name="T5">to work</text:span> | <text:span text:style-name="T5">arbeiten</text:span>. = fac labore. ⊃ e—, col—; F labourer = ara; D. laborieren = suffer. </text:p>
        </text:list-item>
        <text:list-item>
          <text:p text:style-name="P98"><text:span text:style-name="T3">LABORE</text:span> -bor | lavoro | labeur, <text:span text:style-name="T5">travail</text:span> | labour, <text:span text:style-name="T5">work</text:span> | <text:span text:style-name="T5">Arbeit</text:span>. = opera, onere, pœna. ⊃ labora. </text:p>
        </text:list-item>
        <text:list-item>
          <text:p text:style-name="P98">—<text:span text:style-name="T3">ioso</text:span> -us | -ioso | -ieux | -ious | -iös. </text:p>
        </text:list-item>
        <text:list-item>
          <text:p text:style-name="P98"><text:span text:style-name="T3">labro</text:span> -um = labio. </text:p>
        </text:list-item>
        <text:list-item>
          <text:p text:style-name="P98"><text:span text:style-name="T3">labyrintho</text:span> -us | labirinto | -inthe | -inth | -inth. ⊂ G. labúrinthos. </text:p>
        </text:list-item>
        <text:list-item>
          <text:p text:style-name="P98"><text:span text:style-name="T3">lacera</text:span> -ĕro | -are | lacérer, <text:span text:style-name="T5">déchirer</text:span> | -ate | -ieren. = redde lacero, dilania. </text:p>
        </text:list-item>
        <text:list-item>
          <text:p text:style-name="P98">—<text:span text:style-name="T3">bile</text:span> ĭ 400 | -bile | -érable | -ble | -bel. </text:p>
        </text:list-item>
        <text:list-item>
          <text:p text:style-name="P98">—<text:span text:style-name="T3">tione</text:span> -tio | -zione | lacération | -tion | -tion. </text:p>
        </text:list-item>
        <text:list-item>
          <text:p text:style-name="P98"><text:span text:style-name="T3">lacero</text:span> -cĕr | lacero | <text:span text:style-name="T5">déchiré</text:span> | lacerated | <text:span text:style-name="T5">zerrisen</text:span>. </text:p>
        </text:list-item>
        <text:list-item>
          <text:p text:style-name="P98"><text:span text:style-name="T3">lacerta</text:span> -a | lucertola | lézard | lizard | <text:span text:style-name="T5">Eidechse</text:span> | H. P. lagarto. = Zool. « lacerta agilis ». H. el lagarto ⊃ F. alligator. </text:p>
        </text:list-item>
        <text:list-item>
          <text:p text:style-name="P98"><text:span text:style-name="T3">LACRIMA</text:span> -ĭma | lacrima | larme | tear | Zähre | H. P. lagrima. ⊂ L. antiquo dacruma ⊂ E. dacru ⊃ A. D.; G. dácru, dácruma. </text:p>
        </text:list-item>
        <text:list-item>
          <text:p text:style-name="P98"><text:span text:style-name="T3">lacrima</text:span> -ĭmo | -are | <text:span text:style-name="T5">pleurer</text:span>, larmoyer | <text:span text:style-name="T5">to weep</text:span>. = da lacrimas. </text:p>
        </text:list-item>
        <text:list-item>
          <text:p text:style-name="P98">—<text:span text:style-name="T3">ale</text:span> | -ale | lacrymal | lachrymal | -al. </text:p>
        </text:list-item>
        <text:list-item>
          <text:p text:style-name="P98"><text:span text:style-name="T3">lacta</text:span> -o | allattare | allaiter | <text:span text:style-name="T5">suckle</text:span> | -ieren. = da lacte. </text:p>
        </text:list-item>
        <text:list-item>
          <text:p text:style-name="P98">—<text:span text:style-name="T3">tione</text:span> | allattamento | -tion | -tion | -tion. </text:p>
        </text:list-item>
        <text:list-item>
          <text:p text:style-name="P98"><text:span text:style-name="T3">LACTE</text:span> lac | latte | lait | <text:span text:style-name="T5">milk</text:span> | <text:span text:style-name="T5">Milch</text:span> | H. leche | P. leite. ⊃ lactuca, lactatione. = ( || ?) G. gála gálactos. </text:p>
        </text:list-item>
        <text:list-item>
          <text:p text:style-name="P98">—<text:span text:style-name="T3">eo</text:span> -eus | latteo | lacté, laiteux | -eal. </text:p>
        </text:list-item>
        <text:list-item>
          <text:p text:style-name="P98">—<text:span text:style-name="T3">ifero</text:span> -ĕrus | lattifero | -ifère | -iferous. </text:p>
        </text:list-item>
        <text:list-item>
          <text:p text:style-name="P98">—<text:span text:style-name="T3">oso</text:span> | lattiginoso | laiteux | lacteous. </text:p>
        </text:list-item>
        <text:list-item>
          <text:p text:style-name="P98"><text:span text:style-name="T3">lactuca</text:span> -ūca | lattuga | laitue | lettuce | Lattich. = Bot. « lactuca sativa ». ⊂ lacte. </text:p>
        </text:list-item>
        <text:list-item>
          <text:p text:style-name="P98"><text:span text:style-name="T3">LACU</text:span> -us | lago | lac | lake | Lache | H. P. lago. = loco profundo cum aqua perpetuo, que gene fluvio. ⊃ lacuna. </text:p>
        </text:list-item>
        <text:list-item>
          <text:p text:style-name="P98"><text:span text:style-name="T3">lacuna</text:span> -ūna | laguna | lagune | lagoon | Lagune. = parvo lacu. </text:p>
        </text:list-item>
        <text:list-item>
          <text:p text:style-name="P98">— -ūna | -una | -une | -una | -une. = defectu. </text:p>
        </text:list-item>
        <text:list-item>
          <text:p text:style-name="P98"><text:span text:style-name="T3">ladano</text:span> ă 100 = laudano. </text:p>
        </text:list-item>
        <text:list-item>
          <text:p text:style-name="P98"><text:span text:style-name="T3">LÆDE</text:span> -o | ledere | léser | <text:span text:style-name="T5">wrong</text:span> | -ieren. = offende, pulsa, feri, da damno. ⊃ læso, læsione, elide, eliso, collide, collisione. </text:p>
        </text:list-item>
        <text:list-item>
          <text:p text:style-name="P98"><text:span text:style-name="T3">læso</text:span> -us | leso | lésé. = quem læde. </text:p>
        </text:list-item>
        <text:list-item>
          <text:p text:style-name="P98">—<text:span text:style-name="T3">ione</text:span> -sio | lesione | lésion | lesion | Læsion. </text:p>
        </text:list-item>
        <text:list-item>
          <text:p text:style-name="P98"><text:span text:style-name="T3">LÆTO</text:span> -us | lieto | <text:span text:style-name="T5">allègre</text:span> | <text:span text:style-name="T5">gay</text:span> | <text:span text:style-name="T5">lustig</text:span>. = gaudioso, bono, prospero, grato. </text:p>
        </text:list-item>
        <text:list-item>
          <text:p text:style-name="P98">—<text:span text:style-name="T3">itia</text:span> -a | letizia | liesse ( <text:span text:style-name="T5">antiquo</text:span>) | Lætitia ( <text:span text:style-name="T5">nomen proprio</text:span>) | Lætiz, Lætitia. </text:p>
        </text:list-item>
        <text:list-item>
          <text:p text:style-name="P98"><text:span text:style-name="T3">læva</text:span> -a (manu) = sinistra. || G. laiós, R. ljevyj. </text:p>
        </text:list-item>
        <text:list-item>
          <text:p text:style-name="P98"><text:span text:style-name="T3">lævogyro</text:span> | levogiro | lévogyre | levogyrate. = substantia que gyra plano de polarizatione de luce ad læva. </text:p>
        </text:list-item>
        <text:list-item>
          <text:p text:style-name="P98"><text:span text:style-name="T3">lævulosio</text:span> | le—sio | lé—se | le—se | Le—se. = saccharo de fructu, que es lævogyro. </text:p>
        </text:list-item>
        <text:list-item>
          <text:p text:style-name="P98"><text:span text:style-name="T3">laico</text:span> 300 | laico | laïque, lai | laic, lay | Laie. = ne sacerdote, profano. ⊂ G. laïcós ⊂ laós = populo. ⊃ G. lito. </text:p>
        </text:list-item>
        <text:list-item>
          <text:p text:style-name="P98"><text:soft-page-break/><text:span text:style-name="T3">LAMBE</text:span> -o | lambire | laper | to lap | <text:span text:style-name="T5">lecken</text:span>. = linge. ⊂ E. ⊃ Germanico ⊃ A. Lip, F. Laper, D. Löffel = cochleare. </text:p>
        </text:list-item>
        <text:list-item>
          <text:p text:style-name="P98"><text:span text:style-name="T3">lamenta</text:span> -or | -are | se lamenter | to lament | -ieren. = fle, plora. </text:p>
        </text:list-item>
        <text:list-item>
          <text:p text:style-name="P98">—<text:span text:style-name="T3">bile</text:span> -bĭlis | -bile | -ble | -ble | -bel. </text:p>
        </text:list-item>
        <text:list-item>
          <text:p text:style-name="P98">—<text:span text:style-name="T3">tione</text:span> -tio | -zione | -tion | -tion | -tion. </text:p>
        </text:list-item>
        <text:list-item>
          <text:p text:style-name="P98"><text:span text:style-name="T3">lamento</text:span> -um | -ento | -entation | -ent | -entum. </text:p>
        </text:list-item>
        <text:list-item>
          <text:p text:style-name="P98"><text:span text:style-name="T3">lamina</text:span> -ĭna | -ina | lame | -ina, <text:span text:style-name="T5">plate</text:span> ( <text:span text:style-name="T5">of metal</text:span>) | <text:span text:style-name="T5">Blatt</text:span>. </text:p>
        </text:list-item>
        <text:list-item>
          <text:p text:style-name="P98">— M | -are | -er | -ate | -ieren. = reduc in lamina. </text:p>
        </text:list-item>
        <text:list-item>
          <text:p text:style-name="P98"><text:span text:style-name="T3">lampade</text:span> -pas -păd- | -pada | -pe | lamp | -pe. ⊂ G. lampás. </text:p>
        </text:list-item>
        <text:list-item>
          <text:p text:style-name="P98"><text:span text:style-name="T3">LANA</text:span> -a | lana | laine | wool | Wolle | R. volna | H. lana | P. lâ. ⊃ lanugine. || L. villo. ⊂ E. vlana ⊃ A., D., R., L. villo. </text:p>
        </text:list-item>
        <text:list-item>
          <text:p text:style-name="P98"><text:span text:style-name="T3">lancea</text:span> -ĕa | lancia | lance | lance | Lanze | H. lanza | P. lança. = hasta de Hispanos. </text:p>
        </text:list-item>
        <text:list-item>
          <text:p text:style-name="P98">—<text:span text:style-name="T3">eola</text:span> -eŏla | lancetta | lancéole, lancette | lancet | Lanzette. = parvo lancea. </text:p>
        </text:list-item>
        <text:list-item>
          <text:p text:style-name="P98">—<text:span text:style-name="T3">eolato</text:span> | -eolato | -éolé | -eolate. = (folio) in forma de lanceola (Bot.) </text:p>
        </text:list-item>
        <text:list-item>
          <text:p text:style-name="P98"><text:span text:style-name="T3">LANGUE</text:span> -eo | -uire | -uir | -ish | <text:span text:style-name="T5">träge sein</text:span>. ⊃ languido, languore, laxo. </text:p>
        </text:list-item>
        <text:list-item>
          <text:p text:style-name="P98">—<text:span text:style-name="T3">nte</text:span> -ns | -nte | languissant. = </text:p>
        </text:list-item>
        <text:list-item>
          <text:p text:style-name="P98"><text:span text:style-name="T3">languido</text:span> -ĭdus | -ido | -ide | -id | <text:span text:style-name="T5">träge</text:span>. = que langue. </text:p>
        </text:list-item>
        <text:list-item>
          <text:p text:style-name="P98"><text:span text:style-name="T3">languore</text:span> -or | -ore | -eur | -or | -or. = to langue. </text:p>
        </text:list-item>
        <text:list-item>
          <text:p text:style-name="P98"><text:span text:style-name="T3">lanifero</text:span> ĕ 100 | -fero | -fère | -ferous. = </text:p>
        </text:list-item>
        <text:list-item>
          <text:p text:style-name="P98"><text:span text:style-name="T3">lanigero</text:span> -gĕr | -gero | -gère | -gerous. = (animale, planta) que gere lana. </text:p>
        </text:list-item>
        <text:list-item>
          <text:p text:style-name="P98"><text:span text:style-name="T3">lanterna</text:span> -a, laterna | -erna | -erne | -ern | Laterne. ⊂ G. lampt <text:span text:style-name="T3">ē</text:span>r = face, flamma. </text:p>
        </text:list-item>
        <text:list-item>
          <text:p text:style-name="P98"><text:span text:style-name="T3">lanthanio</text:span> N | -tanio | -thane | -thanum. = metallo raro, cum symbolo « La », latente per longo tempore, detecto in 1839. ⊂ G. lanthánō = || late. </text:p>
        </text:list-item>
        <text:list-item>
          <text:p text:style-name="P98"><text:span text:style-name="T3">lanugine</text:span> -go -gĭn- | lanugine | <text:span text:style-name="T5">duvet</text:span> | <text:span text:style-name="T5">down</text:span> | <text:span text:style-name="T5">Flaum</text:span>. ⊂ lana. </text:p>
        </text:list-item>
        <text:list-item>
          <text:p text:style-name="P98">—<text:span text:style-name="T3">oso</text:span> 100 | -oso | -eux | -ose. </text:p>
        </text:list-item>
        <text:list-item>
          <text:p text:style-name="P98"><text:span text:style-name="T3">lapida</text:span> -ĭdo | -are | -er | -ate. = jacta lapides contra uno. </text:p>
        </text:list-item>
        <text:list-item>
          <text:p text:style-name="P98">—<text:span text:style-name="T3">tione</text:span> -tio | -zione | -tion | -tion | -tion. </text:p>
        </text:list-item>
        <text:list-item>
          <text:p text:style-name="P98"><text:span text:style-name="T3">LAPIDE</text:span> lapis -pĭd- | <text:span text:style-name="T5">pietra</text:span> | <text:span text:style-name="T5">pierre</text:span> | <text:span text:style-name="T5">stone</text:span> | <text:span text:style-name="T5">Stein</text:span>. = saxo. ⊃ lapida. </text:p>
        </text:list-item>
        <text:list-item>
          <text:p text:style-name="P98">—<text:span text:style-name="T3">ario</text:span> -ĭus | -ario | -aire | -ary | -ar. = de lapide, qui cæde gemmas. </text:p>
        </text:list-item>
        <text:list-item>
          <text:p text:style-name="P98"><text:span text:style-name="T3">laquea</text:span> 300 | allaciare | lacer | to lace | <text:span text:style-name="T5">schnüren</text:span>. = opera per laqueo, liga. </text:p>
        </text:list-item>
        <text:list-item>
          <text:p text:style-name="P98"><text:span text:style-name="T3">LAQUEO</text:span> -us | laccio | lacs | <text:span text:style-name="T5">noose</text:span>, lace | <text:span text:style-name="T5">Schnur</text:span>, Latz | H. lazo | P. laço. = vinculo, nodo. </text:p>
        </text:list-item>
        <text:list-item>
          <text:p text:style-name="P98"><text:span text:style-name="T3">lardo</text:span> -um | lardo | lard | lard | <text:span text:style-name="T5">Speck</text:span>. </text:p>
        </text:list-item>
        <text:list-item>
          <text:p text:style-name="P98"><text:span text:style-name="T3">largo</text:span> -us | largo | | large. = copioso, abundante, divite, liberale, prodigo. ⊃ I. largo, F. large. = lato. </text:p>
        </text:list-item>
        <text:list-item>
          <text:p text:style-name="P98"><text:span text:style-name="T3">larido</text:span> -ĭdum = lardo. </text:p>
        </text:list-item>
        <text:list-item>
          <text:p text:style-name="P98"><text:span text:style-name="T3">larva</text:span> -a = spectro, phantasma. </text:p>
        </text:list-item>
        <text:list-item>
          <text:p text:style-name="P98">— N | -va | -ve | -va | -ve. = primo statu de insectos. </text:p>
        </text:list-item>
        <text:list-item>
          <text:p text:style-name="P98"><text:span text:style-name="T3">larynge</text:span> | -inge | -ynx | -ynx | -ynx. = cavitate in gula, que contine <text:soft-page-break/>chordas vocale. ⊂ G. lárunx. </text:p>
        </text:list-item>
        <text:list-item>
          <text:p text:style-name="P98">—<text:span text:style-name="T3">otomia</text:span> | larin—mia | -mie | -my | -mie. = sectione de larynge. </text:p>
        </text:list-item>
        <text:list-item>
          <text:p text:style-name="P98"><text:span text:style-name="T3">lascivo</text:span> -īvus | -ivo | -if | -ivious | -iv. = salace, molle, luxurioso. ⊂ E. las ⊃ A. lust = cupidine; D. Lust = gaudio. </text:p>
        </text:list-item>
        <text:list-item>
          <text:p text:style-name="P98">—<text:span text:style-name="T3">ia</text:span> -ia | -via | -veté | -viousness | -vität. </text:p>
        </text:list-item>
        <text:list-item>
          <text:p text:style-name="P98"><text:span text:style-name="T3">lasso</text:span> -us | lasso, <text:span text:style-name="T5">stanco</text:span> | las, lassé, <text:span text:style-name="T5">fatigué</text:span> | <text:span text:style-name="T5">weary</text:span> | lass. = fesso, fatigato. </text:p>
        </text:list-item>
        <text:list-item>
          <text:p text:style-name="P98">—<text:span text:style-name="T3">itudine</text:span> -udo -udĭn- | -udine | -ude | -ude | -üde. </text:p>
        </text:list-item>
        <text:list-item>
          <text:p text:style-name="P98"><text:span text:style-name="T3">LATE</text:span> -eo | <text:span text:style-name="T5">essere nascosto</text:span> | <text:span text:style-name="T5">être caché</text:span> | <text:span text:style-name="T5">be hidden</text:span> | <text:span text:style-name="T5">verborgen sein</text:span>. = es quem cela, cela se, absconde se, anti pate. ⊃ latente, latita. ⊂ E. ⊃ G. lanthan(io), Lethe. </text:p>
        </text:list-item>
        <text:list-item>
          <text:p text:style-name="P98"><text:span text:style-name="T3">latente</text:span> -ens | -ente | -ent | -ent | -ent. = que late, invisibile, anti manifesto. </text:p>
        </text:list-item>
        <text:list-item>
          <text:p text:style-name="P98"><text:span text:style-name="T3">latere</text:span> latĕr | <text:span text:style-name="T5">mattone</text:span>, laterizio | <text:span text:style-name="T5">brique</text:span> | <text:span text:style-name="T5">brick</text:span>, lateritious | <text:span text:style-name="T5">Ziegelstein</text:span>. </text:p>
        </text:list-item>
        <text:list-item>
          <text:p text:style-name="P98"><text:span text:style-name="T3">latere</text:span> latus -tĕr-| lato | <text:span text:style-name="T5">côté</text:span> | <text:span text:style-name="T5">side</text:span> | <text:span text:style-name="T5">Seite</text:span>, Latus | H. P. lado. ⊃ laterale, collaterale. </text:p>
        </text:list-item>
        <text:list-item>
          <text:p text:style-name="P98">—<text:span text:style-name="T3">ale</text:span> 100 | -ale | latéral | -al | -al. </text:p>
        </text:list-item>
        <text:list-item>
          <text:p text:style-name="P98">laterna -a = lanterna. </text:p>
        </text:list-item>
        <text:list-item>
          <text:p text:style-name="P98"><text:span text:style-name="T3">latino</text:span> -īnus | -ino | -in | -in | -einisch. = de Latio, regione circa Roma. </text:p>
        </text:list-item>
        <text:list-item>
          <text:p text:style-name="P98">—<text:span text:style-name="T3">itate</text:span> -itas | -ità | -ité | -ity | -ität. </text:p>
        </text:list-item>
        <text:list-item>
          <text:p text:style-name="P98">—<text:span text:style-name="T3">ismo</text:span> | -ismo | -isme | -ism | -ismus. </text:p>
        </text:list-item>
        <text:list-item>
          <text:p text:style-name="P98"><text:span text:style-name="T3">latiniza</text:span> | -izzare | -iser | -ize | -isieren. = verte in latino. </text:p>
        </text:list-item>
        <text:list-item>
          <text:p text:style-name="P98">latione -tio = ton fer. ⊃ ab—, col—, de—, di—, ob—, præ—, re—, trans—. ⊂ tolle -tione. </text:p>
        </text:list-item>
        <text:list-item>
          <text:p text:style-name="P98"><text:span text:style-name="T3">latita</text:span> -ĭto = es latitante, late. </text:p>
        </text:list-item>
        <text:list-item>
          <text:p text:style-name="P98">—<text:span text:style-name="T3">ante</text:span> -ans | -ante | | -ant. </text:p>
        </text:list-item>
        <text:list-item>
          <text:p text:style-name="P98"><text:span text:style-name="T3">latitudine</text:span> -do -dĭn- | -udine, <text:span text:style-name="T5">larghezza</text:span> | -ude, <text:span text:style-name="T5">largeur</text:span> | -ude | <text:span text:style-name="T5">Breite</text:span>, -udo. = to es lato; angulo de verticale in uno puncto de superficie terrestre, cum æquatore. </text:p>
        </text:list-item>
        <text:list-item>
          <text:p text:style-name="P98"><text:span text:style-name="T3">LATO</text:span> -us | lato, <text:span text:style-name="T5">largo</text:span> | <text:span text:style-name="T5">large</text:span>, <text:span text:style-name="T5">spacieux</text:span> | <text:span text:style-name="T5">wide</text:span>, <text:span text:style-name="T5">broad</text:span> | <text:span text:style-name="T5">breit</text:span> | H. P. lato. ⊃ latitudine, dilatatione. </text:p>
        </text:list-item>
        <text:list-item>
          <text:p text:style-name="P98">lato -us = quem fer. ⊃ latore, relato, collato, dilatione, ablatione, translato. ⊂ (to)ll(e) -to. </text:p>
        </text:list-item>
        <text:list-item>
          <text:p text:style-name="P98">latore -tor = que fer. </text:p>
        </text:list-item>
        <text:list-item>
          <text:p text:style-name="P98"><text:span text:style-name="T3">latra</text:span> -o | -are, <text:span text:style-name="T5">abbaiare</text:span> | <text:span text:style-name="T5">aboyer</text:span> | <text:span text:style-name="T5">to bark</text:span>, -ate | <text:span text:style-name="T5">bellen</text:span>. = fac voce de cane. </text:p>
        </text:list-item>
        <text:list-item>
          <text:p text:style-name="P98">—<text:span text:style-name="T3">atu</text:span> -us | il latrato | <text:span text:style-name="T5">aboiement</text:span>, <text:span text:style-name="T5">aboi</text:span> | <text:span text:style-name="T5">bark</text:span>, latration | Allatration. </text:p>
        </text:list-item>
        <text:list-item>
          <text:p text:style-name="P98">G. latreu latreúō = servi. ⊃ idolatria, latrone. </text:p>
        </text:list-item>
        <text:list-item>
          <text:p text:style-name="P98"><text:span text:style-name="T3">latrina</text:span> 100 | -ina | -ines | <text:span text:style-name="T5">water-closet</text:span>, -ine | -ine. ⊂ la(va) -trina. </text:p>
        </text:list-item>
        <text:list-item>
          <text:p text:style-name="P98"><text:span text:style-name="T3">latrocinio</text:span> -ĭum | -cinio, ladroneccio | larcin | larceny | -nium. = furto. ⊂ latrone. </text:p>
        </text:list-item>
        <text:list-item>
          <text:p text:style-name="P98"><text:span text:style-name="T3">latrone</text:span> latro (Plauto) = milite de principe, que servi per pecunia, mercenario. ⊂ G. látris = mercenario. ⊂ latreu = servi. </text:p>
        </text:list-item>
        <text:list-item>
          <text:p text:style-name="P98">— latro | ladrone, ladro, <text:span text:style-name="T5">brigante</text:span> | larron | <text:span text:style-name="T5">robber</text:span> | <text:span text:style-name="T5">Räuber</text:span> | H. ladron | P. ladrâo. = fur, grassatore, pirata, raptore, prædone. </text:p>
        </text:list-item>
        <text:list-item>
          <text:p text:style-name="P98"><text:soft-page-break/><text:span text:style-name="T3">lauda</text:span> -o | lodare | louer | <text:span text:style-name="T5">to praise</text:span>, to laud | <text:span text:style-name="T5">loben</text:span>, -ieren | H. loar | P. louvar. = da laude. ⊃ collauda. </text:p>
        </text:list-item>
        <text:list-item>
          <text:p text:style-name="P98">—<text:span text:style-name="T3">bile</text:span> -bĭlis | -bile, lodevole | louable | -ble | -bel. </text:p>
        </text:list-item>
        <text:list-item>
          <text:p text:style-name="P98">—<text:span text:style-name="T3">tivo</text:span> 100 | -tivo | -tif | -tive. </text:p>
        </text:list-item>
        <text:list-item>
          <text:p text:style-name="P98">—<text:span text:style-name="T3">tore</text:span> -tor | -tore | -teur | -tor | -tor. </text:p>
        </text:list-item>
        <text:list-item>
          <text:p text:style-name="P98"><text:span text:style-name="T3">laudano</text:span> -ănum | -no | -num | -num | -num. = medicamen cum opio. ⊂ G. ládanon, planta de Creta. </text:p>
        </text:list-item>
        <text:list-item>
          <text:p text:style-name="P98"><text:span text:style-name="T3">LAUDE</text:span> laus | lode | louange | laud, <text:span text:style-name="T5">praise</text:span> | <text:span text:style-name="T5">Lob</text:span> | H. P. loa. = elogio. ⊃ lauda; I. lusinga = blanditia. </text:p>
        </text:list-item>
        <text:list-item>
          <text:p text:style-name="P98"><text:span text:style-name="T3">laurea</text:span> -ĕa = corona ex lauro, triumpho, victoria. </text:p>
        </text:list-item>
        <text:list-item>
          <text:p text:style-name="P98">—<text:span text:style-name="T3">to</text:span> -tus | -ato | -réat | -ate | -at. I. laureato = doctore. </text:p>
        </text:list-item>
        <text:list-item>
          <text:p text:style-name="P98"><text:span text:style-name="T3">lauro</text:span> -us | lauro, alloro | laurier | laurel | Lor <text:span text:style-name="T5">beer</text:span> | H. laurel | P. louro. = Bot. « laurus nobilis ». </text:p>
        </text:list-item>
        <text:list-item>
          <text:p text:style-name="P98"><text:span text:style-name="T3">LAVA</text:span> -o | -are | -er | to lave, <text:span text:style-name="T5">to wash</text:span> | <text:span text:style-name="T5">waschen</text:span>. ⊃ lavatorio, latrina, lotione. ⊂ lue, || A. lye, D. Lauge = lixivia. </text:p>
        </text:list-item>
        <text:list-item>
          <text:p text:style-name="P98">—<text:span text:style-name="T3">torio</text:span> | -tojo | lavoir | -tory | -torium. </text:p>
        </text:list-item>
        <text:list-item>
          <text:p text:style-name="P98"><text:span text:style-name="T3">laxo</text:span> -us | rilassato | lâche | lax | lasch, lax. = ne stricto, longo, lato, amplo, prolixo. || L. langue, G. lagarós = laxo. </text:p>
        </text:list-item>
        <text:list-item>
          <text:p text:style-name="P98">—<text:span text:style-name="T3">a</text:span> -o | rilassare | lâcher, relâcher | to relax | -ieren. = fac laxo. </text:p>
        </text:list-item>
        <text:list-item>
          <text:p text:style-name="P98">—a M | lasciare | laisser. = linque, concede. </text:p>
        </text:list-item>
        <text:list-item>
          <text:p text:style-name="P98">—<text:span text:style-name="T3">ativo</text:span> 500 | lassativo | -if | -ive | -iv. </text:p>
        </text:list-item>
        <text:list-item>
          <text:p text:style-name="P98"><text:span text:style-name="T3">lectica</text:span> -īca | lettiga | litière | litter | Lectica. = lecto portatile. </text:p>
        </text:list-item>
        <text:list-item>
          <text:p text:style-name="P98"><text:span text:style-name="T3">lecione</text:span> -tio | lezione | leçon | lesson, lection | Lection. = ton lege. </text:p>
        </text:list-item>
        <text:list-item>
          <text:p text:style-name="P98"><text:span text:style-name="T3">lecto</text:span> -us | letto | lit | <text:span text:style-name="T5">bed</text:span> | <text:span text:style-name="T5">Bett</text:span> | H. lecho | P. leito. = cubile. ⊃ lectica. ⊂ legh -to. </text:p>
        </text:list-item>
        <text:list-item>
          <text:p text:style-name="P98"><text:span text:style-name="T3">lecto</text:span> -us | letto | lu. = quem lege. ⊃ lectore, lectura, lectione. </text:p>
        </text:list-item>
        <text:list-item>
          <text:p text:style-name="P98"><text:span text:style-name="T3">lectore</text:span> -tor | lettore | -teur | -tor, <text:span text:style-name="T5">reader</text:span> | -tor. = qui lĕge. </text:p>
        </text:list-item>
        <text:list-item>
          <text:p text:style-name="P98"><text:span text:style-name="T3">lectura</text:span> | lettura | -ure | -ure | -üre. = ton lĕge. </text:p>
        </text:list-item>
        <text:list-item>
          <text:p text:style-name="P98"><text:span text:style-name="T3">lega</text:span> -o | <text:span text:style-name="T5">mandare</text:span>, -are | léguer | <text:span text:style-name="T5">to bequeath</text:span>, -ate | -ieren. = mitte, deputa, assigna, dispone per testamento. ⊃ legato, legatione, allega, delega, relega, collegio. ⊂ lēge [regula]. </text:p>
        </text:list-item>
        <text:list-item>
          <text:p text:style-name="P98"><text:span text:style-name="T3">legale</text:span> 100 | -ale | légal | -al | -al. = de lēge. </text:p>
        </text:list-item>
        <text:list-item>
          <text:p text:style-name="P98">— M | leale | loyal | loyal | loyal. = fidele ad lege. </text:p>
        </text:list-item>
        <text:list-item>
          <text:p text:style-name="P98">—<text:span text:style-name="T3">itate</text:span> | -ità | -ité | -ity | -ität. </text:p>
        </text:list-item>
        <text:list-item>
          <text:p text:style-name="P98">—<text:span text:style-name="T3">iza</text:span> | -izzare | légaliser | -ize | -isieren. </text:p>
        </text:list-item>
        <text:list-item>
          <text:p text:style-name="P98">——<text:span text:style-name="T3">tione</text:span> | -zione | lé—isation | -tion | -isation. </text:p>
        </text:list-item>
        <text:list-item>
          <text:p text:style-name="P98"><text:span text:style-name="T3">legatario</text:span> 100 | -ario | lé—aire | -ary | -arius, -ar. = qui recipe legato per testamento. </text:p>
        </text:list-item>
        <text:list-item>
          <text:p text:style-name="P98"><text:span text:style-name="T3">legatione</text:span> -tio | -zione | légation, <text:span text:style-name="T5">ambassade</text:span> | -tion | -tion. = deputatione, functione de legato. </text:p>
        </text:list-item>
        <text:list-item>
          <text:p text:style-name="P98"><text:span text:style-name="T3">legato</text:span> -us | -ato, <text:span text:style-name="T5">ambasciatore</text:span> | légat | -ate | -at. = misso, deputato, homo quem lega. </text:p>
        </text:list-item>
        <text:list-item>
          <text:p text:style-name="P98"><text:span text:style-name="T3">legato</text:span> -um | -ato, <text:span text:style-name="T5">lascito</text:span> | legs, legué | -acy | -at. = re quem lega per testamento. </text:p>
        </text:list-item>
        <text:list-item>
          <text:p text:style-name="P98"><text:span text:style-name="T3">LEGE</text:span> lĕgo | leggere | lire | <text:span text:style-name="T5">to read</text:span> | <text:span text:style-name="T5">lesen</text:span> | H. leer | P. ler. ⊃ legenda, lectione, lectore. ⊂ </text:p>
        </text:list-item>
        <text:list-item>
          <text:p text:style-name="P98">lege -o = collige. ⊃ collige, recollige, dilige, elegante, intellige, <text:soft-page-break/>neglige, selige. </text:p>
        </text:list-item>
        <text:list-item>
          <text:p text:style-name="P98">G. lege, légō = dic, elige. ⊃ (dia)lec(to), lec(sico), log(ica), (ec)lec(tico). </text:p>
        </text:list-item>
        <text:list-item>
          <text:p text:style-name="P98"><text:span text:style-name="T3">lege</text:span> (lex lēgis) | la legge | loi | law | <text:span text:style-name="T5">Gesetz</text:span> | H. ley | P. lei. = regula, conditione, jure (scripto). ⊃ legale, legislatore, legitimo, privilegio, lega. </text:p>
        </text:list-item>
        <text:list-item>
          <text:p text:style-name="P98"><text:span text:style-name="T3">legenda</text:span> | leggenda | légende | -nd | -nde. = narratione, fabula. ⊂ lĕg(e) -nd(o) -a = res quem pote lege. </text:p>
        </text:list-item>
        <text:list-item>
          <text:p text:style-name="P98">—<text:span text:style-name="T3">ario</text:span> | | légendaire | -ary | -är. </text:p>
        </text:list-item>
        <text:list-item>
          <text:p text:style-name="P98">E. legh ⊃ L. lecto [cubile], A. lie, D. liegen, R. lez’atï = jace; G. léchos = cubile. </text:p>
        </text:list-item>
        <text:list-item>
          <text:p text:style-name="P98"><text:span text:style-name="T3">legibile</text:span> ĭ 300 | leggibile | lisible | -ble. = quem pote lĕge. </text:p>
        </text:list-item>
        <text:list-item>
          <text:p text:style-name="P98"><text:span text:style-name="T3">legione</text:span> -gio | -ione | légion | -ion | -ion. ⊂ leg(e) [collige] -ione. </text:p>
        </text:list-item>
        <text:list-item>
          <text:p text:style-name="P98">—<text:span text:style-name="T3">ario</text:span> -us | -ario | -naire | -ary | -är. </text:p>
        </text:list-item>
        <text:list-item>
          <text:p text:style-name="P98"><text:span text:style-name="T3">legis-</text:span> ( <text:span text:style-name="T5">genitivo de</text:span> lēge) = de lēge. </text:p>
        </text:list-item>
        <text:list-item>
          <text:p text:style-name="P98">—<text:span text:style-name="T3">latione</text:span> | -zione | lé—tion | -tion | -tion. = ton fer lege. </text:p>
        </text:list-item>
        <text:list-item>
          <text:p text:style-name="P98">—<text:span text:style-name="T3">lativo</text:span> | -ivo | lé—if | -ive | -iv. </text:p>
        </text:list-item>
        <text:list-item>
          <text:p text:style-name="P98">—<text:span text:style-name="T3">latore</text:span> -tor | -tore | lé—teur | -tor | -tor. = qui fer lēge. </text:p>
        </text:list-item>
        <text:list-item>
          <text:p text:style-name="P98">—<text:span text:style-name="T3">latura</text:span> | -tura | lé—ture | -ture | -tur. </text:p>
        </text:list-item>
        <text:list-item>
          <text:p text:style-name="P98"><text:span text:style-name="T3">legista</text:span> | -ista | légiste | -ist | -ist. = legislatore, jurisperito. </text:p>
        </text:list-item>
        <text:list-item>
          <text:p text:style-name="P98"><text:span text:style-name="T3">legitima</text:span> -ĭmo | legittimare | lé—er | -ate | -ieren. = redde legitimo. </text:p>
        </text:list-item>
        <text:list-item>
          <text:p text:style-name="P98">—<text:span text:style-name="T3">tione</text:span> | -zione | lé—tion | -tion | -tion. </text:p>
        </text:list-item>
        <text:list-item>
          <text:p text:style-name="P98"><text:span text:style-name="T3">legitimo</text:span> -ĭmus | legittimo | lé—ime | -imate | -im. = secundo lēge. </text:p>
        </text:list-item>
        <text:list-item>
          <text:p text:style-name="P98"><text:span text:style-name="T3">legumine</text:span> -men -mĭn- | -me | légume | -me | <text:span text:style-name="T5">Gemüse</text:span>. ⊂ lege [collige] aut || G. lobo (Walde). </text:p>
        </text:list-item>
        <text:list-item>
          <text:p text:style-name="P98">—<text:span text:style-name="T3">oso</text:span> | -oso, -osa | lé—eux, -euse | -ous. = planta que produc legumine, ut phaseolo, faba, lente. </text:p>
        </text:list-item>
        <text:list-item>
          <text:p text:style-name="P98"><text:span text:style-name="T3">lemma</text:span>(te) 100 | -ma | -me | -ma | -ma. = propositione assumpto pro demonstra propositione sequente. ⊂ G. l <text:span text:style-name="T3">ē</text:span>mma ⊂ lab -ma = assumptione. </text:p>
        </text:list-item>
        <text:list-item>
          <text:p text:style-name="P98"><text:span text:style-name="T3">lene</text:span> -is = dulce, suave, ne aspero. </text:p>
        </text:list-item>
        <text:list-item>
          <text:p text:style-name="P98">—<text:span text:style-name="T3">ifica</text:span> -ĭco | lenire, -ificare | lénifier | <text:span text:style-name="T5">soften</text:span>, lenify | <text:span text:style-name="T5">lindern</text:span>. </text:p>
        </text:list-item>
        <text:list-item>
          <text:p text:style-name="P98">—<text:span text:style-name="T3">itivo</text:span> | -ivo | lé—if | -ive | -iv. = emolliente, palliativo. </text:p>
        </text:list-item>
        <text:list-item>
          <text:p text:style-name="P98"><text:span text:style-name="T3">lente</text:span> lens | lenticchia | lentille | lentil | Linse. = L. bot. « ervum lens ». </text:p>
        </text:list-item>
        <text:list-item>
          <text:p text:style-name="P98">— N | -te | -tille | lens | Linse. = vitro in forma de lente. </text:p>
        </text:list-item>
        <text:list-item>
          <text:p text:style-name="P98"><text:span text:style-name="T3">lenticulare</text:span> 200 | -colare | -aire | -ar | -är. = in forma de lente. </text:p>
        </text:list-item>
        <text:list-item>
          <text:p text:style-name="P98"><text:span text:style-name="T3">lentigine</text:span> ĭ 100 | -iggine | -igo | <text:span text:style-name="T5">freckle</text:span>, -igo | -igo. = macula in pelle, in forma de lente. </text:p>
        </text:list-item>
        <text:list-item>
          <text:p text:style-name="P98">—<text:span text:style-name="T3">oso</text:span> 100 | -igginoso | -eux | -ous | -ös. </text:p>
        </text:list-item>
        <text:list-item>
          <text:p text:style-name="P98"><text:span text:style-name="T3">lentitudine</text:span> -udo -udĭn- | lentezza | lenteur | lentitude. = to es lento. </text:p>
        </text:list-item>
        <text:list-item>
          <text:p text:style-name="P98"><text:span text:style-name="T3">lento</text:span> -us | I. P. H. lento | lent | <text:span text:style-name="T5">slow</text:span>, (lente, lentous) | <text:span text:style-name="T5">lässig</text:span>. = ne veloce, tardo. ⊃ lentitudine. </text:p>
        </text:list-item>
        <text:list-item>
          <text:p text:style-name="P98"><text:span text:style-name="T3">leone</text:span> leo | leone | lion | lion | Löwe | H. leon | P. leâo. = Zool. « felis leo ». ⊂ G. léōn. </text:p>
        </text:list-item>
        <text:list-item>
          <text:p text:style-name="P98">—<text:span text:style-name="T3">ino</text:span> -īnus | -ino | léonin | -ine | leoninisch. </text:p>
        </text:list-item>
        <text:list-item>
          <text:p text:style-name="P98"><text:span text:style-name="T3">leopardo</text:span> 100 | -ardo | léopard | -ard | -ard. = « felis leopardus ». ⊂ <text:soft-page-break/>G. leópardos. </text:p>
        </text:list-item>
        <text:list-item>
          <text:p text:style-name="P98"><text:span text:style-name="T3">lepido</text:span> -ĭdus | -ido | <text:span text:style-name="T5">plaisant</text:span> | -id | <text:span text:style-name="T5">zierlisch</text:span>. = cum lepōre, gratioso, placente, læto, jocoso, hilare. </text:p>
        </text:list-item>
        <text:list-item>
          <text:p text:style-name="P98"><text:span text:style-name="T3">lepore</text:span> (lepus -ŏris) | lepre | lièvre | <text:span text:style-name="T5">hare</text:span> | <text:span text:style-name="T5">Hase</text:span>. = Zool. « lepus timidus ». ⊃ leporino. </text:p>
        </text:list-item>
        <text:list-item>
          <text:p text:style-name="P98"><text:span text:style-name="T3">lepore</text:span> (lepus -ōris) = to es lepido, gratia, elegantia, urbanitate. </text:p>
        </text:list-item>
        <text:list-item>
          <text:p text:style-name="P98"><text:span text:style-name="T3">leporino</text:span> 100 | -ino | | -ine. = de lepŏre. </text:p>
        </text:list-item>
        <text:list-item>
          <text:p text:style-name="P98"><text:span text:style-name="T3">lepra</text:span> 100 | lebbra | lèpre | -osy | Lepra. ⊂ G. lépra = morbo de pelle. ⊂ lepís = squama. </text:p>
        </text:list-item>
        <text:list-item>
          <text:p text:style-name="P98">—<text:span text:style-name="T3">oso</text:span> | lebbroso | lépreux | -ous | -ös. </text:p>
        </text:list-item>
        <text:list-item>
          <text:p text:style-name="P98">G. lepsi l <text:span text:style-name="T3">ē</text:span>psis = captura. ⊂ lab -si. ⊃ epilepsia, catalepsi. </text:p>
        </text:list-item>
        <text:list-item>
          <text:p text:style-name="P98"><text:span text:style-name="T3">letale</text:span> -is | -ale | léthal(ité) | lethal | -al. = de leto, que da morte. </text:p>
        </text:list-item>
        <text:list-item>
          <text:p text:style-name="P98"><text:span text:style-name="T3">lethargo</text:span> -us | letargo, letargia | lé—ie | -y | -ie. ⊂ l <text:span text:style-name="T3">ē</text:span>thargos. ⊂ lethe [oblivio] argo [argós = pigro]. </text:p>
        </text:list-item>
        <text:list-item>
          <text:p text:style-name="P98">—<text:span text:style-name="T3">ico</text:span> -ĭcus | letargico | lé—ique | -ic | -isch. ⊂ G. lēthargicós. </text:p>
        </text:list-item>
        <text:list-item>
          <text:p text:style-name="P98"><text:span text:style-name="T3">Lethe</text:span> -e | Lete | Léthé | Lethe | Lethe. ⊂ G. l <text:span text:style-name="T3">ē</text:span>thē = oblivio. ⊃ letargo. </text:p>
        </text:list-item>
        <text:list-item>
          <text:p text:style-name="P98">letho, lethale, lethifero, <text:span text:style-name="T5">errore in loco de</text:span> leto, <text:span text:style-name="T5">confuso cum</text:span> lethe. </text:p>
        </text:list-item>
        <text:list-item>
          <text:p text:style-name="P98"><text:span text:style-name="T3">letifero</text:span> -fĕr | -fero | léthifère | -rous. = que fer leto. </text:p>
        </text:list-item>
        <text:list-item>
          <text:p text:style-name="P98"><text:span text:style-name="T3">leto</text:span> -um = morte. ⊃ letale, letifero. ⊂ le [ <text:span text:style-name="T5">radice de</text:span> dele, G. limós = fame] -to. </text:p>
        </text:list-item>
        <text:list-item>
          <text:p text:style-name="P98">G. leuco -ós = albo || luce. </text:p>
        </text:list-item>
        <text:list-item>
          <text:p text:style-name="P98"><text:span text:style-name="T3">leucorrhœa</text:span> | leucorrea | -hée | -hœa | -höe. = morbo que produc fluxu [rhee] albo [leuco]. </text:p>
        </text:list-item>
        <text:list-item>
          <text:p text:style-name="P98">leva lĕvo = eleva. ⊂ lĕve. </text:p>
        </text:list-item>
        <text:list-item>
          <text:p text:style-name="P98">— M | levare | lever. = erige, tolle, remove. </text:p>
        </text:list-item>
        <text:list-item>
          <text:p text:style-name="P98">leva lēvo = leviga. ⊂ lēve. </text:p>
        </text:list-item>
        <text:list-item>
          <text:p text:style-name="P98"><text:span text:style-name="T3">leve</text:span> lĕvis | leggiero, lieve | léger | light | leicht | H. P. leve. = sine pondere, pauco grave. ⊃ alleva, eleva, releva, subleva, levitate. ⊂ E. ⊃ A?, D?, R. legkij. </text:p>
        </text:list-item>
        <text:list-item>
          <text:p text:style-name="P98">lēve -is = levigato, polito, lubrico, ne aspero || G. leîos. </text:p>
        </text:list-item>
        <text:list-item>
          <text:p text:style-name="P98"><text:span text:style-name="T3">leviga</text:span> ĭ 100 | -are | <text:span text:style-name="T5">lisser</text:span> | <text:span text:style-name="T5">smooth</text:span> | -ieren. = age lēve, poli. </text:p>
        </text:list-item>
        <text:list-item>
          <text:p text:style-name="P98">— 100 | | léviger | -ate. = pulveriza. </text:p>
        </text:list-item>
        <text:list-item>
          <text:p text:style-name="P98"><text:span text:style-name="T3">levitate</text:span> -tas | leggerezza | légèreté | levity | <text:span text:style-name="T5">Geringheit</text:span>. = to es lĕve. </text:p>
        </text:list-item>
        <text:list-item>
          <text:p text:style-name="P98">G. lexi léxis = vocabulo. ⊂ leg(e) -si. </text:p>
        </text:list-item>
        <text:list-item>
          <text:p text:style-name="P98"><text:span text:style-name="T3">lexico</text:span> -ĭcum | lessico | -que | -con | -con. = dictionario, vocabulario. ⊂ G. lexicón ⊂ lex(i) -ico. </text:p>
        </text:list-item>
        <text:list-item>
          <text:p text:style-name="P98">—<text:span text:style-name="T3">grapho</text:span> ă | lessicografo | -graphe | -grapher | -graph. </text:p>
        </text:list-item>
        <text:list-item>
          <text:p text:style-name="P98">——<text:span text:style-name="T3">ia</text:span> | lessicographia | -ie | -y | -ie. </text:p>
        </text:list-item>
        <text:list-item>
          <text:p text:style-name="P98"><text:span text:style-name="T3">liba</text:span> -o | -are, <text:span text:style-name="T5">assaggiare</text:span> | <text:span text:style-name="T5">goûter</text:span> | <text:span text:style-name="T5">taste</text:span> | <text:span text:style-name="T5">kosten</text:span>. = fac libatione, bibe, gusta. ⊃ deliba, præliba = || G. leíbō. </text:p>
        </text:list-item>
        <text:list-item>
          <text:p text:style-name="P98">—<text:span text:style-name="T3">tione</text:span> -tio | -zione | -tion | -tion | -tion. </text:p>
        </text:list-item>
        <text:list-item>
          <text:p text:style-name="P98"><text:span text:style-name="T3">libe</text:span> -et = place. ⊃ libidine. ⊂ E. ⊃ A. love, D. lieben, R. liubitï, S. lubh = ama. </text:p>
        </text:list-item>
        <text:list-item>
          <text:p text:style-name="P98">libella -a = parvo moneta ex argento. ⊂ libra. </text:p>
        </text:list-item>
        <text:list-item>
          <text:p text:style-name="P98"><text:span text:style-name="T3">libella</text:span> 100 | livello | niveau | level | Niveau. ⊂ lib(ra) -ella. </text:p>
        </text:list-item>
        <text:list-item>
          <text:p text:style-name="P98"><text:soft-page-break/><text:span text:style-name="T3">libello</text:span> -us = parvo libro. ⊂ lib(ro) -ello. </text:p>
        </text:list-item>
        <text:list-item>
          <text:p text:style-name="P98">— 100 | -ello | -elle | -el | -ell. = libello diffamatorio. </text:p>
        </text:list-item>
        <text:list-item>
          <text:p text:style-name="P98"><text:span text:style-name="T3">libera</text:span> -ĕro | -are | délivrer, libérer, <text:span text:style-name="T5">relâcher</text:span> | -ate | -ieren, liefern. = fac libero. </text:p>
        </text:list-item>
        <text:list-item>
          <text:p text:style-name="P98">—<text:span text:style-name="T3">tione</text:span> -tio | -zione | libération | -tion | -tion. </text:p>
        </text:list-item>
        <text:list-item>
          <text:p text:style-name="P98">—<text:span text:style-name="T3">tore</text:span> -tor | -tore | libérateur | -tor | -tor. </text:p>
        </text:list-item>
        <text:list-item>
          <text:p text:style-name="P98"><text:span text:style-name="T3">liberale</text:span> -ālis | -ale | libéral | -al | -al. = que ama libertate, nobile, abundante, generoso. </text:p>
        </text:list-item>
        <text:list-item>
          <text:p text:style-name="P98">—<text:span text:style-name="T3">ismo</text:span> | -ismo | libéralisme | -ism | -ismus. </text:p>
        </text:list-item>
        <text:list-item>
          <text:p text:style-name="P98">—<text:span text:style-name="T3">itate</text:span> -itas | -ità | libéralité | -ity | -ität. </text:p>
        </text:list-item>
        <text:list-item>
          <text:p text:style-name="P98"><text:span text:style-name="T3">libero</text:span> -bĕr | -bero | -bre | <text:span text:style-name="T5">free</text:span> | <text:span text:style-name="T5">frei</text:span>. ⊃ libera, libertate. ⊂ E. leudh ⊃ G. eleútheros = libero, D. Leute = populo. </text:p>
        </text:list-item>
        <text:list-item>
          <text:p text:style-name="P98"><text:span text:style-name="T3">libertate</text:span> -tas | -tà | -té | -ty | -tas. = to es libero. </text:p>
        </text:list-item>
        <text:list-item>
          <text:p text:style-name="P98"><text:span text:style-name="T3">libidine</text:span> -do -dĭn- = desiderio, voluntate, passione. ⊂ libe. </text:p>
        </text:list-item>
        <text:list-item>
          <text:p text:style-name="P98">— -do | -ine | -inosité | <text:span text:style-name="T5">lust</text:span>, -inosity | <text:span text:style-name="T5">Lust</text:span>, -osität. = passione malo, anti continentia, luxuria, licentia. </text:p>
        </text:list-item>
        <text:list-item>
          <text:p text:style-name="P98">—<text:span text:style-name="T3">oso</text:span> -us | -oso | -eux | -ous | -ös. = lascivo, sensuale, salace, impuro. </text:p>
        </text:list-item>
        <text:list-item>
          <text:p text:style-name="P98"><text:span text:style-name="T3">libra</text:span> -a = bilance, instrumento que meti pondere, instrumento de mensura. ⊃ libratione, libella, æquilibrio, delibera. ⊂ G. lítra. </text:p>
        </text:list-item>
        <text:list-item>
          <text:p text:style-name="P98">— -a | libra | | libra. = constellatione de æquinoctio de autumno. </text:p>
        </text:list-item>
        <text:list-item>
          <text:p text:style-name="P98">— -a | libbra | livre. = pondere de gr. 327. </text:p>
        </text:list-item>
        <text:list-item>
          <text:p text:style-name="P98">— -a (Cæsare, Vitruvio) = libella. </text:p>
        </text:list-item>
        <text:list-item>
          <text:p text:style-name="P98"><text:span text:style-name="T3">libraria</text:span> 200 | -breria | -brairie | -brary | -brärie, -berei. = bibliotheca. </text:p>
        </text:list-item>
        <text:list-item>
          <text:p text:style-name="P98"><text:span text:style-name="T3">librario</text:span> -us | -aio | -aire | <text:span text:style-name="T5">bookseller</text:span> | <text:span text:style-name="T5">Buchhändler</text:span>, -arius. = qui vende libros. A. librarian = bibliothecario. </text:p>
        </text:list-item>
        <text:list-item>
          <text:p text:style-name="P98"><text:span text:style-name="T3">libratione</text:span> 200 | -zione | -tion | -tion | -tion. = motu de pendulo, oscillatione de luna. ⊂ libra </text:p>
        </text:list-item>
        <text:list-item>
          <text:p text:style-name="P98"><text:span text:style-name="T3">libro</text:span> liber | -bro | -ber | -ber | <text:span text:style-name="T5">Bast</text:span> | R. lub’. = cortice de albero. ⊂ E. </text:p>
        </text:list-item>
        <text:list-item>
          <text:p text:style-name="P98"><text:span text:style-name="T3">LIBRO</text:span> liber | I. H. libro, P. livro | livre | <text:span text:style-name="T5">book</text:span> | <text:span text:style-name="T5">Buch</text:span>. ⊃ libello, librario. ⊂ libro [cortice]. </text:p>
        </text:list-item>
        <text:list-item>
          <text:p text:style-name="P98"><text:span text:style-name="T3">LICE</text:span> -et | lece, è lecito | licet, <text:span text:style-name="T5">il est permis, on peut, on a le</text:span>loisir | licet, <text:span text:style-name="T5">is permitted</text:span> | <text:span text:style-name="T5">es steht frei</text:span>. = es permisso, homo pote. ⊃ licito, licentia, F. loisir, A. leisure. </text:p>
        </text:list-item>
        <text:list-item>
          <text:p text:style-name="P98">lice -eo = es in veno. </text:p>
        </text:list-item>
        <text:list-item>
          <text:p text:style-name="P98"><text:span text:style-name="T3">licentia</text:span> -a | -enza | -ence | -ense | -enz. = to lice, libertate. </text:p>
        </text:list-item>
        <text:list-item>
          <text:p text:style-name="P98">—<text:span text:style-name="T3">ioso</text:span> 100 | -zioso | -cieux | -tious | -tiös. = arbitrario, contra mores. </text:p>
        </text:list-item>
        <text:list-item>
          <text:p text:style-name="P98"><text:span text:style-name="T3">lichene</text:span> 100 | -ene | -en | -en | -en, <text:span text:style-name="T5">Flechte</text:span>. ⊂ G. leich <text:span text:style-name="T3">ē</text:span>n. </text:p>
        </text:list-item>
        <text:list-item>
          <text:p text:style-name="P98"><text:span text:style-name="T3">licito</text:span> -ĭtus | lecito | -ite | -it | -itum. = quod lice. </text:p>
        </text:list-item>
        <text:list-item>
          <text:p text:style-name="P98"><text:span text:style-name="T3">lictore</text:span> -tor | littore | -teur | -tor | -tor. = officiale romano que fer fasce cum ascia. ⊂ lig(a) -tore. </text:p>
        </text:list-item>
        <text:list-item>
          <text:p text:style-name="P98"><text:span text:style-name="T3">liene</text:span> 100 | <text:span text:style-name="T5">milza</text:span> | <text:span text:style-name="T5">rate</text:span> | spleen | <text:span text:style-name="T5">Milz</text:span>. ⊂ G. spl <text:span text:style-name="T3">ē</text:span>n. </text:p>
        </text:list-item>
        <text:list-item>
          <text:p text:style-name="P98"><text:span text:style-name="T3">LIGA</text:span> -o | legare | lier | <text:span text:style-name="T5">to tie</text:span>, <text:span text:style-name="T5">to bind</text:span>, to ligate | <text:span text:style-name="T5">binden</text:span> | H. P. ligar. = vince, stringe, conjunge, uni. ⊃ al—, ob—, religione. </text:p>
        </text:list-item>
        <text:list-item>
          <text:p text:style-name="P98">—<text:span text:style-name="T3">mento</text:span> 100 = </text:p>
        </text:list-item>
        <text:list-item>
          <text:p text:style-name="P98"><text:soft-page-break/>—<text:span text:style-name="T3">mine</text:span> -men -mĭn- | -mento, legame | -ment, lien | -ment, <text:span text:style-name="T5">bond</text:span>, <text:span text:style-name="T5">tie</text:span> | -ment, <text:span text:style-name="T5">Band</text:span>. = quod liga, vinculo. </text:p>
        </text:list-item>
        <text:list-item>
          <text:p text:style-name="P98">—<text:span text:style-name="T3">tione</text:span> 100 | | liaison | -tion | -tion. = ligatura. </text:p>
        </text:list-item>
        <text:list-item>
          <text:p text:style-name="P98">—<text:span text:style-name="T3">tura</text:span> 400 | leg— | -ture | -ture | -tur. </text:p>
        </text:list-item>
        <text:list-item>
          <text:p text:style-name="P98"><text:span text:style-name="T3">ligno</text:span> -um | legno | <text:span text:style-name="T5">bois</text:span> | <text:span text:style-name="T5">wood</text:span> | <text:span text:style-name="T5">Holz</text:span> | H. leño | P. lenho. </text:p>
        </text:list-item>
        <text:list-item>
          <text:p text:style-name="P98">—<text:span text:style-name="T3">eo</text:span> -ĕus | -eo | -eux | -eous. = ex ligno. </text:p>
        </text:list-item>
        <text:list-item>
          <text:p text:style-name="P98">—<text:span text:style-name="T3">ite</text:span> N | -ite | -ite | -ite | -it. = ligno fossile. </text:p>
        </text:list-item>
        <text:list-item>
          <text:p text:style-name="P98">—<text:span text:style-name="T3">oso</text:span> 100 | legnoso | -eux | -ose | -ös. </text:p>
        </text:list-item>
        <text:list-item>
          <text:p text:style-name="P98"><text:span text:style-name="T3">lilio</text:span> -ĭum | giglio | lis | lily | Lilie | H. P. lirio | R. lilija. = Bot. « lilium candidum ». ⊂ G. leírion. </text:p>
        </text:list-item>
        <text:list-item>
          <text:p text:style-name="P98">—<text:span text:style-name="T3">iaceo</text:span> 400 | -ceo | -cée | -ceous | -ceen. = (planta pertinente ad familia) de lilio. </text:p>
        </text:list-item>
        <text:list-item>
          <text:p text:style-name="P98"><text:span text:style-name="T3">lima</text:span> -a | lima | lime | <text:span text:style-name="T5">file</text:span> | <text:span text:style-name="T5">Feile</text:span>. </text:p>
        </text:list-item>
        <text:list-item>
          <text:p text:style-name="P98">— -o | -are | -er | <text:span text:style-name="T5">to file</text:span> | <text:span text:style-name="T5">feilen</text:span>. = ute lima. </text:p>
        </text:list-item>
        <text:list-item>
          <text:p text:style-name="P98">—<text:span text:style-name="T3">tione</text:span> 400 | | | -tion | -tion. </text:p>
        </text:list-item>
        <text:list-item>
          <text:p text:style-name="P98">—<text:span text:style-name="T3">tura</text:span> | -tura | limure | -ture | -tur. </text:p>
        </text:list-item>
        <text:list-item>
          <text:p text:style-name="P98"><text:span text:style-name="T3">limbo</text:span> -us | lembo, limbo| <text:span text:style-name="T5">bord</text:span>, limbe | <text:span text:style-name="T5">edge</text:span>, limb, limbo | <text:span text:style-name="T5">Rand</text:span>, Limbus. = parte exteriore (de circulo graduato, de astro, de inferno), orulo. </text:p>
        </text:list-item>
        <text:list-item>
          <text:p text:style-name="P98"><text:span text:style-name="T3">limine</text:span> -men -mĭn- = limite de porta. ⊃ elimina, præliminare. ⊂ limo [transverso]. </text:p>
        </text:list-item>
        <text:list-item>
          <text:p text:style-name="P98"><text:span text:style-name="T3">limita</text:span> -ĭto | -are | -er | to limit | -ieren. = pone limite. </text:p>
        </text:list-item>
        <text:list-item>
          <text:p text:style-name="P98">—<text:span text:style-name="T3">tione</text:span> 100 | -zione | -tion | -tion | -tion. </text:p>
        </text:list-item>
        <text:list-item>
          <text:p text:style-name="P98">—<text:span text:style-name="T3">tivo</text:span> | -tivo | -tif | | -tiv. </text:p>
        </text:list-item>
        <text:list-item>
          <text:p text:style-name="P98"><text:span text:style-name="T3">limite</text:span> limes -mĭt- | -ite | -ite | -it | <text:span text:style-name="T5">Grenze</text:span>, Limes. ⊂ limo [transverso]. </text:p>
        </text:list-item>
        <text:list-item>
          <text:p text:style-name="P98"><text:span text:style-name="T3">limo</text:span> -us | limo, <text:span text:style-name="T5">fango</text:span> | limon, <text:span text:style-name="T5">boue</text:span> | <text:span text:style-name="T5">slime</text:span> | <text:span text:style-name="T5">Schlamm</text:span>. ⊃ limoso. ⊂ E. ⊃ L. line, A. lime = calce, glutine, limo; A. loam, D. Lehm = argilla, limo; D. Leim = colla. </text:p>
        </text:list-item>
        <text:list-item>
          <text:p text:style-name="P98">limo -us = obliquo, transverso. ⊃ (ob)liquo, limite, limine. </text:p>
        </text:list-item>
        <text:list-item>
          <text:p text:style-name="P98">G. limo -ós = fame. ⊃ bulimia. </text:p>
        </text:list-item>
        <text:list-item>
          <text:p text:style-name="P98"><text:span text:style-name="T3">limoso</text:span> -us | -oso | -oneux | -ous | -ös. = cum limo. </text:p>
        </text:list-item>
        <text:list-item>
          <text:p text:style-name="P98"><text:span text:style-name="T3">limpido</text:span> ĭ 100 | -ido | -ide | -id | -id. = claro. ⊂ lympha. </text:p>
        </text:list-item>
        <text:list-item>
          <text:p text:style-name="P98">—<text:span text:style-name="T3">itate</text:span> | -ità | -ité | -ity | -ität. </text:p>
        </text:list-item>
        <text:list-item>
          <text:p text:style-name="P98"><text:span text:style-name="T3">line</text:span> -o = unge, da oleo, tinge. ⊃ linea, linimento, litera, limo, litore, poli. </text:p>
        </text:list-item>
        <text:list-item>
          <text:p text:style-name="P98"><text:span text:style-name="T3">linea</text:span> -ĕa | -nea | -gne | -ne | -nie | H. -nea | P. -nha | R. -nija. ⊃ delinea, interlinea. ⊂ lin(e) -ea = facto cum tinctura aut ⊂ lino, que habe forma de filo de lino. </text:p>
        </text:list-item>
        <text:list-item>
          <text:p text:style-name="P98">—<text:span text:style-name="T3">mento</text:span> -um | -mento, <text:span text:style-name="T5">tratto</text:span>, <text:span text:style-name="T5">fattezza</text:span> | linéament | -ment | -ment. </text:p>
        </text:list-item>
        <text:list-item>
          <text:p text:style-name="P98">—<text:span text:style-name="T3">re</text:span> 100 | -are | linéaire | -ar | -ar. </text:p>
        </text:list-item>
        <text:list-item>
          <text:p text:style-name="P98"><text:span text:style-name="T3">lineo</text:span> -us | <text:span text:style-name="T5">panno</text:span>lino, <text:span text:style-name="T5">biancheria</text:span> | linge | linen | leinen. = (veste) ex lino, linteo. </text:p>
        </text:list-item>
        <text:list-item>
          <text:p text:style-name="P98"><text:span text:style-name="T3">LINGE</text:span> -o | leccare | lécher | to lick | lecken. = lambe. ⊂ E. ligh ⊃ A. D., G. leíchō, electuario, R. lizatï, S. rihanti. </text:p>
        </text:list-item>
        <text:list-item>
          <text:p text:style-name="P98"><text:span text:style-name="T3">LINGUA</text:span> -a | lingua | langue | language, tongue | Zunge, <text:span text:style-name="T5">Sprache</text:span> | H. lengua | P. lingua. = parte de corpore, sermone, loquela. ⊂ L. <text:soft-page-break/>ant. dingua ⊂ E. ⊃ A. </text:p>
        </text:list-item>
        <text:list-item>
          <text:p text:style-name="P98">tongue D. Zunge, R. jazyk. </text:p>
        </text:list-item>
        <text:list-item>
          <text:p text:style-name="P98">—<text:span text:style-name="T3">uale</text:span> | -uale | -ual | -ual | -ual. </text:p>
        </text:list-item>
        <text:list-item>
          <text:p text:style-name="P98">—<text:span text:style-name="T3">uista</text:span> | -uista | -uiste | -uist | -uist. </text:p>
        </text:list-item>
        <text:list-item>
          <text:p text:style-name="P98">——<text:span text:style-name="T3">ica</text:span> -ĭca | -ica | la linguistique | -ics | -ik. </text:p>
        </text:list-item>
        <text:list-item>
          <text:p text:style-name="P98">——<text:span text:style-name="T3">ico</text:span> -ĭcus | -ico | -ique | -ic | -isch. </text:p>
        </text:list-item>
        <text:list-item>
          <text:p text:style-name="P98"><text:span text:style-name="T3">linimento</text:span> 400 | -ento | -ent | -ent | -ent. = unguento, quod line. </text:p>
        </text:list-item>
        <text:list-item>
          <text:p text:style-name="P98"><text:span text:style-name="T3">lino</text:span> -um | lino | lin | <text:span text:style-name="T5">flax</text:span> (linen) | Lein | H. lino | P. linho | R. len. = Bot. « linum usitatissimum ». ⊂ G. línon. Homo cole et texe lino in epocha de saxo. </text:p>
        </text:list-item>
        <text:list-item>
          <text:p text:style-name="P98"><text:span text:style-name="T3">linque</text:span> -o | <text:span text:style-name="T5">abbandonare</text:span> | <text:span text:style-name="T5">abandonner</text:span> | <text:span text:style-name="T5">to abandon</text:span> | <text:span text:style-name="T5">verlassen</text:span>. = desere, relinque, laxa, cede, trade. ⊃ delinque, relinque, reliquia, derelinque. ⊂ E. liq ⊃ G. lip, (el)lip(si); A. loan, lend, D. leihen = concede, præsta; R. (ot)lez’i = sedimento. </text:p>
        </text:list-item>
        <text:list-item>
          <text:p text:style-name="P98"><text:span text:style-name="T3">linteo</text:span> -ĕus = (tela) ex lino. </text:p>
        </text:list-item>
        <text:list-item>
          <text:p text:style-name="P98"><text:span text:style-name="T3">linteolo</text:span> ŏ 300 | lenzuolo | linceul | <text:span text:style-name="T5">shroud</text:span> | <text:span text:style-name="T5">Bettuch</text:span>. ⊂ linteo. </text:p>
        </text:list-item>
        <text:list-item>
          <text:p text:style-name="P98">G. lip leípō = || linque. ⊃ eclipsi, ellipsi, lipothymia. </text:p>
        </text:list-item>
        <text:list-item>
          <text:p text:style-name="P98"><text:span text:style-name="T3">lipothymia</text:span> N | lipotimia, <text:span text:style-name="T5">svenimento</text:span> | -mie, <text:span text:style-name="T5">défaillance</text:span> | -my | -mie. = statu de corpore, que conserva sensibilitate, sed non motu. ⊂ G. lipothumía ⊂ lip [linque] -o- thym(o) [animo] -ia. </text:p>
        </text:list-item>
        <text:list-item>
          <text:p text:style-name="P98"><text:span text:style-name="T3">lippo</text:span> -us | <text:span text:style-name="T5">cisposo</text:span> | <text:span text:style-name="T5">chassieux</text:span> | <text:span text:style-name="T5">blear</text:span> | <text:span text:style-name="T5">triefäugig</text:span>, lippus. </text:p>
        </text:list-item>
        <text:list-item>
          <text:p text:style-name="P98">—<text:span text:style-name="T3">itudine</text:span> -udo -udĭn- | <text:span text:style-name="T5">cisposità</text:span>, -dine | -de | -de. </text:p>
        </text:list-item>
        <text:list-item>
          <text:p text:style-name="P98">liqua -o = liquefac. </text:p>
        </text:list-item>
        <text:list-item>
          <text:p text:style-name="P98"><text:span text:style-name="T3">lique</text:span> -or = fi liquido, flue. ⊃ liquido, liquore, lixivia, prolixo. </text:p>
        </text:list-item>
        <text:list-item>
          <text:p text:style-name="P98">—<text:span text:style-name="T3">fac</text:span> -facio | -efare | -éfier | -efy | <text:span text:style-name="T5">schmelzen</text:span>. </text:p>
        </text:list-item>
        <text:list-item>
          <text:p text:style-name="P98">——<text:span text:style-name="T3">tione</text:span> -tio | -azione | liquéfaction | -tion | Liquation. </text:p>
        </text:list-item>
        <text:list-item>
          <text:p text:style-name="P98">—<text:span text:style-name="T3">sce</text:span> 100 = fi liquido. </text:p>
        </text:list-item>
        <text:list-item>
          <text:p text:style-name="P98">—<text:span text:style-name="T3">scente</text:span> | -ente | dé—ent | -ent | -ent. </text:p>
        </text:list-item>
        <text:list-item>
          <text:p text:style-name="P98">——<text:span text:style-name="T3">entia</text:span> | -enza | -ence | -ency. </text:p>
        </text:list-item>
        <text:list-item>
          <text:p text:style-name="P98"><text:span text:style-name="T3">liquida</text:span> -ĭdo | -are | -er | -ate | -ieren. = redde liquido (patrimonio). </text:p>
        </text:list-item>
        <text:list-item>
          <text:p text:style-name="P98">—<text:span text:style-name="T3">tione</text:span> | -zione | -tion | -tion | -tion. </text:p>
        </text:list-item>
        <text:list-item>
          <text:p text:style-name="P98">—<text:span text:style-name="T3">tore</text:span> | -tore | -teur | -tor | -tor. </text:p>
        </text:list-item>
        <text:list-item>
          <text:p text:style-name="P98"><text:span text:style-name="T3">liquido</text:span> -ĭdus | -ido | -ide | -id | -id. = que lique, fluente. </text:p>
        </text:list-item>
        <text:list-item>
          <text:p text:style-name="P98">—<text:span text:style-name="T3">itate</text:span> 200 | -ità | -ité | -ity | -ität. </text:p>
        </text:list-item>
        <text:list-item>
          <text:p text:style-name="P98"><text:span text:style-name="T3">liquore</text:span> -uor | -uore | -ueur | -uor | -uor. = quod lique. </text:p>
        </text:list-item>
        <text:list-item>
          <text:p text:style-name="P98"><text:span text:style-name="T3">lira</text:span> 100 = sulco de aratro. ⊃ delira. ⊂ E. lis ⊃ D. <text:span text:style-name="T5">Ge</text:span>leise = sulco de rota. </text:p>
        </text:list-item>
        <text:list-item>
          <text:p text:style-name="P98"><text:span text:style-name="T3">litania</text:span> -īa 500 | -nia | -nies | -ny | -nei. ⊂ G. litaneía ⊂ lit <text:span text:style-name="T3">ē</text:span> = prece. </text:p>
        </text:list-item>
        <text:list-item>
          <text:p text:style-name="P98"><text:span text:style-name="T3">lite</text:span> lis | lite | litige | <text:span text:style-name="T5">lawsuit</text:span>, litigation | <text:span text:style-name="T5">Streit</text:span>, Litigation. ⊃ litiga. </text:p>
        </text:list-item>
        <text:list-item>
          <text:p text:style-name="P98">litera, v. littera. </text:p>
        </text:list-item>
        <text:list-item>
          <text:p text:style-name="P98"><text:span text:style-name="T3">lithargyro</text:span> ŭ 100 | litargirio | -ge | -ge | -gyrum. = protoxydo de plumbo. ⊂ G. lithárguros ⊂ litho [saxo] argyro [argento]. </text:p>
        </text:list-item>
        <text:list-item>
          <text:p text:style-name="P98"><text:span text:style-name="T3">lithio</text:span> N | litio | -ium | -ium | -ium. = melallo alcalino, cum symbolo « Li » ⊂ G. lith(o) -io. </text:p>
        </text:list-item>
        <text:list-item>
          <text:p text:style-name="P98"><text:span text:style-name="T3">litho-,</text:span> G. líthos = saxo, lapide. ⊃ lithargyro, aerolitho. </text:p>
        </text:list-item>
        <text:list-item>
          <text:p text:style-name="P98">—<text:span text:style-name="T3">grapho </text:span>ă | litografo | -aphe | -apher | -aph. </text:p>
        </text:list-item>
        <text:list-item>
          <text:p text:style-name="P98">——<text:span text:style-name="T3">ia</text:span> | litografia | -phie | -phy | -phie. </text:p>
        </text:list-item>
        <text:list-item>
          <text:p text:style-name="P98"><text:soft-page-break/>——<text:span text:style-name="T3">ico</text:span> -ĭcus | litografico | -phique | -phic | -phisch. </text:p>
        </text:list-item>
        <text:list-item>
          <text:p text:style-name="P98">—<text:span text:style-name="T3">logia</text:span> | litologia | -gie | -gy | -gie. ⊂ G. lithología. </text:p>
        </text:list-item>
        <text:list-item>
          <text:p text:style-name="P98">—<text:span text:style-name="T3">tomia</text:span> | litotomia | -mie | -my | -mie. = fractura de lapide urinario. ⊂ G. lithotomía. </text:p>
        </text:list-item>
        <text:list-item>
          <text:p text:style-name="P98"><text:span text:style-name="T3">litiga</text:span> -ĭgo | -are | | -ate | -ieren. = age lite. </text:p>
        </text:list-item>
        <text:list-item>
          <text:p text:style-name="P98">—<text:span text:style-name="T3">ante</text:span> | -ante | -ant | -ant | -ant. </text:p>
        </text:list-item>
        <text:list-item>
          <text:p text:style-name="P98">—<text:span text:style-name="T3">atione</text:span> -tio | lite | litige | -tion | -tion. </text:p>
        </text:list-item>
        <text:list-item>
          <text:p text:style-name="P98">—<text:span text:style-name="T3">io</text:span> (Plauto) | -gio | -ge. = lite. </text:p>
        </text:list-item>
        <text:list-item>
          <text:p text:style-name="P98">—<text:span text:style-name="T3">ioso</text:span> | -ioso | -ieux | -ious | -iös. </text:p>
        </text:list-item>
        <text:list-item>
          <text:p text:style-name="P98">G. lito l <text:span text:style-name="T3">ē</text:span>ïtos = publico. ⊃ liturgia. ⊂ laós = populo. ⊂ E. ⊃ G. laico, D. Leute, R. ljad' = gente, populo. </text:p>
        </text:list-item>
        <text:list-item>
          <text:p text:style-name="P98"><text:span text:style-name="T3">litore</text:span> litus -tŏr- | litorale, lido | littoral | littoral | -al. = terra prope mari. </text:p>
        </text:list-item>
        <text:list-item>
          <text:p text:style-name="P98"><text:span text:style-name="T3">littera</text:span> -ĕra | lettera | lettre | letter | <text:span text:style-name="T5">Buchstabe</text:span>, Letter. ⊂ line. </text:p>
        </text:list-item>
        <text:list-item>
          <text:p text:style-name="P98">—<text:span text:style-name="T3">as</text:span> (-æ -arum) | lettera | lettre | letter | <text:span text:style-name="T5">Brief</text:span>. = epistola, missiva. </text:p>
        </text:list-item>
        <text:list-item>
          <text:p text:style-name="P98">—<text:span text:style-name="T3">ale</text:span> 500 | letterale | littéral | -al | -al. </text:p>
        </text:list-item>
        <text:list-item>
          <text:p text:style-name="P98">—<text:span text:style-name="T3">ario</text:span> -ius | lett— | -éraire | -ary | -ar. </text:p>
        </text:list-item>
        <text:list-item>
          <text:p text:style-name="P98">—<text:span text:style-name="T3">atura</text:span> -a | le—tura | littérature | literature | -tur. </text:p>
        </text:list-item>
        <text:list-item>
          <text:p text:style-name="P98">littore -ale, v. litore. </text:p>
        </text:list-item>
        <text:list-item>
          <text:p text:style-name="P98"><text:span text:style-name="T3">liturgia</text:span> | -gia | -gie | -gy | -gie. = servitio divino. ⊂ G. leitourgía = servitio publico. ⊂ lit(o) [publico] erg [labore] -ia. </text:p>
        </text:list-item>
        <text:list-item>
          <text:p text:style-name="P98">—<text:span text:style-name="T3">ico</text:span> -ĭcus | -ico | -ique | -ic | -isch. ⊂ G. leiturgicós. </text:p>
        </text:list-item>
        <text:list-item>
          <text:p text:style-name="P98"><text:span text:style-name="T3">live</text:span> -eo = es livido. </text:p>
        </text:list-item>
        <text:list-item>
          <text:p text:style-name="P98">—<text:span text:style-name="T3">ido</text:span> -ĭdus | -ido | -ide | -id | -id. = cum colore de plumbo. </text:p>
        </text:list-item>
        <text:list-item>
          <text:p text:style-name="P98">——<text:span text:style-name="T3">itate</text:span> | -ezza | -ité | -ity | -ität. </text:p>
        </text:list-item>
        <text:list-item>
          <text:p text:style-name="P98">—<text:span text:style-name="T3">ore</text:span> -or | -ore, -idore. = lividitate. </text:p>
        </text:list-item>
        <text:list-item>
          <text:p text:style-name="P98"><text:span text:style-name="T3">lixivia</text:span> 100 = </text:p>
        </text:list-item>
        <text:list-item>
          <text:p text:style-name="P98"><text:span text:style-name="T3">lixivio</text:span> -ium | liscivia | lessive | -ium | -ium, <text:span text:style-name="T5">Lauge</text:span>. ⊂ lique. </text:p>
        </text:list-item>
        <text:list-item>
          <text:p text:style-name="P98"><text:span text:style-name="T3">lobo</text:span> | lobo | lobe | lobe | <text:span text:style-name="T5">Hülse</text:span>. ⊂ G. lobós = parte inferiore de aure, et simile. </text:p>
        </text:list-item>
        <text:list-item>
          <text:p text:style-name="P98">—<text:span text:style-name="T3">ato</text:span> N | -ato | -é | -ate. </text:p>
        </text:list-item>
        <text:list-item>
          <text:p text:style-name="P98">—<text:span text:style-name="T3">ulo</text:span> -ŭlus | -ulo | -ule | -ule. = parvo lobo. </text:p>
        </text:list-item>
        <text:list-item>
          <text:p text:style-name="P98"><text:span text:style-name="T3">loca</text:span> -o | collocare | <text:span text:style-name="T5">placer</text:span> | locate | <text:span text:style-name="T5">stellen</text:span>. = da loco, colloca, pone. </text:p>
        </text:list-item>
        <text:list-item>
          <text:p text:style-name="P98">— -o | <text:span text:style-name="T5">affittare</text:span> | louer | <text:span text:style-name="T5">to let</text:span> | <text:span text:style-name="T5">vermieten</text:span>, locieren. = da (domo) in usu pro pretio. </text:p>
        </text:list-item>
        <text:list-item>
          <text:p text:style-name="P98">—<text:span text:style-name="T3">tione</text:span> -tio | -zione | -tion | | -tion. = usu pro pretio, conductione. A. location = positione. </text:p>
        </text:list-item>
        <text:list-item>
          <text:p text:style-name="P98">—<text:span text:style-name="T3">tore</text:span> 100 | -tore | -teur | <text:span text:style-name="T5">lessor</text:span> | -tor. = qui da in locatione, anti conductore. </text:p>
        </text:list-item>
        <text:list-item>
          <text:p text:style-name="P98"><text:span text:style-name="T3">locale</text:span> 300 | -ale | -al | -al | al. = de loco. </text:p>
        </text:list-item>
        <text:list-item>
          <text:p text:style-name="P98">—<text:span text:style-name="T3">itate</text:span> | -ità | -ité | -ity | -ität. = loco. </text:p>
        </text:list-item>
        <text:list-item>
          <text:p text:style-name="P98">—<text:span text:style-name="T3">iza</text:span> | -izzare | -iser | -ize | -isieren. = fixa loco. </text:p>
        </text:list-item>
        <text:list-item>
          <text:p text:style-name="P98">——<text:span text:style-name="T3">tione</text:span> -izzazione | -isation | -tion | -isation. </text:p>
        </text:list-item>
        <text:list-item>
          <text:p text:style-name="P98"><text:span text:style-name="T3">loco</text:span> -us | luogo | lieu | <text:span text:style-name="T5">place</text:span> | <text:span text:style-name="T5">Ort</text:span>, Stelle. ⊃ loca, locale. ⊂ L. ant. stloco ⊂ E. sta ⊃ D. Stelle. </text:p>
        </text:list-item>
        <text:list-item>
          <text:p text:style-name="P98">—<text:span text:style-name="T3">motione</text:span> | -zione | -tion | -tion | -tion. </text:p>
        </text:list-item>
        <text:list-item>
          <text:p text:style-name="P98">—<text:span text:style-name="T3">motiva</text:span> | -iva | -ive | -ive | -ive. = machina ad vapore, que move se. </text:p>
        </text:list-item>
        <text:list-item>
          <text:p text:style-name="P98"><text:soft-page-break/>—<text:span text:style-name="T3">tenente</text:span> | luogotenente | lieutenant | lieutenant | Leutnant. </text:p>
        </text:list-item>
        <text:list-item>
          <text:p text:style-name="P98">——<text:span text:style-name="T3">ia</text:span> | luogotenenza | lieutenance | lieutenancy | -enz. </text:p>
        </text:list-item>
        <text:list-item>
          <text:p text:style-name="P98"><text:span text:style-name="T3">locutione</text:span> -tio | -zione | -tion | -tion | -tion. = ton loque, modo de loque. </text:p>
        </text:list-item>
        <text:list-item>
          <text:p text:style-name="P98"><text:span text:style-name="T3">locuto</text:span> -us = que e loque. </text:p>
        </text:list-item>
        <text:list-item>
          <text:p text:style-name="P98"><text:span text:style-name="T3">logarithmo</text:span> | logaritmo | -me | -m | -mus. = exponente [numero] de basi [ratione]. ⊂ log(o) [ratione] arithmo [numero]; nomen introducto ab Neper in 1614. </text:p>
        </text:list-item>
        <text:list-item>
          <text:p text:style-name="P98"><text:span text:style-name="T3">logica</text:span> -ĭca | -ica | la logique | -ic | -ik. = scientia de ratiocinio. ⊂ G. logic <text:span text:style-name="T3">ē</text:span> ⊂ logic(o) -a [scientia]. </text:p>
        </text:list-item>
        <text:list-item>
          <text:p text:style-name="P98"><text:span text:style-name="T3">logico</text:span> -ĭcus | -ico | -ique, -icien | -ical, -ician | -isch, -iker. ⊂ G. -icós. ⊂ log(o) -ico. </text:p>
        </text:list-item>
        <text:list-item>
          <text:p text:style-name="P98"><text:span text:style-name="T3">logo-,</text:span> G. lógos = sermone, ratione. ⊃ logarithmo, logica, apologo, catalogo, decalogo, dialogo, monologo, prologo, epilogo, analogo, homologo, philologo, theologo, horologio, syllogismo. ⊂ G. lege. </text:p>
        </text:list-item>
        <text:list-item>
          <text:p text:style-name="P98">—<text:span text:style-name="T3">gripho</text:span> | -ifo | -iphe | -iph | -iph. ⊂ logo gripho [gríphos = rete, ænigma]. </text:p>
        </text:list-item>
        <text:list-item>
          <text:p text:style-name="P98">—<text:span text:style-name="T3">machia</text:span> | -chia | -chie | -chy | -chie. = pugna verbale. ⊂ G. logomachía ⊂ logo mach(e) [pugna] -ia. </text:p>
        </text:list-item>
        <text:list-item>
          <text:p text:style-name="P98"><text:span text:style-name="T3">lolio</text:span> -ium | loglio | <text:span text:style-name="T5">ivraie</text:span> | <text:span text:style-name="T5">cockle</text:span> | Lolch | H. joyo | P. joio. = Bot. « lolium temulentum ». </text:p>
        </text:list-item>
        <text:list-item>
          <text:p text:style-name="P98"><text:span text:style-name="T3">longævo</text:span> -us | -evo | | -(a)eval. = qui vive per longo tempore [ævo]. </text:p>
        </text:list-item>
        <text:list-item>
          <text:p text:style-name="P98">—<text:span text:style-name="T3">itate</text:span> | -evità | -évité | -evity | -ævität. </text:p>
        </text:list-item>
        <text:list-item>
          <text:p text:style-name="P98"><text:span text:style-name="T3">longanime</text:span> ĭ 400 | -ime | -ime | | -im. = cum animo perseverante, patiente, tolerante. </text:p>
        </text:list-item>
        <text:list-item>
          <text:p text:style-name="P98">—<text:span text:style-name="T3">itate</text:span> 400 | -ità | -ité | -ity | -ität. </text:p>
        </text:list-item>
        <text:list-item>
          <text:p text:style-name="P98"><text:span text:style-name="T3">longe</text:span> -e | lungi | loin | <text:span text:style-name="T5">far</text:span> | <text:span text:style-name="T5">fern</text:span> | H. lueñe | P. longe. = ad longo intervallo, distante, procul. </text:p>
        </text:list-item>
        <text:list-item>
          <text:p text:style-name="P98"><text:span text:style-name="T3">longimetria</text:span> N | -tria | -trie | -try | -trie. = mensura de distantias posito longe, cum auxilio de trigonometria. </text:p>
        </text:list-item>
        <text:list-item>
          <text:p text:style-name="P98"><text:span text:style-name="T3">longinquo</text:span> -us = quod es longe, remoto, distante, anti proximo. </text:p>
        </text:list-item>
        <text:list-item>
          <text:p text:style-name="P98">—<text:span text:style-name="T3">itate</text:span> -tas | lontananza | éloignement | -ity | -ität. </text:p>
        </text:list-item>
        <text:list-item>
          <text:p text:style-name="P98"><text:span text:style-name="T3">longitudine</text:span> -udo -udĭn- | lunghezza | longueur | length | Länge. = to es longo, distantia. </text:p>
        </text:list-item>
        <text:list-item>
          <text:p text:style-name="P98">— N | -tudine | -tude | -tude | -tudo. = angulo de duo meridiano terrestre aut cæleste. </text:p>
        </text:list-item>
        <text:list-item>
          <text:p text:style-name="P98">—<text:span text:style-name="T3">ale</text:span> | -ale | -al | -al | -al. </text:p>
        </text:list-item>
        <text:list-item>
          <text:p text:style-name="P98"><text:span text:style-name="T3">LONGO</text:span> -us | lungo, H. luengo, P. longo | long | long | lang. ⊃ longævo, longamine, longe, longitudine, elonga, prolonga. ⊂ E. longho ⊃ A. long, D. lang. </text:p>
        </text:list-item>
        <text:list-item>
          <text:p text:style-name="P98"><text:span text:style-name="T3">loquace</text:span> -ax | -ace | -ace | -acious. = que ama loque, verboso. </text:p>
        </text:list-item>
        <text:list-item>
          <text:p text:style-name="P98">—<text:span text:style-name="T3">itate</text:span> -itas | -ità | -ité | -ity | -ität. </text:p>
        </text:list-item>
        <text:list-item>
          <text:p text:style-name="P98"><text:span text:style-name="T3">loque</text:span> -or | <text:span text:style-name="T5">parlare</text:span> | <text:span text:style-name="T5">parler</text:span> | <text:span text:style-name="T5">to speak</text:span>, <text:span text:style-name="T5">to talk</text:span> | <text:span text:style-name="T5">reden</text:span>. = dic, fa. ⊃ locutione, loquace, allocutione, circumlocutione, colloquio, eloquente, interlocutore. </text:p>
        </text:list-item>
        <text:list-item>
          <text:p text:style-name="P98"><text:span text:style-name="T3">lorica</text:span> -īca | <text:span text:style-name="T5">corazza</text:span>, -ica | <text:span text:style-name="T5">cuirasse</text:span>, -ique | <text:span text:style-name="T5">cuirass</text:span>, -ica | <text:span text:style-name="T5">Panzer</text:span>, -ica. = veste ex corio, aut ex ferro. ⊂ lor(o) -ica. </text:p>
        </text:list-item>
        <text:list-item>
          <text:p text:style-name="P98"><text:soft-page-break/>—<text:span text:style-name="T3">ato</text:span> -us | -icato | -iqué | -icate. = (animale) cum lorica. </text:p>
        </text:list-item>
        <text:list-item>
          <text:p text:style-name="P98"><text:span text:style-name="T3">loro</text:span> -um = vinculo, cingulo ex corio. ⊃ lorica. </text:p>
        </text:list-item>
        <text:list-item>
          <text:p text:style-name="P98"><text:span text:style-name="T3">lotione</text:span> 100 | -zione | -tion | -tion | -tion. = ton lava. </text:p>
        </text:list-item>
        <text:list-item>
          <text:p text:style-name="P98"><text:span text:style-name="T3">loto</text:span> 100 | -to | -tus | -tus | -tus. = Bot. « ziziphus lotus », planta de Ægypto, que vive in aqua. ⊂ G. lōtós. </text:p>
        </text:list-item>
        <text:list-item>
          <text:p text:style-name="P98">G. loxo -ós = obliquo. || L. luxo. </text:p>
        </text:list-item>
        <text:list-item>
          <text:p text:style-name="P98"><text:span text:style-name="T3">loxodromia</text:span> N | lossodromia | -mie | -mic | -mie. = curva que seca meridianos sub angulo constante. ⊂ loxo [obliquo] dromo [cursu]. </text:p>
        </text:list-item>
        <text:list-item>
          <text:p text:style-name="P98"><text:span text:style-name="T3">lubrica</text:span> ĭ 100 | -care, -ficare | -fier | -cate, (-cation) | <text:span text:style-name="T5">schmieren</text:span>, (-cation). = redde lubrico. </text:p>
        </text:list-item>
        <text:list-item>
          <text:p text:style-name="P98"><text:span text:style-name="T3">lubrico</text:span> -ĭcus | -ico, <text:span text:style-name="T5">sdrucciolevole</text:span> | <text:span text:style-name="T5">glissant</text:span>, -ique | -ic, slippery | schlüpfrig. ⊂ E. ⊃ L. labe, A. slip = labe, G. olibrós = lubrico. </text:p>
        </text:list-item>
        <text:list-item>
          <text:p text:style-name="P98">—<text:span text:style-name="T3">itate</text:span> | -ità | -ité | -ity | -ität. </text:p>
        </text:list-item>
        <text:list-item>
          <text:p text:style-name="P98"><text:span text:style-name="T3">LUCE</text:span> lux | luce | lumière | light | Licht | H. P. luz. ⊃ lumen, luna. ⊂ E. luc ⊃ A. light, D. Licht; G. leuco = albo; R. luc’ = radio de luce. </text:p>
        </text:list-item>
        <text:list-item>
          <text:p text:style-name="P98">— -eo = da luce, splende, fulge. </text:p>
        </text:list-item>
        <text:list-item>
          <text:p text:style-name="P98"><text:span text:style-name="T3">lucente</text:span> | -ente | luisant | -ent. = </text:p>
        </text:list-item>
        <text:list-item>
          <text:p text:style-name="P98"><text:span text:style-name="T3">lucido</text:span> -ĭdus | -ido | -ide, <text:span text:style-name="T5">brillant</text:span> | -id | -id. ⊃ dilucida, elucida. = que luce. </text:p>
        </text:list-item>
        <text:list-item>
          <text:p text:style-name="P98">—<text:span text:style-name="T3">itate</text:span> | -ità | -ité | -ity | -ität. </text:p>
        </text:list-item>
        <text:list-item>
          <text:p text:style-name="P98"><text:span text:style-name="T3">lucro</text:span> -um | lucro, <text:span text:style-name="T5">guadagno</text:span> | lucre, <text:span text:style-name="T5">gain</text:span> | lucre, <text:span text:style-name="T5">profit</text:span> | Lucrum, <text:span text:style-name="T5">Gewinn</text:span>. = utilitate. ⊂ E. lu ⊃ D. Lohn = mercede, præmio. </text:p>
        </text:list-item>
        <text:list-item>
          <text:p text:style-name="P98">—<text:span text:style-name="T3">ativo</text:span> -us | -ativo | -atif | -ative | -ativ. = que da lucro. </text:p>
        </text:list-item>
        <text:list-item>
          <text:p text:style-name="P98"><text:span text:style-name="T3">lucta</text:span> -o, -or | lottare | lutter | <text:span text:style-name="T5">struggle</text:span> | <text:span text:style-name="T5">ringen</text:span>. ⊃ reluctante. </text:p>
        </text:list-item>
        <text:list-item>
          <text:p text:style-name="P98">— 400 | lotta | lutte | | | H. lucha | P. luta. = certamine, inter duo homo, sine arma. </text:p>
        </text:list-item>
        <text:list-item>
          <text:p text:style-name="P98">—<text:span text:style-name="T3">tore</text:span> -tor | lottatore | lutteur. </text:p>
        </text:list-item>
        <text:list-item>
          <text:p text:style-name="P98"><text:span text:style-name="T3">luctu</text:span> -us | lutto. = mœrore, dolore, planctu. ⊂ luge. </text:p>
        </text:list-item>
        <text:list-item>
          <text:p text:style-name="P98">—<text:span text:style-name="T3">uoso</text:span> -us | luttuoso | -ueux, <text:span text:style-name="T5">triste</text:span> | -ual | -uös. </text:p>
        </text:list-item>
        <text:list-item>
          <text:p text:style-name="P98"><text:span text:style-name="T3">lucubratione</text:span> -tio | e—zione | é—tion | -tion | -tion. = vigilia, studio ad luce de candela. </text:p>
        </text:list-item>
        <text:list-item>
          <text:p text:style-name="P98"><text:span text:style-name="T3">lude</text:span> -o | <text:span text:style-name="T5">giuocare</text:span>, ludere | <text:span text:style-name="T5">jouer</text:span> | <text:span text:style-name="T5">to play</text:span> | <text:span text:style-name="T5">spielen</text:span>. = joca. ⊃ luso, allude, delude, elude, illude, interludio, præludio, prolusione. </text:p>
        </text:list-item>
        <text:list-item>
          <text:p text:style-name="P98"><text:span text:style-name="T3">ludo</text:span> -us | ludo. = ton lude, joco. </text:p>
        </text:list-item>
        <text:list-item>
          <text:p text:style-name="P98"><text:span text:style-name="T3">lue</text:span> luo | <text:span text:style-name="T5">pagare</text:span> | <text:span text:style-name="T5">payer</text:span> | <text:span text:style-name="T5">pay</text:span> | <text:span text:style-name="T5">bezahlen</text:span>. </text:p>
        </text:list-item>
        <text:list-item>
          <text:p text:style-name="P98">— -o = lava, solve, purga. ⊃ luto, ablue, dilue, pollue, lava, solve. ⊂ E. ⊃ G. ly, loúō. </text:p>
        </text:list-item>
        <text:list-item>
          <text:p text:style-name="P98"><text:span text:style-name="T3">lue</text:span> -es | lue | | lues | Lues. = peste, morbo contagioso. </text:p>
        </text:list-item>
        <text:list-item>
          <text:p text:style-name="P98"><text:span text:style-name="T3">luge</text:span> -eo = fle, plange, plora. ⊃ lugubre, luctu. </text:p>
        </text:list-item>
        <text:list-item>
          <text:p text:style-name="P98"><text:span text:style-name="T3">lugubre</text:span> -ŭbris | -bre | -bre | -brious | -ber. = quod fac luge, de luctu. </text:p>
        </text:list-item>
        <text:list-item>
          <text:p text:style-name="P98"><text:span text:style-name="T3">lumbo</text:span> -us | lombo | lombe, longe | lumbar <text:span text:style-name="T5">region</text:span>, loin | Lumbel, Lende. </text:p>
        </text:list-item>
        <text:list-item>
          <text:p text:style-name="P98">—<text:span text:style-name="T3">agine</text:span> ĭ 300 | lombaggine | -ago | -ago | -ago. = debilitate de lumbos. </text:p>
        </text:list-item>
        <text:list-item>
          <text:p text:style-name="P98">—<text:span text:style-name="T3">are</text:span> | lombare | lombaire | -al, -ar | -al. = de lumbo. </text:p>
        </text:list-item>
        <text:list-item>
          <text:p text:style-name="P98"><text:span text:style-name="T3">lumbrico</text:span> 100 | lombrico | lombric | <text:span text:style-name="T5">earth-worm</text:span> | <text:span text:style-name="T5">Regenwurm</text:span>. = <text:soft-page-break/>Zool. « lumbrīcus agricola », verme de terra. </text:p>
        </text:list-item>
        <text:list-item>
          <text:p text:style-name="P98">—<text:span text:style-name="T3">ale</text:span> N | -ale | | -al | -al. = (musculo flectente digitos) in forma de lumbrico. </text:p>
        </text:list-item>
        <text:list-item>
          <text:p text:style-name="P98"><text:span text:style-name="T3">lumine</text:span> -men -mĭn- | lume | lumière | <text:span text:style-name="T5">light</text:span> | <text:span text:style-name="T5">Licht</text:span>. ⊃ illumina. ⊂ lu(ce) -mine. </text:p>
        </text:list-item>
        <text:list-item>
          <text:p text:style-name="P98">—<text:span text:style-name="T3">are</text:span> -are | -are | -aire | -ary | <text:span text:style-name="T5">Leuchte</text:span>. </text:p>
        </text:list-item>
        <text:list-item>
          <text:p text:style-name="P98">—<text:span text:style-name="T3">oso</text:span> -ōsus | -oso | -eux | -ous | -ös. </text:p>
        </text:list-item>
        <text:list-item>
          <text:p text:style-name="P98">——<text:span text:style-name="T3">itate</text:span> | -ità | -ité | -ity. </text:p>
        </text:list-item>
        <text:list-item>
          <text:p text:style-name="P98"><text:span text:style-name="T3">LUNA</text:span> -a | luna | lune | <text:span text:style-name="T5">moon</text:span>, luna | <text:span text:style-name="T5">Mond</text:span> | H. luna | P. lua. ⊂ E. lu(ce) -na ⊃ R. luna. </text:p>
        </text:list-item>
        <text:list-item>
          <text:p text:style-name="P98">—<text:span text:style-name="T3">are</text:span> -aris | -are | -aire | -ar | -ar. </text:p>
        </text:list-item>
        <text:list-item>
          <text:p text:style-name="P98">—<text:span text:style-name="T3">atico</text:span> ĭ 500 | -ico | -ique | -ic | -isch. </text:p>
        </text:list-item>
        <text:list-item>
          <text:p text:style-name="P98">—<text:span text:style-name="T3">atione</text:span> | -azione | -aison | -ation | -ation. = tempore ab luna novo ad sequente. </text:p>
        </text:list-item>
        <text:list-item>
          <text:p text:style-name="P98"><text:span text:style-name="T3">lupo</text:span> -us | lupo | loup | wolf | Wolf | H. P. lobo. = Zool. « canis lupus ». ⊂ E. vlqo ⊃ A. D., G. lyco, R. volk, S. v’rka. </text:p>
        </text:list-item>
        <text:list-item>
          <text:p text:style-name="P98"><text:span text:style-name="T3">lupus</text:span> N | -us | -us | -us | -us. = morbo ulceroso ad cute. ⊂ L. nominativo de « lupo ». </text:p>
        </text:list-item>
        <text:list-item>
          <text:p text:style-name="P98"><text:span text:style-name="T3">lurido</text:span> -ĭdus | -ido | -ide | -id | <text:span text:style-name="T5">fahl</text:span>. = pallido, livido, cum colore de cadavere. ⊃ F. lourd = grave || G. chloro = viride. </text:p>
        </text:list-item>
        <text:list-item>
          <text:p text:style-name="P98"><text:span text:style-name="T3">luso</text:span> -us = quem lude. ⊃ illuso, deluso. </text:p>
        </text:list-item>
        <text:list-item>
          <text:p text:style-name="P98"><text:span text:style-name="T3">lustra</text:span> -o | -are | -er | -ate | -ieren. = purga, redde lucido. ⊃ illustra, perlustra. ⊂ lustro. </text:p>
        </text:list-item>
        <text:list-item>
          <text:p text:style-name="P98">—<text:span text:style-name="T3">ale</text:span> -alis | -ale | -al | -al | -al. = de purificatione. </text:p>
        </text:list-item>
        <text:list-item>
          <text:p text:style-name="P98">—<text:span text:style-name="T3">tione</text:span> 100 | -zione | -tion | -tion | -tion. </text:p>
        </text:list-item>
        <text:list-item>
          <text:p text:style-name="P98"><text:span text:style-name="T3">lustro</text:span> -um = purificatione post periodo de 5 anno. ⊂ luc, aut luce. </text:p>
        </text:list-item>
        <text:list-item>
          <text:p text:style-name="P98">— -um | -ro | -re | -rum | -rum. = periodo de 5 anno. </text:p>
        </text:list-item>
        <text:list-item>
          <text:p text:style-name="P98">— M | -ro | -re. = nitore, splendore. </text:p>
        </text:list-item>
        <text:list-item>
          <text:p text:style-name="P98">— M | | -re | -er | -re. = candelabro multiplo. </text:p>
        </text:list-item>
        <text:list-item>
          <text:p text:style-name="P98">lustro -um = caverna. </text:p>
        </text:list-item>
        <text:list-item>
          <text:p text:style-name="P98"><text:span text:style-name="T3">luta</text:span> 100 | -tare | -ter | -te | -tiéren. = da luto. </text:p>
        </text:list-item>
        <text:list-item>
          <text:p text:style-name="P98"><text:span text:style-name="T3">luto</text:span> -um | luto, loto, <text:span text:style-name="T5">fango</text:span> | lut | lute | Lutum. = limo. </text:p>
        </text:list-item>
        <text:list-item>
          <text:p text:style-name="P98"><text:span text:style-name="T3">luxo</text:span> = luxato, ex loco. || G. loxo [obliquo]. </text:p>
        </text:list-item>
        <text:list-item>
          <text:p text:style-name="P98">—<text:span text:style-name="T3">a</text:span> -o | lussare | -er | -ate | <text:span text:style-name="T5">verrenken</text:span>, -ieren. </text:p>
        </text:list-item>
        <text:list-item>
          <text:p text:style-name="P98">—<text:span text:style-name="T3">atione</text:span> 400 | lussazione | -tion | -tion | -tion. </text:p>
        </text:list-item>
        <text:list-item>
          <text:p text:style-name="P98"><text:span text:style-name="T3">luxu</text:span> -us | lusso | luxe | luxe | <text:span text:style-name="T5">Pracht</text:span>, Luxux. = magnificentia, superfluitate, sumptuositate. ⊃ luxuria. </text:p>
        </text:list-item>
        <text:list-item>
          <text:p text:style-name="P98">—<text:span text:style-name="T3">ria</text:span> -rĭa | lussuria | -re | -ry. = luxu, lascivia. </text:p>
        </text:list-item>
        <text:list-item>
          <text:p text:style-name="P98">—<text:span text:style-name="T3">riante</text:span> | lussureggiante | -ant | -ant. = (vegetatione) abundante. </text:p>
        </text:list-item>
        <text:list-item>
          <text:p text:style-name="P98">—<text:span text:style-name="T3">rioso</text:span> -us | lussurioso | -eux | -ous | -ös. = lascivo. </text:p>
        </text:list-item>
        <text:list-item>
          <text:p text:style-name="P98">G. ly lúō = || lue, solve. = analysi, dialysi. </text:p>
        </text:list-item>
        <text:list-item>
          <text:p text:style-name="P98"><text:span text:style-name="T3">lyceo</text:span> -ēum | liceo | -ée | -eum | -eum. ⊂ G. lúceion = schola in Athenæ, ubi Aristotele doce. </text:p>
        </text:list-item>
        <text:list-item>
          <text:p text:style-name="P98">G. lyco lúcos = || lupo. ⊃ </text:p>
        </text:list-item>
        <text:list-item>
          <text:p text:style-name="P98"><text:span text:style-name="T3">lycopodio</text:span> | lico— | -ode | -od | <text:span text:style-name="T5">Bärlapp</text:span>. = Bot. « lycopodium clavatum ». ⊂ lyco [lupo] pod [pede] -io. </text:p>
        </text:list-item>
        <text:list-item>
          <text:p text:style-name="P98"><text:span text:style-name="T3">lympha</text:span> -a = aqua limpido, surgente. Scripto etiam « lumpa, limpa <text:soft-page-break/>». </text:p>
        </text:list-item>
        <text:list-item>
          <text:p text:style-name="P98">— N | linfa | lymphe | lymph | Lymphe. = aqua de sanguine, de arbore. </text:p>
        </text:list-item>
        <text:list-item>
          <text:p text:style-name="P98">—tico -ĭcus = furioso, delirante. </text:p>
        </text:list-item>
        <text:list-item>
          <text:p text:style-name="P98">—<text:span text:style-name="T3">tico</text:span> -ĭcus | linfatico | -ique | -ic | -isch. = (homo) cum (excessu de) lympha, (canale) que duc lympha. </text:p>
        </text:list-item>
        <text:list-item>
          <text:p text:style-name="P98"><text:span text:style-name="T3">lynce</text:span> lynx | lince | lynx | lynx | Luchs. = Zool. « felis lynx ». ⊂ G. lúnx. </text:p>
        </text:list-item>
        <text:list-item>
          <text:p text:style-name="P98"><text:span text:style-name="T3">lyra</text:span> -a | lira | lyre | lyre | Lyra, Leier. = instrumento musical, simile ad cithara. ⊂ G. lúra. </text:p>
        </text:list-item>
        <text:list-item>
          <text:p text:style-name="P98">—<text:span text:style-name="T3">ico</text:span> -ĭcus | lirico | -ique | -ic | -isch, -iker. ⊂ G. -icós. </text:p>
        </text:list-item>
        <text:list-item>
          <text:p text:style-name="P47">—<text:span text:style-name="T3">ismo</text:span> | lirismo | -isme | -icism. ⊂ -ismós. </text:p>
        </text:list-item>
      </text:list>
      <text:p text:style-name="Text_20_body"><text:span text:style-name="T3">M</text:span> </text:p>
      <text:list xml:id="list3722664522" text:style-name="L39">
        <text:list-item>
          <text:p text:style-name="P99"><text:span text:style-name="T3">mace</text:span> -eo (Plauto) = es macro, habe macie. </text:p>
        </text:list-item>
        <text:list-item>
          <text:p text:style-name="P99"><text:span text:style-name="T3">macera</text:span> -ĕro | -are | -érer | -ate | -ieren. = consume. </text:p>
        </text:list-item>
        <text:list-item>
          <text:p text:style-name="P99">—<text:span text:style-name="T3">tione</text:span> 100 | -zione | -ération | -tion. </text:p>
        </text:list-item>
        <text:list-item>
          <text:p text:style-name="P99">G. mache máchē = pugna. ⊃ logomachia. </text:p>
        </text:list-item>
        <text:list-item>
          <text:p text:style-name="P99"><text:span text:style-name="T3">machina</text:span> -ĭna | macchina | -ine | -ine | Maschine | H. máquina | P. -ina. ⊂ G. mēchan <text:span text:style-name="T3">ē</text:span> ⊂ m <text:span text:style-name="T3">ē</text:span>chos = instrumento, auxilio. ⊂ E. magh ⊃ A. may, D. mögen = pote, D. Macht = vi, potestate; R. moc’i, mogy = pote. </text:p>
        </text:list-item>
        <text:list-item>
          <text:p text:style-name="P99">— -ĭnor | macchinare | -er | -ate | -ieren. = cogita, medita (cum dolo). </text:p>
        </text:list-item>
        <text:list-item>
          <text:p text:style-name="P99">—<text:span text:style-name="T3">ale</text:span> 100 | macchinale | -al | -al | maschinell. </text:p>
        </text:list-item>
        <text:list-item>
          <text:p text:style-name="P99">—<text:span text:style-name="T3">tione</text:span> 300 | -zione | -tion | -tion | -tion. = artificio, astutia, dolo, inventione. </text:p>
        </text:list-item>
        <text:list-item>
          <text:p text:style-name="P99">—<text:span text:style-name="T3">ista</text:span> | macchinista, meccanico | -iste, mécanicien | -ist | -ist. = qui dirige machina. </text:p>
        </text:list-item>
        <text:list-item>
          <text:p text:style-name="P99"><text:span text:style-name="T3">macie</text:span> -ĭes | macilenza | macilence | macilency | Macies. = to mace. </text:p>
        </text:list-item>
        <text:list-item>
          <text:p text:style-name="P99"><text:span text:style-name="T3">macilento</text:span> 400 | -ento | | -ent. = macro, cum macie. </text:p>
        </text:list-item>
        <text:list-item>
          <text:p text:style-name="P99"><text:span text:style-name="T3">macro</text:span> macer | magro | maigre | meager | mager. = emaciato. ⊂ mace. </text:p>
        </text:list-item>
        <text:list-item>
          <text:p text:style-name="P99">G. macro -ós = longo, magno. </text:p>
        </text:list-item>
        <text:list-item>
          <text:p text:style-name="P99"><text:span text:style-name="T3">macrocosmo</text:span> | -mo | -me | -m | -mus. ⊂ macro [magno] cosmo [mundo]. </text:p>
        </text:list-item>
        <text:list-item>
          <text:p text:style-name="P99"><text:span text:style-name="T3">macula</text:span> -ŭla | macchia | <text:span text:style-name="T5">tache</text:span>, -ule | <text:span text:style-name="T5">spot</text:span>, -ula | <text:span text:style-name="T5">Fleck</text:span>, Makel. </text:p>
        </text:list-item>
        <text:list-item>
          <text:p text:style-name="P99">— -ŭla | maglia | maille | mail | <text:span text:style-name="T5">Masch</text:span>. = lacuna, foro. </text:p>
        </text:list-item>
        <text:list-item>
          <text:p text:style-name="P99">— -ŭlo | macchiare | <text:span text:style-name="T5">tacher</text:span>, -er | -ate | -ieren. = fac macula. </text:p>
        </text:list-item>
        <text:list-item>
          <text:p text:style-name="P99"><text:span text:style-name="T3">made</text:span> -eo = es madido. </text:p>
        </text:list-item>
        <text:list-item>
          <text:p text:style-name="P99">—<text:span text:style-name="T3">fac</text:span> -io | | madéfier | -fy | -ficieren. </text:p>
        </text:list-item>
        <text:list-item>
          <text:p text:style-name="P99">——<text:span text:style-name="T3">tione</text:span> | | madéfaction | -tion | -tion. </text:p>
        </text:list-item>
        <text:list-item>
          <text:p text:style-name="P99">—<text:span text:style-name="T3">ido</text:span> -ĭdus | -ido, <text:span text:style-name="T5">bagnato</text:span> | <text:span text:style-name="T5">mouillé</text:span> | -id, <text:span text:style-name="T5">wet</text:span> | <text:span text:style-name="T5">feucht</text:span>. = humido, anti sicco. </text:p>
        </text:list-item>
        <text:list-item>
          <text:p text:style-name="P99"><text:span text:style-name="T3">mæandro</text:span> -us | meandro | méandre | meander | -ander. = sinu de fluvio. ⊂ G. Maíandros, fluvio de Phrygia. </text:p>
        </text:list-item>
        <text:list-item>
          <text:p text:style-name="P99"><text:soft-page-break/><text:span text:style-name="T3">mære</text:span> -eo = es mæsto. </text:p>
        </text:list-item>
        <text:list-item>
          <text:p text:style-name="P99"><text:span text:style-name="T3">mæsto</text:span> -us | I. P. mesto ⊃ A. D. F. mesto (musica). = que mære, triste, cum dolore, afflicto. </text:p>
        </text:list-item>
        <text:list-item>
          <text:p text:style-name="P99"><text:span text:style-name="T3">magia</text:span> -īa 100 | -ia | -ie | -ic | -ie. ⊂ G. mageía. = arte de magos. </text:p>
        </text:list-item>
        <text:list-item>
          <text:p text:style-name="P99">—<text:span text:style-name="T3">ico</text:span> -ĭcus | -ico | -ique | -ical | -isch. ⊂ G. -icós. </text:p>
        </text:list-item>
        <text:list-item>
          <text:p text:style-name="P99"><text:span text:style-name="T3">magis</text:span> -is = plus. ⊃ magistro. || L. magno, majore, maximo. || ? A. more, D. mehr = magis. </text:p>
        </text:list-item>
        <text:list-item>
          <text:p text:style-name="P99"><text:span text:style-name="T3">magisterio</text:span> -ĭum | -erio | -ère | -ery | -erium. = functione, dignitate, officio de magistro. </text:p>
        </text:list-item>
        <text:list-item>
          <text:p text:style-name="P99"><text:span text:style-name="T3">magistro</text:span> -ster | maestro | maître | master, mister | Meister, <text:span text:style-name="T5">Lehrer</text:span>. = præsidente, præposito, directore, professore, præceptore, pædagogo. ⊂ magis -tro = superiore. </text:p>
        </text:list-item>
        <text:list-item>
          <text:p text:style-name="P99">—<text:span text:style-name="T3">ale</text:span> 100 | -ale | -al | -al | -al. </text:p>
        </text:list-item>
        <text:list-item>
          <text:p text:style-name="P99">—<text:span text:style-name="T3">atu</text:span> -us | -atura | -ature | -acy | -at. </text:p>
        </text:list-item>
        <text:list-item>
          <text:p text:style-name="P99"><text:span text:style-name="T3">magma</text:span>(te) 100 | -ma | -ma | -ma | -ma. = massa, pasta. ⊂ G. mágma. </text:p>
        </text:list-item>
        <text:list-item>
          <text:p text:style-name="P99"><text:span text:style-name="T3">magnanimo</text:span> -ĭmus | -imo | -ime | -imous | im. = cum magno animo. </text:p>
        </text:list-item>
        <text:list-item>
          <text:p text:style-name="P99">—<text:span text:style-name="T3">itate</text:span> -itas | -ità | -ité | -ity | -ität. </text:p>
        </text:list-item>
        <text:list-item>
          <text:p text:style-name="P99"><text:span text:style-name="T3">magnesia</text:span> N | -esia | -ésie | -esia | -esia. = oxido de magnesio. ⊂ G. Magnēsía, urbe de Lydia. </text:p>
        </text:list-item>
        <text:list-item>
          <text:p text:style-name="P99"><text:span text:style-name="T3">magnesio</text:span> N | -io | -ium | -ium | -ium. = metallo cum symbolo « Mg », tracto ex « magnesia ». </text:p>
        </text:list-item>
        <text:list-item>
          <text:p text:style-name="P99"><text:span text:style-name="T3">magnete</text:span> -gnes | -ete | <text:span text:style-name="T5">aimant</text:span> | -et | -et. = lapide que trahe ferro. ⊂ G. magn <text:span text:style-name="T3">ē</text:span>tis. = lapide de Magnesia. </text:p>
        </text:list-item>
        <text:list-item>
          <text:p text:style-name="P99">—<text:span text:style-name="T3">ico</text:span> ĭ 300 | -ico | -ique | -ic | -isch. </text:p>
        </text:list-item>
        <text:list-item>
          <text:p text:style-name="P99">—<text:span text:style-name="T3">ismo</text:span> | -ismo | -étisme | -ism | -ismus. </text:p>
        </text:list-item>
        <text:list-item>
          <text:p text:style-name="P99">—<text:span text:style-name="T3">iza</text:span> | -izzare | -étiser | -ize | -isieren. </text:p>
        </text:list-item>
        <text:list-item>
          <text:p text:style-name="P99"><text:span text:style-name="T3">magnifica</text:span> -ĭco | -ficare | -fier | -fy | <text:span text:style-name="T5">hochschätzen</text:span>. = fac magno, exalta, lauda. </text:p>
        </text:list-item>
        <text:list-item>
          <text:p text:style-name="P99">—<text:span text:style-name="T3">entia</text:span> -entia | -enza | -ence | -ence | -enz. = splendore. </text:p>
        </text:list-item>
        <text:list-item>
          <text:p text:style-name="P99"><text:span text:style-name="T3">magnifico</text:span> -ĭcus | -ico | -ique | -ic | -ik. = qui fac re magno, liberale, splendido, glorioso. </text:p>
        </text:list-item>
        <text:list-item>
          <text:p text:style-name="P99"><text:span text:style-name="T3">magniloquentia</text:span> -entia | -enza | | -ence | -enz. = to loque in forma magno, sublimitate de loquela. </text:p>
        </text:list-item>
        <text:list-item>
          <text:p text:style-name="P99"><text:span text:style-name="T3">magnitudine</text:span> -udo -udĭn- | <text:span text:style-name="T5">grandezza</text:span>, -tudine | <text:span text:style-name="T5">grandeur</text:span>, -tude | <text:span text:style-name="T5">greatness</text:span>, -tude | <text:span text:style-name="T5">Grösse</text:span>. = to es magno. </text:p>
        </text:list-item>
        <text:list-item>
          <text:p text:style-name="P99"><text:span text:style-name="T3">magno</text:span> -us | <text:span text:style-name="T5">grande</text:span> | <text:span text:style-name="T5">grand</text:span> | <text:span text:style-name="T5">great</text:span> | <text:span text:style-name="T5">gross</text:span>. ⊃ magnifica, magnitudine. || L. magis, majore; G. mega. </text:p>
        </text:list-item>
        <text:list-item>
          <text:p text:style-name="P99"><text:span text:style-name="T3">magnolia</text:span> N | -ia | -ia | -ia | -ie. = Bot. « magnolia grandiflora ». ⊂ Magnol, botanico † in Montpellier, anno 1715. </text:p>
        </text:list-item>
        <text:list-item>
          <text:p text:style-name="P99"><text:span text:style-name="T3">mago</text:span> -us | mago | magicien | magician | Magiker. ⊂ G. mágos. ⊂ Persico. ⊃ magia. </text:p>
        </text:list-item>
        <text:list-item>
          <text:p text:style-name="P99"><text:span text:style-name="T3">majestate</text:span> -tas | maestà | -sté | -sty | -stät. ⊂ majus -tate. </text:p>
        </text:list-item>
        <text:list-item>
          <text:p text:style-name="P99"><text:span text:style-name="T3">majo</text:span> -us | maggio | mai | may | Mai. = mense numero 5, periodo de majore vegetatione. </text:p>
        </text:list-item>
        <text:list-item>
          <text:p text:style-name="P99"><text:span text:style-name="T3">majore</text:span> -jor | maggiore | majeur, maire | major, mayor | major. = plus magno. </text:p>
        </text:list-item>
        <text:list-item>
          <text:p text:style-name="P99"><text:soft-page-break/>—<text:span text:style-name="T3">itate</text:span> | maggioranza | -ité | -ity | -ität. = numero majore. </text:p>
        </text:list-item>
        <text:list-item>
          <text:p text:style-name="P99">—— | maggiorità | -ité | -ity | -ennität. = ætate majore de 21 anno. </text:p>
        </text:list-item>
        <text:list-item>
          <text:p text:style-name="P99">majus ( <text:span text:style-name="T5">neutro</text:span>) = majore. </text:p>
        </text:list-item>
        <text:list-item>
          <text:p text:style-name="P99"><text:span text:style-name="T3">majusculo</text:span> -ŭlus | maiuscolo | -scule | -scule | -skel. = pauco majore, littera capitale. ⊂ majus -culo. </text:p>
        </text:list-item>
        <text:list-item>
          <text:p text:style-name="P99">mala -a = maxilla </text:p>
        </text:list-item>
        <text:list-item>
          <text:p text:style-name="P99"><text:span text:style-name="T3">male</text:span> male | male, malamente | mal | <text:span text:style-name="T5">ill</text:span> | <text:span text:style-name="T5">schlecht</text:span>. = in modo malo. </text:p>
        </text:list-item>
        <text:list-item>
          <text:p text:style-name="P99">—<text:span text:style-name="T3">dic</text:span> -dīco | -ire | maudire | <text:span text:style-name="T5">to curse</text:span> | <text:span text:style-name="T5">fluchen</text:span>. = exsecra, impreca. </text:p>
        </text:list-item>
        <text:list-item>
          <text:p text:style-name="P99">——<text:span text:style-name="T3">tione</text:span> -tio | -zione | -édiction | -ction | -ction. </text:p>
        </text:list-item>
        <text:list-item>
          <text:p text:style-name="P99">—<text:span text:style-name="T3">factore</text:span> -tor (Plauto) | malfattore | malfaiteur | -tor | -tor. = facinoroso, reo, scelerato, impio, improbo. </text:p>
        </text:list-item>
        <text:list-item>
          <text:p text:style-name="P99">—<text:span text:style-name="T3">fico</text:span> -ĭcus | -ico | maléfique | -ic. = que fac malo [damno]. </text:p>
        </text:list-item>
        <text:list-item>
          <text:p text:style-name="P99">——<text:span text:style-name="T3">io</text:span> -ium | -ficio | -éfice | -fice | -fiz. </text:p>
        </text:list-item>
        <text:list-item>
          <text:p text:style-name="P99">—<text:span text:style-name="T3">volente</text:span> -ens (Plauto) | -volo | malévole, malveillant | -lent | -lent. = malevolo, maligno, iniquo. </text:p>
        </text:list-item>
        <text:list-item>
          <text:p text:style-name="P99">——<text:span text:style-name="T3">ia</text:span> -ia | -enza | malveillance | -ence | -enz. = invidia, odio. </text:p>
        </text:list-item>
        <text:list-item>
          <text:p text:style-name="P99">—<text:span text:style-name="T3">volo</text:span> -vŏlus = malevolente. </text:p>
        </text:list-item>
        <text:list-item>
          <text:p text:style-name="P99"><text:span text:style-name="T3">maligno</text:span> -us | -igno | -in, -igne | -ign | <text:span text:style-name="T5">bösartig</text:span>. = que gene malo, perverso, improbo. ⊂ mal(o) -i- g(e)n(e) -o. </text:p>
        </text:list-item>
        <text:list-item>
          <text:p text:style-name="P99">—<text:span text:style-name="T3">itate</text:span> -itas | -ità | -ité | -ity | -ität. </text:p>
        </text:list-item>
        <text:list-item>
          <text:p text:style-name="P99"><text:span text:style-name="T3">malitia</text:span> -a | -izia | -ice | -ice | -ice. = to es malo, perversitate, astutia, vitio. </text:p>
        </text:list-item>
        <text:list-item>
          <text:p text:style-name="P99">—<text:span text:style-name="T3">ioso</text:span> -us | -zioso | -cieux | -cious | -iös. </text:p>
        </text:list-item>
        <text:list-item>
          <text:p text:style-name="P99"><text:span text:style-name="T3">malleabile</text:span> | -bile | -éable | -ble | -bel. = quem pote tracta per malleo. </text:p>
        </text:list-item>
        <text:list-item>
          <text:p text:style-name="P99">—<text:span text:style-name="T3">itate</text:span> | -ità | -éabilité | -ity | -ität. </text:p>
        </text:list-item>
        <text:list-item>
          <text:p text:style-name="P99"><text:span text:style-name="T3">malleo</text:span> -us | maglio, <text:span text:style-name="T5">mazza</text:span>, <text:span text:style-name="T5">martello</text:span> | mail, maillet, <text:span text:style-name="T5">marteau</text:span> | mallet, <text:span text:style-name="T5">hammer</text:span> | <text:span text:style-name="T5">Hammer</text:span>. </text:p>
        </text:list-item>
        <text:list-item>
          <text:p text:style-name="P99"><text:span text:style-name="T3">malo</text:span> mălus, mălum | malvagio, <text:span text:style-name="T5">cattivo</text:span>, il male | mauvais, mal | <text:span text:style-name="T5">bad</text:span>, <text:span text:style-name="T5">evil</text:span>, <text:span text:style-name="T5">ill</text:span> | <text:span text:style-name="T5">schlecht</text:span>, <text:span text:style-name="T5">böse</text:span>. ⊃ male, malitia. </text:p>
        </text:list-item>
        <text:list-item>
          <text:p text:style-name="P99"><text:span text:style-name="T3">malo</text:span> mālum | mela, <text:span text:style-name="T5">pomo</text:span> | <text:span text:style-name="T5">pomme</text:span> | <text:span text:style-name="T5">apple</text:span> | <text:span text:style-name="T5">Apfel</text:span>. </text:p>
        </text:list-item>
        <text:list-item>
          <text:p text:style-name="P99">— mālus | melo | <text:span text:style-name="T5">pommier</text:span> | <text:span text:style-name="T5">appletree</text:span> | <text:span text:style-name="T5">Apfelbaum</text:span>. = Bot. « pirus malus ». ⊂ G. m <text:span text:style-name="T3">ē</text:span>lon. </text:p>
        </text:list-item>
        <text:list-item>
          <text:p text:style-name="P99"><text:span text:style-name="T3">malo</text:span> mālus | | mât | mast | Mast. = arbore de nave. </text:p>
        </text:list-item>
        <text:list-item>
          <text:p text:style-name="P99">L. malo = me magis vol. </text:p>
        </text:list-item>
        <text:list-item>
          <text:p text:style-name="P99"><text:span text:style-name="T3">maltha</text:span> -a | -ta, mota | -the | -tha | <text:span text:style-name="T5">Bergteer</text:span>. = luto, limo. ⊂ G. máltha. </text:p>
        </text:list-item>
        <text:list-item>
          <text:p text:style-name="P99"><text:span text:style-name="T3">malva</text:span> -a | -va | mauve | mallow | Malve. = Bot. « malva sylvestris ». || G. maláchē ⊂ Hebraico mallūah. </text:p>
        </text:list-item>
        <text:list-item>
          <text:p text:style-name="P99"><text:span text:style-name="T3">malversatione</text:span> | -zione | -tion | -tion | -tion. = prævaricatione, concussione. ⊂ mal(e) versa -tione. </text:p>
        </text:list-item>
        <text:list-item>
          <text:p text:style-name="P99"><text:span text:style-name="T3">mamilla</text:span> 100 | mammella | mamelle | <text:span text:style-name="T5">breast</text:span> | <text:span text:style-name="T5">Brust</text:span>. = mamma. </text:p>
        </text:list-item>
        <text:list-item>
          <text:p text:style-name="P99">—<text:span text:style-name="T3">are</text:span> | mammellare | -aire | -ary | -arish. </text:p>
        </text:list-item>
        <text:list-item>
          <text:p text:style-name="P99"><text:span text:style-name="T3">mamma</text:span> -a = mamilla, organo que cerne lacte. </text:p>
        </text:list-item>
        <text:list-item>
          <text:p text:style-name="P99">— -a (Plauto) | mamma | maman | mamma, mam, <text:span text:style-name="T5">mother</text:span> | Mamà. = matre [voce infantile]. || G. mámma, mámmē. </text:p>
        </text:list-item>
        <text:list-item>
          <text:p text:style-name="P99">—<text:span text:style-name="T3">ifero</text:span> -ĕrus | mammifero | mammifère | mammifer, mammiferous | <text:soft-page-break/><text:span text:style-name="T5">Säugetiere</text:span>. = (animale) que fer mammas. </text:p>
        </text:list-item>
        <text:list-item>
          <text:p text:style-name="P99">—<text:span text:style-name="T3">iforme</text:span> | -orme | -orme | -orm. </text:p>
        </text:list-item>
        <text:list-item>
          <text:p text:style-name="P99"><text:span text:style-name="T3">mana</text:span> -o = emana. </text:p>
        </text:list-item>
        <text:list-item>
          <text:p text:style-name="P99"><text:span text:style-name="T3">manco</text:span> -us | manco, monco | manchot | mangled | mangelhaft. = mutilo, deficiente, infausto sinistro. </text:p>
        </text:list-item>
        <text:list-item>
          <text:p text:style-name="P99">— a M | mancare | manquer. = defice, care. </text:p>
        </text:list-item>
        <text:list-item>
          <text:p text:style-name="P99"><text:span text:style-name="T3">manda</text:span> -o | -are, <text:span text:style-name="T5">affidare</text:span> | -er | <text:span text:style-name="T5">entrust</text:span> | <text:span text:style-name="T5">bestellen</text:span>. = committe, delega, ordina, impone officio, da onere. ⊃ commenda, demanda, remanda. ⊂ man(u) da. </text:p>
        </text:list-item>
        <text:list-item>
          <text:p text:style-name="P99">—<text:span text:style-name="T3">ante</text:span> | -ante | -ant | -ator | -ant. </text:p>
        </text:list-item>
        <text:list-item>
          <text:p text:style-name="P99">—<text:span text:style-name="T3">ato</text:span> -um | il mandato | -at | -ate | -at. </text:p>
        </text:list-item>
        <text:list-item>
          <text:p text:style-name="P99">——<text:span text:style-name="T3">ario</text:span> 300 | -ario | -aire | -ary | -ar. = qui recipe mandato. </text:p>
        </text:list-item>
        <text:list-item>
          <text:p text:style-name="P99"><text:span text:style-name="T3">mande</text:span> -o = manduca. ⊃ mandibula, manduca, mastica. = || G. masáomai = ede. </text:p>
        </text:list-item>
        <text:list-item>
          <text:p text:style-name="P99">—<text:span text:style-name="T3">ibula</text:span> ŭ 500 | -bola | -bule, <text:span text:style-name="T5">mâchoire</text:span> | -ble, <text:span text:style-name="T5">jaw</text:span> | <text:span text:style-name="T5">Kinnlade</text:span>. </text:p>
        </text:list-item>
        <text:list-item>
          <text:p text:style-name="P99"><text:span text:style-name="T3">manduca</text:span> -ūco, -ūcor | -are | <text:span text:style-name="T5">mâcher</text:span> | -ate | <text:span text:style-name="T5">kauen</text:span>. = mande, mastica. </text:p>
        </text:list-item>
        <text:list-item>
          <text:p text:style-name="P99">— 400 | mangiare | manger. = ede. </text:p>
        </text:list-item>
        <text:list-item>
          <text:p text:style-name="P99">—<text:span text:style-name="T3">tione</text:span> | -zione | -tion | -tion | -tion. </text:p>
        </text:list-item>
        <text:list-item>
          <text:p text:style-name="P99"><text:span text:style-name="T3">mane</text:span> mane = matutino, initio de die. ⊃ I. (sta)mane = isto mane; I. (do)mani, F. demain = cras; H. mañana, P. manhâ = mane. </text:p>
        </text:list-item>
        <text:list-item>
          <text:p text:style-name="P99"><text:span text:style-name="T3">mane</text:span> -eo = (per)mane, (re)mane, habita, dura. ⊃ immanente, mansione. || G. ménō = maneo. </text:p>
        </text:list-item>
        <text:list-item>
          <text:p text:style-name="P99"><text:span text:style-name="T3">Manes</text:span> (-es, -ium) | Dei mani | -es | -es | -en. = animas de mortuos. </text:p>
        </text:list-item>
        <text:list-item>
          <text:p text:style-name="P99"><text:span text:style-name="T3">manganesio</text:span> N | -ese | -ese | -ese | Mangan. = metallo cum symbolo « Mn ». </text:p>
        </text:list-item>
        <text:list-item>
          <text:p text:style-name="P99"><text:span text:style-name="T3">mania</text:span> | -ia | -ie | -ia, <text:span text:style-name="T5">madness</text:span> | -ie. = insania. ⊂ G. manía ⊂ mene. </text:p>
        </text:list-item>
        <text:list-item>
          <text:p text:style-name="P99">—<text:span text:style-name="T3">iaco</text:span> -ăcus | -iaco | -iaque | -iac | -iacus. </text:p>
        </text:list-item>
        <text:list-item>
          <text:p text:style-name="P99"><text:span text:style-name="T3">manica</text:span> -ĭca | -nica | -nche | <text:span text:style-name="T5">sleeve</text:span>, -nche | <text:span text:style-name="T5">Aermel</text:span>. = parte de veste, ab brachio ad manu. </text:p>
        </text:list-item>
        <text:list-item>
          <text:p text:style-name="P99"><text:span text:style-name="T3">manifesta</text:span> -o | -are | -er | to manifest | -ieren. = redde manifesto, ostende, indica, vulga. </text:p>
        </text:list-item>
        <text:list-item>
          <text:p text:style-name="P99">—<text:span text:style-name="T3">tione</text:span> 400 | -zione | -tion | -tion | -tion. </text:p>
        </text:list-item>
        <text:list-item>
          <text:p text:style-name="P99"><text:span text:style-name="T3">manifesto</text:span> -us | -esto | -este | -est | -est. = patente, claro, evidente, notorio. ⊂ manu fende. = tangibile per manu. </text:p>
        </text:list-item>
        <text:list-item>
          <text:p text:style-name="P99">— N | -esto | -este | -est | -est. = declaratione, edicto publico. </text:p>
        </text:list-item>
        <text:list-item>
          <text:p text:style-name="P99"><text:span text:style-name="T3">manipula</text:span> -ŭlo | -olare | -er | -ate | -ieren. = fac cum manu, præpara, confice. </text:p>
        </text:list-item>
        <text:list-item>
          <text:p text:style-name="P99">—<text:span text:style-name="T3">tione</text:span> | -polazione | -tion | -tion | -tion. </text:p>
        </text:list-item>
        <text:list-item>
          <text:p text:style-name="P99"><text:span text:style-name="T3">manipulo</text:span> -ŭlus | <text:span text:style-name="T5">manata</text:span> | <text:span text:style-name="T5">poignée</text:span> | <text:span text:style-name="T5">handful</text:span> | <text:span text:style-name="T5">Handvoll</text:span>. ⊂ man(u) -i- pl(e) -o. </text:p>
        </text:list-item>
        <text:list-item>
          <text:p text:style-name="P99">— -ŭlus | -polo | -pule | -ple | -pel. = circa 100 milite (romano). </text:p>
        </text:list-item>
        <text:list-item>
          <text:p text:style-name="P99"><text:span text:style-name="T3">manna</text:span> 400 | -na | -ne | -na | -na. ⊂ G. mánna ⊂ Hebraico. </text:p>
        </text:list-item>
        <text:list-item>
          <text:p text:style-name="P99">G. mano mános = raro. ⊃ </text:p>
        </text:list-item>
        <text:list-item>
          <text:p text:style-name="P99"><text:span text:style-name="T3">manometro</text:span> ĕ | -metro | -mètre | -meter | -meter. = mensuratore de pressione de gas. </text:p>
        </text:list-item>
        <text:list-item>
          <text:p text:style-name="P99"><text:span text:style-name="T3">mansione</text:span> -sio | magione | maison | mansion. = habitatione, domo, <text:soft-page-break/>domicilio, ubi nos mane. </text:p>
        </text:list-item>
        <text:list-item>
          <text:p text:style-name="P99"><text:span text:style-name="T3">mansueto</text:span> -us | mansueto | | mansuete. = sueto ad manu, domato, mite. </text:p>
        </text:list-item>
        <text:list-item>
          <text:p text:style-name="P99">—<text:span text:style-name="T3">udine</text:span> -udo -udĭn- | -udine | -étude | -ude. </text:p>
        </text:list-item>
        <text:list-item>
          <text:p text:style-name="P99">G. mante mántis = vate, propheta. ⊃ chiromante, necromante. ⊂ men(e) -te. </text:p>
        </text:list-item>
        <text:list-item>
          <text:p text:style-name="P99"><text:span text:style-name="T3">mantele</text:span> -e | mantile, H. manteles | <text:span text:style-name="T5">serviette</text:span> | <text:span text:style-name="T5">napkin</text:span> | <text:span text:style-name="T5">Handtuch</text:span>. = tela pro terge manu, pro mensa. </text:p>
        </text:list-item>
        <text:list-item>
          <text:p text:style-name="P99"><text:span text:style-name="T3">mantello</text:span> (Plauto) | mantello, manto | manteau | mantle | Mantel. ⊂ </text:p>
        </text:list-item>
        <text:list-item>
          <text:p text:style-name="P99"><text:span text:style-name="T3">manto</text:span> 600 | I. H. manto. = mantello. </text:p>
        </text:list-item>
        <text:list-item>
          <text:p text:style-name="P99"><text:span text:style-name="T3">mantissa</text:span> 300 | -issa | -isse | -issa | -isse. = excessu; excessu de logarithmo super characteristica. ⊂ ex Etrusco. </text:p>
        </text:list-item>
        <text:list-item>
          <text:p text:style-name="P99"><text:span text:style-name="T3">MANU</text:span> -us | mano, H. mano, P. mão | main | <text:span text:style-name="T5">hand</text:span> | <text:span text:style-name="T5">Hand</text:span>. ⊃ manifesto, manica, manipulo, mansueto, amanuense, emancipa. </text:p>
        </text:list-item>
        <text:list-item>
          <text:p text:style-name="P99">—<text:span text:style-name="T3">uale</text:span> 100 | -uale | -uel | -ual | -ual. </text:p>
        </text:list-item>
        <text:list-item>
          <text:p text:style-name="P99">—<text:span text:style-name="T3">brio</text:span> -brĭum | I. H. P. -brio | <text:span text:style-name="T5">manivelle</text:span> | <text:span text:style-name="T5">handle</text:span>, -brium | <text:span text:style-name="T5">Heft</text:span>, -brium. </text:p>
        </text:list-item>
        <text:list-item>
          <text:p text:style-name="P99">—<text:span text:style-name="T3">factura</text:span> | -ifattura | -ure | -ure | -ur. </text:p>
        </text:list-item>
        <text:list-item>
          <text:p text:style-name="P99">—missione -sio | | | -sion | -sion. = liberatione de servo. </text:p>
        </text:list-item>
        <text:list-item>
          <text:p text:style-name="P99">—— N | -sione | -tion. = læsione, violatione. </text:p>
        </text:list-item>
        <text:list-item>
          <text:p text:style-name="P99">—<text:span text:style-name="T3">scripto</text:span> | manoscritto | -scrit | -script | -skript. </text:p>
        </text:list-item>
        <text:list-item>
          <text:p text:style-name="P99"><text:span text:style-name="T3">mappa</text:span> -a = mantele, linteo, tapete; F. serviette. </text:p>
        </text:list-item>
        <text:list-item>
          <text:p text:style-name="P99">— N | mappa | mappe, nappe | map | Mappe. = charta, plano. </text:p>
        </text:list-item>
        <text:list-item>
          <text:p text:style-name="P99">G. maran maraínō = || marce. ⊃ amaranto, marasmo. </text:p>
        </text:list-item>
        <text:list-item>
          <text:p text:style-name="P99"><text:span text:style-name="T3">marasmo</text:span> | -mo | -me | -mus | -mus. = languore, debilitate. ⊂ G. -mós. ⊂ maran. </text:p>
        </text:list-item>
        <text:list-item>
          <text:p text:style-name="P99"><text:span text:style-name="T3">marce</text:span> -eo | marcire. = langue, putre. || G. maran. </text:p>
        </text:list-item>
        <text:list-item>
          <text:p text:style-name="P99">—<text:span text:style-name="T3">scente</text:span> | -ente | -ent | -ent | -ent. </text:p>
        </text:list-item>
        <text:list-item>
          <text:p text:style-name="P99">—<text:span text:style-name="T3">ido</text:span> -ĭdus | marcio, -ido </text:p>
        </text:list-item>
        <text:list-item>
          <text:p text:style-name="P99">marco 700 = martulo. </text:p>
        </text:list-item>
        <text:list-item>
          <text:p text:style-name="P99"><text:span text:style-name="T3">marga</text:span> 100 | marga, marna | marne | marl | Mergel. = terra cum argilla. </text:p>
        </text:list-item>
        <text:list-item>
          <text:p text:style-name="P99">mare ( <text:span text:style-name="T5">nominativo</text:span>) = mari. </text:p>
        </text:list-item>
        <text:list-item>
          <text:p text:style-name="P99">mare mas = mas. </text:p>
        </text:list-item>
        <text:list-item>
          <text:p text:style-name="P99"><text:span text:style-name="T3">margarita</text:span> -a | margherita, <text:span text:style-name="T5">perla</text:span> | marguerite, <text:span text:style-name="T5">perle</text:span> | -ite | -ita. ⊂ G. margarítēs. </text:p>
        </text:list-item>
        <text:list-item>
          <text:p text:style-name="P99"><text:span text:style-name="T3">margine</text:span> -go -gĭn- | -gine | -ge, <text:span text:style-name="T5">bord</text:span> | -gin | <text:span text:style-name="T5">Rand</text:span> | H. -gen | P. -gen. </text:p>
        </text:list-item>
        <text:list-item>
          <text:p text:style-name="P99">—<text:span text:style-name="T3">a</text:span> -o | -are | marger, -er | -ate | -ieren. = pone margine. </text:p>
        </text:list-item>
        <text:list-item>
          <text:p text:style-name="P99">—<text:span text:style-name="T3">ale</text:span> | -ale | -al | -al | -al. </text:p>
        </text:list-item>
        <text:list-item>
          <text:p text:style-name="P99"><text:span text:style-name="T3">MARI</text:span> mare | mare | mer | <text:span text:style-name="T5">sea</text:span> | Meer | H. P. mar. ⊂ E. mari ⊃ A. mere. = stagno, D. Meer, R. more. = G. pelago, oceano. </text:p>
        </text:list-item>
        <text:list-item>
          <text:p text:style-name="P99">—<text:span text:style-name="T3">ino</text:span> -īnus | -ino | -in | -ine. </text:p>
        </text:list-item>
        <text:list-item>
          <text:p text:style-name="P99"><text:span text:style-name="T3">maritimo</text:span> -ĭmus | -ittimo | -itime | -itime | -itim. </text:p>
        </text:list-item>
        <text:list-item>
          <text:p text:style-name="P99"><text:span text:style-name="T3">marito</text:span> -ītus | -ito | mari | <text:span text:style-name="T5">husband</text:span> | <text:span text:style-name="T5">Gatte</text:span> | H. P. -ido. ⊂ mas -ito. </text:p>
        </text:list-item>
        <text:list-item>
          <text:p text:style-name="P99">—<text:span text:style-name="T3">a</text:span> -a = muliere, uxore, sponsa. </text:p>
        </text:list-item>
        <text:list-item>
          <text:p text:style-name="P99">—<text:span text:style-name="T3">a</text:span> -o | -are | marier | to marry | <text:span text:style-name="T5">vermählen</text:span>. = da marito. </text:p>
        </text:list-item>
        <text:list-item>
          <text:p text:style-name="P99">—<text:span text:style-name="T3">ale</text:span> -alis | -ale | -al | -al | -al. </text:p>
        </text:list-item>
        <text:list-item>
          <text:p text:style-name="P99"><text:soft-page-break/><text:span text:style-name="T3">marmore</text:span> -mŏr | marmo | marbre | marble | Marmor. ⊂ G. mármaros. </text:p>
        </text:list-item>
        <text:list-item>
          <text:p text:style-name="P99">—<text:span text:style-name="T3">eo</text:span> -ĕus | -eo | -éen | -ean | marmorn. </text:p>
        </text:list-item>
        <text:list-item>
          <text:p text:style-name="P99"><text:span text:style-name="T3">Marte</text:span> Mars | Marte | Mars | Mars | Mars. = deo de bello. </text:p>
        </text:list-item>
        <text:list-item>
          <text:p text:style-name="P99"><text:span text:style-name="T3">marte</text:span> -es (Martiale, 100) | martora | martre | marten | Marder. = Zool. « mustela martes ». </text:p>
        </text:list-item>
        <text:list-item>
          <text:p text:style-name="P99"><text:span text:style-name="T3">martiale</text:span> -is | -ziale | -al | -al | -al. = de Marte, pugnace, bellicoso. </text:p>
        </text:list-item>
        <text:list-item>
          <text:p text:style-name="P99"><text:span text:style-name="T3">martio</text:span> -us | marzo | mars | march | März. = tertio mense, sacro ad Marte. </text:p>
        </text:list-item>
        <text:list-item>
          <text:p text:style-name="P99"><text:span text:style-name="T3">martulo</text:span> -ŭlus (Plinio 100), <text:span text:style-name="T3">marculo</text:span> -ŭlus (Plinio), <text:span text:style-name="T3">marco</text:span> (Isidoro 700), <text:span text:style-name="T3">martello</text:span> M | martello | martel, marteau | <text:span text:style-name="T5">hammer</text:span>, martel | <text:span text:style-name="T5">Hammer</text:span>. = malleo. || R. molotok. </text:p>
        </text:list-item>
        <text:list-item>
          <text:p text:style-name="P99"><text:span text:style-name="T3">martyre</text:span> ŭ 300 | -tire | -tyr | -tyr | -tyr. ⊂ G. mártur = teste. ⊂ mar (|| L. memore). </text:p>
        </text:list-item>
        <text:list-item>
          <text:p text:style-name="P99">—<text:span text:style-name="T3">io</text:span> 300 | -irio | -yre | -yrdom | -yrium. ⊂ G. martúrion. </text:p>
        </text:list-item>
        <text:list-item>
          <text:p text:style-name="P99">—<text:span text:style-name="T3">iza</text:span> | -irizzare | -yriser | -yr, yrize | martern. = tormenta, supplicia. </text:p>
        </text:list-item>
        <text:list-item>
          <text:p text:style-name="P99">—<text:span text:style-name="T3">ologio</text:span> | -irologio | -ge | -gy | -gium. </text:p>
        </text:list-item>
        <text:list-item>
          <text:p text:style-name="P99"><text:span text:style-name="T3">mas</text:span> ( <text:span text:style-name="T5">nominativo</text:span>), <text:span text:style-name="T5">abl.</text:span> mare. = mas(culo), vir, anti femina. ⊃ mar(ito). </text:p>
        </text:list-item>
        <text:list-item>
          <text:p text:style-name="P99"><text:span text:style-name="T3">masculo</text:span> -ŭlus | maschio | mâle | male | <text:span text:style-name="T5">männlich</text:span>. = mas. </text:p>
        </text:list-item>
        <text:list-item>
          <text:p text:style-name="P99">—<text:span text:style-name="T3">ino</text:span> -īnus | mascolino, maschile | -in | -ine | -inum. </text:p>
        </text:list-item>
        <text:list-item>
          <text:p text:style-name="P99"><text:span text:style-name="T3">massa</text:span> -a | massa | masse | mass | Masse. = mole. ⊂ G. máza = I. pasta. </text:p>
        </text:list-item>
        <text:list-item>
          <text:p text:style-name="P99">—<text:span text:style-name="T3">ivo</text:span> | -iccio | -if | -ive | -iv. </text:p>
        </text:list-item>
        <text:list-item>
          <text:p text:style-name="P99"><text:span text:style-name="T3">mastica</text:span> ĭ 200 | -are | mâcher | -ate, <text:span text:style-name="T5">to chew</text:span> | <text:span text:style-name="T5">kauen</text:span>. = mande. </text:p>
        </text:list-item>
        <text:list-item>
          <text:p text:style-name="P99">—<text:span text:style-name="T3">tione</text:span> 500 | -zione | -tion | -tion | -tion. </text:p>
        </text:list-item>
        <text:list-item>
          <text:p text:style-name="P99"><text:span text:style-name="T3">mastiche</text:span> ĭ 100 | -ice | -ic | -ich, -ic | -ix. ⊂ G. mastíchē. ⊂ máza [massa]. </text:p>
        </text:list-item>
        <text:list-item>
          <text:p text:style-name="P99">G. masto -ós = mamma. </text:p>
        </text:list-item>
        <text:list-item>
          <text:p text:style-name="P99"><text:span text:style-name="T3">mastodonte</text:span> | -onte | -onte | -on | -on. = Zool. « mastodon giganteus », animale fossile, cum dentes [odont] in forma de mamma [masto]. </text:p>
        </text:list-item>
        <text:list-item>
          <text:p text:style-name="P99"><text:span text:style-name="T3">materia</text:span> -ĭa | -teria | -tière | -tter | -terie. = substantia matre de uno corpore. </text:p>
        </text:list-item>
        <text:list-item>
          <text:p text:style-name="P99">—<text:span text:style-name="T3">iale</text:span> 500 | -ale | matériel | -al | -al, -ell. </text:p>
        </text:list-item>
        <text:list-item>
          <text:p text:style-name="P99">——<text:span text:style-name="T3">ismo</text:span> | -ismo | matérialisme | -ism | -ismus. </text:p>
        </text:list-item>
        <text:list-item>
          <text:p text:style-name="P99">——<text:span text:style-name="T3">ista</text:span> | -ista | matérialiste | -ist | -ist. </text:p>
        </text:list-item>
        <text:list-item>
          <text:p text:style-name="P99">——<text:span text:style-name="T3">itate</text:span> | -ità | matérialité | -ity | -ität. </text:p>
        </text:list-item>
        <text:list-item>
          <text:p text:style-name="P99">——<text:span text:style-name="T3">iza</text:span> | -izzare | matérialiser | -ize | -isieren. </text:p>
        </text:list-item>
        <text:list-item>
          <text:p text:style-name="P99"><text:span text:style-name="T3">materno</text:span> -us | -erno | -ernel | -ernal | -ern. = de matre. </text:p>
        </text:list-item>
        <text:list-item>
          <text:p text:style-name="P99">—<text:span text:style-name="T3">itate</text:span> | -ità | -ité | -ity | -ität. </text:p>
        </text:list-item>
        <text:list-item>
          <text:p text:style-name="P99">G. mathe = disce, sci. ⊃ mathemate, mathesi. ⊂ men(e) the. || D. munter = vigile; R. mudryj = sapiente; S. mandhatar = devoto. </text:p>
        </text:list-item>
        <text:list-item>
          <text:p text:style-name="P99">G. mathema(te) máthēma = scientia, mathematica. </text:p>
        </text:list-item>
        <text:list-item>
          <text:p text:style-name="P99"><text:span text:style-name="T3">mathematico</text:span> -ĭcus | matematico | mathé—ique, mathé—icien | -ical, -ician | -isch, -iker. ⊂ G. mathēmaticós ⊂ mathemat(e) -ico. </text:p>
        </text:list-item>
        <text:list-item>
          <text:p text:style-name="P99">—<text:span text:style-name="T3">a</text:span> 100 | matematica | la mathématique | -ic(s) | -ik. ⊂ G. mathēmatic <text:span text:style-name="T3">ē</text:span>. </text:p>
        </text:list-item>
        <text:list-item>
          <text:p text:style-name="P99"><text:soft-page-break/><text:span text:style-name="T3">MATRE</text:span> mater | madre | mère | mother | Mutter | H. madre | P. mai. ⊃ materia, materno, matrice, matrona. ⊂ E. māter ⊃ A. mother, D. Mutter, G. m <text:span text:style-name="T3">ē</text:span>tēr, metr(opoli), R. matï materi, S. mātar. </text:p>
        </text:list-item>
        <text:list-item>
          <text:p text:style-name="P99"><text:span text:style-name="T3">matrice</text:span> 100 | -ice | -ice | -ice, -ix | -ize. ⊂ matr(e) -ice. = utero, parte matre (de impressione, de fusione, de vite). </text:p>
        </text:list-item>
        <text:list-item>
          <text:p text:style-name="P99"><text:span text:style-name="T3">matricida</text:span> -cīda | -ida | -ide | -ide | -ida. = qui cæde matre. </text:p>
        </text:list-item>
        <text:list-item>
          <text:p text:style-name="P99">—<text:span text:style-name="T3">io</text:span> -ium | -io | -e | -e | -ium. </text:p>
        </text:list-item>
        <text:list-item>
          <text:p text:style-name="P99"><text:span text:style-name="T3">matricula</text:span> ŭ 400 | -icola | -icule | <text:span text:style-name="T5">public roll</text:span> (matriculate, -ation) | -ikel. = libro matrice, indice. </text:p>
        </text:list-item>
        <text:list-item>
          <text:p text:style-name="P99"><text:span text:style-name="T3">matrimonio</text:span> -um | -onio | -onium, <text:span text:style-name="T5">mariage</text:span> | -ony, <text:span text:style-name="T5">marriage</text:span> | -onium, <text:span text:style-name="T5">Ehe</text:span>. = connubio. ⊂ matr(e) -i- -monio. </text:p>
        </text:list-item>
        <text:list-item>
          <text:p text:style-name="P99">—<text:span text:style-name="T3">iale</text:span> 400 | -iale | -ial | -ial | ial. </text:p>
        </text:list-item>
        <text:list-item>
          <text:p text:style-name="P99"><text:span text:style-name="T3">matrona</text:span> -ōna | -ona | -one | -on | -one. ⊂ matre. </text:p>
        </text:list-item>
        <text:list-item>
          <text:p text:style-name="P99">—<text:span text:style-name="T3">ale</text:span> -alis | -ale | -al | -al | -al. </text:p>
        </text:list-item>
        <text:list-item>
          <text:p text:style-name="P99"><text:span text:style-name="T3">matura</text:span> -o | -rare | mûrir | -rate, -re | -rieren. = redde maturo. </text:p>
        </text:list-item>
        <text:list-item>
          <text:p text:style-name="P99">—<text:span text:style-name="T3">esce</text:span> -o = fi maturo. </text:p>
        </text:list-item>
        <text:list-item>
          <text:p text:style-name="P99">—<text:span text:style-name="T3">itate</text:span> -itas | -ità | -ité | -ity | -ität. </text:p>
        </text:list-item>
        <text:list-item>
          <text:p text:style-name="P99"><text:span text:style-name="T3">maturo</text:span> -ūrus | -uro | mûr | -ure | <text:span text:style-name="T5">reif</text:span>. </text:p>
        </text:list-item>
        <text:list-item>
          <text:p text:style-name="P99"><text:span text:style-name="T3">matutino</text:span> -us | mattutino, mattino | -inal, matin | -ine, -inal, <text:span text:style-name="T5">morning</text:span> | -ine, <text:span text:style-name="T5">morgens</text:span>. = de mane. </text:p>
        </text:list-item>
        <text:list-item>
          <text:p text:style-name="P99"><text:span text:style-name="T3">mausoleo</text:span> ē 200 | -eo | -ée | -eum | -eum. ⊂ G. maus <text:span text:style-name="T3">ō</text:span>leion, sepucro de Mausolo, rege de Caria. </text:p>
        </text:list-item>
        <text:list-item>
          <text:p text:style-name="P99"><text:span text:style-name="T3">maxilla</text:span> -a | mascella | machoire | <text:span text:style-name="T5">jaw</text:span>, -illa | <text:span text:style-name="T5">Kinnbacke</text:span>, -illen. </text:p>
        </text:list-item>
        <text:list-item>
          <text:p text:style-name="P99">—<text:span text:style-name="T3">are</text:span> 100 | mascellare | mâchelier, -aire | -ary | -ar. </text:p>
        </text:list-item>
        <text:list-item>
          <text:p text:style-name="P99"><text:span text:style-name="T3">maxima</text:span> -ĭma | massima | -ime | -im | -ime. = sententia maximo, præcepto, proverbio. </text:p>
        </text:list-item>
        <text:list-item>
          <text:p text:style-name="P99"><text:span text:style-name="T3">maximo</text:span> -ĭmus | massimo | -um | -um | -um | H. P. maximo. ⊂ mag(i)s -imo. </text:p>
        </text:list-item>
        <text:list-item>
          <text:p text:style-name="P99">G. mazo mazós = mamma. ⊃ amazone. </text:p>
        </text:list-item>
        <text:list-item>
          <text:p text:style-name="P99"><text:span text:style-name="T3">ME</text:span> ego | <text:span text:style-name="T5">io</text:span>, me | <text:span text:style-name="T5">je</text:span>, me, moi | <text:span text:style-name="T5">I</text:span>, me | <text:span text:style-name="T5">Ich</text:span>, mich, mir | H. <text:span text:style-name="T5">yo</text:span>, me | P. <text:span text:style-name="T5">eu</text:span>, me | R. <text:span text:style-name="T5">ja</text:span>, menja | S. ma | E. me. </text:p>
        </text:list-item>
        <text:list-item>
          <text:p text:style-name="P99"><text:span text:style-name="T3">mea</text:span> -o = permea, i trans. </text:p>
        </text:list-item>
        <text:list-item>
          <text:p text:style-name="P99"><text:span text:style-name="T3">meatu</text:span> -us | -ato | méat | -atus | -atus, <text:span text:style-name="T5">Gang</text:span>. = to mea, poro, transitu. </text:p>
        </text:list-item>
        <text:list-item>
          <text:p text:style-name="P99">G. mechane mēchan <text:span text:style-name="T3">ē</text:span> = ⊃ machina. </text:p>
        </text:list-item>
        <text:list-item>
          <text:p text:style-name="P99"><text:span text:style-name="T3">mechanica</text:span> -ĭca | meccanica | mécanique | -ics | -ik. = arte, scientia mechanico. </text:p>
        </text:list-item>
        <text:list-item>
          <text:p text:style-name="P99"><text:span text:style-name="T3">mechanico</text:span> ĭ 200 | meccanico | mécanique, mécanicien | -ic | -isch. = de machina. ⊂ G. -icós. </text:p>
        </text:list-item>
        <text:list-item>
          <text:p text:style-name="P99"><text:span text:style-name="T3">mechanismo</text:span> | meccanismo | mécanisme | -ism | -ismus. = machina, instrumento. </text:p>
        </text:list-item>
        <text:list-item>
          <text:p text:style-name="P99"><text:span text:style-name="T3">meconio</text:span> 100 | -io | méconium | -ium | -ium. = excremento de neonato. ⊂ </text:p>
        </text:list-item>
        <text:list-item>
          <text:p text:style-name="P99">— 100 = succo de papavere. ⊂ G. mēch <text:span text:style-name="T3">ō</text:span>nion. ⊂ m <text:span text:style-name="T3">ē</text:span>chōn = papavere. || D. Mohn, R. mak’. </text:p>
        </text:list-item>
        <text:list-item>
          <text:p text:style-name="P99"><text:span text:style-name="T3">MEDE</text:span> -eor | med <text:span text:style-name="T5">icare</text:span> | <text:span text:style-name="T5">curer</text:span>, <text:span text:style-name="T5">traiter</text:span>, <text:span text:style-name="T5">soigner</text:span>, <text:span text:style-name="T5">guérir</text:span>, médi <text:span text:style-name="T5">camenter</text:span> | <text:span text:style-name="T5">heal</text:span>, <text:span text:style-name="T5">cure</text:span>, med <text:span text:style-name="T5">icate</text:span> | <text:span text:style-name="T5">heilen</text:span>, med <text:span text:style-name="T5">icinieren</text:span>. = medica, <text:soft-page-break/>repara, cura. ⊃ medico, medicina, remedio. </text:p>
        </text:list-item>
        <text:list-item>
          <text:p text:style-name="P99"><text:span text:style-name="T3">mediano</text:span> 100 | -ano, mezzano | médian, moyen | -an | -an. = medio, intercessore, conciliatore, mediatore. </text:p>
        </text:list-item>
        <text:list-item>
          <text:p text:style-name="P99"><text:span text:style-name="T3">mediastino</text:span> -īnus = servo intimo. </text:p>
        </text:list-item>
        <text:list-item>
          <text:p text:style-name="P99">— N | -ino | -in | -ine | -inum. = membrana inter duo pulmone. </text:p>
        </text:list-item>
        <text:list-item>
          <text:p text:style-name="P99"><text:span text:style-name="T3">mediatione</text:span> 300 | -zione | mé—tion | -tion | -tion. = to es medio, intercessione. </text:p>
        </text:list-item>
        <text:list-item>
          <text:p text:style-name="P99"><text:span text:style-name="T3">mediatore</text:span> 200 | -tore | mé—teur | -tor | -tor. ⊂ medio. </text:p>
        </text:list-item>
        <text:list-item>
          <text:p text:style-name="P99"><text:span text:style-name="T3">medica</text:span> -ĭco, -ĭcor | -are | | -ate. = es medico, mede. </text:p>
        </text:list-item>
        <text:list-item>
          <text:p text:style-name="P99">—<text:span text:style-name="T3">mine</text:span> -men = </text:p>
        </text:list-item>
        <text:list-item>
          <text:p text:style-name="P99">—<text:span text:style-name="T3">mento</text:span> -um | -nto | mé—nt | -nt | -nt. </text:p>
        </text:list-item>
        <text:list-item>
          <text:p text:style-name="P99">—<text:span text:style-name="T3">tione</text:span> 100 | -zione | mé—tion | -tion | -tion. </text:p>
        </text:list-item>
        <text:list-item>
          <text:p text:style-name="P99"><text:span text:style-name="T3">medico</text:span> -ĭcus | -ico | médecin | <text:span text:style-name="T5">physician</text:span>, medical <text:span text:style-name="T5">man</text:span> | <text:span text:style-name="T5">Arzt</text:span>, Mediziner. = qui mede. ⊃ medica. </text:p>
        </text:list-item>
        <text:list-item>
          <text:p text:style-name="P99">—<text:span text:style-name="T3">ale</text:span> | -ale | mé—al | -al. </text:p>
        </text:list-item>
        <text:list-item>
          <text:p text:style-name="P99">—<text:span text:style-name="T3">astro</text:span> | -astro | mé—astre | -aster | -aster. = malo medico. </text:p>
        </text:list-item>
        <text:list-item>
          <text:p text:style-name="P99">—<text:span text:style-name="T3">ina</text:span> -īna | -ina | médecine | -ine | -in. = scientia de medico, remedio. </text:p>
        </text:list-item>
        <text:list-item>
          <text:p text:style-name="P99">——<text:span text:style-name="T3">ale</text:span> 100 | -ale | mé—al | -al | -al. </text:p>
        </text:list-item>
        <text:list-item>
          <text:p text:style-name="P99"><text:span text:style-name="T3">medietate</text:span> -tas | metà | moitié | moiety | -etät. = medio, dimidio. </text:p>
        </text:list-item>
        <text:list-item>
          <text:p text:style-name="P99"><text:span text:style-name="T3">MEDIO</text:span> -ius | mezzo, medio, medium | moyen, mi <text:span text:style-name="T5">lieu</text:span>, medium | middle, mid, mean, medium | Mitte, Medium. ⊂ E. medhio ⊃ A. mid, D. Mitte, G. meso, R. mez’du, S. madhja. ⊃ mediano, medietate, mediocre, intermedio, medulla. </text:p>
        </text:list-item>
        <text:list-item>
          <text:p text:style-name="P99"><text:span text:style-name="T3">mediocre</text:span> -is | -cre | médiocre | <text:span text:style-name="T5">middling</text:span>, -cre | <text:span text:style-name="T5">mittelmässig</text:span>. = modico, modesto. ⊂ medio. </text:p>
        </text:list-item>
        <text:list-item>
          <text:p text:style-name="P99">—<text:span text:style-name="T3">itate</text:span> -itas | -ità | mé—ité | -ity | -ität. </text:p>
        </text:list-item>
        <text:list-item>
          <text:p text:style-name="P99"><text:span text:style-name="T3">medita</text:span> -ĭtor | -are | mé—er | -ate | -ieren. ⊃ præmedita. || modo. </text:p>
        </text:list-item>
        <text:list-item>
          <text:p text:style-name="P99">—<text:span text:style-name="T3">tione</text:span> -tio | -zione | mé—tion | -tion | -tion. </text:p>
        </text:list-item>
        <text:list-item>
          <text:p text:style-name="P99">—<text:span text:style-name="T3">tivo</text:span> | -tivo | mé—tif | -tive | -tiv. </text:p>
        </text:list-item>
        <text:list-item>
          <text:p text:style-name="P99"><text:span text:style-name="T3">medulla</text:span> -a | midolla | moelle | <text:span text:style-name="T5">pith</text:span>, medulla | <text:span text:style-name="T5">Mark</text:span>. ⊂ medio. </text:p>
        </text:list-item>
        <text:list-item>
          <text:p text:style-name="P99">—<text:span text:style-name="T3">are</text:span> 200 | midollare | mé—aire | -ar | -ar. </text:p>
        </text:list-item>
        <text:list-item>
          <text:p text:style-name="P99"><text:span text:style-name="T3">Medusa</text:span> -a | Medusa | Méduse | Medusa | Meduse. = mytho de femina cum serpentes pro capillos. ⊂ G. Médousa. </text:p>
        </text:list-item>
        <text:list-item>
          <text:p text:style-name="P99">— N | medusa | méduse | medusa | meduse. = Zool. « aurelia aurita », specie de zoophyto. </text:p>
        </text:list-item>
        <text:list-item>
          <text:p text:style-name="P99">G. mega mégas = || magno. ⊃ megatherio. </text:p>
        </text:list-item>
        <text:list-item>
          <text:p text:style-name="P99"><text:span text:style-name="T3">Megæra</text:span> -a | -era | mégère | -æra | -äre. = uno ex furias de inferno. ⊂ G. Mégaira. </text:p>
        </text:list-item>
        <text:list-item>
          <text:p text:style-name="P99">mel, v. melle. </text:p>
        </text:list-item>
        <text:list-item>
          <text:p text:style-name="P99">G. melan mélas, -an = nigro. ⊃ melan(cholia). </text:p>
        </text:list-item>
        <text:list-item>
          <text:p text:style-name="P99"><text:span text:style-name="T3">melancholia</text:span> -ĭa | malinconia | mélancolie | -oly | olie. = « atra bile ». ⊂ G. melagcholía. ⊂ melan chole [bile, || felle]. </text:p>
        </text:list-item>
        <text:list-item>
          <text:p text:style-name="P99">—<text:span text:style-name="T3">ico</text:span> -ĭcus | melanconico | mélancolique | -ic | -iker. = triste, mœsto. ⊂ G. -icós. </text:p>
        </text:list-item>
        <text:list-item>
          <text:p text:style-name="P99">G. meli, méli = || melle. </text:p>
        </text:list-item>
        <text:list-item>
          <text:p text:style-name="P99"><text:span text:style-name="T3">meliloto</text:span> -ōtus | -oto | mé—ot | -ot | -ote. = Bot. « melilotus <text:soft-page-break/>officinalis ». ⊂ G. melílōtos ⊂ meli loto. </text:p>
        </text:list-item>
        <text:list-item>
          <text:p text:style-name="P99"><text:span text:style-name="T3">meliora</text:span> 200 | migliorare | améliorer | -ate | -ieren. = redde meliore. </text:p>
        </text:list-item>
        <text:list-item>
          <text:p text:style-name="P99">—<text:span text:style-name="T3">tione</text:span> 600 | miglioramento | amélioration | -tion | -tion. </text:p>
        </text:list-item>
        <text:list-item>
          <text:p text:style-name="P99"><text:span text:style-name="T3">meliore</text:span> melior | migliore | meilleur | <text:span text:style-name="T5">better</text:span> | <text:span text:style-name="T5">besser</text:span> | H. mejor | P. melhor. = plus bono. ⊃ meliora. || multo. </text:p>
        </text:list-item>
        <text:list-item>
          <text:p text:style-name="P99"><text:span text:style-name="T3">melius</text:span> -ius | meglio | mieux. = in modo meliore. </text:p>
        </text:list-item>
        <text:list-item>
          <text:p text:style-name="P99"><text:span text:style-name="T3">melle</text:span> mel | miele | miel | <text:span text:style-name="T5">honey</text:span> | <text:span text:style-name="T5">Honig</text:span> | H. miel | P. mel. ⊂ E. ⊃ G. méli, mélissa = ape. </text:p>
        </text:list-item>
        <text:list-item>
          <text:p text:style-name="P99">—<text:span text:style-name="T3">ifero</text:span> -fĕr | -fero | -fère | -ferous | -ferisch. </text:p>
        </text:list-item>
        <text:list-item>
          <text:p text:style-name="P99">—<text:span text:style-name="T3">ifica</text:span> -ifĭco = fac melle. </text:p>
        </text:list-item>
        <text:list-item>
          <text:p text:style-name="P99">——<text:span text:style-name="T3">tione</text:span> 100 | -zione | -tion | -tion | -tion. </text:p>
        </text:list-item>
        <text:list-item>
          <text:p text:style-name="P99">—<text:span text:style-name="T3">ifluo</text:span> 400 | -fluo | -flue | -fluous, -fluent. = (sermone) dulce ut melle. </text:p>
        </text:list-item>
        <text:list-item>
          <text:p text:style-name="P99">G. melo mélos = musica, harmonia, cadentia. ⊃ melopœia. </text:p>
        </text:list-item>
        <text:list-item>
          <text:p text:style-name="P99"><text:span text:style-name="T3">melodia</text:span> | -dia | mélodie | -dy | -die. ⊂ G. melōdía. = cantu [ode] cum musica [melo]. </text:p>
        </text:list-item>
        <text:list-item>
          <text:p text:style-name="P99">—<text:span text:style-name="T3">ioso</text:span> | -ioso | mé—ieux | -ious | -ios. = harmonico, suave. </text:p>
        </text:list-item>
        <text:list-item>
          <text:p text:style-name="P99"><text:span text:style-name="T3">melodrama</text:span>(te) | -mma | mé—me | -me | -ma. = drama in musica [melo]. </text:p>
        </text:list-item>
        <text:list-item>
          <text:p text:style-name="P99">—<text:span text:style-name="T3">tico</text:span> -ĭcus | -drammatico | mé—tique | -tic | -tisch. </text:p>
        </text:list-item>
        <text:list-item>
          <text:p text:style-name="P99"><text:span text:style-name="T3">melone</text:span> 400 | -one | -on | -on | -on. = Bot. « cucumis melo ». ⊂ G. m <text:span text:style-name="T3">ē</text:span>lon. </text:p>
        </text:list-item>
        <text:list-item>
          <text:p text:style-name="P99"><text:span text:style-name="T3">melopœia</text:span> | -pea | mélopée | -pœia | -poeie. = arte de musica. ⊂ G. melopoiía. ⊂ melo [musica] poe [fac] -ia. </text:p>
        </text:list-item>
        <text:list-item>
          <text:p text:style-name="P99"><text:span text:style-name="T3">membrana</text:span> -a | -ana | -ane | -ane | -an. = pele subtile. ⊂ membro. </text:p>
        </text:list-item>
        <text:list-item>
          <text:p text:style-name="P99">—<text:span text:style-name="T3">oso</text:span> | -oso | -eux | -eous | -ös. </text:p>
        </text:list-item>
        <text:list-item>
          <text:p text:style-name="P99"><text:span text:style-name="T3">membro</text:span> -um | -bro | -bre | -ber | <text:span text:style-name="T5">Glied</text:span>. = parte de corpore. ⊃ membrana. </text:p>
        </text:list-item>
        <text:list-item>
          <text:p text:style-name="P99"><text:span text:style-name="T3">memento</text:span> ( <text:span text:style-name="T5">imperativo latino de</text:span> mene) | -to | mé—to | -to | -to. </text:p>
        </text:list-item>
        <text:list-item>
          <text:p text:style-name="P99"><text:span text:style-name="T3">memora</text:span> -ŏro | memorare | remémorer, <text:span text:style-name="T5">rappeler</text:span> | to remind, to memorize | -ieren. = es memore. ⊃ com—, re—. </text:p>
        </text:list-item>
        <text:list-item>
          <text:p text:style-name="P99">—<text:span text:style-name="T3">bile</text:span> -ĭlis | -bile | mé—ble | -ble | -bel. </text:p>
        </text:list-item>
        <text:list-item>
          <text:p text:style-name="P99">—<text:span text:style-name="T3">ndo</text:span> -us | -do | -dum | -dum | -dum. = (libro de res) quem debe memora. </text:p>
        </text:list-item>
        <text:list-item>
          <text:p text:style-name="P99"><text:span text:style-name="T3">memore</text:span> -mŏr | memore = qui memora. </text:p>
        </text:list-item>
        <text:list-item>
          <text:p text:style-name="P99">—<text:span text:style-name="T3">ia</text:span> -ia | -ria | mémoire | -ry | -rie. </text:p>
        </text:list-item>
        <text:list-item>
          <text:p text:style-name="P99">—<text:span text:style-name="T3">iale</text:span> 200 | -iale | mé—ial | -ial | -iale. = libello, registro. </text:p>
        </text:list-item>
        <text:list-item>
          <text:p text:style-name="P99">G. men m <text:span text:style-name="T3">ē</text:span>n = || mense, m <text:span text:style-name="T3">ē</text:span>nē = luna. ⊃ menisco, néomenia. </text:p>
        </text:list-item>
        <text:list-item>
          <text:p text:style-name="P99"><text:span text:style-name="T3">menagogo</text:span> | emmenagogo | emménagogue | menagogue | Menagoga. = que age [ag] menstruo [men]. </text:p>
        </text:list-item>
        <text:list-item>
          <text:p text:style-name="P99"><text:span text:style-name="T3">menda</text:span> -a | -a | <text:span text:style-name="T5">faute</text:span> | <text:span text:style-name="T5">defect</text:span> | <text:span text:style-name="T5">Fehler</text:span>. = errore, defectu. ⊃ emenda. </text:p>
        </text:list-item>
        <text:list-item>
          <text:p text:style-name="P99"><text:span text:style-name="T3">mendace</text:span> -dax | -dace | -teur | -dacious | <text:span text:style-name="T5">Lügner</text:span>. = que menti. ⊂ mend(a) -ace = que erra. </text:p>
        </text:list-item>
        <text:list-item>
          <text:p text:style-name="P99"><text:span text:style-name="T3">mendica</text:span> -īco | -are | mendier | <text:span text:style-name="T5">to beg</text:span>, -ate | <text:span text:style-name="T5">betteln</text:span>. = es mendico. </text:p>
        </text:list-item>
        <text:list-item>
          <text:p text:style-name="P99">—<text:span text:style-name="T3">ante</text:span> (Plauto) | -cante, -co | mendiant | -cant | -cant. = mendico. </text:p>
        </text:list-item>
        <text:list-item>
          <text:p text:style-name="P99"><text:span text:style-name="T3">mendico</text:span> -īcus = mendicante, paupere, indigente. ⊂ menda. </text:p>
        </text:list-item>
        <text:list-item>
          <text:p text:style-name="P99">—<text:span text:style-name="T3">itate</text:span> -itas | -ità | -ité | -ity | -ität. = paupertate, indigentia. </text:p>
        </text:list-item>
        <text:list-item>
          <text:p text:style-name="P99"><text:soft-page-break/><text:span text:style-name="T3">MENE</text:span> ( <text:span text:style-name="T5">thema de</text:span> L. memini) | <text:span text:style-name="T5">ram</text:span>men <text:span text:style-name="T5">tare</text:span>, <text:span text:style-name="T5">ricordare</text:span> | <text:span text:style-name="T5">souvenir</text:span>, <text:span text:style-name="T5">ra</text:span>men <text:span text:style-name="T5">tevoir</text:span> | mean | meine. = memora, recorda. ⊃ mente, commenta, mone. ⊂ E. mene ⊃ A. mean, D. meina, G. mne(monica), (a)mne(sia), ma(thema), R. mni(tï), S. man(je). </text:p>
        </text:list-item>
        <text:list-item>
          <text:p text:style-name="P99"><text:span text:style-name="T3">meninge</text:span> | -inge | méninge | -inges | -inx. = membrana circa cerebro. ⊂ G. m <text:span text:style-name="T3">ē</text:span>ninx. </text:p>
        </text:list-item>
        <text:list-item>
          <text:p text:style-name="P99"><text:span text:style-name="T3">menisco</text:span> | -co | ménisque | -cus | -cus. = in forma de luna. ⊂ G. mēnírcos ⊂ men [luna] -isco [parvo]. </text:p>
        </text:list-item>
        <text:list-item>
          <text:p text:style-name="P99"><text:span text:style-name="T3">mensa</text:span> -a | mensa | mense, mess ( <text:span text:style-name="T5">d’officiers</text:span>), <text:span text:style-name="T5">table</text:span> ( <text:span text:style-name="T5">de repas</text:span>) | mensa, mess ( <text:span text:style-name="T5">of officers</text:span>), <text:span text:style-name="T5">table</text:span> | <text:span text:style-name="T5">Tisch</text:span>. ⊃ commensale, mensula. </text:p>
        </text:list-item>
        <text:list-item>
          <text:p text:style-name="P99"><text:span text:style-name="T3">MENSE</text:span> -is | mese | mois | month, (menses, menstrual) | Monat | H. mes | P. mez. = periodo de luna. ⊃ mensuale, menstruo, bimestre, trimestre, semestre. ⊂ E. mēn = luna ⊃ G. men, A. moon, D. Mond, R. mjesjats, S. māsa. </text:p>
        </text:list-item>
        <text:list-item>
          <text:p text:style-name="P99"><text:span text:style-name="T3">menso</text:span> -us = quem meti. ⊃ immenso, mensura. </text:p>
        </text:list-item>
        <text:list-item>
          <text:p text:style-name="P99"><text:span text:style-name="T3">menstruo</text:span> -ŭus | mestruo | -ues | -uum | -uum. = (fluxu) de mense. </text:p>
        </text:list-item>
        <text:list-item>
          <text:p text:style-name="P99">—<text:span text:style-name="T3">uale</text:span> 100 | -ale | -el | -al | -al. </text:p>
        </text:list-item>
        <text:list-item>
          <text:p text:style-name="P99">—<text:span text:style-name="T3">uatione</text:span> | mestruazione | -tion | -tion | -tion. = menstruo. </text:p>
        </text:list-item>
        <text:list-item>
          <text:p text:style-name="P99"><text:span text:style-name="T3">mensuale</text:span> 100 | -uale, -ile | -uel | monthly | -ual. = de mense. </text:p>
        </text:list-item>
        <text:list-item>
          <text:p text:style-name="P99"><text:span text:style-name="T3">mensula</text:span> -ŭla (Plauto) | -ola | <text:span text:style-name="T5">console</text:span> | <text:span text:style-name="T5">plane-table</text:span> | -ul. = parvo mensa. ⊂ mens(a) [tabula] -ula [parvo]. </text:p>
        </text:list-item>
        <text:list-item>
          <text:p text:style-name="P99"><text:span text:style-name="T3">mensura</text:span> -a | misura | mesure | measure | -ur. ⊃ commensurabile. = ton meti, modo, ratione. </text:p>
        </text:list-item>
        <text:list-item>
          <text:p text:style-name="P99"><text:span text:style-name="T3">mensura</text:span> 400 | misurare | mesurer | to measure | -ieren. = meti. </text:p>
        </text:list-item>
        <text:list-item>
          <text:p text:style-name="P99">—<text:span text:style-name="T3">bile</text:span> ĭ 500 | misurabile | -ble, mesurable | -ble | -bel. </text:p>
        </text:list-item>
        <text:list-item>
          <text:p text:style-name="P99">—<text:span text:style-name="T3">tione</text:span> | misurazione | -tion | -tion | -tion. </text:p>
        </text:list-item>
        <text:list-item>
          <text:p text:style-name="P99"><text:span text:style-name="T3">MENTE</text:span> mens | mente | <text:span text:style-name="T5">esprit, intelligence</text:span>, mentalité | mind | <text:span text:style-name="T5">Sinn</text:span> | H. P. mente. ⊃ mentale, commentario, mentione, menti, demente, Minerva. ⊂ E. menti ⊂ men(e) -te ⊃ A. mind, R. (pa)mjatï, S. mati, G. ménos = spiritu, mente. </text:p>
        </text:list-item>
        <text:list-item>
          <text:p text:style-name="P99">—<text:span text:style-name="T3">ale</text:span> | -ale | -al | -al | -al. </text:p>
        </text:list-item>
        <text:list-item>
          <text:p text:style-name="P99"><text:span text:style-name="T3">mentha</text:span> -a | menta | menthe | mint | Minze. = Bot. « mentha piperita ». ⊂ G. mínthē. </text:p>
        </text:list-item>
        <text:list-item>
          <text:p text:style-name="P99"><text:span text:style-name="T3">menti</text:span> -ior | -ire | -ir | <text:span text:style-name="T5">to lie</text:span> | <text:span text:style-name="T5">lügen</text:span>. = imagina cum mente, dic falso. </text:p>
        </text:list-item>
        <text:list-item>
          <text:p text:style-name="P99"><text:span text:style-name="T3">mentiona</text:span> | menzionare | -onner | -on | -onieren. = fac mentione, memora, commemora. </text:p>
        </text:list-item>
        <text:list-item>
          <text:p text:style-name="P99"><text:span text:style-name="T3">mentione</text:span> -tio | -zione | -tion | -tion | -tion. = to mene. </text:p>
        </text:list-item>
        <text:list-item>
          <text:p text:style-name="P99"><text:span text:style-name="T3">mento</text:span> -um | -to | -ton | <text:span text:style-name="T5">chin</text:span> | <text:span text:style-name="T5">Kinn</text:span>. ⊂ E. ⊃ A. mouth, D. Mund = ore, rostro. ⊂ mine. </text:p>
        </text:list-item>
        <text:list-item>
          <text:p text:style-name="P99"><text:span text:style-name="T3">meo</text:span> -us | mio | mon, mien | my, mine | mein | H. mío | P. meu. = de me. </text:p>
        </text:list-item>
        <text:list-item>
          <text:p text:style-name="P99"><text:span text:style-name="T3">mephite</text:span> -ītis | mefite | | -itis. = fœtore. ⊂ G. mephítis. </text:p>
        </text:list-item>
        <text:list-item>
          <text:p text:style-name="P99">—<text:span text:style-name="T3">ico</text:span> -ĭcus | mefitico | mé—ique | -ic | -isch. </text:p>
        </text:list-item>
        <text:list-item>
          <text:p text:style-name="P99"><text:span text:style-name="T3">merca</text:span> -or | -mercatare | marchander | <text:span text:style-name="T5">to trade</text:span>, merchant, merchandise | <text:span text:style-name="T5">handeln</text:span>, merchandieren. = eme et vende merce, negotia, fac commercio. </text:p>
        </text:list-item>
        <text:list-item>
          <text:p text:style-name="P99">—<text:span text:style-name="T3">ante</text:span> 100 | -ante | marchand | merchant | Marketender, <text:soft-page-break/>Marchand. = que merca, mercatore. </text:p>
        </text:list-item>
        <text:list-item>
          <text:p text:style-name="P99">——<text:span text:style-name="T3">ile</text:span> | -ile | -ile | -ile | -il. </text:p>
        </text:list-item>
        <text:list-item>
          <text:p text:style-name="P99">—<text:span text:style-name="T3">tore</text:span> -tor | mercante, merciaio | mercier | mercer | <text:span text:style-name="T5">Kaufmann</text:span>. </text:p>
        </text:list-item>
        <text:list-item>
          <text:p text:style-name="P99">—<text:span text:style-name="T3">tu</text:span> -tus | mercato | marché | market | Markt. </text:p>
        </text:list-item>
        <text:list-item>
          <text:p text:style-name="P99">—<text:span text:style-name="T3">tura</text:span> -a | -tura | | -ture | -tur. = arte de merca, commercio. </text:p>
        </text:list-item>
        <text:list-item>
          <text:p text:style-name="P99"><text:span text:style-name="T3">MERCE</text:span> merx | -ce, -canzia | marchandise | merchandise | <text:span text:style-name="T5">Ware</text:span>, -cerie. ⊃ merca, commercio, Mercurio, mercede, mercennario. ⊂ mer(e) -ce. </text:p>
        </text:list-item>
        <text:list-item>
          <text:p text:style-name="P99"><text:span text:style-name="T3">mercede</text:span> -ces | -de | <text:span text:style-name="T5">paye</text:span> | <text:span text:style-name="T5">reward</text:span> | <text:span text:style-name="T5">Lohn</text:span>. = salario, pretio, præmio. ⊃ I. mercè, F. merci, A. mercy = gratia. </text:p>
        </text:list-item>
        <text:list-item>
          <text:p text:style-name="P99"><text:span text:style-name="T3">mercennario</text:span> -us | mercenario | mercenaire | mercenary | -när. = milite per mercede. </text:p>
        </text:list-item>
        <text:list-item>
          <text:p text:style-name="P99"><text:span text:style-name="T3">Mercurio</text:span> -us | -rio | -re | -rius | -rius. = planeta plus proximo ad sole; deo de commercio. G. Herm <text:span text:style-name="T3">ē</text:span>s. </text:p>
        </text:list-item>
        <text:list-item>
          <text:p text:style-name="P99">— N | -urio | -ure | -ury | -ur. = hydrargyrio. </text:p>
        </text:list-item>
        <text:list-item>
          <text:p text:style-name="P99">—<text:span text:style-name="T3">iale</text:span> | -iale | -iel | -ial | -ial. </text:p>
        </text:list-item>
        <text:list-item>
          <text:p text:style-name="P99"><text:span text:style-name="T3">MERE</text:span> -eo | meritare | mériter | to merit | meritieren. ⊃ merito, merce. </text:p>
        </text:list-item>
        <text:list-item>
          <text:p text:style-name="P99"><text:span text:style-name="T3">MERGE</text:span> -o = (im)merge, (sub)merge. ⊃ emerge. </text:p>
        </text:list-item>
        <text:list-item>
          <text:p text:style-name="P99"><text:span text:style-name="T3">meridie</text:span> -es | <text:span text:style-name="T5">mezzogiorno</text:span>, meriggio | <text:span text:style-name="T5">midi</text:span> | <text:span text:style-name="T5">midday</text:span> | <text:span text:style-name="T5">Mittag</text:span>. ⊂ mer(o) die, <text:span text:style-name="T5">aut</text:span> medio die. </text:p>
        </text:list-item>
        <text:list-item>
          <text:p text:style-name="P99">—<text:span text:style-name="T3">iano</text:span> -us | -ano | mé—en | -an | -an. </text:p>
        </text:list-item>
        <text:list-item>
          <text:p text:style-name="P99"><text:span text:style-name="T3">meridionale</text:span> M | -ale | mé—al | -al | -al. ⊂ meridie + <text:span text:style-name="T5">suffixo de </text:span>( <text:span text:style-name="T5">septemtr</text:span>ion)ale. = australe. </text:p>
        </text:list-item>
        <text:list-item>
          <text:p text:style-name="P99"><text:span text:style-name="T3">merita</text:span> ĭ 100 = mere. </text:p>
        </text:list-item>
        <text:list-item>
          <text:p text:style-name="P99"><text:span text:style-name="T3">merito</text:span> -ĭtum | -ito | mérite | -it | -itum. = que e mere, quem mere, to mere. </text:p>
        </text:list-item>
        <text:list-item>
          <text:p text:style-name="P99">—<text:span text:style-name="T3">orio</text:span> 200 | -orio | mé—oire | -orious | -orisch. </text:p>
        </text:list-item>
        <text:list-item>
          <text:p text:style-name="P99"><text:span text:style-name="T3">mero</text:span> -us | mero | <text:span text:style-name="T5">pur</text:span>, <text:span text:style-name="T5">seul</text:span> | mere | <text:span text:style-name="T5">rein</text:span>. = ne mixto, immaculato, puro. </text:p>
        </text:list-item>
        <text:list-item>
          <text:p text:style-name="P99">G. mero méros = parte. ⊃ isomerismo. </text:p>
        </text:list-item>
        <text:list-item>
          <text:p text:style-name="P99"><text:span text:style-name="T3">merso</text:span> -us = quem merge, immerso. </text:p>
        </text:list-item>
        <text:list-item>
          <text:p text:style-name="P99"><text:span text:style-name="T3">merula</text:span> -ŭla | merlo | merle | merle | Amsel. = Zool. « turdus merula ». ⊂ E. ⊃ D. </text:p>
        </text:list-item>
        <text:list-item>
          <text:p text:style-name="P99">G. meso mésos = || medio. ⊃ mesenterio, Mesopotamia. </text:p>
        </text:list-item>
        <text:list-item>
          <text:p text:style-name="P99"><text:span text:style-name="T3">mesenterio</text:span> | -rio | mésentère | -ry | -rium. = membrana que tene intestinos. ⊂ G. -térion. ⊂ mes(o) enter(o) -io. </text:p>
        </text:list-item>
        <text:list-item>
          <text:p text:style-name="P99">—<text:span text:style-name="T3">ico</text:span> -ĭcus | -ico | mésentérique | -ic. </text:p>
        </text:list-item>
        <text:list-item>
          <text:p text:style-name="P99"><text:span text:style-name="T3">mespilo</text:span> -ĭlus -ĭlum (Plinio) | nespolo -a | néflier nèfle | medlar <text:span text:style-name="T5">tree</text:span> | Mispel <text:span text:style-name="T5">baum</text:span>. ⊂ G. mespílē méspilon. = Bot. « mespilus germanica ». </text:p>
        </text:list-item>
        <text:list-item>
          <text:p text:style-name="P99"><text:span text:style-name="T3">messe</text:span> -is | messe | moisson | <text:span text:style-name="T5">harvest</text:span> | <text:span text:style-name="T5">Ernte</text:span>. = segete, grano secato. ⊂ met(e) -te. </text:p>
        </text:list-item>
        <text:list-item>
          <text:p text:style-name="P99"><text:span text:style-name="T3">messo</text:span> -us = quem mete. </text:p>
        </text:list-item>
        <text:list-item>
          <text:p text:style-name="P99"><text:span text:style-name="T3">messore</text:span> -sor | mietitore | moissonneur. = que mete. </text:p>
        </text:list-item>
        <text:list-item>
          <text:p text:style-name="P99"><text:span text:style-name="T3">meta</text:span> -a | -ta | <text:span text:style-name="T5">terme</text:span>, <text:span text:style-name="T5">but</text:span> | -ta, <text:span text:style-name="T5">goal</text:span> | -ta, <text:span text:style-name="T5">Ziel</text:span>. = termino, scopo, fine. </text:p>
        </text:list-item>
        <text:list-item>
          <text:p text:style-name="P99">G. meta metá = trans. ⊃ —morphosi, —phora, —physica, —thesi, <text:soft-page-break/>methodo, metempsychosi, meteoro, metonymia, metopa. </text:p>
        </text:list-item>
        <text:list-item>
          <text:p text:style-name="P99"><text:span text:style-name="T3">metacarpio</text:span> | -po | mé—pe | -pus | -pium. = parte medio de manu. ⊂ G. metacárpion ⊂ meta carpo. </text:p>
        </text:list-item>
        <text:list-item>
          <text:p text:style-name="P99"><text:span text:style-name="T3">metallo</text:span> -um | -allo | métal | -al | -all. ⊂ G. métallon. </text:p>
        </text:list-item>
        <text:list-item>
          <text:p text:style-name="P99">—<text:span text:style-name="T3">ico</text:span> ĭ 100 | -ico | mé—ique | -ic | -isch. ⊂ G. -icós. </text:p>
        </text:list-item>
        <text:list-item>
          <text:p text:style-name="P99">—<text:span text:style-name="T3">ifero</text:span> ĕ 500 | -fero | mé—fère | -ferous. </text:p>
        </text:list-item>
        <text:list-item>
          <text:p text:style-name="P99">—<text:span text:style-name="T3">iza</text:span> | -izzare | mé—iser | -ize | -isieren. </text:p>
        </text:list-item>
        <text:list-item>
          <text:p text:style-name="P99">—<text:span text:style-name="T3">oide</text:span> | -oide | métalloïde | -oid | -oid. = corpore simplice non metallo. </text:p>
        </text:list-item>
        <text:list-item>
          <text:p text:style-name="P99">—<text:span text:style-name="T3">urgo</text:span> | -o | mé—iste | -ist | -ist. = laboratore de metallos. ⊂ G. -ourgós ⊂ metallo erg -o. </text:p>
        </text:list-item>
        <text:list-item>
          <text:p text:style-name="P99">——<text:span text:style-name="T3">ia</text:span> | -ia | mé—ie | -y | -ie. ⊂ G. -ía. </text:p>
        </text:list-item>
        <text:list-item>
          <text:p text:style-name="P99">——<text:span text:style-name="T3">ico</text:span> -ĭcus | -ico | mé—ique | -ic | -isch. </text:p>
        </text:list-item>
        <text:list-item>
          <text:p text:style-name="P99"><text:span text:style-name="T3">metamorphosi</text:span> -ōsis | metamorfosi | mé—se | -sis | -se. = mutatione de forma. ⊂ G. metamórphōsis ⊂ meta morphe [forma]. </text:p>
        </text:list-item>
        <text:list-item>
          <text:p text:style-name="P99"><text:span text:style-name="T3">metaphora</text:span> ŏ 100 | -fora | métaphore | -phor | -pher. = translatione de sensu de vocabulo. ⊂ G. metaphorá ⊂ meta pher(e) -a. </text:p>
        </text:list-item>
        <text:list-item>
          <text:p text:style-name="P99">—<text:span text:style-name="T3">ico</text:span> -ĭcus | -forico | mé—ique | -ic | -isch. </text:p>
        </text:list-item>
        <text:list-item>
          <text:p text:style-name="P99"><text:span text:style-name="T3">metaphysica</text:span> -ĭca | metafisica | mé—ique | -ics | -ik. ⊂ G. « metà tà phusiká », libro de Aristotele, sequente libro de physica. </text:p>
        </text:list-item>
        <text:list-item>
          <text:p text:style-name="P99"><text:span text:style-name="T3">metastasi</text:span> ă | -si | mé—se | -sis | -sis. = transpositione (de morbo). ⊂ G. metástasis ⊂ meta sta -si. </text:p>
        </text:list-item>
        <text:list-item>
          <text:p text:style-name="P99"><text:span text:style-name="T3">metatarso</text:span> | -so | mé—se | -sus | -sus. = parte de pede inter tarso et digitos. ⊂ G. metà tarsós. </text:p>
        </text:list-item>
        <text:list-item>
          <text:p text:style-name="P99"><text:span text:style-name="T3">metathesi</text:span> ĕ | metatesi | métathèse | -sis | -sis. = transpositione (de partes de uno vocabulo). ⊂ G. metáthesis ⊂ meta thesi. </text:p>
        </text:list-item>
        <text:list-item>
          <text:p text:style-name="P99"><text:span text:style-name="T3">METE</text:span> -o | mietere | moissonner | to mow | mähen. ⊃ messo, messe. ⊂ E. mee ⊃ A. mow, D. mähen. </text:p>
        </text:list-item>
        <text:list-item>
          <text:p text:style-name="P99"><text:span text:style-name="T3">metempsychosi</text:span> | -icosi | mé—se | -sis | -sis. ⊂ G. metempsúchōsis ⊂ met(a) en psych(e) -osi. = transmigratione de anima in alio corpore. </text:p>
        </text:list-item>
        <text:list-item>
          <text:p text:style-name="P99"><text:span text:style-name="T3">meteoro</text:span> | -ora | météore | -or | -or. = phænomeno atmosphærico, pluvia, grandine, vento. ⊂ G. -éōron. </text:p>
        </text:list-item>
        <text:list-item>
          <text:p text:style-name="P99">—<text:span text:style-name="T3">ico</text:span> -ĭcus | -ico | météorique | -ic | -isch. </text:p>
        </text:list-item>
        <text:list-item>
          <text:p text:style-name="P99">—<text:span text:style-name="T3">litho</text:span> | -ito | météorite | -ite | -ith. = lapide ex cælo. </text:p>
        </text:list-item>
        <text:list-item>
          <text:p text:style-name="P99">—<text:span text:style-name="T3">logia</text:span> | -gia | mété—gie | -gy | -gie. ⊂ meteōrología. </text:p>
        </text:list-item>
        <text:list-item>
          <text:p text:style-name="P99">—<text:span text:style-name="T3">logico</text:span> -ĭcus | -ico | mété—ique | -ic | -isch. ⊂ G. meteōrologicós. </text:p>
        </text:list-item>
        <text:list-item>
          <text:p text:style-name="P99">—<text:span text:style-name="T3">logo</text:span> ŏ | -go | mété—gue | -gist | -g. ⊂ G. meteōrológos. </text:p>
        </text:list-item>
        <text:list-item>
          <text:p text:style-name="P99"><text:span text:style-name="T3">methodo</text:span> ŏ 400 | metodo | méthode | -od | -ode. = ordine, via, modo. ⊂ G. méthodos ⊂ met(a) hodo [via]. </text:p>
        </text:list-item>
        <text:list-item>
          <text:p text:style-name="P99">—<text:span text:style-name="T3">ico</text:span> ĭ 100 | metodico | mé—ique | -ic | -isch. = ordinato, composito. ⊂ G. -icós. </text:p>
        </text:list-item>
        <text:list-item>
          <text:p text:style-name="P99">G. methy methúō = es ebrio. ⊃ amethysto. </text:p>
        </text:list-item>
        <text:list-item>
          <text:p text:style-name="P99"><text:span text:style-name="T3">METI</text:span> -ior | misurare | mesurer | to mete | messen | H. P. medir. ⊃ menso, mensura, modo?. ⊂ E. mē ⊃ G. me(tro), A. mete, D. messen, R. mje(ra). </text:p>
        </text:list-item>
        <text:list-item>
          <text:p text:style-name="P99"><text:span text:style-name="T3">meticuloso</text:span> (Plauto) | meticoloso | méticuleux | -ous | -ös. = <text:soft-page-break/>accurato, scrupuloso, exacto, cum metu. </text:p>
        </text:list-item>
        <text:list-item>
          <text:p text:style-name="P99"><text:span text:style-name="T3">metonymia</text:span> | metonimia | mé—mie | -my | -mie. = transnominatione (de continente ad contento). ⊂ G. metōnymía. </text:p>
        </text:list-item>
        <text:list-item>
          <text:p text:style-name="P99"><text:span text:style-name="T3">metopa</text:span> ŏ 100 | -pa | métope | -pe | -pen. = intervallo quadrato inter duo triglypho. ⊂ G. metópē ⊂ meta op <text:span text:style-name="T3">ē</text:span> [fenestra]. </text:p>
        </text:list-item>
        <text:list-item>
          <text:p text:style-name="P99"><text:span text:style-name="T3">metrico</text:span> ĭ 100 | -ico | métrique | -ic | -isch. = de metro (mensura lineare et versu). ⊂ G. -icós. </text:p>
        </text:list-item>
        <text:list-item>
          <text:p text:style-name="P99"><text:span text:style-name="T3">metro</text:span> 100 | -tro | mètre | -tre | -ter. = mensura; unitate lineare, æquale ad meridiano terrestre / 40.000.000. ⊃ altimetria, perimetro, centimetro. ⊂ G. métron ⊂ me(te) -tro. </text:p>
        </text:list-item>
        <text:list-item>
          <text:p text:style-name="P99"><text:span text:style-name="T3">metronomo</text:span> ŏ | -omo | mé—ome | -ome | -om. = instrumento que indica tempore musicale [metro]. ⊂ G. metronómos. </text:p>
        </text:list-item>
        <text:list-item>
          <text:p text:style-name="P99"><text:span text:style-name="T3">metropoli</text:span> ŏ | -oli | mé—ole | -olis | -olis. = urbe matre. ⊂ G. mētrópolis ⊂ metr [= || matre] poli [urbe]. </text:p>
        </text:list-item>
        <text:list-item>
          <text:p text:style-name="P99"><text:span text:style-name="T3">metropolita</text:span> | -ita | mé—itain | -itan | -it. = episcopo de metropoli. ⊂ G. mētropolítēs </text:p>
        </text:list-item>
        <text:list-item>
          <text:p text:style-name="P99"><text:span text:style-name="T3">metu</text:span> -us = timore, pavore. ⊃ meticuloso. </text:p>
        </text:list-item>
        <text:list-item>
          <text:p text:style-name="P99">G. mian miaínō = inquina. ⊃ (a)mian(to), miasma. </text:p>
        </text:list-item>
        <text:list-item>
          <text:p text:style-name="P99"><text:span text:style-name="T3">miasma</text:span>(te) | -ma | -me | -ma | -ma. = exalatione pestifero. ⊂ G. míasma ⊂ mian. </text:p>
        </text:list-item>
        <text:list-item>
          <text:p text:style-name="P99">—<text:span text:style-name="T3">tico</text:span> -ĭcus | -tico | -tique | -tic | -tisch. </text:p>
        </text:list-item>
        <text:list-item>
          <text:p text:style-name="P99">mica mīca = parvo re. </text:p>
        </text:list-item>
        <text:list-item>
          <text:p text:style-name="P99"><text:span text:style-name="T3">mica</text:span> mĭco = palpita, scintilla. </text:p>
        </text:list-item>
        <text:list-item>
          <text:p text:style-name="P99">— N | mica | mica | mica | <text:span text:style-name="T5">Glimmer</text:span>. = lapide micante, silico-aluminato de potassio. </text:p>
        </text:list-item>
        <text:list-item>
          <text:p text:style-name="P99"><text:span text:style-name="T3">micro-,</text:span> G. -ós = parvo. </text:p>
        </text:list-item>
        <text:list-item>
          <text:p text:style-name="P99">—<text:span text:style-name="T3">bio</text:span> N | -bio | -be | -be | -bium. = parvo vivente. </text:p>
        </text:list-item>
        <text:list-item>
          <text:p text:style-name="P99">—<text:span text:style-name="T3">cosmo</text:span> | -mo | -me | -m | -mus. = parvo mundo. ⊂ G. micrócosmos. </text:p>
        </text:list-item>
        <text:list-item>
          <text:p text:style-name="P99">—<text:span text:style-name="T3">phono</text:span> | -fono | -phone | -phone | -phon. = instrumento que revela parvo sono [phōne]. </text:p>
        </text:list-item>
        <text:list-item>
          <text:p text:style-name="P99">—<text:span text:style-name="T3">scopia</text:span> | -pia | -pie | -py | -pie. = visione de parvo res. </text:p>
        </text:list-item>
        <text:list-item>
          <text:p text:style-name="P99">—<text:span text:style-name="T3">scopico</text:span> -ĭcus | -ico | -ique | -ic | -isch. </text:p>
        </text:list-item>
        <text:list-item>
          <text:p text:style-name="P99">—<text:span text:style-name="T3">scopio</text:span> | -opio | -ope | -ope | -op. = instrumento pro vide parvo res. </text:p>
        </text:list-item>
        <text:list-item>
          <text:p text:style-name="P99"><text:span text:style-name="T3">migra</text:span> -o | -are | é—er | -ate | -ieren. ⊃ emigra, immigra, transmigra. </text:p>
        </text:list-item>
        <text:list-item>
          <text:p text:style-name="P99">—<text:span text:style-name="T3">tione</text:span> -tio | -zione | -tion | -tion | -tion. </text:p>
        </text:list-item>
        <text:list-item>
          <text:p text:style-name="P99">milia, v. millia </text:p>
        </text:list-item>
        <text:list-item>
          <text:p text:style-name="P99"><text:span text:style-name="T3">milio</text:span> -um | miglio | millet | millet | <text:span text:style-name="T5">Hirse</text:span> | H. mijo, P. milho. = Bot. « panicum miliaceum ». = || G. melínē. </text:p>
        </text:list-item>
        <text:list-item>
          <text:p text:style-name="P99"><text:span text:style-name="T3">milita</text:span> -ĭto | -are | -er | -ate | -ieren. = es milite. </text:p>
        </text:list-item>
        <text:list-item>
          <text:p text:style-name="P99">—<text:span text:style-name="T3">are</text:span> -is | -are | -aire | -ary | -är. = de milite. </text:p>
        </text:list-item>
        <text:list-item>
          <text:p text:style-name="P99"><text:span text:style-name="T3">milite</text:span> miles milĭt- | -ite, <text:span text:style-name="T5">soldato</text:span> | un militaire | -ary, <text:span text:style-name="T5">soldier</text:span> | <text:span text:style-name="T5">Soldat</text:span>. ⊃ militare, militia. </text:p>
        </text:list-item>
        <text:list-item>
          <text:p text:style-name="P99">—<text:span text:style-name="T3">ia</text:span> -ia | -izia | -ice | -itia | -iz. = milites. </text:p>
        </text:list-item>
        <text:list-item>
          <text:p text:style-name="P99"><text:span text:style-name="T3">MILLE</text:span> mille | mille, H. P. mil | mille, mil | <text:span text:style-name="T5">thousand</text:span> | <text:span text:style-name="T5">tausend</text:span>. ⊃ -imetro. </text:p>
        </text:list-item>
        <text:list-item>
          <text:p text:style-name="P99"><text:span text:style-name="T3">millenario</text:span> 400 | -ario | -énaire | -arian. = de mille (anno). </text:p>
        </text:list-item>
        <text:list-item>
          <text:p text:style-name="P99"><text:span text:style-name="T3">millennio</text:span> | -nio | | -nium. = spatio de mille anno. </text:p>
        </text:list-item>
        <text:list-item>
          <text:p text:style-name="P99"><text:soft-page-break/><text:span text:style-name="T3">millesimo</text:span> -ĭmus | -imo | millième | -imal, <text:span text:style-name="T5">thousandth</text:span> | <text:span text:style-name="T5">tausendster</text:span>. ⊃ F. millésime = data de moneta. </text:p>
        </text:list-item>
        <text:list-item>
          <text:p text:style-name="P99"><text:span text:style-name="T3">millia</text:span> (-ia -ium) | miglio | mille | mile | Meile. = mille passu duplo, 1480 metro. </text:p>
        </text:list-item>
        <text:list-item>
          <text:p text:style-name="P99"><text:span text:style-name="T3">milligramma</text:span> | milligramma | -amme | -amme | -amm. = gramma diviso mille. </text:p>
        </text:list-item>
        <text:list-item>
          <text:p text:style-name="P99"><text:span text:style-name="T3">millimetro</text:span> ĕ | -metro | -mètre | -metre | -meter. = metro diviso mille. </text:p>
        </text:list-item>
        <text:list-item>
          <text:p text:style-name="P99"><text:span text:style-name="T3">mimica</text:span> -ĭca | -ica | la mimique | -ic | -ik. = arte mimico. </text:p>
        </text:list-item>
        <text:list-item>
          <text:p text:style-name="P99"><text:span text:style-name="T3">mimico</text:span> -ĭcus | -ico | -ique | -ic | -isch. ⊂ G. -icós. = de mimo. </text:p>
        </text:list-item>
        <text:list-item>
          <text:p text:style-name="P99"><text:span text:style-name="T3">mimo</text:span> -us | -mo | -me | -me | -me. = imitatore, comœdiante. ⊃ mimica, pantomima. ⊂ G. mímos. </text:p>
        </text:list-item>
        <text:list-item>
          <text:p text:style-name="P99"><text:span text:style-name="T3">mimosa</text:span> N | -sa | -sa | -sa | -se. = Bot. « mimosa pudica ». ⊂ mimo. </text:p>
        </text:list-item>
        <text:list-item>
          <text:p text:style-name="P99"><text:span text:style-name="T3">mina</text:span> minor | minacciare | menacer | menace | <text:span text:style-name="T5">drohen</text:span>, menacieren. = nuntia damno que vol fac. ⊂ mine. </text:p>
        </text:list-item>
        <text:list-item>
          <text:p text:style-name="P99">— -o | menare | mener. = duc (equo, per minas). </text:p>
        </text:list-item>
        <text:list-item>
          <text:p text:style-name="P99">mina -a | | mine | mina. ⊂ G. mná, = moneta de 100 drachma, pondere, mensura de capacitate. ⊂ Hebraico « maneh », Aegyptio « mna ». </text:p>
        </text:list-item>
        <text:list-item>
          <text:p text:style-name="P99"><text:span text:style-name="T3">mina</text:span> M | -na, -niera, <text:span text:style-name="T5">cava</text:span> | -ne | -ne | -ne. = fossa pro excava metallos. ⊃ minerale. ⊂ ex Celto. </text:p>
        </text:list-item>
        <text:list-item>
          <text:p text:style-name="P99"><text:span text:style-name="T3">minace</text:span> -nax | -ce, -ccioso | menaçant | -cious. = que mina. </text:p>
        </text:list-item>
        <text:list-item>
          <text:p text:style-name="P99"><text:span text:style-name="T3">minacias</text:span> (Plauto) | minaccia | menace | menace. = ton mina. </text:p>
        </text:list-item>
        <text:list-item>
          <text:p text:style-name="P99"><text:span text:style-name="T3">minas</text:span> (minæ -arum) = minacias. </text:p>
        </text:list-item>
        <text:list-item>
          <text:p text:style-name="P99"><text:span text:style-name="T3">mine</text:span> -eo (Lucretio) = promine, emine. ⊃ immine, minace, monte, mento? </text:p>
        </text:list-item>
        <text:list-item>
          <text:p text:style-name="P99"><text:span text:style-name="T3">minerale</text:span> M | -ale | minerai, minéral | -al | -al. ⊂ mina [fossa]. </text:p>
        </text:list-item>
        <text:list-item>
          <text:p text:style-name="P99"><text:span text:style-name="T3">mineralogia</text:span> N | -gia | miné—gie | -gy | -gie. </text:p>
        </text:list-item>
        <text:list-item>
          <text:p text:style-name="P99"><text:span text:style-name="T3">Minerva</text:span> -a | -va | -ve | -va | -va. = dea de scientia. ⊂ mene. </text:p>
        </text:list-item>
        <text:list-item>
          <text:p text:style-name="P99"><text:span text:style-name="T3">minge</text:span> -o = urina. || R. moc'itisja, S. mih, D. Mist. = fimo. </text:p>
        </text:list-item>
        <text:list-item>
          <text:p text:style-name="P99"><text:span text:style-name="T3">minia</text:span> 100 | -are | | -ate | mennigen. = pinge cum minio. </text:p>
        </text:list-item>
        <text:list-item>
          <text:p text:style-name="P99">—<text:span text:style-name="T3">tura</text:span> | -tura | -ture | -ture | -tur. </text:p>
        </text:list-item>
        <text:list-item>
          <text:p text:style-name="P99"><text:span text:style-name="T3">minimo</text:span> -ĭmus, -ĭmum | -mo | -me, -mum | minim, -mum | -mum. ⊂ min(ue) -imo. </text:p>
        </text:list-item>
        <text:list-item>
          <text:p text:style-name="P99"><text:span text:style-name="T3">minio</text:span> -um | -io | -ium | -ium | Mennig. = oxydo de plumbo. ⊃ minia. </text:p>
        </text:list-item>
        <text:list-item>
          <text:p text:style-name="P99"><text:span text:style-name="T3">ministerio</text:span> -ium | -stero | -stère | -stry | -sterium. = opere, officio de ministro. </text:p>
        </text:list-item>
        <text:list-item>
          <text:p text:style-name="P99">—<text:span text:style-name="T3">iale</text:span> | -iale | ministériel | -ial | -ial. </text:p>
        </text:list-item>
        <text:list-item>
          <text:p text:style-name="P99"><text:span text:style-name="T3">ministro</text:span> -ter | -tro | -tre | -ter | -ter. ⊂ minus -tro, inferiore ad rege. </text:p>
        </text:list-item>
        <text:list-item>
          <text:p text:style-name="P99"><text:span text:style-name="T3">minore</text:span> -nor | -ore | moindre, <text:span text:style-name="T5">plus petit</text:span>, -eur | -or, <text:span text:style-name="T5">smaller</text:span>, <text:span text:style-name="T5">lesser</text:span> | -or, minder. = plus parvo. || minus. </text:p>
        </text:list-item>
        <text:list-item>
          <text:p text:style-name="P99">—<text:span text:style-name="T3">itate</text:span> | -ità | -ité | -ity | -ität. = minore ætate, minore parte. </text:p>
        </text:list-item>
        <text:list-item>
          <text:p text:style-name="P99"><text:span text:style-name="T3">minue</text:span> -o = fac minore, diminue. ⊃ minus, minore, minimo, minuto. ⊂ E. min ⊃ D. mindern, G. minúō. </text:p>
        </text:list-item>
        <text:list-item>
          <text:p text:style-name="P99">—<text:span text:style-name="T3">uendo</text:span> | -uendo | | -uend | -uend. = (numero) que debe es minuto (per subtractione). </text:p>
        </text:list-item>
        <text:list-item>
          <text:p text:style-name="P99"><text:span text:style-name="T3">minus</text:span> -us | meno | moins | <text:span text:style-name="T5">less</text:span>, -us | -us. ⊃ minusculo, minore, <text:soft-page-break/>ministro. </text:p>
        </text:list-item>
        <text:list-item>
          <text:p text:style-name="P99"><text:span text:style-name="T3">minusculo</text:span> -ŭlus | -colo | -cule | <text:span text:style-name="T5">small</text:span>, -cule | -kel. = parvo, minore. ⊂ minus -culo. </text:p>
        </text:list-item>
        <text:list-item>
          <text:p text:style-name="P99"><text:span text:style-name="T3">minuta</text:span> | -to | -te | -te | -te. = parte minuto, hora diviso 60. </text:p>
        </text:list-item>
        <text:list-item>
          <text:p text:style-name="P99"><text:span text:style-name="T3">minutia</text:span> 100 | -zia | -tie | -tia | -tien. = re minuto. </text:p>
        </text:list-item>
        <text:list-item>
          <text:p text:style-name="P99"><text:span text:style-name="T3">minuto</text:span> -us | -uto | -ute, menu, mince | -ute | -ut. = quem minue, breve, parvo, exiguo. </text:p>
        </text:list-item>
        <text:list-item>
          <text:p text:style-name="P99">G. mio meíon = minus. </text:p>
        </text:list-item>
        <text:list-item>
          <text:p text:style-name="P99"><text:span text:style-name="T3">miocæno</text:span> N | -cene | -cène | -cene | -cän. = parte medio de periodo tertiario, in geologia. ⊂ mio [minus] cæno [recente]. </text:p>
        </text:list-item>
        <text:list-item>
          <text:p text:style-name="P99"><text:span text:style-name="T3">mira</text:span> -or | meravigliarsi, ammirare | <text:span text:style-name="T5">s’étonner</text:span>, admirer | <text:span text:style-name="T5">to be astonished</text:span>, to admire | <text:span text:style-name="T5">bewundern</text:span>. = admira, stupe. ⊃ I. mirare, F. mirer = specta, collinea, pete. </text:p>
        </text:list-item>
        <text:list-item>
          <text:p text:style-name="P99">—<text:span text:style-name="T3">bile</text:span> -bĭlis | maraviglosio, mirabile | merveilleux | marvellous | merveillös, mirabel. </text:p>
        </text:list-item>
        <text:list-item>
          <text:p text:style-name="P99">——<text:span text:style-name="T3">ia</text:span> (nom. plur.) | meraviglia | merveille | marvel | -ilien. </text:p>
        </text:list-item>
        <text:list-item>
          <text:p text:style-name="P99">—<text:span text:style-name="T3">culo</text:span> -cŭlum | -colo | -cle | -cle | -kel. = portento, prodigio. </text:p>
        </text:list-item>
        <text:list-item>
          <text:p text:style-name="P99">——<text:span text:style-name="T3">oso</text:span> | -coloso | -eux | -ous | -ös. </text:p>
        </text:list-item>
        <text:list-item>
          <text:p text:style-name="P99"><text:span text:style-name="T3">miro</text:span> -us = mirabile. ⊃ mira. </text:p>
        </text:list-item>
        <text:list-item>
          <text:p text:style-name="P99">—<text:span text:style-name="T3">ifico</text:span> -ifĭcus | -ico | -ique | -icent. = que fac mira. </text:p>
        </text:list-item>
        <text:list-item>
          <text:p text:style-name="P99">G. mis miseín = ode. </text:p>
        </text:list-item>
        <text:list-item>
          <text:p text:style-name="P99"><text:span text:style-name="T3">misanthropo</text:span> | -tropo | -ope | -ope | -op. = inimico de homines. ⊂ G. misánthrōpos ⊂ mis anthropo. </text:p>
        </text:list-item>
        <text:list-item>
          <text:p text:style-name="P99">—<text:span text:style-name="T3">ia</text:span> | -tropia | -pie | -py | -pie. ⊂ G. -ōpia. </text:p>
        </text:list-item>
        <text:list-item>
          <text:p text:style-name="P99">—<text:span text:style-name="T3">ico</text:span> -ĭcus | -tropico | -ique | -ic | -isch. </text:p>
        </text:list-item>
        <text:list-item>
          <text:p text:style-name="P99"><text:span text:style-name="T3">MISCE</text:span> -eo | mescolare, mescere, mischiare | mêler, mélanger | to mix, to meddle | mischen. ⊃ mixto, mixtura. ⊂ E. micsce ⊃ G. mísgō, R. mjeshatï. </text:p>
        </text:list-item>
        <text:list-item>
          <text:p text:style-name="P99">—<text:span text:style-name="T3">ellanea</text:span> (-a, -orum) 300 | -nea | -nées | -ny, -nea | -neen. </text:p>
        </text:list-item>
        <text:list-item>
          <text:p text:style-name="P99">—<text:span text:style-name="T3">ibile</text:span> -ĭlis | -bile | -ble | -ble | -bel. </text:p>
        </text:list-item>
        <text:list-item>
          <text:p text:style-name="P99"><text:span text:style-name="T3">misera</text:span> -ĕror = misere. </text:p>
        </text:list-item>
        <text:list-item>
          <text:p text:style-name="P99">—<text:span text:style-name="T3">bile</text:span> -bĭlis | -bile | misérable | -ble | -bel. = digno de pietate, paupere. </text:p>
        </text:list-item>
        <text:list-item>
          <text:p text:style-name="P99"><text:span text:style-name="T3">misere</text:span> -ĕreor = habe misericordia, compate. </text:p>
        </text:list-item>
        <text:list-item>
          <text:p text:style-name="P99"><text:span text:style-name="T3">miserere</text:span> ( <text:span text:style-name="T5">imperativo latino de</text:span> misere) | -ere | miséréré | -ere | -ere. </text:p>
        </text:list-item>
        <text:list-item>
          <text:p text:style-name="P99"><text:span text:style-name="T3">misero</text:span> -sĕr | -ero | -éreux, -érable | -erable | -erabel. = miserabile, infelice, paupero. ⊃ miseria, misera; A. miser = avaro. </text:p>
        </text:list-item>
        <text:list-item>
          <text:p text:style-name="P99">—<text:span text:style-name="T3">ia</text:span> -ia | -ia | misère | -y | <text:span text:style-name="T5">Elend</text:span>. </text:p>
        </text:list-item>
        <text:list-item>
          <text:p text:style-name="P99"><text:span text:style-name="T3">missione</text:span> -sio | -sione | -sion | -sion | -sion. = ton mitte. </text:p>
        </text:list-item>
        <text:list-item>
          <text:p text:style-name="P99">—<text:span text:style-name="T3">ario</text:span> | -ario | -onnaire | -ary | -är. = misso (religioso). </text:p>
        </text:list-item>
        <text:list-item>
          <text:p text:style-name="P99"><text:span text:style-name="T3">missiva</text:span> | -iva | -ive | -ive | -ive. = epistola, litteras. </text:p>
        </text:list-item>
        <text:list-item>
          <text:p text:style-name="P99"><text:span text:style-name="T3">misso</text:span> -us = quem mitte. ⊃ missione, remisso, sub—, o—, dim—, per—, pro—, trans—. </text:p>
        </text:list-item>
        <text:list-item>
          <text:p text:style-name="P99"><text:span text:style-name="T3">mite</text:span> -is | mite. = dulce, suave, tranquillo, humano, ne nocuo. </text:p>
        </text:list-item>
        <text:list-item>
          <text:p text:style-name="P99">—<text:span text:style-name="T3">iga</text:span> -ĭgo | -are | -er | -ate | -ieren. = redde mite. </text:p>
        </text:list-item>
        <text:list-item>
          <text:p text:style-name="P99">——<text:span text:style-name="T3">tione</text:span> -tio | -zione | -tion | -tion | -tion. </text:p>
        </text:list-item>
        <text:list-item>
          <text:p text:style-name="P99"><text:soft-page-break/>——<text:span text:style-name="T3">tivo</text:span> | -tivo | -tif | -tive | -tiv. </text:p>
        </text:list-item>
        <text:list-item>
          <text:p text:style-name="P99"><text:span text:style-name="T3">mitra</text:span> -a | -tra | -tre | -tre | -tra. ⊂ G. mítra, veste de capite de Persas. </text:p>
        </text:list-item>
        <text:list-item>
          <text:p text:style-name="P99">—<text:span text:style-name="T3">ato</text:span> 100 | -ato | -é | -ed. </text:p>
        </text:list-item>
        <text:list-item>
          <text:p text:style-name="P99"><text:span text:style-name="T3">MITTE</text:span> -o | <text:span text:style-name="T5">mandare</text:span> | <text:span text:style-name="T5">envoyer</text:span> | <text:span text:style-name="T5">to send</text:span> | <text:span text:style-name="T5">senden</text:span>, mittieren. ⊃ ad—, com—, di—, e—, intro—, per—, pro—, sub—, trans—, missione, commissario, compromisso. </text:p>
        </text:list-item>
        <text:list-item>
          <text:p text:style-name="P99">— -o | mettere | mettre. = pone. </text:p>
        </text:list-item>
        <text:list-item>
          <text:p text:style-name="P99">—<text:span text:style-name="T3">nte</text:span> | mittente. = que mitte. </text:p>
        </text:list-item>
        <text:list-item>
          <text:p text:style-name="P99"><text:span text:style-name="T3">mixto</text:span> -us | misto | mixte | mixt | mixtum. = quem misce. </text:p>
        </text:list-item>
        <text:list-item>
          <text:p text:style-name="P99">—<text:span text:style-name="T3">ione</text:span> 100 | mistione | -tion | -tion | -tion. = </text:p>
        </text:list-item>
        <text:list-item>
          <text:p text:style-name="P99">—<text:span text:style-name="T3">ura</text:span> -ura | mistura, <text:span text:style-name="T5">miscuglio</text:span> | -ture | -ture | -tur. </text:p>
        </text:list-item>
        <text:list-item>
          <text:p text:style-name="P99"><text:span text:style-name="T3">mnemonica</text:span> -ĭca (-a, -orum) | -ica | la mnémonique | -ics | -ik. = arte de recorda. ⊂ G. mnēmonic <text:span text:style-name="T3">ē</text:span>. </text:p>
        </text:list-item>
        <text:list-item>
          <text:p text:style-name="P99"><text:span text:style-name="T3">mnemonico</text:span> -ĭcus | -ico | mné—ique | -ic | -isch. = de memoria. ⊂ G. mnēmonicós ⊂ mn <text:span text:style-name="T3">ē</text:span>mōn [memore] ⊂ mene. </text:p>
        </text:list-item>
        <text:list-item>
          <text:p text:style-name="P99"><text:span text:style-name="T3">mnemotechnia</text:span> | -cnica | mné—chnie | -chny. = mnemonica. </text:p>
        </text:list-item>
        <text:list-item>
          <text:p text:style-name="P99"><text:span text:style-name="T3">mobile</text:span> -ĭlis | -ile | -ile | -ile | -il. = mutabile, variabile, ne constante. ⊂ mo(ve) -bile. </text:p>
        </text:list-item>
        <text:list-item>
          <text:p text:style-name="P99">— 300 | -bile | meuble | -vable | -bilien. = re [bono, proprietate] mobile. </text:p>
        </text:list-item>
        <text:list-item>
          <text:p text:style-name="P99">—<text:span text:style-name="T3">ita</text:span> -ĭto = redde mobile, mobiliza. </text:p>
        </text:list-item>
        <text:list-item>
          <text:p text:style-name="P99">—<text:span text:style-name="T3">itate</text:span> -itas | -ità | -ité | -ity | -ität. </text:p>
        </text:list-item>
        <text:list-item>
          <text:p text:style-name="P99">—<text:span text:style-name="T3">iza</text:span> | -itare | -iser | -ize | -isieren. </text:p>
        </text:list-item>
        <text:list-item>
          <text:p text:style-name="P99">—<text:span text:style-name="T3">izatione</text:span> | -itazione | -isation | -ization | -isation. </text:p>
        </text:list-item>
        <text:list-item>
          <text:p text:style-name="P99"><text:span text:style-name="T3">moda</text:span> M | moda | la mode | mode, <text:span text:style-name="T5">fashion</text:span> | Mode. = mores, consuetudine. ⊂ modo. </text:p>
        </text:list-item>
        <text:list-item>
          <text:p text:style-name="P99">—<text:span text:style-name="T3">ale</text:span> | -ale | -al | -al | -al. = de modo. </text:p>
        </text:list-item>
        <text:list-item>
          <text:p text:style-name="P99">——<text:span text:style-name="T3">itate</text:span> | -ità | -ité | -ity | -ität. = modo. </text:p>
        </text:list-item>
        <text:list-item>
          <text:p text:style-name="P99">—<text:span text:style-name="T3">ello</text:span> M | -ello | -èle, moule | -el | -ell. = modulo, forma, exemplare. </text:p>
        </text:list-item>
        <text:list-item>
          <text:p text:style-name="P99">——<text:span text:style-name="T3">a</text:span> M | -ellare | -eler, mouler | -el, mould | -ellieren, moulieren. = da forma, finge, plasma. </text:p>
        </text:list-item>
        <text:list-item>
          <text:p text:style-name="P99"><text:span text:style-name="T3">modera</text:span> -ĕror | -erare | -érer | -erate | -erieren. = da modo [mensura], tene, contine. </text:p>
        </text:list-item>
        <text:list-item>
          <text:p text:style-name="P99">—<text:span text:style-name="T3">tione</text:span> -tio | -zione | modération | -tion | -tion. </text:p>
        </text:list-item>
        <text:list-item>
          <text:p text:style-name="P99">—<text:span text:style-name="T3">to</text:span> -tus | -ato | modéré | -ate | -at. = modesto, temperato, regulato. </text:p>
        </text:list-item>
        <text:list-item>
          <text:p text:style-name="P99">—<text:span text:style-name="T3">tore</text:span> -tor | -tore | modérateur | -tor | -tor. = regulatore. </text:p>
        </text:list-item>
        <text:list-item>
          <text:p text:style-name="P99"><text:span text:style-name="T3">moderno</text:span> 400 | -erno | -erne | -ern | -ern. = novo, hodierno, recente. ⊂ modo. </text:p>
        </text:list-item>
        <text:list-item>
          <text:p text:style-name="P99">—<text:span text:style-name="T3">ismo</text:span> | -ismo | -isme | -ism | -ismus. </text:p>
        </text:list-item>
        <text:list-item>
          <text:p text:style-name="P99">—<text:span text:style-name="T3">ista</text:span> | -ista | -iste | -ist | -ist. </text:p>
        </text:list-item>
        <text:list-item>
          <text:p text:style-name="P99">—<text:span text:style-name="T3">itate</text:span> | -ità | -ité | -ity. </text:p>
        </text:list-item>
        <text:list-item>
          <text:p text:style-name="P99">—<text:span text:style-name="T3">iza</text:span> | -izzare | -iser | -ize | -isieren. </text:p>
        </text:list-item>
        <text:list-item>
          <text:p text:style-name="P99"><text:span text:style-name="T3">modesto</text:span> -us | -esto | -este | -est | -est. = humile, temperato, moderato, pudico. ⊂ modo. </text:p>
        </text:list-item>
        <text:list-item>
          <text:p text:style-name="P99">—<text:span text:style-name="T3">ia</text:span> -ia | -ia | -ie | -y | -ie. </text:p>
        </text:list-item>
        <text:list-item>
          <text:p text:style-name="P99"><text:span text:style-name="T3">modico</text:span> -ĭcus | -ico | -ique | <text:span text:style-name="T5">small</text:span>, -icum | -isch. = moderato, <text:soft-page-break/>modesto, mediocre, parvo. ⊂ modo. </text:p>
        </text:list-item>
        <text:list-item>
          <text:p text:style-name="P99">—<text:span text:style-name="T3">itate</text:span> | -ità | -ité | -ity | -ität. </text:p>
        </text:list-item>
        <text:list-item>
          <text:p text:style-name="P99">modifica -ĭco = meti, da regula, modera, da modo [mensura]. </text:p>
        </text:list-item>
        <text:list-item>
          <text:p text:style-name="P99">— N | -ficare | -fier | -fy | -fizieren. = muta modo. </text:p>
        </text:list-item>
        <text:list-item>
          <text:p text:style-name="P99">—tione 100 = regula, norma. </text:p>
        </text:list-item>
        <text:list-item>
          <text:p text:style-name="P99">—tione N | -zione | -tion | -tion | -tion. = mutatione. </text:p>
        </text:list-item>
        <text:list-item>
          <text:p text:style-name="P99"><text:span text:style-name="T3">modista</text:span> N | -ista | -iste | -iste | -ist. ⊂ mod(a) -ista. </text:p>
        </text:list-item>
        <text:list-item>
          <text:p text:style-name="P99">modo -o = nunc, ab pauco tempore. </text:p>
        </text:list-item>
        <text:list-item>
          <text:p text:style-name="P99"><text:span text:style-name="T3">modo</text:span> -us = mensura, moderatione. ⊃ modulo, modesto, moda, modera. ⊂ E. ⊃ A. mete, D. messen = mete. </text:p>
        </text:list-item>
        <text:list-item>
          <text:p text:style-name="P99">— -us | modo, <text:span text:style-name="T5">maniera</text:span> | mode, <text:span text:style-name="T5">façon</text:span> | mode, mood, <text:span text:style-name="T5">manner</text:span> | Modus, <text:span text:style-name="T5">Art</text:span>. </text:p>
        </text:list-item>
        <text:list-item>
          <text:p text:style-name="P99">— 100 | modo | mode | mood | Modus. = forma grammaticale de verbo. </text:p>
        </text:list-item>
        <text:list-item>
          <text:p text:style-name="P99">—<text:span text:style-name="T3">ula</text:span> -ŭlor | -are | -er | -ate | -ieren. = regula secundo rhythmo [modulo]. </text:p>
        </text:list-item>
        <text:list-item>
          <text:p text:style-name="P99">——<text:span text:style-name="T3">are</text:span> | -are | -aire | -ar | -ar. = de modulo. </text:p>
        </text:list-item>
        <text:list-item>
          <text:p text:style-name="P99">——<text:span text:style-name="T3">tione</text:span> 100 | -zione | -tion | -tion | -tion. </text:p>
        </text:list-item>
        <text:list-item>
          <text:p text:style-name="P99">——<text:span text:style-name="T3">tore</text:span> -tor | -tore | -teur | -tor. = musico. </text:p>
        </text:list-item>
        <text:list-item>
          <text:p text:style-name="P99">—<text:span text:style-name="T3">ulo</text:span> -ŭlus | -ulo, -ello | -èle, -ule, moule | -ule, -ulus, -el | -ul, -ulus, -el. = unitate de mensura, forma. ⊃ modula. ⊂ modo. </text:p>
        </text:list-item>
        <text:list-item>
          <text:p text:style-name="P99"><text:span text:style-name="T3">mœnia</text:span> (-ia, -ium) = || muro (de urbe). ⊃ muni. </text:p>
        </text:list-item>
        <text:list-item>
          <text:p text:style-name="P99"><text:span text:style-name="T3">MOLA</text:span> -a | mola, H. muela, P. mó | meule | mill <text:span text:style-name="T5">stone</text:span> | Mühl <text:span text:style-name="T5">stein</text:span>, Mühle. ⊂ E. mola, mole ⊃ G. múlē, (a)myl(o). </text:p>
        </text:list-item>
        <text:list-item>
          <text:p text:style-name="P99">—<text:span text:style-name="T3">are</text:span> -is | -are | -aire | -ar. = (dente) simile ad mola. </text:p>
        </text:list-item>
        <text:list-item>
          <text:p text:style-name="P99"><text:span text:style-name="T3">mole</text:span> -o | <text:span text:style-name="T5">macinare</text:span> | moudre | to mill | mahlen | H. moler | P. moer. = tere per mola. ⊂ E. mole ⊃ D. mahlen, R. molotï ⊃ A. meal, D. Mehl = farina. </text:p>
        </text:list-item>
        <text:list-item>
          <text:p text:style-name="P99"><text:span text:style-name="T3">mole</text:span> -es | I. H. mole. = magnitudine, congerie, pondere, massa. ⊃ moli, demoli, molesto. </text:p>
        </text:list-item>
        <text:list-item>
          <text:p text:style-name="P99">— -es | molo | môle | mole | Mole. = muro contra fluvio aut mari. </text:p>
        </text:list-item>
        <text:list-item>
          <text:p text:style-name="P99">—<text:span text:style-name="T3">cula</text:span> -ŭla | -cola | molécule | -cule | -cül. = parvo mole. </text:p>
        </text:list-item>
        <text:list-item>
          <text:p text:style-name="P99">——<text:span text:style-name="T3">are</text:span> | -colare | moléculaire | -ar | -ar. </text:p>
        </text:list-item>
        <text:list-item>
          <text:p text:style-name="P99"><text:span text:style-name="T3">molesto</text:span> -us | -esto | | | -est. = importuno, que molesta. ⊂ mole. </text:p>
        </text:list-item>
        <text:list-item>
          <text:p text:style-name="P99">—<text:span text:style-name="T3">a</text:span> 100 | -are | -er | to molest | -ieren. </text:p>
        </text:list-item>
        <text:list-item>
          <text:p text:style-name="P99">—<text:span text:style-name="T3">ia</text:span> -ia | -ia | -ation | -ation | -ie. </text:p>
        </text:list-item>
        <text:list-item>
          <text:p text:style-name="P99"><text:span text:style-name="T3">moli</text:span> -io, -ior = move magno pondere, strue mole, ædifica, anti demoli. </text:p>
        </text:list-item>
        <text:list-item>
          <text:p text:style-name="P99"><text:span text:style-name="T3">molino</text:span> 300 | mulino | moulin | mill | Mühle | H. molino | P. moinho | R. melïnitsa. = mola. </text:p>
        </text:list-item>
        <text:list-item>
          <text:p text:style-name="P99">—<text:span text:style-name="T3">ario</text:span> M | mugnaio | meunier | miller | Müller. = directore de molino. </text:p>
        </text:list-item>
        <text:list-item>
          <text:p text:style-name="P99">molito -ĭtus = quem mole. </text:p>
        </text:list-item>
        <text:list-item>
          <text:p text:style-name="P99">molito -ītus = quem moli. </text:p>
        </text:list-item>
        <text:list-item>
          <text:p text:style-name="P99">molītore -tor = que fac, auctore, que moli. </text:p>
        </text:list-item>
        <text:list-item>
          <text:p text:style-name="P99">molĭtore 400 = molinario, que mole. </text:p>
        </text:list-item>
        <text:list-item>
          <text:p text:style-name="P99"><text:span text:style-name="T3">MOLLE</text:span> -is | molle | mou, mol | <text:span text:style-name="T5">soft</text:span> | <text:span text:style-name="T5">weich</text:span>, moll. ⊃ molli, mollusco. <text:soft-page-break/>= anti duro. </text:p>
        </text:list-item>
        <text:list-item>
          <text:p text:style-name="P99"><text:span text:style-name="T3">molli</text:span> -io | ammollire | amollir | | amollieren. = fac molle. </text:p>
        </text:list-item>
        <text:list-item>
          <text:p text:style-name="P99">—<text:span text:style-name="T3">ifica</text:span> -ĭco | -ficare | -fier | -fy | -ficieren. </text:p>
        </text:list-item>
        <text:list-item>
          <text:p text:style-name="P99">——<text:span text:style-name="T3">tione</text:span> 100 | -zione | -tion | -tion | -tion. </text:p>
        </text:list-item>
        <text:list-item>
          <text:p text:style-name="P99">—<text:span text:style-name="T3">tia</text:span> -a | -ezza | -esse | -ities. = to es molle. </text:p>
        </text:list-item>
        <text:list-item>
          <text:p text:style-name="P99"><text:span text:style-name="T3">mollusco</text:span> 100 = re molle. </text:p>
        </text:list-item>
        <text:list-item>
          <text:p text:style-name="P99">— N | -usco | -usque | -usc | -uske. = animale cum corpore molle, sine osse. </text:p>
        </text:list-item>
        <text:list-item>
          <text:p text:style-name="P99"><text:span text:style-name="T3">momento</text:span> -um | -ento | -ent | -ent | -ent. ⊂ mo(ve) -mento. </text:p>
        </text:list-item>
        <text:list-item>
          <text:p text:style-name="P99">—<text:span text:style-name="T3">aneo</text:span> 100 | -aneo | -ané | -ary | -an. </text:p>
        </text:list-item>
        <text:list-item>
          <text:p text:style-name="P99"><text:span text:style-name="T3">monacho</text:span> ă 300 | monaco | moine | monk | Mönch. ⊂ G. -achós = solitario. ⊂ mono [solo]. </text:p>
        </text:list-item>
        <text:list-item>
          <text:p text:style-name="P99"><text:span text:style-name="T3">monacha</text:span> ă 400 | monaca | <text:span text:style-name="T5">religieuse</text:span> | <text:span text:style-name="T5">nun</text:span> | <text:span text:style-name="T5">Nonne</text:span>. = monacho femina. </text:p>
        </text:list-item>
        <text:list-item>
          <text:p text:style-name="P99">—<text:span text:style-name="T3">ale</text:span> | -cale | -cal | -chal. </text:p>
        </text:list-item>
        <text:list-item>
          <text:p text:style-name="P99"><text:span text:style-name="T3">monade</text:span> ă 100 | -ade | -ade | -ad | -ade. = unitate. ⊂ G. monás monádos ⊂ mono. </text:p>
        </text:list-item>
        <text:list-item>
          <text:p text:style-name="P99"><text:span text:style-name="T3">monarcha</text:span> | -arca | -arque | -arch | -arch. = rege unico. ⊂ G. monárchēs ⊂ mono [solo] arch [impera]. </text:p>
        </text:list-item>
        <text:list-item>
          <text:p text:style-name="P99">—<text:span text:style-name="T3">ia</text:span> | -ia | -ie | -y | -ie. ⊂ G. -ía. </text:p>
        </text:list-item>
        <text:list-item>
          <text:p text:style-name="P99">—<text:span text:style-name="T3">ico</text:span> -ĭcus | -ico | -ique | -ic | -isch. ⊂ G. -icós. </text:p>
        </text:list-item>
        <text:list-item>
          <text:p text:style-name="P99"><text:span text:style-name="T3">monasterio</text:span> 400 | -erio | -ère | -ery | -erium. = conventu, cœnobio. ⊂ G. -t <text:span text:style-name="T3">ē</text:span>rion. ⊂ mono. </text:p>
        </text:list-item>
        <text:list-item>
          <text:p text:style-name="P99"><text:span text:style-name="T3">monastico</text:span> -ĭcus | -ico | -ique | -ic | -isch. ⊂ G. -icós. ⊂ mono. </text:p>
        </text:list-item>
        <text:list-item>
          <text:p text:style-name="P99"><text:span text:style-name="T3">MONE</text:span> -eo | ammonire | <text:span text:style-name="T5">avertir</text:span>, admonester | admonish | mahnen, monieren. = fac mene, suade, horta, consilia. ⊃ admone, monitore, monumento, monstra. </text:p>
        </text:list-item>
        <text:list-item>
          <text:p text:style-name="P99"><text:span text:style-name="T3">moneta</text:span> -ēta | moneta | monnaie, <text:span text:style-name="T5">argent</text:span> | money, mint | Münze. = metallo cum pretio impresso. ⊂ templo de « Junone moneta » (Junone que mone?), in Roma, in anno -268, ubi es officina de moneta. </text:p>
        </text:list-item>
        <text:list-item>
          <text:p text:style-name="P99">—<text:span text:style-name="T3">ario</text:span> | -ario | monétaire | -ary | -al. </text:p>
        </text:list-item>
        <text:list-item>
          <text:p text:style-name="P99"><text:span text:style-name="T3">monito</text:span> -ĭtus = quem mone. </text:p>
        </text:list-item>
        <text:list-item>
          <text:p text:style-name="P99">—<text:span text:style-name="T3">ore</text:span> -or | -ore | -eur | -or | -or. = que mone. </text:p>
        </text:list-item>
        <text:list-item>
          <text:p text:style-name="P99"><text:span text:style-name="T3">mono-,</text:span> G. mónos = unico, solo, uno. ⊃ monacho, monade, monarcha. </text:p>
        </text:list-item>
        <text:list-item>
          <text:p text:style-name="P99">—<text:span text:style-name="T3">chordo</text:span> | -cordo | -corde | -chord | -chord. = instrumento musicale cum uno chorda. </text:p>
        </text:list-item>
        <text:list-item>
          <text:p text:style-name="P99">—<text:span text:style-name="T3">oculo</text:span> ŭ 400 | -olo | -ulaire, <text:span text:style-name="T5">borgne</text:span> | <text:span text:style-name="T5">one-eyed</text:span> | -ulus. = de uno solo oculo. </text:p>
        </text:list-item>
        <text:list-item>
          <text:p text:style-name="P99">—<text:span text:style-name="T3">oculo</text:span> -ŭlus | -colo | -cle | -cle | -kel. = lente pro uno solo oculo. </text:p>
        </text:list-item>
        <text:list-item>
          <text:p text:style-name="P99">——<text:span text:style-name="T3">are</text:span> | -are | -aire | -ar. = (visione, microscopio) pro uno solo oculo. </text:p>
        </text:list-item>
        <text:list-item>
          <text:p text:style-name="P99">—<text:span text:style-name="T3">gamo</text:span> ă 400 | -gamo | -game | -gamous | -gamisch. = que habe uno solo uxore. ⊂ G. monógamos. </text:p>
        </text:list-item>
        <text:list-item>
          <text:p text:style-name="P99">—<text:span text:style-name="T3">grammo</text:span> -us | -amma | -amme | -am | -amm. = ex solo lineas. ⊂ G. monógrammos. </text:p>
        </text:list-item>
        <text:list-item>
          <text:p text:style-name="P99"><text:soft-page-break/>—<text:span text:style-name="T3">graphia</text:span> | -fia | -phie | -phy | -phie. </text:p>
        </text:list-item>
        <text:list-item>
          <text:p text:style-name="P99">—<text:span text:style-name="T3">logo</text:span> -ŏgus | -ogo | -ogue | -ogue | -og. ⊂ G. lógos. </text:p>
        </text:list-item>
        <text:list-item>
          <text:p text:style-name="P99">—<text:span text:style-name="T3">mania</text:span> | -ia | -ie | -ia | -ie. </text:p>
        </text:list-item>
        <text:list-item>
          <text:p text:style-name="P99">—<text:span text:style-name="T3">maniaco</text:span> ă | -aco | -aque | -ac | -isch. </text:p>
        </text:list-item>
        <text:list-item>
          <text:p text:style-name="P99">—<text:span text:style-name="T3">mio</text:span> | -omio | -ôme | -ome | -om. = termino simplice in algebra. ⊂ mono (no)m(en) -io. </text:p>
        </text:list-item>
        <text:list-item>
          <text:p text:style-name="P99">—<text:span text:style-name="T3">polio</text:span> 200 | -olio | -ole | -oly | -ol. = to es solo venditore de uno merce. ⊂ G. monop <text:span text:style-name="T3">ō</text:span>lion ⊂ mono pōle [vende]. </text:p>
        </text:list-item>
        <text:list-item>
          <text:p text:style-name="P99">——<text:span text:style-name="T3">iza</text:span> | -izzare | -iser | -ize | -isieren. </text:p>
        </text:list-item>
        <text:list-item>
          <text:p text:style-name="P99">—<text:span text:style-name="T3">syllabo</text:span> ă 100 | monosillabo | -be | -ble | -bum. = vocabulo de uno syllaba. ⊂ G. monosúllabos. </text:p>
        </text:list-item>
        <text:list-item>
          <text:p text:style-name="P99">—<text:span text:style-name="T3">theismo</text:span> | -teismo | -théisme | -theism | -ismus. = doctrina de deo unico. </text:p>
        </text:list-item>
        <text:list-item>
          <text:p text:style-name="P99">—<text:span text:style-name="T3">theista</text:span> | -teista | -théiste | theist. </text:p>
        </text:list-item>
        <text:list-item>
          <text:p text:style-name="P99">—<text:span text:style-name="T3">tono</text:span> -ŏnus | -no | -ne | -ne | -nisch. = de unico tono. ⊂ G. monotónos. </text:p>
        </text:list-item>
        <text:list-item>
          <text:p text:style-name="P99">——<text:span text:style-name="T3">ia</text:span> | -ia | -ie | -y | -ie. </text:p>
        </text:list-item>
        <text:list-item>
          <text:p text:style-name="P99"><text:span text:style-name="T3">monstra</text:span> -o | mostrare | montrer | <text:span text:style-name="T5">to show</text:span>, (muster) | <text:span text:style-name="T5">zeigen</text:span>, (mustern). = indica, manifesta, ostende. ⊃ demonstra, remonstra. ⊂ mone. </text:p>
        </text:list-item>
        <text:list-item>
          <text:p text:style-name="P99"><text:span text:style-name="T3">monstro</text:span> -um | mostro | -tre | -ter | -trum. = prodigio, portento, deformitate. ⊂ mone. </text:p>
        </text:list-item>
        <text:list-item>
          <text:p text:style-name="P99">—<text:span text:style-name="T3">oso</text:span> -us = </text:p>
        </text:list-item>
        <text:list-item>
          <text:p text:style-name="P99">—<text:span text:style-name="T3">uoso</text:span> -us | mostruoso | -trueux | -truous | -trös. </text:p>
        </text:list-item>
        <text:list-item>
          <text:p text:style-name="P99">——<text:span text:style-name="T3">itate</text:span> | mostruosità | -ité | -ity | Monstrosität. = monstro. </text:p>
        </text:list-item>
        <text:list-item>
          <text:p text:style-name="P99"><text:span text:style-name="T3">MONTE</text:span> mons | I. H. P. monte | mont | mount | <text:span text:style-name="T5">Berg</text:span>. ⊃ (ultra)mont(ano), (pro)mont(orio). ⊂ mine. </text:p>
        </text:list-item>
        <text:list-item>
          <text:p text:style-name="P99"><text:span text:style-name="T3">montano</text:span> -us | montano | | mountain | montan. = de monte. </text:p>
        </text:list-item>
        <text:list-item>
          <text:p text:style-name="P99"><text:span text:style-name="T3">montuoso</text:span> -us | -uoso | -ueux | mountainous. = cum montes. </text:p>
        </text:list-item>
        <text:list-item>
          <text:p text:style-name="P99"><text:span text:style-name="T3">monumento</text:span> -um | -ento | -ent | -ent | -ent. ⊂ mon(e) -u- mento. </text:p>
        </text:list-item>
        <text:list-item>
          <text:p text:style-name="P99">—<text:span text:style-name="T3">ale</text:span> | -ale | -al | -al | -al. </text:p>
        </text:list-item>
        <text:list-item>
          <text:p text:style-name="P99"><text:span text:style-name="T3">mora</text:span> -a | mora, <text:span text:style-name="T5">ritardo</text:span>, remora | <text:span text:style-name="T5">retard</text:span> | <text:span text:style-name="T5">delay</text:span>, remora, moration | <text:span text:style-name="T5">Verzug</text:span>. = dilatione de tempore, pansa, statione. ⊃ moratore, demora. </text:p>
        </text:list-item>
        <text:list-item>
          <text:p text:style-name="P99"><text:span text:style-name="T3">morale</text:span> -is | -ale, la morale | -al, -ale | -al | -al, -alisch. = de mores. </text:p>
        </text:list-item>
        <text:list-item>
          <text:p text:style-name="P99">—<text:span text:style-name="T3">ista</text:span> | -ista | -iste | -ist | -ist. </text:p>
        </text:list-item>
        <text:list-item>
          <text:p text:style-name="P99">—<text:span text:style-name="T3">itate</text:span> 500 | -ità | -ité | -ity | -ität. = mores, verecundia. </text:p>
        </text:list-item>
        <text:list-item>
          <text:p text:style-name="P99">—<text:span text:style-name="T3">iza</text:span> | -izzare | -iser | -ize | -isieren. </text:p>
        </text:list-item>
        <text:list-item>
          <text:p text:style-name="P99">——<text:span text:style-name="T3">tione</text:span> | -izzazione | -isation | -ization | -isation. </text:p>
        </text:list-item>
        <text:list-item>
          <text:p text:style-name="P99"><text:span text:style-name="T3">moratorio</text:span> 300 | -orio | -oire | | -orium. = que produc mora. </text:p>
        </text:list-item>
        <text:list-item>
          <text:p text:style-name="P99"><text:span text:style-name="T3">morbido</text:span> -ĭdus | | -ide | -id. = de morbo. </text:p>
        </text:list-item>
        <text:list-item>
          <text:p text:style-name="P99">— M | -ido | -ide | | -ide. = molle, delicato, lene, tenero. </text:p>
        </text:list-item>
        <text:list-item>
          <text:p text:style-name="P99"><text:span text:style-name="T3">morbifero</text:span> ĕ 500 = </text:p>
        </text:list-item>
        <text:list-item>
          <text:p text:style-name="P99"><text:span text:style-name="T3">morbifico</text:span> ĭ 500 | -ico, -ifero | -ique | -ic, -iferous. = que fac morbo. </text:p>
        </text:list-item>
        <text:list-item>
          <text:p text:style-name="P99"><text:span text:style-name="T3">MORBO</text:span> -us | morbo, <text:span text:style-name="T5">malattia</text:span> | <text:span text:style-name="T5">maladie</text:span> | <text:span text:style-name="T5">illness</text:span>, <text:span text:style-name="T5">malady</text:span> | <text:span text:style-name="T5">Krankheit</text:span>. ⊃ morbido, morbifero. ⊂ mor(e) -bo. </text:p>
        </text:list-item>
        <text:list-item>
          <text:p text:style-name="P99">—<text:span text:style-name="T3">oso</text:span> -ōsus | -oso | | -ose | -ös. </text:p>
        </text:list-item>
        <text:list-item>
          <text:p text:style-name="P99"><text:soft-page-break/>——<text:span text:style-name="T3">itate</text:span> | -ità | | -ity | -ität. </text:p>
        </text:list-item>
        <text:list-item>
          <text:p text:style-name="P99"><text:span text:style-name="T3">MORDE</text:span> -eo | -dere | -dre | <text:span text:style-name="T5">to bite</text:span> | <text:span text:style-name="T5">beissen</text:span>. ⊃ morso, remorde. ⊂ E. ⊃ S. mard. </text:p>
        </text:list-item>
        <text:list-item>
          <text:p text:style-name="P99">—<text:span text:style-name="T3">ace</text:span> -ax | -ace | -ant | -acious. </text:p>
        </text:list-item>
        <text:list-item>
          <text:p text:style-name="P99">——<text:span text:style-name="T3">itate</text:span> 100 | -ità | -ité | -ity | -ität. </text:p>
        </text:list-item>
        <text:list-item>
          <text:p text:style-name="P99">—<text:span text:style-name="T3">ente</text:span> | -ente | -ant | -ant | -ant. </text:p>
        </text:list-item>
        <text:list-item>
          <text:p text:style-name="P99"><text:span text:style-name="T3">MORE</text:span> -ior | -ire | mourir | <text:span text:style-name="T5">to die</text:span> | <text:span text:style-name="T5">sterben</text:span> | H. morir | P. morrer. = decede, peri, expira. ⊃ morte, mortuo, moribundo. ⊂ E. ⊃ A. murder, D. Mord, F. meurtre = occisione, R. (u)mir(atï) = more, S. mar. </text:p>
        </text:list-item>
        <text:list-item>
          <text:p text:style-name="P99">more mos = mos, mores. </text:p>
        </text:list-item>
        <text:list-item>
          <text:p text:style-name="P99"><text:span text:style-name="T3">mores</text:span> ( <text:span text:style-name="T5">nom. plurale de</text:span> mos) = consuetudine, morale, F. moeurs. </text:p>
        </text:list-item>
        <text:list-item>
          <text:p text:style-name="P99"><text:span text:style-name="T3">moribundo</text:span> -us | -ondo | -ond | -und | -undus. = que more. </text:p>
        </text:list-item>
        <text:list-item>
          <text:p text:style-name="P99"><text:span text:style-name="T3">moro</text:span> -um | mora | mûre | mulberry | Maulbeere. = fructu de « morus (alba), rubus (discolor) ». ⊂ G. móron. </text:p>
        </text:list-item>
        <text:list-item>
          <text:p text:style-name="P99">G. morphe morph <text:span text:style-name="T3">ē</text:span> = forma. ⊃ amorpho, anthropomorpho, metamorphosi, polymorpho. </text:p>
        </text:list-item>
        <text:list-item>
          <text:p text:style-name="P99"><text:span text:style-name="T3">Morpheo</text:span> -ēus, -ĕus | Morfeo | -ée | -eus | -eus. = deo de somno. ⊂ G. Morpheús. </text:p>
        </text:list-item>
        <text:list-item>
          <text:p text:style-name="P99"><text:span text:style-name="T3">morphina</text:span> N | morfina | -ine | -ine | -in. = alcaloide ex opio, soporifico. ⊂ Morpheo. </text:p>
        </text:list-item>
        <text:list-item>
          <text:p text:style-name="P99">—<text:span text:style-name="T3">ismo</text:span> | morfinismo | -isme | -ism | -ismus. = intoxicatione ab morphina. </text:p>
        </text:list-item>
        <text:list-item>
          <text:p text:style-name="P99"><text:span text:style-name="T3">morso</text:span> -us = quem morde. </text:p>
        </text:list-item>
        <text:list-item>
          <text:p text:style-name="P99"><text:span text:style-name="T3">morsu</text:span> -us | -icatura, morso | -ure | -ure | <text:span text:style-name="T5">Bisz</text:span>. = ton morde. </text:p>
        </text:list-item>
        <text:list-item>
          <text:p text:style-name="P99"><text:span text:style-name="T3">mortario</text:span> -um | mortajo | mortier | mortar | Mörser. = vase pro pinse, pro tere. </text:p>
        </text:list-item>
        <text:list-item>
          <text:p text:style-name="P99"><text:span text:style-name="T3">MORTE</text:span> mors | morte | mort | <text:span text:style-name="T5">death</text:span> | <text:span text:style-name="T5">Tod, </text:span>(Mord = occisione). = to more. </text:p>
        </text:list-item>
        <text:list-item>
          <text:p text:style-name="P99">—<text:span text:style-name="T3">ale</text:span> -is | -ale | -el | -al | <text:span text:style-name="T5">sterblich</text:span>. = de morte. </text:p>
        </text:list-item>
        <text:list-item>
          <text:p text:style-name="P99">——<text:span text:style-name="T3">itate</text:span> -tas | -ità | -ité | -ity | -ität. </text:p>
        </text:list-item>
        <text:list-item>
          <text:p text:style-name="P99">—<text:span text:style-name="T3">ifero</text:span> -fĕrus | -fero | -fère | -ferous. = que fer morte. </text:p>
        </text:list-item>
        <text:list-item>
          <text:p text:style-name="P99">—<text:span text:style-name="T3">ifica</text:span> -ĭco | -ficare | -fier | -fy | -ficieren. = castiga, reprime, cohibe, afflige. ⊂ mort(e) -i- fac -a. </text:p>
        </text:list-item>
        <text:list-item>
          <text:p text:style-name="P99">——<text:span text:style-name="T3">tione</text:span> | -zione | -tion | -tion | -tion. </text:p>
        </text:list-item>
        <text:list-item>
          <text:p text:style-name="P99">—<text:span text:style-name="T3">uario</text:span> 200 | -uario | -uaire | -uary | -uarium. = de mortuo. </text:p>
        </text:list-item>
        <text:list-item>
          <text:p text:style-name="P99">—<text:span text:style-name="T3">uo</text:span> -us | morto | mort | <text:span text:style-name="T5">dead</text:span> | <text:span text:style-name="T5">toter</text:span>. = que e more. </text:p>
        </text:list-item>
        <text:list-item>
          <text:p text:style-name="P99"><text:span text:style-name="T3">mos</text:span> ( <text:span text:style-name="T5">thema – nominativo</text:span>) = mores, moralitate. </text:p>
        </text:list-item>
        <text:list-item>
          <text:p text:style-name="P99"><text:span text:style-name="T3">moto</text:span> -us = quem move. </text:p>
        </text:list-item>
        <text:list-item>
          <text:p text:style-name="P99"><text:span text:style-name="T3">motu</text:span> -us | movimento, moto | mouvement | movement | <text:span text:style-name="T5">Bewegung</text:span>, Motus. = ton move. </text:p>
        </text:list-item>
        <text:list-item>
          <text:p text:style-name="P99">—<text:span text:style-name="T3">ione</text:span> -tio | -zione | -tion | -tion | -tion. = ton move. </text:p>
        </text:list-item>
        <text:list-item>
          <text:p text:style-name="P99">—<text:span text:style-name="T3">ivo</text:span> | -ivo | -if | -ive | -iv. = causa que move, occasione, argumento. </text:p>
        </text:list-item>
        <text:list-item>
          <text:p text:style-name="P99">—<text:span text:style-name="T3">ore</text:span> 100 | -ore | -eur | -or | -or. = que move. </text:p>
        </text:list-item>
        <text:list-item>
          <text:p text:style-name="P99"><text:span text:style-name="T3">MOVE</text:span> -eo | muovere | mouvoir | to move | -ieren. ⊃ mobile, momento, locomotiva, moto, motu, motione, motore, motivo, ad—, com—, e—, pro—, re—, sub—, muta. </text:p>
        </text:list-item>
        <text:list-item>
          <text:p text:style-name="P99"><text:soft-page-break/><text:span text:style-name="T3">mox</text:span> mox = subito, cito, paulo post, in breve tempore. </text:p>
        </text:list-item>
        <text:list-item>
          <text:p text:style-name="P99"><text:span text:style-name="T3">muco</text:span> -us | muco, moccio | mucus | mucus | Mucus. </text:p>
        </text:list-item>
        <text:list-item>
          <text:p text:style-name="P99">—<text:span text:style-name="T3">ilagine</text:span> -go -gĭn- | -agine | -age | -age | -ago. = muco, succo viscoso. </text:p>
        </text:list-item>
        <text:list-item>
          <text:p text:style-name="P99">——<text:span text:style-name="T3">oso</text:span> | -oso | -eux | -ous | -ös. </text:p>
        </text:list-item>
        <text:list-item>
          <text:p text:style-name="P99">—<text:span text:style-name="T3">oso</text:span> 100 | moccioso, mucoso | muqueux | mucous | mucös. = viscoso, glutinoso. </text:p>
        </text:list-item>
        <text:list-item>
          <text:p text:style-name="P99">——<text:span text:style-name="T3">itate</text:span> | -ità | -ité | -ity. </text:p>
        </text:list-item>
        <text:list-item>
          <text:p text:style-name="P99"><text:span text:style-name="T3">mugi</text:span> -io | muggire | mugir | <text:span text:style-name="T5">to low</text:span> (mugient) | <text:span text:style-name="T5">brüllen</text:span>. = fac voce de bove. </text:p>
        </text:list-item>
        <text:list-item>
          <text:p text:style-name="P99">mulcta -a = multa. </text:p>
        </text:list-item>
        <text:list-item>
          <text:p text:style-name="P99"><text:span text:style-name="T3">mulcto</text:span> -us = quem mulge. </text:p>
        </text:list-item>
        <text:list-item>
          <text:p text:style-name="P99"><text:span text:style-name="T3">MULGE</text:span> -eo | mungere | <text:span text:style-name="T5">traire</text:span> | to milk | melken | H. mulger | P. mungir. ⊃ mulcto, emulge. ⊂ E. melg ⊃ A. milk, D. Milch = lacte. </text:p>
        </text:list-item>
        <text:list-item>
          <text:p text:style-name="P99"><text:span text:style-name="T3">muliebre</text:span> -ĕbris | -ebre | -èbre. = de muliere. </text:p>
        </text:list-item>
        <text:list-item>
          <text:p text:style-name="P99">—<text:span text:style-name="T3">itate</text:span> 300 | | | -ity | -ität. = statu de muliere. </text:p>
        </text:list-item>
        <text:list-item>
          <text:p text:style-name="P99"><text:span text:style-name="T3">muliere</text:span> -liĕr | moglie | <text:span text:style-name="T5">femme</text:span> | <text:span text:style-name="T5">woman</text:span>, <text:span text:style-name="T5">wife</text:span> | <text:span text:style-name="T5">Weib</text:span>. = uxore, femina, domina, sponsa. ⊃ muliebre. </text:p>
        </text:list-item>
        <text:list-item>
          <text:p text:style-name="P99"><text:span text:style-name="T3">mulo</text:span> -us | mulo | mulet | mule | Maul(esel). = Zool. « equus mulus ». </text:p>
        </text:list-item>
        <text:list-item>
          <text:p text:style-name="P99"><text:span text:style-name="T3">multa</text:span> -a, <text:span text:style-name="T3">mulcta</text:span> | multa | <text:span text:style-name="T5">amende</text:span> | mulct. = pœna ex pecunia. </text:p>
        </text:list-item>
        <text:list-item>
          <text:p text:style-name="P99"><text:span text:style-name="T3">multa</text:span> -o | multare | mulcter | to mulct | multieren. </text:p>
        </text:list-item>
        <text:list-item>
          <text:p text:style-name="P99"><text:span text:style-name="T3">MULTO</text:span> -us | molto | <text:span text:style-name="T5">beaucoup</text:span>, moult | <text:span text:style-name="T5">much</text:span> | <text:span text:style-name="T5">viel</text:span> | H. mucho | P. muito. </text:p>
        </text:list-item>
        <text:list-item>
          <text:p text:style-name="P99">—<text:span text:style-name="T3">iforme</text:span> -is | -forme | -forme | -form | -form. = ex multo forma, vario, polymorpho. </text:p>
        </text:list-item>
        <text:list-item>
          <text:p text:style-name="P99">—<text:span text:style-name="T3">iplica</text:span> -ĭco | moltiplicare | -iplier | -iply | -icieren. </text:p>
        </text:list-item>
        <text:list-item>
          <text:p text:style-name="P99">——<text:span text:style-name="T3">ndo</text:span> | mo—ndo | -nde | -nd | -nd. </text:p>
        </text:list-item>
        <text:list-item>
          <text:p text:style-name="P99">——<text:span text:style-name="T3">tione</text:span> 100 | mo—zione | -tion | -tion | -tion. </text:p>
        </text:list-item>
        <text:list-item>
          <text:p text:style-name="P99">——<text:span text:style-name="T3">tivo</text:span> | mo—tivo | -tif | -tive | -tiv. </text:p>
        </text:list-item>
        <text:list-item>
          <text:p text:style-name="P99">——<text:span text:style-name="T3">tore</text:span> 500 | mo—tore | -teur | -tor, multiplier | -tor. </text:p>
        </text:list-item>
        <text:list-item>
          <text:p text:style-name="P99">—<text:span text:style-name="T3">iplice</text:span> -plex -plĭc- | molteplice | -iple | -iplex, -iple | <text:span text:style-name="T5">wielfach</text:span>. ⊂ mult(o) -i- plic(a) -e. </text:p>
        </text:list-item>
        <text:list-item>
          <text:p text:style-name="P99">——<text:span text:style-name="T3">itate</text:span> | -ità | -ité | -ity | -ität. </text:p>
        </text:list-item>
        <text:list-item>
          <text:p text:style-name="P99">—<text:span text:style-name="T3">iplo</text:span> ĭ | -iplo | -iple | -iple | -iplum. = multiplice. ⊂ mult(o) -i- pl(e) -o. </text:p>
        </text:list-item>
        <text:list-item>
          <text:p text:style-name="P99">—<text:span text:style-name="T3">itudine</text:span> -do -dĭn- | moltitudine | -de | -de | <text:span text:style-name="T5">Menge</text:span>. = populo, quantitate, magno numero. </text:p>
        </text:list-item>
        <text:list-item>
          <text:p text:style-name="P99"><text:span text:style-name="T3">munda</text:span> 100 | mondare | monder | | mundieren. = fac mundo, emunda, purga, deterge, lustra. </text:p>
        </text:list-item>
        <text:list-item>
          <text:p text:style-name="P99"><text:span text:style-name="T3">mundo</text:span> -us | mondo | <text:span text:style-name="T5">pure</text:span> | <text:span text:style-name="T5">pure</text:span> | <text:span text:style-name="T5">rein</text:span>. = polito, pulcro, puro. ⊃ immundo, munda. </text:p>
        </text:list-item>
        <text:list-item>
          <text:p text:style-name="P99">— -us | mondo | monde | <text:span text:style-name="T5">world</text:span> | <text:span text:style-name="T5">Welt</text:span>. = terra, universo, cosmo. </text:p>
        </text:list-item>
        <text:list-item>
          <text:p text:style-name="P99">— M | mondo | monde | monde. = gente, populo, homines, societate. </text:p>
        </text:list-item>
        <text:list-item>
          <text:p text:style-name="P99">—<text:span text:style-name="T3">ano</text:span> -us = (habitante) de mundo, cosmopolita. </text:p>
        </text:list-item>
        <text:list-item>
          <text:p text:style-name="P99">—— 400 | mondano | mondain | -ane | -an. = qui frequenta gente. </text:p>
        </text:list-item>
        <text:list-item>
          <text:p text:style-name="P99"><text:span text:style-name="T3">mune</text:span> (-ia -ium) = obligatione, officio. ⊃ munere, municipio, <text:soft-page-break/>munifico, commune, immune. </text:p>
        </text:list-item>
        <text:list-item>
          <text:p text:style-name="P99">mune -is (Plauto) = obligante, grato. </text:p>
        </text:list-item>
        <text:list-item>
          <text:p text:style-name="P99"><text:span text:style-name="T3">munere</text:span> munus -nĕr- = servitio, officio, debito, gratia, dono. </text:p>
        </text:list-item>
        <text:list-item>
          <text:p text:style-name="P99"><text:span text:style-name="T3">municipio</text:span> -ium | -io | -e | -cipality | -ium. ⊂ mune cape -io. </text:p>
        </text:list-item>
        <text:list-item>
          <text:p text:style-name="P99">—<text:span text:style-name="T3">ale</text:span> -is | -ale | -al | -al | -al. </text:p>
        </text:list-item>
        <text:list-item>
          <text:p text:style-name="P99">—<text:span text:style-name="T3">itate</text:span> | -ità | -ité | -ity | -ität. = municipio. </text:p>
        </text:list-item>
        <text:list-item>
          <text:p text:style-name="P99"><text:span text:style-name="T3">munifico</text:span> -ĭcus | -icente, -ico | -icent, -ique | -icent. = qui fac mune, liberale, generoso. </text:p>
        </text:list-item>
        <text:list-item>
          <text:p text:style-name="P99">—<text:span text:style-name="T3">entia</text:span> -ia | -enza | -ence | -ence | -enz. </text:p>
        </text:list-item>
        <text:list-item>
          <text:p text:style-name="P99"><text:span text:style-name="T3">muni</text:span> -io | -ire | -ir | -ite | -ieren. = fac muro (mœnia), fortifica urbe, tue, teje. ⊃ præmuni. </text:p>
        </text:list-item>
        <text:list-item>
          <text:p text:style-name="P99">—<text:span text:style-name="T3">tione</text:span> -tio = fortificatione. </text:p>
        </text:list-item>
        <text:list-item>
          <text:p text:style-name="P99">—— M | -zione | -tion | -tion | -tion. = provisione de arma et cibaria. </text:p>
        </text:list-item>
        <text:list-item>
          <text:p text:style-name="P99"><text:span text:style-name="T3">murale</text:span> -is | -ale | -al | -al. = de muro. </text:p>
        </text:list-item>
        <text:list-item>
          <text:p text:style-name="P99"><text:span text:style-name="T3">mure</text:span> mus | <text:span text:style-name="T5">topo</text:span> (mus <text:span text:style-name="T5">aragno</text:span>) | <text:span text:style-name="T5">souris</text:span> (mus <text:span text:style-name="T5">araigne</text:span>) | mouse | Maus. = Zool. « mus musculus ». ⊃ musculo. ⊂ E. mus. ⊃ A., D., G. mûs, myosotis, R. mushï, S. mush. </text:p>
        </text:list-item>
        <text:list-item>
          <text:p text:style-name="P99"><text:span text:style-name="T3">MURO</text:span> -us | muro | mur, muraille | <text:span text:style-name="T5">wall</text:span> | Mauer. ⊃ murale. </text:p>
        </text:list-item>
        <text:list-item>
          <text:p text:style-name="P99"><text:span text:style-name="T3">murmura</text:span> -ŭro | mormorare | -urer | -ur | murmeln. = fac murmure. </text:p>
        </text:list-item>
        <text:list-item>
          <text:p text:style-name="P99">—<text:span text:style-name="T3">tione</text:span> 100 = </text:p>
        </text:list-item>
        <text:list-item>
          <text:p text:style-name="P99"><text:span text:style-name="T3">murmure</text:span> -mŭr | mormorio | -ure, <text:span text:style-name="T5">bruit</text:span> | -ur | -ur, Gemurmel. = rumore de rivo. </text:p>
        </text:list-item>
        <text:list-item>
          <text:p text:style-name="P99"><text:span text:style-name="T3">musa</text:span> -a | musa | muse | muse | Muse. ⊂ G. moûsa = dea de musica. </text:p>
        </text:list-item>
        <text:list-item>
          <text:p text:style-name="P99"><text:span text:style-name="T3">musca</text:span> -a | mosca | mouche | <text:span text:style-name="T5">fly</text:span> (mosqu <text:span text:style-name="T5">ito</text:span>) | <text:span text:style-name="T5">Fliege</text:span>. = Zool. « musca domestica ». ⊂ E. musia ⊃ G. muîa, myiskē, R. mucha. </text:p>
        </text:list-item>
        <text:list-item>
          <text:p text:style-name="P99"><text:span text:style-name="T3">musco</text:span> -us | musco | la mousse | moss | Moos. = vegetale cryptogamo unicellulare. ⊂ E. ⊃ A. D., R. moch. </text:p>
        </text:list-item>
        <text:list-item>
          <text:p text:style-name="P99"><text:span text:style-name="T3">musco</text:span> 400 | muschio | musc | musk | Moschus. = substantia odorante, ex glandulas de animales. ⊂ G. móschos. ⊂ Persiano. </text:p>
        </text:list-item>
        <text:list-item>
          <text:p text:style-name="P99"><text:span text:style-name="T3">musculo</text:span> ŭ 100 | muscolo | muscle | muscle | Muskel. ⊂ </text:p>
        </text:list-item>
        <text:list-item>
          <text:p text:style-name="P99">— -ŭlus = parvo mus. </text:p>
        </text:list-item>
        <text:list-item>
          <text:p text:style-name="P99">—<text:span text:style-name="T3">are</text:span> | muscolare | -aire | -ar | -ar. </text:p>
        </text:list-item>
        <text:list-item>
          <text:p text:style-name="P99">—<text:span text:style-name="T3">oso</text:span> 100 | muscoloso | -eux, musclé | -ous | -ös. </text:p>
        </text:list-item>
        <text:list-item>
          <text:p text:style-name="P99"><text:span text:style-name="T3">museo</text:span> -ēum | -eo | -ée | -eum | -eum. ⊂ G. mouseîon. = loco sacro ad musas. </text:p>
        </text:list-item>
        <text:list-item>
          <text:p text:style-name="P99"><text:span text:style-name="T3">musica</text:span> -ĭca | -ica | -ique | -ic | -ik. ⊂ G. mousic <text:span text:style-name="T3">ē</text:span>. = arte de musas. </text:p>
        </text:list-item>
        <text:list-item>
          <text:p text:style-name="P99">—<text:span text:style-name="T3">ale</text:span> | -ale | -al | -al | -alisch. </text:p>
        </text:list-item>
        <text:list-item>
          <text:p text:style-name="P99"><text:span text:style-name="T3">musico</text:span> -ĭcus | -icista, -ico, -icale | -icien, -ical | -ician, -ical | -iker, -ikalisch. ⊂ G. -icós. = qui cole musica, relativo ad musica. </text:p>
        </text:list-item>
        <text:list-item>
          <text:p text:style-name="P99"><text:span text:style-name="T3">musto</text:span> -um | mosto | moût | must | Most. = vino non fermentato. </text:p>
        </text:list-item>
        <text:list-item>
          <text:p text:style-name="P99"><text:span text:style-name="T3">MUTA</text:span> -o | mutare, H. P. mudar | <text:span text:style-name="T5">changer</text:span>, <text:span text:style-name="T5">re</text:span>muer | <text:span text:style-name="T5">change</text:span> | <text:span text:style-name="T5">wechseln</text:span>. = varia, renova, cambia. ⊃ com—, per—, trans—, mutuo. ⊂ mo(ve) -ta. </text:p>
        </text:list-item>
        <text:list-item>
          <text:p text:style-name="P99">— M | | muer | moult | mausern. = muta penna, pilo. </text:p>
        </text:list-item>
        <text:list-item>
          <text:p text:style-name="P99">—<text:span text:style-name="T3">bile</text:span> -bĭlis | -bile | muable | -ble | -bel. = mobile. </text:p>
        </text:list-item>
        <text:list-item>
          <text:p text:style-name="P99">——<text:span text:style-name="T3">itate</text:span> -itas | -ità | -ité | -ity | -ität. </text:p>
        </text:list-item>
        <text:list-item>
          <text:p text:style-name="P99">—<text:span text:style-name="T3">tione</text:span> -tio | -zione | -tion | -tion | -tion. </text:p>
        </text:list-item>
        <text:list-item>
          <text:p text:style-name="P99"><text:soft-page-break/><text:span text:style-name="T3">mutila</text:span> -ĭlo | -are, mozzare | -er, émousser | -ate | -ieren. = redde mutilo. </text:p>
        </text:list-item>
        <text:list-item>
          <text:p text:style-name="P99">—<text:span text:style-name="T3">tione</text:span> -tio | -zione | -tion | -tion | -tion. </text:p>
        </text:list-item>
        <text:list-item>
          <text:p text:style-name="P99"><text:span text:style-name="T3">mutilo</text:span> -ĭlus | mutilo, mozzo | mousse. = mutilato. </text:p>
        </text:list-item>
        <text:list-item>
          <text:p text:style-name="P99"><text:span text:style-name="T3">muto</text:span> -us | muto | muet | mute, <text:span text:style-name="T5">dumb</text:span> | <text:span text:style-name="T5">stumm</text:span>. = silente. || G. my. </text:p>
        </text:list-item>
        <text:list-item>
          <text:p text:style-name="P99">—<text:span text:style-name="T3">ismo</text:span> | -ismo | -isme | -ism | -ismus. </text:p>
        </text:list-item>
        <text:list-item>
          <text:p text:style-name="P99"><text:span text:style-name="T3">mutua</text:span> -or | -are | <text:span text:style-name="T5">emprunter</text:span> | <text:span text:style-name="T5">borrow</text:span> | <text:span text:style-name="T5">borgen</text:span>. = sume in mutuo. </text:p>
        </text:list-item>
        <text:list-item>
          <text:p text:style-name="P99">—<text:span text:style-name="T3">tione</text:span> -tio | il mutuo | <text:span text:style-name="T5">emprunt</text:span> | mutuation | Mutuation, Mutuum. </text:p>
        </text:list-item>
        <text:list-item>
          <text:p text:style-name="P99"><text:span text:style-name="T3">mutuo</text:span> -uus | -uo | -uel | -ual | -uell, -ual. ⊂ mut(a) -uo. </text:p>
        </text:list-item>
        <text:list-item>
          <text:p text:style-name="P99">— -um = mutuatione. </text:p>
        </text:list-item>
        <text:list-item>
          <text:p text:style-name="P99">—<text:span text:style-name="T3">ualitate</text:span> | -ità | -ité | -ity | -ität. </text:p>
        </text:list-item>
        <text:list-item>
          <text:p text:style-name="P99">G. my, múō = tace, obstrue, claude. ⊃ mysterio, mystico, myope. || L. muto. </text:p>
        </text:list-item>
        <text:list-item>
          <text:p text:style-name="P99">G. myle, múlē = || mola. ⊃ amylo. </text:p>
        </text:list-item>
        <text:list-item>
          <text:p text:style-name="P99"><text:span text:style-name="T3">myope</text:span> 300 | miope | -ope | -ope | -ops. = cum visione breve. ⊂ G. múōps múōpos = qui claude [my] oculos [op]. </text:p>
        </text:list-item>
        <text:list-item>
          <text:p text:style-name="P99">—<text:span text:style-name="T3">ia</text:span> | miopia | -ie | -y | -ie. </text:p>
        </text:list-item>
        <text:list-item>
          <text:p text:style-name="P99"><text:span text:style-name="T3">myria-,</text:span> G. múrioi múria = decem mille. </text:p>
        </text:list-item>
        <text:list-item>
          <text:p text:style-name="P99">—<text:span text:style-name="T3">de</text:span> ă | miriade | -ade | -ad | -ade. = decem mille. ⊂ G. muriás. </text:p>
        </text:list-item>
        <text:list-item>
          <text:p text:style-name="P99">—<text:span text:style-name="T3">gramma</text:span> | miriagramma | -amme | -am | -amm. </text:p>
        </text:list-item>
        <text:list-item>
          <text:p text:style-name="P99">—<text:span text:style-name="T3">metro</text:span> ĕ | miriametro | -mètre | -meter | -meter. </text:p>
        </text:list-item>
        <text:list-item>
          <text:p text:style-name="P99"><text:span text:style-name="T3">myrrha</text:span> 400 | I. H. mirra | myrrhe | myrrh | Myrrha. = substantia odorante ex « balsamodendron myrrha ». ⊂ G. múrra. </text:p>
        </text:list-item>
        <text:list-item>
          <text:p text:style-name="P99"><text:span text:style-name="T3">myrto</text:span> -us | mirto | myrte | myrtle | Myrte. = Bot. « myrtus communis ». ⊂ G. múrtos. </text:p>
        </text:list-item>
        <text:list-item>
          <text:p text:style-name="P99"><text:span text:style-name="T3">mysterio</text:span> -ium | mistero | -ère | -ery | -erium. ⊂ G. must <text:span text:style-name="T3">ē</text:span>rion ⊂ my. </text:p>
        </text:list-item>
        <text:list-item>
          <text:p text:style-name="P99">—<text:span text:style-name="T3">ioso</text:span> | mi—ioso | -érieux | -ious | -iös. </text:p>
        </text:list-item>
        <text:list-item>
          <text:p text:style-name="P99"><text:span text:style-name="T3">mystico</text:span> ĭ 100 | mistico | -ique | -ic | -isch. ⊂ G. musticós ⊂ my. </text:p>
        </text:list-item>
        <text:list-item>
          <text:p text:style-name="P99">—<text:span text:style-name="T3">ismo</text:span> | misticismo | -isme | -ism | -ismus. </text:p>
        </text:list-item>
        <text:list-item>
          <text:p text:style-name="P99"><text:span text:style-name="T3">mytho</text:span> | mito | mythe | myth | Mythe. = fabula. ⊂ G. mûthos. </text:p>
        </text:list-item>
        <text:list-item>
          <text:p text:style-name="P99">—<text:span text:style-name="T3">ico</text:span> ĭ 100 | mitico | -ique | -ic | -isch. ⊂ G. -icós. </text:p>
        </text:list-item>
        <text:list-item>
          <text:p text:style-name="P99">—<text:span text:style-name="T3">logia</text:span> | mitologia | -ie | -y | -ie. ⊂ G. -ía. </text:p>
        </text:list-item>
        <text:list-item>
          <text:p text:style-name="P48">—<text:span text:style-name="T3">logico</text:span> -ĭcus | mitologico | -ique | -ic | -isch. ⊂ G. -icós. </text:p>
        </text:list-item>
      </text:list>
      <text:p text:style-name="Text_20_body"><text:span text:style-name="T3">N</text:span> </text:p>
      <text:list xml:id="list4038260279" text:style-name="L40">
        <text:list-item>
          <text:p text:style-name="P100"><text:span text:style-name="T3">na</text:span> no = nata. = || G. néō. ⊃ nata, nave, natrice. </text:p>
        </text:list-item>
        <text:list-item>
          <text:p text:style-name="P100"><text:span text:style-name="T3">naiade</text:span> naias -aiăd-| naiade | naïade | naiad | Najade. = nympha de aqua, specie de planta. ⊂ G. Naïás. </text:p>
        </text:list-item>
        <text:list-item>
          <text:p text:style-name="P100"><text:span text:style-name="T3">NAM</text:span> nam | <text:span text:style-name="T5">poichè</text:span>, <text:span text:style-name="T5">giacchè</text:span> | <text:span text:style-name="T5">car</text:span> | <text:span text:style-name="T5">for</text:span>, <text:span text:style-name="T5">because</text:span> | <text:span text:style-name="T5">denn</text:span>. = in vero, in facto. </text:p>
        </text:list-item>
        <text:list-item>
          <text:p text:style-name="P100"><text:span text:style-name="T3">nano</text:span> -us | nano | nain | <text:span text:style-name="T5">dwarf</text:span> | <text:span text:style-name="T5">Zwerg</text:span>. = parvo homine. ⊂ G. nános. </text:p>
        </text:list-item>
        <text:list-item>
          <text:p text:style-name="P100"><text:span text:style-name="T3">naphtha</text:span> 100 | nafta | -te | -tha | -tha. ⊂ G. náphtha. </text:p>
        </text:list-item>
        <text:list-item>
          <text:p text:style-name="P100">—<text:span text:style-name="T3">lina</text:span> N | naftalina | -taline | -line | -lin. = carburo de hydrogenio, cum formula C <text:span text:style-name="T8">10</text:span> H <text:span text:style-name="T8">8</text:span>, tracto in 1820 ex naphtha. </text:p>
        </text:list-item>
        <text:list-item>
          <text:p text:style-name="P100">G. narce nárcē = torpore. ⊃ narcisso, narcosi, narcotico. </text:p>
        </text:list-item>
        <text:list-item>
          <text:p text:style-name="P100"><text:span text:style-name="T3">narcisso</text:span> -us | -iso | -isse | -issus | -isse. = Bot. « narcissus poeticus <text:soft-page-break/>», flore narcotico. ⊂ G. nárcissos. ⊂ narce. </text:p>
        </text:list-item>
        <text:list-item>
          <text:p text:style-name="P100"><text:span text:style-name="T3">narcosi</text:span> | -osi | -ose | -osis | -osis. = sopore producto ab narcotico. ⊂ G. nárcōsis ⊂ narce. </text:p>
        </text:list-item>
        <text:list-item>
          <text:p text:style-name="P100"><text:span text:style-name="T3">narcotico</text:span> -ĭcus | -ico | -ique | -ic | -isch. = que sope. Narcotico uso in medicina es « codeina, lactuca virosa, morphina, opio, jusquiamo, arnica, digitale, tabaco ». ⊂ G. narcōticós ⊂ narce. </text:p>
        </text:list-item>
        <text:list-item>
          <text:p text:style-name="P100"><text:span text:style-name="T3">narcotiza</text:span> | -izzare | -iser | -ic | -isieren. = da narcotico. </text:p>
        </text:list-item>
        <text:list-item>
          <text:p text:style-name="P100"><text:span text:style-name="T3">nardo</text:span> -us | nardo | nard | nard | Narde. = substantia odorante ex « nardostachys Jatamansi ». ⊂ G. nárdos. </text:p>
        </text:list-item>
        <text:list-item>
          <text:p text:style-name="P100"><text:span text:style-name="T3">nare</text:span> -is | nar <text:span text:style-name="T5">ice</text:span> | nar <text:span text:style-name="T5">ine</text:span> | nost <text:span text:style-name="T5">ril</text:span> | Nüstern | H. nares, nar <text:span text:style-name="T5">iz</text:span> = naso. = apertura de naso. </text:p>
        </text:list-item>
        <text:list-item>
          <text:p text:style-name="P100"><text:span text:style-name="T3">narra</text:span> -o | -are | -er | -ate | enarrieren. = dic, recita, expone, refer. ⊂ gno. </text:p>
        </text:list-item>
        <text:list-item>
          <text:p text:style-name="P100">—<text:span text:style-name="T3">tione</text:span> -tio | -zione | -tion | -tion | -tion. </text:p>
        </text:list-item>
        <text:list-item>
          <text:p text:style-name="P100">—<text:span text:style-name="T3">tivo</text:span> | -tivo | -tif | -tive | -tiv. </text:p>
        </text:list-item>
        <text:list-item>
          <text:p text:style-name="P100">—<text:span text:style-name="T3">tore</text:span> -tor | -tore | -teur | -tor | -tor. </text:p>
        </text:list-item>
        <text:list-item>
          <text:p text:style-name="P100"><text:span text:style-name="T3">nasale</text:span> | -ale | -al | -al | -al. = de naso. </text:p>
        </text:list-item>
        <text:list-item>
          <text:p text:style-name="P100"><text:span text:style-name="T3">NASCE</text:span> -or | -ere | naître | <text:span text:style-name="T5">to be born</text:span> | <text:span text:style-name="T5">geboren werden</text:span>. ⊃ nato, cognato. ⊂ (ge)n(e) -a -sce. </text:p>
        </text:list-item>
        <text:list-item>
          <text:p text:style-name="P100">—<text:span text:style-name="T3">nte</text:span> -ns | -nte | naissant | -nt | -nt. </text:p>
        </text:list-item>
        <text:list-item>
          <text:p text:style-name="P100">—<text:span text:style-name="T3">ntia</text:span> 100 | -nta | naissance | -ncy | -nz. </text:p>
        </text:list-item>
        <text:list-item>
          <text:p text:style-name="P100"><text:span text:style-name="T3">NASO</text:span> -us | naso | nez | nose | Nase. ⊃ nasale, nare. ⊂ E. ⊃ A., D., R. nos, S. nāsa. </text:p>
        </text:list-item>
        <text:list-item>
          <text:p text:style-name="P100"><text:span text:style-name="T3">nassa</text:span> -a | nassa | nasse | <text:span text:style-name="T5">bow</text:span>-net | Netz. = cista pro cape pisces. </text:p>
        </text:list-item>
        <text:list-item>
          <text:p text:style-name="P100"><text:span text:style-name="T3">nata</text:span> -o | nuotare, natare | nager | <text:span text:style-name="T5">to swim</text:span> | <text:span text:style-name="T5">schwimmen</text:span> | H. P. nadar. ⊂ na -ta. </text:p>
        </text:list-item>
        <text:list-item>
          <text:p text:style-name="P100">—<text:span text:style-name="T3">tione</text:span> -tio | nuoto, natazione | -tion | -tion | -tion. </text:p>
        </text:list-item>
        <text:list-item>
          <text:p text:style-name="P100">—<text:span text:style-name="T3">torio</text:span> 300 | -torio | -toire | -tory. </text:p>
        </text:list-item>
        <text:list-item>
          <text:p text:style-name="P100"><text:span text:style-name="T3">natale</text:span> -is | -ale | -al | -al | -al. = (die, terra) in que nasce. </text:p>
        </text:list-item>
        <text:list-item>
          <text:p text:style-name="P100">— (de Domino) | Natale | Noël, Nativité | <text:span text:style-name="T5">Christmas</text:span>, Nativity | <text:span text:style-name="T5">Weihnacht</text:span>. </text:p>
        </text:list-item>
        <text:list-item>
          <text:p text:style-name="P100">—<text:span text:style-name="T3">itate</text:span> | -ità | -ité | -ity | -ität. = ratione de numero de natos in uno anno ad populatione totale; anti mortalitate. </text:p>
        </text:list-item>
        <text:list-item>
          <text:p text:style-name="P100">—<text:span text:style-name="T3">icio</text:span> = </text:p>
        </text:list-item>
        <text:list-item>
          <text:p text:style-name="P100">—<text:span text:style-name="T3">itio</text:span> -us | -izio | | -itious | -itien. = die natale. </text:p>
        </text:list-item>
        <text:list-item>
          <text:p text:style-name="P100"><text:span text:style-name="T3">natione</text:span> -tio | -zione | -tion | -tion | -tion. ⊂ nato. </text:p>
        </text:list-item>
        <text:list-item>
          <text:p text:style-name="P100">—<text:span text:style-name="T3">ale</text:span> | nazionale | -al | -al | -al. </text:p>
        </text:list-item>
        <text:list-item>
          <text:p text:style-name="P100">——<text:span text:style-name="T3">itate</text:span> | nazionalità | -ité | -ity | -ität. = natione. </text:p>
        </text:list-item>
        <text:list-item>
          <text:p text:style-name="P100">——<text:span text:style-name="T3">iza</text:span> | nazionalizzare | -iser | -ize | -isieren. </text:p>
        </text:list-item>
        <text:list-item>
          <text:p text:style-name="P100"><text:span text:style-name="T3">nativo</text:span> -us | -ivo | -if | -ive | -iv. = que nasce. </text:p>
        </text:list-item>
        <text:list-item>
          <text:p text:style-name="P100">—<text:span text:style-name="T3">itate</text:span> 300 | nascita, -ità | naissance, -ité | <text:span text:style-name="T5">birth</text:span>, -ity | -ität. = ortu, origine. </text:p>
        </text:list-item>
        <text:list-item>
          <text:p text:style-name="P100"><text:span text:style-name="T3">nato</text:span> -us | nato | né. = que e nasce. ⊃ nativo, natale, natione, natura, cognato, innato. ⊂ (ge)n(e) -a -to. </text:p>
        </text:list-item>
        <text:list-item>
          <text:p text:style-name="P100"><text:span text:style-name="T3">natrice</text:span> -ix | natrice | | | Natter. = Zool. « tropidonotus natrix », serpente de aqua. ⊂ na -trice. ⊃ A. adder = vipera. </text:p>
        </text:list-item>
        <text:list-item>
          <text:p text:style-name="P100"><text:span text:style-name="T3">natro</text:span> M | -o | -on | -on | -on. = carbonato de sodio. ⊂ nitro. </text:p>
        </text:list-item>
        <text:list-item>
          <text:p text:style-name="P100"><text:soft-page-break/>—<text:span text:style-name="T3">io</text:span> N | -io | -ium | -ium | -ium. = corpore simplice, cum symbolo de chemia « Na »; sodio. </text:p>
        </text:list-item>
        <text:list-item>
          <text:p text:style-name="P100"><text:span text:style-name="T3">natura</text:span> -a | -tura | -ture | -ture | -tur. ⊂ nat(o) -ura. </text:p>
        </text:list-item>
        <text:list-item>
          <text:p text:style-name="P100"><text:span text:style-name="T3">naturale</text:span> -alis | -ale | -el | -al | -ell. = secundo natura. </text:p>
        </text:list-item>
        <text:list-item>
          <text:p text:style-name="P100">—<text:span text:style-name="T3">ismo</text:span> | -ismo | -isme | -ism | -ismus. </text:p>
        </text:list-item>
        <text:list-item>
          <text:p text:style-name="P100">—<text:span text:style-name="T3">ista</text:span> | -ista | -iste | -ist | -ist. </text:p>
        </text:list-item>
        <text:list-item>
          <text:p text:style-name="P100">—<text:span text:style-name="T3">iza</text:span> | -izzare | -iser | -ize | -isieren. = da jure de patria. </text:p>
        </text:list-item>
        <text:list-item>
          <text:p text:style-name="P100">——<text:span text:style-name="T3">tione</text:span> | -izzazione | -isation | -tion | -isation. </text:p>
        </text:list-item>
        <text:list-item>
          <text:p text:style-name="P100"><text:span text:style-name="T3">naufraga</text:span> ă 100 | -are | -er | | -ieren. = fac naufragio, frange nave. </text:p>
        </text:list-item>
        <text:list-item>
          <text:p text:style-name="P100">—<text:span text:style-name="T3">io</text:span> -um | -gio | -ge | -ge | <text:span text:style-name="T5">Schiffbruch</text:span>. </text:p>
        </text:list-item>
        <text:list-item>
          <text:p text:style-name="P100">—<text:span text:style-name="T3">o</text:span> -ăgus | -ago | -agé | -agous. </text:p>
        </text:list-item>
        <text:list-item>
          <text:p text:style-name="P100"><text:span text:style-name="T3">nausea</text:span> -ĕa | -ea | -ée | -ea | -ea. ⊂ G. nausía = to vome per motu de nave (naús) </text:p>
        </text:list-item>
        <text:list-item>
          <text:p text:style-name="P100">-ĕo | | | to nauseate. = habe nausea. ⊃ I. nauseare = da nausea. </text:p>
        </text:list-item>
        <text:list-item>
          <text:p text:style-name="P100"><text:span text:style-name="T3">nautico</text:span> -ĭcus | -ico | -ique | -ic | -iker. = de nave. ⊂ G. -icós. </text:p>
        </text:list-item>
        <text:list-item>
          <text:p text:style-name="P100"><text:span text:style-name="T3">NAVE</text:span> -is | I. H. P. nave | navire, nacelle | <text:span text:style-name="T5">ship</text:span>, <text:span text:style-name="T5">vessel</text:span>, navy | <text:span text:style-name="T5">Schiff</text:span>, Nachen. ⊂ E. ⊃ G. naús, nautico, S. nau. </text:p>
        </text:list-item>
        <text:list-item>
          <text:p text:style-name="P100">—<text:span text:style-name="T3">ale</text:span> -ālis | -ale | -al | -al | -al. </text:p>
        </text:list-item>
        <text:list-item>
          <text:p text:style-name="P100">—<text:span text:style-name="T3">icella</text:span> 100 | -ella | nacelle. = </text:p>
        </text:list-item>
        <text:list-item>
          <text:p text:style-name="P100">—<text:span text:style-name="T3">icula</text:span> -ŭla = parvo nave. </text:p>
        </text:list-item>
        <text:list-item>
          <text:p text:style-name="P100"><text:span text:style-name="T3">naviga</text:span> -ĭgo | -are | -uer | -ate | <text:span text:style-name="T5">shiffen</text:span>. = age nave. </text:p>
        </text:list-item>
        <text:list-item>
          <text:p text:style-name="P100">—<text:span text:style-name="T3">bile</text:span> -bĭlis | -bile | -ble | -ble. </text:p>
        </text:list-item>
        <text:list-item>
          <text:p text:style-name="P100">—<text:span text:style-name="T3">tione</text:span> -tio | -zione | -tion | -tion | -tion. </text:p>
        </text:list-item>
        <text:list-item>
          <text:p text:style-name="P100">—<text:span text:style-name="T3">tore</text:span> 100 | -tore | -teur | -tor | -tor. </text:p>
        </text:list-item>
        <text:list-item>
          <text:p text:style-name="P100"><text:span text:style-name="T3">NE</text:span> ne | nè, non | ne <text:span text:style-name="T5">pas</text:span> | no, not, none, nought, un- | nein, nicht, un-. ⊃ ne(utro), n(ullo), in(cognito), non. ⊂ E. ne ⊃ A., D., G. ne- an- a-, R. ne, S. na. </text:p>
        </text:list-item>
        <text:list-item>
          <text:p text:style-name="P100"><text:span text:style-name="T3">nebula</text:span> -ŭla | nebbia, nube, nuvola; H. nube, niebla; P. nevoa | nue, nuée, nuage, <text:span text:style-name="T5">bruillard</text:span> | <text:span text:style-name="T5">mist</text:span>, <text:span text:style-name="T5">cloud</text:span>, -ula | Nebel. ⊂ E. nebho ⊃ D., G. nephélē, S. nabha. ⊃ R. neb = cælo. </text:p>
        </text:list-item>
        <text:list-item>
          <text:p text:style-name="P100">—<text:span text:style-name="T3">oso</text:span> -ōsus | nebbioso, -oso | né—eux | -ous | -ös. </text:p>
        </text:list-item>
        <text:list-item>
          <text:p text:style-name="P100">——<text:span text:style-name="T3">itate</text:span> | -ità | -ité | -ity | -ität. </text:p>
        </text:list-item>
        <text:list-item>
          <text:p text:style-name="P100"><text:span text:style-name="T3">nec</text:span> nec | nè | ni. = ne, et ne. </text:p>
        </text:list-item>
        <text:list-item>
          <text:p text:style-name="P100"><text:span text:style-name="T3">neca</text:span> -o = da nece, da morte, occide. ⊃ I. annegare, F. noyer = da morte per aqua. </text:p>
        </text:list-item>
        <text:list-item>
          <text:p text:style-name="P100"><text:span text:style-name="T3">nece</text:span> nex = occisione, morte per vi || L. noce, pernicie; G. nec(ro). </text:p>
        </text:list-item>
        <text:list-item>
          <text:p text:style-name="P100"><text:span text:style-name="T3">necesse</text:span> -se = necessario. ⊂ ne cede. </text:p>
        </text:list-item>
        <text:list-item>
          <text:p text:style-name="P100">—<text:span text:style-name="T3">ario</text:span> -us | -ario | né—aire | -ary | -är. </text:p>
        </text:list-item>
        <text:list-item>
          <text:p text:style-name="P100">—<text:span text:style-name="T3">ita</text:span> -ĭto | -are | né—er | -ate | -ieren. = es necesse. </text:p>
        </text:list-item>
        <text:list-item>
          <text:p text:style-name="P100">——<text:span text:style-name="T3">tione</text:span> | | né—tion | -tion | -tion. </text:p>
        </text:list-item>
        <text:list-item>
          <text:p text:style-name="P100">—<text:span text:style-name="T3">itate</text:span> -itas | -ità | né—ité | -ity | -ität. </text:p>
        </text:list-item>
        <text:list-item>
          <text:p text:style-name="P100"><text:span text:style-name="T3">necro-,</text:span> G. necrós = mortuo, cadavere. || L. nece. </text:p>
        </text:list-item>
        <text:list-item>
          <text:p text:style-name="P100">—<text:span text:style-name="T3">logia</text:span> | -gia | né—gie | -gy | -gie. = commemoratione de mortuo. </text:p>
        </text:list-item>
        <text:list-item>
          <text:p text:style-name="P100">—<text:span text:style-name="T3">logico</text:span> -ĭcus | -ico | né—ique | -ical | -isch. </text:p>
        </text:list-item>
        <text:list-item>
          <text:p text:style-name="P100">—<text:span text:style-name="T3">mante</text:span> | negromante | né—ancien | -ancer | -ant. = propheta [mante], que evoca mortuos. ⊂ G. necrómantis. </text:p>
        </text:list-item>
        <text:list-item>
          <text:p text:style-name="P100">——<text:span text:style-name="T3">ia</text:span> -īa 400 | negromanzia | né—ie | -y | -ie. ⊂ G. -teía. </text:p>
        </text:list-item>
        <text:list-item>
          <text:p text:style-name="P100"><text:soft-page-break/>—<text:span text:style-name="T3">phago</text:span> ă | necrofago | né—ge | -gous. = qui ede [phag] mortuos. ⊂ G. necrophágos. </text:p>
        </text:list-item>
        <text:list-item>
          <text:p text:style-name="P100">—<text:span text:style-name="T3">phoro</text:span> -ŏrus | necroforo | né—re | -re. = qui fer mortuos. ⊂ G. necrophóros. </text:p>
        </text:list-item>
        <text:list-item>
          <text:p text:style-name="P100">—<text:span text:style-name="T3">poli</text:span> ŏ | -li | né—le | -lis | -lis. = cœmeterio, urbe [poli] de mortuos. ⊂ G. necrópolis. </text:p>
        </text:list-item>
        <text:list-item>
          <text:p text:style-name="P100">—<text:span text:style-name="T3">scopia</text:span> | -pia | nécropsie | -py | -pie. = examine de cadavere. </text:p>
        </text:list-item>
        <text:list-item>
          <text:p text:style-name="P100"><text:span text:style-name="T3">necrosi</text:span> | -si | né—se | -sis | -sis. = morte de parte de corpore, de osse. ⊂ G. nécrōsis. </text:p>
        </text:list-item>
        <text:list-item>
          <text:p text:style-name="P100"><text:span text:style-name="T3">nectare</text:span> -tăr | nettare | -ar | -ar | -ar. = potione de deos, liquido quem secerne flores. ⊂ G. néctar. </text:p>
        </text:list-item>
        <text:list-item>
          <text:p text:style-name="P100">—<text:span text:style-name="T3">eo</text:span> -ĕus | nettareo | | -reous | -risch. ⊂ G. nectáreos. </text:p>
        </text:list-item>
        <text:list-item>
          <text:p text:style-name="P100"><text:span text:style-name="T3">necte</text:span> -o = liga, annoda. ⊃ nexo, annecte, connecte. </text:p>
        </text:list-item>
        <text:list-item>
          <text:p text:style-name="P100">E. <text:span text:style-name="T3">nee</text:span> = fila. ⊃ L. nē, neo; G. nee néō, nema = filo; D. nähe = sue; A. needle, D. Nadel = acu. </text:p>
        </text:list-item>
        <text:list-item>
          <text:p text:style-name="P100"><text:span text:style-name="T3">nefando</text:span> -us | nefando | | nefandous. = scelesto, impio, exsecrabile, quod ne pote es dicto. ⊂ ne fa [dic] -ndo. </text:p>
        </text:list-item>
        <text:list-item>
          <text:p text:style-name="P100"><text:span text:style-name="T3">nefas</text:span> nefas = ne fas, contra jure divino. </text:p>
        </text:list-item>
        <text:list-item>
          <text:p text:style-name="P100"><text:span text:style-name="T3">nefasto</text:span> -us | nefasto | néfaste | nefarious. = de malo augurio, nefas. </text:p>
        </text:list-item>
        <text:list-item>
          <text:p text:style-name="P100"><text:span text:style-name="T3">nega</text:span> -o | -are, H. P. -ar | nier | deny, -ate | -ieren. = dic ne. ⊃ abnega, denega, renega. </text:p>
        </text:list-item>
        <text:list-item>
          <text:p text:style-name="P100">—<text:span text:style-name="T3">tione</text:span> -tio | -zione | négation | -tion | -tion. </text:p>
        </text:list-item>
        <text:list-item>
          <text:p text:style-name="P100">—<text:span text:style-name="T3">tivo</text:span> 300 | -ivo | né—if | -ive | -iv. </text:p>
        </text:list-item>
        <text:list-item>
          <text:p text:style-name="P100">—<text:span text:style-name="T3">torio</text:span> 300 | -torio | né—toire | -tory | -torisch. </text:p>
        </text:list-item>
        <text:list-item>
          <text:p text:style-name="P100"><text:span text:style-name="T3">neglecto</text:span> -us | -etto | négligé | -ected. = quem neglige. </text:p>
        </text:list-item>
        <text:list-item>
          <text:p text:style-name="P100"><text:span text:style-name="T3">neglige</text:span> -ĭgo | <text:span text:style-name="T5">trascurare</text:span>, -ere | né—er | to neglect | -ieren. ⊃ neglecto. ⊂ nec lege. </text:p>
        </text:list-item>
        <text:list-item>
          <text:p text:style-name="P100">—<text:span text:style-name="T3">nte</text:span> -ens | -nte | né—nt | -nt | -nt. </text:p>
        </text:list-item>
        <text:list-item>
          <text:p text:style-name="P100">—<text:span text:style-name="T3">ntia</text:span> -ia | -nza | né—nce | -nce | -nz. </text:p>
        </text:list-item>
        <text:list-item>
          <text:p text:style-name="P100"><text:span text:style-name="T3">negotia</text:span> -or | -ziare | négocier | -tiate | -tiieren. = fac negotio. </text:p>
        </text:list-item>
        <text:list-item>
          <text:p text:style-name="P100">—<text:span text:style-name="T3">nte</text:span> 100 | -ziante | négociant | -tiant | -tiant. </text:p>
        </text:list-item>
        <text:list-item>
          <text:p text:style-name="P100">—<text:span text:style-name="T3">tione</text:span> -tio | -ziazione | négociation | -tiation | -tiation. </text:p>
        </text:list-item>
        <text:list-item>
          <text:p text:style-name="P100">—<text:span text:style-name="T3">tore</text:span> -tor | -ziatore | -ciateur | -tiator | -tiator. </text:p>
        </text:list-item>
        <text:list-item>
          <text:p text:style-name="P100"><text:span text:style-name="T3">negotio</text:span> -um | negozio, <text:span text:style-name="T5">affare</text:span> | négoce, <text:span text:style-name="T5">affaire</text:span> | <text:span text:style-name="T5">shop</text:span>, <text:span text:style-name="T5">affair</text:span>, <text:span text:style-name="T5">business</text:span> | <text:span text:style-name="T5">Geschäft</text:span>, Negoce. = officio, commercio. ⊃ negotia. </text:p>
        </text:list-item>
        <text:list-item>
          <text:p text:style-name="P100"><text:span text:style-name="T3">nemine</text:span> ĭ 100, <text:span text:style-name="T5">abl. de classico</text:span> nemo. </text:p>
        </text:list-item>
        <text:list-item>
          <text:p text:style-name="P100"><text:span text:style-name="T3">nemo</text:span> ( <text:span text:style-name="T5">thema – nominativo</text:span>) | <text:span text:style-name="T5">niuno</text:span>, <text:span text:style-name="T5">nessuno</text:span> | <text:span text:style-name="T5">ne... personne</text:span> | <text:span text:style-name="T5">no body</text:span>, <text:span text:style-name="T5">no one</text:span> | <text:span text:style-name="T5">niemand</text:span>. = nullo homo. ⊂ ne homo. </text:p>
        </text:list-item>
        <text:list-item>
          <text:p text:style-name="P100"><text:span text:style-name="T3">neo-,</text:span> G. néos = || novo. </text:p>
        </text:list-item>
        <text:list-item>
          <text:p text:style-name="P100"><text:span text:style-name="T3">neologismo</text:span> | -ismo | né—isme | -ism | -ismus. = vocabulo novo [neo] </text:p>
        </text:list-item>
        <text:list-item>
          <text:p text:style-name="P100"><text:span text:style-name="T3">neophyto</text:span> ŭ | neofito | né—yte | -yte | -yt. = novo adepto. ⊂ G. neóphutos ⊂ neo [novo] phyto [planta -to]. </text:p>
        </text:list-item>
        <text:list-item>
          <text:p text:style-name="P100"><text:span text:style-name="T3">nephritico</text:span> -ĭcus | nefritico | néphrétique | -tic | -tisch. ⊂ -icós. ⊂ nephro. </text:p>
        </text:list-item>
        <text:list-item>
          <text:p text:style-name="P100"><text:span text:style-name="T3">nephritide</text:span> ĭ | nefrite | néphrite | -itis | -itis. = morbo ad rene [nephro]. ⊂ G. nephrítis. </text:p>
        </text:list-item>
        <text:list-item>
          <text:p text:style-name="P100"><text:soft-page-break/>G. nephro -os = rene. ⊃ nephritico. </text:p>
        </text:list-item>
        <text:list-item>
          <text:p text:style-name="P100"><text:span text:style-name="T3">nephrotomia</text:span> | nefrotomia | né—ie | -y | -ie. = sectione [tomo] de rene. </text:p>
        </text:list-item>
        <text:list-item>
          <text:p text:style-name="P100"><text:span text:style-name="T3">nepote</text:span> nepos | nipote, H. nieto, P. neto | neveu | nephew | Neffe, <text:span text:style-name="T5">Enkel</text:span>. = filio de filio. ⊂ E. ⊃ D. Neffe, G. népodes = descendentes. </text:p>
        </text:list-item>
        <text:list-item>
          <text:p text:style-name="P100"><text:span text:style-name="T3">Neptuno</text:span> -us | Nettuno | -une | -une | -un. = deo de mari. </text:p>
        </text:list-item>
        <text:list-item>
          <text:p text:style-name="P100">— N = planeta post Urano, quem in 1846 Leverrier detege. </text:p>
        </text:list-item>
        <text:list-item>
          <text:p text:style-name="P100">L. nequaquam = in nullo modo. </text:p>
        </text:list-item>
        <text:list-item>
          <text:p text:style-name="P100">L. neque = nec, et non. </text:p>
        </text:list-item>
        <text:list-item>
          <text:p text:style-name="P100">L. nequidquam = in vano, frustra. </text:p>
        </text:list-item>
        <text:list-item>
          <text:p text:style-name="P100"><text:span text:style-name="T3">nereide</text:span> nēreis -eĭd- | -eide | Néréide | -eid | -eïde. = nympha de mari. ⊂ G. nērēís ⊂ nero. </text:p>
        </text:list-item>
        <text:list-item>
          <text:p text:style-name="P100">G. nero, nērós = humido. ⊃ aneroide. </text:p>
        </text:list-item>
        <text:list-item>
          <text:p text:style-name="P100"><text:span text:style-name="T3">nervo</text:span> -us | nervo | nerf | nerve | Nerv. = || G. neúron. </text:p>
        </text:list-item>
        <text:list-item>
          <text:p text:style-name="P100">—<text:span text:style-name="T3">oso</text:span> -osus | -oso | -eux | -ous | -ös. </text:p>
        </text:list-item>
        <text:list-item>
          <text:p text:style-name="P100">——<text:span text:style-name="T3">itate</text:span> 100 | -ità | -ité | nervousness | -ität. </text:p>
        </text:list-item>
        <text:list-item>
          <text:p text:style-name="P100"><text:span text:style-name="T3">neuro-,</text:span> G. neúron = || nervo. </text:p>
        </text:list-item>
        <text:list-item>
          <text:p text:style-name="P100">—<text:span text:style-name="T3">algia</text:span> | nevralgia | névralgie | -ia, -y | -ie. = dolore de nervos. </text:p>
        </text:list-item>
        <text:list-item>
          <text:p text:style-name="P100">—<text:span text:style-name="T3">osi</text:span> | nevrosi | névrose | -osis | -ose. = perturbatione de systema nervoso. </text:p>
        </text:list-item>
        <text:list-item>
          <text:p text:style-name="P100"><text:span text:style-name="T3">neutro</text:span> neŭter | -tro | -tre | -ter | -trum. ⊂ ne utro. </text:p>
        </text:list-item>
        <text:list-item>
          <text:p text:style-name="P100">—<text:span text:style-name="T3">ale</text:span> 100 | -ale | | -al | -al. = neutro. </text:p>
        </text:list-item>
        <text:list-item>
          <text:p text:style-name="P100">——<text:span text:style-name="T3">itate</text:span> | -ità | -ité | -ity | -ität. </text:p>
        </text:list-item>
        <text:list-item>
          <text:p text:style-name="P100">——<text:span text:style-name="T3">iza</text:span> | -izzare | -iser | -ize | -isieren. </text:p>
        </text:list-item>
        <text:list-item>
          <text:p text:style-name="P100">———<text:span text:style-name="T3">tione</text:span> | -izzazione | -isation | -tion | -isation. </text:p>
        </text:list-item>
        <text:list-item>
          <text:p text:style-name="P100"><text:span text:style-name="T3">nexu</text:span> -us | nesso | | nexus | nexus. = ton necte. </text:p>
        </text:list-item>
        <text:list-item>
          <text:p text:style-name="P100">nice -o (Plauto) = annue, nicta, fac signo cum manu aut cum oculo. ⊃ connive. </text:p>
        </text:list-item>
        <text:list-item>
          <text:p text:style-name="P100"><text:span text:style-name="T3">nickelio</text:span> N | nichel | -el | -el | -el. = metallo, in chemia « Ni ». ⊂ ex Suedo « nickel ». </text:p>
        </text:list-item>
        <text:list-item>
          <text:p text:style-name="P100"><text:span text:style-name="T3">nicotina</text:span> N | -ina | -ine | -in | -in. = alcaloide tracto ex tabaco, formula C <text:span text:style-name="T8">10</text:span> H <text:span text:style-name="T8">14</text:span> N <text:span text:style-name="T8">2</text:span>. ⊂ Jean Nicot, 1530 – 1600, que importa tabaco in Francia. </text:p>
        </text:list-item>
        <text:list-item>
          <text:p text:style-name="P100"><text:span text:style-name="T3">nicta</text:span> -o | | nicter | nictate, nictitate. = move palpebras, nice. </text:p>
        </text:list-item>
        <text:list-item>
          <text:p text:style-name="P100">—<text:span text:style-name="T3">tione</text:span> 100 | | -tion | -tion | -tion. </text:p>
        </text:list-item>
        <text:list-item>
          <text:p text:style-name="P100">—<text:span text:style-name="T3">itante</text:span> | | -itante. = (palpebra de avi) que nicta. </text:p>
        </text:list-item>
        <text:list-item>
          <text:p text:style-name="P100"><text:span text:style-name="T3">nido</text:span> -us | I. H. nido | nid | nest, nidus | Nest. ⊂ E. nisdo ⊃ A. D. nest, R. gnjesdo, S. nida. </text:p>
        </text:list-item>
        <text:list-item>
          <text:p text:style-name="P100">—<text:span text:style-name="T3">ifica</text:span> ĭ 100 | -ficare | nicher, -fier | -ficate | -ficieren. = fac nido. </text:p>
        </text:list-item>
        <text:list-item>
          <text:p text:style-name="P100">——<text:span text:style-name="T3">tione</text:span> | -zione | -tion | -tion | -tion. </text:p>
        </text:list-item>
        <text:list-item>
          <text:p text:style-name="P100"><text:span text:style-name="T3">NIGRO</text:span> niger | nero | noir | <text:span text:style-name="T5">black</text:span> | <text:span text:style-name="T5">schwarz</text:span>. ⊃ denigra. </text:p>
        </text:list-item>
        <text:list-item>
          <text:p text:style-name="P100">—<text:span text:style-name="T3">esce</text:span> 100 = fi nigro. </text:p>
        </text:list-item>
        <text:list-item>
          <text:p text:style-name="P100">——<text:span text:style-name="T3">ente</text:span> | -ente | -ent | -ent | -ent. </text:p>
        </text:list-item>
        <text:list-item>
          <text:p text:style-name="P100"><text:span text:style-name="T3">nihil</text:span> nihil | <text:span text:style-name="T5">nulla</text:span>, niente | <text:span text:style-name="T5">néant</text:span>, <text:span text:style-name="T5">rien</text:span> | <text:span text:style-name="T5">nothing</text:span>, nihil | <text:span text:style-name="T5">nichts</text:span>. = nullo re. </text:p>
        </text:list-item>
        <text:list-item>
          <text:p text:style-name="P100">—<text:span text:style-name="T3">ismo</text:span> | nichilismo | -isme | -ism | -ismus. </text:p>
        </text:list-item>
        <text:list-item>
          <text:p text:style-name="P100">—<text:span text:style-name="T3">ista</text:span> | nichilista | -iste | -ist | -ist. </text:p>
        </text:list-item>
        <text:list-item>
          <text:p text:style-name="P100"><text:soft-page-break/><text:span text:style-name="T3">nimbo</text:span> -us | nembo, <text:span text:style-name="T5">temporale</text:span> | <text:span text:style-name="T5">orage</text:span> | -us, <text:span text:style-name="T5">storm</text:span> | -us. = pluvia subitaneo. </text:p>
        </text:list-item>
        <text:list-item>
          <text:p text:style-name="P100"><text:span text:style-name="T3">nimis</text:span> -is | <text:span text:style-name="T5">troppo</text:span> | <text:span text:style-name="T5">trop</text:span> | <text:span text:style-name="T5">too much</text:span> | <text:span text:style-name="T5">allzuviel</text:span>. = ad excessu. </text:p>
        </text:list-item>
        <text:list-item>
          <text:p text:style-name="P100"><text:span text:style-name="T3">ninge</text:span> -o = nive cade. </text:p>
        </text:list-item>
        <text:list-item>
          <text:p text:style-name="P100">L. nisi = si ne. </text:p>
        </text:list-item>
        <text:list-item>
          <text:p text:style-name="P100"><text:span text:style-name="T3">nite</text:span> nĭteo = splende. ⊃ nitido. </text:p>
        </text:list-item>
        <text:list-item>
          <text:p text:style-name="P100"><text:span text:style-name="T3">nite</text:span> nītor | <text:span text:style-name="T5">far sforzo</text:span> | <text:span text:style-name="T5">s’efforcer</text:span> | <text:span text:style-name="T5">struggle</text:span> | <text:span text:style-name="T5">streben</text:span>. = fac conatu. ⊃ renitente. </text:p>
        </text:list-item>
        <text:list-item>
          <text:p text:style-name="P100"><text:span text:style-name="T3">nitido</text:span> -ĭdus | nitido, netto | net | nitid, neat, net | Nitid(ität), netto, nett. = que nitē, lucente, claro, polito. </text:p>
        </text:list-item>
        <text:list-item>
          <text:p text:style-name="P100"><text:span text:style-name="T3">nitro</text:span> 100 | -o | -e | -e | -um. ⊂ G. nítron. </text:p>
        </text:list-item>
        <text:list-item>
          <text:p text:style-name="P100">—<text:span text:style-name="T3">genio</text:span> N | -geno | -gène | -gen | -gen. = gas simplice, in chemia « N »; azoto. </text:p>
        </text:list-item>
        <text:list-item>
          <text:p text:style-name="P100">—<text:span text:style-name="T3">oso</text:span> 100 | -oso | -eux | -ous | -ös. </text:p>
        </text:list-item>
        <text:list-item>
          <text:p text:style-name="P100"><text:span text:style-name="T3">NIVE</text:span> nix | neve, H. nieve, P. neve | neige | snow | Schnee. ⊂ E. ⊃ A. D., R. snjeg, G. <text:span text:style-name="T5">accusativo</text:span> nípha. </text:p>
        </text:list-item>
        <text:list-item>
          <text:p text:style-name="P100">—<text:span text:style-name="T3">eo</text:span> -ĕus | niveo. = </text:p>
        </text:list-item>
        <text:list-item>
          <text:p text:style-name="P100">—<text:span text:style-name="T3">oso</text:span> -us | nevoso | neigeux | niveous. </text:p>
        </text:list-item>
        <text:list-item>
          <text:p text:style-name="P100"><text:span text:style-name="T3">nobile</text:span> -ĭlis | -bile | -ble | -ble | -bel. = illustre, claro, celebre, noto. ⊂ (g)no -bile. </text:p>
        </text:list-item>
        <text:list-item>
          <text:p text:style-name="P100">—<text:span text:style-name="T3">ita</text:span> -ĭto | -itare | | -itate | -itieren. = redde nobile. </text:p>
        </text:list-item>
        <text:list-item>
          <text:p text:style-name="P100">—<text:span text:style-name="T3">itate</text:span> -itas | -iltà | noblesse, -ilité | -ility | -ilität. </text:p>
        </text:list-item>
        <text:list-item>
          <text:p text:style-name="P100"><text:span text:style-name="T3">NOCE</text:span> -eo | nuocere | nuire | <text:span text:style-name="T5">to hurt</text:span> | <text:span text:style-name="T5">schaden</text:span>. = da damno, præjudica. ⊃ innocuo. || nece. </text:p>
        </text:list-item>
        <text:list-item>
          <text:p text:style-name="P100">—<text:span text:style-name="T3">ente</text:span> -ens | nocente | nuisant | nocent. </text:p>
        </text:list-item>
        <text:list-item>
          <text:p text:style-name="P100">—<text:span text:style-name="T3">ivo</text:span> 100 | I. H. P. -ivo | -if | -ive. </text:p>
        </text:list-item>
        <text:list-item>
          <text:p text:style-name="P100"><text:span text:style-name="T3">NOCTE</text:span> nox | notte, H. noche, P. noite | nuit | night | Nacht. ⊂ E. ⊃ A. D., R. noc’ï, G. nyct, S. nakti. </text:p>
        </text:list-item>
        <text:list-item>
          <text:p text:style-name="P100">—<text:span text:style-name="T3">ambulo</text:span> -ŭlus | nottambulo | -ule | -ulist | -ulus. </text:p>
        </text:list-item>
        <text:list-item>
          <text:p text:style-name="P100">—<text:span text:style-name="T3">urno</text:span> -us | notturno | -urne | -urn, -urnal | -urnus. = de nocte. </text:p>
        </text:list-item>
        <text:list-item>
          <text:p text:style-name="P100"><text:span text:style-name="T3">noda</text:span> -o | annodare | nouer | to knot. = fac nodo. </text:p>
        </text:list-item>
        <text:list-item>
          <text:p text:style-name="P100"><text:span text:style-name="T3">nodo</text:span> -us | nodo | nœud | knot, node | Knoten, Nodus. ⊂ ? E. gnodo ⊃ A. knot. </text:p>
        </text:list-item>
        <text:list-item>
          <text:p text:style-name="P100">—<text:span text:style-name="T3">oso</text:span> -us | -oso | noueux | -ose | -ös. </text:p>
        </text:list-item>
        <text:list-item>
          <text:p text:style-name="P100">——<text:span text:style-name="T3">itate</text:span> 400 | -ità | -ité | -ity | -ität. </text:p>
        </text:list-item>
        <text:list-item>
          <text:p text:style-name="P100">—<text:span text:style-name="T3">ulo</text:span> -ŭlus | -ulo | -ule | -ule. = parvo nodo. </text:p>
        </text:list-item>
        <text:list-item>
          <text:p text:style-name="P100"><text:span text:style-name="T3">nomade</text:span> -mas -măd- | -ade | -ade | -ad | -ade. = vagabundo, instabile. ⊂ G. nomás -ádos. ⊂ nomós = pasculo. </text:p>
        </text:list-item>
        <text:list-item>
          <text:p text:style-name="P100"><text:span text:style-name="T3">nomen,</text:span> <text:span text:style-name="T5">thema – nominativo</text:span> = nomine. </text:p>
        </text:list-item>
        <text:list-item>
          <text:p text:style-name="P100">—<text:span text:style-name="T3">clatura</text:span> 100 | -tura | -ture | -ture | -tur. ⊂ nomen cla(ma) -tura. </text:p>
        </text:list-item>
        <text:list-item>
          <text:p text:style-name="P100"><text:span text:style-name="T3">nomine</text:span> nomen -mĭn- | nome, H. nombre, P. nome | nom | name | Name. ⊃ cognomine, præ—, pro—, ignominia, nomenclatura, nomina, denomina. ⊂ E. ⊃ A. D., G. ónoma, R. imja, S. naman. ⊂ gno -men. </text:p>
        </text:list-item>
        <text:list-item>
          <text:p text:style-name="P100">—<text:span text:style-name="T3">a</text:span> -ĭno | -are | nommer | -ate | -ieren. = da nomine. </text:p>
        </text:list-item>
        <text:list-item>
          <text:p text:style-name="P100">—<text:span text:style-name="T3">ale</text:span> -alis | -ale | -al | -al | -al. </text:p>
        </text:list-item>
        <text:list-item>
          <text:p text:style-name="P100">—<text:span text:style-name="T3">atione</text:span> -tio | -zione | -ion | -ion | -ion. </text:p>
        </text:list-item>
        <text:list-item>
          <text:p text:style-name="P100"><text:soft-page-break/>—<text:span text:style-name="T3">ativo</text:span> -us | -ivo | -if | -ive | -iv. </text:p>
        </text:list-item>
        <text:list-item>
          <text:p text:style-name="P100">G. nomo nómos = lege. ⊃ agronomo, antinomia, astronomia, autonomo. </text:p>
        </text:list-item>
        <text:list-item>
          <text:p text:style-name="P100"><text:span text:style-name="T3">non</text:span> non | non | non | no, not | nein. = ne. ⊃ nonconformista, nonexistentia, nonsensu. </text:p>
        </text:list-item>
        <text:list-item>
          <text:p text:style-name="P100"><text:span text:style-name="T3">nonagenario</text:span> 100 | -io | nonagénaire | -ian | -ius. = de novem decem annuo. </text:p>
        </text:list-item>
        <text:list-item>
          <text:p text:style-name="P100">L. nondum = non jam, nec non. </text:p>
        </text:list-item>
        <text:list-item>
          <text:p text:style-name="P100"><text:span text:style-name="T3">nonconformista</text:span> | -ista | -iste | -ist | -ist. = independente. </text:p>
        </text:list-item>
        <text:list-item>
          <text:p text:style-name="P100"><text:span text:style-name="T3">nonexistentia</text:span> | nonesitenza | -ence | -ence | -enz. </text:p>
        </text:list-item>
        <text:list-item>
          <text:p text:style-name="P100"><text:span text:style-name="T3">nono</text:span> -us | nono | neuvième | ninth | neunte. = numero novem. L. « nona hora » = « hora 3 post meridie », ⊃ A. noon, afternoon = pomeridiano, D. None. ⊃ nonagenario. </text:p>
        </text:list-item>
        <text:list-item>
          <text:p text:style-name="P100"><text:span text:style-name="T3">nonsensu</text:span> | -so | nonsens | -se | Nonsens. </text:p>
        </text:list-item>
        <text:list-item>
          <text:p text:style-name="P100"><text:span text:style-name="T3">norma</text:span> -a | norma | norme | norm | Norm. = regula, lege, angulo recto. ⊃ abnorme, enorme. ⊂ G. gnōrímē ⊂ gno. </text:p>
        </text:list-item>
        <text:list-item>
          <text:p text:style-name="P100">—<text:span text:style-name="T3">ale</text:span> -alis | -ale | -al | -al | -al. </text:p>
        </text:list-item>
        <text:list-item>
          <text:p text:style-name="P100">——<text:span text:style-name="T3">itate</text:span> | -ità | -ité | -ity | -ität. </text:p>
        </text:list-item>
        <text:list-item>
          <text:p text:style-name="P100">——<text:span text:style-name="T3">iza</text:span> | -izzare | | -ize | -isieren. </text:p>
        </text:list-item>
        <text:list-item>
          <text:p text:style-name="P100"><text:span text:style-name="T3">NOS</text:span> nos | noi, H. nos <text:span text:style-name="T5">otros</text:span>, P. nos | nous | <text:span text:style-name="T5">we</text:span>, us | <text:span text:style-name="T5">wir</text:span>, uns. = me et te, me et vos, me et illo. ⊃ nostro. ⊂ E. nos ⊃ A. us, D. uns, G. nôï, R. nas, S. nas. </text:p>
        </text:list-item>
        <text:list-item>
          <text:p text:style-name="P100"><text:span text:style-name="T3">nosce</text:span> -o = (co)gnosce, gno. </text:p>
        </text:list-item>
        <text:list-item>
          <text:p text:style-name="P100">G. noso nósos = morbo. </text:p>
        </text:list-item>
        <text:list-item>
          <text:p text:style-name="P100"><text:span text:style-name="T3">nosocomio</text:span> ī 600 | -comio | | | -com. = hospitale per ægros. ⊂ G. nosocomeíon ⊂ noso com [coméō = cura] -io. </text:p>
        </text:list-item>
        <text:list-item>
          <text:p text:style-name="P100">—<text:span text:style-name="T3">iale</text:span> | | -ial | -ial. </text:p>
        </text:list-item>
        <text:list-item>
          <text:p text:style-name="P100"><text:span text:style-name="T3">nosologia</text:span> | -ie | -ie | -y | -ie. = scientia de morbos. </text:p>
        </text:list-item>
        <text:list-item>
          <text:p text:style-name="P100"><text:span text:style-name="T3">nostalgia</text:span> | -ia | -ie | -ia | -ie. = dolore de absente ab patria. ⊂ nosto algia. </text:p>
        </text:list-item>
        <text:list-item>
          <text:p text:style-name="P100">G. nosto nóstos = reditu. ⊃ -algia. </text:p>
        </text:list-item>
        <text:list-item>
          <text:p text:style-name="P100"><text:span text:style-name="T3">nostro</text:span> noster | nostro | notre, nôtre | our, ours | unser. = de nos. </text:p>
        </text:list-item>
        <text:list-item>
          <text:p text:style-name="P100"><text:span text:style-name="T3">nota</text:span> -a | nota | note | note | Note. = signo. ⊂ not(o) -a [feminino]. </text:p>
        </text:list-item>
        <text:list-item>
          <text:p text:style-name="P100"><text:span text:style-name="T3">nota</text:span> -o | -are | -er | -e | -ieren. = fac noto, scribe, observa. ⊃ an—, con—, de—, præ—. </text:p>
        </text:list-item>
        <text:list-item>
          <text:p text:style-name="P100">—<text:span text:style-name="T3">bile</text:span> -bĭlis | -bile | -ble | -ble | -bel. </text:p>
        </text:list-item>
        <text:list-item>
          <text:p text:style-name="P100">——<text:span text:style-name="T3">itate</text:span> (Plauto) | -ità | -ité | -ity | -ität. = fama, celebritate. </text:p>
        </text:list-item>
        <text:list-item>
          <text:p text:style-name="P100">—<text:span text:style-name="T3">ario</text:span> 100 = amanuense. </text:p>
        </text:list-item>
        <text:list-item>
          <text:p text:style-name="P100">—— | -aio | -aire | -ary | -ar. = officiale que redige actus publico. </text:p>
        </text:list-item>
        <text:list-item>
          <text:p text:style-name="P100">——<text:span text:style-name="T3">iale</text:span> | -ile | -ial | -ial | -iell. </text:p>
        </text:list-item>
        <text:list-item>
          <text:p text:style-name="P100">—<text:span text:style-name="T3">tione</text:span> -tio | -zione | -tion | -tion | -tion. = signo, observatione, nota, postilla, systema de symbolos. </text:p>
        </text:list-item>
        <text:list-item>
          <text:p text:style-name="P100"><text:span text:style-name="T3">notifica</text:span> -ĭco300 | -ficare | -fier | -fy | -ficieren. = fac noto, publica, divulga. </text:p>
        </text:list-item>
        <text:list-item>
          <text:p text:style-name="P100">—<text:span text:style-name="T3">tione</text:span> -tio | -zione | -tion | -tion | -tion. </text:p>
        </text:list-item>
        <text:list-item>
          <text:p text:style-name="P100"><text:span text:style-name="T3">notione</text:span> -tio | -zione | -tion | -tion | -tion. = scientia, cognitione. ⊂ gno -tione. </text:p>
        </text:list-item>
        <text:list-item>
          <text:p text:style-name="P100"><text:soft-page-break/><text:span text:style-name="T3">notitia</text:span> -a = notitia, cognitione, idea, reputatione. ⊂ noto. ⊃ I. notizia = cognitione, nuntio; F. notice = parvo descriptione; A. notice = nota, monito, nuntio, novitate; D. Notiz = cognitione, monito. </text:p>
        </text:list-item>
        <text:list-item>
          <text:p text:style-name="P100"><text:span text:style-name="T3">noto</text:span> -us | noto = cognito. ⊂ gno -to. ⊃ nota, notifica, notitia. </text:p>
        </text:list-item>
        <text:list-item>
          <text:p text:style-name="P100"><text:span text:style-name="T3">notorio</text:span> 500 | -orio | -oire | -orious | -orisch. = noto, manifesto. </text:p>
        </text:list-item>
        <text:list-item>
          <text:p text:style-name="P100">—<text:span text:style-name="T3">ietate</text:span> | -ietà | -ieté | -iety | -ietät. </text:p>
        </text:list-item>
        <text:list-item>
          <text:p text:style-name="P100"><text:span text:style-name="T3">nova</text:span> -o = fac novo. </text:p>
        </text:list-item>
        <text:list-item>
          <text:p text:style-name="P100">—<text:span text:style-name="T3">tione</text:span> 300 | -zione | -tion | -tion | -tion. = mutatione de contractu. </text:p>
        </text:list-item>
        <text:list-item>
          <text:p text:style-name="P100">—<text:span text:style-name="T3">tore</text:span> 200 | -tore | -teur | -tor | -tor. </text:p>
        </text:list-item>
        <text:list-item>
          <text:p text:style-name="P100"><text:span text:style-name="T3">novella</text:span> ( <text:span text:style-name="T5">nominativo neutro de</text:span> novello) | novella | nouvelle | novel | Novelle. = re novo, novitate, nuntio, fama, fabula. </text:p>
        </text:list-item>
        <text:list-item>
          <text:p text:style-name="P100"><text:span text:style-name="T3">no</text:span> <text:span text:style-name="T12">vello</text:span><text:span text:style-name="T11"> -us | novello | nouveau | novel. = novo.</text:span> </text:p>
        </text:list-item>
        <text:list-item>
          <text:p text:style-name="P100"><text:span text:style-name="T3">NOVEM</text:span> -em | nove | neuf | nine | neun. ⊃ novembre, novena, nono. ⊂ E. ⊃ A. D., G. ennéa, S. nava. </text:p>
        </text:list-item>
        <text:list-item>
          <text:p text:style-name="P100"><text:span text:style-name="T3">novembre</text:span> -ber | -bre | -bre | -ber | -ber. = mense numero 11, et novem in calendario de Romulo. </text:p>
        </text:list-item>
        <text:list-item>
          <text:p text:style-name="P100"><text:span text:style-name="T3">novicio</text:span> -us | -izio | -ice | -ice | -ize. = initiato, ne experto. ⊂ nov(o) -ic(o) -io. </text:p>
        </text:list-item>
        <text:list-item>
          <text:p text:style-name="P100">—<text:span text:style-name="T3">iatu</text:span> | -ziato | -ciat | -tiate | -ciat. = tyrocinio. </text:p>
        </text:list-item>
        <text:list-item>
          <text:p text:style-name="P100"><text:span text:style-name="T3">novitate</text:span> -itas | -ità | nouveauté | -elty | -ität. = re novo. </text:p>
        </text:list-item>
        <text:list-item>
          <text:p text:style-name="P100">novitio, <text:span text:style-name="T5">alio forma de</text:span> novicio. </text:p>
        </text:list-item>
        <text:list-item>
          <text:p text:style-name="P100"><text:span text:style-name="T3">NOVO</text:span> -us | nuovo, novello | neuf, nouveau | new | neu. ⊃ novello, novicio, novitate, nova, nuntio. ⊂ E. novo ⊃ A. D., R. novyj, G. neo, S. nava. </text:p>
        </text:list-item>
        <text:list-item>
          <text:p text:style-name="P100"><text:span text:style-name="T3">nube</text:span> -es = (|| ?) nebula. </text:p>
        </text:list-item>
        <text:list-item>
          <text:p text:style-name="P100"><text:span text:style-name="T3">nube</text:span> -o = fi sponsa. ⊃ nubile, nuptias, connubio || G. nympha, numphíos = sponso. </text:p>
        </text:list-item>
        <text:list-item>
          <text:p text:style-name="P100"><text:span text:style-name="T3">nubile</text:span> -ĭlis | -ile | -ile | -ile | -il. = que pote nube. </text:p>
        </text:list-item>
        <text:list-item>
          <text:p text:style-name="P100">—<text:span text:style-name="T3">itate</text:span> | -ità | -ité | -ity | -ität. = statu de nubile. </text:p>
        </text:list-item>
        <text:list-item>
          <text:p text:style-name="P100"><text:span text:style-name="T3">nubilo</text:span> -ĭlus = </text:p>
        </text:list-item>
        <text:list-item>
          <text:p text:style-name="P100">—<text:span text:style-name="T3">oso</text:span> 200 | nuvoloso | -eux | -ous | -ös. = cum nebula. </text:p>
        </text:list-item>
        <text:list-item>
          <text:p text:style-name="P100"><text:span text:style-name="T3">nuce</text:span> nux | noce | noix | nut | Nuss. ⊃ nucleo. </text:p>
        </text:list-item>
        <text:list-item>
          <text:p text:style-name="P100"><text:span text:style-name="T3">nucleo</text:span> 100 | -eo, nocciolo | -éus, noyau | -eus | -eus. ⊂ nuce. </text:p>
        </text:list-item>
        <text:list-item>
          <text:p text:style-name="P100"><text:span text:style-name="T3">NUDO</text:span> -us | I. H. P. nudo | nu | <text:span text:style-name="T5">bare</text:span>, nude, naked | nackt. = sine veste. ⊂ E. nugdo ⊃ A. naked, D. nackt, R. nagoj. </text:p>
        </text:list-item>
        <text:list-item>
          <text:p text:style-name="P100">—<text:span text:style-name="T3">a</text:span> -o = fac nudo, denuda. </text:p>
        </text:list-item>
        <text:list-item>
          <text:p text:style-name="P100">—<text:span text:style-name="T3">itate</text:span> 400 | -ità | -ité | -ity | -ität. </text:p>
        </text:list-item>
        <text:list-item>
          <text:p text:style-name="P100"><text:span text:style-name="T3">nue</text:span> = (an)nue, nu(ta). </text:p>
        </text:list-item>
        <text:list-item>
          <text:p text:style-name="P100"><text:span text:style-name="T3">nullo</text:span> -us | nullo, <text:span text:style-name="T5">nessuno</text:span> | nul, <text:span text:style-name="T5">aucun</text:span> | null, <text:span text:style-name="T5">not any</text:span> | Null. ⊃ anulla. ⊂ n(e) ullo. </text:p>
        </text:list-item>
        <text:list-item>
          <text:p text:style-name="P100">—<text:span text:style-name="T3">ifica</text:span> -ĭco | | -fier | -fy | -ficieren. </text:p>
        </text:list-item>
        <text:list-item>
          <text:p text:style-name="P100">—<text:span text:style-name="T3">itate</text:span> | -ità | -ité | -ity | -ität. </text:p>
        </text:list-item>
        <text:list-item>
          <text:p text:style-name="P100">L. num = an, forsan. </text:p>
        </text:list-item>
        <text:list-item>
          <text:p text:style-name="P100"><text:span text:style-name="T3">numera</text:span> -ĕro | -are, H. P. -ar | nombrer, numéroter | -ate, number | -ieren. = da numero. ⊃ enumera, innumerabile. </text:p>
        </text:list-item>
        <text:list-item>
          <text:p text:style-name="P100">—<text:span text:style-name="T3">tione</text:span> | -zione | numération | -tion | -tion. </text:p>
        </text:list-item>
        <text:list-item>
          <text:p text:style-name="P100"><text:soft-page-break/><text:span text:style-name="T3">numero</text:span> -ĕrus | I. H. P. numero | nombre, numéro | number | <text:span text:style-name="T5">Zahl</text:span>, Nummer. ⊃ numera. || G. nomo [regula]. </text:p>
        </text:list-item>
        <text:list-item>
          <text:p text:style-name="P100">—<text:span text:style-name="T3">ale</text:span> | -ale | numéral | -al | -alien. </text:p>
        </text:list-item>
        <text:list-item>
          <text:p text:style-name="P100">—<text:span text:style-name="T3">ario</text:span> 400 = calculatore. </text:p>
        </text:list-item>
        <text:list-item>
          <text:p text:style-name="P100">—— | -ario | numéraire | -ary | -är. = monetas, nummos. </text:p>
        </text:list-item>
        <text:list-item>
          <text:p text:style-name="P100">—<text:span text:style-name="T3">ico</text:span> -ĭcus | -ico | numérique | -ic | -isch. </text:p>
        </text:list-item>
        <text:list-item>
          <text:p text:style-name="P100">—<text:span text:style-name="T3">oso</text:span> -us | -oso | nombreux | -ous | -ös. = in magno numero, multo, plure. </text:p>
        </text:list-item>
        <text:list-item>
          <text:p text:style-name="P100"><text:span text:style-name="T3">numisma</text:span>(te) -ma = moneta. ⊂ G. nómisma. </text:p>
        </text:list-item>
        <text:list-item>
          <text:p text:style-name="P100">—<text:span text:style-name="T3">tica</text:span> -ĭca | -tica | -tique | -tics | -tik. </text:p>
        </text:list-item>
        <text:list-item>
          <text:p text:style-name="P100">—<text:span text:style-name="T3">tico</text:span> -ĭcus | -tico | -tique | -tic | -tisch. </text:p>
        </text:list-item>
        <text:list-item>
          <text:p text:style-name="P100"><text:span text:style-name="T3">nummo</text:span> -us = moneta. </text:p>
        </text:list-item>
        <text:list-item>
          <text:p text:style-name="P100"><text:span text:style-name="T3">NUNC</text:span> nunc | <text:span text:style-name="T5">ora</text:span> | <text:span text:style-name="T5">maintenant</text:span> | now | nun. = in isto tempore, in præsente. ⊂ E. ⊃ A., D., G. nûn, R. nu, nynje, S. nu. </text:p>
        </text:list-item>
        <text:list-item>
          <text:p text:style-name="P100">L. nuncio, <text:span text:style-name="T5">errore vice</text:span> nuntio. </text:p>
        </text:list-item>
        <text:list-item>
          <text:p text:style-name="P100"><text:span text:style-name="T3">nunquam</text:span> -am | <text:span text:style-name="T5">non... mai</text:span> | <text:span text:style-name="T5">ne... jammais</text:span> | <text:span text:style-name="T5">never</text:span> | <text:span text:style-name="T5">niemals</text:span>. = nullo vice, in nullo tempore. </text:p>
        </text:list-item>
        <text:list-item>
          <text:p text:style-name="P100"><text:span text:style-name="T3">nuntia</text:span> -io = (an)nuntia, mone, significa. ⊃ an—, de—, e—, pro—, re—. ⊂ nuntio. </text:p>
        </text:list-item>
        <text:list-item>
          <text:p text:style-name="P100">—<text:span text:style-name="T3">tura</text:span> | -ziatura | nociature | nunciature | -tur. </text:p>
        </text:list-item>
        <text:list-item>
          <text:p text:style-name="P100"><text:span text:style-name="T3">nuntio</text:span> -us | nunzio | nonce, <text:span text:style-name="T5">messager</text:span> | <text:span text:style-name="T5">messenger</text:span>, nuncio | <text:span text:style-name="T5">Bote</text:span>, -tius. ⊂ ? novo. </text:p>
        </text:list-item>
        <text:list-item>
          <text:p text:style-name="P100">L. nuper = ab pauco tempore. </text:p>
        </text:list-item>
        <text:list-item>
          <text:p text:style-name="P100"><text:span text:style-name="T3">nupto</text:span> -us = quem nube. </text:p>
        </text:list-item>
        <text:list-item>
          <text:p text:style-name="P100">—<text:span text:style-name="T3">ia</text:span> (-iæ -iarum) | nozze | noces | nuptials. = matrimonio, hymene, sponsalia. </text:p>
        </text:list-item>
        <text:list-item>
          <text:p text:style-name="P100">—<text:span text:style-name="T3">iale</text:span> -is | nuziale | -al | -al | -al. </text:p>
        </text:list-item>
        <text:list-item>
          <text:p text:style-name="P100"><text:span text:style-name="T3">nuru</text:span> -us | nuora, H. nuera, P. nora | | | Schnur. = uxore de filio. ⊂ E. ⊃ G. nýos, R. snocha, S. snusa. </text:p>
        </text:list-item>
        <text:list-item>
          <text:p text:style-name="P100">L. nuspiam, nusquam = in ullo loco. </text:p>
        </text:list-item>
        <text:list-item>
          <text:p text:style-name="P100"><text:span text:style-name="T3">nuta</text:span> -o = fac signo cum capite, oscilla. ⊂ un(e) -ta. </text:p>
        </text:list-item>
        <text:list-item>
          <text:p text:style-name="P100">—<text:span text:style-name="T3">tione</text:span> -tio | -zione | -tion | -tion | -tion. = oscillatione (de astro). </text:p>
        </text:list-item>
        <text:list-item>
          <text:p text:style-name="P100"><text:span text:style-name="T3">NUTRI</text:span> -io | -trire, H. P. -trir | nourrir | to nourish | <text:span text:style-name="T5">nähren</text:span>, -trieren. = ale, da nutrimento. ⊃ —ice, —imento, —itione. </text:p>
        </text:list-item>
        <text:list-item>
          <text:p text:style-name="P100">—<text:span text:style-name="T3">ice</text:span> -ix | -ice | nourrice | nurse | -ix. = femina que nutri puero. </text:p>
        </text:list-item>
        <text:list-item>
          <text:p text:style-name="P100">—<text:span text:style-name="T3">mento</text:span> -um | -mento | -ment | -ment | -ment. = quod nutri, cibo. </text:p>
        </text:list-item>
        <text:list-item>
          <text:p text:style-name="P100">—<text:span text:style-name="T3">tione</text:span> | -zione | -tion | -tion | -tion. </text:p>
        </text:list-item>
        <text:list-item>
          <text:p text:style-name="P100"><text:span text:style-name="T3">nutu</text:span> -us = signo de capite, inclinatione. ⊂ nue. </text:p>
        </text:list-item>
        <text:list-item>
          <text:p text:style-name="P100">G. nyct, núx = || nocte. </text:p>
        </text:list-item>
        <text:list-item>
          <text:p text:style-name="P100"><text:span text:style-name="T3">nyctalope</text:span> 100 | | -ope | -ops | -ope. = qui vide de nocte. ⊂ G. nyctálōps ⊂ nyct -al ōp. </text:p>
        </text:list-item>
        <text:list-item>
          <text:p text:style-name="P100">—<text:span text:style-name="T3">ia</text:span> 400 | | -ie | -y | -ie. ⊂ G. -lōpía. </text:p>
        </text:list-item>
        <text:list-item>
          <text:p text:style-name="P100"><text:span text:style-name="T3">nympha</text:span> -a | ninfa | nymphe | nymph | Nymphe. = virgine, statu de insecto, velo de vagina. ⊂ G. númphē || nube. ⊃ paranympho. </text:p>
        </text:list-item>
        <text:list-item>
          <text:p text:style-name="P49">—<text:span text:style-name="T3">omania</text:span> | ninfomania | -manie | -mania | -manie. = mania in virgine. </text:p>
        </text:list-item>
      </text:list>
      <text:p text:style-name="Text_20_body"><text:soft-page-break/><text:span text:style-name="T3">O</text:span> </text:p>
      <text:list xml:id="list1000966745" text:style-name="L41">
        <text:list-item>
          <text:p text:style-name="P101"><text:span text:style-name="T3">oasi</text:span> ă 300 | oasi | oasis | oasis | Oase. ⊂ G. óasis. </text:p>
        </text:list-item>
        <text:list-item>
          <text:p text:style-name="P101"><text:span text:style-name="T3">ob</text:span> ob = pro causa de, contra. ⊃ objecta, oblatione, obsta, occasione, occlude, occurre, offer, officio, oppone, opprime, ostende, … || G. epi, S. api; aut || A. by, D. bei, R. o ob, S. abhi. </text:p>
        </text:list-item>
        <text:list-item>
          <text:p text:style-name="P101">obedi = obœdi. </text:p>
        </text:list-item>
        <text:list-item>
          <text:p text:style-name="P101"><text:span text:style-name="T3">obelisco</text:span> 100 | -isco | obélisque | -isk | -isk. = monumento in forma de acu pyramidale. ⊂ G. obelíscos ⊂ obelós = acu, veru. </text:p>
        </text:list-item>
        <text:list-item>
          <text:p text:style-name="P101"><text:span text:style-name="T3">obeso</text:span> 100 | obeso | obèse | obese | <text:span text:style-name="T5">fett</text:span>. = crasso, pingüe. ⊂ ob ed(e) -to. </text:p>
        </text:list-item>
        <text:list-item>
          <text:p text:style-name="P101">—<text:span text:style-name="T3">itate</text:span> 200 | -ità | obésité | -ity | -ität. </text:p>
        </text:list-item>
        <text:list-item>
          <text:p text:style-name="P101"><text:span text:style-name="T3">objecta</text:span> -o | obbiettare | objecter | to object | objicieren. = oppone. ⊂ ob [contra] jacta. </text:p>
        </text:list-item>
        <text:list-item>
          <text:p text:style-name="P101"><text:span text:style-name="T3">objecto</text:span> -us | oggetto | objet | object | Object. ⊂ ob jacto. </text:p>
        </text:list-item>
        <text:list-item>
          <text:p text:style-name="P101">—<text:span text:style-name="T3">ivo</text:span> | obbiettivo | -if | -ive | -iv. </text:p>
        </text:list-item>
        <text:list-item>
          <text:p text:style-name="P101">——<text:span text:style-name="T3">itate</text:span> | objettività | -ité | -ity | -ität. </text:p>
        </text:list-item>
        <text:list-item>
          <text:p text:style-name="P101">—<text:span text:style-name="T3">ione</text:span> 400 | obbiezione | -ion | -ion | -ion. </text:p>
        </text:list-item>
        <text:list-item>
          <text:p text:style-name="P101"><text:span text:style-name="T3">objurga</text:span> -o | <text:span text:style-name="T5">biasimare</text:span> | <text:span text:style-name="T5">réprimander</text:span> | <text:span text:style-name="T5">chide</text:span>, -gate | <text:span text:style-name="T5">tadeln</text:span>, -gieren. = reprehende, castiga, reproba. ⊂ ob jur(e) (a)ge = litiga. </text:p>
        </text:list-item>
        <text:list-item>
          <text:p text:style-name="P101">—<text:span text:style-name="T3">tione</text:span> -tio | obiurgazione | -tion | -tion | -tion. </text:p>
        </text:list-item>
        <text:list-item>
          <text:p text:style-name="P101"><text:span text:style-name="T3">oblatione</text:span> 100 | -zione | -tion | -tion | -tion. = ton offer, donatione. ⊂ ob lat(o) -ione. </text:p>
        </text:list-item>
        <text:list-item>
          <text:p text:style-name="P101"><text:span text:style-name="T3">obliga</text:span> -lĭgo | ob(b)ligare | -ger | -ge, -gate | -gieren. = liga, coerce, injunge, constringe. </text:p>
        </text:list-item>
        <text:list-item>
          <text:p text:style-name="P101">—<text:span text:style-name="T3">tione</text:span> -tio | -zione | -tion | -tion | -tion. </text:p>
        </text:list-item>
        <text:list-item>
          <text:p text:style-name="P101">—<text:span text:style-name="T3">torio</text:span> 400 | -torio | -toire | -tory | -torisch. </text:p>
        </text:list-item>
        <text:list-item>
          <text:p text:style-name="P101"><text:span text:style-name="T3">obliquo</text:span> -us | -quo | -que | -que | <text:span text:style-name="T5">quer</text:span>. = inclinato, transverso. ⊂ ob lic [radice de <text:span text:style-name="T5">limite</text:span>] -uo. </text:p>
        </text:list-item>
        <text:list-item>
          <text:p text:style-name="P101">—<text:span text:style-name="T3">uitate</text:span> -itas | -ità | -ité | -ity | -ität. </text:p>
        </text:list-item>
        <text:list-item>
          <text:p text:style-name="P101"><text:span text:style-name="T3">oblitera</text:span> -ĕro | -are | -érer | -ate | -ieren. = abole, dele, cancella. ⊂ ob litera. </text:p>
        </text:list-item>
        <text:list-item>
          <text:p text:style-name="P101">—<text:span text:style-name="T3">tione</text:span> -tio | -zione | -tion | -tion | -tion. </text:p>
        </text:list-item>
        <text:list-item>
          <text:p text:style-name="P101"><text:span text:style-name="T3">oblivio</text:span> -ium | oblio | oubli | -vion | -vion. = defectu de memoria. ⊂ line. </text:p>
        </text:list-item>
        <text:list-item>
          <text:p text:style-name="P101">—<text:span text:style-name="T3">ione</text:span> -io = oblivio. </text:p>
        </text:list-item>
        <text:list-item>
          <text:p text:style-name="P101">—<text:span text:style-name="T3">ioso</text:span> -us | -oso | oublieux | -ous | -ös. </text:p>
        </text:list-item>
        <text:list-item>
          <text:p text:style-name="P101">—<text:span text:style-name="T3">isce</text:span> -or | obliare, <text:span text:style-name="T5">dimenticare</text:span> | oublier | <text:span text:style-name="T5">to forget</text:span> | <text:span text:style-name="T5">vergessen</text:span>. = ne recorda, perde memoria. </text:p>
        </text:list-item>
        <text:list-item>
          <text:p text:style-name="P101"><text:span text:style-name="T3">oblongo</text:span> -us | -ungo | -ong | -ong | -ong. = longo, magis longo quam lato, ovale. </text:p>
        </text:list-item>
        <text:list-item>
          <text:p text:style-name="P101"><text:span text:style-name="T3">obœdi</text:span> -io | ubbidire | obéir | obey | <text:span text:style-name="T5">gehorchen</text:span>. = exseque voluntate de alio, anti jube. ⊂ ob audi. </text:p>
        </text:list-item>
        <text:list-item>
          <text:p text:style-name="P101">—<text:span text:style-name="T3">iente</text:span> -iens | ubbidiente | obéissant | obedient | obedient. </text:p>
        </text:list-item>
        <text:list-item>
          <text:p text:style-name="P101">—<text:span text:style-name="T3">ientia</text:span> -a | ubbidienza | obéissance, obédience | obedience | -ienz. </text:p>
        </text:list-item>
        <text:list-item>
          <text:p text:style-name="P101"><text:span text:style-name="T3">obolo</text:span> ŏ 100 | obolo | obole | obol | Obol. = minimo nummo græco ⊂ G. obolós. </text:p>
        </text:list-item>
        <text:list-item>
          <text:p text:style-name="P101"><text:soft-page-break/><text:span text:style-name="T3">obsceno</text:span> -us | osceno | -ène | -ene | -ön. = immundo, impudico. </text:p>
        </text:list-item>
        <text:list-item>
          <text:p text:style-name="P101">—<text:span text:style-name="T3">itate</text:span> -itas | oscenità | -énité | -ity | -ität. </text:p>
        </text:list-item>
        <text:list-item>
          <text:p text:style-name="P101"><text:span text:style-name="T3">obscura</text:span> -o | oscurare | -urcir | -ure | -urieren. = fac obscuro. </text:p>
        </text:list-item>
        <text:list-item>
          <text:p text:style-name="P101">—<text:span text:style-name="T3">tione</text:span> -tio | oscurazione | -tion | -tion | -tion. </text:p>
        </text:list-item>
        <text:list-item>
          <text:p text:style-name="P101"><text:span text:style-name="T3">obscuro</text:span> -us | oscuro | -ur | -ure | -ur. ⊂ ob scu [ <text:span text:style-name="T5">radice de</text:span> scuto]. </text:p>
        </text:list-item>
        <text:list-item>
          <text:p text:style-name="P101">—<text:span text:style-name="T3">itate</text:span> -itas | oscurità | -ité | -ity | -ität. = tenebras. </text:p>
        </text:list-item>
        <text:list-item>
          <text:p text:style-name="P101"><text:span text:style-name="T3">obseque</text:span> -or | ossequiare | | | -quieren. = honora, obœdi, servi. ⊂ ob seque. </text:p>
        </text:list-item>
        <text:list-item>
          <text:p text:style-name="P101">—<text:span text:style-name="T3">uente</text:span> -ens | ossequente | | -nt | -nt. </text:p>
        </text:list-item>
        <text:list-item>
          <text:p text:style-name="P101">—<text:span text:style-name="T3">uias</text:span> | | obsèques | -quies | -quien. = exsequias, funerale. </text:p>
        </text:list-item>
        <text:list-item>
          <text:p text:style-name="P101">—<text:span text:style-name="T3">uio</text:span> -um | ossequio | <text:span text:style-name="T5">hommage</text:span> | obsequiousness | Obsequium. = respectu, honore, veneratione. </text:p>
        </text:list-item>
        <text:list-item>
          <text:p text:style-name="P101">—<text:span text:style-name="T3">uioso</text:span> -us (Plauto) | ossequioso | obséquieux | -ous | -ös. </text:p>
        </text:list-item>
        <text:list-item>
          <text:p text:style-name="P101"><text:span text:style-name="T3">observa</text:span> -o | osservare | -ver | -ve | -vieren. = nota, considera, spece, seque, serva. </text:p>
        </text:list-item>
        <text:list-item>
          <text:p text:style-name="P101">—<text:span text:style-name="T3">bile</text:span> ĭ 100 | oss— | -ble | -ble | -bel. </text:p>
        </text:list-item>
        <text:list-item>
          <text:p text:style-name="P101">—<text:span text:style-name="T3">ntia</text:span> -ntia | oss—nza | -nce | -nce | -nz. </text:p>
        </text:list-item>
        <text:list-item>
          <text:p text:style-name="P101">—<text:span text:style-name="T3">tione</text:span> 100 | oss—zione | -tion | -tion | -tion. </text:p>
        </text:list-item>
        <text:list-item>
          <text:p text:style-name="P101">—<text:span text:style-name="T3">tore</text:span> 100 | oss— | -teur | -tor | -tor. </text:p>
        </text:list-item>
        <text:list-item>
          <text:p text:style-name="P101">—<text:span text:style-name="T3">torio</text:span> | osservatorio | -toire | -tory | -torium. </text:p>
        </text:list-item>
        <text:list-item>
          <text:p text:style-name="P101"><text:span text:style-name="T3">obsessione</text:span> -sio = obsidio, ton obside. </text:p>
        </text:list-item>
        <text:list-item>
          <text:p text:style-name="P101">— | ossessione | -ion | -ion | -ion. = idea, fixo, mania. </text:p>
        </text:list-item>
        <text:list-item>
          <text:p text:style-name="P101"><text:span text:style-name="T3">obside</text:span> -ĭdeo | <text:span text:style-name="T5">as</text:span>sediare | <text:span text:style-name="T5">as</text:span>siéger | <text:span text:style-name="T5">be</text:span>siege | <text:span text:style-name="T5">belagern</text:span>. = occupa, interclude. ⊂ sede ob [contra]. </text:p>
        </text:list-item>
        <text:list-item>
          <text:p text:style-name="P101">— 600 | ossessionare | obséder | obsess | <text:span text:style-name="T5">quälen</text:span>. = præoccupa animo. </text:p>
        </text:list-item>
        <text:list-item>
          <text:p text:style-name="P101"><text:span text:style-name="T3">obsidio</text:span> -um | assedio | siége | siege | -ion. = ton obside. </text:p>
        </text:list-item>
        <text:list-item>
          <text:p text:style-name="P101"><text:span text:style-name="T3">obsta</text:span> -o | ostare. = sta ob, impedi. </text:p>
        </text:list-item>
        <text:list-item>
          <text:p text:style-name="P101">—<text:span text:style-name="T3">culo</text:span> ŭ 100 | ostacolo | -acle | -acle | -akel. </text:p>
        </text:list-item>
        <text:list-item>
          <text:p text:style-name="P101"><text:span text:style-name="T3">obstetrice</text:span> (-trix -trīcis) | ostetrice | <text:span text:style-name="T5">accoucheuse</text:span> | <text:span text:style-name="T5">midwife</text:span> | <text:span text:style-name="T5">Hebamme</text:span>. = femina que assiste puerpera. ⊂ ob sta -trice. </text:p>
        </text:list-item>
        <text:list-item>
          <text:p text:style-name="P101">—<text:span text:style-name="T3">ia</text:span> | ostetricia | -ique | -ics | -ik. = arte de obstetricio. </text:p>
        </text:list-item>
        <text:list-item>
          <text:p text:style-name="P101">—<text:span text:style-name="T3">io</text:span> 100 | ostetrico | -ique | -ic | -isch. = de obstetrice. </text:p>
        </text:list-item>
        <text:list-item>
          <text:p text:style-name="P101"><text:span text:style-name="T3">obstina</text:span> -ĭno | ostinarsi | s’obstiner | to be obstinate | -ieren. = persiste, persevera. ⊂ ob sta -n -a. </text:p>
        </text:list-item>
        <text:list-item>
          <text:p text:style-name="P101">—<text:span text:style-name="T3">to</text:span> -tus | ostinato | -iné | -inate | -inat. </text:p>
        </text:list-item>
        <text:list-item>
          <text:p text:style-name="P101">—<text:span text:style-name="T3">tione</text:span> -tio | ostinato | -iné | -inate | -inat. </text:p>
        </text:list-item>
        <text:list-item>
          <text:p text:style-name="P101"><text:span text:style-name="T3">obstructo</text:span> -us = quem obstrue, clauso. </text:p>
        </text:list-item>
        <text:list-item>
          <text:p text:style-name="P101">—<text:span text:style-name="T3">ione</text:span> -io | ostruzione | -ion | -ion | -ion. </text:p>
        </text:list-item>
        <text:list-item>
          <text:p text:style-name="P101">—<text:span text:style-name="T3">ivo</text:span> | ostruttivo | -if | -ive | -iv. </text:p>
        </text:list-item>
        <text:list-item>
          <text:p text:style-name="P101"><text:span text:style-name="T3">obstrue</text:span> -ŭo | ostruire | -uer | -uct | -uieren. = claude cum muro, cum impedimento. ⊂ ob strue. </text:p>
        </text:list-item>
        <text:list-item>
          <text:p text:style-name="P101">obtento -us | ottenuto. = quem obtine. </text:p>
        </text:list-item>
        <text:list-item>
          <text:p text:style-name="P101">obtento -us | steso. = quem obtende. </text:p>
        </text:list-item>
        <text:list-item>
          <text:p text:style-name="P101"><text:span text:style-name="T3">obtine</text:span> -ĭneo | ottenere | obtenir | to obtain | -ieren. = conseque. ⊂ ob tene. </text:p>
        </text:list-item>
        <text:list-item>
          <text:p text:style-name="P101"><text:span text:style-name="T3">obtura</text:span> -o | otturare, turare | -er | -ate, <text:span text:style-name="T5">stop up</text:span> | -ieren. = claude, <text:soft-page-break/>obstrue. </text:p>
        </text:list-item>
        <text:list-item>
          <text:p text:style-name="P101">—<text:span text:style-name="T3">tione</text:span> 400 | otturazione | -tion | -tion | -tion. </text:p>
        </text:list-item>
        <text:list-item>
          <text:p text:style-name="P101">—<text:span text:style-name="T3">tore</text:span> | otturatore | -teur | -tor | -tor. </text:p>
        </text:list-item>
        <text:list-item>
          <text:p text:style-name="P101"><text:span text:style-name="T3">obtuso</text:span> -us | ottuso | -us | -use | -us. = anti acuto. ⊂ ob tunde. </text:p>
        </text:list-item>
        <text:list-item>
          <text:p text:style-name="P101"><text:span text:style-name="T3">obvia</text:span> 400 | ovviare | -er | -ate. ⊂ præveni, evita. ⊂ ob via. </text:p>
        </text:list-item>
        <text:list-item>
          <text:p text:style-name="P101">L. obviam = ad contra, ad verso. </text:p>
        </text:list-item>
        <text:list-item>
          <text:p text:style-name="P101"><text:span text:style-name="T3">obvio</text:span> -ius | ovvio | | obvious. = que es in via, que veni contra, palpabile, evidente. </text:p>
        </text:list-item>
        <text:list-item>
          <text:p text:style-name="P101"><text:span text:style-name="T3">occasione</text:span> -sio | -sione | -sion | -sion | -sion. = casu, opportunitate. ⊂ ob cad(e) -tione. </text:p>
        </text:list-item>
        <text:list-item>
          <text:p text:style-name="P101">—<text:span text:style-name="T3">a</text:span> | -onare | -onner | -on | -onieren. = gigne, effice, da occasione. </text:p>
        </text:list-item>
        <text:list-item>
          <text:p text:style-name="P101">—<text:span text:style-name="T3">ale</text:span> | -ale | -onnel | -al | -ell. = de occasione, fortuito. </text:p>
        </text:list-item>
        <text:list-item>
          <text:p text:style-name="P101"><text:span text:style-name="T3">occide</text:span> -cīdo | uccidere | <text:span text:style-name="T5">tuer</text:span>, occire | <text:span text:style-name="T5">kill</text:span> | <text:span text:style-name="T5">töten</text:span>. = da morte, neca. ⊃ occisione. ⊂ ob cæde. </text:p>
        </text:list-item>
        <text:list-item>
          <text:p text:style-name="P101">occide -cĭdo = cade. ⊂ ob cade. ⊃ </text:p>
        </text:list-item>
        <text:list-item>
          <text:p text:style-name="P101"><text:span text:style-name="T3">occidente</text:span> -ens | -ente | -ent | -ent | -ent. = parte de terra, ubi sol cade. </text:p>
        </text:list-item>
        <text:list-item>
          <text:p text:style-name="P101">—<text:span text:style-name="T3">ale</text:span> 100 | -ale | -al | -al | -al. </text:p>
        </text:list-item>
        <text:list-item>
          <text:p text:style-name="P101"><text:span text:style-name="T3">occipite</text:span> ĭ 200 | -pite | -put | -put | -put. = parte posteriore de capite. </text:p>
        </text:list-item>
        <text:list-item>
          <text:p text:style-name="P101">—<text:span text:style-name="T3">ale</text:span> | -ale | -al | -al | -al. </text:p>
        </text:list-item>
        <text:list-item>
          <text:p text:style-name="P101"><text:span text:style-name="T3">occisione</text:span> -sio | uccisione | <text:span text:style-name="T5">meurtre</text:span>, -ion | <text:span text:style-name="T5">killing</text:span>, -ion | -ion. = ton occīde, cæde, nece. </text:p>
        </text:list-item>
        <text:list-item>
          <text:p text:style-name="P101"><text:span text:style-name="T3">occlude</text:span> -o | -ere | occlure | -e | -ieren. = claude, obstrue. </text:p>
        </text:list-item>
        <text:list-item>
          <text:p text:style-name="P101"><text:span text:style-name="T3">occluso</text:span> -us = quem occlude. </text:p>
        </text:list-item>
        <text:list-item>
          <text:p text:style-name="P101">—<text:span text:style-name="T3">ione</text:span> | -ione | -ion | -ion | -ion. </text:p>
        </text:list-item>
        <text:list-item>
          <text:p text:style-name="P101"><text:span text:style-name="T3">occule</text:span> -ŭlo = occulta. ⊂ ob cela. </text:p>
        </text:list-item>
        <text:list-item>
          <text:p text:style-name="P101"><text:span text:style-name="T3">occulta</text:span> -o | -are | -er, <text:span text:style-name="T5">cacher</text:span> | <text:span text:style-name="T5">to hide</text:span> | -ieren. = occule. </text:p>
        </text:list-item>
        <text:list-item>
          <text:p text:style-name="P101">—<text:span text:style-name="T3">tione</text:span> -tio | -zione | -tion | -tion | -tion. </text:p>
        </text:list-item>
        <text:list-item>
          <text:p text:style-name="P101"><text:span text:style-name="T3">occulto</text:span> -us | -ulto | -ulte | -ult | <text:span text:style-name="T5">verborgen</text:span>. ⊂ ob celato. </text:p>
        </text:list-item>
        <text:list-item>
          <text:p text:style-name="P101"><text:span text:style-name="T3">occupa</text:span> -ŭpo | -are | -er | -ate | -ieren. = tene, fac suo, usurpa. ⊂ ob cape. </text:p>
        </text:list-item>
        <text:list-item>
          <text:p text:style-name="P101">—<text:span text:style-name="T3">tione</text:span> -tio | -zione | -tion | -tion | -tion. </text:p>
        </text:list-item>
        <text:list-item>
          <text:p text:style-name="P101"><text:span text:style-name="T3">occurre</text:span> -o | occorrere | <text:span text:style-name="T5">venir au devant</text:span> | occur | -ieren. = curre ob [contra], accurre, se præsenta, veni ante. </text:p>
        </text:list-item>
        <text:list-item>
          <text:p text:style-name="P101">— M | occorrere. = es necessario. </text:p>
        </text:list-item>
        <text:list-item>
          <text:p text:style-name="P101">—<text:span text:style-name="T3">ente</text:span> | | -ent | -ent | -ent. ⊃ I. occorrente = necessario. </text:p>
        </text:list-item>
        <text:list-item>
          <text:p text:style-name="P101">—<text:span text:style-name="T3">entia</text:span> | occorrenza | -ence | -ence | -enz. = circumstantia, occasione. </text:p>
        </text:list-item>
        <text:list-item>
          <text:p text:style-name="P101"><text:span text:style-name="T3">occursu</text:span> -us | <text:span text:style-name="T5">incontro</text:span> | <text:span text:style-name="T5">rencontre</text:span> | <text:span text:style-name="T5">meeting</text:span> | <text:span text:style-name="T5">Begegnung</text:span>. = ton occurre. </text:p>
        </text:list-item>
        <text:list-item>
          <text:p text:style-name="P101"><text:span text:style-name="T3">oceano</text:span> -ănus | -eano | -éan | -ean | -ean. = magno mari. ⊂ G. ōceanós. </text:p>
        </text:list-item>
        <text:list-item>
          <text:p text:style-name="P101">—<text:span text:style-name="T3">ico</text:span> -ĭcus | -ico | -ique | -ic | -isch. </text:p>
        </text:list-item>
        <text:list-item>
          <text:p text:style-name="P101"><text:span text:style-name="T3">ochra</text:span> 100 | ocra | ocre | ochre | Oker. = argilla colorante. ⊂ G. <text:span text:style-name="T3">ō</text:span>chra. </text:p>
        </text:list-item>
        <text:list-item>
          <text:p text:style-name="P101"><text:span text:style-name="T3">octaedro</text:span> | ottaedro | octaèdre | octahedron | Oktaeder. = solido <text:soft-page-break/>cum 8 facie. ⊂ G. octáedron ⊂ octo hedra. </text:p>
        </text:list-item>
        <text:list-item>
          <text:p text:style-name="P101"><text:span text:style-name="T3">octante</text:span> 100 = parte octo. </text:p>
        </text:list-item>
        <text:list-item>
          <text:p text:style-name="P101">— | ottante | -ant | -ant | -ant. = octavo de circulo graduato, uso pro meti altitudine de astro. </text:p>
        </text:list-item>
        <text:list-item>
          <text:p text:style-name="P101"><text:span text:style-name="T3">octavo</text:span> -us | ottavo | huitième, in-octavo | eighth, -ave, -avo | achte, -av. = numero octo. </text:p>
        </text:list-item>
        <text:list-item>
          <text:p text:style-name="P101"><text:span text:style-name="T3">OCTO</text:span> -o | otto, H. ocho, P. oito | huit | eight | acht. ⊃ octobre, octavo, octante, octuplo. ⊂ E. octo ⊃ A. eight, D. acht, G. oct <text:span text:style-name="T3">ō</text:span>, S. as’ta. </text:p>
        </text:list-item>
        <text:list-item>
          <text:p text:style-name="P101">G. octo oct <text:span text:style-name="T3">ō</text:span> = || L. octo. ⊃ octaedro. </text:p>
        </text:list-item>
        <text:list-item>
          <text:p text:style-name="P101"><text:span text:style-name="T3">octobre</text:span> -ber | ottobre | -obre | -ober | -ober. = mense numero 10, octavo in calendario de Romulo. </text:p>
        </text:list-item>
        <text:list-item>
          <text:p text:style-name="P101"><text:span text:style-name="T3">octogono</text:span> 100 | ottagono | -gone | octagon | -gon. = figura cum octo angulo [gōnia]. </text:p>
        </text:list-item>
        <text:list-item>
          <text:p text:style-name="P101"><text:span text:style-name="T3">octonario</text:span> -us | ottonario | | -arian. = (versu) de octo (syllaba). </text:p>
        </text:list-item>
        <text:list-item>
          <text:p text:style-name="P101"><text:span text:style-name="T3">octuplo</text:span> -ŭplus | ottuplo | -e | -e | -um. = multiplicato octo. ⊂ octo pl(e) -o || G. octaploûs. </text:p>
        </text:list-item>
        <text:list-item>
          <text:p text:style-name="P101"><text:span text:style-name="T3">oculo</text:span> -ŭlus | occhio, H. ojo, P. olho | œil | eye | Auge. ⊃ —are, —ato, —ista, inocula. ⊂ E. oqu ⊃ A. D., R. oko, G. op, S. aks’a. </text:p>
        </text:list-item>
        <text:list-item>
          <text:p text:style-name="P101">—<text:span text:style-name="T3">are</text:span> 400 | -are | -aire | -ar | -ar. </text:p>
        </text:list-item>
        <text:list-item>
          <text:p text:style-name="P101">—<text:span text:style-name="T3">ista</text:span> | -ista | -iste | -ist | -ist. = medico de oculos. </text:p>
        </text:list-item>
        <text:list-item>
          <text:p text:style-name="P101"><text:span text:style-name="T3">ode</text:span> -es | ode | ode | ode | Ode. ⊃ melodia, palinodia, parodia, prosodia, comœdia, tragœdia. ⊂ G. ōd <text:span text:style-name="T3">ē</text:span> ⊂ aeíde [canta]. </text:p>
        </text:list-item>
        <text:list-item>
          <text:p text:style-name="P101"><text:span text:style-name="T3">ode,</text:span> <text:span text:style-name="T5">thema de perfecto</text:span> odi | odiare | <text:span text:style-name="T5">haïr</text:span> | <text:span text:style-name="T5">hate</text:span> | <text:span text:style-name="T5">hassen</text:span>. = habe odio, abhorre, exsecra. </text:p>
        </text:list-item>
        <text:list-item>
          <text:p text:style-name="P101"><text:span text:style-name="T3">odio</text:span> -um | I. H. P. odio | <text:span text:style-name="T5">haine</text:span> | <text:span text:style-name="T5">hatred</text:span>, odium | Odium. = to ode, invidia, ira vetere. </text:p>
        </text:list-item>
        <text:list-item>
          <text:p text:style-name="P101">—<text:span text:style-name="T3">ioso</text:span> -us | -ioso | -ieux | -ious | -iös. </text:p>
        </text:list-item>
        <text:list-item>
          <text:p text:style-name="P101">——<text:span text:style-name="T3">itate</text:span> | -ità | -ité | odiousness | -ität. </text:p>
        </text:list-item>
        <text:list-item>
          <text:p text:style-name="P101"><text:span text:style-name="T3">odont-,</text:span> G. odoús = || dente. </text:p>
        </text:list-item>
        <text:list-item>
          <text:p text:style-name="P101">—<text:span text:style-name="T3">algia</text:span> | -ia | -ie | -ia, -y | -ie. ⊂ G. -ía. = dolore ad dentes. </text:p>
        </text:list-item>
        <text:list-item>
          <text:p text:style-name="P101">—<text:span text:style-name="T3">algico</text:span> -ĭcus | -ico | -ique | -ic. </text:p>
        </text:list-item>
        <text:list-item>
          <text:p text:style-name="P101"><text:span text:style-name="T3">odora</text:span> -o | -are | -er. = da [sparge, exhala] odore. </text:p>
        </text:list-item>
        <text:list-item>
          <text:p text:style-name="P101">— -or | -are | -er. = senti [percipe] odore. </text:p>
        </text:list-item>
        <text:list-item>
          <text:p text:style-name="P101">—<text:span text:style-name="T3">atu</text:span> -ātus | -ato | -at. = sensu de odore, olfactu. </text:p>
        </text:list-item>
        <text:list-item>
          <text:p text:style-name="P101"><text:span text:style-name="T3">odore</text:span> odor | odore, H. olor, P. odor | odeur | odor | <text:span text:style-name="T5">Geruch</text:span>, Odores. ⊂ E. ⊃ L. ole, G. oze. </text:p>
        </text:list-item>
        <text:list-item>
          <text:p text:style-name="P101">—<text:span text:style-name="T3">ifero</text:span> -fĕr | -ifero, -oso | -iférant, -ant | -iferous, -ous. </text:p>
        </text:list-item>
        <text:list-item>
          <text:p text:style-name="P101"><text:span text:style-name="T3">odoro</text:span> -us = odorifero. ⊃ inodoro. </text:p>
        </text:list-item>
        <text:list-item>
          <text:p text:style-name="P101">G. odyne odúnē = dolore. ⊃ anodyno. </text:p>
        </text:list-item>
        <text:list-item>
          <text:p text:style-name="P101">G. œco oîcos = domo. ⊃ œconomo, diœcesi, parœcia. || L. vico. </text:p>
        </text:list-item>
        <text:list-item>
          <text:p text:style-name="P101"><text:span text:style-name="T3">œconomo</text:span> ŏ 600 | economo | économe | economist | Œconom. = qui dirige domo, administratore. ⊂ G. -ómos. ⊂ œco nomo. </text:p>
        </text:list-item>
        <text:list-item>
          <text:p text:style-name="P101">—<text:span text:style-name="T3">ia</text:span> | e—mia | é—mie | e—my | -mie. ⊂ G. -ía. = administratione. </text:p>
        </text:list-item>
        <text:list-item>
          <text:p text:style-name="P101">—<text:span text:style-name="T3">ia</text:span> | e—mia | é—mie | e—my | -mie. = parsimonia, frugalitate. </text:p>
        </text:list-item>
        <text:list-item>
          <text:p text:style-name="P101">—<text:span text:style-name="T3">ia</text:span> 100 (Quintiliano) = divisione harmonico de oratione. </text:p>
        </text:list-item>
        <text:list-item>
          <text:p text:style-name="P101">—<text:span text:style-name="T3">ico</text:span> -ĭcus | e—ico | é—ique | e—ic | -isch. ⊂ G. oiconomicós. </text:p>
        </text:list-item>
        <text:list-item>
          <text:p text:style-name="P101"><text:soft-page-break/>—<text:span text:style-name="T3">ista</text:span> | e—ista | é—iste | e—ist. </text:p>
        </text:list-item>
        <text:list-item>
          <text:p text:style-name="P101">—<text:span text:style-name="T3">iza</text:span> | e—izzare | é—iser | e—ize | -isieren. = parce. </text:p>
        </text:list-item>
        <text:list-item>
          <text:p text:style-name="P101"><text:span text:style-name="T3">œdema</text:span>(te) | edema | -ème | -ema | -ema. = tumore. ⊂ G. oídēma. ⊃ oidéō = tume. </text:p>
        </text:list-item>
        <text:list-item>
          <text:p text:style-name="P101">—<text:span text:style-name="T3">toso</text:span> | e—toso | œdémateux | -tous, -tose | -tisch. </text:p>
        </text:list-item>
        <text:list-item>
          <text:p text:style-name="P101">G. œno oînos = || vino. </text:p>
        </text:list-item>
        <text:list-item>
          <text:p text:style-name="P101"><text:span text:style-name="T3">œnologia</text:span> | e—gia | -gie | | -gie. = arte de vino [œno]. </text:p>
        </text:list-item>
        <text:list-item>
          <text:p text:style-name="P101">G. œso oísō = fer. </text:p>
        </text:list-item>
        <text:list-item>
          <text:p text:style-name="P101"><text:span text:style-name="T3">œsophago</text:span> ă | esofago | -phage | -phagus | -phag. = canale ab ore ad stomacho, que fer cibo. ⊂ G. oisphágos. </text:p>
        </text:list-item>
        <text:list-item>
          <text:p text:style-name="P101"><text:span text:style-name="T3">offende</text:span> -o | -endere | -enser | -end | -endieren. = urge, percute, læde. ⊃ offenso. ⊂ ob fende. </text:p>
        </text:list-item>
        <text:list-item>
          <text:p text:style-name="P101"><text:span text:style-name="T3">offensa</text:span> -a | -esa | -ense | -ence | -ension. = ton offende. </text:p>
        </text:list-item>
        <text:list-item>
          <text:p text:style-name="P101">—<text:span text:style-name="T3">ivo</text:span> | -ivo | -if | -ive | -iv. </text:p>
        </text:list-item>
        <text:list-item>
          <text:p text:style-name="P101"><text:span text:style-name="T3">offenso</text:span> -us | offeso. = quem offende. </text:p>
        </text:list-item>
        <text:list-item>
          <text:p text:style-name="P101"><text:span text:style-name="T3">offer</text:span> -fero | offrire | offrir | to offer | offerieren. = dona, porrige. ⊂ ob fer. </text:p>
        </text:list-item>
        <text:list-item>
          <text:p text:style-name="P101"><text:span text:style-name="T3">officiale</text:span> 300 | ufficiale | -el | -al | -al, -ell. = de officio. </text:p>
        </text:list-item>
        <text:list-item>
          <text:p text:style-name="P101"><text:span text:style-name="T3">officiale</text:span> 200 | ufficiale | -cier | -cer | -zier. = functionario de officio. </text:p>
        </text:list-item>
        <text:list-item>
          <text:p text:style-name="P101"><text:span text:style-name="T3">officina</text:span> -īna | officina | <text:span text:style-name="T5">atelier</text:span>, usine, officine | | Offizin. = laboratorio. ⊂ op(ere) fac -ina. </text:p>
        </text:list-item>
        <text:list-item>
          <text:p text:style-name="P101">—<text:span text:style-name="T3">ale</text:span> | -ale | -al | -al | -al. = (pharmaco) de officina. </text:p>
        </text:list-item>
        <text:list-item>
          <text:p text:style-name="P101"><text:span text:style-name="T3">officio</text:span> -um | ufficio, officio | -ce | -ce | <text:span text:style-name="T5">Amt</text:span>, Offiz. = debito, obligatione, servitio, functione. ⊂ op(e) fac -io. ⊃ officiale. </text:p>
        </text:list-item>
        <text:list-item>
          <text:p text:style-name="P101">—<text:span text:style-name="T3">ioso</text:span> -us | -oso | -eux | -ous | -ös. = affabile, benigno, qui fac officio. </text:p>
        </text:list-item>
        <text:list-item>
          <text:p text:style-name="P101"><text:span text:style-name="T3">offusca</text:span> 600 | -care | -quer | -cate | <text:span text:style-name="T5">verdunkeln</text:span>. = redde fusco. </text:p>
        </text:list-item>
        <text:list-item>
          <text:p text:style-name="P101"><text:span text:style-name="T3">oidio</text:span> N | oidio | oïdium | oisium. = Bot. « oidium Tuckeri », fungo parasito de vite. ⊂ G. oid = tume (v. œdema), aut ⊂ G. oo [ovo]. </text:p>
        </text:list-item>
        <text:list-item>
          <text:p text:style-name="P101"><text:span text:style-name="T3">ole</text:span> -eo | olezza. = da odore. ⊃ ol(factu). </text:p>
        </text:list-item>
        <text:list-item>
          <text:p text:style-name="P101"><text:span text:style-name="T3">olea</text:span> -ea | -iva, -ivo | -ive | -ive | -ive. = Bot. « olea europæa ». ⊂ G. elaía. ⊃ oleo. </text:p>
        </text:list-item>
        <text:list-item>
          <text:p text:style-name="P101"><text:span text:style-name="T3">oleandro</text:span> | -andro, leandro | oléandre | -ander | -ander. = Bot. « nerium oleander ». </text:p>
        </text:list-item>
        <text:list-item>
          <text:p text:style-name="P101"><text:span text:style-name="T3">oleo</text:span> -ĕum | olio | huile | oil | Oel. ⊃ petroleo, oliva. ⊂ G. élaion. </text:p>
        </text:list-item>
        <text:list-item>
          <text:p text:style-name="P101">—<text:span text:style-name="T3">eifero</text:span> -ĕrus | -fero | oléifère | -ferous. </text:p>
        </text:list-item>
        <text:list-item>
          <text:p text:style-name="P101">—<text:span text:style-name="T3">eoso</text:span> 100 | -eoso | huileux | oily, -eose. </text:p>
        </text:list-item>
        <text:list-item>
          <text:p text:style-name="P101"><text:span text:style-name="T3">olfactu</text:span> 100 | -atto | -action | -action | -us. = odoratu. ⊂ ol(e) fac -tu. </text:p>
        </text:list-item>
        <text:list-item>
          <text:p text:style-name="P101"><text:span text:style-name="T3">oligarchia</text:span> | -ia | -ie | -y | -ie. = imperio de paucos. ⊂ G. -ía. ⊂ olig(o) arch(e) -ia. </text:p>
        </text:list-item>
        <text:list-item>
          <text:p text:style-name="P101">G. oligo olígos = pauco. ⊃ oligarchia </text:p>
        </text:list-item>
        <text:list-item>
          <text:p text:style-name="P101"><text:span text:style-name="T3">olim</text:span> olim = jam, uno vice. </text:p>
        </text:list-item>
        <text:list-item>
          <text:p text:style-name="P101"><text:span text:style-name="T3">oliva</text:span> -a = olea. </text:p>
        </text:list-item>
        <text:list-item>
          <text:p text:style-name="P101"><text:span text:style-name="T3">olla</text:span> -a | <text:span text:style-name="T5">pentola</text:span>, olla | <text:span text:style-name="T5">pot</text:span>, <text:span text:style-name="T5">marmite</text:span>, oule | <text:span text:style-name="T5">pot</text:span>, olla, olio | <text:span text:style-name="T5">Topf</text:span>. </text:p>
        </text:list-item>
        <text:list-item>
          <text:p text:style-name="P101"><text:span text:style-name="T3">olympiade</text:span> -pias -ăd- | olimpiade | -ade | -ad | -ade. = spatio de 4 anno ab anno 776 ante Christo; festo apud urbe Olympia. ⊂ G. olympiás. </text:p>
        </text:list-item>
        <text:list-item>
          <text:p text:style-name="P101">omĭne omen = augurio, auspicio. ⊃ abomina. </text:p>
        </text:list-item>
        <text:list-item>
          <text:p text:style-name="P101"><text:soft-page-break/><text:span text:style-name="T3">omisso</text:span> -us | omesso | omis. = quem omitte. </text:p>
        </text:list-item>
        <text:list-item>
          <text:p text:style-name="P101">—<text:span text:style-name="T3">ione</text:span> 600 | -ione | -ion | -ion | -ion. </text:p>
        </text:list-item>
        <text:list-item>
          <text:p text:style-name="P101"><text:span text:style-name="T3">omitte</text:span> -o | omettere | omettre | to omit | -ieren. = demitte, relinque, præteri. </text:p>
        </text:list-item>
        <text:list-item>
          <text:p text:style-name="P101"><text:span text:style-name="T3">omni</text:span> -is | ogni, <text:span text:style-name="T5">tutti</text:span> | <text:span text:style-name="T5">chaque</text:span>, <text:span text:style-name="T5">tous</text:span> | <text:span text:style-name="T5">all</text:span>, <text:span text:style-name="T5">every</text:span> | <text:span text:style-name="T5">jeder</text:span>. </text:p>
        </text:list-item>
        <text:list-item>
          <text:p text:style-name="P101">—<text:span text:style-name="T3">bus</text:span> N | -bus | -bus | -bus | -bus. = (vehiculo) que servi « ad omni ». ⊂ <text:span text:style-name="T5">dativo plurale de</text:span> omni. </text:p>
        </text:list-item>
        <text:list-item>
          <text:p text:style-name="P101">—<text:span text:style-name="T3">potente</text:span> -ens | omnipotente | -ent | -ent | -ent. </text:p>
        </text:list-item>
        <text:list-item>
          <text:p text:style-name="P101">——<text:span text:style-name="T3">ia</text:span> 500 | omnipotenza | -ence | -ence | -enz. </text:p>
        </text:list-item>
        <text:list-item>
          <text:p text:style-name="P101">—<text:span text:style-name="T3">scientia</text:span> | onniscienza | -ence | -ence | -enz. </text:p>
        </text:list-item>
        <text:list-item>
          <text:p text:style-name="P101">—<text:span text:style-name="T3">voro</text:span> ŏ 100 | onnivoro | -re | -rous | -risch. </text:p>
        </text:list-item>
        <text:list-item>
          <text:p text:style-name="P101"><text:span text:style-name="T3">omoplata</text:span> 100 | -ata | -ate | -ate | -ate. = scapula. ⊂ G. ōmoplátē ⊂ omo [ <text:span text:style-name="T3">ō</text:span>mos, humero] plata [plátē = lamina]. </text:p>
        </text:list-item>
        <text:list-item>
          <text:p text:style-name="P101"><text:span text:style-name="T3">onera</text:span> -ĕro | -are | <text:span text:style-name="T5">charger</text:span> | -ate | -ieren. = da onere. ⊃ exonera. </text:p>
        </text:list-item>
        <text:list-item>
          <text:p text:style-name="P101">—<text:span text:style-name="T3">atione</text:span> | | | -ation | -ation. </text:p>
        </text:list-item>
        <text:list-item>
          <text:p text:style-name="P101">—<text:span text:style-name="T3">ario</text:span> -us | -ario | onéraire | -ary. </text:p>
        </text:list-item>
        <text:list-item>
          <text:p text:style-name="P101"><text:span text:style-name="T3">onere</text:span> onus onĕr- | onere | <text:span text:style-name="T5">charge</text:span>, <text:span text:style-name="T5">poids</text:span> | <text:span text:style-name="T5">load</text:span>, <text:span text:style-name="T5">weight</text:span>, <text:span text:style-name="T5">burden</text:span>, onus | <text:span text:style-name="T5">Last</text:span>. = pondere. ⊃ onera. </text:p>
        </text:list-item>
        <text:list-item>
          <text:p text:style-name="P101">—<text:span text:style-name="T3">oso</text:span> -us | -oso | onéreux | -ous | -ös. </text:p>
        </text:list-item>
        <text:list-item>
          <text:p text:style-name="P101">G. onoma(te), ónōma = || nomine. ⊃ anonymo, homonymo, metonymia, pseudonymo, synonymo. </text:p>
        </text:list-item>
        <text:list-item>
          <text:p text:style-name="P101"><text:span text:style-name="T3">onomatopœia</text:span> | -pea | -pee | -pœia | -pöie. = formatione de nomine ex voce naturale; p. ex. «cucu(lo), murmura». ⊂ G. -oiía. ⊂ onomat(e) -o pœ -ia. </text:p>
        </text:list-item>
        <text:list-item>
          <text:p text:style-name="P101">G. ont <text:span text:style-name="T3">ō</text:span>n = que es, exsistente, vero, reale. || L. ente. </text:p>
        </text:list-item>
        <text:list-item>
          <text:p text:style-name="P101"><text:span text:style-name="T3">ontologia</text:span> | -ia | -ie | -y | -ie. = scientia de entes, metaphysica. ⊂ ont -o- log(o) -ia. </text:p>
        </text:list-item>
        <text:list-item>
          <text:p text:style-name="P101">—<text:span text:style-name="T3">ico</text:span> -ĭcus | -ico | -ique | -ic | -isch. </text:p>
        </text:list-item>
        <text:list-item>
          <text:p text:style-name="P101"><text:span text:style-name="T3">onyche</text:span> onux onŭch- (Plinio 100) | onice | onyx | onyx | Onyx. = gemma cum colore de ungue de homine. ⊂ G. ónux = ungue, onyche. </text:p>
        </text:list-item>
        <text:list-item>
          <text:p text:style-name="P101">G. oo ōón = || ovo. </text:p>
        </text:list-item>
        <text:list-item>
          <text:p text:style-name="P101"><text:span text:style-name="T3">oolitho</text:span> | -ite | -ithe | -ite | -ith. = lapide [litho] calcare in forma de ovo [oo]. </text:p>
        </text:list-item>
        <text:list-item>
          <text:p text:style-name="P101">G. op = vide. ⊃ opsi, optico, optrica, dioptra, ophthalmo, hydropico. ⊂ E. oq ⊃ L. oculo. </text:p>
        </text:list-item>
        <text:list-item>
          <text:p text:style-name="P101"><text:span text:style-name="T3">opaco</text:span> -ācus | opaco | opaque | opaque | opak. = ne transparente, obscuro. </text:p>
        </text:list-item>
        <text:list-item>
          <text:p text:style-name="P101">—<text:span text:style-name="T3">itate</text:span> 100 | -ità | -ité | -ity | -ität. </text:p>
        </text:list-item>
        <text:list-item>
          <text:p text:style-name="P101"><text:span text:style-name="T3">opalo</text:span> -ălus (Plinio) | -ale | -ale | -al | -al. = gemma de colore flavo transparente, ex silice hydrato. ⊂ G. opállios, S. upala. </text:p>
        </text:list-item>
        <text:list-item>
          <text:p text:style-name="P101">—<text:span text:style-name="T3">ino</text:span> | -ino | -in, -escent | -ine. </text:p>
        </text:list-item>
        <text:list-item>
          <text:p text:style-name="P101"><text:span text:style-name="T3">ope</text:span> ops = facultate, auxilio, divitia. ⊃ opulento, officio, copia. </text:p>
        </text:list-item>
        <text:list-item>
          <text:p text:style-name="P101"><text:span text:style-name="T3">opera</text:span> -ĕra | opera | ouvrage, <text:span text:style-name="T5">travail</text:span>, œuvre | <text:span text:style-name="T5">work</text:span> | <text:span text:style-name="T5">Werk</text:span>. = labore. ⊂ opere. </text:p>
        </text:list-item>
        <text:list-item>
          <text:p text:style-name="P101">— | opera | opéra | opera | Oper. = componimento musicale. </text:p>
        </text:list-item>
        <text:list-item>
          <text:p text:style-name="P101"><text:span text:style-name="T3">opera</text:span> -ĕror | -are | opérer | -ate | -ieren. = fac opere. ⊃ coopera. </text:p>
        </text:list-item>
        <text:list-item>
          <text:p text:style-name="P101"><text:soft-page-break/>—<text:span text:style-name="T3">tione</text:span> 100 | -zione | -tion | -tion | -tion. </text:p>
        </text:list-item>
        <text:list-item>
          <text:p text:style-name="P101">—<text:span text:style-name="T3">tore</text:span> 400 | -tore | -teur | -tor | -teur. </text:p>
        </text:list-item>
        <text:list-item>
          <text:p text:style-name="P101">—<text:span text:style-name="T3">ario</text:span> -ius | -aio | ouvrier | | -arius. </text:p>
        </text:list-item>
        <text:list-item>
          <text:p text:style-name="P101"><text:span text:style-name="T3">operculo</text:span> -ŭlum | -lo, coperchio | -le, couvercle | -lum, cover | -lum, <text:span text:style-name="T5">Deckel</text:span>. = quod operi, (co)operculo. </text:p>
        </text:list-item>
        <text:list-item>
          <text:p text:style-name="P101">—<text:span text:style-name="T3">ato</text:span> 100 | -olato | -ulé | -ulate. </text:p>
        </text:list-item>
        <text:list-item>
          <text:p text:style-name="P101"><text:span text:style-name="T3">opere</text:span> opus = opera. ⊃ operoso, opusculo. </text:p>
        </text:list-item>
        <text:list-item>
          <text:p text:style-name="P101"><text:span text:style-name="T3">operi</text:span> -ĕrio | coprire | couvrir | cover | <text:span text:style-name="T5">zudecken</text:span>. = (co)operi, anti aperi, tege. ⊃ operculo. ⊂ ob veru. </text:p>
        </text:list-item>
        <text:list-item>
          <text:p text:style-name="P101"><text:span text:style-name="T3">operoso</text:span> | -us | -oso | | -ose. = que opera, laborioso. </text:p>
        </text:list-item>
        <text:list-item>
          <text:p text:style-name="P101">—<text:span text:style-name="T3">itate</text:span> 100 | -ità | | -ity | -ität. </text:p>
        </text:list-item>
        <text:list-item>
          <text:p text:style-name="P101"><text:span text:style-name="T3">ophidio</text:span> 100 | ofidio | -idien | -idian | -idia. ⊂ G. ophídion óphis [serpente]. </text:p>
        </text:list-item>
        <text:list-item>
          <text:p text:style-name="P101"><text:span text:style-name="T3">ophthalmo,</text:span> G. ophthalmós = || oculo. </text:p>
        </text:list-item>
        <text:list-item>
          <text:p text:style-name="P101">—<text:span text:style-name="T3">ia</text:span> | oftalmia | ophtalmie | -y | -ie. = morbo ad oculos. ⊂ G. -ía. </text:p>
        </text:list-item>
        <text:list-item>
          <text:p text:style-name="P101">—<text:span text:style-name="T3">ico</text:span> ĭ 100 | oftalmico | ophtalmique | -ic | -isch. </text:p>
        </text:list-item>
        <text:list-item>
          <text:p text:style-name="P101"><text:span text:style-name="T3">opina</text:span> -īnor | -are | <text:span text:style-name="T5">être d’avis</text:span> | to opine | <text:span text:style-name="T5">meinen</text:span>, -ieren. = judica, puta, crede, habe opinione. ⊃ F. opiner = exprime suo opinione. </text:p>
        </text:list-item>
        <text:list-item>
          <text:p text:style-name="P101">—<text:span text:style-name="T3">ione</text:span> -io | -ione | -ion | -ion | -ion. </text:p>
        </text:list-item>
        <text:list-item>
          <text:p text:style-name="P101"><text:span text:style-name="T3">opio</text:span> -ium (Plinio) | oppio, H. opio | -ium | -ium | -ium. = suco [opo] de papavere. ⊂ G. ópion (Hippocrate, anno -460). </text:p>
        </text:list-item>
        <text:list-item>
          <text:p text:style-name="P101">G. opo ópos = suco. </text:p>
        </text:list-item>
        <text:list-item>
          <text:p text:style-name="P101"><text:span text:style-name="T3">opopanace</text:span> -ax (Celsio) | opoponaco | -ax | -ax. = Bot. « pastinaca opopanax », uso ut pharmaco, et odore. ⊂ G. -ánax. ⊂ opo [suco] panace [v. panacea]. </text:p>
        </text:list-item>
        <text:list-item>
          <text:p text:style-name="P101"><text:span text:style-name="T3">oporte</text:span> -et = es necesse. </text:p>
        </text:list-item>
        <text:list-item>
          <text:p text:style-name="P101"><text:span text:style-name="T3">oppone</text:span> -o | -orre | -oser | -ose, -one | -onieren. = ob [contra] pone, objecta. ⊃ opposito. </text:p>
        </text:list-item>
        <text:list-item>
          <text:p text:style-name="P101"><text:span text:style-name="T3">opportuno</text:span> -us | -uno | -un | -une | -un. = commodo, conveniente, in tempore, propitio, favente. ⊂ ob portu = que duc ad portu. </text:p>
        </text:list-item>
        <text:list-item>
          <text:p text:style-name="P101">—<text:span text:style-name="T3">itate</text:span> -itas | -ità | -ité | -ity | -ität. </text:p>
        </text:list-item>
        <text:list-item>
          <text:p text:style-name="P101"><text:span text:style-name="T3">opposito</text:span> -ĭtus | -sto, -sito | -sé, -site | -site | -situm. = quem oppone. ⊂ ob posito. </text:p>
        </text:list-item>
        <text:list-item>
          <text:p text:style-name="P101">—<text:span text:style-name="T3">ione</text:span> -io | -izione | -ion | -ion | -ion. = contrarietate, impedimento. </text:p>
        </text:list-item>
        <text:list-item>
          <text:p text:style-name="P101"><text:span text:style-name="T3">oppresso</text:span> -us | oppresso = quem opprime. </text:p>
        </text:list-item>
        <text:list-item>
          <text:p text:style-name="P101">—<text:span text:style-name="T3">ione</text:span> -io | -ione | -ion | -ion | -ion. </text:p>
        </text:list-item>
        <text:list-item>
          <text:p text:style-name="P101">—<text:span text:style-name="T3">ivo</text:span> | -ivo | -if | -ive | -iv. </text:p>
        </text:list-item>
        <text:list-item>
          <text:p text:style-name="P101">—<text:span text:style-name="T3">ore</text:span> -or | -ore | -eur | -or. </text:p>
        </text:list-item>
        <text:list-item>
          <text:p text:style-name="P101"><text:span text:style-name="T3">opprime</text:span> -ĭmo | -ere | -er, oppresser | to oppress | -ieren. = vexa, onera. ⊃ oppresso. ⊂ ob preme. </text:p>
        </text:list-item>
        <text:list-item>
          <text:p text:style-name="P101"><text:span text:style-name="T3">opprobio</text:span> -um | -io, obbrobio | -e | -ium | -ium. = infamia, vituperio. ⊂ ob probo. </text:p>
        </text:list-item>
        <text:list-item>
          <text:p text:style-name="P101"><text:span text:style-name="T3">oppugna</text:span> -o | -are | | oppugn | -ieren. = ob [contra] pugna, contrasta, oppone. </text:p>
        </text:list-item>
        <text:list-item>
          <text:p text:style-name="P101">—<text:span text:style-name="T3">tione</text:span> -tio | -zione | | -tion | -tion. </text:p>
        </text:list-item>
        <text:list-item>
          <text:p text:style-name="P101">opsi ópsis = visione. ⊃ autopsia, synopsi. ⊂ op -si. </text:p>
        </text:list-item>
        <text:list-item>
          <text:p text:style-name="P101"><text:span text:style-name="T3">opta</text:span> -o | -are | -er | -ate, <text:span text:style-name="T5">choose</text:span> | -ieren. = desidera, cupe, præfer, <text:soft-page-break/>elige. ⊃ optione, adopta. || opina, optimo. </text:p>
        </text:list-item>
        <text:list-item>
          <text:p text:style-name="P101">—<text:span text:style-name="T3">tione</text:span> -tio | -zione | -tion | -tion | -tion. </text:p>
        </text:list-item>
        <text:list-item>
          <text:p text:style-name="P101">—<text:span text:style-name="T3">tivo</text:span> 600 | ottativo | -if | -ive | -iv. = modo grammaticale de verbo, que indica desiderio. </text:p>
        </text:list-item>
        <text:list-item>
          <text:p text:style-name="P101"><text:span text:style-name="T3">optica</text:span> ĭ 100 | ottica, H. P. -ica | l’optique | -ics | -ik. = theoria de luce. ⊂ G. optic <text:span text:style-name="T3">ē</text:span>. ⊂ op. </text:p>
        </text:list-item>
        <text:list-item>
          <text:p text:style-name="P101">—<text:span text:style-name="T3">o</text:span> -ĭcus | ottico | -ique, -icien | -ic, -ician | -isch, -iker. ⊂ G. -icós. </text:p>
        </text:list-item>
        <text:list-item>
          <text:p text:style-name="P101"><text:span text:style-name="T3">optimo</text:span> -ĭmus | ottimo, H. P. optimo | <text:span text:style-name="T5">le meilleur</text:span> | <text:span text:style-name="T5">best</text:span> | <text:span text:style-name="T5">bester</text:span>. = excellente, bono supra omni, ultra bono. ⊂ op(e) -timo. </text:p>
        </text:list-item>
        <text:list-item>
          <text:p text:style-name="P101">—<text:span text:style-name="T3">ismo</text:span> | ott— | -isme | -ism | -ismus. </text:p>
        </text:list-item>
        <text:list-item>
          <text:p text:style-name="P101">—<text:span text:style-name="T3">ista</text:span> | ottimista | -iste | -ist | -ist. </text:p>
        </text:list-item>
        <text:list-item>
          <text:p text:style-name="P101"><text:span text:style-name="T3">optione</text:span> -tio | opzione | -tion | -tion | -tion. = ton opta. </text:p>
        </text:list-item>
        <text:list-item>
          <text:p text:style-name="P101">optrica = de instrumento pro vide. ⊃ catoptrica, dioptrica. ⊂ G. op [vide] -tr(a) [instrumento] -ica. </text:p>
        </text:list-item>
        <text:list-item>
          <text:p text:style-name="P101"><text:span text:style-name="T3">opulento</text:span> -us | -ento | -ent | -ent | -ent. = divite, cum ope. ⊂ op(e) -ulento. </text:p>
        </text:list-item>
        <text:list-item>
          <text:p text:style-name="P101">—<text:span text:style-name="T3">ia</text:span> -a | -enza, <text:span text:style-name="T5">ricchezza</text:span> | -ence, <text:span text:style-name="T5">richesse</text:span> | -ence, <text:span text:style-name="T5">wealth</text:span>, <text:span text:style-name="T5">riches</text:span> | -enz. = ope, divitia. </text:p>
        </text:list-item>
        <text:list-item>
          <text:p text:style-name="P101"><text:span text:style-name="T3">opus,</text:span> <text:span text:style-name="T5">thema – nominativo</text:span> = opere. </text:p>
        </text:list-item>
        <text:list-item>
          <text:p text:style-name="P101">—<text:span text:style-name="T3">culo</text:span> -cŭlum | -colo | -cule | -cle | -cle. = parvo opere. </text:p>
        </text:list-item>
        <text:list-item>
          <text:p text:style-name="P101">ora -a = orulo, margine, limbo, costa, fine. ⊂ ore? </text:p>
        </text:list-item>
        <text:list-item>
          <text:p text:style-name="P101"><text:span text:style-name="T3">ora</text:span> -o | -are, H. P. -ar. = loque, preca. ⊃ ad—, ex, per—. ⊂ or(e) -a [verbo]. </text:p>
        </text:list-item>
        <text:list-item>
          <text:p text:style-name="P101">—<text:span text:style-name="T3">culo</text:span> -ŭlum | -colo | -cle | -cle | -kel. = responso de deo, prædictione, vaticinio. </text:p>
        </text:list-item>
        <text:list-item>
          <text:p text:style-name="P101">—<text:span text:style-name="T3">le</text:span> | -ale | -al | -al | -al. = de ore. </text:p>
        </text:list-item>
        <text:list-item>
          <text:p text:style-name="P101">—<text:span text:style-name="T3">tione</text:span> -tio | -zione, <text:span text:style-name="T5">discorso</text:span> | oraison, <text:span text:style-name="T5">discours</text:span> | -tion, oraison | -tion. </text:p>
        </text:list-item>
        <text:list-item>
          <text:p text:style-name="P101">—<text:span text:style-name="T3">tore</text:span> -tor | -tore | -teur | -tor | -tor. </text:p>
        </text:list-item>
        <text:list-item>
          <text:p text:style-name="P101">——<text:span text:style-name="T3">ia</text:span> 100 | -ia | <text:span text:style-name="T5">art</text:span> oratoire | -y | -ie. = arte de oratore, eloquentia. </text:p>
        </text:list-item>
        <text:list-item>
          <text:p text:style-name="P101">——<text:span text:style-name="T3">io</text:span> -us | -orio | -oire | -orial | -orisch. = de oratore. </text:p>
        </text:list-item>
        <text:list-item>
          <text:p text:style-name="P101">——<text:span text:style-name="T3">io</text:span> | -orio | -orio | -orio | -orium. = drama musicale religioso. </text:p>
        </text:list-item>
        <text:list-item>
          <text:p text:style-name="P101"><text:span text:style-name="T3">orbe</text:span> -is | orbe | orbe | orb. = circulo, anulo, cyclo, mundo, globo, sphæra, rota. </text:p>
        </text:list-item>
        <text:list-item>
          <text:p text:style-name="P101">—<text:span text:style-name="T3">iculare</text:span> 200 | -are | -aire | -ar | -ar. = in forma de orbe, circulare. </text:p>
        </text:list-item>
        <text:list-item>
          <text:p text:style-name="P101">—<text:span text:style-name="T3">ita</text:span> -ĭta | -ita | -ite | -it | -ita. = vestigio de rota, via. ⊃ exorbita. ⊂ orbe. </text:p>
        </text:list-item>
        <text:list-item>
          <text:p text:style-name="P101">orbo -us | orbo | orbe. = privato de oculos, cæco, sine genitores. ⊂ E. orbho ⊃ G. orphano; D. Erbe = herede;? D. arm = paupere. </text:p>
        </text:list-item>
        <text:list-item>
          <text:p text:style-name="P101"><text:span text:style-name="T3">orchestra</text:span> 200 | -stra | -stre | -stra | -ster. = parte de theatro inter scena et publico. ⊂ G. orc <text:span text:style-name="T3">ē</text:span>stra. </text:p>
        </text:list-item>
        <text:list-item>
          <text:p text:style-name="P101"><text:span text:style-name="T3">ordi</text:span> -ior | ordire | ourdir. ⊃ exordir, primordio. </text:p>
        </text:list-item>
        <text:list-item>
          <text:p text:style-name="P101"><text:span text:style-name="T3">ordina</text:span> -ĭno | -are | ordonner | order | ordnen. = pone in ordine, dispone. ⊃ co—, sub—. </text:p>
        </text:list-item>
        <text:list-item>
          <text:p text:style-name="P101">— 200 | -are | ordonner | ordain | -ieren. = da functione (de sacerdote). </text:p>
        </text:list-item>
        <text:list-item>
          <text:p text:style-name="P101">— M | -are | ordonner | order, ordain | <text:span text:style-name="T5">befehlen</text:span>. = jube, impera, <text:soft-page-break/>præscribe. </text:p>
        </text:list-item>
        <text:list-item>
          <text:p text:style-name="P101">—<text:span text:style-name="T3">tione</text:span> 100 | -zione | -tion | -tion | -tion. </text:p>
        </text:list-item>
        <text:list-item>
          <text:p text:style-name="P101"><text:span text:style-name="T3">ordine</text:span> ordo ordĭn- | ordine | ordre | order | Ordnung. = dispositione, serie, classe. </text:p>
        </text:list-item>
        <text:list-item>
          <text:p text:style-name="P101">— M | ordine | ordre | order | <text:span text:style-name="T5">Befehl</text:span>. = jussu. </text:p>
        </text:list-item>
        <text:list-item>
          <text:p text:style-name="P101">—<text:span text:style-name="T3">ale</text:span> | -ale | -al | -al | -al. = numero « primo, secundo, tertio,… » que indica ordine. </text:p>
        </text:list-item>
        <text:list-item>
          <text:p text:style-name="P101">—<text:span text:style-name="T3">ario</text:span> -us | -ario | -aire | -ary | -är. = commune, secundo ordine. </text:p>
        </text:list-item>
        <text:list-item>
          <text:p text:style-name="P101"><text:span text:style-name="T3">ORE</text:span> os | <text:span text:style-name="T5">bocca</text:span> | <text:span text:style-name="T5">bouche</text:span> | <text:span text:style-name="T5">mouth</text:span> | <text:span text:style-name="T5">Mund</text:span>. = appertura de bucca. ⊃ orale, ora(tore), osculo. </text:p>
        </text:list-item>
        <text:list-item>
          <text:p text:style-name="P101"><text:span text:style-name="T3">organo</text:span> -ănum (Plinio) | organo | organe | organ | Orgel. = instrumento (de musica, de mechanica). ⊂ G. órganon ⊂ erg [labore]. </text:p>
        </text:list-item>
        <text:list-item>
          <text:p text:style-name="P101">—<text:span text:style-name="T3">ico</text:span> -ĭcus | -ico | -ique | -ic | -isch. ⊂ G. -icós. </text:p>
        </text:list-item>
        <text:list-item>
          <text:p text:style-name="P101">—<text:span text:style-name="T3">ismo</text:span> | -ismo | -isme | -ism | -ismus. </text:p>
        </text:list-item>
        <text:list-item>
          <text:p text:style-name="P101">—<text:span text:style-name="T3">ista</text:span> | -ista | -iste | -ist | -ist. = qui sona organo musicale. </text:p>
        </text:list-item>
        <text:list-item>
          <text:p text:style-name="P101">—<text:span text:style-name="T3">iza</text:span> | -izzare | -iser | -ize | -isieren. = dispone organos de functione. </text:p>
        </text:list-item>
        <text:list-item>
          <text:p text:style-name="P101">——<text:span text:style-name="T3">tione</text:span> | -izzazione | -isation | -ization | -isation. </text:p>
        </text:list-item>
        <text:list-item>
          <text:p text:style-name="P101">——<text:span text:style-name="T3">tore</text:span> | -izzatore | -isateur | -izer | -isator. </text:p>
        </text:list-item>
        <text:list-item>
          <text:p text:style-name="P101"><text:span text:style-name="T3">orgasmo</text:span> | -asmo | -asme | -asm | -asmus. = excitatione, commotione, ira, furore. ⊂ G. -mós. </text:p>
        </text:list-item>
        <text:list-item>
          <text:p text:style-name="P101"><text:span text:style-name="T3">orgia</text:span> (-ia -iorum) | orgia | orgie | orgy | Orgien. = festo de Bacco. ⊂ G. órgia. </text:p>
        </text:list-item>
        <text:list-item>
          <text:p text:style-name="P101"><text:span text:style-name="T3">ORI</text:span> -ior = nasce, surge. ⊃ oriente, ortu, origine. </text:p>
        </text:list-item>
        <text:list-item>
          <text:p text:style-name="P101"><text:span text:style-name="T3">oriente</text:span> -ens | I. H. P. -ente | -ent | -ent | -ent. = directione, ubi sol ori, anti occidente; Asia (pro europæos). </text:p>
        </text:list-item>
        <text:list-item>
          <text:p text:style-name="P101">—<text:span text:style-name="T3">ale</text:span> -ālis | -ale | -al | -al | -ale. </text:p>
        </text:list-item>
        <text:list-item>
          <text:p text:style-name="P101">——<text:span text:style-name="T3">ista</text:span> | -ista | -iste | -ist | -ist. = qui stude linguas de oriente (Asia). </text:p>
        </text:list-item>
        <text:list-item>
          <text:p text:style-name="P101"><text:span text:style-name="T3">orificio</text:span> 400 | -icio | -ice | -ice | -icium. = foramine, apertura, ore. </text:p>
        </text:list-item>
        <text:list-item>
          <text:p text:style-name="P101"><text:span text:style-name="T3">origine</text:span> -go -gĭn- | -gine, H. -gen, P. -gem | -gine | -gin | -go. = principio, initio, fonte, ortu. ⊂ ori. </text:p>
        </text:list-item>
        <text:list-item>
          <text:p text:style-name="P101">—<text:span text:style-name="T3">ale</text:span> 300 | -ale | -el | -al | -al. </text:p>
        </text:list-item>
        <text:list-item>
          <text:p text:style-name="P101">——<text:span text:style-name="T3">itate</text:span> | -ità | -ité | -ity | -ität. </text:p>
        </text:list-item>
        <text:list-item>
          <text:p text:style-name="P101">—<text:span text:style-name="T3">ario</text:span> 100 | -ario | -aire | -ary | -är. </text:p>
        </text:list-item>
        <text:list-item>
          <text:p text:style-name="P101"><text:span text:style-name="T3">orna</text:span> -o | -are | -er | adorn | -ieren. = decora. ⊃ ad—, ex—, sub—. ⊂ or(di)na. </text:p>
        </text:list-item>
        <text:list-item>
          <text:p text:style-name="P101">—<text:span text:style-name="T3">mento</text:span> -um | -mento | ornement | -ment | -ment. </text:p>
        </text:list-item>
        <text:list-item>
          <text:p text:style-name="P101"><text:span text:style-name="T3">ornitho-,</text:span> G. órnis órnithos = avi. </text:p>
        </text:list-item>
        <text:list-item>
          <text:p text:style-name="P101">—<text:span text:style-name="T3">logia</text:span> | ornitologia | -ie | -y | -ie. </text:p>
        </text:list-item>
        <text:list-item>
          <text:p text:style-name="P101">G. oro óros = monte. </text:p>
        </text:list-item>
        <text:list-item>
          <text:p text:style-name="P101"><text:span text:style-name="T3">orographia</text:span> | -fia | -phie | -phy | -phie. ⊃ descriptione de montes [oro]. </text:p>
        </text:list-item>
        <text:list-item>
          <text:p text:style-name="P101"><text:span text:style-name="T3">orphano</text:span> ă 400 | orfano | orphelin | -an. = sine genitores. ⊂ G. -anós, orphós || orbo. </text:p>
        </text:list-item>
        <text:list-item>
          <text:p text:style-name="P101">—<text:span text:style-name="T3">trophio</text:span> ī 600 | orfanotrofio | orphelinat | -y | -ium. = loco pro nutri [trephe] orphanos. ⊂ G. -pheîon. </text:p>
        </text:list-item>
        <text:list-item>
          <text:p text:style-name="P101"><text:soft-page-break/><text:span text:style-name="T3">ortho-,</text:span> G. orthós = recto, justo. </text:p>
        </text:list-item>
        <text:list-item>
          <text:p text:style-name="P101">—<text:span text:style-name="T3">doxia</text:span> | ortodossia | -ie | -y | -ie. = opinione [doxa] recto. ⊂ G. -ía. </text:p>
        </text:list-item>
        <text:list-item>
          <text:p text:style-name="P101">—<text:span text:style-name="T3">doxo</text:span> 400 | ortodosso | -oxe | -ox | -oz. = que judica bene. </text:p>
        </text:list-item>
        <text:list-item>
          <text:p text:style-name="P101">—<text:span text:style-name="T3">epia</text:span> -īa | ortoepia | -épie | -epy | -ëpie. = pronuntiatione recto. ⊂ G. -oépeia. ⊂ ortho ep [loque] -īa. </text:p>
        </text:list-item>
        <text:list-item>
          <text:p text:style-name="P101">—<text:span text:style-name="T3">gonale</text:span> | ortogonale | -al | -al | -al. = </text:p>
        </text:list-item>
        <text:list-item>
          <text:p text:style-name="P101">—<text:span text:style-name="T3">gonio</text:span> 100 = cum angulo [gonia] recto. </text:p>
        </text:list-item>
        <text:list-item>
          <text:p text:style-name="P101">—<text:span text:style-name="T3">graphia</text:span> 100 | ortografia | -e | -y | -ie. = scriptura justo. ⊂ G. -ía. </text:p>
        </text:list-item>
        <text:list-item>
          <text:p text:style-name="P101">—<text:span text:style-name="T3">pædia</text:span> | ortopedia | -pédie | -pædy | -pädie. = arte de corrige deformitates in corpore de pueros [pæd]. </text:p>
        </text:list-item>
        <text:list-item>
          <text:p text:style-name="P101"><text:span text:style-name="T3">ortu</text:span> -us = to ori. ⊃ abortu. </text:p>
        </text:list-item>
        <text:list-item>
          <text:p text:style-name="P101"><text:span text:style-name="T3">orulo</text:span> ŭ M | orlo | orle | <text:span text:style-name="T5">border</text:span>, orle. = margine. ⊂ ora. </text:p>
        </text:list-item>
        <text:list-item>
          <text:p text:style-name="P101">os = ore. ⊃ oscita, oscula, ostio. </text:p>
        </text:list-item>
        <text:list-item>
          <text:p text:style-name="P101">os = osse. </text:p>
        </text:list-item>
        <text:list-item>
          <text:p text:style-name="P101"><text:span text:style-name="T3">oscilla</text:span> 300 | -are | -er | -ate | -ieren. = i ante et retro, habe motu pendulare. </text:p>
        </text:list-item>
        <text:list-item>
          <text:p text:style-name="P101">—<text:span text:style-name="T3">tione</text:span> 100 | -zione | -tion | -tion | -tion. </text:p>
        </text:list-item>
        <text:list-item>
          <text:p text:style-name="P101">—<text:span text:style-name="T3">torio</text:span> | -torio | -toire | -tory | -torisch. </text:p>
        </text:list-item>
        <text:list-item>
          <text:p text:style-name="P101"><text:span text:style-name="T3">oscita</text:span> -ĭto | <text:span text:style-name="T5">sbadigliare</text:span> | <text:span text:style-name="T5">bâiller</text:span> | <text:span text:style-name="T5">to yawn</text:span> | -tieren. = hia. ⊂ os [ore] cita. </text:p>
        </text:list-item>
        <text:list-item>
          <text:p text:style-name="P101">—<text:span text:style-name="T3">tione</text:span> 100 | <text:span text:style-name="T5">sbadiglio</text:span> | -tion | -tion | -tion. </text:p>
        </text:list-item>
        <text:list-item>
          <text:p text:style-name="P101"><text:span text:style-name="T3">oscula</text:span> -ŭlor | -are | | -ate | -ieren. = da osculo, basia. </text:p>
        </text:list-item>
        <text:list-item>
          <text:p text:style-name="P101">—<text:span text:style-name="T3">tione</text:span> -tio | -zione | -tion | -tion | -tion. = osculo (de duo figura, in geometria). </text:p>
        </text:list-item>
        <text:list-item>
          <text:p text:style-name="P101"><text:span text:style-name="T3">osculo</text:span> -ŭlum | <text:span text:style-name="T5">bacio</text:span> | <text:span text:style-name="T5">baiser</text:span> | <text:span text:style-name="T5">kiss</text:span> | <text:span text:style-name="T5">Küss</text:span>. = basio. ⊂ os -culo = parvo ore. </text:p>
        </text:list-item>
        <text:list-item>
          <text:p text:style-name="P101">G. osmo ōsmós = impulsione, motu. </text:p>
        </text:list-item>
        <text:list-item>
          <text:p text:style-name="P101"><text:span text:style-name="T3">osmosi</text:span> | -osi | -ose | -ose | -ose. = motu de fluido trans septo poroso. ⊃ endosmosi, esosmosi. ⊂ osmo -ōsi. </text:p>
        </text:list-item>
        <text:list-item>
          <text:p text:style-name="P101"><text:span text:style-name="T3">OSSE</text:span> os | I. P. osso, H. hueso | os | <text:span text:style-name="T5">bone</text:span> | <text:span text:style-name="T5">Knochen</text:span>. = || G. osteo, S. asthi. </text:p>
        </text:list-item>
        <text:list-item>
          <text:p text:style-name="P101">—<text:span text:style-name="T3">eo</text:span> ĕ 100 | -eo | -eux, -u | -eous. </text:p>
        </text:list-item>
        <text:list-item>
          <text:p text:style-name="P101">—<text:span text:style-name="T3">ifica</text:span> -ĭco | -ificare | -ifier | -ify | -ificieren. </text:p>
        </text:list-item>
        <text:list-item>
          <text:p text:style-name="P101">——<text:span text:style-name="T3">tione</text:span> | -zione | -tion | -tion | -tion. </text:p>
        </text:list-item>
        <text:list-item>
          <text:p text:style-name="P101">—<text:span text:style-name="T3">uario</text:span> 100 | ossario | -uaire | -uary. = loco pro osse de defunctos. </text:p>
        </text:list-item>
        <text:list-item>
          <text:p text:style-name="P101"><text:span text:style-name="T3">ostende</text:span> -o = indica, publica, manifesta, demonstra. </text:p>
        </text:list-item>
        <text:list-item>
          <text:p text:style-name="P101"><text:span text:style-name="T3">ostenso</text:span> -us = quem ostende. </text:p>
        </text:list-item>
        <text:list-item>
          <text:p text:style-name="P101">—<text:span text:style-name="T3">ibile</text:span> -ĭlis | -ibile | -ible | -ible | -ibel. </text:p>
        </text:list-item>
        <text:list-item>
          <text:p text:style-name="P101">—<text:span text:style-name="T3">ivo</text:span> | -ivo | -if | -ive | -iv. </text:p>
        </text:list-item>
        <text:list-item>
          <text:p text:style-name="P101"><text:span text:style-name="T3">ostenta</text:span> -o | -tare | | -tate | -tieren. = ostende cum jactantia. </text:p>
        </text:list-item>
        <text:list-item>
          <text:p text:style-name="P101">—<text:span text:style-name="T3">tione</text:span> -tio | -zione | -tion | -tion | -tion. </text:p>
        </text:list-item>
        <text:list-item>
          <text:p text:style-name="P101">—<text:span text:style-name="T3">tore</text:span> -tor | -tore | -teur | -tor. </text:p>
        </text:list-item>
        <text:list-item>
          <text:p text:style-name="P101"><text:span text:style-name="T3">osteo-,</text:span> G. ostéon = osse. ⊃ exostosi, ostrea. </text:p>
        </text:list-item>
        <text:list-item>
          <text:p text:style-name="P101">—<text:span text:style-name="T3">graphia</text:span> | osteografia | -ie | -y | -ie. </text:p>
        </text:list-item>
        <text:list-item>
          <text:p text:style-name="P101">—<text:span text:style-name="T3">logia</text:span> | -ia | ostéologie | -y | -ie. </text:p>
        </text:list-item>
        <text:list-item>
          <text:p text:style-name="P101"><text:span text:style-name="T3">ostio</text:span> -um | uscio | huis. = porta, fores, janua. ⊂ os. </text:p>
        </text:list-item>
        <text:list-item>
          <text:p text:style-name="P101">—<text:span text:style-name="T3">iario</text:span> 100 | usciere, -iario | huissier, -iaire | usher, -iary | -iarius. </text:p>
        </text:list-item>
        <text:list-item>
          <text:p text:style-name="P101"><text:soft-page-break/><text:span text:style-name="T3">ostracismo</text:span> -us | -cismo | -cisme | -cism | -cism. = relegatione, exsilio. ⊂ G. -ismós. </text:p>
        </text:list-item>
        <text:list-item>
          <text:p text:style-name="P101"><text:span text:style-name="T3">ostrea</text:span> -a, <text:span text:style-name="T5">et</text:span> <text:span text:style-name="T3">ostreo</text:span> -um | ostrica | huïtre | oyster | Auster. = Zool. « ostrea edulis ». ⊂ óstreon. ⊂ osteo. </text:p>
        </text:list-item>
        <text:list-item>
          <text:p text:style-name="P101">G. ot oûs ōtós = || aure. ⊃ parotide. </text:p>
        </text:list-item>
        <text:list-item>
          <text:p text:style-name="P101"><text:span text:style-name="T3">otalgia</text:span> | -ia | -ie | -ia | -ie. = dolore de aures. ⊂ G. ōtalgía ⊂ ot alg(o) -ia. </text:p>
        </text:list-item>
        <text:list-item>
          <text:p text:style-name="P101"><text:span text:style-name="T3">otia</text:span> -ior | oziare. = sta in otio. </text:p>
        </text:list-item>
        <text:list-item>
          <text:p text:style-name="P101"><text:span text:style-name="T3">otio</text:span> -um | ozio, H. P. ocio | oisivité, <text:span text:style-name="T5">loisir</text:span> | <text:span text:style-name="T5">leisure</text:span>, otioseness | <text:span text:style-name="T5">Musse</text:span>, Otium. = ne labore, quiete, inertia. </text:p>
        </text:list-item>
        <text:list-item>
          <text:p text:style-name="P101"><text:span text:style-name="T3">otioso</text:span> -us | ozioso | oisif | -ose | -os. </text:p>
        </text:list-item>
        <text:list-item>
          <text:p text:style-name="P101"><text:span text:style-name="T3">ovale</text:span> | -ale, H. P. -al | -ale | -al | -al. = simile ad ovo, ovato. </text:p>
        </text:list-item>
        <text:list-item>
          <text:p text:style-name="P101">ovale 200 = de ovatione. </text:p>
        </text:list-item>
        <text:list-item>
          <text:p text:style-name="P101"><text:span text:style-name="T3">ovario</text:span> | -aia, -ario | -aire | -ary | -arium. = organo que tene ovos. </text:p>
        </text:list-item>
        <text:list-item>
          <text:p text:style-name="P101"><text:span text:style-name="T3">ovatione</text:span> -tio | -zione | -tion | -tion | -tion. = triumpho, plausu. ⊂ ? L. evoe = I. evviva. </text:p>
        </text:list-item>
        <text:list-item>
          <text:p text:style-name="P101"><text:span text:style-name="T3">ovato</text:span> 100 | -ato | ové | -ate | -at. = in forma de ovo. </text:p>
        </text:list-item>
        <text:list-item>
          <text:p text:style-name="P101"><text:span text:style-name="T3">ove</text:span> -is | <text:span text:style-name="T5">pecora</text:span>, H. oveja, P. ovelha | <text:span text:style-name="T5">brebis</text:span>, ouaille | ewe, <text:span text:style-name="T5">sheep</text:span> | <text:span text:style-name="T5">Schaf</text:span>, Aue (dialecto). = pecu, ariete. = Zool. « ovis aries ». ⊃ ovino. = || A. ewe, R. ovsta, G. oís, S. avi. </text:p>
        </text:list-item>
        <text:list-item>
          <text:p text:style-name="P101"><text:span text:style-name="T3">ovino</text:span> 100 | ovino | ovin | ovine. = de ove. </text:p>
        </text:list-item>
        <text:list-item>
          <text:p text:style-name="P101"><text:span text:style-name="T3">oviparo</text:span> ă 400 | -aro | -are | -arous | -aren. = (animale) que gene per ovos. </text:p>
        </text:list-item>
        <text:list-item>
          <text:p text:style-name="P101"><text:span text:style-name="T3">OVO</text:span> -um | uovo, H. huevo, P. ovo | oeuf, ove | egg, ovum | Ei. ⊃ oviparo, ovale, ovario. ⊂ E. ⊃ A. egg, D. Ei, G. oo, R. ai(tso). </text:p>
        </text:list-item>
        <text:list-item>
          <text:p text:style-name="P101"><text:span text:style-name="T3">ovoide</text:span> | -oide | -oïde | -oid | -oidisch. ⊂ ovo -īde. </text:p>
        </text:list-item>
        <text:list-item>
          <text:p text:style-name="P101">—<text:span text:style-name="T3">ale</text:span> | -ale | -ïdal | -idal. </text:p>
        </text:list-item>
        <text:list-item>
          <text:p text:style-name="P101"><text:span text:style-name="T3">ovulo</text:span> -ŭlum | -ulo | -ule | -ule | -ulum. = parvo ovo. </text:p>
        </text:list-item>
        <text:list-item>
          <text:p text:style-name="P101">G. oxy oxús = acuto, acido. || ace. </text:p>
        </text:list-item>
        <text:list-item>
          <text:p text:style-name="P101"><text:span text:style-name="T3">oxido</text:span> N = </text:p>
        </text:list-item>
        <text:list-item>
          <text:p text:style-name="P101"><text:span text:style-name="T3">oxydo</text:span> | ossido | oxyde | oxide | Oxyd. = combinatione de oxygenio cum metallo. ⊂ ox(y) -ido, <text:span text:style-name="T5">aut</text:span> oxy (-i)do. Vocabulo introducto ab Guyton de Morveau in 1787, sub forma de « oxide », et accepto ab Academia de Francia. </text:p>
        </text:list-item>
        <text:list-item>
          <text:p text:style-name="P101"><text:span text:style-name="T3">oxygena</text:span> | ossigenare | -éner | -enate | -enieren. = da oxygenio. </text:p>
        </text:list-item>
        <text:list-item>
          <text:p text:style-name="P101"><text:span text:style-name="T3">oxygenio</text:span> N | ossigeno | -gène | -gen | -gen. = gas simplice cum symbolo « O », putato generatore de acidos. ⊂ oxy gen(e) -io [Pristley 1774]. </text:p>
        </text:list-item>
        <text:list-item>
          <text:p text:style-name="P101"><text:span text:style-name="T3">ozæna</text:span> 100 | -ena | -ène | -ena | -äna. = ulcere fœtido de naso. ⊂ G. ózaina. ⊂ oze. </text:p>
        </text:list-item>
        <text:list-item>
          <text:p text:style-name="P101">G. oze ózō = || odora, ole. ⊃ ozæna, ozono. </text:p>
        </text:list-item>
        <text:list-item>
          <text:p text:style-name="P50"><text:span text:style-name="T3">ozono</text:span> | -ono | -one | -on. = gas odorante, ex oxygenio condensato. ⊂ oze. </text:p>
        </text:list-item>
      </text:list>
      <text:p text:style-name="Text_20_body"><text:span text:style-name="T3">P</text:span> </text:p>
      <text:list xml:id="list2207365477" text:style-name="L42">
        <text:list-item>
          <text:p text:style-name="P102">E. pa, S. pā = tue, custodi. ⊃ pasce, patre; G. (des)po(ta); R. <text:soft-page-break/>(gos)po(din’) = domino. </text:p>
        </text:list-item>
        <text:list-item>
          <text:p text:style-name="P102"><text:span text:style-name="T3">paca</text:span> -o | pacare | apaiser | appease | Paca(tion). = fac pace, pacifica. </text:p>
        </text:list-item>
        <text:list-item>
          <text:p text:style-name="P102">— M | pagare, H. P. pagar | payer | to pay. = paca creditore, lue, solve, solve pretio, satisfac. </text:p>
        </text:list-item>
        <text:list-item>
          <text:p text:style-name="P102"><text:span text:style-name="T3">pacco</text:span> M | pacco, pacchetto; H. paquete | paquet | pack, packet | Pack. = fasce, fasciculo. ⊂ pa(n)ge. </text:p>
        </text:list-item>
        <text:list-item>
          <text:p text:style-name="P102"><text:span text:style-name="T3">pace</text:span> pax | pace | paix | peace | Pax. ⊃ pacifico, paca. || pange, D. fügen = junge . </text:p>
        </text:list-item>
        <text:list-item>
          <text:p text:style-name="P102">G. pachy pachús = crasso, spisso. </text:p>
        </text:list-item>
        <text:list-item>
          <text:p text:style-name="P102"><text:span text:style-name="T3">pachydermo</text:span> | pachiderma | -rme | -rm | -rma. = animale cum pelle spisso, p. ex. elephante. ⊂ G. pachúdermos ⊂ pachy derm(a) -o. </text:p>
        </text:list-item>
        <text:list-item>
          <text:p text:style-name="P102"><text:span text:style-name="T3">pacifica</text:span> -ĭco | -ficare | -fier | -fy | -ficieren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ore</text:span> -tor | -tore | -teur | -tor | -tor. </text:p>
        </text:list-item>
        <text:list-item>
          <text:p text:style-name="P102"><text:span text:style-name="T3">pacifico</text:span> -ĭcus | -ico | -ique | -ic | -isch. = que ama pace, quieto, tranquillo. </text:p>
        </text:list-item>
        <text:list-item>
          <text:p text:style-name="P102"><text:span text:style-name="T3">pacto</text:span> -um | patto | pacte | pact | Pakt, Pacht. = quem pange, conventione. </text:p>
        </text:list-item>
        <text:list-item>
          <text:p text:style-name="P102"><text:span text:style-name="T3">pæane pæan</text:span> | peana | péan | pæan | Pæan. = hymno ad Apollo, cantu de victoria. ⊂ G. paián. </text:p>
        </text:list-item>
        <text:list-item>
          <text:p text:style-name="P102">G. pæd país = puero. ⊃ pæd(agogo), pæd(ia), (pro)pæd(eutica). </text:p>
        </text:list-item>
        <text:list-item>
          <text:p text:style-name="P102"><text:span text:style-name="T3">pædagogo</text:span> -ōgus | pedagogo | pédagogue | pedagogue | -agog. = qui duc pueros, magistro, educatore. ⊂ G. -agōgós. ⊂ G. pæd agogo. </text:p>
        </text:list-item>
        <text:list-item>
          <text:p text:style-name="P102">—<text:span text:style-name="T3">ia</text:span> | pedagogia | pédagogie | pedagogy | -gik. ⊂ G. -ōgía. </text:p>
        </text:list-item>
        <text:list-item>
          <text:p text:style-name="P102">—<text:span text:style-name="T3">ico</text:span> -ĭcus | pe—gico | pé—gique | pe—gic | -gisch. ⊂ G. -ōgicós. </text:p>
        </text:list-item>
        <text:list-item>
          <text:p text:style-name="P102"><text:span text:style-name="T3">pædante</text:span> | pedante | pédant | pedant | Pedant. = qui age ut magistro de pueros [pæd]. </text:p>
        </text:list-item>
        <text:list-item>
          <text:p text:style-name="P102">G. pædia paideía = educatione de puero. ⊃ encyclopædia, orthopædia. ⊂ pæd -īa. </text:p>
        </text:list-item>
        <text:list-item>
          <text:p text:style-name="P102"><text:span text:style-name="T3">pæne</text:span> -e, et <text:span text:style-name="T12">pene</text:span> <text:span text:style-name="T11">= quasi, vix.</text:span> </text:p>
        </text:list-item>
        <text:list-item>
          <text:p text:style-name="P102">—<text:span text:style-name="T3">insula</text:span> -ŭla | penisola | péninsule | peninsula | -ula. </text:p>
        </text:list-item>
        <text:list-item>
          <text:p text:style-name="P102">——<text:span text:style-name="T3">are</text:span> | pe—are | pé—aire | -ar | -arisch. </text:p>
        </text:list-item>
        <text:list-item>
          <text:p text:style-name="P102"><text:span text:style-name="T3">pænite</text:span> -ĭteo | pentirsi | repentir | to repent | <text:span text:style-name="T5">bereuen</text:span>. ⊂ ex radice de « pæne, penuria, pate ». In medio ævo es scripto « pœnitet » per confusione cum « pœna ». </text:p>
        </text:list-item>
        <text:list-item>
          <text:p text:style-name="P102">—<text:span text:style-name="T3">ente</text:span> -ens | penitente | pénitent | penitent. </text:p>
        </text:list-item>
        <text:list-item>
          <text:p text:style-name="P102">—<text:span text:style-name="T3">entia</text:span> 100 | penitenza | penitence | penitence | -enz. </text:p>
        </text:list-item>
        <text:list-item>
          <text:p text:style-name="P102">——<text:span text:style-name="T3">iale</text:span> | pe—ziale | pé—el | pe—al | -ale. </text:p>
        </text:list-item>
        <text:list-item>
          <text:p text:style-name="P102">——<text:span text:style-name="T3">iario</text:span> | pe—ziario | pé—tiaire | pe—tiary | -tiär. </text:p>
        </text:list-item>
        <text:list-item>
          <text:p text:style-name="P102"><text:span text:style-name="T3">pænultimo</text:span> ĭ 200 | penultimo | pénultième | penult(imate) | -imus. ⊂ pæn(e) ultimo. </text:p>
        </text:list-item>
        <text:list-item>
          <text:p text:style-name="P102"><text:span text:style-name="T3">pænumbra</text:span> | penombra | pénombre | penumbra | -a. </text:p>
        </text:list-item>
        <text:list-item>
          <text:p text:style-name="P102"><text:span text:style-name="T3">pæonia</text:span> 100 | peonia | pivoine | peony | -ie. = Bot. « pæonia officinalis ». ⊂ G. paiōnía. </text:p>
        </text:list-item>
        <text:list-item>
          <text:p text:style-name="P102"><text:span text:style-name="T3">pagano</text:span> -us | paesano | paysan | peasant. = indigena, rustico, agricola, habitante de pago. ⊃ </text:p>
        </text:list-item>
        <text:list-item>
          <text:p text:style-name="P102"><text:soft-page-break/><text:span text:style-name="T3">pagano</text:span> 300 | -ano | païen | -an | -ane. = ne christiano, sectatore de antiquo religione. </text:p>
        </text:list-item>
        <text:list-item>
          <text:p text:style-name="P102">—<text:span text:style-name="T3">ismo</text:span> | paganesimo | -isme | -ism | -ismus. </text:p>
        </text:list-item>
        <text:list-item>
          <text:p text:style-name="P102"><text:span text:style-name="T3">pagina</text:span> -ĭna | I. H. P. -gina | -ge | -ge, -gina | -gina. = folio de libro. ⊂ pange. </text:p>
        </text:list-item>
        <text:list-item>
          <text:p text:style-name="P102">—<text:span text:style-name="T3">tione</text:span> | -zione | -tion | -tion | -tion. </text:p>
        </text:list-item>
        <text:list-item>
          <text:p text:style-name="P102"><text:span text:style-name="T3">pago</text:span> -us | paese, <text:span text:style-name="T5">borgo</text:span> | pays | <text:span text:style-name="T5">country</text:span>, <text:span text:style-name="T5">land</text:span> | <text:span text:style-name="T5">Dorf</text:span>, <text:span text:style-name="T5">Land</text:span>. = solo, regione, terra, villa, rure. ⊃ pagano. ⊂ pange, = reunione. </text:p>
        </text:list-item>
        <text:list-item>
          <text:p text:style-name="P102"><text:span text:style-name="T3">pala</text:span> -a | pala | pelle | peel, <text:span text:style-name="T5">shovel</text:span> | <text:span text:style-name="T5">Spaten</text:span>. </text:p>
        </text:list-item>
        <text:list-item>
          <text:p text:style-name="P102"><text:span text:style-name="T3">palæo-,</text:span> G. palaiós = antiquo, vetere. </text:p>
        </text:list-item>
        <text:list-item>
          <text:p text:style-name="P102">—<text:span text:style-name="T3">grapho</text:span> | paleografo | paléographe | paleographer. </text:p>
        </text:list-item>
        <text:list-item>
          <text:p text:style-name="P102">——<text:span text:style-name="T3">ia</text:span> | paleografia | paléographie | paleography | -ie. </text:p>
        </text:list-item>
        <text:list-item>
          <text:p text:style-name="P102">——<text:span text:style-name="T3">ico</text:span> -ĭcus | paleografico | paléographique | paleographic | -phisch. </text:p>
        </text:list-item>
        <text:list-item>
          <text:p text:style-name="P102">—<text:span text:style-name="T3">ntologia</text:span> | paleontologia | paléontologie | paleontology. = scientia de fossiles. ⊂ palæ(o) ontologia. </text:p>
        </text:list-item>
        <text:list-item>
          <text:p text:style-name="P102"><text:span text:style-name="T3">palæstra</text:span> -a | -estra | -estre | -estra | -æstra. = loco pro lucta. ⊂ G. palaístra ⊂ pálē = lucta. </text:p>
        </text:list-item>
        <text:list-item>
          <text:p text:style-name="P102"><text:span text:style-name="T3">palatale</text:span> | -tale | -tal | -tal | -tal. = de palato. </text:p>
        </text:list-item>
        <text:list-item>
          <text:p text:style-name="P102"><text:span text:style-name="T3">palatio</text:span> -um | -azzo | -ais | -ace | -ast. = domo de imperatore super monte Palatino; domo de magno divite. </text:p>
        </text:list-item>
        <text:list-item>
          <text:p text:style-name="P102"><text:span text:style-name="T3">palato</text:span> -um | -ato | -ais | -ate | <text:span text:style-name="T5">Gaumen</text:span>. = pariete superiore de bucca. ⊃ palatale. </text:p>
        </text:list-item>
        <text:list-item>
          <text:p text:style-name="P102"><text:span text:style-name="T3">palea</text:span> -ĕa | paglia, H. paja, P. palha | paille | <text:span text:style-name="T5">straw</text:span> | <text:span text:style-name="T5">Spreu</text:span>, (Paillasse). ⊂ E. ⊃ R. plena, S. pala. </text:p>
        </text:list-item>
        <text:list-item>
          <text:p text:style-name="P102"><text:span text:style-name="T3">palimpsesto</text:span> -us | palinsesto | -este | -est | -est. = pergamena scripto, et iterum raso pro scribe. ⊂ G. -ímpsēstos. ⊂ palin psesto [psēstós = raso]. </text:p>
        </text:list-item>
        <text:list-item>
          <text:p text:style-name="P102">G. palin pálin = de novo, rurso. </text:p>
        </text:list-item>
        <text:list-item>
          <text:p text:style-name="P102"><text:span text:style-name="T3">palingenesi</text:span> ĕ | -nesi | -énésie | -nesis | -nesie. = regeneratione, resurrectione. ⊂ G. -ía. ⊂ palin genesi. </text:p>
        </text:list-item>
        <text:list-item>
          <text:p text:style-name="P102"><text:span text:style-name="T3">palinodia</text:span> -ia | -odia | -odie | -ode | -odie. = responso de cantu. ⊂ G. palinodia. ⊂ palin od(e) -ia. </text:p>
        </text:list-item>
        <text:list-item>
          <text:p text:style-name="P102"><text:span text:style-name="T3">palla</text:span> -a = manto. ⊃ pallio, F. paletot. ⊂ pal(la) -et [deminutivo] -ot [deminutivo]. </text:p>
        </text:list-item>
        <text:list-item>
          <text:p text:style-name="P102"><text:span text:style-name="T3">palladio</text:span> -ium = imagine de Pallade, tutela. ⊂ G. -ádion. </text:p>
        </text:list-item>
        <text:list-item>
          <text:p text:style-name="P102"><text:span text:style-name="T3">palladio</text:span> | -dio | -dium | -dium | -dium. = metallo, in Chemia « Pd », quem Wollaston detege in 1803. </text:p>
        </text:list-item>
        <text:list-item>
          <text:p text:style-name="P102"><text:span text:style-name="T3">palle</text:span> -eo | impallidire | pâlir | to pale | <text:span text:style-name="T5">bleich sein</text:span>. ⊃ pallido, pallore. ⊂ E. ⊃ G. poliós = cano, A. fallow, D. fahl, falb = flavo. </text:p>
        </text:list-item>
        <text:list-item>
          <text:p text:style-name="P102"><text:span text:style-name="T3">pallia</text:span> 200 | -are | -er | -ate. = cela, absconde per pallio. </text:p>
        </text:list-item>
        <text:list-item>
          <text:p text:style-name="P102">—<text:span text:style-name="T3">tivo</text:span> | -tivo | -tif | -tive | -tiv. = (remedio) que pallia (morbo). </text:p>
        </text:list-item>
        <text:list-item>
          <text:p text:style-name="P102"><text:span text:style-name="T3">pallido</text:span> -ĭdus | -ido | pâle | pallid, pale. = que palle. </text:p>
        </text:list-item>
        <text:list-item>
          <text:p text:style-name="P102">—<text:span text:style-name="T3">itate</text:span> | -ità | | -ity | -ität. = pallore. </text:p>
        </text:list-item>
        <text:list-item>
          <text:p text:style-name="P102"><text:span text:style-name="T3">pallio</text:span> -um | -io | poêle | pall | -ium. = veste de homo, manto. ⊃ pallia. ⊂ palla. </text:p>
        </text:list-item>
        <text:list-item>
          <text:p text:style-name="P102"><text:span text:style-name="T3">pallore</text:span> -lor | pallore | pâleur | pallor | Pallor. = to palle. </text:p>
        </text:list-item>
        <text:list-item>
          <text:p text:style-name="P102"><text:soft-page-break/><text:span text:style-name="T3">palma</text:span> -a | palma | paume | palm | <text:span text:style-name="T5">flache Hand</text:span>, Palme. = parte concavo de manu. ⊂ E. ⊃ G. palámē, D. fühlen = palpa, A. to feel = tange. </text:p>
        </text:list-item>
        <text:list-item>
          <text:p text:style-name="P102"><text:span text:style-name="T3">palma</text:span> -a | palma | palme, palmier | palm | Palme. = Bot. « phœnix dactylifera »; arbore cum folios in forma de palma; signo de victoria. </text:p>
        </text:list-item>
        <text:list-item>
          <text:p text:style-name="P102"><text:span text:style-name="T3">palmare</text:span> -is = de palma (arbore). </text:p>
        </text:list-item>
        <text:list-item>
          <text:p text:style-name="P102"><text:span text:style-name="T3">palmare</text:span> N | -are | -aire | -ar | -ar. = de palma (manu). </text:p>
        </text:list-item>
        <text:list-item>
          <text:p text:style-name="P102"><text:span text:style-name="T3">palmato</text:span> -us | -ato | -é | -ate. = cum palma (de manu, aut arbore). </text:p>
        </text:list-item>
        <text:list-item>
          <text:p text:style-name="P102"><text:span text:style-name="T3">palmipede</text:span> ĕ 100 | -ede | -ède | -ed. = (animale) cum pede in forma de palma. </text:p>
        </text:list-item>
        <text:list-item>
          <text:p text:style-name="P102"><text:span text:style-name="T3">palmo</text:span> 100 | palmo | palme | palm | Palme. = longitudine de palma de manu. </text:p>
        </text:list-item>
        <text:list-item>
          <text:p text:style-name="P102"><text:span text:style-name="T3">palo</text:span> -us | I. H. palo | pal, pieu | pole, pale | Pfahl. </text:p>
        </text:list-item>
        <text:list-item>
          <text:p text:style-name="P102"><text:span text:style-name="T3">palpa</text:span> -o | -are | -er | <text:span text:style-name="T5">to feel</text:span>, -ate | <text:span text:style-name="T5">betasten</text:span>, -ieren. ⊃ palpita. </text:p>
        </text:list-item>
        <text:list-item>
          <text:p text:style-name="P102">—<text:span text:style-name="T3">bile</text:span> -ĭlis | -bile | -ble | -ble | -bel. </text:p>
        </text:list-item>
        <text:list-item>
          <text:p text:style-name="P102">—<text:span text:style-name="T3">tione</text:span> -tio | -mento | -tion | -tion | -tion. </text:p>
        </text:list-item>
        <text:list-item>
          <text:p text:style-name="P102"><text:span text:style-name="T3">palpebra</text:span> -ĕbra | -ebra | paupière | <text:span text:style-name="T5">eye-lid</text:span> | <text:span text:style-name="T5">Augenlid</text:span>. ⊂ palpa. </text:p>
        </text:list-item>
        <text:list-item>
          <text:p text:style-name="P102">—<text:span text:style-name="T3">ale</text:span> | -ale | -al | -al | -al. </text:p>
        </text:list-item>
        <text:list-item>
          <text:p text:style-name="P102"><text:span text:style-name="T3">palpita</text:span> -ĭto | -itare | -iter | -itate | -itieren. ⊂ palpa. </text:p>
        </text:list-item>
        <text:list-item>
          <text:p text:style-name="P102">—<text:span text:style-name="T3">tione</text:span> 100 | -zione | -tion | -tion | -tion. </text:p>
        </text:list-item>
        <text:list-item>
          <text:p text:style-name="P102"><text:span text:style-name="T3">palude</text:span> palus | -ude | <text:span text:style-name="T5">marais</text:span> | <text:span text:style-name="T5">marsh</text:span>, pool | Pfuhl. ⊃ palustre. </text:p>
        </text:list-item>
        <text:list-item>
          <text:p text:style-name="P102">—<text:span text:style-name="T3">oso</text:span> -osus | -oso | -éen | -ose. = </text:p>
        </text:list-item>
        <text:list-item>
          <text:p text:style-name="P102"><text:span text:style-name="T3">palustre</text:span> -ter | -ustre | -ustre | -ustral. = de palude. </text:p>
        </text:list-item>
        <text:list-item>
          <text:p text:style-name="P102"><text:span text:style-name="T3">pampino</text:span> -pĭnus | -pino | -pre | <text:span text:style-name="T5">tendril</text:span>, -pre. = ramo de vite, cum uva. </text:p>
        </text:list-item>
        <text:list-item>
          <text:p text:style-name="P102">G. pan, panto: pás pán pantós = omni, toto. ⊃ panacea, pancreas, pandecta, pandemico, pandora, panegyrico, panoplia, panorama, pantheismo. </text:p>
        </text:list-item>
        <text:list-item>
          <text:p text:style-name="P102"><text:span text:style-name="T3">panacea</text:span> -ēa | -cea | -cée | -cea | -cee. = remedio universale. ⊂ G. panáceia. ⊂ pan ac [ácos = medicamen]. </text:p>
        </text:list-item>
        <text:list-item>
          <text:p text:style-name="P102"><text:span text:style-name="T3">panario</text:span> -um | paniere | panier | panier, <text:span text:style-name="T5">basket</text:span> | Panier, <text:span text:style-name="T5">Korb</text:span>. = corbe, cista, canistro pro pane. </text:p>
        </text:list-item>
        <text:list-item>
          <text:p text:style-name="P102"><text:span text:style-name="T3">pancreas</text:span> | -eas | -éas | -eas | -eas. = glandula abdominale que secerne liquido in intestino. ⊂ pan [toto] creas [créas, carne]. </text:p>
        </text:list-item>
        <text:list-item>
          <text:p text:style-name="P102"><text:span text:style-name="T3">pancreatico</text:span> -ĭcus | -tico | -tique | -tic | -tisch. = de pancreas. </text:p>
        </text:list-item>
        <text:list-item>
          <text:p text:style-name="P102"><text:span text:style-name="T3">pandæmonio</text:span> | pandemonio | pandémonium | -ium. = collectione de omni [pan] dæmone (Milton † 1674). </text:p>
        </text:list-item>
        <text:list-item>
          <text:p text:style-name="P102"><text:span text:style-name="T3">pande</text:span> -o = (ex)pande. ⊃ passo. </text:p>
        </text:list-item>
        <text:list-item>
          <text:p text:style-name="P102"><text:span text:style-name="T3">pandecta</text:span> (-ae -arum) 200 | -ette | -ctes | -ct, -cts | -cten. = collectione universale [de jure]. ⊂ G. pandéctes = que contine toto. ⊂ pan [toto] dech [déchomai = contine]. </text:p>
        </text:list-item>
        <text:list-item>
          <text:p text:style-name="P102"><text:span text:style-name="T3">pandemico</text:span> -ĭcus | -mico | -émique | -mic | -misch. = (morbo) universale. ⊂ pandemo [pándēmos = toto populo, publico, universale]. </text:p>
        </text:list-item>
        <text:list-item>
          <text:p text:style-name="P102"><text:span text:style-name="T3">Pandora</text:span> -ōra | Pandora | Pandore | Pandora. ⊂ G. Pand <text:span text:style-name="T3">ō</text:span>ra = Dea que dona omni fructu. </text:p>
        </text:list-item>
        <text:list-item>
          <text:p text:style-name="P102"><text:soft-page-break/><text:span text:style-name="T3">pane</text:span> -is | pane, H. pan, P. pam | pain | <text:span text:style-name="T5">bread</text:span> | <text:span text:style-name="T5">Brot</text:span>. ⊃ panario, panifica. </text:p>
        </text:list-item>
        <text:list-item>
          <text:p text:style-name="P102"><text:span text:style-name="T3">panegyrico</text:span> -ĭcus | panegirico | panégyrique | -ic | -icus. = oratione publico de laude. ⊂ G. panēguricós. ⊂ pan [universale] ágyris [reunione]. </text:p>
        </text:list-item>
        <text:list-item>
          <text:p text:style-name="P102"><text:span text:style-name="T3">panegyrista</text:span> | panegirista | panégyriste | -ist | -ist. = qui fac panegyrico. ⊂ G. panēgurist <text:span text:style-name="T3">ē</text:span>s. </text:p>
        </text:list-item>
        <text:list-item>
          <text:p text:style-name="P102"><text:span text:style-name="T3">pange</text:span> -o = fige, junge, planta. ⊃ pace, pacto, compacto, pagina, pago, propaga. ⊂ E. pag. ⊃ G. p <text:span text:style-name="T3">ē</text:span>gnumi = planta, fige; D. fügen = junge. </text:p>
        </text:list-item>
        <text:list-item>
          <text:p text:style-name="P102"><text:span text:style-name="T3">panico</text:span> -ĭcum | -ico | -ic | -ic. ⊂ pane = Bot. « panicum miliaceum ». </text:p>
        </text:list-item>
        <text:list-item>
          <text:p text:style-name="P102"><text:span text:style-name="T3">panico</text:span> -ĭcus | pànico | -ique | -ic | -ik. = terrore epidemico sine causa. ⊂ G. panicón. ⊂ deo Pan, que incute terrore </text:p>
        </text:list-item>
        <text:list-item>
          <text:p text:style-name="P102"><text:span text:style-name="T3">panifica</text:span> -ĭco | -ficare | -fier | | -ficieren. = fac pane. </text:p>
        </text:list-item>
        <text:list-item>
          <text:p text:style-name="P102">—<text:span text:style-name="T3">tione</text:span> | -zione | -tion | -tion | -tion. </text:p>
        </text:list-item>
        <text:list-item>
          <text:p text:style-name="P102"><text:span text:style-name="T3">panno</text:span> -us | panno, H. paño, P. panno | <text:span text:style-name="T5">drap</text:span> | <text:span text:style-name="T5">cloth</text:span> | <text:span text:style-name="T5">Tuch</text:span>. || Germanico fano, I. gonfalone. </text:p>
        </text:list-item>
        <text:list-item>
          <text:p text:style-name="P102"><text:span text:style-name="T3">panoplia</text:span> | -plia | -plie | -ply. = armatura completo. ⊂ G. -ía. ⊂ pan [toto] hoplo [óplon = arma]. </text:p>
        </text:list-item>
        <text:list-item>
          <text:p text:style-name="P102"><text:span text:style-name="T3">panorama</text:span> | -ma | -ma | -ma | -ma. = visione de toto. ⊂ G. panórama. ⊂ pan [tot] horama [visione]. </text:p>
        </text:list-item>
        <text:list-item>
          <text:p text:style-name="P102"><text:span text:style-name="T3">pantheismo</text:span> | panteismo | -éisme | -ism | -ismus. = doctrina de pantheista. </text:p>
        </text:list-item>
        <text:list-item>
          <text:p text:style-name="P102"><text:span text:style-name="T3">pantheista</text:span> | panteista | -éiste | -ist | -ist. = qui crede que deo [theo] es toto [pan]. </text:p>
        </text:list-item>
        <text:list-item>
          <text:p text:style-name="P102"><text:span text:style-name="T3">pantheo</text:span> -theon (Plinio) | -eon | -éon | -eon | -eon. = templo sacro ad omni deo. ⊂ G. pántheon. ⊂ pan theo. </text:p>
        </text:list-item>
        <text:list-item>
          <text:p text:style-name="P102"><text:span text:style-name="T3">panthera</text:span> -ēra | pantera | -ère | -er | -er. = Zol. « felis pardus ». ⊂ G. pánthēr. ⊂ pan ther. </text:p>
        </text:list-item>
        <text:list-item>
          <text:p text:style-name="P102">G. panto = pan. ⊃ pantographo, pantomimo. </text:p>
        </text:list-item>
        <text:list-item>
          <text:p text:style-name="P102"><text:span text:style-name="T3">pantographo</text:span> ă | -fo | -phe | -ph | -ph. = instrumento que describe toto. </text:p>
        </text:list-item>
        <text:list-item>
          <text:p text:style-name="P102"><text:span text:style-name="T3">pantomimo</text:span> -īmus | -mo | -me | -me | -me. ⊂ G. -mímos. </text:p>
        </text:list-item>
        <text:list-item>
          <text:p text:style-name="P102"><text:span text:style-name="T3">papa</text:span> -a (Varrone) | papà | papa | papa | Papa | G. páppas. = patre (voce infantile). </text:p>
        </text:list-item>
        <text:list-item>
          <text:p text:style-name="P102">— M | papa | pape | pope | Papst. = pontifice catholico. </text:p>
        </text:list-item>
        <text:list-item>
          <text:p text:style-name="P102">—<text:span text:style-name="T3">ale</text:span> | -ale | -al | -al | -al. </text:p>
        </text:list-item>
        <text:list-item>
          <text:p text:style-name="P102"><text:span text:style-name="T3">papavere</text:span> -vĕr | -ero | pavot | poppy | <text:span text:style-name="T5">Mohn</text:span>, -er. = Bot. « papaver somniferum ». Papavere es uso ab homine in periodo lithico. </text:p>
        </text:list-item>
        <text:list-item>
          <text:p text:style-name="P102"><text:span text:style-name="T3">papilione</text:span> 100 | <text:span text:style-name="T5">farfalla</text:span>, parpaglione | papillon | <text:span text:style-name="T5">butterfly</text:span>, papilio | <text:span text:style-name="T5">Schmetterling</text:span>. = Zool. « papilio (machaon,…) ». </text:p>
        </text:list-item>
        <text:list-item>
          <text:p text:style-name="P102"><text:span text:style-name="T3">papilla</text:span> -a | -lla | -lle | -lla | -llen. = extremo de mamma. ⊂ papula. </text:p>
        </text:list-item>
        <text:list-item>
          <text:p text:style-name="P102"><text:span text:style-name="T3">papula</text:span> -ŭla | -ula | -ule | -ula | -el. = postula, tuberculo. ⊃ papilla. </text:p>
        </text:list-item>
        <text:list-item>
          <text:p text:style-name="P102"><text:span text:style-name="T3">papyro</text:span> -us (Plinio) | papiro | -us | -us | -us. = Bot. « cyperus papyrus », planta de Aegypto. ⊂ G. pápyros. </text:p>
        </text:list-item>
        <text:list-item>
          <text:p text:style-name="P102">— -us (Catullo) | <text:span text:style-name="T5">carta</text:span>, H. P. papel | papier | paper | Papier. = charta, tracto ex cortice [libro] de « papyro ». </text:p>
        </text:list-item>
        <text:list-item>
          <text:p text:style-name="P102"><text:soft-page-break/><text:span text:style-name="T3">para</text:span> -o = præpara, instrue, orna, dispone. ⊃ apparatu, compara, præpara, repara, separa, impera. </text:p>
        </text:list-item>
        <text:list-item>
          <text:p text:style-name="P102">— M | I. parare | F. parer = orna, defende, protege. </text:p>
        </text:list-item>
        <text:list-item>
          <text:p text:style-name="P102">G. para pará. = ultra, præter, contra, apud. ⊃ paradigma, paradoxo, paragrapho, par(allelo), paralogismo, paralysi, parametro, paranympho, paraphrasi, parenthesi, parotide, paroxysmo, etc. </text:p>
        </text:list-item>
        <text:list-item>
          <text:p text:style-name="P102"><text:span text:style-name="T3">parabola</text:span> ŏ 100 | -bola | -bole | -ble | -bel. = allegoria, comparatione, similitudine, æquatione. ⊂ G. parabol <text:span text:style-name="T3">ē</text:span>. ⊂ para [cum] bol [compara]. </text:p>
        </text:list-item>
        <text:list-item>
          <text:p text:style-name="P102">— M | parola, H. palabra, P. palavra | parole. = verbo, voce, vocabulo, loquela. </text:p>
        </text:list-item>
        <text:list-item>
          <text:p text:style-name="P102">— N | -ola | -ole | -ola | -el. = curva, in que y <text:span text:style-name="T8">2</text:span> æqua 2px. Apollinio, geometra græco de anno -250, ute vocabulo « parabola » in isto sensu. </text:p>
        </text:list-item>
        <text:list-item>
          <text:p text:style-name="P102">—<text:span text:style-name="T3">ico</text:span> ĭ N | -ico | -ique | -ic | -isch. </text:p>
        </text:list-item>
        <text:list-item>
          <text:p text:style-name="P102"><text:span text:style-name="T3">paracentesi</text:span> -ēsis (Plinio) | -si | -èse | -sis | -sis. = punctura super hydropico. ⊂ G. paracéntēsis. ⊂ para cente [centéō = punge] -si. </text:p>
        </text:list-item>
        <text:list-item>
          <text:p text:style-name="P102"><text:span text:style-name="T3">paradigma</text:span>(te) | -gma | -gme | -gm | -gma. = exemplo, modello. ⊂ G. parádeigma. ⊂ para dic -mate. </text:p>
        </text:list-item>
        <text:list-item>
          <text:p text:style-name="P102"><text:span text:style-name="T3">paradiso</text:span> 300 | -diso | -dis | -dise | -dies. ⊂ G. parádeisos = horto. ⊂ Persiano. </text:p>
        </text:list-item>
        <text:list-item>
          <text:p text:style-name="P102">—<text:span text:style-name="T3">iaco</text:span> | -iaco | -iaque | -iac | -isch. ⊂ G. -deisiacós. </text:p>
        </text:list-item>
        <text:list-item>
          <text:p text:style-name="P102"><text:span text:style-name="T3">paradoxo</text:span> -um | -dosso | -doxe | -dox | -dox. ⊂ G. parádoxon. ⊂ para dox(a) -o = contra opinione commune. </text:p>
        </text:list-item>
        <text:list-item>
          <text:p text:style-name="P102"><text:span text:style-name="T3">paraffina</text:span> N | -ina | -ine | -ine | -in. ⊂ « parum affine », resistente ad reagentes de chemia, substantia simile ad cera, tracto ex bitumen. </text:p>
        </text:list-item>
        <text:list-item>
          <text:p text:style-name="P102"><text:span text:style-name="T3">paragrapho</text:span> ă | -fo | -phe | -ph | -ph. ⊂ G. parágraphos. ⊂ para graph -o = scripto contra, in margine. </text:p>
        </text:list-item>
        <text:list-item>
          <text:p text:style-name="P102"><text:span text:style-name="T3">parallaxi</text:span> | -assi | -axe | -ax | -axis, -axe. = angulo que ab planeta subtende radio terrestre. ⊂ G. parállaxis ⊂ par(à) allaxi [állaxis, mutatione, ⊂ allo]. </text:p>
        </text:list-item>
        <text:list-item>
          <text:p text:style-name="P102"><text:span text:style-name="T3">parallelo</text:span> 100 | -elo | -èle | -el | -el. ⊂ G. parállēlos. ⊂ par(a) [contra] allelo [all <text:span text:style-name="T3">ē</text:span>lō = ambo, reciproco, ⊂ allo]. </text:p>
        </text:list-item>
        <text:list-item>
          <text:p text:style-name="P102">—<text:span text:style-name="T3">epipedo</text:span> ĕ | -pedo | parallélépipède | -ped | -pedon. = solido limitato ad planos parallelo. ⊂ G. parallēlepípedon. ⊂ parallel(o) epipedo {epípedos = plano, ⊂ epi [supra] pedo [pédon = solo, terra]}. </text:p>
        </text:list-item>
        <text:list-item>
          <text:p text:style-name="P102">—<text:span text:style-name="T3">ismo</text:span> | -ismo | -élisme | -ism | -ismus. ⊂ G. -ēlismós. </text:p>
        </text:list-item>
        <text:list-item>
          <text:p text:style-name="P102">—<text:span text:style-name="T3">grammo</text:span> | -gramma | -élogramme | -gram | -gramm. = superficie limitato ab lineas parallelo. ⊂ G. parallēlógrammon ⊂ parallelo gramm(a) [linea] -o. </text:p>
        </text:list-item>
        <text:list-item>
          <text:p text:style-name="P102"><text:span text:style-name="T3">paralogismo</text:span> | -ismo | -isme | -ism | -ismus. = deductione contra logica. ⊂ G. -ismós. ⊂ para log(o) -ismo. </text:p>
        </text:list-item>
        <text:list-item>
          <text:p text:style-name="P102"><text:span text:style-name="T3">paralysi</text:span> ŭ 100 | -isi | -ysie | -ysis | -ysis. ⊂ G. parálysis. ⊂ parà ly(e) -si = dissolutione. </text:p>
        </text:list-item>
        <text:list-item>
          <text:p text:style-name="P102"><text:span text:style-name="T3">paralytico</text:span> ĭ 100 | -itico | -tique | -tic | -tisch. ⊂ G. -icós. </text:p>
        </text:list-item>
        <text:list-item>
          <text:p text:style-name="P102"><text:span text:style-name="T3">paralyza</text:span> N | -izzare | -yser | -yze | -isieren. = da paralysi. </text:p>
        </text:list-item>
        <text:list-item>
          <text:p text:style-name="P102"><text:soft-page-break/><text:span text:style-name="T3">parametro</text:span> ĕ | -tro | -mètre | -ter | -ter. = unitate de mensura, linea cum que nos mete cetero linea. ⊂ para metro. </text:p>
        </text:list-item>
        <text:list-item>
          <text:p text:style-name="P102"><text:span text:style-name="T3">paranympho</text:span> 600 | -info | -phe | -ph | -ph. = qui comita sponsa. ⊂ G. paránymphos ⊂ para nymph(a) [sponsa] -o. </text:p>
        </text:list-item>
        <text:list-item>
          <text:p text:style-name="P102"><text:span text:style-name="T3">paraphernale</text:span> M | parafernale | -al | -al | -aliern. = proprietate que uxore fer post dote. ⊂ G. parápherna ⊂ parà pher(e) -na. </text:p>
        </text:list-item>
        <text:list-item>
          <text:p text:style-name="P102"><text:span text:style-name="T3">paraphrasi</text:span> ă 100 | -frasi | -se | -se | -se. ⊂ G. paráphrasis ⊂ para phrasi. = phrasi ulteriore, explicatione. </text:p>
        </text:list-item>
        <text:list-item>
          <text:p text:style-name="P102"><text:span text:style-name="T3">paraplegia</text:span> | -egia | -égie | -egia, -egy, -exy | -egie, -exie. = apoplexia partiale. ⊂ G. -ēgía, -ēxía. ⊂ G. parà [latere] pleg [percute]. </text:p>
        </text:list-item>
        <text:list-item>
          <text:p text:style-name="P102"><text:span text:style-name="T3">parasito</text:span> -ītus | -ito | -ite | -ite | -it. = commensale gratuito. ⊂ G. parásitos ⊂ para sito [cibo]. </text:p>
        </text:list-item>
        <text:list-item>
          <text:p text:style-name="P102">—<text:span text:style-name="T3">ismo</text:span> | -ismo | -isme | -ism | -ismus. </text:p>
        </text:list-item>
        <text:list-item>
          <text:p text:style-name="P102"><text:span text:style-name="T3">Parca</text:span> -a | Parca | Parques | Parcæ | Parce. = dea de fato, da morte. </text:p>
        </text:list-item>
        <text:list-item>
          <text:p text:style-name="P102"><text:span text:style-name="T3">parce</text:span> -o = abstine se, ne offende, conserva pecunia, perdona. </text:p>
        </text:list-item>
        <text:list-item>
          <text:p text:style-name="P102"><text:span text:style-name="T3">parcimonia</text:span> -ia = parsimonia. </text:p>
        </text:list-item>
        <text:list-item>
          <text:p text:style-name="P102"><text:span text:style-name="T3">parco</text:span> -us | I. parco = moderato, sobrio, frugale, œconomo, qui parce. </text:p>
        </text:list-item>
        <text:list-item>
          <text:p text:style-name="P102"><text:span text:style-name="T3">parco</text:span> M | parco | parc | park | Park. = horto, agro clauso, vivario. </text:p>
        </text:list-item>
        <text:list-item>
          <text:p text:style-name="P102">parĕ -io = gene. ⊃ parente, partu, viviparo. </text:p>
        </text:list-item>
        <text:list-item>
          <text:p text:style-name="P102">parē -eo | parere | parâitre. = appare. ⊃ transparente, compare. ⊂ parĕ = es genito, nasce. </text:p>
        </text:list-item>
        <text:list-item>
          <text:p text:style-name="P102">parē -eo = obedi, parē sub jussu. </text:p>
        </text:list-item>
        <text:list-item>
          <text:p text:style-name="P102"><text:span text:style-name="T3">parenchyma</text:span>(te) | -ima | -me | -ma | -ma. = materia de glandula, substantia viride de folio de plantas, medulla. ⊂ G. parégchuma. ⊂ par(a) en chy (cheîn = versa) -mate. </text:p>
        </text:list-item>
        <text:list-item>
          <text:p text:style-name="P102"><text:span text:style-name="T3">parente</text:span> -ens | -ente | -ent | -ent | <text:span text:style-name="T5">Eltern</text:span>. = que pare [gene], genitore, avo. </text:p>
        </text:list-item>
        <text:list-item>
          <text:p text:style-name="P102">— M | parente | parent. = cognato, conjuncto, affine, propinquo. </text:p>
        </text:list-item>
        <text:list-item>
          <text:p text:style-name="P102"><text:span text:style-name="T3">parenthesi</text:span> ĕ 100 | parentesi | -èse | -esis | -ese. ⊂ G. parénthesis ⊂ par(a) en the si = to insere contra. </text:p>
        </text:list-item>
        <text:list-item>
          <text:p text:style-name="P102"><text:span text:style-name="T3">pari</text:span> par | pari, H. P. par | pair, pareil | par, peer. = æquale, simile. ⊃ paritate, dispari. </text:p>
        </text:list-item>
        <text:list-item>
          <text:p text:style-name="P102"><text:span text:style-name="T3">paria,</text:span> <text:span text:style-name="T5">nom. plur. de</text:span> pari | paio, <text:span text:style-name="T5">coppia</text:span> | paire, <text:span text:style-name="T5">couple</text:span> | pair | Paar. = copula, dyade. </text:p>
        </text:list-item>
        <text:list-item>
          <text:p text:style-name="P102"><text:span text:style-name="T3">pariete</text:span> (paries -iĕtis) | parete | paroi | <text:span text:style-name="T5">wall</text:span> | <text:span text:style-name="T5">Wand</text:span>. </text:p>
        </text:list-item>
        <text:list-item>
          <text:p text:style-name="P102">—<text:span text:style-name="T3">ale</text:span> | -etale | -étal | -etal. </text:p>
        </text:list-item>
        <text:list-item>
          <text:p text:style-name="P102"><text:span text:style-name="T3">paritate</text:span> 400 | -ità | -ité | -ity | -ität. = to es pari. </text:p>
        </text:list-item>
        <text:list-item>
          <text:p text:style-name="P102"><text:span text:style-name="T3">parocho</text:span> -ŏchus, G. párochos = commissario, syndico, curatore. ⊂ par(a) ech. </text:p>
        </text:list-item>
        <text:list-item>
          <text:p text:style-name="P102">— 400 | parroco | | | Pfarrer. = curatore ecclesiastico. </text:p>
        </text:list-item>
        <text:list-item>
          <text:p text:style-name="P102"><text:span text:style-name="T3">parochia</text:span> 400 | parrocchia | paroisse | parish | Parochie. = dominio de parocho; parœcia. </text:p>
        </text:list-item>
        <text:list-item>
          <text:p text:style-name="P102">—<text:span text:style-name="T3">ale</text:span> | parrocchiale | paroissial | -al | -al. </text:p>
        </text:list-item>
        <text:list-item>
          <text:p text:style-name="P102"><text:span text:style-name="T3">parœcia</text:span> 400 = parochia. ⊂ G. paroicía. ⊂ par(a) œco [vico]. </text:p>
        </text:list-item>
        <text:list-item>
          <text:p text:style-name="P102"><text:span text:style-name="T3">parodia</text:span> ĭ 100 | -ia | -ie | -y | -ie. = contrafactione de opere. ⊂ G. <text:soft-page-break/>parōdía. ⊂ para [contra] od(e) -ia. </text:p>
        </text:list-item>
        <text:list-item>
          <text:p text:style-name="P102"><text:span text:style-name="T3">parotide</text:span> -tis -tĭd- | -tide | -tide | -tid | -tis. = glandulas salivare posito contra aures. ⊂ G. parōtís -ídos. ⊂ para [contra] ot [aure]. </text:p>
        </text:list-item>
        <text:list-item>
          <text:p text:style-name="P102"><text:span text:style-name="T3">paroxysmo</text:span> | parossismo | -me | -m | -mus. = excessu de irritatione, de passione. ⊂ G. -ós. ⊂ par(a) [ultra] oxy [acuto] -(i)smo. </text:p>
        </text:list-item>
        <text:list-item>
          <text:p text:style-name="P102"><text:span text:style-name="T3">parricida</text:span> -īda | -ida | -ide | -ide | -ida. = qui cæde parente. </text:p>
        </text:list-item>
        <text:list-item>
          <text:p text:style-name="P102">—<text:span text:style-name="T3">io</text:span> -ium | -io | -e | -e | -ium. </text:p>
        </text:list-item>
        <text:list-item>
          <text:p text:style-name="P102"><text:span text:style-name="T3">parsimonia</text:span> -ia | -ia | parcimonie | -y | -ie. = œconomia, moderatione, frugalitate, usu parco de divitias. </text:p>
        </text:list-item>
        <text:list-item>
          <text:p text:style-name="P102">—<text:span text:style-name="T3">ioso</text:span> | -ioso | parcimonieux | -ious | -iös. = parco. </text:p>
        </text:list-item>
        <text:list-item>
          <text:p text:style-name="P102"><text:span text:style-name="T3">parte</text:span> pars | I. H. P. parte | partie, parti | part, party | <text:span text:style-name="T5">Teil</text:span>, Part. </text:p>
        </text:list-item>
        <text:list-item>
          <text:p text:style-name="P102">—<text:span text:style-name="T3">i</text:span> -io, -ior | spartire | répartir, partager | to part | partieren. = fac partes, divide. </text:p>
        </text:list-item>
        <text:list-item>
          <text:p text:style-name="P102">—i M | partire | partir = i ab, i ex. </text:p>
        </text:list-item>
        <text:list-item>
          <text:p text:style-name="P102">—<text:span text:style-name="T3">iale</text:span> | -ziale | -tial | -tial | -tial. = anti totale. </text:p>
        </text:list-item>
        <text:list-item>
          <text:p text:style-name="P102">——<text:span text:style-name="T3">itate</text:span> | parzialità | -ité | -ity | -ität. = præferentia, favore injusto. </text:p>
        </text:list-item>
        <text:list-item>
          <text:p text:style-name="P102">—<text:span text:style-name="T3">icipa</text:span> -ĭpo | partecipare | -er | -ate | -ieren. = cape parte, coopera. </text:p>
        </text:list-item>
        <text:list-item>
          <text:p text:style-name="P102">——<text:span text:style-name="T3">nte</text:span> | partecipante | -nt | -nt | -nt. </text:p>
        </text:list-item>
        <text:list-item>
          <text:p text:style-name="P102">——<text:span text:style-name="T3">tione</text:span> 400 | partecipazione | -tion | -tion | -tion. </text:p>
        </text:list-item>
        <text:list-item>
          <text:p text:style-name="P102">——<text:span text:style-name="T3">io</text:span> 100 | -ipio | -ipe | -iple | -ip. = forma ex verbo, que participa qualitate de nomine, p. ex. (ama)nte, (ama)to, (ama)ndo. </text:p>
        </text:list-item>
        <text:list-item>
          <text:p text:style-name="P102">—<text:span text:style-name="T3">icula</text:span> -ŭla | -icella, -icola | -icule, parcelle | -icle, parcel | -ikel. </text:p>
        </text:list-item>
        <text:list-item>
          <text:p text:style-name="P102">——<text:span text:style-name="T3">are</text:span> 200 | -olare | -ier | -ar | -är. = speciale, characteristico. </text:p>
        </text:list-item>
        <text:list-item>
          <text:p text:style-name="P102">———<text:span text:style-name="T3">itate</text:span> | -olarità | -ité | -ity | -ität. </text:p>
        </text:list-item>
        <text:list-item>
          <text:p text:style-name="P102">———<text:span text:style-name="T3">iza</text:span> | -izzare | -iser | -ize | -isieren. </text:p>
        </text:list-item>
        <text:list-item>
          <text:p text:style-name="P102">—<text:span text:style-name="T3">itione</text:span> -tio | -zione, partitura | partage, ré—ition, -tion | -tion | -tion. = ton parti, divisione, secessione, separatione. </text:p>
        </text:list-item>
        <text:list-item>
          <text:p text:style-name="P102">—<text:span text:style-name="T3">itivo</text:span> | -ivo | -if | -ive | -iv. = que parti. </text:p>
        </text:list-item>
        <text:list-item>
          <text:p text:style-name="P102">—ito -us = quem parti, diviso. </text:p>
        </text:list-item>
        <text:list-item>
          <text:p text:style-name="P102">—— M | -tito | -ti | -ty | -tit. = parte, factione. </text:p>
        </text:list-item>
        <text:list-item>
          <text:p text:style-name="P102"><text:span text:style-name="T3">partu</text:span> -us | parto | <text:span text:style-name="T5">accouchement</text:span>, parturition | parturition | Partus. = ton pare [gene], parturitione. </text:p>
        </text:list-item>
        <text:list-item>
          <text:p text:style-name="P102"><text:span text:style-name="T3">parturi</text:span> -ŭrio | partorire | <text:span text:style-name="T5">accoucher</text:span> | <text:span text:style-name="T5">give birth</text:span> | <text:span text:style-name="T5">kreissen</text:span>. = gene, fac partu. </text:p>
        </text:list-item>
        <text:list-item>
          <text:p text:style-name="P102">—<text:span text:style-name="T3">iente</text:span> | -iente | -iente | -ient | -ient. </text:p>
        </text:list-item>
        <text:list-item>
          <text:p text:style-name="P102">—<text:span text:style-name="T3">itione</text:span> | | -ition | -ition | -ition. = partu. </text:p>
        </text:list-item>
        <text:list-item>
          <text:p text:style-name="P102">L. parum = pauco. </text:p>
        </text:list-item>
        <text:list-item>
          <text:p text:style-name="P102">L. parumper = per pauco tempore. </text:p>
        </text:list-item>
        <text:list-item>
          <text:p text:style-name="P102"><text:span text:style-name="T3">parvo</text:span> -us | <text:span text:style-name="T5">piccolo</text:span>, parvo | <text:span text:style-name="T5">petit</text:span> | <text:span text:style-name="T5">little</text:span>, <text:span text:style-name="T5">small</text:span> | <text:span text:style-name="T5">klein</text:span>. = anti magno, breve, curto, raro, exiguo. ⊂ pau(co) -ro. = || G. paúros. </text:p>
        </text:list-item>
        <text:list-item>
          <text:p text:style-name="P102">—<text:span text:style-name="T3">itate</text:span> -itas | -ità | -ité | -itude | -ität. </text:p>
        </text:list-item>
        <text:list-item>
          <text:p text:style-name="P102"><text:span text:style-name="T3">pasce</text:span> -o | pascere, H. pacer, P. pascer | <text:span text:style-name="T5">faire</text:span> paître, repaître | pasture | füttern. = nutri pecu. ⊃ pascuo, pastore, pastura. || A feed, D. Futter, R. pasti. ⊂ E. pā. </text:p>
        </text:list-item>
        <text:list-item>
          <text:p text:style-name="P102"><text:span text:style-name="T3">pascuo</text:span> -uum | pascolo | pâturage, pacage | pasturage, pasture | <text:span text:style-name="T5">Weide</text:span>. = agro, ubi pecu pasce se. </text:p>
        </text:list-item>
        <text:list-item>
          <text:p text:style-name="P102"><text:span text:style-name="T3">passibile</text:span> ĭ 400 | -ibile | -ible | -ible | -ibel. = que pote pate. ⊃ <text:soft-page-break/>impassibile. </text:p>
        </text:list-item>
        <text:list-item>
          <text:p text:style-name="P102">—<text:span text:style-name="T3">itate</text:span> | -ità | -ité | -ity | -ität. </text:p>
        </text:list-item>
        <text:list-item>
          <text:p text:style-name="P102">L. passim = in vario loco. </text:p>
        </text:list-item>
        <text:list-item>
          <text:p text:style-name="P102"><text:span text:style-name="T3">passione</text:span> 200 | -ssione | -ssion | -ssion | -ssion. = dolore, affectu, to pate. </text:p>
        </text:list-item>
        <text:list-item>
          <text:p text:style-name="P102"><text:span text:style-name="T3">passivo</text:span> 300 | -ivo | -if | -ive | -iv. = que pate, anti activo. </text:p>
        </text:list-item>
        <text:list-item>
          <text:p text:style-name="P102">—<text:span text:style-name="T3">itate</text:span> | -ità | -ité | -ity | -ität. </text:p>
        </text:list-item>
        <text:list-item>
          <text:p text:style-name="P102">passo -us = que e pate (suffer). ⊃ passivo. </text:p>
        </text:list-item>
        <text:list-item>
          <text:p text:style-name="P102">passo -us = quem pande. </text:p>
        </text:list-item>
        <text:list-item>
          <text:p text:style-name="P102"><text:span text:style-name="T3">passu</text:span> -us | passo, H. paso | pas | pace | <text:span text:style-name="T5">Schritt</text:span>. = gradu, to pande pedes dum ambula. </text:p>
        </text:list-item>
        <text:list-item>
          <text:p text:style-name="P102">— M | passaggio | pas, passage | pass, passage | Pass. = transitu. </text:p>
        </text:list-item>
        <text:list-item>
          <text:p text:style-name="P102"><text:span text:style-name="T3">pasta</text:span> M | I. H. P. pasta | pâte | paste | Paste. ⊂ G. pástē. </text:p>
        </text:list-item>
        <text:list-item>
          <text:p text:style-name="P102"><text:span text:style-name="T3">pastillo</text:span> -us, -um | pastiglia | -ille | -ille, -il | -ille, -illus. = parvo pane, pilula. </text:p>
        </text:list-item>
        <text:list-item>
          <text:p text:style-name="P102"><text:span text:style-name="T3">pasto</text:span> -us = quem pasce. </text:p>
        </text:list-item>
        <text:list-item>
          <text:p text:style-name="P102">—<text:span text:style-name="T3">ore</text:span> -tor | -ore | -eur, pàtre, <text:span text:style-name="T5">berger</text:span> | -or | <text:span text:style-name="T5">Hirt</text:span>, -or. = qui pasce pecu (aut animas). </text:p>
        </text:list-item>
        <text:list-item>
          <text:p text:style-name="P102">——<text:span text:style-name="T3">ale</text:span> -ālis | -ale | -al | -al | -al. </text:p>
        </text:list-item>
        <text:list-item>
          <text:p text:style-name="P102">—<text:span text:style-name="T3">ura</text:span> 400 | -ura | pâture | -urage, -ure | <text:span text:style-name="T5">Weide</text:span>. = pascuo. </text:p>
        </text:list-item>
        <text:list-item>
          <text:p text:style-name="P102"><text:span text:style-name="T3">pate</text:span> -ior | patire | pâtir | <text:span text:style-name="T5">suffer</text:span> | <text:span text:style-name="T5">leiden</text:span>. = suffer. ⊃ patiente, passione, passivo, compate. </text:p>
        </text:list-item>
        <text:list-item>
          <text:p text:style-name="P102"><text:span text:style-name="T3">pate</text:span> -eo = es patente, es claro, es evidente, es manifesto. ⊃ patente, patina. || G. pet(alo). </text:p>
        </text:list-item>
        <text:list-item>
          <text:p text:style-name="P102"><text:span text:style-name="T3">patella</text:span> -as | padella | la poêle | pail, pan | Pfanne. = patina, vaso plato, utensile de coquina pro frige. </text:p>
        </text:list-item>
        <text:list-item>
          <text:p text:style-name="P102">— 100 | -ella | -elle | -ella | -elle. = osse de genu. </text:p>
        </text:list-item>
        <text:list-item>
          <text:p text:style-name="P102"><text:span text:style-name="T3">patente</text:span> -ens | -ente | -ent | -ent. = que pate, evidente. </text:p>
        </text:list-item>
        <text:list-item>
          <text:p text:style-name="P102">— M | -ente | -ente, <text:span text:style-name="T5">brevet</text:span> | -ent | -ent. = littera patente. </text:p>
        </text:list-item>
        <text:list-item>
          <text:p text:style-name="P102"><text:span text:style-name="T3">paterno</text:span> -us | I. H. P. -no | -nel | -nal. = de patre. </text:p>
        </text:list-item>
        <text:list-item>
          <text:p text:style-name="P102">—<text:span text:style-name="T3">itate</text:span> | -ità | -ité | -ity | -ität. </text:p>
        </text:list-item>
        <text:list-item>
          <text:p text:style-name="P102"><text:span text:style-name="T3">pathetico</text:span> ĭ 500 | patetico | pathétique | -ic | -isch. = commovente. ⊂ G. pathēticós. ⊂ patho. </text:p>
        </text:list-item>
        <text:list-item>
          <text:p text:style-name="P102">G. patho páthos = dolore, affectu, passione, morbo. ⊃ pathetico, apathia, sympathia, antipathia, homœopathia. </text:p>
        </text:list-item>
        <text:list-item>
          <text:p text:style-name="P102"><text:span text:style-name="T3">pathologia</text:span> | patologia | -ie | -y | -ie. = scientia de morbo [patho]. </text:p>
        </text:list-item>
        <text:list-item>
          <text:p text:style-name="P102"><text:span text:style-name="T3">pathologico</text:span> -ĭcus | patologico | -ique | -ic | -isch. ⊂ G. -icós. ⊂ patho. </text:p>
        </text:list-item>
        <text:list-item>
          <text:p text:style-name="P102"><text:span text:style-name="T3">patibulo</text:span> -ŭlum | patibolo, <text:span text:style-name="T5">forca</text:span> | <text:span text:style-name="T5">potence</text:span> | <text:span text:style-name="T5">gallows</text:span> | <text:span text:style-name="T5">Galgen</text:span>. </text:p>
        </text:list-item>
        <text:list-item>
          <text:p text:style-name="P102">—<text:span text:style-name="T3">are</text:span> | patibolare | -aire | -ary. </text:p>
        </text:list-item>
        <text:list-item>
          <text:p text:style-name="P102"><text:span text:style-name="T3">patiente</text:span> -ens | paziente | -ient | -ient | -ient. = que pate [suffer], mansueto, quieto. </text:p>
        </text:list-item>
        <text:list-item>
          <text:p text:style-name="P102">—<text:span text:style-name="T3">ia</text:span> -ia | pazienza | -ence | -ence | -enz. </text:p>
        </text:list-item>
        <text:list-item>
          <text:p text:style-name="P102"><text:span text:style-name="T3">patina</text:span> -ĭna = patella. ⊂ patē. </text:p>
        </text:list-item>
        <text:list-item>
          <text:p text:style-name="P102">— | -ina | -ine | -ina | -ina. = strato (de rubigine, de colore). </text:p>
        </text:list-item>
        <text:list-item>
          <text:p text:style-name="P102"><text:span text:style-name="T3">patra</text:span> -o = fac, comple, exseque, fini. ⊃ impetra, perpetra. </text:p>
        </text:list-item>
        <text:list-item>
          <text:p text:style-name="P102"><text:span text:style-name="T3">PATRE</text:span> pater | padre | père | father | Vater. ⊃ patricio, patrono, <text:soft-page-break/>paterno. ⊂ E. ⊃ A. D., G. pat <text:span text:style-name="T3">ē</text:span>r, patriota, patriarcha, patronymico, S. pitar. </text:p>
        </text:list-item>
        <text:list-item>
          <text:p text:style-name="P102">—<text:span text:style-name="T3">ia</text:span> -ia | -ia | -ie | <text:span text:style-name="T5">native country</text:span> | <text:span text:style-name="T5">Vaterland</text:span>, Patria. = terra de patre. || G. patría = familia. </text:p>
        </text:list-item>
        <text:list-item>
          <text:p text:style-name="P102"><text:span text:style-name="T3">patriarcha</text:span> | -arca | -arche | -arch | -arch. ⊂ G. patriárchēs = primo ex patres. </text:p>
        </text:list-item>
        <text:list-item>
          <text:p text:style-name="P102">—<text:span text:style-name="T3">ale</text:span> | -cale | -cal | -chal | -chal. </text:p>
        </text:list-item>
        <text:list-item>
          <text:p text:style-name="P102"><text:span text:style-name="T3">patricio</text:span> -ius | -izio | -icien | -ician | -icier. = nobile romano. ⊂ patre. </text:p>
        </text:list-item>
        <text:list-item>
          <text:p text:style-name="P102">—<text:span text:style-name="T3">iatu</text:span> 200 | -ziato | -ciat | -ciate | -ciat. </text:p>
        </text:list-item>
        <text:list-item>
          <text:p text:style-name="P102"><text:span text:style-name="T3">patrimonio</text:span> -ium | -onio | -oine | -ony | -onium. = hereditate ex patre. </text:p>
        </text:list-item>
        <text:list-item>
          <text:p text:style-name="P102">—<text:span text:style-name="T3">iale</text:span> 600 | -iale | -ial | -ial | -ial. </text:p>
        </text:list-item>
        <text:list-item>
          <text:p text:style-name="P102"><text:span text:style-name="T3">patriota</text:span> | -ota | -ote | -ot | -ot. = amante de patria. ⊂ G. patri <text:span text:style-name="T3">ō</text:span>tēs = compatriota. </text:p>
        </text:list-item>
        <text:list-item>
          <text:p text:style-name="P102">—<text:span text:style-name="T3">ico</text:span> -ĭcus | -ico | -ique | -ic | -isch. </text:p>
        </text:list-item>
        <text:list-item>
          <text:p text:style-name="P102">—<text:span text:style-name="T3">ismo</text:span> | -ismo | -isme | -ism | -ismus. </text:p>
        </text:list-item>
        <text:list-item>
          <text:p text:style-name="P102"><text:span text:style-name="T3">patrocina</text:span> -ĭnor | -are | patronner | to patronize | -ieren. = es patrono, defende, protege. </text:p>
        </text:list-item>
        <text:list-item>
          <text:p text:style-name="P102"><text:span text:style-name="T3">patrona</text:span> -a | -onessa, -ona, padrona | -onnesse, <text:span text:style-name="T5">maîtresse</text:span> | -oness | -onin. = patrono femina. </text:p>
        </text:list-item>
        <text:list-item>
          <text:p text:style-name="P102"><text:span text:style-name="T3">patrono</text:span> -us | -ono, padrone | -on | -on | -on. = protectore, anti cliente. ⊂ patre. </text:p>
        </text:list-item>
        <text:list-item>
          <text:p text:style-name="P102">—<text:span text:style-name="T3">ale</text:span> | -ale | -al | -al | -al. </text:p>
        </text:list-item>
        <text:list-item>
          <text:p text:style-name="P102">—<text:span text:style-name="T3">atu</text:span> 600 | -ato | -at | -age | -at. </text:p>
        </text:list-item>
        <text:list-item>
          <text:p text:style-name="P102"><text:span text:style-name="T3">patronymico</text:span> ĭ 400 | -imico | -ique | -ic | -isch. = nomine ex patre. ⊂ G. patrōnymicón ⊂ patre onoma. </text:p>
        </text:list-item>
        <text:list-item>
          <text:p text:style-name="P102"><text:span text:style-name="T3">pauco</text:span> -us | I. H. poco, P. pouco | peu | <text:span text:style-name="T5">little</text:span>, few | <text:span text:style-name="T5">wenig</text:span>. = ne multo. ⊂ E. pau ⊃ L. paulo, parvo, paupere, G. paúros, A. few. </text:p>
        </text:list-item>
        <text:list-item>
          <text:p text:style-name="P102">—<text:span text:style-name="T3">itate</text:span> -itas | pochezza | -ité | -ity | -ität. </text:p>
        </text:list-item>
        <text:list-item>
          <text:p text:style-name="P102">L. paulisper = per parvo tempore. </text:p>
        </text:list-item>
        <text:list-item>
          <text:p text:style-name="P102"><text:span text:style-name="T3">paupera</text:span> -ĕro | impoverire | appauvrir | to pauperize | depauperieren. = redde paupere. </text:p>
        </text:list-item>
        <text:list-item>
          <text:p text:style-name="P102"><text:span text:style-name="T3">paupere</text:span> -pĕr | povero | pauvre | pauper, poor | <text:span text:style-name="T5">arm</text:span>, -per. = misero, indigente, inope, anti divite. ⊂ pau(co) pare [gene]. </text:p>
        </text:list-item>
        <text:list-item>
          <text:p text:style-name="P102">—<text:span text:style-name="T3">ie</text:span> -ies = paupertate. </text:p>
        </text:list-item>
        <text:list-item>
          <text:p text:style-name="P102">—<text:span text:style-name="T3">ismo</text:span> | -ismo | -érisme | -ism | -ismus. </text:p>
        </text:list-item>
        <text:list-item>
          <text:p text:style-name="P102"><text:span text:style-name="T3">paupertate</text:span> -tas | povertà | pauvreté | poverty | Paupertät. = pauperie. </text:p>
        </text:list-item>
        <text:list-item>
          <text:p text:style-name="P102"><text:span text:style-name="T3">pausa</text:span> -a | pausa | pause | pause | Pause. ⊂ G. paúsis. ⊂ pau [paúō = fac cessa, pone fine, || pauco]. </text:p>
        </text:list-item>
        <text:list-item>
          <text:p text:style-name="P102"><text:span text:style-name="T3">pave</text:span> -eo = time. ⊃ pavore. </text:p>
        </text:list-item>
        <text:list-item>
          <text:p text:style-name="P102"><text:span text:style-name="T3">pavi</text:span> -io | pavimentare | paver | to pave | <text:span text:style-name="T5">stampfen</text:span>. = sterne, pavi(menta). = || G. paíō = percute, comprime. </text:p>
        </text:list-item>
        <text:list-item>
          <text:p text:style-name="P102">—<text:span text:style-name="T3">mento</text:span> -um | -ento | pavé, pavement | pavement | -ent. </text:p>
        </text:list-item>
        <text:list-item>
          <text:p text:style-name="P102">——<text:span text:style-name="T3">a</text:span> 100 = pavi. </text:p>
        </text:list-item>
        <text:list-item>
          <text:p text:style-name="P102"><text:span text:style-name="T3">pavone</text:span> pavo | pavone | paon | pea <text:span text:style-name="T5">cock</text:span> | Pfau. = Zool. « pavo cristatus ». </text:p>
        </text:list-item>
        <text:list-item>
          <text:p text:style-name="P102"><text:soft-page-break/><text:span text:style-name="T3">pavore</text:span> -vor | paura, H. pavor | peur | | -or. = to pave, timore, terrore. </text:p>
        </text:list-item>
        <text:list-item>
          <text:p text:style-name="P102"><text:span text:style-name="T3">pecca</text:span> -o | -are | pécher | <text:span text:style-name="T5">to sin</text:span> | <text:span text:style-name="T5">sündigen</text:span>, -ieren. = falle, delinque, offende, fac re malo. </text:p>
        </text:list-item>
        <text:list-item>
          <text:p text:style-name="P102">—<text:span text:style-name="T3">bilitate</text:span> | -ità | -ité | -ity | -ität. </text:p>
        </text:list-item>
        <text:list-item>
          <text:p text:style-name="P102">—<text:span text:style-name="T3">to</text:span> -tum | peccato | péché | <text:span text:style-name="T5">sin</text:span> | <text:span text:style-name="T5">Sünde</text:span>. = vitio, menda, defectu. </text:p>
        </text:list-item>
        <text:list-item>
          <text:p text:style-name="P102"><text:span text:style-name="T3">pecore</text:span> pecus pecŏr- | I. H. pecora. = pecu. </text:p>
        </text:list-item>
        <text:list-item>
          <text:p text:style-name="P102"><text:span text:style-name="T3">pecte</text:span> -o | pettinare | peigner | <text:span text:style-name="T5">to comb</text:span> | <text:span text:style-name="T5">kämmen</text:span>. </text:p>
        </text:list-item>
        <text:list-item>
          <text:p text:style-name="P102">—<text:span text:style-name="T3">ina</text:span> -ĭno 200 = pecte. </text:p>
        </text:list-item>
        <text:list-item>
          <text:p text:style-name="P102"><text:span text:style-name="T3">pectine</text:span> -ten -tĭn- | pettine | peigne | <text:span text:style-name="T5">comb</text:span> | <text:span text:style-name="T5">Kamm</text:span>. </text:p>
        </text:list-item>
        <text:list-item>
          <text:p text:style-name="P102">— | -ten | pettine | pecten | pectem. = Zool. « pecten jacobæus », ostrea in forma de pectine. </text:p>
        </text:list-item>
        <text:list-item>
          <text:p text:style-name="P102"><text:span text:style-name="T3">pectore</text:span> pectus pectŏr- | petto | poitrine | <text:span text:style-name="T5">breast</text:span> | <text:span text:style-name="T5">Brust</text:span>. ⊃ expectora. </text:p>
        </text:list-item>
        <text:list-item>
          <text:p text:style-name="P102">—<text:span text:style-name="T3">ale</text:span> 100 | pettorale | -al | -al | -ale. </text:p>
        </text:list-item>
        <text:list-item>
          <text:p text:style-name="P102"><text:span text:style-name="T3">pecu</text:span> -u = bove, ove, animales domestico. ⊃ pecunia, peculatu. ⊂ E. ⊃ D. Vieh = pecu, A. fee = salario, S. paçu. </text:p>
        </text:list-item>
        <text:list-item>
          <text:p text:style-name="P102"><text:span text:style-name="T3">peculatu</text:span> -us | -ato | péculat | -ation | -at. = furto de pecunia publico, commisso ab administratore. </text:p>
        </text:list-item>
        <text:list-item>
          <text:p text:style-name="P102"><text:span text:style-name="T3">peculio</text:span> -ium | -lio | pécule | -lium. = pecunia. </text:p>
        </text:list-item>
        <text:list-item>
          <text:p text:style-name="P102"><text:span text:style-name="T3">pecunia</text:span> -a | I. H. P. pecunia | pécune. = moneta, nummo, argento, auro, divitia ex pecu. </text:p>
        </text:list-item>
        <text:list-item>
          <text:p text:style-name="P102">—<text:span text:style-name="T3">iario</text:span> -iarius | -iario | pécuniaire | -iary | -iär. </text:p>
        </text:list-item>
        <text:list-item>
          <text:p text:style-name="P102">—<text:span text:style-name="T3">ioso</text:span> -us | -ioso | pécunieux | -ious | -iös. </text:p>
        </text:list-item>
        <text:list-item>
          <text:p text:style-name="P102"><text:span text:style-name="T3">pedale</text:span> -is = longo uno pede. </text:p>
        </text:list-item>
        <text:list-item>
          <text:p text:style-name="P102">— M | -ale | pédale | -al | -al. = organo quem move pede. </text:p>
        </text:list-item>
        <text:list-item>
          <text:p text:style-name="P102"><text:span text:style-name="T3">PEDE</text:span> pes | piede, H. pié, P. pé | pied | foot | Fuss. ⊃ pedale, pedestre, expedi, impedi, bipede. ⊂ E. ⊃ A. foot, D. Fuss, G. pod, S. pād. </text:p>
        </text:list-item>
        <text:list-item>
          <text:p text:style-name="P102">L. pede -o | petare | péter. = emite crepitu ex ventre. ⊃ I. petardo. </text:p>
        </text:list-item>
        <text:list-item>
          <text:p text:style-name="P102">L. pede -is (Plauto) = pediculo. </text:p>
        </text:list-item>
        <text:list-item>
          <text:p text:style-name="P102"><text:span text:style-name="T3">pedestre</text:span> -ster | -stre | pédestre | -strian | -strisch. = qui grade per pedes. </text:p>
        </text:list-item>
        <text:list-item>
          <text:p text:style-name="P102">pedicŭlo 100 = parvo pede. </text:p>
        </text:list-item>
        <text:list-item>
          <text:p text:style-name="P102"><text:span text:style-name="T3">pediculo</text:span> ŭ 100 | pidocchio | pou | <text:span text:style-name="T5">louse</text:span> | <text:span text:style-name="T5">Laus</text:span>. = Zool. « pediculus capitis ». </text:p>
        </text:list-item>
        <text:list-item>
          <text:p text:style-name="P102">—<text:span text:style-name="T3">are</text:span> 100 | pedicolare | pé—aire | -ar | -aris. = (morbo) producto ab pediculos. </text:p>
        </text:list-item>
        <text:list-item>
          <text:p text:style-name="P102">—<text:span text:style-name="T3">oso</text:span> 100 | pidocchioso | puilleux | -ous | -ös. </text:p>
        </text:list-item>
        <text:list-item>
          <text:p text:style-name="P102"><text:span text:style-name="T3">pediluvio</text:span> | -luvio | pédiluve | -luvy | -lavium. = lavatione de pedes. </text:p>
        </text:list-item>
        <text:list-item>
          <text:p text:style-name="P102">G. pedo pédon = campo, plano, solo, terra. ⊃ (parallelepi)pedo. </text:p>
        </text:list-item>
        <text:list-item>
          <text:p text:style-name="P102"><text:span text:style-name="T3">pedometro</text:span> ĕ | -etro | pédomètre | -eter | -eter. = enumeratione de passus. </text:p>
        </text:list-item>
        <text:list-item>
          <text:p text:style-name="P102"><text:span text:style-name="T3">pedunculo</text:span> -ŭlus | -olo | pédoncule, pedicule | peduncle. = pede de folio aut de flore, stilo, calamo, caule. </text:p>
        </text:list-item>
        <text:list-item>
          <text:p text:style-name="P102">—<text:span text:style-name="T3">are</text:span> | -olare | pédonculaire | -ar. </text:p>
        </text:list-item>
        <text:list-item>
          <text:p text:style-name="P102"><text:span text:style-name="T3">pejora</text:span> 500 | peggiorare | empirer | | -rieren. = redde pejore. </text:p>
        </text:list-item>
        <text:list-item>
          <text:p text:style-name="P102"><text:soft-page-break/>—<text:span text:style-name="T3">tione</text:span> | peggioramento | pé—tion | -tion | -tion. </text:p>
        </text:list-item>
        <text:list-item>
          <text:p text:style-name="P102"><text:span text:style-name="T3">pejore</text:span> -or | peggiore | pire | <text:span text:style-name="T5">worse</text:span> | <text:span text:style-name="T5">schlechter</text:span>. = plus malo. ⊃ pejora, pejus, pessimo. </text:p>
        </text:list-item>
        <text:list-item>
          <text:p text:style-name="P102"><text:span text:style-name="T3">pejus</text:span> -us | peggio | pis. = in modo pejore. </text:p>
        </text:list-item>
        <text:list-item>
          <text:p text:style-name="P102"><text:span text:style-name="T3">PELLE</text:span> -is | pelle, H. piel, P. pelle | peau | fell, peel, <text:span text:style-name="T5">skin</text:span> | Fell. = cute, derma. ⊃ pelliceo, pellicula. ⊂ E. ⊃ A. fell, D. Fell, G. (erysi)pela, A. film = pellicula, R. pleva. </text:p>
        </text:list-item>
        <text:list-item>
          <text:p text:style-name="P102"><text:span text:style-name="T3">pelle</text:span> -o = impelle, expelle, pulsa, move, trude. ⊃ pulsu, pulsa, expelle, impelle, propelle, repelle, appella, interpella. </text:p>
        </text:list-item>
        <text:list-item>
          <text:p text:style-name="P102"><text:span text:style-name="T3">pellicea</text:span> | pellicia | <text:span text:style-name="T5">fourrure</text:span>, pelisse | pelisse | Pelz. ⊂ pellice(o) -a [feminile]. </text:p>
        </text:list-item>
        <text:list-item>
          <text:p text:style-name="P102"><text:span text:style-name="T3">pelliceo</text:span> 500 = de pelle. </text:p>
        </text:list-item>
        <text:list-item>
          <text:p text:style-name="P102"><text:span text:style-name="T3">pellicula</text:span> -ŭla | -cola | -cule | -cle. = tenue pelle. </text:p>
        </text:list-item>
        <text:list-item>
          <text:p text:style-name="P102"><text:span text:style-name="T3">pellucido</text:span> ĭ 100 | -ido | -ide | -id | -id. ⊂ per [bene] lucido. </text:p>
        </text:list-item>
        <text:list-item>
          <text:p text:style-name="P102"><text:span text:style-name="T3">pelvi</text:span> 100 | <text:span text:style-name="T5">bacino</text:span> | <text:span text:style-name="T5">bassin</text:span> | <text:span text:style-name="T5">basin</text:span> | <text:span text:style-name="T5">Becken</text:span>. = vase. ⊂ ple?, aut pelle? </text:p>
        </text:list-item>
        <text:list-item>
          <text:p text:style-name="P102">— N | -vi | -vis, cavité pelvienne | -vis | -vis. = cavitate in corpore de vertebratos, supra osse sacro. </text:p>
        </text:list-item>
        <text:list-item>
          <text:p text:style-name="P102">pendĕ -o = suspende, pondera, solve pecunia. ⊃ pendē, penso, appende, compendio, dispende, expende, suspende, pondere. </text:p>
        </text:list-item>
        <text:list-item>
          <text:p text:style-name="P102"><text:span text:style-name="T3">pende</text:span> -eo | pendere | pendre, être pendant | <text:span text:style-name="T5">to hang</text:span>, to pend | <text:span text:style-name="T5">hangen</text:span>. = es suspenso, oscilla. ⊃ pendulo, perpendiculare, depende, pensile. </text:p>
        </text:list-item>
        <text:list-item>
          <text:p text:style-name="P102">—<text:span text:style-name="T3">ente</text:span> -ens | -ente | -ant | -ent | -ent. </text:p>
        </text:list-item>
        <text:list-item>
          <text:p text:style-name="P102"><text:span text:style-name="T3">pendulo</text:span> -ŭlus = que pende. </text:p>
        </text:list-item>
        <text:list-item>
          <text:p text:style-name="P102">— N | -olo | -ule | -ulum | Pendel. = corpore suspenso oscillante, que meti tempore. </text:p>
        </text:list-item>
        <text:list-item>
          <text:p text:style-name="P102"><text:span text:style-name="T3">pene</text:span> -is | pene | penis | penis | Penis. = cauda de animales, membro virile. ⊃ penicillo. </text:p>
        </text:list-item>
        <text:list-item>
          <text:p text:style-name="P102">L. pene = quasi. V. pæne. </text:p>
        </text:list-item>
        <text:list-item>
          <text:p text:style-name="P102">L. penes = apud. ⊃ penetra. </text:p>
        </text:list-item>
        <text:list-item>
          <text:p text:style-name="P102"><text:span text:style-name="T3">penetra</text:span> -ĕtro | -are | pénétrer | -ate | -ieren. = i in, mea, permea, ingredi. ⊂ pene(s) tra. </text:p>
        </text:list-item>
        <text:list-item>
          <text:p text:style-name="P102">—<text:span text:style-name="T3">bile</text:span> -ĭlis | -bile | péné—ble | -ble | -bel. </text:p>
        </text:list-item>
        <text:list-item>
          <text:p text:style-name="P102">——<text:span text:style-name="T3">itate</text:span> | -ità | péné—ité | -ity | -ität. </text:p>
        </text:list-item>
        <text:list-item>
          <text:p text:style-name="P102">—<text:span text:style-name="T3">nte</text:span> | -nte | péné—nt | -nt | -nt. </text:p>
        </text:list-item>
        <text:list-item>
          <text:p text:style-name="P102">—<text:span text:style-name="T3">tione</text:span> 200 | -zione | péné—tion | -tion | -tion. </text:p>
        </text:list-item>
        <text:list-item>
          <text:p text:style-name="P102"><text:span text:style-name="T3">penicillo</text:span> -us | pennello | pinceau | pencil | Pinsel. = instrumento in forma de pene [cauda], pro pinge. </text:p>
        </text:list-item>
        <text:list-item>
          <text:p text:style-name="P102"><text:span text:style-name="T3">penna</text:span> -a | penna | <text:span text:style-name="T5">plume</text:span>, penne | feather | Feder. ⊂ E. pet(e) -na. ⊃ G. pte(ro), A. feather, D. Feder; S. patra, L. pinna. </text:p>
        </text:list-item>
        <text:list-item>
          <text:p text:style-name="P102">— 700 | penna | <text:span text:style-name="T5">plume</text:span> | pen | Schreibfeder. = calamo, stylo pro scribe, graphio. </text:p>
        </text:list-item>
        <text:list-item>
          <text:p text:style-name="P102">—<text:span text:style-name="T3">ato</text:span> -ātus | -ato | -é | -ate. </text:p>
        </text:list-item>
        <text:list-item>
          <text:p text:style-name="P102">pensa -o | pesare | peser | poise. = pondera. ⊃ compensa, dispensa. ⊂ pendĕ. </text:p>
        </text:list-item>
        <text:list-item>
          <text:p text:style-name="P102">— -o | -are | -er. = examina, medita, judica, cogita. </text:p>
        </text:list-item>
        <text:list-item>
          <text:p text:style-name="P102"><text:soft-page-break/><text:span text:style-name="T3">pensile</text:span> -ĭlis | -ile | | -ile. = que pende, suspenso. </text:p>
        </text:list-item>
        <text:list-item>
          <text:p text:style-name="P102"><text:span text:style-name="T3">pensione</text:span> -sio = to pensa, to solve moneta in plure vice. </text:p>
        </text:list-item>
        <text:list-item>
          <text:p text:style-name="P102">— 100 | pigione. = pretio de locatione. </text:p>
        </text:list-item>
        <text:list-item>
          <text:p text:style-name="P102">— M | -sione | -sion | -sion | -sion. = pretio de victu. </text:p>
        </text:list-item>
        <text:list-item>
          <text:p text:style-name="P102">—<text:span text:style-name="T3">ario</text:span> | -ario | -onnaire | -ary, -er | -är. </text:p>
        </text:list-item>
        <text:list-item>
          <text:p text:style-name="P102">penso -us = ponderato. ⊂ pendĕ -to. </text:p>
        </text:list-item>
        <text:list-item>
          <text:p text:style-name="P102"><text:span text:style-name="T3">penso</text:span> -um | penso | -um | -um | -um. = labore (per pœna, ad discipulo). </text:p>
        </text:list-item>
        <text:list-item>
          <text:p text:style-name="P102">— | I. H. P. peso | F. poids. = pondere. </text:p>
        </text:list-item>
        <text:list-item>
          <text:p text:style-name="P102"><text:span text:style-name="T3">penta-,</text:span> G. pénte = || quinque. </text:p>
        </text:list-item>
        <text:list-item>
          <text:p text:style-name="P102">—<text:span text:style-name="T3">gono</text:span> 200 | -gono | -gone | -gon | -gon. = figura cum quinque angulo [gonia]. ⊂ G. pentágōnos. </text:p>
        </text:list-item>
        <text:list-item>
          <text:p text:style-name="P102">—<text:span text:style-name="T3">metro</text:span> ĕ 100 | -metro | -mètre | -meter | -meter. = versu de quinque mensura. ⊂ G. pentámetron. </text:p>
        </text:list-item>
        <text:list-item>
          <text:p text:style-name="P102">—<text:span text:style-name="T3">archia</text:span> | -archia | -archie | -archy | -archat. = guberno [archia] de quinque. ⊂ G. pentarchía. </text:p>
        </text:list-item>
        <text:list-item>
          <text:p text:style-name="P102"><text:span text:style-name="T3">penuria</text:span> -ia | -ia | pénurie, <text:span text:style-name="T5">disette</text:span> | -y | -ie. = inopia, egestate, defectu. </text:p>
        </text:list-item>
        <text:list-item>
          <text:p text:style-name="P102"><text:span text:style-name="T3">peplo</text:span> -um | -o | péplum | -um | -um. = veste, manto, pallio græco. ⊂ G. péplon. </text:p>
        </text:list-item>
        <text:list-item>
          <text:p text:style-name="P102">G. pepsi pépsis = digestione. ⊃ dyspepsia. ⊂ pepte. </text:p>
        </text:list-item>
        <text:list-item>
          <text:p text:style-name="P102"><text:span text:style-name="T3">pepsina</text:span> N | -ina | -ine | -in | -in. = fermento in suco gastrico, que produc digestione [pepsi]. </text:p>
        </text:list-item>
        <text:list-item>
          <text:p text:style-name="P102">G. pepte péptō = || coque. ⊃ pepsina, peptone, peptico. </text:p>
        </text:list-item>
        <text:list-item>
          <text:p text:style-name="P102"><text:span text:style-name="T3">peptico</text:span> ĭ 100 | -ico | -ique | -ic | -isch. = que facilita digestione [pepsi]. ⊂ G. -icós. </text:p>
        </text:list-item>
        <text:list-item>
          <text:p text:style-name="P102"><text:span text:style-name="T3">peptone</text:span> | -one | -one | -one | -one. = albumina post actione de pepsina. </text:p>
        </text:list-item>
        <text:list-item>
          <text:p text:style-name="P102"><text:span text:style-name="T3">PER</text:span> per ⊃ I. per, F. par. H. P. por ⊂ L. per <text:span text:style-name="T5">aut</text:span> L. pro || L. præ, pro; G. peri, para; A. far = longe, A. for = per, pro, D. für, ver-; R. pere-, S. pari. = bene, perfecto, in: « percipe, percurre, percute… »; = male, in: « perde, perfido… ». </text:p>
        </text:list-item>
        <text:list-item>
          <text:p text:style-name="P102"><text:span text:style-name="T3">pera</text:span> 100 = sacco, bursa. ⊂ G. p <text:span text:style-name="T3">ē</text:span>rn. </text:p>
        </text:list-item>
        <text:list-item>
          <text:p text:style-name="P102"><text:span text:style-name="T3">percepto</text:span> -us = quem percipe. </text:p>
        </text:list-item>
        <text:list-item>
          <text:p text:style-name="P102">—<text:span text:style-name="T3">ibile</text:span> -ĭlis | -ettibile | -ible | -ible | -ibel. = palpabile, sensibile, tangibile. </text:p>
        </text:list-item>
        <text:list-item>
          <text:p text:style-name="P102">—<text:span text:style-name="T3">ione</text:span> -tio | -zione | -tion | -tion | -tion. </text:p>
        </text:list-item>
        <text:list-item>
          <text:p text:style-name="P102"><text:span text:style-name="T3">percipe</text:span> -ĭpio | percepire, <text:span text:style-name="T5">accorgersi</text:span> | percevoir, apercevoir | to perceive | -ieren. = intellige, comprehende, conseque. ⊃ percepto. ⊂ per [bene] cape. </text:p>
        </text:list-item>
        <text:list-item>
          <text:p text:style-name="P102"><text:span text:style-name="T3">percurre</text:span> -o | percorrere | parcourir | | -rrieren. = transi. ⊂ per [trans] curre. </text:p>
        </text:list-item>
        <text:list-item>
          <text:p text:style-name="P102"><text:span text:style-name="T3">percusso</text:span> -us | percosso. = quem percute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<text:span text:style-name="T3">percute</text:span> -ŭtio | percuotere | -er, <text:span text:style-name="T5">frapper</text:span>, <text:span text:style-name="T5">battre</text:span> | to percuss | -ieren. = verbera, pulsa, tunde, ice. ⊃ percusso. ⊂ per [bene] quate. </text:p>
        </text:list-item>
        <text:list-item>
          <text:p text:style-name="P102"><text:span text:style-name="T3">PERDE</text:span> -o | -ere | perdre | <text:span text:style-name="T5">to lose</text:span> | <text:span text:style-name="T5">verlieren</text:span>. ⊃ perditione. ⊂ per <text:soft-page-break/>da. </text:p>
        </text:list-item>
        <text:list-item>
          <text:p text:style-name="P102"><text:span text:style-name="T3">perdice</text:span> -dix (Plinio) | pernice | perdrix | partridge | <text:span text:style-name="T5">Rebhuhn</text:span>. = Zool. « perdix cinerea ». ⊂ G. pérdix. </text:p>
        </text:list-item>
        <text:list-item>
          <text:p text:style-name="P102"><text:span text:style-name="T3">perditione</text:span> 100 | -zione | -tion | -tion | -tion. = ton perde, ruina, destructione. </text:p>
        </text:list-item>
        <text:list-item>
          <text:p text:style-name="P102"><text:span text:style-name="T3">perdura</text:span> -ūro | -are | -er | | -ieren. = dura, continua, permane, persevera. </text:p>
        </text:list-item>
        <text:list-item>
          <text:p text:style-name="P102">—<text:span text:style-name="T3">bile</text:span> -ĭlis | -bile | -ble | -ble | -bel. </text:p>
        </text:list-item>
        <text:list-item>
          <text:p text:style-name="P102"><text:span text:style-name="T3">peregrina</text:span> -or | -are | pérégriner | -ate | -ieren. = es peregrino. </text:p>
        </text:list-item>
        <text:list-item>
          <text:p text:style-name="P102">—<text:span text:style-name="T3">tione</text:span> -tio | -zione | pérégrination | -tion | -tion. </text:p>
        </text:list-item>
        <text:list-item>
          <text:p text:style-name="P102">—<text:span text:style-name="T3">tore</text:span> -tor | -tore | pérégrinateur | -tor | -tor. </text:p>
        </text:list-item>
        <text:list-item>
          <text:p text:style-name="P102"><text:span text:style-name="T3">peregrino</text:span> -īnus | pellegrino, peregrino | pèlerin, pérégrin | pilgrim, peregrine | Pilgrim. = extero, viatore, raro, eximio. ⊂ per agr(o) -ino. </text:p>
        </text:list-item>
        <text:list-item>
          <text:p text:style-name="P102"><text:span text:style-name="T3">peremptorio</text:span> 200 | perentorio | péremptoire | -y | -isch. = definitivo, mortale. ⊂ per [perfecto] empt(o) -orio. </text:p>
        </text:list-item>
        <text:list-item>
          <text:p text:style-name="P102"><text:span text:style-name="T3">perenne</text:span> -is | -enne | pérenne | -ennial. = continuo, perpetuo, que dura per annos. </text:p>
        </text:list-item>
        <text:list-item>
          <text:p text:style-name="P102">—<text:span text:style-name="T3">itate</text:span> -itas | -ità | pé—ité | -ity | -ität. </text:p>
        </text:list-item>
        <text:list-item>
          <text:p text:style-name="P102"><text:span text:style-name="T3">perfecto</text:span> -us | -etto | parfait | -ect | -ect. ⊂ per [bene] facto. </text:p>
        </text:list-item>
        <text:list-item>
          <text:p text:style-name="P102">—<text:span text:style-name="T3">ibile</text:span> -ĭlis | perfettibile | -ible | -ible | -ibel. </text:p>
        </text:list-item>
        <text:list-item>
          <text:p text:style-name="P102">——<text:span text:style-name="T3">itate</text:span> | perfettibilità | -ité | -ity | -ität. </text:p>
        </text:list-item>
        <text:list-item>
          <text:p text:style-name="P102">—<text:span text:style-name="T3">ione</text:span> -io | ezione | -ion | -ion | -ion. = excellentia, præstantia. </text:p>
        </text:list-item>
        <text:list-item>
          <text:p text:style-name="P102">—<text:span text:style-name="T3">ivo</text:span> | perfettivo | -if | -ive. </text:p>
        </text:list-item>
        <text:list-item>
          <text:p text:style-name="P102"><text:span text:style-name="T3">perfice</text:span> -ĭcio | perfezionare | perfectioner | perfect | perfectionieren. = fac bene, redde perfecto, exple, comple. ⊂ per [bene] fac. </text:p>
        </text:list-item>
        <text:list-item>
          <text:p text:style-name="P102"><text:span text:style-name="T3">perfido</text:span> -ĭdus | -ido | -ide | -idious | -id. = infidele. ⊂ per [contra] fide. </text:p>
        </text:list-item>
        <text:list-item>
          <text:p text:style-name="P102">—<text:span text:style-name="T3">ia</text:span> | -ia | -ie | -y | -ie. = malitia, fraude, dolo. </text:p>
        </text:list-item>
        <text:list-item>
          <text:p text:style-name="P102"><text:span text:style-name="T3">perfora</text:span> -ŏro | -are | -er | -ate | -ieren. ⊂ per [trans] fora. </text:p>
        </text:list-item>
        <text:list-item>
          <text:p text:style-name="P102">—<text:span text:style-name="T3">tione</text:span> 100 | -zione | -tion | -tion | -tion. </text:p>
        </text:list-item>
        <text:list-item>
          <text:p text:style-name="P102"><text:span text:style-name="T3">pergamena</text:span> 100 | -mena | parchemin | parchment | -ment. = pelle de animale pro scribe, uso in Pergamo, urbe de Asia Minore. ⊂ G. Pergamēn <text:span text:style-name="T3">ē</text:span>. </text:p>
        </text:list-item>
        <text:list-item>
          <text:p text:style-name="P102"><text:span text:style-name="T3">PERI</text:span> -eo | -ire | périr | to perish. = more, cade, ruina. ⊂ per [male] i. </text:p>
        </text:list-item>
        <text:list-item>
          <text:p text:style-name="P102">E. peri = experi. ⊃ periculo, perito, experi. || G. peiráō = experi, (em)pir(ico); D. (Ge)fahr = periculo, (er)fahren = experi; A. fear = timore. </text:p>
        </text:list-item>
        <text:list-item>
          <text:p text:style-name="P102">G. peri perí = circum. || L. per. </text:p>
        </text:list-item>
        <text:list-item>
          <text:p text:style-name="P102"><text:span text:style-name="T3">perianthio</text:span> | perianzio | périanthe | perianth | -thium. = involucro de flore. ⊂ G. peri anth(o) -io. </text:p>
        </text:list-item>
        <text:list-item>
          <text:p text:style-name="P102"><text:span text:style-name="T3">pericardio</text:span> | -io | péricarde | -ium | -ion. = sacculo que volve corde. ⊂ G. pericárdion. ⊂ peri card(ia) -io. </text:p>
        </text:list-item>
        <text:list-item>
          <text:p text:style-name="P102"><text:span text:style-name="T3">pericarpio</text:span> 100 | -pio | pé—pe | -p | -pium. = parte externo de fructu. ⊂ G. pericárpion. ⊂ peri carp(o) -io. </text:p>
        </text:list-item>
        <text:list-item>
          <text:p text:style-name="P102"><text:span text:style-name="T3">periclita</text:span> -ĭtor | pericolare, -are | péricliter | -ate | -ieren. = <text:soft-page-break/>experimenta, es in periculo. </text:p>
        </text:list-item>
        <text:list-item>
          <text:p text:style-name="P102">—<text:span text:style-name="T3">tione</text:span> -tio | | pé—tion | -tion | -tion. = periculo. </text:p>
        </text:list-item>
        <text:list-item>
          <text:p text:style-name="P102"><text:span text:style-name="T3">periculo</text:span> -ŭlum = experimento, examine. ⊂ peri [experi]. </text:p>
        </text:list-item>
        <text:list-item>
          <text:p text:style-name="P102">— -ŭlum | pericolo | péril | peril | <text:span text:style-name="T5">Ge</text:span>fahr. = minacia, damno, insidia. </text:p>
        </text:list-item>
        <text:list-item>
          <text:p text:style-name="P102">—<text:span text:style-name="T3">oso</text:span> -ōsus | pericoloso | périlleux | perilous | -ös. </text:p>
        </text:list-item>
        <text:list-item>
          <text:p text:style-name="P102"><text:span text:style-name="T3">perigeo</text:span> ē | -eo | périgée | -ee, -eum | -äum. = puncto de orbita de planeta plus proximo ad terra. ⊂ G. perígeion. ⊂ peri ge -io. </text:p>
        </text:list-item>
        <text:list-item>
          <text:p text:style-name="P102"><text:span text:style-name="T3">perihelio</text:span> | perielio | périhélie | -on, -um | -um. = puncto ubi planeta es apud sol; anti aphelio. ⊂ peri helio. </text:p>
        </text:list-item>
        <text:list-item>
          <text:p text:style-name="P102"><text:span text:style-name="T3">perimetro</text:span> ĕ | -metro | -mètre | -meter | -meter. ⊂ G. perímetron. = peripheria, circumferentia. </text:p>
        </text:list-item>
        <text:list-item>
          <text:p text:style-name="P102"><text:span text:style-name="T3">periodo</text:span> ŏ 100 | -odo | période | -od | -ode. = cyclo de tempore; propositione completo. ⊂ G. períodos. ⊂ peri [circum] hodo [itinere]. </text:p>
        </text:list-item>
        <text:list-item>
          <text:p text:style-name="P102">—<text:span text:style-name="T3">ico</text:span> ĭ 100 | -ico | pé—ique | -ic | -isch. ⊂ G. -icós. </text:p>
        </text:list-item>
        <text:list-item>
          <text:p text:style-name="P102">——<text:span text:style-name="T3">itate</text:span> | -ità | -ité | pe—ity | -ität. = periodo, cyclo, rhythmo. </text:p>
        </text:list-item>
        <text:list-item>
          <text:p text:style-name="P102"><text:span text:style-name="T3">periosteo</text:span> | -ostio | périoste | -osteum | -osteum. = membrana que vesti osse. ⊂ G. -ósteon. </text:p>
        </text:list-item>
        <text:list-item>
          <text:p text:style-name="P102"><text:span text:style-name="T3">peripheria</text:span> -īa 500 | periferia | périphérie | -y | -ie. = limite de superficie. ⊂ G. -éreia. ⊂ peri phere -īa. </text:p>
        </text:list-item>
        <text:list-item>
          <text:p text:style-name="P102">—<text:span text:style-name="T3">ico</text:span> -ĭcus | periferico | périphérique | -ic | -isch. </text:p>
        </text:list-item>
        <text:list-item>
          <text:p text:style-name="P102"><text:span text:style-name="T3">periphrasi</text:span> ă 100 | perifrasi | périphrase | -se | -sis. = expressione de uno idea, per plure vocabulo. ⊂ G. períphrasis ⊂ peri phrasi. </text:p>
        </text:list-item>
        <text:list-item>
          <text:p text:style-name="P102"><text:span text:style-name="T3">perisperma</text:span>(te) | -ma | pé—me | -m | -me. = albumine de semine [sperma]. </text:p>
        </text:list-item>
        <text:list-item>
          <text:p text:style-name="P102"><text:span text:style-name="T3">peristaltico</text:span> -ĭcus | -ico | pé—ique | -ic | -isch. = contractione de intestino. ⊂ G. -icós. ⊂ peri stel [preme] -tico. </text:p>
        </text:list-item>
        <text:list-item>
          <text:p text:style-name="P102"><text:span text:style-name="T3">peristylio</text:span> -um | -tilio | pé—tyle | -tyle | -tyl. = columnas [stylo] circa [peri] templo. ⊂ G. peristúlion. </text:p>
        </text:list-item>
        <text:list-item>
          <text:p text:style-name="P102">perito -ītus | -ito. = experto, practico. </text:p>
        </text:list-item>
        <text:list-item>
          <text:p text:style-name="P102">—ia -ia | -zia. = experientia, doctrina. </text:p>
        </text:list-item>
        <text:list-item>
          <text:p text:style-name="P102"><text:span text:style-name="T3">peritonæo</text:span> 500 | -eo | péritoine | -eum | -æum. = membrana tenso circa intestinos. ⊂ G. -ónaion. ⊂ peri tonæo [tonaîos = tenso, ⊂ tono]. </text:p>
        </text:list-item>
        <text:list-item>
          <text:p text:style-name="P102"><text:span text:style-name="T3">peritonite</text:span> | -ite | pé—ite | -itis | -itis. = imflammatione de peritonæo. </text:p>
        </text:list-item>
        <text:list-item>
          <text:p text:style-name="P102"><text:span text:style-name="T3">perjura</text:span> -ūro | spergiurare | se parjurer, <text:span text:style-name="T5">commetre un</text:span> parjure | perjure | -ieren. = per [male] jura. </text:p>
        </text:list-item>
        <text:list-item>
          <text:p text:style-name="P102">—<text:span text:style-name="T3">io</text:span> | spergiuro | parjure | -y | -ium. = juramento falso. </text:p>
        </text:list-item>
        <text:list-item>
          <text:p text:style-name="P102"><text:span text:style-name="T3">permane</text:span> -ăneo | -ere | | | -ieren. = mane, remane, dura. </text:p>
        </text:list-item>
        <text:list-item>
          <text:p text:style-name="P102">—<text:span text:style-name="T3">ente</text:span> | -ente | -ent | -ent | -ent. </text:p>
        </text:list-item>
        <text:list-item>
          <text:p text:style-name="P102">—<text:span text:style-name="T3">entia</text:span> | -enza | -ence | -ence | -enz. </text:p>
        </text:list-item>
        <text:list-item>
          <text:p text:style-name="P102"><text:span text:style-name="T3">permea</text:span> -ĕo | -are | | -ate. = mea per [trans], transi. </text:p>
        </text:list-item>
        <text:list-item>
          <text:p text:style-name="P102">—<text:span text:style-name="T3">bile</text:span> ĭ 300 | -abile | perméable | -able | -abel. = poroso. </text:p>
        </text:list-item>
        <text:list-item>
          <text:p text:style-name="P102">——<text:span text:style-name="T3">itate</text:span> | -tà | perméabilité | -ty | -tät. </text:p>
        </text:list-item>
        <text:list-item>
          <text:p text:style-name="P102"><text:span text:style-name="T3">permisso</text:span> -us | -esso | -is | -itted | -iss. = quem permitte. </text:p>
        </text:list-item>
        <text:list-item>
          <text:p text:style-name="P102">—<text:span text:style-name="T3">ione</text:span> -io | permesso | -ion | -ion | -ion. </text:p>
        </text:list-item>
        <text:list-item>
          <text:p text:style-name="P102"><text:soft-page-break/><text:span text:style-name="T3">permitte</text:span> -o | permettere | permettre | to permit | -ieren. = concede, da facultate, fac licito, tolera, suffer, consenti. ⊃ permisso. ⊂ per mitte. </text:p>
        </text:list-item>
        <text:list-item>
          <text:p text:style-name="P102"><text:span text:style-name="T3">permuta</text:span> -ūto | -utare | -uter | -ute, <text:span text:style-name="T5">exchange</text:span> | -utieren. = muta, varia, inverte. </text:p>
        </text:list-item>
        <text:list-item>
          <text:p text:style-name="P102">—<text:span text:style-name="T3">bile</text:span> -bĭlis | -bile | -ble | -ble | -bel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<text:span text:style-name="T3">pernicie</text:span> -es = ruina, damno. ⊂ per nec(e) -ie. </text:p>
        </text:list-item>
        <text:list-item>
          <text:p text:style-name="P102">—<text:span text:style-name="T3">ioso</text:span> -us | -ioso | -ieux | -ious | -iös. </text:p>
        </text:list-item>
        <text:list-item>
          <text:p text:style-name="P102"><text:span text:style-name="T3">perora</text:span> -ōro | -are | pérorer | -ate | -ieren. = termina oratione. ⊂ per ora. </text:p>
        </text:list-item>
        <text:list-item>
          <text:p text:style-name="P102">—<text:span text:style-name="T3">tione</text:span> -tio | -zione | péroraison | -tion | -tion. </text:p>
        </text:list-item>
        <text:list-item>
          <text:p text:style-name="P102"><text:span text:style-name="T3">perpendiculo</text:span> -ŭlum | -icolo | -icule | -icle, <text:span text:style-name="T5">plumb line</text:span> | -ikel. ⊂ per [bene] pend(e) -i- -culo. </text:p>
        </text:list-item>
        <text:list-item>
          <text:p text:style-name="P102">—<text:span text:style-name="T3">are</text:span> | -olare | -aire | -ar | -är. </text:p>
        </text:list-item>
        <text:list-item>
          <text:p text:style-name="P102"><text:span text:style-name="T3">perpetra</text:span> -ĕtro | -are | perpétrer | -ate | -ieren. = fac, comple, conclude. ⊂ per patra. </text:p>
        </text:list-item>
        <text:list-item>
          <text:p text:style-name="P102">—<text:span text:style-name="T3">tione</text:span> 300 | -zione | perpétration | -tion | -tion. </text:p>
        </text:list-item>
        <text:list-item>
          <text:p text:style-name="P102"><text:span text:style-name="T3">perpetua</text:span> -ŭo | -are | perpétuer | -ate | -ieren. = fac perpetuo. </text:p>
        </text:list-item>
        <text:list-item>
          <text:p text:style-name="P102"><text:span text:style-name="T3">perpetuo</text:span> -ŭus | -o | perpétuel | -al | -ell. = que semper i, æterno. ⊂ per [bene] pet(e) [i] -uo. </text:p>
        </text:list-item>
        <text:list-item>
          <text:p text:style-name="P102">—<text:span text:style-name="T3">uitate</text:span> -uitas | -uità | perpétuité | -uity | -uität. </text:p>
        </text:list-item>
        <text:list-item>
          <text:p text:style-name="P102"><text:span text:style-name="T3">perplexo</text:span> -us | -plesso | -plexe | -plex | -plex. = hæsitante, dubioso, impedito. ⊂ per plexo. </text:p>
        </text:list-item>
        <text:list-item>
          <text:p text:style-name="P102">—<text:span text:style-name="T3">itate</text:span> | perplessità | -ité | -ity | -ität. </text:p>
        </text:list-item>
        <text:list-item>
          <text:p text:style-name="P102"><text:span text:style-name="T3">perquisitione</text:span> | -zione | -tion | -tion | -tion. ⊂ per quære. </text:p>
        </text:list-item>
        <text:list-item>
          <text:p text:style-name="P102"><text:span text:style-name="T3">persecuto</text:span> -us = que e perseque. </text:p>
        </text:list-item>
        <text:list-item>
          <text:p text:style-name="P102">—<text:span text:style-name="T3">ione</text:span> 400 | -zione | persécution | -tion | -tion. </text:p>
        </text:list-item>
        <text:list-item>
          <text:p text:style-name="P102">—<text:span text:style-name="T3">ore</text:span> 400 | -ore | persécuteur | -or | -or. </text:p>
        </text:list-item>
        <text:list-item>
          <text:p text:style-name="P102"><text:span text:style-name="T3">perseque</text:span> -ĕquor | perseguitare | persécuter | persecute | -ieren. = vexa, molesta, infesta. </text:p>
        </text:list-item>
        <text:list-item>
          <text:p text:style-name="P102"><text:span text:style-name="T3">persevera</text:span> -ēro | -are | persévérer | to persevere | -ieren. = continua, persiste, dura. ⊂ per sever(o) -a. </text:p>
        </text:list-item>
        <text:list-item>
          <text:p text:style-name="P102">—<text:span text:style-name="T3">ante</text:span> -ans | -ante | -évérant | -ant | -ant. </text:p>
        </text:list-item>
        <text:list-item>
          <text:p text:style-name="P102">—<text:span text:style-name="T3">antia</text:span> -ia | -anza | -évérance | -ance | -anz. </text:p>
        </text:list-item>
        <text:list-item>
          <text:p text:style-name="P102"><text:span text:style-name="T3">persica</text:span> -ĭca (Plinio) | pesco, pesca, persica, H. persico, P. pesego | pêcher, pêche | peach(tree) | Pfirsich | R. persik. = Bot. « amygdalus persica ». L. « persica » indica arbore, et « persico » es fructu. ⊂ G. persic <text:span text:style-name="T3">ē</text:span> (arbore), persicón (fructu). ⊂ Persia. </text:p>
        </text:list-item>
        <text:list-item>
          <text:p text:style-name="P102"><text:span text:style-name="T3">persiste</text:span> -o | -ere | -er | to persist | -ieren. = remane, dura, persevera. ⊂ per siste. </text:p>
        </text:list-item>
        <text:list-item>
          <text:p text:style-name="P102"><text:span text:style-name="T3">persona</text:span> -a | -onaggio | -onnage | -onage | -on. = figura de comico, charactere, officio. </text:p>
        </text:list-item>
        <text:list-item>
          <text:p text:style-name="P102">— -a | -ona | -onne | -on. = homine, individuo. </text:p>
        </text:list-item>
        <text:list-item>
          <text:p text:style-name="P102">—<text:span text:style-name="T3">ale</text:span> | -ale | personnel | -al | -al. </text:p>
        </text:list-item>
        <text:list-item>
          <text:p text:style-name="P102">——<text:span text:style-name="T3">itate</text:span> | -ità | personnalité | -ity | -ität. = persona. </text:p>
        </text:list-item>
        <text:list-item>
          <text:p text:style-name="P102">—<text:span text:style-name="T3">ifica</text:span> -ĭco | -ificare | personnifier | -ify | -ificieren. </text:p>
        </text:list-item>
        <text:list-item>
          <text:p text:style-name="P102"><text:soft-page-break/>——<text:span text:style-name="T3">tione</text:span> | -zione | -tion | -tion | -tion. </text:p>
        </text:list-item>
        <text:list-item>
          <text:p text:style-name="P102"><text:span text:style-name="T3">perspectiva</text:span> | prospettiva | -ive | -ive | -ive. </text:p>
        </text:list-item>
        <text:list-item>
          <text:p text:style-name="P102"><text:span text:style-name="T3">perspicace</text:span> -ax | -ace | -ace | -acious. = intelligente, prompto, ingenioso, acuto. ⊂ per [bene] spece. </text:p>
        </text:list-item>
        <text:list-item>
          <text:p text:style-name="P102">—<text:span text:style-name="T3">ia</text:span> -ia = </text:p>
        </text:list-item>
        <text:list-item>
          <text:p text:style-name="P102">—<text:span text:style-name="T3">itate</text:span> -itas | -ia | -ité | -ity | -ität. </text:p>
        </text:list-item>
        <text:list-item>
          <text:p text:style-name="P102"><text:span text:style-name="T3">perspicuo</text:span> -us | -uo | | -uous. = evidente, claro, nitido. ⊂ per spece -uo. </text:p>
        </text:list-item>
        <text:list-item>
          <text:p text:style-name="P102">—<text:span text:style-name="T3">uitate</text:span> | -ità | -ité | -ity | -ität. </text:p>
        </text:list-item>
        <text:list-item>
          <text:p text:style-name="P102"><text:span text:style-name="T3">persuade</text:span> -eo | -ere | -er | -e | -ieren. = suade, certifica, convince. </text:p>
        </text:list-item>
        <text:list-item>
          <text:p text:style-name="P102"><text:span text:style-name="T3">persuaso</text:span> -us | persuaso. = quem persuade. </text:p>
        </text:list-item>
        <text:list-item>
          <text:p text:style-name="P102">—<text:span text:style-name="T3">ibile</text:span> ĭ 100 | -ibile | -ible | -ible | -ibel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—<text:span text:style-name="T3">ivo</text:span> | -ivo | -if | -ive. </text:p>
        </text:list-item>
        <text:list-item>
          <text:p text:style-name="P102"><text:span text:style-name="T3">pertica</text:span> -ĭca | pertica | perche | perch | <text:span text:style-name="T5">Stange</text:span>. </text:p>
        </text:list-item>
        <text:list-item>
          <text:p text:style-name="P102"><text:span text:style-name="T3">pertinace</text:span> -ax | -ace | | -acious | -ax. = tenace, obstinato, constante, perseverante. </text:p>
        </text:list-item>
        <text:list-item>
          <text:p text:style-name="P102">—<text:span text:style-name="T3">ia</text:span> -ia | -ia | -ité | -ity | -ität. </text:p>
        </text:list-item>
        <text:list-item>
          <text:p text:style-name="P102"><text:span text:style-name="T3">pertine</text:span> -ĭneo | appartenere | appartenir | to pertain | -nieren. = es relativo ad. ⊂ per tene. </text:p>
        </text:list-item>
        <text:list-item>
          <text:p text:style-name="P102">—<text:span text:style-name="T3">ente</text:span> -ens | -ente | -ent | -ent | -ent. </text:p>
        </text:list-item>
        <text:list-item>
          <text:p text:style-name="P102">—<text:span text:style-name="T3">entia</text:span> | -enza | -ence | -ence | -enz. </text:p>
        </text:list-item>
        <text:list-item>
          <text:p text:style-name="P102"><text:span text:style-name="T3">perturba</text:span> -o | -are | troubler, -er | to perturb | -ieren. = turba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ore</text:span> 500 | -tore | -teur | -tor. </text:p>
        </text:list-item>
        <text:list-item>
          <text:p text:style-name="P102"><text:span text:style-name="T3">pervade</text:span> -o | -dere | | -de. = vade per [trans], penetra, diffunde se, permea. </text:p>
        </text:list-item>
        <text:list-item>
          <text:p text:style-name="P102"><text:span text:style-name="T3">perveni</text:span> -ĕnio | -ire, <text:span text:style-name="T5">arrivare</text:span> | parvenir, <text:span text:style-name="T5">arriver</text:span> | <text:span text:style-name="T5">to attain</text:span> | <text:span text:style-name="T5">anlangen</text:span>. ⊃ F. A. D. parvenu. ⊂ per [bene] veni. </text:p>
        </text:list-item>
        <text:list-item>
          <text:p text:style-name="P102"><text:span text:style-name="T3">perverso</text:span> -us | -erso | -ers | -erse | -ers. = improbo, pravo, malo, iniquo, scelerato, infame, quem perverte. </text:p>
        </text:list-item>
        <text:list-item>
          <text:p text:style-name="P102">—<text:span text:style-name="T3">itate</text:span> -tas | -ità | -ité | -ity | -ität. </text:p>
        </text:list-item>
        <text:list-item>
          <text:p text:style-name="P102"><text:span text:style-name="T3">perverte</text:span> -o | -ire | -ir | to pervert | -ieren. = turba, corrumpe, deprava. ⊂ per [male] verte. </text:p>
        </text:list-item>
        <text:list-item>
          <text:p text:style-name="P102"><text:span text:style-name="T3">pessario</text:span> 400 | -ario | -aire | -ary | -arium. ⊂ G. pessós. = obturamento ex lana pro vagina. </text:p>
        </text:list-item>
        <text:list-item>
          <text:p text:style-name="P102"><text:span text:style-name="T3">pessimo</text:span> -ĭmus | pessimo. = multo malo. || per [male], pejor. </text:p>
        </text:list-item>
        <text:list-item>
          <text:p text:style-name="P102">—<text:span text:style-name="T3">ismo</text:span> | -ismo | -isme | -ism | -ismus. = to vide toto malo. </text:p>
        </text:list-item>
        <text:list-item>
          <text:p text:style-name="P102">—<text:span text:style-name="T3">ista</text:span> | -ista | -iste | -ist | -ist. </text:p>
        </text:list-item>
        <text:list-item>
          <text:p text:style-name="P102"><text:span text:style-name="T3">peste</text:span> -is | peste | peste | pest | Pest. </text:p>
        </text:list-item>
        <text:list-item>
          <text:p text:style-name="P102">—<text:span text:style-name="T3">ifero</text:span> -fĕrus | -fero | -fère | -ferous. </text:p>
        </text:list-item>
        <text:list-item>
          <text:p text:style-name="P102">—<text:span text:style-name="T3">ilente</text:span> -ens | -ente | -ent | -ent. = cum peste, pestifero. </text:p>
        </text:list-item>
        <text:list-item>
          <text:p text:style-name="P102">——<text:span text:style-name="T3">ia</text:span> | -enza | -ence | -ence | -enz. = peste. </text:p>
        </text:list-item>
        <text:list-item>
          <text:p text:style-name="P102">——<text:span text:style-name="T3">iale</text:span> | -enziale | -iel | -ial | -ialisch. </text:p>
        </text:list-item>
        <text:list-item>
          <text:p text:style-name="P102"><text:span text:style-name="T3">petalo</text:span> ă | -o | pétale | petal | -um. = folio de flore. ⊂ G. pétalon = folio, || L. pat(ina). </text:p>
        </text:list-item>
        <text:list-item>
          <text:p text:style-name="P102"><text:span text:style-name="T3">PETE</text:span> -o = demanda, require, preca, posce, roga, desidera, cupe, <text:soft-page-break/>quære, vol, ora, invoca, fac « petitione ». </text:p>
        </text:list-item>
        <text:list-item>
          <text:p text:style-name="P102">— -o = i ad, aggrede. ⊃ appete, compete, impetu, perpetuo, propitio, repete. ⊂ E. pet = vola. ⊃ L. penna, G. píptō = vola, cade; G. pto. </text:p>
        </text:list-item>
        <text:list-item>
          <text:p text:style-name="P102"><text:span text:style-name="T3">petiolo</text:span> ŏ 100 | pecciuolo | pétiole | -ole | -olus. = pede de folio, cauda de fructu. </text:p>
        </text:list-item>
        <text:list-item>
          <text:p text:style-name="P102"><text:span text:style-name="T3">petitione</text:span> -tio | -zione | pétition | -tion | -tion. = ton pete. </text:p>
        </text:list-item>
        <text:list-item>
          <text:p text:style-name="P102"><text:span text:style-name="T3">petra</text:span> 100 = rupe, scopulo, magno saxo. ⊂ G. pétra. </text:p>
        </text:list-item>
        <text:list-item>
          <text:p text:style-name="P102">— M | pietra | pierre. = saxo, lapide. </text:p>
        </text:list-item>
        <text:list-item>
          <text:p text:style-name="P102">—<text:span text:style-name="T3">oleo</text:span> | petrolio | pétrole | -eum, petrol | -eum. = oleo minerale. </text:p>
        </text:list-item>
        <text:list-item>
          <text:p text:style-name="P102">—<text:span text:style-name="T3">ifica</text:span> -ĭco | pietrificare | pétrifier | -ify | -ificieren. </text:p>
        </text:list-item>
        <text:list-item>
          <text:p text:style-name="P102">——<text:span text:style-name="T3">tione</text:span> | petrificazione | pé—tion | -tion | -tion. </text:p>
        </text:list-item>
        <text:list-item>
          <text:p text:style-name="P102">—<text:span text:style-name="T3">oselino</text:span> -īnum (Plinion) | prezzemolo | persil | parsley | Petersilie. = Bot. « apium petroselinum ». ⊂ G. petrosélinon. ⊂ petr(a) -o- selino = selino de rupes. </text:p>
        </text:list-item>
        <text:list-item>
          <text:p text:style-name="P102">—<text:span text:style-name="T3">oso</text:span> 100 | pietroso | pierreux | -ous. </text:p>
        </text:list-item>
        <text:list-item>
          <text:p text:style-name="P102"><text:span text:style-name="T3">petulante</text:span> -ans | -ante | pétulant | -ant | -ant. = arrogante, superbo, anti modesto qui pete sæpe. </text:p>
        </text:list-item>
        <text:list-item>
          <text:p text:style-name="P102">—<text:span text:style-name="T3">ia</text:span> -ia | -anza | pétulance | -ance | -anz. </text:p>
        </text:list-item>
        <text:list-item>
          <text:p text:style-name="P102">G. pha = luce. ⊃ phasi, phan, phot. </text:p>
        </text:list-item>
        <text:list-item>
          <text:p text:style-name="P102">— = loque. ⊃ aphasia, emphasi, hierophante, phe, phone. || L. fa. </text:p>
        </text:list-item>
        <text:list-item>
          <text:p text:style-name="P102"><text:span text:style-name="T3">phænomeno</text:span> ĕ | fenomeno | phénomène | -enon | -en. = apparitione, monstro, raritate. ⊂ G. -nómenon. ⊂ phan. </text:p>
        </text:list-item>
        <text:list-item>
          <text:p text:style-name="P102">—<text:span text:style-name="T3">ale</text:span> | fenomenale | phénoménal | phenomenal | -al. </text:p>
        </text:list-item>
        <text:list-item>
          <text:p text:style-name="P102">G. phag phágō = vora, ede. ⊃ anthropophăgo, sarcophago, œsophago, phagedæna. </text:p>
        </text:list-item>
        <text:list-item>
          <text:p text:style-name="P102"><text:span text:style-name="T3">phagedæna</text:span> 100 | | phagédène | -dena | -däna. ⊂ G. phagédaina = ulcere que vora [phag] multo [ádēn]. </text:p>
        </text:list-item>
        <text:list-item>
          <text:p text:style-name="P102"><text:span text:style-name="T3">phalange</text:span> -anx | falange | -ange | -anx | -anx. ⊂ G. phálanx = corpore de milites macedone, ex 8000 ad 24000 milite. </text:p>
        </text:list-item>
        <text:list-item>
          <text:p text:style-name="P102">— N = osses de digitos de manu et de pede. </text:p>
        </text:list-item>
        <text:list-item>
          <text:p text:style-name="P102"><text:span text:style-name="T3">phalansterio</text:span> | falansterio | -tère | -tery | -terien. = societate organizato secundo ideas de Fourier (1772-1837). ⊂ phalan(ge) [societate] stereo [solido]. </text:p>
        </text:list-item>
        <text:list-item>
          <text:p text:style-name="P102">G. phallo phallós = pene. F. phallus, -ite | A. -us, -itis. </text:p>
        </text:list-item>
        <text:list-item>
          <text:p text:style-name="P102">G. phan phaínō = appare, luce. ⊃ epiphania, phanero, phænomeno, phantasma, diaphano. ⊂ pha -n- </text:p>
        </text:list-item>
        <text:list-item>
          <text:p text:style-name="P102">G. phanero phanerós = visibile. ⊂ phan. </text:p>
        </text:list-item>
        <text:list-item>
          <text:p text:style-name="P102"><text:span text:style-name="T3">phanerogama</text:span> | fanerogama | phanérogame | -am | -ame. = planta cum organo de generatione (stamen et pistillo) visibile [phanero], anti cryptogama. </text:p>
        </text:list-item>
        <text:list-item>
          <text:p text:style-name="P102"><text:span text:style-name="T3">phantasia</text:span> | fantasia | fantaisie | phantasy, fancy | -sie. ⊂ G. phantasía. ⊂ phantaze. = ingenio, mente, cogitatione, imaginatione. </text:p>
        </text:list-item>
        <text:list-item>
          <text:p text:style-name="P102"><text:span text:style-name="T3">phantasma</text:span>(te) 100 | fantasma | fantôme, -me | phantasm, phantom | -ma. = spectro, apparitione, vanitate. ⊂ G. phántasma. ⊂ phantaz(e) -mate. </text:p>
        </text:list-item>
        <text:list-item>
          <text:p text:style-name="P102">—<text:span text:style-name="T3">agoria</text:span> | fan—ia | -ie, fan—ie | -ia | -ie. = reunione de phantasma. <text:soft-page-break/>⊂ phantasm(a) agor(a) [reunione] -ia. </text:p>
        </text:list-item>
        <text:list-item>
          <text:p text:style-name="P102"><text:span text:style-name="T3">phantastico</text:span> -ĭcus | fantastico | fantastique | fantastic, phantasmic | -isch. ⊂ G. -icós. ⊂ phantaz(e) -tico. </text:p>
        </text:list-item>
        <text:list-item>
          <text:p text:style-name="P102">G. phantaze, phantázō = fac visibile, appare. ⊃ phantasia, phantasma, phantastico. ⊂ phan. </text:p>
        </text:list-item>
        <text:list-item>
          <text:p text:style-name="P102"><text:span text:style-name="T3">pharmaco</text:span> ă 200 | farmaco. = medicina. ⊂ G. phármacon. </text:p>
        </text:list-item>
        <text:list-item>
          <text:p text:style-name="P102">—eue, G. pharmaceúō = da pharmaco. </text:p>
        </text:list-item>
        <text:list-item>
          <text:p text:style-name="P102">—<text:span text:style-name="T3">eutica</text:span> | farmaceutica | la pharmaceutique | -ics | -ik. = scientia de pharmacos. ⊂ G. pharmaceutic <text:span text:style-name="T3">ē</text:span>. </text:p>
        </text:list-item>
        <text:list-item>
          <text:p text:style-name="P102">—<text:span text:style-name="T3">eutico</text:span> | farmaceutico | -ique | -ic | -isch. ⊂ G. -icós. </text:p>
        </text:list-item>
        <text:list-item>
          <text:p text:style-name="P102">—<text:span text:style-name="T3">ia</text:span> -īa | farmacia | -ie | -y | -ie. = apotheca de pharmacos. ⊂ G. pharmaceía. </text:p>
        </text:list-item>
        <text:list-item>
          <text:p text:style-name="P102">—<text:span text:style-name="T3">logia</text:span> | farmacologia | -ie | -y | -ie. </text:p>
        </text:list-item>
        <text:list-item>
          <text:p text:style-name="P102">—<text:span text:style-name="T3">pœia</text:span> | farmacopea | -pée | -pœia | -pœia. ⊂ G. pharmacopoi <text:span text:style-name="T3">ï</text:span>a. = confectione [poe] de farmacos. </text:p>
        </text:list-item>
        <text:list-item>
          <text:p text:style-name="P102"><text:span text:style-name="T3">pharo</text:span> -us | faro | -e | -os | -us. ⊂ G. Pháros = insula, apud Alexandria in Ægypto, ubi rege Ptolemæo (-285 – -247) construe turri cum lumine. </text:p>
        </text:list-item>
        <text:list-item>
          <text:p text:style-name="P102"><text:span text:style-name="T3">pharynge</text:span> | faringe | -ynx | -ynx | -ynx. = parte superiore de œsophago. ⊂ G. phárunx. </text:p>
        </text:list-item>
        <text:list-item>
          <text:p text:style-name="P102">—<text:span text:style-name="T3">eo</text:span> | faringeo | -gien | -geal. </text:p>
        </text:list-item>
        <text:list-item>
          <text:p text:style-name="P102"><text:span text:style-name="T3">phasi</text:span> | fasi | phase | phase | Phase. = variatione de aspectu (de luna). ⊂ G. phásis. ⊂ pha -si. </text:p>
        </text:list-item>
        <text:list-item>
          <text:p text:style-name="P102"><text:span text:style-name="T3">phasiano</text:span> 100 | fagiano | faisan | pheasant | Fasan. = Zool. « phasianus colchicus ». ⊂ G. -anós. ⊂ Phásis, fluvio de Asia. </text:p>
        </text:list-item>
        <text:list-item>
          <text:p text:style-name="P102">G. phe phēmí = loque, fa. ⊃ pheme, propheta. ⊂ G. pha. </text:p>
        </text:list-item>
        <text:list-item>
          <text:p text:style-name="P102">G. pheme ph <text:span text:style-name="T3">ē</text:span>mē = verbo, vocabulo, dicto. ⊃ euphemismo, blasphemia. ⊂ phe, || L. fama. </text:p>
        </text:list-item>
        <text:list-item>
          <text:p text:style-name="P102">G. pher phérō = || fer. ⊃ phoro, paraphernale, peripheria. </text:p>
        </text:list-item>
        <text:list-item>
          <text:p text:style-name="P102"><text:span text:style-name="T3">phiala</text:span> ă 100 | fiala | fiole | phial | Phiale. = parvo ampulla ex vitro. ⊂ G. phiálē. </text:p>
        </text:list-item>
        <text:list-item>
          <text:p text:style-name="P102"><text:span text:style-name="T3">philanthropo</text:span> | filantropo | -thrope | -thrope, -thropist | -throp. = humano, benefico, generoso. ⊂ G. -ánthrōpos. = que ama [philo] homines [anthrōpo]. </text:p>
        </text:list-item>
        <text:list-item>
          <text:p text:style-name="P102">—<text:span text:style-name="T3">ia</text:span> | filantropia | -pie | -py | -pie. ⊂ G. -ōpía. </text:p>
        </text:list-item>
        <text:list-item>
          <text:p text:style-name="P102">—<text:span text:style-name="T3">ico</text:span> -ĭcus | filantropico | -pique | -pic | -pisch. ⊂ G. -ōpicós. </text:p>
        </text:list-item>
        <text:list-item>
          <text:p text:style-name="P102"><text:span text:style-name="T3">philharmonico</text:span> -ĭcus | filarmonico | -ique | -ic | -isch. = amante [philo] harmonia. Juxta leges de græco, debe es scripto « philarmonico », sine « h ». </text:p>
        </text:list-item>
        <text:list-item>
          <text:p text:style-name="P102">G. philo phílos = amante. ⊃ philantropo, philologo, philosopho, philtro. </text:p>
        </text:list-item>
        <text:list-item>
          <text:p text:style-name="P102"><text:span text:style-name="T3">philologo</text:span> -lŏgus | filologo | -logue | -loger | -log. ⊂ G. philólogos, amante [philo] de linguistica [logo]. </text:p>
        </text:list-item>
        <text:list-item>
          <text:p text:style-name="P102">—<text:span text:style-name="T3">ia</text:span> -ĭa | filologia | -gie | -gy | -gie. ⊂ G. -ía. </text:p>
        </text:list-item>
        <text:list-item>
          <text:p text:style-name="P102">—<text:span text:style-name="T3">ico</text:span> -ĭcus | filologico | -gique | -gic | -gisch. </text:p>
        </text:list-item>
        <text:list-item>
          <text:p text:style-name="P102"><text:span text:style-name="T3">philosopho</text:span> -ŏphus | filosofo | -phe | -pher | -ph. = amante de sapientia [sopho]. ⊂ G. philósophos. </text:p>
        </text:list-item>
        <text:list-item>
          <text:p text:style-name="P102"><text:soft-page-break/>—<text:span text:style-name="T3">ia</text:span> -ĭa | filosofia | -phie | -phy | -phie. ⊂ G. philosophía. </text:p>
        </text:list-item>
        <text:list-item>
          <text:p text:style-name="P102">—<text:span text:style-name="T3">ico</text:span> -ĭcus | filosofico | -ique | -ic | -isch. </text:p>
        </text:list-item>
        <text:list-item>
          <text:p text:style-name="P102"><text:span text:style-name="T3">philotechnico</text:span> -ĭcus | filotecnico | -ique | -ic | -isch. = qui ama artes [techne]. </text:p>
        </text:list-item>
        <text:list-item>
          <text:p text:style-name="P102"><text:span text:style-name="T3">philtro</text:span> -um | filtro | -tre | -ter | -trum. = potione que excita amore. ⊂ G. phíltron ⊂ phil(e) [ama] -tro. </text:p>
        </text:list-item>
        <text:list-item>
          <text:p text:style-name="P102">G. phleb phléps = vena. </text:p>
        </text:list-item>
        <text:list-item>
          <text:p text:style-name="P102"><text:span text:style-name="T3">phlebotomo</text:span> ŏ | flebotomo | -omiste | -omist | -om. = qui seca [tomo] venas [phleb]. ⊂ G. -tómos. </text:p>
        </text:list-item>
        <text:list-item>
          <text:p text:style-name="P102">—<text:span text:style-name="T3">ia</text:span> | flebotomia | phlébotomie | -y | -ie. </text:p>
        </text:list-item>
        <text:list-item>
          <text:p text:style-name="P102">G. phleg phlégō = arde. ⊃ phlegma, phlogistico. </text:p>
        </text:list-item>
        <text:list-item>
          <text:p text:style-name="P102"><text:span text:style-name="T3">phlegma</text:span>(te) 400 | flemma | phlegme, flegme | phlegm | Phlegma. = uno ex 4 humores de sanguine. ⊂ G. phlégma ⊂ phleg -mate = inflammatione. </text:p>
        </text:list-item>
        <text:list-item>
          <text:p text:style-name="P102">—<text:span text:style-name="T3">ico</text:span> -ĭcus | flemmatico | flegmatique, -ique | -ic | -iker, -isch. ⊂ G. -icós. = apathico, frigido, cum phlegma. </text:p>
        </text:list-item>
        <text:list-item>
          <text:p text:style-name="P102"><text:span text:style-name="T3">phlegmone</text:span> | flemmone | -on | -on | -one. = inflammatione de pelle. ⊂ G. phlegmon <text:span text:style-name="T3">ē</text:span>. ⊂ phlege [arde]. </text:p>
        </text:list-item>
        <text:list-item>
          <text:p text:style-name="P102"><text:span text:style-name="T3">phlogisto</text:span> = oxygenio, secundo Stahl († Berlin 1734). ⊂ G. -istós = arso. ⊂ phlege. </text:p>
        </text:list-item>
        <text:list-item>
          <text:p text:style-name="P102">—<text:span text:style-name="T3">tico</text:span> -ĭcus | flogistico | -ique | -ic | -isch. = inflammatorio. </text:p>
        </text:list-item>
        <text:list-item>
          <text:p text:style-name="P102">G. phobo phóbos = timore. ⊃ hydrophobia. </text:p>
        </text:list-item>
        <text:list-item>
          <text:p text:style-name="P102"><text:span text:style-name="T3">phoca</text:span> -a | foca | -que | -ca | -ca. = Zool. « phoca vitulina ». ⊂ G. ph <text:span text:style-name="T3">ō</text:span>cē. </text:p>
        </text:list-item>
        <text:list-item>
          <text:p text:style-name="P102"><text:span text:style-name="T3">Phœbo</text:span> -us | Febo | Phébus | -us | -os. = deo Sol. ⊂ G. Phoîbos. </text:p>
        </text:list-item>
        <text:list-item>
          <text:p text:style-name="P102"><text:span text:style-name="T3">phœnice</text:span> -nix | fenice | phénix | -ix | -ix. ⊂ G. phoínix, avi fabuloso. </text:p>
        </text:list-item>
        <text:list-item>
          <text:p text:style-name="P102">G. phone phōn <text:span text:style-name="T3">ē</text:span> = voce, sono. ⊃ antiphona, aphono, symphonia, euphonia, homophono, epiphonema. </text:p>
        </text:list-item>
        <text:list-item>
          <text:p text:style-name="P102"><text:span text:style-name="T3">phonetica</text:span> -ĭca | fonetica | la phonétique | -ic | -ik. = scientia de sonos. ⊂ G. phōnētic <text:span text:style-name="T3">ē</text:span> ⊂ phone. </text:p>
        </text:list-item>
        <text:list-item>
          <text:p text:style-name="P102"><text:span text:style-name="T3">phonetico</text:span> -ĭcus | fonetico | -étique | -ic | -isch. = de sono. ⊂ G. phōnēticós ⊂ phone. </text:p>
        </text:list-item>
        <text:list-item>
          <text:p text:style-name="P102"><text:span text:style-name="T3">phonico</text:span> -ĭcus | fonico | -ique | -ic | -isch. = de sono [phone]. </text:p>
        </text:list-item>
        <text:list-item>
          <text:p text:style-name="P102"><text:span text:style-name="T3">phonographo</text:span> ă | fonografo | -graphe | -graph | -graph. = instrumento que scribe [graph] sonos [phone], invento ab Edison in 1877. </text:p>
        </text:list-item>
        <text:list-item>
          <text:p text:style-name="P102"><text:span text:style-name="T3">phonologia</text:span> | fonologia | -gie | -gy. = scientia de sonos. </text:p>
        </text:list-item>
        <text:list-item>
          <text:p text:style-name="P102">G. phoro -ós = que fer. ⊂ pher. ⊃ semaphoro, rheophoro, amphora, diaphoresi, metaphora. </text:p>
        </text:list-item>
        <text:list-item>
          <text:p text:style-name="P102">G. phos ph <text:span text:style-name="T3">ō</text:span>s = luce. ⊂ pha. </text:p>
        </text:list-item>
        <text:list-item>
          <text:p text:style-name="P102">phosphoro ŏ 100 = planeta Venere. ⊂ G. phōsphóros. </text:p>
        </text:list-item>
        <text:list-item>
          <text:p text:style-name="P102"><text:span text:style-name="T3">phosphoro</text:span> -ŏrus | fosforo | -e | -us | -us. = elemento simplice, in Chemia cum symbolo « P », quem trahe Brandt ex urina in 1669, et in 1775 tracto ab Scheele ex osses. ⊂ phos [luce] phoro. </text:p>
        </text:list-item>
        <text:list-item>
          <text:p text:style-name="P102">—<text:span text:style-name="T3">escente</text:span> | fosforescente | -ent | -ent. </text:p>
        </text:list-item>
        <text:list-item>
          <text:p text:style-name="P102">——<text:span text:style-name="T3">ia</text:span> | fosforescenza | -ence | -ence | -enz. </text:p>
        </text:list-item>
        <text:list-item>
          <text:p text:style-name="P102">—<text:span text:style-name="T3">ico</text:span> -ĭcus | fosforico | -ique | -ic | -isch. </text:p>
        </text:list-item>
        <text:list-item>
          <text:p text:style-name="P102"><text:soft-page-break/><text:span text:style-name="T3">photo-,</text:span> G. phôs, photós = luce, V. phos. </text:p>
        </text:list-item>
        <text:list-item>
          <text:p text:style-name="P102">—<text:span text:style-name="T3">genico</text:span> -ĭcus | fotogenico | -génique | -genic | -gen. </text:p>
        </text:list-item>
        <text:list-item>
          <text:p text:style-name="P102">—<text:span text:style-name="T3">grapho</text:span> ă | fotografo | -phe | -pher | -ph. </text:p>
        </text:list-item>
        <text:list-item>
          <text:p text:style-name="P102">——<text:span text:style-name="T3">ia</text:span> | fotografia | -graphie | -graph, -graphy | -graphie. </text:p>
        </text:list-item>
        <text:list-item>
          <text:p text:style-name="P102">——<text:span text:style-name="T3">ico</text:span> -ĭcus | fotografico | -ique | -ic | -isch. </text:p>
        </text:list-item>
        <text:list-item>
          <text:p text:style-name="P102">—<text:span text:style-name="T3">metro</text:span> ĕ | fotometro | -mètre | -meter | -meter. = mensuratore de luce. </text:p>
        </text:list-item>
        <text:list-item>
          <text:p text:style-name="P102">—<text:span text:style-name="T3">phobia</text:span> | fotofobia | -ie | -ia. = intolerantia ad luce. </text:p>
        </text:list-item>
        <text:list-item>
          <text:p text:style-name="P102">G. phrag phrássō = include. ⊃ diaphragma. </text:p>
        </text:list-item>
        <text:list-item>
          <text:p text:style-name="P102"><text:span text:style-name="T3">phrasi</text:span> 100 | frase | phrase | phrase | Phrase. = periodo. ⊃ antiphrasi, phraseologia. ⊂ G. phrásis. </text:p>
        </text:list-item>
        <text:list-item>
          <text:p text:style-name="P102">—<text:span text:style-name="T3">eologia</text:span> | fraseologia | -éologie | -y | -ie. = modo de construe phrasis. </text:p>
        </text:list-item>
        <text:list-item>
          <text:p text:style-name="P102"><text:span text:style-name="T3">phreatico</text:span> -ĭcus | freatico | phréatique. = (aqua) de puteo. ⊂ G. phréar phréatos = puteo, || D. Brunnen = fonte, puteo. </text:p>
        </text:list-item>
        <text:list-item>
          <text:p text:style-name="P102">G. phren phr <text:span text:style-name="T3">ē</text:span>n = mente. </text:p>
        </text:list-item>
        <text:list-item>
          <text:p text:style-name="P102"><text:span text:style-name="T3">phrenetico</text:span> -ĭcus | frenetico | frénétique | -tic | -tisch. ⊂ G. phrenēticós. = deliro, insano. </text:p>
        </text:list-item>
        <text:list-item>
          <text:p text:style-name="P102"><text:span text:style-name="T3">phrenologia</text:span> | frenologia | phrénologie | -y | -ie. = studio de mente ex forma de cerebro. </text:p>
        </text:list-item>
        <text:list-item>
          <text:p text:style-name="P102">G. phthegma phthégma = voce, vocabulo. ⊃ apophthegma. </text:p>
        </text:list-item>
        <text:list-item>
          <text:p text:style-name="P102">G. phthie phthíō = peri, destrue, consume. </text:p>
        </text:list-item>
        <text:list-item>
          <text:p text:style-name="P102"><text:span text:style-name="T3">phthisi</text:span> 100 | tisi | phtisie | -sis | -sis. = consumptione. ⊂ G. phthísis ⊂ phthi(e) -si. </text:p>
        </text:list-item>
        <text:list-item>
          <text:p text:style-name="P102">—<text:span text:style-name="T3">ico</text:span> ĭ 100 | tisico | phtisique | -isic | <text:span text:style-name="T5">hager</text:span>. ⊂ G. -icós. </text:p>
        </text:list-item>
        <text:list-item>
          <text:p text:style-name="P102">G. phthongo phthóggos = sono, voce. ⊃ diphthongo, triphthongo. </text:p>
        </text:list-item>
        <text:list-item>
          <text:p text:style-name="P102">G. phy phúō = genera. ⊃ physi, phyteu. || L. fi. </text:p>
        </text:list-item>
        <text:list-item>
          <text:p text:style-name="P102">G. phylac phulássō = custodi, habe cura. ⊃ prophylaxi. </text:p>
        </text:list-item>
        <text:list-item>
          <text:p text:style-name="P102">G. physi phúsis = natura. ⊂ phy. </text:p>
        </text:list-item>
        <text:list-item>
          <text:p text:style-name="P102"><text:span text:style-name="T3">physica</text:span> -ĭca | fisica | la physique | -ics | -ik. = scientia que stude leges de natura. ⊂ G. phusic <text:span text:style-name="T3">ē</text:span>. </text:p>
        </text:list-item>
        <text:list-item>
          <text:p text:style-name="P102"><text:span text:style-name="T3">physico</text:span> -ĭcus | fisico | -ique, -icien | -ical, -icist | -ikalisch, -iker. ⊂ G. -icós. ⊂ phys(i) -ico. </text:p>
        </text:list-item>
        <text:list-item>
          <text:p text:style-name="P102"><text:span text:style-name="T3">physiognomone</text:span> -mon | fisonomo | physionomiste, -gnomoniste | -gnomist | -gnom. ⊂ G. phusiogn <text:span text:style-name="T3">ō</text:span>mōn. = qui judica charactere ex lineamentos de vultu. </text:p>
        </text:list-item>
        <text:list-item>
          <text:p text:style-name="P102">—<text:span text:style-name="T3">ia</text:span> | fisiognomonia | -gnomonie | -gnomy | -gnomonie. ⊂ G. phusiognōmonía = scientia de physiognome. </text:p>
        </text:list-item>
        <text:list-item>
          <text:p text:style-name="P102"><text:span text:style-name="T3">physiologo</text:span> ŏ | fisiologo | -ogiste | -ogist | -og. ⊂ G. -lógos. </text:p>
        </text:list-item>
        <text:list-item>
          <text:p text:style-name="P102">—<text:span text:style-name="T3">ia</text:span> -ĭa | fisiologia | -gie | -gy | -gie. = scientia de natura de viventes. ⊂ G. -ía. </text:p>
        </text:list-item>
        <text:list-item>
          <text:p text:style-name="P102">—<text:span text:style-name="T3">ico</text:span> -ĭcus | fisiologico | -ique | -ic | -isch. ⊂ G. -icós. </text:p>
        </text:list-item>
        <text:list-item>
          <text:p text:style-name="P102"><text:span text:style-name="T3">physionomia</text:span> | fisonomia | -nomie | -gnomy | -gnomie. = forma de vultu. ⊂ physiognomia, <text:span text:style-name="T5">aut</text:span> ⊂ physi -o- nom(o) -ia. </text:p>
        </text:list-item>
        <text:list-item>
          <text:p text:style-name="P102">G. phyteu phuteúō = planta, pone plantas. ⊂ phyto. ⊃ emphyteusi. </text:p>
        </text:list-item>
        <text:list-item>
          <text:p text:style-name="P102">G. phyto -ón = planta. ⊃ neophyto, phyteu. ⊂ phy -to. </text:p>
        </text:list-item>
        <text:list-item>
          <text:p text:style-name="P102"><text:span text:style-name="T3">pica</text:span> -a | pica, <text:span text:style-name="T5">gazza</text:span> | pie | pie, magpie | <text:span text:style-name="T5">Elster</text:span>. = Zool. « pica <text:soft-page-break/>caudata », v. pico. </text:p>
        </text:list-item>
        <text:list-item>
          <text:p text:style-name="P102">— M | picca, H. P. pica | pique | pike | Pike | R. pika. = hasta. Radice « pica » vive in L. « pico » et in: I. picco, piccare, picchiare, piccolo, pizzo; F. pic, piquer, pieu, picot, pioche; H. pico, picar, pequeño; P. pico, picar, pequeno. </text:p>
        </text:list-item>
        <text:list-item>
          <text:p text:style-name="P102"><text:span text:style-name="T3">pice</text:span> pix | pece | poix | pitch | Pech. ⊂ G. píssa. = resina tracto ex pino. </text:p>
        </text:list-item>
        <text:list-item>
          <text:p text:style-name="P102"><text:span text:style-name="T3">pico</text:span> -us | picchio | pic, pivert | <text:span text:style-name="T5">wood</text:span>peker | Specht. = Zool. « picus viridis ». Avi que per ictu de rostro fora arbores. </text:p>
        </text:list-item>
        <text:list-item>
          <text:p text:style-name="P102"><text:span text:style-name="T3">picto</text:span> -us = quem pinge. </text:p>
        </text:list-item>
        <text:list-item>
          <text:p text:style-name="P102">—<text:span text:style-name="T3">ore</text:span> -or | pittore | peintre | painter. </text:p>
        </text:list-item>
        <text:list-item>
          <text:p text:style-name="P102"><text:span text:style-name="T3">pictura</text:span> -ūra | pittura | peinture | -ure. </text:p>
        </text:list-item>
        <text:list-item>
          <text:p text:style-name="P102"><text:span text:style-name="T3">pietate</text:span> -tas | -tà | piété, pitié | piety, pity | -tät. = to es pio, commiseratione, amore, benevolentia. </text:p>
        </text:list-item>
        <text:list-item>
          <text:p text:style-name="P102"><text:span text:style-name="T3">pigmento</text:span> -um | -mento | -ment | -ment | -ment. = quod pinge. </text:p>
        </text:list-item>
        <text:list-item>
          <text:p text:style-name="P102">pignĕra -o = da in pignore. </text:p>
        </text:list-item>
        <text:list-item>
          <text:p text:style-name="P102">pignĕra -or = sume in pignore. </text:p>
        </text:list-item>
        <text:list-item>
          <text:p text:style-name="P102"><text:span text:style-name="T3">pignore</text:span> pignus pignŏr- | pegno | <text:span text:style-name="T5">gage</text:span>, -ation | <text:span text:style-name="T5">pawn</text:span>, -ation | <text:span text:style-name="T5">Pfand</text:span>, -ation. </text:p>
        </text:list-item>
        <text:list-item>
          <text:p text:style-name="P102"><text:span text:style-name="T3">pigro</text:span> -ger | pigro | paresseux | <text:span text:style-name="T5">idle</text:span> | <text:span text:style-name="T5">träge</text:span>. = tardo, qui fuge labore. </text:p>
        </text:list-item>
        <text:list-item>
          <text:p text:style-name="P102">—<text:span text:style-name="T3">itia</text:span> -a | pigrizia | paresse. </text:p>
        </text:list-item>
        <text:list-item>
          <text:p text:style-name="P102">pila pĭla (Cicerone) = sphæra, globo (ex pilos). ⊃ pilula. </text:p>
        </text:list-item>
        <text:list-item>
          <text:p text:style-name="P102">pila pīla (Horatio) | pila, pilastro | pile, pilier | pile, pillar | Pfeiler. = columna, stylo. </text:p>
        </text:list-item>
        <text:list-item>
          <text:p text:style-name="P102">pila pīla (Vergilio) = magno muro, mole ex saxo, aggere. </text:p>
        </text:list-item>
        <text:list-item>
          <text:p text:style-name="P102">pila pīla (Ovidio) | pila (da riso) | pile (de papier) | pile. = mortario, vaso pro pinse. </text:p>
        </text:list-item>
        <text:list-item>
          <text:p text:style-name="P102">pila pĭlo (Martiale) = tolle pilo, depila; I. pelare, F. peler = tolle pilo, tolle pelle; A. peel = tolle pelle. </text:p>
        </text:list-item>
        <text:list-item>
          <text:p text:style-name="P102">pila pĭlo (Nonio) = vesti se ex pilos. </text:p>
        </text:list-item>
        <text:list-item>
          <text:p text:style-name="P102">pila pīlo (Festo) = aggera, accumula, fac « compilatione ». </text:p>
        </text:list-item>
        <text:list-item>
          <text:p text:style-name="P102">pila pīlo (Petronio) = depræda, rape, devasta; F. piller, A. pillage = depræda; I. pigliare = cape, rape. </text:p>
        </text:list-item>
        <text:list-item>
          <text:p text:style-name="P102"><text:span text:style-name="T3">pilifero</text:span> -ĕrus | -fero | -fère, poilu | -ferous. = (arbore) que fer pilos. </text:p>
        </text:list-item>
        <text:list-item>
          <text:p text:style-name="P102"><text:span text:style-name="T3">pilo</text:span> -us | pelo | poil | <text:span text:style-name="T5">hair</text:span> | <text:span text:style-name="T5">Haar</text:span>. ⊃ capillo, villo. </text:p>
        </text:list-item>
        <text:list-item>
          <text:p text:style-name="P102">pilo -um = pistillo, quod pinse. </text:p>
        </text:list-item>
        <text:list-item>
          <text:p text:style-name="P102"><text:span text:style-name="T3">piloso</text:span> -us | peloso | -eux, poilu | -ose | -ös. = cum pilos. </text:p>
        </text:list-item>
        <text:list-item>
          <text:p text:style-name="P102"><text:span text:style-name="T3">pilula</text:span> ŭ 100 | pillola, pallottola, palla; H. P. pelota | pilule, <text:span text:style-name="T5">balle</text:span>, pelote | pill, pilule | Pille. = parvo globo [pila]. </text:p>
        </text:list-item>
        <text:list-item>
          <text:p text:style-name="P102"><text:span text:style-name="T3">pinacotheca</text:span> 100 | -teca | -thèque | -theca | -thek. = collectione de picturas. ⊂ G. pinac [pínax = pictura] -o- theca. </text:p>
        </text:list-item>
        <text:list-item>
          <text:p text:style-name="P102"><text:span text:style-name="T3">pinge</text:span> -o | dipingere | peindre | to paint | <text:span text:style-name="T5">malen</text:span>. ⊃ picto, pictura, pigmento, depinge. </text:p>
        </text:list-item>
        <text:list-item>
          <text:p text:style-name="P102"><text:span text:style-name="T3">pingue</text:span> -is | pingüe. = crasso. || G. pachy. </text:p>
        </text:list-item>
        <text:list-item>
          <text:p text:style-name="P102"><text:span text:style-name="T3">pinna</text:span> -a | pinna | <text:span text:style-name="T5">nageoire</text:span> (pinnipèdes) | fin, pinna. = penna, organo natatorio de pisce. || A. fin. </text:p>
        </text:list-item>
        <text:list-item>
          <text:p text:style-name="P102"><text:span text:style-name="T3">pinnaculo</text:span> ŭ 300 | -colo | pinacle | -cle | <text:span text:style-name="T5">Zinne</text:span>. = summitate, <text:soft-page-break/>fastigio. ⊂ pinna. </text:p>
        </text:list-item>
        <text:list-item>
          <text:p text:style-name="P102"><text:span text:style-name="T3">pino</text:span> -us | pino | pin | pine | Fichte. = Bot. « pinus silvestris ». || G. peúcē, L. pice, D. Fichte. </text:p>
        </text:list-item>
        <text:list-item>
          <text:p text:style-name="P102"><text:span text:style-name="T3">pinse</text:span> -o | pestare, H. P. pisar | piler, piser. = tunde, tere, calca, preme, pista. ⊃ pista, pistillo, pila [mortario]. || R. pestik. </text:p>
        </text:list-item>
        <text:list-item>
          <text:p text:style-name="P102"><text:span text:style-name="T3">pio</text:span> -us | pio | pieux | pious | <text:span text:style-name="T5">liebevoll</text:span>. ⊃ pietate, impio, expia. </text:p>
        </text:list-item>
        <text:list-item>
          <text:p text:style-name="P102"><text:span text:style-name="T3">pipa</text:span> -o (Varrone) = pilila, fac voce de pullo. </text:p>
        </text:list-item>
        <text:list-item>
          <text:p text:style-name="P102"><text:span text:style-name="T3">pipa</text:span> M | pipa, piva, piffero | pive, fifre | pipe | Pfeife. = instrumento musicale, ex uno solo tubo, que pipila; tubo. </text:p>
        </text:list-item>
        <text:list-item>
          <text:p text:style-name="P102"><text:span text:style-name="T3">pipere</text:span> -er | pepe | poivre | pepper | Pfeffer. = Bot. « piper nigrum ». ⊂ G. péperi ⊂ Sanscrito. </text:p>
        </text:list-item>
        <text:list-item>
          <text:p text:style-name="P102"><text:span text:style-name="T3">pipila</text:span> -ĭlo | -are, pigolare | piauler, pépier, piailler | to pipe, to peep | piepen, pfeifen. = fac voce de pullo. ⊂ pupa. </text:p>
        </text:list-item>
        <text:list-item>
          <text:p text:style-name="P102">G. pir peiráō = || experi. ⊃ empirico, pirata. </text:p>
        </text:list-item>
        <text:list-item>
          <text:p text:style-name="P102"><text:span text:style-name="T3">pirata</text:span> -a | -ata | -ate | -ate | -at. = latrone de mari. ⊂ G. peirat <text:span text:style-name="T3">ē</text:span>s ⊂ pir. = que experi fortuna in mari. </text:p>
        </text:list-item>
        <text:list-item>
          <text:p text:style-name="P102"><text:span text:style-name="T3">piro</text:span> -us, -um | pero, pera | poire | pear | Birne. = Bot. « pirus communis ». </text:p>
        </text:list-item>
        <text:list-item>
          <text:p text:style-name="P102"><text:span text:style-name="T3">PISCE</text:span> -is | pesce | poisson | fish | Fisch. ⊂ E. ⊃ A. D. </text:p>
        </text:list-item>
        <text:list-item>
          <text:p text:style-name="P102">—<text:span text:style-name="T3">a</text:span> -or | pescare | pêcher | to fish | fischen. = capta pisce. </text:p>
        </text:list-item>
        <text:list-item>
          <text:p text:style-name="P102">—<text:span text:style-name="T3">icultore</text:span> | -tore | -teur | -turist. </text:p>
        </text:list-item>
        <text:list-item>
          <text:p text:style-name="P102">—<text:span text:style-name="T3">icultura</text:span> | -tura | -ture | -ture | -tur. </text:p>
        </text:list-item>
        <text:list-item>
          <text:p text:style-name="P102">—<text:span text:style-name="T3">ina</text:span> -īna | -ina | -ine | -ina. = loco de pisces, balneo. </text:p>
        </text:list-item>
        <text:list-item>
          <text:p text:style-name="P102"><text:span text:style-name="T3">piso</text:span> 100 | pisello | pois | pea | <text:span text:style-name="T5">Erbse</text:span>. || G. písos. = Bot. « pisum sativum », legumine uso in tempore neolithico. </text:p>
        </text:list-item>
        <text:list-item>
          <text:p text:style-name="P102"><text:span text:style-name="T3">pista</text:span> 400 | pestare. = pinse. </text:p>
        </text:list-item>
        <text:list-item>
          <text:p text:style-name="P102"><text:span text:style-name="T3">pistacio</text:span> 100 | -acchio | -ache | -achio | -acie. = Bot. « pistacia lentiscus ». ⊂ G. pistácē. </text:p>
        </text:list-item>
        <text:list-item>
          <text:p text:style-name="P102"><text:span text:style-name="T3">pistillo</text:span> 100 | pestello | pilon (de mortier) | pestle. = instrumento pro pinse. </text:p>
        </text:list-item>
        <text:list-item>
          <text:p text:style-name="P102">— N | -illo | -il | -il | -ill. = organo feminile de flore. </text:p>
        </text:list-item>
        <text:list-item>
          <text:p text:style-name="P102">—<text:span text:style-name="T3">ifero</text:span> -ĕrus | -fero | -fère | -ferous. </text:p>
        </text:list-item>
        <text:list-item>
          <text:p text:style-name="P102"><text:span text:style-name="T3">pisto</text:span> 100 | pesto. = quem pinse. ⊃ pista. </text:p>
        </text:list-item>
        <text:list-item>
          <text:p text:style-name="P102"><text:span text:style-name="T3">pituita</text:span> -īta | -ita | -ite, pépie | -ite, pip | -ita, Pips. = mucositate morboso de naso in avi. </text:p>
        </text:list-item>
        <text:list-item>
          <text:p text:style-name="P102">E. <text:span text:style-name="T3">pla</text:span>, v. plano. </text:p>
        </text:list-item>
        <text:list-item>
          <text:p text:style-name="P102"><text:span text:style-name="T3">placa</text:span> -o | -are | | -ate. = pacifica, concilia, seda, redde tranquillo. || place, placido, supplice, plano. </text:p>
        </text:list-item>
        <text:list-item>
          <text:p text:style-name="P102">—<text:span text:style-name="T3">bile</text:span> -bĭlis | -bile | -ble | -ble | -bel. </text:p>
        </text:list-item>
        <text:list-item>
          <text:p text:style-name="P102">——<text:span text:style-name="T3">itate</text:span> -itas | -ità | -ité | -ity | -ität. </text:p>
        </text:list-item>
        <text:list-item>
          <text:p text:style-name="P102"><text:span text:style-name="T3">place</text:span> -eo | piacere, H. placer, P. prazer | plaire | to please | <text:span text:style-name="T5">gefallen</text:span>. = es grato, satisfac, contenta. ⊃ placa, placito, complace, displice. </text:p>
        </text:list-item>
        <text:list-item>
          <text:p text:style-name="P102"><text:span text:style-name="T3">placido</text:span> -ĭdus | -ido | -ide | -id. = tranquillo, felice, læto, quieto, placato. </text:p>
        </text:list-item>
        <text:list-item>
          <text:p text:style-name="P102">—<text:span text:style-name="T3">itate</text:span> -itas | -ità | -ité | -ity | -ität. </text:p>
        </text:list-item>
        <text:list-item>
          <text:p text:style-name="P102"><text:span text:style-name="T3">placito</text:span> -ĭtum | (bene)placito. = quod place. </text:p>
        </text:list-item>
        <text:list-item>
          <text:p text:style-name="P102"><text:soft-page-break/>— M | piato | plaid | plea. = (desiderio expresso in) lite. </text:p>
        </text:list-item>
        <text:list-item>
          <text:p text:style-name="P102"><text:span text:style-name="T3">plaga</text:span> plāga | piaga | plaie | <text:span text:style-name="T5">stroke</text:span>, plague | <text:span text:style-name="T5">Wunde</text:span>, Plage. = vulnere, ictu. ⊃ plange. = || G. plēg <text:span text:style-name="T3">ē</text:span> pleg. </text:p>
        </text:list-item>
        <text:list-item>
          <text:p text:style-name="P102">plăga -a | plaga, piaggia | plage. = litore de mari, regione. </text:p>
        </text:list-item>
        <text:list-item>
          <text:p text:style-name="P102">plăga -a = rete, insidia. </text:p>
        </text:list-item>
        <text:list-item>
          <text:p text:style-name="P102"><text:span text:style-name="T3">plagio</text:span> N | -gio | -giat | -giarism | -giat. = furto litterario. ⊂ </text:p>
        </text:list-item>
        <text:list-item>
          <text:p text:style-name="P102">— 600 = furto de persona. ⊂ G. plágios = obliquo, transverso. </text:p>
        </text:list-item>
        <text:list-item>
          <text:p text:style-name="P102">—<text:span text:style-name="T3">iario</text:span> 100 | -ario | -aire | -ary, -arist | -arius, -ator. = fur de ideas. </text:p>
        </text:list-item>
        <text:list-item>
          <text:p text:style-name="P102">—iario -ius = fur de persona. </text:p>
        </text:list-item>
        <text:list-item>
          <text:p text:style-name="P102"><text:span text:style-name="T3">plana</text:span> 300 | spianare, appianare | planer | to plane | planieren. = redde plano. ⊃ complana, explana. </text:p>
        </text:list-item>
        <text:list-item>
          <text:p text:style-name="P102"><text:span text:style-name="T3">plana</text:span> M | pialla | plane | plane. = instrumento que plana objecto ex ligno. </text:p>
        </text:list-item>
        <text:list-item>
          <text:p text:style-name="P102"><text:span text:style-name="T3">planca</text:span> 400 | palanca, pianca (in Piemonte) | planche | plank | Planke. = asse, tabula. || plano, plato; G. pláx. </text:p>
        </text:list-item>
        <text:list-item>
          <text:p text:style-name="P102"><text:span text:style-name="T3">planctu</text:span> -us | pianto | plainte | plaint. = ton plange. </text:p>
        </text:list-item>
        <text:list-item>
          <text:p text:style-name="P102"><text:span text:style-name="T3">planeta</text:span> -a | pianeta | -ète | -et | -et. = stella errante. ⊂ G. plan <text:span text:style-name="T3">ē</text:span>tēs ⊂ plágē [errore]. </text:p>
        </text:list-item>
        <text:list-item>
          <text:p text:style-name="P102">—<text:span text:style-name="T3">ario</text:span> | -ario | planétaire | -ary | -arisch. </text:p>
        </text:list-item>
        <text:list-item>
          <text:p text:style-name="P102"><text:span text:style-name="T3">plange</text:span> -o = percute, verbera, flagella. || G. pleg. </text:p>
        </text:list-item>
        <text:list-item>
          <text:p text:style-name="P102">— -o | piangere | se plaindre | plaint. = plange pectore, lamenta, fle, plora. ⊃ planctu. </text:p>
        </text:list-item>
        <text:list-item>
          <text:p text:style-name="P102"><text:span text:style-name="T3">plano</text:span> -um | piano | plan | plane | <text:span text:style-name="T5">Ebene</text:span>. = superficie que contine recta per duo suo puncto; superficie ne curvo. ⊃ plana. ⊂ E. pla -no ⊃ G. platea, A. floor = pavimento, A. flat = plano, D. flach = plano, D. Fläche = superficie. </text:p>
        </text:list-item>
        <text:list-item>
          <text:p text:style-name="P102">— -um | pianura | plaine | plain | Plan. = regione de terra plano et horizontale, sine montes. </text:p>
        </text:list-item>
        <text:list-item>
          <text:p text:style-name="P102">— -us | piano | plain | flat, plane | <text:span text:style-name="T5">eben</text:span>, plan. = cum forma de plano. </text:p>
        </text:list-item>
        <text:list-item>
          <text:p text:style-name="P102">— N | piano | plan | plan | Plan. = repræsentatione horizontale de ædificio, charta topographico. </text:p>
        </text:list-item>
        <text:list-item>
          <text:p text:style-name="P102">— -us | | | plain | plan. = claro, evidente, manifesto. </text:p>
        </text:list-item>
        <text:list-item>
          <text:p text:style-name="P102">—<text:span text:style-name="T3">imetria</text:span> | -ria | -étrie | -ry | -rie. = mensura de superficie plano. </text:p>
        </text:list-item>
        <text:list-item>
          <text:p text:style-name="P102">—<text:span text:style-name="T3">imetrico</text:span> -ĭcus | -rico | -étrique | -ric | -risch. </text:p>
        </text:list-item>
        <text:list-item>
          <text:p text:style-name="P102">—<text:span text:style-name="T3">imetro</text:span> ĕ | -tro | -mètre | -ter | -ter. = instrumento que meti area plano. </text:p>
        </text:list-item>
        <text:list-item>
          <text:p text:style-name="P102"><text:span text:style-name="T3">planisphærio</text:span> | planisferio | -ère | -ere | -ærium. = repræsentatione plano de sphæra cæleste. </text:p>
        </text:list-item>
        <text:list-item>
          <text:p text:style-name="P102"><text:span text:style-name="T3">planta</text:span> -a | pianta | plante | plant | Pflanze. = arbore, quem homo fige in terra. </text:p>
        </text:list-item>
        <text:list-item>
          <text:p text:style-name="P102">— -a | pianta | plante | <text:span text:style-name="T5">sole</text:span> | <text:span text:style-name="T5">Sohle</text:span>. = basi de pede. </text:p>
        </text:list-item>
        <text:list-item>
          <text:p text:style-name="P102"><text:span text:style-name="T3">planta</text:span> 100 | piantare | -ter | -t | -tieren, pflanzen. ⊃ supplanta, transplanta. </text:p>
        </text:list-item>
        <text:list-item>
          <text:p text:style-name="P102">—<text:span text:style-name="T3">tione</text:span> 100 | piantagione | -tion | -tion | -tion. </text:p>
        </text:list-item>
        <text:list-item>
          <text:p text:style-name="P102"><text:span text:style-name="T3">plantigrado</text:span> ă | -grado | -grade | -grade | -grad. = animale que grade super planta de pede, p. ex. urso. </text:p>
        </text:list-item>
        <text:list-item>
          <text:p text:style-name="P102">G. plas plássō = finge (cum argilla). ⊃ plasma, plastico, emplastro. </text:p>
        </text:list-item>
        <text:list-item>
          <text:p text:style-name="P102"><text:soft-page-break/><text:span text:style-name="T3">plasma</text:span>(te) 400 | -ma | -ma | -m, -ma | -ma. = liquido vitale. ⊂ G. plásma; = objecto ficto ex argilla. ⊂ plas. </text:p>
        </text:list-item>
        <text:list-item>
          <text:p text:style-name="P102"><text:span text:style-name="T3">plastica</text:span> ĭ 100 | -ica | la plastique | plastic art | -ic. = arte de labore [plas] argilla. ⊂ G. plastic <text:span text:style-name="T3">ē</text:span>. </text:p>
        </text:list-item>
        <text:list-item>
          <text:p text:style-name="P102">—<text:span text:style-name="T3">itate</text:span> | -ità | -ité | -ity | -ität. </text:p>
        </text:list-item>
        <text:list-item>
          <text:p text:style-name="P102">—<text:span text:style-name="T3">o</text:span> ĭ 100 | -tico | -tique | -tic | -tisch. ⊂ G. -icós. </text:p>
        </text:list-item>
        <text:list-item>
          <text:p text:style-name="P102"><text:span text:style-name="T3">platea</text:span> -ēa <text:span text:style-name="T5">et</text:span> -ĕa | piazza, H. plaza, P. praça | place | place | Platz | R. plats. ⊂ G. plateía ⊂ plat(o). </text:p>
        </text:list-item>
        <text:list-item>
          <text:p text:style-name="P102"><text:span text:style-name="T3">platino</text:span> N | -tino | -tine | -tinum | -tin. = mettallo, in chemia habe symbolo « Pt », detecto in 1735 in sedimentos aurifero de Columbia. ⊂ H. platina. ⊂ H. plata = argento, metallo de plato. </text:p>
        </text:list-item>
        <text:list-item>
          <text:p text:style-name="P102"><text:span text:style-name="T3">plato</text:span> M | piatto | plat | flat | flach. = plano, æquo. ⊂ G. platús = amplo, spatioso, vasto, lato. ⊂ E. pla, v. plano. </text:p>
        </text:list-item>
        <text:list-item>
          <text:p text:style-name="P102">— M | piatto, piattello; H. plato | plat, assiette, plate | plate | <text:span text:style-name="T5">Teller</text:span>, Platte. = vase pro dapes, patina, catino, ferculo, lance, dísco. </text:p>
        </text:list-item>
        <text:list-item>
          <text:p text:style-name="P102"><text:span text:style-name="T3">platonico</text:span> -ĭcus | -ico | -ique | -ic | -isch. ⊂ G. platōnicós. = de Platone, philosopho græco (-429 – -347). </text:p>
        </text:list-item>
        <text:list-item>
          <text:p text:style-name="P102"><text:span text:style-name="T3">plaude</text:span> -o = applaude, percute manus in signo de gaudio. ⊃ plauso, applaude, explode. </text:p>
        </text:list-item>
        <text:list-item>
          <text:p text:style-name="P102"><text:span text:style-name="T3">plausu</text:span> -us | plauso, applauso | applaudissement | applause | Plausus. = ton plaude. </text:p>
        </text:list-item>
        <text:list-item>
          <text:p text:style-name="P102">—<text:span text:style-name="T3">ibile</text:span> -bĭlis | -bile | -ble | -ble | -bel. </text:p>
        </text:list-item>
        <text:list-item>
          <text:p text:style-name="P102">——<text:span text:style-name="T3">itate</text:span> | -ità | -ité | -ity | -ität. </text:p>
        </text:list-item>
        <text:list-item>
          <text:p text:style-name="P102"><text:span text:style-name="T3">ple</text:span> -eo (Festo) = imple. ⊃ comple, exple, imple, reple, supple, pleno, plebe, plus. ⊂ E. ple ⊃ G. pímplēmi, pleonasmo, plethora, poly, Pluto; A. fill, D. füllen = ple; ⊃ E. pleno. </text:p>
        </text:list-item>
        <text:list-item>
          <text:p text:style-name="P102"><text:span text:style-name="T3">plebe</text:span> plebs | I. H. P. plebe | plèbe | plebeians | Plebs. = populo inferiore. || ? A. folk, D. Volk = populo. ⊂ ple. </text:p>
        </text:list-item>
        <text:list-item>
          <text:p text:style-name="P102">—<text:span text:style-name="T3">eio</text:span> -us | plebeo | plébéien | plebeian | Plebejer. </text:p>
        </text:list-item>
        <text:list-item>
          <text:p text:style-name="P102">—<text:span text:style-name="T3">iscito</text:span> -ītum | -ito | -ite | -ite | -it. = decreto [scito] ab plebe. </text:p>
        </text:list-item>
        <text:list-item>
          <text:p text:style-name="P102">plecte -o = verbera. || plange. </text:p>
        </text:list-item>
        <text:list-item>
          <text:p text:style-name="P102">plecte -o = plica. ⊃ plexo. ⊂ plic(a) -te. </text:p>
        </text:list-item>
        <text:list-item>
          <text:p text:style-name="P102"><text:span text:style-name="T3">plectro</text:span> -um | plettro | -e | -um | -um. ⊂ G. pl <text:span text:style-name="T3">ē</text:span>ctron. = arcu de instrumento musicale ad chordas. </text:p>
        </text:list-item>
        <text:list-item>
          <text:p text:style-name="P102">G. pleg plēg <text:span text:style-name="T3">ē</text:span> = || plaga, pl <text:span text:style-name="T3">ē</text:span>ssō = percute. ⊃ apoplectico, hemiplegia, paraplegia. </text:p>
        </text:list-item>
        <text:list-item>
          <text:p text:style-name="P102"><text:span text:style-name="T3">pleiades</text:span> -ădes | -di | pléiades | -des | -den. = constellatione apud Tauro, ex septem stella visibile. G. pleiádes. </text:p>
        </text:list-item>
        <text:list-item>
          <text:p text:style-name="P102"><text:span text:style-name="T3">pleno</text:span> -us | pieno, H. P. pleno | plein | full | voll. ⊂ E. pleno ⊃ A. full, D. voll, R. polno, S. purna. ⊂ E. ple -no. </text:p>
        </text:list-item>
        <text:list-item>
          <text:p text:style-name="P102">—<text:span text:style-name="T3">ario</text:span> | -ario | plénier | -ary | -ar. = toto, completo, integro. </text:p>
        </text:list-item>
        <text:list-item>
          <text:p text:style-name="P102">—<text:span text:style-name="T3">ilunio</text:span> 100 | I. H. -io | | -e | -ium. = phasi de luna pleno. </text:p>
        </text:list-item>
        <text:list-item>
          <text:p text:style-name="P102">—<text:span text:style-name="T3">ipotentiario</text:span> | -ziario | -tiaire | -tiary | -tiar. = misso cum pleno potestate. </text:p>
        </text:list-item>
        <text:list-item>
          <text:p text:style-name="P102">—<text:span text:style-name="T3">itudine</text:span> -udo -udĭn- | pienezza | plénitude | plenitude | <text:span text:style-name="T5">Fülle</text:span>. = to es pleno. </text:p>
        </text:list-item>
        <text:list-item>
          <text:p text:style-name="P102">G. pleo, pléon = plus. ⊂ ple. </text:p>
        </text:list-item>
        <text:list-item>
          <text:p text:style-name="P102"><text:soft-page-break/><text:span text:style-name="T3">pleonasmo</text:span> | -mo | pléonasme | -m | -mus. = superfluitate. ⊂ -mós. ⊂ pleo. </text:p>
        </text:list-item>
        <text:list-item>
          <text:p text:style-name="P102">L. plerumque = plure vice. </text:p>
        </text:list-item>
        <text:list-item>
          <text:p text:style-name="P102"><text:span text:style-name="T3">plethora</text:span> | pletora | pléthore | -ra | -ra. = abundantia. ⊂ G. plēth <text:span text:style-name="T3">ō</text:span>rē ⊂ ple. </text:p>
        </text:list-item>
        <text:list-item>
          <text:p text:style-name="P102">—<text:span text:style-name="T3">ico</text:span> -ĭcus | pletorico | pléthorique | -ric | -risch. </text:p>
        </text:list-item>
        <text:list-item>
          <text:p text:style-name="P102"><text:span text:style-name="T3">pleura</text:span> | -ra | plèvre | -ra | -ra. = membrana que volve pulmones. ⊂ G. pleurá = costa, latere. </text:p>
        </text:list-item>
        <text:list-item>
          <text:p text:style-name="P102"><text:span text:style-name="T3">pleuritide</text:span> ĭ 100 | -sia, -te | -ésie | -sy, -tis | -tis. = inflammatione ad pleura. ⊂ G. pleurítis. </text:p>
        </text:list-item>
        <text:list-item>
          <text:p text:style-name="P102"><text:span text:style-name="T3">pleuritico</text:span> ĭ 100 | -tico | pléurétique | -tic. ⊂ G. -icós. </text:p>
        </text:list-item>
        <text:list-item>
          <text:p text:style-name="P102"><text:span text:style-name="T3">plexo</text:span> -us = quem plecte. ⊃ am—, com—, per—. </text:p>
        </text:list-item>
        <text:list-item>
          <text:p text:style-name="P102"><text:span text:style-name="T3">plexu</text:span> 100 | plesso | -xus | -xus | -xus. = rete (de nervos). ⊂ plecte. </text:p>
        </text:list-item>
        <text:list-item>
          <text:p text:style-name="P102"><text:span text:style-name="T3">plica</text:span> -o | piegare, H. plegar | plier, ployer | plait, ply, <text:span text:style-name="T5">fold</text:span> | flechten, pliieren. = flecte. ⊃ ap—, com—, du—, ex—, im—, re—, sup—, plecte. ⊂ E. ⊃ G. plécō, D. flechten, R. plesti. </text:p>
        </text:list-item>
        <text:list-item>
          <text:p text:style-name="P102"><text:span text:style-name="T3">plica</text:span> -a (Plinio) | piega | pli | <text:span text:style-name="T5">fold</text:span>, plait | <text:span text:style-name="T5">Falte</text:span>, Pli. = ton plica, sinu, flexu, ruga. </text:p>
        </text:list-item>
        <text:list-item>
          <text:p text:style-name="P102"><text:span text:style-name="T3">plintho</text:span> 100 | plinto | plinthe | plinth | Plinthe. = basi de columna, socco. ⊂ G. plínthos. || A. flint = silice, lapide; D. Flinte = focile. </text:p>
        </text:list-item>
        <text:list-item>
          <text:p text:style-name="P102">G. plio, pleíōn = || plus. </text:p>
        </text:list-item>
        <text:list-item>
          <text:p text:style-name="P102"><text:span text:style-name="T3">pliocæne</text:span> | -cene | -cène | -cene | -cæn. ⊂ plio [plus] cæno [recente]. = parte ultimo de periodo tertiario (in geologia). </text:p>
        </text:list-item>
        <text:list-item>
          <text:p text:style-name="P102"><text:span text:style-name="T3">plora</text:span> -o | <text:span text:style-name="T5">piangere</text:span>, -are | pleurer | <text:span text:style-name="T5">to wail</text:span> | <text:span text:style-name="T5">weinen</text:span>. = fle, luge, lacrima, plange. ⊃ deplora, implora. </text:p>
        </text:list-item>
        <text:list-item>
          <text:p text:style-name="P102"><text:span text:style-name="T3">PLUE</text:span> -o | piovere, H. llover, P. chover | pleuvoir | <text:span text:style-name="T5">rain</text:span> | <text:span text:style-name="T5">regnen</text:span>. ⊃ pluvia. || G. pléō = naviga, fluctua; A. flow, D. fliessen = flue; R. plytï = naviga. </text:p>
        </text:list-item>
        <text:list-item>
          <text:p text:style-name="P102"><text:span text:style-name="T3">pluma</text:span> -a | piuma | plume (d’oiseau) | <text:span text:style-name="T5">feather</text:span>, plume | Flaum, Plume. ⊂ E. ⊃ D. Flaum, fliegen = vola. </text:p>
        </text:list-item>
        <text:list-item>
          <text:p text:style-name="P102"><text:span text:style-name="T3">plumbagine</text:span> ĭ 100 | piombaggine | plombagine | -go | -go. = graphite. ⊂ plumbo. </text:p>
        </text:list-item>
        <text:list-item>
          <text:p text:style-name="P102"><text:span text:style-name="T3">plumbo</text:span> -um | piombo | plomb | <text:span text:style-name="T5">lead</text:span>, plumb | <text:span text:style-name="T5">Blei</text:span>, -um, Plombe. = metallo, in chemia « Pb ». </text:p>
        </text:list-item>
        <text:list-item>
          <text:p text:style-name="P102"><text:span text:style-name="T3">plumoso</text:span> -us | piumoso | -eux | -ous | -ös. = cum plumas. </text:p>
        </text:list-item>
        <text:list-item>
          <text:p text:style-name="P102"><text:span text:style-name="T3">plurale</text:span> 100 | -ale | -iel, -al | -al | -al. = (forma grammaticale) que indica plure. </text:p>
        </text:list-item>
        <text:list-item>
          <text:p text:style-name="P102">—<text:span text:style-name="T3">itate</text:span> | -ità | -ité | -ity | -ität. = multiplicitate, copia, numero. </text:p>
        </text:list-item>
        <text:list-item>
          <text:p text:style-name="P102">—<text:span text:style-name="T3">iza</text:span> | -izzare | -iser | -ize. </text:p>
        </text:list-item>
        <text:list-item>
          <text:p text:style-name="P102"><text:span text:style-name="T3">plure</text:span> plus | più, <text:span text:style-name="T5">parecchi</text:span> | plusieurs | <text:span text:style-name="T5">several</text:span> | <text:span text:style-name="T5">mehrere</text:span>. Ablativo « plure » es in Plauto, et non classico. Plurale « plures » es classico. ⊃ plurale. ⊂ ple. </text:p>
        </text:list-item>
        <text:list-item>
          <text:p text:style-name="P102"><text:span text:style-name="T3">plures</text:span> -es, <text:span text:style-name="T5">plurale de</text:span> plure. </text:p>
        </text:list-item>
        <text:list-item>
          <text:p text:style-name="P102"><text:span text:style-name="T3">plurimo</text:span> -ĭmus = maximo numero, multo plus. </text:p>
        </text:list-item>
        <text:list-item>
          <text:p text:style-name="P102"><text:span text:style-name="T3">PLUS</text:span> plus | più | plus | <text:span text:style-name="T5">more</text:span>, plus | <text:span text:style-name="T5">mehr</text:span>, plus. ⊃ plure. ⊂ E. ple ⊃ G. poly, D. viel. </text:p>
        </text:list-item>
        <text:list-item>
          <text:p text:style-name="P102"><text:span text:style-name="T3">Pluto</text:span> -us | -o | -us, Plotos | -us | -us. = deo de divitias, filio de <text:soft-page-break/>Cerere. ⊂ G. Ploûtos. </text:p>
        </text:list-item>
        <text:list-item>
          <text:p text:style-name="P102"><text:span text:style-name="T3">plutocratia</text:span> | -zia | ploutocratie | -cy | -tie. = imperio de divites [pluto]. </text:p>
        </text:list-item>
        <text:list-item>
          <text:p text:style-name="P102"><text:span text:style-name="T3">Plutone</text:span> Pluto | -one | -on | -o. ⊂ G. Ploûtōn. = deo de infero, fratre de Jove et de Neptuno. </text:p>
        </text:list-item>
        <text:list-item>
          <text:p text:style-name="P102"><text:span text:style-name="T3">pluvia</text:span> -a | pioggia, H. lluvia, P. chuva | pluie | <text:span text:style-name="T5">rain</text:span> | <text:span text:style-name="T5">Regen</text:span>. ⊂ plue. </text:p>
        </text:list-item>
        <text:list-item>
          <text:p text:style-name="P102">—<text:span text:style-name="T3">iale</text:span> -is | -iale | -ial | -ial | -ial. </text:p>
        </text:list-item>
        <text:list-item>
          <text:p text:style-name="P102">—<text:span text:style-name="T3">iometro</text:span> ĕ N | -metro | -mètre | -meter | -meter. = instrumento que meti quantitate de pluvia. </text:p>
        </text:list-item>
        <text:list-item>
          <text:p text:style-name="P102">—<text:span text:style-name="T3">ioso</text:span> 100 | piovoso | -ieux | -ious | -iös. </text:p>
        </text:list-item>
        <text:list-item>
          <text:p text:style-name="P102">G. pneu pnéō = fla. ⊃ pneuma, dispnœa, pneumonite. </text:p>
        </text:list-item>
        <text:list-item>
          <text:p text:style-name="P102">G. pneuma(te) pneúma = vento, aere. ⊂ pneu. </text:p>
        </text:list-item>
        <text:list-item>
          <text:p text:style-name="P102"><text:span text:style-name="T3">pneumatico</text:span> ĭ 100 | -tico | -tique | -tic | -tisch. = de aere [pneuma]. ⊂ G. -icós. </text:p>
        </text:list-item>
        <text:list-item>
          <text:p text:style-name="P102">G. pneumon pneúmōn, pleúmōn. = || pulmone. ⊂ pneu. </text:p>
        </text:list-item>
        <text:list-item>
          <text:p text:style-name="P102"><text:span text:style-name="T3">pneumonia</text:span> | -ia, polmonite | -ie | -ia, -itis | -ia, -itis. = inflammatione ad pulmone. </text:p>
        </text:list-item>
        <text:list-item>
          <text:p text:style-name="P102">E. <text:span text:style-name="T3">po</text:span> = bibe. ⊃ L. pota, poculo, potione, G. p <text:span text:style-name="T3">ō</text:span>nō, pínō, (sym)po(sio), propina; R. pitï = bibe, S. pā. </text:p>
        </text:list-item>
        <text:list-item>
          <text:p text:style-name="P102"><text:span text:style-name="T3">poculo</text:span> -ŭlum = vase pro bibe. ⊂ po. </text:p>
        </text:list-item>
        <text:list-item>
          <text:p text:style-name="P102">G. pod poûs = || pede. ⊃ antipode, gasteropode, podagra. </text:p>
        </text:list-item>
        <text:list-item>
          <text:p text:style-name="P102"><text:span text:style-name="T3">podagra</text:span> -a | -ra | -re, <text:span text:style-name="T5">goutte</text:span> | -ra | -ra. ⊂ G. podágra. = dolore [agra] ad pede [pod]. </text:p>
        </text:list-item>
        <text:list-item>
          <text:p text:style-name="P102">G. poe poiéō = fac, compone, crea. ⊃ epopœia, melopœia, onomatopœia, pharmacopœia, prosopopœia, poema, poesi, poeta. </text:p>
        </text:list-item>
        <text:list-item>
          <text:p text:style-name="P102"><text:span text:style-name="T3">poema</text:span>(te) -ma | poema | poème | poem | Poëm. ⊂ G. poíēma. = compositione. ⊂ poe [fac]. </text:p>
        </text:list-item>
        <text:list-item>
          <text:p text:style-name="P102"><text:span text:style-name="T3">pœna</text:span> -a | pena | peine | pain | <text:span text:style-name="T5">Strafe</text:span>, Pön. ⊂ (aut || ?) G. poin <text:span text:style-name="T3">ē</text:span>. = multa. || puni. </text:p>
        </text:list-item>
        <text:list-item>
          <text:p text:style-name="P102">—<text:span text:style-name="T3">ale</text:span> 100 | penale | penal | penal | -al. </text:p>
        </text:list-item>
        <text:list-item>
          <text:p text:style-name="P102">——<text:span text:style-name="T3">itate</text:span> | penalità | pénalité | penality. = multa, pœna, damno. </text:p>
        </text:list-item>
        <text:list-item>
          <text:p text:style-name="P102">pœnite, <text:span text:style-name="T5">inexacto pro</text:span> pænite. </text:p>
        </text:list-item>
        <text:list-item>
          <text:p text:style-name="P102"><text:span text:style-name="T3">poesi</text:span> -is | poesia | poèsie | poesy | Poesie. ⊂ G. poíēsis. ⊂ poe -si. = compositione, poema. </text:p>
        </text:list-item>
        <text:list-item>
          <text:p text:style-name="P102"><text:span text:style-name="T3">poeta</text:span> | poeta | poète | poet | Poet. ⊂ G. poiēt <text:span text:style-name="T3">ē</text:span>s ⊂ poe -ta. </text:p>
        </text:list-item>
        <text:list-item>
          <text:p text:style-name="P102">—<text:span text:style-name="T3">ico</text:span> -ĭcus | -ico | poétique | -ic | -isch. ⊂ G. poiēticós. </text:p>
        </text:list-item>
        <text:list-item>
          <text:p text:style-name="P102">—<text:span text:style-name="T3">iza</text:span> | -izzare | poétiser | -ize | -isieren. </text:p>
        </text:list-item>
        <text:list-item>
          <text:p text:style-name="P102"><text:span text:style-name="T3">polare</text:span> | -are | -aire | -ar | -ar. = de polo. </text:p>
        </text:list-item>
        <text:list-item>
          <text:p text:style-name="P102">—<text:span text:style-name="T3">itate</text:span> | -ità | -ité | -ity | -ität. = to habe polos (magnetico, electrico, luminoso). </text:p>
        </text:list-item>
        <text:list-item>
          <text:p text:style-name="P102">—<text:span text:style-name="T3">iza</text:span> | -izzare | -iser | -ize | -isieren. = da polaritate. </text:p>
        </text:list-item>
        <text:list-item>
          <text:p text:style-name="P102">G. pole pōléō = vende, merca. ⊃ monopolio. </text:p>
        </text:list-item>
        <text:list-item>
          <text:p text:style-name="P102"><text:span text:style-name="T3">polem-,</text:span> G. pólemos = pugna, bello || L. pul(sa). </text:p>
        </text:list-item>
        <text:list-item>
          <text:p text:style-name="P102">—<text:span text:style-name="T3">ica</text:span> -ĭca | -ica | polémique | -ics | -ik. = pugna (per scripto). ⊂ G. polemic <text:span text:style-name="T3">ē</text:span>. </text:p>
        </text:list-item>
        <text:list-item>
          <text:p text:style-name="P102">—<text:span text:style-name="T3">ico</text:span> -ĭcus | -ico | polémique | -ic | -isch. = de pugna. ⊂ G. -icós. </text:p>
        </text:list-item>
        <text:list-item>
          <text:p text:style-name="P102">—<text:span text:style-name="T3">ista</text:span> | -ista | polémiste | -ist. </text:p>
        </text:list-item>
        <text:list-item>
          <text:p text:style-name="P102"><text:soft-page-break/><text:span text:style-name="T3">polenta</text:span> 100 | -enta | -enta | -enta | -enta. = cibo ex farina et aqua cocto. || polline, pulte. </text:p>
        </text:list-item>
        <text:list-item>
          <text:p text:style-name="P102"><text:span text:style-name="T3">poli</text:span> -io | pulire | -ir | -ish | <text:span text:style-name="T5">feilen</text:span>, -ieren. = orna, leviga, purga. ⊃ polito, interpolare. </text:p>
        </text:list-item>
        <text:list-item>
          <text:p text:style-name="P102"><text:span text:style-name="T3">polita-,</text:span> G. polítēs = civi. ⊃ cosmopolita. ⊂ poli, pólis = urbe. </text:p>
        </text:list-item>
        <text:list-item>
          <text:p text:style-name="P102">—<text:span text:style-name="T3">ia</text:span> -īa | -zia | -ce | -ce | -zei. ⊂ G. politeía = regimine de civitate. </text:p>
        </text:list-item>
        <text:list-item>
          <text:p text:style-name="P102">—<text:span text:style-name="T3">ica</text:span> -ĭca | -ica | la politique | -ics | -ik. ⊂ G. politic <text:span text:style-name="T3">ē</text:span>. </text:p>
        </text:list-item>
        <text:list-item>
          <text:p text:style-name="P102">—<text:span text:style-name="T3">ico</text:span> -ĭcus | -ico | -ique, -icien | -ic, -ician | -isch. ⊂ G. -icós. </text:p>
        </text:list-item>
        <text:list-item>
          <text:p text:style-name="P102"><text:span text:style-name="T3">polito</text:span> -ītus | polito | -i | -ite | -it, -iert. = quem poli. </text:p>
        </text:list-item>
        <text:list-item>
          <text:p text:style-name="P102">—<text:span text:style-name="T3">ura</text:span> 100 | pulitura | polissure | | -tur. </text:p>
        </text:list-item>
        <text:list-item>
          <text:p text:style-name="P102"><text:span text:style-name="T3">polle</text:span> -eo = pote, vale. ⊃ æquipollente, pollice. </text:p>
        </text:list-item>
        <text:list-item>
          <text:p text:style-name="P102"><text:span text:style-name="T3">pollice</text:span> -lex -lĭc- | -ice | pouce | <text:span text:style-name="T5">thumb</text:span> | <text:span text:style-name="T5">Daumen</text:span>. = digito de manu que magis polle. ⊂ polle. </text:p>
        </text:list-item>
        <text:list-item>
          <text:p text:style-name="P102"><text:span text:style-name="T3">pollice</text:span> -ĭceor = promitte, exhibe, offer. ⊂ lice. </text:p>
        </text:list-item>
        <text:list-item>
          <text:p text:style-name="P102">—<text:span text:style-name="T3">itatione</text:span> -tio | | -tion | -tion | -tion. </text:p>
        </text:list-item>
        <text:list-item>
          <text:p text:style-name="P102"><text:span text:style-name="T3">polline</text:span> pollen -lĭn- = flore de farina. || polenta, pulvere; G. pálē = farina. </text:p>
        </text:list-item>
        <text:list-item>
          <text:p text:style-name="P102">— N | -ine | -en | -en | -en. = pulvere in organo masculino de flores. </text:p>
        </text:list-item>
        <text:list-item>
          <text:p text:style-name="P102">—<text:span text:style-name="T3">ifero</text:span> -ĕrus | -ifero | -ifère | -iferous. </text:p>
        </text:list-item>
        <text:list-item>
          <text:p text:style-name="P102"><text:span text:style-name="T3">pollue</text:span> -ŭo | | polluer | pollute. = inquina, spurca, contamina. ⊂ por- lue. </text:p>
        </text:list-item>
        <text:list-item>
          <text:p text:style-name="P102">—<text:span text:style-name="T3">utione</text:span> 400 | -uzione | -ution | -ution | -ution. </text:p>
        </text:list-item>
        <text:list-item>
          <text:p text:style-name="P102"><text:span text:style-name="T3">polo</text:span> -us | I. H. P. polo | pôle | pole | Pol. = extremo de axi de rota. ⊃ polare. ⊂ G. pólos. || L. colu, R. koleso = rota, R. koljaska = vectura, I. calesse. </text:p>
        </text:list-item>
        <text:list-item>
          <text:p text:style-name="P102"><text:span text:style-name="T3">poly-,</text:span> G. polús = multo, plure. ⊂ ple. </text:p>
        </text:list-item>
        <text:list-item>
          <text:p text:style-name="P102">—<text:span text:style-name="T3">yandria</text:span> | -iandria | -ie | -y | -ie. = planta cum plure stamine; femina cum plure marito [andro]. ⊂ G. poluandría. </text:p>
        </text:list-item>
        <text:list-item>
          <text:p text:style-name="P102">—<text:span text:style-name="T3">yedro</text:span> | -iedro | -yèdre | -yhedron | -yeder. = solido cum plure facie [hedra]. </text:p>
        </text:list-item>
        <text:list-item>
          <text:p text:style-name="P102">—<text:span text:style-name="T3">gamia</text:span> | -igamia | -ie | -y | -ie. = plure nuptia [gamo]. ⊂ G. polugamía. </text:p>
        </text:list-item>
        <text:list-item>
          <text:p text:style-name="P102">—<text:span text:style-name="T3">glotta</text:span> | -iglotta | -otte | -ot | -otte. ⊂ G. polúglōssos. = que nosce plure lingua [glotta]. </text:p>
        </text:list-item>
        <text:list-item>
          <text:p text:style-name="P102">—<text:span text:style-name="T3">gono</text:span> -gōnus (Vitruvio) | -igono | -one | -on | -on. ⊂ polúgōnon. = superficie cum plure angulo [gonia]. </text:p>
        </text:list-item>
        <text:list-item>
          <text:p text:style-name="P102">—<text:span text:style-name="T3">graphia</text:span> | poligrafia | -phie | -phy | -phie. ⊂ G. polugraphía. = scriptura [graph] de plure re. </text:p>
        </text:list-item>
        <text:list-item>
          <text:p text:style-name="P102">—<text:span text:style-name="T3">grapho</text:span> ă | poligrafo | -aphe | -aph | -aph. = machina que reproduc plure exemplare de scripto. ⊂ G. polúgraphos = qui scribe multo. </text:p>
        </text:list-item>
        <text:list-item>
          <text:p text:style-name="P102">—<text:span text:style-name="T3">morpho</text:span> | -imorfo | -phe | -phous | -phisch. ⊂ G. polúmorphos. = cum plure forma [morphe]. </text:p>
        </text:list-item>
        <text:list-item>
          <text:p text:style-name="P102">——<text:span text:style-name="T3">ismo</text:span> | polimorfismo | -isme | -ism. ⊂ G. -ía. </text:p>
        </text:list-item>
        <text:list-item>
          <text:p text:style-name="P102">—<text:span text:style-name="T3">nomio</text:span> | -inomio | -ôme | -omial | -om. = summa de plure termino algebrico. ⊂ poly (o)nom(a) -io. </text:p>
        </text:list-item>
        <text:list-item>
          <text:p text:style-name="P102">—<text:span text:style-name="T3">petalo</text:span> ă | -ipetalo | -ypétale | -lous | -lisch. </text:p>
        </text:list-item>
        <text:list-item>
          <text:p text:style-name="P102">—<text:span text:style-name="T3">po</text:span> ĭ 100 | -ipo, polpo | -ype, pieuvre | -yp, -ypus | -yp. = animale <text:soft-page-break/>cum plure pede [pod]; tumore canceroso. ⊂ G. polúpous. </text:p>
        </text:list-item>
        <text:list-item>
          <text:p text:style-name="P102">—<text:span text:style-name="T3">syllabo</text:span> ă | polisillabo | -abe | -able | -abon. = vocabulo cum plure syllaba. ⊂ G. polusúllabos. </text:p>
        </text:list-item>
        <text:list-item>
          <text:p text:style-name="P102">—<text:span text:style-name="T3">technico</text:span> -ĭcus | politecnico | -ique | -ic | -isch, -um. = schola de plure arte [techne]. </text:p>
        </text:list-item>
        <text:list-item>
          <text:p text:style-name="P102">—<text:span text:style-name="T3">theismo</text:span> | politeismo | -éisme | -ism | -ismus. </text:p>
        </text:list-item>
        <text:list-item>
          <text:p text:style-name="P102">—<text:span text:style-name="T3">theista</text:span> | politeista | -éiste | -ist | -ist. = qui adora plure deo [theo]. ⊂ G. polútheos. </text:p>
        </text:list-item>
        <text:list-item>
          <text:p text:style-name="P102">pomeridiano -us, v. postmeridiano. </text:p>
        </text:list-item>
        <text:list-item>
          <text:p text:style-name="P102"><text:span text:style-name="T3">pomo</text:span> -us = arbore fructifero. </text:p>
        </text:list-item>
        <text:list-item>
          <text:p text:style-name="P102">— -um | pomo | | pome. = fructu (piro, mālo, ceraso, fico). ⊃ F. pomme = mālo. </text:p>
        </text:list-item>
        <text:list-item>
          <text:p text:style-name="P102">—<text:span text:style-name="T3">logia</text:span> | -ia | -ie | -y | -ie. </text:p>
        </text:list-item>
        <text:list-item>
          <text:p text:style-name="P102"><text:span text:style-name="T3">pompa</text:span> -a | -mpa | -mpe | -mp | -mp. = fasto, splendore, magnificentia. ⊂ G. pomp <text:span text:style-name="T3">ē</text:span> = comitatu, spectaculo triumphale. </text:p>
        </text:list-item>
        <text:list-item>
          <text:p text:style-name="P102">—<text:span text:style-name="T3">oso</text:span> | -oso | -eux | -ous | -ös. </text:p>
        </text:list-item>
        <text:list-item>
          <text:p text:style-name="P102"><text:span text:style-name="T3">pondera</text:span> -ĕro = determina pondere. ⊃ pre—. </text:p>
        </text:list-item>
        <text:list-item>
          <text:p text:style-name="P102">— -ĕro | -are | -érer | ponder | -ieren. = examina, considera. </text:p>
        </text:list-item>
        <text:list-item>
          <text:p text:style-name="P102">—<text:span text:style-name="T3">bile</text:span> -ĭlis | -bile | -ble | -ble | -bel. </text:p>
        </text:list-item>
        <text:list-item>
          <text:p text:style-name="P102">—<text:span text:style-name="T3">tione</text:span> 100 | -zione | -tion | -tion | -tion. </text:p>
        </text:list-item>
        <text:list-item>
          <text:p text:style-name="P102"><text:span text:style-name="T3">pondere</text:span> pondus pondĕr- | peso, pondo | poids | <text:span text:style-name="T5">weight</text:span> | <text:span text:style-name="T5">Gewicht</text:span>. ⊃ pondera. A pound = 453 gr., 25 fr.; D. Pfund = libra. ⊂ pende -re. </text:p>
        </text:list-item>
        <text:list-item>
          <text:p text:style-name="P102">—<text:span text:style-name="T3">oso</text:span> -us | -oso | pondéreux | -ous | -ös. = grave, oneroso. </text:p>
        </text:list-item>
        <text:list-item>
          <text:p text:style-name="P102"><text:span text:style-name="T3">PONE</text:span> -o | porre, H. poner, P. pôr | poser | <text:span text:style-name="T5">put</text:span>, pose | <text:span text:style-name="T5">stellen</text:span>. = colloca. ⊃ ap—, com—, contra—, de—, dis—, ex—, im—, op—, post—, præ—, pro—, re—, sup—, trans—, posito . ⊃ F. pondre = pone ovo. </text:p>
        </text:list-item>
        <text:list-item>
          <text:p text:style-name="P102">L. pone = post. </text:p>
        </text:list-item>
        <text:list-item>
          <text:p text:style-name="P102"><text:span text:style-name="T3">ponte</text:span> pons | ponte, H. puente | pont | <text:span text:style-name="T5">bridge</text:span> (pontlevis) | <text:span text:style-name="T5">Brücke</text:span>. = via trans fluvio. ||? G. póntos = mari; R. pontï = via; S. panthās = via. </text:p>
        </text:list-item>
        <text:list-item>
          <text:p text:style-name="P102"><text:span text:style-name="T3">pontifice</text:span> -fex -fĭc- | -efice | -ife | -iff. = summo sacerdote romano. ⊂ pont(e) -i- fac = constructione de pontes, architecto, astronomo, sacerdote. </text:p>
        </text:list-item>
        <text:list-item>
          <text:p text:style-name="P102">—<text:span text:style-name="T3">ale</text:span> -alis | -ale | -al | -al | -al. </text:p>
        </text:list-item>
        <text:list-item>
          <text:p text:style-name="P102"><text:span text:style-name="T3">pontone</text:span> ponto | -one | -on | -oon | -on. = nave lato pro transi flumen. ⊂ ponte. </text:p>
        </text:list-item>
        <text:list-item>
          <text:p text:style-name="P102">popula -ŭlor = destrue populatione, devasta, spolia, depopula. </text:p>
        </text:list-item>
        <text:list-item>
          <text:p text:style-name="P102">— M | popolare | peupler | -ate | -ieren. = pone populo, incole. </text:p>
        </text:list-item>
        <text:list-item>
          <text:p text:style-name="P102"><text:span text:style-name="T3">populo</text:span> -ŭlus | pioppo, H. pobo, P. choupo | peuplier | poplar | Pappel. = Bot. « populus (alba, nigra) ». </text:p>
        </text:list-item>
        <text:list-item>
          <text:p text:style-name="P102"><text:span text:style-name="T3">populo</text:span> -ŭlus | popolo, H. pueblo, P. povo | peuple | people | Pöbel. ⊂ ple. </text:p>
        </text:list-item>
        <text:list-item>
          <text:p text:style-name="P102">—<text:span text:style-name="T3">are</text:span> -is | popolare | -aire | -ar | -är. = plebeio, democratico, commune, vulgare. </text:p>
        </text:list-item>
        <text:list-item>
          <text:p text:style-name="P102">——<text:span text:style-name="T3">itate</text:span> 300 | popolarità | -ité | -ity | -ität. = divulgatione, æstimatione. </text:p>
        </text:list-item>
        <text:list-item>
          <text:p text:style-name="P102"><text:soft-page-break/>——<text:span text:style-name="T3">iza</text:span> | popolarizzare | -iser | -ize | -isieren. = vulgariza, fac de dominio publico. </text:p>
        </text:list-item>
        <text:list-item>
          <text:p text:style-name="P102">—<text:span text:style-name="T3">oso</text:span> 200 | popoloso | -eux | -ous | -ös. = numeroso, multo habitato. </text:p>
        </text:list-item>
        <text:list-item>
          <text:p text:style-name="P102">E. <text:span text:style-name="T3">por</text:span> = i trans. ⊃ L. porta [fores], porta [fer], portu; G. poro; A. fare, ferry [i trans]; D. fahren [transporta], führen [conduc]; R. praviti [conduc], S. par. </text:p>
        </text:list-item>
        <text:list-item>
          <text:p text:style-name="P102">por- ⊃ porrige, posside, pollue. = pro. </text:p>
        </text:list-item>
        <text:list-item>
          <text:p text:style-name="P102"><text:span text:style-name="T3">porca</text:span> -a = porco femina. </text:p>
        </text:list-item>
        <text:list-item>
          <text:p text:style-name="P102"><text:span text:style-name="T3">porca</text:span> 100 | porca, <text:span text:style-name="T5">ajuola</text:span> | <text:span text:style-name="T5">sillon</text:span> | furrow | Furche. ⊂ E. ⊃ A. D. </text:p>
        </text:list-item>
        <text:list-item>
          <text:p text:style-name="P102"><text:span text:style-name="T3">porco</text:span> -us | I. P. porco, H. puerco | porc | <text:span text:style-name="T5">hog</text:span>, pork, farrow | Ferkel. = sue, suino, Zool. « sus scrofa ». ⊂ E. ⊃ A. farrow, D. Ferkel, G. pórcos, R. poros(enok). </text:p>
        </text:list-item>
        <text:list-item>
          <text:p text:style-name="P102">—<text:span text:style-name="T3">ino</text:span> -īnus | -ino | -in | -ine | -in. </text:p>
        </text:list-item>
        <text:list-item>
          <text:p text:style-name="P102"><text:span text:style-name="T3">porisma</text:span>(te) | -ma | -me | -m | -ma. = propositione corollario de demonstratione. ⊂ G. pórisma ⊂ poro [transitu]. </text:p>
        </text:list-item>
        <text:list-item>
          <text:p text:style-name="P102"><text:span text:style-name="T3">pornographia</text:span> | -fia | -phie | -phy | -phie. ⊂ G. pórnē [meretrice]. ⊂ peráō [vende]. </text:p>
        </text:list-item>
        <text:list-item>
          <text:p text:style-name="P102"><text:span text:style-name="T3">poro</text:span> 100 | poro | pore | pore | Pore. = transitu, vado, meatu, via, canale. ⊃ emporio, porisma. ⊂ G. póros. ⊂ E. por. </text:p>
        </text:list-item>
        <text:list-item>
          <text:p text:style-name="P102">—<text:span text:style-name="T3">oso</text:span> | -oso | -eux | -ous | -ös. </text:p>
        </text:list-item>
        <text:list-item>
          <text:p text:style-name="P102">——<text:span text:style-name="T3">itate</text:span> | -ità | -ité | -ity | -ität. </text:p>
        </text:list-item>
        <text:list-item>
          <text:p text:style-name="P102"><text:span text:style-name="T3">porphyrite</text:span> -es (Plinio) | porfido | -re | -ry | -ritis. = marmore cum colore de purpura [porphyra]. ⊂ G. porphurítēs. </text:p>
        </text:list-item>
        <text:list-item>
          <text:p text:style-name="P102"><text:span text:style-name="T3">porrige</text:span> -ĭgo | porgere, sporgere | <text:span text:style-name="T5">tendre</text:span> | <text:span text:style-name="T5">stretch out</text:span>, porrect | <text:span text:style-name="T5">austrecken</text:span>, -igieren. = trade, præbe, da, offer. ⊂ por- rege. </text:p>
        </text:list-item>
        <text:list-item>
          <text:p text:style-name="P102"><text:span text:style-name="T3">porro</text:span> -us | I. P. porro, H. puerro | poireau | <text:span text:style-name="T5">leek</text:span> | <text:span text:style-name="T5">Lauch</text:span>, Porree. = Bot. « allium porrum ». </text:p>
        </text:list-item>
        <text:list-item>
          <text:p text:style-name="P102"><text:span text:style-name="T3">porro</text:span> -o = ad ante, ultra. ⊂ E. ⊃? A. far, D. fern = longe. </text:p>
        </text:list-item>
        <text:list-item>
          <text:p text:style-name="P102"><text:span text:style-name="T3">porta</text:span> -a | I. P. porta, H. puerta | porte | <text:span text:style-name="T5">door</text:span>, <text:span text:style-name="T5">gate</text:span>, port(al) | Pforte. = fores, transitu. || G. poro, ⊂ E. por. </text:p>
        </text:list-item>
        <text:list-item>
          <text:p text:style-name="P102"><text:span text:style-name="T3">porta</text:span> -o | -are | -er | <text:span text:style-name="T5">to carry</text:span> | <text:span text:style-name="T5">tragen</text:span>. = fer. ⊃ ap—, com—, de—, ex—, im—, re—, sup—, trans—. ⊂ E. por ⊃ A. fare, D. fahren = transporta. </text:p>
        </text:list-item>
        <text:list-item>
          <text:p text:style-name="P102">—<text:span text:style-name="T3">bile</text:span> -ĭlis | -bile | -ble | -ble | -bel. </text:p>
        </text:list-item>
        <text:list-item>
          <text:p text:style-name="P102"><text:span text:style-name="T3">portario</text:span> 400 | -iere | -ier, <text:span text:style-name="T5">concierge</text:span> | -er | -ier. = custode de porta, ostiario. </text:p>
        </text:list-item>
        <text:list-item>
          <text:p text:style-name="P102"><text:span text:style-name="T3">portico</text:span> -ĭcus | -ico | -ique | -ico | -icus. ⊂ porta. </text:p>
        </text:list-item>
        <text:list-item>
          <text:p text:style-name="P102"><text:span text:style-name="T3">portione</text:span> 100 | -zione | -tion | -tion | -tion. = parte. ⊃ proportione. </text:p>
        </text:list-item>
        <text:list-item>
          <text:p text:style-name="P102"><text:span text:style-name="T3">portu</text:span> -us | I. P. porto, H. puerto | port | port | Port. = transitu inter terra et mari. ⊂ E. portu ⊂ E. por ⊃ A. ford, D. Furt = vado. </text:p>
        </text:list-item>
        <text:list-item>
          <text:p text:style-name="P102"><text:span text:style-name="T3">posce</text:span> -o = postula, pete. || preca, procace, D. forschen = quære, investiga. </text:p>
        </text:list-item>
        <text:list-item>
          <text:p text:style-name="P102"><text:span text:style-name="T3">posito</text:span> -ĭtus | posto. = quem pone. </text:p>
        </text:list-item>
        <text:list-item>
          <text:p text:style-name="P102">—<text:span text:style-name="T3">ione</text:span> | -izione | -ion | -ion | -ion. ⊃ com—, de—, dis—, ex—, im—, inter—, op—, præ—, pro—, super—, trans—. </text:p>
        </text:list-item>
        <text:list-item>
          <text:p text:style-name="P102">—<text:span text:style-name="T3">ivo</text:span> 200 | -ivo | -if | -ive | -iv. = reale, naturale. </text:p>
        </text:list-item>
        <text:list-item>
          <text:p text:style-name="P102">——<text:span text:style-name="T3">ismo</text:span> | -ismo | -isme | -ism | -ismus. </text:p>
        </text:list-item>
        <text:list-item>
          <text:p text:style-name="P102"><text:soft-page-break/>G. poso pósos = || L. quanto, quot. </text:p>
        </text:list-item>
        <text:list-item>
          <text:p text:style-name="P102"><text:span text:style-name="T3">posologia</text:span> | -gia | -gie | -gy. = scientia de dosi [poso]. </text:p>
        </text:list-item>
        <text:list-item>
          <text:p text:style-name="P102"><text:span text:style-name="T3">possesso</text:span> -us = quem posside. </text:p>
        </text:list-item>
        <text:list-item>
          <text:p text:style-name="P102">—<text:span text:style-name="T3">ione</text:span> -sio | -sione, -so | -sion | -sion | -sion, Possess. </text:p>
        </text:list-item>
        <text:list-item>
          <text:p text:style-name="P102">—<text:span text:style-name="T3">ivo</text:span> 100 | -ivo | -if | -ive | -iv. </text:p>
        </text:list-item>
        <text:list-item>
          <text:p text:style-name="P102">—<text:span text:style-name="T3">ore</text:span> -or | -ore | -eur | -or | -or. </text:p>
        </text:list-item>
        <text:list-item>
          <text:p text:style-name="P102"><text:span text:style-name="T3">possibile</text:span> ĭ 100 | -bile | -ble | -ble | -bel. = que pote es. </text:p>
        </text:list-item>
        <text:list-item>
          <text:p text:style-name="P102">—<text:span text:style-name="T3">itate</text:span> 400 | -ità | -ité | -ity | -ität. = facultate. </text:p>
        </text:list-item>
        <text:list-item>
          <text:p text:style-name="P102"><text:span text:style-name="T3">posside</text:span> -ĭdeo | -edere | -éder | -ess | -idieren. = habe, tene in dominio, habe in potestate. ⊃ possesso. ⊂ por sede. </text:p>
        </text:list-item>
        <text:list-item>
          <text:p text:style-name="P102"><text:span text:style-name="T3">POST</text:span> post | <text:span text:style-name="T5">dopo</text:span>, poi, H. pues, P. pos | <text:span text:style-name="T5">après</text:span>, puis | <text:span text:style-name="T5">after</text:span> | <text:span text:style-name="T5">hinten</text:span>. = retro, sequente, anti præ. ⊃ postscripto, postero, postumo. ⊂ E. ⊃ R. po, pos-. </text:p>
        </text:list-item>
        <text:list-item>
          <text:p text:style-name="P102"><text:span text:style-name="T3">posta</text:span> M | I. H. P. posta | poste | post | Post | R. poc’ta. = officio que transporta epistolas. ⊂ posita = statione. </text:p>
        </text:list-item>
        <text:list-item>
          <text:p text:style-name="P102">—<text:span text:style-name="T3">ale</text:span> | -ale | -al | -al | -alisch. </text:p>
        </text:list-item>
        <text:list-item>
          <text:p text:style-name="P102"><text:span text:style-name="T3">poste</text:span> -is | <text:span text:style-name="T5">stipite</text:span>, H. poste | poteau | post | Pfosten. = latere de ostio, columna, palo. || D. fest = firmo. </text:p>
        </text:list-item>
        <text:list-item>
          <text:p text:style-name="P102"><text:span text:style-name="T3">postea</text:span> -ea | poscia. = post. </text:p>
        </text:list-item>
        <text:list-item>
          <text:p text:style-name="P102"><text:span text:style-name="T3">postero</text:span> -ĕrus | postero. = posteriore, sequente, nepotes, que es post. </text:p>
        </text:list-item>
        <text:list-item>
          <text:p text:style-name="P102">—<text:span text:style-name="T3">iore</text:span> -ior | -iore | -érieur | -ior | -ior. ⊂ poster(o) -iore. </text:p>
        </text:list-item>
        <text:list-item>
          <text:p text:style-name="P102">—<text:span text:style-name="T3">itate</text:span> -tas | -ità | -érité | -ity | -ität. = posteros, gente futuro. </text:p>
        </text:list-item>
        <text:list-item>
          <text:p text:style-name="P102"><text:span text:style-name="T3">postilla</text:span> N | -illa | (a)postille | -il | -ille. = parvo nota. ⊂ post illa [illo re]. </text:p>
        </text:list-item>
        <text:list-item>
          <text:p text:style-name="P102"><text:span text:style-name="T3">postmeridiano</text:span> -us | pomeridiano | | postmeridian. = tempore post meridie, vespere. </text:p>
        </text:list-item>
        <text:list-item>
          <text:p text:style-name="P102">L. postquam = post quam. </text:p>
        </text:list-item>
        <text:list-item>
          <text:p text:style-name="P102"><text:span text:style-name="T3">postpone</text:span> -ōno | posporre | -ser | -ne | -nieren. = pone post. </text:p>
        </text:list-item>
        <text:list-item>
          <text:p text:style-name="P102"><text:span text:style-name="T3">postscripto</text:span> | poscritto | -iptum | -ipt | -ipt. = scripto addito. </text:p>
        </text:list-item>
        <text:list-item>
          <text:p text:style-name="P102"><text:span text:style-name="T3">postula</text:span> -ŭlo | -are, <text:span text:style-name="T5">chiedere</text:span> | -er | -ate | -ieren. = posce, demanda, preca, quere, roga, supplica. </text:p>
        </text:list-item>
        <text:list-item>
          <text:p text:style-name="P102">—<text:span text:style-name="T3">ante</text:span> | -ante | -ant | -ant | -ant. </text:p>
        </text:list-item>
        <text:list-item>
          <text:p text:style-name="P102">—<text:span text:style-name="T3">ato</text:span> -um | -ato | -at | -ate | -at. </text:p>
        </text:list-item>
        <text:list-item>
          <text:p text:style-name="P102"><text:span text:style-name="T3">postumo</text:span> -ŭmus | -tumo | -t(h)ume | -thumous | -thum, -tumus. = nato post morte de patre, facto post. ⊂ post -umo ( <text:span text:style-name="T5">non</text:span> posthumo ⊂ post humo). </text:p>
        </text:list-item>
        <text:list-item>
          <text:p text:style-name="P102"><text:span text:style-name="T3">pota</text:span> -o = bibe. ⊃ potabile, potione. ⊂ po -ta. </text:p>
        </text:list-item>
        <text:list-item>
          <text:p text:style-name="P102">—<text:span text:style-name="T3">bile</text:span> ĭ 400 | -bile | -ble | -ble | -bel. </text:p>
        </text:list-item>
        <text:list-item>
          <text:p text:style-name="P102">—<text:span text:style-name="T3">tione</text:span> -tio | | | -tion | -tion. </text:p>
        </text:list-item>
        <text:list-item>
          <text:p text:style-name="P102">—<text:span text:style-name="T3">tore</text:span> 100 | | | -tor | -tor. </text:p>
        </text:list-item>
        <text:list-item>
          <text:p text:style-name="P102"><text:span text:style-name="T3">potassa</text:span> N | -assa | -asse | -ash | Pottasche. = oxido de potassio, tracto ex cinere. ⊂ Anglo pot [vase] ash [cinere]. </text:p>
        </text:list-item>
        <text:list-item>
          <text:p text:style-name="P102"><text:span text:style-name="T3">potassio</text:span> N | -io | -ium | -ium | -ium. = kalio, corpore simplice quem Davy in 1807 trahe ex potassa. </text:p>
        </text:list-item>
        <text:list-item>
          <text:p text:style-name="P102"><text:span text:style-name="T3">POTE</text:span> ( <text:span text:style-name="T5">thema de</text:span> potente) possum | potere, H. P. poder | pouvoir | <text:span text:style-name="T5">to be able</text:span>, <text:span text:style-name="T5">can</text:span>, <text:span text:style-name="T5">may</text:span> | <text:span text:style-name="T5">können</text:span>. ⊃ potestate, possibile. ⊂ </text:p>
        </text:list-item>
        <text:list-item>
          <text:p text:style-name="P102"><text:soft-page-break/>— -is = que pote, potente, possibile. || G. despota [domino], pósis [sponso]; S. pati [domino]. ⊂ E. poti. </text:p>
        </text:list-item>
        <text:list-item>
          <text:p text:style-name="P102">—<text:span text:style-name="T3">ente</text:span> -ens | I. H. P. -ente | puissant | -ent | -ent. ⊃ im—, præ—. </text:p>
        </text:list-item>
        <text:list-item>
          <text:p text:style-name="P102">—<text:span text:style-name="T3">entia</text:span> | -enza | puissance, pouvoir | -ency, power | -enz. = potestate, vi. </text:p>
        </text:list-item>
        <text:list-item>
          <text:p text:style-name="P102">——<text:span text:style-name="T3">iale</text:span> | -ziale | -el | -al | -ell, -al. </text:p>
        </text:list-item>
        <text:list-item>
          <text:p text:style-name="P102">———<text:span text:style-name="T3">itate</text:span> | -zialità | -ité | -ity | -ität. </text:p>
        </text:list-item>
        <text:list-item>
          <text:p text:style-name="P102"><text:span text:style-name="T3">potes</text:span> ( <text:span text:style-name="T5">thema de</text:span> possum potes potest) = pote. ⊂ pot(e) es. </text:p>
        </text:list-item>
        <text:list-item>
          <text:p text:style-name="P102">—<text:span text:style-name="T3">tate</text:span> -tas | -tà, potere | pouvoir | power | -tät. = facultate, possibilitate, vi, potentia, valore, efficacia, importantia, auctoritate, dominio. </text:p>
        </text:list-item>
        <text:list-item>
          <text:p text:style-name="P102"><text:span text:style-name="T3">potione</text:span> -tio | -zione, <text:span text:style-name="T5">bevanda;</text:span> H. pocion, P. poçâo | -tion | -tion | -tion. ⊂ po -tione. </text:p>
        </text:list-item>
        <text:list-item>
          <text:p text:style-name="P102"><text:span text:style-name="T3">practica</text:span> -ĭca | pratica | la pratique | -ice | -ik. = praxi. ⊂ G. practic <text:span text:style-name="T3">ē</text:span> ⊂ practic(o) -a (scientia, arte). </text:p>
        </text:list-item>
        <text:list-item>
          <text:p text:style-name="P102">— -ĭco | praticare | pratiquer | -ise | -icieren. = exerce, fac, frequenta. </text:p>
        </text:list-item>
        <text:list-item>
          <text:p text:style-name="P102"><text:span text:style-name="T3">practico</text:span> -ĭcus | pratico | pratique, praticien | -ical, -ician | -isch, -iker. = habile, actuabile. ⊂ G. practicós ⊂ prag. </text:p>
        </text:list-item>
        <text:list-item>
          <text:p text:style-name="P102"><text:span text:style-name="T3">præ</text:span> præ = ante. </text:p>
        </text:list-item>
        <text:list-item>
          <text:p text:style-name="P102"><text:span text:style-name="T3">præ-</text:span> | pre- | pré- | pre- | præ-. Nos adopta abbreviatione præcedente in vocabulos sequente. </text:p>
        </text:list-item>
        <text:list-item>
          <text:p text:style-name="P102">—<text:span text:style-name="T3">ambulo</text:span> ŭ | -ambolo | -ambule | -amble | -ambulum. = introductione, præfatione, proœmio, prologo. </text:p>
        </text:list-item>
        <text:list-item>
          <text:p text:style-name="P102">—<text:span text:style-name="T3">be</text:span> -beo = da, affer, præsenta, exhibe, ostende. ⊂ præ habe. </text:p>
        </text:list-item>
        <text:list-item>
          <text:p text:style-name="P102">——<text:span text:style-name="T3">nda</text:span> | -nda | -nde | -nd | -nde, Pfründe. = beneficio ecclesiastico. </text:p>
        </text:list-item>
        <text:list-item>
          <text:p text:style-name="P102">———<text:span text:style-name="T3">ario</text:span> | -ario | -ier | -ary | -ar. </text:p>
        </text:list-item>
        <text:list-item>
          <text:p text:style-name="P102">—<text:span text:style-name="T3">cautione</text:span> | -zione | -tion | -tion | -tion. = circumspectione, prudentia, prævidentia. </text:p>
        </text:list-item>
        <text:list-item>
          <text:p text:style-name="P102">—<text:span text:style-name="T3">cede</text:span> -o | -cedere | -céder | -cede | -cedieren. = i ante. </text:p>
        </text:list-item>
        <text:list-item>
          <text:p text:style-name="P102">——<text:span text:style-name="T3">nte</text:span> -ns | -dente | -cédent | -dent. </text:p>
        </text:list-item>
        <text:list-item>
          <text:p text:style-name="P102">——<text:span text:style-name="T3">ntia</text:span> | -nza | -cédence | -nce | -nz. </text:p>
        </text:list-item>
        <text:list-item>
          <text:p text:style-name="P102">—<text:span text:style-name="T3">cepto</text:span> -um | -cetto | -cepte | -cept | -ceptum. ⊂ præ capto. = jussu, præscriptione, regula. </text:p>
        </text:list-item>
        <text:list-item>
          <text:p text:style-name="P102">——<text:span text:style-name="T3">ore</text:span> -or | precettore | -eur | -or | -or. = magistro. </text:p>
        </text:list-item>
        <text:list-item>
          <text:p text:style-name="P102">—<text:span text:style-name="T3">cessione</text:span> | -ione | -ion | -ion | -ion. = to præcede. </text:p>
        </text:list-item>
        <text:list-item>
          <text:p text:style-name="P102">—<text:span text:style-name="T3">cipita</text:span> -ĭto | -itare | -iter | -itate | -itieren. = cade cum capite ad sub. ⊂ præ capit(e) -a. </text:p>
        </text:list-item>
        <text:list-item>
          <text:p text:style-name="P102">——<text:span text:style-name="T3">tione</text:span> 100 | -zione | -tion | -tion | -tion. </text:p>
        </text:list-item>
        <text:list-item>
          <text:p text:style-name="P102">——<text:span text:style-name="T3">ato</text:span> -atus | -ato | -é | -ate | -at. </text:p>
        </text:list-item>
        <text:list-item>
          <text:p text:style-name="P102">——<text:span text:style-name="T3">io</text:span> -ium | -izio | -ice | -ice | -iz. </text:p>
        </text:list-item>
        <text:list-item>
          <text:p text:style-name="P102">—<text:span text:style-name="T3">ciso</text:span> -us = secato, breve. ⊂ præ cæso. </text:p>
        </text:list-item>
        <text:list-item>
          <text:p text:style-name="P102">—— M | -ciso | -cis | -cise | -cis. = accurato, sine menda, exacto. </text:p>
        </text:list-item>
        <text:list-item>
          <text:p text:style-name="P102">——<text:span text:style-name="T3">ione</text:span> -sio = sectione. </text:p>
        </text:list-item>
        <text:list-item>
          <text:p text:style-name="P102">——<text:span text:style-name="T3">ione</text:span> M | -ione | -ion | -ion | -ion. = diligentia, cura, solertia. </text:p>
        </text:list-item>
        <text:list-item>
          <text:p text:style-name="P102">—<text:span text:style-name="T3">clude</text:span> -ūdo | -udere | | -ude | -udieren. = claude, impedi, priva, interdic, veta. </text:p>
        </text:list-item>
        <text:list-item>
          <text:p text:style-name="P102"><text:soft-page-break/>—<text:span text:style-name="T3">cluso</text:span> -us | precluso. = quem præclude. </text:p>
        </text:list-item>
        <text:list-item>
          <text:p text:style-name="P102">—<text:span text:style-name="T3">coce</text:span> -cox | -coce | -coce | -cocious | -cox. = maturo ante tempore. ⊂ præ coque. </text:p>
        </text:list-item>
        <text:list-item>
          <text:p text:style-name="P102">——<text:span text:style-name="T3">itate</text:span> | -ità | -ité | -ity | -ität. </text:p>
        </text:list-item>
        <text:list-item>
          <text:p text:style-name="P102">—<text:span text:style-name="T3">cone</text:span> -co | <text:span text:style-name="T5">araldo</text:span> | <text:span text:style-name="T5">crieur public</text:span> | <text:span text:style-name="T5">herald</text:span> | <text:span text:style-name="T5">Herold</text:span> | H. pregonero, P. pregoeiro. ⊂ præ (vo)c(a) -one. </text:p>
        </text:list-item>
        <text:list-item>
          <text:p text:style-name="P102">——<text:span text:style-name="T3">iza</text:span> | -izzare | -iser | -ize | -isieren. = nuntia, prædica, prophetiza. </text:p>
        </text:list-item>
        <text:list-item>
          <text:p text:style-name="P102">—<text:span text:style-name="T3">curre</text:span> -o | correre | | | -currieren. = curre ante, præcede. </text:p>
        </text:list-item>
        <text:list-item>
          <text:p text:style-name="P102">—<text:span text:style-name="T3">cursore</text:span> -sor | -sore | -seur | -sor | -sor. = qui præcurre. </text:p>
        </text:list-item>
        <text:list-item>
          <text:p text:style-name="P102">—<text:span text:style-name="T3">da</text:span> -da | preda | proie | prey | <text:span text:style-name="T5">Beute</text:span>. ⊂ prehende. </text:p>
        </text:list-item>
        <text:list-item>
          <text:p text:style-name="P102">—— -or | predare | dépréder | to prey | deprædieren. </text:p>
        </text:list-item>
        <text:list-item>
          <text:p text:style-name="P102">——<text:span text:style-name="T3">tore</text:span> -tor | -tore | -teur, <text:span text:style-name="T5">pillard</text:span> | -tory | -tor. = latrone, pirata, grassatore. </text:p>
        </text:list-item>
        <text:list-item>
          <text:p text:style-name="P102">—<text:span text:style-name="T3">de</text:span> præs | <text:span text:style-name="T5">mallevadore</text:span>, <text:span text:style-name="T5">sicurtà</text:span> | <text:span text:style-name="T5">garant</text:span>, <text:span text:style-name="T5">caution</text:span> | <text:span text:style-name="T5">warrant</text:span> | <text:span text:style-name="T5">Bürge</text:span>. = responsore. ⊃ prædio. ⊂ præ (va)de [responsore]. </text:p>
        </text:list-item>
        <text:list-item>
          <text:p text:style-name="P102">—<text:span text:style-name="T3">decessore</text:span> | -sore | prédécesseur | -sor | -sor. = præcessore, qui « decede præ ». </text:p>
        </text:list-item>
        <text:list-item>
          <text:p text:style-name="P102">—<text:span text:style-name="T3">destina</text:span> -ĭno | -inare | -iner | -inate | -inieren. </text:p>
        </text:list-item>
        <text:list-item>
          <text:p text:style-name="P102">——<text:span text:style-name="T3">tione</text:span> | -zione | -tion | -tion | -tion. </text:p>
        </text:list-item>
        <text:list-item>
          <text:p text:style-name="P102">—<text:span text:style-name="T3">diale</text:span> | -ale | -al | -al | -al. = de prædio. </text:p>
        </text:list-item>
        <text:list-item>
          <text:p text:style-name="P102">—<text:span text:style-name="T3">dic</text:span> -dīco | -dire | -dire | -dict. = nuntia, prophetiza, fac præsagio. </text:p>
        </text:list-item>
        <text:list-item>
          <text:p text:style-name="P102">—<text:span text:style-name="T3">dica</text:span> -dĭco | -dicare | prêcher | preach | -icieren, predigen. = dic in publico ad voce alto, vulga, proclama. </text:p>
        </text:list-item>
        <text:list-item>
          <text:p text:style-name="P102">——<text:span text:style-name="T3">bile</text:span> -bĭlis | -bile | -ble | -ble | -bel. </text:p>
        </text:list-item>
        <text:list-item>
          <text:p text:style-name="P102">——<text:span text:style-name="T3">nte</text:span> -ns | -nte | -nt | | -nt. </text:p>
        </text:list-item>
        <text:list-item>
          <text:p text:style-name="P102">——<text:span text:style-name="T3">tione</text:span> -tio | -zione | -tion | -tion | -tion. </text:p>
        </text:list-item>
        <text:list-item>
          <text:p text:style-name="P102">——<text:span text:style-name="T3">ato</text:span> -atus = quem prædica. </text:p>
        </text:list-item>
        <text:list-item>
          <text:p text:style-name="P102">——<text:span text:style-name="T3">ato</text:span> | -ato | -at | -ate | -at. = attributo, respondente ad subjecto de propositione. </text:p>
        </text:list-item>
        <text:list-item>
          <text:p text:style-name="P102">—<text:span text:style-name="T3">dio</text:span> -ium | -io | <text:span text:style-name="T5">propriété foncière</text:span> | <text:span text:style-name="T5">farm</text:span> | <text:span text:style-name="T5">Landgut</text:span>, -ium. = possessione de terra. ⊃ -iale. ⊂ præd(e) -io = hypotheca, dominio. </text:p>
        </text:list-item>
        <text:list-item>
          <text:p text:style-name="P102">—<text:span text:style-name="T3">dispone</text:span> | -porre | -poser | -pose | -ponieren. </text:p>
        </text:list-item>
        <text:list-item>
          <text:p text:style-name="P102">—<text:span text:style-name="T3">disposito</text:span> -ĭtus | predisposto. = quem prædispone. </text:p>
        </text:list-item>
        <text:list-item>
          <text:p text:style-name="P102">——<text:span text:style-name="T3">ione</text:span> | -zione | -tion | -tion | -tion. </text:p>
        </text:list-item>
        <text:list-item>
          <text:p text:style-name="P102">—<text:span text:style-name="T3">domina</text:span> -ĭno | -are | -er | -ate | -ieren. </text:p>
        </text:list-item>
        <text:list-item>
          <text:p text:style-name="P102">—<text:span text:style-name="T3">eminente</text:span> 300 | preminente | prééminent | preeminent | -ent. = distincto, illustre, que excelle. </text:p>
        </text:list-item>
        <text:list-item>
          <text:p text:style-name="P102">——<text:span text:style-name="T3">ia</text:span> | pre(e)minenza | -ence | -ence | -enz. </text:p>
        </text:list-item>
        <text:list-item>
          <text:p text:style-name="P102">—<text:span text:style-name="T3">exsiste</text:span> | -esistere | -exister | -exist | -existieren. </text:p>
        </text:list-item>
        <text:list-item>
          <text:p text:style-name="P102">—<text:span text:style-name="T3">fatione</text:span> -tio | -fazione | -face | -face | -fation. ⊂ præ fa -tione. = exordio. </text:p>
        </text:list-item>
        <text:list-item>
          <text:p text:style-name="P102">—<text:span text:style-name="T3">fecto</text:span> -us | -etto | -et | -ect | -ect. = duce, præposito ad administratione. ⊂ præ facto. </text:p>
        </text:list-item>
        <text:list-item>
          <text:p text:style-name="P102">——<text:span text:style-name="T3">ura</text:span> -ūra | -ettura | -ure | -ure | -ur. </text:p>
        </text:list-item>
        <text:list-item>
          <text:p text:style-name="P102">—<text:span text:style-name="T3">fer</text:span> -fero | -ferire | -férer | -fer | -ferieren. </text:p>
        </text:list-item>
        <text:list-item>
          <text:p text:style-name="P102">——<text:span text:style-name="T3">entia</text:span> | -enza | -férence | -ence | -enz. </text:p>
        </text:list-item>
        <text:list-item>
          <text:p text:style-name="P102"><text:soft-page-break/>—<text:span text:style-name="T3">fige</text:span> -īgo | prefiggere, prefissare | préfixer | prefix | præfigieren. = fixa (in loco aut tempore) præ. </text:p>
        </text:list-item>
        <text:list-item>
          <text:p text:style-name="P102">—<text:span text:style-name="T3">fixo</text:span> | -isso | -ixe | -ix | -ix, -ixum. = quem præfige, elemento grammaticale posito ante alio vocabulo, p. ex. « ad-, con-, dis- ». </text:p>
        </text:list-item>
        <text:list-item>
          <text:p text:style-name="P102">—<text:span text:style-name="T3">gnante</text:span> -ans | -ante | -ant | -ant | -ant. ⊂ præ gen(e) -ante = femina que debe parturi, gravido. </text:p>
        </text:list-item>
        <text:list-item>
          <text:p text:style-name="P102">—<text:span text:style-name="T3">judica</text:span> -ĭco | pregiudicare | préjuger, -dicier | -dge, -dicate, -dice | -dicieren. = judica ante tempore sine documento, da damno. </text:p>
        </text:list-item>
        <text:list-item>
          <text:p text:style-name="P102">——<text:span text:style-name="T3">io</text:span> -ium | pregiudizio | -ice, préjugé | -ice | -iz. </text:p>
        </text:list-item>
        <text:list-item>
          <text:p text:style-name="P102">——<text:span text:style-name="T3">iale</text:span> 400 | pregiudiziale | -iel | -ial | -ial, iell. </text:p>
        </text:list-item>
        <text:list-item>
          <text:p text:style-name="P102">—<text:span text:style-name="T3">lato</text:span> -us = posito ante, quem præfer. </text:p>
        </text:list-item>
        <text:list-item>
          <text:p text:style-name="P102">—— | -ato | -at | -ate | -at. = dignitario de ecclesia. </text:p>
        </text:list-item>
        <text:list-item>
          <text:p text:style-name="P102">——<text:span text:style-name="T3">ura</text:span> | -ura | -ure | -ure | -ur. </text:p>
        </text:list-item>
        <text:list-item>
          <text:p text:style-name="P102">—<text:span text:style-name="T3">liminare</text:span> | -are | -aire | -ary | -är. = que præcede, initiale. </text:p>
        </text:list-item>
        <text:list-item>
          <text:p text:style-name="P102">—<text:span text:style-name="T3">lude</text:span> 200 | -ludere | -luder | -lude | -ludieren. </text:p>
        </text:list-item>
        <text:list-item>
          <text:p text:style-name="P102">——<text:span text:style-name="T3">io</text:span> -ium | -dio | -de | -de | -dium. = initio, proœmio. </text:p>
        </text:list-item>
        <text:list-item>
          <text:p text:style-name="P102">—<text:span text:style-name="T3">maturo</text:span> -urus | -uro | -uré | -ure | -ur. </text:p>
        </text:list-item>
        <text:list-item>
          <text:p text:style-name="P102">—<text:span text:style-name="T3">medita</text:span> | -itare | -iter | -itate | -itieren. </text:p>
        </text:list-item>
        <text:list-item>
          <text:p text:style-name="P102">——<text:span text:style-name="T3">tione</text:span> -tio | -zione | préméditation | -tion | -tion. </text:p>
        </text:list-item>
        <text:list-item>
          <text:p text:style-name="P102">—<text:span text:style-name="T3">mio</text:span> -um | premio | prime | premium | Præmie. = pretio, anti pœna, compensatione, remuneratione, mercede. ⊂ præ (e)m(e) -io. </text:p>
        </text:list-item>
        <text:list-item>
          <text:p text:style-name="P102">—<text:span text:style-name="T3">missa</text:span> | -essa | -isse | -ise | -isse. = propositione præmisso. </text:p>
        </text:list-item>
        <text:list-item>
          <text:p text:style-name="P102">—<text:span text:style-name="T3">misso</text:span> -us | premesso. = quem præmitte. </text:p>
        </text:list-item>
        <text:list-item>
          <text:p text:style-name="P102">—<text:span text:style-name="T3">mitte</text:span> -o | premettere | | premise | -ieren. = mitte præ, pone ante, fac præcede. </text:p>
        </text:list-item>
        <text:list-item>
          <text:p text:style-name="P102">—<text:span text:style-name="T3">mone</text:span> -ŏneo | preammunire | <text:span text:style-name="T5">préavertir</text:span> (prémonitoire) | -ish | -ieren. = præveni. </text:p>
        </text:list-item>
        <text:list-item>
          <text:p text:style-name="P102">——<text:span text:style-name="T3">itione</text:span> 300 | -izione | <text:span text:style-name="T5">préavis</text:span> | -ition | -ition. </text:p>
        </text:list-item>
        <text:list-item>
          <text:p text:style-name="P102">—<text:span text:style-name="T3">muni</text:span> -ūnio | -unire | -unir | -unite | -unieren. </text:p>
        </text:list-item>
        <text:list-item>
          <text:p text:style-name="P102">——<text:span text:style-name="T3">tione</text:span> -tio | -zione | -tion | -tion | -tion. = præparatione, præcautione. </text:p>
        </text:list-item>
        <text:list-item>
          <text:p text:style-name="P102">—<text:span text:style-name="T3">notione</text:span> -tio | -zione | -tion | -tion | -tion. </text:p>
        </text:list-item>
        <text:list-item>
          <text:p text:style-name="P102">—<text:span text:style-name="T3">occupa</text:span> -ŭpo | -upare | -uper | -upy | -upieren. </text:p>
        </text:list-item>
        <text:list-item>
          <text:p text:style-name="P102">——<text:span text:style-name="T3">tione</text:span> -tio | -zione | -tion | -tion | -tion. </text:p>
        </text:list-item>
        <text:list-item>
          <text:p text:style-name="P102">—<text:span text:style-name="T3">para</text:span> -păro | -parare | -parer | -pare | -parieren. </text:p>
        </text:list-item>
        <text:list-item>
          <text:p text:style-name="P102">——<text:span text:style-name="T3">tione</text:span> -tio | -zione | -tion | -tion | -tion. </text:p>
        </text:list-item>
        <text:list-item>
          <text:p text:style-name="P102">——<text:span text:style-name="T3">torio</text:span> 300 | -torio | -toire | -tory | -torisch. </text:p>
        </text:list-item>
        <text:list-item>
          <text:p text:style-name="P102">—<text:span text:style-name="T3">pondera</text:span> -ĕro | -erare | -érer | -erate | -erieren. </text:p>
        </text:list-item>
        <text:list-item>
          <text:p text:style-name="P102">——<text:span text:style-name="T3">nte</text:span> | -nte | -nt | -nt | -nt. </text:p>
        </text:list-item>
        <text:list-item>
          <text:p text:style-name="P102">——<text:span text:style-name="T3">ntia</text:span> | -nza | -nce | -nce | -nz. </text:p>
        </text:list-item>
        <text:list-item>
          <text:p text:style-name="P102">—<text:span text:style-name="T3">pone</text:span> -ōno | -porre | -poser | -pose | -ponieren. </text:p>
        </text:list-item>
        <text:list-item>
          <text:p text:style-name="P102">—<text:span text:style-name="T3">positione</text:span> -tio | -zione | -tion | -tion | -tion. = vocabulo invariabile, posito ante nomine, p. ex. « ab, ad, cum, per,… ». </text:p>
        </text:list-item>
        <text:list-item>
          <text:p text:style-name="P102">—<text:span text:style-name="T3">posito</text:span> -us | preposto. = quem præpone. </text:p>
        </text:list-item>
        <text:list-item>
          <text:p text:style-name="P102">—<text:span text:style-name="T3">putio</text:span> 100 | -putio | -puce | -puce | -puz. = pelle mobile supra glande de pene. ⊂ præ puta [seca], aut G. pósthion. </text:p>
        </text:list-item>
        <text:list-item>
          <text:p text:style-name="P102">—<text:span text:style-name="T3">rogativa</text:span> -a | -iva | -ive | -ive | -ive. = privilegio. </text:p>
        </text:list-item>
        <text:list-item>
          <text:p text:style-name="P102"><text:soft-page-break/>—<text:span text:style-name="T3">sagi</text:span> -sāgio | -sagire | -sager | -sage | -sagieren. = præsenti. </text:p>
        </text:list-item>
        <text:list-item>
          <text:p text:style-name="P102">——<text:span text:style-name="T3">io</text:span> | -ium | -io | -e | -e | -ium. </text:p>
        </text:list-item>
        <text:list-item>
          <text:p text:style-name="P102">—<text:span text:style-name="T3">sciente</text:span> | -sciente | prescient | -scient. </text:p>
        </text:list-item>
        <text:list-item>
          <text:p text:style-name="P102">——<text:span text:style-name="T3">ia</text:span> | -enza | pre—ence | -ence | -enz. </text:p>
        </text:list-item>
        <text:list-item>
          <text:p text:style-name="P102">—<text:span text:style-name="T3">scribe</text:span> -ībo | -ivere | pre—ire | -ibe | -ibieren. = scribe supra, ordina. </text:p>
        </text:list-item>
        <text:list-item>
          <text:p text:style-name="P102">—<text:span text:style-name="T3">scripto</text:span> -us | prescritto | prescrit | prescript. = quem præscribe. </text:p>
        </text:list-item>
        <text:list-item>
          <text:p text:style-name="P102">——<text:span text:style-name="T3">ione</text:span> -io | -izione | pre—ion | -ion | -ion. </text:p>
        </text:list-item>
        <text:list-item>
          <text:p text:style-name="P102">—<text:span text:style-name="T3">senta</text:span> 100 | -are | -er | present | -ieren. = fac præsente, offer. </text:p>
        </text:list-item>
        <text:list-item>
          <text:p text:style-name="P102">——<text:span text:style-name="T3">tione</text:span> | -zione | -tion | -tion | -tion. </text:p>
        </text:list-item>
        <text:list-item>
          <text:p text:style-name="P102">—<text:span text:style-name="T3">sente</text:span> -ens | -ente | -ent | -ent | -ens, -ent. ⊂ præ (e)s -ente = que es præ. </text:p>
        </text:list-item>
        <text:list-item>
          <text:p text:style-name="P102">——<text:span text:style-name="T3">ia</text:span> -ia | -enza | -ence | -ence | -enz. </text:p>
        </text:list-item>
        <text:list-item>
          <text:p text:style-name="P102">—<text:span text:style-name="T3">senti</text:span> -io | presentire | pressentir. = prævide, præsagi. </text:p>
        </text:list-item>
        <text:list-item>
          <text:p text:style-name="P102">——<text:span text:style-name="T3">mento</text:span> | -mento | pressentiment | -ment. = præsagio. </text:p>
        </text:list-item>
        <text:list-item>
          <text:p text:style-name="P102">—<text:span text:style-name="T3">serva</text:span> -o | -vare | -ver | -ve | -vieren. = serva, defende. </text:p>
        </text:list-item>
        <text:list-item>
          <text:p text:style-name="P102">——<text:span text:style-name="T3">tione</text:span> | -zione | -tion | -tion | -tion. </text:p>
        </text:list-item>
        <text:list-item>
          <text:p text:style-name="P102">——<text:span text:style-name="T3">tivo</text:span> | -tivo | -tif | -tive | -tiv. </text:p>
        </text:list-item>
        <text:list-item>
          <text:p text:style-name="P102">—<text:span text:style-name="T3">side</text:span> -sĭdeo | -siedere | -sider | -side | -sidieren. ⊂ præ sede. </text:p>
        </text:list-item>
        <text:list-item>
          <text:p text:style-name="P102">—<text:span text:style-name="T3">side</text:span> præses -sĭd- | preside | | | Præses. = </text:p>
        </text:list-item>
        <text:list-item>
          <text:p text:style-name="P102">——<text:span text:style-name="T3">nte</text:span> -ens | -ente | -ent | -ent | -ent. </text:p>
        </text:list-item>
        <text:list-item>
          <text:p text:style-name="P102">———<text:span text:style-name="T3">iale</text:span> | -ziale | -tiel | -tial. </text:p>
        </text:list-item>
        <text:list-item>
          <text:p text:style-name="P102">—<text:span text:style-name="T3">sta</text:span> -sto = sta præ, es superiore, excelle; fac, age; offer, dona, tribue. </text:p>
        </text:list-item>
        <text:list-item>
          <text:p text:style-name="P102">—— M | prestare | prêter | <text:span text:style-name="T5">lend</text:span>, imprest | <text:span text:style-name="T5">leihen</text:span>. = da in mutuo. </text:p>
        </text:list-item>
        <text:list-item>
          <text:p text:style-name="P102">——<text:span text:style-name="T3">tione</text:span> 300 | -zione | -tion | -tion | -tion. </text:p>
        </text:list-item>
        <text:list-item>
          <text:p text:style-name="P102">—<text:span text:style-name="T3">stigia</text:span> (-iæ -iarum) | -igio | -ige | -ige | -igium. = fallacia, illusione. </text:p>
        </text:list-item>
        <text:list-item>
          <text:p text:style-name="P102">——<text:span text:style-name="T3">tione</text:span> | prestidigitazione | prestidigitation | -tion | -tion. </text:p>
        </text:list-item>
        <text:list-item>
          <text:p text:style-name="P102">——<text:span text:style-name="T3">tore</text:span> -tor | -tore | prestidigitateur | -tor | -tor. </text:p>
        </text:list-item>
        <text:list-item>
          <text:p text:style-name="P102">—<text:span text:style-name="T3">stito</text:span> ĭ | prestito | prêt | prest. = ton præsta, mutuo. </text:p>
        </text:list-item>
        <text:list-item>
          <text:p text:style-name="P102">—<text:span text:style-name="T3">sto</text:span> -sto | presto | prêt, preste | prest, presto. = in prompto, subito. </text:p>
        </text:list-item>
        <text:list-item>
          <text:p text:style-name="P102">—<text:span text:style-name="T3">sume</text:span> -ūmo | -mere | -mer | -me | -mieren. </text:p>
        </text:list-item>
        <text:list-item>
          <text:p text:style-name="P102">——<text:span text:style-name="T3">ibile</text:span> -ĭlis | -ibile | -able | -able | -abel. </text:p>
        </text:list-item>
        <text:list-item>
          <text:p text:style-name="P102">—<text:span text:style-name="T3">sumpto</text:span> -us | presunto. = quem præsume. </text:p>
        </text:list-item>
        <text:list-item>
          <text:p text:style-name="P102">——<text:span text:style-name="T3">ione</text:span> -tio | presunzione | présomption | -tion | -tion. </text:p>
        </text:list-item>
        <text:list-item>
          <text:p text:style-name="P102">——<text:span text:style-name="T3">ivo</text:span> | presuntivo | présomptif | -ive | -iv. </text:p>
        </text:list-item>
        <text:list-item>
          <text:p text:style-name="P102">——<text:span text:style-name="T3">uoso</text:span> 500 | presuntuoso | présomptueux | -uous | -uös. </text:p>
        </text:list-item>
        <text:list-item>
          <text:p text:style-name="P102">—<text:span text:style-name="T3">suppone</text:span> | -porre | -poser | -pose | -ponieren. </text:p>
        </text:list-item>
        <text:list-item>
          <text:p text:style-name="P102">—<text:span text:style-name="T3">suppositione</text:span> | -izione | -ition | -ition | -ition. </text:p>
        </text:list-item>
        <text:list-item>
          <text:p text:style-name="P102">—<text:span text:style-name="T3">tende</text:span> -o = pone ante, extende, prætexe. </text:p>
        </text:list-item>
        <text:list-item>
          <text:p text:style-name="P102">—— 100 | -tendere | -tendre | -tend | -tendieren. = affirma, sustine, pete cum jure. </text:p>
        </text:list-item>
        <text:list-item>
          <text:p text:style-name="P102">—<text:span text:style-name="T3">ter</text:span> -ter = ultra. ⊂ præ -ter [comparativo]. </text:p>
        </text:list-item>
        <text:list-item>
          <text:p text:style-name="P102">——ea -ea = præter id. </text:p>
        </text:list-item>
        <text:list-item>
          <text:p text:style-name="P102">——<text:span text:style-name="T3">i</text:span> -ĕreo = i præter. </text:p>
        </text:list-item>
        <text:list-item>
          <text:p text:style-name="P102">——<text:span text:style-name="T3">ito</text:span> -ĭtus | -ito, <text:span text:style-name="T5">passato</text:span> | <text:span text:style-name="T5">passé</text:span>, prétérit | -it, <text:span text:style-name="T5">past</text:span> | -itum. = que e <text:soft-page-break/>præteri, anti futuro. </text:p>
        </text:list-item>
        <text:list-item>
          <text:p text:style-name="P102">—<text:span text:style-name="T3">texto</text:span> -um | -esto | -exte | -ext | -ext. </text:p>
        </text:list-item>
        <text:list-item>
          <text:p text:style-name="P102">—<text:span text:style-name="T3">tore</text:span> -tor | -tore | -teur | -tor | -tor. ⊂ præ i -tore. </text:p>
        </text:list-item>
        <text:list-item>
          <text:p text:style-name="P102">——<text:span text:style-name="T3">iano</text:span> 100 | -ano | -en | -an | -aner. = milite de imperatore romano. </text:p>
        </text:list-item>
        <text:list-item>
          <text:p text:style-name="P102">—<text:span text:style-name="T3">vale</text:span> -văleo | -valere | -valoir, <text:span text:style-name="T5">l’emporter</text:span> | -vail | -valieren. </text:p>
        </text:list-item>
        <text:list-item>
          <text:p text:style-name="P102">——<text:span text:style-name="T3">ente</text:span> -ens | -ente | | -ent | -ent. </text:p>
        </text:list-item>
        <text:list-item>
          <text:p text:style-name="P102">——<text:span text:style-name="T3">entia</text:span> 600 | -enza | | -ence | -enz. </text:p>
        </text:list-item>
        <text:list-item>
          <text:p text:style-name="P102">—<text:span text:style-name="T3">varica</text:span> -ĭcor | -icare | -iquer | -icate | -icieren. = age contra suo officio. ⊂ præ var(o) -ic(o) -a. = grade curvo. </text:p>
        </text:list-item>
        <text:list-item>
          <text:p text:style-name="P102">——<text:span text:style-name="T3">tione</text:span> -tio | -zione | -tion | -tion | -tion. </text:p>
        </text:list-item>
        <text:list-item>
          <text:p text:style-name="P102">——<text:span text:style-name="T3">tore</text:span> -tor | -tore | -teur | -tor | -tor. </text:p>
        </text:list-item>
        <text:list-item>
          <text:p text:style-name="P102">—<text:span text:style-name="T3">veni</text:span> -ĕnio | -venire | -venir | -vent | -venieren. </text:p>
        </text:list-item>
        <text:list-item>
          <text:p text:style-name="P102">—<text:span text:style-name="T3">ventione</text:span> -tio | -zione | -tion | -tion | -tion. = to veni ante, præjudicio, impedimento. </text:p>
        </text:list-item>
        <text:list-item>
          <text:p text:style-name="P102">—<text:span text:style-name="T3">ventivo</text:span> | -tivo | -tif | -tive | -tiv. = que veni ante. </text:p>
        </text:list-item>
        <text:list-item>
          <text:p text:style-name="P102">—<text:span text:style-name="T3">vide</text:span> -vĭdeo | -vedere | -voir | -vise. </text:p>
        </text:list-item>
        <text:list-item>
          <text:p text:style-name="P102">—<text:span text:style-name="T3">vio</text:span> -ius | previo | | previous. = que i ante, præcedente. ⊂ præ vi(a) -o. </text:p>
        </text:list-item>
        <text:list-item>
          <text:p text:style-name="P102">—<text:span text:style-name="T3">visione</text:span> | -sione | -sion | -sion | -sion. </text:p>
        </text:list-item>
        <text:list-item>
          <text:p text:style-name="P102">G. prag prássō = fac, age. ⊃ pragmatico, praxi, practico. </text:p>
        </text:list-item>
        <text:list-item>
          <text:p text:style-name="P102">G. pragma(te) prágma = facto, opere. ⊂ prag -ma. </text:p>
        </text:list-item>
        <text:list-item>
          <text:p text:style-name="P102"><text:span text:style-name="T3">pragmatico</text:span> -ĭcus | -ico | -ique | -ic | -isch. = practico, de re, de actione. ⊂ G. pragmaticós ⊂ pragmat(e) -ico. </text:p>
        </text:list-item>
        <text:list-item>
          <text:p text:style-name="P102"><text:span text:style-name="T3">prande</text:span> -eo | pranzare. = sume prandio </text:p>
        </text:list-item>
        <text:list-item>
          <text:p text:style-name="P102">—<text:span text:style-name="T3">io</text:span> -ium | pranzo. = cibo sumpto circa de medio die, epulo principale. </text:p>
        </text:list-item>
        <text:list-item>
          <text:p text:style-name="P102"><text:span text:style-name="T3">prato</text:span> -um | prato, H. prado | prairie, pré | <text:span text:style-name="T5">meadow</text:span>, prairie | <text:span text:style-name="T5">Wiese</text:span>, Prater. = agro que produc feno. </text:p>
        </text:list-item>
        <text:list-item>
          <text:p text:style-name="P102"><text:span text:style-name="T3">pravo</text:span> -us = distorto, perverso, malo, vitioso, iniquo. ⊃ deprava. </text:p>
        </text:list-item>
        <text:list-item>
          <text:p text:style-name="P102">—<text:span text:style-name="T3">itate</text:span> -itas | -ità | | -ity | -ität. </text:p>
        </text:list-item>
        <text:list-item>
          <text:p text:style-name="P102"><text:span text:style-name="T3">praxi</text:span> | | | praxis | Praxis. = practica. ⊂ G. práxis ⊂ prag -si. </text:p>
        </text:list-item>
        <text:list-item>
          <text:p text:style-name="P102"><text:span text:style-name="T3">PRECA</text:span> -or | pregare | prier | to pray | <text:span text:style-name="T5">bitten</text:span>. ⊂ E. ⊃ D. fragen = pete, R. pros(itï) = preca, S. prac’ha. </text:p>
        </text:list-item>
        <text:list-item>
          <text:p text:style-name="P102"><text:span text:style-name="T3">precario</text:span> -ius | -cario | précaire | -carious | -kar. = obtento per prece, transitorio, caduco, ne durabile. </text:p>
        </text:list-item>
        <text:list-item>
          <text:p text:style-name="P102">—<text:span text:style-name="T3">ietate</text:span> | -ietà | précarité | -iousness. </text:p>
        </text:list-item>
        <text:list-item>
          <text:p text:style-name="P102"><text:span text:style-name="T3">prece</text:span> prex | preghiera | prière | prayer. = ton preca. </text:p>
        </text:list-item>
        <text:list-item>
          <text:p text:style-name="P102"><text:span text:style-name="T3">prehende</text:span> -o, <text:span text:style-name="T3">prende</text:span> -o | prendere | prendre | <text:span text:style-name="T5">to take</text:span> | <text:span text:style-name="T5">ergreifen</text:span>. = cape. ⊃ ap—, com—, re—, prehenso, prænda. ⊂ præ hende; hende || G. chandànō = contine; A. get = obtine; A. forget, D. vergessen = oblivia. </text:p>
        </text:list-item>
        <text:list-item>
          <text:p text:style-name="P102"><text:span text:style-name="T3">prehenso</text:span> -us | preso | pris. = quem prehende. </text:p>
        </text:list-item>
        <text:list-item>
          <text:p text:style-name="P102">—<text:span text:style-name="T3">ibile</text:span> -ĭlis | prendibile | préhensible | -ible. </text:p>
        </text:list-item>
        <text:list-item>
          <text:p text:style-name="P102">—<text:span text:style-name="T3">ile</text:span> | prensile | préhensile | -ile. = que pote prehende. </text:p>
        </text:list-item>
        <text:list-item>
          <text:p text:style-name="P102">—<text:span text:style-name="T3">ione</text:span> 100 | presa | préhension | -sion | -sion. = ton prehende, captura. </text:p>
        </text:list-item>
        <text:list-item>
          <text:p text:style-name="P102"><text:soft-page-break/>—— M | prigione | prison | prison | Prison. = carcere. </text:p>
        </text:list-item>
        <text:list-item>
          <text:p text:style-name="P102"><text:span text:style-name="T3">prelo</text:span> -um = torculo, pressorio. ⊂ pre(me) -lo. </text:p>
        </text:list-item>
        <text:list-item>
          <text:p text:style-name="P102"><text:span text:style-name="T3">PREME</text:span> -o | premere | presser | press, print | -ieren. ⊃ presso, pressa, comprime, deprime, exprime, imprime, opprime, reprime, supprime. </text:p>
        </text:list-item>
        <text:list-item>
          <text:p text:style-name="P102"><text:span text:style-name="T3">prende</text:span> -o, <text:span text:style-name="T5">alio forma de</text:span> prehende. </text:p>
        </text:list-item>
        <text:list-item>
          <text:p text:style-name="P102">G. presby présbus = sene. ⊃ </text:p>
        </text:list-item>
        <text:list-item>
          <text:p text:style-name="P102"><text:span text:style-name="T3">presbyopia</text:span> | presbiopia | presbyotisme | -y | -ie. = to vide ut sene, anti myopia. ⊂ presby [sene] op [vide]. </text:p>
        </text:list-item>
        <text:list-item>
          <text:p text:style-name="P102">presbytĕro 300 = plus sene. ⊂ G. presbúteros ⊂ presby [sene] -tero [plus]. ⊃ </text:p>
        </text:list-item>
        <text:list-item>
          <text:p text:style-name="P102"><text:span text:style-name="T3">presbytero</text:span> ĕ M | prete | prête | priest | Priester. = sacerdote christiano. ⊂ G. [plus sene]. </text:p>
        </text:list-item>
        <text:list-item>
          <text:p text:style-name="P102">—<text:span text:style-name="T3">io</text:span> | presbiterio | -ère | -ery | -erium. = loco pro sacerdotes. </text:p>
        </text:list-item>
        <text:list-item>
          <text:p text:style-name="P102"><text:span text:style-name="T3">pressa</text:span> -o | -are | -er | to press | -en, -ieren. = fac presso, preme. </text:p>
        </text:list-item>
        <text:list-item>
          <text:p text:style-name="P102"><text:span text:style-name="T3">pressa</text:span> M | pressa, <text:span text:style-name="T5">strettoio</text:span> | presse | press | Presse. = instrumento pro pressa, prelo. </text:p>
        </text:list-item>
        <text:list-item>
          <text:p text:style-name="P102"><text:span text:style-name="T3">presso</text:span> -us = quem preme. ⊃ com—, ex—, im—, op—, re—. </text:p>
        </text:list-item>
        <text:list-item>
          <text:p text:style-name="P102">— M | presso | près. = apud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—<text:span text:style-name="T3">orio</text:span> 400 | pressoio | pressoir. = prelo. </text:p>
        </text:list-item>
        <text:list-item>
          <text:p text:style-name="P102"><text:span text:style-name="T3">PRETIO</text:span> -um | prezzo, H. precio, P. preço | prix | price | Preis. = mercede, valore. ⊃ appretia, depretia. </text:p>
        </text:list-item>
        <text:list-item>
          <text:p text:style-name="P102">—<text:span text:style-name="T3">ioso</text:span> -us | -zioso | précieux | -cious | -tiös. </text:p>
        </text:list-item>
        <text:list-item>
          <text:p text:style-name="P102">——<text:span text:style-name="T3">itate</text:span> | preziosità | préciosité | preciosity | -ität. </text:p>
        </text:list-item>
        <text:list-item>
          <text:p text:style-name="P102">pri (radice, et vocabulo de latino antiquo, quem grammatico Festo cita). = || præ. ⊃ primo, priore, prisco. ⊂ E. pri, R. pri = ante, A. first = primo. </text:p>
        </text:list-item>
        <text:list-item>
          <text:p text:style-name="P102">L. pridem = ab multo tempore. </text:p>
        </text:list-item>
        <text:list-item>
          <text:p text:style-name="P102"><text:span text:style-name="T3">primo</text:span> -us | primo | premier, prime | first, prime, primo | <text:span text:style-name="T5">erster</text:span>, primus. ⊂ E. pri ⊃ A. fir(st). </text:p>
        </text:list-item>
        <text:list-item>
          <text:p text:style-name="P102">—<text:span text:style-name="T3">ario</text:span> -arius | -ario | -aire | -ary | -är. = principale. </text:p>
        </text:list-item>
        <text:list-item>
          <text:p text:style-name="P102">—<text:span text:style-name="T3">ate</text:span> 200 | -ate | -at | -ate | -as. </text:p>
        </text:list-item>
        <text:list-item>
          <text:p text:style-name="P102">—<text:span text:style-name="T3">atu</text:span> 100 | -ato | -auté | -acy | -at. </text:p>
        </text:list-item>
        <text:list-item>
          <text:p text:style-name="P102">—<text:span text:style-name="T3">itia</text:span> -iæ | -zie | prémices | premices | -tien. = primo fructu. </text:p>
        </text:list-item>
        <text:list-item>
          <text:p text:style-name="P102">—<text:span text:style-name="T3">itivo</text:span> 100 | -itivo | -itif | -itive | -itiv. </text:p>
        </text:list-item>
        <text:list-item>
          <text:p text:style-name="P102">—<text:span text:style-name="T3">ogenito</text:span> ĭ 100 | -ito | | | -itus. = primo nato ex fratres. </text:p>
        </text:list-item>
        <text:list-item>
          <text:p text:style-name="P102">——<text:span text:style-name="T3">ura</text:span> | -tura | -ture | -ture | -tur. </text:p>
        </text:list-item>
        <text:list-item>
          <text:p text:style-name="P102"><text:span text:style-name="T3">primordio</text:span> -ium | -io. = origine, initio. ⊂ primo ordi. </text:p>
        </text:list-item>
        <text:list-item>
          <text:p text:style-name="P102">—<text:span text:style-name="T3">iale</text:span> | -iale | -ial | -ial | -ial. </text:p>
        </text:list-item>
        <text:list-item>
          <text:p text:style-name="P102"><text:span text:style-name="T3">principe</text:span> -ceps -cĭp- | I. H. P. principe | prince | prince | Prinz. ⊂ prim(o) cape. </text:p>
        </text:list-item>
        <text:list-item>
          <text:p text:style-name="P102">—<text:span text:style-name="T3">ale</text:span> -ālis | -ale | -al | -al | -al. </text:p>
        </text:list-item>
        <text:list-item>
          <text:p text:style-name="P102">—<text:span text:style-name="T3">atu</text:span> -ātus | -ato | -auté, -at | -ality, -ate | -at. </text:p>
        </text:list-item>
        <text:list-item>
          <text:p text:style-name="P102"><text:span text:style-name="T3">principio</text:span> -ium | -cipio | -cipe | -ciple | -cip. = initio, elemento, fundamento. </text:p>
        </text:list-item>
        <text:list-item>
          <text:p text:style-name="P102"><text:span text:style-name="T3">priore</text:span> prior = primo, præcedente. ⊂ pri -ore [comparativo]. </text:p>
        </text:list-item>
        <text:list-item>
          <text:p text:style-name="P102"><text:soft-page-break/>— M | -ore | -eur | -or | -or. = capite (de conventu). </text:p>
        </text:list-item>
        <text:list-item>
          <text:p text:style-name="P102">—<text:span text:style-name="T3">itate</text:span> | -ità | -ité | -ity | -ität. </text:p>
        </text:list-item>
        <text:list-item>
          <text:p text:style-name="P102"><text:span text:style-name="T3">prisma</text:span>(te) | I. H. P. -sma | -sme | -sm | -sma. ⊂ G. prísma ⊂ priz -ma. </text:p>
        </text:list-item>
        <text:list-item>
          <text:p text:style-name="P102">—<text:span text:style-name="T3">tico</text:span> -ĭcus | -tico | -tique | -tic | -tisch. </text:p>
        </text:list-item>
        <text:list-item>
          <text:p text:style-name="P102">L. prius = ante. </text:p>
        </text:list-item>
        <text:list-item>
          <text:p text:style-name="P102"><text:span text:style-name="T3">priva</text:span> -o | -are | -er | deprive. = spolia, exclude, tolle, depone, subtrahe. ⊂ privo. </text:p>
        </text:list-item>
        <text:list-item>
          <text:p text:style-name="P102">—<text:span text:style-name="T3">tione</text:span> -tio | -zione | -tion | -tion. </text:p>
        </text:list-item>
        <text:list-item>
          <text:p text:style-name="P102"><text:span text:style-name="T3">privato</text:span> -us | -ato | -e | -ate, -y | -at. = proprio, anti publico. </text:p>
        </text:list-item>
        <text:list-item>
          <text:p text:style-name="P102"><text:span text:style-name="T3">privilegio</text:span> -ium | -io | -ège | -ium. = lege pro singulo [privo]. </text:p>
        </text:list-item>
        <text:list-item>
          <text:p text:style-name="P102"><text:span text:style-name="T3">privo</text:span> -us = proprio, singulo, privato, ne publico. ⊃ privilegio, privato. </text:p>
        </text:list-item>
        <text:list-item>
          <text:p text:style-name="P102">G. priz prízō = seca. ⊃ prisma. </text:p>
        </text:list-item>
        <text:list-item>
          <text:p text:style-name="P102"><text:span text:style-name="T3">PRO</text:span> pro | per, pro, H. P. pro | pour | for, pro | für. = in favore de, anti contra. ⊂ E. pro ⊃ A. for, D. vor, G. pro, R. pro, S. pra. </text:p>
        </text:list-item>
        <text:list-item>
          <text:p text:style-name="P102">G. pro pró = ante, præ. || L. pro. ⊃ problema, prognosi, programma, prolegomenos, prologo, propheta. </text:p>
        </text:list-item>
        <text:list-item>
          <text:p text:style-name="P102"><text:span text:style-name="T3">proba</text:span> -o = approba, lauda, judica probo. </text:p>
        </text:list-item>
        <text:list-item>
          <text:p text:style-name="P102">— -o | provare | prouver | prove | <text:span text:style-name="T5">beweisen</text:span>. = demonstra. </text:p>
        </text:list-item>
        <text:list-item>
          <text:p text:style-name="P102">— -o | provare | éprouver, <text:span text:style-name="T5">essayer</text:span> | probe | probieren, proben, prüfen. = tenta, experi, investiga. ⊃ ap—, com—, re—. </text:p>
        </text:list-item>
        <text:list-item>
          <text:p text:style-name="P102">— 400 | I. P. prova, H. prueba | épreuve, preuve | proof | Probe | R. proba. = ton proba, probatione, argumento, judicio, specimen. </text:p>
        </text:list-item>
        <text:list-item>
          <text:p text:style-name="P102">—<text:span text:style-name="T3">bile</text:span> -bĭlis | -bile, provabile | -ble, prouvable | -ble | -bel. = quem pote proba (et si non vero), verisimile. </text:p>
        </text:list-item>
        <text:list-item>
          <text:p text:style-name="P102">——<text:span text:style-name="T3">itate</text:span> -itas | -ità | -ité | -ity | ität. </text:p>
        </text:list-item>
        <text:list-item>
          <text:p text:style-name="P102">—<text:span text:style-name="T3">tione</text:span> -tio | prova | -ation | -ation | -ation. = ton proba, examine, experimento. </text:p>
        </text:list-item>
        <text:list-item>
          <text:p text:style-name="P102">—<text:span text:style-name="T3">torio</text:span> 400 | -torio | -toire | -tory. </text:p>
        </text:list-item>
        <text:list-item>
          <text:p text:style-name="P102"><text:span text:style-name="T3">problema</text:span>(te) 200 | -blema | -blème | -blem | -blem. ⊂ G. próblēma ⊂ pro balle = ob-jecto. </text:p>
        </text:list-item>
        <text:list-item>
          <text:p text:style-name="P102">—<text:span text:style-name="T3">tico</text:span> -ĭcus | -tico | -ématique | -tic | -tisch. ⊂ G. -ēmaticós. </text:p>
        </text:list-item>
        <text:list-item>
          <text:p text:style-name="P102"><text:span text:style-name="T3">probo</text:span> -us | probo | probe. = honesto, justo, bono. ⊂ probitate, improbo, proba. ⊂ pro -bo. </text:p>
        </text:list-item>
        <text:list-item>
          <text:p text:style-name="P102"><text:span text:style-name="T3">proboscide</text:span> -scis -scĭd- (Plinio) | -scide | -scide | -scis | -scis. = organo de elephante pro cape cibo. ⊂ G. -ídos. ⊂ pro bóscō = nutri, pasce. </text:p>
        </text:list-item>
        <text:list-item>
          <text:p text:style-name="P102"><text:span text:style-name="T3">probro</text:span> -um = crimine, malo actione, infamia, ignominia. ⊃ opprobio. </text:p>
        </text:list-item>
        <text:list-item>
          <text:p text:style-name="P102"><text:span text:style-name="T3">procede</text:span> -ēdo | -cedere | -céder | -ceed | -cedieren. = cede pro [ante], progredi. </text:p>
        </text:list-item>
        <text:list-item>
          <text:p text:style-name="P102">—<text:span text:style-name="T3">ura</text:span> | -ura | -cédure | -ure | -ur. </text:p>
        </text:list-item>
        <text:list-item>
          <text:p text:style-name="P102"><text:span text:style-name="T3">processu</text:span> -us | -esso | -ès, -essus, -édé | -ess | -ess. = ton procede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——<text:span text:style-name="T3">ale</text:span> | -onale | -onnel | -onal. </text:p>
        </text:list-item>
        <text:list-item>
          <text:p text:style-name="P102"><text:span text:style-name="T3">proclama</text:span> -āmo | -amare | -amer | -aim | -amieren. = clama pro <text:soft-page-break/>publico. </text:p>
        </text:list-item>
        <text:list-item>
          <text:p text:style-name="P102">—<text:span text:style-name="T3">tione</text:span> 100 | -zione | -tion | -tion | -tion. </text:p>
        </text:list-item>
        <text:list-item>
          <text:p text:style-name="P102">—<text:span text:style-name="T3">tore</text:span> -tor | -tore | -teur | -tor(y) | -tor. </text:p>
        </text:list-item>
        <text:list-item>
          <text:p text:style-name="P102"><text:span text:style-name="T3">proclive</text:span> -is | -ve | -ve, <text:span text:style-name="T5">porté à</text:span> | -vous | <text:span text:style-name="T5">geneigt</text:span>. = inclinato. ⊂ pro cliv(o) -e. </text:p>
        </text:list-item>
        <text:list-item>
          <text:p text:style-name="P102">—<text:span text:style-name="T3">itate</text:span> -itas | -ità | -ité, <text:span text:style-name="T5">penchant</text:span> | -ity. </text:p>
        </text:list-item>
        <text:list-item>
          <text:p text:style-name="P102"><text:span text:style-name="T3">proconsule</text:span> ŭ | -sole | -sul | -sul | -sul. = qui fac vice de consule. </text:p>
        </text:list-item>
        <text:list-item>
          <text:p text:style-name="P102"><text:span text:style-name="T3">procrastina</text:span> -ĭno | -are | <text:span text:style-name="T5">ajourner</text:span>, <text:span text:style-name="T5">retarder</text:span> | -ate | -ieren. = differ ad cras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ore</text:span> | -tore | | -tor | -tor. </text:p>
        </text:list-item>
        <text:list-item>
          <text:p text:style-name="P102"><text:span text:style-name="T3">procrea</text:span> -ĕo | -eare | -éer | -eate | -eieren. = gene, crea. </text:p>
        </text:list-item>
        <text:list-item>
          <text:p text:style-name="P102">—<text:span text:style-name="T3">tione</text:span> -tio | -zione | -éation | -tion | -tion. </text:p>
        </text:list-item>
        <text:list-item>
          <text:p text:style-name="P102">—<text:span text:style-name="T3">tore</text:span> -tor | -tore | -éateur | -tor | -tor. </text:p>
        </text:list-item>
        <text:list-item>
          <text:p text:style-name="P102"><text:span text:style-name="T3">procul</text:span> -ul = longe, distante. </text:p>
        </text:list-item>
        <text:list-item>
          <text:p text:style-name="P102"><text:span text:style-name="T3">procura</text:span> -cūro | -are | -er | -e | -ieren. = cura, administra. </text:p>
        </text:list-item>
        <text:list-item>
          <text:p text:style-name="P102">—<text:span text:style-name="T3">tione</text:span> -tio | procura | -tion | -tion | -tion. </text:p>
        </text:list-item>
        <text:list-item>
          <text:p text:style-name="P102">—<text:span text:style-name="T3">tore</text:span> -tor | -tore | procureur | -tor | -tor. </text:p>
        </text:list-item>
        <text:list-item>
          <text:p text:style-name="P102">prod- = pro (⊂ <text:span text:style-name="T5">ablativo de</text:span> pro). </text:p>
        </text:list-item>
        <text:list-item>
          <text:p text:style-name="P102"><text:span text:style-name="T3">prodigale</text:span> M = prodigo. </text:p>
        </text:list-item>
        <text:list-item>
          <text:p text:style-name="P102">—<text:span text:style-name="T3">itate</text:span> 100 | -ità | -ité | -ity | -ität. </text:p>
        </text:list-item>
        <text:list-item>
          <text:p text:style-name="P102"><text:span text:style-name="T3">prodige</text:span> -ĭgo (Plauto) | -are | -uer | -alize | -ieren. = consume ultra modo, profunde, dissipa, es prodigo. ⊂ prod age. </text:p>
        </text:list-item>
        <text:list-item>
          <text:p text:style-name="P102"><text:span text:style-name="T3">prodigio</text:span> -ium | -io | -e | -y | -ium. ⊂ prod ag(e) (Bréal), <text:span text:style-name="T5">aut</text:span> ⊂ pro dic (Hemme), <text:span text:style-name="T5">aut</text:span> ⊂ prod ai (Walde). </text:p>
        </text:list-item>
        <text:list-item>
          <text:p text:style-name="P102">—<text:span text:style-name="T3">ioso</text:span> -iōsus | -ioso | -ieux | -ious | -iös. </text:p>
        </text:list-item>
        <text:list-item>
          <text:p text:style-name="P102"><text:span text:style-name="T3">prodigo</text:span> -ĭgus | -igo | -igue | -igal | -igus. = que prodige, anti avaro. </text:p>
        </text:list-item>
        <text:list-item>
          <text:p text:style-name="P102"><text:span text:style-name="T3">prodromo</text:span> -ŏmus | -omo | -ome | -ome | -omus. = præcursore, nuntio. ⊂ G. pródromos ⊂ pro dromo. </text:p>
        </text:list-item>
        <text:list-item>
          <text:p text:style-name="P102"><text:span text:style-name="T3">produc</text:span> -dūco | -durre | -duire | -duce | -ducieren. = genera. ⊂ </text:p>
        </text:list-item>
        <text:list-item>
          <text:p text:style-name="P102">— -duco = duc pro [ante], protrahe, fac longo, præsenta. </text:p>
        </text:list-item>
        <text:list-item>
          <text:p text:style-name="P102">—tione -tio = ton fac longo. </text:p>
        </text:list-item>
        <text:list-item>
          <text:p text:style-name="P102">—<text:span text:style-name="T3">tione</text:span> M | -uzione | -tion | -tion | -tion. </text:p>
        </text:list-item>
        <text:list-item>
          <text:p text:style-name="P102">—<text:span text:style-name="T3">tivo</text:span> | -uttivo | -if | -ive | -iv. </text:p>
        </text:list-item>
        <text:list-item>
          <text:p text:style-name="P102">producto -tus = facto longo. </text:p>
        </text:list-item>
        <text:list-item>
          <text:p text:style-name="P102"><text:span text:style-name="T3">producto</text:span> M | -otto | -uit | -uct | -uct. = generato, resultatu de multiplicatione. </text:p>
        </text:list-item>
        <text:list-item>
          <text:p text:style-name="P102"><text:span text:style-name="T3">prœlio</text:span> -ium | <text:span text:style-name="T5">battaglia</text:span> | <text:span text:style-name="T5">combat</text:span> | <text:span text:style-name="T5">struggle</text:span> | <text:span text:style-name="T5">Kampf</text:span>. = conflictu, certamine, pugna, lucta. </text:p>
        </text:list-item>
        <text:list-item>
          <text:p text:style-name="P102"><text:span text:style-name="T3">profana</text:span> -fāno | -are | -er | -e | -ieren. = viola re sacro. ⊂ profano. </text:p>
        </text:list-item>
        <text:list-item>
          <text:p text:style-name="P102">—<text:span text:style-name="T3">tione</text:span> 100 | -zione | -tion | -tion | -tion. </text:p>
        </text:list-item>
        <text:list-item>
          <text:p text:style-name="P102">—<text:span text:style-name="T3">tore</text:span> | -tore | -teur | | -tor. </text:p>
        </text:list-item>
        <text:list-item>
          <text:p text:style-name="P102"><text:span text:style-name="T3">profano</text:span> -us | -ano | -ane | -ane | -an. = qui es pro [ex] fano, anti sacro. ⊃ profana. </text:p>
        </text:list-item>
        <text:list-item>
          <text:p text:style-name="P102"><text:span text:style-name="T3">profer</text:span> -fero | -oferire | -oférer | -offer | -oferieren. = fer pro, produc, publica, expone. </text:p>
        </text:list-item>
        <text:list-item>
          <text:p text:style-name="P102"><text:span text:style-name="T3">profectu</text:span> 100 | -fitto | -fit | -fit | -fit. = fructu. ⊂ pro facto. </text:p>
        </text:list-item>
        <text:list-item>
          <text:p text:style-name="P102"><text:soft-page-break/><text:span text:style-name="T3">professo</text:span> -us = quem profite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——<text:span text:style-name="T3">ale</text:span> | -onale | -onnel | -onal | -onell. </text:p>
        </text:list-item>
        <text:list-item>
          <text:p text:style-name="P102">—<text:span text:style-name="T3">ore</text:span> 100 | -ore | -eur | -or | -or. = qui doce in publico. </text:p>
        </text:list-item>
        <text:list-item>
          <text:p text:style-name="P102"><text:span text:style-name="T3">profice</text:span> -fĭcio | -fiittare | -fiiter | -fiit | -itieren. ⊂ pro fac. </text:p>
        </text:list-item>
        <text:list-item>
          <text:p text:style-name="P102"><text:span text:style-name="T3">profite</text:span> -ĭteor | -essare | -esser | -ess. = loque in publico, doce scientia aut arte. ⊂ pro fate. </text:p>
        </text:list-item>
        <text:list-item>
          <text:p text:style-name="P102"><text:span text:style-name="T3">profundo</text:span> -us | -ondo | -ond | -ound | -und. ⊂ pro fundo. </text:p>
        </text:list-item>
        <text:list-item>
          <text:p text:style-name="P102">—<text:span text:style-name="T3">itate</text:span> | -ondità | -ondeur | -undity | -undität. </text:p>
        </text:list-item>
        <text:list-item>
          <text:p text:style-name="P102"><text:span text:style-name="T3">profusione</text:span> 100 | -sione | -sion | -sion | -sion. </text:p>
        </text:list-item>
        <text:list-item>
          <text:p text:style-name="P102"><text:span text:style-name="T3">progenie</text:span> -es | -nie | progéniture | -ny. = descendentes, genere, stirpe, familia. ⊂ pro gen(e) -ie. </text:p>
        </text:list-item>
        <text:list-item>
          <text:p text:style-name="P102"><text:span text:style-name="T3">progenitore</text:span> -tor | -tore | -éniteur | -tor. = primo patre. </text:p>
        </text:list-item>
        <text:list-item>
          <text:p text:style-name="P102"><text:span text:style-name="T3">prognosi</text:span> | -osi | -ose | -osis | -osis. = prævisione (super morbo). ⊂ G. prógnōsis ⊂ pro gno -si. </text:p>
        </text:list-item>
        <text:list-item>
          <text:p text:style-name="P102"><text:span text:style-name="T3">prognostico</text:span> -ĭcum | pronostico | pronostique | -ic | -icum. = de prognosi. ⊂ G. prognōsticón. </text:p>
        </text:list-item>
        <text:list-item>
          <text:p text:style-name="P102"><text:span text:style-name="T3">programma</text:span>(te) 600 | -amma | -amme | -am | -amm. ⊂ G. prógramma. </text:p>
        </text:list-item>
        <text:list-item>
          <text:p text:style-name="P102"><text:span text:style-name="T3">progrede</text:span> -grĕdior | -gredire | -gresser | -gress | -gredieren. = grade pro, procede. </text:p>
        </text:list-item>
        <text:list-item>
          <text:p text:style-name="P102"><text:span text:style-name="T3">progressu</text:span> -us | I. P. -esso, H. -eso | -ès | -ess | -ess | R. -ess. = ton progrede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—<text:span text:style-name="T3">ista</text:span> | -ista | -iste | -ist | -ist. </text:p>
        </text:list-item>
        <text:list-item>
          <text:p text:style-name="P102">—<text:span text:style-name="T3">ivo</text:span> | -ivo | -if | -ive | -iv. </text:p>
        </text:list-item>
        <text:list-item>
          <text:p text:style-name="P102"><text:span text:style-name="T3">prohibe</text:span> -ĭbeo | proibire | -er | -it | -ieren. = veta, impedi, inhibe. ⊂ pro habe. </text:p>
        </text:list-item>
        <text:list-item>
          <text:p text:style-name="P102"><text:span text:style-name="T3">prohibito</text:span> -ĭtus | proibito. = quem prohibe. </text:p>
        </text:list-item>
        <text:list-item>
          <text:p text:style-name="P102">—<text:span text:style-name="T3">ione</text:span> -io | proibizione | -ion | -ion | -ion. </text:p>
        </text:list-item>
        <text:list-item>
          <text:p text:style-name="P102">—<text:span text:style-name="T3">ivo</text:span> | proibitivo | -if | -ive | -iv. </text:p>
        </text:list-item>
        <text:list-item>
          <text:p text:style-name="P102">L. proinde = propter hoc, pro ce, ergo. </text:p>
        </text:list-item>
        <text:list-item>
          <text:p text:style-name="P102"><text:span text:style-name="T3">projecto</text:span> -us = quem projice. </text:p>
        </text:list-item>
        <text:list-item>
          <text:p text:style-name="P102">— M | progetto | -jet | -ject | -ject. = consilio, proposito, schema. </text:p>
        </text:list-item>
        <text:list-item>
          <text:p text:style-name="P102">—<text:span text:style-name="T3">ile</text:span> ĭ | proiettile | -ile | -ile | -il. </text:p>
        </text:list-item>
        <text:list-item>
          <text:p text:style-name="P102">—<text:span text:style-name="T3">ione</text:span> -io | proiezione | -ion | -ion | -ion. </text:p>
        </text:list-item>
        <text:list-item>
          <text:p text:style-name="P102">—<text:span text:style-name="T3">ura</text:span> 100 | proiettura | -ture, <text:span text:style-name="T5">saillie</text:span> | -ture | -tur. = prominentia in pariete. </text:p>
        </text:list-item>
        <text:list-item>
          <text:p text:style-name="P102"><text:span text:style-name="T3">projice</text:span> -jīcio | projettare | projeter | project | projicieren. = pro jace [jacta]. </text:p>
        </text:list-item>
        <text:list-item>
          <text:p text:style-name="P102">— M | progettare | projeter | project | projectieren. = projice ex mente, imagina. </text:p>
        </text:list-item>
        <text:list-item>
          <text:p text:style-name="P102">prolapso -us = que e labe. </text:p>
        </text:list-item>
        <text:list-item>
          <text:p text:style-name="P102"><text:span text:style-name="T3">prolapso</text:span> N | prolasso | -us | -e | -us. = relaxatione de uno organo. </text:p>
        </text:list-item>
        <text:list-item>
          <text:p text:style-name="P102"><text:span text:style-name="T3">prole</text:span> -es | prole | <text:span text:style-name="T5">race</text:span> | <text:span text:style-name="T5">offspring</text:span> | <text:span text:style-name="T5">Sprössling</text:span>. = progenie, generatione, filios. ⊂ pro ale. </text:p>
        </text:list-item>
        <text:list-item>
          <text:p text:style-name="P102">—<text:span text:style-name="T3">tario</text:span> -ius | -tario | -étaire | -tarian | -tarier. = de plebe [prole]. </text:p>
        </text:list-item>
        <text:list-item>
          <text:p text:style-name="P102"><text:soft-page-break/>—<text:span text:style-name="T3">ifero</text:span> -ĕrus | -fero | -fère | -ferous | -fer. </text:p>
        </text:list-item>
        <text:list-item>
          <text:p text:style-name="P102">—<text:span text:style-name="T3">ifico</text:span> -ĭcus | -ifico | -ifique | -ific | -ifik. </text:p>
        </text:list-item>
        <text:list-item>
          <text:p text:style-name="P102"><text:span text:style-name="T3">prolixo</text:span> -us | -isso | -ixe | -ix | -ix. = diffuso, profuso, abundante, longo in excessu. </text:p>
        </text:list-item>
        <text:list-item>
          <text:p text:style-name="P102">—<text:span text:style-name="T3">itate</text:span> 100 | -issità | -ité | -ity | -ität. </text:p>
        </text:list-item>
        <text:list-item>
          <text:p text:style-name="P102"><text:span text:style-name="T3">prologo</text:span> -ŏgus | -ogo | -ogue | -ogue | -og. = præfatione de comœdia. ⊂ G. prólogos ⊂ pro [ante] logo [dic]. </text:p>
        </text:list-item>
        <text:list-item>
          <text:p text:style-name="P102"><text:span text:style-name="T3">prolonga</text:span> 100 | -ungare | -onger | -ong | -ongieren. = fac plus longo, extende. </text:p>
        </text:list-item>
        <text:list-item>
          <text:p text:style-name="P102">—<text:span text:style-name="T3">bile</text:span> -ĭlis | -lungabile | | -ble | -bel. </text:p>
        </text:list-item>
        <text:list-item>
          <text:p text:style-name="P102">—<text:span text:style-name="T3">tione</text:span> | -lungazione | -tion | -tion | -tion. </text:p>
        </text:list-item>
        <text:list-item>
          <text:p text:style-name="P102"><text:span text:style-name="T3">promine</text:span> -mĭne = es «prominente». </text:p>
        </text:list-item>
        <text:list-item>
          <text:p text:style-name="P102">—<text:span text:style-name="T3">ente</text:span> -ens | -ente | <text:span text:style-name="T5">saillant</text:span>, proéminent | -ent | -ent. </text:p>
        </text:list-item>
        <text:list-item>
          <text:p text:style-name="P102">—<text:span text:style-name="T3">entia</text:span> 100 | -enza | <text:span text:style-name="T5">saillie</text:span>, proéminence | -ence | -enz. </text:p>
        </text:list-item>
        <text:list-item>
          <text:p text:style-name="P102"><text:span text:style-name="T3">promiscuo</text:span> -ŭus | -uo | -ue | -uous. = commune (ad ambo sexu) mixto. ⊂ pro misc(e) -uo. </text:p>
        </text:list-item>
        <text:list-item>
          <text:p text:style-name="P102">—<text:span text:style-name="T3">uitate</text:span> | -uità | -uité | -uity | -uität. </text:p>
        </text:list-item>
        <text:list-item>
          <text:p text:style-name="P102"><text:span text:style-name="T3">promisso</text:span> -um | -esso, -essa | -esse | -ise | -issum. = re quem promitte. </text:p>
        </text:list-item>
        <text:list-item>
          <text:p text:style-name="P102">—<text:span text:style-name="T3">ore</text:span> -or | promettitore | prometteur | promiser | Promissor. </text:p>
        </text:list-item>
        <text:list-item>
          <text:p text:style-name="P102"><text:span text:style-name="T3">promitte</text:span> -o | -ettere | -ettre | -ise | -ittieren. = obliga se. ⊃ promisso. ⊂ </text:p>
        </text:list-item>
        <text:list-item>
          <text:p text:style-name="P102">— -o = mitte pro [ante]. </text:p>
        </text:list-item>
        <text:list-item>
          <text:p text:style-name="P102"><text:span text:style-name="T3">promontorio</text:span> -ium | -orio | -oire | -ory | -orium. </text:p>
        </text:list-item>
        <text:list-item>
          <text:p text:style-name="P102"><text:span text:style-name="T3">promoto</text:span> -us = quem promove. </text:p>
        </text:list-item>
        <text:list-item>
          <text:p text:style-name="P102">—<text:span text:style-name="T3">ione</text:span> 100 | -zione | -tion | -tion | -tion. = ton promove. </text:p>
        </text:list-item>
        <text:list-item>
          <text:p text:style-name="P102">—<text:span text:style-name="T3">ore</text:span> | -tore | -teur | -ter | -tor. </text:p>
        </text:list-item>
        <text:list-item>
          <text:p text:style-name="P102"><text:span text:style-name="T3">promove</text:span> -ŏveo | -uovere | -ouvoir | -ote | -ovieren. = move pro. </text:p>
        </text:list-item>
        <text:list-item>
          <text:p text:style-name="P102"><text:span text:style-name="T3">prompto</text:span> -us | pronto | prompt, <text:span text:style-name="T5">prêt</text:span>, <text:span text:style-name="T5">disposé à</text:span> | prompt, <text:span text:style-name="T5">ready</text:span> | prompt. ⊂ pro em(e) -to. </text:p>
        </text:list-item>
        <text:list-item>
          <text:p text:style-name="P102">—<text:span text:style-name="T3">itudine</text:span> -udo -udĭn- | prontezza | -tude | -tude | -tude. = to es prompto. </text:p>
        </text:list-item>
        <text:list-item>
          <text:p text:style-name="P102">—<text:span text:style-name="T3">uario</text:span> | prontuario | -aire | -ary | -arium. = libro manuale. </text:p>
        </text:list-item>
        <text:list-item>
          <text:p text:style-name="P102"><text:span text:style-name="T3">promulga</text:span> -o | -are | -uer | -ate | -ieren. = publica leges, edictos. ⊂ pro vulga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ore</text:span> | -tore | -teur | -tor | -tor. </text:p>
        </text:list-item>
        <text:list-item>
          <text:p text:style-name="P102"><text:span text:style-name="T3">pronao</text:span> -āum (Vitrubio) | -ao | -aos | -aos | -aon. ⊂ G. prónaos. ⊂ pro nau. = parte que es ante nave de templo. </text:p>
        </text:list-item>
        <text:list-item>
          <text:p text:style-name="P102"><text:span text:style-name="T3">prono</text:span> -us | prono | | prone. = inclinato ad ante, cum vultu ad terra, anti supino. ⊂ pro -no. </text:p>
        </text:list-item>
        <text:list-item>
          <text:p text:style-name="P102">—<text:span text:style-name="T3">atione</text:span> | -azione | -ation | -ation | -ation. = rotatione ad ante. </text:p>
        </text:list-item>
        <text:list-item>
          <text:p text:style-name="P102"><text:span text:style-name="T3">pronomine</text:span> ĭ 100 | -ome | -om | -oun | -omen. = vocabulo que sta vice nomine. </text:p>
        </text:list-item>
        <text:list-item>
          <text:p text:style-name="P102"><text:span text:style-name="T3">pronuntia</text:span> -io | -unziare | -oncer | -ounce | -uncieren. = nuntia, dic. </text:p>
        </text:list-item>
        <text:list-item>
          <text:p text:style-name="P102">—<text:span text:style-name="T3">bile</text:span> ĭ 200 | -ziabile | prononçable | pronounceable. </text:p>
        </text:list-item>
        <text:list-item>
          <text:p text:style-name="P102">—<text:span text:style-name="T3">tione</text:span> -tio | -ziazione | prononciation | -ciation | -tiation. </text:p>
        </text:list-item>
        <text:list-item>
          <text:p text:style-name="P102"><text:soft-page-break/><text:span text:style-name="T3">proœmio</text:span> -um | proemio | proème | proem | Proœmium. ⊂ G. prooímion. ⊂ pro œm [oîmos = via] -io. = præfatione, præambulo, exordio, præludio. </text:p>
        </text:list-item>
        <text:list-item>
          <text:p text:style-name="P102"><text:span text:style-name="T3">propaga</text:span> -āgo | -agare | -ager | -agate | -agieren. = implanta, extende, diffunde, multiplica. ⊂ pro pa(n)g(e) -a. </text:p>
        </text:list-item>
        <text:list-item>
          <text:p text:style-name="P102">—<text:span text:style-name="T3">nda</text:span> | -anda | -ande | -anda | -anda. </text:p>
        </text:list-item>
        <text:list-item>
          <text:p text:style-name="P102">——<text:span text:style-name="T3">ismo</text:span> | -ismo | -isme | -ism | -ismus. </text:p>
        </text:list-item>
        <text:list-item>
          <text:p text:style-name="P102">——<text:span text:style-name="T3">ista</text:span> | -ista | -iste | -ist | -ist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ore</text:span> -tor | -tore | -teur | -tor | -tor. </text:p>
        </text:list-item>
        <text:list-item>
          <text:p text:style-name="P102"><text:span text:style-name="T3">prope</text:span> -pe = « propinquo, proximo », apud, vicino, ne longe. </text:p>
        </text:list-item>
        <text:list-item>
          <text:p text:style-name="P102"><text:span text:style-name="T3">propelle</text:span> -o | | | to propel. = pelle ante, fac move. ⊃ propulso. </text:p>
        </text:list-item>
        <text:list-item>
          <text:p text:style-name="P102"><text:span text:style-name="T3">propende</text:span> -eo | -ere | pencher, <text:span text:style-name="T5">incliner</text:span> | to propend | -ieren. = pende pro [ante], es inclinato, es propenso. </text:p>
        </text:list-item>
        <text:list-item>
          <text:p text:style-name="P102"><text:span text:style-name="T3">propenso</text:span> -us | -enso | | -ense. = que propende, proclive, inclinato, disposito, que tende. </text:p>
        </text:list-item>
        <text:list-item>
          <text:p text:style-name="P102">—<text:span text:style-name="T3">ione</text:span> -io | -ione | -ion | -ion | -ion. </text:p>
        </text:list-item>
        <text:list-item>
          <text:p text:style-name="P102"><text:span text:style-name="T3">propheta</text:span> 200 | -feta | -phète | -phet | -phet. = qui dic futuro, vate. ⊂ G. proph <text:span text:style-name="T3">ē</text:span>tēs ⊂ pro phe ta. </text:p>
        </text:list-item>
        <text:list-item>
          <text:p text:style-name="P102">—<text:span text:style-name="T3">ia</text:span> -īa 300 | profezia | prophétie | -cy | -tie. ⊂ G. -ēteía. </text:p>
        </text:list-item>
        <text:list-item>
          <text:p text:style-name="P102">—<text:span text:style-name="T3">ico</text:span> -ĭcus | profetico | -étique | -etic | -etisch. ⊂ G. -ēticós. </text:p>
        </text:list-item>
        <text:list-item>
          <text:p text:style-name="P102">—<text:span text:style-name="T3">iza</text:span> | profetizzare | -étiser | -esy | -ezeien. ⊂ G. -ētízō. </text:p>
        </text:list-item>
        <text:list-item>
          <text:p text:style-name="P102"><text:span text:style-name="T3">prophylactico</text:span> -ĭcus | profilattico | -ique | -ic | -isch. = de « prophylaxi ». </text:p>
        </text:list-item>
        <text:list-item>
          <text:p text:style-name="P102"><text:span text:style-name="T3">prophylaxi</text:span> | profilassi | -axie | -actic | -axis. = præventione (de morbo). ⊂ G. prophúlaxis ⊂ pro phylac -si. </text:p>
        </text:list-item>
        <text:list-item>
          <text:p text:style-name="P102"><text:span text:style-name="T3">propina</text:span> -īno | -are, <text:span text:style-name="T5">brindare</text:span> | | <text:span text:style-name="T5">to toast</text:span>. = bibe ad salute de alio, da ad bibe. ⊂ G. propínō ⊂ pro pínō = bibe, po. </text:p>
        </text:list-item>
        <text:list-item>
          <text:p text:style-name="P102">—<text:span text:style-name="T3">tione</text:span> 100 | -zione | | -tion | -tion. </text:p>
        </text:list-item>
        <text:list-item>
          <text:p text:style-name="P102"><text:span text:style-name="T3">propinquo</text:span> -uus | -uo | prochain. = proximo, prope, vicino. ⊃ appropinqua. </text:p>
        </text:list-item>
        <text:list-item>
          <text:p text:style-name="P102">—<text:span text:style-name="T3">uitate</text:span> -itas | -ità | | -ity | -ität. </text:p>
        </text:list-item>
        <text:list-item>
          <text:p text:style-name="P102"><text:span text:style-name="T3">propitia</text:span> -io | -ziare | | -tiate. = redde propitio. </text:p>
        </text:list-item>
        <text:list-item>
          <text:p text:style-name="P102">—<text:span text:style-name="T3">bile</text:span> -ĭlis | -ziabile | | -ble | -bel. </text:p>
        </text:list-item>
        <text:list-item>
          <text:p text:style-name="P102">—<text:span text:style-name="T3">tione</text:span> 100 | -ziazione | -tion | -tion | -tion. </text:p>
        </text:list-item>
        <text:list-item>
          <text:p text:style-name="P102">—<text:span text:style-name="T3">torio</text:span> 400 | -ziatorio | -toire | -tory | -torisch. </text:p>
        </text:list-item>
        <text:list-item>
          <text:p text:style-name="P102"><text:span text:style-name="T3">propitio</text:span> -us | -zio | -ce | -tious | <text:span text:style-name="T5">günstig</text:span>. = bene deisposito, favente, anti nefasto. ⊃ propitia. ⊂ pro pet(e) -io. </text:p>
        </text:list-item>
        <text:list-item>
          <text:p text:style-name="P102"><text:span text:style-name="T3">propoli</text:span> -ŏlis | -li | -lis | -lis | -lis. = cera virgine. ⊂ G. própolis. </text:p>
        </text:list-item>
        <text:list-item>
          <text:p text:style-name="P102"><text:span text:style-name="T3">propone</text:span> -pōno | -porre | -poser | -pose | -ponieren. = pone ante [pro]. </text:p>
        </text:list-item>
        <text:list-item>
          <text:p text:style-name="P102"><text:span text:style-name="T3">proportione</text:span> -tio | -zione | -tion | -tion | -tion. ⊂ pro portione. </text:p>
        </text:list-item>
        <text:list-item>
          <text:p text:style-name="P102">—<text:span text:style-name="T3">ale</text:span> 200 | -zionale | -onnel | -al | -al. </text:p>
        </text:list-item>
        <text:list-item>
          <text:p text:style-name="P102">—<text:span text:style-name="T3">alitate</text:span> | -ità | -onnalité | -ity | -ität. </text:p>
        </text:list-item>
        <text:list-item>
          <text:p text:style-name="P102"><text:span text:style-name="T3">propositione</text:span> -itio | -izione, proposta | -ition | -ition | -ition. = ton propone. </text:p>
        </text:list-item>
        <text:list-item>
          <text:p text:style-name="P102"><text:span text:style-name="T3">proposito</text:span> -ĭtus | -osito, -osto | -os | purpose | -os. = quem propone, <text:soft-page-break/>subjecto, resolutione, intentione, scopo, fine, opportunitate. </text:p>
        </text:list-item>
        <text:list-item>
          <text:p text:style-name="P102"><text:span text:style-name="T3">proprio</text:span> -ius | -prio | -pre | -per | <text:span text:style-name="T5">eigentlich</text:span>. = anti commune. ⊂ pro privo (Bréal). </text:p>
        </text:list-item>
        <text:list-item>
          <text:p text:style-name="P102">—<text:span text:style-name="T3">ietario</text:span> 300 | -ietario | -iétaire | -ietary | -ietär. </text:p>
        </text:list-item>
        <text:list-item>
          <text:p text:style-name="P102">—<text:span text:style-name="T3">ietate</text:span> -tas | -ietà | -ieté | -iety, property | -ietät. = dominio, potestate. </text:p>
        </text:list-item>
        <text:list-item>
          <text:p text:style-name="P102">L. propter = per causa de. </text:p>
        </text:list-item>
        <text:list-item>
          <text:p text:style-name="P102">L. propterea = ergo. </text:p>
        </text:list-item>
        <text:list-item>
          <text:p text:style-name="P102">propulsa -o = pulsa longe. </text:p>
        </text:list-item>
        <text:list-item>
          <text:p text:style-name="P102"><text:span text:style-name="T3">propulso</text:span> -us = quem propelle, impulso ante. </text:p>
        </text:list-item>
        <text:list-item>
          <text:p text:style-name="P102">—<text:span text:style-name="T3">ione</text:span> | -ione | -ion | -ion | -ion. </text:p>
        </text:list-item>
        <text:list-item>
          <text:p text:style-name="P102">—<text:span text:style-name="T3">ivo</text:span> | -ivo | -if | -ive. </text:p>
        </text:list-item>
        <text:list-item>
          <text:p text:style-name="P102">—<text:span text:style-name="T3">ore</text:span> | -ore | -eur | propeller. </text:p>
        </text:list-item>
        <text:list-item>
          <text:p text:style-name="P102">—<text:span text:style-name="T3">u</text:span> 100 = propulsione. </text:p>
        </text:list-item>
        <text:list-item>
          <text:p text:style-name="P102"><text:span text:style-name="T3">propylæo</text:span> -um | propileo | -lée | -leum | -läen. = vestibulo, atrio ante porta. ⊂ G. propúlaion ⊂ pro [ante] pyle [porta]. </text:p>
        </text:list-item>
        <text:list-item>
          <text:p text:style-name="P102"><text:span text:style-name="T3">prora</text:span> -a | prua, prora | proue | prow. = parte anteriore de nave. ⊂ G. pr <text:span text:style-name="T3">ō</text:span>ra. </text:p>
        </text:list-item>
        <text:list-item>
          <text:p text:style-name="P102"><text:span text:style-name="T3">proroga</text:span> -rŏgo | -rogare | -roger | -rogue | -rogieren. = differ, remitte ad post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rivo</text:span> 100 | -tivo | -tif | | -tiv. </text:p>
        </text:list-item>
        <text:list-item>
          <text:p text:style-name="P102">L. prorsum = in omni modo. ⊂ pro verso. </text:p>
        </text:list-item>
        <text:list-item>
          <text:p text:style-name="P102">G. pros prós = pro, ad. ⊃ proselyto, prosodia, prosopopœia. </text:p>
        </text:list-item>
        <text:list-item>
          <text:p text:style-name="P102"><text:span text:style-name="T3">prosa</text:span> 100 | prosa | prose | prose | Prosa. = oratione soluto, anti poesia. ⊂ pro verso = que i recto. </text:p>
        </text:list-item>
        <text:list-item>
          <text:p text:style-name="P102">—<text:span text:style-name="T3">aico</text:span> 100 | -aico | -aïque | -aic | -aisch. </text:p>
        </text:list-item>
        <text:list-item>
          <text:p text:style-name="P102"><text:span text:style-name="T3">proscenio</text:span> -ium | -io | -ium | -ium | -ium. = parte anteriore de scena. ⊂ G. prosc <text:span text:style-name="T3">ē</text:span>nion ⊂ pro [ante] scena. </text:p>
        </text:list-item>
        <text:list-item>
          <text:p text:style-name="P102"><text:span text:style-name="T3">proscribe</text:span> -ībo | -ivere | -ire | -ibe | -ibieren. = publica per scripto, relega, mitte in exsilio. </text:p>
        </text:list-item>
        <text:list-item>
          <text:p text:style-name="P102"><text:span text:style-name="T3">proscripto</text:span> -us | -itto | -it | -ipt. = quem proscribe. </text:p>
        </text:list-item>
        <text:list-item>
          <text:p text:style-name="P102">—<text:span text:style-name="T3">ione</text:span> -tio | -izione | -ion | -ion | -ion. </text:p>
        </text:list-item>
        <text:list-item>
          <text:p text:style-name="P102"><text:span text:style-name="T3">prosecutione</text:span> | -zione | poursuite | -tion | -tion. = ton proseque, continuatione. </text:p>
        </text:list-item>
        <text:list-item>
          <text:p text:style-name="P102"><text:span text:style-name="T3">proselyto</text:span> ŭ 300 | -elito | -élyte | -elyte | -elyt. = novo adepto, neophyto. ⊂ G. pros <text:span text:style-name="T3">ē</text:span>lytos. ⊂ pros [ad] elyt [ <text:span text:style-name="T3">ē</text:span>lutha = e veni] -o. </text:p>
        </text:list-item>
        <text:list-item>
          <text:p text:style-name="P102"><text:span text:style-name="T3">proseque</text:span> -ĕquor | proseguire | poursuivre | to prosecute, to pursue | -ieren. = continua, seque. </text:p>
        </text:list-item>
        <text:list-item>
          <text:p text:style-name="P102"><text:span text:style-name="T3">prosodia</text:span> 300 | -ia | -ie | -y | -ie. = regulas de versificatione. ⊂ G. prosōdía ⊂ pros [ad] ode [cantu] = accentu. </text:p>
        </text:list-item>
        <text:list-item>
          <text:p text:style-name="P102">G. prosopo prósōpon = persona, figura, facie. ⊂ pros [ad] op [visu]. </text:p>
        </text:list-item>
        <text:list-item>
          <text:p text:style-name="P102"><text:span text:style-name="T3">prosopopœia</text:span> -a | -pea | -pée | -pœia | -pöie. = figura de rhetorica, que personifica animales et res inanimato. ⊂ G. prosōpopoi <text:span text:style-name="T3">ï</text:span>a. ⊂ prosopo [persona] poe [fac]. </text:p>
        </text:list-item>
        <text:list-item>
          <text:p text:style-name="P102"><text:span text:style-name="T3">prospectu</text:span> -us | -etto | <text:span text:style-name="T5">vue</text:span>, -ect, -ectus | -ect, -ectus | -ekt. = ton prospice, visione, aspectu. </text:p>
        </text:list-item>
        <text:list-item>
          <text:p text:style-name="P102"><text:soft-page-break/><text:span text:style-name="T3">prospera</text:span> -ĕro = redde prospero. </text:p>
        </text:list-item>
        <text:list-item>
          <text:p text:style-name="P102">— -ĕror 400 | -are | -érer | to prosper | -ieren. = fi prospero. </text:p>
        </text:list-item>
        <text:list-item>
          <text:p text:style-name="P102"><text:span text:style-name="T3">prospero</text:span> -ĕrus | -ero, -eroso | -ère | -erous | <text:span text:style-name="T5">glücklich</text:span>. = florido, favente, fortunato. ⊂ pro sper(a) -o = secundo spe. </text:p>
        </text:list-item>
        <text:list-item>
          <text:p text:style-name="P102">—<text:span text:style-name="T3">itate</text:span> -itas | -ità | -érité | -ity | -ität. </text:p>
        </text:list-item>
        <text:list-item>
          <text:p text:style-name="P102"><text:span text:style-name="T3">prospice</text:span> -ĭcio | -ettare | | -ect | -icieren. = spece [vide] pro [ante, longe]. </text:p>
        </text:list-item>
        <text:list-item>
          <text:p text:style-name="P102">—<text:span text:style-name="T3">iente</text:span> | -iente | | | -ient. </text:p>
        </text:list-item>
        <text:list-item>
          <text:p text:style-name="P102"><text:span text:style-name="T3">prostata</text:span> ă | -ata | -ate | -ate | -at. = (glandula) que sta ante (vesica). ⊂ G. prostátēs ⊂ pro sta -ta. </text:p>
        </text:list-item>
        <text:list-item>
          <text:p text:style-name="P102"><text:span text:style-name="T3">prosterne</text:span> -o | -rare | -erner | prostrate | -ernieren. = sterne. </text:p>
        </text:list-item>
        <text:list-item>
          <text:p text:style-name="P102"><text:span text:style-name="T3">prostitue</text:span> -ŭo | -uire | -uer | -ute | -uieren. = pone in vendita [fama, opere, femina]. ⊂ pro statue. </text:p>
        </text:list-item>
        <text:list-item>
          <text:p text:style-name="P102"><text:span text:style-name="T3">prostituto</text:span> 100 = quem prostitue. </text:p>
        </text:list-item>
        <text:list-item>
          <text:p text:style-name="P102">—<text:span text:style-name="T3">a</text:span> | -tuta | -tuée | -tute | -tuierte. </text:p>
        </text:list-item>
        <text:list-item>
          <text:p text:style-name="P102">—<text:span text:style-name="T3">ione</text:span> 400 | -zione | -tion | -tion | -tion. </text:p>
        </text:list-item>
        <text:list-item>
          <text:p text:style-name="P102"><text:span text:style-name="T3">protagonista</text:span> | -ista | -iste | -ist | -ist. = persona principale in theatro. ⊂ G. prōtagōnist <text:span text:style-name="T3">ē</text:span>s ⊂ prot(o) agon(e) -ista. </text:p>
        </text:list-item>
        <text:list-item>
          <text:p text:style-name="P102"><text:span text:style-name="T3">protecto</text:span> -us | protetto. = quem protege. </text:p>
        </text:list-item>
        <text:list-item>
          <text:p text:style-name="P102">—<text:span text:style-name="T3">ione</text:span> 300 | -zione | -ion | -ion | -ion. </text:p>
        </text:list-item>
        <text:list-item>
          <text:p text:style-name="P102">——<text:span text:style-name="T3">ismo</text:span> | -zionismo | -tionnisme | -ism | -ismus. </text:p>
        </text:list-item>
        <text:list-item>
          <text:p text:style-name="P102">—<text:span text:style-name="T3">ivo</text:span> | -ettivo | | -ive | -iv. </text:p>
        </text:list-item>
        <text:list-item>
          <text:p text:style-name="P102">—<text:span text:style-name="T3">ore</text:span> 300 | -ettore | -eur | -or | -or. </text:p>
        </text:list-item>
        <text:list-item>
          <text:p text:style-name="P102">——<text:span text:style-name="T3">atu</text:span> | -ettorato | -at | -ate | -at. </text:p>
        </text:list-item>
        <text:list-item>
          <text:p text:style-name="P102"><text:span text:style-name="T3">protege</text:span> -ĕgo | -eggere | -éger | -ect | -egieren. = tege, defende, custodi, tue. </text:p>
        </text:list-item>
        <text:list-item>
          <text:p text:style-name="P102">protĕnus -us = ante, ultra, sine mora. </text:p>
        </text:list-item>
        <text:list-item>
          <text:p text:style-name="P102"><text:span text:style-name="T3">protesta</text:span> 100 | -estare | -ester | -est | -estieren. = reclama, se oppone, resiste, testifica. ⊂ teste. </text:p>
        </text:list-item>
        <text:list-item>
          <text:p text:style-name="P102">—<text:span text:style-name="T3">nte</text:span> | -nte | -nt | -nt | -nt. </text:p>
        </text:list-item>
        <text:list-item>
          <text:p text:style-name="P102">—<text:span text:style-name="T3">tione</text:span> 400 | -testa, -testo | -testation, -têt | -testation, -test | -testation, -test. </text:p>
        </text:list-item>
        <text:list-item>
          <text:p text:style-name="P102"><text:span text:style-name="T3">proto-,</text:span> G. pr <text:span text:style-name="T3">ō</text:span>tos. = primo. ⊃ protagonista. ⊂ pro -to. </text:p>
        </text:list-item>
        <text:list-item>
          <text:p text:style-name="P102">—<text:span text:style-name="T3">collo</text:span> | -collo | -cole | -col | -coll. ⊂ G. prōtócollon. = primo folio unito cum colla ad volumine de papyro, et que contine attestatione de notario. </text:p>
        </text:list-item>
        <text:list-item>
          <text:p text:style-name="P102">—<text:span text:style-name="T3">martyre</text:span> ŭ | -tire | -tyr | -tyr | -tyr. ⊂ G. prōtómartur. = primo martyre, sancto Stephano. </text:p>
        </text:list-item>
        <text:list-item>
          <text:p text:style-name="P102">—<text:span text:style-name="T3">plasma</text:span> | -ma | -me | -m | -ma. = substantia organico fundamentale. </text:p>
        </text:list-item>
        <text:list-item>
          <text:p text:style-name="P102">—<text:span text:style-name="T3">typo</text:span> ŭ | -tipo | -type | -type | -typ. = primo typo, primo exemplare, modello, archetypo, originale. ⊂ G. prōtótupon. </text:p>
        </text:list-item>
        <text:list-item>
          <text:p text:style-name="P102">—<text:span text:style-name="T3">zoo</text:span> | -zoo | -zoaire | -zoon | -zoon. = primo animale. </text:p>
        </text:list-item>
        <text:list-item>
          <text:p text:style-name="P102"><text:span text:style-name="T3">protracto</text:span> 100 | protratto. = quem protrahe. </text:p>
        </text:list-item>
        <text:list-item>
          <text:p text:style-name="P102">—<text:span text:style-name="T3">ione</text:span> 500 | -azione | -ion | -ion | -ion. </text:p>
        </text:list-item>
        <text:list-item>
          <text:p text:style-name="P102">—<text:span text:style-name="T3">u</text:span> 100 | <text:span text:style-name="T5">ri</text:span>tratto | portrait | portrait | Portrait. = imagine per pictura aut photographia. </text:p>
        </text:list-item>
        <text:list-item>
          <text:p text:style-name="P102"><text:soft-page-break/><text:span text:style-name="T3">protrahe</text:span> -ăho | -arre | | -act | -ahieren. = trahe ante, prolonga. </text:p>
        </text:list-item>
        <text:list-item>
          <text:p text:style-name="P102"><text:span text:style-name="T3">protuberantia</text:span> | -anza | -érance | -ance | -anz. = tubero. </text:p>
        </text:list-item>
        <text:list-item>
          <text:p text:style-name="P102"><text:span text:style-name="T3">proveni</text:span> -vĕnio | -ire | -ir | | -ieren. = veni. </text:p>
        </text:list-item>
        <text:list-item>
          <text:p text:style-name="P102">—<text:span text:style-name="T3">ientia</text:span> | -ienza | -ance | -ance, -ience | -ienz. </text:p>
        </text:list-item>
        <text:list-item>
          <text:p text:style-name="P102"><text:span text:style-name="T3">proverbio</text:span> -ium | -io | -e | proverb | -ium. ⊂ pro verb(o) -io. </text:p>
        </text:list-item>
        <text:list-item>
          <text:p text:style-name="P102">—<text:span text:style-name="T3">iale</text:span> 200 | -iale | -ial | -ial | -ialisch. </text:p>
        </text:list-item>
        <text:list-item>
          <text:p text:style-name="P102"><text:span text:style-name="T3">provide</text:span> -ĭdeo | prov(v)edere | pourvoir | provide, purvey | <text:span text:style-name="T5">fürsorgen</text:span>. = vide ante et cura. ⊃ prudente. </text:p>
        </text:list-item>
        <text:list-item>
          <text:p text:style-name="P102">—<text:span text:style-name="T3">ente</text:span> -ens | -ente | pourvoyant | -ent | -ent. </text:p>
        </text:list-item>
        <text:list-item>
          <text:p text:style-name="P102">—<text:span text:style-name="T3">entia</text:span> -a | -enza | -ence | -ence | -enz. </text:p>
        </text:list-item>
        <text:list-item>
          <text:p text:style-name="P102">——<text:span text:style-name="T3">iale</text:span> | -enziale | -iel | -ial | -iell. </text:p>
        </text:list-item>
        <text:list-item>
          <text:p text:style-name="P102"><text:span text:style-name="T3">provincia</text:span> -ia | -incia | -ince | -ince | -inz. = regione sub dominio. ⊂ pro vince. </text:p>
        </text:list-item>
        <text:list-item>
          <text:p text:style-name="P102">—<text:span text:style-name="T3">iale</text:span> -is | -iale | -ial | -ial | -ial. </text:p>
        </text:list-item>
        <text:list-item>
          <text:p text:style-name="P102"><text:span text:style-name="T3">proviso</text:span> -īsus = quem provide. ⊃ im—. </text:p>
        </text:list-item>
        <text:list-item>
          <text:p text:style-name="P102">—<text:span text:style-name="T3">ione</text:span> -io = providentia, præcautione, ton provide. </text:p>
        </text:list-item>
        <text:list-item>
          <text:p text:style-name="P102">—— 300 | provvisioni, provigioni | -sions | -sions | -sion. = copia, cibaria. </text:p>
        </text:list-item>
        <text:list-item>
          <text:p text:style-name="P102">—<text:span text:style-name="T3">ore</text:span> -or | provveditore | <text:span text:style-name="T5">fournisseur</text:span>, -seur | -sor, purveyor | -sor. </text:p>
        </text:list-item>
        <text:list-item>
          <text:p text:style-name="P102">—<text:span text:style-name="T3">orio</text:span> | provvisorio | -oire | -ory | -orisch. = momentaneo, ne stabile, ne duraturo. </text:p>
        </text:list-item>
        <text:list-item>
          <text:p text:style-name="P102"><text:span text:style-name="T3">provoca</text:span> -ŏco | -care | -quer | -ke | -zieren. = incita, causa, effice, voca ante. </text:p>
        </text:list-item>
        <text:list-item>
          <text:p text:style-name="P102">—<text:span text:style-name="T3">nte</text:span> -ns | -nte | -nt | provoking | -nt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ivo</text:span> | -tivo | -tif | -itve | -itv. = </text:p>
        </text:list-item>
        <text:list-item>
          <text:p text:style-name="P102">—<text:span text:style-name="T3">tore</text:span> -tor | -tore | -teur. </text:p>
        </text:list-item>
        <text:list-item>
          <text:p text:style-name="P102"><text:span text:style-name="T3">proximo</text:span> -ĭmus | prossimo, P. proximo | proche, prochain | proximate, <text:span text:style-name="T5">next</text:span> | <text:span text:style-name="T5">nächster</text:span>. ⊂ prop(e) -simo. ⊃ approxima. = multo prope, vicino. </text:p>
        </text:list-item>
        <text:list-item>
          <text:p text:style-name="P102">—<text:span text:style-name="T3">itate</text:span> -itas | prossimità | -ité | -ity | -ität. </text:p>
        </text:list-item>
        <text:list-item>
          <text:p text:style-name="P102"><text:span text:style-name="T3">prudente</text:span> -ens | -ente | -ent | -ent | -ent. = providente. </text:p>
        </text:list-item>
        <text:list-item>
          <text:p text:style-name="P102">—<text:span text:style-name="T3">ia</text:span> -ia | -enza | -ence | -ence | -enz. </text:p>
        </text:list-item>
        <text:list-item>
          <text:p text:style-name="P102"><text:span text:style-name="T3">pruina</text:span> -īna | pruina, brina | <text:span text:style-name="T5">givre</text:span> | <text:span text:style-name="T5">rime</text:span> | <text:span text:style-name="T5">Reif</text:span>. || A. D. fros <text:span text:style-name="T5">t</text:span> = glacie. </text:p>
        </text:list-item>
        <text:list-item>
          <text:p text:style-name="P102">—<text:span text:style-name="T3">oso</text:span> -osus = cum pruina. </text:p>
        </text:list-item>
        <text:list-item>
          <text:p text:style-name="P102">—<text:span text:style-name="T3">oso</text:span> N | -oso | pruiné | -ose | -ös. = (fructu) cum pulvere albo, simile ad pruina. </text:p>
        </text:list-item>
        <text:list-item>
          <text:p text:style-name="P102"><text:span text:style-name="T3">pruno</text:span> -um, -us | prugno, pruna | prune | plum | Pflaume. ⊂ G. proúnē. = Bot. « prunus (domestica) ». </text:p>
        </text:list-item>
        <text:list-item>
          <text:p text:style-name="P102"><text:span text:style-name="T3">pruri</text:span> 100 | prudere | <text:span text:style-name="T5">démanger</text:span> | <text:span text:style-name="T5">itch</text:span> | <text:span text:style-name="T5">jucken</text:span>. habe prurigine. </text:p>
        </text:list-item>
        <text:list-item>
          <text:p text:style-name="P102">—<text:span text:style-name="T3">gine</text:span> ĭ 100 | -igine | -igo | -igo | -igo. </text:p>
        </text:list-item>
        <text:list-item>
          <text:p text:style-name="P102">——<text:span text:style-name="T3">oso</text:span> 300 | -oso | -eux | -ous. </text:p>
        </text:list-item>
        <text:list-item>
          <text:p text:style-name="P102">—<text:span text:style-name="T3">itu</text:span> 100 | -ito | -it | | -itus. = prurigine. </text:p>
        </text:list-item>
        <text:list-item>
          <text:p text:style-name="P102">G. psa psáō = scabe, rade. ⊃ palimpsesto, psalmo. </text:p>
        </text:list-item>
        <text:list-item>
          <text:p text:style-name="P102">G. psalle psállō = sona lyra et canta. ⊂ psa. ⊃ </text:p>
        </text:list-item>
        <text:list-item>
          <text:p text:style-name="P102"><text:span text:style-name="T3">psalmo</text:span> 400 | salmo | psaume | psalm | Psalm. = cantico sacro. ⊂ G. <text:soft-page-break/>psalmós ⊂ psalle. </text:p>
        </text:list-item>
        <text:list-item>
          <text:p text:style-name="P102">—<text:span text:style-name="T3">odia</text:span> | salmodia | -odie | -ody | -odie. ⊂ G. psalmōdía. </text:p>
        </text:list-item>
        <text:list-item>
          <text:p text:style-name="P102"><text:span text:style-name="T3">psalterio</text:span> 100 | salterio | -erion | -ery | -rium. = instrumento musicale, simile ad cithara. ⊂ G. psalt <text:span text:style-name="T3">ē</text:span>rion ⊂ psalle. </text:p>
        </text:list-item>
        <text:list-item>
          <text:p text:style-name="P102"><text:span text:style-name="T3">pseudo-, </text:span>G. pseúdos = falso. </text:p>
        </text:list-item>
        <text:list-item>
          <text:p text:style-name="P102">—<text:span text:style-name="T3">logo</text:span> ŏ | | | -loger | -log. = mentitore. ⊂ G. -lógos. </text:p>
        </text:list-item>
        <text:list-item>
          <text:p text:style-name="P102">—<text:span text:style-name="T3">nymo</text:span> | -nimo | -nyme | -nym | -nym. = falso nomine. ⊂ G. pseud <text:span text:style-name="T3">ō</text:span>numon ⊂ pseudo onom(a) -o. </text:p>
        </text:list-item>
        <text:list-item>
          <text:p text:style-name="P102">—<text:span text:style-name="T3">propheta</text:span> 300 | -feta | | -phet | -phet. ⊂ G. -ph <text:span text:style-name="T3">ē</text:span>tēs </text:p>
        </text:list-item>
        <text:list-item>
          <text:p text:style-name="P102"><text:span text:style-name="T3">psittaco</text:span> -ăcus | <text:span text:style-name="T5">papagallo</text:span> | <text:span text:style-name="T5">perroquet</text:span>, -acus | <text:span text:style-name="T5">parrot</text:span>, -acine | <text:span text:style-name="T5">Papagei</text:span>, Psittich. = Zool. « psittacus erithacus ». ⊂ G. psíttacos. </text:p>
        </text:list-item>
        <text:list-item>
          <text:p text:style-name="P102">—<text:span text:style-name="T3">ismo</text:span> | | -sime | | -simus. = repetitione de oratione non intellecto, ad imitatione de psittaco. </text:p>
        </text:list-item>
        <text:list-item>
          <text:p text:style-name="P102"><text:span text:style-name="T3">psyche</text:span> | psiche | -ché | -che | -che. = anima, mente. ⊂ G. psuch <text:span text:style-name="T3">ē</text:span>. </text:p>
        </text:list-item>
        <text:list-item>
          <text:p text:style-name="P102">—<text:span text:style-name="T3">iatria</text:span> | -atria | -atrie | -atry | -atrie. = cura [iatreía] de mente [psyche]. </text:p>
        </text:list-item>
        <text:list-item>
          <text:p text:style-name="P102">—<text:span text:style-name="T3">ico</text:span> -ĭcus | psichico | -ique | -ic | -isch. = de anima. </text:p>
        </text:list-item>
        <text:list-item>
          <text:p text:style-name="P102">—<text:span text:style-name="T3">ologo</text:span> ŏ | psicologo | -logue | -logist | -log. = qui stude psyche. </text:p>
        </text:list-item>
        <text:list-item>
          <text:p text:style-name="P102">——<text:span text:style-name="T3">ia</text:span> | psyicologia | -ie | -y | -ie. </text:p>
        </text:list-item>
        <text:list-item>
          <text:p text:style-name="P102">——<text:span text:style-name="T3">ico</text:span> -ĭcus | psicologico | -ique | -ical | -isch. </text:p>
        </text:list-item>
        <text:list-item>
          <text:p text:style-name="P102">G. ptero pterón = ala. ⊃ coleoptero, aptero, diptero. ⊂ pete. </text:p>
        </text:list-item>
        <text:list-item>
          <text:p text:style-name="P102"><text:span text:style-name="T3">ptissana</text:span> 100 | tisana | tisane | ptisan | Ptisane. = decocto de hordeo pisto. ⊂ G. ptisánē. ⊂ ptíssō = pinse, decortica. </text:p>
        </text:list-item>
        <text:list-item>
          <text:p text:style-name="P102">G. pto píptō = cade. ⊃ asymptoto, symptoma. ⊂ pete. </text:p>
        </text:list-item>
        <text:list-item>
          <text:p text:style-name="P102">G. ptye ptúō = spue. ⊃ hæmoptysi. </text:p>
        </text:list-item>
        <text:list-item>
          <text:p text:style-name="P102"><text:span text:style-name="T3">ptyalismo</text:span> | ptialismo | -isme | -ism | -ismus. = salivatione excessivo. ⊂ G. -ós. ⊂ ptye. </text:p>
        </text:list-item>
        <text:list-item>
          <text:p text:style-name="P102"><text:span text:style-name="T3">pube</text:span> -es | -be | -bis | -bis | -bes. = lanugine, signo de pubertate. </text:p>
        </text:list-item>
        <text:list-item>
          <text:p text:style-name="P102"><text:span text:style-name="T3">pubere</text:span> -bes -bĕr- | -ere | -ère | -eral | -eres. = que incipe virilitate. </text:p>
        </text:list-item>
        <text:list-item>
          <text:p text:style-name="P102"><text:span text:style-name="T3">pubertate</text:span> -tas | -tà | -té | -ty | -tät. = to es pubere. </text:p>
        </text:list-item>
        <text:list-item>
          <text:p text:style-name="P102">publica -ĭco = confisca, redde de usu publico. </text:p>
        </text:list-item>
        <text:list-item>
          <text:p text:style-name="P102"><text:span text:style-name="T3">publica</text:span> ĭ 100 | pubblicare | publier | to publish | -cieren. = manifesta in publico, promulga, edita, vulga. </text:p>
        </text:list-item>
        <text:list-item>
          <text:p text:style-name="P102">—tione -tio = confiscatione. </text:p>
        </text:list-item>
        <text:list-item>
          <text:p text:style-name="P102">—<text:span text:style-name="T3">tione</text:span> M | -zione | -tion | -tion | -tion. </text:p>
        </text:list-item>
        <text:list-item>
          <text:p text:style-name="P102"><text:span text:style-name="T3">publico</text:span> -ĭcus | pub(b)lico | -blic | -blic | -blik. ⊂ pop(u)l(o) -ico. </text:p>
        </text:list-item>
        <text:list-item>
          <text:p text:style-name="P102">—<text:span text:style-name="T3">ista</text:span> | pubblicista | -iste | -ist | -ist. </text:p>
        </text:list-item>
        <text:list-item>
          <text:p text:style-name="P102">—<text:span text:style-name="T3">itate</text:span> | pubblicità | -ité | -ity | -ität. </text:p>
        </text:list-item>
        <text:list-item>
          <text:p text:style-name="P102"><text:span text:style-name="T3">pude</text:span> -eo = erubesce pro verecundia. ⊃ impudente, pudico, pudore. </text:p>
        </text:list-item>
        <text:list-item>
          <text:p text:style-name="P102">—<text:span text:style-name="T3">icitia</text:span> -ia | -izia | -ité | -ity | -itia. </text:p>
        </text:list-item>
        <text:list-item>
          <text:p text:style-name="P102">—<text:span text:style-name="T3">ico</text:span> -īcus | -ico | -ique. = verecundo, casto, modesto. </text:p>
        </text:list-item>
        <text:list-item>
          <text:p text:style-name="P102">—<text:span text:style-name="T3">ore</text:span> -or | -ore | -eur | -icity | -or. </text:p>
        </text:list-item>
        <text:list-item>
          <text:p text:style-name="P102"><text:span text:style-name="T3">puero</text:span> puĕr | <text:span text:style-name="T5">fanciullo</text:span> | <text:span text:style-name="T5">enfant</text:span> | <text:span text:style-name="T5">boy</text:span> | <text:span text:style-name="T5">Kind</text:span>. = homo de 7 ad 14 anno. </text:p>
        </text:list-item>
        <text:list-item>
          <text:p text:style-name="P102">—<text:span text:style-name="T3">ile</text:span> -īlis | -erile | -éril | -erile | -eril. </text:p>
        </text:list-item>
        <text:list-item>
          <text:p text:style-name="P102">——<text:span text:style-name="T3">itate</text:span> 100 | -ità | puérilité | -ity | -ität. </text:p>
        </text:list-item>
        <text:list-item>
          <text:p text:style-name="P102"><text:span text:style-name="T3">puerpera</text:span> -ĕra | -ra | | | -ra. = parturiente. ⊂ puer(o) pare [gene]. </text:p>
        </text:list-item>
        <text:list-item>
          <text:p text:style-name="P102"><text:soft-page-break/>—<text:span text:style-name="T3">ale</text:span> | -erale | -éral | -eral | -eral. </text:p>
        </text:list-item>
        <text:list-item>
          <text:p text:style-name="P102">—<text:span text:style-name="T3">io</text:span> -ium | -io | <text:span text:style-name="T5">accouchement</text:span> | | -ium. = partu. </text:p>
        </text:list-item>
        <text:list-item>
          <text:p text:style-name="P102"><text:span text:style-name="T3">pugile</text:span> pugĭl | -ilatore | -iliste | -ilist, <text:span text:style-name="T5">boxer</text:span> | -ilist. = luctatore per pugnos. </text:p>
        </text:list-item>
        <text:list-item>
          <text:p text:style-name="P102">—<text:span text:style-name="T3">atu</text:span> -us | -ato | -at | -ism | -ation. </text:p>
        </text:list-item>
        <text:list-item>
          <text:p text:style-name="P102"><text:span text:style-name="T3">pugione</text:span> pugio | pugnale | poignard | poniard | <text:span text:style-name="T5">Dolch</text:span>. ⊂ punge. </text:p>
        </text:list-item>
        <text:list-item>
          <text:p text:style-name="P102"><text:span text:style-name="T3">pugna</text:span> -a | pugna | <text:span text:style-name="T5">bataille</text:span> | <text:span text:style-name="T5">fight</text:span>, <text:span text:style-name="T5">combat</text:span> | <text:span text:style-name="T5">Schlacht</text:span>. = prælio, certamine (in origine facto per pugnos). </text:p>
        </text:list-item>
        <text:list-item>
          <text:p text:style-name="P102">— -o | -are | <text:span text:style-name="T5">combattre</text:span> | <text:span text:style-name="T5">to fight</text:span> | <text:span text:style-name="T5">kämpfen</text:span>. ⊃ expugna, impugna, oppugna, propugna, repugna. </text:p>
        </text:list-item>
        <text:list-item>
          <text:p text:style-name="P102">—<text:span text:style-name="T3">ace</text:span> -ax | -ace, H. -az | -ace | -acious. = disposito ad pugna, bellicoso, feroce. </text:p>
        </text:list-item>
        <text:list-item>
          <text:p text:style-name="P102">——<text:span text:style-name="T3">itate</text:span> 100 | -ità | -ité | -ity | -ität. </text:p>
        </text:list-item>
        <text:list-item>
          <text:p text:style-name="P102"><text:span text:style-name="T3">pugnale</text:span> M, v. pugione. </text:p>
        </text:list-item>
        <text:list-item>
          <text:p text:style-name="P102"><text:span text:style-name="T3">pugno</text:span> -us | pugno, H. puño, P. punho | poing | fist | Faust. ⊂ E. ⊃ A. fist?, D. Faust?, G. pygmē, R. pjastï. ⊂ pu(n)ge. </text:p>
        </text:list-item>
        <text:list-item>
          <text:p text:style-name="P102"><text:span text:style-name="T3">pulchro,</text:span> <text:span text:style-name="T5">alio forma de</text:span> pulcro. </text:p>
        </text:list-item>
        <text:list-item>
          <text:p text:style-name="P102"><text:span text:style-name="T3">pulcro</text:span> pulcer | <text:span text:style-name="T5">bello</text:span> | <text:span text:style-name="T5">beau</text:span> | <text:span text:style-name="T5">beautiful</text:span> | <text:span text:style-name="T5">schön</text:span>. = formoso, venusto, bello, anti turpe. </text:p>
        </text:list-item>
        <text:list-item>
          <text:p text:style-name="P102">—<text:span text:style-name="T3">itudine</text:span> -do -dĭn- | | | pulchritude. </text:p>
        </text:list-item>
        <text:list-item>
          <text:p text:style-name="P102"><text:span text:style-name="T3">pulice</text:span> pulex pulĭc- | pulce | puce | flea | Floh. = Zool. « pulex irritans ». ⊂ E. ⊃ A. D., R. blocha. </text:p>
        </text:list-item>
        <text:list-item>
          <text:p text:style-name="P102"><text:span text:style-name="T3">pullo</text:span> -us = juvene animale. ⊃ pullula. ⊂ puer(o) -ulo. || G. p <text:span text:style-name="T3">ō</text:span>los, A. foal, D. Fohlen, Füllen = juvene equo. </text:p>
        </text:list-item>
        <text:list-item>
          <text:p text:style-name="P102">— 100 | pollo | poulet | pullet. || juvene gallo. </text:p>
        </text:list-item>
        <text:list-item>
          <text:p text:style-name="P102"><text:span text:style-name="T3">pullula</text:span> -ŭlo | -are | -er | -ate | -ieren. = fac filios, germina, diffunde se. ⊂ pullo. </text:p>
        </text:list-item>
        <text:list-item>
          <text:p text:style-name="P102">—<text:span text:style-name="T3">tione</text:span> | -zione | -tion | -tion | -tion. </text:p>
        </text:list-item>
        <text:list-item>
          <text:p text:style-name="P102"><text:span text:style-name="T3">pulmone</text:span> -mo | polmone | poumon | <text:span text:style-name="T5">lung</text:span> | <text:span text:style-name="T5">Lunge</text:span>. || G. pneúmōn, pleúmōn. </text:p>
        </text:list-item>
        <text:list-item>
          <text:p text:style-name="P102">—<text:span text:style-name="T3">ario</text:span> 100 | -are | -aire | -ary | -ar. </text:p>
        </text:list-item>
        <text:list-item>
          <text:p text:style-name="P102"><text:span text:style-name="T3">pulpa</text:span> -a | polpa, H. pulpa | pulpe | pulp | <text:span text:style-name="T5">Mark</text:span>, Pulpa. = carne sine osse. ⊃ -oso. </text:p>
        </text:list-item>
        <text:list-item>
          <text:p text:style-name="P102"><text:span text:style-name="T3">pulpito</text:span> -ĭtum | -ito | | -it | Pult. = cathedra pro loque ad publico. ⊃ F. pupitre = quod sustine libro. </text:p>
        </text:list-item>
        <text:list-item>
          <text:p text:style-name="P102"><text:span text:style-name="T3">pulposo</text:span> 200 | polposo | -eux | -ous | -ös. = cum pulpa. </text:p>
        </text:list-item>
        <text:list-item>
          <text:p text:style-name="P102"><text:span text:style-name="T3">pulsa</text:span> -o | <text:span text:style-name="T5">spingere</text:span> | pousser | push | <text:span text:style-name="T5">stossen</text:span>. = urge, impelle, move, excita, stimula. ⊂ pelle. </text:p>
        </text:list-item>
        <text:list-item>
          <text:p text:style-name="P102">— -o | <text:span text:style-name="T5">picchiare</text:span>, pulsare; H. P. pulsar | <text:span text:style-name="T5">battre</text:span> | <text:span text:style-name="T5">beat</text:span>, pulsate, pulse | <text:span text:style-name="T5">schlagen</text:span>, pulsieren. = percute, verbera, ice, tunde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<text:span text:style-name="T3">pulsu</text:span> -us | polso, H. P. pulso | pouls | pulse | Puls. = ton pulsa. </text:p>
        </text:list-item>
        <text:list-item>
          <text:p text:style-name="P102"><text:span text:style-name="T3">pulte</text:span> puls | poltiglia, H. puches | | poultice. = cibo ex aqua et farina. || L. polenta, G. póltos. ⊃ A. pulse = siliqua edibile de phaseolo. </text:p>
        </text:list-item>
        <text:list-item>
          <text:p text:style-name="P102"><text:span text:style-name="T3">pulvere</text:span> pulvis -vĕr- | polvere | poussière, poudre | <text:span text:style-name="T5">dust</text:span>, powder | Pulver, <text:span text:style-name="T5">Staub</text:span>. </text:p>
        </text:list-item>
        <text:list-item>
          <text:p text:style-name="P102"><text:soft-page-break/>—<text:span text:style-name="T3">eo</text:span> -ĕus | polveroso | poudreux | -ous. </text:p>
        </text:list-item>
        <text:list-item>
          <text:p text:style-name="P102">—<text:span text:style-name="T3">iza</text:span> | polverizzare | pulvériser | -ize | -isieren. = reduc in pulvere, fria. </text:p>
        </text:list-item>
        <text:list-item>
          <text:p text:style-name="P102">——<text:span text:style-name="T3">tione</text:span> | -izzazione | -érisation | -tion | -isation. </text:p>
        </text:list-item>
        <text:list-item>
          <text:p text:style-name="P102">—<text:span text:style-name="T3">ulento</text:span> -us | polverulento | pulvérulent | -ent. = cum pulvere. </text:p>
        </text:list-item>
        <text:list-item>
          <text:p text:style-name="P102"><text:span text:style-name="T3">pulvisculo</text:span> -ŭlus (Plauto) | -olo | -ule. = pulvere minuto. </text:p>
        </text:list-item>
        <text:list-item>
          <text:p text:style-name="P102"><text:span text:style-name="T3">pumice</text:span> pumex -mĭc- | pomice | <text:span text:style-name="T5">pierre</text:span> ponce | pumice | Bims. = lapide poroso vulcanico. </text:p>
        </text:list-item>
        <text:list-item>
          <text:p text:style-name="P102"><text:span text:style-name="T3">PUNCTO</text:span> -um | punto | point | point, punctum | Punkt. = quem punge. </text:p>
        </text:list-item>
        <text:list-item>
          <text:p text:style-name="P102">—<text:span text:style-name="T3">a</text:span> 400 | punta | pointe | point. = acie, cuspide. </text:p>
        </text:list-item>
        <text:list-item>
          <text:p text:style-name="P102">—<text:span text:style-name="T3">ione</text:span> 100 | puntura | ponction | -ion | -ion. = ton punge. </text:p>
        </text:list-item>
        <text:list-item>
          <text:p text:style-name="P102">—<text:span text:style-name="T3">ione</text:span> M | punzone | poinçon | puncheon, punch | Punzen. = forma de moneta, typo. </text:p>
        </text:list-item>
        <text:list-item>
          <text:p text:style-name="P102">—<text:span text:style-name="T3">ua</text:span> M | punteggiare | ponctuer | -tuate | -tieren. = pone punctos. </text:p>
        </text:list-item>
        <text:list-item>
          <text:p text:style-name="P102">—<text:span text:style-name="T3">uale</text:span> M | puntuale | ponctuel | -al | -ell. = exacto, sollicito, diligente. </text:p>
        </text:list-item>
        <text:list-item>
          <text:p text:style-name="P102">——<text:span text:style-name="T3">itate</text:span> | puntualità | -ité | -ity | -ität. = diligentia. </text:p>
        </text:list-item>
        <text:list-item>
          <text:p text:style-name="P102">—<text:span text:style-name="T3">ura</text:span> 400 | puntura | <text:span text:style-name="T5">piqûre</text:span>, pointure | -ture | -tur. = punctione. </text:p>
        </text:list-item>
        <text:list-item>
          <text:p text:style-name="P102"><text:span text:style-name="T3">PUNGE</text:span> -o | -ere, H. P. -ir | <text:span text:style-name="T5">piquer</text:span>, ponctionner, poindre | <text:span text:style-name="T5">to prick</text:span>, to puncture | <text:span text:style-name="T5">stechen</text:span>, -ieren. ⊃ puncto. </text:p>
        </text:list-item>
        <text:list-item>
          <text:p text:style-name="P102">—<text:span text:style-name="T3">ente</text:span> -ens | -ente | poignant | -ent | -ent. </text:p>
        </text:list-item>
        <text:list-item>
          <text:p text:style-name="P102"><text:span text:style-name="T3">PUNI</text:span> -io | -ire | -ir | -ish | <text:span text:style-name="T5">ver</text:span>pönen, <text:span text:style-name="T5">strafen</text:span>. </text:p>
        </text:list-item>
        <text:list-item>
          <text:p text:style-name="P102">—<text:span text:style-name="T3">tione</text:span> 100 | -zione | -tion | -tion | -tion. </text:p>
        </text:list-item>
        <text:list-item>
          <text:p text:style-name="P102">—<text:span text:style-name="T3">tivo</text:span> | -ivo | -if | -ive. </text:p>
        </text:list-item>
        <text:list-item>
          <text:p text:style-name="P102">—<text:span text:style-name="T3">tore</text:span> -tor | -tore | punisseur | punisher. </text:p>
        </text:list-item>
        <text:list-item>
          <text:p text:style-name="P102"><text:span text:style-name="T3">pupa</text:span> 100 | pupazza | poupée | puppet | Puppe, Püppchen. || puero. </text:p>
        </text:list-item>
        <text:list-item>
          <text:p text:style-name="P102"><text:span text:style-name="T3">pupilla</text:span> -a | -pilla | <text:span text:style-name="T5">prunelle</text:span>, -pille | -pil | -pille. = orphana, parte de oculo. </text:p>
        </text:list-item>
        <text:list-item>
          <text:p text:style-name="P102"><text:span text:style-name="T3">pupillo</text:span> -us | -pillo | -pille | -pil | -pill. = puero sub tutela. </text:p>
        </text:list-item>
        <text:list-item>
          <text:p text:style-name="P102"><text:span text:style-name="T3">puppi</text:span> -is | poppa | poupe | poop. = parte posteriore de nave, anti prora. </text:p>
        </text:list-item>
        <text:list-item>
          <text:p text:style-name="P102"><text:span text:style-name="T3">pure</text:span> pus, v. pus. ⊃ purulento, suppuratione. </text:p>
        </text:list-item>
        <text:list-item>
          <text:p text:style-name="P102"><text:span text:style-name="T3">purga</text:span> -o | -gare | -ger | -ge | -gieren. = redde puro. ⊂ puro age. </text:p>
        </text:list-item>
        <text:list-item>
          <text:p text:style-name="P102">— M | purga | purge, purgatif | purge | Purganz. </text:p>
        </text:list-item>
        <text:list-item>
          <text:p text:style-name="P102">—<text:span text:style-name="T3">tione</text:span> -tio | -zione | -tion | -tion | -tion. </text:p>
        </text:list-item>
        <text:list-item>
          <text:p text:style-name="P102">—<text:span text:style-name="T3">tivo</text:span> 500 | -tivo | -tif | -tive | -tiv. </text:p>
        </text:list-item>
        <text:list-item>
          <text:p text:style-name="P102">—<text:span text:style-name="T3">torio</text:span> | -torio | -toire | -tory | -torium. = loco de purificatione. </text:p>
        </text:list-item>
        <text:list-item>
          <text:p text:style-name="P102"><text:span text:style-name="T3">PURO</text:span> -us | I. H. P. puro | pur | pure | pur, <text:span text:style-name="T5">rein</text:span>. = ne mixto. ⊃ depura, epura, purga, expurga. </text:p>
        </text:list-item>
        <text:list-item>
          <text:p text:style-name="P102">—<text:span text:style-name="T3">ifica</text:span> ĭ 100 | -ificare | -ifier | -ify | -ificieren. = purga, munda. </text:p>
        </text:list-item>
        <text:list-item>
          <text:p text:style-name="P102">——<text:span text:style-name="T3">tione</text:span> 100 | -zione | -tion | -tion | -tion. </text:p>
        </text:list-item>
        <text:list-item>
          <text:p text:style-name="P102">—<text:span text:style-name="T3">ismo</text:span> | -ismo | -isme | -ism | -ismus. </text:p>
        </text:list-item>
        <text:list-item>
          <text:p text:style-name="P102">—<text:span text:style-name="T3">ista</text:span> | -ista | -iste | -ist | -ist. </text:p>
        </text:list-item>
        <text:list-item>
          <text:p text:style-name="P102">—<text:span text:style-name="T3">itano</text:span> | -tano | -tain | -tan | -taner. </text:p>
        </text:list-item>
        <text:list-item>
          <text:p text:style-name="P102">—<text:span text:style-name="T3">itate</text:span> 400 | -ezza, -ità | -eté | -ity | -ität. </text:p>
        </text:list-item>
        <text:list-item>
          <text:p text:style-name="P102"><text:span text:style-name="T3">purpura</text:span> -ŭra | porpora | pourpre | purple, -ura | Purpura. = colore <text:soft-page-break/>tracto ex ostrea « purpura patula ». ⊂ G. porphúra. </text:p>
        </text:list-item>
        <text:list-item>
          <text:p text:style-name="P102">—<text:span text:style-name="T3">eo</text:span> -ĕus | -pureo | pourpré | -ple | -purn. ⊂ G. porphúreos. </text:p>
        </text:list-item>
        <text:list-item>
          <text:p text:style-name="P102">—<text:span text:style-name="T3">ino</text:span> | porporino | -in | -in | -in. </text:p>
        </text:list-item>
        <text:list-item>
          <text:p text:style-name="P102"><text:span text:style-name="T3">purulento</text:span> 100 | -ento | -ent | -ent | -ent. = cum pure. </text:p>
        </text:list-item>
        <text:list-item>
          <text:p text:style-name="P102">—<text:span text:style-name="T3">ia</text:span> | -enza | -ence | -ence | -enz. </text:p>
        </text:list-item>
        <text:list-item>
          <text:p text:style-name="P102"><text:span text:style-name="T3">pus,</text:span> <text:span text:style-name="T5">nominativo</text:span>, <text:span text:style-name="T5">abl.</text:span> pure | <text:span text:style-name="T5">marcia</text:span>, pus | pus | pus | <text:span text:style-name="T5">Eiter</text:span>, Pus. || L. pute; G. púon = pus; D. faul = putrido. </text:p>
        </text:list-item>
        <text:list-item>
          <text:p text:style-name="P102"><text:span text:style-name="T3">pusillo</text:span> -us = parvo. </text:p>
        </text:list-item>
        <text:list-item>
          <text:p text:style-name="P102">—<text:span text:style-name="T3">anime</text:span> ĭ 300 | -ime | -ime | -imous | -im. = timido, ignavo. </text:p>
        </text:list-item>
        <text:list-item>
          <text:p text:style-name="P102">——<text:span text:style-name="T3">itate</text:span> | -ità | -ité | -ity | -ität. </text:p>
        </text:list-item>
        <text:list-item>
          <text:p text:style-name="P102"><text:span text:style-name="T3">pustula</text:span> -ŭla | pustola | pustule | pustule | Pustel. </text:p>
        </text:list-item>
        <text:list-item>
          <text:p text:style-name="P102">—<text:span text:style-name="T3">oso</text:span> | pustuloso | -eux | -ous. </text:p>
        </text:list-item>
        <text:list-item>
          <text:p text:style-name="P102"><text:span text:style-name="T3">puta</text:span> -o | potare, H. P. podar. = « amputa » ramos inutile ex arbore. || pu(ro). </text:p>
        </text:list-item>
        <text:list-item>
          <text:p text:style-name="P102">— -o | reputare, <text:span text:style-name="T5">pensare</text:span> | réputer, <text:span text:style-name="T5">penser</text:span> | to repute, <text:span text:style-name="T5">to think</text:span> | <text:span text:style-name="T5">denken</text:span>. = cogita, considera, judica, crede. ⊃ com—, de—, dis—, im—, re—. </text:p>
        </text:list-item>
        <text:list-item>
          <text:p text:style-name="P102">—<text:span text:style-name="T3">tivo</text:span> 300 | -tivo | -tif | -tive | -tiv. = apparente, putato. </text:p>
        </text:list-item>
        <text:list-item>
          <text:p text:style-name="P102"><text:span text:style-name="T3">pute</text:span> -eo | putire, <text:span text:style-name="T5">puzzare</text:span> | puer, <text:span text:style-name="T5">sentir mauvais</text:span> | <text:span text:style-name="T5">to stink</text:span> | faulen. || L. pus, G. púthō = marcesce, putrefac; D. faulen, D. faul = putrido; A. foul = impuro. </text:p>
        </text:list-item>
        <text:list-item>
          <text:p text:style-name="P102"><text:span text:style-name="T3">puteo</text:span> -ĕus | pozzo, H. pozo, P. pôço | puits | <text:span text:style-name="T5">well</text:span>, pit | <text:span text:style-name="T5">Brunnen</text:span>, Pfütze. </text:p>
        </text:list-item>
        <text:list-item>
          <text:p text:style-name="P102">—<text:span text:style-name="T3">eale</text:span> -is | -ale | putéal | -al | -al. </text:p>
        </text:list-item>
        <text:list-item>
          <text:p text:style-name="P102"><text:span text:style-name="T3">putre</text:span> puter = putrido, languido. </text:p>
        </text:list-item>
        <text:list-item>
          <text:p text:style-name="P102">— -eo (Plauto) = putresce, fi putre. </text:p>
        </text:list-item>
        <text:list-item>
          <text:p text:style-name="P102">—<text:span text:style-name="T3">fac</text:span> -facio | -fare | -éfier | -fy | -ficieren. </text:p>
        </text:list-item>
        <text:list-item>
          <text:p text:style-name="P102">——<text:span text:style-name="T3">tione</text:span> | -azione | -éfaction | -tion | -tion. </text:p>
        </text:list-item>
        <text:list-item>
          <text:p text:style-name="P102">—<text:span text:style-name="T3">fi</text:span> -fio = </text:p>
        </text:list-item>
        <text:list-item>
          <text:p text:style-name="P102">—<text:span text:style-name="T3">sce</text:span> -sco | imputridire, putrefarsi | pourrir | putrefy | putrescieren. </text:p>
        </text:list-item>
        <text:list-item>
          <text:p text:style-name="P102">——<text:span text:style-name="T3">ente</text:span> | -ente | -ent | -ent. </text:p>
        </text:list-item>
        <text:list-item>
          <text:p text:style-name="P102">——<text:span text:style-name="T3">entia</text:span> | -enza | -ence | -ence | -enz. </text:p>
        </text:list-item>
        <text:list-item>
          <text:p text:style-name="P102">—<text:span text:style-name="T3">ido</text:span> -ĭdus | -ido | -ide | -id, <text:span text:style-name="T5">rot</text:span> | -id, <text:span text:style-name="T5">faul</text:span>. </text:p>
        </text:list-item>
        <text:list-item>
          <text:p text:style-name="P102">——<text:span text:style-name="T3">itate</text:span> | -ità | -ité | -ity | -ität. </text:p>
        </text:list-item>
        <text:list-item>
          <text:p text:style-name="P102">G. py púthomai = pute. ⊃ púon = pus, empyema. ⊂ E. ⊃ L. pute, pus. </text:p>
        </text:list-item>
        <text:list-item>
          <text:p text:style-name="P102">G. pygme pugm <text:span text:style-name="T3">ē</text:span> = || pugno. </text:p>
        </text:list-item>
        <text:list-item>
          <text:p text:style-name="P102"><text:span text:style-name="T3">pygmæo</text:span> -us | pigmeo | -mée | -my | -mäe. = alto ut pugno, nano. ⊂ G. pugmaîos. ⊂ pygme. </text:p>
        </text:list-item>
        <text:list-item>
          <text:p text:style-name="P102">G. pyle púlē = janua, ostio, porta. ⊃ propylæo, pyloro. </text:p>
        </text:list-item>
        <text:list-item>
          <text:p text:style-name="P102"><text:span text:style-name="T3">pyloro</text:span> | piloro | -re | -rus | -rus. = orificio inferiore de stomacho. ⊂ G. pulōrós ⊂ pyle [porta] oûros [custode]. </text:p>
        </text:list-item>
        <text:list-item>
          <text:p text:style-name="P102">G. pyr pûr = igni. ⊃ empyræo, pyrotechnico. ⊂ E. ⊃ A. fire, D. Feuer. </text:p>
        </text:list-item>
        <text:list-item>
          <text:p text:style-name="P102"><text:span text:style-name="T3">pyra</text:span> -a | pira | <text:span text:style-name="T5">bûcher</text:span> | pyre. = rogo, congerie de ligno pro arde cadavere. ⊂ G. purá ⊂ pyr. </text:p>
        </text:list-item>
        <text:list-item>
          <text:p text:style-name="P102"><text:span text:style-name="T3">pyramide</text:span> -mis -mĭd- | piramide | -ide | -id | -ide. ⊂ G. puramís ⊂ ex <text:soft-page-break/>Ægypto. </text:p>
        </text:list-item>
        <text:list-item>
          <text:p text:style-name="P102">—<text:span text:style-name="T3">ale</text:span> | pir—ale | -al | -al | -al. </text:p>
        </text:list-item>
        <text:list-item>
          <text:p text:style-name="P102"><text:span text:style-name="T3">pyrethro</text:span> -um | piretro | pyréthre | -um | Bertran. = Bot. « pyrethrum carthenium ». ⊂ G. púrethron. </text:p>
        </text:list-item>
        <text:list-item>
          <text:p text:style-name="P102"><text:span text:style-name="T3">pyrite</text:span> 100 | pirite | -ite | -ites | -it. = sulphuro de ferro, Fe S <text:span text:style-name="T10">2</text:span>. ⊂ G. purítēs = lapide que produc igni [pyr], silice. </text:p>
        </text:list-item>
        <text:list-item>
          <text:p text:style-name="P102"><text:span text:style-name="T3">pyrometro</text:span> ĕ | pirometro | -mètre | -meter | -meter. = instrumento pro meti temperatura de igni. </text:p>
        </text:list-item>
        <text:list-item>
          <text:p text:style-name="P102"><text:span text:style-name="T3">pyroscapho</text:span> ă | piroscafo | -aphe | <text:span text:style-name="T5">steamer</text:span> | <text:span text:style-name="T5">Damfschiff</text:span>. ⊂ pyr -o- scapho. </text:p>
        </text:list-item>
        <text:list-item>
          <text:p text:style-name="P102"><text:span text:style-name="T3">pyrosi</text:span> | pirosi | -osis | -osis | -osis. = inflammatione in œsophago. ⊂ G. púrōsis = inflammatione. </text:p>
        </text:list-item>
        <text:list-item>
          <text:p text:style-name="P102"><text:span text:style-name="T3">pyrotechnia</text:span> | pirotecnia | -ie | -y | -ie. </text:p>
        </text:list-item>
        <text:list-item>
          <text:p text:style-name="P102"><text:span text:style-name="T3">pyrotechnico</text:span> -ĭcus | pirotecnico | -ique | -ic | -isch. </text:p>
        </text:list-item>
        <text:list-item>
          <text:p text:style-name="P51"><text:span text:style-name="T3">pyxide</text:span> -xis -xĭd- | pisside, <text:span text:style-name="T5">ciborio</text:span> | <text:span text:style-name="T5">ciboire</text:span>, <text:span text:style-name="T5">coffret</text:span>, -xide | pyx, -xis | -xis. ⊂ G. puxís = vase ex buxo. </text:p>
        </text:list-item>
      </text:list>
      <text:p text:style-name="Text_20_body"><text:span text:style-name="T3">Q</text:span> </text:p>
      <text:list xml:id="list3715914942" text:style-name="L43">
        <text:list-item>
          <text:p text:style-name="P103">L. qua = per ubi. </text:p>
        </text:list-item>
        <text:list-item>
          <text:p text:style-name="P103"><text:span text:style-name="T3">quadra</text:span> -o | -are, squadrare | cadrer, carrer | -ate, square | -ieren. = redde quadro. </text:p>
        </text:list-item>
        <text:list-item>
          <text:p text:style-name="P103">—<text:span text:style-name="T3">angulo</text:span> -ŭlus | -golo | -gle | -gle | gel. = polygono cum quatuor angulo. </text:p>
        </text:list-item>
        <text:list-item>
          <text:p text:style-name="P103">——<text:span text:style-name="T3">are</text:span> | -olare | -ulaire | -ular | -ulär. </text:p>
        </text:list-item>
        <text:list-item>
          <text:p text:style-name="P103">—<text:span text:style-name="T3">ante</text:span> -ans | -ante | cadrant, -ant | -ant | -ant. = quarto de circumferentia. </text:p>
        </text:list-item>
        <text:list-item>
          <text:p text:style-name="P103">—<text:span text:style-name="T3">ato</text:span> -us -um | -ato | carré, -at | -ate, square | -at. </text:p>
        </text:list-item>
        <text:list-item>
          <text:p text:style-name="P103">——<text:span text:style-name="T3">ico</text:span> -ĭcus | -ico | -ique | -ic | -isch. </text:p>
        </text:list-item>
        <text:list-item>
          <text:p text:style-name="P103">——<text:span text:style-name="T3">ura</text:span> | -ura | -ure | -ure | -ur. </text:p>
        </text:list-item>
        <text:list-item>
          <text:p text:style-name="P103">—<text:span text:style-name="T3">iennio</text:span> -ium | -ennio | | | -ennium. = spatio de quatuor anno. </text:p>
        </text:list-item>
        <text:list-item>
          <text:p text:style-name="P103">—<text:span text:style-name="T3">iennale</text:span> | -ale | -al | -ial | -al. </text:p>
        </text:list-item>
        <text:list-item>
          <text:p text:style-name="P103">—<text:span text:style-name="T3">iga</text:span> -īga | -iga | -ige | -iga | -iga. = curru cum quatuor equo. ⊂ quatuor jugo. </text:p>
        </text:list-item>
        <text:list-item>
          <text:p text:style-name="P103">—<text:span text:style-name="T3">ilatero</text:span> -ĕrus | -ero | -ère | -eral | -eral. = polygono cum quatuor latere. </text:p>
        </text:list-item>
        <text:list-item>
          <text:p text:style-name="P103">—<text:span text:style-name="T3">imano</text:span> ă 400 | -umane | -umane | -umanous | -umanen. = cum quatuor manu. </text:p>
        </text:list-item>
        <text:list-item>
          <text:p text:style-name="P103"><text:span text:style-name="T3">quadro</text:span> -um | quadro | cadre | quad | Quader. = quadrato. </text:p>
        </text:list-item>
        <text:list-item>
          <text:p text:style-name="P103">—<text:span text:style-name="T3">upeda</text:span> ĕ (Vergilio: quadrupedante) | galoppare, H. P. galopar | galoper | gallop | galoppieren. ⊂ quadruped(e) -a. Derivatione de I. « galoppare » ab L. « quadrupedare » es dubio. </text:p>
        </text:list-item>
        <text:list-item>
          <text:p text:style-name="P103">—<text:span text:style-name="T3">upede</text:span> -pes -pĕd- | -ede | -ède | -ed | -eden. = cum quatuor pede. </text:p>
        </text:list-item>
        <text:list-item>
          <text:p text:style-name="P103">—<text:span text:style-name="T3">uplo</text:span> -ŭplum | -uplo | -uple | -uple | -upel. = quatuor vice. ⊂ quatuor pl(e) -o. </text:p>
        </text:list-item>
        <text:list-item>
          <text:p text:style-name="P103">—<text:span text:style-name="T3">uplice</text:span> -plex -plĭc- = quadruplo. </text:p>
        </text:list-item>
        <text:list-item>
          <text:p text:style-name="P103">—<text:span text:style-name="T3">uplica</text:span> -ĭco | -uplicare | -upler | -uplicate | -uplicieren. </text:p>
        </text:list-item>
        <text:list-item>
          <text:p text:style-name="P103"><text:soft-page-break/>——<text:span text:style-name="T3">tione</text:span> 600 | -zione | -tion | -tion | -tion. </text:p>
        </text:list-item>
        <text:list-item>
          <text:p text:style-name="P103"><text:span text:style-name="T3">quære</text:span> -o | <text:span text:style-name="T5">cercare</text:span>, inquisire | <text:span text:style-name="T5">chercher</text:span>, quérir | <text:span text:style-name="T5">seek</text:span>, query, quest, inquire | <text:span text:style-name="T5">suchen</text:span>. ⊃ quæsito, quæstione, quæstore, quæstura, acquire, conquire, disquisitione, exquisito, inquire, inquisitione, perquire, require. ⊃ I. chiedere = pete; H. P. querer = vol, cupe, ama. </text:p>
        </text:list-item>
        <text:list-item>
          <text:p text:style-name="P103"><text:span text:style-name="T3">quæsito</text:span> -ītus | quesito, chiesto | | | Quæsitum. = quem quære. </text:p>
        </text:list-item>
        <text:list-item>
          <text:p text:style-name="P103"><text:span text:style-name="T3">quæstione</text:span> -tio | questione | question | question | Quæstion. = ton quære, causa, lite. </text:p>
        </text:list-item>
        <text:list-item>
          <text:p text:style-name="P103"><text:span text:style-name="T3">quæstore</text:span> -tor | questore | questeur | questor | Quæstor. = qui quære crimine. </text:p>
        </text:list-item>
        <text:list-item>
          <text:p text:style-name="P103"><text:span text:style-name="T3">quæstura</text:span> -a | questura | questure | questorship | Quæstur. = officio de quæstore. </text:p>
        </text:list-item>
        <text:list-item>
          <text:p text:style-name="P103"><text:span text:style-name="T3">QUALE</text:span> -is | quale, H. cual, P. qual | quel | <text:span text:style-name="T5">what</text:span>, <text:span text:style-name="T5">such as</text:span> | <text:span text:style-name="T5">welcher</text:span>. = de que specie, ut es facto. ⊂ qu(e) -ale. </text:p>
        </text:list-item>
        <text:list-item>
          <text:p text:style-name="P103">—cumque qualiscumque = omni, singulo, uno, ad arbitrio quale que es. </text:p>
        </text:list-item>
        <text:list-item>
          <text:p text:style-name="P103">—<text:span text:style-name="T3">ifica</text:span> -ĭco | -ificare | -ifier | -ify | -ificieren. </text:p>
        </text:list-item>
        <text:list-item>
          <text:p text:style-name="P103">——<text:span text:style-name="T3">tione</text:span> | -zione | -tion | -tion | -tion. </text:p>
        </text:list-item>
        <text:list-item>
          <text:p text:style-name="P103">——<text:span text:style-name="T3">tivo</text:span> | -tivo | -tif | -tive | -tiv. </text:p>
        </text:list-item>
        <text:list-item>
          <text:p text:style-name="P103">—<text:span text:style-name="T3">itate</text:span> -itas | -ità | -ité | -ity | -ität. </text:p>
        </text:list-item>
        <text:list-item>
          <text:p text:style-name="P103">——<text:span text:style-name="T3">ivo</text:span> | -ivo | -if | -ive | -iv. </text:p>
        </text:list-item>
        <text:list-item>
          <text:p text:style-name="P103"><text:span text:style-name="T3">quam</text:span> quam | che, H. cuan, P. cuâo | que | <text:span text:style-name="T5">than</text:span>, <text:span text:style-name="T5">as</text:span> | <text:span text:style-name="T5">wie</text:span>, <text:span text:style-name="T5">als</text:span>. ⊂ <text:span text:style-name="T5">accusativo feminino de</text:span> que, = que. </text:p>
        </text:list-item>
        <text:list-item>
          <text:p text:style-name="P103">L. quamquam = et si. </text:p>
        </text:list-item>
        <text:list-item>
          <text:p text:style-name="P103">L. quamvis = et si. </text:p>
        </text:list-item>
        <text:list-item>
          <text:p text:style-name="P103"><text:span text:style-name="T3">quando</text:span> -do | I. P. quando, H. cuando | quand | <text:span text:style-name="T5">when</text:span> | <text:span text:style-name="T5">wann</text:span>. = in quale tempore. </text:p>
        </text:list-item>
        <text:list-item>
          <text:p text:style-name="P103"><text:span text:style-name="T3">quanto</text:span> -us | I. P. quanto, H. cuanto | <text:span text:style-name="T5">combien</text:span>, quant | <text:span text:style-name="T5">how much</text:span>, quantum | <text:span text:style-name="T5">wieviel</text:span>, Quantum. = in que numero (pondere, mensura). </text:p>
        </text:list-item>
        <text:list-item>
          <text:p text:style-name="P103">—<text:span text:style-name="T3">itate</text:span> 100 | -ità | -ité | -ity | -ität. = copia, abundantia, divitia, magnitudine, dosi. </text:p>
        </text:list-item>
        <text:list-item>
          <text:p text:style-name="P103">——<text:span text:style-name="T3">ivo</text:span> | -ivo | -if | -ive | -iv. </text:p>
        </text:list-item>
        <text:list-item>
          <text:p text:style-name="P103"><text:span text:style-name="T3">quare</text:span> -e | <text:span text:style-name="T5">perchè</text:span> | <text:span text:style-name="T5">pourquoi</text:span> | <text:span text:style-name="T5">why</text:span> | war <text:span text:style-name="T5">um</text:span>. = pro que causa, in quale modo. ⊃ F. car = nam. ⊂ que re. </text:p>
        </text:list-item>
        <text:list-item>
          <text:p text:style-name="P103"><text:span text:style-name="T3">quarto</text:span> -us | quarto | quatrième, quart | fourth, quart(er) | Vierte, Quart. = cum numero ordinale quatuor, diviso 4. </text:p>
        </text:list-item>
        <text:list-item>
          <text:p text:style-name="P103"><text:span text:style-name="T3">quasi</text:span> -i | I. P. quasi, H cuasi | <text:span text:style-name="T5">presque</text:span>, <text:span text:style-name="T5">à peu pres</text:span>, quasi | <text:span text:style-name="T5">as if</text:span>, quasi | <text:span text:style-name="T5">wie wenn</text:span>, quasi. </text:p>
        </text:list-item>
        <text:list-item>
          <text:p text:style-name="P103"><text:span text:style-name="T3">quassa</text:span> -o | squassare | casser | quash. = quate, frange. ⊃ conquassa. </text:p>
        </text:list-item>
        <text:list-item>
          <text:p text:style-name="P103"><text:span text:style-name="T3">quassia</text:span> N | -ssia | -ssia | -ssia | -ssia. = Bot. « quassia amara ». </text:p>
        </text:list-item>
        <text:list-item>
          <text:p text:style-name="P103"><text:span text:style-name="T3">quasso</text:span> 100 = quem quate. </text:p>
        </text:list-item>
        <text:list-item>
          <text:p text:style-name="P103"><text:span text:style-name="T3">quate</text:span> -io | <text:span text:style-name="T5">batte</text:span>, scuote | secouer | <text:span text:style-name="T5">shake</text:span> | schütteln. ⊃ quassa, quasso, concussione, discute, percute, succute. ⊂ E. ⊃ D. </text:p>
        </text:list-item>
        <text:list-item>
          <text:p text:style-name="P103">L. quatenus = usque ad. </text:p>
        </text:list-item>
        <text:list-item>
          <text:p text:style-name="P103"><text:span text:style-name="T3">quaternario</text:span> 100 | -nario | -naire | -nary | -när. = de quatuor. </text:p>
        </text:list-item>
        <text:list-item>
          <text:p text:style-name="P103"><text:soft-page-break/><text:span text:style-name="T3">QUATUOR</text:span> -uor | quattro, H. cuatro, P. quatro | quatre | four | vier. ⊃ quadra, quarto. ⊂ E. ⊃ A. four, D. vier, G. tetra, R. c’etyre, S. c’atvar. </text:p>
        </text:list-item>
        <text:list-item>
          <text:p text:style-name="P103"><text:span text:style-name="T3">QUE</text:span> ( <text:span text:style-name="T5">thema de</text:span> quem qui quod quam) | che, chi, H. P. que | que, qui | <text:span text:style-name="T5">that</text:span>, who, which, what | wer, was. ⊃ quale, quanto, quando, quoto, quare, ubi, unde, utro. ⊂ E. ⊃ A. who, what, D. wer, was, G. po-, R. ko, c’to, S. ka. <text:line-break/>In præsente vocabulario, <text:span text:style-name="T5">que</text:span> indica « participio præsente », et satisfac conditione: <text:span text:style-name="T3">que</text:span> + <text:span text:style-name="T3">es</text:span> = 0, id es « que es » destrue se; stude <text:span text:style-name="T3">nte</text:span> = <text:span text:style-name="T3">que</text:span> stude; stude = <text:span text:style-name="T3">es</text:span> stude <text:span text:style-name="T3">nte</text:span>; noc <text:span text:style-name="T3">ivo</text:span> = <text:span text:style-name="T3">que</text:span> noce; act <text:span text:style-name="T3">ivo</text:span> = <text:span text:style-name="T3">que</text:span> age; tim <text:span text:style-name="T3">ido</text:span> = <text:span text:style-name="T3">que</text:span> time; audi <text:span text:style-name="T3">tore</text:span> = <text:span text:style-name="T3">que</text:span> audi. </text:p>
        </text:list-item>
        <text:list-item>
          <text:p text:style-name="P103"><text:span text:style-name="T3">QUEM,</text:span> <text:span text:style-name="T5">accusativo de</text:span> que. | H. quien, P. quem. <text:line-break/>In præsente vocabulario, <text:span text:style-name="T3">quem</text:span> indica « participio passivo »; ama <text:span text:style-name="T3">to</text:span> = <text:span text:style-name="T3">quem</text:span> ama; doc <text:span text:style-name="T3">to</text:span> = <text:span text:style-name="T3">quem</text:span> doce; ac <text:span text:style-name="T3">to</text:span> = <text:span text:style-name="T3">quem</text:span> age; posi <text:span text:style-name="T3">to</text:span> = <text:span text:style-name="T3">quem</text:span> pone; clau <text:span text:style-name="T3">so</text:span> = <text:span text:style-name="T3">quem</text:span> claude; mi <text:span text:style-name="T3">sso</text:span> = <text:span text:style-name="T3">quem</text:span> mitte; lato = <text:span text:style-name="T3">quem</text:span> fer. </text:p>
        </text:list-item>
        <text:list-item>
          <text:p text:style-name="P103"><text:span text:style-name="T3">quercu</text:span> -us | quercia | <text:span text:style-name="T5">chêne</text:span> | <text:span text:style-name="T5">oak</text:span> | <text:span text:style-name="T5">Eiche</text:span>. = Bot. « quercus robur ». </text:p>
        </text:list-item>
        <text:list-item>
          <text:p text:style-name="P103"><text:span text:style-name="T3">quere</text:span> -or | <text:span text:style-name="T5">lamentarsi</text:span> | <text:span text:style-name="T5">se plaindre</text:span> | <text:span text:style-name="T5">to complain</text:span> | <text:span text:style-name="T5">klagen</text:span>. = lamenta se. </text:p>
        </text:list-item>
        <text:list-item>
          <text:p text:style-name="P103"><text:span text:style-name="T3">querela</text:span> -ēla | querela | <text:span text:style-name="T5">plainte</text:span> | <text:span text:style-name="T5">complaint</text:span> | Querel. = ton quere. ⊃ F. querelle, A. quarrel, D. Querellen = rixa, jurgio, controversia, certamine, lite. </text:p>
        </text:list-item>
        <text:list-item>
          <text:p text:style-name="P103"><text:span text:style-name="T3">querimonia</text:span> -ia | -nia | quérimonie | -ny. = ton quere. </text:p>
        </text:list-item>
        <text:list-item>
          <text:p text:style-name="P103"><text:span text:style-name="T3">querulo</text:span> -ŭlus | -ulo | <text:span text:style-name="T5">plaintif</text:span> | -ulous | -ulant. = qui sæpe quere. </text:p>
        </text:list-item>
        <text:list-item>
          <text:p text:style-name="P103"><text:span text:style-name="T3">qui</text:span> (qui quæ quod) | chi | qui | who | wer. = homo que. </text:p>
        </text:list-item>
        <text:list-item>
          <text:p text:style-name="P103">qui, queo, quire = pote. </text:p>
        </text:list-item>
        <text:list-item>
          <text:p text:style-name="P103"><text:span text:style-name="T3">quia</text:span> quia | <text:span text:style-name="T5">perchè</text:span> | <text:span text:style-name="T5">parce que</text:span> | <text:span text:style-name="T5">because</text:span> | <text:span text:style-name="T5">dass</text:span>. = per causa, nam. </text:p>
        </text:list-item>
        <text:list-item>
          <text:p text:style-name="P103">quicumque -que | chiunque | -conque. = omni que. </text:p>
        </text:list-item>
        <text:list-item>
          <text:p text:style-name="P103">L. quidem = in vero. </text:p>
        </text:list-item>
        <text:list-item>
          <text:p text:style-name="P103">L. quidquid = omni re. </text:p>
        </text:list-item>
        <text:list-item>
          <text:p text:style-name="P103"><text:span text:style-name="T3">quie,</text:span> <text:span text:style-name="T5">thema de</text:span> quiesce, quieto, requie. = quiesce. </text:p>
        </text:list-item>
        <text:list-item>
          <text:p text:style-name="P103">—<text:span text:style-name="T3">sce</text:span> -o | | | -sce | -scieren. = es quieto, « acquiesce ». </text:p>
        </text:list-item>
        <text:list-item>
          <text:p text:style-name="P103">——<text:span text:style-name="T3">ente</text:span> -ens | -ente | -ent | -ent | -ent. = placido, tranquillo, quieto. </text:p>
        </text:list-item>
        <text:list-item>
          <text:p text:style-name="P103">—<text:span text:style-name="T3">tantia</text:span> M | -anza | quittance | quittance | Quittung, Quittance. = apocha, declaratione que redde debitore quieto. </text:p>
        </text:list-item>
        <text:list-item>
          <text:p text:style-name="P103">—<text:span text:style-name="T3">te</text:span> quies | I. H. quiete | quiétude, <text:span text:style-name="T5">repos</text:span>, <text:span text:style-name="T5">calme</text:span> | quiet | <text:span text:style-name="T5">Ruhe</text:span>, Quiëscenz. </text:p>
        </text:list-item>
        <text:list-item>
          <text:p text:style-name="P103">—<text:span text:style-name="T3">to</text:span> -us | I. H. P. quieto | quiet | quiet | <text:span text:style-name="T5">sanft</text:span>. = tranquillo, placido, sine motu. ⊃ inquieto; I cheto = silente. </text:p>
        </text:list-item>
        <text:list-item>
          <text:p text:style-name="P103">L. quin = ut ne. </text:p>
        </text:list-item>
        <text:list-item>
          <text:p text:style-name="P103"><text:span text:style-name="T3">quinario</text:span> -ius | -ario | -aire | -ary | -är. = de quinque. </text:p>
        </text:list-item>
        <text:list-item>
          <text:p text:style-name="P103"><text:span text:style-name="T3">QUINQUE</text:span> quinque | cinque, H. P. cinco | cinq | five | fünf. ⊃ quinto. ⊂ E. penque ⊃ A. D.; G. pénte, R. pjatï, S. panc’a. </text:p>
        </text:list-item>
        <text:list-item>
          <text:p text:style-name="P103">—<text:span text:style-name="T3">nnale</text:span> -is | -nnale | -nnal | -nnial | -nnal. = de 5 anno. </text:p>
        </text:list-item>
        <text:list-item>
          <text:p text:style-name="P103">—<text:span text:style-name="T3">nnio</text:span> -um | -nnio | -nnium | -nnium | -nnium. = periodo de 5 anno. </text:p>
        </text:list-item>
        <text:list-item>
          <text:p text:style-name="P103"><text:span text:style-name="T3">quinquereme</text:span> -is | -eme | -érème | -eme | -eme. = nave cum quinque ordine de remos. </text:p>
        </text:list-item>
        <text:list-item>
          <text:p text:style-name="P103"><text:soft-page-break/><text:span text:style-name="T3">quinto</text:span> -us | quinto | cinquième, quint | fifth | fünfte, Quinta, Quinte. = cum numero ordinale quinque. </text:p>
        </text:list-item>
        <text:list-item>
          <text:p text:style-name="P103">—<text:span text:style-name="T3">essentia</text:span> | -enza | -ence | -ence | -enz. </text:p>
        </text:list-item>
        <text:list-item>
          <text:p text:style-name="P103">—<text:span text:style-name="T3">uplo</text:span> ŭ | -plo | -ple | -ple | -plum. = multiplicato 5. </text:p>
        </text:list-item>
        <text:list-item>
          <text:p text:style-name="P103">L. quippe = nam. </text:p>
        </text:list-item>
        <text:list-item>
          <text:p text:style-name="P103"><text:span text:style-name="T3">quirita</text:span> -īta | gridare, H. P. gritar | crier | to cry | <text:span text:style-name="T5">schreien</text:span>. = clama, invoca auxilio. Derivatione de I. « grida » ab L. « quirita » es uno ex hypothesi. </text:p>
        </text:list-item>
        <text:list-item>
          <text:p text:style-name="P103"><text:span text:style-name="T3">quo,</text:span> <text:span text:style-name="T5">ablativo de</text:span> qui, <text:span text:style-name="T5">thema</text:span> que. </text:p>
        </text:list-item>
        <text:list-item>
          <text:p text:style-name="P103"><text:span text:style-name="T3">QUOD,</text:span> <text:span text:style-name="T5">nominativo neutro de</text:span> qui, <text:span text:style-name="T5">thema</text:span> que | ciò che | ce que | <text:span text:style-name="T5">that</text:span>, what | was, <text:span text:style-name="T5">dass</text:span>. = id que, re que, que. ⊂ E. ⊃ A. what, D. was. </text:p>
        </text:list-item>
        <text:list-item>
          <text:p text:style-name="P103">L. quomĭnus = ut ne. </text:p>
        </text:list-item>
        <text:list-item>
          <text:p text:style-name="P103">L. quomŏdo = in que modo, ut. </text:p>
        </text:list-item>
        <text:list-item>
          <text:p text:style-name="P103">L. quondam = jam, uno vice, olim. </text:p>
        </text:list-item>
        <text:list-item>
          <text:p text:style-name="P103">L. quoque = et, etiam. </text:p>
        </text:list-item>
        <text:list-item>
          <text:p text:style-name="P103">L. quoniam = quia, nam. </text:p>
        </text:list-item>
        <text:list-item>
          <text:p text:style-name="P103">L. quot = quantos. </text:p>
        </text:list-item>
        <text:list-item>
          <text:p text:style-name="P103"><text:span text:style-name="T3">quota,</text:span> <text:span text:style-name="T5">feminile de</text:span> quoto | quota | quote-part, cote | quota, quoto | Quota, Quote. = parte quoto. </text:p>
        </text:list-item>
        <text:list-item>
          <text:p text:style-name="P103"><text:span text:style-name="T3">quota</text:span> | -tare | coter | -te | -tieren. = fixa quota, quotiza. </text:p>
        </text:list-item>
        <text:list-item>
          <text:p text:style-name="P103"><text:span text:style-name="T3">quotidiano</text:span> -ānus | -ano | -en | -an | -an (Fieber). = de omni [quoto] die. </text:p>
        </text:list-item>
        <text:list-item>
          <text:p text:style-name="P103">L. quotiens = quanto vices. </text:p>
        </text:list-item>
        <text:list-item>
          <text:p text:style-name="P103"><text:span text:style-name="T3">quotiente</text:span> N | -ziente | -tient | -tient | -tient. = resultatu de divisione. </text:p>
        </text:list-item>
        <text:list-item>
          <text:p text:style-name="P103"><text:span text:style-name="T3">quotiza</text:span> | | cotiser | | -isieren. = quota. </text:p>
        </text:list-item>
        <text:list-item>
          <text:p text:style-name="P103"><text:span text:style-name="T3">quoto</text:span> -us = quanto. ⊃ quota. </text:p>
        </text:list-item>
        <text:list-item>
          <text:p text:style-name="P52">L. quum = quando. = || D. wenn. </text:p>
        </text:list-item>
      </text:list>
      <text:p text:style-name="Text_20_body"><text:span text:style-name="T3">R</text:span> </text:p>
      <text:list xml:id="list1537555043" text:style-name="L44">
        <text:list-item>
          <text:p text:style-name="P104"><text:span text:style-name="T3">ra</text:span> ( <text:span text:style-name="T5">thema de</text:span> reor, ratus) = ratiocina, calcula. ⊃ ratione, rata. ⊂ E. ⊃ G. arithmo = numero, D. Rede = oratione. </text:p>
        </text:list-item>
        <text:list-item>
          <text:p text:style-name="P104"><text:span text:style-name="T3">rabe</text:span> -io | arrabiarsi | rager | rage | <text:span text:style-name="T5">rasen</text:span>. ⊃ A. rave = delira. </text:p>
        </text:list-item>
        <text:list-item>
          <text:p text:style-name="P104">—<text:span text:style-name="T3">ido</text:span> -ĭdus | rabbioso | <text:span text:style-name="T5">en</text:span>ragé | ragid. = que rabe, cum rabie, rabioso. </text:p>
        </text:list-item>
        <text:list-item>
          <text:p text:style-name="P104">—<text:span text:style-name="T3">ie</text:span> -ies | rabbia, H. rabia | rage | rage, rabies | <text:span text:style-name="T5">Wut</text:span>, <text:span text:style-name="T5">Raserei</text:span>. </text:p>
        </text:list-item>
        <text:list-item>
          <text:p text:style-name="P104">—<text:span text:style-name="T3">ioso</text:span> -us | rabbioso. = rabido. </text:p>
        </text:list-item>
        <text:list-item>
          <text:p text:style-name="P104"><text:span text:style-name="T3">racemo</text:span> -ēmus | -emo, <text:span text:style-name="T5">grappolo</text:span> | <text:span text:style-name="T5">grappe</text:span>, -ème | -eme | <text:span text:style-name="T5">Weintraube</text:span>. ⊃ F. raisin = uva. </text:p>
        </text:list-item>
        <text:list-item>
          <text:p text:style-name="P104"><text:span text:style-name="T3">RADE</text:span> -o | radere | raser | raze, rase | rasieren, radieren. ⊃ raso, rastro. || rode. </text:p>
        </text:list-item>
        <text:list-item>
          <text:p text:style-name="P104"><text:span text:style-name="T3">radia</text:span> -io | irradiare | rayonner | -ate | <text:span text:style-name="T5">strahlen</text:span>. = emitte radios. ⊃ irradia. </text:p>
        </text:list-item>
        <text:list-item>
          <text:p text:style-name="P104">—<text:span text:style-name="T3">iale</text:span> | -iale | -ial | -ial | -iale. = de radio. </text:p>
        </text:list-item>
        <text:list-item>
          <text:p text:style-name="P104">—<text:span text:style-name="T3">iante</text:span> -ans | -ante, raggiante | rayonnant, -ant | -ant | -ant. = que <text:soft-page-break/>radia; angulo clauso ab arcu æquale ad radio. </text:p>
        </text:list-item>
        <text:list-item>
          <text:p text:style-name="P104">—<text:span text:style-name="T3">tione</text:span> 100 | -zione | -tion | -tion | -tion. </text:p>
        </text:list-item>
        <text:list-item>
          <text:p text:style-name="P104"><text:span text:style-name="T3">radica</text:span> 100 | -are | s’enraciner | -ate | -ieren. = pone radice. </text:p>
        </text:list-item>
        <text:list-item>
          <text:p text:style-name="P104">—<text:span text:style-name="T3">ale</text:span> | -ale | -al | -al | -al. = primitivo, originale, naturale, fundamentale, de radice, signo de radice in mathematica, vocabulo primitivo in philologia, systema moleculare in chemia. </text:p>
        </text:list-item>
        <text:list-item>
          <text:p text:style-name="P104">——<text:span text:style-name="T3">ismo</text:span> | -ismo | -isme | -ism | -ismus. </text:p>
        </text:list-item>
        <text:list-item>
          <text:p text:style-name="P104"><text:span text:style-name="T3">radice</text:span> -dix | -ice | racine | root, radix | Wurzel, Radix. ⊃ radica, D. Rettich = rapa. ⊂ E. vrad ⊃ A. root, D. Wurzel, G. rhiza. </text:p>
        </text:list-item>
        <text:list-item>
          <text:p text:style-name="P104">—<text:span text:style-name="T3">ula</text:span> -ŭla | -cetta | -cule | -cle. = parvo radice. </text:p>
        </text:list-item>
        <text:list-item>
          <text:p text:style-name="P104"><text:span text:style-name="T3">radio</text:span> -ius | raggio | rayon | ray | <text:span text:style-name="T5">Strahl</text:span>. = linea de luce. || rad(ice). ⊃ radia. </text:p>
        </text:list-item>
        <text:list-item>
          <text:p text:style-name="P104">— -ius | raggio | rayon | radius | <text:span text:style-name="T5">Halbmesser</text:span>. = linea ab centro ad circumferentia (de circulo). </text:p>
        </text:list-item>
        <text:list-item>
          <text:p text:style-name="P104">— -ius | razza | rais | <text:span text:style-name="T5">spoke</text:span> | <text:span text:style-name="T5">Speiche</text:span>. = baculo ab centro ad perimetro de rota. </text:p>
        </text:list-item>
        <text:list-item>
          <text:p text:style-name="P104"><text:span text:style-name="T3">radio</text:span> -ius = baculo. </text:p>
        </text:list-item>
        <text:list-item>
          <text:p text:style-name="P104">— 100 | radio | radius | radius | Radius. = osse minore de ante brachio. </text:p>
        </text:list-item>
        <text:list-item>
          <text:p text:style-name="P104">— N | -io | -ium | -ium | -ium. = metallo radiante detecto in 1898 ab Curie; symbolo « Ra ». </text:p>
        </text:list-item>
        <text:list-item>
          <text:p text:style-name="P104"><text:span text:style-name="T3">ramo</text:span> -us | I. H. P. ramo | rameau, <text:span text:style-name="T5">branche</text:span> | <text:span text:style-name="T5">branch</text:span> | <text:span text:style-name="T5">Zweig</text:span>. || radice. </text:p>
        </text:list-item>
        <text:list-item>
          <text:p text:style-name="P104">—<text:span text:style-name="T3">ifica</text:span> -ĭco | -ificare | -ifier | -ify | -ificieren. = produc ramos, divide se in ramos. </text:p>
        </text:list-item>
        <text:list-item>
          <text:p text:style-name="P104">——<text:span text:style-name="T3">tione</text:span> | -zione | -tion | -tion | -tion. </text:p>
        </text:list-item>
        <text:list-item>
          <text:p text:style-name="P104">—<text:span text:style-name="T3">oso</text:span> -ōsus | -oso | -eux | -ose, -ous. </text:p>
        </text:list-item>
        <text:list-item>
          <text:p text:style-name="P104"><text:span text:style-name="T3">rana</text:span> -a | I. H. rana | grenouille (F. ant.: renouille) | <text:span text:style-name="T5">frog</text:span>, rana | <text:span text:style-name="T5">Frosch</text:span>. = Zool. « rana esculenta ». </text:p>
        </text:list-item>
        <text:list-item>
          <text:p text:style-name="P104"><text:span text:style-name="T3">rance</text:span> -eo (Lucretio) | rancidire | rancir. = fi rancido. </text:p>
        </text:list-item>
        <text:list-item>
          <text:p text:style-name="P104">—<text:span text:style-name="T3">ido</text:span> -ĭdus | -cido | -ce | -cid | -zig. </text:p>
        </text:list-item>
        <text:list-item>
          <text:p text:style-name="P104">——<text:span text:style-name="T3">itate</text:span> | -ità | -ité | -ity | -ität. </text:p>
        </text:list-item>
        <text:list-item>
          <text:p text:style-name="P104">—<text:span text:style-name="T3">ore</text:span> 400 | -core | -cœur, -cune | -cor | -cune. = inimicitia. </text:p>
        </text:list-item>
        <text:list-item>
          <text:p text:style-name="P104"><text:span text:style-name="T3">rapa</text:span> -a, <text:span text:style-name="T5">et</text:span> <text:span text:style-name="T3">rapo</text:span> -um | rapa | rave | <text:span text:style-name="T5">radish</text:span> | Rübe. = Bot. « brassica rapa ». ⊂ E. ⊃ D. Rübe, G. rápus, R. riepa; A. rape = « brassica napus ». </text:p>
        </text:list-item>
        <text:list-item>
          <text:p text:style-name="P104"><text:span text:style-name="T3">RAPE</text:span> -io | -ire | ravir, ravanger | <text:span text:style-name="T5">seize</text:span>, ravish, rape | <text:span text:style-name="T5">rauben</text:span>, -ieren. ⊃ rapto. || G. Harpyia. </text:p>
        </text:list-item>
        <text:list-item>
          <text:p text:style-name="P104">—<text:span text:style-name="T3">ace</text:span> -ax | -ace | -ace | -acious | -ax. = que rape. </text:p>
        </text:list-item>
        <text:list-item>
          <text:p text:style-name="P104">——<text:span text:style-name="T3">itate</text:span> -itas | -ità | -ité | -ity | -ität. </text:p>
        </text:list-item>
        <text:list-item>
          <text:p text:style-name="P104">—<text:span text:style-name="T3">ido</text:span> -ĭdus | -ido | -ide | -id | -id. = que rape, veloce. </text:p>
        </text:list-item>
        <text:list-item>
          <text:p text:style-name="P104">——<text:span text:style-name="T3">itate</text:span> -itas | -ità | -ité | -ity | -ität. </text:p>
        </text:list-item>
        <text:list-item>
          <text:p text:style-name="P104">—<text:span text:style-name="T3">ina</text:span> -īna | -ina | -ine | -ine | -ina. = ton rape. </text:p>
        </text:list-item>
        <text:list-item>
          <text:p text:style-name="P104"><text:span text:style-name="T3">rapto</text:span> -us = quem rape. </text:p>
        </text:list-item>
        <text:list-item>
          <text:p text:style-name="P104">—<text:span text:style-name="T3">ore</text:span> -or | rapitore, H. raptor | ravisseur | ravisher, raptor. </text:p>
        </text:list-item>
        <text:list-item>
          <text:p text:style-name="P104"><text:span text:style-name="T3">raptu</text:span> -us | ratto, rapimento | rapt, ravissement | rape, rapture | Raptus. = ton rape. </text:p>
        </text:list-item>
        <text:list-item>
          <text:p text:style-name="P104"><text:soft-page-break/><text:span text:style-name="T3">RARO</text:span> -us | I. H. P. raro | rare | rare | rar. </text:p>
        </text:list-item>
        <text:list-item>
          <text:p text:style-name="P104">—<text:span text:style-name="T3">efac</text:span> -cio | -efare | -éfier | -efy. </text:p>
        </text:list-item>
        <text:list-item>
          <text:p text:style-name="P104">——<text:span text:style-name="T3">tione</text:span> | -fazione | -tion | -tion | -tion. </text:p>
        </text:list-item>
        <text:list-item>
          <text:p text:style-name="P104">—<text:span text:style-name="T3">itate</text:span> -itas | -ità | -ité | -ity | -ität. </text:p>
        </text:list-item>
        <text:list-item>
          <text:p text:style-name="P104"><text:span text:style-name="T3">raso</text:span> -us | raso. = quem rade. </text:p>
        </text:list-item>
        <text:list-item>
          <text:p text:style-name="P104"><text:span text:style-name="T3">rasorio</text:span> | rasoio | rasoir | razor | Rasiermesser. = quod rade. </text:p>
        </text:list-item>
        <text:list-item>
          <text:p text:style-name="P104"><text:span text:style-name="T3">rastello</text:span> 200 | rast(r)ello | râteau | <text:span text:style-name="T5">rake</text:span> | <text:span text:style-name="T5">Harke</text:span>. = parvo rastro. </text:p>
        </text:list-item>
        <text:list-item>
          <text:p text:style-name="P104"><text:span text:style-name="T3">rastro</text:span> -um = rastello. ⊂ rad(e) -tro. </text:p>
        </text:list-item>
        <text:list-item>
          <text:p text:style-name="P104"><text:span text:style-name="T3">rasura</text:span> 100 | -sura | -sure | -sure | -sur. = ton rade. </text:p>
        </text:list-item>
        <text:list-item>
          <text:p text:style-name="P104"><text:span text:style-name="T3">rata</text:span> | rata | prorata | rate | Rate. = parte rato. </text:p>
        </text:list-item>
        <text:list-item>
          <text:p text:style-name="P104"><text:span text:style-name="T3">ratifica</text:span> -ĭco | -ificare | -ifier | -ify | -ificieren. = fac rato. </text:p>
        </text:list-item>
        <text:list-item>
          <text:p text:style-name="P104">—<text:span text:style-name="T3">tione</text:span> | -zione | -tion | -tion | -tion. </text:p>
        </text:list-item>
        <text:list-item>
          <text:p text:style-name="P104"><text:span text:style-name="T3">ratiocina</text:span> -ĭnor | ragionare, raziocinare | raisonner, ratiociner | to reason, to ratiocinate | ratiocinieren. = ra. ⊂ ratio(ne). </text:p>
        </text:list-item>
        <text:list-item>
          <text:p text:style-name="P104">—<text:span text:style-name="T3">tione</text:span> -tio | raziocinio, ragionamento | raisonnement | -ation | -ation. </text:p>
        </text:list-item>
        <text:list-item>
          <text:p text:style-name="P104">—<text:span text:style-name="T3">io</text:span> 100 | raziocinio | raisonnement | -nation | -nium. = ratiocinatione, computo, calculo. </text:p>
        </text:list-item>
        <text:list-item>
          <text:p text:style-name="P104"><text:span text:style-name="T3">ratione</text:span> -tio | ragione | raison | reason | <text:span text:style-name="T5">Vernunft</text:span>. = to « ra », judicio, causa, regula, computo. ⊃ (aut || ?) D. Rede = oratione. </text:p>
        </text:list-item>
        <text:list-item>
          <text:p text:style-name="P104">— M | razione | -tion | -tion | -tion. = portione de cibo (ad milite). </text:p>
        </text:list-item>
        <text:list-item>
          <text:p text:style-name="P104">—<text:span text:style-name="T3">ale</text:span> -ālis | razionale | -onnel | -al | -al. </text:p>
        </text:list-item>
        <text:list-item>
          <text:p text:style-name="P104">——<text:span text:style-name="T3">ismo</text:span> | razionalismo | -isme | -ism | -ismus. </text:p>
        </text:list-item>
        <text:list-item>
          <text:p text:style-name="P104">——<text:span text:style-name="T3">ista</text:span> | razionalista | -iste | -ist | -ist. </text:p>
        </text:list-item>
        <text:list-item>
          <text:p text:style-name="P104">——<text:span text:style-name="T3">itate</text:span> | razionalità | -ité | -ity | -ität. </text:p>
        </text:list-item>
        <text:list-item>
          <text:p text:style-name="P104"><text:span text:style-name="T3">rato</text:span> -us | I. H. P. rato. = ponderato, calculato, fixo, valido. ⊃ ratifica. ⊂ ra -to. </text:p>
        </text:list-item>
        <text:list-item>
          <text:p text:style-name="P104"><text:span text:style-name="T3">rauco</text:span> -us | rauco, roco | enroué, rauque | <text:span text:style-name="T5">hoarse</text:span>, raucous | <text:span text:style-name="T5">heiser</text:span>. ⊂ ravi. </text:p>
        </text:list-item>
        <text:list-item>
          <text:p text:style-name="P104">—<text:span text:style-name="T3">itate</text:span> 100 | -cedine | -cité | -city. = to es rauco. </text:p>
        </text:list-item>
        <text:list-item>
          <text:p text:style-name="P104"><text:span text:style-name="T3">ravi</text:span> -is = raucitate. </text:p>
        </text:list-item>
        <text:list-item>
          <text:p text:style-name="P104"><text:span text:style-name="T3">RE</text:span> res | <text:span text:style-name="T5">cosa</text:span> | <text:span text:style-name="T5">chose</text:span> | <text:span text:style-name="T5">thing</text:span> | <text:span text:style-name="T5">Sache</text:span>. ⊃ reale, republica. </text:p>
        </text:list-item>
        <text:list-item>
          <text:p text:style-name="P104">re-, <text:span text:style-name="T5">praefixo</text:span> = retro, rursum, iterum, de novo, red-. </text:p>
        </text:list-item>
        <text:list-item>
          <text:p text:style-name="P104"><text:span text:style-name="T3">reactione</text:span> | reazione | réaction | -tion | -tion. = actione contra. </text:p>
        </text:list-item>
        <text:list-item>
          <text:p text:style-name="P104"><text:span text:style-name="T3">reædifica</text:span> -ĭco | riedificare | réédifier | to reedify. = rursum ædifica. </text:p>
        </text:list-item>
        <text:list-item>
          <text:p text:style-name="P104"><text:span text:style-name="T3">reage</text:span> | -ire | réagir | to react | -ieren. = age contra. ⊃ reactione. </text:p>
        </text:list-item>
        <text:list-item>
          <text:p text:style-name="P104">—<text:span text:style-name="T3">ente</text:span> | -ente | | -ent | -ent. </text:p>
        </text:list-item>
        <text:list-item>
          <text:p text:style-name="P104"><text:span text:style-name="T3">reale</text:span> | reale | réel | real | real. = de re, vero, ne imaginario. </text:p>
        </text:list-item>
        <text:list-item>
          <text:p text:style-name="P104">—<text:span text:style-name="T3">ismo</text:span> | -ismo | réalisme | -ism | -ismus. </text:p>
        </text:list-item>
        <text:list-item>
          <text:p text:style-name="P104">—<text:span text:style-name="T3">ista</text:span> | -ista | réaliste | -ist | -ist. </text:p>
        </text:list-item>
        <text:list-item>
          <text:p text:style-name="P104">—<text:span text:style-name="T3">itate</text:span> | realtà | réalité | -ity | -ität. </text:p>
        </text:list-item>
        <text:list-item>
          <text:p text:style-name="P104">—<text:span text:style-name="T3">iza</text:span> | -izzare | réaliser | -ize | -isieren. </text:p>
        </text:list-item>
        <text:list-item>
          <text:p text:style-name="P104">——<text:span text:style-name="T3">tione</text:span> | -izzazione | réalisation | -ization | -isation. </text:p>
        </text:list-item>
        <text:list-item>
          <text:p text:style-name="P104"><text:span text:style-name="T3">rebella</text:span> -o | ribellarsi | se rebeller | to rebel | -ieren. = fac novo bello. </text:p>
        </text:list-item>
        <text:list-item>
          <text:p text:style-name="P104"><text:span text:style-name="T3">rebelle</text:span> -is | ribelle | -belle | -bel | -bell. = qui rebella. </text:p>
        </text:list-item>
        <text:list-item>
          <text:p text:style-name="P104">—<text:span text:style-name="T3">ione</text:span> -io | ri—ione | rébellion | -ion | -ion. </text:p>
        </text:list-item>
        <text:list-item>
          <text:p text:style-name="P104"><text:soft-page-break/><text:span text:style-name="T3">rebus</text:span> | rebus | rébus | rebus | Rebus. = scriptura ex figuras de res. ⊂ <text:span text:style-name="T5">ablativo plurale de</text:span> re. </text:p>
        </text:list-item>
        <text:list-item>
          <text:p text:style-name="P104"><text:span text:style-name="T3">recalcitra</text:span> -ĭtro | -are | ré—er | -ate. = retro calcitra, resiste. </text:p>
        </text:list-item>
        <text:list-item>
          <text:p text:style-name="P104">—<text:span text:style-name="T3">nte</text:span> | -nte | ré—nt | -nt | -nt. = anti docile, renitente. </text:p>
        </text:list-item>
        <text:list-item>
          <text:p text:style-name="P104"><text:span text:style-name="T3">recapitula</text:span> -ŭlo | ri—olare | ré—er | -ate | -ieren. = collige capitulos, conclude. </text:p>
        </text:list-item>
        <text:list-item>
          <text:p text:style-name="P104">—<text:span text:style-name="T3">tione</text:span> | ri—olazione | ré—tion | -tion | -tion. </text:p>
        </text:list-item>
        <text:list-item>
          <text:p text:style-name="P104"><text:span text:style-name="T3">recede</text:span> -cēdo | -dere | <text:span text:style-name="T5">reculer</text:span>, recéder | -de | -dieren. = cede retro, cede, desiste, renuntia. </text:p>
        </text:list-item>
        <text:list-item>
          <text:p text:style-name="P104"><text:span text:style-name="T3">recente</text:span> -ens | I. P. -ente | récent | -ent | -ent. = novo, ab pauco tempore. ⊂ re- cen [G. cæno = novo] -te. </text:p>
        </text:list-item>
        <text:list-item>
          <text:p text:style-name="P104"><text:span text:style-name="T3">recepto</text:span> -us = quem recipe. </text:p>
        </text:list-item>
        <text:list-item>
          <text:p text:style-name="P104">—<text:span text:style-name="T3">a</text:span> -o | ricettare. = recipe, da asylo, occulta latrone. </text:p>
        </text:list-item>
        <text:list-item>
          <text:p text:style-name="P104">—<text:span text:style-name="T3">a</text:span> | ricetta | -ette | -eipt | -ept. = jussu de medico. ⊂ <text:span text:style-name="T5">feminile de</text:span> recepto. </text:p>
        </text:list-item>
        <text:list-item>
          <text:p text:style-name="P104">—<text:span text:style-name="T3">aculo</text:span> -ŭlum | ricettacolo | ré—cle | -cle | -culum. = recipiente, quod recipe. </text:p>
        </text:list-item>
        <text:list-item>
          <text:p text:style-name="P104">—— -ŭlum = refugio, asylo. </text:p>
        </text:list-item>
        <text:list-item>
          <text:p text:style-name="P104">—<text:span text:style-name="T3">ibile</text:span> -ĭlis | ricevibile | recevable | -ible | -ibel. = quem pote recipe. </text:p>
        </text:list-item>
        <text:list-item>
          <text:p text:style-name="P104">——<text:span text:style-name="T3">itate</text:span> | ricevibilità | recevabilité | -ity | -ität. </text:p>
        </text:list-item>
        <text:list-item>
          <text:p text:style-name="P104">—<text:span text:style-name="T3">ione</text:span> -tio (Plauto) | ricevimento | réception | -tion | -tion. </text:p>
        </text:list-item>
        <text:list-item>
          <text:p text:style-name="P104">—<text:span text:style-name="T3">ivo</text:span> | ricettivo | réceptif | -ive | -iv. </text:p>
        </text:list-item>
        <text:list-item>
          <text:p text:style-name="P104">—<text:span text:style-name="T3">ore</text:span> | ricevitore | récepteur, receveur | receiver | -tor. = (persona, organo de telegrapho) que recipe. </text:p>
        </text:list-item>
        <text:list-item>
          <text:p text:style-name="P104">—ore -or = qui recepta latrone. </text:p>
        </text:list-item>
        <text:list-item>
          <text:p text:style-name="P104"><text:span text:style-name="T3">recessu</text:span> -us | -esso | | -ess | -ess. = ton recede. </text:p>
        </text:list-item>
        <text:list-item>
          <text:p text:style-name="P104">recīde -īdo | recidere | <text:span text:style-name="T5">couper</text:span>, <text:span text:style-name="T5">trancher</text:span>, <text:span text:style-name="T5">tronquer</text:span> | <text:span text:style-name="T5">to cut off</text:span>. = cæde, seca, scinde. </text:p>
        </text:list-item>
        <text:list-item>
          <text:p text:style-name="P104">recĭde -ĭdo = iterum cade. </text:p>
        </text:list-item>
        <text:list-item>
          <text:p text:style-name="P104"><text:span text:style-name="T3">recidiva</text:span> | -iva | récidive | -ivism | -ive. = to es recidivo. </text:p>
        </text:list-item>
        <text:list-item>
          <text:p text:style-name="P104"><text:span text:style-name="T3">recidivo</text:span> -īvus | -ivo | récidiviste | -ivist | -iv. = que rursum cade. </text:p>
        </text:list-item>
        <text:list-item>
          <text:p text:style-name="P104"><text:span text:style-name="T3">recipe</text:span> -ĭpio | ricevere | recevoir | to receive | -ieren. = cape retro, cape, anti da, anti mitte. </text:p>
        </text:list-item>
        <text:list-item>
          <text:p text:style-name="P104">—<text:span text:style-name="T3">iente</text:span> | -iente | récipient | -ient | -ient. = (vase) que recipe, receptaculo. </text:p>
        </text:list-item>
        <text:list-item>
          <text:p text:style-name="P104"><text:span text:style-name="T3">reciproco</text:span> ŏ 100 | -roco | réciproque | -rocal | -rok. ⊂ re- -co pro -co = pro et retro. </text:p>
        </text:list-item>
        <text:list-item>
          <text:p text:style-name="P104">—<text:span text:style-name="T3">itate</text:span> | -ità | -ité | -ity | -ität. </text:p>
        </text:list-item>
        <text:list-item>
          <text:p text:style-name="P104"><text:span text:style-name="T3">recita</text:span> -ĭto | -are | réciter | to recite. = repete, declama. ⊂ re ci(e) -ta. </text:p>
        </text:list-item>
        <text:list-item>
          <text:p text:style-name="P104">—<text:span text:style-name="T3">tione</text:span> -tio | -zione | ré—tion | -tion | -tion. </text:p>
        </text:list-item>
        <text:list-item>
          <text:p text:style-name="P104">—<text:span text:style-name="T3">tivo</text:span> | -ivo | ré—if | -ive | -iv. </text:p>
        </text:list-item>
        <text:list-item>
          <text:p text:style-name="P104">—<text:span text:style-name="T3">tore</text:span> -tor | -tore | ré—teur | | -tor. </text:p>
        </text:list-item>
        <text:list-item>
          <text:p text:style-name="P104"><text:span text:style-name="T3">reclama</text:span> | -are | ré—er | to reclaim | -ieren. = clama de novo. </text:p>
        </text:list-item>
        <text:list-item>
          <text:p text:style-name="P104">—<text:span text:style-name="T3">tione</text:span> -tio | -zione | ré—tion | -tion | -tion. </text:p>
        </text:list-item>
        <text:list-item>
          <text:p text:style-name="P104"><text:span text:style-name="T3">reclina</text:span> -īno | -are | ré—er | -e | -ieren. = clina retro, inclina. </text:p>
        </text:list-item>
        <text:list-item>
          <text:p text:style-name="P104">—<text:span text:style-name="T3">tione</text:span> | -zione | ré—aison | -tion | -tion. </text:p>
        </text:list-item>
        <text:list-item>
          <text:p text:style-name="P104"><text:soft-page-break/><text:span text:style-name="T3">recline</text:span> -is = clino. </text:p>
        </text:list-item>
        <text:list-item>
          <text:p text:style-name="P104">reclude -o = aperi, anti claude. </text:p>
        </text:list-item>
        <text:list-item>
          <text:p text:style-name="P104"><text:span text:style-name="T3">reclude</text:span> 600 | richiudere | se réclure | recluse | -ieren. = claude. ⊃ recluso. </text:p>
        </text:list-item>
        <text:list-item>
          <text:p text:style-name="P104">recluso -us = aperto. </text:p>
        </text:list-item>
        <text:list-item>
          <text:p text:style-name="P104">recluso | -uso | -us | -use. = clauso. </text:p>
        </text:list-item>
        <text:list-item>
          <text:p text:style-name="P104"><text:span text:style-name="T3">reclusione</text:span> | -ione | ré—ion | -ion | -ion. = carcere, que claude. </text:p>
        </text:list-item>
        <text:list-item>
          <text:p text:style-name="P104">— 100 = ton aperi. </text:p>
        </text:list-item>
        <text:list-item>
          <text:p text:style-name="P104"><text:span text:style-name="T3">recognitione</text:span> -tio | ricognizione | récognition | -tion | -tion. = exploratione, certificatione, revisione, novo cognitione. </text:p>
        </text:list-item>
        <text:list-item>
          <text:p text:style-name="P104"><text:span text:style-name="T3">recognosce</text:span> -o | riconoscere | reconaître | recognize, reconnoitre | recognoscieren. = examina, observa, cognosce bene. </text:p>
        </text:list-item>
        <text:list-item>
          <text:p text:style-name="P104"><text:span text:style-name="T3">recollige</text:span> ĭ 100 | raccogliere | recommander | to recommend | -andieren. = commenda. </text:p>
        </text:list-item>
        <text:list-item>
          <text:p text:style-name="P104"><text:span text:style-name="T3">recommenda</text:span> | raccomandare | recommander | to recommend | -andieren. = commenda. </text:p>
        </text:list-item>
        <text:list-item>
          <text:p text:style-name="P104">—<text:span text:style-name="T3">bile</text:span> -ĭlis | raccomandabile | -andable | -endable | -andabel. </text:p>
        </text:list-item>
        <text:list-item>
          <text:p text:style-name="P104">—<text:span text:style-name="T3">tione</text:span> | raccomandazione | -andation | -endation | -andation. </text:p>
        </text:list-item>
        <text:list-item>
          <text:p text:style-name="P104"><text:span text:style-name="T3">recompensa</text:span> | ricompensare | ré—ser | -se | -sieren. = compensa, da præmio, da mercede. </text:p>
        </text:list-item>
        <text:list-item>
          <text:p text:style-name="P104"><text:span text:style-name="T3">recompone</text:span> -pōno | ricomporre | -poser | -pose | -ponieren. = compone rursum. </text:p>
        </text:list-item>
        <text:list-item>
          <text:p text:style-name="P104"><text:span text:style-name="T3">reconcilia</text:span> -io | riconciliare | ré—lier | -le | -lieren. = concilia rursum. </text:p>
        </text:list-item>
        <text:list-item>
          <text:p text:style-name="P104">—<text:span text:style-name="T3">bile</text:span> -ĭlis | ri—bile | ré—ble | -ilable | -bel. </text:p>
        </text:list-item>
        <text:list-item>
          <text:p text:style-name="P104">—<text:span text:style-name="T3">tione</text:span> 200 | ri—zione | ré—tion | -tion | -tion. </text:p>
        </text:list-item>
        <text:list-item>
          <text:p text:style-name="P104"><text:span text:style-name="T3">recorda</text:span> -or | ricordarsi | se récorder | <text:span text:style-name="T5">remember</text:span> | -ieren. = memora, tene in memoria. ⊃ A. record = inscribe pro memoria, re quem debe recorda. ⊂ corde. </text:p>
        </text:list-item>
        <text:list-item>
          <text:p text:style-name="P104"><text:span text:style-name="T3">recrea</text:span> -ĕo | ricreare | récréer, <text:span text:style-name="T5">amuser</text:span> | -ate | -ieren. </text:p>
        </text:list-item>
        <text:list-item>
          <text:p text:style-name="P104">—<text:span text:style-name="T3">tione</text:span> 100 | ri—zione | ré-tion | -tion | -tion. </text:p>
        </text:list-item>
        <text:list-item>
          <text:p text:style-name="P104">—<text:span text:style-name="T3">tivo</text:span> | ri—tivo | ré—tif | -tive | -tiv. </text:p>
        </text:list-item>
        <text:list-item>
          <text:p text:style-name="P104"><text:span text:style-name="T3">recrimina</text:span> -ĭno | -are | ré—er | -ate | -ieren. = se dole, accusa. </text:p>
        </text:list-item>
        <text:list-item>
          <text:p text:style-name="P104">—<text:span text:style-name="T3">tione</text:span> | -zione | ré—tion | -tion | -tion. </text:p>
        </text:list-item>
        <text:list-item>
          <text:p text:style-name="P104">—<text:span text:style-name="T3">torio</text:span> | -torio | ré—toire | -tory | -torisch. </text:p>
        </text:list-item>
        <text:list-item>
          <text:p text:style-name="P104"><text:span text:style-name="T3">recrudesce</text:span> -o = fi rursum crudo. </text:p>
        </text:list-item>
        <text:list-item>
          <text:p text:style-name="P104">—<text:span text:style-name="T3">ente</text:span> | -ente | -ent | -ent. </text:p>
        </text:list-item>
        <text:list-item>
          <text:p text:style-name="P104">—<text:span text:style-name="T3">entia</text:span> | -enza | -ence | -ence | -enz. </text:p>
        </text:list-item>
        <text:list-item>
          <text:p text:style-name="P104"><text:span text:style-name="T3">recta</text:span> | retta | droite | right | <text:span text:style-name="T5">gerade</text:span>. = linea recto. ⊂ <text:span text:style-name="T5">feminile de</text:span>recto. </text:p>
        </text:list-item>
        <text:list-item>
          <text:p text:style-name="P104">—<text:span text:style-name="T3">angulo</text:span> | rettangolo | -gle | -gle | -gulum. = quadrilatero cum angulos recto. </text:p>
        </text:list-item>
        <text:list-item>
          <text:p text:style-name="P104">——<text:span text:style-name="T3">are</text:span> | rettangolare | -aire | -ar | -är. </text:p>
        </text:list-item>
        <text:list-item>
          <text:p text:style-name="P104">—<text:span text:style-name="T3">ifica</text:span> -ĭco | rettificare | -ifier | -ify | -ificieren. = fac recto, fac justo, corrige. </text:p>
        </text:list-item>
        <text:list-item>
          <text:p text:style-name="P104">——<text:span text:style-name="T3">bile</text:span> -ĭlis | retti—bile | -fiable | -fiable | -ficabel. </text:p>
        </text:list-item>
        <text:list-item>
          <text:p text:style-name="P104">——<text:span text:style-name="T3">tione</text:span> | retti—zione | -tion | -tion | -tion. </text:p>
        </text:list-item>
        <text:list-item>
          <text:p text:style-name="P104"><text:soft-page-break/>—<text:span text:style-name="T3">ilineo</text:span> | rettilineo | -gne | -near | -neum. = secundo recta. </text:p>
        </text:list-item>
        <text:list-item>
          <text:p text:style-name="P104">—<text:span text:style-name="T3">itudine</text:span> -udo -udĭn- | rettitudine | -ude | -ude | <text:span text:style-name="T5">Aufrichtigkeit</text:span>. = to es recto, honestate, justitia. </text:p>
        </text:list-item>
        <text:list-item>
          <text:p text:style-name="P104"><text:span text:style-name="T3">recto</text:span> -us | retto, H. P. recto | <text:span text:style-name="T5">d</text:span>roit | right | recht. = quem rege. </text:p>
        </text:list-item>
        <text:list-item>
          <text:p text:style-name="P104">— N | recto | recto | recto | recto. = parte anteriore de folio, anti verso. </text:p>
        </text:list-item>
        <text:list-item>
          <text:p text:style-name="P104">— N | retto | rectum | -um | -um. = ultimo parte de intestino. </text:p>
        </text:list-item>
        <text:list-item>
          <text:p text:style-name="P104">—<text:span text:style-name="T3">ore</text:span> -tor | rettore | -eur | -or | -or. = qui rege. </text:p>
        </text:list-item>
        <text:list-item>
          <text:p text:style-name="P104">——<text:span text:style-name="T3">atu</text:span> | rettorato | -at | -ate, -y | -at. </text:p>
        </text:list-item>
        <text:list-item>
          <text:p text:style-name="P104"><text:span text:style-name="T3">recupera</text:span> -ĕro | ricuperare | recouvrer, récupérer | recover, -ate | -ieren. = recipe. </text:p>
        </text:list-item>
        <text:list-item>
          <text:p text:style-name="P104">—<text:span text:style-name="T3">tione</text:span> -tio | ri—zione | ré—tion | -tion | -tion. </text:p>
        </text:list-item>
        <text:list-item>
          <text:p text:style-name="P104">—<text:span text:style-name="T3">tore</text:span> 100 | ri—tore | | -tor | -tor. </text:p>
        </text:list-item>
        <text:list-item>
          <text:p text:style-name="P104"><text:span text:style-name="T3">recurre</text:span> -o | ricorrere | recourir | to recur, <text:span text:style-name="T5">to run again</text:span>, to have recourse | -ieren. = curre rursum, pete. </text:p>
        </text:list-item>
        <text:list-item>
          <text:p text:style-name="P104">—<text:span text:style-name="T3">ente</text:span> | ricorrente | ré—ent | -ent | -ent. </text:p>
        </text:list-item>
        <text:list-item>
          <text:p text:style-name="P104"><text:span text:style-name="T3">recursu</text:span> -us | ricorso | recours | recourse | -urs. = ton recurre. </text:p>
        </text:list-item>
        <text:list-item>
          <text:p text:style-name="P104"><text:span text:style-name="T3">recusa</text:span> -o | ricusare | <text:span text:style-name="T5">refuser</text:span>, récuser | to recuse, <text:span text:style-name="T5">to refuse</text:span> | -ieren. = nega, abstine, repudia, ne vol. ⊂ causa. </text:p>
        </text:list-item>
        <text:list-item>
          <text:p text:style-name="P104">—<text:span text:style-name="T3">bile</text:span> ĭ 300 | ri—bile | ré—ble | | -bel. </text:p>
        </text:list-item>
        <text:list-item>
          <text:p text:style-name="P104">—<text:span text:style-name="T3">nte</text:span> -ns | ri—nte | ré—nt | -nt | -nt. </text:p>
        </text:list-item>
        <text:list-item>
          <text:p text:style-name="P104">—<text:span text:style-name="T3">tione</text:span> -tio | <text:span text:style-name="T5">rifiuto</text:span> | ré—tion | -tion | -tion. </text:p>
        </text:list-item>
        <text:list-item>
          <text:p text:style-name="P104">red- = re-. </text:p>
        </text:list-item>
        <text:list-item>
          <text:p text:style-name="P104"><text:span text:style-name="T3">redacto</text:span> -us | redatto. = quem redige. </text:p>
        </text:list-item>
        <text:list-item>
          <text:p text:style-name="P104">—<text:span text:style-name="T3">ione</text:span> | redazione | ré—ion | -ion | -ion. </text:p>
        </text:list-item>
        <text:list-item>
          <text:p text:style-name="P104">—<text:span text:style-name="T3">ore</text:span> | redattore | ré—teur | -tor | -teur. = qui redige diurnale. </text:p>
        </text:list-item>
        <text:list-item>
          <text:p text:style-name="P104"><text:span text:style-name="T3">redargue</text:span> -o | -ire | -er | -e | -ieren. = reproba, confuta. ⊂ red- argue. </text:p>
        </text:list-item>
        <text:list-item>
          <text:p text:style-name="P104"><text:span text:style-name="T3">redde</text:span> -o | rendere | rendre | to render. ⊂ red da = da retro. </text:p>
        </text:list-item>
        <text:list-item>
          <text:p text:style-name="P104"><text:span text:style-name="T3">reddito</text:span> -ĭtus | reso, reddito, rendita | rendu, rente | rente | Rente. = quem redde, fructu, proventu, censu. </text:p>
        </text:list-item>
        <text:list-item>
          <text:p text:style-name="P104"><text:span text:style-name="T3">redempto</text:span> -us | redento. = quem redime. </text:p>
        </text:list-item>
        <text:list-item>
          <text:p text:style-name="P104">—<text:span text:style-name="T3">ione</text:span> -io | -enzione | ré—ion, rançon | -ion | -ion. </text:p>
        </text:list-item>
        <text:list-item>
          <text:p text:style-name="P104">—<text:span text:style-name="T3">ore</text:span> 400 | redentore | rédempteur | redeemer | -tor. = qui redime. </text:p>
        </text:list-item>
        <text:list-item>
          <text:p text:style-name="P104"><text:span text:style-name="T3">redi</text:span> -eo = red i, i retro, i rurso. </text:p>
        </text:list-item>
        <text:list-item>
          <text:p text:style-name="P104"><text:span text:style-name="T3">redige</text:span> -ĭgo | -ere | rédiger | to redact | -ieren. ⊃ redacto. ⊂ red age. </text:p>
        </text:list-item>
        <text:list-item>
          <text:p text:style-name="P104"><text:span text:style-name="T3">redime</text:span> -ĭmo | -ere | <text:span text:style-name="T5">racheter</text:span>, rédimer | to redeem | -ieren. = eme retro. ⊃ redempto. </text:p>
        </text:list-item>
        <text:list-item>
          <text:p text:style-name="P104"><text:span text:style-name="T3">redintegra</text:span> -ĕgro | re(d)integrare | rédintégrer | -ate | -ieren. = integra rursum. </text:p>
        </text:list-item>
        <text:list-item>
          <text:p text:style-name="P104">—<text:span text:style-name="T3">tione</text:span> -tio | rein—azione | réd—égration, réintégration | -ation | -ation. </text:p>
        </text:list-item>
        <text:list-item>
          <text:p text:style-name="P104"><text:span text:style-name="T3">redona</text:span> -ōno | ridonare | redonner | <text:span text:style-name="T5">to give again</text:span>. = dona rursum. </text:p>
        </text:list-item>
        <text:list-item>
          <text:p text:style-name="P104"><text:span text:style-name="T3">reduc</text:span> -uco | ridurre | réduire | reduce, reduct | -ieren. = duc rursum. </text:p>
        </text:list-item>
        <text:list-item>
          <text:p text:style-name="P104"><text:span text:style-name="T3">reducto</text:span> -us = quem reduc. </text:p>
        </text:list-item>
        <text:list-item>
          <text:p text:style-name="P104">—<text:span text:style-name="T3">ibile</text:span> -ĭlis | -uttibile | ré—ible | -ible | -ibel. </text:p>
        </text:list-item>
        <text:list-item>
          <text:p text:style-name="P104"><text:soft-page-break/>—<text:span text:style-name="T3">ione</text:span> -io | riduzione | ré—ion | -ion | -ion. </text:p>
        </text:list-item>
        <text:list-item>
          <text:p text:style-name="P104"><text:span text:style-name="T3">redunda</text:span> -o | ridondare | redonder | to redound | -ieren. ⊂ red- unda. </text:p>
        </text:list-item>
        <text:list-item>
          <text:p text:style-name="P104">—<text:span text:style-name="T3">nte</text:span> -ns | ridondante | -ondant | -nt | -nt. </text:p>
        </text:list-item>
        <text:list-item>
          <text:p text:style-name="P104">—<text:span text:style-name="T3">ntia</text:span> -ia | ridondanza | -ondance | -nce | -nz. </text:p>
        </text:list-item>
        <text:list-item>
          <text:p text:style-name="P104">E. <text:span text:style-name="T3">ree</text:span> ⊃ L. remiga; A. row = remiga; G. eretmós = L. remo; S. aritra. </text:p>
        </text:list-item>
        <text:list-item>
          <text:p text:style-name="P104"><text:span text:style-name="T3">refectione</text:span> 100 | refezione | réfection | -tion | -tion. = ton fac rursum, instauratione, renovatione, ton sume cibo. </text:p>
        </text:list-item>
        <text:list-item>
          <text:p text:style-name="P104"><text:span text:style-name="T3">refectorio</text:span> | refettorio | réfectoire | -y | -ium. = loco de refectione. </text:p>
        </text:list-item>
        <text:list-item>
          <text:p text:style-name="P104"><text:span text:style-name="T3">refer</text:span> -ro | riferire | référer, <text:span text:style-name="T5">rapporter</text:span> | refer, <text:span text:style-name="T5">relate</text:span> | -ieren. = fer retro. </text:p>
        </text:list-item>
        <text:list-item>
          <text:p text:style-name="P104">—<text:span text:style-name="T3">endo</text:span> | -o | -um | -um | -um. = plebiscito, re quem debe refer. </text:p>
        </text:list-item>
        <text:list-item>
          <text:p text:style-name="P104">—<text:span text:style-name="T3">entia</text:span> | -enza | référence | -ence | -enz. = relatione, informatione. </text:p>
        </text:list-item>
        <text:list-item>
          <text:p text:style-name="P104"><text:span text:style-name="T3">reflecte</text:span> -o | riflettere | réfléchir, refléter | to reflect | -ieren. = flecte retro, cogita. </text:p>
        </text:list-item>
        <text:list-item>
          <text:p text:style-name="P104">—<text:span text:style-name="T3">ore</text:span> | riflettore | ré—eur | -or | -or. = instrumento que reflecte luce. </text:p>
        </text:list-item>
        <text:list-item>
          <text:p text:style-name="P104"><text:span text:style-name="T3">reflexo</text:span> -us | riflesso | réflexe, reflet | reflex | reflex. = quem reflecte. </text:p>
        </text:list-item>
        <text:list-item>
          <text:p text:style-name="P104">—<text:span text:style-name="T3">ibile</text:span> -ĭlis | riflessibile | ré—ble | -ble | -bel. </text:p>
        </text:list-item>
        <text:list-item>
          <text:p text:style-name="P104">——<text:span text:style-name="T3">itate</text:span> | riflessibilità | ré—ité | -ity | -ität. </text:p>
        </text:list-item>
        <text:list-item>
          <text:p text:style-name="P104">—<text:span text:style-name="T3">ione</text:span> 200 | riflessione | réflexion | -xion | -xion. </text:p>
        </text:list-item>
        <text:list-item>
          <text:p text:style-name="P104">—<text:span text:style-name="T3">ivo</text:span> | riflessivo | | -ive | -iv. </text:p>
        </text:list-item>
        <text:list-item>
          <text:p text:style-name="P104"><text:span text:style-name="T3">refloresce</text:span> 100 | rifiorire | refleurir | to reflourish | -ieren. = iterum floresce. </text:p>
        </text:list-item>
        <text:list-item>
          <text:p text:style-name="P104"><text:span text:style-name="T3">reflue</text:span> -ŭo | rifluire | -er | to reflow | -ieren. = flue retro. </text:p>
        </text:list-item>
        <text:list-item>
          <text:p text:style-name="P104"><text:span text:style-name="T3">refluxu</text:span> | riflusso | -ux | -ux | -uxus. = ton reflue. </text:p>
        </text:list-item>
        <text:list-item>
          <text:p text:style-name="P104"><text:span text:style-name="T3">reforma</text:span> -o | ri—are | réformer, reformer | to reform | -ieren. = da forma anteriore, muta, renova. </text:p>
        </text:list-item>
        <text:list-item>
          <text:p text:style-name="P104">—<text:span text:style-name="T3">tione</text:span> 200 | ri—zione | ré—tion | -tion | -tion. </text:p>
        </text:list-item>
        <text:list-item>
          <text:p text:style-name="P104">—<text:span text:style-name="T3">tore</text:span> 100 | ri—tore | ré—teur | reformer | -tor. </text:p>
        </text:list-item>
        <text:list-item>
          <text:p text:style-name="P104"><text:span text:style-name="T3">refractario</text:span> 100 | refrattario | ré—aire | -ory | -är. = quem ne pote frange, obstinato, que resiste, que repugna, renitente, qui refraga. </text:p>
        </text:list-item>
        <text:list-item>
          <text:p text:style-name="P104"><text:span text:style-name="T3">refracto</text:span> -us | rifratto. = fracto retro. </text:p>
        </text:list-item>
        <text:list-item>
          <text:p text:style-name="P104">—<text:span text:style-name="T3">ione</text:span> 600 | rifrazione | ré—tion | -tion | -tion. </text:p>
        </text:list-item>
        <text:list-item>
          <text:p text:style-name="P104">—<text:span text:style-name="T3">ivo</text:span> | rifrattivo | ré—if | -ive | -iv. </text:p>
        </text:list-item>
        <text:list-item>
          <text:p text:style-name="P104"><text:span text:style-name="T3">refraga</text:span> -āgo. = oppone se, resiste, contradic, repugna, anti suffraga. </text:p>
        </text:list-item>
        <text:list-item>
          <text:p text:style-name="P104">—<text:span text:style-name="T3">bile</text:span> -ĭlis | | | -able. = refutabile. ⊃ ir—. </text:p>
        </text:list-item>
        <text:list-item>
          <text:p text:style-name="P104"><text:span text:style-name="T3">refrena</text:span> -o | rinfrenare | refréner | to refrain | -ieren. = reprime, impedi, retine, frena. </text:p>
        </text:list-item>
        <text:list-item>
          <text:p text:style-name="P104">—<text:span text:style-name="T3">tione</text:span> 100 | refrénation | -tion | -tion. </text:p>
        </text:list-item>
        <text:list-item>
          <text:p text:style-name="P104"><text:span text:style-name="T3">refrigera</text:span> -ĕro | -are | réfrigérer | -ate | -ieren. = da frigore, redde frigido. </text:p>
        </text:list-item>
        <text:list-item>
          <text:p text:style-name="P104">—<text:span text:style-name="T3">nte</text:span> | -nte | réfrigérant | -nt. </text:p>
        </text:list-item>
        <text:list-item>
          <text:p text:style-name="P104">—<text:span text:style-name="T3">tione</text:span> | -nte | -zione | réfrigération | -tion | -tion. </text:p>
        </text:list-item>
        <text:list-item>
          <text:p text:style-name="P104"><text:soft-page-break/>—<text:span text:style-name="T3">tore</text:span> 100 | -tore | réfrigérateur | -tor | -tor. </text:p>
        </text:list-item>
        <text:list-item>
          <text:p text:style-name="P104">—<text:span text:style-name="T3">io</text:span> 300 | -io | rafraîchissement, <text:span text:style-name="T5">soulagement</text:span> | -ium | -ium. </text:p>
        </text:list-item>
        <text:list-item>
          <text:p text:style-name="P104"><text:span text:style-name="T3">refringe</text:span> -o | rifrangere | réfracter | to refract. = frange retro. </text:p>
        </text:list-item>
        <text:list-item>
          <text:p text:style-name="P104">—<text:span text:style-name="T3">ente</text:span> -ens | | -ent. </text:p>
        </text:list-item>
        <text:list-item>
          <text:p text:style-name="P104"><text:span text:style-name="T3">refuge</text:span> -ŭgio | rifugiarsi | se réfugier | -ge | -gieren. = fuge retro, recusa, evita. </text:p>
        </text:list-item>
        <text:list-item>
          <text:p text:style-name="P104">—<text:span text:style-name="T3">io</text:span> -ium | rifugio | -e | -e | -ium. = asylo. </text:p>
        </text:list-item>
        <text:list-item>
          <text:p text:style-name="P104"><text:span text:style-name="T3">refunde</text:span> | rifondere | refondre | to refound | -ieren. = funde rurso. </text:p>
        </text:list-item>
        <text:list-item>
          <text:p text:style-name="P104"><text:span text:style-name="T3">refuta</text:span> -ūto | confutare | réfuter | to refute | -ieren. ⊂ re- (con)futa. ⊃ ? I. rifiutare = recusa. </text:p>
        </text:list-item>
        <text:list-item>
          <text:p text:style-name="P104"><text:span text:style-name="T3">regale</text:span> -is | -ale, reale | royal | -al, royal | -al. = de rēge. </text:p>
        </text:list-item>
        <text:list-item>
          <text:p text:style-name="P104"><text:span text:style-name="T3">REGE</text:span> rĕgo | reggere | régir | rule, <text:span text:style-name="T5">govern</text:span> | -gieren. = guberna, administra, conduc, dirige. ⊃ rēge, regente, regimine, regione, regula, recto, corrige, dirige, erige, porrige, surge. || G. orégō, D. recken, I. recare = porrige. </text:p>
        </text:list-item>
        <text:list-item>
          <text:p text:style-name="P104"><text:span text:style-name="T3">rege</text:span> (rex rēgis) | re, H. rey, P. rei | roi | <text:span text:style-name="T5">king</text:span> | <text:span text:style-name="T5">König</text:span>. = principe, duce, imperatore, tyranno. ⊃ regicidio, regale. || D. reich, I. ricco = divite; D. Reich = regno; S. rag’an, A. rajah = rege de India. ⊂ E. rēge ⊂ rĕge. </text:p>
        </text:list-item>
        <text:list-item>
          <text:p text:style-name="P104"><text:span text:style-name="T3">regenera</text:span> ĕ 100 | rigenerare | régénérer | -ate | -ieren. = gene novo vita. </text:p>
        </text:list-item>
        <text:list-item>
          <text:p text:style-name="P104">—<text:span text:style-name="T3">tione</text:span> 100 | ri—zione | régénération | -tion | -tion. </text:p>
        </text:list-item>
        <text:list-item>
          <text:p text:style-name="P104">—<text:span text:style-name="T3">tore</text:span> | ri—tore | régénérateur | -tor | -tor. </text:p>
        </text:list-item>
        <text:list-item>
          <text:p text:style-name="P104"><text:span text:style-name="T3">regente</text:span> -ens | reggente | régent | -ent | -ent. = qui rege provisorio. </text:p>
        </text:list-item>
        <text:list-item>
          <text:p text:style-name="P104"><text:span text:style-name="T3">regicida</text:span> | -ida | régicide | -ide | -ida. = qui cæde rege. </text:p>
        </text:list-item>
        <text:list-item>
          <text:p text:style-name="P104">—<text:span text:style-name="T3">io</text:span> | -idio | régicide | -ide | -idium. </text:p>
        </text:list-item>
        <text:list-item>
          <text:p text:style-name="P104"><text:span text:style-name="T3">regimine</text:span> -men -mĭn- | -me | régime | -men | -men. = modo de rĕge. </text:p>
        </text:list-item>
        <text:list-item>
          <text:p text:style-name="P104"><text:span text:style-name="T3">regio</text:span> -ius | regio. = regale. </text:p>
        </text:list-item>
        <text:list-item>
          <text:p text:style-name="P104"><text:span text:style-name="T3">regione</text:span> -gio | -ione, rione | région | -ion | -ion. = terra sub uno rege. </text:p>
        </text:list-item>
        <text:list-item>
          <text:p text:style-name="P104">—<text:span text:style-name="T3">ale</text:span> | -ale | régional | -al. </text:p>
        </text:list-item>
        <text:list-item>
          <text:p text:style-name="P104"><text:span text:style-name="T3">regna</text:span> 100 | -are | régner | to reign | <text:span text:style-name="T5">herrschen</text:span>. = impera, rege, tene regno. </text:p>
        </text:list-item>
        <text:list-item>
          <text:p text:style-name="P104"><text:span text:style-name="T3">regno</text:span> -um | regno | règne, royaume | reign, realm, <text:span text:style-name="T5">kingdom</text:span> | Reich. = dominio de rege. </text:p>
        </text:list-item>
        <text:list-item>
          <text:p text:style-name="P104"><text:span text:style-name="T3">regrede</text:span> -ĕdior | -ire | <text:span text:style-name="T5">reculer</text:span> | to regress | -ieren. = grade retro, anti progredi, redi, reveni. ⊃ regressu. </text:p>
        </text:list-item>
        <text:list-item>
          <text:p text:style-name="P104"><text:span text:style-name="T3">regressu</text:span> -us | -esso | -ès, rétrogression | -ess | -ess. = to regrede. = </text:p>
        </text:list-item>
        <text:list-item>
          <text:p text:style-name="P104">—<text:span text:style-name="T3">ione</text:span> -io | -ione | ré—ion | -ion | -ion. </text:p>
        </text:list-item>
        <text:list-item>
          <text:p text:style-name="P104"><text:span text:style-name="T3">regula</text:span> -ŭla | -ola, H. regla | règle | rule | Regel. = norma que rege. </text:p>
        </text:list-item>
        <text:list-item>
          <text:p text:style-name="P104">— 500 | regolare | régler | -ate, rule | -ieren, regeln. </text:p>
        </text:list-item>
        <text:list-item>
          <text:p text:style-name="P104">—<text:span text:style-name="T3">mento</text:span> | -olamento | règlement | reglement | Reglement. </text:p>
        </text:list-item>
        <text:list-item>
          <text:p text:style-name="P104">——<text:span text:style-name="T3">are</text:span> | -olamentare | réglementaire | reglementary | reglementär. </text:p>
        </text:list-item>
        <text:list-item>
          <text:p text:style-name="P104">—<text:span text:style-name="T3">are</text:span> 100 | -olare | régulier | -ular | -ulär. = secundo regulas. </text:p>
        </text:list-item>
        <text:list-item>
          <text:p text:style-name="P104">——<text:span text:style-name="T3">itate</text:span> | -olarità | ré—ité | -ity | -ität. </text:p>
        </text:list-item>
        <text:list-item>
          <text:p text:style-name="P104">——<text:span text:style-name="T3">iza</text:span> | regolarizzare | ré—iser | -ize | -isieren. </text:p>
        </text:list-item>
        <text:list-item>
          <text:p text:style-name="P104">—<text:span text:style-name="T3">tione</text:span> | -olazione | ré—tion | -tion | -tion. </text:p>
        </text:list-item>
        <text:list-item>
          <text:p text:style-name="P104">—<text:span text:style-name="T3">tore</text:span> | regolatore | ré—teur | -tor | -tor. </text:p>
        </text:list-item>
        <text:list-item>
          <text:p text:style-name="P104"><text:soft-page-break/><text:span text:style-name="T3">regurgita</text:span> -ĭto | ri—are | regorger, régurgiter | -ate | -ieren. = ex gurgite, vome. </text:p>
        </text:list-item>
        <text:list-item>
          <text:p text:style-name="P104"><text:span text:style-name="T3">rehabilita</text:span> -ĭto | riabilitare | réhabiliter | -ate | -ieren. = fac iterum habile. </text:p>
        </text:list-item>
        <text:list-item>
          <text:p text:style-name="P104">—<text:span text:style-name="T3">tione</text:span> | riabilitazione | ré—tion | -tion | -tion. </text:p>
        </text:list-item>
        <text:list-item>
          <text:p text:style-name="P104"><text:span text:style-name="T3">reitera</text:span> ĕ 200 | -are | réitérer | -ate | -ieren. = repete, fac iterum. </text:p>
        </text:list-item>
        <text:list-item>
          <text:p text:style-name="P104">—<text:span text:style-name="T3">tione</text:span> 100 | -zione | réitération | -tion | -tion. </text:p>
        </text:list-item>
        <text:list-item>
          <text:p text:style-name="P104">—<text:span text:style-name="T3">tivo</text:span> | -tivo | réitératif | -tive | -tiv. </text:p>
        </text:list-item>
        <text:list-item>
          <text:p text:style-name="P104"><text:span text:style-name="T3">rejecta</text:span> -o | rigettare | rejeter | reject | rejicieren. = jacta retro. </text:p>
        </text:list-item>
        <text:list-item>
          <text:p text:style-name="P104">—<text:span text:style-name="T3">ione</text:span> -io | -ezione | -tion | -tion | -tion. </text:p>
        </text:list-item>
        <text:list-item>
          <text:p text:style-name="P104"><text:span text:style-name="T3">relato</text:span> -us = quem refer. </text:p>
        </text:list-item>
        <text:list-item>
          <text:p text:style-name="P104">—<text:span text:style-name="T3">ione</text:span> -io | -azione | -ion | -ion | -ion. = ton refer, expositione, narratione, comparatione. </text:p>
        </text:list-item>
        <text:list-item>
          <text:p text:style-name="P104">—<text:span text:style-name="T3">ivo</text:span> 400 | -ivo | -if | -ive | -iv. = que se refer, anti absoluto. </text:p>
        </text:list-item>
        <text:list-item>
          <text:p text:style-name="P104">——<text:span text:style-name="T3">itate</text:span> | -ità | -ité | -ity | -ität. </text:p>
        </text:list-item>
        <text:list-item>
          <text:p text:style-name="P104">—<text:span text:style-name="T3">ore</text:span> -tor | -tore | -teur, <text:span text:style-name="T5">rapporteur</text:span> | -ter, -tor | -tor. = qui refer. </text:p>
        </text:list-item>
        <text:list-item>
          <text:p text:style-name="P104"><text:span text:style-name="T3">relaxa</text:span> -o | rilasciare, rilassare | -er, relâcher, relaisser | to release, to relax | -ieren. = redde laxo, solve, libera. </text:p>
        </text:list-item>
        <text:list-item>
          <text:p text:style-name="P104">—<text:span text:style-name="T3">tione</text:span> -tio | rilassamento | -tion, relâche | -tion | -tion. </text:p>
        </text:list-item>
        <text:list-item>
          <text:p text:style-name="P104"><text:span text:style-name="T3">relega</text:span> -ēgo | -gare | reléguer | -gate | -gieren. = lega, mitte in exsilio. </text:p>
        </text:list-item>
        <text:list-item>
          <text:p text:style-name="P104">—<text:span text:style-name="T3">tione</text:span> -tio | -zione | relégation | -tion | -tion. </text:p>
        </text:list-item>
        <text:list-item>
          <text:p text:style-name="P104"><text:span text:style-name="T3">releva</text:span> -ĕvo | rilevare | -er | relieve | -ieren. = redde leve, minue labore. </text:p>
        </text:list-item>
        <text:list-item>
          <text:p text:style-name="P104"><text:span text:style-name="T3">relicto</text:span> -us = quem relinque. </text:p>
        </text:list-item>
        <text:list-item>
          <text:p text:style-name="P104"><text:span text:style-name="T3">religione</text:span> -gio | -gione | -gion | -gion | -gion. ⊂ re- leg(e) -ione. </text:p>
        </text:list-item>
        <text:list-item>
          <text:p text:style-name="P104"><text:span text:style-name="T3">religioso</text:span> -us | -oso | -eux | -ous | -ös. = cum religione. </text:p>
        </text:list-item>
        <text:list-item>
          <text:p text:style-name="P104"><text:span text:style-name="T3">relinque</text:span> -o | <text:span text:style-name="T5">abbandonare</text:span> | <text:span text:style-name="T5">abandonner</text:span> | to relinquish | <text:span text:style-name="T5">verlassen</text:span>. = linque retro, linque. ⊃ reliquia. </text:p>
        </text:list-item>
        <text:list-item>
          <text:p text:style-name="P104"><text:span text:style-name="T3">reliquia</text:span> -æ -arum | -quia | -que | relic | -quie. ⊂ relinque. </text:p>
        </text:list-item>
        <text:list-item>
          <text:p text:style-name="P104"><text:span text:style-name="T3">remane</text:span> -măneo | rimanere | | remain. = mane retro, resta, persiste, persevera. </text:p>
        </text:list-item>
        <text:list-item>
          <text:p text:style-name="P104">—<text:span text:style-name="T3">ente</text:span> | rimanente | -ent | -ent | -ent. </text:p>
        </text:list-item>
        <text:list-item>
          <text:p text:style-name="P104"><text:span text:style-name="T3">remedia</text:span> 200 | rimediare | remédier | -y | -ieren. = da remedio. </text:p>
        </text:list-item>
        <text:list-item>
          <text:p text:style-name="P104">—<text:span text:style-name="T3">bile</text:span> ĭ 100 | ri—bile | remédiable | -ble | -bel. </text:p>
        </text:list-item>
        <text:list-item>
          <text:p text:style-name="P104"><text:span text:style-name="T3">remedio</text:span> -ium | rimedio | remède | -dy | -dien. = quod mede. </text:p>
        </text:list-item>
        <text:list-item>
          <text:p text:style-name="P104"><text:span text:style-name="T3">remiga</text:span> -ĭgo | remare | ramer | to row | rudern. = age remos. </text:p>
        </text:list-item>
        <text:list-item>
          <text:p text:style-name="P104"><text:span text:style-name="T3">reminisce</text:span> -or | <text:span text:style-name="T5">ricordarsi</text:span>, rammentarsi | <text:span text:style-name="T5">se rappeler</text:span> | to remember | <text:span text:style-name="T5">sich erinnern</text:span>. = recorda, habe in mente, mene rersum. </text:p>
        </text:list-item>
        <text:list-item>
          <text:p text:style-name="P104"><text:span text:style-name="T3">reminiscentia</text:span> 300 | -nza | ré—nce | -nce | -nz. = ro reminisce, memoria. </text:p>
        </text:list-item>
        <text:list-item>
          <text:p text:style-name="P104"><text:span text:style-name="T3">remisso</text:span> -us | rimesso | remis | remitted | remis. = quem remitte. ⊃ A. remiss = negligente. </text:p>
        </text:list-item>
        <text:list-item>
          <text:p text:style-name="P104">—<text:span text:style-name="T3">ione</text:span> -io | -ione | rémission | -ion | -ion. </text:p>
        </text:list-item>
        <text:list-item>
          <text:p text:style-name="P104"><text:span text:style-name="T3">remitte</text:span> -o | rimettere | <text:span text:style-name="T5">renvoyer</text:span>, remettre | remit | -ieren. = mitte retro, remanda, redde. </text:p>
        </text:list-item>
        <text:list-item>
          <text:p text:style-name="P104"><text:span text:style-name="T3">remo</text:span> -us | I. H. P. remo | rame | <text:span text:style-name="T5">oar</text:span>, rudder | Ruder. ⊃ <text:soft-page-break/>quinquereme, trireme. ⊂ E. ree ⊃ A. D. </text:p>
        </text:list-item>
        <text:list-item>
          <text:p text:style-name="P104"><text:span text:style-name="T3">remorde</text:span> -eo | rimordere | remordre | to remord. = morde, da « remorsu ». </text:p>
        </text:list-item>
        <text:list-item>
          <text:p text:style-name="P104"><text:span text:style-name="T3">remorsu</text:span> | rimorso | remords | remorse | Remords. = ton remorde. </text:p>
        </text:list-item>
        <text:list-item>
          <text:p text:style-name="P104"><text:span text:style-name="T3">remoto</text:span> -us | rimosso, remoto | <text:span text:style-name="T5">éloigné</text:span> | remote | <text:span text:style-name="T5">entfernt</text:span>. = longiquo, quem remove. </text:p>
        </text:list-item>
        <text:list-item>
          <text:p text:style-name="P104">—<text:span text:style-name="T3">ione</text:span> -tio | rimozione | <text:span text:style-name="T5">destitution</text:span> | -tion | -tion. </text:p>
        </text:list-item>
        <text:list-item>
          <text:p text:style-name="P104"><text:span text:style-name="T3">remove</text:span> -ŏveo | rimuovere | remuer | remove | -ieren. = move retro, redde longiquo, destitue, tolle. </text:p>
        </text:list-item>
        <text:list-item>
          <text:p text:style-name="P104"><text:span text:style-name="T3">remunera</text:span> -ĕro | ri—are | rémunérer | -ate | -ieren. = da munere, da mercede. </text:p>
        </text:list-item>
        <text:list-item>
          <text:p text:style-name="P104">—<text:span text:style-name="T3">tione</text:span> -tio | -zione | rémunération | -tion | -tion. </text:p>
        </text:list-item>
        <text:list-item>
          <text:p text:style-name="P104">—<text:span text:style-name="T3">tivo</text:span> | -tivo | rémunératif | -tive | -tiv. </text:p>
        </text:list-item>
        <text:list-item>
          <text:p text:style-name="P104"><text:span text:style-name="T3">renasce</text:span> -or | rinascere | renaître. = rurso nasce. </text:p>
        </text:list-item>
        <text:list-item>
          <text:p text:style-name="P104">—<text:span text:style-name="T3">ente</text:span> | -ente | renaissant | renascent. </text:p>
        </text:list-item>
        <text:list-item>
          <text:p text:style-name="P104">—<text:span text:style-name="T3">entia</text:span> | rinascenza | renaissance | renascence | Renaissance. </text:p>
        </text:list-item>
        <text:list-item>
          <text:p text:style-name="P104"><text:span text:style-name="T3">rene</text:span> -es | rene | rein | reins | <text:span text:style-name="T5">Nieren</text:span>, Renes. </text:p>
        </text:list-item>
        <text:list-item>
          <text:p text:style-name="P104"><text:span text:style-name="T3">renega</text:span> -ĕgo | rinnegare | renier | renege | -ieren. = nega de novo, abjura. </text:p>
        </text:list-item>
        <text:list-item>
          <text:p text:style-name="P104">—<text:span text:style-name="T3">tione</text:span> | rinnegazione | | -tion. </text:p>
        </text:list-item>
        <text:list-item>
          <text:p text:style-name="P104">—<text:span text:style-name="T3">to</text:span> | rinnegato | renégat | renegade | -at. = que renega, apostata. </text:p>
        </text:list-item>
        <text:list-item>
          <text:p text:style-name="P104">renitente -ens = fulgido, nitido, luminoso. ⊂ re- nĭte -nte. </text:p>
        </text:list-item>
        <text:list-item>
          <text:p text:style-name="P104"><text:span text:style-name="T3">renitente</text:span> -ens | -ente | rénitent | -ent | -ent. = indomito, qui resiste, qui repugna. ⊂ re- nīte -nte. </text:p>
        </text:list-item>
        <text:list-item>
          <text:p text:style-name="P104">—<text:span text:style-name="T3">ia</text:span> | -enza | rénitence | -ence | -enz. </text:p>
        </text:list-item>
        <text:list-item>
          <text:p text:style-name="P104"><text:span text:style-name="T3">renova</text:span> -ŏvo | rinnovare | renouveler | to renew, to renovate | -ieren. </text:p>
        </text:list-item>
        <text:list-item>
          <text:p text:style-name="P104">—<text:span text:style-name="T3">tione</text:span> -tio | rinnovazione | ré—tion | -tion | -tion. </text:p>
        </text:list-item>
        <text:list-item>
          <text:p text:style-name="P104">—<text:span text:style-name="T3">tore</text:span> | rinn—tore | ré—teur | -tor. </text:p>
        </text:list-item>
        <text:list-item>
          <text:p text:style-name="P104"><text:span text:style-name="T3">renuntia</text:span> -io = annuntia, denuntia. </text:p>
        </text:list-item>
        <text:list-item>
          <text:p text:style-name="P104">— -io | rinunziare | renoncer | to renounce | -ieren. = abstine se, recusa, linque. </text:p>
        </text:list-item>
        <text:list-item>
          <text:p text:style-name="P104">—<text:span text:style-name="T3">tione</text:span> 300 | rinuncia | renonciation | renunciation | -tion. </text:p>
        </text:list-item>
        <text:list-item>
          <text:p text:style-name="P104"><text:span text:style-name="T3">reo</text:span> reus = accusato. </text:p>
        </text:list-item>
        <text:list-item>
          <text:p text:style-name="P104">— 400 | reo. = qui habe culpa. </text:p>
        </text:list-item>
        <text:list-item>
          <text:p text:style-name="P104"><text:span text:style-name="T3">reorganiza</text:span> | riorganizzare | réorganiser | -ize | -isieren. = organiza rurso. </text:p>
        </text:list-item>
        <text:list-item>
          <text:p text:style-name="P104"><text:span text:style-name="T3">repara</text:span> -ăro | riparare | réparer | to repair | -ieren. = restaura, para rurso. </text:p>
        </text:list-item>
        <text:list-item>
          <text:p text:style-name="P104">—<text:span text:style-name="T3">bile</text:span> -bĭlis | ri—bile | ré—ble | -ble | -bel. </text:p>
        </text:list-item>
        <text:list-item>
          <text:p text:style-name="P104">—<text:span text:style-name="T3">tione</text:span> | ri—zione | ré—tion | -tion | -tion. </text:p>
        </text:list-item>
        <text:list-item>
          <text:p text:style-name="P104"><text:span text:style-name="T3">repe</text:span> -o = serpe, repta. ⊃ reptile. </text:p>
        </text:list-item>
        <text:list-item>
          <text:p text:style-name="P104"><text:span text:style-name="T3">repelle</text:span> -o | <text:span text:style-name="T5">respingere</text:span> | repousser | repel, repulse | -ieren. = pelle [pulsa] retro, rejecta. </text:p>
        </text:list-item>
        <text:list-item>
          <text:p text:style-name="P104"><text:span text:style-name="T3">repercussione</text:span> 100 | ri—sione | répercussion | -sion | -sion. = ton repercute. </text:p>
        </text:list-item>
        <text:list-item>
          <text:p text:style-name="P104"><text:span text:style-name="T3">repercute</text:span> -ŭtio | ripercuotere | répercuter | to repercuss | -ieren. = « percute » rurso. </text:p>
        </text:list-item>
        <text:list-item>
          <text:p text:style-name="P104"><text:soft-page-break/><text:span text:style-name="T3">reperi</text:span> -ĕrio | <text:span text:style-name="T5">trovare</text:span>, reperire | <text:span text:style-name="T5">trouver</text:span> | <text:span text:style-name="T5">find</text:span> | <text:span text:style-name="T5">finden</text:span>. = inveni. ⊃ repertorio. ⊂ re- + E. peri, <text:span text:style-name="T5">aut</text:span> re- pare. </text:p>
        </text:list-item>
        <text:list-item>
          <text:p text:style-name="P104"><text:span text:style-name="T3">repertorio</text:span> 300 | -orio | ré—oire | -ory | -orium. = inventario pro reperi res. </text:p>
        </text:list-item>
        <text:list-item>
          <text:p text:style-name="P104"><text:span text:style-name="T3">repete</text:span> -ĕto | ripetere | répéter | repeat | -ieren. = pete iterum. </text:p>
        </text:list-item>
        <text:list-item>
          <text:p text:style-name="P104">—<text:span text:style-name="T3">ito</text:span> -ītus = quem repete. </text:p>
        </text:list-item>
        <text:list-item>
          <text:p text:style-name="P104">——<text:span text:style-name="T3">ione</text:span> -tio | ripetizione | répétition | -tion | -tion. </text:p>
        </text:list-item>
        <text:list-item>
          <text:p text:style-name="P104">——<text:span text:style-name="T3">ore</text:span> -or | ri—itore | répétiteur | -itor | -itor. </text:p>
        </text:list-item>
        <text:list-item>
          <text:p text:style-name="P104"><text:span text:style-name="T3">reple</text:span> -eo | riempire | remplir | replenish. = ple. </text:p>
        </text:list-item>
        <text:list-item>
          <text:p text:style-name="P104"><text:span text:style-name="T3">replica</text:span> -ĭco | ripiegare | replier. </text:p>
        </text:list-item>
        <text:list-item>
          <text:p text:style-name="P104">— M | -are | répliquer | reply | -ieren. = repete, itera, responde. </text:p>
        </text:list-item>
        <text:list-item>
          <text:p text:style-name="P104"><text:span text:style-name="T3">repone</text:span> -ōno | riporre | reposer, <text:span text:style-name="T5">replacer</text:span> | repose | -ieren. = re- pone. </text:p>
        </text:list-item>
        <text:list-item>
          <text:p text:style-name="P104"><text:span text:style-name="T3">reporta</text:span> -o | riportare | rapporter, reporter | to report | -ieren. </text:p>
        </text:list-item>
        <text:list-item>
          <text:p text:style-name="P104"><text:span text:style-name="T3">reposito</text:span> -ĭtus = quem repone. </text:p>
        </text:list-item>
        <text:list-item>
          <text:p text:style-name="P104">—<text:span text:style-name="T3">orio</text:span> 100 | ripostiglio, <text:span text:style-name="T5">credenza</text:span> | repositoire, <text:span text:style-name="T5">buffet</text:span> | -ry | -rium. = loco pro pone res. </text:p>
        </text:list-item>
        <text:list-item>
          <text:p text:style-name="P104"><text:span text:style-name="T3">reposto</text:span> -us | riposto. = quem repone, distante, abscondito. </text:p>
        </text:list-item>
        <text:list-item>
          <text:p text:style-name="P104"><text:span text:style-name="T3">repræsenta</text:span> -o | rappresentare | représenter | to represent | -ieren. = redde præsente. </text:p>
        </text:list-item>
        <text:list-item>
          <text:p text:style-name="P104">—<text:span text:style-name="T3">bile</text:span> -ĭlis | rappre—bile | repré—ble | repre—ble. </text:p>
        </text:list-item>
        <text:list-item>
          <text:p text:style-name="P104">—<text:span text:style-name="T3">nte</text:span> | rappre—nte | repré—nt | repre—nt | -nt. </text:p>
        </text:list-item>
        <text:list-item>
          <text:p text:style-name="P104">—<text:span text:style-name="T3">tione</text:span> 100 | rappre—zione | représentation | repre—tion | -tion. </text:p>
        </text:list-item>
        <text:list-item>
          <text:p text:style-name="P104">—<text:span text:style-name="T3">tivo</text:span> | rappre—ivo | repré—tif | repre—tive | -tiv. </text:p>
        </text:list-item>
        <text:list-item>
          <text:p text:style-name="P104"><text:span text:style-name="T3">reprehende</text:span> -o | riprendere, <text:span text:style-name="T5">rimproverare</text:span> | reprende, réprimander | ro reprehend | -ieren. = prehende retro, corrige, vitupera, redargue. ⊃ reprehenso. </text:p>
        </text:list-item>
        <text:list-item>
          <text:p text:style-name="P104"><text:span text:style-name="T3">reprehenso</text:span> -us = quem reprehende. </text:p>
        </text:list-item>
        <text:list-item>
          <text:p text:style-name="P104">—<text:span text:style-name="T3">ibile</text:span> -ĭlis | riprensibile | répréhensible | -ible | -ibel. </text:p>
        </text:list-item>
        <text:list-item>
          <text:p text:style-name="P104">—<text:span text:style-name="T3">ione</text:span> -io | riprensione | répréhension | -sion | -sion. </text:p>
        </text:list-item>
        <text:list-item>
          <text:p text:style-name="P104"><text:span text:style-name="T3">represso</text:span> -us | represso. = quem reprime. </text:p>
        </text:list-item>
        <text:list-item>
          <text:p text:style-name="P104">—<text:span text:style-name="T3">ione</text:span> | -sione | ré—sion | -sion | -sion. </text:p>
        </text:list-item>
        <text:list-item>
          <text:p text:style-name="P104"><text:span text:style-name="T3">reprime</text:span> -ĭmo | -ere | ré—er | repress | -ieren. = comprime, onera, coerce. ⊃ represso. </text:p>
        </text:list-item>
        <text:list-item>
          <text:p text:style-name="P104"><text:span text:style-name="T3">reproba</text:span> -ŏbo | riprovare | réprouver | -ate, reprove, reproach | -ieren. = ne proba, anti approba, censura, refuta, reprehende. F. reprouver = proba iterum. </text:p>
        </text:list-item>
        <text:list-item>
          <text:p text:style-name="P104">—<text:span text:style-name="T3">tione</text:span> 400 | riprovazione | ré—tion | -tion | -tion. </text:p>
        </text:list-item>
        <text:list-item>
          <text:p text:style-name="P104"><text:span text:style-name="T3">reproduc</text:span> | riprodurre | reproduire | -e | -ieren. </text:p>
        </text:list-item>
        <text:list-item>
          <text:p text:style-name="P104">—<text:span text:style-name="T3">tione</text:span> | ri—zione | -tion | -tion | -tion. </text:p>
        </text:list-item>
        <text:list-item>
          <text:p text:style-name="P104">—<text:span text:style-name="T3">tivo</text:span> | ri—ttivo | -tif | -tive | -tiv. </text:p>
        </text:list-item>
        <text:list-item>
          <text:p text:style-name="P104">——<text:span text:style-name="T3">itate</text:span> | ri—uttività | -ité | | -ität. </text:p>
        </text:list-item>
        <text:list-item>
          <text:p text:style-name="P104"><text:span text:style-name="T3">repta</text:span> -o = repe, serpe. ⊃ reptile. </text:p>
        </text:list-item>
        <text:list-item>
          <text:p text:style-name="P104"><text:span text:style-name="T3">reptile</text:span> ĭ 400 | rettile | -ile | -ile | -il. = qui repe, serpente. </text:p>
        </text:list-item>
        <text:list-item>
          <text:p text:style-name="P104"><text:span text:style-name="T3">republica</text:span> respublĭca | repub(b)lica | ré—ique | -ic | -ik. ⊂ re publico. </text:p>
        </text:list-item>
        <text:list-item>
          <text:p text:style-name="P104">—<text:span text:style-name="T3">ano</text:span> | -ano | ré—ain | -an | -aner. </text:p>
        </text:list-item>
        <text:list-item>
          <text:p text:style-name="P104"><text:soft-page-break/><text:span text:style-name="T3">repudia</text:span> -io | ripudiare | répudier | -iate | -iieren. = fac repudio. </text:p>
        </text:list-item>
        <text:list-item>
          <text:p text:style-name="P104">—<text:span text:style-name="T3">tione</text:span> -tio = </text:p>
        </text:list-item>
        <text:list-item>
          <text:p text:style-name="P104">—<text:span text:style-name="T3">io</text:span> -ium | -dio | répudiation | -diation | -diation. = separatione ab uxore, divortio. ⊂ re- pud(e) -io. </text:p>
        </text:list-item>
        <text:list-item>
          <text:p text:style-name="P104"><text:span text:style-name="T3">repugna</text:span> -o | ri—are | ré—er | repugn | -ieren. = pugna contra, repulsa, relucta, anti place, anti seduce. </text:p>
        </text:list-item>
        <text:list-item>
          <text:p text:style-name="P104">—<text:span text:style-name="T3">nte</text:span> -ns | ri—nte | ré—nt | -nt | -nt. </text:p>
        </text:list-item>
        <text:list-item>
          <text:p text:style-name="P104">—<text:span text:style-name="T3">ntia</text:span> -ntia | ri—nza | ré—nce | -nce | -nz. </text:p>
        </text:list-item>
        <text:list-item>
          <text:p text:style-name="P104"><text:span text:style-name="T3">repullula</text:span> ŭ 100 | ripullulare | -er | -ate. = pullula iterum. </text:p>
        </text:list-item>
        <text:list-item>
          <text:p text:style-name="P104"><text:span text:style-name="T3">repulsa</text:span> -o | <text:span text:style-name="T5">respingere</text:span> | repousser | -e | -ieren. = repelle. </text:p>
        </text:list-item>
        <text:list-item>
          <text:p text:style-name="P104">— -a | ripulsa | <text:span text:style-name="T5">refus</text:span> | repulse | Repuls. = ton repelle, responso negativo. </text:p>
        </text:list-item>
        <text:list-item>
          <text:p text:style-name="P104">—<text:span text:style-name="T3">ione</text:span> | ripulsione | répulsion | -sion | -sion. = adversione. </text:p>
        </text:list-item>
        <text:list-item>
          <text:p text:style-name="P104">—<text:span text:style-name="T3">ivo</text:span> | -ivo | ré—if | -ive | -iv. </text:p>
        </text:list-item>
        <text:list-item>
          <text:p text:style-name="P104">—<text:span text:style-name="T3">o</text:span> -us = quem repelle. </text:p>
        </text:list-item>
        <text:list-item>
          <text:p text:style-name="P104"><text:span text:style-name="T3">reputa</text:span> -ŭto | -are | réputer | -e | <text:span text:style-name="T5">erwägen</text:span>. = puta, considera, existima, judica. </text:p>
        </text:list-item>
        <text:list-item>
          <text:p text:style-name="P104">—<text:span text:style-name="T3">bile</text:span> -ĭlis | -bile | | -ble | -bel. </text:p>
        </text:list-item>
        <text:list-item>
          <text:p text:style-name="P104">—<text:span text:style-name="T3">tione</text:span> 100 | -zione | ré—tion | -tion | -tion. </text:p>
        </text:list-item>
        <text:list-item>
          <text:p text:style-name="P104"><text:span text:style-name="T3">requie</text:span> -es = quiete. </text:p>
        </text:list-item>
        <text:list-item>
          <text:p text:style-name="P104"><text:span text:style-name="T3">requiem</text:span> | -em | -em | -em | -em. = <text:span text:style-name="T5">accusativo de</text:span> requie, primo vocabulo de cantico funebre. </text:p>
        </text:list-item>
        <text:list-item>
          <text:p text:style-name="P104"><text:span text:style-name="T3">require</text:span> -īro | richiedere, requisire | requérir | to require | -ieren. = quære, exige. </text:p>
        </text:list-item>
        <text:list-item>
          <text:p text:style-name="P104"><text:span text:style-name="T3">requisito</text:span> -us | -isito | -is | -isite | -isit. = quem require. </text:p>
        </text:list-item>
        <text:list-item>
          <text:p text:style-name="P104">—<text:span text:style-name="T3">ione</text:span> 200 | -zione | ré—ion | -ion | -ion. </text:p>
        </text:list-item>
        <text:list-item>
          <text:p text:style-name="P104"><text:span text:style-name="T3">rescinde</text:span> -o | -ere | -er | to rescind | -ieren. = scinde. </text:p>
        </text:list-item>
        <text:list-item>
          <text:p text:style-name="P104"><text:span text:style-name="T3">rescisso</text:span> -us = quem rescinde. </text:p>
        </text:list-item>
        <text:list-item>
          <text:p text:style-name="P104">—<text:span text:style-name="T3">ione</text:span> 300 | -issione | -ision, <text:span text:style-name="T5">retranchement</text:span> | -ission | -ission. = ton scinde et annihila contractu. </text:p>
        </text:list-item>
        <text:list-item>
          <text:p text:style-name="P104"><text:span text:style-name="T3">rescribe</text:span> -o | riscrivere | récrire | -e | -ieren. = responde per littera. </text:p>
        </text:list-item>
        <text:list-item>
          <text:p text:style-name="P104"><text:span text:style-name="T3">rescripto</text:span> 100 | -itto | -it | -ipt | -ipt. = responso de principe. </text:p>
        </text:list-item>
        <text:list-item>
          <text:p text:style-name="P104"><text:span text:style-name="T3">reseca</text:span> -ĕco | risecare | réséquer | resect | -ieren. = seca iterum. </text:p>
        </text:list-item>
        <text:list-item>
          <text:p text:style-name="P104"><text:span text:style-name="T3">resecto</text:span> -us = quem reseca. </text:p>
        </text:list-item>
        <text:list-item>
          <text:p text:style-name="P104">—<text:span text:style-name="T3">ione</text:span> 100 | resezione | résection | -ion | -ion. </text:p>
        </text:list-item>
        <text:list-item>
          <text:p text:style-name="P104"><text:span text:style-name="T3">reseda</text:span> -ēda (Plinio) | -eda | réséda | -eda | -eda. = Bot. « reseda lutea ». </text:p>
        </text:list-item>
        <text:list-item>
          <text:p text:style-name="P104"><text:span text:style-name="T3">resenti</text:span> | risentire | ressentir | resent | -ieren. = senti retro, habe perceptione, offende se. </text:p>
        </text:list-item>
        <text:list-item>
          <text:p text:style-name="P104">—<text:span text:style-name="T3">mento</text:span> | ri—mento | -ment | -ment | -ment. </text:p>
        </text:list-item>
        <text:list-item>
          <text:p text:style-name="P104"><text:span text:style-name="T3">reserva</text:span> -o | riservare | réserver | to reserve | -ieren. = serva retro. </text:p>
        </text:list-item>
        <text:list-item>
          <text:p text:style-name="P104">—<text:span text:style-name="T3">ato</text:span> | ri—ato | réservé | -ed | -iert. </text:p>
        </text:list-item>
        <text:list-item>
          <text:p text:style-name="P104"><text:span text:style-name="T3">reside</text:span> -ĭdeo | risiedere, <text:span text:style-name="T5">dimorare</text:span> | résider | to reside | -ieren. = habe sede, habita, remane. </text:p>
        </text:list-item>
        <text:list-item>
          <text:p text:style-name="P104">—<text:span text:style-name="T3">ente</text:span> | -ente | ré—ant | -ent | -ent. </text:p>
        </text:list-item>
        <text:list-item>
          <text:p text:style-name="P104">—<text:span text:style-name="T3">entia</text:span> | -enza | ré—ance | -ence | -enz. </text:p>
        </text:list-item>
        <text:list-item>
          <text:p text:style-name="P104"><text:span text:style-name="T3">residuo</text:span> -ŭus | -uo, <text:span text:style-name="T5">resto</text:span> | résidu | -ue, -uum | -uum. = quod reside, <text:soft-page-break/>reliquo. </text:p>
        </text:list-item>
        <text:list-item>
          <text:p text:style-name="P104">—<text:span text:style-name="T3">uale</text:span> | -uale | résiduel | -ual | -uarisch. </text:p>
        </text:list-item>
        <text:list-item>
          <text:p text:style-name="P104"><text:span text:style-name="T3">resigna</text:span> -o | ressegnare | résigner | to resign | -ieren. = tolle signo, renuntia, demitte se. </text:p>
        </text:list-item>
        <text:list-item>
          <text:p text:style-name="P104">—<text:span text:style-name="T3">tione</text:span> | rassegnazione | ré—tion | -tion | -tion. </text:p>
        </text:list-item>
        <text:list-item>
          <text:p text:style-name="P104"><text:span text:style-name="T3">resina</text:span> -īna (Plinio) | -ina | résine | -in | <text:span text:style-name="T5">Harz</text:span>. ⊂ G. rētínē. = liquido inflammabile ex pino. </text:p>
        </text:list-item>
        <text:list-item>
          <text:p text:style-name="P104">—<text:span text:style-name="T3">oso</text:span> 100 | -oso | résineux | -ous | -ös. </text:p>
        </text:list-item>
        <text:list-item>
          <text:p text:style-name="P104"><text:span text:style-name="T3">resipiscentia</text:span> 400 | -enza, <text:span text:style-name="T5">ravvedimento</text:span> | ré—ence | -ence | -enz. = to pænite de errore. ⊂ re- sape -sce -ntia. </text:p>
        </text:list-item>
        <text:list-item>
          <text:p text:style-name="P104"><text:span text:style-name="T3">resiste</text:span> -o | -ere | résister | to resist | -ieren. = siste contra, obsta. </text:p>
        </text:list-item>
        <text:list-item>
          <text:p text:style-name="P104">—<text:span text:style-name="T3">ente</text:span> | -ente | ré—ant | -ent | -ent. </text:p>
        </text:list-item>
        <text:list-item>
          <text:p text:style-name="P104">—<text:span text:style-name="T3">entia</text:span> | -enza | ré—ance | -ance | -enz. </text:p>
        </text:list-item>
        <text:list-item>
          <text:p text:style-name="P104"><text:span text:style-name="T3">resoluto</text:span> -us | risolto | résolu | resolved | resolviert. = quem resolve. </text:p>
        </text:list-item>
        <text:list-item>
          <text:p text:style-name="P104">— M | risoluto | résolu | -ute | -ut. = strenuo, prompto, sine metu. </text:p>
        </text:list-item>
        <text:list-item>
          <text:p text:style-name="P104">—<text:span text:style-name="T3">ione</text:span> 100 | ri—zione | ré—ion | -ion | -ion. </text:p>
        </text:list-item>
        <text:list-item>
          <text:p text:style-name="P104"><text:span text:style-name="T3">resolve</text:span> -o | risolvere | résoudre | to resolve | -ieren. = solve. ⊃ resoluto. </text:p>
        </text:list-item>
        <text:list-item>
          <text:p text:style-name="P104"><text:span text:style-name="T3">resona</text:span> -ŏno | risonare | résonner | to resound | -ieren. = sona retro. </text:p>
        </text:list-item>
        <text:list-item>
          <text:p text:style-name="P104">—<text:span text:style-name="T3">nte</text:span> | ri—nte | ré—nt | -nt | -nt. </text:p>
        </text:list-item>
        <text:list-item>
          <text:p text:style-name="P104">—<text:span text:style-name="T3">ntia</text:span> | risonanza | résonance | -nce | -nz. </text:p>
        </text:list-item>
        <text:list-item>
          <text:p text:style-name="P104"><text:span text:style-name="T3">respecta</text:span> -o = specta retro. </text:p>
        </text:list-item>
        <text:list-item>
          <text:p text:style-name="P104">— | rispettare | -er | to respect | -ieren. = tribue honore. </text:p>
        </text:list-item>
        <text:list-item>
          <text:p text:style-name="P104">—<text:span text:style-name="T3">bile</text:span> -ĭlis | ri—bile | -ble | -ble | -bel. </text:p>
        </text:list-item>
        <text:list-item>
          <text:p text:style-name="P104">——<text:span text:style-name="T3">itate</text:span> | ri—ità | -ité | -ity | -ität. </text:p>
        </text:list-item>
        <text:list-item>
          <text:p text:style-name="P104">—<text:span text:style-name="T3">ivo</text:span> | rispettivo | -if | -ive | -iv. = relativo, de singulo. </text:p>
        </text:list-item>
        <text:list-item>
          <text:p text:style-name="P104"><text:span text:style-name="T3">respectu</text:span> -us | rispetto | -ect | -ect | -ekt. = consideratione, honore. </text:p>
        </text:list-item>
        <text:list-item>
          <text:p text:style-name="P104">—<text:span text:style-name="T3">uoso</text:span> | rispettoso | -ueux | respect <text:span text:style-name="T5">ful</text:span> | -uös. = reverente, obsequioso. </text:p>
        </text:list-item>
        <text:list-item>
          <text:p text:style-name="P104"><text:span text:style-name="T3">respira</text:span> -īro | -are | -er | -e | -ieren. </text:p>
        </text:list-item>
        <text:list-item>
          <text:p text:style-name="P104">—<text:span text:style-name="T3">bile</text:span> -ĭlis | -bile | -ble | -ble | -bel. </text:p>
        </text:list-item>
        <text:list-item>
          <text:p text:style-name="P104">—<text:span text:style-name="T3">tione</text:span> -tio | -zione | -tion | -tion | -tion. </text:p>
        </text:list-item>
        <text:list-item>
          <text:p text:style-name="P104">—<text:span text:style-name="T3">torio</text:span> | -torio | -toire | -tory | -torisch. </text:p>
        </text:list-item>
        <text:list-item>
          <text:p text:style-name="P104"><text:span text:style-name="T3">resplende</text:span> -eo | risplendere | resplendir. = splende. </text:p>
        </text:list-item>
        <text:list-item>
          <text:p text:style-name="P104">—<text:span text:style-name="T3">ente</text:span> -ens | ri—dente | -dissant | -dent. </text:p>
        </text:list-item>
        <text:list-item>
          <text:p text:style-name="P104"><text:span text:style-name="T3">responde</text:span> -eo | rispondere | répondre | to respond, <text:span text:style-name="T5">to answer</text:span> | -ieren. </text:p>
        </text:list-item>
        <text:list-item>
          <text:p text:style-name="P104">—<text:span text:style-name="T3">ente</text:span> -ens | ri—ente | répondant | -ent | -ent. </text:p>
        </text:list-item>
        <text:list-item>
          <text:p text:style-name="P104"><text:span text:style-name="T3">responso</text:span> -um | risposta | réponse | <text:span text:style-name="T5">answer</text:span>, -onse | -onsum. = quem responde. </text:p>
        </text:list-item>
        <text:list-item>
          <text:p text:style-name="P104">—<text:span text:style-name="T3">abile</text:span> -ĭlis | -abile | -able | -ible | -abel. = qui debe responde. </text:p>
        </text:list-item>
        <text:list-item>
          <text:p text:style-name="P104">——<text:span text:style-name="T3">itate</text:span> | -ità | -ité | -sibility | -ität. </text:p>
        </text:list-item>
        <text:list-item>
          <text:p text:style-name="P104">—<text:span text:style-name="T3">ivo</text:span> | -ivo | -if | -ive | -iv. </text:p>
        </text:list-item>
        <text:list-item>
          <text:p text:style-name="P104"><text:span text:style-name="T3">resta</text:span> -o | -are | -er | <text:span text:style-name="T5">to remain</text:span>, to rest | -ieren. = remane, mane, resiste. ⊂ re -sta. </text:p>
        </text:list-item>
        <text:list-item>
          <text:p text:style-name="P104">—<text:span text:style-name="T3">ante</text:span> -ans | -ante | -ant | -ant | -ant. </text:p>
        </text:list-item>
        <text:list-item>
          <text:p text:style-name="P104"><text:span text:style-name="T3">restabili</text:span> -ĭlio | ristabilire | rétablir | to reestablish | -ieren. = redde <text:soft-page-break/>iterum stabile. </text:p>
        </text:list-item>
        <text:list-item>
          <text:p text:style-name="P104"><text:span text:style-name="T3">restaura</text:span> 100 | ristorare, -are | -er | to restore | -ieren. ⊂ re –staura. </text:p>
        </text:list-item>
        <text:list-item>
          <text:p text:style-name="P104">—<text:span text:style-name="T3">nte</text:span> M | ristorante, ristoratore | -ant | -ant | -ant. = loco pro restaura corpore cum cibo. </text:p>
        </text:list-item>
        <text:list-item>
          <text:p text:style-name="P104">—<text:span text:style-name="T3">tione</text:span> 600 | ristorazione | -tion | restoration | -tion. </text:p>
        </text:list-item>
        <text:list-item>
          <text:p text:style-name="P104">—<text:span text:style-name="T3">tore</text:span> | ristoratore | -teur | restorer | -tor. </text:p>
        </text:list-item>
        <text:list-item>
          <text:p text:style-name="P104"><text:span text:style-name="T3">restitue</text:span> -uo | -uire | -uer | -ute | -uieren. = fac restitutione, redde, statue iterum. </text:p>
        </text:list-item>
        <text:list-item>
          <text:p text:style-name="P104"><text:span text:style-name="T3">restituto</text:span> -us = quem restitue. </text:p>
        </text:list-item>
        <text:list-item>
          <text:p text:style-name="P104">—<text:span text:style-name="T3">ione</text:span> -io | -uzione | -ion | -ion | -ion. </text:p>
        </text:list-item>
        <text:list-item>
          <text:p text:style-name="P104"><text:span text:style-name="T3">resto</text:span> M | resto | reste | rest | Rest. = residuo, reliquo, quod resta. </text:p>
        </text:list-item>
        <text:list-item>
          <text:p text:style-name="P104"><text:span text:style-name="T3">restricto</text:span> -us | ristretto. = quem restringe. </text:p>
        </text:list-item>
        <text:list-item>
          <text:p text:style-name="P104">—<text:span text:style-name="T3">ione</text:span> 400 | -izione | -ion | -ion | -ion. = contractione, compressione. </text:p>
        </text:list-item>
        <text:list-item>
          <text:p text:style-name="P104">—<text:span text:style-name="T3">ivo</text:span> | restrittivo | -if | -ive | -iv. </text:p>
        </text:list-item>
        <text:list-item>
          <text:p text:style-name="P104"><text:span text:style-name="T3">restringe</text:span> -o | -ere | restreindre | restrain, restrict | -ieren. = stringe, contrahe, limita, comprime. </text:p>
        </text:list-item>
        <text:list-item>
          <text:p text:style-name="P104">—<text:span text:style-name="T3">ente</text:span> | -ente | -ent | -ent | -ent. (pharmaco) que restringe. </text:p>
        </text:list-item>
        <text:list-item>
          <text:p text:style-name="P104"><text:span text:style-name="T3">resulta</text:span> -o | risaltare. = salta retro, es evidente. </text:p>
        </text:list-item>
        <text:list-item>
          <text:p text:style-name="P104">— M | risultare | résulter | to result | -ieren. = seque, nasce, ori, fi. </text:p>
        </text:list-item>
        <text:list-item>
          <text:p text:style-name="P104">—<text:span text:style-name="T3">atu</text:span> | risultato | résultat | result | -at. = to resulta, exitu, consequentia. </text:p>
        </text:list-item>
        <text:list-item>
          <text:p text:style-name="P104"><text:span text:style-name="T3">resume</text:span> -ūmo | riassumere | résumer | to resume | -ieren. = sume in compendio. </text:p>
        </text:list-item>
        <text:list-item>
          <text:p text:style-name="P104"><text:span text:style-name="T3">resurge</text:span> -o | risorgere | -ir | -e | -ieren. = surge de novo. ⊃ resurrecto. </text:p>
        </text:list-item>
        <text:list-item>
          <text:p text:style-name="P104"><text:span text:style-name="T3">resurrecto</text:span> = que e resurge. </text:p>
        </text:list-item>
        <text:list-item>
          <text:p text:style-name="P104">—<text:span text:style-name="T3">ione</text:span> 300 | ri—ezione | ré—ction | -ion | -ion. </text:p>
        </text:list-item>
        <text:list-item>
          <text:p text:style-name="P104"><text:span text:style-name="T3">resuscita</text:span> -ĭto | risuscitare | ressusciter | -ate | -ieren. = suscita iterum, excita, revoca ad vita, excita ex somno. </text:p>
        </text:list-item>
        <text:list-item>
          <text:p text:style-name="P104"><text:span text:style-name="T3">retarda</text:span> -o | ritardare | -er | to retard | -ieren. = pone mora, age tardo. </text:p>
        </text:list-item>
        <text:list-item>
          <text:p text:style-name="P104">—<text:span text:style-name="T3">tione</text:span> -tio | ritardo | -tion | -tion | -tion. </text:p>
        </text:list-item>
        <text:list-item>
          <text:p text:style-name="P104"><text:span text:style-name="T3">rete,</text:span> <text:span text:style-name="T5">nominativo</text:span> = reti. </text:p>
        </text:list-item>
        <text:list-item>
          <text:p text:style-name="P104"><text:span text:style-name="T3">retento</text:span> -us = quem retine. </text:p>
        </text:list-item>
        <text:list-item>
          <text:p text:style-name="P104">—<text:span text:style-name="T3">ione</text:span> -tio | ri—zione | retenue, rétention | -tion | -tion. </text:p>
        </text:list-item>
        <text:list-item>
          <text:p text:style-name="P104"><text:span text:style-name="T3">reti</text:span> rete | rete, H. red, P. rede | <text:span text:style-name="T5">filet</text:span>, réseau, rets | <text:span text:style-name="T5">net</text:span> | <text:span text:style-name="T5">Netz</text:span>. ⊃ reticulo, retina. </text:p>
        </text:list-item>
        <text:list-item>
          <text:p text:style-name="P104"><text:span text:style-name="T3">retice</text:span> -ĭceo = tace. </text:p>
        </text:list-item>
        <text:list-item>
          <text:p text:style-name="P104">—<text:span text:style-name="T3">nte</text:span> | -nte | | -nt. </text:p>
        </text:list-item>
        <text:list-item>
          <text:p text:style-name="P104">—<text:span text:style-name="T3">ntia</text:span> -ia | -nza | réticence | -nce | -nz. </text:p>
        </text:list-item>
        <text:list-item>
          <text:p text:style-name="P104"><text:span text:style-name="T3">reticulo</text:span> -ŭlum | -cella, -colo | <text:span text:style-name="T5">petit filet</text:span>, réseau, résille, réticule | -cle, -cule, -culum | -culum. = parvo reti. </text:p>
        </text:list-item>
        <text:list-item>
          <text:p text:style-name="P104">—<text:span text:style-name="T3">are</text:span> | -olare | réticulaire | -ular | -ulär. </text:p>
        </text:list-item>
        <text:list-item>
          <text:p text:style-name="P104">—<text:span text:style-name="T3">ato</text:span> 100 | -olato | réticulé | -ulate(d) | -uliert. = clausura cum reticulos. </text:p>
        </text:list-item>
        <text:list-item>
          <text:p text:style-name="P104"><text:span text:style-name="T3">retina</text:span> N | -ina | rétine | -ina | -ina. = rete de nervos in oculo. </text:p>
        </text:list-item>
        <text:list-item>
          <text:p text:style-name="P104"><text:span text:style-name="T3">retine</text:span> -ĭneo | ritenere | retenir | retain | -ieren. = tene retro. </text:p>
        </text:list-item>
        <text:list-item>
          <text:p text:style-name="P104"><text:soft-page-break/><text:span text:style-name="T3">retorque</text:span> -eo | ritorcere | retordre, rétorquer | to retort | -quieren. = torque ad retro. </text:p>
        </text:list-item>
        <text:list-item>
          <text:p text:style-name="P104"><text:span text:style-name="T3">retorto</text:span> -us | ritorto. = quem retorque. </text:p>
        </text:list-item>
        <text:list-item>
          <text:p text:style-name="P104">—<text:span text:style-name="T3">ione</text:span> | ritorsione | rétorsion | -tion | -sion. </text:p>
        </text:list-item>
        <text:list-item>
          <text:p text:style-name="P104"><text:span text:style-name="T3">retracto</text:span> -us | ritratto | -ait | -acted | -akt. = quem retrahe. </text:p>
        </text:list-item>
        <text:list-item>
          <text:p text:style-name="P104">—<text:span text:style-name="T3">a</text:span> -o | ritrattare | rétracter | retract | -tieren. = trahe retro. </text:p>
        </text:list-item>
        <text:list-item>
          <text:p text:style-name="P104">—<text:span text:style-name="T3">atione</text:span> -atio | ritrattazione | rétractation | -ation | -ation. </text:p>
        </text:list-item>
        <text:list-item>
          <text:p text:style-name="P104"><text:span text:style-name="T3">retractione</text:span> 100 | retrazione | rétraction | -ion | -ion. = ton retrahe. </text:p>
        </text:list-item>
        <text:list-item>
          <text:p text:style-name="P104"><text:span text:style-name="T3">retrahe</text:span> -ăho | ritrarre | <text:span text:style-name="T5">retirer</text:span>, retraire | retract, retreat | -hieren. = trahe retro. </text:p>
        </text:list-item>
        <text:list-item>
          <text:p text:style-name="P104"><text:span text:style-name="T3">retribue</text:span> -ŭo | -uire | ré—uer | -ute | -uieren. = remunera, tribue mercede. </text:p>
        </text:list-item>
        <text:list-item>
          <text:p text:style-name="P104"><text:span text:style-name="T3">retributione</text:span> 300 | -zione | ré—tion | -tion | -tion. = ton retribue, stipendio. </text:p>
        </text:list-item>
        <text:list-item>
          <text:p text:style-name="P104"><text:span text:style-name="T3">RETRO</text:span> retro | retro, indietro, dietro, H. redro | <text:span text:style-name="T5">par der</text:span>rière, <text:span text:style-name="T5">en ar</text:span>rière | <text:span text:style-name="T5">behind</text:span>, <text:span text:style-name="T5">backwards</text:span> | <text:span text:style-name="T5">rückwärts</text:span>. </text:p>
        </text:list-item>
        <text:list-item>
          <text:p text:style-name="P104">—<text:span text:style-name="T3">actione</text:span> | -azione | ré—tion | -tion | -tion. </text:p>
        </text:list-item>
        <text:list-item>
          <text:p text:style-name="P104">—<text:span text:style-name="T3">activo</text:span> | -attivo | ré—tif | -tive | -tiv. = (lege) que age in præterito. </text:p>
        </text:list-item>
        <text:list-item>
          <text:p text:style-name="P104">—<text:span text:style-name="T3">cede</text:span> -ēdo | -dere | rétrocéder | -de | -dieren. </text:p>
        </text:list-item>
        <text:list-item>
          <text:p text:style-name="P104">—<text:span text:style-name="T3">cessione</text:span> 600 | -ssione | ré—ssion | -ssion | -ssion. </text:p>
        </text:list-item>
        <text:list-item>
          <text:p text:style-name="P104">—<text:span text:style-name="T3">grade</text:span> ă 100 | -dare | ré—der | -de | -dieren. = i retro. </text:p>
        </text:list-item>
        <text:list-item>
          <text:p text:style-name="P104">—<text:span text:style-name="T3">grado</text:span> ă 100 | -grado | rétrograde | -grade | -grad. = que grade retro. </text:p>
        </text:list-item>
        <text:list-item>
          <text:p text:style-name="P104">—rsum -um = ad retro. </text:p>
        </text:list-item>
        <text:list-item>
          <text:p text:style-name="P104">—<text:span text:style-name="T3">spectivo</text:span> | -ettivo | ré—tif | -tive | -tiv. = qui spece retro. </text:p>
        </text:list-item>
        <text:list-item>
          <text:p text:style-name="P104"><text:span text:style-name="T3">retroversione</text:span> | -sione | ré—sion | -sion | -sion. = versione ad lingua originale de versione. </text:p>
        </text:list-item>
        <text:list-item>
          <text:p text:style-name="P104"><text:span text:style-name="T3">reuni</text:span> | riunire | réunir | -nite | -nieren. = uni de novo, collige, pone simul. </text:p>
        </text:list-item>
        <text:list-item>
          <text:p text:style-name="P104">—<text:span text:style-name="T3">ione</text:span> | riunione | réunion | -nion | -nion. </text:p>
        </text:list-item>
        <text:list-item>
          <text:p text:style-name="P104"><text:span text:style-name="T3">revela</text:span> -ēlo | rivelare | révéler | reveal | -lieren. = tolle velo. </text:p>
        </text:list-item>
        <text:list-item>
          <text:p text:style-name="P104">—<text:span text:style-name="T3">tione</text:span> 400 | ri—zione | révélation | -tion | -tion. </text:p>
        </text:list-item>
        <text:list-item>
          <text:p text:style-name="P104">—<text:span text:style-name="T3">tore</text:span> 300 | ri—tore | révélateur | -tor. </text:p>
        </text:list-item>
        <text:list-item>
          <text:p text:style-name="P104"><text:span text:style-name="T3">revelle</text:span> -o = evelle. ⊃ revulsione. </text:p>
        </text:list-item>
        <text:list-item>
          <text:p text:style-name="P104"><text:span text:style-name="T3">reveni</text:span> -ĕnio | rivenire, <text:span text:style-name="T5">ritornare</text:span> | revenir | | -ieren. = veni retro, veni de novo. </text:p>
        </text:list-item>
        <text:list-item>
          <text:p text:style-name="P104"><text:span text:style-name="T3">reverbera</text:span> ĕ 100 | ri—rare | réverbérer | -rate | -rieren. = retro verbera, reflecte. </text:p>
        </text:list-item>
        <text:list-item>
          <text:p text:style-name="P104">—<text:span text:style-name="T3">tione</text:span> | ri—zione | réverbération | -tion | -tion. </text:p>
        </text:list-item>
        <text:list-item>
          <text:p text:style-name="P104"><text:span text:style-name="T3">revere</text:span> -vĕreor | riverire | révérer | to revere. = obseque. ⊂ re- vere. </text:p>
        </text:list-item>
        <text:list-item>
          <text:p text:style-name="P104">—<text:span text:style-name="T3">endo</text:span> -us | -endo | révérend | -end | -endus. </text:p>
        </text:list-item>
        <text:list-item>
          <text:p text:style-name="P104">—<text:span text:style-name="T3">ente</text:span> -ens | ri—ente | ré—ent | -ent. </text:p>
        </text:list-item>
        <text:list-item>
          <text:p text:style-name="P104">—<text:span text:style-name="T3">entia</text:span> -ia | ri—enza | révérence | -ence | -enz. </text:p>
        </text:list-item>
        <text:list-item>
          <text:p text:style-name="P104"><text:span text:style-name="T3">reverso</text:span> -us | rovescio | -ers | -erse. = quem reverte. </text:p>
        </text:list-item>
        <text:list-item>
          <text:p text:style-name="P104">—<text:span text:style-name="T3">ibile</text:span> -ĭlis | riversibile | ré—ible | -ible | -ibel. </text:p>
        </text:list-item>
        <text:list-item>
          <text:p text:style-name="P104">——<text:span text:style-name="T3">itate</text:span> | -ità | ré—ité | -ity | -ität. </text:p>
        </text:list-item>
        <text:list-item>
          <text:p text:style-name="P104">—<text:span text:style-name="T3">ione</text:span> -io | ri—ione | ré—ion | -ion | -ion. </text:p>
        </text:list-item>
        <text:list-item>
          <text:p text:style-name="P104"><text:soft-page-break/><text:span text:style-name="T3">reverte</text:span> -o | rovesciare | renverser | to reverse, to revert | reversieren. = verte. </text:p>
        </text:list-item>
        <text:list-item>
          <text:p text:style-name="P104"><text:span text:style-name="T3">revesti</text:span> | rivestire | revêtir | to revest | -tieren. = vesti iterum. </text:p>
        </text:list-item>
        <text:list-item>
          <text:p text:style-name="P104"><text:span text:style-name="T3">revide</text:span> -ĭdeo (Plauto) | rivedere | revoir | to revise | -dieren. = vide iterum. </text:p>
        </text:list-item>
        <text:list-item>
          <text:p text:style-name="P104"><text:span text:style-name="T3">revindica</text:span> -ĭco | rivendicare | revendiquer | -cate | -cieren. = vindica iterum. </text:p>
        </text:list-item>
        <text:list-item>
          <text:p text:style-name="P104"><text:span text:style-name="T3">revisione</text:span> 300 | -sione | -sion, révision | -sion | -sion. = ton revide. </text:p>
        </text:list-item>
        <text:list-item>
          <text:p text:style-name="P104"><text:span text:style-name="T3">revisore</text:span> | -sore | -seur | -ser | -sor. = qui revide. </text:p>
        </text:list-item>
        <text:list-item>
          <text:p text:style-name="P104"><text:span text:style-name="T3">revista</text:span> M | rivista, H. P. revista | revue | review | Revue. = revisione, recensione. </text:p>
        </text:list-item>
        <text:list-item>
          <text:p text:style-name="P104"><text:span text:style-name="T3">revive</text:span> 500 = </text:p>
        </text:list-item>
        <text:list-item>
          <text:p text:style-name="P104"><text:span text:style-name="T3">revivisce</text:span> -o | rivivere | revivre | revive | reviviscieren. = vive iterum. </text:p>
        </text:list-item>
        <text:list-item>
          <text:p text:style-name="P104">—<text:span text:style-name="T3">ente</text:span> -ens | -ente | -ent | -ent. </text:p>
        </text:list-item>
        <text:list-item>
          <text:p text:style-name="P104">—<text:span text:style-name="T3">entia</text:span> | -enza | -ence | -ence | -enz. </text:p>
        </text:list-item>
        <text:list-item>
          <text:p text:style-name="P104"><text:span text:style-name="T3">revoca</text:span> -ŏco | -care | révoquer | -ke | -cieren. = voca retro. </text:p>
        </text:list-item>
        <text:list-item>
          <text:p text:style-name="P104">—<text:span text:style-name="T3">bile</text:span> -bĭlis | -bile | ré—ble | -ble | -bel. </text:p>
        </text:list-item>
        <text:list-item>
          <text:p text:style-name="P104">——<text:span text:style-name="T3">itate</text:span> | -ità | ré—ité | -ity | -ität. </text:p>
        </text:list-item>
        <text:list-item>
          <text:p text:style-name="P104">—<text:span text:style-name="T3">tione</text:span> -tio | -zione | ré—tion | -tion | -tion. </text:p>
        </text:list-item>
        <text:list-item>
          <text:p text:style-name="P104"><text:span text:style-name="T3">revoluto</text:span> -us | rivolto | révolu. = quem revolve. </text:p>
        </text:list-item>
        <text:list-item>
          <text:p text:style-name="P104">—<text:span text:style-name="T3">ione</text:span> | ri—zione | ré—tion | -tion | -tion. </text:p>
        </text:list-item>
        <text:list-item>
          <text:p text:style-name="P104">——<text:span text:style-name="T3">ario</text:span> | ri—zionario | ré—tionnaire | -ary | -är. </text:p>
        </text:list-item>
        <text:list-item>
          <text:p text:style-name="P104"><text:span text:style-name="T3">revolve</text:span> -o | rivolgere | <text:span text:style-name="T5">retourner</text:span> | -ve | -vieren. = volve, agita. </text:p>
        </text:list-item>
        <text:list-item>
          <text:p text:style-name="P104"><text:span text:style-name="T3">revulsione</text:span> 100 | -sione | ré—sion | -sion | -sion. = ton revelle, irritatione artificiale in uno parte de corpore, pro muta statu de morbo. </text:p>
        </text:list-item>
        <text:list-item>
          <text:p text:style-name="P104"><text:span text:style-name="T3">revulsivo</text:span> | -ivo | ré—if | -ive | -iv. = que revelle. </text:p>
        </text:list-item>
        <text:list-item>
          <text:p text:style-name="P104"><text:span text:style-name="T3">rhabarbaro</text:span> ă | rabarbaro | rhubarbe | rhubarb | Rhabarber. = Bot. « rhabarbarum rhapontium ». ⊂ G. rá = rhabarbaro, et nomen de fluvio, hodie Volga. </text:p>
        </text:list-item>
        <text:list-item>
          <text:p text:style-name="P104">G. rhabdo rábdos = baculo. </text:p>
        </text:list-item>
        <text:list-item>
          <text:p text:style-name="P104"><text:span text:style-name="T3">rhabdologia</text:span> | rab—ia | rab—ie | -y | -ie. = calculo cum baculos [rhabdo] secundo Nepero [1550-1618]. </text:p>
        </text:list-item>
        <text:list-item>
          <text:p text:style-name="P104"><text:span text:style-name="T3">rhabdomantia</text:span> | rab—zia | rab—cie | -by | -tie. = vaticinio [mantia] cum auxilio de baculo [rhabdo]. </text:p>
        </text:list-item>
        <text:list-item>
          <text:p text:style-name="P104"><text:span text:style-name="T3">rhachitide</text:span> ĭ | rachitide | rachitisme | rachitis, rickets | -itis. = deformitate de spina dorsale. ⊂ G. rachítis ⊂ G. ráchis = spina dorsale. </text:p>
        </text:list-item>
        <text:list-item>
          <text:p text:style-name="P104"><text:span text:style-name="T3">rhachitico</text:span> -ĭcus | ra—ico | ra—ique | ra—ic | -isch. = cum rachitide. </text:p>
        </text:list-item>
        <text:list-item>
          <text:p text:style-name="P104">G. rhag r <text:span text:style-name="T3">ē</text:span>gnumi = erumpe. ⊃ cataracta, hæmorrhagia. </text:p>
        </text:list-item>
        <text:list-item>
          <text:p text:style-name="P104"><text:span text:style-name="T3">rhapsodia</text:span> 100 | rapsodia | r(h)apsodie | -dy | -die. ⊂ G. rapsōdía = contextu [rhapte] de plure cantu [ode]. </text:p>
        </text:list-item>
        <text:list-item>
          <text:p text:style-name="P104">G. rhapte ráptō = sue, texe. ⊃ rhapsodia. </text:p>
        </text:list-item>
        <text:list-item>
          <text:p text:style-name="P104"><text:span text:style-name="T3">rheophoro</text:span> ŏ N | reoforo | rhéophore | rheophore | -phor. = extremos de pila electrico, que fer [phor] currente [rheu]. </text:p>
        </text:list-item>
        <text:list-item>
          <text:p text:style-name="P104"><text:span text:style-name="T3">rhetore</text:span> -tŏr | retore | rhéteur | -tor | -tor. = oratore. ⊂ G. rh <text:span text:style-name="T3">ē</text:span>tōr ⊂ <text:soft-page-break/>rhē [|| L. ver(bo) -tor]. </text:p>
        </text:list-item>
        <text:list-item>
          <text:p text:style-name="P104">—<text:span text:style-name="T3">ica</text:span> -ĭca | retorica | rhétorique | -ric | -rik. ⊂ G. rhētoric <text:span text:style-name="T3">ē</text:span>. = arte de bene loque. </text:p>
        </text:list-item>
        <text:list-item>
          <text:p text:style-name="P104">—<text:span text:style-name="T3">ico</text:span> -ĭcus | retorico | rhétorique, rhétoricien | -rical, -rician | -risch. ⊂ G. rhētoricós. </text:p>
        </text:list-item>
        <text:list-item>
          <text:p text:style-name="P104">G. rheu rhéō = flue. ⊃ rheophoro, catarrho, diarrhœa, hæmorrhoide, rhythmo. </text:p>
        </text:list-item>
        <text:list-item>
          <text:p text:style-name="P104"><text:span text:style-name="T3">rheuma</text:span>(te) 400 | reuma | rhume | rheum, <text:span text:style-name="T5">cold</text:span> | -ma. ⊂ G. rheûma ⊂ rheu. = catarrho. </text:p>
        </text:list-item>
        <text:list-item>
          <text:p text:style-name="P104">—<text:span text:style-name="T3">tico</text:span> ĭ 100 | reumatico | rhumatique, rhumatismal | -tic | -tisch. ⊂ G. -icós. </text:p>
        </text:list-item>
        <text:list-item>
          <text:p text:style-name="P104">—<text:span text:style-name="T3">tismo</text:span> 100 | reu—mo | rhu—me | -m | -mus. ⊂ G. -ismós. = fluxione. </text:p>
        </text:list-item>
        <text:list-item>
          <text:p text:style-name="P104">G. rhin rhís rhinós = naso. </text:p>
        </text:list-item>
        <text:list-item>
          <text:p text:style-name="P104"><text:span text:style-name="T3">rhinocerote</text:span> -ros (Plinio) | rinoceronte | -céros | -ceros | -ceros. = Zool. « rhinoceros indicus », animale cum cornu super naso. ⊂ G. rhinócerōs. ⊂ rhin -o- cer [= || cornu]. </text:p>
        </text:list-item>
        <text:list-item>
          <text:p text:style-name="P104"><text:span text:style-name="T3">rhinoplastica</text:span> -ĭca | ri—ica | -ique | -ic. = plastica de naso. </text:p>
        </text:list-item>
        <text:list-item>
          <text:p text:style-name="P104">G. rhiza rhíza = || radice. </text:p>
        </text:list-item>
        <text:list-item>
          <text:p text:style-name="P104"><text:span text:style-name="T3">rhizoma</text:span>(te) | rizoma | -me | -ma | -ma. ⊂ G. rhízōma ⊂ rhiza. </text:p>
        </text:list-item>
        <text:list-item>
          <text:p text:style-name="P104"><text:span text:style-name="T3">rhombo</text:span> -us | rombo | rhombe | rhomb | Rhomb(us). = quadrilatero cum lateros æquale. ⊂ G. rhómbos. = corpore rotante, in forma &lt;&gt;. ⊂ rhémbō = rota. </text:p>
        </text:list-item>
        <text:list-item>
          <text:p text:style-name="P104"><text:span text:style-name="T3">rhomboide</text:span> | romboide | -ïde | -id | -id. = parallelogrammo. ⊂ G. rhomboeid <text:span text:style-name="T3">ē</text:span>s ⊂ rhombo -īde. = simile ad rhombo. </text:p>
        </text:list-item>
        <text:list-item>
          <text:p text:style-name="P104"><text:span text:style-name="T3">rhoncho</text:span> 100 | <text:span text:style-name="T5">russo</text:span> | -chus, <text:span text:style-name="T5">ronflement</text:span> | <text:span text:style-name="T5">snoring</text:span> | -chus. ⊂ G. rhónchos ⊂ rhénchō = F. ronfler, L. sterte. </text:p>
        </text:list-item>
        <text:list-item>
          <text:p text:style-name="P104"><text:span text:style-name="T3">rhythmo</text:span> 100 | ritmo | -me | -m | -mus. = motu regulare, harmonia, numero de versu. ⊂ G. rhythmós ⊂ rheu [flue]. </text:p>
        </text:list-item>
        <text:list-item>
          <text:p text:style-name="P104">— M | rima | rime | rime | Reim. = reproductione de finale de versu. </text:p>
        </text:list-item>
        <text:list-item>
          <text:p text:style-name="P104">—<text:span text:style-name="T3">ico</text:span> -ĭcus | ritmico | -ique | -ic | -isch. ⊂ G. -icós. </text:p>
        </text:list-item>
        <text:list-item>
          <text:p text:style-name="P104"><text:span text:style-name="T3">ricino</text:span> -ĭnus (Plinio) | -ino | -in | <text:span text:style-name="T5">castor-oil plant</text:span>, -inus | -inus(œl). = Bot. « ricinus communis ». </text:p>
        </text:list-item>
        <text:list-item>
          <text:p text:style-name="P104"><text:span text:style-name="T3">rictu</text:span> -us | | -us | -us. = contractione de vultu, pro morde, pro ride. ⊂ ri(n)g(e) -tu. </text:p>
        </text:list-item>
        <text:list-item>
          <text:p text:style-name="P104"><text:span text:style-name="T3">RIDE</text:span> -eo | -ere, H. reir, P. rir | rire | <text:span text:style-name="T5">to laugh</text:span> | <text:span text:style-name="T5">lachen</text:span>. ⊃ risu, deride, irrisione. </text:p>
        </text:list-item>
        <text:list-item>
          <text:p text:style-name="P104">—<text:span text:style-name="T3">iculo</text:span> -ŭlus | -colo | -cule | -cule, -culous | -cüle. </text:p>
        </text:list-item>
        <text:list-item>
          <text:p text:style-name="P104"><text:span text:style-name="T3">riga</text:span> -o = « irriga », da aqua, madefac. </text:p>
        </text:list-item>
        <text:list-item>
          <text:p text:style-name="P104"><text:span text:style-name="T3">rige</text:span> -eo = es « rigido », frige. </text:p>
        </text:list-item>
        <text:list-item>
          <text:p text:style-name="P104">—<text:span text:style-name="T3">ido</text:span> -ĭdus | -ido | -ide | -id | -id. = duro per frigore, aspero, severo, acerbo, præcioso. </text:p>
        </text:list-item>
        <text:list-item>
          <text:p text:style-name="P104">—<text:span text:style-name="T3">-itate</text:span> 100 | -ità | -ité | -ity | -ität. = rigore. </text:p>
        </text:list-item>
        <text:list-item>
          <text:p text:style-name="P104">—<text:span text:style-name="T3">ore</text:span> -or | -ore | -ueur | -or | -or. </text:p>
        </text:list-item>
        <text:list-item>
          <text:p text:style-name="P104">——<text:span text:style-name="T3">oso</text:span> 100 | -oso | rigoureux | -ous | -os. </text:p>
        </text:list-item>
        <text:list-item>
          <text:p text:style-name="P104"><text:span text:style-name="T3">rima</text:span> -a = fissura. </text:p>
        </text:list-item>
        <text:list-item>
          <text:p text:style-name="P104"><text:span text:style-name="T3">ringe</text:span> -or | ringhiare, H. reñir, P. renhir | <text:span text:style-name="T5">grogner en montrant les </text:span><text:soft-page-break/><text:span text:style-name="T5">dents</text:span> | <text:span text:style-name="T5">to grunt, showing one’s teetch</text:span> | <text:span text:style-name="T5">den Mund aufsperren</text:span>. = fac rictu. </text:p>
        </text:list-item>
        <text:list-item>
          <text:p text:style-name="P104">—<text:span text:style-name="T3">ente</text:span> | | -ent | -ent. = corolla de flore, quasi aperto. </text:p>
        </text:list-item>
        <text:list-item>
          <text:p text:style-name="P104"><text:span text:style-name="T3">ripa</text:span> -a | ripa, riva, riviera, H. P. riba | rive, rivage | <text:span text:style-name="T5">bank of a</text:span> river, rivage | <text:span text:style-name="T5">Ufer</text:span>. = litore de fluvio. ⊃ A. river, F. rivière = fluvio. </text:p>
        </text:list-item>
        <text:list-item>
          <text:p text:style-name="P104"><text:span text:style-name="T3">risu</text:span> -us | riso, <text:span text:style-name="T5">le</text:span> risa, H. risa, P. riso | le rire | <text:span text:style-name="T5">laugh</text:span> | <text:span text:style-name="T5">Lachen</text:span>. = ton ride. </text:p>
        </text:list-item>
        <text:list-item>
          <text:p text:style-name="P104">—<text:span text:style-name="T3">ibile</text:span> -ĭlis | -ibile | -ible | -ible. </text:p>
        </text:list-item>
        <text:list-item>
          <text:p text:style-name="P104"><text:span text:style-name="T3">ritu</text:span> -us | rito | rite, rit | rite | Ritus. = more et consuetudine (in religione). </text:p>
        </text:list-item>
        <text:list-item>
          <text:p text:style-name="P104">—<text:span text:style-name="T3">uale</text:span> -is | -uale | -uel | -ual | -ual. </text:p>
        </text:list-item>
        <text:list-item>
          <text:p text:style-name="P104"><text:span text:style-name="T3">rivale</text:span> -alis | -ale | -al | -al | -al. = æmulo, competitore. ⊂ confinantes ad rivo. </text:p>
        </text:list-item>
        <text:list-item>
          <text:p text:style-name="P104">—<text:span text:style-name="T3">itate</text:span> -itas | -ità | -ité | -ity | -ität. </text:p>
        </text:list-item>
        <text:list-item>
          <text:p text:style-name="P104">—<text:span text:style-name="T3">iza</text:span> | -izzare | -iser | -ise | -isieren. </text:p>
        </text:list-item>
        <text:list-item>
          <text:p text:style-name="P104"><text:span text:style-name="T3">rivo</text:span> -us | rivo, ruscello, H. P. rio | ruisseau | <text:span text:style-name="T5">stream</text:span> | <text:span text:style-name="T5">Bach</text:span>. ⊃ rivale, deriva. ||? G. rheu = flue, A. stream, D. Strom, R. struja = currente, fluvio. </text:p>
        </text:list-item>
        <text:list-item>
          <text:p text:style-name="P104"><text:span text:style-name="T3">rixa</text:span> -a | rissa | rixe, <text:span text:style-name="T5">querelle</text:span> | <text:span text:style-name="T5">quarrel</text:span>, rixation | <text:span text:style-name="T5">Streit</text:span>, Rixa. = lite, pugna. </text:p>
        </text:list-item>
        <text:list-item>
          <text:p text:style-name="P104"><text:span text:style-name="T3">robore</text:span> robur robŏr- = vi, fortitudine, ligno ex quercu. ⊃ robusto, corrobora; I. rovere, H. P. roble, F. roure. = Bot. « quercus robur ». </text:p>
        </text:list-item>
        <text:list-item>
          <text:p text:style-name="P104"><text:span text:style-name="T3">robusto</text:span> -us | -usto | -uste | -ust | -ust. = cum robore. </text:p>
        </text:list-item>
        <text:list-item>
          <text:p text:style-name="P104"><text:span text:style-name="T3">RODE</text:span> -o | rodere, H. P. roer | ronger, corroder | <text:span text:style-name="T5">to gnaw</text:span>, to corrode | <text:span text:style-name="T5">benagen</text:span>. = « corrode, erode ». ⊃ roso, rostro. </text:p>
        </text:list-item>
        <text:list-item>
          <text:p text:style-name="P104">—<text:span text:style-name="T3">ente</text:span> -ens | -ente, -itore | rongeur | -ent. = (animale) que rode. </text:p>
        </text:list-item>
        <text:list-item>
          <text:p text:style-name="P104"><text:span text:style-name="T3">roga</text:span> -o = « interroga », pete, posce, preca. ⊃ abroga, arroga, deroga, eroga, interroga, proroga, surroga. </text:p>
        </text:list-item>
        <text:list-item>
          <text:p text:style-name="P104">—<text:span text:style-name="T3">tione</text:span> -tio = interrogatione. </text:p>
        </text:list-item>
        <text:list-item>
          <text:p text:style-name="P104">—— M | -zione | -tion | -tion | -tion. = prece pro pete ad Deo aliquo beneficio. </text:p>
        </text:list-item>
        <text:list-item>
          <text:p text:style-name="P104"><text:span text:style-name="T3">RORE</text:span> ros | rugiada | rosée | <text:span text:style-name="T5">dew</text:span> | <text:span text:style-name="T5">Tau</text:span>. ⊃ rorido, irroratione, rosmarino. ⊂ E. ros ⊃ R. rosa, S. rasa. </text:p>
        </text:list-item>
        <text:list-item>
          <text:p text:style-name="P104">—<text:span text:style-name="T3">ido</text:span> -ĭdus | -ido | | -id. = cum rore. </text:p>
        </text:list-item>
        <text:list-item>
          <text:p text:style-name="P104"><text:span text:style-name="T3">ros,</text:span> <text:span text:style-name="T5">thema – nominativo</text:span> = rore. </text:p>
        </text:list-item>
        <text:list-item>
          <text:p text:style-name="P104"><text:span text:style-name="T3">ROSA</text:span> -a | I. H. P. rosa | rose | rose | Rose | R. roza. = Bot. « rosa (indica, centifolia,... ) » ⊂ G. rhód(on) -ia. </text:p>
        </text:list-item>
        <text:list-item>
          <text:p text:style-name="P104">—<text:span text:style-name="T3">ario</text:span> -ius | rosaio | rosier. = (planta, horto, corona) de rosas. </text:p>
        </text:list-item>
        <text:list-item>
          <text:p text:style-name="P104">—— | -ario | -aire, <text:span text:style-name="T5">chapelet</text:span> | -ary | -arium. = prece catholico, ad imitatione de corona de rosas. </text:p>
        </text:list-item>
        <text:list-item>
          <text:p text:style-name="P104"><text:span text:style-name="T3">rosmarino</text:span> 100 | -ino | romarin | rosemary | -in. ⊂ ros marino. = Bot. « rosmarinus officinalis ». </text:p>
        </text:list-item>
        <text:list-item>
          <text:p text:style-name="P104"><text:span text:style-name="T3">roso</text:span> 100 | roso. = quem rode. </text:p>
        </text:list-item>
        <text:list-item>
          <text:p text:style-name="P104"><text:span text:style-name="T3">rostro</text:span> -um | rostro, <text:span text:style-name="T5">becco</text:span> | rostre, <text:span text:style-name="T5">bec</text:span> | -um, <text:span text:style-name="T5">beak</text:span> | -um, <text:span text:style-name="T5">Schnabel</text:span>. ⊂ rod(e) -tro. </text:p>
        </text:list-item>
        <text:list-item>
          <text:p text:style-name="P104">—<text:span text:style-name="T3">ato</text:span> -us | -ato | -é | -ate(d). = cum rostro. </text:p>
        </text:list-item>
        <text:list-item>
          <text:p text:style-name="P104"><text:span text:style-name="T3">rota</text:span> -a | ruota, H. rueda, P. roda | roue | <text:span text:style-name="T5">wheel</text:span>, round | Rad. ⊂ E. ⊃ <text:soft-page-break/>D. Rad, S. ratha. </text:p>
        </text:list-item>
        <text:list-item>
          <text:p text:style-name="P104">—<text:span text:style-name="T3">a</text:span> -o | ruotare, rotolare, ruzzolare | rouler | rotate, roll | rotieren, rollen. </text:p>
        </text:list-item>
        <text:list-item>
          <text:p text:style-name="P104">—<text:span text:style-name="T3">tione</text:span> 100 | -zione | -tion | -tion | -tion. </text:p>
        </text:list-item>
        <text:list-item>
          <text:p text:style-name="P104">—<text:span text:style-name="T3">ula</text:span> ŭ 100 | rotella | rouelle, roulette | rowel. </text:p>
        </text:list-item>
        <text:list-item>
          <text:p text:style-name="P104">—— N | rotella | rotule | rotula. = osse de genu. </text:p>
        </text:list-item>
        <text:list-item>
          <text:p text:style-name="P104">—<text:span text:style-name="T3">ulo</text:span> ŭ M | rotolo, rollo | rôle, rouleau | roll | Rotul, Rolle. </text:p>
        </text:list-item>
        <text:list-item>
          <text:p text:style-name="P104">—<text:span text:style-name="T3">undo</text:span> -us | rotondo | rond | rotund, round | rund. = in forma de rota, circulare, sphærico. </text:p>
        </text:list-item>
        <text:list-item>
          <text:p text:style-name="P104">——<text:span text:style-name="T3">itate</text:span> 100 | rotondità | rondeur, rotondité | rotundity. </text:p>
        </text:list-item>
        <text:list-item>
          <text:p text:style-name="P104"><text:span text:style-name="T3">rube</text:span> -eo = rubesce, fi rubro. </text:p>
        </text:list-item>
        <text:list-item>
          <text:p text:style-name="P104">—<text:span text:style-name="T3">efac</text:span> -efacio | -ificare | -éfier | -ify | -eficieren. </text:p>
        </text:list-item>
        <text:list-item>
          <text:p text:style-name="P104">—<text:span text:style-name="T3">esce</text:span> -esco = fi rubro, « erubesce ». </text:p>
        </text:list-item>
        <text:list-item>
          <text:p text:style-name="P104">——<text:span text:style-name="T3">nte</text:span> | -nte | -nt | -nt | -nt. </text:p>
        </text:list-item>
        <text:list-item>
          <text:p text:style-name="P104">—<text:span text:style-name="T3">icundo</text:span> -us | -icondo | -icond | -icund. = rubro vivo. </text:p>
        </text:list-item>
        <text:list-item>
          <text:p text:style-name="P104">—<text:span text:style-name="T3">ino</text:span> M | -ino | -is | -y | -in. = gemma de colore rubro. </text:p>
        </text:list-item>
        <text:list-item>
          <text:p text:style-name="P104"><text:span text:style-name="T3">rubo</text:span> -us | rovo | <text:span text:style-name="T5">ronce</text:span> | <text:span text:style-name="T5">bramble-bush</text:span> | <text:span text:style-name="T5">Brombeerstrauch</text:span>. = Bot. « rubus idæus ». </text:p>
        </text:list-item>
        <text:list-item>
          <text:p text:style-name="P104"><text:span text:style-name="T3">RUBRO</text:span> ruber | rosso, H. P. rubro | rouge | red | rot. ⊂ rube ⊂ E. rudhro ⊃ G. erythro, A. red, D. rot, S. rudhira = rubro; R. rdje(tï) = rubesce. ⊂ rub(e) -ro. </text:p>
        </text:list-item>
        <text:list-item>
          <text:p text:style-name="P104">—<text:span text:style-name="T3">ica</text:span> -īca | -ica | -ique | -ic | -ik. = pigmento rubro; divisione de libro, scripto in rubro. </text:p>
        </text:list-item>
        <text:list-item>
          <text:p text:style-name="P104"><text:span text:style-name="T3">ructa</text:span> -o, -or | ruttare | roter, éructer | to eructate, <text:span text:style-name="T5">to belch</text:span> | <text:span text:style-name="T5">rülpsen</text:span>. ⊃ eructa, rumine. </text:p>
        </text:list-item>
        <text:list-item>
          <text:p text:style-name="P104">—<text:span text:style-name="T3">tione</text:span> | rutto | | -tion | -tion. </text:p>
        </text:list-item>
        <text:list-item>
          <text:p text:style-name="P104"><text:span text:style-name="T3">rude</text:span> -is | rude, rozzo | rude | rude | rüde. = ne polito. </text:p>
        </text:list-item>
        <text:list-item>
          <text:p text:style-name="P104">rude -is = baculo. </text:p>
        </text:list-item>
        <text:list-item>
          <text:p text:style-name="P104">rude -o = rugi. </text:p>
        </text:list-item>
        <text:list-item>
          <text:p text:style-name="P104">—<text:span text:style-name="T3">imento</text:span> -um | -ento | -ent | -ent | -ente. </text:p>
        </text:list-item>
        <text:list-item>
          <text:p text:style-name="P104">——<text:span text:style-name="T3">ario</text:span> | -ario, -ale | -aire | -ary | -är. </text:p>
        </text:list-item>
        <text:list-item>
          <text:p text:style-name="P104">—<text:span text:style-name="T3">itate</text:span> 200 | ruvidezza, rozzezza | rudesse, <text:span text:style-name="T5">grossiéreté</text:span> | -ity | -ität. </text:p>
        </text:list-item>
        <text:list-item>
          <text:p text:style-name="P104"><text:span text:style-name="T3">rue</text:span> -o = duc in « ruina », « dirue », destrue; i in « ruina », præcipita, cade. ⊃ F. se ruer = jacta se. || R. rvatï = dirue. </text:p>
        </text:list-item>
        <text:list-item>
          <text:p text:style-name="P104"><text:span text:style-name="T3">rufo</text:span> -us | rosso, rossiccio | rougeâtre, roux | russet, rufescent | rufus. = qusi rubro. </text:p>
        </text:list-item>
        <text:list-item>
          <text:p text:style-name="P104"><text:span text:style-name="T3">ruga</text:span> -a | ruga | <text:span text:style-name="T5">ride</text:span>, <text:span text:style-name="T5">pli</text:span> | wrinkle, <text:span text:style-name="T5">fold</text:span>, rugosity | Runzel. ⊃ rugoso, corruga. ||? A. wrinkle, D. Runzel. </text:p>
        </text:list-item>
        <text:list-item>
          <text:p text:style-name="P104"><text:span text:style-name="T3">rugi</text:span> 400 | ruggire | rugir | to roar | <text:span text:style-name="T5">brüllen</text:span>. = fac voce de leone. </text:p>
        </text:list-item>
        <text:list-item>
          <text:p text:style-name="P104">—<text:span text:style-name="T3">itu</text:span> 400 | ruggito | rugissement, rut | roar, rut. = ton rugi. </text:p>
        </text:list-item>
        <text:list-item>
          <text:p text:style-name="P104"><text:span text:style-name="T3">rugoso</text:span> -us | -oso | -ueux | -ose | -ös. = cum rugas. </text:p>
        </text:list-item>
        <text:list-item>
          <text:p text:style-name="P104">—<text:span text:style-name="T3">itate</text:span> 300 | -ità | -ité | -ity | -ität. </text:p>
        </text:list-item>
        <text:list-item>
          <text:p text:style-name="P104"><text:span text:style-name="T3">ruina</text:span> -īna | rovina, ruina | ruine | ruin | Ruine, Ruin. = to(n) rue, devastatione. </text:p>
        </text:list-item>
        <text:list-item>
          <text:p text:style-name="P104">—<text:span text:style-name="T3">oso</text:span> -osus | -oso | -eux | -ous | -ös. </text:p>
        </text:list-item>
        <text:list-item>
          <text:p text:style-name="P104"><text:span text:style-name="T3">rumina</text:span> -ĭno | -are | -er | -ate | -ieren. = mande rursum, revoca cibo ab rumine ad ore. </text:p>
        </text:list-item>
        <text:list-item>
          <text:p text:style-name="P104"><text:soft-page-break/>—<text:span text:style-name="T3">ante</text:span> | -ante | -ant | -ant. </text:p>
        </text:list-item>
        <text:list-item>
          <text:p text:style-name="P104"><text:span text:style-name="T3">rumine</text:span> ĭ (antiquo, citato ab Festo) | -mine | -men | -men | <text:span text:style-name="T5">Schlund</text:span>. = ventriculo de « ruminante ». ⊂ ruc(ta) -mine. </text:p>
        </text:list-item>
        <text:list-item>
          <text:p text:style-name="P104"><text:span text:style-name="T3">rumore</text:span> -or | -ore | -eur | -our | <text:span text:style-name="T5">Summen</text:span>, -or. </text:p>
        </text:list-item>
        <text:list-item>
          <text:p text:style-name="P104"><text:span text:style-name="T3">rumpe</text:span> -o | rompere, H. P. romper | rompre | <text:span text:style-name="T5">to break</text:span> | <text:span text:style-name="T5">brechen</text:span>, -ieren. = frange. ⊃ rupto, corrumpe, erumpe, interrumpe, irrumpe, prorumpe. ⊂ E. rup ⊃ L. rupe; A. reave, D. rauben, I. rubare = rape, fura. </text:p>
        </text:list-item>
        <text:list-item>
          <text:p text:style-name="P104"><text:span text:style-name="T3">rupe</text:span> -es | rupe, <text:span text:style-name="T5">rocca</text:span> | <text:span text:style-name="T5">roche</text:span> | <text:span text:style-name="T5">rock</text:span> | <text:span text:style-name="T5">Fels</text:span>. ⊂ ru(m)pe. </text:p>
        </text:list-item>
        <text:list-item>
          <text:p text:style-name="P104">—<text:span text:style-name="T3">estre</text:span> | -estre | -estre | -icola. </text:p>
        </text:list-item>
        <text:list-item>
          <text:p text:style-name="P104"><text:span text:style-name="T3">rupto</text:span> -us | rotto. = quem rumpe. </text:p>
        </text:list-item>
        <text:list-item>
          <text:p text:style-name="P104">—<text:span text:style-name="T3">ione</text:span> 300 = ton rumpe. ⊃ cor—, e—, inter—, ir—. </text:p>
        </text:list-item>
        <text:list-item>
          <text:p text:style-name="P104">—<text:span text:style-name="T3">ura</text:span> | rottura | -ure | -ure | -ur. </text:p>
        </text:list-item>
        <text:list-item>
          <text:p text:style-name="P104"><text:span text:style-name="T3">rure</text:span> rus | <text:span text:style-name="T5">campagna</text:span> | <text:span text:style-name="T5">campagne</text:span> | <text:span text:style-name="T5">country</text:span> | <text:span text:style-name="T5">Land</text:span>. ⊃ rustico. = agro. ⊂ E. ⊃ A. room = cubiculo, aula; D. Raum = spatio. </text:p>
        </text:list-item>
        <text:list-item>
          <text:p text:style-name="P104">—<text:span text:style-name="T3">ale</text:span> -alis | -ale | -al | -al | -al. </text:p>
        </text:list-item>
        <text:list-item>
          <text:p text:style-name="P104"><text:span text:style-name="T3">rurso,</text:span> <text:span text:style-name="T5">thema de</text:span> </text:p>
        </text:list-item>
        <text:list-item>
          <text:p text:style-name="P104"><text:span text:style-name="T3">rursum,</text:span> <text:span text:style-name="T5">et</text:span> </text:p>
        </text:list-item>
        <text:list-item>
          <text:p text:style-name="P104"><text:span text:style-name="T3">rursus,</text:span> <text:span text:style-name="T5">adverbio</text:span> = de novo, iterum. ⊂ re- verso. </text:p>
        </text:list-item>
        <text:list-item>
          <text:p text:style-name="P104"><text:span text:style-name="T3">rus,</text:span> <text:span text:style-name="T5">thema – nominativo</text:span>, = rure. </text:p>
        </text:list-item>
        <text:list-item>
          <text:p text:style-name="P104"><text:span text:style-name="T3">rustico</text:span> -ĭcus | -ico | -ique | -ic | -ical. = habitante de rure. </text:p>
        </text:list-item>
        <text:list-item>
          <text:p text:style-name="P104">—<text:span text:style-name="T3">itate</text:span> -itas | -ità | -ité | -ity | -iät. </text:p>
        </text:list-item>
        <text:list-item>
          <text:p text:style-name="P53"><text:span text:style-name="T3">ruta</text:span> -a | ruta | rue | rue | Raute. = Bot. « ruta hortensis ». ⊂ G. rhyt <text:span text:style-name="T3">ē</text:span>. </text:p>
        </text:list-item>
      </text:list>
      <text:p text:style-name="Text_20_body"><text:span text:style-name="T3">S</text:span> </text:p>
      <text:list xml:id="list1779104329" text:style-name="L45">
        <text:list-item>
          <text:p text:style-name="P105"><text:span text:style-name="T3">-s,</text:span> H. P. F. A. -s, <text:span text:style-name="T5">suffixo de plurale.</text:span> </text:p>
        </text:list-item>
        <text:list-item>
          <text:p text:style-name="P105"><text:span text:style-name="T3">sabulo</text:span> ŭ 100 | sabbia | sable | <text:span text:style-name="T5">sand</text:span> | <text:span text:style-name="T5">Sand</text:span>. = arena. ⊃ saburra. </text:p>
        </text:list-item>
        <text:list-item>
          <text:p text:style-name="P105">—<text:span text:style-name="T3">one</text:span> 100 | sabbione | sablon. = sabulo magno. </text:p>
        </text:list-item>
        <text:list-item>
          <text:p text:style-name="P105">—<text:span text:style-name="T3">oso</text:span> 100 | sabbioso | sablonneux, sableux | sabulous. </text:p>
        </text:list-item>
        <text:list-item>
          <text:p text:style-name="P105"><text:span text:style-name="T3">saburra</text:span> -a | zavorra | <text:span text:style-name="T5">lest</text:span> | <text:span text:style-name="T5">ballast</text:span> | <text:span text:style-name="T5">Ballast</text:span>. ⊂ sabulo. </text:p>
        </text:list-item>
        <text:list-item>
          <text:p text:style-name="P105">— | | -urre | -urra | -urra. = residuo in stomacho, post malo digestione. </text:p>
        </text:list-item>
        <text:list-item>
          <text:p text:style-name="P105"><text:span text:style-name="T3">saccharo</text:span> -ărum (Plinio) | zucchero | sucre | sugar | Zucker. || G. sácchar, ⊂ Arabo–Perso et Sanscrito « sarcara ». </text:p>
        </text:list-item>
        <text:list-item>
          <text:p text:style-name="P105">—<text:span text:style-name="T3">ifero</text:span> -ĕrus | saccarifero | -fère | -ferous. </text:p>
        </text:list-item>
        <text:list-item>
          <text:p text:style-name="P105">—<text:span text:style-name="T3">ina</text:span> | saccarina | -ine | -ine | -ina. = substantia dulce tracto ex carbone fossile. </text:p>
        </text:list-item>
        <text:list-item>
          <text:p text:style-name="P105"><text:span text:style-name="T3">sacco</text:span> -us | sacco, H. P. saco | sac | sack | Sack. ⊂ G. sáccos. ⊂ ex Phœnicio. </text:p>
        </text:list-item>
        <text:list-item>
          <text:p text:style-name="P105">—<text:span text:style-name="T3">ulo</text:span> -ŭlus | saccoccia, <text:span text:style-name="T5">tasca</text:span> | sacoche, <text:span text:style-name="T5">poche</text:span> | saccule, satchel, <text:span text:style-name="T5">pocket</text:span> | Seckel, Säckchen, <text:span text:style-name="T5">Tasche</text:span>. = parvo sacco, bursa. </text:p>
        </text:list-item>
        <text:list-item>
          <text:p text:style-name="P105"><text:span text:style-name="T3">sacerdote</text:span> -dos | -dote | <text:span text:style-name="T5">prête</text:span> | <text:span text:style-name="T5">priest</text:span> | <text:span text:style-name="T5">Priester</text:span>. ⊂ sacr(o) da. </text:p>
        </text:list-item>
        <text:list-item>
          <text:p text:style-name="P105">—<text:span text:style-name="T3">ale</text:span> 100 | -ale | -al | -al | -al. </text:p>
        </text:list-item>
        <text:list-item>
          <text:p text:style-name="P105">—<text:span text:style-name="T3">io</text:span> -ium | -ozio | -oce | -ocy | -otium. </text:p>
        </text:list-item>
        <text:list-item>
          <text:p text:style-name="P105"><text:span text:style-name="T3">sacra</text:span> -o | -are | -er | to sacre, to consecrate. = fac sacro. </text:p>
        </text:list-item>
        <text:list-item>
          <text:p text:style-name="P105"><text:soft-page-break/>—<text:span text:style-name="T3">mento</text:span> -um | -mento | sacrement | -ent | -ent. </text:p>
        </text:list-item>
        <text:list-item>
          <text:p text:style-name="P105">——<text:span text:style-name="T3">ale</text:span> | -ale | -al | -al | -al. </text:p>
        </text:list-item>
        <text:list-item>
          <text:p text:style-name="P105">—<text:span text:style-name="T3">to</text:span> -us | -ato | -é | -ed. = consecrato. </text:p>
        </text:list-item>
        <text:list-item>
          <text:p text:style-name="P105"><text:span text:style-name="T3">sacro</text:span> sacer | sacro | sacre | sacred | sakrisch. ⊃ sacerdote, sacra. </text:p>
        </text:list-item>
        <text:list-item>
          <text:p text:style-name="P105">—<text:span text:style-name="T3">ario</text:span> -arium | -ario | -arium | -arium. </text:p>
        </text:list-item>
        <text:list-item>
          <text:p text:style-name="P105">—<text:span text:style-name="T3">ifica</text:span> -ĭco | -ificare | -ifier | -ifice | -ificieren. </text:p>
        </text:list-item>
        <text:list-item>
          <text:p text:style-name="P105">——<text:span text:style-name="T3">io</text:span> -ium | -icio | -ice | -ice | -ice. </text:p>
        </text:list-item>
        <text:list-item>
          <text:p text:style-name="P105">—<text:span text:style-name="T3">ilego</text:span> -ĕgus | -ego | -ège | -egious | -egus. = qui rape [lege] re sacro. </text:p>
        </text:list-item>
        <text:list-item>
          <text:p text:style-name="P105">——<text:span text:style-name="T3">io</text:span> -ium | -egio | -ège | -ege | -egium. </text:p>
        </text:list-item>
        <text:list-item>
          <text:p text:style-name="P105">—<text:span text:style-name="T3">ista</text:span> | -ista | -istain | -ist, -istan | -istan. = curatore de res sacro. </text:p>
        </text:list-item>
        <text:list-item>
          <text:p text:style-name="P105">——<text:span text:style-name="T3">ia</text:span> | -stia | -stie | -sty | -stei. </text:p>
        </text:list-item>
        <text:list-item>
          <text:p text:style-name="P105">—<text:span text:style-name="T3">sancto</text:span> -us | -santo | sacro-saint | -sanct | -sanct. </text:p>
        </text:list-item>
        <text:list-item>
          <text:p text:style-name="P105"><text:span text:style-name="T3">sæculo,</text:span> <text:span text:style-name="T5">alio forma de</text:span> seculo. </text:p>
        </text:list-item>
        <text:list-item>
          <text:p text:style-name="P105"><text:span text:style-name="T3">sæpe</text:span> -e | <text:span text:style-name="T5">sovente</text:span> | <text:span text:style-name="T5">souvent</text:span> | <text:span text:style-name="T5">often</text:span> | <text:span text:style-name="T5">oft</text:span>. = plure vice, frequente. </text:p>
        </text:list-item>
        <text:list-item>
          <text:p text:style-name="P105">sæpe -es, v. sepe. </text:p>
        </text:list-item>
        <text:list-item>
          <text:p text:style-name="P105"><text:span text:style-name="T3">sævo</text:span> -us = feroce, crudele. || A. sore = dolore, D. versehren = læde. </text:p>
        </text:list-item>
        <text:list-item>
          <text:p text:style-name="P105">—<text:span text:style-name="T3">itia</text:span> -itia | sevizia | sévices. </text:p>
        </text:list-item>
        <text:list-item>
          <text:p text:style-name="P105"><text:span text:style-name="T3">sagace</text:span> -gax | -ace | -ace | -acious. = que sagi, intelligente, perspicuo. </text:p>
        </text:list-item>
        <text:list-item>
          <text:p text:style-name="P105">—<text:span text:style-name="T3">itate</text:span> -itas | -ità | -ité | -ity | -ität. </text:p>
        </text:list-item>
        <text:list-item>
          <text:p text:style-name="P105"><text:span text:style-name="T3">sagi</text:span> -io = odora, percipe. ⊃ sagace, præsagio. ⊂ E. ⊃ D. suchen, A. to seek = quære. </text:p>
        </text:list-item>
        <text:list-item>
          <text:p text:style-name="P105"><text:span text:style-name="T3">sagitta</text:span> -a | <text:span text:style-name="T5">freccia</text:span>, saetta | <text:span text:style-name="T5">fléche</text:span> | <text:span text:style-name="T5">arrow</text:span> | <text:span text:style-name="T5">Pfeil</text:span>. </text:p>
        </text:list-item>
        <text:list-item>
          <text:p text:style-name="P105">—<text:span text:style-name="T3">ario</text:span> -arius | -ario | -aire | -arius | -arius. = constellatione, sede de sol in novembre. </text:p>
        </text:list-item>
        <text:list-item>
          <text:p text:style-name="P105"><text:span text:style-name="T3">sagma</text:span>(te) 400 | soma | somme | | Saum. = onere de asino. ⊂ G. ságma. </text:p>
        </text:list-item>
        <text:list-item>
          <text:p text:style-name="P105"><text:span text:style-name="T3">sago</text:span> -um | saio | saie | sagum | Soje. = manto ex lana rude. </text:p>
        </text:list-item>
        <text:list-item>
          <text:p text:style-name="P105"><text:span text:style-name="T3">sal,</text:span> <text:span text:style-name="T5">thema – nominativo</text:span> = sale. </text:p>
        </text:list-item>
        <text:list-item>
          <text:p text:style-name="P105"><text:span text:style-name="T3">salace</text:span> -ax | salace | | salacious. = luxurioso, laxivo, libidinoso. ⊂ sal, <text:span text:style-name="T5">aut</text:span> sali. </text:p>
        </text:list-item>
        <text:list-item>
          <text:p text:style-name="P105">—<text:span text:style-name="T3">itate</text:span> 100 | -ità | -ité | -ity | -ität. = luxuria, libidine. </text:p>
        </text:list-item>
        <text:list-item>
          <text:p text:style-name="P105"><text:span text:style-name="T3">salamandra</text:span> 100 | -andra | -andre | -ander | -ander. = Zool. « salamandra maculosa ». ⊂ G. salamándra. </text:p>
        </text:list-item>
        <text:list-item>
          <text:p text:style-name="P105"><text:span text:style-name="T3">salario</text:span> 100 | -ario | -aire, <text:span text:style-name="T5">gages</text:span> | -ary | -är. = mercede, stipendio (jam in sale). </text:p>
        </text:list-item>
        <text:list-item>
          <text:p text:style-name="P105"><text:span text:style-name="T3">sale</text:span> sal | sale, H. P. sal | sel | salt, sal | Salz. ⊃ salso, salario, salino, insulso. ⊂ E. ⊃ G. hal, halogeno; A. salt, D. Salz, R. solï. </text:p>
        </text:list-item>
        <text:list-item>
          <text:p text:style-name="P105"><text:span text:style-name="T3">sali</text:span> -io | saltare | sauter | <text:span text:style-name="T5">leap</text:span> | <text:span text:style-name="T5">springen</text:span>. = ascende cum impetu, surge. ⊃ salta, saltu; I. salire, H. salir, P. sahir = ascende, scande; F. saillir = promine. = || G. hállomai. </text:p>
        </text:list-item>
        <text:list-item>
          <text:p text:style-name="P105"><text:span text:style-name="T3">salice</text:span> -lix -lĭc- | salice, H. salce | sauce | sallow | Sal <text:span text:style-name="T5">weide</text:span>. Bot. « salix alba ». ⊂ E. ⊃ A. D.; G. helícē. </text:p>
        </text:list-item>
        <text:list-item>
          <text:p text:style-name="P105">—<text:span text:style-name="T3">yce</text:span> | -ile, -ilico | -ylique | -yl, -ylic | -yl. = (acido) ex salice. </text:p>
        </text:list-item>
        <text:list-item>
          <text:p text:style-name="P105"><text:span text:style-name="T3">salina</text:span> (-æ -arum) | -ina | -ine | -ine | -ine. = (loco) de sal. </text:p>
        </text:list-item>
        <text:list-item>
          <text:p text:style-name="P105"><text:soft-page-break/><text:span text:style-name="T3">salino</text:span> -īnum | saliera | salière | salt- <text:span text:style-name="T5">cellar</text:span> | Salz <text:span text:style-name="T5">fass</text:span>. = vase pro sal. </text:p>
        </text:list-item>
        <text:list-item>
          <text:p text:style-name="P105">— -īnus | -ino | -in | -ine | -inisch. = de sal. </text:p>
        </text:list-item>
        <text:list-item>
          <text:p text:style-name="P105"><text:span text:style-name="T3">saliva</text:span> -īva | -iva | -ive | -iva | <text:span text:style-name="T5">Speichel</text:span>, -iva. </text:p>
        </text:list-item>
        <text:list-item>
          <text:p text:style-name="P105">— 100 | -are | -er | -ate | -ieren. = emitte saliva. </text:p>
        </text:list-item>
        <text:list-item>
          <text:p text:style-name="P105">—<text:span text:style-name="T3">tione</text:span> 100 | -zione | -tion | -tion | -tion. </text:p>
        </text:list-item>
        <text:list-item>
          <text:p text:style-name="P105"><text:span text:style-name="T3">salmone</text:span> (Plinio) | -one | saumon | -on | Salm. = Zool. « salmo (salar) ». </text:p>
        </text:list-item>
        <text:list-item>
          <text:p text:style-name="P105"><text:span text:style-name="T3">salso</text:span> -us | salso, salato | salé | salted | salzig. = cum sale. </text:p>
        </text:list-item>
        <text:list-item>
          <text:p text:style-name="P105">—<text:span text:style-name="T3">a</text:span> M | salsa | sauce | sauce | Salse. </text:p>
        </text:list-item>
        <text:list-item>
          <text:p text:style-name="P105">—<text:span text:style-name="T3">amento</text:span> -um | salsamento, salsiccia | saucisse | sausage, saucisse | Salsament. = carne aut pisci cum sal. </text:p>
        </text:list-item>
        <text:list-item>
          <text:p text:style-name="P105">——<text:span text:style-name="T3">ario</text:span> -arius | -ario. = qui vende salsamento. </text:p>
        </text:list-item>
        <text:list-item>
          <text:p text:style-name="P105"><text:span text:style-name="T3">salta</text:span> -o | saltare | sauter | <text:span text:style-name="T5">to leap</text:span> | <text:span text:style-name="T5">springen</text:span>. = fac saltu. </text:p>
        </text:list-item>
        <text:list-item>
          <text:p text:style-name="P105">—<text:span text:style-name="T3">tione</text:span> -tio | -zione | -tion | -tion | -tion. </text:p>
        </text:list-item>
        <text:list-item>
          <text:p text:style-name="P105"><text:span text:style-name="T3">saltu</text:span> -us | salto | saut | <text:span text:style-name="T5">leap</text:span>, saltus, saltation | <text:span text:style-name="T5">Sprung</text:span>. ⊃ salta. ⊂ sali. </text:p>
        </text:list-item>
        <text:list-item>
          <text:p text:style-name="P105"><text:span text:style-name="T3">salubre</text:span> -ber | -bre | -bre | -brious. = que da salute. </text:p>
        </text:list-item>
        <text:list-item>
          <text:p text:style-name="P105">—<text:span text:style-name="T3">itate</text:span> -itas | -ità | -ité | -ity | -ität. </text:p>
        </text:list-item>
        <text:list-item>
          <text:p text:style-name="P105"><text:span text:style-name="T3">saluta</text:span> -o | -are | saluer | -e | -ieren. = augura salute. </text:p>
        </text:list-item>
        <text:list-item>
          <text:p text:style-name="P105">—<text:span text:style-name="T3">tione</text:span> -tio | -zione, saluto | -tion, salut | -tion, salute | -tion, Salut. </text:p>
        </text:list-item>
        <text:list-item>
          <text:p text:style-name="P105"><text:span text:style-name="T3">salute</text:span> salus | -ute | -ut | salvation, safety, <text:span text:style-name="T5">health</text:span> | <text:span text:style-name="T5">Heil</text:span>, Salus. = sanitate, salvatione. ⊂ salvo. ⊃ saluta. </text:p>
        </text:list-item>
        <text:list-item>
          <text:p text:style-name="P105">—<text:span text:style-name="T3">are</text:span> -āris | -are | -aire | -ary. = que fer salute. </text:p>
        </text:list-item>
        <text:list-item>
          <text:p text:style-name="P105"><text:span text:style-name="T3">salva</text:span> -o | -are | sauver | to save | -ieren. = fac salvo. </text:p>
        </text:list-item>
        <text:list-item>
          <text:p text:style-name="P105">—<text:span text:style-name="T3">tione</text:span> 400 | -zione | -tion | -tion | -tion. </text:p>
        </text:list-item>
        <text:list-item>
          <text:p text:style-name="P105"><text:span text:style-name="T3">salve</text:span> -eo = es salvo, sta bene. </text:p>
        </text:list-item>
        <text:list-item>
          <text:p text:style-name="P105"><text:span text:style-name="T3">salvia</text:span> (Plinio) | I. H. salvia | sauge | sage | Salbei | R. s’alfei. = Bot. « salvia officinalis », herba que salva. </text:p>
        </text:list-item>
        <text:list-item>
          <text:p text:style-name="P105"><text:span text:style-name="T3">salvo</text:span> -us | I. H. P. salvo | sauf | safe, safed | <text:span text:style-name="T5">heil</text:span>. ⊃ salva, salute, salubre. || solido, consola; G. holo = integro; D. selig = beato; S. sarva = integro. </text:p>
        </text:list-item>
        <text:list-item>
          <text:p text:style-name="P105"><text:span text:style-name="T3">sana</text:span> -o | -nare | <text:span text:style-name="T5">guérir</text:span> | <text:span text:style-name="T5">to heal</text:span> | -nieren, <text:span text:style-name="T5">heilen</text:span>. = fac sano. </text:p>
        </text:list-item>
        <text:list-item>
          <text:p text:style-name="P105">—<text:span text:style-name="T3">tione</text:span> -tio | -zione | | -tion | -tion. </text:p>
        </text:list-item>
        <text:list-item>
          <text:p text:style-name="P105">—<text:span text:style-name="T3">torio</text:span> | -orio | -orium | -ory | -orium. = loco pro sana. </text:p>
        </text:list-item>
        <text:list-item>
          <text:p text:style-name="P105"><text:span text:style-name="T3">sanci</text:span> -io | -ire, sanzionare | sanctionner | to sanction | -ieren, sanctionieren. = redde sacro, fixa in modo inviolabile, da « sanctione ». ⊃ sancto. </text:p>
        </text:list-item>
        <text:list-item>
          <text:p text:style-name="P105"><text:span text:style-name="T3">sancto</text:span> -us | santo | saint | saint | Sankt, -us. = quem sanci, sacro. </text:p>
        </text:list-item>
        <text:list-item>
          <text:p text:style-name="P105">—<text:span text:style-name="T3">ifica</text:span> ĭ 300 | santificare | -ifier | -ify | -ificieren. </text:p>
        </text:list-item>
        <text:list-item>
          <text:p text:style-name="P105">——<text:span text:style-name="T3">tione</text:span> 300 | anti—zione | -tion | -tion | -tion. </text:p>
        </text:list-item>
        <text:list-item>
          <text:p text:style-name="P105">—<text:span text:style-name="T3">ione</text:span> -io | sanzione | -ion | -ion | -ion. </text:p>
        </text:list-item>
        <text:list-item>
          <text:p text:style-name="P105">—<text:span text:style-name="T3">itate</text:span> -itas | santità | sainteté | -ity. </text:p>
        </text:list-item>
        <text:list-item>
          <text:p text:style-name="P105">—<text:span text:style-name="T3">uario</text:span> 400 | santuario | -aire | -ary | -arium. = loco sancto. </text:p>
        </text:list-item>
        <text:list-item>
          <text:p text:style-name="P105"><text:span text:style-name="T3">sandalio</text:span> -ium | sandalo, <text:span text:style-name="T5">pantofola</text:span> | sandale | sandal | Sandale. ⊂ G. sandálion. </text:p>
        </text:list-item>
        <text:list-item>
          <text:p text:style-name="P105"><text:span text:style-name="T3">sanguine</text:span> sanguis -guĭn- | I. P. sangue, H. sangre | sang | <text:span text:style-name="T5">blood</text:span> | <text:soft-page-break/><text:span text:style-name="T5">Blut</text:span>. = cruore. </text:p>
        </text:list-item>
        <text:list-item>
          <text:p text:style-name="P105">—<text:span text:style-name="T3">ario</text:span> -arius | -ario | -aire | -ary | -arisch. = avido de sanguine. </text:p>
        </text:list-item>
        <text:list-item>
          <text:p text:style-name="P105">—<text:span text:style-name="T3">eo</text:span> -ĕus | -igno | -in | -ine, -ineous | -ineus. = de sanguine. </text:p>
        </text:list-item>
        <text:list-item>
          <text:p text:style-name="P105">—<text:span text:style-name="T3">olento</text:span> -us | -ento | -ent, sanglant | -ent. = que versa sanguine. </text:p>
        </text:list-item>
        <text:list-item>
          <text:p text:style-name="P105"><text:span text:style-name="T3">sanguisuga</text:span> 100 | -uga | sangsue | -ude, <text:span text:style-name="T5">leech</text:span> | -uga. = Zool. « hirudo medicinalis », verme que suge sanguine. </text:p>
        </text:list-item>
        <text:list-item>
          <text:p text:style-name="P105"><text:span text:style-name="T3">sanie</text:span> -ies | -ie, <text:span text:style-name="T5">marcia</text:span> | -ie | -ies | -ies. = pus. || sanguine. </text:p>
        </text:list-item>
        <text:list-item>
          <text:p text:style-name="P105">—<text:span text:style-name="T3">ioso</text:span> 100 | -ioso | -ieux | -ious | -iös. = putrido. </text:p>
        </text:list-item>
        <text:list-item>
          <text:p text:style-name="P105"><text:span text:style-name="T3">sano</text:span> -us | I. H. sano | sain | sound, sane | gesund. ⊃ sana. ⊂ E. ⊃ A. sund, D. gesund, G. s <text:span text:style-name="T3">ō</text:span>s = sano et salvo, (creo)so(to). ⊃ </text:p>
        </text:list-item>
        <text:list-item>
          <text:p text:style-name="P105">—<text:span text:style-name="T3">itario</text:span> | -ario | -aire | -ary | -är. = medico, que sana. </text:p>
        </text:list-item>
        <text:list-item>
          <text:p text:style-name="P105">—<text:span text:style-name="T3">itate</text:span> -itas | -ità | santé | <text:span text:style-name="T5">health</text:span>, -ity | -ität. = salute. </text:p>
        </text:list-item>
        <text:list-item>
          <text:p text:style-name="P105"><text:span text:style-name="T3">sapa</text:span> -a | sapa, H. sava | sève | sap | Saft. = succo (ex uva, ex arbore). </text:p>
        </text:list-item>
        <text:list-item>
          <text:p text:style-name="P105"><text:span text:style-name="T3">sape</text:span> -io = es « sapido », es « sapiente », habe « sapore ». ⊃ I. sapere, H. P. saber, F. savoir = sci. ⊃ insipido, resipiscentia. </text:p>
        </text:list-item>
        <text:list-item>
          <text:p text:style-name="P105"><text:span text:style-name="T3">sapido</text:span> ĭ 200 | -oroso, -orito, -ido | savoreux, -ide | -orous, -id. = que sape, cum sapore. </text:p>
        </text:list-item>
        <text:list-item>
          <text:p text:style-name="P105"><text:span text:style-name="T3">sapiente</text:span> -ens | savio, saggio | sage | sapient, sage, <text:span text:style-name="T5">wise</text:span> | <text:span text:style-name="T5">weise</text:span>. = sagace, prudente, anti stulto, que sape. ⊃ I. sapiente, F. savant = docto. </text:p>
        </text:list-item>
        <text:list-item>
          <text:p text:style-name="P105">—<text:span text:style-name="T3">ia</text:span> -ia | saviezza | sagesse | -ence, <text:span text:style-name="T5">wisdom</text:span> | <text:span text:style-name="T5">Weisheit</text:span>, -entia. ⊃ I. sapienza = scientia. </text:p>
        </text:list-item>
        <text:list-item>
          <text:p text:style-name="P105"><text:span text:style-name="T3">sapone</text:span> sapo (Plinio) | sapone | savon | soap | Seife. ⊂ ex Celto. </text:p>
        </text:list-item>
        <text:list-item>
          <text:p text:style-name="P105">—<text:span text:style-name="T3">ifica</text:span> -ĭco | -ificare | -ifier | -ify | -ificieren. </text:p>
        </text:list-item>
        <text:list-item>
          <text:p text:style-name="P105">——<text:span text:style-name="T3">tione</text:span> | -zione | -tion | -tion | -tion. </text:p>
        </text:list-item>
        <text:list-item>
          <text:p text:style-name="P105"><text:span text:style-name="T3">sapore</text:span> sapor | -ore | saveur | -or, savor | <text:span text:style-name="T5">Geschmack</text:span>. = to sape. </text:p>
        </text:list-item>
        <text:list-item>
          <text:p text:style-name="P105"><text:span text:style-name="T3">sapphiro</text:span> -īrus (Plinio) | zaffiro | saphir | sapphire | Sapphir. ⊂ G. sáppheiros ⊂ Hebraico–Arabo. </text:p>
        </text:list-item>
        <text:list-item>
          <text:p text:style-name="P105">G. sarc sárx = carne. ⊃ sarcasmo, sarcophago, sarcocele, sarcoma. </text:p>
        </text:list-item>
        <text:list-item>
          <text:p text:style-name="P105"><text:span text:style-name="T3">sarcasmo</text:span> 100 | -asmo | -asme | -asm | -asmus. = ironia, que dilania carne. ⊂ G. -ós. ⊂ sarcáze = tolle carne. ⊂ sarc = carne. </text:p>
        </text:list-item>
        <text:list-item>
          <text:p text:style-name="P105"><text:span text:style-name="T3">sarcastico</text:span> -ĭcus | -ico | -ique | -ic | -isch. = de sarcasmo, ironico. ⊂ G. -icós. </text:p>
        </text:list-item>
        <text:list-item>
          <text:p text:style-name="P105"><text:span text:style-name="T3">sarci</text:span> -io | <text:span text:style-name="T5">rattoppare</text:span>, risarcire | <text:span text:style-name="T5">raccommoder</text:span> | <text:span text:style-name="T5">to mend</text:span> | <text:span text:style-name="T5">ausbessern</text:span>, resarcieren. ⊃ sartore. </text:p>
        </text:list-item>
        <text:list-item>
          <text:p text:style-name="P105"><text:span text:style-name="T3">sarcocele</text:span> 100 | -ele | -èle | -ele | -ele. = hernia ex carne. ⊂ G. sarcoc <text:span text:style-name="T3">ē</text:span>lē ⊂ sarc -o- cele. </text:p>
        </text:list-item>
        <text:list-item>
          <text:p text:style-name="P105"><text:span text:style-name="T3">sarcoma</text:span>(te) | -oma | -ome | -oma | -om. = polypo ad naso. ⊂ G. sárcōma ⊂ sarc. </text:p>
        </text:list-item>
        <text:list-item>
          <text:p text:style-name="P105"><text:span text:style-name="T3">sarcophago</text:span> ă 100 | -fago | -phage | -phagus | -phag. ⊂ G. sarcophágos. = sepulcro, que destrue [phag] carne [sarc]. </text:p>
        </text:list-item>
        <text:list-item>
          <text:p text:style-name="P105"><text:span text:style-name="T3">sarcula</text:span> ŭ 100 | sarchiare | sarcler | <text:span text:style-name="T5">to weed</text:span>, to sarcle | <text:span text:style-name="T5">gäten</text:span>. = age per sarculo, sarri. </text:p>
        </text:list-item>
        <text:list-item>
          <text:p text:style-name="P105"><text:span text:style-name="T3">sarculo</text:span> -ŭlum | sarchio | sarclet, sarcloir | <text:span text:style-name="T5">hoe</text:span> | <text:span text:style-name="T5">Hacke</text:span>. ⊂ sar(ri) -culo. </text:p>
        </text:list-item>
        <text:list-item>
          <text:p text:style-name="P105"><text:span text:style-name="T3">sardina</text:span> 100 | -ina, sardella | -ine | -ine | -ine, Sardelle. = pisce apud <text:soft-page-break/>insula « Sardinia ». </text:p>
        </text:list-item>
        <text:list-item>
          <text:p text:style-name="P105"><text:span text:style-name="T3">sardonico</text:span> -ĭcus | -ico | -ique | -ic | -isch. = risu convulso, producto ab « sardonia herba » = « ranunculus sceleratus », herba de Sardinia. </text:p>
        </text:list-item>
        <text:list-item>
          <text:p text:style-name="P105"><text:span text:style-name="T3">sardonyche</text:span> ŭ 100 | sardonice | sardoine | sard, -onyx | -onyx. = lapide pretioso, « onyche de Sarde » [urbe in Asia]. </text:p>
        </text:list-item>
        <text:list-item>
          <text:p text:style-name="P105"><text:span text:style-name="T3">sarmento</text:span> -um | -ento | -ent | -ent, <text:span text:style-name="T5">twigs</text:span> | <text:span text:style-name="T5">Ranke</text:span>. = fasce de ramos scisso ab vite. ⊂ sap(pe) -mento. </text:p>
        </text:list-item>
        <text:list-item>
          <text:p text:style-name="P105">—<text:span text:style-name="T3">oso</text:span> 100 | -oso | -eux | -ose. </text:p>
        </text:list-item>
        <text:list-item>
          <text:p text:style-name="P105"><text:span text:style-name="T3">sarpe</text:span> -o (L. antiquo, teste Prisciano) = puta vide. ⊃ sarmento. </text:p>
        </text:list-item>
        <text:list-item>
          <text:p text:style-name="P105"><text:span text:style-name="T3">sarri</text:span> -io (Varrone) = « sarcula », tolle herba nocivo. </text:p>
        </text:list-item>
        <text:list-item>
          <text:p text:style-name="P105"><text:span text:style-name="T3">sartore</text:span> (Varrone) | sarto | <text:span text:style-name="T5">tailleur</text:span> | <text:span text:style-name="T5">tailor</text:span>, (sartorial) | <text:span text:style-name="T5">Schneider</text:span>. = qui sarci. </text:p>
        </text:list-item>
        <text:list-item>
          <text:p text:style-name="P105">— (Plauto) = qui sarri. </text:p>
        </text:list-item>
        <text:list-item>
          <text:p text:style-name="P105"><text:span text:style-name="T3">sat</text:span> sat = satis. ⊃ satia, saturo, satis. = || D. satt, R. syto. </text:p>
        </text:list-item>
        <text:list-item>
          <text:p text:style-name="P105"><text:span text:style-name="T3">satellite</text:span> -lles -llĭt- | -ite | -ite | -ite | -it. = milite mercenario, comite. </text:p>
        </text:list-item>
        <text:list-item>
          <text:p text:style-name="P105"><text:span text:style-name="T3">satia</text:span> -io | saziare | rassasier | satiate | sättigen. = da sat. </text:p>
        </text:list-item>
        <text:list-item>
          <text:p text:style-name="P105">—<text:span text:style-name="T3">bile</text:span> -ĭlis | saziabile | | | -bel. ⊃ in—. </text:p>
        </text:list-item>
        <text:list-item>
          <text:p text:style-name="P105"><text:span text:style-name="T3">satietate</text:span> | sazietà | satiété | -ty | -tät. = to habe sat. </text:p>
        </text:list-item>
        <text:list-item>
          <text:p text:style-name="P105"><text:span text:style-name="T3">satira</text:span> -ĭra | I. H. P. -ira | -ire | -ire | -ire. = poesia saturo ex multo re. = I. farsa ⊂ farci; F. pochade ⊂ poche. </text:p>
        </text:list-item>
        <text:list-item>
          <text:p text:style-name="P105">—<text:span text:style-name="T3">ico</text:span> ĭ 100 | -ico | -ique | -ic | -iker, -isch. </text:p>
        </text:list-item>
        <text:list-item>
          <text:p text:style-name="P105"><text:span text:style-name="T3">SATIS</text:span> satis | <text:span text:style-name="T5">abbastanza</text:span>, assai | assez | <text:span text:style-name="T5">enough</text:span> | <text:span text:style-name="T5">genug</text:span>. = in modo sufficiente, sat. </text:p>
        </text:list-item>
        <text:list-item>
          <text:p text:style-name="P105">—<text:span text:style-name="T3">fac</text:span> -facio | soddisfare | -faire | -fy | -ficieren. </text:p>
        </text:list-item>
        <text:list-item>
          <text:p text:style-name="P105">——<text:span text:style-name="T3">tione</text:span> -tio | soddisfazione | -tion | -tion | -tion. </text:p>
        </text:list-item>
        <text:list-item>
          <text:p text:style-name="P105"><text:span text:style-name="T3">sato</text:span> -us = seminato, genito, quem see. ⊃ Saturno. </text:p>
        </text:list-item>
        <text:list-item>
          <text:p text:style-name="P105"><text:span text:style-name="T3">satrapa</text:span> -ăpa | -apo | -ape | -ap. = gubernatore de provincia in Persia. ⊂ G. satrápēs. </text:p>
        </text:list-item>
        <text:list-item>
          <text:p text:style-name="P105"><text:span text:style-name="T3">satura</text:span> -ūro | -are | -er | -ate | -ieren. = redde saturo, satia. </text:p>
        </text:list-item>
        <text:list-item>
          <text:p text:style-name="P105">—<text:span text:style-name="T3">bile</text:span> -ĭlis | -bile | -ble | -ble. </text:p>
        </text:list-item>
        <text:list-item>
          <text:p text:style-name="P105">—<text:span text:style-name="T3">tione</text:span> | -zione | -tion | -tion | -tion. </text:p>
        </text:list-item>
        <text:list-item>
          <text:p text:style-name="P105"><text:span text:style-name="T3">Saturno</text:span> -us | Saturno | Saturne | Saturn | Saturn. = deo de semine [sato]; septimo et ultimo planeta noto usque 1700. </text:p>
        </text:list-item>
        <text:list-item>
          <text:p text:style-name="P105">—<text:span text:style-name="T3">ale</text:span> -alis, <text:span text:style-name="T5">aut</text:span> -alia -alium | -ali | -ales | -alia | -alien. = festos in honore de Saturno, in die 17 decembre. </text:p>
        </text:list-item>
        <text:list-item>
          <text:p text:style-name="P105"><text:span text:style-name="T3">saturo</text:span> satŭr | satollo, saturo | soûl, saturé | saturate. = satiato, que e ede et bibe sat. </text:p>
        </text:list-item>
        <text:list-item>
          <text:p text:style-name="P105"><text:span text:style-name="T3">satyro</text:span> -ŭrus | -tiro | -tyre | -tyr | -tyr. = deo rustico, in forma de homine, cum cornus et pedes de capro. ⊂ G. sátyros. </text:p>
        </text:list-item>
        <text:list-item>
          <text:p text:style-name="P105">—<text:span text:style-name="T3">iasi</text:span> | satiriasi | -asis | -asis | -asis. ⊂ G. saturíasis. = desiderio sexuale excessivo in homine. </text:p>
        </text:list-item>
        <text:list-item>
          <text:p text:style-name="P105"><text:span text:style-name="T3">saxo</text:span> -um | sasso | <text:span text:style-name="T5">rocher</text:span> | <text:span text:style-name="T5">rock</text:span> | <text:span text:style-name="T5">Stein</text:span>. = lapide, petra, rupe. </text:p>
        </text:list-item>
        <text:list-item>
          <text:p text:style-name="P105">—<text:span text:style-name="T3">ifraga</text:span> ă 100 | sassifraga | -age | -age | -ag. = Bot. « saxifraga Aizoon ». </text:p>
        </text:list-item>
        <text:list-item>
          <text:p text:style-name="P105">G. sbesto -ós = extinguibile. ⊃ asbesto. </text:p>
        </text:list-item>
        <text:list-item>
          <text:p text:style-name="P105"><text:span text:style-name="T3">scabe</text:span> -o | <text:span text:style-name="T5">grattare</text:span> | <text:span text:style-name="T5">gratter</text:span> | <text:span text:style-name="T5">scrape</text:span> | <text:span text:style-name="T5">kratzen</text:span>. ⊃ scabie, scabro. || <text:soft-page-break/>A. shave, D. schabe = rade. </text:p>
        </text:list-item>
        <text:list-item>
          <text:p text:style-name="P105"><text:span text:style-name="T3">scabie</text:span> -ies | scabbia | <text:span text:style-name="T5">gale</text:span>, <text:span text:style-name="T5">rogne</text:span> | scabies, scab | Scabies. = morbo de pelle, que fac scabe. </text:p>
        </text:list-item>
        <text:list-item>
          <text:p text:style-name="P105">—<text:span text:style-name="T3">ioso</text:span> | scabbioso | -ieux | -ious | -iös. </text:p>
        </text:list-item>
        <text:list-item>
          <text:p text:style-name="P105"><text:span text:style-name="T3">scabro</text:span> -ber | scabro | scabre. ⊂ scabe. = </text:p>
        </text:list-item>
        <text:list-item>
          <text:p text:style-name="P105">—<text:span text:style-name="T3">oso</text:span> 100 | -oso | -eux | -ous | -ös. = ruvido, inæquale, difficile. </text:p>
        </text:list-item>
        <text:list-item>
          <text:p text:style-name="P105">scæna, <text:span text:style-name="T5">alio forma de</text:span> scena. </text:p>
        </text:list-item>
        <text:list-item>
          <text:p text:style-name="P105"><text:span text:style-name="T3">scala</text:span> (-æ -arum) | scala, H. P. escala | échelle, escalier | <text:span text:style-name="T5">ladder</text:span>, scale | <text:span text:style-name="T5">Treppe</text:span>, Skala. = quod servi ad scande. </text:p>
        </text:list-item>
        <text:list-item>
          <text:p text:style-name="P105"><text:span text:style-name="T3">scaleno</text:span> | -eno | -ène | -ene | -enisch. = (triangulo) cum lateres differente. ⊂ G. scalēnós = obliquo. </text:p>
        </text:list-item>
        <text:list-item>
          <text:p text:style-name="P105"><text:span text:style-name="T3">scalpe</text:span> -o | scalfire | <text:span text:style-name="T5">graver</text:span> | <text:span text:style-name="T5">carve</text:span> | <text:span text:style-name="T5">gravieren</text:span>. = scabe, incīde. ⊃ scalpello, sculpe; A. scalp, F. scalper = tolle cute de capite. </text:p>
        </text:list-item>
        <text:list-item>
          <text:p text:style-name="P105">—<text:span text:style-name="T3">ello</text:span> -um | -ello | -el | -el | -ell. </text:p>
        </text:list-item>
        <text:list-item>
          <text:p text:style-name="P105"><text:span text:style-name="T3">scalpro</text:span> -um = scalpello. </text:p>
        </text:list-item>
        <text:list-item>
          <text:p text:style-name="P105"><text:span text:style-name="T3">scammonia</text:span> -ĭa | scamonea | -onée | -ony | -onium. = Bot. « convolvulus scammonia », medicina purgante. ⊂ G. scammōnía. </text:p>
        </text:list-item>
        <text:list-item>
          <text:p text:style-name="P105"><text:span text:style-name="T3">scandalo</text:span> ă 300 | -alo | -ale | -al | -al. ⊂ G. scándalon. = lapide in via, que fac cade. </text:p>
        </text:list-item>
        <text:list-item>
          <text:p text:style-name="P105">—<text:span text:style-name="T3">iza</text:span> 300 | -izzare | -iser | -ize | -isieren. ⊂ G. scandalízō. </text:p>
        </text:list-item>
        <text:list-item>
          <text:p text:style-name="P105">—<text:span text:style-name="T3">oso</text:span> | -oso | -eux | -ous | -ös. </text:p>
        </text:list-item>
        <text:list-item>
          <text:p text:style-name="P105"><text:span text:style-name="T3">scande</text:span> -o | ascendere | <text:span text:style-name="T5">grimper</text:span>, escalader | <text:span text:style-name="T5">mount</text:span> | <text:span text:style-name="T5">steigen</text:span>. = «ascende», sali. ⊃ descende, transcende, scala, scabello. || S. scand. </text:p>
        </text:list-item>
        <text:list-item>
          <text:p text:style-name="P105">— 400 | -dere | -der | to scan | -dieren. = divide versu, secundo metro. </text:p>
        </text:list-item>
        <text:list-item>
          <text:p text:style-name="P105"><text:span text:style-name="T3">scapha</text:span> -a | scafo. = nave. ⊃ pyroscapho. ⊂ G. scáphē. </text:p>
        </text:list-item>
        <text:list-item>
          <text:p text:style-name="P105"><text:span text:style-name="T3">scaphandro</text:span> | scafandro | -andre. = homine [andr] que descende sub aqua. </text:p>
        </text:list-item>
        <text:list-item>
          <text:p text:style-name="P105"><text:span text:style-name="T3">scapo</text:span> -us | scapo | scape | scape. = fusto, manubrio, pedunculo. || D. Schaft = manubrio, A. shaft = ramo, G. sceptro = baculo. </text:p>
        </text:list-item>
        <text:list-item>
          <text:p text:style-name="P105"><text:span text:style-name="T3">scapula</text:span> -ŭlae | scapola | | scapula. = humero, osse de humero, omoplata. </text:p>
        </text:list-item>
        <text:list-item>
          <text:p text:style-name="P105">—<text:span text:style-name="T3">are</text:span> | scapolare | -aire | -ar | -ier. </text:p>
        </text:list-item>
        <text:list-item>
          <text:p text:style-name="P105"><text:span text:style-name="T3">scarabæo</text:span> 100 | -beo, scarafaggio | -bée | -bee | -bäen. = Zool. « scarabæus sacer ». ⊂ G. scárabos. </text:p>
        </text:list-item>
        <text:list-item>
          <text:p text:style-name="P105"><text:span text:style-name="T3">scarifica</text:span> ĭ 100 | -ificare | -ifier | -ify | -ificieren. = fac incisiones super pelle. ⊂ G. scáriphos = stilo. </text:p>
        </text:list-item>
        <text:list-item>
          <text:p text:style-name="P105">—<text:span text:style-name="T3">tione</text:span> 100 | -zione | -tion | -tion | -tion. </text:p>
        </text:list-item>
        <text:list-item>
          <text:p text:style-name="P105"><text:span text:style-name="T3">scate</text:span> -eo | scaturire. = surge, sali (de aqua). </text:p>
        </text:list-item>
        <text:list-item>
          <text:p text:style-name="P105"><text:span text:style-name="T3">scelere</text:span> scelus scelĕr- = peccato, malo, crimine. </text:p>
        </text:list-item>
        <text:list-item>
          <text:p text:style-name="P105">—<text:span text:style-name="T3">ato</text:span> -atus | scellerato | scélérat | -at | -at. </text:p>
        </text:list-item>
        <text:list-item>
          <text:p text:style-name="P105"><text:span text:style-name="T3">scena</text:span> -a | scena | scène | scene | Scene. = parte de theatro ubi es actores. ⊂ G. scēn <text:span text:style-name="T3">ē</text:span>. </text:p>
        </text:list-item>
        <text:list-item>
          <text:p text:style-name="P105">—<text:span text:style-name="T3">ario</text:span> 400 | -ario | scène | -ery | -arium. </text:p>
        </text:list-item>
        <text:list-item>
          <text:p text:style-name="P105">—<text:span text:style-name="T3">ico</text:span> -ĭcus | -ico | scénique | -ic | -isch. ⊂ G. scēnicós. </text:p>
        </text:list-item>
        <text:list-item>
          <text:p text:style-name="P105">—<text:span text:style-name="T3">ographia</text:span> 100 | -fia | scénographie | -phy | -phie. </text:p>
        </text:list-item>
        <text:list-item>
          <text:p text:style-name="P105">G. scep scéptomai = || spece. ⊃ sceptico, scopo. </text:p>
        </text:list-item>
        <text:list-item>
          <text:p text:style-name="P105"><text:soft-page-break/><text:span text:style-name="T3">sceptico</text:span> ĭ 100 | scettico | sceptique | skeptic, sceptic | skeptisch, sceptisch. = philosopho que judica post visione. ⊂ G. -icós. ⊂ G. scep. </text:p>
        </text:list-item>
        <text:list-item>
          <text:p text:style-name="P105">—<text:span text:style-name="T3">ismo</text:span> | scetticismo | -isme | -ism | -ismus. </text:p>
        </text:list-item>
        <text:list-item>
          <text:p text:style-name="P105"><text:span text:style-name="T3">sceptro</text:span> -um | scettro | -tre | -tre | -ter. ⊂ G. sc <text:span text:style-name="T3">ē</text:span>ptron = baculo de rege. || L. scapo. </text:p>
        </text:list-item>
        <text:list-item>
          <text:p text:style-name="P105"><text:span text:style-name="T3">scheda</text:span> -a | scheda | <text:span text:style-name="T5">fiche</text:span> | <text:span text:style-name="T5">ticket</text:span> | Schede. ⊂ G. schídē ⊂ schid. ⊃ schedula. </text:p>
        </text:list-item>
        <text:list-item>
          <text:p text:style-name="P105"><text:span text:style-name="T3">schedio</text:span> 100 | schizzo | esquisse | sketch | Skizze. = lineamento, adumbratione. ⊂ G. schédios. </text:p>
        </text:list-item>
        <text:list-item>
          <text:p text:style-name="P105"><text:span text:style-name="T3">schedula</text:span> -ŭla | cedola | cédule | schedule | Zettel. = parvo scheda. </text:p>
        </text:list-item>
        <text:list-item>
          <text:p text:style-name="P105"><text:span text:style-name="T3">schema</text:span>(te) 100 | -ma | schème, schéma | -me | -ma. ⊂ G. sch <text:span text:style-name="T3">ē</text:span>ma. = synopsi, diagramma. </text:p>
        </text:list-item>
        <text:list-item>
          <text:p text:style-name="P105">—<text:span text:style-name="T3">tico</text:span> -ĭcus | -tico | schématique | -tic | -tisch. </text:p>
        </text:list-item>
        <text:list-item>
          <text:p text:style-name="P105">G. schid schízō || scinde. ⊃ scheda, schisma, schisto. </text:p>
        </text:list-item>
        <text:list-item>
          <text:p text:style-name="P105"><text:span text:style-name="T3">schisma</text:span>(te) 300 | scisma | -isme | -ism | -isma. = scissione religioso. ⊂ G. schísma ⊂ schid. </text:p>
        </text:list-item>
        <text:list-item>
          <text:p text:style-name="P105">—<text:span text:style-name="T3">tico</text:span> ĭ 400 | scismatico | -tique | -tic | -tisch. ⊂ G. schismaticós. </text:p>
        </text:list-item>
        <text:list-item>
          <text:p text:style-name="P105"><text:span text:style-name="T3">schisto</text:span> 100 | -isto | -iste | -ist | -istus. = petra quem finde facile. ⊂ G. schisós ⊂ schid. </text:p>
        </text:list-item>
        <text:list-item>
          <text:p text:style-name="P105"><text:span text:style-name="T3">schola</text:span> -a | scuola, H. escuela, P. escola | école | school | Schule | R. s’kola. ⊂ G. schol <text:span text:style-name="T3">ē</text:span>. = otio et studio. </text:p>
        </text:list-item>
        <text:list-item>
          <text:p text:style-name="P105">—<text:span text:style-name="T3">are</text:span> | scolaro | écolier | scholar | Schüler. </text:p>
        </text:list-item>
        <text:list-item>
          <text:p text:style-name="P105"><text:span text:style-name="T3">scholastica</text:span> -ĭca | scolastica | la scolastique | -sticism | -stik. = scientia in scholas de medio ævo, studio de Aristotele. </text:p>
        </text:list-item>
        <text:list-item>
          <text:p text:style-name="P105"><text:span text:style-name="T3">scholastico</text:span> -ĭcus | scolastico | scolastique | -ic | -isch. = de schola. ⊂ G. scholasticós. </text:p>
        </text:list-item>
        <text:list-item>
          <text:p text:style-name="P105"><text:span text:style-name="T3">SCI</text:span> -io | <text:span text:style-name="T5">sapere</text:span> | <text:span text:style-name="T5">savoir</text:span> | <text:span text:style-name="T5">know</text:span> | <text:span text:style-name="T5">wissen</text:span>. ⊃ scientia, conscio, plebiscito. || G. scia = umbra (visione); A. shine, D. scheinen = luce. </text:p>
        </text:list-item>
        <text:list-item>
          <text:p text:style-name="P105"><text:span text:style-name="T3">scientia</text:span> -ia | scienza, H. P. ciencia | science | science | <text:span text:style-name="T5">Wissenschaft</text:span>, Scienz. = to sci. </text:p>
        </text:list-item>
        <text:list-item>
          <text:p text:style-name="P105"><text:span text:style-name="T3">scientifico</text:span> -ĭcus | -fico | -fique | -fic | -fisch. = de scientia. </text:p>
        </text:list-item>
        <text:list-item>
          <text:p text:style-name="P105"><text:span text:style-name="T3">SCINDE</text:span> -o | scindere | scinder | <text:span text:style-name="T5">cut</text:span> | scheiden, <text:span text:style-name="T5">schneiden</text:span>. = divide, separa, lacera, disjunge, seca. ⊃ rescinde, scisso. ⊂ E. ⊃ G. schid, A. shed = effunde, sparge, D. scheiden. </text:p>
        </text:list-item>
        <text:list-item>
          <text:p text:style-name="P105"><text:span text:style-name="T3">scintilla</text:span> -a | scintilla | étincelle | <text:span text:style-name="T5">spark</text:span>, scintilla | <text:span text:style-name="T5">Funke</text:span>. </text:p>
        </text:list-item>
        <text:list-item>
          <text:p text:style-name="P105">— -o | -are | -er | -ate | -ieren. </text:p>
        </text:list-item>
        <text:list-item>
          <text:p text:style-name="P105">—<text:span text:style-name="T3">tione</text:span> 100 | -zione | -tion | -tion | -tion. </text:p>
        </text:list-item>
        <text:list-item>
          <text:p text:style-name="P105"><text:span text:style-name="T3">scirrho</text:span> -us (Plinio) | scirro | squirrhe | -us | -us. ⊂ G. scírrhos. = tumore duro in corpore animale. </text:p>
        </text:list-item>
        <text:list-item>
          <text:p text:style-name="P105"><text:span text:style-name="T3">scisso</text:span> -us | scisso. = quem scinde. ⊃ abscissa. </text:p>
        </text:list-item>
        <text:list-item>
          <text:p text:style-name="P105">—<text:span text:style-name="T3">ione</text:span> 500 | -ione | -ion | -ion | -ion. </text:p>
        </text:list-item>
        <text:list-item>
          <text:p text:style-name="P105">—<text:span text:style-name="T3">ura</text:span> 100 | -ura | -ure | -ure | -ur. </text:p>
        </text:list-item>
        <text:list-item>
          <text:p text:style-name="P105"><text:span text:style-name="T3">sciuro</text:span> 100 | scoiattolo | écureuil | squirrel | Skiuren. = Zool. « sciurus vulgaris ». ⊂ G. scíouros ⊂ scia [umbra] ura [cauda]. </text:p>
        </text:list-item>
        <text:list-item>
          <text:p text:style-name="P105"><text:span text:style-name="T3">sclerotica</text:span> -ĭca | -tica | sclérotique | -tic | -tika. = involucro albo de oculo. ⊂ G. sclērós = duro. </text:p>
        </text:list-item>
        <text:list-item>
          <text:p text:style-name="P105"><text:soft-page-break/>G. scop scopéō = observa. ⊂ scep. ⊃ anemoscopio, caleidoscopio, episcopo, horoscopo, microscopio, telescopio. </text:p>
        </text:list-item>
        <text:list-item>
          <text:p text:style-name="P105"><text:span text:style-name="T3">scopa</text:span> -a | scopa | <text:span text:style-name="T5">balais</text:span>, écouvillon, écouvette | <text:span text:style-name="T5">twigs</text:span>, scopa | <text:span text:style-name="T5">Reis</text:span>. </text:p>
        </text:list-item>
        <text:list-item>
          <text:p text:style-name="P105"><text:span text:style-name="T3">scopo</text:span> 400 | scopo, <text:span text:style-name="T5">mira</text:span>, H. P. escopo | <text:span text:style-name="T5">but</text:span>, <text:span text:style-name="T5">intention</text:span> | scope | <text:span text:style-name="T5">Ziel</text:span>. ⊂ G. scopós ⊂ scop. </text:p>
        </text:list-item>
        <text:list-item>
          <text:p text:style-name="P105"><text:span text:style-name="T3">scopulo</text:span> -ŭlus | scoglio | écueil | <text:span text:style-name="T5">rock</text:span>, <text:span text:style-name="T5">shelf</text:span>, <text:span text:style-name="T5">reef</text:span> | <text:span text:style-name="T5">Felsen</text:span>. = rupe in mari. ⊂ G. scópelos. </text:p>
        </text:list-item>
        <text:list-item>
          <text:p text:style-name="P105"><text:span text:style-name="T3">scoria</text:span> 100 | scoria | scorie | scori | Scorie. ⊂ G. scōría. ⊂ sc <text:span text:style-name="T3">ō</text:span>r = excremento. </text:p>
        </text:list-item>
        <text:list-item>
          <text:p text:style-name="P105"><text:span text:style-name="T3">scorpione</text:span> -pio | -pione | -pion | -pion | -pion. ⊂ G. scorpíos. </text:p>
        </text:list-item>
        <text:list-item>
          <text:p text:style-name="P105"><text:span text:style-name="T3">scriba</text:span> -a | scriba, scrivano | scribe, écrivain | scribe | Schreiber. = qui scribe. </text:p>
        </text:list-item>
        <text:list-item>
          <text:p text:style-name="P105"><text:span text:style-name="T3">SCRIBE</text:span> -o | scrivere, H. escribir | écrire | <text:span text:style-name="T5">write</text:span> | schreiben. ⊃ scriba, scripto, circum—, con—, de—, in—, præ—, pro—, re—, sub—, trans—. </text:p>
        </text:list-item>
        <text:list-item>
          <text:p text:style-name="P105"><text:span text:style-name="T3">scrinio</text:span> -ium | scrigno | écrin, <text:span text:style-name="T5">coffret</text:span> | shrine, <text:span text:style-name="T5">coffer</text:span> | Schrein. </text:p>
        </text:list-item>
        <text:list-item>
          <text:p text:style-name="P105"><text:span text:style-name="T3">scripto</text:span> -us | scritto | écrit | script | Schrift. = (re) quem scribe. ⊃ con—, re—, manu—, post—. </text:p>
        </text:list-item>
        <text:list-item>
          <text:p text:style-name="P105">—<text:span text:style-name="T3">ore</text:span> -or | scrittore | écrivain, -teur | <text:span text:style-name="T5">writer</text:span> | -tor. </text:p>
        </text:list-item>
        <text:list-item>
          <text:p text:style-name="P105">—<text:span text:style-name="T3">orio</text:span> | scrittoio | écritoire | -rium, escritoire | -rium. = loco pro scribe. </text:p>
        </text:list-item>
        <text:list-item>
          <text:p text:style-name="P105">—<text:span text:style-name="T3">ura</text:span> -ūra | scrittura | écriture | -ure | -ur. = ton scribe, scripto, libro sacro, biblia. </text:p>
        </text:list-item>
        <text:list-item>
          <text:p text:style-name="P105">scrobe -is = fossa. </text:p>
        </text:list-item>
        <text:list-item>
          <text:p text:style-name="P105">scrofa -a (Varrone) = Zool. « sus scrofa », porco femina. </text:p>
        </text:list-item>
        <text:list-item>
          <text:p text:style-name="P105"><text:span text:style-name="T3">scrofula</text:span> ŭ 400 | -ofola | -ofule | -ofula | -ofel. = tumore glandulare simile ad glandulas de scrofa. </text:p>
        </text:list-item>
        <text:list-item>
          <text:p text:style-name="P105">—<text:span text:style-name="T3">oso</text:span> | -oloso | -eux | -ous | -ös. </text:p>
        </text:list-item>
        <text:list-item>
          <text:p text:style-name="P105"><text:span text:style-name="T3">scroto</text:span> 100 | -to | -tum | -tum | -tum. = sacculo que contine testiculos. </text:p>
        </text:list-item>
        <text:list-item>
          <text:p text:style-name="P105"><text:span text:style-name="T3">scrupo</text:span> -us = parvo saxo. ⊃ —ulo. </text:p>
        </text:list-item>
        <text:list-item>
          <text:p text:style-name="P105"><text:span text:style-name="T3">scrupulo</text:span> -ŭlus | -polo | -pule | -ple | -pel. = zelo, cura, dubio. ⊂ scrupo. </text:p>
        </text:list-item>
        <text:list-item>
          <text:p text:style-name="P105">—<text:span text:style-name="T3">oso</text:span> 100 | -oloso | -eux | -ous | -ös. </text:p>
        </text:list-item>
        <text:list-item>
          <text:p text:style-name="P105">——<text:span text:style-name="T3">itate</text:span> 100 | -olosità | -ité | -ity | -ität. </text:p>
        </text:list-item>
        <text:list-item>
          <text:p text:style-name="P105"><text:span text:style-name="T3">scruta</text:span> -or | -are | -er | -inize | -ieren. </text:p>
        </text:list-item>
        <text:list-item>
          <text:p text:style-name="P105">—<text:span text:style-name="T3">bile</text:span> -ĭlis | -bile | | -ble | -bel. </text:p>
        </text:list-item>
        <text:list-item>
          <text:p text:style-name="P105">—<text:span text:style-name="T3">tione</text:span> 100 | scrutinio | | -tion | -tion. </text:p>
        </text:list-item>
        <text:list-item>
          <text:p text:style-name="P105">—<text:span text:style-name="T3">tore</text:span> 200 | -tore | -teur | -tor | -tor. </text:p>
        </text:list-item>
        <text:list-item>
          <text:p text:style-name="P105">—<text:span text:style-name="T3">inio</text:span> 200 | -inio | -in | -iny | -inium. </text:p>
        </text:list-item>
        <text:list-item>
          <text:p text:style-name="P105">E. <text:span text:style-name="T3">scu</text:span> = cela, teje. ⊃ L. scuto, obscuro; G. scyto = pelle; A. sky = cælo; D. Scheuer = granario; S. sku. </text:p>
        </text:list-item>
        <text:list-item>
          <text:p text:style-name="P105"><text:span text:style-name="T3">SCULPE</text:span> -o | scolpire | sculpter, <text:span text:style-name="T5">graver</text:span> | to sculpture, <text:span text:style-name="T5">to engrave</text:span> | <text:span text:style-name="T5">eingraben</text:span>. ⊃ sculpto. || scalpe. </text:p>
        </text:list-item>
        <text:list-item>
          <text:p text:style-name="P105"><text:span text:style-name="T3">sculpto</text:span> -us = quem sculpe. </text:p>
        </text:list-item>
        <text:list-item>
          <text:p text:style-name="P105">—<text:span text:style-name="T3">ore</text:span> 100 | scultore | -eur | -or | -or. </text:p>
        </text:list-item>
        <text:list-item>
          <text:p text:style-name="P105">—<text:span text:style-name="T3">ura</text:span> 200 | scultura | -ure | -ure | -ur. </text:p>
        </text:list-item>
        <text:list-item>
          <text:p text:style-name="P105"><text:soft-page-break/><text:span text:style-name="T3">scurra</text:span> -a | <text:span text:style-name="T5">buffone</text:span> | <text:span text:style-name="T5">bouffon</text:span> | <text:span text:style-name="T5">buffoon</text:span> | <text:span text:style-name="T5">Possenreisser</text:span>. || D. Scherz, I. scherzo. </text:p>
        </text:list-item>
        <text:list-item>
          <text:p text:style-name="P105">—<text:span text:style-name="T3">ile</text:span> -īlis | -ile | -ile | -ile | -il. </text:p>
        </text:list-item>
        <text:list-item>
          <text:p text:style-name="P105">——<text:span text:style-name="T3">itate</text:span> 100 | -ità | -ité | -ity | -ität. </text:p>
        </text:list-item>
        <text:list-item>
          <text:p text:style-name="P105"><text:span text:style-name="T3">scutella</text:span> -a | scodella | écuelle | <text:span text:style-name="T5">bowl</text:span> | Schüssel. ⊃ A. scuttle = vase pro carbone. ⊂ scuto? </text:p>
        </text:list-item>
        <text:list-item>
          <text:p text:style-name="P105"><text:span text:style-name="T3">scuto</text:span> -um | scudo, H. P. escudo | écu | <text:span text:style-name="T5">shield</text:span>, scutum | <text:span text:style-name="T5">Schild</text:span>. ⊂ E. scu. </text:p>
        </text:list-item>
        <text:list-item>
          <text:p text:style-name="P105"><text:span text:style-name="T3">SE</text:span> sui | sè, si; H. se, P. si | se | se <text:span text:style-name="T5">lf</text:span> | sich, se <text:span text:style-name="T5">in</text:span>. ⊃ suo, suicida. ⊂ E. ⊃ A., D., G. hé, R. sebja, S. sva. </text:p>
        </text:list-item>
        <text:list-item>
          <text:p text:style-name="P105">se-, <text:span text:style-name="T5">et</text:span> sed- = disjuncto, separato. ⊃ secerne, segrega, separa, seditione. </text:p>
        </text:list-item>
        <text:list-item>
          <text:p text:style-name="P105"><text:span text:style-name="T3">sebo</text:span> -um | sego, sevo, H. P. sebo | suif, sébum | <text:span text:style-name="T5">tallow</text:span>, suet | <text:span text:style-name="T5">Talg</text:span>. </text:p>
        </text:list-item>
        <text:list-item>
          <text:p text:style-name="P105">—<text:span text:style-name="T3">aceo</text:span> 200 | -aceo | sébacé | -aceous. </text:p>
        </text:list-item>
        <text:list-item>
          <text:p text:style-name="P105"><text:span text:style-name="T3">SECA</text:span> -o | secare, segare; H. P. segar | <text:span text:style-name="T5">couper</text:span>, scier | <text:span text:style-name="T5">cut</text:span>, saw | sägen, secieren. = divide, scinde. ⊃ sectore, segmento, disseca, insecto, interseca, reseca. ⊂ E. see ⊃ A. saw, D. sägen, R. sjec’ï. </text:p>
        </text:list-item>
        <text:list-item>
          <text:p text:style-name="P105">—<text:span text:style-name="T3">nte</text:span> | -ante | sécant(e) | -ant | -ante. (linea) que seca. </text:p>
        </text:list-item>
        <text:list-item>
          <text:p text:style-name="P105"><text:span text:style-name="T3">secerne</text:span> -o | secretare, secernere | sécréter | to secrete, to secern | secernieren, secretieren. ⊃ secreto. ⊂ se- cerne. </text:p>
        </text:list-item>
        <text:list-item>
          <text:p text:style-name="P105"><text:span text:style-name="T3">secessione</text:span> -io | -sione | sécession | -sion | -sion. = ton i [cede] separato. </text:p>
        </text:list-item>
        <text:list-item>
          <text:p text:style-name="P105"><text:span text:style-name="T3">secreto</text:span> -us | -eto | -et | -et | -et. = quem secerne, disjuncto, diviso; celato, occulto. </text:p>
        </text:list-item>
        <text:list-item>
          <text:p text:style-name="P105">—<text:span text:style-name="T3">ario</text:span> 200 | -ario, segretario | secrétaire | -tary | -tär. = custode de secreto de domino. </text:p>
        </text:list-item>
        <text:list-item>
          <text:p text:style-name="P105">—<text:span text:style-name="T3">ione</text:span> -tio | -zione | sécrétion | -tion | -tion. = ton secerne. </text:p>
        </text:list-item>
        <text:list-item>
          <text:p text:style-name="P105"><text:span text:style-name="T3">secta</text:span> -a | setta | secte | sect | Secte. ⊂ seque. </text:p>
        </text:list-item>
        <text:list-item>
          <text:p text:style-name="P105">—<text:span text:style-name="T3">tore</text:span> -ator | settatore | -teur | -tor | <text:span text:style-name="T5">Anhänger</text:span>. = sequace, fautore. </text:p>
        </text:list-item>
        <text:list-item>
          <text:p text:style-name="P105"><text:span text:style-name="T3">secto</text:span> -us = quem seca. </text:p>
        </text:list-item>
        <text:list-item>
          <text:p text:style-name="P105">—<text:span text:style-name="T3">ione</text:span> -io | -zione | -ion | -ion | -ion. </text:p>
        </text:list-item>
        <text:list-item>
          <text:p text:style-name="P105">—<text:span text:style-name="T3">ore</text:span> -or | settore | -eur | -or | -or. = que seca; parte de circulo inter duo radio. </text:p>
        </text:list-item>
        <text:list-item>
          <text:p text:style-name="P105"><text:span text:style-name="T3">seculo</text:span> -ŭlum <text:span text:style-name="T5">et</text:span> <text:span text:style-name="T3">sæculo</text:span> | secolo, H. siglo, P. seculo | siècle | <text:span text:style-name="T5">century</text:span> | Säculum. = 100 anno. ⊂ see. = generatione de homines. </text:p>
        </text:list-item>
        <text:list-item>
          <text:p text:style-name="P105">—<text:span text:style-name="T3">are</text:span> -āris | secolare | séculaire | -ar | -ar. </text:p>
        </text:list-item>
        <text:list-item>
          <text:p text:style-name="P105">——<text:span text:style-name="T3">iza</text:span> | secolarizzare | sé—iser | -ize | -isieren. </text:p>
        </text:list-item>
        <text:list-item>
          <text:p text:style-name="P105"><text:span text:style-name="T3">secunda</text:span> -o | secondare | seconder | to second | -ieren. = es secundo. </text:p>
        </text:list-item>
        <text:list-item>
          <text:p text:style-name="P105"><text:span text:style-name="T3">secunda</text:span> (minuta) | un secondo | seconde | second | Sekunde. = minuta (de hora, de gradu, diviso 60). </text:p>
        </text:list-item>
        <text:list-item>
          <text:p text:style-name="P105"><text:span text:style-name="T3">secundo</text:span> -us | secondo, H. P. segundo | second, <text:span text:style-name="T5">deuxième</text:span> | second | <text:span text:style-name="T5">zweiter</text:span>. ⊂ sequ(e) -ndo. </text:p>
        </text:list-item>
        <text:list-item>
          <text:p text:style-name="P105">—<text:span text:style-name="T3">,</text:span> <text:span text:style-name="T5">thema de</text:span> secundum. </text:p>
        </text:list-item>
        <text:list-item>
          <text:p text:style-name="P105">—<text:span text:style-name="T3">ario</text:span> -us | secondario | secondaire | secondary | -är. </text:p>
        </text:list-item>
        <text:list-item>
          <text:p text:style-name="P105"><text:span text:style-name="T3">secundum</text:span> -um | secondo | <text:span text:style-name="T5">suivant</text:span>, selon | <text:span text:style-name="T5">according to</text:span> | <text:span text:style-name="T5">zufolge</text:span>. ⊂ <text:span text:style-name="T5">accusativo de</text:span> secundo. </text:p>
        </text:list-item>
        <text:list-item>
          <text:p text:style-name="P105"><text:soft-page-break/><text:span text:style-name="T3">securo</text:span> -ūrus | sicuro | sûr | secure | sicher. ⊂ sine cura. </text:p>
        </text:list-item>
        <text:list-item>
          <text:p text:style-name="P105">—<text:span text:style-name="T3">itate</text:span> -itas | sicurezza, sicurtà | sécurité, sûreté | -ity | -ität. </text:p>
        </text:list-item>
        <text:list-item>
          <text:p text:style-name="P105"><text:span text:style-name="T3">secuto</text:span> -us = que e seque. </text:p>
        </text:list-item>
        <text:list-item>
          <text:p text:style-name="P105"><text:span text:style-name="T3">secuto</text:span> M | seguito | suivi. = quem seque. </text:p>
        </text:list-item>
        <text:list-item>
          <text:p text:style-name="P105"><text:span text:style-name="T3">sed</text:span> sed | <text:span text:style-name="T5">ma</text:span> | <text:span text:style-name="T5">mais</text:span> | <text:span text:style-name="T5">but</text:span> | <text:span text:style-name="T5">aber</text:span>. </text:p>
        </text:list-item>
        <text:list-item>
          <text:p text:style-name="P105">sed- = se-. </text:p>
        </text:list-item>
        <text:list-item>
          <text:p text:style-name="P105"><text:span text:style-name="T3">seda</text:span> -o | sedare | <text:span text:style-name="T5">calmer</text:span> | to settle | <text:span text:style-name="T5">beruhigen</text:span>. = fac sede, pacifica, quieta. </text:p>
        </text:list-item>
        <text:list-item>
          <text:p text:style-name="P105">—<text:span text:style-name="T3">tivo</text:span> | -ivo | sédatif | -ive | -iv. </text:p>
        </text:list-item>
        <text:list-item>
          <text:p text:style-name="P105"><text:span text:style-name="T3">SEDE</text:span> sĕdeo | sedere | s’asseoir | to sit | sitzen. ⊃ assiduo, disside, præside, sessione, assessore, subsidio, consensu, posside, reside. ⊂ E. ⊃ G. hed(ra), A. sit, D. sitzen, R. sidetï, S. sad. </text:p>
        </text:list-item>
        <text:list-item>
          <text:p text:style-name="P105"><text:span text:style-name="T3">sede</text:span> sēdes | sede, sedia | siège | seat | Sedes, Sitz. = sedile, cathedra. </text:p>
        </text:list-item>
        <text:list-item>
          <text:p text:style-name="P105">—<text:span text:style-name="T3">ente</text:span> -ens | -ente | séant, seyant | sedent | sitzend. </text:p>
        </text:list-item>
        <text:list-item>
          <text:p text:style-name="P105">——<text:span text:style-name="T3">ario</text:span> (Plauto) | -ario | sédentaire | -ary | -är. </text:p>
        </text:list-item>
        <text:list-item>
          <text:p text:style-name="P105">—<text:span text:style-name="T3">ile</text:span> -īle | sedile | siège, <text:span text:style-name="T5">banc</text:span> | <text:span text:style-name="T5">bench</text:span> | Sedilien. </text:p>
        </text:list-item>
        <text:list-item>
          <text:p text:style-name="P105">—<text:span text:style-name="T3">imento</text:span> M | -mento | sédiment, <text:span text:style-name="T5">lie</text:span> | -ment, <text:span text:style-name="T5">dregs</text:span>, <text:span text:style-name="T5">lees</text:span> | -ment. = fæce. </text:p>
        </text:list-item>
        <text:list-item>
          <text:p text:style-name="P105"><text:span text:style-name="T3">seditione</text:span> -tio | -zione | sédition | -tion | -tion. = ton i in disparte, secessione, rebellione. ⊂ sed- i -tione. </text:p>
        </text:list-item>
        <text:list-item>
          <text:p text:style-name="P105"><text:span text:style-name="T3">seditioso</text:span> -us | -zioso | séditieux | -ous | -ös. = de seditione. </text:p>
        </text:list-item>
        <text:list-item>
          <text:p text:style-name="P105"><text:span text:style-name="T3">seduc</text:span> -uco = duc in loco secreto. </text:p>
        </text:list-item>
        <text:list-item>
          <text:p text:style-name="P105">— 400 | -urre | séduire | -uce | -ucieren. = decipe, corrumpe. </text:p>
        </text:list-item>
        <text:list-item>
          <text:p text:style-name="P105">—<text:span text:style-name="T3">tione</text:span> | seduzione | séduction | -tion | -tion. </text:p>
        </text:list-item>
        <text:list-item>
          <text:p text:style-name="P105">—<text:span text:style-name="T3">tore</text:span> 400 | seduttore | séducteur | seducer | -tor. </text:p>
        </text:list-item>
        <text:list-item>
          <text:p text:style-name="P105">E. <text:span text:style-name="T3">see</text:span> = semina. ⊃ L. semine, sato, seculo, sere; A. sow, D. säen, R. sjejatï. </text:p>
        </text:list-item>
        <text:list-item>
          <text:p text:style-name="P105"><text:span text:style-name="T3">segmento</text:span> -um | -ento | -ent | -ent | -ent. ⊂ sec(a) -mento. </text:p>
        </text:list-item>
        <text:list-item>
          <text:p text:style-name="P105"><text:span text:style-name="T3">segrega</text:span> -ĕgo | -are | <text:span text:style-name="T5">isoler</text:span> | -ate | -ieren. = separa, disjunge ab grege, anti aggrega. </text:p>
        </text:list-item>
        <text:list-item>
          <text:p text:style-name="P105">—<text:span text:style-name="T3">tione</text:span> 300 | -zione | ségrégation | -tion | -tion. </text:p>
        </text:list-item>
        <text:list-item>
          <text:p text:style-name="P105"><text:span text:style-name="T3">selecto</text:span> -us | scelto | | select | selekt. = quem selige. </text:p>
        </text:list-item>
        <text:list-item>
          <text:p text:style-name="P105">—<text:span text:style-name="T3">ione</text:span> -io | selezione, scelta | sélection | -ion | -ion. </text:p>
        </text:list-item>
        <text:list-item>
          <text:p text:style-name="P105">G. selene sel <text:span text:style-name="T3">ē</text:span>nē = luna. </text:p>
        </text:list-item>
        <text:list-item>
          <text:p text:style-name="P105"><text:span text:style-name="T3">selenio</text:span> N | -io | sélénium | -ium | -ium. = elemento de chemia, cum symbolo « Se », dicato ad luna [selene]. </text:p>
        </text:list-item>
        <text:list-item>
          <text:p text:style-name="P105"><text:span text:style-name="T3">selenite</text:span> | -ite | sélénite | -ite | -it. = (habitante) de luna [selene]. ⊂ G. selēnítēs. </text:p>
        </text:list-item>
        <text:list-item>
          <text:p text:style-name="P105"><text:span text:style-name="T3">selenographia</text:span> | -fia | sélénographie | -phy | -phie. = descriptore de luna [selene]. </text:p>
        </text:list-item>
        <text:list-item>
          <text:p text:style-name="P105"><text:span text:style-name="T3">selige</text:span> -ĭgo | scegliere | <text:span text:style-name="T5">choisir</text:span> | select | <text:span text:style-name="T5">auswählen</text:span>. ⊃ selecto. ⊂ se- lege. = lege [collige] in disparte. </text:p>
        </text:list-item>
        <text:list-item>
          <text:p text:style-name="P105">G. selino sélinon (Homero). ⊃ L. selinoide (Plinio), I. sedano, F. céleri, A. celery, D. Sellerie. ⊃ Bot. « apium petroselinum ». </text:p>
        </text:list-item>
        <text:list-item>
          <text:p text:style-name="P105"><text:span text:style-name="T3">sella</text:span> -a | sella | selle (de cheval) | sadle | Sattel. ⊂ sed(e) -la. </text:p>
        </text:list-item>
        <text:list-item>
          <text:p text:style-name="P105">E. <text:span text:style-name="T3">sem</text:span> = idem. ⊃ L. semper, simile, simplice, singulo; G. hómos, <text:soft-page-break/>homogeneo, homonymo; A. same; D. (gleich)sam, (zu)samm(en); R. sam; S. sama. </text:p>
        </text:list-item>
        <text:list-item>
          <text:p text:style-name="P105">G. sema s <text:span text:style-name="T3">ē</text:span>ma = signo. ⊃ semaphoro, semiologia. </text:p>
        </text:list-item>
        <text:list-item>
          <text:p text:style-name="P105"><text:span text:style-name="T3">semaphoro</text:span> -ŏrus | -foro | sémaphore | -phore | -phor. = telegrapho optico que fer [phoro] signos [sema] de terra ad naves. </text:p>
        </text:list-item>
        <text:list-item>
          <text:p text:style-name="P105"><text:span text:style-name="T3">semel</text:span> -el = uno solo vice. </text:p>
        </text:list-item>
        <text:list-item>
          <text:p text:style-name="P105"><text:span text:style-name="T3">semestre</text:span> -is | -stre | -stre | -ster | -ster. = periodo de sex mense. </text:p>
        </text:list-item>
        <text:list-item>
          <text:p text:style-name="P105"><text:span text:style-name="T3">semi-</text:span> <text:span text:style-name="T5">praefixo</text:span> = dimidio. = || G. hemi, S. sami. </text:p>
        </text:list-item>
        <text:list-item>
          <text:p text:style-name="P105">—<text:span text:style-name="T3">circulo</text:span> -us | semicircolo | semicircul(aire) | semicircle | -lus. </text:p>
        </text:list-item>
        <text:list-item>
          <text:p text:style-name="P105">—<text:span text:style-name="T3">diametro</text:span> | -tro | | -ter | -ter. </text:p>
        </text:list-item>
        <text:list-item>
          <text:p text:style-name="P105">—<text:span text:style-name="T3">lunare</text:span> | -are | -aire | -ar | -är. </text:p>
        </text:list-item>
        <text:list-item>
          <text:p text:style-name="P105"><text:span text:style-name="T3">semina</text:span> -ĭno | seminare | semer, ensemencer | to seminate, to seed | <text:span text:style-name="T5">be</text:span>samen. = da semine, see. </text:p>
        </text:list-item>
        <text:list-item>
          <text:p text:style-name="P105">—<text:span text:style-name="T3">atione</text:span> -atio | -agione | sé—ation | -ation | -ation. </text:p>
        </text:list-item>
        <text:list-item>
          <text:p text:style-name="P105">—<text:span text:style-name="T3">ario</text:span> -ium | semenzaio. = schola de plantas. </text:p>
        </text:list-item>
        <text:list-item>
          <text:p text:style-name="P105">—— | -ario | séminaire | -ary | -ar. = schola pro sacerdotes. </text:p>
        </text:list-item>
        <text:list-item>
          <text:p text:style-name="P105"><text:span text:style-name="T3">semine</text:span> -men -mĭn- | seme, P. semen | semence | semen, seed | semine | Same. ⊃ semina. ⊂ E. ⊃ D. Same, R. sjemja. ⊂ see. </text:p>
        </text:list-item>
        <text:list-item>
          <text:p text:style-name="P105">G. semīo sēmeíon = signo, puncto. ⊂ sema. </text:p>
        </text:list-item>
        <text:list-item>
          <text:p text:style-name="P105"><text:span text:style-name="T3">semiologia</text:span> | -ia | sé—ie, sémé—ie | sem(e)iology | -ie. = parte de medicina que stude symptoma [semio] de morbo. </text:p>
        </text:list-item>
        <text:list-item>
          <text:p text:style-name="P105"><text:span text:style-name="T3">semiotico</text:span> -ĭcus | -ico | sé—ique, séméiotique | sem(e)iotic | -isch. </text:p>
        </text:list-item>
        <text:list-item>
          <text:p text:style-name="P105"><text:span text:style-name="T3">semper</text:span> -er | I. P. sempre, H. siempre | <text:span text:style-name="T5">toujours</text:span> | <text:span text:style-name="T5">always</text:span>, <text:span text:style-name="T5">ever</text:span> | <text:span text:style-name="T5">immer</text:span>. = in omni tempore. </text:p>
        </text:list-item>
        <text:list-item>
          <text:p text:style-name="P105">—<text:span text:style-name="T3">vivo</text:span> 100 | sempreviva | semper virens | sempervive | -um. = Bot. « sempervivum tectorum », flore que vive semper. </text:p>
        </text:list-item>
        <text:list-item>
          <text:p text:style-name="P105"><text:span text:style-name="T3">sempiterno</text:span> -us | -no | -nel | -nal | -ne. = æterno. </text:p>
        </text:list-item>
        <text:list-item>
          <text:p text:style-name="P105"><text:span text:style-name="T3">senario</text:span> -us | -ario | sénaire | -ary | -ar. = versu de sex pede. </text:p>
        </text:list-item>
        <text:list-item>
          <text:p text:style-name="P105"><text:span text:style-name="T3">senatore</text:span> -tor | -tore | sénateur | -tor | -tor. = membro de senatu. </text:p>
        </text:list-item>
        <text:list-item>
          <text:p text:style-name="P105">—<text:span text:style-name="T3">io</text:span> -ius | -oriale | sénatorial | -orial | -orisch. </text:p>
        </text:list-item>
        <text:list-item>
          <text:p text:style-name="P105"><text:span text:style-name="T3">senatu</text:span> -us | -ato | sénat | -ate | -at. ⊂ sene. </text:p>
        </text:list-item>
        <text:list-item>
          <text:p text:style-name="P105"><text:span text:style-name="T3">SENE</text:span> -ex | <text:span text:style-name="T5">vecchio</text:span> | <text:span text:style-name="T5">vieux</text:span> | <text:span text:style-name="T5">old</text:span> | <text:span text:style-name="T5">alt</text:span>. = homo vetere. ⊃ senile, senatu, seniore. </text:p>
        </text:list-item>
        <text:list-item>
          <text:p text:style-name="P105"><text:span text:style-name="T3">senectute</text:span> -us | <text:span text:style-name="T5">vecchiezza</text:span> | <text:span text:style-name="T5">viellesse</text:span> | <text:span text:style-name="T5">old age</text:span> | <text:span text:style-name="T5">Alter</text:span>. = to es sene. </text:p>
        </text:list-item>
        <text:list-item>
          <text:p text:style-name="P105"><text:span text:style-name="T3">senile</text:span> -īlis | -ile | sénile | -ile | -il. = de sene. </text:p>
        </text:list-item>
        <text:list-item>
          <text:p text:style-name="P105"><text:span text:style-name="T3">seniore</text:span> -ior = plus sene. </text:p>
        </text:list-item>
        <text:list-item>
          <text:p text:style-name="P105">— M | signore, H. señor, P. senhor | seigneur, (mon)sieur | sir | <text:span text:style-name="T5">Herr</text:span>. = domino. </text:p>
        </text:list-item>
        <text:list-item>
          <text:p text:style-name="P105"><text:span text:style-name="T3">sensu</text:span> -us | senso | sens | sense | Sinn. = to senti. </text:p>
        </text:list-item>
        <text:list-item>
          <text:p text:style-name="P105">—<text:span text:style-name="T3">atione</text:span> | -azione | -ation | -ation | -ation. = sensu. </text:p>
        </text:list-item>
        <text:list-item>
          <text:p text:style-name="P105">—<text:span text:style-name="T3">ibile</text:span> ĭ 100 | -ibile | -ible | -ible | -ibel. </text:p>
        </text:list-item>
        <text:list-item>
          <text:p text:style-name="P105">——<text:span text:style-name="T3">itate</text:span> 300 | -ità | -ité | -ity | -ität. </text:p>
        </text:list-item>
        <text:list-item>
          <text:p text:style-name="P105">—<text:span text:style-name="T3">itivo</text:span> | -ivo | -if | -ive | -iv. </text:p>
        </text:list-item>
        <text:list-item>
          <text:p text:style-name="P105">—<text:span text:style-name="T3">orio</text:span> | -orio | -orium | -orium | -orium. = sede de sensu in cerebro. </text:p>
        </text:list-item>
        <text:list-item>
          <text:p text:style-name="P105">—<text:span text:style-name="T3">uale</text:span> 300 | -uale | -uel | -ual | -ual. </text:p>
        </text:list-item>
        <text:list-item>
          <text:p text:style-name="P105">——<text:span text:style-name="T3">ismo</text:span> | -ismo | -isme | -ism | -ismus. </text:p>
        </text:list-item>
        <text:list-item>
          <text:p text:style-name="P105">——<text:span text:style-name="T3">ista</text:span> | -ista | -iste | -ist | -ist. </text:p>
        </text:list-item>
        <text:list-item>
          <text:p text:style-name="P105"><text:soft-page-break/><text:span text:style-name="T3">sententia</text:span> -ia | -enza | -ence | -ence | -enz. = judicio, opinione, sensu, phrasi. ⊂ senti. </text:p>
        </text:list-item>
        <text:list-item>
          <text:p text:style-name="P105">—<text:span text:style-name="T3">ioso</text:span> -us | -zioso | -cieux | -tious | -tiös. </text:p>
        </text:list-item>
        <text:list-item>
          <text:p text:style-name="P105"><text:span text:style-name="T3">SENTI</text:span> -io | sentire | sentir | <text:span text:style-name="T5">to feel</text:span> | <text:span text:style-name="T5">fühlen</text:span>, <text:span text:style-name="T5">empfinden</text:span>. ⊃ sententia, sensu, assenti, consenti, dissenti, præsenti. </text:p>
        </text:list-item>
        <text:list-item>
          <text:p text:style-name="P105">—<text:span text:style-name="T3">imento</text:span> | -mento | -ment | -ment | -ment. = sensu. </text:p>
        </text:list-item>
        <text:list-item>
          <text:p text:style-name="P105">——<text:span text:style-name="T3">ale</text:span> | -ale | -al | -al | -al. </text:p>
        </text:list-item>
        <text:list-item>
          <text:p text:style-name="P105">———<text:span text:style-name="T3">ismo</text:span> | -ismo | -isme | -ism | -ismus. </text:p>
        </text:list-item>
        <text:list-item>
          <text:p text:style-name="P105">G. sep s <text:span text:style-name="T3">ē</text:span>pō = putrefac. ⊃ septico. </text:p>
        </text:list-item>
        <text:list-item>
          <text:p text:style-name="P105"><text:span text:style-name="T3">separa</text:span> -ăro | -are | séparer | -ate | -ieren. = disjunge, divide. ⊂ se- para. </text:p>
        </text:list-item>
        <text:list-item>
          <text:p text:style-name="P105">—<text:span text:style-name="T3">bile</text:span> -bĭlis | -bile | sé—ble | -ble | -bel. </text:p>
        </text:list-item>
        <text:list-item>
          <text:p text:style-name="P105">—<text:span text:style-name="T3">tione</text:span> -tio | -zione | sé—tion | -tion | -tion. </text:p>
        </text:list-item>
        <text:list-item>
          <text:p text:style-name="P105">—<text:span text:style-name="T3">tivo</text:span> | -tivo | sé—tif | -tive | -tiv. </text:p>
        </text:list-item>
        <text:list-item>
          <text:p text:style-name="P105">—<text:span text:style-name="T3">to</text:span> -tus | -ato | séparé | -ate | -at. </text:p>
        </text:list-item>
        <text:list-item>
          <text:p text:style-name="P105"><text:span text:style-name="T3">sepe</text:span> -es | siepe | <text:span text:style-name="T5">haie</text:span> | <text:span text:style-name="T5">hedge</text:span> (sepiment) | <text:span text:style-name="T5">Zaun</text:span>. ⊃ septo. </text:p>
        </text:list-item>
        <text:list-item>
          <text:p text:style-name="P105"><text:span text:style-name="T3">sepeli</text:span> -ĕlio | sepellire | | | -ieren. = inhuma, tumula, pone in « sepulcro », da « sepultura ». ⊃ sepulto, sepulcro. </text:p>
        </text:list-item>
        <text:list-item>
          <text:p text:style-name="P105"><text:span text:style-name="T3">sepia</text:span> -ia | seppia | seiche, sepia | sepia | Sepie. = Zool. « sepia officinalis ». ⊂ G. sēpía. </text:p>
        </text:list-item>
        <text:list-item>
          <text:p text:style-name="P105"><text:span text:style-name="T3">SEPTEM</text:span> -em | sette, H. siete, P. sete | sept | seven | sieben. ⊂ E. ⊃ A. D., G. hepta, R. semï, S. sapta. </text:p>
        </text:list-item>
        <text:list-item>
          <text:p text:style-name="P105">—<text:span text:style-name="T3">bre</text:span> -ber | settembre | -bre | -ber | -ber. = mense numero 9, et numero septem in calendario de Romulo. </text:p>
        </text:list-item>
        <text:list-item>
          <text:p text:style-name="P105"><text:span text:style-name="T3">septenario</text:span> -us | settenario | septénaire | -ary | -ar. = versu de septem pede. </text:p>
        </text:list-item>
        <text:list-item>
          <text:p text:style-name="P105"><text:span text:style-name="T3">septentrione</text:span> -trio | settentrione | -trion | -trion | -trio. = constellatione ex septem stellas, in nord. </text:p>
        </text:list-item>
        <text:list-item>
          <text:p text:style-name="P105">—<text:span text:style-name="T3">ale</text:span> 100 | settentrionale | -al | -al | -al. </text:p>
        </text:list-item>
        <text:list-item>
          <text:p text:style-name="P105"><text:span text:style-name="T3">septico</text:span> -ĭcus (Plinio) | settico | -ique | -ic | -isch. = que fac putre [sep]. ⊃ antiseptico. ⊂ G. sēpticós. </text:p>
        </text:list-item>
        <text:list-item>
          <text:p text:style-name="P105"><text:span text:style-name="T3">septimo</text:span> -ĭmus | settimo | septième | seventh, septime | siebente. = cum numero ordinale septem. </text:p>
        </text:list-item>
        <text:list-item>
          <text:p text:style-name="P105"><text:span text:style-name="T3">septo</text:span> -um | setto | -um | -um | -um. = membrana que divide, diaphragma. ⊃ transepto. ⊂ sepe. </text:p>
        </text:list-item>
        <text:list-item>
          <text:p text:style-name="P105"><text:span text:style-name="T3">septuplo</text:span> ŭ 600 | settuplo | -e | -e | -um. = multiplicato septem. </text:p>
        </text:list-item>
        <text:list-item>
          <text:p text:style-name="P105"><text:span text:style-name="T3">sepulchro</text:span> = </text:p>
        </text:list-item>
        <text:list-item>
          <text:p text:style-name="P105"><text:span text:style-name="T3">sepulcro</text:span> -um | sepolcro | sépulcre | -chre | -chrum. = loco pro sepeli, sarcophago, tumulo. </text:p>
        </text:list-item>
        <text:list-item>
          <text:p text:style-name="P105">—<text:span text:style-name="T3">ale</text:span> -alis | sepolcrale | sépulcral | -chral | -cral. </text:p>
        </text:list-item>
        <text:list-item>
          <text:p text:style-name="P105"><text:span text:style-name="T3">sepulto</text:span> -us | sepolto. = quem sepeli. </text:p>
        </text:list-item>
        <text:list-item>
          <text:p text:style-name="P105">—<text:span text:style-name="T3">ura</text:span> -ūra | sepoltura | sépulture, <text:span text:style-name="T5">enterrement</text:span> | -ture | -tur. = ton sepeli. </text:p>
        </text:list-item>
        <text:list-item>
          <text:p text:style-name="P105"><text:span text:style-name="T3">SEQUE</text:span> -or | seguire, H. P. seguir | suivre | <text:span text:style-name="T5">to follow</text:span> | <text:span text:style-name="T5">folgen</text:span>. ⊃ sequente, sequela, secundo, secta, conseque, exseque, socio. = || G. hépomai, S. sac’. </text:p>
        </text:list-item>
        <text:list-item>
          <text:p text:style-name="P105"><text:span text:style-name="T3">sequela</text:span> 200 | sequela | séquelle, suite | sequel | <text:span text:style-name="T5">Folge</text:span>. = que <text:soft-page-break/>seque, successione. </text:p>
        </text:list-item>
        <text:list-item>
          <text:p text:style-name="P105"><text:span text:style-name="T3">sequestra</text:span> 500 | -are | sé—er, <text:span text:style-name="T5">saisir</text:span> | to sequester | -ieren. = detine, cohibe. </text:p>
        </text:list-item>
        <text:list-item>
          <text:p text:style-name="P105">—<text:span text:style-name="T3">tione</text:span> 600 | -zione, sequestro | séquestration | -tion | -tion. </text:p>
        </text:list-item>
        <text:list-item>
          <text:p text:style-name="P105"><text:span text:style-name="T3">sequestro</text:span> -ter | | séquestre | | -ester. = qui sequestra, mediatore, re quem sequestra. </text:p>
        </text:list-item>
        <text:list-item>
          <text:p text:style-name="P105"><text:span text:style-name="T3">sera</text:span> -a | serratura | serrure | <text:span text:style-name="T5">lock</text:span> | <text:span text:style-name="T5">Querriegel</text:span>. </text:p>
        </text:list-item>
        <text:list-item>
          <text:p text:style-name="P105">— 100 | serrare | serrer | serry. = claude cum sera. </text:p>
        </text:list-item>
        <text:list-item>
          <text:p text:style-name="P105"><text:span text:style-name="T3">sere</text:span> -o = texe, ordina. ⊃ serie, sermone, serto, assere, asserto, deserto, disserta, insere. </text:p>
        </text:list-item>
        <text:list-item>
          <text:p text:style-name="P105">sere -o = semina, see. </text:p>
        </text:list-item>
        <text:list-item>
          <text:p text:style-name="P105"><text:span text:style-name="T3">sereno</text:span> -us | -eno | -ein | -ene. = (cælo) claro, sine nebula. </text:p>
        </text:list-item>
        <text:list-item>
          <text:p text:style-name="P105">—<text:span text:style-name="T3">a</text:span> -o | rasserenare | rasséréner, sereiner | serene. = redde sereno. </text:p>
        </text:list-item>
        <text:list-item>
          <text:p text:style-name="P105">—<text:span text:style-name="T3">itate</text:span> -itas | -ità | sérénité | -ity. </text:p>
        </text:list-item>
        <text:list-item>
          <text:p text:style-name="P105"><text:span text:style-name="T3">serico</text:span> -ĭcus | serico, <text:span text:style-name="T5">seta</text:span> | ( <text:span text:style-name="T5">de</text:span>) <text:span text:style-name="T5">soie</text:span> | sericeous, silk | serisch, <text:span text:style-name="T5">Seide</text:span>. ⊃ F. serge = panno ex serico et lana. ⊂ G. sēricós ⊂ Sere s <text:span text:style-name="T3">ē</text:span>res, regione de Asia orientale. </text:p>
        </text:list-item>
        <text:list-item>
          <text:p text:style-name="P105">—<text:span text:style-name="T3">icultura</text:span> | sericicultura | sé—ure | -ure. </text:p>
        </text:list-item>
        <text:list-item>
          <text:p text:style-name="P105"><text:span text:style-name="T3">serie</text:span> 100 | I. H. P. serie | série | series | <text:span text:style-name="T5">Reihe</text:span>, Series. ⊂ sere. </text:p>
        </text:list-item>
        <text:list-item>
          <text:p text:style-name="P105"><text:span text:style-name="T3">serio</text:span> -us (Plauto) | I. H. P. serio | sérieux | serious | seriös. || D. schwer = difficile. </text:p>
        </text:list-item>
        <text:list-item>
          <text:p text:style-name="P105"><text:span text:style-name="T3">sermone</text:span> | -one | -on, <text:span text:style-name="T5">discours</text:span> | -on, <text:span text:style-name="T5">speach</text:span> | -on. = oratione. ⊂ sere. </text:p>
        </text:list-item>
        <text:list-item>
          <text:p text:style-name="P105"><text:span text:style-name="T3">sero</text:span> sērus = tardo, de vespere. ⊃ I. sera, F. soir = vespere. </text:p>
        </text:list-item>
        <text:list-item>
          <text:p text:style-name="P105"><text:span text:style-name="T3">sero</text:span> sĕrum | siero | sérum | serum | Serum. = aqua ex lacte aut ex sanguine. </text:p>
        </text:list-item>
        <text:list-item>
          <text:p text:style-name="P105">—<text:span text:style-name="T3">oso</text:span> | sieroso | séreux | -ous | -ös. = de sĕro. </text:p>
        </text:list-item>
        <text:list-item>
          <text:p text:style-name="P105">——<text:span text:style-name="T3">itate</text:span> | sierosità | sé—ité | -ity | -ität. </text:p>
        </text:list-item>
        <text:list-item>
          <text:p text:style-name="P105"><text:span text:style-name="T3">SERPE</text:span> -o | <text:span text:style-name="T5">strisciare</text:span>, serpeggiare | <text:span text:style-name="T5">ramper</text:span>, serpenter | <text:span text:style-name="T5">to creep</text:span>, to serpentize, to serpentine | <text:span text:style-name="T5">kriechen</text:span>. = repta. = || G. herpe, herpete; S. sarp. </text:p>
        </text:list-item>
        <text:list-item>
          <text:p text:style-name="P105">—<text:span text:style-name="T3">ente</text:span> -ens | -ente, -e | -ent | -ent | -ent, <text:span text:style-name="T5">Schlange</text:span>. </text:p>
        </text:list-item>
        <text:list-item>
          <text:p text:style-name="P105">——<text:span text:style-name="T3">ino</text:span> | -ino | -in | -ine | -in. = (marmore cum colore) de serpente. </text:p>
        </text:list-item>
        <text:list-item>
          <text:p text:style-name="P105"><text:span text:style-name="T3">serpigine</text:span> -go -gĭn- | -igine | <text:span text:style-name="T5">dartre</text:span>, -igo | -igo | -igo. = morbo que serpe in pelle. </text:p>
        </text:list-item>
        <text:list-item>
          <text:p text:style-name="P105">—<text:span text:style-name="T3">oso</text:span> | -oso | -eux | -ous | -ös. </text:p>
        </text:list-item>
        <text:list-item>
          <text:p text:style-name="P105"><text:span text:style-name="T3">serra</text:span> -a | <text:span text:style-name="T5">sega</text:span> | <text:span text:style-name="T5">scie</text:span> | <text:span text:style-name="T5">saw</text:span> (serrate) | <text:span text:style-name="T5">Säge</text:span>. </text:p>
        </text:list-item>
        <text:list-item>
          <text:p text:style-name="P105">—tura 100 | <text:span text:style-name="T5">segatura</text:span> | <text:span text:style-name="T5">sciure</text:span> | <text:span text:style-name="T5">sawing</text:span> | <text:span text:style-name="T5">Sägen</text:span>. I. serratura, F. serrure = sera. </text:p>
        </text:list-item>
        <text:list-item>
          <text:p text:style-name="P105"><text:span text:style-name="T3">serto</text:span> -us | serto. = quem sere, corona de flores. </text:p>
        </text:list-item>
        <text:list-item>
          <text:p text:style-name="P105"><text:span text:style-name="T3">serva</text:span> -o | serbare | <text:span text:style-name="T5">garder</text:span>, conserver | <text:span text:style-name="T5">to keep</text:span>, to preserve | <text:span text:style-name="T5">retten</text:span>. ⊃ conserva, observa, præserva, reserva. </text:p>
        </text:list-item>
        <text:list-item>
          <text:p text:style-name="P105"><text:span text:style-name="T3">servi</text:span> -io | -ire | -ir | -e | -ieren. = es servo. </text:p>
        </text:list-item>
        <text:list-item>
          <text:p text:style-name="P105">—<text:span text:style-name="T3">ile</text:span> -īlis | -ile | -ile | -ile | -il. </text:p>
        </text:list-item>
        <text:list-item>
          <text:p text:style-name="P105">——<text:span text:style-name="T3">itate</text:span> | -ità | -ité | -ity | -ität. </text:p>
        </text:list-item>
        <text:list-item>
          <text:p text:style-name="P105">—<text:span text:style-name="T3">itio</text:span> -itium | -izio | -ice | -ice | -ice. </text:p>
        </text:list-item>
        <text:list-item>
          <text:p text:style-name="P105">—<text:span text:style-name="T3">itore</text:span> 400 | -tore | -teur | servant. = qui servi, servo. </text:p>
        </text:list-item>
        <text:list-item>
          <text:p text:style-name="P105"><text:soft-page-break/><text:span text:style-name="T3">servo</text:span> -us | servo, <text:span text:style-name="T5">schiavo</text:span> | serviteur, serf, <text:span text:style-name="T5">esclave</text:span> | servant, serf, <text:span text:style-name="T5">slave</text:span> | <text:span text:style-name="T5">Diener</text:span>. ⊂ E. ⊃ G. uro oûros = custode. </text:p>
        </text:list-item>
        <text:list-item>
          <text:p text:style-name="P105">—<text:span text:style-name="T3">itudine</text:span> -do -dĭn- = </text:p>
        </text:list-item>
        <text:list-item>
          <text:p text:style-name="P105">—<text:span text:style-name="T3">itute</text:span> -itus | -itù, <text:span text:style-name="T5">schiavitù</text:span> | -itude, <text:span text:style-name="T5">esclavage</text:span> | -itude, <text:span text:style-name="T5">slavery</text:span> | -itut. </text:p>
        </text:list-item>
        <text:list-item>
          <text:p text:style-name="P105"><text:span text:style-name="T3">sesamo</text:span> -ămum | -amo | sésame | -ame | -am. ⊂ G. s <text:span text:style-name="T3">ē</text:span>samon, planta que fer oleo. </text:p>
        </text:list-item>
        <text:list-item>
          <text:p text:style-name="P105">sessile -ĭlis = que servi ad sede. </text:p>
        </text:list-item>
        <text:list-item>
          <text:p text:style-name="P105"><text:span text:style-name="T3">sessile</text:span> ĭ 100 | -ile | -ile | -ile. = (folio) que sede super ramo. </text:p>
        </text:list-item>
        <text:list-item>
          <text:p text:style-name="P105"><text:span text:style-name="T3">sessione</text:span> -sio | -sione | -sion | -sion | -sion. ⊂ sede. </text:p>
        </text:list-item>
        <text:list-item>
          <text:p text:style-name="P105"><text:span text:style-name="T3">seta</text:span> -a (Plauto) | setola. = crine rigido. </text:p>
        </text:list-item>
        <text:list-item>
          <text:p text:style-name="P105">— | seta | soie | <text:span text:style-name="T5">silk</text:span> | Seide. = serico. </text:p>
        </text:list-item>
        <text:list-item>
          <text:p text:style-name="P105">—<text:span text:style-name="T3">oso</text:span> -us | setoloso, setoso | séteux | setaceous. </text:p>
        </text:list-item>
        <text:list-item>
          <text:p text:style-name="P105"><text:span text:style-name="T3">severo</text:span> -ērus | -ero | sévère | -ere | -er. ⊃ assevera, persevera. </text:p>
        </text:list-item>
        <text:list-item>
          <text:p text:style-name="P105">—<text:span text:style-name="T3">itate</text:span> -itas | -ità | sévérité | -ity | -ität. = rigore. </text:p>
        </text:list-item>
        <text:list-item>
          <text:p text:style-name="P105"><text:span text:style-name="T3">SEX</text:span> sex | sei, H. P. seis | six | six | sechs. ⊃ sexto, senario. ⊂ E. ⊃ A. D., G. hex, R. s’iestï, S. s’as’. </text:p>
        </text:list-item>
        <text:list-item>
          <text:p text:style-name="P105">—<text:span text:style-name="T3">tante</text:span> -ans | sestante | -ant | -ant | -ant. = sexto (de circulo graduato). </text:p>
        </text:list-item>
        <text:list-item>
          <text:p text:style-name="P105">—<text:span text:style-name="T3">to</text:span> -us | sesto | sixième | sixth | sechster. </text:p>
        </text:list-item>
        <text:list-item>
          <text:p text:style-name="P105">—<text:span text:style-name="T3">tuplo</text:span> ŭ | sestuplo | sextuple. </text:p>
        </text:list-item>
        <text:list-item>
          <text:p text:style-name="P105"><text:span text:style-name="T3">sexu</text:span> -s | sesso | sexe | sex | <text:span text:style-name="T5">Geschlecht</text:span>. </text:p>
        </text:list-item>
        <text:list-item>
          <text:p text:style-name="P105">—<text:span text:style-name="T3">uale</text:span> 500 | sessuale | -uel | -ual | -ual. </text:p>
        </text:list-item>
        <text:list-item>
          <text:p text:style-name="P105"><text:span text:style-name="T3">SI</text:span> si | se, H. si, P. se | si | <text:span text:style-name="T5">if</text:span> | <text:span text:style-name="T5">wenn</text:span>. </text:p>
        </text:list-item>
        <text:list-item>
          <text:p text:style-name="P105"><text:span text:style-name="T3">sibila</text:span> -ĭlo | sibilare | siffler | <text:span text:style-name="T5">hiss</text:span> | <text:span text:style-name="T5">zischen</text:span>. = emitte sibilo. </text:p>
        </text:list-item>
        <text:list-item>
          <text:p text:style-name="P105">—<text:span text:style-name="T3">nte</text:span> | -nte | -nt | -nt | -nt. </text:p>
        </text:list-item>
        <text:list-item>
          <text:p text:style-name="P105">—<text:span text:style-name="T3">tione</text:span> | sibilo | -tion | -tion | -tion. </text:p>
        </text:list-item>
        <text:list-item>
          <text:p text:style-name="P105"><text:span text:style-name="T3">sibilo</text:span> -ĭlus | sibilo | sifflement. = sibilatione. </text:p>
        </text:list-item>
        <text:list-item>
          <text:p text:style-name="P105"><text:span text:style-name="T3">sibylla</text:span> -a | -illa | -ylle | -yl | -ylle. = femina propheta. ⊂ G. síbulla. ⊂ sio [lacedæmonico pro theo] boulē = voluntate. = que cognosce voluntate de Deo. </text:p>
        </text:list-item>
        <text:list-item>
          <text:p text:style-name="P105">—<text:span text:style-name="T3">ino</text:span> -īnus | sibillino | -in | -ine | -inisch. </text:p>
        </text:list-item>
        <text:list-item>
          <text:p text:style-name="P105"><text:span text:style-name="T3">sic</text:span> sic | così, sì | ainsi, sic | <text:span text:style-name="T5">so</text:span>, sic | <text:span text:style-name="T5">so</text:span>, sic. = ita, in ce modo. </text:p>
        </text:list-item>
        <text:list-item>
          <text:p text:style-name="P105"><text:span text:style-name="T3">sica</text:span> -a = stilo, pugile, breve gladio. ⊂ seca. </text:p>
        </text:list-item>
        <text:list-item>
          <text:p text:style-name="P105">—<text:span text:style-name="T3">ario</text:span> -arius | -ario | -aire | <text:span text:style-name="T5">hired assassin</text:span> | -arius. </text:p>
        </text:list-item>
        <text:list-item>
          <text:p text:style-name="P105"><text:span text:style-name="T3">sicco</text:span> -us | secco | sec | <text:span text:style-name="T5">dry</text:span>, siccated | <text:span text:style-name="T5">trocken</text:span>. </text:p>
        </text:list-item>
        <text:list-item>
          <text:p text:style-name="P105">—<text:span text:style-name="T3">a</text:span> -o | seccare | sécher | to siccate. = redde sicco. ⊃ ex—. </text:p>
        </text:list-item>
        <text:list-item>
          <text:p text:style-name="P105">—<text:span text:style-name="T3">ativo</text:span> 500 | essiccante | -if | -ive | -iv. </text:p>
        </text:list-item>
        <text:list-item>
          <text:p text:style-name="P105">—<text:span text:style-name="T3">itate</text:span> -itas | -ità | -ité | -ity. </text:p>
        </text:list-item>
        <text:list-item>
          <text:p text:style-name="P105">L. sicut = ut. </text:p>
        </text:list-item>
        <text:list-item>
          <text:p text:style-name="P105"><text:span text:style-name="T3">side</text:span> -o = pone se ad sede, jace. </text:p>
        </text:list-item>
        <text:list-item>
          <text:p text:style-name="P105"><text:span text:style-name="T3">sidere</text:span> sidus sidĕr- = astro, constellatione, signo cæleste. ⊃ considera, desidera. </text:p>
        </text:list-item>
        <text:list-item>
          <text:p text:style-name="P105">—<text:span text:style-name="T3">eo</text:span> -eus, —<text:span text:style-name="T3">ale</text:span> 100 | -ale, sidereo | sidéral | -al | -al. </text:p>
        </text:list-item>
        <text:list-item>
          <text:p text:style-name="P105"><text:span text:style-name="T3">sigillo</text:span> -um | sugello, -illo | sceau | seal | -ill, Siegel. ⊂ signo. = parvo signo. </text:p>
        </text:list-item>
        <text:list-item>
          <text:p text:style-name="P105">—<text:span text:style-name="T3">a</text:span> | -are | sceller | to seal | siegeln. </text:p>
        </text:list-item>
        <text:list-item>
          <text:p text:style-name="P105"><text:soft-page-break/><text:span text:style-name="T3">sigma</text:span> = litera de alphabeto græco respondente ad L. s, et que habe forma <text:span text:style-name="T5">Σ</text:span>, <text:span text:style-name="T5">σ</text:span>, <text:span text:style-name="T5">ς</text:span> et antiquo C. </text:p>
        </text:list-item>
        <text:list-item>
          <text:p text:style-name="P105">—<text:span text:style-name="T3">oide</text:span> | -oideo | -oïde | -oid | -oidisch. = osse in forma de sigma C. </text:p>
        </text:list-item>
        <text:list-item>
          <text:p text:style-name="P105"><text:span text:style-name="T3">signa</text:span> -o | segnare | <text:span text:style-name="T5">marquer</text:span>, <text:span text:style-name="T5">noter</text:span>, signer | to sign, <text:span text:style-name="T5">to mark</text:span> | -ieren. = fac signo. ⊃ assigna, consigna, designa, insigne, resigna, subsigna. </text:p>
        </text:list-item>
        <text:list-item>
          <text:p text:style-name="P105">—<text:span text:style-name="T3">ala</text:span> | segnalare | -er | -ize | -isieren. = fac signale. </text:p>
        </text:list-item>
        <text:list-item>
          <text:p text:style-name="P105">—<text:span text:style-name="T3">ale</text:span> | segnale | -al | -al | -al. = signo. </text:p>
        </text:list-item>
        <text:list-item>
          <text:p text:style-name="P105">—<text:span text:style-name="T3">tura</text:span> 200 | segnatura, <text:span text:style-name="T5">firma</text:span> | -ture, <text:span text:style-name="T5">griffle</text:span> | -ture | -tur. </text:p>
        </text:list-item>
        <text:list-item>
          <text:p text:style-name="P105"><text:span text:style-name="T3">signo</text:span> -um | segno, H. P. signo | signe | sign | Sign. ⊃ sigillo, signa. </text:p>
        </text:list-item>
        <text:list-item>
          <text:p text:style-name="P105">—<text:span text:style-name="T3">ifica</text:span> -ifĭco | -ificare | -ifier | -ify | -ificieren. </text:p>
        </text:list-item>
        <text:list-item>
          <text:p text:style-name="P105">——<text:span text:style-name="T3">nte</text:span> 100 | -nte | signifiant | -nt | -nt. </text:p>
        </text:list-item>
        <text:list-item>
          <text:p text:style-name="P105">——<text:span text:style-name="T3">tione</text:span> -tio | -zione | -tion | -tion | -tion. </text:p>
        </text:list-item>
        <text:list-item>
          <text:p text:style-name="P105">——<text:span text:style-name="T3">tivo</text:span> 300 | -tivo | -tif | -tive | -tiv. </text:p>
        </text:list-item>
        <text:list-item>
          <text:p text:style-name="P105"><text:span text:style-name="T3">sile</text:span> -eo = tace, ne loque. </text:p>
        </text:list-item>
        <text:list-item>
          <text:p text:style-name="P105">—<text:span text:style-name="T3">ntio</text:span> -ium | -nzio | -nce | -nce | -ntium. </text:p>
        </text:list-item>
        <text:list-item>
          <text:p text:style-name="P105">——<text:span text:style-name="T3">ioso</text:span> 200 | -nzioso | -ncieux | -nt | -ntiös. </text:p>
        </text:list-item>
        <text:list-item>
          <text:p text:style-name="P105"><text:span text:style-name="T3">silice</text:span> silex silĭc- | selce, silice | silex, silice | <text:span text:style-name="T5">flint</text:span>, silex | <text:span text:style-name="T5">Kiesel</text:span>. </text:p>
        </text:list-item>
        <text:list-item>
          <text:p text:style-name="P105"><text:span text:style-name="T3">silicio</text:span> N | -io | -ium | -ium | -iu. = metallo tracto ex silice; in chemia « Si ». </text:p>
        </text:list-item>
        <text:list-item>
          <text:p text:style-name="P105"><text:span text:style-name="T3">siliqua</text:span> -a | -qua, <text:span text:style-name="T5">baccello</text:span> | -que, <text:span text:style-name="T5">cosse</text:span>, <text:span text:style-name="T5">gousse</text:span> | -que, <text:span text:style-name="T5">pod</text:span>, <text:span text:style-name="T5">husk</text:span>, <text:span text:style-name="T5">shell</text:span> | <text:span text:style-name="T5">Schote</text:span>, -qua. = involucro de granos de legumine. </text:p>
        </text:list-item>
        <text:list-item>
          <text:p text:style-name="P105"><text:span text:style-name="T3">silva</text:span> -a | I. H. selva | <text:span text:style-name="T5">forêt</text:span> | <text:span text:style-name="T5">forest</text:span> | <text:span text:style-name="T5">Wald</text:span>. </text:p>
        </text:list-item>
        <text:list-item>
          <text:p text:style-name="P105">—<text:span text:style-name="T3">ano</text:span> -us | -ano | Sylvain | -an | -an. = deo de silvas. </text:p>
        </text:list-item>
        <text:list-item>
          <text:p text:style-name="P105">—<text:span text:style-name="T3">estre</text:span> -is | silvestre | sylvestre, sylvatique, sauvage | silvan | -ster. </text:p>
        </text:list-item>
        <text:list-item>
          <text:p text:style-name="P105"><text:span text:style-name="T3">simia</text:span> -a | scimmia | singe | <text:span text:style-name="T5">ape</text:span>, simia | <text:span text:style-name="T5">Affe</text:span>. = animale cum naso simo. </text:p>
        </text:list-item>
        <text:list-item>
          <text:p text:style-name="P105"><text:span text:style-name="T3">simila</text:span> ĭ 100 | semola | semoule | semola | Semmel. = flore ex farina. </text:p>
        </text:list-item>
        <text:list-item>
          <text:p text:style-name="P105"><text:span text:style-name="T3">simile</text:span> -ĭlis | -ile, H. P. -il | -ilaire, semblable | -ilar | <text:span text:style-name="T5">ähnlich</text:span>, similär. ⊃ assimila, dissimile, verisimile, simula. ⊂ E. sem. </text:p>
        </text:list-item>
        <text:list-item>
          <text:p text:style-name="P105">—<text:span text:style-name="T3">itudine</text:span> -do -dĭn- | -udine | -ude | -ude. </text:p>
        </text:list-item>
        <text:list-item>
          <text:p text:style-name="P105"><text:span text:style-name="T3">simo</text:span> -us = cum naso depresso. ⊃ simia. = || G. simós. </text:p>
        </text:list-item>
        <text:list-item>
          <text:p text:style-name="P105"><text:span text:style-name="T3">simplice</text:span> -ex -ĭc- | semplice, scempio, H. P. simple | simple | simple | simplex. ⊂ sem plic(a) -e. </text:p>
        </text:list-item>
        <text:list-item>
          <text:p text:style-name="P105">—<text:span text:style-name="T3">itate</text:span> -itas | -ità | -ité | -ity | -ität. </text:p>
        </text:list-item>
        <text:list-item>
          <text:p text:style-name="P105"><text:span text:style-name="T3">simplo</text:span> -us = simplice. ⊂ sem pl(e) -o. </text:p>
        </text:list-item>
        <text:list-item>
          <text:p text:style-name="P105">—<text:span text:style-name="T3">ifica</text:span> -ĭco | -ficare | -fier | -fy | -ficieren. </text:p>
        </text:list-item>
        <text:list-item>
          <text:p text:style-name="P105">——<text:span text:style-name="T3">tione</text:span> | -zione | -tion | -tion | -tion. </text:p>
        </text:list-item>
        <text:list-item>
          <text:p text:style-name="P105"><text:span text:style-name="T3">simul</text:span> simul | insieme | ensemble | <text:span text:style-name="T5">together</text:span>, ensemble | <text:span text:style-name="T5">zu</text:span>sammen. = cum. ⊃ simultaneo. ⊂ sem. </text:p>
        </text:list-item>
        <text:list-item>
          <text:p text:style-name="P105"><text:span text:style-name="T3">simula</text:span> -ŭlo | -are | -er | -ate | -ieren. = fac simile, repræsenta, finge. </text:p>
        </text:list-item>
        <text:list-item>
          <text:p text:style-name="P105">—<text:span text:style-name="T3">nte</text:span> -ns | -nte | | -nt | -nt. </text:p>
        </text:list-item>
        <text:list-item>
          <text:p text:style-name="P105">—<text:span text:style-name="T3">tione</text:span> -tio | -zione | -tion | -tion | -tion. </text:p>
        </text:list-item>
        <text:list-item>
          <text:p text:style-name="P105">—<text:span text:style-name="T3">tore</text:span> -tor | -tore | -teur. </text:p>
        </text:list-item>
        <text:list-item>
          <text:p text:style-name="P105"><text:span text:style-name="T3">simultaneo</text:span> | -aneo | -ané | -aneous | -an. = contemporaneo, que es simul. </text:p>
        </text:list-item>
        <text:list-item>
          <text:p text:style-name="P105">—<text:span text:style-name="T3">eitate</text:span> | -eità | -éité | -eity | -eität. </text:p>
        </text:list-item>
        <text:list-item>
          <text:p text:style-name="P105"><text:soft-page-break/><text:span text:style-name="T3">Sina</text:span> | China, Cina | Chine | China | China. = regione de Asia orientale. ⊂ G. sína (Ptolemæo). </text:p>
        </text:list-item>
        <text:list-item>
          <text:p text:style-name="P105"><text:span text:style-name="T3">sinapi</text:span> -āpi (Plinio) | senape | sénevé | sinapis, <text:span text:style-name="T5">mustard</text:span> | Senf. = Bot. « sinapis alba ». ⊂ G. sínapi. </text:p>
        </text:list-item>
        <text:list-item>
          <text:p text:style-name="P105">—<text:span text:style-name="T3">ismo</text:span> | senapismo | -isme | -ism | -ismen. = emplastro de sinapi. </text:p>
        </text:list-item>
        <text:list-item>
          <text:p text:style-name="P105"><text:span text:style-name="T3">sincero</text:span> -us | -ero | -ère | -ere. = genuino, naturale, puro. </text:p>
        </text:list-item>
        <text:list-item>
          <text:p text:style-name="P105">—<text:span text:style-name="T3">itate</text:span> 100 | -ità | sincérité | -ity | -ität. </text:p>
        </text:list-item>
        <text:list-item>
          <text:p text:style-name="P105"><text:span text:style-name="T3">sindone</text:span> ŏ 100 | -one | -on | -on | -on. ⊂ G. sind <text:span text:style-name="T3">ō</text:span>n = linteo. </text:p>
        </text:list-item>
        <text:list-item>
          <text:p text:style-name="P105"><text:span text:style-name="T3">SINE</text:span> sine | senza, H. sin, P. sem | sans | <text:span text:style-name="T5">without</text:span> | <text:span text:style-name="T5">ohne</text:span>. = ne cum. ⊃ sinecura. </text:p>
        </text:list-item>
        <text:list-item>
          <text:p text:style-name="P105"><text:span text:style-name="T3">sine</text:span> -o = concede, permitte, pone, situa. ⊃ situ, desine. || A. send, D. senden = mitte. </text:p>
        </text:list-item>
        <text:list-item>
          <text:p text:style-name="P105"><text:span text:style-name="T3">sinecura</text:span> | -cura | sinécure | -cure | -cure. ⊂ sine cura. </text:p>
        </text:list-item>
        <text:list-item>
          <text:p text:style-name="P105"><text:span text:style-name="T3">singulo</text:span> -ŭlus | <text:span text:style-name="T5">ciascuno</text:span>, <text:span text:style-name="T5">ogni</text:span>, <text:span text:style-name="T5">ognuno</text:span>, singolo | <text:span text:style-name="T5">chacun</text:span>, <text:span text:style-name="T5">chaque</text:span>, <text:span text:style-name="T5">un seul</text:span> | <text:span text:style-name="T5">each</text:span>, <text:span text:style-name="T5">each one</text:span>, <text:span text:style-name="T5">every</text:span>, <text:span text:style-name="T5">every one</text:span>, single | singel. ⊂ sem. </text:p>
        </text:list-item>
        <text:list-item>
          <text:p text:style-name="P105">—<text:span text:style-name="T3">are</text:span> -aris | singolare | -ier | -ar | -är. </text:p>
        </text:list-item>
        <text:list-item>
          <text:p text:style-name="P105">——<text:span text:style-name="T3">itate</text:span> | singolarità | -ité | -ity | -ität. = particularitate, specialitate. </text:p>
        </text:list-item>
        <text:list-item>
          <text:p text:style-name="P105"><text:span text:style-name="T3">singultu</text:span> -us | singulto | sanglot | <text:span text:style-name="T5">hiccup</text:span>, -us | <text:span text:style-name="T5">Schluchzen</text:span>, -us. </text:p>
        </text:list-item>
        <text:list-item>
          <text:p text:style-name="P105"><text:span text:style-name="T3">sinistra</text:span> (manu) | sinistra. = læva, anti dextera. ⊂ </text:p>
        </text:list-item>
        <text:list-item>
          <text:p text:style-name="P105"><text:span text:style-name="T3">sinistro</text:span> -ter | -stro | <text:span text:style-name="T5">gauche</text:span>, -stre, <text:span text:style-name="T5">malheur</text:span> | <text:span text:style-name="T5">left</text:span>, -ster | -ster. </text:p>
        </text:list-item>
        <text:list-item>
          <text:p text:style-name="P105">—<text:span text:style-name="T3">orso</text:span> -um | -orso | -orsum | -orse. = ad sinistra. </text:p>
        </text:list-item>
        <text:list-item>
          <text:p text:style-name="P105"><text:span text:style-name="T3">SINU</text:span> -us | seno | sein | <text:span text:style-name="T5">breast</text:span> | <text:span text:style-name="T5">Brust</text:span>. = parte de corpore humano ab collo ad stomacho. ⊃ insinua. </text:p>
        </text:list-item>
        <text:list-item>
          <text:p text:style-name="P105">— -us | seno | <text:span text:style-name="T5">golfe</text:span> | <text:span text:style-name="T5">gulf</text:span> | <text:span text:style-name="T5">Golf</text:span>. = sinu de mari. </text:p>
        </text:list-item>
        <text:list-item>
          <text:p text:style-name="P105">— N | seno | sinus | sinus | Sinus. = dimidio de chorda inscripto in circulo. </text:p>
        </text:list-item>
        <text:list-item>
          <text:p text:style-name="P105">—<text:span text:style-name="T3">uoso</text:span> -us | -uoso | -ueux | -uous | -uos. </text:p>
        </text:list-item>
        <text:list-item>
          <text:p text:style-name="P105">——<text:span text:style-name="T3">itate</text:span> | -ità | -ité | -ity | -ität. </text:p>
        </text:list-item>
        <text:list-item>
          <text:p text:style-name="P105"><text:span text:style-name="T3">sipa</text:span> (L. antiquo, teste Festo) = « dissipa », jacta. </text:p>
        </text:list-item>
        <text:list-item>
          <text:p text:style-name="P105"><text:span text:style-name="T3">siphone</text:span> 100 | -fone | -phon | -phon | -phon. ⊂ G. síphōn = tubo. ⊂ siphós = cavo. </text:p>
        </text:list-item>
        <text:list-item>
          <text:p text:style-name="P105"><text:span text:style-name="T3">sirene</text:span> -ren | -ena | -ène | -en | -ene. ⊂ G. Seir <text:span text:style-name="T3">ē</text:span>n. = virgine de mari, que cum cantu trahe navigantes. </text:p>
        </text:list-item>
        <text:list-item>
          <text:p text:style-name="P105"><text:span text:style-name="T3">siro</text:span> (Varrone) | silo | silo | silo | Silo. = fossa pro conserva grano. ⊂ G. sirós. </text:p>
        </text:list-item>
        <text:list-item>
          <text:p text:style-name="P105"><text:span text:style-name="T3">siste</text:span> -o = sta. ⊂ s(ta) sta. ⊃ as—, con—, de—, ex—, in—, præex—, per—, re—, sub—. </text:p>
        </text:list-item>
        <text:list-item>
          <text:p text:style-name="P105"><text:span text:style-name="T3">sistro</text:span> -um | -stro | -stre | -strum | -ster. = instrumento musicale cum chordas. ⊂ G. seístron ⊂ seíō = agita, quate. </text:p>
        </text:list-item>
        <text:list-item>
          <text:p text:style-name="P105"><text:span text:style-name="T3">siti</text:span> -is | sete, H. sed | soif | <text:span text:style-name="T5">thirst</text:span> | <text:span text:style-name="T5">Durst</text:span>. = appetitu de bibe. </text:p>
        </text:list-item>
        <text:list-item>
          <text:p text:style-name="P105"><text:span text:style-name="T3">siti</text:span> -io = habe siti. </text:p>
        </text:list-item>
        <text:list-item>
          <text:p text:style-name="P105">G. sito sítos = cibo. ⊃ parasito. </text:p>
        </text:list-item>
        <text:list-item>
          <text:p text:style-name="P105"><text:span text:style-name="T3">sito</text:span> -us = quem sine, posito. || G. (cat)heto </text:p>
        </text:list-item>
        <text:list-item>
          <text:p text:style-name="P105"><text:span text:style-name="T3">situ</text:span> -us | sito | site | site | <text:span text:style-name="T5">Lage</text:span>. </text:p>
        </text:list-item>
        <text:list-item>
          <text:p text:style-name="P105">—<text:span text:style-name="T3">ua</text:span> | -uare | -uer | -uate | -uieren. = pone, loca. </text:p>
        </text:list-item>
        <text:list-item>
          <text:p text:style-name="P105">——<text:span text:style-name="T3">tione</text:span> | -zione | -tion | -tion | -tion. </text:p>
        </text:list-item>
        <text:list-item>
          <text:p text:style-name="P105"><text:soft-page-break/>L. sive = aut. </text:p>
        </text:list-item>
        <text:list-item>
          <text:p text:style-name="P105"><text:span text:style-name="T3">smaragdo</text:span> -us | smeraldo | émeraude | emerald | -agd. ⊂ G. smáragdos. = lapide pretioso de colore viride. </text:p>
        </text:list-item>
        <text:list-item>
          <text:p text:style-name="P105"><text:span text:style-name="T3">sobrio</text:span> -us | sobrio | sobre | sober. = ne ebrio, moderato in ede et bibe. ⊃ D. sauber = polito. </text:p>
        </text:list-item>
        <text:list-item>
          <text:p text:style-name="P105">—<text:span text:style-name="T3">ietate</text:span> 100 | -ietà | -ieté | -iety | -ietät. </text:p>
        </text:list-item>
        <text:list-item>
          <text:p text:style-name="P105"><text:span text:style-name="T3">socco</text:span> -us | socco | socque | sock | Sockus, Socke. = calceare. </text:p>
        </text:list-item>
        <text:list-item>
          <text:p text:style-name="P105">—<text:span text:style-name="T3">ulo</text:span> ŭ 100 | zoccolo | socle | socle | Sockel. = parvo socco, basi de columna. </text:p>
        </text:list-item>
        <text:list-item>
          <text:p text:style-name="P105"><text:span text:style-name="T3">socera</text:span> -ĕra | suocera, H. P. sogra. = femina de socero. </text:p>
        </text:list-item>
        <text:list-item>
          <text:p text:style-name="P105"><text:span text:style-name="T3">socero</text:span> -ĕrus | suocero, P. sogro, H. suegro | <text:span text:style-name="T5">beaupère</text:span> | <text:span text:style-name="T5">father-in-law</text:span> | Schwäher. = patre de uxore, de marito. ⊂ E. ⊃ G. hecurós, D. Schwäher, R. svekor, S. çvaçura. </text:p>
        </text:list-item>
        <text:list-item>
          <text:p text:style-name="P105"><text:span text:style-name="T3">socia</text:span> -io = « associa », fac socio. </text:p>
        </text:list-item>
        <text:list-item>
          <text:p text:style-name="P105">—<text:span text:style-name="T3">bile</text:span> -bĭlis | socievole | -ble | -ble | -bel. </text:p>
        </text:list-item>
        <text:list-item>
          <text:p text:style-name="P105">——<text:span text:style-name="T3">itate</text:span> | -ità | -ité | -ity. </text:p>
        </text:list-item>
        <text:list-item>
          <text:p text:style-name="P105"><text:span text:style-name="T3">sociale</text:span> -is | -ale | -al | -al | -al. = de socio. </text:p>
        </text:list-item>
        <text:list-item>
          <text:p text:style-name="P105">—<text:span text:style-name="T3">ismo</text:span> | -ismo | -isme | -ism | -ismus. </text:p>
        </text:list-item>
        <text:list-item>
          <text:p text:style-name="P105">—<text:span text:style-name="T3">ista</text:span> | -ista | -iste | -ist | -ist. </text:p>
        </text:list-item>
        <text:list-item>
          <text:p text:style-name="P105"><text:span text:style-name="T3">societate</text:span> -tas | -tà | -té | -ty | -tät. = ton socia. </text:p>
        </text:list-item>
        <text:list-item>
          <text:p text:style-name="P105"><text:span text:style-name="T3">socio</text:span> -ius | I. H. P. socio | associé | associate | Socius. = comite, sodale, confœderato, consorte, membro. ⊃ socia, sociale, societate. ⊂ seque. </text:p>
        </text:list-item>
        <text:list-item>
          <text:p text:style-name="P105">—<text:span text:style-name="T3">logia</text:span> | -ia | -ie | -y | -ie. = scientia que stude relationes sociale. </text:p>
        </text:list-item>
        <text:list-item>
          <text:p text:style-name="P105"><text:span text:style-name="T3">sodale</text:span> -is = comité, socio. </text:p>
        </text:list-item>
        <text:list-item>
          <text:p text:style-name="P105">—<text:span text:style-name="T3">itate</text:span> -itas | -izio | -ité | -ity | -ität. </text:p>
        </text:list-item>
        <text:list-item>
          <text:p text:style-name="P105"><text:span text:style-name="T3">sodio</text:span> N | sodio | -ium | -ium | -ium. = natrio. </text:p>
        </text:list-item>
        <text:list-item>
          <text:p text:style-name="P105"><text:span text:style-name="T3">SOL,</text:span> <text:span text:style-name="T5">thema nominativo; ablativo</text:span> sole | sole, H. P. sol | soleil | <text:span text:style-name="T5">sun</text:span> | <text:span text:style-name="T5">Sonne</text:span>. ⊃ insolatione, solare, solsticio, parasole. = || G. helio; Dano et Suedo « sol ». </text:p>
        </text:list-item>
        <text:list-item>
          <text:p text:style-name="P105"><text:span text:style-name="T3">sola</text:span> -or = consola. </text:p>
        </text:list-item>
        <text:list-item>
          <text:p text:style-name="P105"><text:span text:style-name="T3">solare</text:span> -is | -are | -aire | -ar | -ar. = de sol. </text:p>
        </text:list-item>
        <text:list-item>
          <text:p text:style-name="P105"><text:span text:style-name="T3">sole</text:span> sol, v. sol. </text:p>
        </text:list-item>
        <text:list-item>
          <text:p text:style-name="P105"><text:span text:style-name="T3">sole</text:span> -eo | solere, H. soler, P. soer. = es « solito », habe pro more. ⊃ insolente. </text:p>
        </text:list-item>
        <text:list-item>
          <text:p text:style-name="P105"><text:span text:style-name="T3">solea</text:span> -ea | suola | semelle | sole ( <text:span text:style-name="T5">of shoe</text:span>) | <text:span text:style-name="T5">Fuss</text:span>sohle. ⊂ solo. </text:p>
        </text:list-item>
        <text:list-item>
          <text:p text:style-name="P105"><text:span text:style-name="T3">solemne</text:span> -is, <text:span text:style-name="T5">et</text:span> <text:span text:style-name="T3">sollemne,</text:span> <text:span text:style-name="T5">et</text:span> <text:span text:style-name="T3">solemne</text:span> | solenne | solennel | solemn | solenn. ⊂ soll(o) ann(o) -e. = (festo de) omni anno. </text:p>
        </text:list-item>
        <text:list-item>
          <text:p text:style-name="P105">—<text:span text:style-name="T3">itate</text:span> 200 | solennità | solennité | -ity | -ität. </text:p>
        </text:list-item>
        <text:list-item>
          <text:p text:style-name="P105">—<text:span text:style-name="T3">iza</text:span> | solennizzare | solenniser | -ize | -isieren. </text:p>
        </text:list-item>
        <text:list-item>
          <text:p text:style-name="P105"><text:span text:style-name="T3">solida</text:span> -ĭdo = fac solido, « consolida ». </text:p>
        </text:list-item>
        <text:list-item>
          <text:p text:style-name="P105">— 100 | saldare | souder | solder | saldieren. </text:p>
        </text:list-item>
        <text:list-item>
          <text:p text:style-name="P105"><text:span text:style-name="T3">solido</text:span> -ĭdus | -ido, saldo, sodo | -ide | -id | -id. </text:p>
        </text:list-item>
        <text:list-item>
          <text:p text:style-name="P105">—<text:span text:style-name="T3">ifica</text:span> -ĭco | -ificare | -ifier | -ify. = solida. </text:p>
        </text:list-item>
        <text:list-item>
          <text:p text:style-name="P105">——<text:span text:style-name="T3">tione</text:span> | -zione | -tion | -tion. </text:p>
        </text:list-item>
        <text:list-item>
          <text:p text:style-name="P105">—<text:span text:style-name="T3">itate</text:span> -itas | -ità | -ité | -ity | -ität. </text:p>
        </text:list-item>
        <text:list-item>
          <text:p text:style-name="P105"><text:span text:style-name="T3">soliloquio</text:span> 400 | -uio | -ue | -uy | -uium. = ton loque solo. </text:p>
        </text:list-item>
        <text:list-item>
          <text:p text:style-name="P105"><text:soft-page-break/><text:span text:style-name="T3">solitario</text:span> -us | -ario | -aire | -ary | -är. = que vive solo. </text:p>
        </text:list-item>
        <text:list-item>
          <text:p text:style-name="P105"><text:span text:style-name="T3">solito</text:span> -ĭtus | solito. = que sole, assuefacto, ordinario, consueto. </text:p>
        </text:list-item>
        <text:list-item>
          <text:p text:style-name="P105"><text:span text:style-name="T3">solitudine</text:span> -udo -udĭn- | -tudine | -tude | -tude | -tude. = to es solo. </text:p>
        </text:list-item>
        <text:list-item>
          <text:p text:style-name="P105"><text:span text:style-name="T3">sollicita</text:span> -ĭto | sollecitare | -iter | solicit | -itieren. ⊂ soll(o) -i- cita. </text:p>
        </text:list-item>
        <text:list-item>
          <text:p text:style-name="P105">—<text:span text:style-name="T3">tione</text:span> -tio | sollecitazione | -tion | solicitation | -tion. </text:p>
        </text:list-item>
        <text:list-item>
          <text:p text:style-name="P105">—<text:span text:style-name="T3">tore</text:span> 100 | sollecitatore | solliciteur | solicitator | -ator. </text:p>
        </text:list-item>
        <text:list-item>
          <text:p text:style-name="P105">—<text:span text:style-name="T3">udine</text:span> -udo -udĭn- | sollecitudine | -tude | solicitude. = cura, anxietate. </text:p>
        </text:list-item>
        <text:list-item>
          <text:p text:style-name="P105"><text:span text:style-name="T3">sollo</text:span> -us = toto. = || G. holo. ⊃ sollicita, sol(l)emne. </text:p>
        </text:list-item>
        <text:list-item>
          <text:p text:style-name="P105"><text:span text:style-name="T3">solo</text:span> sōlus | I. H. solo | seul | sole, <text:span text:style-name="T5">alone</text:span>, <text:span text:style-name="T5">single one</text:span> | <text:span text:style-name="T5">allein</text:span>. ⊃ solitudine, solitario, desolatione, soliloquio. </text:p>
        </text:list-item>
        <text:list-item>
          <text:p text:style-name="P105"><text:span text:style-name="T3">solo</text:span> sŏlum | suolo, P. solo, H. suelo | sol | soil | <text:span text:style-name="T5">Grund</text:span>. ⊃ solea, exsule, exsilio. </text:p>
        </text:list-item>
        <text:list-item>
          <text:p text:style-name="P105"><text:span text:style-name="T3">solœcismo</text:span> -us | solecismo | solécisme | solecism | -ismus. = errore contra grammatica, barbarismo. ⊂ G. soloicismós. </text:p>
        </text:list-item>
        <text:list-item>
          <text:p text:style-name="P105"><text:span text:style-name="T3">solstitio</text:span> -um | -izio | -ice | -ice | -ice | -itium. ⊂ sol statio. = tempore quando sol es maximo longe ab æquatore. </text:p>
        </text:list-item>
        <text:list-item>
          <text:p text:style-name="P105"><text:span text:style-name="T3">solubile</text:span> ĭ 400 | -bile | -ble | -ble | -bel. = quem pote solve. </text:p>
        </text:list-item>
        <text:list-item>
          <text:p text:style-name="P105">—<text:span text:style-name="T3">itate</text:span> | -ità | -ité | -ity | -ität. </text:p>
        </text:list-item>
        <text:list-item>
          <text:p text:style-name="P105"><text:span text:style-name="T3">solutione</text:span> -tio | -zione | -tion | -tion | -tion. = ton solve. </text:p>
        </text:list-item>
        <text:list-item>
          <text:p text:style-name="P105"><text:span text:style-name="T3">soluto</text:span> -us | sciolto. = quem solve. </text:p>
        </text:list-item>
        <text:list-item>
          <text:p text:style-name="P105"><text:span text:style-name="T3">solve</text:span> -o | solvere, sciogliere | dissoudre, résoudre | to solve | solvieren. ⊃ solubile, solutione, soluto, absolve, dissolve, resolve, insolvente. ⊂ se- lue. </text:p>
        </text:list-item>
        <text:list-item>
          <text:p text:style-name="P105">— -o | <text:span text:style-name="T5">pagare</text:span>, <text:span text:style-name="T5">saldare</text:span> | <text:span text:style-name="T5">payer</text:span>, <text:span text:style-name="T5">solder</text:span> | <text:span text:style-name="T5">pay</text:span> | <text:span text:style-name="T5">abzahlen</text:span>. = solve debito, lue. </text:p>
        </text:list-item>
        <text:list-item>
          <text:p text:style-name="P105">—<text:span text:style-name="T3">ente</text:span> -ens | -ente | -ant | -ent | -ent. </text:p>
        </text:list-item>
        <text:list-item>
          <text:p text:style-name="P105"><text:span text:style-name="T3">somno</text:span> -us | sonno, H. sueño, P. somno | sommeil | <text:span text:style-name="T5">sleep</text:span> | <text:span text:style-name="T5">Schlaf</text:span>. = to dormi, « sopore ». = || G. hypno; R. son, spanïe; S. svapna. ⊂ sop(i) -no. </text:p>
        </text:list-item>
        <text:list-item>
          <text:p text:style-name="P105">—<text:span text:style-name="T3">ambulo</text:span> ŭ | sonnambulo | -bule | -bulist | -bul. = qui ambula dum somno. </text:p>
        </text:list-item>
        <text:list-item>
          <text:p text:style-name="P105">——<text:span text:style-name="T3">ismo</text:span> | sonnambulismo | -isme | -ism | -ismus. </text:p>
        </text:list-item>
        <text:list-item>
          <text:p text:style-name="P105">—<text:span text:style-name="T3">ia</text:span> -io | sognare | songer, <text:span text:style-name="T5">rêver</text:span> | <text:span text:style-name="T5">to dream</text:span> | <text:span text:style-name="T5">träumen</text:span>. </text:p>
        </text:list-item>
        <text:list-item>
          <text:p text:style-name="P105">—<text:span text:style-name="T3">ifero</text:span> -ifĕr | sonnifero | -fère | -ferous. = que fer somno, soporifico. </text:p>
        </text:list-item>
        <text:list-item>
          <text:p text:style-name="P105">—<text:span text:style-name="T3">io</text:span> -um | sogno | songe | <text:span text:style-name="T5">dream</text:span> | <text:span text:style-name="T5">Traum</text:span>. </text:p>
        </text:list-item>
        <text:list-item>
          <text:p text:style-name="P105">—<text:span text:style-name="T3">olento</text:span> 200 | sonnolento | -ent | -ent | -ent. </text:p>
        </text:list-item>
        <text:list-item>
          <text:p text:style-name="P105">——<text:span text:style-name="T3">ia</text:span> 500 | sonnolenza | -ence | -ence | -enz. </text:p>
        </text:list-item>
        <text:list-item>
          <text:p text:style-name="P105"><text:span text:style-name="T3">sona</text:span> -o | sonare | sonner | to sound. = fac sono. ⊃ as—, con—, dis—, re—. </text:p>
        </text:list-item>
        <text:list-item>
          <text:p text:style-name="P105"><text:span text:style-name="T3">sono</text:span> -us | suono | son | sound | <text:span text:style-name="T5">Klang</text:span>. ⊃ sona, uni—. </text:p>
        </text:list-item>
        <text:list-item>
          <text:p text:style-name="P105">—<text:span text:style-name="T3">oro</text:span> -ōrus | -oro | -ore | -orous | -or. </text:p>
        </text:list-item>
        <text:list-item>
          <text:p text:style-name="P105">——<text:span text:style-name="T3">itate</text:span> | -ità | -ité | -ity | -ität. </text:p>
        </text:list-item>
        <text:list-item>
          <text:p text:style-name="P105">sonte sons = qui noce, cum culpa. </text:p>
        </text:list-item>
        <text:list-item>
          <text:p text:style-name="P105"><text:span text:style-name="T3">sophisma</text:span>(te) -isma | sofisma | -isme | -ism | -isma. = falso ratiocinio. ⊂ G. sóphisma ⊂ sopho. </text:p>
        </text:list-item>
        <text:list-item>
          <text:p text:style-name="P105"><text:span text:style-name="T3">sophista</text:span> -es | sofista | -iste | -ist | -ist. = rhetore græco; qui fac <text:soft-page-break/>sophisma. ⊂ G. sophist <text:span text:style-name="T3">ē</text:span>s ⊂ sopho. </text:p>
        </text:list-item>
        <text:list-item>
          <text:p text:style-name="P105">—<text:span text:style-name="T3">ica</text:span> ĭ 200 | sofistica | -stique | -stry | -stik. = arte de sophista. </text:p>
        </text:list-item>
        <text:list-item>
          <text:p text:style-name="P105">—<text:span text:style-name="T3">ico</text:span> ĭ 200 | sofistico | -ique | -ic | -isch. ⊂ G. -icós. </text:p>
        </text:list-item>
        <text:list-item>
          <text:p text:style-name="P105"><text:span text:style-name="T3">sopho</text:span> 100 = sapiente, docto. ⊃ philo—, sophista. ⊂ G. sophós. </text:p>
        </text:list-item>
        <text:list-item>
          <text:p text:style-name="P105"><text:span text:style-name="T3">sopi</text:span> -io | sopire | assoupir | | -ieren. = fac dormi. ⊃ sopore, somno. ⊂ E. svepe ⊃ G. hyp(no), R. spa(tï), S. svap. ( ||?) A. sleep, D. schlafen = dormi. </text:p>
        </text:list-item>
        <text:list-item>
          <text:p text:style-name="P105"><text:span text:style-name="T3">sopore</text:span> -or | -pore | assoupissement | -por | -por. = somno. ⊂ sopi. </text:p>
        </text:list-item>
        <text:list-item>
          <text:p text:style-name="P105">—<text:span text:style-name="T3">ifero</text:span> -ifĕr | -ifero | -ifère | -iferous | -ifera. </text:p>
        </text:list-item>
        <text:list-item>
          <text:p text:style-name="P105">—<text:span text:style-name="T3">ifico</text:span> -ĭcus | -ifico | -ifique | -ific. </text:p>
        </text:list-item>
        <text:list-item>
          <text:p text:style-name="P105"><text:span text:style-name="T3">sorbe</text:span> -eo | sorbire. = (ab)sorbe. </text:p>
        </text:list-item>
        <text:list-item>
          <text:p text:style-name="P105"><text:span text:style-name="T3">sorbo</text:span> 100 | -bo | -be | sorb | -bus. = Bot. « pirus sorbus ». </text:p>
        </text:list-item>
        <text:list-item>
          <text:p text:style-name="P105"><text:span text:style-name="T3">sorde</text:span> -es | sordidezza | sordidité | sordidness | Sordidität. || A. swart = fusco, D. schwarz = nigro. </text:p>
        </text:list-item>
        <text:list-item>
          <text:p text:style-name="P105">— -eo = es « sordido ». </text:p>
        </text:list-item>
        <text:list-item>
          <text:p text:style-name="P105">—<text:span text:style-name="T3">ido</text:span> -ĭdus | -ido, <text:span text:style-name="T5">sporco</text:span> | -ide, <text:span text:style-name="T5">sale</text:span> | -id | -id. = immundo. </text:p>
        </text:list-item>
        <text:list-item>
          <text:p text:style-name="P105"><text:span text:style-name="T3">sorgho</text:span> N | sorgo | sorgho | sorghum. = Bot. « sorghum saccaratum ». ⊂ Indo-Sina. </text:p>
        </text:list-item>
        <text:list-item>
          <text:p text:style-name="P105"><text:span text:style-name="T3">sorice</text:span> -ex -ĭc- | sorcio | souris. = mure. </text:p>
        </text:list-item>
        <text:list-item>
          <text:p text:style-name="P105"><text:span text:style-name="T3">sorite</text:span> -ites | -ite | -ite | -ites | -ites. = serie [cumulo] de syllogismos. ⊂ G. sōreítēs ⊂ sōrós = cumulo. </text:p>
        </text:list-item>
        <text:list-item>
          <text:p text:style-name="P105"><text:span text:style-name="T3">SORORE</text:span> soror | sorella | sœur | sister | Schwester. ⊂ E. ⊃ A. sister, D. Schwester, R. sestra, S. svasar. </text:p>
        </text:list-item>
        <text:list-item>
          <text:p text:style-name="P105"><text:span text:style-name="T3">sorte</text:span> sors | I. P. sorte, H. suerte | sort | <text:span text:style-name="T5">lot</text:span> | <text:span text:style-name="T5">Los</text:span>. = fortuna, casu, officio, fato. ⊂ sere. </text:p>
        </text:list-item>
        <text:list-item>
          <text:p text:style-name="P105"><text:span text:style-name="T3">sorte</text:span> M | sorta | sorte | sort | Sorte. = specie, genere, modo, forma. </text:p>
        </text:list-item>
        <text:list-item>
          <text:p text:style-name="P105">—<text:span text:style-name="T3">ilego</text:span> -ĕgus | sortilegio | sorcier | sorcerer | <text:span text:style-name="T5">Zauberer</text:span>. = qui lege [dic] sorte. F. sorcier ⊂ (L medio) sortiario. </text:p>
        </text:list-item>
        <text:list-item>
          <text:p text:style-name="P105">——<text:span text:style-name="T3">io</text:span> 100 | -egio | -ège | -ege | -egium. = incantatione. </text:p>
        </text:list-item>
        <text:list-item>
          <text:p text:style-name="P105"><text:span text:style-name="T3">sparge</text:span> -o | -ere | <text:span text:style-name="T5">repandre</text:span> | <text:span text:style-name="T5">strew</text:span>, sparge | -ieren. ⊃ sparso, asperge, consperge, disperge. </text:p>
        </text:list-item>
        <text:list-item>
          <text:p text:style-name="P105"><text:span text:style-name="T3">sparso</text:span> -us | sparso | épars | sparse. = quem sparge, anti denso. </text:p>
        </text:list-item>
        <text:list-item>
          <text:p text:style-name="P105"><text:span text:style-name="T3">sparto</text:span> -um | sparto, H. esparto | spart(e) | esparto | Sparto. = specie de herba texile. ⊂ G. spárton. </text:p>
        </text:list-item>
        <text:list-item>
          <text:p text:style-name="P105">G. spas spáō = trahe, exstirpa. ⊃ epispastico, spasmo. </text:p>
        </text:list-item>
        <text:list-item>
          <text:p text:style-name="P105"><text:span text:style-name="T3">spasmo</text:span> 100 | -simo | -sme | -sm | -smus. = tractione de nervos pro dolore. ⊂ G. spasmós ⊂ spas -mo. </text:p>
        </text:list-item>
        <text:list-item>
          <text:p text:style-name="P105">—<text:span text:style-name="T3">dico</text:span> -ĭcus | -dico | -dique | -dic | -disch. </text:p>
        </text:list-item>
        <text:list-item>
          <text:p text:style-name="P105"><text:span text:style-name="T3">spatha</text:span> 100 | spada, H. P. espada | épée | <text:span text:style-name="T5">sword</text:span> | <text:span text:style-name="T5">Schwert</text:span>. = gladio lato. ⊃ A. spade = pala; D. Spaten = vanga. ⊂ G. spáthē. </text:p>
        </text:list-item>
        <text:list-item>
          <text:p text:style-name="P105">—<text:span text:style-name="T3">ula</text:span> ŭ 100 | spatola | spatule | spatula, spattle | Spatel. = parvo spatha. </text:p>
        </text:list-item>
        <text:list-item>
          <text:p text:style-name="P105"><text:span text:style-name="T3">spatio</text:span> -ium | spazio, H. espacio | espace | space | <text:span text:style-name="T5">Raum</text:span>. ⊃ D. spazieren = ambula. </text:p>
        </text:list-item>
        <text:list-item>
          <text:p text:style-name="P105">—<text:span text:style-name="T3">ioso</text:span> -us | -zioso | -cieux | -cious | -ciös. </text:p>
        </text:list-item>
        <text:list-item>
          <text:p text:style-name="P105"><text:span text:style-name="T3">SPE</text:span> -es | speranza | espérance | <text:span text:style-name="T5">hope</text:span> | <text:span text:style-name="T5">Hoffnung</text:span>. ⊃ spera. </text:p>
        </text:list-item>
        <text:list-item>
          <text:p text:style-name="P105"><text:span text:style-name="T3">spece</text:span> (Varrone) = « adspice, respice, specta ». ⊃ auspice, <text:soft-page-break/>conspicuo, specie, specula, spectro, circumspecto, conspecto, despectu, inspice, inspectore, perspice, prospice, respice, respectu, suspice. ⊂ E. spece ⊃ G. scep-, D. spähen, I. spiare. </text:p>
        </text:list-item>
        <text:list-item>
          <text:p text:style-name="P105"><text:span text:style-name="T3">specie</text:span> -ies | specie | espèce | species. = qualitate, genere, classe. ⊃ specifico, specimine, specioso, speciale. ⊂ spece. </text:p>
        </text:list-item>
        <text:list-item>
          <text:p text:style-name="P105">—<text:span text:style-name="T3">iale</text:span> 100 | -iale | spécial | -ial | -iell. = particulare, ne generale. </text:p>
        </text:list-item>
        <text:list-item>
          <text:p text:style-name="P105">——<text:span text:style-name="T3">itate</text:span> | -ità | spécialité | -ity | -ität. </text:p>
        </text:list-item>
        <text:list-item>
          <text:p text:style-name="P105">—<text:span text:style-name="T3">ifica</text:span> -ĭco | -ificare | spécifier | -ify | -ificieren. = determina specie. </text:p>
        </text:list-item>
        <text:list-item>
          <text:p text:style-name="P105">——<text:span text:style-name="T3">tione</text:span> | -zine | spé—tion | -tion | -tion. </text:p>
        </text:list-item>
        <text:list-item>
          <text:p text:style-name="P105">—<text:span text:style-name="T3">ifico</text:span> -ĭcus | -ico | spé—ique | -ic | -isch. = de specie, proprio, præcipuo. </text:p>
        </text:list-item>
        <text:list-item>
          <text:p text:style-name="P105">—<text:span text:style-name="T3">imine</text:span> -men -mĭn- | <text:span text:style-name="T5">saggio</text:span>, <text:span text:style-name="T5">esemplare</text:span>, <text:span text:style-name="T5">modello</text:span>, <text:span text:style-name="T5">campione</text:span> | specimen, <text:span text:style-name="T5">modèle</text:span>, <text:span text:style-name="T5">échantillon</text:span> | -men | -men. </text:p>
        </text:list-item>
        <text:list-item>
          <text:p text:style-name="P105">—<text:span text:style-name="T3">ioso</text:span> -us | -ioso | spécieux | -ious | -iös. </text:p>
        </text:list-item>
        <text:list-item>
          <text:p text:style-name="P105"><text:span text:style-name="T3">specta</text:span> -o | <text:span text:style-name="T5">guardare</text:span> | <text:span text:style-name="T5">regarder</text:span> | <text:span text:style-name="T5">look</text:span> | <text:span text:style-name="T5">besichtigen</text:span>, spähen. ⊂ spece. </text:p>
        </text:list-item>
        <text:list-item>
          <text:p text:style-name="P105">—<text:span text:style-name="T3">culo</text:span> -cŭlum | spettacolo | -acle | -acle | -akel. </text:p>
        </text:list-item>
        <text:list-item>
          <text:p text:style-name="P105">——<text:span text:style-name="T3">oso</text:span> | spettacoloso | | -lar | -lös. </text:p>
        </text:list-item>
        <text:list-item>
          <text:p text:style-name="P105">—<text:span text:style-name="T3">tore</text:span> -tor | spettatore | -teur | -tor | -tor. </text:p>
        </text:list-item>
        <text:list-item>
          <text:p text:style-name="P105">—<text:span text:style-name="T3">trice</text:span> -trix | spettatrice | -trice | -trix, -tress. </text:p>
        </text:list-item>
        <text:list-item>
          <text:p text:style-name="P105"><text:span text:style-name="T3">spectro</text:span> -um | spettro | -tre | -tre, -trum | -trum. ⊂ spece. </text:p>
        </text:list-item>
        <text:list-item>
          <text:p text:style-name="P105">—<text:span text:style-name="T3">ale</text:span> | spettrale | -al | -ale | -al. </text:p>
        </text:list-item>
        <text:list-item>
          <text:p text:style-name="P105"><text:span text:style-name="T3">specula</text:span> -ŭla | specula. = observatorio. ⊂ spece. </text:p>
        </text:list-item>
        <text:list-item>
          <text:p text:style-name="P105"><text:span text:style-name="T3">specula</text:span> -ŭlor | -are | spéculer | -ate | -ieren. = observa, medita. ⊂ spece. </text:p>
        </text:list-item>
        <text:list-item>
          <text:p text:style-name="P105">—<text:span text:style-name="T3">tione</text:span> 400 | -zione | spé—tion | -tion | -tion. </text:p>
        </text:list-item>
        <text:list-item>
          <text:p text:style-name="P105">—<text:span text:style-name="T3">tivo</text:span> | -tivo | spé—if | -ive | -iv. </text:p>
        </text:list-item>
        <text:list-item>
          <text:p text:style-name="P105">—<text:span text:style-name="T3">tore</text:span> | -tore | spé—teur | -tor | -teur. </text:p>
        </text:list-item>
        <text:list-item>
          <text:p text:style-name="P105"><text:span text:style-name="T3">speculo</text:span> -ŭlum | specchio, speculo | <text:span text:style-name="T5">glace</text:span>, <text:span text:style-name="T5">miroir</text:span>, speculum | <text:span text:style-name="T5">mirror</text:span>, speculum | Spiegel, Sèculum. = quod servi ad spece se. </text:p>
        </text:list-item>
        <text:list-item>
          <text:p text:style-name="P105">G. sper speírō = semina. ⊃ sperma, spora. || L. sparge. </text:p>
        </text:list-item>
        <text:list-item>
          <text:p text:style-name="P105"><text:span text:style-name="T3">spera</text:span> -o | sperare | espèrer | <text:span text:style-name="T5">to hope</text:span> | <text:span text:style-name="T5">hoffen</text:span>. = habe spe. ⊃ despera, prospero. </text:p>
        </text:list-item>
        <text:list-item>
          <text:p text:style-name="P105"><text:span text:style-name="T3">sperma</text:span>(te) 500 | sperma | sperme | sperm | Sperma. ⊂ G. spérma ⊂ sper -ma. </text:p>
        </text:list-item>
        <text:list-item>
          <text:p text:style-name="P105">—<text:span text:style-name="T3">tico</text:span> ĭ 500 | -tico | -tique | -tic | -tisch. </text:p>
        </text:list-item>
        <text:list-item>
          <text:p text:style-name="P105">—<text:span text:style-name="T3">tozoo</text:span> | -zoo | -zoaire | -zoon | -zoen. </text:p>
        </text:list-item>
        <text:list-item>
          <text:p text:style-name="P105"><text:span text:style-name="T3">sperne</text:span> -o = dispretia, dishonora. || G. sphyro = calcaneo; A. spur, D. Sporn, F. éperon, I. sperone. </text:p>
        </text:list-item>
        <text:list-item>
          <text:p text:style-name="P105"><text:span text:style-name="T3">sphacelo</text:span> | sfacelo | -èle | -elus | -elus. = gangræna. ⊂ G. sphácelos. </text:p>
        </text:list-item>
        <text:list-item>
          <text:p text:style-name="P105"><text:span text:style-name="T3">sphæra</text:span> -a | sfera | sphère | sphere | Sphäre. = globo. ⊂ G. sphaîra. </text:p>
        </text:list-item>
        <text:list-item>
          <text:p text:style-name="P105">—<text:span text:style-name="T3">ico</text:span> ĭ 500 | sferico | sphérique | spheric(al) | -isch. ⊂ G. -icós. </text:p>
        </text:list-item>
        <text:list-item>
          <text:p text:style-name="P105">——<text:span text:style-name="T3">itate</text:span> | sfericità | sphéricité | sphericity | -ität. </text:p>
        </text:list-item>
        <text:list-item>
          <text:p text:style-name="P105">—<text:span text:style-name="T3">oide</text:span> 400 | sferoide | sphéroïde | spheroid | -oide. ⊂ G. sphairoeid <text:span text:style-name="T3">ē</text:span>s. = in forma de sphæra, quasi sphera, ellipsoide. </text:p>
        </text:list-item>
        <text:list-item>
          <text:p text:style-name="P105">——<text:span text:style-name="T3">ale</text:span> | sferoidale | sphéroïdal | spheroidal | -oidisch. </text:p>
        </text:list-item>
        <text:list-item>
          <text:p text:style-name="P105"><text:span text:style-name="T3">sphagno</text:span> 100 | sfagno | sphaigne | sphagnum | <text:span text:style-name="T5">Torfmoos</text:span>. = Bot. « <text:soft-page-break/>sphagnum acutifolium ». ⊂ G. sphágnos. </text:p>
        </text:list-item>
        <text:list-item>
          <text:p text:style-name="P105"><text:span text:style-name="T3">sphinctere</text:span> | sfintere | -ter | -ter | -ter. = musculo que stringe ano. ⊂ G. sphigct <text:span text:style-name="T3">ē</text:span>r ⊂ sphing. </text:p>
        </text:list-item>
        <text:list-item>
          <text:p text:style-name="P105">G. sphing sphíggō = stringe. ⊃ sphinctere. </text:p>
        </text:list-item>
        <text:list-item>
          <text:p text:style-name="P105"><text:span text:style-name="T3">sphinge</text:span> 100 | sfinge | -inx | -inx | -inx. = monstro ænigmatico. ⊂ G. sphínx. </text:p>
        </text:list-item>
        <text:list-item>
          <text:p text:style-name="P105">G. sphyxi sphúxis = pulsatione. ⊃ asphyxia. </text:p>
        </text:list-item>
        <text:list-item>
          <text:p text:style-name="P105"><text:span text:style-name="T3">spica</text:span> -a | spiga, spica | épi | spike, <text:span text:style-name="T5">ear of a corn</text:span> | Spike, Spitze, <text:span text:style-name="T5">Aehre</text:span>. ⊃ spina. </text:p>
        </text:list-item>
        <text:list-item>
          <text:p text:style-name="P105"><text:span text:style-name="T3">spina</text:span> -a | spina | épine | <text:span text:style-name="T5">thorn</text:span>, spine | <text:span text:style-name="T5">Dorn</text:span>, Spina. ⊂ spi(ca) -na. </text:p>
        </text:list-item>
        <text:list-item>
          <text:p text:style-name="P105">—<text:span text:style-name="T3">ale</text:span> 500 | -ale | -al | -al | -al. = de spina dorsale. </text:p>
        </text:list-item>
        <text:list-item>
          <text:p text:style-name="P105">—<text:span text:style-name="T3">oso</text:span> -us | -oso | épineux | -ose | -ös. </text:p>
        </text:list-item>
        <text:list-item>
          <text:p text:style-name="P105">—<text:span text:style-name="T3">ula</text:span> ŭ 400 | spilla | épingle | spinule. = parvo spina. ⊃ A. spindle, D. Spindel. = acu, axi. </text:p>
        </text:list-item>
        <text:list-item>
          <text:p text:style-name="P105"><text:span text:style-name="T3">spira</text:span> -a | spira | spire | spire | Spira. = revolutione, helice, gyro. ⊂ G. speíra. ⊃ spirale. </text:p>
        </text:list-item>
        <text:list-item>
          <text:p text:style-name="P105"><text:span text:style-name="T3">spira</text:span> -o | spirare | respirer | spire | <text:span text:style-name="T5">blasen</text:span>. = fla. ⊃ spiraculo, spiritu, aspira, con—, ex—, in—, re—, su—. </text:p>
        </text:list-item>
        <text:list-item>
          <text:p text:style-name="P105"><text:span text:style-name="T3">spiraculo</text:span> -ŭlum | spiraglio | soupirail | spiracle, <text:span text:style-name="T5">air-hole</text:span> | -um. = foramine unde aere spira. </text:p>
        </text:list-item>
        <text:list-item>
          <text:p text:style-name="P105"><text:span text:style-name="T3">spirale</text:span> | -ale | -ale | -al | -al. = de spira, spira. </text:p>
        </text:list-item>
        <text:list-item>
          <text:p text:style-name="P105"><text:span text:style-name="T3">spiritu</text:span> -ĭtus = ton spira, flatu. </text:p>
        </text:list-item>
        <text:list-item>
          <text:p text:style-name="P105">— -ĭtus | -ito | esprit | -it | -itus. = vita, animo, anima, mente, genio, argutia; vapore, exhalatione. </text:p>
        </text:list-item>
        <text:list-item>
          <text:p text:style-name="P105">—<text:span text:style-name="T3">uale</text:span> 300 | -uale | -uel | -ual | -uell. </text:p>
        </text:list-item>
        <text:list-item>
          <text:p text:style-name="P105">——<text:span text:style-name="T3">ismo</text:span> | -ismo | -isme | -ism | -ismus. </text:p>
        </text:list-item>
        <text:list-item>
          <text:p text:style-name="P105">——<text:span text:style-name="T3">ista</text:span> | -ista | -iste | -ist | -ist. </text:p>
        </text:list-item>
        <text:list-item>
          <text:p text:style-name="P105">——<text:span text:style-name="T3">itate</text:span> 400 | -ità | -ité | -ity | -ität. </text:p>
        </text:list-item>
        <text:list-item>
          <text:p text:style-name="P105">——<text:span text:style-name="T3">iza</text:span> | -izzare | -iser | -ize | -isieren. </text:p>
        </text:list-item>
        <text:list-item>
          <text:p text:style-name="P105"><text:span text:style-name="T3">spisso</text:span> -us | spesso, H. espeso, P. espesso | épais | spiss, <text:span text:style-name="T5">thick</text:span> | <text:span text:style-name="T5">dicht</text:span>. = denso. </text:p>
        </text:list-item>
        <text:list-item>
          <text:p text:style-name="P105">—<text:span text:style-name="T3">itudine</text:span> ĭ 100 = </text:p>
        </text:list-item>
        <text:list-item>
          <text:p text:style-name="P105">—<text:span text:style-name="T3">ore</text:span> M | spessore, H. espesor | épaisseur. </text:p>
        </text:list-item>
        <text:list-item>
          <text:p text:style-name="P105"><text:span text:style-name="T3">splende</text:span> -eo | splendere | <text:span text:style-name="T5">briller</text:span>, resplendir | <text:span text:style-name="T5">to shine</text:span> | <text:span text:style-name="T5">glänzen</text:span>. = fulge, da luce, « resplende ». </text:p>
        </text:list-item>
        <text:list-item>
          <text:p text:style-name="P105">—<text:span text:style-name="T3">ido</text:span> -ĭdus | -ido | -ide | -id | -id. </text:p>
        </text:list-item>
        <text:list-item>
          <text:p text:style-name="P105">—<text:span text:style-name="T3">ore</text:span> -or | -ore | -eur | -or | -eur. </text:p>
        </text:list-item>
        <text:list-item>
          <text:p text:style-name="P105"><text:span text:style-name="T3">splene</text:span> 100 | <text:span text:style-name="T5">milza</text:span>, splene | <text:span text:style-name="T5">rate</text:span>, spleen | spleen, <text:span text:style-name="T5">milt</text:span> | <text:span text:style-name="T5">Milz</text:span>. ⊂ G. spl <text:span text:style-name="T3">ē</text:span>n. </text:p>
        </text:list-item>
        <text:list-item>
          <text:p text:style-name="P105">—<text:span text:style-name="T3">tico</text:span> ĭ 100 | -tico | splénétique | -tic | -tisch. </text:p>
        </text:list-item>
        <text:list-item>
          <text:p text:style-name="P105">—<text:span text:style-name="T3">ico</text:span> ĭ 100 | -ico | splénique | -ic. ⊂ G. splēnicós. </text:p>
        </text:list-item>
        <text:list-item>
          <text:p text:style-name="P105"><text:span text:style-name="T3">spolia</text:span> -io | spogliare | spolier | to spoil | -iieren. = depræda. </text:p>
        </text:list-item>
        <text:list-item>
          <text:p text:style-name="P105">—<text:span text:style-name="T3">tione</text:span> -tio | -zione | -tion | -tion | -tion. </text:p>
        </text:list-item>
        <text:list-item>
          <text:p text:style-name="P105">—<text:span text:style-name="T3">tore</text:span> -tor | -tore | -teur | -tor | -tor. </text:p>
        </text:list-item>
        <text:list-item>
          <text:p text:style-name="P105"><text:span text:style-name="T3">sponda</text:span> -a | sponda | <text:span text:style-name="T5">bord</text:span>, éponge, éponte | | Sponde. = latere de lecto. </text:p>
        </text:list-item>
        <text:list-item>
          <text:p text:style-name="P105"><text:span text:style-name="T3">sponde</text:span> -eo = promitte. ⊃ sponso, responde. </text:p>
        </text:list-item>
        <text:list-item>
          <text:p text:style-name="P105"><text:soft-page-break/><text:span text:style-name="T3">spondeo</text:span> -ēus | -eo | -ée | -ee | -eus. ⊂ G. spondeíos = pede de versu græco-latino. </text:p>
        </text:list-item>
        <text:list-item>
          <text:p text:style-name="P105"><text:span text:style-name="T3">spongia</text:span> -a | spugna | éponge | sponge | <text:span text:style-name="T5">Schwamm</text:span>. ⊂ G. spoggiá. = Zool. « spongia, euspongia ». </text:p>
        </text:list-item>
        <text:list-item>
          <text:p text:style-name="P105">—<text:span text:style-name="T3">ioso</text:span> 100 | spugnoso | -ieux | -ious | -iös. </text:p>
        </text:list-item>
        <text:list-item>
          <text:p text:style-name="P105"><text:span text:style-name="T3">sponso</text:span> -us | sposo | époux | spouse, <text:span text:style-name="T5">husband</text:span> | <text:span text:style-name="T5">Verlobter</text:span>, Gespons. = qui e sponde matrimonio. </text:p>
        </text:list-item>
        <text:list-item>
          <text:p text:style-name="P105">—<text:span text:style-name="T3">a</text:span> -a | sposa | épouse | spouse. = femina sponso. </text:p>
        </text:list-item>
        <text:list-item>
          <text:p text:style-name="P105">—<text:span text:style-name="T3">ale</text:span> -alis | -ali | épousailles | -al | -alien. </text:p>
        </text:list-item>
        <text:list-item>
          <text:p text:style-name="P105"><text:span text:style-name="T3">sponte</text:span> -e = de suo voluntate. </text:p>
        </text:list-item>
        <text:list-item>
          <text:p text:style-name="P105">—<text:span text:style-name="T3">aneo</text:span> 100 | -aneo | -ané | -aneous | -an. </text:p>
        </text:list-item>
        <text:list-item>
          <text:p text:style-name="P105">——<text:span text:style-name="T3">eitate</text:span> | -eità | -éité | -eity | -eität. </text:p>
        </text:list-item>
        <text:list-item>
          <text:p text:style-name="P105"><text:span text:style-name="T3">spora</text:span> N | -ora | -ore | -ore | -oren. ⊂ G. sporá = semine. ⊂ sper. </text:p>
        </text:list-item>
        <text:list-item>
          <text:p text:style-name="P105"><text:span text:style-name="T3">sporadico</text:span> -ĭcus | -ico | -ique | -ic | -isch. ⊂ G. sporadicós = disseminato. ⊂ sper. </text:p>
        </text:list-item>
        <text:list-item>
          <text:p text:style-name="P105"><text:span text:style-name="T3">SPUE</text:span> spuo | sputare | <text:span text:style-name="T5">cracher</text:span> | spit | speien. ⊃ conspue, respue, sputo, spuma. ⊂ E. ⊃ A. D., G. ptye, R. plevatï. </text:p>
        </text:list-item>
        <text:list-item>
          <text:p text:style-name="P105"><text:span text:style-name="T3">spuma</text:span> -ma | -ma, schiuma | écume | -me | -ma. ⊂ spu(e) -ma. </text:p>
        </text:list-item>
        <text:list-item>
          <text:p text:style-name="P105">—<text:span text:style-name="T3">a</text:span> -o | -mare | écumer, <text:span text:style-name="T5">mousser</text:span> | -me | <text:span text:style-name="T5">schäumen</text:span>. </text:p>
        </text:list-item>
        <text:list-item>
          <text:p text:style-name="P105">—<text:span text:style-name="T3">oso</text:span> -osus | -oso | -eux | -ous | -ös. </text:p>
        </text:list-item>
        <text:list-item>
          <text:p text:style-name="P105"><text:span text:style-name="T3">spurco</text:span> -us | sporco. = ne puro, immundo, sordido. </text:p>
        </text:list-item>
        <text:list-item>
          <text:p text:style-name="P105"><text:span text:style-name="T3">spurio</text:span> 300 | spurio | spurius, <text:span text:style-name="T5">bâtard</text:span> | spurious | spurisch. = ne legitimo, falso, apocrypho. </text:p>
        </text:list-item>
        <text:list-item>
          <text:p text:style-name="P105"><text:span text:style-name="T3">sputo</text:span> -um | -o | <text:span text:style-name="T5">crachat</text:span> | sputum, spittle | <text:span text:style-name="T5">Speichel</text:span>. = quem spue. </text:p>
        </text:list-item>
        <text:list-item>
          <text:p text:style-name="P105"><text:span text:style-name="T3">squale</text:span> -eo = es « squalido ». </text:p>
        </text:list-item>
        <text:list-item>
          <text:p text:style-name="P105">—<text:span text:style-name="T3">ido</text:span> -ĭdus | squallido | | -id. = rigido, aspero, sordido, deserto. </text:p>
        </text:list-item>
        <text:list-item>
          <text:p text:style-name="P105">—<text:span text:style-name="T3">ore</text:span> -or | squallore | | -or. </text:p>
        </text:list-item>
        <text:list-item>
          <text:p text:style-name="P105"><text:span text:style-name="T3">squalo</text:span> -us | squalo | squale | <text:span text:style-name="T5">shark</text:span> (squaloid). = pisce carnivoro de mari. </text:p>
        </text:list-item>
        <text:list-item>
          <text:p text:style-name="P105"><text:span text:style-name="T3">squama</text:span> -a | squama | <text:span text:style-name="T5">écaille</text:span>, squame | <text:span text:style-name="T5">scale</text:span>, squama | <text:span text:style-name="T5">Schuppe</text:span>. </text:p>
        </text:list-item>
        <text:list-item>
          <text:p text:style-name="P105">—<text:span text:style-name="T3">oso</text:span> -ōsus | -oso | -eux | -ose | -ös. </text:p>
        </text:list-item>
        <text:list-item>
          <text:p text:style-name="P105"><text:span text:style-name="T3">STA</text:span> -o | stare, H. P. estar | <text:span text:style-name="T5">être debout</text:span> | to stand, to stay | stehen. ⊃ stabile, stabulo, statione, statu, statua, statue, statura, circumsta, consta, dista, insta, obsta, præsta, resta, arresta, substantia, siste, destina, obstina. ⊂ E. sta ⊃ G. sta; A. stand, D. stehen; R. statï, S. stha. </text:p>
        </text:list-item>
        <text:list-item>
          <text:p text:style-name="P105">G. sta ⊃ apostata, apostema, statica, stasi, aerostato, apostasia, systema. </text:p>
        </text:list-item>
        <text:list-item>
          <text:p text:style-name="P105">—<text:span text:style-name="T3">bile</text:span> -bĭlis | -bile | -ble | -ble | -bil. </text:p>
        </text:list-item>
        <text:list-item>
          <text:p text:style-name="P105">—<text:span text:style-name="T3">bili</text:span> -bĭlio | -ire | établir | to establish | -ieren. = redde stabile. </text:p>
        </text:list-item>
        <text:list-item>
          <text:p text:style-name="P105">——<text:span text:style-name="T3">mento</text:span> | -mento | établissement | establishment. = fabrica, officina. </text:p>
        </text:list-item>
        <text:list-item>
          <text:p text:style-name="P105">——<text:span text:style-name="T3">tate</text:span> -tas | -tà | -té | -ty | -tät. </text:p>
        </text:list-item>
        <text:list-item>
          <text:p text:style-name="P105">—<text:span text:style-name="T3">bulo</text:span> -bŭlum | stalla | étable | stable, stall | Stall. </text:p>
        </text:list-item>
        <text:list-item>
          <text:p text:style-name="P105"><text:span text:style-name="T3">stadio</text:span> -dium | -io | -e | -ium | -ium. ⊂ G. stádion. = mensura lineare de circa 185 metro; loco pro cursu de equos; gradu de evolutione. </text:p>
        </text:list-item>
        <text:list-item>
          <text:p text:style-name="P105"><text:span text:style-name="T3">stagno</text:span> -um | stagno | étang, <text:span text:style-name="T5">mare</text:span> | <text:span text:style-name="T5">pool</text:span> | <text:span text:style-name="T5">Teich</text:span>. = palude, aqua <text:soft-page-break/>que sta. </text:p>
        </text:list-item>
        <text:list-item>
          <text:p text:style-name="P105">—<text:span text:style-name="T3">a</text:span> 100 | -are | -er | -ate | -ieren. = fi stagno. </text:p>
        </text:list-item>
        <text:list-item>
          <text:p text:style-name="P105">—<text:span text:style-name="T3">ante</text:span> 100 | -ante | -ant | -ant. </text:p>
        </text:list-item>
        <text:list-item>
          <text:p text:style-name="P105"><text:span text:style-name="T3">stalactite</text:span> N | stallatite | -ite | -ite | -it. = deposito superiore de carbonato de calcio, ab aqua que i stilla in cavernas. ⊂ stalag. </text:p>
        </text:list-item>
        <text:list-item>
          <text:p text:style-name="P105">G. stalag stalázō = stilla. ⊃ stalagmós = gutta; stalactós = que stilla ad guttas, stalactite, stalagmite. </text:p>
        </text:list-item>
        <text:list-item>
          <text:p text:style-name="P105"><text:span text:style-name="T3">stalagmite</text:span> N | -mite | -mite | -mite | -mit. = deposito inferiore de carbonato de calcio, ab aqua que e stilla in cavernas. ⊂ stalag. </text:p>
        </text:list-item>
        <text:list-item>
          <text:p text:style-name="P105"><text:span text:style-name="T3">stamine</text:span> -men -mĭn- = filo. </text:p>
        </text:list-item>
        <text:list-item>
          <text:p text:style-name="P105">— (Plinio) | stame | étamine | stamen | <text:span text:style-name="T5">Staubfaden</text:span>, Stamen. = organo masculino de flore. </text:p>
        </text:list-item>
        <text:list-item>
          <text:p text:style-name="P105">—<text:span text:style-name="T3">ifero</text:span> -ĕrus | -fero | -fère | -ferous. </text:p>
        </text:list-item>
        <text:list-item>
          <text:p text:style-name="P105"><text:span text:style-name="T3">stanno</text:span> -um (Plinio) | stagno | étain | <text:span text:style-name="T5">tin</text:span>, stannum | <text:span text:style-name="T5">Zinn</text:span>. = metallo cum symbolo « Sn ». </text:p>
        </text:list-item>
        <text:list-item>
          <text:p text:style-name="P105">G. stasi stásis = to sta. ⊃ apostasia. </text:p>
        </text:list-item>
        <text:list-item>
          <text:p text:style-name="P105"><text:span text:style-name="T3">statica</text:span> -ĭca | -ica | -ique | -ics | -ik. = scientia de æquilibrio. ⊂ G. static <text:span text:style-name="T3">ē</text:span>. ⊂ </text:p>
        </text:list-item>
        <text:list-item>
          <text:p text:style-name="P105"><text:span text:style-name="T3">statico</text:span> -ĭcus | -ico | -ique | -ic | -ik. = que sta. ⊂ G. staticós. </text:p>
        </text:list-item>
        <text:list-item>
          <text:p text:style-name="P105">L. statim = subito, sine mora. </text:p>
        </text:list-item>
        <text:list-item>
          <text:p text:style-name="P105"><text:span text:style-name="T3">statione</text:span> -tio | -zione | -tion, <text:span text:style-name="T5">gare</text:span> | -tion | -tion. = to sta, loco pro sta. </text:p>
        </text:list-item>
        <text:list-item>
          <text:p text:style-name="P105">—<text:span text:style-name="T3">ario</text:span> 300 | stazionario | stationnaire | -ary | -är. = immobile. </text:p>
        </text:list-item>
        <text:list-item>
          <text:p text:style-name="P105"><text:span text:style-name="T3">stato</text:span> -us = posito, determinato, fixo. ⊂ sta. </text:p>
        </text:list-item>
        <text:list-item>
          <text:p text:style-name="P105"><text:span text:style-name="T3">statu</text:span> -us | stato | état | state | Stand. = to sta, modo de sta, positione, situatione, circumstantia, conditione sociale. </text:p>
        </text:list-item>
        <text:list-item>
          <text:p text:style-name="P105">— M | stato | état | State | Staat. = imperio, regno, republica. </text:p>
        </text:list-item>
        <text:list-item>
          <text:p text:style-name="P105">—<text:span text:style-name="T3">istica</text:span> -ĭca | -ica | -ique | -ics | -ik. = factos numerico reducto ad systema. ⊂ statu. </text:p>
        </text:list-item>
        <text:list-item>
          <text:p text:style-name="P105">—<text:span text:style-name="T3">istico</text:span> -ĭcus | -ico | -icien | -ic, -ician | -isch. </text:p>
        </text:list-item>
        <text:list-item>
          <text:p text:style-name="P105"><text:span text:style-name="T3">statua</text:span> -a | statua | statue | statue | Statue. = imagine, simulacro ex metallo aut ex lapide, de homine. ⊂ sta. </text:p>
        </text:list-item>
        <text:list-item>
          <text:p text:style-name="P105">—<text:span text:style-name="T3">uaria</text:span> 100 | -ia | la statuaire | -y | -ia. = arte de statuario. </text:p>
        </text:list-item>
        <text:list-item>
          <text:p text:style-name="P105">—<text:span text:style-name="T3">uario</text:span> 100 | -ario | -aire | -ary | -arius. = sculptore. </text:p>
        </text:list-item>
        <text:list-item>
          <text:p text:style-name="P105"><text:span text:style-name="T3">statue</text:span> -ŭo | -uire | -uer | | -uieren. = pone, stabili, erige, decide, judica, jube. ⊃ institue, constitue, destitue, prostitue, restitue, substitue. </text:p>
        </text:list-item>
        <text:list-item>
          <text:p text:style-name="P105"><text:span text:style-name="T3">statura</text:span> -a | -tura | -ture | -ture | -tur. = magnitudine de corpore. ⊂ statu. </text:p>
        </text:list-item>
        <text:list-item>
          <text:p text:style-name="P105"><text:span text:style-name="T3">statuto</text:span> -um | -uto | -ut | -ute | -ut. = re quem statue, regula, deliberatione, lege, decreto. </text:p>
        </text:list-item>
        <text:list-item>
          <text:p text:style-name="P105">staura, <text:span text:style-name="T5">thema de</text:span> in—, re—. = fac sta. </text:p>
        </text:list-item>
        <text:list-item>
          <text:p text:style-name="P105">G. stear, <text:span text:style-name="T5">et</text:span> steat, <text:span text:style-name="T5">nomin. stéar</text:span>, <text:span text:style-name="T5">gen. stéatos. = sebo, adipe. </text:span></text:p>
        </text:list-item>
        <text:list-item>
          <text:p text:style-name="P105"><text:span text:style-name="T3">stearico</text:span> -ĭcus | -ico | stéarique | -ic. = acido tracto ex « stearina » per saponificatione. </text:p>
        </text:list-item>
        <text:list-item>
          <text:p text:style-name="P105"><text:span text:style-name="T3">stearina</text:span> | -rina | stéarine | -rin | -rin. = principale constituente de sebo [stear]. </text:p>
        </text:list-item>
        <text:list-item>
          <text:p text:style-name="P105"><text:span text:style-name="T3">steatite</text:span> (Plinio) | -ite | sté— | -ite | -it. = talco, silicato naturale de <text:soft-page-break/>magnesio. ⊂ G. steatítēs ⊂ stear. </text:p>
        </text:list-item>
        <text:list-item>
          <text:p text:style-name="P105">G. stel stéllō = mitte, comprime. ⊃ apostolo, stola, epistola, peristaltico, diastole, systole. </text:p>
        </text:list-item>
        <text:list-item>
          <text:p text:style-name="P105"><text:span text:style-name="T3">stela</text:span> 100 | stela | stèle | stela | Stele. = monumento in forma de columna. ⊂ G. st <text:span text:style-name="T3">ē</text:span>lē ⊂ sta. </text:p>
        </text:list-item>
        <text:list-item>
          <text:p text:style-name="P105"><text:span text:style-name="T3">stella</text:span> -a | stella, H. P. estrella | étoile | star | Stern. ⊂ E. ster ⊃ G. astro, A. star, D. Stern. ⊃ constellatione. </text:p>
        </text:list-item>
        <text:list-item>
          <text:p text:style-name="P105">—<text:span text:style-name="T3">are</text:span> 400 | -are | -aire | -ar. </text:p>
        </text:list-item>
        <text:list-item>
          <text:p text:style-name="P105">—<text:span text:style-name="T3">ato</text:span> -us | -ato | étoilé | stellate(d). = cum stellas. </text:p>
        </text:list-item>
        <text:list-item>
          <text:p text:style-name="P105"><text:span text:style-name="T3">stemma</text:span>(te) 100 | stemma | | stemma | Stemma. = arbore genealogico de familia. ⊂ G. stémma = corona circa imagine de avos. </text:p>
        </text:list-item>
        <text:list-item>
          <text:p text:style-name="P105">G. steno stenós = stricto, compresso. </text:p>
        </text:list-item>
        <text:list-item>
          <text:p text:style-name="P105"><text:span text:style-name="T3">stenographo</text:span> ă | -afo | sté—aphe | -apher | -aph. ⊂ steno graph -o. </text:p>
        </text:list-item>
        <text:list-item>
          <text:p text:style-name="P105">—<text:span text:style-name="T3">ia</text:span> | -afia | sté—aphie | -aphy | -aphie. </text:p>
        </text:list-item>
        <text:list-item>
          <text:p text:style-name="P105">—<text:span text:style-name="T3">ico</text:span> -ĭcus | -fico | sté—ique | -ic | -isch. </text:p>
        </text:list-item>
        <text:list-item>
          <text:p text:style-name="P105"><text:span text:style-name="T3">Stentore</text:span> -tŏr. ⊂ G. Sténtōr. = præcone græco in bello de Troia, quem Homero describe cum voce plus potente quam strepitu de 50 homine. </text:p>
        </text:list-item>
        <text:list-item>
          <text:p text:style-name="P105">—<text:span text:style-name="T3">eo</text:span> 400 | -eo | | -ian | stentorisch. </text:p>
        </text:list-item>
        <text:list-item>
          <text:p text:style-name="P105"><text:span text:style-name="T3">stercore</text:span> -cus -cŏr- | sterco | <text:span text:style-name="T5">fumier</text:span>, <text:span text:style-name="T5">fiente</text:span> | <text:span text:style-name="T5">dung</text:span> | <text:span text:style-name="T5">Mist</text:span>. = fimo, fæce. </text:p>
        </text:list-item>
        <text:list-item>
          <text:p text:style-name="P105">—<text:span text:style-name="T3">a</text:span> ŏ 100 = da stercore ad agro. </text:p>
        </text:list-item>
        <text:list-item>
          <text:p text:style-name="P105">—<text:span text:style-name="T3">atione</text:span> 100 | | -ation | -ation | -ation. </text:p>
        </text:list-item>
        <text:list-item>
          <text:p text:style-name="P105">—<text:span text:style-name="T3">ario</text:span> | -ario | -aire | -ary. = insecto que vive in stercore. </text:p>
        </text:list-item>
        <text:list-item>
          <text:p text:style-name="P105"><text:span text:style-name="T3">stereo-,</text:span> G. stereós = solido, rigido, firmo. ⊃ F. stère = metro cubo. || D. starr = rigido. </text:p>
        </text:list-item>
        <text:list-item>
          <text:p text:style-name="P105">—<text:span text:style-name="T3">graphia</text:span> | -afia | stéréographie | -aphy | -aphie. = arte de repræsenta solido super plano. </text:p>
        </text:list-item>
        <text:list-item>
          <text:p text:style-name="P105">—<text:span text:style-name="T3">graphico</text:span> -ĭcus | -afico | stéréographique | -aphic | -aphisch. </text:p>
        </text:list-item>
        <text:list-item>
          <text:p text:style-name="P105">—<text:span text:style-name="T3">metria</text:span> | -etria | stéréométrie | -etry | -etrie. = mensura de volumine. </text:p>
        </text:list-item>
        <text:list-item>
          <text:p text:style-name="P105">—<text:span text:style-name="T3">metrico</text:span> -ĭcus | -ico | stéréométrique | -ical | -isch. </text:p>
        </text:list-item>
        <text:list-item>
          <text:p text:style-name="P105">—<text:span text:style-name="T3">metro</text:span> ĕ | -metro | stéréomètre | -meter | -meter. </text:p>
        </text:list-item>
        <text:list-item>
          <text:p text:style-name="P105">—<text:span text:style-name="T3">scopio</text:span> | -opio | stéréoscope | -ope | -op. = instrumento que fac vide solido combinatione de duo imagine plano. </text:p>
        </text:list-item>
        <text:list-item>
          <text:p text:style-name="P105">—<text:span text:style-name="T3">tomia</text:span> | -ia | stéréotomie | -y | -ie. </text:p>
        </text:list-item>
        <text:list-item>
          <text:p text:style-name="P105">—<text:span text:style-name="T3">typia</text:span> | stereotipia | stéréotypie | stereotypy | -ie. </text:p>
        </text:list-item>
        <text:list-item>
          <text:p text:style-name="P105"><text:span text:style-name="T3">sterile</text:span> -ĭlis | -ile | stérile | -ile | -il. = ne fecundo, ne fructifero. ||? G. stereo = rigido. </text:p>
        </text:list-item>
        <text:list-item>
          <text:p text:style-name="P105">—<text:span text:style-name="T3">itate</text:span> -itas | -ità | stérilité | -ity | -ität. </text:p>
        </text:list-item>
        <text:list-item>
          <text:p text:style-name="P105">—<text:span text:style-name="T3">iza</text:span> | -izzare | stériliser | -ize | -isieren. </text:p>
        </text:list-item>
        <text:list-item>
          <text:p text:style-name="P105">——<text:span text:style-name="T3">tione</text:span> | -izzazione | sté—isation | -tion | -isation. </text:p>
        </text:list-item>
        <text:list-item>
          <text:p text:style-name="P105"><text:span text:style-name="T3">sterne</text:span> -o = extende in terra. ⊃ strato, prosterne, consterna. ⊂ stra -n-. </text:p>
        </text:list-item>
        <text:list-item>
          <text:p text:style-name="P105"><text:span text:style-name="T3">sterno</text:span> | -o | -um | -um | -um. = osse anteriore de thorace. ⊂ G. stérnon. </text:p>
        </text:list-item>
        <text:list-item>
          <text:p text:style-name="P105"><text:soft-page-break/><text:span text:style-name="T3">sternue</text:span> -uo = </text:p>
        </text:list-item>
        <text:list-item>
          <text:p text:style-name="P105"><text:span text:style-name="T3">sternuta</text:span> 100 | sternutare | éternuer | <text:span text:style-name="T5">to sneeze</text:span> | <text:span text:style-name="T5">niesen</text:span>. ⊂ G. stárnumai. </text:p>
        </text:list-item>
        <text:list-item>
          <text:p text:style-name="P105">—<text:span text:style-name="T3">tione</text:span> 200 | -zione | -tion | -tion | -tion. </text:p>
        </text:list-item>
        <text:list-item>
          <text:p text:style-name="P105"><text:span text:style-name="T3">stetho-,</text:span> G. st <text:span text:style-name="T3">ē</text:span>thos = pectore. </text:p>
        </text:list-item>
        <text:list-item>
          <text:p text:style-name="P105">—<text:span text:style-name="T3">scopio</text:span> | stetoscopio | stéthoscope | -ope | -op. ⊂ stetho scop -io. </text:p>
        </text:list-item>
        <text:list-item>
          <text:p text:style-name="P105"><text:span text:style-name="T3">sterte</text:span> -o | <text:span text:style-name="T5">russare</text:span> | <text:span text:style-name="T5">ronfler</text:span> | <text:span text:style-name="T5">snore</text:span> | <text:span text:style-name="T5">schnarchen</text:span>. = emitte rhoncho. </text:p>
        </text:list-item>
        <text:list-item>
          <text:p text:style-name="P105">—<text:span text:style-name="T3">oreo</text:span> | | -oreux | -orous. = (respiratione) cum rumore. </text:p>
        </text:list-item>
        <text:list-item>
          <text:p text:style-name="P105"><text:span text:style-name="T3">stibio</text:span> (Plinio) = antimonio, metallo cum symbolo « Sb ». ⊂ G. stíbi = sale de stibio. </text:p>
        </text:list-item>
        <text:list-item>
          <text:p text:style-name="P105">—<text:span text:style-name="T3">iale</text:span> | -iato | -ial | -ial. </text:p>
        </text:list-item>
        <text:list-item>
          <text:p text:style-name="P105">G. sticho stíchos = versu. ⊃ acrosticho, disticho. </text:p>
        </text:list-item>
        <text:list-item>
          <text:p text:style-name="P105">G. stig stízō = punge, signa. ⊃ stigma. || L. stingue. </text:p>
        </text:list-item>
        <text:list-item>
          <text:p text:style-name="P105"><text:span text:style-name="T3">stigma</text:span>(te) | -ma, stimmate | -mate | -ma | -ma. = signo, residuo de vulnere, cicactrice. ⊂ G. stígma ⊂ stig. </text:p>
        </text:list-item>
        <text:list-item>
          <text:p text:style-name="P105">— N | stimma | stigmate | stigma. = parte superiore de pistillo in flore; poro in pelle. </text:p>
        </text:list-item>
        <text:list-item>
          <text:p text:style-name="P105">—<text:span text:style-name="T3">tiza</text:span> | -izzare | -iser | -ize | -isieren. = signa, characteriza. ⊂ G. stigmatízō. </text:p>
        </text:list-item>
        <text:list-item>
          <text:p text:style-name="P105"><text:span text:style-name="T3">stilla</text:span> -a | stilla | <text:span text:style-name="T5">goutte</text:span> | <text:span text:style-name="T5">drop</text:span> | <text:span text:style-name="T5">Tropfen</text:span>. = gutta. ⊃ distilla, in—. </text:p>
        </text:list-item>
        <text:list-item>
          <text:p text:style-name="P105">—<text:span text:style-name="T3">icidio</text:span> -ium | -io | -e | -e | -ium. = loco ubi cade stillas de pluvia ab tecto. </text:p>
        </text:list-item>
        <text:list-item>
          <text:p text:style-name="P105"><text:span text:style-name="T3">stilo</text:span> -us = palo acuto, aculeo || stingue, stimulo. Confuso cum « stylo ». </text:p>
        </text:list-item>
        <text:list-item>
          <text:p text:style-name="P105">— -us = aculeo ex ferro pro scribe super tabulas cerato, graphio. </text:p>
        </text:list-item>
        <text:list-item>
          <text:p text:style-name="P105">— -us | stile | style | style | Stil. = modo de scribe. </text:p>
        </text:list-item>
        <text:list-item>
          <text:p text:style-name="P105">— 100 | stelo. = caule, calamo que sustine flore. </text:p>
        </text:list-item>
        <text:list-item>
          <text:p text:style-name="P105">— M | stilo | stylet | stylet | Stilett. = pugione, sica. </text:p>
        </text:list-item>
        <text:list-item>
          <text:p text:style-name="P105"><text:span text:style-name="T3">stimula</text:span> -ŭlo | stimolare | -er | -ate | -ieren. = incita per stimulo. </text:p>
        </text:list-item>
        <text:list-item>
          <text:p text:style-name="P105">—<text:span text:style-name="T3">nte</text:span> | stimolante | -ant | -ant. </text:p>
        </text:list-item>
        <text:list-item>
          <text:p text:style-name="P105">—<text:span text:style-name="T3">tione</text:span> -tio | -zione | -tion | -tion | -tion. </text:p>
        </text:list-item>
        <text:list-item>
          <text:p text:style-name="P105"><text:span text:style-name="T3">stimulo</text:span> -ŭlus | stimolo, <text:span text:style-name="T5">pungolo</text:span> | -us | -us | -us. = aculeo pro punge [stingue] boves. </text:p>
        </text:list-item>
        <text:list-item>
          <text:p text:style-name="P105"><text:span text:style-name="T3">stingue,</text:span> <text:span text:style-name="T5">thema</text:span> = punge, signa. ⊃ distingue, stimulo, instiga, præstigio. ⊂ E. stig. ⊃ G. stízō, stígma; D. stechen, A. stitch = punge; A. sting = stimulo; R. stegatï = instiga. </text:p>
        </text:list-item>
        <text:list-item>
          <text:p text:style-name="P105"><text:span text:style-name="T3">stingue</text:span> -uo = « exstingue », stingue igni. </text:p>
        </text:list-item>
        <text:list-item>
          <text:p text:style-name="P105"><text:span text:style-name="T3">stipa</text:span> -o | stipare, stivare | <text:span text:style-name="T5">entasser</text:span>, estiver | <text:span text:style-name="T5">pack</text:span> | <text:span text:style-name="T5">stopfen</text:span>. = accumula, condensa. ⊃ constipa, stipendio, stipula. </text:p>
        </text:list-item>
        <text:list-item>
          <text:p text:style-name="P105"><text:span text:style-name="T3">stipe</text:span> stips = minimo moneta romano, obolo. ⊃ stipendio. ⊂ stipa = cude ære. </text:p>
        </text:list-item>
        <text:list-item>
          <text:p text:style-name="P105"><text:span text:style-name="T3">stipendio</text:span> -ium | -io | <text:span text:style-name="T5">solde</text:span> | stipend | -ium. ⊂ stipe (pe)nd(e) -io. </text:p>
        </text:list-item>
        <text:list-item>
          <text:p text:style-name="P105">—<text:span text:style-name="T3">ia</text:span> | -iare | -ier | to stipend | <text:span text:style-name="T5">besolden</text:span>. = da stipendio. </text:p>
        </text:list-item>
        <text:list-item>
          <text:p text:style-name="P105">—ia -ior (Plinio) = recipe stipendio. </text:p>
        </text:list-item>
        <text:list-item>
          <text:p text:style-name="P105">—<text:span text:style-name="T3">iario</text:span> -iarius | -iario | -iaire | -iary. </text:p>
        </text:list-item>
        <text:list-item>
          <text:p text:style-name="P105"><text:span text:style-name="T3">stipite</text:span> stipes -pĭt- | stipite | stipe | stipe. = trunco de arbore, palo. || L. stuppa; A. stub = stipite; A. stiff, D. steif = rigido. </text:p>
        </text:list-item>
        <text:list-item>
          <text:p text:style-name="P105"><text:soft-page-break/><text:span text:style-name="T3">stipula</text:span> -ŭlor | -are | -er | -ate | -ieren. = fac contractu, conveni, fixa. ⊂ stipa. </text:p>
        </text:list-item>
        <text:list-item>
          <text:p text:style-name="P105">—<text:span text:style-name="T3">nte</text:span> | -nte | -nt | | -nt. </text:p>
        </text:list-item>
        <text:list-item>
          <text:p text:style-name="P105">—<text:span text:style-name="T3">tione</text:span> -tio | -zione | -tion | -tion | -tion. </text:p>
        </text:list-item>
        <text:list-item>
          <text:p text:style-name="P105"><text:span text:style-name="T3">stirpe</text:span> stirps | stirpe | stirpe | stirps. = familia, prole, descendentes ab idem origine, progenie. ⊃ exstirpa. </text:p>
        </text:list-item>
        <text:list-item>
          <text:p text:style-name="P105"><text:span text:style-name="T3">stiva</text:span> -a | stiva. = capulo de aratro. </text:p>
        </text:list-item>
        <text:list-item>
          <text:p text:style-name="P105"><text:span text:style-name="T3">stola</text:span> -a | stola | étole | stole | Stole. = veste longo. ⊂ G. stol <text:span text:style-name="T3">ē</text:span>. </text:p>
        </text:list-item>
        <text:list-item>
          <text:p text:style-name="P105"><text:span text:style-name="T3">stomacho</text:span> -ăchus | -aco | estomach | -ach | -achus, <text:span text:style-name="T5">Schlund</text:span>. ⊂ G. stómachos. </text:p>
        </text:list-item>
        <text:list-item>
          <text:p text:style-name="P105">—<text:span text:style-name="T3">ico</text:span> ĭ 100 | -acale | -achique | -achic | -achal. ⊂ G. -icós. </text:p>
        </text:list-item>
        <text:list-item>
          <text:p text:style-name="P105"><text:span text:style-name="T3">storace</text:span> -ax -ăc-, <text:span text:style-name="T5">et</text:span> <text:span text:style-name="T3">styrace</text:span> | storace | storax, styrax | storax | Storax. = specie de resina odorante. ⊂ G. stúrax. </text:p>
        </text:list-item>
        <text:list-item>
          <text:p text:style-name="P105"><text:span text:style-name="T3">storea</text:span> -ĕa | stuoia | store | store. = tela ex junco et palea, pro sterne humo, aut fenestra. </text:p>
        </text:list-item>
        <text:list-item>
          <text:p text:style-name="P105"><text:span text:style-name="T3">stra,</text:span> <text:span text:style-name="T5">thema de</text:span> sterne, stramine, strato, strue. || G. storee, strato. || A. straw, D. Streu Stroh = stramen, palea. || R. (pro)stere(tï) = sterne; S. star. </text:p>
        </text:list-item>
        <text:list-item>
          <text:p text:style-name="P105"><text:span text:style-name="T3">strabo</text:span> -us | <text:span text:style-name="T5">guercio</text:span> | <text:span text:style-name="T5">louche</text:span> | <text:span text:style-name="T5">squint</text:span> | <text:span text:style-name="T5">schielend</text:span>. = cum oculos distorto, lusco, cum « strabismo ». ⊂ G. -ós. ⊂ strephe = torque. </text:p>
        </text:list-item>
        <text:list-item>
          <text:p text:style-name="P105">—<text:span text:style-name="T3">ismo</text:span> | -ismo | -isme | -ism | -ismus. ⊂ G. -ismós. </text:p>
        </text:list-item>
        <text:list-item>
          <text:p text:style-name="P105"><text:span text:style-name="T3">strage</text:span> -es | strage. = magno occisione, cæde, ruina. </text:p>
        </text:list-item>
        <text:list-item>
          <text:p text:style-name="P105"><text:span text:style-name="T3">stramine</text:span> -men -mĭn- | strame | <text:span text:style-name="T5">litière</text:span>, étrain | straw, <text:span text:style-name="T5">bed for horses</text:span> | Streu. = || G. str <text:span text:style-name="T3">ō</text:span>ma ⊂ stra -men. </text:p>
        </text:list-item>
        <text:list-item>
          <text:p text:style-name="P105"><text:span text:style-name="T3">strangula</text:span> -ŭlo | strangolare | étrangler | to strangle | -ieren. ⊂ G. strango straggós = tortuoso, straggálē = laqueo, straggalóō = strangula. || L. stringe. </text:p>
        </text:list-item>
        <text:list-item>
          <text:p text:style-name="P105">—<text:span text:style-name="T3">tione</text:span> 100 | -olazione | -tion | -tion | -tion. </text:p>
        </text:list-item>
        <text:list-item>
          <text:p text:style-name="P105">—<text:span text:style-name="T3">tore</text:span> 300 | -olatore | -teur. </text:p>
        </text:list-item>
        <text:list-item>
          <text:p text:style-name="P105"><text:span text:style-name="T3">strata</text:span> 400 | strada, <text:span text:style-name="T5">via;</text:span> H. P. estrada | <text:span text:style-name="T5">rue</text:span>, <text:span text:style-name="T5">route</text:span> | street, <text:span text:style-name="T5">road</text:span> | Strasse. = via strato. </text:p>
        </text:list-item>
        <text:list-item>
          <text:p text:style-name="P105"><text:span text:style-name="T3">stratego</text:span> (Plauto) | -ego | -ège | -egus | -eg(e). = duce generale de exercitu. ⊂ G. stratēgós ⊂ strato [exercitu] age [duc]. </text:p>
        </text:list-item>
        <text:list-item>
          <text:p text:style-name="P105">—<text:span text:style-name="T3">ema</text:span>(te) -ema | stratagemma | stratagème | stratagem | Strategem. ⊂ G. strat <text:span text:style-name="T3">ē</text:span>gēma. </text:p>
        </text:list-item>
        <text:list-item>
          <text:p text:style-name="P105">—<text:span text:style-name="T3">ia</text:span> 100 | -ia | stratégie | -y | -ie. ⊂ G. stratēgía. </text:p>
        </text:list-item>
        <text:list-item>
          <text:p text:style-name="P105">—<text:span text:style-name="T3">ico</text:span> -ĭcus | -ico | stratégique | -ic | -isch. ⊂ G. stratēgicós. </text:p>
        </text:list-item>
        <text:list-item>
          <text:p text:style-name="P105"><text:span text:style-name="T3">stratifica</text:span> -ĭco | -ificare | -ifier | -ify | -ificieren. = dispone ad stratos. </text:p>
        </text:list-item>
        <text:list-item>
          <text:p text:style-name="P105">—<text:span text:style-name="T3">tione</text:span> | -zione | -tion | -tion | -tion. </text:p>
        </text:list-item>
        <text:list-item>
          <text:p text:style-name="P105"><text:span text:style-name="T3">strato</text:span> -um | strato | strate, <text:span text:style-name="T5">couche de terrain</text:span> | stratum, <text:span text:style-name="T5">layer</text:span> | Stratum, Straten. ⊃ stratifica. ⊂ stra -to. </text:p>
        </text:list-item>
        <text:list-item>
          <text:p text:style-name="P105">G. strato stratós = exercitu. ⊃ stratego. </text:p>
        </text:list-item>
        <text:list-item>
          <text:p text:style-name="P105"><text:span text:style-name="T3">strena</text:span> (Plauto) | strenna | étrenne. = dono pro augurio in principio de anno. </text:p>
        </text:list-item>
        <text:list-item>
          <text:p text:style-name="P105"><text:span text:style-name="T3">strenuo</text:span> -ŭus | strenuo | | strenuous. = forte, energico, activo, animoso. || G. strēn <text:span text:style-name="T3">ē</text:span>s = aspero, indomito, A. stern = severo, D. streng = rigido. </text:p>
        </text:list-item>
        <text:list-item>
          <text:p text:style-name="P105"><text:soft-page-break/>—<text:span text:style-name="T3">uitate</text:span> -tas | -uità | <text:span text:style-name="T5">courage</text:span> | -uity | -uität. </text:p>
        </text:list-item>
        <text:list-item>
          <text:p text:style-name="P105"><text:span text:style-name="T3">strepe</text:span> -o = </text:p>
        </text:list-item>
        <text:list-item>
          <text:p text:style-name="P105">—<text:span text:style-name="T3">ita</text:span> -ĭto | strepitare. = fac strepitu. </text:p>
        </text:list-item>
        <text:list-item>
          <text:p text:style-name="P105">—<text:span text:style-name="T3">itu</text:span> -ĭtus | strepito | <text:span text:style-name="T5">bruit</text:span> | <text:span text:style-name="T5">noise</text:span> | <text:span text:style-name="T5">Geräusch</text:span>. = rumore, sono, murmure. </text:p>
        </text:list-item>
        <text:list-item>
          <text:p text:style-name="P105">G. strephe, stréphō = verte. ⊃ stropha, apostrophe, catastrophe. </text:p>
        </text:list-item>
        <text:list-item>
          <text:p text:style-name="P105"><text:span text:style-name="T3">stria</text:span> 100 | stria | strie, <text:span text:style-name="T5">raye</text:span> | stria, <text:span text:style-name="T5">streak</text:span> | <text:span text:style-name="T5">Streif</text:span>, Stria. = canales in superficie de columna. </text:p>
        </text:list-item>
        <text:list-item>
          <text:p text:style-name="P105">— 100 | striare | strier | to striate. </text:p>
        </text:list-item>
        <text:list-item>
          <text:p text:style-name="P105">—<text:span text:style-name="T3">tura</text:span> 100 | -tura | striure, <text:span text:style-name="T5">rayure</text:span> | -ture | -tur. </text:p>
        </text:list-item>
        <text:list-item>
          <text:p text:style-name="P105"><text:span text:style-name="T3">stricto</text:span> -us | stretto | étroit, strict | strait, strict | strict. = quem stringe. </text:p>
        </text:list-item>
        <text:list-item>
          <text:p text:style-name="P105"><text:span text:style-name="T3">stride</text:span> -o <text:span text:style-name="T5">et</text:span> -eo | stridere | strider | <text:span text:style-name="T5">creak</text:span>, stridulate | <text:span text:style-name="T5">schwirren</text:span>. = fac rumore « stridente ». = || G. trízō. </text:p>
        </text:list-item>
        <text:list-item>
          <text:p text:style-name="P105">—<text:span text:style-name="T3">ente</text:span> -ens | -ente | -ent | -ent. </text:p>
        </text:list-item>
        <text:list-item>
          <text:p text:style-name="P105">—<text:span text:style-name="T3">ore</text:span> -or | -ore | -eur | -or. </text:p>
        </text:list-item>
        <text:list-item>
          <text:p text:style-name="P105">—<text:span text:style-name="T3">ulo</text:span> -ŭlus | -ulo | -uleux | -ulous. </text:p>
        </text:list-item>
        <text:list-item>
          <text:p text:style-name="P105"><text:span text:style-name="T3">striga</text:span> 100 | striscia | | | Strich. = linea, rectangulo multo stricto. </text:p>
        </text:list-item>
        <text:list-item>
          <text:p text:style-name="P105"><text:span text:style-name="T3">strige</text:span> strix | strige | strige | strix. = Zool. « strix bubo », avi rapace nocturno. ⊃ I. strega = femina nocente. </text:p>
        </text:list-item>
        <text:list-item>
          <text:p text:style-name="P105"><text:span text:style-name="T3">strigile</text:span> -ĭlis | striglia | étrille | strigil, Strike | Striegel. = instrumento pro frica. </text:p>
        </text:list-item>
        <text:list-item>
          <text:p text:style-name="P105"><text:span text:style-name="T3">stringe</text:span> -o | -ere | étreindre, <text:span text:style-name="T5">serrer</text:span> | <text:span text:style-name="T5">to tighten</text:span>, to strain | -ieren. = comprime, constringe, liga cum fune. ⊃ stricto, astringe, constringe, distringe, restringe. || A. string, D. Strang, Strick = fune; D. Strecke = segmento de recta. </text:p>
        </text:list-item>
        <text:list-item>
          <text:p text:style-name="P105">—<text:span text:style-name="T3">ente</text:span> | -ente | | -ent | -ent. </text:p>
        </text:list-item>
        <text:list-item>
          <text:p text:style-name="P105"><text:span text:style-name="T3">strontio</text:span> N | -zio | -tium | -tium | -tium. = metallo cum symbolo « Sr » tracto in 1790 ex minerale de Strontian in Scottland. </text:p>
        </text:list-item>
        <text:list-item>
          <text:p text:style-name="P105"><text:span text:style-name="T3">stropha</text:span> N | -fa | -phe | -phe | -phe. = divisione regulare de uno poesia. ⊂ G. stroph <text:span text:style-name="T3">ē</text:span> = gyro, ambage, fraude, stropha. ⊂ strephe. </text:p>
        </text:list-item>
        <text:list-item>
          <text:p text:style-name="P105">— 100 = fraude. </text:p>
        </text:list-item>
        <text:list-item>
          <text:p text:style-name="P105"><text:span text:style-name="T3">structo</text:span> -us = quem strue. ⊃ constructo, de—, in—, ob—. </text:p>
        </text:list-item>
        <text:list-item>
          <text:p text:style-name="P105">—<text:span text:style-name="T3">ura</text:span> -ūra | struttura | -ure | -ure | -ur. </text:p>
        </text:list-item>
        <text:list-item>
          <text:p text:style-name="P105"><text:span text:style-name="T3">strue</text:span> -ŭo = « construe ». || sterne. ⊃ structo, structura, construe, destrue, instrue, obstrue, substrue. </text:p>
        </text:list-item>
        <text:list-item>
          <text:p text:style-name="P105"><text:span text:style-name="T3">struthione</text:span> struthio (Plinio) | struzzo | autruche | ostrich | Strauss. = Zool. « struthio camelus ». ⊂ G. strouthíōn. </text:p>
        </text:list-item>
        <text:list-item>
          <text:p text:style-name="P105"><text:span text:style-name="T3">strychnina</text:span> N | stricnina | -ine | -ine | -in. = alcaloide tracto ex « strychnos nux-vomica ». ⊂ G. strúchnos, planta de familia « solano ». </text:p>
        </text:list-item>
        <text:list-item>
          <text:p text:style-name="P105"><text:span text:style-name="T3">STUDE</text:span> -eo | -iare | étudier | to study | -ieren. </text:p>
        </text:list-item>
        <text:list-item>
          <text:p text:style-name="P105">—<text:span text:style-name="T3">ente</text:span> -ens | -ente | étudiant | -ent | -ent. </text:p>
        </text:list-item>
        <text:list-item>
          <text:p text:style-name="P105">—<text:span text:style-name="T3">io</text:span> -ium | -io | étude | study | -ium. = ton stude, loco pro stude. </text:p>
        </text:list-item>
        <text:list-item>
          <text:p text:style-name="P105">—<text:span text:style-name="T3">ioso</text:span> -iosus | -ioso | -ieux | -ious | -iosus. </text:p>
        </text:list-item>
        <text:list-item>
          <text:p text:style-name="P105"><text:span text:style-name="T3">stulto</text:span> -us | stolto | <text:span text:style-name="T5">sot</text:span> | | stolz. = stupido. ⊃ ? A. stout = vigoroso. </text:p>
        </text:list-item>
        <text:list-item>
          <text:p text:style-name="P105"><text:span text:style-name="T3">stupa</text:span> -a = stuppa. </text:p>
        </text:list-item>
        <text:list-item>
          <text:p text:style-name="P105"><text:soft-page-break/><text:span text:style-name="T3">stupe</text:span> -eo | stupirsi. = habe « stupore ». </text:p>
        </text:list-item>
        <text:list-item>
          <text:p text:style-name="P105">—<text:span text:style-name="T3">fac</text:span> -facio | stupefare | stupéfier | to stupefy | <text:span text:style-name="T5">betäuben</text:span>. </text:p>
        </text:list-item>
        <text:list-item>
          <text:p text:style-name="P105">—<text:span text:style-name="T3">factione</text:span> | -fazione | stupéfaction | -faction | -faction. </text:p>
        </text:list-item>
        <text:list-item>
          <text:p text:style-name="P105">—<text:span text:style-name="T3">endo</text:span> 100 | -endo | <text:span text:style-name="T5">étonnant</text:span>, stupéfiant | -endous | -end. = que fac stupe, mirabile. </text:p>
        </text:list-item>
        <text:list-item>
          <text:p text:style-name="P105">—<text:span text:style-name="T3">ido</text:span> -ĭdus | -ido | -ide | -id | -id. = qui facile stupe, stulto, inepto. </text:p>
        </text:list-item>
        <text:list-item>
          <text:p text:style-name="P105">——<text:span text:style-name="T3">itate</text:span> -itas | -ità | -ité | -ity | -ität. </text:p>
        </text:list-item>
        <text:list-item>
          <text:p text:style-name="P105">—<text:span text:style-name="T3">ore</text:span> -or | -ore | -eur | -or | -or. </text:p>
        </text:list-item>
        <text:list-item>
          <text:p text:style-name="P105"><text:span text:style-name="T3">stuppa</text:span> -a, <text:span text:style-name="T5">et</text:span> <text:span text:style-name="T3">stupa</text:span> | stoppa | étoupe | <text:span text:style-name="T5">tow</text:span>, stupe | <text:span text:style-name="T5">Werg</text:span>. = cumulo de stipites de cannabi aut de lino. ⊂ G. stúppē, stúpē. ⊃ ? I. stoffa, F. étoffe, A. stuff, D. Stoff. = panno, materia. </text:p>
        </text:list-item>
        <text:list-item>
          <text:p text:style-name="P105"><text:span text:style-name="T3">stupro</text:span> -um | -o | -e | -ation, -um | -um, ation. </text:p>
        </text:list-item>
        <text:list-item>
          <text:p text:style-name="P105">—<text:span text:style-name="T3">a</text:span> -o | -are | <text:span text:style-name="T5">souiller</text:span> | -ate | -ieren. = fac stupro. </text:p>
        </text:list-item>
        <text:list-item>
          <text:p text:style-name="P105"><text:span text:style-name="T3">sturno</text:span> 100 | storno, stornello | éturneau | stare | Star. ⊂ E. ⊃ A. D. = Zool. « sturnus vulgaris ». </text:p>
        </text:list-item>
        <text:list-item>
          <text:p text:style-name="P105"><text:span text:style-name="T3">stylo,</text:span> G. stûlos = columna. ⊃ peristylio. </text:p>
        </text:list-item>
        <text:list-item>
          <text:p text:style-name="P105">N | stilo | style | style. = columna medio de pistillo in flore. </text:p>
        </text:list-item>
        <text:list-item>
          <text:p text:style-name="P105">—<text:span text:style-name="T3">bate</text:span> ă | sti—ate | -ate | -ate | -at. = basi de uno columna, aut de plure columna. ⊂ G. stuloabátēs ⊂ stulo ba -te. </text:p>
        </text:list-item>
        <text:list-item>
          <text:p text:style-name="P105"><text:span text:style-name="T3">styptico</text:span> ĭ 100 | stitico | -ique | -ic | -isch. ⊂ G. -icós. = astringente. ⊂ stúphō = stringe. </text:p>
        </text:list-item>
        <text:list-item>
          <text:p text:style-name="P105"><text:span text:style-name="T3">suade</text:span> -eo = « persuade », convince. ⊃ dis—, suave. </text:p>
        </text:list-item>
        <text:list-item>
          <text:p text:style-name="P105"><text:span text:style-name="T3">suave</text:span> -is | soave | suave | sweet, suave | süss. = dulce, grato, jucundo, placido, benigno. = || G. ēdus; A. sweet, D. süss = dulce; S. svadu. </text:p>
        </text:list-item>
        <text:list-item>
          <text:p text:style-name="P105">—<text:span text:style-name="T3">itate</text:span> -itas | soavità | -ité | -ity. </text:p>
        </text:list-item>
        <text:list-item>
          <text:p text:style-name="P105"><text:span text:style-name="T3">SUB</text:span> sub | sotto; H. so, soto; P. sob | sous | <text:span text:style-name="T5">under</text:span>, <text:span text:style-name="T5">below</text:span> | <text:span text:style-name="T5">unter</text:span>. ⊃ succ-, suff-, sugg-, supp-, surr- = || G. hypo. </text:p>
        </text:list-item>
        <text:list-item>
          <text:p text:style-name="P105">—<text:span text:style-name="T3">alterno</text:span> | -erno | -erne | -ern | -ern. </text:p>
        </text:list-item>
        <text:list-item>
          <text:p text:style-name="P105">—<text:span text:style-name="T3">cutaneo</text:span> 300 | sottocutaneo | sous-cutané | -aneous | -an. </text:p>
        </text:list-item>
        <text:list-item>
          <text:p text:style-name="P105">—<text:span text:style-name="T3">divide</text:span> 400 | suddividere | -iser | -ide | -idieren. </text:p>
        </text:list-item>
        <text:list-item>
          <text:p text:style-name="P105">—<text:span text:style-name="T3">divisione</text:span> 600 | suddivisione | -sion | -sion | -sion. </text:p>
        </text:list-item>
        <text:list-item>
          <text:p text:style-name="P105">—<text:span text:style-name="T3">ito</text:span> -ĭtus | subito | <text:span text:style-name="T5">tout de suite</text:span>, subit, subito | sudden | <text:span text:style-name="T5">plötzlich</text:span>. = « subitaneo », mox, sine mora. ⊂ sub i -to. </text:p>
        </text:list-item>
        <text:list-item>
          <text:p text:style-name="P105">——<text:span text:style-name="T3">aneo</text:span> 100 | subitaneo | soudain | sudden, subitaneous. = improviso, subito. </text:p>
        </text:list-item>
        <text:list-item>
          <text:p text:style-name="P105">—<text:span text:style-name="T3">jace</text:span> -jăceo (Plinio) | soggiacere. </text:p>
        </text:list-item>
        <text:list-item>
          <text:p text:style-name="P105">——<text:span text:style-name="T3">ente</text:span> | soggiacente | sous-jacent | subjacent. </text:p>
        </text:list-item>
        <text:list-item>
          <text:p text:style-name="P105">—<text:span text:style-name="T3">jecto</text:span> -us | soggetto, <text:span text:style-name="T5">suddito</text:span> | sujet | -ect | -ect. ⊂ sub jacto. </text:p>
        </text:list-item>
        <text:list-item>
          <text:p text:style-name="P105">——<text:span text:style-name="T3">ione</text:span> -tio | soggezione | sujétion | -tion | -tion. </text:p>
        </text:list-item>
        <text:list-item>
          <text:p text:style-name="P105">——<text:span text:style-name="T3">ivo</text:span> 100 | soggettivo | -if | -ive | -iv. </text:p>
        </text:list-item>
        <text:list-item>
          <text:p text:style-name="P105">———<text:span text:style-name="T3">itate</text:span> | soggettività | -ité | -ity | -ität. </text:p>
        </text:list-item>
        <text:list-item>
          <text:p text:style-name="P105">—<text:span text:style-name="T3">juga</text:span> ŭ 400 | soggiogare | -uer | -ate. = pone sub jugo. </text:p>
        </text:list-item>
        <text:list-item>
          <text:p text:style-name="P105">——<text:span text:style-name="T3">tione</text:span> | soggiogazione | -tion | -tion. </text:p>
        </text:list-item>
        <text:list-item>
          <text:p text:style-name="P105">——<text:span text:style-name="T3">tore</text:span> 200 | soggiogatore | | -tor. </text:p>
        </text:list-item>
        <text:list-item>
          <text:p text:style-name="P105">—<text:span text:style-name="T3">junctivo</text:span> 400 | soggiuntivo | subjonctif | -ive | -iv. = modo de verbo que indica actione subordinato [subjuncto] ad alio verbo. </text:p>
        </text:list-item>
        <text:list-item>
          <text:p text:style-name="P105"><text:soft-page-break/>—<text:span text:style-name="T3">leva</text:span> -lĕvo | sollevare | soulever | <text:span text:style-name="T5">raise</text:span> | -ieren. </text:p>
        </text:list-item>
        <text:list-item>
          <text:p text:style-name="P105">—<text:span text:style-name="T3">lima</text:span> | -are | -er | -e, -ate | -ieren. = fac sublime. </text:p>
        </text:list-item>
        <text:list-item>
          <text:p text:style-name="P105">——<text:span text:style-name="T3">tione</text:span> | -zione | -tion | -tion | -tion. </text:p>
        </text:list-item>
        <text:list-item>
          <text:p text:style-name="P105">——<text:span text:style-name="T3">to</text:span> | -ato | -é | -ate | -at. = bichloruro de mercurio cum symbolo « Hg Cl <text:span text:style-name="T8">2</text:span> ». </text:p>
        </text:list-item>
        <text:list-item>
          <text:p text:style-name="P105">—<text:span text:style-name="T3">lime</text:span> -is | -ime | -ime | -ime | -im. = alto, excelso. ⊂ sub leve, <text:span text:style-name="T5">aut</text:span> sub limine. </text:p>
        </text:list-item>
        <text:list-item>
          <text:p text:style-name="P105">——<text:span text:style-name="T3">itate</text:span> | -ità | -ité | -ity | -ität. </text:p>
        </text:list-item>
        <text:list-item>
          <text:p text:style-name="P105">—<text:span text:style-name="T3">marino</text:span> | sottomarino | sous-marin | -ine | -in. </text:p>
        </text:list-item>
        <text:list-item>
          <text:p text:style-name="P105">—<text:span text:style-name="T3">merge</text:span> -o | sommergere | -ger | -ge | -gieren. </text:p>
        </text:list-item>
        <text:list-item>
          <text:p text:style-name="P105">—<text:span text:style-name="T3">mersione</text:span> 400 | sommersione, sommergimento | -sion | -sion | -sion. </text:p>
        </text:list-item>
        <text:list-item>
          <text:p text:style-name="P105">—<text:span text:style-name="T3">merso</text:span> -us | sommerso. = quem submerge. </text:p>
        </text:list-item>
        <text:list-item>
          <text:p text:style-name="P105">—<text:span text:style-name="T3">ministra</text:span> -o | somministrare | | -ate | -ieren. = dona, distribue, da. </text:p>
        </text:list-item>
        <text:list-item>
          <text:p text:style-name="P105">——<text:span text:style-name="T3">tione</text:span> 200 | somministrazione | | -tion | -tion. </text:p>
        </text:list-item>
        <text:list-item>
          <text:p text:style-name="P105">—<text:span text:style-name="T3">missione</text:span> | sommissione | soumission | -sion | -sion. </text:p>
        </text:list-item>
        <text:list-item>
          <text:p text:style-name="P105">—missione -sio = depressione de voce. </text:p>
        </text:list-item>
        <text:list-item>
          <text:p text:style-name="P105">—<text:span text:style-name="T3">misso</text:span> -us | sottomesso | soumis | -iss | -iss. = quem submitte, humile, domato. </text:p>
        </text:list-item>
        <text:list-item>
          <text:p text:style-name="P105">—<text:span text:style-name="T3">mitte</text:span> -o | sottomettere | soumettre | to submit | -ieren. = subjuga, doma, fac subjecto. </text:p>
        </text:list-item>
        <text:list-item>
          <text:p text:style-name="P105">—<text:span text:style-name="T3">multiplo</text:span> ĭ | sottomultiplo | sous-multiple | submultiple. = divisore, anti multiplo. </text:p>
        </text:list-item>
        <text:list-item>
          <text:p text:style-name="P105">—<text:span text:style-name="T3">ordina</text:span> -ĭno | -nare | subordonner | -nate | -nieren. = pone in ordine inferiore. </text:p>
        </text:list-item>
        <text:list-item>
          <text:p text:style-name="P105">——<text:span text:style-name="T3">tione</text:span> | -zione | -tion | -tion | -tion. </text:p>
        </text:list-item>
        <text:list-item>
          <text:p text:style-name="P105">——<text:span text:style-name="T3">to</text:span> | -ato | subordonné | -ate | -iert. = inferiore. </text:p>
        </text:list-item>
        <text:list-item>
          <text:p text:style-name="P105">—<text:span text:style-name="T3">orna</text:span> -o | -are | -er | to suborn | -ieren. = seduc (teste). </text:p>
        </text:list-item>
        <text:list-item>
          <text:p text:style-name="P105">—<text:span text:style-name="T3">scribe</text:span> -ībo | sottoscrivere | souscrire, <text:span text:style-name="T5">soussigner</text:span> | to subscribe, <text:span text:style-name="T5">to undersign</text:span> | -ieren. </text:p>
        </text:list-item>
        <text:list-item>
          <text:p text:style-name="P105">—<text:span text:style-name="T3">scripto</text:span> | sottoscritto | souscrit. = quem subscribe. </text:p>
        </text:list-item>
        <text:list-item>
          <text:p text:style-name="P105">——<text:span text:style-name="T3">ione</text:span> -io | sottoscrizione | souscription | -tion | -tion. </text:p>
        </text:list-item>
        <text:list-item>
          <text:p text:style-name="P105">——<text:span text:style-name="T3">ore</text:span> -or | sottoscrittore | souscripteur | subscriber | Subskribent. </text:p>
        </text:list-item>
        <text:list-item>
          <text:p text:style-name="P105">—<text:span text:style-name="T3">sequente</text:span> -ens | susseguente | subséquent | -ent | -ens. </text:p>
        </text:list-item>
        <text:list-item>
          <text:p text:style-name="P105">—<text:span text:style-name="T3">sidia</text:span> -ior | sussidiare | subsidier, <text:span text:style-name="T5">subventionner</text:span> | to subsidize. = da « subsidio ». </text:p>
        </text:list-item>
        <text:list-item>
          <text:p text:style-name="P105">—<text:span text:style-name="T3">sidio</text:span> -ium | sussidio | -de | -dy | -dien. = auxilio. ⊂ sub sed(e) -io. </text:p>
        </text:list-item>
        <text:list-item>
          <text:p text:style-name="P105">——<text:span text:style-name="T3">iario</text:span> -iarius | sussidiario | -iaire | -iary | -iär, -iarisch. </text:p>
        </text:list-item>
        <text:list-item>
          <text:p text:style-name="P105">—<text:span text:style-name="T3">siste</text:span> -o | sussistere | -ister | -ist | -istieren. = siste, sta, resiste, remane. </text:p>
        </text:list-item>
        <text:list-item>
          <text:p text:style-name="P105">——<text:span text:style-name="T3">entia</text:span> 100 | sussistenza | -ance | -ence | -enz. = vita, medio de vive, ordine de milites que distribue victu. </text:p>
        </text:list-item>
        <text:list-item>
          <text:p text:style-name="P105">—<text:span text:style-name="T3">stantia</text:span> 100 | sostanza | -ance | -ance | -anz. = materia, corpore, victu. ⊂ sub sta -ntia. </text:p>
        </text:list-item>
        <text:list-item>
          <text:p text:style-name="P105">——<text:span text:style-name="T3">iale</text:span> 300 | sostanziale | -iel | -ial | -ial, -iell. </text:p>
        </text:list-item>
        <text:list-item>
          <text:p text:style-name="P105">—<text:span text:style-name="T3">stantivo</text:span> 400 | sostantivo | -if | -ive | -iv. = nomine que indica re que sta in se. </text:p>
        </text:list-item>
        <text:list-item>
          <text:p text:style-name="P105"><text:soft-page-break/>—<text:span text:style-name="T3">stitue</text:span> -ŭo | sostituire | -uer | -ute | -uieren. = surroga. ⊂ sub statue. </text:p>
        </text:list-item>
        <text:list-item>
          <text:p text:style-name="P105">—<text:span text:style-name="T3">stituto</text:span> -utus | sostituto | -ut | -ute | -ut. = quem substitue. </text:p>
        </text:list-item>
        <text:list-item>
          <text:p text:style-name="P105">——<text:span text:style-name="T3">ione</text:span> 300 | sostituzione | -tion | -tion | -tion. </text:p>
        </text:list-item>
        <text:list-item>
          <text:p text:style-name="P105">—<text:span text:style-name="T3">strato</text:span> 100 | -ato | -atum | -atum | -at. </text:p>
        </text:list-item>
        <text:list-item>
          <text:p text:style-name="P105">—<text:span text:style-name="T3">ter</text:span> -ter = sub. ⊂ sub -ter [comparativo]. </text:p>
        </text:list-item>
        <text:list-item>
          <text:p text:style-name="P105">——<text:span text:style-name="T3">fugio</text:span> 500 | sotterfugio | -ge | -ge | -gium. = ton fuge clandestino. </text:p>
        </text:list-item>
        <text:list-item>
          <text:p text:style-name="P105">—<text:span text:style-name="T3">terraneo</text:span> -ĕus | sotterraneo | souterrain | -anean | -aneus. = (loco) sub terra. </text:p>
        </text:list-item>
        <text:list-item>
          <text:p text:style-name="P105">—<text:span text:style-name="T3">tile</text:span> -īlis | sottile | -ile | -ile, subtle | -il. = tenue, leve. ⊂ sub tela. </text:p>
        </text:list-item>
        <text:list-item>
          <text:p text:style-name="P105">——<text:span text:style-name="T3">itate</text:span> -itas | sottigliezza | -ité | -ity | -ität. </text:p>
        </text:list-item>
        <text:list-item>
          <text:p text:style-name="P105">——<text:span text:style-name="T3">iza</text:span> | sottilizzare | -iser | -ize | -isieren. </text:p>
        </text:list-item>
        <text:list-item>
          <text:p text:style-name="P105">—<text:span text:style-name="T3">tracto</text:span> -us | sottratto. = quem subtrahe. </text:p>
        </text:list-item>
        <text:list-item>
          <text:p text:style-name="P105">——<text:span text:style-name="T3">ione</text:span> | sottrazione | soustraction | -ion | -ion. = anti additione. </text:p>
        </text:list-item>
        <text:list-item>
          <text:p text:style-name="P105">——<text:span text:style-name="T3">ivo</text:span> | sottrattivo | soustractif | -ive | -iv. </text:p>
        </text:list-item>
        <text:list-item>
          <text:p text:style-name="P105">——<text:span text:style-name="T3">ore</text:span> | sottrattore | | -ter | -tor. </text:p>
        </text:list-item>
        <text:list-item>
          <text:p text:style-name="P105">—<text:span text:style-name="T3">trahe</text:span> -trăho | sottrarre | soustraire | -act | -ahieren. = tolle ab, minue, anti adde. </text:p>
        </text:list-item>
        <text:list-item>
          <text:p text:style-name="P105">——<text:span text:style-name="T3">ndo</text:span> | sottraendo | nombre à soustraire | -hend | -hend. </text:p>
        </text:list-item>
        <text:list-item>
          <text:p text:style-name="P105">—<text:span text:style-name="T3">urbano</text:span> -us | -ano | -ain | -an | -anus. </text:p>
        </text:list-item>
        <text:list-item>
          <text:p text:style-name="P105">—<text:span text:style-name="T3">urbio</text:span> -ium | suburbio | <text:span text:style-name="T5">faubourg</text:span> | suburb | <text:span text:style-name="T5">Vorstadt</text:span>. = regione circa urbe. </text:p>
        </text:list-item>
        <text:list-item>
          <text:p text:style-name="P105">—<text:span text:style-name="T3">veni</text:span> -vĕnio | sovvenire | -nir | -ene | -enieren. = adjuva, provide, recorda. </text:p>
        </text:list-item>
        <text:list-item>
          <text:p text:style-name="P105">—<text:span text:style-name="T3">ventione</text:span> 300 | sovvenzione | -tion | -tion | -tion. = auxilio, subsidio. </text:p>
        </text:list-item>
        <text:list-item>
          <text:p text:style-name="P105">—<text:span text:style-name="T3">versione</text:span> | sovversione | -sion | -sion | -sion. = ton subverte, mutatione, ruina, destructione. </text:p>
        </text:list-item>
        <text:list-item>
          <text:p text:style-name="P105">—<text:span text:style-name="T3">versivo</text:span> | sovversivo | -if | -ive | -iv. </text:p>
        </text:list-item>
        <text:list-item>
          <text:p text:style-name="P105">—<text:span text:style-name="T3">verte</text:span> -o | sovvertire | -ertir | -ert | -ertieren. = verte de sub ad supra, destrue, annihila. </text:p>
        </text:list-item>
        <text:list-item>
          <text:p text:style-name="P105"><text:span text:style-name="T3">succede</text:span> -o | -ere | succéder | to succeed | -ieren. = veni post, seque. ⊂ sub seque. </text:p>
        </text:list-item>
        <text:list-item>
          <text:p text:style-name="P105">—<text:span text:style-name="T3">aneo</text:span> 300 | -edaneo | -édané | -edaneous | -edan. </text:p>
        </text:list-item>
        <text:list-item>
          <text:p text:style-name="P105"><text:span text:style-name="T3">successu</text:span> -us | -esso | -ès | -ess | -ess. = to succede, exitu, eventu. </text:p>
        </text:list-item>
        <text:list-item>
          <text:p text:style-name="P105">—<text:span text:style-name="T3">ivo</text:span> 400 | -ivo | -if | -ive | -iv. </text:p>
        </text:list-item>
        <text:list-item>
          <text:p text:style-name="P105">—<text:span text:style-name="T3">ione</text:span> -io | -ione | -ion | -ion | -ion. </text:p>
        </text:list-item>
        <text:list-item>
          <text:p text:style-name="P105">—<text:span text:style-name="T3">o</text:span> -us = que e succede. </text:p>
        </text:list-item>
        <text:list-item>
          <text:p text:style-name="P105">—<text:span text:style-name="T3">ore</text:span> -or | -ore | -eur | -or | -or. </text:p>
        </text:list-item>
        <text:list-item>
          <text:p text:style-name="P105"><text:span text:style-name="T3">succinto</text:span> -us | -into | -inct | -inct | -inct. = quem sub cinge, breve. </text:p>
        </text:list-item>
        <text:list-item>
          <text:p text:style-name="P105">succo, -ino, -oso, v. suco. </text:p>
        </text:list-item>
        <text:list-item>
          <text:p text:style-name="P105"><text:span text:style-name="T3">succumbe</text:span> -o | soccombere | succomber | to succumb | -bieren. ⊂ sub cuba -m-. </text:p>
        </text:list-item>
        <text:list-item>
          <text:p text:style-name="P105"><text:span text:style-name="T3">succurre</text:span> -o | soccorrere | secourir | to succour | -ieren. = adjuva, subveni. ⊂ sub curre. </text:p>
        </text:list-item>
        <text:list-item>
          <text:p text:style-name="P105"><text:span text:style-name="T3">succursu</text:span> | soccorso | secours | succour | Succurs. = auxilio, ton <text:soft-page-break/>succurre. </text:p>
        </text:list-item>
        <text:list-item>
          <text:p text:style-name="P105">—<text:span text:style-name="T3">ale</text:span> | -ale | -ale | -al | -ale. </text:p>
        </text:list-item>
        <text:list-item>
          <text:p text:style-name="P105"><text:span text:style-name="T3">succussione</text:span> 100 | scossa, scotimento | secousse | -sion | -sion. = ton quate. </text:p>
        </text:list-item>
        <text:list-item>
          <text:p text:style-name="P105"><text:span text:style-name="T3">succule</text:span> -cŭtio | scuotere, <text:span text:style-name="T5">sbattere</text:span> | secouer | <text:span text:style-name="T5">to shake</text:span> | <text:span text:style-name="T5">schütteln</text:span>. = quate. ⊃ succussione. </text:p>
        </text:list-item>
        <text:list-item>
          <text:p text:style-name="P105"><text:span text:style-name="T3">sucino</text:span> -ĭnum (Plinio) | succino, <text:span text:style-name="T5">ambra</text:span> | succin, <text:span text:style-name="T5">ambre</text:span> | succinum, <text:span text:style-name="T5">amber</text:span> | <text:span text:style-name="T5">Bernstein</text:span>. = resina fossile, electro. ⊂ suco. </text:p>
        </text:list-item>
        <text:list-item>
          <text:p text:style-name="P105"><text:span text:style-name="T3">suco</text:span> -us, <text:span text:style-name="T5">et</text:span> <text:span text:style-name="T3">succo</text:span> | succo | suc | <text:span text:style-name="T5">juice</text:span>, <text:span text:style-name="T5">sap</text:span> | <text:span text:style-name="T5">Saft</text:span>. ⊂ suge. </text:p>
        </text:list-item>
        <text:list-item>
          <text:p text:style-name="P105">—<text:span text:style-name="T3">oso</text:span> 100 | succoso. = </text:p>
        </text:list-item>
        <text:list-item>
          <text:p text:style-name="P105">—<text:span text:style-name="T3">ulento</text:span> 200 | succolento | succulent | succulent | succulent. </text:p>
        </text:list-item>
        <text:list-item>
          <text:p text:style-name="P105"><text:span text:style-name="T3">SUDA</text:span> -o | sudare, H. sudar | suer | to sweat | schwitzen. ⊃ transuda, exsuda. ⊂ E. ⊃ A. D.; G. hidr <text:span text:style-name="T3">ō</text:span>s = sudore, S. svid. </text:p>
        </text:list-item>
        <text:list-item>
          <text:p text:style-name="P105">—<text:span text:style-name="T3">tione</text:span> 100 | essudazione | -tion | -tion | -tion. </text:p>
        </text:list-item>
        <text:list-item>
          <text:p text:style-name="P105">—<text:span text:style-name="T3">ario</text:span> -ium | -ario | suaire | -ary | -arium. = linteo (pro terge sudore). </text:p>
        </text:list-item>
        <text:list-item>
          <text:p text:style-name="P105">—<text:span text:style-name="T3">ore</text:span> -or | sudore | sueur | sweat | Schweiss. </text:p>
        </text:list-item>
        <text:list-item>
          <text:p text:style-name="P105">—<text:span text:style-name="T3">ifero</text:span> -ĕrus | -ifero | -ifère | -iferous | -iferum. </text:p>
        </text:list-item>
        <text:list-item>
          <text:p text:style-name="P105">—<text:span text:style-name="T3">ifico</text:span> -ĭcus | -ifico | -ifique | -ific | -ificum. </text:p>
        </text:list-item>
        <text:list-item>
          <text:p text:style-name="P105"><text:span text:style-name="T3">SUE</text:span> suo | cucire (⊂ con sue), H. coser, P. coser | coudre | to sew | <text:span text:style-name="T5">nähen</text:span>. ⊃ suto, sutura. = || A. sew, R. s’itï, S. siv. ⊃ A. scam = sutura, D. Saum = orulo, S. sutra = filo. </text:p>
        </text:list-item>
        <text:list-item>
          <text:p text:style-name="P105"><text:span text:style-name="T3">sue</text:span> sus = porco, animale « suino », Zool. « sus scrofa ». || A. sow, D. Sau = sue femina, G. ûs, hyæma. </text:p>
        </text:list-item>
        <text:list-item>
          <text:p text:style-name="P105"><text:span text:style-name="T3">sue</text:span> sueo = « suesce ». || G. eth(ica); D. Sitte = mores. </text:p>
        </text:list-item>
        <text:list-item>
          <text:p text:style-name="P105"><text:span text:style-name="T3">suesce</text:span> -o, <text:span text:style-name="T5">et</text:span> <text:span text:style-name="T3">sue</text:span> | <text:span text:style-name="T5">as</text:span>sue <text:span text:style-name="T5">farsi</text:span>, cos <text:span text:style-name="T5">tumare</text:span> | <text:span text:style-name="T5">avoir</text:span> coutume | <text:span text:style-name="T5">grow</text:span> accostumed | <text:span text:style-name="T5">pflegen</text:span>. ⊃ (con)sue(tudine), I. P. costume, F. coutume; A. custom; (man)sue(to). </text:p>
        </text:list-item>
        <text:list-item>
          <text:p text:style-name="P105"><text:span text:style-name="T3">suffer</text:span> -ro | soffrire | souffrir | to suffer | <text:span text:style-name="T5">dulden</text:span>, -ieren. = pate, tolera, fer sub. </text:p>
        </text:list-item>
        <text:list-item>
          <text:p text:style-name="P105">—<text:span text:style-name="T3">entia</text:span> 400 | sof—enza | souffrance | -ance. </text:p>
        </text:list-item>
        <text:list-item>
          <text:p text:style-name="P105"><text:span text:style-name="T3">suffice</text:span> -ĭcio | <text:span text:style-name="T5">bastare</text:span> | suffire | to suffice | <text:span text:style-name="T5">genügen</text:span>. ⊂ sub fac. </text:p>
        </text:list-item>
        <text:list-item>
          <text:p text:style-name="P105">—<text:span text:style-name="T3">iente</text:span> 100 | -iente | suffisant | -ient | -ient. = satis. </text:p>
        </text:list-item>
        <text:list-item>
          <text:p text:style-name="P105">——<text:span text:style-name="T3">ia</text:span> 300 | -enza | suffisance | -ience | -ienz. </text:p>
        </text:list-item>
        <text:list-item>
          <text:p text:style-name="P105"><text:span text:style-name="T3">suffixo</text:span> | -isso | -ixe | -ix | -ixum. = elemento grammaticale fixo post [sub] radice. </text:p>
        </text:list-item>
        <text:list-item>
          <text:p text:style-name="P105"><text:span text:style-name="T3">suffla</text:span> -o | soffiare | souffler | to blow, to sufflate | <text:span text:style-name="T5">aufblasen</text:span>, -ieren. = fla. </text:p>
        </text:list-item>
        <text:list-item>
          <text:p text:style-name="P105"><text:span text:style-name="T3">suffoca</text:span> -ōco | soffocare | -oquer | -ocate | -ocieren. ⊂ sub fauc(e) -a. </text:p>
        </text:list-item>
        <text:list-item>
          <text:p text:style-name="P105">—<text:span text:style-name="T3">tione</text:span> 100 | soffocazione | -tion | -tion | -tion. </text:p>
        </text:list-item>
        <text:list-item>
          <text:p text:style-name="P105"><text:span text:style-name="T3">suffragio</text:span> -ium | -io | -e | -e | -ium. = voto, opinione, sentimento, favore, desiderio. </text:p>
        </text:list-item>
        <text:list-item>
          <text:p text:style-name="P105"><text:span text:style-name="T3">suffumiga</text:span> ĭ 100 | -are | fumiger | -ate. = fumiga. </text:p>
        </text:list-item>
        <text:list-item>
          <text:p text:style-name="P105">—<text:span text:style-name="T3">tione</text:span> 100 | -tione | -tion | -tion | -tion. </text:p>
        </text:list-item>
        <text:list-item>
          <text:p text:style-name="P105"><text:span text:style-name="T3">SUGE</text:span> -o | succiare, suggere | sucer | to suck | saugen. ⊂ E. ⊃ A. D., R. sosatï. </text:p>
        </text:list-item>
        <text:list-item>
          <text:p text:style-name="P105"><text:span text:style-name="T3">suggere</text:span> -ĕro | -erire | -érer | -est | -erieren. = gere sub, <text:soft-page-break/>subministra, porrige, auxilia, consilia. </text:p>
        </text:list-item>
        <text:list-item>
          <text:p text:style-name="P105"><text:span text:style-name="T3">suggesto</text:span> -us = quem suggere. </text:p>
        </text:list-item>
        <text:list-item>
          <text:p text:style-name="P105">—<text:span text:style-name="T3">ione</text:span> 100 | -ione | -ion | -ion | -ion. </text:p>
        </text:list-item>
        <text:list-item>
          <text:p text:style-name="P105">—<text:span text:style-name="T3">ivo</text:span> | -ivo | -if | -ive | -iv. </text:p>
        </text:list-item>
        <text:list-item>
          <text:p text:style-name="P105">L. sui = de « se ». </text:p>
        </text:list-item>
        <text:list-item>
          <text:p text:style-name="P105"><text:span text:style-name="T3">suicida</text:span> N | -ida | -ide, -idé | -ide | -ida. = qui da morte ad se. ⊂ sui cæde. </text:p>
        </text:list-item>
        <text:list-item>
          <text:p text:style-name="P105">—<text:span text:style-name="T3">io</text:span> | -io | -e | -e | -ium. </text:p>
        </text:list-item>
        <text:list-item>
          <text:p text:style-name="P105"><text:span text:style-name="T3">suillo</text:span> -us = </text:p>
        </text:list-item>
        <text:list-item>
          <text:p text:style-name="P105"><text:span text:style-name="T3">suino</text:span> -us (Varrone) | <text:span text:style-name="T5">animale</text:span> suino | | swine | Schwein. ⊃ F. marsuin = suino de mari; F. souiller, A. soil = spurca. ⊂ E. suino ⊃ A. D., R. svinïja. ⊂ sue = porco. </text:p>
        </text:list-item>
        <text:list-item>
          <text:p text:style-name="P105"><text:span text:style-name="T3">sulco</text:span> -us | solco | <text:span text:style-name="T5">sillon</text:span> | <text:span text:style-name="T5">furrow</text:span> | <text:span text:style-name="T5">Furche</text:span>. = porca. = || G. holcós. </text:p>
        </text:list-item>
        <text:list-item>
          <text:p text:style-name="P105">—<text:span text:style-name="T3">ato</text:span> | solcato | | sulcate. </text:p>
        </text:list-item>
        <text:list-item>
          <text:p text:style-name="P105"><text:span text:style-name="T3">sulfure</text:span> -ŭr <text:span text:style-name="T5">et</text:span> <text:span text:style-name="T3">sulphure</text:span> | zolfo | soufre | -phur | Schwefel, -phur. = elemento cum symbolo « S », noto ad Vergilio. </text:p>
        </text:list-item>
        <text:list-item>
          <text:p text:style-name="P105">—<text:span text:style-name="T3">atione</text:span> 100 | solforazione | soufrage | sulphuration | -ation. </text:p>
        </text:list-item>
        <text:list-item>
          <text:p text:style-name="P105">—<text:span text:style-name="T3">eo</text:span> -ĕus | solfureo | -eux | sulphureous | -eös. </text:p>
        </text:list-item>
        <text:list-item>
          <text:p text:style-name="P105">—<text:span text:style-name="T3">oso</text:span> 100 | solforoso | -eux | sulphurous | -ös. </text:p>
        </text:list-item>
        <text:list-item>
          <text:p text:style-name="P105"><text:span text:style-name="T3">sulphure,</text:span> v. sulfure. </text:p>
        </text:list-item>
        <text:list-item>
          <text:p text:style-name="P105"><text:span text:style-name="T3">sume</text:span> -o = « assume ». ⊃ desume, præsume, resume, sumpto. ⊂ su(b) (e)me. </text:p>
        </text:list-item>
        <text:list-item>
          <text:p text:style-name="P105"><text:span text:style-name="T3">summa</text:span> -a | somma, P. summa | somme | sum | Summe. = parte [loco, puncto] summo, totale. </text:p>
        </text:list-item>
        <text:list-item>
          <text:p text:style-name="P105">— N | sommare | sommer | to sum | summieren. = calcula summa, fac additione. F. sommer = summa, mina. </text:p>
        </text:list-item>
        <text:list-item>
          <text:p text:style-name="P105">—<text:span text:style-name="T3">ario</text:span> 100 | sommario | sommaire | -ary | -arisch. = compendio, breve. </text:p>
        </text:list-item>
        <text:list-item>
          <text:p text:style-name="P105"><text:span text:style-name="T3">summo</text:span> -us | sommo, P. summo | summum, sommet | summit. = supremo, maximo in alto. ⊂ sup(er) -mo. </text:p>
        </text:list-item>
        <text:list-item>
          <text:p text:style-name="P105">—<text:span text:style-name="T3">itate</text:span> 400 | sommità | sommité | -ity | -ität. = acie, vertice. </text:p>
        </text:list-item>
        <text:list-item>
          <text:p text:style-name="P105"><text:span text:style-name="T3">sumpto</text:span> -us = quem sume, « assumpto ». ⊃ de—, præ—. </text:p>
        </text:list-item>
        <text:list-item>
          <text:p text:style-name="P105"><text:span text:style-name="T3">sumptu</text:span> -us = dispendio, impensa. ⊂ sume. </text:p>
        </text:list-item>
        <text:list-item>
          <text:p text:style-name="P105">—<text:span text:style-name="T3">uario</text:span> -ius | suntuario | somptuaire | -uary | -uar. </text:p>
        </text:list-item>
        <text:list-item>
          <text:p text:style-name="P105">—<text:span text:style-name="T3">uoso</text:span> -us | sontuoso | somptueux | -uous | -uös. = magnifico, mirabile, elegante. </text:p>
        </text:list-item>
        <text:list-item>
          <text:p text:style-name="P105">——<text:span text:style-name="T3">itate</text:span> 500 | sontuosità | somptuosité | -ity | -ität. = luxu. </text:p>
        </text:list-item>
        <text:list-item>
          <text:p text:style-name="P105"><text:span text:style-name="T3">SUO</text:span> suus | suo | son | <text:span text:style-name="T5">his</text:span> | sein. = proprio, de « se », de illo. ⊂ E. ⊃ D. sein, R. svoj, S. sva. </text:p>
        </text:list-item>
        <text:list-item>
          <text:p text:style-name="P105"><text:span text:style-name="T3">SUPER</text:span> super | supra, su | sur, dessus | <text:span text:style-name="T5">on</text:span>, <text:span text:style-name="T5">upon</text:span>, <text:span text:style-name="T5">above</text:span>, over | über. ⊂ E. ⊃ G. hyper, D. über, ober, A. over, S. upari. </text:p>
        </text:list-item>
        <text:list-item>
          <text:p text:style-name="P105">—<text:span text:style-name="T3">a</text:span> -ĕro | -are | | | -ieren. = es super, excede, excelle, vince. </text:p>
        </text:list-item>
        <text:list-item>
          <text:p text:style-name="P105">—<text:span text:style-name="T3">abile</text:span> -bĭlis | -bile | | -ble. </text:p>
        </text:list-item>
        <text:list-item>
          <text:p text:style-name="P105">—<text:span text:style-name="T3">abunda</text:span> 300 | soprabbondare | surabonder | superabound. </text:p>
        </text:list-item>
        <text:list-item>
          <text:p text:style-name="P105">——<text:span text:style-name="T3">ntia</text:span> 400 | sovrabbondanza | surabondance | -ance | -anz. </text:p>
        </text:list-item>
        <text:list-item>
          <text:p text:style-name="P105">—<text:span text:style-name="T3">atione</text:span> 100 | -zione | supération | -tion | -tion. </text:p>
        </text:list-item>
        <text:list-item>
          <text:p text:style-name="P105">—<text:span text:style-name="T3">bo</text:span> 400 | -bo | -be | -b | -b. = magnifico, excellente. </text:p>
        </text:list-item>
        <text:list-item>
          <text:p text:style-name="P105"><text:soft-page-break/>—<text:span text:style-name="T3">bo</text:span> -bus | -bo | -be. = arrogante. </text:p>
        </text:list-item>
        <text:list-item>
          <text:p text:style-name="P105">—<text:span text:style-name="T3">ficie</text:span> -ies | -cie | surface, -cie | -cies, surface | <text:span text:style-name="T5">Fläche</text:span>, -cies. = facie, limite de corpore. </text:p>
        </text:list-item>
        <text:list-item>
          <text:p text:style-name="P105">——<text:span text:style-name="T3">iale</text:span> 300 | -iale | -iel | -ial | -ial | -iell, -ial. </text:p>
        </text:list-item>
        <text:list-item>
          <text:p text:style-name="P105">———<text:span text:style-name="T3">itate</text:span> | -ità | -ité | -ity. </text:p>
        </text:list-item>
        <text:list-item>
          <text:p text:style-name="P105">—<text:span text:style-name="T3">fluo</text:span> 100 | -fluo | -flu | -fluous | -uum. = abundante, redundante, ne necessario, que flue super. </text:p>
        </text:list-item>
        <text:list-item>
          <text:p text:style-name="P105">——<text:span text:style-name="T3">uitate</text:span> 100 | -uità | -uité | -uity | <text:span text:style-name="T5">Ueberfluss</text:span>. </text:p>
        </text:list-item>
        <text:list-item>
          <text:p text:style-name="P105">—<text:span text:style-name="T3">iore</text:span> -ior | -iore | supérieur | -ior | -ior. = plus supero. </text:p>
        </text:list-item>
        <text:list-item>
          <text:p text:style-name="P105">——<text:span text:style-name="T3">itate</text:span> | -ità | supériorité | -ity | -ität. = auctoritate, dignitate, potentia. </text:p>
        </text:list-item>
        <text:list-item>
          <text:p text:style-name="P105">—<text:span text:style-name="T3">lativo</text:span> 400 | -ivo | -if | -ive | -iv. = summo, maximo, extremo. ⊂ super lato [quem fer]. </text:p>
        </text:list-item>
        <text:list-item>
          <text:p text:style-name="P105">—<text:span text:style-name="T3">o</text:span> -ĕrus | | supère | | obere. = que es super, superiore. </text:p>
        </text:list-item>
        <text:list-item>
          <text:p text:style-name="P105">—<text:span text:style-name="T3">pone</text:span> -pōno | sovrapporre | -poser | -pose. </text:p>
        </text:list-item>
        <text:list-item>
          <text:p text:style-name="P105">—<text:span text:style-name="T3">posito</text:span> -ĭtus = quem « superpone ». </text:p>
        </text:list-item>
        <text:list-item>
          <text:p text:style-name="P105">——<text:span text:style-name="T3">ione</text:span> | sovrapposizione | -ion | -ion | -ion. </text:p>
        </text:list-item>
        <text:list-item>
          <text:p text:style-name="P105">—<text:span text:style-name="T3">stitione</text:span> -tio | -zione | -tion | -tion | -tion. ⊂ super sta -tione. </text:p>
        </text:list-item>
        <text:list-item>
          <text:p text:style-name="P105">—<text:span text:style-name="T3">stitioso</text:span> -us | -zioso | -tieux | -tious | -tiös. = cum « superstitione ». </text:p>
        </text:list-item>
        <text:list-item>
          <text:p text:style-name="P105">—<text:span text:style-name="T3">veni</text:span> -vĕnio | sopravvenire | survenir | -ene | -enieren. = veni ex improviso. </text:p>
        </text:list-item>
        <text:list-item>
          <text:p text:style-name="P105"><text:span text:style-name="T3">supervive</text:span> 100 | sopravvivere | survivre | to survive. = vive ultra alio. </text:p>
        </text:list-item>
        <text:list-item>
          <text:p text:style-name="P105"><text:span text:style-name="T3">supino</text:span> -us | -ino | | -ine. = jacente super dorso, cum facie ad cælo, anti prono. ⊂ sub -i- no </text:p>
        </text:list-item>
        <text:list-item>
          <text:p text:style-name="P105">— | supino | supin | supine. = forma grammaticale de verbo latino, cum suffixo <text:span text:style-name="T5">-tum</text:span> aut <text:span text:style-name="T5">-tu:</text:span> cantu, fructu, processu. </text:p>
        </text:list-item>
        <text:list-item>
          <text:p text:style-name="P105">—<text:span text:style-name="T3">atione</text:span> 500 | -azione | -ation | -ation | -ation. = to jace supino. </text:p>
        </text:list-item>
        <text:list-item>
          <text:p text:style-name="P105"><text:span text:style-name="T3">supplanta</text:span> -o | soppiantare | -anter | -ant | -antieren. </text:p>
        </text:list-item>
        <text:list-item>
          <text:p text:style-name="P105">—<text:span text:style-name="T3">tione</text:span> 400 | | -tion | -tion | -tion. </text:p>
        </text:list-item>
        <text:list-item>
          <text:p text:style-name="P105"><text:span text:style-name="T3">supple</text:span> -eo | -plire | -pléer | -ply | -plieren. ⊂ sub ple. </text:p>
        </text:list-item>
        <text:list-item>
          <text:p text:style-name="P105">—<text:span text:style-name="T3">mento</text:span> -um | -emento | -ément | -ement | -ement. </text:p>
        </text:list-item>
        <text:list-item>
          <text:p text:style-name="P105">—<text:span text:style-name="T3">tivo</text:span> | -etivo | -étif | -etive | -etorisch. </text:p>
        </text:list-item>
        <text:list-item>
          <text:p text:style-name="P105"><text:span text:style-name="T3">supplica</text:span> -ĭco | -icare | -ier | -icate | -icieren. ⊂ sub plica. = depreca, ora, pete. </text:p>
        </text:list-item>
        <text:list-item>
          <text:p text:style-name="P105">—<text:span text:style-name="T3">nte</text:span> -ns | -icante | -iant | -iant | -icant. </text:p>
        </text:list-item>
        <text:list-item>
          <text:p text:style-name="P105">—<text:span text:style-name="T3">tione</text:span> -tio | -ica, -icazione | -ique, -ication | -ication | -ik, -ication. </text:p>
        </text:list-item>
        <text:list-item>
          <text:p text:style-name="P105"><text:span text:style-name="T3">supplice</text:span> -ex -ĭc- | supplice | suppliant. ⊃? I. soffice, F. souple, A. supple. = molle, tenero. </text:p>
        </text:list-item>
        <text:list-item>
          <text:p text:style-name="P105"><text:span text:style-name="T3">suppone</text:span> -pōno | -porre | -poser | -pose | -ponieren. = pone sub, opina, crede, puta. </text:p>
        </text:list-item>
        <text:list-item>
          <text:p text:style-name="P105"><text:span text:style-name="T3">supporta</text:span> -o = porta, fer. </text:p>
        </text:list-item>
        <text:list-item>
          <text:p text:style-name="P105">— M | sopportare | -orter | -ort. = suffer, sustine, tolera. </text:p>
        </text:list-item>
        <text:list-item>
          <text:p text:style-name="P105"><text:span text:style-name="T3">supposito</text:span> -ĭtus | supposto. = quem suppone. </text:p>
        </text:list-item>
        <text:list-item>
          <text:p text:style-name="P105">—<text:span text:style-name="T3">ione</text:span> 100 | -izione | -ion | -ion | -ion. = hypo-the-si. </text:p>
        </text:list-item>
        <text:list-item>
          <text:p text:style-name="P105"><text:span text:style-name="T3">suppresso</text:span> -us | suppresso. = quem supprime. </text:p>
        </text:list-item>
        <text:list-item>
          <text:p text:style-name="P105">—<text:span text:style-name="T3">ione</text:span> -io | soppressione | -sion | -sion | -sion. </text:p>
        </text:list-item>
        <text:list-item>
          <text:p text:style-name="P105"><text:soft-page-break/><text:span text:style-name="T3">supprime</text:span> -ĭmo | sopprimere | -er | to suppress | -ieren. = « preme sub », deprime, reprime, tolle, veta, neca. </text:p>
        </text:list-item>
        <text:list-item>
          <text:p text:style-name="P105"><text:span text:style-name="T3">suppura</text:span> -ūro | -are | -ar | -ate | -ieren. = i in pus, marcesce, putresce. </text:p>
        </text:list-item>
        <text:list-item>
          <text:p text:style-name="P105"><text:span text:style-name="T3">supra</text:span> -a = super. </text:p>
        </text:list-item>
        <text:list-item>
          <text:p text:style-name="P105">—<text:span text:style-name="T3">emo</text:span> -emus | -emo | -ême | -eme | -emus. = summo. </text:p>
        </text:list-item>
        <text:list-item>
          <text:p text:style-name="P105">——<text:span text:style-name="T3">atia</text:span> | -azia | -ématie | -acy | -atie. </text:p>
        </text:list-item>
        <text:list-item>
          <text:p text:style-name="P105"><text:span text:style-name="T3">surdo</text:span> -us | sordo | sourd | <text:span text:style-name="T5">deaf</text:span>, surd | <text:span text:style-name="T5">taub</text:span>. = que non audi sono. </text:p>
        </text:list-item>
        <text:list-item>
          <text:p text:style-name="P105">— -us = que non da sono, male sonante. ⊃ absurdo. </text:p>
        </text:list-item>
        <text:list-item>
          <text:p text:style-name="P105">—<text:span text:style-name="T3">itate</text:span> -itas | sordità | -ité | -ity | -ität. </text:p>
        </text:list-item>
        <text:list-item>
          <text:p text:style-name="P105"><text:span text:style-name="T3">surge</text:span> -o | sorgere | -ir, sourdre | <text:span text:style-name="T5">rise</text:span>, surge | -ieren. ⊃ in—, re—. ⊂ su(b) r(e)ge. </text:p>
        </text:list-item>
        <text:list-item>
          <text:p text:style-name="P105">—<text:span text:style-name="T3">ente</text:span> | sorgente | source | source. = fonte, origine. </text:p>
        </text:list-item>
        <text:list-item>
          <text:p text:style-name="P105"><text:span text:style-name="T3">surroga</text:span> -ŏgo, et <text:span text:style-name="T3">subroga</text:span> | surrogare | subroger | surrogate | subrogieren. = substitue. ⊂ sub roga. </text:p>
        </text:list-item>
        <text:list-item>
          <text:p text:style-name="P105"><text:span text:style-name="T3">sursum</text:span> -um = verso ab sub ad super, in alto. </text:p>
        </text:list-item>
        <text:list-item>
          <text:p text:style-name="P105"><text:span text:style-name="T3">susceptibile</text:span> -ĭlis | suscettibile | -ible | -ible | -ibel. = capace, apto, idoneo. ⊂ sub capt(o) -ibile. </text:p>
        </text:list-item>
        <text:list-item>
          <text:p text:style-name="P105">—<text:span text:style-name="T3">itate</text:span> | suscettibilità | -ité | -ity | -ität. </text:p>
        </text:list-item>
        <text:list-item>
          <text:p text:style-name="P105"><text:span text:style-name="T3">suscita</text:span> -ĭto | -are | -er | -ate | -ieren. = agita, effice, causa. ⊂ sub cita. </text:p>
        </text:list-item>
        <text:list-item>
          <text:p text:style-name="P105"><text:span text:style-name="T3">suspecta</text:span> 100 | sospettare | suspecter, soupçonner | to suspect | <text:span text:style-name="T5">verdächtigen</text:span>. = spece sub, puta, crede, time, habe « suspicione ». </text:p>
        </text:list-item>
        <text:list-item>
          <text:p text:style-name="P105"><text:span text:style-name="T3">suspende</text:span> -o | sospendere | -endre | -end | -endieren. = appende, differ, proroga, interrumpe. ⊂ sub pende. </text:p>
        </text:list-item>
        <text:list-item>
          <text:p text:style-name="P105"><text:span text:style-name="T3">suspenso</text:span> -us | sospeso. = quem suspende, incerto, dubioso. </text:p>
        </text:list-item>
        <text:list-item>
          <text:p text:style-name="P105">—<text:span text:style-name="T3">ione</text:span> M | sos—ione | -ion | -ion | -ion. </text:p>
        </text:list-item>
        <text:list-item>
          <text:p text:style-name="P105">—<text:span text:style-name="T3">ivo</text:span> | sospensivo | -if | -ive | -iv. </text:p>
        </text:list-item>
        <text:list-item>
          <text:p text:style-name="P105">—<text:span text:style-name="T3">orio</text:span> | sospensorio | -oire | -or | -orium. </text:p>
        </text:list-item>
        <text:list-item>
          <text:p text:style-name="P105"><text:span text:style-name="T3">suspica</text:span> -ĭcor = </text:p>
        </text:list-item>
        <text:list-item>
          <text:p text:style-name="P105"><text:span text:style-name="T3">suspice</text:span> -ĭco = « suspecta », habe « suspicione », dubita, diffide. ⊂ sub spece. </text:p>
        </text:list-item>
        <text:list-item>
          <text:p text:style-name="P105">—<text:span text:style-name="T3">ione</text:span> -cio | -ione, sospetto | -ion, soupçon | -ion | -ion. </text:p>
        </text:list-item>
        <text:list-item>
          <text:p text:style-name="P105">—<text:span text:style-name="T3">ioso</text:span> -us | sospettoso | soupçonneux | -ous | -ös. </text:p>
        </text:list-item>
        <text:list-item>
          <text:p text:style-name="P105"><text:span text:style-name="T3">suspira</text:span> -īro | sospirare | soupirer | <text:span text:style-name="T5">to sigh</text:span>, to suspire | <text:span text:style-name="T5">seufzen</text:span>. ⊂ sub spira. </text:p>
        </text:list-item>
        <text:list-item>
          <text:p text:style-name="P105">—<text:span text:style-name="T3">io</text:span> -ium | sospiro | soupir | -ation. </text:p>
        </text:list-item>
        <text:list-item>
          <text:p text:style-name="P105"><text:span text:style-name="T3">sustenta</text:span> -o | sostentare | sustenter | to sustain | -ieren. = « sustine ». </text:p>
        </text:list-item>
        <text:list-item>
          <text:p text:style-name="P105">—<text:span text:style-name="T3">tione</text:span> 600 | sostentazione | -tion | -tion | -tion. = alimento. </text:p>
        </text:list-item>
        <text:list-item>
          <text:p text:style-name="P105">—<text:span text:style-name="T3">tione</text:span> -tio = suspensione. </text:p>
        </text:list-item>
        <text:list-item>
          <text:p text:style-name="P105"><text:span text:style-name="T3">sustine</text:span> -ineo | sostenere | soutenir | to sustain | <text:span text:style-name="T5">behaupten</text:span>. = supporta, tene, defende, conserva. ⊂ sub tene. </text:p>
        </text:list-item>
        <text:list-item>
          <text:p text:style-name="P105"><text:span text:style-name="T3">susurra</text:span> -o | sussurrare | <text:span text:style-name="T5">chuchoter</text:span>, susurrer | <text:span text:style-name="T5">to whisper</text:span> | surren. = fac « susurro ». </text:p>
        </text:list-item>
        <text:list-item>
          <text:p text:style-name="P105">—<text:span text:style-name="T3">tione</text:span> -tio | sussurrazione | -tion | -tion. </text:p>
        </text:list-item>
        <text:list-item>
          <text:p text:style-name="P105"><text:span text:style-name="T3">susurro</text:span> -us | sussurro | | | -us. = murmure, « susurratione ». </text:p>
        </text:list-item>
        <text:list-item>
          <text:p text:style-name="P105"><text:soft-page-break/><text:span text:style-name="T3">suto</text:span> -us | cucito | cousu | sewed. = quem « sue ». </text:p>
        </text:list-item>
        <text:list-item>
          <text:p text:style-name="P105"><text:span text:style-name="T3">sutore</text:span> sutor | <text:span text:style-name="T5">calzolaio</text:span> | <text:span text:style-name="T5">cordonnier</text:span> | <text:span text:style-name="T5">shoemaker</text:span> | Schuster. = qui « sue » calceo. </text:p>
        </text:list-item>
        <text:list-item>
          <text:p text:style-name="P105"><text:span text:style-name="T3">sutura</text:span> -a | -tura, cucitura, costura | -ture, couture | -ture, seam | -tur. = ton « sue ». </text:p>
        </text:list-item>
        <text:list-item>
          <text:p text:style-name="P105"><text:span text:style-name="T3">sybarita</text:span> | sibarita | -ite | -ite | -it. = habitante de Sybari, urbe de Italia inferiore, que habe mores luxuoso. ⊂ G. subarítēs. </text:p>
        </text:list-item>
        <text:list-item>
          <text:p text:style-name="P105">—<text:span text:style-name="T3">ico</text:span> -ĭcus | sibaritico | -ique | -ic | -isch. ⊂ G. -icós. </text:p>
        </text:list-item>
        <text:list-item>
          <text:p text:style-name="P105">G. syco súcon = fico. ⊃ </text:p>
        </text:list-item>
        <text:list-item>
          <text:p text:style-name="P105"><text:span text:style-name="T3">sycophanta</text:span> -a | sicofante | -phante | -phant | -phant. = delatore, calumniatore. ⊂ G. sucophántēs. ⊂ syco phan -ta = custode de ficos. </text:p>
        </text:list-item>
        <text:list-item>
          <text:p text:style-name="P105">G. sylae suláō = spolia, devasta, viola. ⊃ asylo. </text:p>
        </text:list-item>
        <text:list-item>
          <text:p text:style-name="P105"><text:span text:style-name="T3">syllaba</text:span> -ăba | sillaba | syllabe | syllable | Silbe. ⊂ G. sullab <text:span text:style-name="T3">ē</text:span>. ⊂ syn lab -a = quem sume simul. </text:p>
        </text:list-item>
        <text:list-item>
          <text:p text:style-name="P105">—<text:span text:style-name="T3">ario</text:span> | sillabario | -aire | -ary | -arium. </text:p>
        </text:list-item>
        <text:list-item>
          <text:p text:style-name="P105">—<text:span text:style-name="T3">ico</text:span> -ĭcus | sillabico | -ique | -ic | -isch. ⊂ G. -icós. </text:p>
        </text:list-item>
        <text:list-item>
          <text:p text:style-name="P105"><text:span text:style-name="T3">syllepsi</text:span> 400 | sillepsi | -e | -is | -is. = expressione per vocabulos, sine grammatica, ut in Interlingua. ⊂ G. súllēpsis ⊂ syn lab -si. </text:p>
        </text:list-item>
        <text:list-item>
          <text:p text:style-name="P105"><text:span text:style-name="T3">syllogismo</text:span> 100 | sillogismo | -isme | -ism | -ismus. = systema de tres judicio. ⊂ G. -ismós. ⊂ syn log(o) -ismo. </text:p>
        </text:list-item>
        <text:list-item>
          <text:p text:style-name="P105"><text:span text:style-name="T3">syllogistico</text:span> ĭ 500 | sillogistico | -ique | -ic | -isch. ⊂ G. -icós. = de « syllogismo ». </text:p>
        </text:list-item>
        <text:list-item>
          <text:p text:style-name="P105"><text:span text:style-name="T3">syllogiza</text:span> | sillogizzare | -iser | -ize | -isieren. ⊂ G. sullogízomai. = fac « syllogismos », ratiocina. </text:p>
        </text:list-item>
        <text:list-item>
          <text:p text:style-name="P105"><text:span text:style-name="T3">sylva,</text:span> <text:span text:style-name="T5">forma non exacto de</text:span> silva. </text:p>
        </text:list-item>
        <text:list-item>
          <text:p text:style-name="P105"><text:span text:style-name="T3">symbolo</text:span> ŏ 600 | simbolo | -bole | -bol | -bol. = signo, typo. ⊂ G. súmbolon ⊂ syn ball(e) -o. </text:p>
        </text:list-item>
        <text:list-item>
          <text:p text:style-name="P105">—<text:span text:style-name="T3">ico</text:span> -ĭcus | simbolico | -ique | -ic | -isch. ⊂ G. -icós. </text:p>
        </text:list-item>
        <text:list-item>
          <text:p text:style-name="P105">—<text:span text:style-name="T3">ismo</text:span> | simbolismo | -isme | -ism | -ismus. </text:p>
        </text:list-item>
        <text:list-item>
          <text:p text:style-name="P105">—<text:span text:style-name="T3">iza</text:span> | simbolizzare | -iser | -ize | -isieren. </text:p>
        </text:list-item>
        <text:list-item>
          <text:p text:style-name="P105"><text:span text:style-name="T3">symmetria</text:span> 100 | simmetria | symétrie | -try | -trie. ⊂ G. summetría ⊂ syn metr(o) -ia. </text:p>
        </text:list-item>
        <text:list-item>
          <text:p text:style-name="P105">—<text:span text:style-name="T3">ico</text:span> -ĭcus | simmetrico | symétrique | -ical | -isch. </text:p>
        </text:list-item>
        <text:list-item>
          <text:p text:style-name="P105"><text:span text:style-name="T3">sympathia</text:span> -īa 100 | simpatia | -thie | -thy | -thie. ⊂ G. sumpátheia ⊂ syn path(o) -ia. </text:p>
        </text:list-item>
        <text:list-item>
          <text:p text:style-name="P105">—<text:span text:style-name="T3">ico</text:span> -ĭcus | simpatico | -ique | -etic | -isch. = qui place, desiderabile. </text:p>
        </text:list-item>
        <text:list-item>
          <text:p text:style-name="P105">—<text:span text:style-name="T3">iza</text:span> | simpatizzare | -iser | -ize | -isieren. </text:p>
        </text:list-item>
        <text:list-item>
          <text:p text:style-name="P105"><text:span text:style-name="T3">symphonia</text:span> -ĭa | sinfonia | -ie | -y | -ie. = concertu de plure sono. ⊂ G. sumphōnía ⊂ syn phon(e) -ia. </text:p>
        </text:list-item>
        <text:list-item>
          <text:p text:style-name="P105"><text:span text:style-name="T3">symposio</text:span> -um | simposio, <text:span text:style-name="T5">convito</text:span> | <text:span text:style-name="T5">festin</text:span>, <text:span text:style-name="T5">banquet</text:span> | -osium | -osion. ⊂ G. sumpósion ⊂ syn [simul] po [bibe]. </text:p>
        </text:list-item>
        <text:list-item>
          <text:p text:style-name="P105"><text:span text:style-name="T3">symptoma</text:span>(te) 500 | sintomo | -ôme | -om | -om. ⊂ G. súmptōma ⊂ syn pto -ma = coincidentia. </text:p>
        </text:list-item>
        <text:list-item>
          <text:p text:style-name="P105">—<text:span text:style-name="T3">tico</text:span> -ĭcus | sintomatico | -ique | -ic | -isch. </text:p>
        </text:list-item>
        <text:list-item>
          <text:p text:style-name="P105">—<text:span text:style-name="T3">tologia</text:span> | sinto—ia | -ie | -y | -ie. </text:p>
        </text:list-item>
        <text:list-item>
          <text:p text:style-name="P105"><text:span text:style-name="T3">synæresi</text:span> ĕ 100 | sineresi | -érèse | -æresis | -äresis. = contractione <text:soft-page-break/>de duo syllaba. ⊂ G. sunaíresis ⊂ syn ære [hairéō = cape, prehende] -si. </text:p>
        </text:list-item>
        <text:list-item>
          <text:p text:style-name="P105"><text:span text:style-name="T3">synagoga</text:span> 300 | sinagoga | -agogue | -agogue | -agoge. ⊂ G. sunagōg <text:span text:style-name="T3">ē</text:span> ⊂ syn agog(o) -a = reunione; ecclesia de Hebreos. </text:p>
        </text:list-item>
        <text:list-item>
          <text:p text:style-name="P105"><text:span text:style-name="T3">synchrono</text:span> ŏ 400 | sincrono | -one | -onous | -onisch. = contemporaneo. ⊂ G. súgchronos ⊂ syn chrono. </text:p>
        </text:list-item>
        <text:list-item>
          <text:p text:style-name="P105">—<text:span text:style-name="T3">ismo</text:span> | sincronismo | -isme | -ism | -ismus. </text:p>
        </text:list-item>
        <text:list-item>
          <text:p text:style-name="P105"><text:span text:style-name="T3">syncope</text:span> ŏ 400 | sincope | -ope | -ope | -ope. ⊂ G. sugcop <text:span text:style-name="T3">ē</text:span> ⊂ syn cop -e. = deficientia improviso et momentaneo motu; contractione de vocabulo per supressione de syllaba medio. </text:p>
        </text:list-item>
        <text:list-item>
          <text:p text:style-name="P105"><text:span text:style-name="T3">syndico</text:span> -ĭcus | sindaco | -ic | -ic | -ikus. = advocato, procuratore, capite de associatione, capite de urbe. ⊂ G. súndicos ⊂ syn dicē [justitia]. </text:p>
        </text:list-item>
        <text:list-item>
          <text:p text:style-name="P105"><text:span text:style-name="T3">synecdoche</text:span> -dŏche | sineddoche | -oche, -oque | -oche | -oche. = usu de vocabulo que indica parte pro significa toto. ⊂ G. sunecdoch <text:span text:style-name="T3">ē</text:span> ⊂ syn [cum] ec [ex] dech [déchomai = collige]. </text:p>
        </text:list-item>
        <text:list-item>
          <text:p text:style-name="P105"><text:span text:style-name="T3">synodo</text:span> ŏ 400 | sinodo | -ode | -od | -ode. = concilio, reunione, congressu. ⊂ súnodos ⊂ syn hodo. </text:p>
        </text:list-item>
        <text:list-item>
          <text:p text:style-name="P105">—<text:span text:style-name="T3">ale</text:span> | sinodale | -al | -al | -al. </text:p>
        </text:list-item>
        <text:list-item>
          <text:p text:style-name="P105"><text:span text:style-name="T3">synonymo</text:span> ŭ | sinonimo | -yme | -ym | -ym. = vocabulos cum idem significatione. ⊂ G. sun <text:span text:style-name="T3">ō</text:span>numos ⊂ syn onoma. </text:p>
        </text:list-item>
        <text:list-item>
          <text:p text:style-name="P105">—<text:span text:style-name="T3">ia</text:span> ĭ 100 | sinonimia | -ie | -y | -ie. ⊂ G. sunōnumía. </text:p>
        </text:list-item>
        <text:list-item>
          <text:p text:style-name="P105"><text:span text:style-name="T3">synopsi</text:span> 200 | sinossi | -psie | -psis | -psis. = summario, indice, breviario. ⊂ G. súnopsis ⊂ syn op [oculo] -si. </text:p>
        </text:list-item>
        <text:list-item>
          <text:p text:style-name="P105"><text:span text:style-name="T3">synoptico</text:span> -ĭcus | sinottico | -ique | -ic | -isch. = de « synopsi ». ⊂ G. -icós. </text:p>
        </text:list-item>
        <text:list-item>
          <text:p text:style-name="P105"><text:span text:style-name="T3">syntaxi</text:span> -is | sintassi | -taxe | -taxis, -tax | -tax. = coordinatione de vocabulos in phrasi. ⊂ G. súntaxis ⊂ syn [cum] taxi [ordine] </text:p>
        </text:list-item>
        <text:list-item>
          <text:p text:style-name="P105"><text:span text:style-name="T3">synthesi</text:span> ĕ | sintesi | -thèse | -thesis | -these. = reunione de simplices in composito, anti analysi. ⊂ G. súnthesis ⊂ syn [cum] thesi [positione]. </text:p>
        </text:list-item>
        <text:list-item>
          <text:p text:style-name="P105"><text:span text:style-name="T3">synthetico</text:span> -ĭcus | sintetico | synthétique | -ic | -isch. = de « synthesi ». ⊂ G. -icós. </text:p>
        </text:list-item>
        <text:list-item>
          <text:p text:style-name="P105"><text:span text:style-name="T3">syringe</text:span> syrinx | siringa | seringue, -inge, -inx | -inge, -inga, -inx | -inge. = canna, canale, tubo; Bot. « syringa vulgaris », et nympha de ce planta aquatico; instrumento musicale de deo Pan; instrumento chirurgico in forma de tubo. ⊂ G. sûrinx. </text:p>
        </text:list-item>
        <text:list-item>
          <text:p text:style-name="P105"><text:span text:style-name="T3">systema</text:span> (te) | sistema | -ème | -em | -em. = complexu ordinato de plure re. ⊂ G. sústēma ⊂ syn sta -ma. </text:p>
        </text:list-item>
        <text:list-item>
          <text:p text:style-name="P105">—<text:span text:style-name="T3">tico</text:span> -ĭcus | sistematico | systématique | -ic | -isch. ⊂ G. -ēmaticós. = ordinato, regulare. </text:p>
        </text:list-item>
        <text:list-item>
          <text:p text:style-name="P105">—<text:span text:style-name="T3">tiza</text:span> | sistemare | systématiser | -ize | -isieren. </text:p>
        </text:list-item>
        <text:list-item>
          <text:p text:style-name="P105"><text:span text:style-name="T3">systole</text:span> ŏ 400 | sistole | -ole | -ole | -ol. = contractione de corde, anti diastole. ⊂ G. sustol <text:span text:style-name="T3">ē</text:span> ⊂ syn stel [preme]. </text:p>
        </text:list-item>
        <text:list-item>
          <text:p text:style-name="P54"><text:span text:style-name="T3">syzygia</text:span> | sizigia | -gie | -gy | -gie. ⊂ G. suzugía = conjunctione de Luna cum Sol, aut de duo planeta. ⊂ syn [cum] zygo [jugo]. </text:p>
        </text:list-item>
      </text:list>
      <text:p text:style-name="Text_20_body"><text:soft-page-break/><text:span text:style-name="T3">T</text:span> </text:p>
      <text:list xml:id="list763302252" text:style-name="L46">
        <text:list-item>
          <text:p text:style-name="P106"><text:span text:style-name="T3">tabaco</text:span> | -acco | -ac | tobacco | -ak. = Bot. « nicotiana tabacum ». Nomen « tabaco » es ex America; veni in Europa verso anno 1600. V. « nicotina ». </text:p>
        </text:list-item>
        <text:list-item>
          <text:p text:style-name="P106"><text:span text:style-name="T3">tabano</text:span> 100 | tafano | taon | <text:span text:style-name="T5">breeze</text:span> | <text:span text:style-name="T5">Bremse</text:span>. = Zool. « tabanus bovinus ». </text:p>
        </text:list-item>
        <text:list-item>
          <text:p text:style-name="P106"><text:span text:style-name="T3">tabe</text:span> -es | tabe | tabes | tabes | Tabes. = macie, marasmo, cachexia, phthisi. </text:p>
        </text:list-item>
        <text:list-item>
          <text:p text:style-name="P106"><text:span text:style-name="T3">tabella</text:span> -a | tabella, tavoletta | tablette, tableau, tavelle | tablet | Tabelle, Tabulett. = parvo tabula, tabula picto, tabula scripto, catalogo. </text:p>
        </text:list-item>
        <text:list-item>
          <text:p text:style-name="P106"><text:span text:style-name="T3">taberna</text:span> -a | taverna, <text:span text:style-name="T5">osteria</text:span> | taverne, <text:span text:style-name="T5">cabaret</text:span> | tavern | -erne. = domo pro vende ad ede et ad bibe. </text:p>
        </text:list-item>
        <text:list-item>
          <text:p text:style-name="P106">— -a = domo parvo, domo pro vende libros, pharmacos, vestes, auro etc. </text:p>
        </text:list-item>
        <text:list-item>
          <text:p text:style-name="P106">—<text:span text:style-name="T3">culo</text:span> -ŭlum | -colo | -cle | -cle | -kel. </text:p>
        </text:list-item>
        <text:list-item>
          <text:p text:style-name="P106"><text:span text:style-name="T3">tabula</text:span> -ŭla | tavola, tavolo | table, tableau | table | Tafel. = asse, trapezio, abaco, codice. ⊃ tabella. </text:p>
        </text:list-item>
        <text:list-item>
          <text:p text:style-name="P106"><text:span text:style-name="T3">TACE</text:span> -eo | tacere | taire | <text:span text:style-name="T5">be silent</text:span> | <text:span text:style-name="T5">schweigen</text:span>. = sile, ne loque. ⊃ reticentia. </text:p>
        </text:list-item>
        <text:list-item>
          <text:p text:style-name="P106">—<text:span text:style-name="T3">ito</text:span> -ĭtus | -ito | -ite | -it. = quem tace, implicito. </text:p>
        </text:list-item>
        <text:list-item>
          <text:p text:style-name="P106">——<text:span text:style-name="T3">urno</text:span> -us | -urno | -urne | -urn | -urn. = qui tace, qui loque raro quieto, triste. </text:p>
        </text:list-item>
        <text:list-item>
          <text:p text:style-name="P106">———<text:span text:style-name="T3">itate</text:span> -itas | -ità | -ité | -ity | -ität. </text:p>
        </text:list-item>
        <text:list-item>
          <text:p text:style-name="P106">G. tacho táchos = velocitate. ⊂ tachy. </text:p>
        </text:list-item>
        <text:list-item>
          <text:p text:style-name="P106"><text:span text:style-name="T3">tachometro</text:span> ĕ | tacometro | -mètre | -meter | -meter. = instrumento que meti velocitate (de machina, de aqua). </text:p>
        </text:list-item>
        <text:list-item>
          <text:p text:style-name="P106">G. tachy tachús = veloce, celere. || R. tec’ï = curre. </text:p>
        </text:list-item>
        <text:list-item>
          <text:p text:style-name="P106"><text:span text:style-name="T3">tachygrapho</text:span> ă | tachigrafo | -phe | -pher | -ph. = qui scribe veloce, stenographo. ⊂ G. tachugráphos ⊂ tachy graph -o. </text:p>
        </text:list-item>
        <text:list-item>
          <text:p text:style-name="P106">—<text:span text:style-name="T3">ia</text:span> | tachigrafia | -phie | -phy | -phie. </text:p>
        </text:list-item>
        <text:list-item>
          <text:p text:style-name="P106"><text:span text:style-name="T3">tachymetro</text:span> ĕ | tachymetro | -mètre | -meter | -meter. = instrumento pro meti veloce in agrimensura. </text:p>
        </text:list-item>
        <text:list-item>
          <text:p text:style-name="P106"><text:span text:style-name="T3">tactica</text:span> -ĭca | tattica | la tactique | tactics | Taktik. = arte de ordina exercitu in bello. ⊂ G. tactic <text:span text:style-name="T3">ē</text:span> ⊂ tag. </text:p>
        </text:list-item>
        <text:list-item>
          <text:p text:style-name="P106"><text:span text:style-name="T3">tactico</text:span> -ĭcus | tattico | tactique, tacticien | tactical, tactician | taktisch. = de « tactica ». ⊂ G. tacticós. </text:p>
        </text:list-item>
        <text:list-item>
          <text:p text:style-name="P106"><text:span text:style-name="T3">tacto</text:span> -us = quem tange. ⊃ contactu, intacto. </text:p>
        </text:list-item>
        <text:list-item>
          <text:p text:style-name="P106">—<text:span text:style-name="T3">ile</text:span> -ĭlis | tattile | -ile | -ile | -il. </text:p>
        </text:list-item>
        <text:list-item>
          <text:p text:style-name="P106">—<text:span text:style-name="T3">ione</text:span> -io | | -ion | -ion | -ion. = ton tange, actione de tange. </text:p>
        </text:list-item>
        <text:list-item>
          <text:p text:style-name="P106"><text:span text:style-name="T3">tactu</text:span> -us | tatto, H. P. tacto | tact | tact | Takt. = ton tange, sensu de tange. </text:p>
        </text:list-item>
        <text:list-item>
          <text:p text:style-name="P106"><text:span text:style-name="T3">tæde</text:span> -et = habe « tædio ». </text:p>
        </text:list-item>
        <text:list-item>
          <text:p text:style-name="P106">—<text:span text:style-name="T3">io</text:span> -um | tedio | <text:span text:style-name="T5">ennui</text:span> | t(a)edium | Tædium. ⊃ fastidio. </text:p>
        </text:list-item>
        <text:list-item>
          <text:p text:style-name="P106">—<text:span text:style-name="T3">ioso</text:span> 400 | tedioso | <text:span text:style-name="T5">fas</text:span>tidi <text:span text:style-name="T5">eux</text:span> | tedious | -iös. </text:p>
        </text:list-item>
        <text:list-item>
          <text:p text:style-name="P106">——<text:span text:style-name="T3">itate</text:span> | te—ità | | te—ity | -ität. </text:p>
        </text:list-item>
        <text:list-item>
          <text:p text:style-name="P106"><text:soft-page-break/><text:span text:style-name="T3">tænia</text:span> -ia | <text:span text:style-name="T5">nastro</text:span> | <text:span text:style-name="T5">ruban</text:span> | <text:span text:style-name="T5">ribbon</text:span> | <text:span text:style-name="T5">Band</text:span>. = fascia. ⊂ G. tainía. </text:p>
        </text:list-item>
        <text:list-item>
          <text:p text:style-name="P106">— 100 | tenia | t(a)enia | tænia | Tænia. = Zool. « tænia solium », verme solitario. </text:p>
        </text:list-item>
        <text:list-item>
          <text:p text:style-name="P106">G. tag tássō = ordina. ⊃ taxi, tactica. || A. think, D. denken = cogita. </text:p>
        </text:list-item>
        <text:list-item>
          <text:p text:style-name="P106"><text:span text:style-name="T3">talare</text:span> -aris | -are | -aire | -aria | -ar. = veste longo usque talo. </text:p>
        </text:list-item>
        <text:list-item>
          <text:p text:style-name="P106"><text:span text:style-name="T3">talco</text:span> N | talco | talc | talc | Talk. = silicato de magnesia. ⊂ ex Arabo. </text:p>
        </text:list-item>
        <text:list-item>
          <text:p text:style-name="P106"><text:span text:style-name="T3">tale</text:span> -is | tale, H. P. tal | tel | <text:span text:style-name="T5">such</text:span>, <text:span text:style-name="T5">like</text:span> | <text:span text:style-name="T5">solcher</text:span>. ⊃ talione. ⊂ t(o) -ale. </text:p>
        </text:list-item>
        <text:list-item>
          <text:p text:style-name="P106"><text:span text:style-name="T3">talea</text:span> -ea = virga reciso, pro sere in humo. ⊃ I. tagliare, F. tailler = seca. </text:p>
        </text:list-item>
        <text:list-item>
          <text:p text:style-name="P106"><text:span text:style-name="T3">talento</text:span> -um, G. tálanton = pondere de circa 26000 gramma; auro cum idem pondere, circa 5000 franco. </text:p>
        </text:list-item>
        <text:list-item>
          <text:p text:style-name="P106">— 400 | -ento | -ent | -ent | -ent. = ingenio naturale. </text:p>
        </text:list-item>
        <text:list-item>
          <text:p text:style-name="P106"><text:span text:style-name="T3">talione</text:span> -io | taglione | talion | talion | Talion. = pœna æquale [tale] ad offensa. </text:p>
        </text:list-item>
        <text:list-item>
          <text:p text:style-name="P106"><text:span text:style-name="T3">talo</text:span> -us | tallone | talon. = parte posteriore de pede. ⊃ talare. </text:p>
        </text:list-item>
        <text:list-item>
          <text:p text:style-name="P106"><text:span text:style-name="T3">tam</text:span> tam | tanto | <text:span text:style-name="T5">aussi</text:span> | <text:span text:style-name="T5">as</text:span>, <text:span text:style-name="T5">so</text:span> | <text:span text:style-name="T5">so</text:span>. = tanto. ⊂ to. </text:p>
        </text:list-item>
        <text:list-item>
          <text:p text:style-name="P106"><text:span text:style-name="T3">tamen</text:span> -men | <text:span text:style-name="T5">nondimeno</text:span>, <text:span text:style-name="T5">tuttavia</text:span> | <text:span text:style-name="T5">toutefois</text:span>, <text:span text:style-name="T5">cependant</text:span> | <text:span text:style-name="T5">however</text:span>, <text:span text:style-name="T5">nevertheless</text:span> | <text:span text:style-name="T5">doch</text:span>, <text:span text:style-name="T5">dennoch</text:span>. </text:p>
        </text:list-item>
        <text:list-item>
          <text:p text:style-name="P106">L. tametsi = etsi, ergo. </text:p>
        </text:list-item>
        <text:list-item>
          <text:p text:style-name="P106">L. tandem = in fine. </text:p>
        </text:list-item>
        <text:list-item>
          <text:p text:style-name="P106"><text:span text:style-name="T3">TANGE</text:span> -o | <text:span text:style-name="T5">toccare</text:span>, tangere; P. tanger | <text:span text:style-name="T5">toucher</text:span> | <text:span text:style-name="T5">to touch</text:span> | <text:span text:style-name="T5">berühren</text:span>, -ieren. ⊃ tactu, intacto, tactile, attinge, continge, contacto, contagio, contiguo, taxa, integro, redintegra, contamina. </text:p>
        </text:list-item>
        <text:list-item>
          <text:p text:style-name="P106">—<text:span text:style-name="T3">ente</text:span> | -ente | -ent(e) | -ent | -ente. = (linea) que tange curva. </text:p>
        </text:list-item>
        <text:list-item>
          <text:p text:style-name="P106">——<text:span text:style-name="T3">ia</text:span> | -enza | -ence | -ency. </text:p>
        </text:list-item>
        <text:list-item>
          <text:p text:style-name="P106">—<text:span text:style-name="T3">ibile</text:span> ĭ 400 | -ibile | -ible | -ible | -ibel. </text:p>
        </text:list-item>
        <text:list-item>
          <text:p text:style-name="P106"><text:span text:style-name="T3">tanto</text:span> -um, -us | I. H. P. tanto | tant de, autant de | <text:span text:style-name="T5">so much</text:span>, <text:span text:style-name="T5">as much</text:span> | <text:span text:style-name="T5">so</text:span>, <text:span text:style-name="T5">so gross</text:span>, <text:span text:style-name="T5">so sehr</text:span>. = tam magno, ita magno. </text:p>
        </text:list-item>
        <text:list-item>
          <text:p text:style-name="P106"><text:span text:style-name="T3">tapete</text:span> -ētē | tappeto | tapis | tapestry, <text:span text:style-name="T5">carpet</text:span> | Teppich, Tapete. ⊂ G. tápēs. </text:p>
        </text:list-item>
        <text:list-item>
          <text:p text:style-name="P106">G. tapho táphos = sepulcro. ⊃ cœnotaphio, epitaphio. </text:p>
        </text:list-item>
        <text:list-item>
          <text:p text:style-name="P106"><text:span text:style-name="T3">tapioca</text:span> N | -oca | -oca | -oca | -oka. = alimento ex radices de « janipha amihot ». ⊂ ex Brazil. </text:p>
        </text:list-item>
        <text:list-item>
          <text:p text:style-name="P106"><text:span text:style-name="T3">tapiro</text:span> N | -iro | -ir | -ir | -ir. = Zool. « tapirus americanus »; ex Brazil. </text:p>
        </text:list-item>
        <text:list-item>
          <text:p text:style-name="P106"><text:span text:style-name="T3">tarda</text:span> -o | -are | -er | to retard | -ieren. = es tardo, « retarda ». </text:p>
        </text:list-item>
        <text:list-item>
          <text:p text:style-name="P106"><text:span text:style-name="T3">tardo</text:span> -us | tardo | tard, tardif | tardy | tardiv. = lento. ⊃ tarda. </text:p>
        </text:list-item>
        <text:list-item>
          <text:p text:style-name="P106">—<text:span text:style-name="T3">igrado</text:span> -ădus | -ade | -ade | -ade. = (animale) que grade tardo. </text:p>
        </text:list-item>
        <text:list-item>
          <text:p text:style-name="P106"><text:span text:style-name="T3">tarso</text:span> N | -so | -se | -sus | -sus. ⊂ G. tarsós. </text:p>
        </text:list-item>
        <text:list-item>
          <text:p text:style-name="P106"><text:span text:style-name="T3">tartaro</text:span> -ărus | -aro | -are | -arus | -arus. = inferno (de Homero). ⊂ G. tártaros. </text:p>
        </text:list-item>
        <text:list-item>
          <text:p text:style-name="P106">— | tartaro | tartre | tartar | -arus. = sale ex fæce de vino; vocabulo quem introduc Paracelso, 1493 – 1541. </text:p>
        </text:list-item>
        <text:list-item>
          <text:p text:style-name="P106"><text:span text:style-name="T3">tauro</text:span> -us | I. H. toro, P. touro | taureau | <text:span text:style-name="T5">bull</text:span> | Stier. = bove mas. ⊂ E. ⊃ G. taúros, A. steer = juvene bove, D. Stier.; G. ⊃ minotauro, <text:soft-page-break/>centauro. </text:p>
        </text:list-item>
        <text:list-item>
          <text:p text:style-name="P106">— -us | toro | le taureau | taurus. = constellatione de zodiaco, respondente ad aprile. </text:p>
        </text:list-item>
        <text:list-item>
          <text:p text:style-name="P106">—<text:span text:style-name="T3">ino</text:span> -īnus | -ino | | -ine. </text:p>
        </text:list-item>
        <text:list-item>
          <text:p text:style-name="P106"><text:span text:style-name="T3">tautologia</text:span> | -ia | -ie | -y | -ie. = repetitione de idem idea in vario forma. ⊂ G. tautología. ⊂ to auto log(o) -ia. </text:p>
        </text:list-item>
        <text:list-item>
          <text:p text:style-name="P106"><text:span text:style-name="T3">taxa</text:span> 100 | tassare | taxer | to tax | -ieren. = fixa pretio. ⊂ tange. </text:p>
        </text:list-item>
        <text:list-item>
          <text:p text:style-name="P106">— M | tassa, tasso | taxe, taux | tax | Taxe. = taxatione, tributo. </text:p>
        </text:list-item>
        <text:list-item>
          <text:p text:style-name="P106">—<text:span text:style-name="T3">metro</text:span> ĕ | tassametro | taxamètre, taximètre | taximeter | Taxameter. = instrumento que taxa pretio de vectura. </text:p>
        </text:list-item>
        <text:list-item>
          <text:p text:style-name="P106">—<text:span text:style-name="T3">tione</text:span> -tio | tassazione | -tion | -tion | -tion. </text:p>
        </text:list-item>
        <text:list-item>
          <text:p text:style-name="P106">—<text:span text:style-name="T3">tore</text:span> 300 | tassatore | -teur | | -tor. </text:p>
        </text:list-item>
        <text:list-item>
          <text:p text:style-name="P106">G. taxi táxis = ordine. ⊃ ataxia, syntaxi. ⊂ tag -si. </text:p>
        </text:list-item>
        <text:list-item>
          <text:p text:style-name="P106"><text:span text:style-name="T3">taxinomia</text:span> N | | taxinomie, taxonomie | taxonomy | Taxinomie. = scientia de classificatione [taxi]. </text:p>
        </text:list-item>
        <text:list-item>
          <text:p text:style-name="P106"><text:span text:style-name="T3">taxo</text:span> -us | tasso | <text:span text:style-name="T5">if</text:span>, taxinée | <text:span text:style-name="T5">yew</text:span>, taxin | <text:span text:style-name="T5">Eibe</text:span>, Taxus. = Bot. « taxus baccata ». </text:p>
        </text:list-item>
        <text:list-item>
          <text:p text:style-name="P106"><text:span text:style-name="T3">taxone</text:span> 400 | tasso | taisson | <text:span text:style-name="T5">badger</text:span> | Dachs. = Zool. « meles taxus ». </text:p>
        </text:list-item>
        <text:list-item>
          <text:p text:style-name="P106"><text:span text:style-name="T3">TE</text:span> tu | te tu; H. P. te tu | toi te tu | thee thou | du dir dich dein. ⊃ tuo. ⊂ E. ⊃ A., D., R. te(bja) ty, S. tva. </text:p>
        </text:list-item>
        <text:list-item>
          <text:p text:style-name="P106">G. techne téchnē = arte || texe. </text:p>
        </text:list-item>
        <text:list-item>
          <text:p text:style-name="P106"><text:span text:style-name="T3">technica</text:span> -ĭca | tecnica | -ique | -ics | -ik. = arte [techne]. </text:p>
        </text:list-item>
        <text:list-item>
          <text:p text:style-name="P106"><text:span text:style-name="T3">technico</text:span> ĭ 400 | tecnico | -ique | -ic | -isch. ⊂ G. -icós. ⊂ techne. = practico, mechanico, de arte. ⊃ poly—, pyro—. </text:p>
        </text:list-item>
        <text:list-item>
          <text:p text:style-name="P106"><text:span text:style-name="T3">technologia</text:span> | tecnologia | -ie | -y | -ie. = arte [techne]. </text:p>
        </text:list-item>
        <text:list-item>
          <text:p text:style-name="P106"><text:span text:style-name="T3">tecto</text:span> -us = quem tege, « protecto ». </text:p>
        </text:list-item>
        <text:list-item>
          <text:p text:style-name="P106"><text:span text:style-name="T3">tecto</text:span> -um | tetto, P. tecto, H. techo | toit | <text:span text:style-name="T5">roof</text:span> | Dach. = quod tege domo. ⊂ E. ⊃ D., A. thatch = tecto ex palea; G. tégos = tecto. </text:p>
        </text:list-item>
        <text:list-item>
          <text:p text:style-name="P106">G. tecton téctōn -onos = operario constructore. ⊃ architecto. || techne. </text:p>
        </text:list-item>
        <text:list-item>
          <text:p text:style-name="P106"><text:span text:style-name="T3">TEGE</text:span> -o | <text:span text:style-name="T5">coprire</text:span> | <text:span text:style-name="T5">couvrir</text:span> | <text:span text:style-name="T5">cover</text:span> | decken, tegieren. = operi, cooperi, vela. ⊃ tecto, tegula, tegmento, toga, protege. ⊂ E. ⊃ G. stégō, D. decken = tege; A. thatch, D. Dach = || tecto. </text:p>
        </text:list-item>
        <text:list-item>
          <text:p text:style-name="P106"><text:span text:style-name="T3">tegmine</text:span> -men -mĭn- = tecto, tegumento. </text:p>
        </text:list-item>
        <text:list-item>
          <text:p text:style-name="P106"><text:span text:style-name="T3">tegula</text:span> -ŭla | tegola | tuile | tile | Ziegel. = imbrice. ⊂ teg(e) -ula. </text:p>
        </text:list-item>
        <text:list-item>
          <text:p text:style-name="P106"><text:span text:style-name="T3">tegumento</text:span> -um | integumento | -ment | -ment | -ment. = quod tege corpore, pelle, veste. </text:p>
        </text:list-item>
        <text:list-item>
          <text:p text:style-name="P106"><text:span text:style-name="T3">tela</text:span> -a | I. H. tela, P. tea | toile | toile, toils, <text:span text:style-name="T5">cloth</text:span>, <text:span text:style-name="T5">web</text:span> | <text:span text:style-name="T5">Gewebe</text:span>. = re quem texe, rete, panno ex filo de lino aut de cannabi. </text:p>
        </text:list-item>
        <text:list-item>
          <text:p text:style-name="P106">G. tele t <text:span text:style-name="T3">ē</text:span>le = longe. ⊃ </text:p>
        </text:list-item>
        <text:list-item>
          <text:p text:style-name="P106"><text:span text:style-name="T3">telegramma</text:span> | -amma | télégramme | -am | -amm. = quod es transmisso per« telegrapho ». </text:p>
        </text:list-item>
        <text:list-item>
          <text:p text:style-name="P106"><text:span text:style-name="T3">telegrapho</text:span> ă | -afo | télégraphe | -aph | -aph. ⊂ tele graph -o. = instrumento electrico pro transmitte longe signos. </text:p>
        </text:list-item>
        <text:list-item>
          <text:p text:style-name="P106">—<text:span text:style-name="T3">ia</text:span> | -fia | télégraphie | -phy | -phie. </text:p>
        </text:list-item>
        <text:list-item>
          <text:p text:style-name="P106">—<text:span text:style-name="T3">ico</text:span> -ĭcus | -fico | télé—ique | -ic | -isch. </text:p>
        </text:list-item>
        <text:list-item>
          <text:p text:style-name="P106"><text:soft-page-break/>G. teleo télos -leos = fine. </text:p>
        </text:list-item>
        <text:list-item>
          <text:p text:style-name="P106"><text:span text:style-name="T3">teleologia</text:span> | -ia | télé—ie | -y | -ie. = studio de causas finale [teleo]. </text:p>
        </text:list-item>
        <text:list-item>
          <text:p text:style-name="P106"><text:span text:style-name="T3">telepathia</text:span> | -tia | télépathie | -thy. = sensatione ad distantia [tele]. </text:p>
        </text:list-item>
        <text:list-item>
          <text:p text:style-name="P106"><text:span text:style-name="T3">telephono</text:span> | telefono | téléphone | -one | -on, <text:span text:style-name="T5">Fernsprecher</text:span>. ⊂ tele phōn(e) -o. </text:p>
        </text:list-item>
        <text:list-item>
          <text:p text:style-name="P106"><text:span text:style-name="T3">telescopio</text:span> | -opio | télescope | -ope | -op. = instrumento de optica pro vide [scop] longe [tele]. </text:p>
        </text:list-item>
        <text:list-item>
          <text:p text:style-name="P106">—<text:span text:style-name="T3">ico</text:span> -ĭcus | -ico | té—ique | -ic | -isch. </text:p>
        </text:list-item>
        <text:list-item>
          <text:p text:style-name="P106"><text:span text:style-name="T3">telonio</text:span> 300 | <text:span text:style-name="T5">dazio</text:span>, <text:span text:style-name="T5">dogana</text:span> | <text:span text:style-name="T5">octroi</text:span>, tonlieu | toll | Zoll. = officio que exige tributo de transitu. ⊂ G. tel <text:span text:style-name="T3">ō</text:span>nion. </text:p>
        </text:list-item>
        <text:list-item>
          <text:p text:style-name="P106"><text:span text:style-name="T3">tellure</text:span> tellus = terra, globo, terrestre, continente. </text:p>
        </text:list-item>
        <text:list-item>
          <text:p text:style-name="P106">—<text:span text:style-name="T3">ico</text:span> -ĭcus | -ico | -ique | -ic | -isch. </text:p>
        </text:list-item>
        <text:list-item>
          <text:p text:style-name="P106">—<text:span text:style-name="T3">io</text:span> N | -rio | -re | -rium | -rium. = metallo cum symbolo « Te », detecto in 1782 et dicato ad matre Tellure. </text:p>
        </text:list-item>
        <text:list-item>
          <text:p text:style-name="P106">L. temĕre = in modo « temerario », cum « temeritate ». </text:p>
        </text:list-item>
        <text:list-item>
          <text:p text:style-name="P106"><text:span text:style-name="T3">temerario</text:span> -us | -rario | témérarire | -rarious | -rär. = imprudente, audace. ⊂ temere. </text:p>
        </text:list-item>
        <text:list-item>
          <text:p text:style-name="P106"><text:span text:style-name="T3">temeritate</text:span> -tas | -tà | témérité | -ty | -tát. = to es « temerario ». </text:p>
        </text:list-item>
        <text:list-item>
          <text:p text:style-name="P106">temēto -um = vino inebriante. ⊃ abstemio, temulento. </text:p>
        </text:list-item>
        <text:list-item>
          <text:p text:style-name="P106"><text:span text:style-name="T3">temne</text:span> -o = sperne, « contemne ». </text:p>
        </text:list-item>
        <text:list-item>
          <text:p text:style-name="P106"><text:span text:style-name="T3">temone</text:span> temo | timone | timon. = quod ditige curru, aratro, nave. </text:p>
        </text:list-item>
        <text:list-item>
          <text:p text:style-name="P106"><text:span text:style-name="T3">tempera</text:span> -ĕro | -erare | -érer, tremper ( <text:span text:style-name="T5">l’acier</text:span>) | -er | -erieren. = modera, mitiga. </text:p>
        </text:list-item>
        <text:list-item>
          <text:p text:style-name="P106">—<text:span text:style-name="T3">mento</text:span> -um | -amento | tempérament | -ament | -ament. = charactere. </text:p>
        </text:list-item>
        <text:list-item>
          <text:p text:style-name="P106">—<text:span text:style-name="T3">nte</text:span> -ns | -nte | -nt. = parco, abstinente, continente. </text:p>
        </text:list-item>
        <text:list-item>
          <text:p text:style-name="P106">—<text:span text:style-name="T3">ntia</text:span> -ntia | -nza | tempérance | -nce | -nz. </text:p>
        </text:list-item>
        <text:list-item>
          <text:p text:style-name="P106">—<text:span text:style-name="T3">tura</text:span> 100 | -atura | température | -ature | -atur. </text:p>
        </text:list-item>
        <text:list-item>
          <text:p text:style-name="P106"><text:span text:style-name="T3">tempestate</text:span> -tas = statu de cælo. </text:p>
        </text:list-item>
        <text:list-item>
          <text:p text:style-name="P106">— -tas | -pesta, <text:span text:style-name="T5">burrasca</text:span> | -pête | -pest, <text:span text:style-name="T5">storm</text:span> | -pest, <text:span text:style-name="T5">Sturm</text:span>. = pluvia cum vento et grandine. </text:p>
        </text:list-item>
        <text:list-item>
          <text:p text:style-name="P106"><text:span text:style-name="T3">templo</text:span> -um | tempio | temple | temple | Tempel. = domo dicato ad deo. </text:p>
        </text:list-item>
        <text:list-item>
          <text:p text:style-name="P106"><text:span text:style-name="T3">tempora</text:span> (-ŏra -ŏrum) | le tempia | tempes | temples (of the head) | <text:span text:style-name="T5">Schläfe</text:span>. </text:p>
        </text:list-item>
        <text:list-item>
          <text:p text:style-name="P106"><text:span text:style-name="T3">temporale</text:span> 100 | -ale | -el, -al | -al | -al. = de « tempore ». </text:p>
        </text:list-item>
        <text:list-item>
          <text:p text:style-name="P106"><text:span text:style-name="T3">temporale</text:span> 400 | -ale | -al | -al | -al. = (osse) de « tempora ». </text:p>
        </text:list-item>
        <text:list-item>
          <text:p text:style-name="P106"><text:span text:style-name="T3">temporario</text:span> 100 | -raneo | -raire | -rary | -rär. = de tempore, ne stabile. </text:p>
        </text:list-item>
        <text:list-item>
          <text:p text:style-name="P106"><text:span text:style-name="T3">tempore</text:span> tempus -pŏr- | tempo | temps | <text:span text:style-name="T5">time</text:span> | <text:span text:style-name="T5">Zeit</text:span>. = successione de dies, de annos, ævo, ætate, epocha, periodo. ⊃ temporale, temporaneo, contemporaneo, tempestate. </text:p>
        </text:list-item>
        <text:list-item>
          <text:p text:style-name="P106">— -pus | tempo | tempo | tempo | Tempo. = periodo musicale. </text:p>
        </text:list-item>
        <text:list-item>
          <text:p text:style-name="P106">— M | tempo | temps | <text:span text:style-name="T5">weather</text:span> | <text:span text:style-name="T5">Wetter</text:span>. = statu de cælo, tempestate. </text:p>
        </text:list-item>
        <text:list-item>
          <text:p text:style-name="P106">— 100 | tempo | temps | tense. = forma de verbo que indica præsente, præterito et futuro. </text:p>
        </text:list-item>
        <text:list-item>
          <text:p text:style-name="P106"><text:soft-page-break/>tempore tempus, v. <text:span text:style-name="T5">plurale</text:span> tempora. </text:p>
        </text:list-item>
        <text:list-item>
          <text:p text:style-name="P106"><text:span text:style-name="T3">temporiza</text:span> | -reggiare | -riser | -rize | -risieren. = retarda, mora, sume tempore. </text:p>
        </text:list-item>
        <text:list-item>
          <text:p text:style-name="P106">—<text:span text:style-name="T3">tione</text:span> | -izzazione | -isation | -ization | -isation. </text:p>
        </text:list-item>
        <text:list-item>
          <text:p text:style-name="P106">tempta -o = tenta. </text:p>
        </text:list-item>
        <text:list-item>
          <text:p text:style-name="P106"><text:span text:style-name="T3">temulento</text:span> -us | | | -ent | -ent. = ebrio. ⊂ tem(eto) -ulento. </text:p>
        </text:list-item>
        <text:list-item>
          <text:p text:style-name="P106">—<text:span text:style-name="T3">ia</text:span> 100 | | té—ence | -ence | -enz. = ebrietate per veneno de « lolium temulentum ». </text:p>
        </text:list-item>
        <text:list-item>
          <text:p text:style-name="P106"><text:span text:style-name="T3">tenace</text:span> -nax | -ace | -ace | -acious. = resistente, forte, que tene. </text:p>
        </text:list-item>
        <text:list-item>
          <text:p text:style-name="P106">—<text:span text:style-name="T3">itate</text:span> -itas | -ità | ténacité | -ity | -ität. </text:p>
        </text:list-item>
        <text:list-item>
          <text:p text:style-name="P106"><text:span text:style-name="T3">TENDE</text:span> -o | -dere, H. P. -der | -dre | <text:span text:style-name="T5">stretch</text:span>, tend | <text:span text:style-name="T5">spannen</text:span>, dehnen, -dieren. ⊃ at—, con—, de—, dis—, ex—, in—, os—, præ—, pro—, sub—, tenta, tendone. ⊂ ten(e) -de. </text:p>
        </text:list-item>
        <text:list-item>
          <text:p text:style-name="P106"><text:span text:style-name="T3">tendone</text:span> 100 | -ine | -on | -on | <text:span text:style-name="T5">Sehne</text:span>. ⊂ tend(e) -one. </text:p>
        </text:list-item>
        <text:list-item>
          <text:p text:style-name="P106"><text:span text:style-name="T3">TENE</text:span> -eo | tenere, H. tener | tenir | <text:span text:style-name="T5">hold</text:span>, retain | <text:span text:style-name="T5">halten</text:span>. ⊃ tenace, tende, abstine, attine, contine, continuo, detine, obtine, pertine, retine, sustine. ⊂ E. ⊃ D. dehnen = tende; G. teínō = tende, (hypo)ten(usa), tænia, tetano, tono, peritonæo; R. tjanytï; S. tan. </text:p>
        </text:list-item>
        <text:list-item>
          <text:p text:style-name="P106"><text:span text:style-name="T3">tenebra</text:span> -ĕbræ | tenebre | ténèbres | <text:span text:style-name="T5">darkness</text:span> | <text:span text:style-name="T5">Finsternis</text:span>. = obscuritate, absentia de luce. ⊂ E. ⊃ D. Dämmerung = crepusculo; R. temnyj = obscuro; temnota = tenebra; S. tamas = tenebra; L. temere = ad obscuro. </text:p>
        </text:list-item>
        <text:list-item>
          <text:p text:style-name="P106">—<text:span text:style-name="T3">oso</text:span> -ōsus | -oso | ténébreux | <text:span text:style-name="T5">dark</text:span>, -ous | <text:span text:style-name="T5">finster</text:span>. </text:p>
        </text:list-item>
        <text:list-item>
          <text:p text:style-name="P106"><text:span text:style-name="T3">tenero</text:span> -nĕr | tenero | tendre | tender, <text:span text:style-name="T5">soft</text:span>, <text:span text:style-name="T5">zart</text:span>. = molle, ne duro, sensibile. </text:p>
        </text:list-item>
        <text:list-item>
          <text:p text:style-name="P106"><text:span text:style-name="T3">tenso</text:span> 100 | teso. = quem tende. </text:p>
        </text:list-item>
        <text:list-item>
          <text:p text:style-name="P106">—<text:span text:style-name="T3">ione</text:span> 100 | -ione | -ion | -ion | -ion. </text:p>
        </text:list-item>
        <text:list-item>
          <text:p text:style-name="P106">—<text:span text:style-name="T3">ore</text:span> | -ore | -eur | -or | -or. = (nervo) que tende. </text:p>
        </text:list-item>
        <text:list-item>
          <text:p text:style-name="P106"><text:span text:style-name="T3">tenta</text:span> -o | -are | -er | to tempt | -ieren. = tange, proba, commove, insidia. ⊃ at—, in—, os—. ⊂ tende. </text:p>
        </text:list-item>
        <text:list-item>
          <text:p text:style-name="P106">—<text:span text:style-name="T3">culo</text:span> -ŭlus | -acolo | -acule | -acle | -akel. = organo de mollusco pro tange aut tene. </text:p>
        </text:list-item>
        <text:list-item>
          <text:p text:style-name="P106">—<text:span text:style-name="T3">tione</text:span> -tio | -zione | -tion | -tion | -tion. </text:p>
        </text:list-item>
        <text:list-item>
          <text:p text:style-name="P106">—<text:span text:style-name="T3">tivo</text:span> | -tivo | -tive | -tive | -tiv. = proba, experimento, insidia. </text:p>
        </text:list-item>
        <text:list-item>
          <text:p text:style-name="P106">—<text:span text:style-name="T3">tore</text:span> -tor | -tore | -teur | | -tor. </text:p>
        </text:list-item>
        <text:list-item>
          <text:p text:style-name="P106"><text:span text:style-name="T3">tento</text:span> -us = quem tene, quem tende. </text:p>
        </text:list-item>
        <text:list-item>
          <text:p text:style-name="P106"><text:span text:style-name="T3">tentorio</text:span> -ium | I. P. tenda | tente | tent | <text:span text:style-name="T5">Zelt</text:span>. ⊂ ten(de) -torio. </text:p>
        </text:list-item>
        <text:list-item>
          <text:p text:style-name="P106"><text:span text:style-name="T3">tenue</text:span> -is | I. H. P. tenue | ténu | tenuous, thin | dünn. = subtile, simplice. ⊃ attenua, extenua. = || A. thin, D. dünn; G. tanaós = extenso, amplo; R. ton(kij), S. tanu. </text:p>
        </text:list-item>
        <text:list-item>
          <text:p text:style-name="P106">—<text:span text:style-name="T3">uitate</text:span> -tas | -tà | ténuité | -ty | -tät. </text:p>
        </text:list-item>
        <text:list-item>
          <text:p text:style-name="P106">L. tenus = usque ad. </text:p>
        </text:list-item>
        <text:list-item>
          <text:p text:style-name="P106"><text:span text:style-name="T3">tepe</text:span> -eo = es « tepido », habe « tepore », cale. || R. tep(lo) = calore, S. tap. </text:p>
        </text:list-item>
        <text:list-item>
          <text:p text:style-name="P106">—<text:span text:style-name="T3">ido</text:span> -ĭdus | tepido | tiède | tepid | <text:span text:style-name="T5">lau</text:span>. </text:p>
        </text:list-item>
        <text:list-item>
          <text:p text:style-name="P106">——<text:span text:style-name="T3">ario</text:span> 100 | -ario | -arium | -arium | -arium. = balneo tepido. </text:p>
        </text:list-item>
        <text:list-item>
          <text:p text:style-name="P106">—<text:span text:style-name="T3">ore</text:span> -or | -ore | tiédeur, tépidité | tepidity. = calore dulce, calore <text:soft-page-break/>insufficiente. </text:p>
        </text:list-item>
        <text:list-item>
          <text:p text:style-name="P106">L. ter = « tres » vice. </text:p>
        </text:list-item>
        <text:list-item>
          <text:p text:style-name="P106"><text:span text:style-name="T3">TERE</text:span> -o = « tritura », frica, consume. ⊃ trito, tribulo, attritu, detrimento, detritu, terebra. || G. teréō = fora, excava; G. teredine, trema, toro; R. teretï = tere; S. tar = fora. </text:p>
        </text:list-item>
        <text:list-item>
          <text:p text:style-name="P106"><text:span text:style-name="T3">terebintho</text:span> -us = Bot. « pistacia terebinthus ». ⊂ G. terébinthos. </text:p>
        </text:list-item>
        <text:list-item>
          <text:p text:style-name="P106">—<text:span text:style-name="T3">ina</text:span> (Plinio) | trementine | térébenthine | turpentine | Terpentin. = resina ex terebintho. </text:p>
        </text:list-item>
        <text:list-item>
          <text:p text:style-name="P106"><text:span text:style-name="T3">terebra</text:span> -ĕbro | trivellare | térébrer | to terebrate. = fora. </text:p>
        </text:list-item>
        <text:list-item>
          <text:p text:style-name="P106"><text:span text:style-name="T3">terebra</text:span> ĕ 100 | trivello | tarière | <text:span text:style-name="T5">borer</text:span>, terebra | <text:span text:style-name="T5">Bohrer</text:span>. = quod servi ad tere [fora], trepano. </text:p>
        </text:list-item>
        <text:list-item>
          <text:p text:style-name="P106">—<text:span text:style-name="T3">tione</text:span> 100 | terebrazione, trivellazione | térébration | -tion | -tion. </text:p>
        </text:list-item>
        <text:list-item>
          <text:p text:style-name="P106"><text:span text:style-name="T3">teredine</text:span> -do -dĭn- | -dine | | -do | -do. = Zool. « teredo navalis », verme que rode ligno. ⊂ G. terēd <text:span text:style-name="T3">ō</text:span>n ⊂ tere. </text:p>
        </text:list-item>
        <text:list-item>
          <text:p text:style-name="P106"><text:span text:style-name="T3">terge</text:span> -eo <text:span text:style-name="T5">et</text:span> -o | tergere. = « absterge », « deterge ». ⊃ terso. </text:p>
        </text:list-item>
        <text:list-item>
          <text:p text:style-name="P106"><text:span text:style-name="T3">tergiversa</text:span> -or | -are | -er | -ate | -ieren. = « verte tergo », pone mora, muta via. </text:p>
        </text:list-item>
        <text:list-item>
          <text:p text:style-name="P106">—<text:span text:style-name="T3">tione</text:span> -tio | -zione | -tion | -tion | -tion. </text:p>
        </text:list-item>
        <text:list-item>
          <text:p text:style-name="P106"><text:span text:style-name="T3">tergo</text:span> -um | tergo | <text:span text:style-name="T5">le dos</text:span> | tergum, <text:span text:style-name="T5">back</text:span> | <text:span text:style-name="T5">Rücken</text:span>. ⊃ tergiversa. </text:p>
        </text:list-item>
        <text:list-item>
          <text:p text:style-name="P106"><text:span text:style-name="T3">termina</text:span> -ĭno | -are | -er | -ate | -ieren. = pone termino, limita, fini, « determina ». </text:p>
        </text:list-item>
        <text:list-item>
          <text:p text:style-name="P106">—<text:span text:style-name="T3">tione</text:span> -tio | -zione | terminaison | -tion | -tion. = termino, fine. </text:p>
        </text:list-item>
        <text:list-item>
          <text:p text:style-name="P106"><text:span text:style-name="T3">termino</text:span> -ĭnus | -mine, H. -mino | -me | term | -me, -min. = limite, fine, lapide que limita. ⊃ termina, determina, indeterminato, extermina. = || G. térma, térmōn = confine, puncto extremo; S. tarman. </text:p>
        </text:list-item>
        <text:list-item>
          <text:p text:style-name="P106">—<text:span text:style-name="T3">ologia</text:span> | -logia | -logie | -logy | -logie. </text:p>
        </text:list-item>
        <text:list-item>
          <text:p text:style-name="P106"><text:span text:style-name="T3">ternario</text:span> 100 | -ario | -aire | -ary | -är. = composito ex « tres » parte. </text:p>
        </text:list-item>
        <text:list-item>
          <text:p text:style-name="P106"><text:span text:style-name="T3">TERRA</text:span> -a | terra | terre | <text:span text:style-name="T5">earth</text:span>, <text:span text:style-name="T5">soil</text:span>, <text:span text:style-name="T5">land</text:span>, terra | <text:span text:style-name="T5">Erde</text:span>. = tellure. ⊃ terraqueo, terremoto, terreno, terrestre, territorio, mediterraneo, subterraneo. </text:p>
        </text:list-item>
        <text:list-item>
          <text:p text:style-name="P106">—<text:span text:style-name="T3">ace</text:span> 100 = ex terra. ⊃ </text:p>
        </text:list-item>
        <text:list-item>
          <text:p text:style-name="P106">—<text:span text:style-name="T3">acea</text:span> M | -azza | -asse | -ace | -asse. </text:p>
        </text:list-item>
        <text:list-item>
          <text:p text:style-name="P106">—<text:span text:style-name="T3">æmotu</text:span> -us | terremoto | tremblement de terre | <text:span text:style-name="T5">earthquake</text:span> | <text:span text:style-name="T5">Erdbeben</text:span>. ⊂ terræ [de terra] motu. </text:p>
        </text:list-item>
        <text:list-item>
          <text:p text:style-name="P106"><text:span text:style-name="T3">terre</text:span> -eo | atterrire. = da « terrore », fac pave, fac time. ⊃ terribile, terrifica. </text:p>
        </text:list-item>
        <text:list-item>
          <text:p text:style-name="P106"><text:span text:style-name="T3">terreno</text:span> -us | terreno | terrain | terrene. = de terra. </text:p>
        </text:list-item>
        <text:list-item>
          <text:p text:style-name="P106"><text:span text:style-name="T3">terrestre</text:span> -is | -estre | -estre | -estrial | -estrisch, -ester. = de terra. </text:p>
        </text:list-item>
        <text:list-item>
          <text:p text:style-name="P106"><text:span text:style-name="T3">terribile</text:span> -ĭlis | -ibile | -ible | -ible | -ibel. = que fac terre, horrendo, formidabile, crudele. </text:p>
        </text:list-item>
        <text:list-item>
          <text:p text:style-name="P106"><text:span text:style-name="T3">terrifica</text:span> -ĭco | -ificare | -ifier | -ify. = terre. </text:p>
        </text:list-item>
        <text:list-item>
          <text:p text:style-name="P106"><text:span text:style-name="T3">territorio</text:span> -ium | -orio | -oire | -ory | -orium. = regione de terra. </text:p>
        </text:list-item>
        <text:list-item>
          <text:p text:style-name="P106">—<text:span text:style-name="T3">iale</text:span> 200 | -iale | -ial | -ial | -ial. </text:p>
        </text:list-item>
        <text:list-item>
          <text:p text:style-name="P106"><text:span text:style-name="T3">terrore</text:span> terror | -ore | -eur | -or | -or. = ton terre. </text:p>
        </text:list-item>
        <text:list-item>
          <text:p text:style-name="P106">—<text:span text:style-name="T3">ismo</text:span> | -ismo | -isme | -ism | -ismus. </text:p>
        </text:list-item>
        <text:list-item>
          <text:p text:style-name="P106">—<text:span text:style-name="T3">ista</text:span> | -ista | -iste | -ist | -ist. </text:p>
        </text:list-item>
        <text:list-item>
          <text:p text:style-name="P106"><text:soft-page-break/><text:span text:style-name="T3">terso</text:span> -us | terso | | terse. = quem terge, polito, nitido. </text:p>
        </text:list-item>
        <text:list-item>
          <text:p text:style-name="P106"><text:span text:style-name="T3">tertio</text:span> -ius | terzo | troisième | third | dritte. = cum numero ordinale « tres ». </text:p>
        </text:list-item>
        <text:list-item>
          <text:p text:style-name="P106">—<text:span text:style-name="T3">iario</text:span> 100 | -ziario | -tiaire | -tiary | -tiär. = in tertio loco. </text:p>
        </text:list-item>
        <text:list-item>
          <text:p text:style-name="P106"><text:span text:style-name="T3">tessera</text:span> -ĕra | tessera | tessère | <text:span text:style-name="T5">ticket</text:span>, tessera | <text:span text:style-name="T5">Marke</text:span>. = tabula quadro cum inscriptione que indica latore. ⊂ G. téssares = quatuor. </text:p>
        </text:list-item>
        <text:list-item>
          <text:p text:style-name="P106">— -ĕra = cubo pro ludo. </text:p>
        </text:list-item>
        <text:list-item>
          <text:p text:style-name="P106"><text:span text:style-name="T3">testa</text:span> -or = « attesta ». ⊂ teste. ⊃ testamento, attesta, contesta, detesta, intesta, protesta. </text:p>
        </text:list-item>
        <text:list-item>
          <text:p text:style-name="P106"><text:span text:style-name="T3">testa</text:span> -a = vase ex terra, olla, urna. ⊃ testaceo; I. testa, F. tête = capite. ⊂ torre, tosto. </text:p>
        </text:list-item>
        <text:list-item>
          <text:p text:style-name="P106"><text:span text:style-name="T3">testaceo</text:span> 100 | -ceo | -cé | -ceous | -ceen. = animale cum crusta [testa]. </text:p>
        </text:list-item>
        <text:list-item>
          <text:p text:style-name="P106"><text:span text:style-name="T3">testamento</text:span> -um | -mento | -ment | -ment | -ment. = voluntate ultimo. ⊂ (at)testa. </text:p>
        </text:list-item>
        <text:list-item>
          <text:p text:style-name="P106">—<text:span text:style-name="T3">ario</text:span> -arius | -ario | -aire | -ary | -arisch. </text:p>
        </text:list-item>
        <text:list-item>
          <text:p text:style-name="P106"><text:span text:style-name="T3">testatione</text:span> -tio = « attestatione », testimonio. </text:p>
        </text:list-item>
        <text:list-item>
          <text:p text:style-name="P106"><text:span text:style-name="T3">testatore</text:span> 200 | -tore | -teur | -tor | -tor. = qui fac « testamento ». </text:p>
        </text:list-item>
        <text:list-item>
          <text:p text:style-name="P106"><text:span text:style-name="T3">testatrice</text:span> 600 | -ice | -ice | -ix | -ix. = « testatore » femina. </text:p>
        </text:list-item>
        <text:list-item>
          <text:p text:style-name="P106"><text:span text:style-name="T3">teste</text:span> -is | teste, testimonio | témoin | <text:span text:style-name="T5">witness</text:span> | <text:span text:style-name="T5">Zeuge</text:span>. ⊃ testifica, testimonio, (at)testa. </text:p>
        </text:list-item>
        <text:list-item>
          <text:p text:style-name="P106"><text:span text:style-name="T3">testiculo</text:span> -ŭlus | -icolo | -icule | -icle | -ikel. </text:p>
        </text:list-item>
        <text:list-item>
          <text:p text:style-name="P106"><text:span text:style-name="T3">testifica</text:span> -ĭcor | testimoniare, testificare | témoigner | to testify | -ieren. = (at)testa. </text:p>
        </text:list-item>
        <text:list-item>
          <text:p text:style-name="P106">—<text:span text:style-name="T3">tione</text:span> -tio | -zione | | -tion | -tion. </text:p>
        </text:list-item>
        <text:list-item>
          <text:p text:style-name="P106"><text:span text:style-name="T3">testimonio</text:span> -ium | testimonianza | témoignage | testimony | Testimonium. = depositione de teste. </text:p>
        </text:list-item>
        <text:list-item>
          <text:p text:style-name="P106"><text:span text:style-name="T3">tetano</text:span> -ănus (Plinio) | -ano | tétanos | -anus | -anos. = tensione spasmodico de nervos. ⊂ G. tétanos ⊂ tene [tende]. </text:p>
        </text:list-item>
        <text:list-item>
          <text:p text:style-name="P106">G. tetra téttara = || quattuor. </text:p>
        </text:list-item>
        <text:list-item>
          <text:p text:style-name="P106"><text:span text:style-name="T3">tetrachordo</text:span> 100 | tetracorda | tétracorde | -chord | -chord. = instrumento musicale cum quatuor [tetra] chordas. ⊂ G. tetráchordon. </text:p>
        </text:list-item>
        <text:list-item>
          <text:p text:style-name="P106"><text:span text:style-name="T3">tetragono</text:span> 600 | -agono | tétragone | -agon | -agon. = cum quatuor [tetra] angulos [gonia]; quadrato. ⊂ G. tetrágōnon. </text:p>
        </text:list-item>
        <text:list-item>
          <text:p text:style-name="P106"><text:span text:style-name="T3">TEXE</text:span> -o | tessere, H. tejer, P. tecer | tisser | <text:span text:style-name="T5">to weave</text:span> | <text:span text:style-name="T5">weben</text:span>. ⊃ texto, textu, textile, contexe, prætexto, tela, subtile. ⊂ E. ⊃ R. tka(tï), S. tacs = texe; G. tecton, techne. </text:p>
        </text:list-item>
        <text:list-item>
          <text:p text:style-name="P106"><text:span text:style-name="T3">textile</text:span> -ĭlis | tessile | -ile | -ile | -il. </text:p>
        </text:list-item>
        <text:list-item>
          <text:p text:style-name="P106"><text:span text:style-name="T3">texto</text:span> -us = quem texe. </text:p>
        </text:list-item>
        <text:list-item>
          <text:p text:style-name="P106"><text:span text:style-name="T3">textu</text:span> M | testo | texte | text | Text. = libro, codice, documento. ⊂ </text:p>
        </text:list-item>
        <text:list-item>
          <text:p text:style-name="P106">— -us = ton texe, textura. </text:p>
        </text:list-item>
        <text:list-item>
          <text:p text:style-name="P106">—<text:span text:style-name="T3">uale</text:span> | testuale | -uel | -ual | -ual. = conforme ad textu. </text:p>
        </text:list-item>
        <text:list-item>
          <text:p text:style-name="P106"><text:span text:style-name="T3">textura</text:span> -a | tessitura, tessuto | tissage, tissu, -ture | -ture | -tur. = ton texe, re quem texe. </text:p>
        </text:list-item>
        <text:list-item>
          <text:p text:style-name="P106"><text:span text:style-name="T3">thalamo</text:span> -ămus | talamo | -me | -mus | -mus. = lecto nuptiale. ⊂ G. thálamos. ⊃ epithalamio. </text:p>
        </text:list-item>
        <text:list-item>
          <text:p text:style-name="P106"><text:soft-page-break/><text:span text:style-name="T3">thaumaturgo</text:span> | taumaturgo | -urge | -urgus | -urg. = qui fac [erg] miraculos [thaúmata]. ⊂ G. -ós. </text:p>
        </text:list-item>
        <text:list-item>
          <text:p text:style-name="P106">G. the títhēmi = pone. || L. fac. ⊃ epitheto, (biblio)theca, thema, thesi, thesauro. </text:p>
        </text:list-item>
        <text:list-item>
          <text:p text:style-name="P106">G. thea theáomai = vide, specta. ⊃ theatro, theodolite, theoria, theorema. </text:p>
        </text:list-item>
        <text:list-item>
          <text:p text:style-name="P106"><text:span text:style-name="T3">thea</text:span> N | tè | thé | tea | Tee. = Bot. « thea (viridis,…) » ⊂ Sinense. ⊃ R. c’aj. </text:p>
        </text:list-item>
        <text:list-item>
          <text:p text:style-name="P106"><text:span text:style-name="T3">theatro</text:span> -um | teatro | théâtre | -atre | -ater. ⊂ G. théatron ⊂ thea [specta] -tro. </text:p>
        </text:list-item>
        <text:list-item>
          <text:p text:style-name="P106">—<text:span text:style-name="T3">ale</text:span> -ālis | teatrale | théâtral | -trical | -tralisch. </text:p>
        </text:list-item>
        <text:list-item>
          <text:p text:style-name="P106"><text:span text:style-name="T3">theca</text:span> -a, G. th <text:span text:style-name="T3">ē</text:span>cē = cellario, repositorio. ⊃ apotheca, hypotheca, bibliotheca, pinacotheca. ⊃ A. tich, D. Zieche = involucro, tegumento; F. thèque, A. theca = cellula fecundatrice de fungos. </text:p>
        </text:list-item>
        <text:list-item>
          <text:p text:style-name="P106"><text:span text:style-name="T3">thema</text:span>(te) 100 | tema | thème | theme | Thema. = re posito, quæsito, problema. ⊃ anathema. ⊂ G. th <text:span text:style-name="T3">ē</text:span>ma ⊂ the -ma. </text:p>
        </text:list-item>
        <text:list-item>
          <text:p text:style-name="P106">G. theo theós = deo. ⊃ apotheosi, atheo, theologia. </text:p>
        </text:list-item>
        <text:list-item>
          <text:p text:style-name="P106"><text:span text:style-name="T3">theocratia</text:span> | teocrazia | théocratie | -acy | -atie. ⊂ G. theocratía.= imperio [crato] de sacerdotes de deo [theo]. </text:p>
        </text:list-item>
        <text:list-item>
          <text:p text:style-name="P106">—<text:span text:style-name="T3">ico</text:span> -ĭcus | teocratico | théocratique | -atic | -atisch. </text:p>
        </text:list-item>
        <text:list-item>
          <text:p text:style-name="P106"><text:span text:style-name="T3">theodolite</text:span> | teodolite | théodolite | -ite | -it. = instrumento que mete angulo horizontale et verticale, uso in geodesia. ⊂? thea [vide] dolicho [longe]. </text:p>
        </text:list-item>
        <text:list-item>
          <text:p text:style-name="P106"><text:span text:style-name="T3">theogonia</text:span> -ĭa | teogonia | théogonie | -ony | -onie. = genesi [gone] de deos [theo]. ⊂ G. theogonía. </text:p>
        </text:list-item>
        <text:list-item>
          <text:p text:style-name="P106"><text:span text:style-name="T3">theologo</text:span> -ŏgus | teologo | théologien | -logist | -log. = qui stude deo. ⊂ G. theológos. </text:p>
        </text:list-item>
        <text:list-item>
          <text:p text:style-name="P106">—<text:span text:style-name="T3">ia</text:span> | teologia | théologie | -y | -ie. ⊂ G. theología. </text:p>
        </text:list-item>
        <text:list-item>
          <text:p text:style-name="P106">—<text:span text:style-name="T3">ico</text:span> ĭ 400 | teologico | théologique | -ical | -isch. </text:p>
        </text:list-item>
        <text:list-item>
          <text:p text:style-name="P106">G. theoree theōréō = vide, observa. ⊃ theoria, theorema. ⊂ thea. </text:p>
        </text:list-item>
        <text:list-item>
          <text:p text:style-name="P106"><text:span text:style-name="T3">theorema</text:span>(te) 200 | teorema | théorème | -em | -em. = propositione quem debe demonstra. ⊂ G. the <text:span text:style-name="T3">ō</text:span>rēma ⊂ theore(e) -ma. </text:p>
        </text:list-item>
        <text:list-item>
          <text:p text:style-name="P106"><text:span text:style-name="T3">theoretico</text:span> ĭ 100 | teoretico, teorico | théorétique, théorique | -tic | -tisch. = de contemplatione, intellectuale, de « theoria », anti practico. ⊂ G. -ōrēticós ⊂ theoree. </text:p>
        </text:list-item>
        <text:list-item>
          <text:p text:style-name="P106"><text:span text:style-name="T3">theoria</text:span> 400 | teoria | théorie | -y | -ie. ⊂ G. theōría ⊂ theoree. </text:p>
        </text:list-item>
        <text:list-item>
          <text:p text:style-name="P106"><text:span text:style-name="T3">theoria</text:span> | | theorie. = processione spectaculoso de homines. ⊂ G. theōría ⊂ theoree. </text:p>
        </text:list-item>
        <text:list-item>
          <text:p text:style-name="P106"><text:span text:style-name="T3">theosophia</text:span> | teosofia | théosophie | -phy | -phie. ⊂ G. theosophía ⊂ theo sophia. </text:p>
        </text:list-item>
        <text:list-item>
          <text:p text:style-name="P106">G. ther th <text:span text:style-name="T3">ē</text:span>r = animale silvatico. ⊃ panthera, theriaca. || L. fero. </text:p>
        </text:list-item>
        <text:list-item>
          <text:p text:style-name="P106">G. therapeu therapeúō = cura (de medico). ⊃ hydrotherapia. </text:p>
        </text:list-item>
        <text:list-item>
          <text:p text:style-name="P106"><text:span text:style-name="T3">therapeutica</text:span> -ĭca | terapeutica | thérapeutique | -ic | -isch. = scientia « therapeutico ». </text:p>
        </text:list-item>
        <text:list-item>
          <text:p text:style-name="P106"><text:span text:style-name="T3">therapeutico</text:span> -ĭcus | terapeutico | thérapeutique | -eutics | -eutik. = medicinale, sanatorio. ⊂ G. -ticós. ⊂ therapeu -tico. </text:p>
        </text:list-item>
        <text:list-item>
          <text:p text:style-name="P106"><text:span text:style-name="T3">therapia,</text:span> G. therapeía = cura de medico. ⊃ æro—, electro—, hydro<text:soft-page-break/>—. ⊂ therapeu. </text:p>
        </text:list-item>
        <text:list-item>
          <text:p text:style-name="P106"><text:span text:style-name="T3">theriaca</text:span> -a (Plinio) | teriaca | thériaque | -iac | -iak. = ammoniaca, remedio contra animales [ther] venenoso. ⊂ G. thēriac <text:span text:style-name="T3">ē</text:span>. </text:p>
        </text:list-item>
        <text:list-item>
          <text:p text:style-name="P106"><text:span text:style-name="T3">therma</text:span> (-æ -arum) | terme | -mes | -mæ | -mä. = balneo calido. ⊂ G. thérmai ⊂ thermo. </text:p>
        </text:list-item>
        <text:list-item>
          <text:p text:style-name="P106">—<text:span text:style-name="T3">ale</text:span> | termale | -al | -al | -al. </text:p>
        </text:list-item>
        <text:list-item>
          <text:p text:style-name="P106">G. thermo thermós = calido. = || A. D. warm, || L. furno. </text:p>
        </text:list-item>
        <text:list-item>
          <text:p text:style-name="P106"><text:span text:style-name="T3">thermometro</text:span> ĕ | termometro | -mètre | -meter | -meter. = instrumento pro meti calore [thermo]. </text:p>
        </text:list-item>
        <text:list-item>
          <text:p text:style-name="P106">—<text:span text:style-name="T3">ico</text:span> -ĭcus | termometrico | -métrique | -metric. </text:p>
        </text:list-item>
        <text:list-item>
          <text:p text:style-name="P106"><text:span text:style-name="T3">thermoscopio</text:span> | termoscopio | -scope | -scope | -skop. ⊂ thermo scop -io. </text:p>
        </text:list-item>
        <text:list-item>
          <text:p text:style-name="P106"><text:span text:style-name="T3">thesauro</text:span> -us | tesoro | trésor | treasure | Thesaurus. ⊂ G. thēsaurós ⊂ the. </text:p>
        </text:list-item>
        <text:list-item>
          <text:p text:style-name="P106">—<text:span text:style-name="T3">ario</text:span> 600 | tesoriere, <text:span text:style-name="T5">cassiere</text:span> | trésorier, <text:span text:style-name="T5">caissier</text:span> | treasurer, <text:span text:style-name="T5">cashier</text:span> | -arius. = custode de « thesauro ». </text:p>
        </text:list-item>
        <text:list-item>
          <text:p text:style-name="P106"><text:span text:style-name="T3">thesi</text:span> 100 | tesi | thèse | thesis | These. ⊂ G. thésis ⊂ the -si = positione. </text:p>
        </text:list-item>
        <text:list-item>
          <text:p text:style-name="P106"><text:span text:style-name="T3">thorace</text:span> -āx = veste de pectore. ⊂ G. thórax. </text:p>
        </text:list-item>
        <text:list-item>
          <text:p text:style-name="P106"><text:span text:style-name="T3">thorace</text:span> 100 | torace | -ax | -ax | -ax. = pectore, stomacho. </text:p>
        </text:list-item>
        <text:list-item>
          <text:p text:style-name="P106">—<text:span text:style-name="T3">ico</text:span> -ĭcus | toracico | -ique | -ic. </text:p>
        </text:list-item>
        <text:list-item>
          <text:p text:style-name="P106"><text:span text:style-name="T3">throno</text:span> 100 | trono | tróne | throne | Thron. ⊂ G. thrónos. </text:p>
        </text:list-item>
        <text:list-item>
          <text:p text:style-name="P106">G. thymo thumós = anima, spiritu. ⊃ lipothymia. </text:p>
        </text:list-item>
        <text:list-item>
          <text:p text:style-name="P106"><text:span text:style-name="T3">thymo</text:span> -us | timo | thym | thyme | Thymian. ⊂ G. thúmos = Bot. « thymos serpillum ». </text:p>
        </text:list-item>
        <text:list-item>
          <text:p text:style-name="P106"><text:span text:style-name="T3">thynno</text:span> -us | tonno | thon | tunny | Thunfisch. ⊂ G. thúnnos = Zool. « thynnos vulgaris ». </text:p>
        </text:list-item>
        <text:list-item>
          <text:p text:style-name="P106">G. thyra thúra = porta, janua, valva. = || L. fores. ⊃ </text:p>
        </text:list-item>
        <text:list-item>
          <text:p text:style-name="P106"><text:span text:style-name="T3">thyreoide</text:span> | tiroide | thyroïde | thyroid. = cartilagine in larynge, in forma de fores. ⊂ G. thureoeid <text:span text:style-name="T3">ē</text:span>s ⊂ thyra [valva] -oide. </text:p>
        </text:list-item>
        <text:list-item>
          <text:p text:style-name="P106"><text:span text:style-name="T3">tiara</text:span> -a | tiara | tiare | tiara | Tiare. ⊂ G. tiára. = tegumento de capite, uso ab Persas. </text:p>
        </text:list-item>
        <text:list-item>
          <text:p text:style-name="P106"><text:span text:style-name="T3">tibia</text:span> -ia | tibia | tibia | tibia | Tibia. = osse de crure. </text:p>
        </text:list-item>
        <text:list-item>
          <text:p text:style-name="P106"><text:span text:style-name="T3">tigre</text:span> -is | tigre | tigre | tiger | Tiger. = Zool. « felis tigris ». ⊂ G. tígris. </text:p>
        </text:list-item>
        <text:list-item>
          <text:p text:style-name="P106"><text:span text:style-name="T3">TIME</text:span> -eo | temere, H. P. temer | <text:span text:style-name="T5">craindre</text:span> | <text:span text:style-name="T5">to fear</text:span> | <text:span text:style-name="T5">fürchten</text:span>. = pave, es « timido », habe « timore ». </text:p>
        </text:list-item>
        <text:list-item>
          <text:p text:style-name="P106">—<text:span text:style-name="T3">ido</text:span> -ĭdus | -ido | -ide | -id | -id. </text:p>
        </text:list-item>
        <text:list-item>
          <text:p text:style-name="P106">——<text:span text:style-name="T3">itate</text:span> -itas | -ità | -ité | -ity | -ität. </text:p>
        </text:list-item>
        <text:list-item>
          <text:p text:style-name="P106">—<text:span text:style-name="T3">ore</text:span> -or | timore. = to time. </text:p>
        </text:list-item>
        <text:list-item>
          <text:p text:style-name="P106">——<text:span text:style-name="T3">oso</text:span> | -roso | -ré | -rous. = timido. </text:p>
        </text:list-item>
        <text:list-item>
          <text:p text:style-name="P106"><text:span text:style-name="T3">tina</text:span> -a (Varrone) | tina | tine. = magno vase pro vino. </text:p>
        </text:list-item>
        <text:list-item>
          <text:p text:style-name="P106"><text:span text:style-name="T3">tincto</text:span> -us | tinto | teint. = quem tinge. </text:p>
        </text:list-item>
        <text:list-item>
          <text:p text:style-name="P106">—<text:span text:style-name="T3">ore</text:span> 100 | tintore | teinturier. </text:p>
        </text:list-item>
        <text:list-item>
          <text:p text:style-name="P106">—<text:span text:style-name="T3">ura</text:span> 100 | tintura | teinture | -ture | -tur. </text:p>
        </text:list-item>
        <text:list-item>
          <text:p text:style-name="P106"><text:span text:style-name="T3">TINGE</text:span> -o | tingere, H. teñir, P. tingir | teindre | to tinge, <text:span text:style-name="T5">to dye</text:span> | tingieren. ⊃ tincto, intinge. </text:p>
        </text:list-item>
        <text:list-item>
          <text:p text:style-name="P106"><text:soft-page-break/><text:span text:style-name="T3">tinni</text:span> -io | tintinnire | tinter | to tinkle. = fac sono « tin tin ». </text:p>
        </text:list-item>
        <text:list-item>
          <text:p text:style-name="P106"><text:span text:style-name="T3">tintinnabulo</text:span> ŭ 100 | <text:span text:style-name="T5">campanello</text:span> | <text:span text:style-name="T5">sonnette</text:span> | <text:span text:style-name="T5">bell</text:span>, -abulum | -abulum. ⊂ tin-tinni. </text:p>
        </text:list-item>
        <text:list-item>
          <text:p text:style-name="P106"><text:span text:style-name="T3">titano</text:span> -us | -ano | -an | -an | -an. ⊂ G. titán. = gigante, filio de Urano [cælo] et de Gea [terra]. </text:p>
        </text:list-item>
        <text:list-item>
          <text:p text:style-name="P106">—<text:span text:style-name="T3">ico</text:span> -ĭcus -ĭcus | -ico | -ique | -ic | -isch. = de gigante. </text:p>
        </text:list-item>
        <text:list-item>
          <text:p text:style-name="P106"><text:span text:style-name="T3">titanio</text:span> N | -nio | -ne | -nium | -nium. = metallo ultra duro, dicato ad Titanos. </text:p>
        </text:list-item>
        <text:list-item>
          <text:p text:style-name="P106"><text:span text:style-name="T3">titilla</text:span> -o | -are | -er, <text:span text:style-name="T5">chatouiller</text:span> | -ate | -ieren. </text:p>
        </text:list-item>
        <text:list-item>
          <text:p text:style-name="P106">—<text:span text:style-name="T3">tione</text:span> -tio | -zione, <text:span text:style-name="T5">solletico</text:span> | -tion | -tion | -tion. </text:p>
        </text:list-item>
        <text:list-item>
          <text:p text:style-name="P106"><text:span text:style-name="T3">titula</text:span> -ŭlo | intitolare | titrer | to title | -lieren, betiteln. = da titulo. </text:p>
        </text:list-item>
        <text:list-item>
          <text:p text:style-name="P106"><text:span text:style-name="T3">titulo</text:span> -ŭlus | titolo | titre | title | Titel. </text:p>
        </text:list-item>
        <text:list-item>
          <text:p text:style-name="P106">—<text:span text:style-name="T3">are</text:span> | titolare | -aire | -ar | -ar. </text:p>
        </text:list-item>
        <text:list-item>
          <text:p text:style-name="P106"><text:span text:style-name="T3">to,</text:span> <text:span text:style-name="T5">thema de</text:span> L. (is)to, t(ale), t(anto), to(t), t(am), t(unc); I (ques)to, H. (es)to, P. (is)to, F. (ce)t. ⊂ E. to ⊃ G. tó [pronomine in Homero, articulo in græco classico], A. the, D. der, das, R. to [pronomine], S. ta. In præsente vocabulario, <text:span text:style-name="T3">to</text:span> indica « statu », et satisfac conditione: <text:span text:style-name="T3">habe</text:span> + <text:span text:style-name="T3">to</text:span> = 0; <text:span text:style-name="T3">to</text:span> + <text:span text:style-name="T3">habe</text:span> = 0. Exemplo: tim <text:span text:style-name="T3">ore</text:span> = <text:span text:style-name="T3">to</text:span> time; <text:span text:style-name="T3">habe</text:span> tim <text:span text:style-name="T3">ore</text:span> = time; ori <text:span text:style-name="T3">gine</text:span> = <text:span text:style-name="T3">to</text:span> ori; <text:span text:style-name="T3">habe</text:span> ori <text:span text:style-name="T3">gine</text:span> = ori; gaud <text:span text:style-name="T3">io</text:span> = <text:span text:style-name="T3">to</text:span> gaude; <text:span text:style-name="T3">habe</text:span> gaud <text:span text:style-name="T3">io</text:span> = gaude; opin <text:span text:style-name="T3">ione</text:span> = <text:span text:style-name="T3">to</text:span> opina, <text:span text:style-name="T3">habe</text:span> opin <text:span text:style-name="T3">ione</text:span> = opina; dista <text:span text:style-name="T3">ntia</text:span> = <text:span text:style-name="T3">to</text:span> dista, <text:span text:style-name="T3">habe</text:span> dista <text:span text:style-name="T3">ntia</text:span> = dista; aud <text:span text:style-name="T3">acia</text:span> = <text:span text:style-name="T3">to</text:span> aude, <text:span text:style-name="T3">habe</text:span> aud <text:span text:style-name="T3">acia</text:span> = aude; vict <text:span text:style-name="T3">oria</text:span> = <text:span text:style-name="T3">to</text:span> vince, <text:span text:style-name="T3">habe</text:span> vict <text:span text:style-name="T3">oria</text:span> = vince. </text:p>
        </text:list-item>
        <text:list-item>
          <text:p text:style-name="P106"><text:span text:style-name="T3">toga</text:span> -a | toga | toge | toga | Toga. = veste longo et amplo. ⊂ tege. </text:p>
        </text:list-item>
        <text:list-item>
          <text:p text:style-name="P106"><text:span text:style-name="T3">tolera</text:span> -ĕro | tollerare | tolérer | to tolerate, to thole | -ieren, dulden. ⊂ E. ⊃ A. thole, D. dulden, L. tolle. </text:p>
        </text:list-item>
        <text:list-item>
          <text:p text:style-name="P106">—<text:span text:style-name="T3">bile</text:span> -bĭlis | toll—bile | -ble | -ble | -bel. </text:p>
        </text:list-item>
        <text:list-item>
          <text:p text:style-name="P106">—<text:span text:style-name="T3">nte</text:span> 100 | toll—nte | -nt | -nt | -nt. </text:p>
        </text:list-item>
        <text:list-item>
          <text:p text:style-name="P106">——<text:span text:style-name="T3">ia</text:span> -ia | toll-nza | -nce | -nce | -nz. </text:p>
        </text:list-item>
        <text:list-item>
          <text:p text:style-name="P106"><text:span text:style-name="T3">tolle</text:span> -o | <text:span text:style-name="T5">innalzare</text:span>, estollere | <text:span text:style-name="T5">élever</text:span> | <text:span text:style-name="T5">reise</text:span>, extol | extollieren. = eleva, erige, fer in alto, lauda multo. || L. tolera. ⊃ I. togliere = rape, fer ab. </text:p>
        </text:list-item>
        <text:list-item>
          <text:p text:style-name="P106"><text:span text:style-name="T3">tomo</text:span> 100 | tomo | tome | tome | <text:span text:style-name="T5">Band</text:span>, Tom. = volumine, divisione de libro. ⊂ G. tómos = sectione. ⊃ atomo, anatomia. </text:p>
        </text:list-item>
        <text:list-item>
          <text:p text:style-name="P106"><text:span text:style-name="T3">ton, </text:span><text:s/><text:span text:style-name="T11">accusativo græco de </text:span><text:s/><text:span text:style-name="T12">to,</text:span> <text:span text:style-name="T11">in præsente libro, indica « actione » de verbo, et satisfac conditione: </text:span><text:span text:style-name="T12">fac</text:span> <text:span text:style-name="T11">+ </text:span><text:span text:style-name="T12">ton</text:span> <text:span text:style-name="T11">= 0; </text:span><text:span text:style-name="T12">habe</text:span> <text:span text:style-name="T11">+ </text:span><text:span text:style-name="T12">ton</text:span> <text:span text:style-name="T11">= passivo; </text:span><text:span text:style-name="T12">que</text:span> <text:span text:style-name="T11">+ </text:span><text:span text:style-name="T12">habe</text:span> <text:span text:style-name="T11">+ </text:span><text:span text:style-name="T12">ton</text:span> <text:span text:style-name="T11">= </text:span><text:span text:style-name="T12">quem</text:span> <text:span text:style-name="T11">.</text:span> </text:p>
        </text:list-item>
        <text:list-item>
          <text:p text:style-name="P106"><text:span text:style-name="T3">tona</text:span> -o | tuonare, H. tonar, P. troar | tonner | to thunder | donnern. ⊃ detona. ⊂ E. ⊃ A. D. </text:p>
        </text:list-item>
        <text:list-item>
          <text:p text:style-name="P106"><text:span text:style-name="T3">tonale</text:span> | -ale | -al | -al | -al. = de tono. </text:p>
        </text:list-item>
        <text:list-item>
          <text:p text:style-name="P106">—<text:span text:style-name="T3">itate</text:span> | -ità | -ité | -ity. = tono. </text:p>
        </text:list-item>
        <text:list-item>
          <text:p text:style-name="P106"><text:span text:style-name="T3">tonde</text:span> -eo | tondere, tosare | tondre, <text:span text:style-name="T5">raser</text:span> | <text:span text:style-name="T5">shear</text:span> | <text:span text:style-name="T5">scheren</text:span>. = cæde capillos, seca lana. ⊃ tonso. </text:p>
        </text:list-item>
        <text:list-item>
          <text:p text:style-name="P106"><text:span text:style-name="T3">tonico</text:span> -ĭcus | -ico | -ique | -ic | -isch. = cum accentu, corroborante, reconstituente. ⊂ G. -icós. ⊂ tono. </text:p>
        </text:list-item>
        <text:list-item>
          <text:p text:style-name="P106"><text:span text:style-name="T3">tonitru</text:span> -ĭtrus | tuono | tonnerre | thunder | Donner. = ton tona. ⊂ E. ⊃ A. D. </text:p>
        </text:list-item>
        <text:list-item>
          <text:p text:style-name="P106"><text:soft-page-break/><text:span text:style-name="T3">tono</text:span> 100 | tono | ton | tone, tune | Ton. ⊂ G. tónos = vi. ⊃ atonia. </text:p>
        </text:list-item>
        <text:list-item>
          <text:p text:style-name="P106"><text:span text:style-name="T3">tonsilla</text:span> (-æ -arum) | -ille | -ille | -il | -illen. = glandulas in gula. </text:p>
        </text:list-item>
        <text:list-item>
          <text:p text:style-name="P106"><text:span text:style-name="T3">tonso</text:span> -us = quem tonde. </text:p>
        </text:list-item>
        <text:list-item>
          <text:p text:style-name="P106">—<text:span text:style-name="T3">ore</text:span> -or | tosatore, <text:span text:style-name="T5">barbiere</text:span> | tondeur, <text:span text:style-name="T5">coiffeur</text:span> | <text:span text:style-name="T5">shearer</text:span> | <text:span text:style-name="T5">Bartscherer</text:span>. = qui tonde pilos. </text:p>
        </text:list-item>
        <text:list-item>
          <text:p text:style-name="P106"><text:span text:style-name="T3">tonsura</text:span> -ura | -ura | -ure | -ure | -ur. = ton tunde. </text:p>
        </text:list-item>
        <text:list-item>
          <text:p text:style-name="P106"><text:span text:style-name="T3">topazio</text:span> -ium (Plinio) | -azio | -aze | -az | -as. = lapide pretioso composito ex silicato de alluminio. ⊂ G. topázion, nomen de insula Ceylan. </text:p>
        </text:list-item>
        <text:list-item>
          <text:p text:style-name="P106"><text:span text:style-name="T3">topico</text:span> -ĭcus | -ico | -ique | -ic | -isch. = medicamento que age in loco determinato. ⊂ G. -icós. ⊂ topo. </text:p>
        </text:list-item>
        <text:list-item>
          <text:p text:style-name="P106">G. topo tópos = loco. ⊃ topico, topographia. </text:p>
        </text:list-item>
        <text:list-item>
          <text:p text:style-name="P106"><text:span text:style-name="T3">topographo</text:span> ă | -fo | -phe | -pher | -ph. = qui describe uno loco [topo]. ⊂ G. topográphos. </text:p>
        </text:list-item>
        <text:list-item>
          <text:p text:style-name="P106">—<text:span text:style-name="T3">ia</text:span> | -fia | -phie | -phy | -phie. ⊂ G. topographía. </text:p>
        </text:list-item>
        <text:list-item>
          <text:p text:style-name="P106">—<text:span text:style-name="T3">ico</text:span> -ĭcus | -afico | -aphique | -aphic | -aphisch. </text:p>
        </text:list-item>
        <text:list-item>
          <text:p text:style-name="P106"><text:span text:style-name="T3">torculo</text:span> -ŭlum (Plinio) | torchio | treuil. = instrumento pro torque et pro preme, prelo. </text:p>
        </text:list-item>
        <text:list-item>
          <text:p text:style-name="P106"><text:span text:style-name="T3">tormenta</text:span> | -entare | tourmenter | -ent | -entieren. = da tormento, crucia, affige, vexa, molesta. </text:p>
        </text:list-item>
        <text:list-item>
          <text:p text:style-name="P106"><text:span text:style-name="T3">tormento</text:span> -um | -ento | tourment | -ent | -entum. = supplicio, pœna, dolore. ⊂ torque. </text:p>
        </text:list-item>
        <text:list-item>
          <text:p text:style-name="P106"><text:span text:style-name="T3">torna</text:span> -o | tornire | tourner | turn. = labora per torno. </text:p>
        </text:list-item>
        <text:list-item>
          <text:p text:style-name="P106"><text:span text:style-name="T3">torno</text:span> -us | tornio | tour | turner’s <text:span text:style-name="T5">lathe</text:span> | <text:span text:style-name="T5">Drehscheibe</text:span>. ⊂ G. tórnos. </text:p>
        </text:list-item>
        <text:list-item>
          <text:p text:style-name="P106">toro -us = musculo, lecto, thalamo, pheretro. </text:p>
        </text:list-item>
        <text:list-item>
          <text:p text:style-name="P106"><text:span text:style-name="T3">toro</text:span> -us (Vitruvio) | toro | tore | tore, torus. = anulo in basi de columna. </text:p>
        </text:list-item>
        <text:list-item>
          <text:p text:style-name="P106"><text:span text:style-name="T3">torpe</text:span> -eo = es « torpido », habe « torpore ». || D. derb = denso, compacto, duro. </text:p>
        </text:list-item>
        <text:list-item>
          <text:p text:style-name="P106">—edine -edo = torpore. </text:p>
        </text:list-item>
        <text:list-item>
          <text:p text:style-name="P106">—<text:span text:style-name="T3">edine</text:span> -edo -edĭn- | -edine | -ille | -edo. = Zool. « torpedo marmorata », pisce que fac torpe per electricitate. </text:p>
        </text:list-item>
        <text:list-item>
          <text:p text:style-name="P106">—<text:span text:style-name="T3">edine</text:span> N | -edine | -ille | -edo | -edo. = torpedine artificiale, pro bello contra naves. </text:p>
        </text:list-item>
        <text:list-item>
          <text:p text:style-name="P106">—<text:span text:style-name="T3">ido</text:span> -ĭdus | -ido | -ide | -id | -id. </text:p>
        </text:list-item>
        <text:list-item>
          <text:p text:style-name="P106">——<text:span text:style-name="T3">itate</text:span> | -ità | | -ity | -ität. </text:p>
        </text:list-item>
        <text:list-item>
          <text:p text:style-name="P106">—<text:span text:style-name="T3">ore</text:span> -or | -ore | -eur | -or | -or. = somnolentia, stupore, lethargo. </text:p>
        </text:list-item>
        <text:list-item>
          <text:p text:style-name="P106"><text:span text:style-name="T3">torque</text:span> -eo | torcere, H. P. torcer | tordre | <text:span text:style-name="T5">to twist</text:span> | <text:span text:style-name="T5">drehen</text:span>, torquieren. ⊃ con—, dis—, ex—, re—, tormento, torsione, torto. </text:p>
        </text:list-item>
        <text:list-item>
          <text:p text:style-name="P106">torque -es = corona, collare, monile. </text:p>
        </text:list-item>
        <text:list-item>
          <text:p text:style-name="P106"><text:span text:style-name="T3">torre</text:span> -eo | <text:span text:style-name="T5">arrostire</text:span>, torre <text:span text:style-name="T5">fare</text:span> | <text:span text:style-name="T5">rôtir</text:span>, torré <text:span text:style-name="T5">fier</text:span> | <text:span text:style-name="T5">roast</text:span>, torre <text:span text:style-name="T5">fy</text:span> | dörren. ⊃ tosto. ⊂ E. ⊃ G. tarsós = arido, sterile, sicco; D. dürr = sicco, Durst = siti; A. thirst = siti. </text:p>
        </text:list-item>
        <text:list-item>
          <text:p text:style-name="P106">—<text:span text:style-name="T3">fac</text:span> 100 = torre. </text:p>
        </text:list-item>
        <text:list-item>
          <text:p text:style-name="P106">——<text:span text:style-name="T3">tione</text:span> | -azione | torréfaction | -tion | -tion. </text:p>
        </text:list-item>
        <text:list-item>
          <text:p text:style-name="P106">—<text:span text:style-name="T3">ente</text:span> -ens = que torre, ardente, calido. </text:p>
        </text:list-item>
        <text:list-item>
          <text:p text:style-name="P106">—<text:span text:style-name="T3">ente</text:span> -ens | -ente | -ent | -ent | <text:span text:style-name="T5">Sturzbach</text:span>. = fluvio impetuoso. </text:p>
        </text:list-item>
        <text:list-item>
          <text:p text:style-name="P106"><text:soft-page-break/>—<text:span text:style-name="T3">ido</text:span> -ĭdus | -ido | -ide | -id. </text:p>
        </text:list-item>
        <text:list-item>
          <text:p text:style-name="P106"><text:span text:style-name="T3">torsione</text:span> 100 | -sione | -sion | -sion | -sion. = ton torque. </text:p>
        </text:list-item>
        <text:list-item>
          <text:p text:style-name="P106"><text:span text:style-name="T3">torto</text:span> -us | torto, storto. = quem torque. </text:p>
        </text:list-item>
        <text:list-item>
          <text:p text:style-name="P106">— M | torto | tort | tort | Tort. = injustitia, injuria. </text:p>
        </text:list-item>
        <text:list-item>
          <text:p text:style-name="P106">—<text:span text:style-name="T3">uoso</text:span> -uosus | -uoso | -ueux | -uous | -uös. = ne recto, sinuoso. </text:p>
        </text:list-item>
        <text:list-item>
          <text:p text:style-name="P106">——<text:span text:style-name="T3">itate</text:span> 300 | -ità | -ité | -ity | -ität. </text:p>
        </text:list-item>
        <text:list-item>
          <text:p text:style-name="P106">—<text:span text:style-name="T3">ura</text:span> 400 | -ura | -ure | -ure | -ur. = ton torque, tormento. </text:p>
        </text:list-item>
        <text:list-item>
          <text:p text:style-name="P106">—— M | -are | -er | -e | -ieren. </text:p>
        </text:list-item>
        <text:list-item>
          <text:p text:style-name="P106"><text:span text:style-name="T3">torvo</text:span> -us | torvo | torve. = qui spece cum oculos fero. </text:p>
        </text:list-item>
        <text:list-item>
          <text:p text:style-name="P106"><text:span text:style-name="T3">tosto</text:span> -us | <text:span text:style-name="T5">arrosto</text:span> | <text:span text:style-name="T5">roti</text:span> | <text:span text:style-name="T5">roast</text:span> | <text:span text:style-name="T5">geröstet</text:span>. = quem torre. </text:p>
        </text:list-item>
        <text:list-item>
          <text:p text:style-name="P106"><text:span text:style-name="T3">tot</text:span> tot = tantos. </text:p>
        </text:list-item>
        <text:list-item>
          <text:p text:style-name="P106"><text:span text:style-name="T3">totale</text:span> | -tale | -tal | -tal | -tal. = toto, omni, universo, summa. </text:p>
        </text:list-item>
        <text:list-item>
          <text:p text:style-name="P106">—<text:span text:style-name="T3">itate</text:span> | -ità | -ité | -ity | -ität. </text:p>
        </text:list-item>
        <text:list-item>
          <text:p text:style-name="P106"><text:span text:style-name="T3">toto</text:span> -us | tutto, H. P. todo | tout | <text:span text:style-name="T5">whole</text:span> | <text:span text:style-name="T5">ganz</text:span>. ⊃ totale. </text:p>
        </text:list-item>
        <text:list-item>
          <text:p text:style-name="P106"><text:span text:style-name="T3">toxico</text:span> -ĭcum | tossico, <text:span text:style-name="T5">veleno</text:span> | <text:span text:style-name="T5">poison</text:span>, -ique | <text:span text:style-name="T5">poison</text:span>, -ic | -icum. ⊂ G. toxicón = veneno de sagitta ⊂ toxo tóxon = arcu, sagitta. </text:p>
        </text:list-item>
        <text:list-item>
          <text:p text:style-name="P106">—<text:span text:style-name="T3">logia</text:span> | tossicologia | -gie | -gy | -gie. </text:p>
        </text:list-item>
        <text:list-item>
          <text:p text:style-name="P106">tra- = « trans ». ⊃ trajectoria, intra, penetra. </text:p>
        </text:list-item>
        <text:list-item>
          <text:p text:style-name="P106"><text:span text:style-name="T3">trabe</text:span> trabs | trave | <text:span text:style-name="T5">poutre</text:span>, travée | <text:span text:style-name="T5">beam</text:span> | <text:span text:style-name="T5">Balken</text:span>. ⊃ architrabe. </text:p>
        </text:list-item>
        <text:list-item>
          <text:p text:style-name="P106">—<text:span text:style-name="T3">eatione</text:span> | -azione | trabéation | -ation. = dispositione de trabes. </text:p>
        </text:list-item>
        <text:list-item>
          <text:p text:style-name="P106"><text:span text:style-name="T3">trachea</text:span> -ēa 200 | -ea | -ée | -ea | -ea. ⊂ G. tracheîa ⊂ trachús = aspero. </text:p>
        </text:list-item>
        <text:list-item>
          <text:p text:style-name="P106"><text:span text:style-name="T3">tracta</text:span> -o = trahe, tange, palpa. ⊂ trah(e) -ta. </text:p>
        </text:list-item>
        <text:list-item>
          <text:p text:style-name="P106"><text:span text:style-name="T3">tracta</text:span> -o | trattare, H. P. tratar | traiter | to treat, to tract | -ctieren, trachten. = exerce, rege, administra, negotia. </text:p>
        </text:list-item>
        <text:list-item>
          <text:p text:style-name="P106">—<text:span text:style-name="T3">bile</text:span> -bĭlis | trattabile | traitable | -ble | -bel. </text:p>
        </text:list-item>
        <text:list-item>
          <text:p text:style-name="P106">——<text:span text:style-name="T3">itate</text:span> 100 | trattabilità | -ité | -ity. </text:p>
        </text:list-item>
        <text:list-item>
          <text:p text:style-name="P106">—<text:span text:style-name="T3">tione</text:span> -tio | trattazione | -tion | -tion | -tion. </text:p>
        </text:list-item>
        <text:list-item>
          <text:p text:style-name="P106">—<text:span text:style-name="T3">tu</text:span> -us | trattato | traité | treaty, treatise, tractate | Tractat. = (libro que contine) tractatione (de studio, de pace). </text:p>
        </text:list-item>
        <text:list-item>
          <text:p text:style-name="P106"><text:span text:style-name="T3">tractione</text:span> | trazione | -tion | -tion. = ton trahe. </text:p>
        </text:list-item>
        <text:list-item>
          <text:p text:style-name="P106"><text:span text:style-name="T3">tractu</text:span> -us | -atto | -ait | -ait | -act. = ton trahe, linea, spatio. </text:p>
        </text:list-item>
        <text:list-item>
          <text:p text:style-name="P106"><text:span text:style-name="T3">trade</text:span> -o = da in potestate, porrige, mitte ad. ⊃ traditione, traditore. ⊂ tra(ns) -da. ⊃ I. tradire, F. trahir, A. <text:span text:style-name="T5">be</text:span>tray, = « trade patria ad hoste ». </text:p>
        </text:list-item>
        <text:list-item>
          <text:p text:style-name="P106"><text:span text:style-name="T3">tradito</text:span> -ĭtus = quem trade. </text:p>
        </text:list-item>
        <text:list-item>
          <text:p text:style-name="P106">—<text:span text:style-name="T3">ione</text:span> -io = ton trade. </text:p>
        </text:list-item>
        <text:list-item>
          <text:p text:style-name="P106">—<text:span text:style-name="T3">ione</text:span> 300 | -izione | -ion | -ion | -ion. = doctrina tradito trans generationes. </text:p>
        </text:list-item>
        <text:list-item>
          <text:p text:style-name="P106">——<text:span text:style-name="T3">ale</text:span> | tradizionale | traditionnel | -al, -ary | -ell. </text:p>
        </text:list-item>
        <text:list-item>
          <text:p text:style-name="P106"><text:span text:style-name="T3">traditore</text:span> 100 | -tore | traître | betrayer, traitor | -tor. </text:p>
        </text:list-item>
        <text:list-item>
          <text:p text:style-name="P106"><text:span text:style-name="T3">traduc</text:span> -uco | tradurre (una persona) | traduire (en justice). = « duc trans », transporta. </text:p>
        </text:list-item>
        <text:list-item>
          <text:p text:style-name="P106">— 200 | tradurre (un libro) | traduire | <text:span text:style-name="T5">translate</text:span> | <text:span text:style-name="T5">übersetzen</text:span>. = verte ab uno in alio lingua, transfer, interpreta. </text:p>
        </text:list-item>
        <text:list-item>
          <text:p text:style-name="P106">— M | | | to traduce. = calumnia. </text:p>
        </text:list-item>
        <text:list-item>
          <text:p text:style-name="P106">—<text:span text:style-name="T3">tione</text:span> -tio = transposizione. </text:p>
        </text:list-item>
        <text:list-item>
          <text:p text:style-name="P106"><text:soft-page-break/>—<text:span text:style-name="T3">tione</text:span> M | traduzione | traduction. = translatione, versione. </text:p>
        </text:list-item>
        <text:list-item>
          <text:p text:style-name="P106">—<text:span text:style-name="T3">tore</text:span> -tor = qui transporta. </text:p>
        </text:list-item>
        <text:list-item>
          <text:p text:style-name="P106">— M | traduttore | traducteur. = qui traduc in alio lingua. </text:p>
        </text:list-item>
        <text:list-item>
          <text:p text:style-name="P106"><text:span text:style-name="T3">tragico</text:span> -ĭcus | -ico | -ique | -ic | -isch. = de « tragœdia », terribile, cruento. ⊂ G. -icós. </text:p>
        </text:list-item>
        <text:list-item>
          <text:p text:style-name="P106"><text:span text:style-name="T3">tragicomico</text:span> -ĭcus | -ico | tragi-comique | -ic | -isch. ⊂ tragi(co) comico. </text:p>
        </text:list-item>
        <text:list-item>
          <text:p text:style-name="P106"><text:span text:style-name="T3">tragœdia</text:span> -ia | -edia | -édie | -edy | -ödie. ⊂ G. tragōdía. </text:p>
        </text:list-item>
        <text:list-item>
          <text:p text:style-name="P106"><text:span text:style-name="T3">TRAHE</text:span> -o | trarre, H. traer | <text:span text:style-name="T5">tirer</text:span>, traîner | <text:span text:style-name="T5">to draw</text:span>, to train | <text:span text:style-name="T5">ziehen</text:span>. ⊃ abs—, at—, con—, de—, dis—, ex—, pro—, re—, sub—, tracta; F. traire = mulge. </text:p>
        </text:list-item>
        <text:list-item>
          <text:p text:style-name="P106"><text:span text:style-name="T3">trahino</text:span> M | traino, treno | train | train | Train. ⊂ trahe. </text:p>
        </text:list-item>
        <text:list-item>
          <text:p text:style-name="P106"><text:span text:style-name="T3">trajectu</text:span> -us | tragitto | trajet | traject | Traject. = transitu. ⊂ trans jacta. </text:p>
        </text:list-item>
        <text:list-item>
          <text:p text:style-name="P106">—<text:span text:style-name="T3">oria</text:span> N | traiettoria | -toire | -tory | -toria. = linea quem describe puncto mobile. </text:p>
        </text:list-item>
        <text:list-item>
          <text:p text:style-name="P106"><text:span text:style-name="T3">trama</text:span> 100 | trama | trame | <text:span text:style-name="T5">weft</text:span>, tram | Trame. </text:p>
        </text:list-item>
        <text:list-item>
          <text:p text:style-name="P106"><text:span text:style-name="T3">tranquilla</text:span> -o | -are | -iser | -ize. = redde tranquillo, pacifica, seda. </text:p>
        </text:list-item>
        <text:list-item>
          <text:p text:style-name="P106"><text:span text:style-name="T3">tranquillo</text:span> -us | -quillo | -quille | -quil | -quill. </text:p>
        </text:list-item>
        <text:list-item>
          <text:p text:style-name="P106">—<text:span text:style-name="T3">itate</text:span> -itas | -ità | -ité | -ity | -ität. = quiete. </text:p>
        </text:list-item>
        <text:list-item>
          <text:p text:style-name="P106"><text:span text:style-name="T3">trans</text:span> trans = ab uno ad altero parte, ultra. ⊃ I. tra = inter, H. tras = post, F. très = multo. </text:p>
        </text:list-item>
        <text:list-item>
          <text:p text:style-name="P106">—<text:span text:style-name="T3">actione</text:span> 300 | -azione | -action | -action | -action. = pacificatione, componimento. </text:p>
        </text:list-item>
        <text:list-item>
          <text:p text:style-name="P106">—<text:span text:style-name="T3">alpino</text:span> -īnus | -alpino | -alpin | -alpine | -alpinisch. = qui habita ultra Alpes. </text:p>
        </text:list-item>
        <text:list-item>
          <text:p text:style-name="P106">—<text:span text:style-name="T3">atlantico</text:span> -ĭcus | -ico | -ique | -ic | -isch. = regione ultra oceano atlantico; nave que i trans atlantico. </text:p>
        </text:list-item>
        <text:list-item>
          <text:p text:style-name="P106"><text:span text:style-name="T3">transcende</text:span> -o | trascendere | | transcend. = scande trans, sali supra. </text:p>
        </text:list-item>
        <text:list-item>
          <text:p text:style-name="P106">—<text:span text:style-name="T3">ente</text:span> -ens | trascendente | -ant | -ent | -ent. </text:p>
        </text:list-item>
        <text:list-item>
          <text:p text:style-name="P106">——<text:span text:style-name="T3">ale</text:span> | trascendentale | -antal | -ental | -ental. </text:p>
        </text:list-item>
        <text:list-item>
          <text:p text:style-name="P106">—<text:span text:style-name="T3">entia</text:span> | trascendenza | -ance | -ence. </text:p>
        </text:list-item>
        <text:list-item>
          <text:p text:style-name="P106"><text:span text:style-name="T3">transcribe</text:span> -ībo | trascrivere, <text:span text:style-name="T5">copiare</text:span> | -ire | -ibe | -ibieren. = reproduc scripto. </text:p>
        </text:list-item>
        <text:list-item>
          <text:p text:style-name="P106"><text:span text:style-name="T3">transcripto</text:span> -us | trascritto | -it | -ipt. = quem transcribe. </text:p>
        </text:list-item>
        <text:list-item>
          <text:p text:style-name="P106">—<text:span text:style-name="T3">ione</text:span> | trascrizione | -ion | -ion | -ion. </text:p>
        </text:list-item>
        <text:list-item>
          <text:p text:style-name="P106"><text:span text:style-name="T3">transfer</text:span> -fero | trasferire | transférer | to transfer | transferieren. = fer ab uno ad alio loco. </text:p>
        </text:list-item>
        <text:list-item>
          <text:p text:style-name="P106"><text:span text:style-name="T3">transfige</text:span> -īgo | trafiggere | <text:span text:style-name="T5">transpercer</text:span> | to transfix | <text:span text:style-name="T5">durchbohren</text:span>. = fige trans. </text:p>
        </text:list-item>
        <text:list-item>
          <text:p text:style-name="P106"><text:span text:style-name="T3">transfigura</text:span> 100 | trasfigurare | -rer | -re | -rieren. = muta figura. </text:p>
        </text:list-item>
        <text:list-item>
          <text:p text:style-name="P106">—<text:span text:style-name="T3">tione</text:span> 100 | trasfi—zione | -tion | -tion | -tion. </text:p>
        </text:list-item>
        <text:list-item>
          <text:p text:style-name="P106"><text:span text:style-name="T3">transforma</text:span> -o | trasformare | -former | -form | -formieren. = muta forma. </text:p>
        </text:list-item>
        <text:list-item>
          <text:p text:style-name="P106">—<text:span text:style-name="T3">tione</text:span> | tras—zione | -tion | -tion | -tion. </text:p>
        </text:list-item>
        <text:list-item>
          <text:p text:style-name="P106">—<text:span text:style-name="T3">tore</text:span> | tras—tore | -teur | -tor | -tor. </text:p>
        </text:list-item>
        <text:list-item>
          <text:p text:style-name="P106"><text:soft-page-break/><text:span text:style-name="T3">transfunde</text:span> -o | trasfondere | -fuser | -fuse | -fundieren. = funde [versa] ab uno ad alio vase. </text:p>
        </text:list-item>
        <text:list-item>
          <text:p text:style-name="P106"><text:span text:style-name="T3">transfuso</text:span> -ūsus | trasfuso. = quem transfunde. </text:p>
        </text:list-item>
        <text:list-item>
          <text:p text:style-name="P106">—<text:span text:style-name="T3">ione</text:span> 100 | trasfusione | -ion | -ion | -ion. </text:p>
        </text:list-item>
        <text:list-item>
          <text:p text:style-name="P106"><text:span text:style-name="T3">transgrede</text:span> -grĕdior = « trans grade », transi. </text:p>
        </text:list-item>
        <text:list-item>
          <text:p text:style-name="P106">— 400 | trasgredire | -gresser | -gress | -gredieren. = transgrede lege. </text:p>
        </text:list-item>
        <text:list-item>
          <text:p text:style-name="P106"><text:span text:style-name="T3">transgressione</text:span> -sio = ton i trans. </text:p>
        </text:list-item>
        <text:list-item>
          <text:p text:style-name="P106">— 300 | trasgressione | -sion | -sion | -sion. = ton transgrede lege. </text:p>
        </text:list-item>
        <text:list-item>
          <text:p text:style-name="P106"><text:span text:style-name="T3">transi</text:span> -eo | -itare | -iter | -it | -itieren. = « i trans ». ⊃ transitione, transitu. </text:p>
        </text:list-item>
        <text:list-item>
          <text:p text:style-name="P106"><text:span text:style-name="T3">transige</text:span> -ĭgo | -sigere | -siger | -sact | -sigieren. ⊂ trans age. </text:p>
        </text:list-item>
        <text:list-item>
          <text:p text:style-name="P106"><text:span text:style-name="T3">transitione</text:span> -tio | -zione | -tion | -tion | -tion. = ton i trans, transitu. ⊂ trans i -tione. </text:p>
        </text:list-item>
        <text:list-item>
          <text:p text:style-name="P106"><text:span text:style-name="T3">transitivo</text:span> 400 | -ivo | -if | -ive | -iv. = que i trans. </text:p>
        </text:list-item>
        <text:list-item>
          <text:p text:style-name="P106"><text:span text:style-name="T3">transitorio</text:span> 200 | -orio | -oire | -ory | -orisch. = momentaneo, instabile, que « i trans ». </text:p>
        </text:list-item>
        <text:list-item>
          <text:p text:style-name="P106"><text:span text:style-name="T3">transitu</text:span> -ĭtus | -ito | -it | -it | -it. = ton transi. </text:p>
        </text:list-item>
        <text:list-item>
          <text:p text:style-name="P106"><text:span text:style-name="T3">translato</text:span> -us = quem transfer, « lato trans ». ⊃ I. traslato = metaphora. </text:p>
        </text:list-item>
        <text:list-item>
          <text:p text:style-name="P106">—<text:span text:style-name="T3">ione</text:span> -io | -zione | -ion | -ion | -ion. = ton transfer, transpositione, metaphora, versione ab uno in alio lingua. </text:p>
        </text:list-item>
        <text:list-item>
          <text:p text:style-name="P106">—<text:span text:style-name="T3">ore</text:span> -or | traslatore | -eur | -or | -or. </text:p>
        </text:list-item>
        <text:list-item>
          <text:p text:style-name="P106"><text:span text:style-name="T3">translucido</text:span> ĭ 100 | -ido | -ide | -id | -id. = transparente, diaphano. ⊂ trans lucido. </text:p>
        </text:list-item>
        <text:list-item>
          <text:p text:style-name="P106"><text:span text:style-name="T3">transmarino</text:span> -us | -rino | -rin | -rine | -rinisch. = ultra mari. </text:p>
        </text:list-item>
        <text:list-item>
          <text:p text:style-name="P106"><text:span text:style-name="T3">transmigra</text:span> -o | -are | -er | -ate | -ieren. = migra. </text:p>
        </text:list-item>
        <text:list-item>
          <text:p text:style-name="P106">—<text:span text:style-name="T3">tione</text:span> 500 | tras—zione | -tion | -tion | -tion. </text:p>
        </text:list-item>
        <text:list-item>
          <text:p text:style-name="P106"><text:span text:style-name="T3">transmisso</text:span> -us | trasmesso | transmis. = quem transmitte. </text:p>
        </text:list-item>
        <text:list-item>
          <text:p text:style-name="P106">—<text:span text:style-name="T3">ibile</text:span> -ĭlis | tras—ibile | -ible | -ible | -ibel. </text:p>
        </text:list-item>
        <text:list-item>
          <text:p text:style-name="P106">—<text:span text:style-name="T3">ione</text:span> -io | tras—ione | -ion | -ion | -ion. </text:p>
        </text:list-item>
        <text:list-item>
          <text:p text:style-name="P106"><text:span text:style-name="T3">transmitte</text:span> -o | trasmettere | transmettre | to transmit | -ieren. = mitte, transfer. ⊃ transmisso. </text:p>
        </text:list-item>
        <text:list-item>
          <text:p text:style-name="P106"><text:span text:style-name="T3">transmuta</text:span> -mūto | tramutare | -muer | -mute | -mutieren. = muta, transforma. </text:p>
        </text:list-item>
        <text:list-item>
          <text:p text:style-name="P106">—<text:span text:style-name="T3">bile</text:span> -ĭlis | tras—bile | -ble | -ble | -bel. </text:p>
        </text:list-item>
        <text:list-item>
          <text:p text:style-name="P106">—<text:span text:style-name="T3">tione</text:span> 100 | tras—zione | -tion | -tion | -tion. </text:p>
        </text:list-item>
        <text:list-item>
          <text:p text:style-name="P106"><text:span text:style-name="T3">transparente</text:span> | tras—ente | -ent | -ent | -ent. = translucido, diaphano. ⊂ trans (ap)parente. </text:p>
        </text:list-item>
        <text:list-item>
          <text:p text:style-name="P106">—<text:span text:style-name="T3">ia</text:span> | tras—enza | -ence | -ency | -enz. </text:p>
        </text:list-item>
        <text:list-item>
          <text:p text:style-name="P106"><text:span text:style-name="T3">transpira</text:span> | traspirare | -er | -e | -ieren. = spira trans poros de pelle. </text:p>
        </text:list-item>
        <text:list-item>
          <text:p text:style-name="P106">—<text:span text:style-name="T3">tione</text:span> | tras—zione | -tion | -tion | -tion. </text:p>
        </text:list-item>
        <text:list-item>
          <text:p text:style-name="P106"><text:span text:style-name="T3">transplanta</text:span> | trapiantare | -anter | -ant | -antieren. = planta ab uno in alio loco. </text:p>
        </text:list-item>
        <text:list-item>
          <text:p text:style-name="P106">—<text:span text:style-name="T3">tione</text:span> | trapiantamento | -tion | -tion | -tion. </text:p>
        </text:list-item>
        <text:list-item>
          <text:p text:style-name="P106"><text:span text:style-name="T3">transpone</text:span> 100 | trasporre | -oser | -ose | -onieren. = pone in alio loco. </text:p>
        </text:list-item>
        <text:list-item>
          <text:p text:style-name="P106"><text:soft-page-break/><text:span text:style-name="T3">transporta</text:span> -o | trasportare | -orter | -ort | -ortieren. = porta ad alio loco. </text:p>
        </text:list-item>
        <text:list-item>
          <text:p text:style-name="P106">—<text:span text:style-name="T3">bile</text:span> -ĭlis | tras—bile | -ble | -ble | -bel. </text:p>
        </text:list-item>
        <text:list-item>
          <text:p text:style-name="P106">—<text:span text:style-name="T3">tione</text:span> 100 | trasporto | transport, -ation | transport, -ation | Transport, -ation. </text:p>
        </text:list-item>
        <text:list-item>
          <text:p text:style-name="P106"><text:span text:style-name="T3">transposito</text:span> 200 = quem transpone. </text:p>
        </text:list-item>
        <text:list-item>
          <text:p text:style-name="P106">—<text:span text:style-name="T3">ione</text:span> | tras—zione | -ion | -ion | -ion. </text:p>
        </text:list-item>
        <text:list-item>
          <text:p text:style-name="P106"><text:span text:style-name="T3">transuda</text:span> | trasudare | transsuder | -e | -ieren. = suda. </text:p>
        </text:list-item>
        <text:list-item>
          <text:p text:style-name="P106">—<text:span text:style-name="T3">tione</text:span> | trasudazione | transsudation | -tion | -tion. </text:p>
        </text:list-item>
        <text:list-item>
          <text:p text:style-name="P106"><text:span text:style-name="T3">transverso</text:span> -us | attraverso, traverso | travers, transverse | transverse | <text:span text:style-name="T5">quer</text:span>. = obliquo, « verso trans ». </text:p>
        </text:list-item>
        <text:list-item>
          <text:p text:style-name="P106">—<text:span text:style-name="T3">ale</text:span> | transversale | -al | -al | -al. = transverso. </text:p>
        </text:list-item>
        <text:list-item>
          <text:p text:style-name="P106"><text:span text:style-name="T3">trapezio</text:span> | -ezio | -èze | -ezium | -ez. = quadrilatero cum duo latere parallelo. ⊂ G. trapézion. </text:p>
        </text:list-item>
        <text:list-item>
          <text:p text:style-name="P106"><text:span text:style-name="T3">trauma</text:span>(te) | -ma | -ma | -ma. ⊂ G. traúma = vulnere. </text:p>
        </text:list-item>
        <text:list-item>
          <text:p text:style-name="P106">—<text:span text:style-name="T3">tico</text:span> -ĭcus | -tico | -tique | -tic | -tisch. ⊂ G. -ticós. </text:p>
        </text:list-item>
        <text:list-item>
          <text:p text:style-name="P106"><text:span text:style-name="T3">TREME</text:span> -o | tremare, P. tremer | trembler | to tremble | <text:span text:style-name="T5">zittern</text:span>. = || G. trémō. </text:p>
        </text:list-item>
        <text:list-item>
          <text:p text:style-name="P106">—<text:span text:style-name="T3">endo</text:span> -us | -endo | | -endus. = que fac treme, terribile. </text:p>
        </text:list-item>
        <text:list-item>
          <text:p text:style-name="P106">—<text:span text:style-name="T3">ore</text:span> -or | -more | -mblement, trémeur | -mor | -mor. </text:p>
        </text:list-item>
        <text:list-item>
          <text:p text:style-name="P106">—<text:span text:style-name="T3">ulo</text:span> -ŭlus | -ulo | | -ulous. </text:p>
        </text:list-item>
        <text:list-item>
          <text:p text:style-name="P106"><text:span text:style-name="T3">trepano</text:span> ă M | trapano | trépan | -an | -an. ⊂ G. trúpanon. </text:p>
        </text:list-item>
        <text:list-item>
          <text:p text:style-name="P106">—<text:span text:style-name="T3">a</text:span> | trapanare | trépaner | to trepan | trepanieren. </text:p>
        </text:list-item>
        <text:list-item>
          <text:p text:style-name="P106">—<text:span text:style-name="T3">atione</text:span> | trapanazione | tré—ation | -ation | -ation. </text:p>
        </text:list-item>
        <text:list-item>
          <text:p text:style-name="P106"><text:span text:style-name="T3">trepida</text:span> -ĭdo | -are | trépider | | -ieren. = es « trepido », agita se, treme. </text:p>
        </text:list-item>
        <text:list-item>
          <text:p text:style-name="P106">—<text:span text:style-name="T3">tione</text:span> -tio | -azione | trépidation | -ation | -ation. </text:p>
        </text:list-item>
        <text:list-item>
          <text:p text:style-name="P106"><text:span text:style-name="T3">trepido</text:span> -ĭdus | I. H. -ido | | -id. = timido, pavoroso, tremente. ⊃ intrepido, trepida. </text:p>
        </text:list-item>
        <text:list-item>
          <text:p text:style-name="P106"><text:span text:style-name="T3">TRES</text:span> tres | tre, H. P. tres | trois | three | drei. ⊂ E. ⊃ A. D., G. tri-, R. tri, S. trajas, tri. </text:p>
        </text:list-item>
        <text:list-item>
          <text:p text:style-name="P106"><text:span text:style-name="T3">tri-</text:span> = tres. ⊃ triangulo, tridente, triennio, triplo. </text:p>
        </text:list-item>
        <text:list-item>
          <text:p text:style-name="P106">G. tri-, treís = || tres. ⊃ triade, trigono, tripode. </text:p>
        </text:list-item>
        <text:list-item>
          <text:p text:style-name="P106"><text:span text:style-name="T3">triade</text:span> ă | triade | triade | triad | Trias. ⊂ G. triás. = unione ex tres unitates. </text:p>
        </text:list-item>
        <text:list-item>
          <text:p text:style-name="P106"><text:span text:style-name="T3">triangulo</text:span> -ŭlum | -angolo | -angle | -angle | -angel. ⊂ tri- angulo. </text:p>
        </text:list-item>
        <text:list-item>
          <text:p text:style-name="P106">—<text:span text:style-name="T3">are</text:span> 100 | triangolare | -aire | -ar | -är. </text:p>
        </text:list-item>
        <text:list-item>
          <text:p text:style-name="P106">G. tribe tríbō = tere. ⊃ diatriba. || L. tribulo. </text:p>
        </text:list-item>
        <text:list-item>
          <text:p text:style-name="P106"><text:span text:style-name="T3">tribu</text:span> -us | -bù | -bu | -be | -bus. = gente; divisione de populo Romano. || ? D. Dorf = vico, R. torg = mercatu. </text:p>
        </text:list-item>
        <text:list-item>
          <text:p text:style-name="P106"><text:span text:style-name="T3">tribue</text:span> -uo | attribuire, tributare | attribuer | | tribuieren. = da, solve, committe, confer. ⊃ at—, con—, dis—, re—, tributo. </text:p>
        </text:list-item>
        <text:list-item>
          <text:p text:style-name="P106"><text:span text:style-name="T3">tribula</text:span> ŭ 100 | trebbiare, H. trillar, P. trilhar. = trahe grano ex arista, per tribulo. </text:p>
        </text:list-item>
        <text:list-item>
          <text:p text:style-name="P106"><text:span text:style-name="T3">tribula</text:span> 300 | -olare | | | -ulieren. = tormenta, affige, vexa. </text:p>
        </text:list-item>
        <text:list-item>
          <text:p text:style-name="P106">—<text:span text:style-name="T3">tione</text:span> 300 | tribolazione | -ation | -ation | -ation. = dolore continuo. </text:p>
        </text:list-item>
        <text:list-item>
          <text:p text:style-name="P106"><text:span text:style-name="T3">tribulo</text:span> -ŭlum | tribolo, trebbia. = prisma pro « tribula » grano. </text:p>
        </text:list-item>
        <text:list-item>
          <text:p text:style-name="P106"><text:soft-page-break/><text:span text:style-name="T3">tribuno</text:span> -us | -uno | -un | -une | -un. = duce de tribu. </text:p>
        </text:list-item>
        <text:list-item>
          <text:p text:style-name="P106">—<text:span text:style-name="T3">a</text:span> M | -una | -une | -une | -üne. = loco unde tribuno loque, pulpito. </text:p>
        </text:list-item>
        <text:list-item>
          <text:p text:style-name="P106">—<text:span text:style-name="T3">ale</text:span> -al | -ale | -al | -al | -al. = sede de judices. </text:p>
        </text:list-item>
        <text:list-item>
          <text:p text:style-name="P106"><text:span text:style-name="T3">tributo</text:span> -ūtum | -uto | -ut | -ute | -ut. = pecunia quem privato tribue ad publico. </text:p>
        </text:list-item>
        <text:list-item>
          <text:p text:style-name="P106">—<text:span text:style-name="T3">ario</text:span> 100 | -ario | -aire | -ary | -ar. </text:p>
        </text:list-item>
        <text:list-item>
          <text:p text:style-name="P106"><text:span text:style-name="T3">trica</text:span> -or = « intrica ». ⊃ extrica. </text:p>
        </text:list-item>
        <text:list-item>
          <text:p text:style-name="P106"><text:span text:style-name="T3">trica</text:span> (-æ -arum) = vinculo ad pedes de pullos, fastidio, impedimento. </text:p>
        </text:list-item>
        <text:list-item>
          <text:p text:style-name="P106"><text:span text:style-name="T3">tricolore</text:span> | -lore | -lore | -lore | -lor. = cum « tres colore ». </text:p>
        </text:list-item>
        <text:list-item>
          <text:p text:style-name="P106"><text:span text:style-name="T3">tricyclo</text:span> | -iclo | -ycle | -ycle | -ycle. = curru cum tres rota [cyclo]. </text:p>
        </text:list-item>
        <text:list-item>
          <text:p text:style-name="P106"><text:span text:style-name="T3">tridente</text:span> -ens | -ente | -ent | -ent | -ent. = cum « tres dente », arma de Neptuno. </text:p>
        </text:list-item>
        <text:list-item>
          <text:p text:style-name="P106"><text:span text:style-name="T3">triennale</text:span> | -ale | -al | -ial | -al. = de triennio. </text:p>
        </text:list-item>
        <text:list-item>
          <text:p text:style-name="P106"><text:span text:style-name="T3">triennio</text:span> -ium | -ennio | -ennium | | -ennium. = periodo de « tres anno ». </text:p>
        </text:list-item>
        <text:list-item>
          <text:p text:style-name="P106"><text:span text:style-name="T3">trifido</text:span> -ĭdus | -ido | -ide | -id. = diviso in 3 parte. ⊂ tri- fi(n)d(e) -o. </text:p>
        </text:list-item>
        <text:list-item>
          <text:p text:style-name="P106"><text:span text:style-name="T3">trifolio</text:span> 100 | -oglio | trèfle | trefoil | -olium. = Bot. « trifolium pratense ». </text:p>
        </text:list-item>
        <text:list-item>
          <text:p text:style-name="P106">G. trigōno trígōnon = triangolo. ⊂ tri gon(ia) -o. </text:p>
        </text:list-item>
        <text:list-item>
          <text:p text:style-name="P106"><text:span text:style-name="T3">trigonometria</text:span> | -etria | -étrie | -etry | -etrie. = scientia de meti [metro] triangulos [trigono]. </text:p>
        </text:list-item>
        <text:list-item>
          <text:p text:style-name="P106">—<text:span text:style-name="T3">ico</text:span> -ĭcus | -etrico | -étrique | -etrical | -etrisch. </text:p>
        </text:list-item>
        <text:list-item>
          <text:p text:style-name="P106"><text:span text:style-name="T3">trino</text:span> -us | trino | trin | trine | trinum. = de tres, triplice. </text:p>
        </text:list-item>
        <text:list-item>
          <text:p text:style-name="P106">—<text:span text:style-name="T3">itate</text:span> 300 | -ità | -ité | -ity | -ität. </text:p>
        </text:list-item>
        <text:list-item>
          <text:p text:style-name="P106"><text:span text:style-name="T3">trinomio</text:span> | -omio | -ôme | -omial | -omium. = quantitate algebrico ex tres [tri] termino [onoma]. </text:p>
        </text:list-item>
        <text:list-item>
          <text:p text:style-name="P106"><text:span text:style-name="T3">tripartito</text:span> -us | -ito | -ite | -ite | -it. = in « tres parte ». </text:p>
        </text:list-item>
        <text:list-item>
          <text:p text:style-name="P106"><text:span text:style-name="T3">triphthongo</text:span> | trittongo | -thongue | -thong | -thong. = unione de tres vocale in uno solo. ⊂ tri- phthongo. </text:p>
        </text:list-item>
        <text:list-item>
          <text:p text:style-name="P106"><text:span text:style-name="T3">triplica</text:span> ĭ 100 | -are | tripler | -ate, triple | -ieren. = redde triplice. ⊂ tri- plica. </text:p>
        </text:list-item>
        <text:list-item>
          <text:p text:style-name="P106">—<text:span text:style-name="T3">tione</text:span> 500 | -zione | -tion | -tion | -tion. </text:p>
        </text:list-item>
        <text:list-item>
          <text:p text:style-name="P106">—<text:span text:style-name="T3">ato</text:span> 100 | -ato | | -ate | -at. </text:p>
        </text:list-item>
        <text:list-item>
          <text:p text:style-name="P106"><text:span text:style-name="T3">triplice</text:span> -plex -plĭc- | triplice. ⊂ tri plica. = </text:p>
        </text:list-item>
        <text:list-item>
          <text:p text:style-name="P106"><text:span text:style-name="T3">triplo</text:span> -us | triplo | triple | triple | tripel. ⊂ tri pl(e) -o. </text:p>
        </text:list-item>
        <text:list-item>
          <text:p text:style-name="P106"><text:span text:style-name="T3">tripode</text:span> tripus -pŏd- | -pode | trépied | -pod | -pode. ⊂ G. trípous. = tabula cum tres [tri] pede [pod]. </text:p>
        </text:list-item>
        <text:list-item>
          <text:p text:style-name="P106"><text:span text:style-name="T3">trireme</text:span> -is | -eme | -ème | -eme | -eme. = nave cum tres serie de remo. </text:p>
        </text:list-item>
        <text:list-item>
          <text:p text:style-name="P106"><text:span text:style-name="T3">trisectione</text:span> | trisezione | -tion | -tion | -tion. = divisione in tres. </text:p>
        </text:list-item>
        <text:list-item>
          <text:p text:style-name="P106"><text:span text:style-name="T3">triste</text:span> -is | triste | triste | <text:span text:style-name="T5">sad</text:span>, trist. = mœsto, afflicto, anti hilare, anti læto. ⊃ attrista, contrista. </text:p>
        </text:list-item>
        <text:list-item>
          <text:p text:style-name="P106"><text:span text:style-name="T3">trito</text:span> -us | trito. = quem tere. ⊃ at—, con—, de—. </text:p>
        </text:list-item>
        <text:list-item>
          <text:p text:style-name="P106"><text:span text:style-name="T3">tritone</text:span> -ton | -one | -on | -on. ⊂ G. trítōn. = deo de mari, filio de Neptuno. </text:p>
        </text:list-item>
        <text:list-item>
          <text:p text:style-name="P106"><text:span text:style-name="T3">tritura</text:span> 100 | -are, H. P. -ar | -er | -ate | -ieren. = tere. </text:p>
        </text:list-item>
        <text:list-item>
          <text:p text:style-name="P106"><text:soft-page-break/>—<text:span text:style-name="T3">bile</text:span> -ĭlis | -bile | -ble | -ble | -bel. </text:p>
        </text:list-item>
        <text:list-item>
          <text:p text:style-name="P106">—<text:span text:style-name="T3">tione</text:span> | -zione | -tion | -tion | -tion. </text:p>
        </text:list-item>
        <text:list-item>
          <text:p text:style-name="P106"><text:span text:style-name="T3">triumpha</text:span> -o | trionfare | triompher | -ph | -phieren. = fac « triumpho ». </text:p>
        </text:list-item>
        <text:list-item>
          <text:p text:style-name="P106"><text:span text:style-name="T3">triumpho</text:span> -us | trionfo | triomphe | triumph | Triumph. ⊂ G. tríambos = processione in honore de Baccho. </text:p>
        </text:list-item>
        <text:list-item>
          <text:p text:style-name="P106">—<text:span text:style-name="T3">ale</text:span> -ālis | trionfale | triomphal | -al. </text:p>
        </text:list-item>
        <text:list-item>
          <text:p text:style-name="P106">—<text:span text:style-name="T3">ante</text:span> 100 | trionfante | triomphant | -ant | -ator. </text:p>
        </text:list-item>
        <text:list-item>
          <text:p text:style-name="P106"><text:span text:style-name="T3">triumviro</text:span> -vĭr | -viro | -vir | -vir | -vir. = uno ex tres vir, que rege republica. </text:p>
        </text:list-item>
        <text:list-item>
          <text:p text:style-name="P106">—<text:span text:style-name="T3">atu</text:span> -us | -ato | -at | -ate | -at. </text:p>
        </text:list-item>
        <text:list-item>
          <text:p text:style-name="P106"><text:span text:style-name="T3">trivio</text:span> -ium | trivio. = intersectione de « tres via ». </text:p>
        </text:list-item>
        <text:list-item>
          <text:p text:style-name="P106">—<text:span text:style-name="T3">iale</text:span> 100 | -iale | -ial | -ial | -ial. = vulgare. </text:p>
        </text:list-item>
        <text:list-item>
          <text:p text:style-name="P106">——<text:span text:style-name="T3">itate</text:span> | -ità | -ité | -ity | -ität. </text:p>
        </text:list-item>
        <text:list-item>
          <text:p text:style-name="P106">G. trogle tr <text:span text:style-name="T3">ō</text:span>glē = caverna. </text:p>
        </text:list-item>
        <text:list-item>
          <text:p text:style-name="P106"><text:span text:style-name="T3">troglodyta</text:span> -a | -dite | -dyte | -dyte | -dyt. = habitante de caverna. ⊂ G. trōglodútēs ⊂ trogle dy [dúnō = penetra]. </text:p>
        </text:list-item>
        <text:list-item>
          <text:p text:style-name="P106">G. trop trépō = volve, verte. ⊃ heliotropo, tropico, tropo. || ? L. torque, R. trepetatï = treme. </text:p>
        </text:list-item>
        <text:list-item>
          <text:p text:style-name="P106"><text:span text:style-name="T3">tropæo</text:span> -um | trofeo | trophée | trophy | Trop(h)äen. = monumento de fuga [trop] de hoste. ⊂ G. tropaîon. </text:p>
        </text:list-item>
        <text:list-item>
          <text:p text:style-name="P106">G. troph tréphō = nutri. ⊃ atrophia, hypertrophia, orphanotrophio. </text:p>
        </text:list-item>
        <text:list-item>
          <text:p text:style-name="P106">trophæo, <text:span text:style-name="T5">forma recente de</text:span> tropæo. </text:p>
        </text:list-item>
        <text:list-item>
          <text:p text:style-name="P106"><text:span text:style-name="T3">tropico</text:span> ĭ 100 | -ico | -ique | -ic | -isch. ⊂ G. -icós. = parallelo ad æquatore cæleste, ubi sol verte [trop] suo motu annuo. </text:p>
        </text:list-item>
        <text:list-item>
          <text:p text:style-name="P106">—<text:span text:style-name="T3">ale</text:span> | -ale | -al | -al | -alisch. </text:p>
        </text:list-item>
        <text:list-item>
          <text:p text:style-name="P106"><text:span text:style-name="T3">tropo</text:span> 100 | tropo | trope | trope | Trope. = uso figurato de uno vocabulo. ⊂ G. trópos ⊂ trop [verte]. </text:p>
        </text:list-item>
        <text:list-item>
          <text:p text:style-name="P106"><text:span text:style-name="T3">logia</text:span> | -ia | -ie | -y | -ie. </text:p>
        </text:list-item>
        <text:list-item>
          <text:p text:style-name="P106">—<text:span text:style-name="T3">ico</text:span> ĭ 400 | -ico | -ique | -ic | -isch. = figurato. </text:p>
        </text:list-item>
        <text:list-item>
          <text:p text:style-name="P106"><text:span text:style-name="T3">trua</text:span> (Varrone) = trulla. </text:p>
        </text:list-item>
        <text:list-item>
          <text:p text:style-name="P106"><text:span text:style-name="T3">truce</text:span> trux | truce. = feroce, aspero, brutale, « truculento ». </text:p>
        </text:list-item>
        <text:list-item>
          <text:p text:style-name="P106"><text:span text:style-name="T3">trucida</text:span> -cīdo | trucidare. = da morte truce. </text:p>
        </text:list-item>
        <text:list-item>
          <text:p text:style-name="P106"><text:span text:style-name="T3">truculento</text:span> -us | -ento | -ent | -ent. = truce. </text:p>
        </text:list-item>
        <text:list-item>
          <text:p text:style-name="P106"><text:span text:style-name="T3">trude</text:span> -o = pelle, pulsa, impelle, expelle. ⊃ abs—, in—, abstruso, trusione. </text:p>
        </text:list-item>
        <text:list-item>
          <text:p text:style-name="P106"><text:span text:style-name="T3">trulla</text:span> -a = vase cum capulo. </text:p>
        </text:list-item>
        <text:list-item>
          <text:p text:style-name="P106">— | <text:span text:style-name="T5">cazzuola</text:span>, H. trulla, P. trulha | truelle | trowel. = instrumento pro cape calce, uso ab muratores. </text:p>
        </text:list-item>
        <text:list-item>
          <text:p text:style-name="P106"><text:span text:style-name="T3">trunca</text:span> -o | troncare | tronquer | trunk, truncate | <text:span text:style-name="T5">abhauen</text:span>, tronquieren. = redde trunco, seca. </text:p>
        </text:list-item>
        <text:list-item>
          <text:p text:style-name="P106"><text:span text:style-name="T3">trunco</text:span> -us | tronco | tronc | trunk | <text:span text:style-name="T5">Stumpf</text:span>, Truncus. </text:p>
        </text:list-item>
        <text:list-item>
          <text:p text:style-name="P106"><text:span text:style-name="T3">trusione</text:span> | | -sion | -sion | -sion. = pulsatione de corde. ⊂ trud(e) -tione. </text:p>
        </text:list-item>
        <text:list-item>
          <text:p text:style-name="P106">G. trypano, v. trepano. </text:p>
        </text:list-item>
        <text:list-item>
          <text:p text:style-name="P106"><text:span text:style-name="T3">tu,</text:span> <text:span text:style-name="T5">nominativo</text:span> = te. </text:p>
        </text:list-item>
        <text:list-item>
          <text:p text:style-name="P106"><text:span text:style-name="T3">tuba</text:span> -a | <text:span text:style-name="T5">tromba</text:span>, tuba | <text:span text:style-name="T5">trompette</text:span>, tuba | <text:span text:style-name="T5">trumpet</text:span>, tuba | <text:span text:style-name="T5">Trompete</text:span>, <text:soft-page-break/>Tuba. = instrumento sonoro in forma de tubo. </text:p>
        </text:list-item>
        <text:list-item>
          <text:p text:style-name="P106"><text:span text:style-name="T3">tuberculo</text:span> ŭ 100 | -colo | -cule | -cle | -kel. = parvo tubere. </text:p>
        </text:list-item>
        <text:list-item>
          <text:p text:style-name="P106">—<text:span text:style-name="T3">oso</text:span> | -coloso | -eux | -ose | -ös. </text:p>
        </text:list-item>
        <text:list-item>
          <text:p text:style-name="P106"><text:span text:style-name="T3">tubere</text:span> -bĕr | tubero | | tuber. = tumore, gibba, « tuberculo ». ⊂ tume. </text:p>
        </text:list-item>
        <text:list-item>
          <text:p text:style-name="P106">— 100 | tartufo ⊂ terra-tubere | truffe | truffle | Trüffel. = Bot. « tuber melanosporum ». </text:p>
        </text:list-item>
        <text:list-item>
          <text:p text:style-name="P106">—<text:span text:style-name="T3">osa</text:span> N | -osa | tubéreuse | -ose | -ose. = Bot. « polianthes tuberosa », flore [antho] cultivato in urbe [poli]. </text:p>
        </text:list-item>
        <text:list-item>
          <text:p text:style-name="P106">—<text:span text:style-name="T3">oso</text:span> (Varrone) | tuberoso | tubéreux | tuberous | tuberös. </text:p>
        </text:list-item>
        <text:list-item>
          <text:p text:style-name="P106">——<text:span text:style-name="T3">itate</text:span> | -ità | tubérosité | -ity | -ität. = excrescentia, tubere. </text:p>
        </text:list-item>
        <text:list-item>
          <text:p text:style-name="P106"><text:span text:style-name="T3">tubo</text:span> 100 | tubo | tube | tube | <text:span text:style-name="T5">Röhre</text:span>. </text:p>
        </text:list-item>
        <text:list-item>
          <text:p text:style-name="P106">—<text:span text:style-name="T3">ulare</text:span> | -are | -aire | -ar. </text:p>
        </text:list-item>
        <text:list-item>
          <text:p text:style-name="P106">—<text:span text:style-name="T3">ulato</text:span> 100 | -lato | -lé | -lated. </text:p>
        </text:list-item>
        <text:list-item>
          <text:p text:style-name="P106"><text:span text:style-name="T3">tue</text:span> tueor = respice, serva, custodi, defende. ⊃ tuto, tutore, tutela, intue. </text:p>
        </text:list-item>
        <text:list-item>
          <text:p text:style-name="P106">L. tum = tunc. </text:p>
        </text:list-item>
        <text:list-item>
          <text:p text:style-name="P106"><text:span text:style-name="T3">tumba</text:span> 500 | tomba, H. P. tumba | tombe, tombeau | tomb | Tumba. = sepulcro, tumulo, sarcophago. ⊂ G. túmbos. </text:p>
        </text:list-item>
        <text:list-item>
          <text:p text:style-name="P106"><text:span text:style-name="T3">tume</text:span> -eo = es « tumido », habe « tumore ». ⊃ tubere. || A. thumb, D. Daumen = pollice; G. tylo = callo; R. tolstyi = crasso. </text:p>
        </text:list-item>
        <text:list-item>
          <text:p text:style-name="P106">—<text:span text:style-name="T3">fac</text:span> -facio | tumefare | tuméfier | to tumefy | <text:span text:style-name="T5">schwellen</text:span>. = fac tume. </text:p>
        </text:list-item>
        <text:list-item>
          <text:p text:style-name="P106">——<text:span text:style-name="T3">tione</text:span> | -fazione | tuméfaction | -tion | -tion. </text:p>
        </text:list-item>
        <text:list-item>
          <text:p text:style-name="P106">—<text:span text:style-name="T3">ido</text:span> -ĭdus | -ido | -ide | -id | -id. </text:p>
        </text:list-item>
        <text:list-item>
          <text:p text:style-name="P106">—<text:span text:style-name="T3">ore</text:span> -or | -ore | -eur | -or | -or. </text:p>
        </text:list-item>
        <text:list-item>
          <text:p text:style-name="P106">—<text:span text:style-name="T3">ula</text:span> -ŭlo | -are | | -ate | -ieren. = sepeli, inhuma, pone sub « tumulo ». </text:p>
        </text:list-item>
        <text:list-item>
          <text:p text:style-name="P106">—<text:span text:style-name="T3">ulo</text:span> -ŭlus | -ulo | -ulus | -ulus. = cumulo de terra (super sepulcro). </text:p>
        </text:list-item>
        <text:list-item>
          <text:p text:style-name="P106"><text:span text:style-name="T3">tumultu</text:span> -us | -ulto | -ulte | -ult | -ult. = commotione de multitudine, cum voces confuso. ⊂ tume. </text:p>
        </text:list-item>
        <text:list-item>
          <text:p text:style-name="P106">—<text:span text:style-name="T3">ua</text:span> -uor | -uare | | | -uieren. </text:p>
        </text:list-item>
        <text:list-item>
          <text:p text:style-name="P106">—<text:span text:style-name="T3">uario</text:span> -us | -uario | -uaire | -uary | -uarisch. </text:p>
        </text:list-item>
        <text:list-item>
          <text:p text:style-name="P106">—<text:span text:style-name="T3">uoso</text:span> -us | -uoso | -ueux | -uous. </text:p>
        </text:list-item>
        <text:list-item>
          <text:p text:style-name="P106"><text:span text:style-name="T3">tunc</text:span> tunc | <text:span text:style-name="T5">allora</text:span> | <text:span text:style-name="T5">alors</text:span> | then | dann. = in illo tempore. ⊂ E. to ⊃ A. D. </text:p>
        </text:list-item>
        <text:list-item>
          <text:p text:style-name="P106"><text:span text:style-name="T3">tunde</text:span> -o = percute. ⊃ tuso, obtuso, contunde. = || D. stossen. </text:p>
        </text:list-item>
        <text:list-item>
          <text:p text:style-name="P106"><text:span text:style-name="T3">tunica</text:span> -ĭca | -ica | -ique, <text:span text:style-name="T5">blouse</text:span> | -ic | -ica. = veste. </text:p>
        </text:list-item>
        <text:list-item>
          <text:p text:style-name="P106"><text:span text:style-name="T3">tuo</text:span> tuus | tuo | ton, ta, tes | thy | dein. = de « te ». </text:p>
        </text:list-item>
        <text:list-item>
          <text:p text:style-name="P106"><text:span text:style-name="T3">turba</text:span> -a | turba | turbe | <text:span text:style-name="T5">crowd</text:span> | <text:span text:style-name="T5">Schar</text:span>. = multitudine, confusione, tumultu, anti quiete. || G. túrbē, D.? Dorf = viculo. </text:p>
        </text:list-item>
        <text:list-item>
          <text:p text:style-name="P106"><text:span text:style-name="T3">turba</text:span> -o | -are | troubler | trouble | -ieren. = « conturba, disturba, perturba ». </text:p>
        </text:list-item>
        <text:list-item>
          <text:p text:style-name="P106">—<text:span text:style-name="T3">tione</text:span> -tio | -amento | trouble | trouble | -ation. </text:p>
        </text:list-item>
        <text:list-item>
          <text:p text:style-name="P106">—<text:span text:style-name="T3">tore</text:span> -tor | -tore | troubler | troubler | -tor. </text:p>
        </text:list-item>
        <text:list-item>
          <text:p text:style-name="P106">—<text:span text:style-name="T3">ido</text:span> -ĭdus | torbido | trouble | -id. </text:p>
        </text:list-item>
        <text:list-item>
          <text:p text:style-name="P106">——<text:span text:style-name="T3">itate</text:span> | torbidità | trouble | -ity. </text:p>
        </text:list-item>
        <text:list-item>
          <text:p text:style-name="P106"><text:soft-page-break/><text:span text:style-name="T3">turbina</text:span> N | -ina | -ine | -ine | -ine. ⊂ <text:span text:style-name="T5">forma novo de</text:span> turbine. </text:p>
        </text:list-item>
        <text:list-item>
          <text:p text:style-name="P106"><text:span text:style-name="T3">turbine</text:span> -bo -bĭn- | turbine | tourbillon | <text:span text:style-name="T5">wheel</text:span> | <text:span text:style-name="T5">Wirbel</text:span>. = vortice, procella, rota. </text:p>
        </text:list-item>
        <text:list-item>
          <text:p text:style-name="P106"><text:span text:style-name="T3">turbulento</text:span> -us | turbolento | -ent | -ent | -ent. = que turba. </text:p>
        </text:list-item>
        <text:list-item>
          <text:p text:style-name="P106">—<text:span text:style-name="T3">ia</text:span> 300 | turbolenza | -ence | -ence | -enz. </text:p>
        </text:list-item>
        <text:list-item>
          <text:p text:style-name="P106"><text:span text:style-name="T3">turdo</text:span> -us | I. H. P. tordo | <text:span text:style-name="T5">grive</text:span>, tourd | thrush | Drossel. = Zool. « turdus musicus ». ⊂ E. ⊃ A. D. </text:p>
        </text:list-item>
        <text:list-item>
          <text:p text:style-name="P106"><text:span text:style-name="T3">turge</text:span> -eo = fi « turgido », confla se, tume. </text:p>
        </text:list-item>
        <text:list-item>
          <text:p text:style-name="P106">—<text:span text:style-name="T3">escentia</text:span> | -scenza | -scence | -scence | -scenz. = tumore, dilatatione. </text:p>
        </text:list-item>
        <text:list-item>
          <text:p text:style-name="P106">—<text:span text:style-name="T3">ido</text:span> -ĭdus | -ido | -ide | -id | -escent. </text:p>
        </text:list-item>
        <text:list-item>
          <text:p text:style-name="P106"><text:span text:style-name="T3">turma</text:span> -a | torma. = agmine, plebe, « turba ». </text:p>
        </text:list-item>
        <text:list-item>
          <text:p text:style-name="P106"><text:span text:style-name="T3">turpe</text:span> -is | turpe. = malo, depravato, ne honesto, deforme, ne pulcro. </text:p>
        </text:list-item>
        <text:list-item>
          <text:p text:style-name="P106">—<text:span text:style-name="T3">itudine</text:span> -udo -udĭn- | -dine | -de | -de. </text:p>
        </text:list-item>
        <text:list-item>
          <text:p text:style-name="P106"><text:span text:style-name="T3">turri</text:span> -is | I. H. P. torre | tour | tower | Turm. ⊂ G. túrris. </text:p>
        </text:list-item>
        <text:list-item>
          <text:p text:style-name="P106"><text:span text:style-name="T3">tutela</text:span> -ēla | -ela | -elle | -elage | -el. = protectione, custodia, cura de « tutore », to fac « tuto ». </text:p>
        </text:list-item>
        <text:list-item>
          <text:p text:style-name="P106">—<text:span text:style-name="T3">are</text:span> 500 | -are | -élaire | -ar | -ar. </text:p>
        </text:list-item>
        <text:list-item>
          <text:p text:style-name="P106"><text:span text:style-name="T3">tuto</text:span> -us = quem tue, securo, salvo, prudente, cauto. ⊃ tutore, tutela. </text:p>
        </text:list-item>
        <text:list-item>
          <text:p text:style-name="P106"><text:span text:style-name="T3">tutore</text:span> -tor | -tore | -teur | -tor | -tor. = administratore de pupillo. </text:p>
        </text:list-item>
        <text:list-item>
          <text:p text:style-name="P106"><text:span text:style-name="T3">tympano</text:span> -ănum | timpano, <text:span text:style-name="T5">tamburo</text:span> | -an | -an | -anum. ⊂ G. túmpanon ⊂ typ. </text:p>
        </text:list-item>
        <text:list-item>
          <text:p text:style-name="P106">G. typ túptō = percute, pulsa. ⊃ tympano, typo. </text:p>
        </text:list-item>
        <text:list-item>
          <text:p text:style-name="P106"><text:span text:style-name="T3">typho</text:span> | tifo | typhus | typhus | Typhus. ⊂ G. tûphos = fumo, stupore. </text:p>
        </text:list-item>
        <text:list-item>
          <text:p text:style-name="P106">—<text:span text:style-name="T3">oide</text:span> | tifoide | -oïde | -oid | -oid. </text:p>
        </text:list-item>
        <text:list-item>
          <text:p text:style-name="P106"><text:span text:style-name="T3">typhone</text:span> -phon = gigante necato ab Jove. </text:p>
        </text:list-item>
        <text:list-item>
          <text:p text:style-name="P106"><text:span text:style-name="T3">typhone</text:span> 100 | tifone | typhon | typhoon | Teifun. ⊂ G. tuph <text:span text:style-name="T3">ō</text:span>n. = vento impetuoso et vorticoso. </text:p>
        </text:list-item>
        <text:list-item>
          <text:p text:style-name="P106"><text:span text:style-name="T3">typico</text:span> ĭ 400 | tipico | -ique | -ic | -isch. = de « typo ». ⊂ G. -icós. </text:p>
        </text:list-item>
        <text:list-item>
          <text:p text:style-name="P106"><text:span text:style-name="T3">typo</text:span> -us | tipo | type | type | Typus. = figura, imagine, charactere, modulo, emblema, exemplare. ⊂ G. túpos = figura impresso per percussione [typ]. </text:p>
        </text:list-item>
        <text:list-item>
          <text:p text:style-name="P106"><text:span text:style-name="T3">grapho</text:span> ă | tipografo | -graphe | -grapher | -graph. </text:p>
        </text:list-item>
        <text:list-item>
          <text:p text:style-name="P106">——<text:span text:style-name="T3">ia</text:span> | tipografia | -ie | -y | -ie. </text:p>
        </text:list-item>
        <text:list-item>
          <text:p text:style-name="P106">——<text:span text:style-name="T3">ico</text:span> -ĭcus | tipografico | -ique | -ic | -isch. </text:p>
        </text:list-item>
        <text:list-item>
          <text:p text:style-name="P106"><text:span text:style-name="T3">tyranno</text:span> -us | tiranno | -an | -ant | -ann. = rege absoluto, despota. ⊂ G. túrannos. </text:p>
        </text:list-item>
        <text:list-item>
          <text:p text:style-name="P106">—<text:span text:style-name="T3">ico</text:span> -ĭcus | tirannico | -ique | -ical | -isch. ⊂ G. -icós. </text:p>
        </text:list-item>
        <text:list-item>
          <text:p text:style-name="P106">—<text:span text:style-name="T3">ide</text:span> -nis -nĭd- | tirannia, tirannide | -annie | -anny | -annei. ⊂ G. turannís. </text:p>
        </text:list-item>
        <text:list-item>
          <text:p text:style-name="P55">—<text:span text:style-name="T3">iza</text:span> | tiranneggiare | -iser | -ize | -isieren. ⊂ G. -ízō. </text:p>
        </text:list-item>
      </text:list>
      <text:p text:style-name="Text_20_body"><text:span text:style-name="T3">U</text:span> </text:p>
      <text:list xml:id="list1322773715" text:style-name="L47">
        <text:list-item>
          <text:p text:style-name="P107">G. u ou = ne. ⊃ utopia. </text:p>
        </text:list-item>
        <text:list-item>
          <text:p text:style-name="P107"><text:soft-page-break/><text:span text:style-name="T3">ubere</text:span> ubĕr | <text:span text:style-name="T5">mammella</text:span> | <text:span text:style-name="T5">mamelle</text:span> | udder | Euter. ⊃ ubertate, exuberante. ⊂ E. udher ⊃ A., D., G. oûthar, S. udhar. </text:p>
        </text:list-item>
        <text:list-item>
          <text:p text:style-name="P107"><text:span text:style-name="T3">ubertate</text:span> -tas | -tà | -té | -ty | -tät. </text:p>
        </text:list-item>
        <text:list-item>
          <text:p text:style-name="P107"><text:span text:style-name="T3">ubi</text:span> ubi | dove, ove | où | <text:span text:style-name="T5">where</text:span> | <text:span text:style-name="T5">wo</text:span>. = in loco que, in quale loco. ⊃ ubiquitate. </text:p>
        </text:list-item>
        <text:list-item>
          <text:p text:style-name="P107"><text:span text:style-name="T3">ubicatione</text:span> | -zione | | -tion | -tion. = loco ubi es, situatione. </text:p>
        </text:list-item>
        <text:list-item>
          <text:p text:style-name="P107"><text:span text:style-name="T3">ubicumque</text:span> -e | ovunque. = in omni loco. </text:p>
        </text:list-item>
        <text:list-item>
          <text:p text:style-name="P107"><text:span text:style-name="T3">ubique</text:span> -que. = in omni loco. </text:p>
        </text:list-item>
        <text:list-item>
          <text:p text:style-name="P107">—<text:span text:style-name="T3">uitate</text:span> | -tà | -té | -ty | -tät. = to es in omni loco. </text:p>
        </text:list-item>
        <text:list-item>
          <text:p text:style-name="P107"><text:span text:style-name="T3">ue,</text:span> <text:span text:style-name="T5">thema de</text:span> indue, exue. = vesti. </text:p>
        </text:list-item>
        <text:list-item>
          <text:p text:style-name="P107"><text:span text:style-name="T3">ulcera</text:span> -ĕro | -are | ulcérer | -ate | -ieren. = da ulcere. ⊃ exulcera. </text:p>
        </text:list-item>
        <text:list-item>
          <text:p text:style-name="P107">—<text:span text:style-name="T3">tione</text:span> 100 | -zione | ulcération | -tion | -tion. </text:p>
        </text:list-item>
        <text:list-item>
          <text:p text:style-name="P107"><text:span text:style-name="T3">ulcere</text:span> ulcus -cĕr- | ulcera, <text:span text:style-name="T5">piaga</text:span> | ulcère | ulcer | Ulcus. || G. hélcos = vulnere, plaga. </text:p>
        </text:list-item>
        <text:list-item>
          <text:p text:style-name="P107">—<text:span text:style-name="T3">oso</text:span> -us | -oso | ulcéreux | -ous | -ös. </text:p>
        </text:list-item>
        <text:list-item>
          <text:p text:style-name="P107"><text:span text:style-name="T3">ULLO</text:span> -us | <text:span text:style-name="T5">qualche</text:span> | <text:span text:style-name="T5">quelque</text:span> | <text:span text:style-name="T5">some</text:span>, <text:span text:style-name="T5">any</text:span> | <text:span text:style-name="T5">irgend einer</text:span>. = aliquo, uno. ⊃ nullo. ⊂ un(o) -lo. </text:p>
        </text:list-item>
        <text:list-item>
          <text:p text:style-name="P107"><text:span text:style-name="T3">ulmo</text:span> -us | I. H. P. olmo | orme | elm | Ulme. = Bot. « ulmus campestris ». ⊂ E. ⊃ A., R. ilïmovyj. </text:p>
        </text:list-item>
        <text:list-item>
          <text:p text:style-name="P107"><text:span text:style-name="T3">ulna</text:span> -a | ulna | <text:span text:style-name="T5">os cubital</text:span>, aune | ulna, el <text:span text:style-name="T5">bow</text:span> | Elle, Ulna. = osse majore de antebrachio. ⊂ E. ⊃ A. ell, D. Elle, G. ōlénē. </text:p>
        </text:list-item>
        <text:list-item>
          <text:p text:style-name="P107">—<text:span text:style-name="T3">are</text:span> | -are | -aire | -ar | -ar. </text:p>
        </text:list-item>
        <text:list-item>
          <text:p text:style-name="P107"><text:span text:style-name="T3">ulteriore</text:span> -rior | ulteriore | ultérieur | ulterior | <text:span text:style-name="T5">weiter</text:span>. = plus ultra. </text:p>
        </text:list-item>
        <text:list-item>
          <text:p text:style-name="P107"><text:span text:style-name="T3">ultimato</text:span> | -atum | -atum | -atum | -atum. = ultimo propositione. </text:p>
        </text:list-item>
        <text:list-item>
          <text:p text:style-name="P107"><text:span text:style-name="T3">ultimo</text:span> -ĭmus | I. H. P. ultimo | <text:span text:style-name="T5">dernier</text:span>, ultime | <text:span text:style-name="T5">last</text:span> | <text:span text:style-name="T5">letzte</text:span>. ⊃ pænultimo, ultimato. || ul(tra). </text:p>
        </text:list-item>
        <text:list-item>
          <text:p text:style-name="P107"><text:span text:style-name="T3">ULTRA</text:span> ultra | oltre, ultra | outre, ultra | <text:span text:style-name="T5">beyond</text:span>, ultra | <text:span text:style-name="T5">jenseits</text:span>, ultra. </text:p>
        </text:list-item>
        <text:list-item>
          <text:p text:style-name="P107">—<text:span text:style-name="T3">marino</text:span> | -ino | -ine | -in | -in. </text:p>
        </text:list-item>
        <text:list-item>
          <text:p text:style-name="P107">—<text:span text:style-name="T3">montano</text:span> 200 | -ano | -ain | -ane | -an. ⊂ ultra mont(e) -ano. </text:p>
        </text:list-item>
        <text:list-item>
          <text:p text:style-name="P107"><text:span text:style-name="T3">ulula</text:span> -ŭlo | ululare | hurler | howl | heulen. = fac voce de lupo. </text:p>
        </text:list-item>
        <text:list-item>
          <text:p text:style-name="P107"><text:span text:style-name="T3">umbella</text:span> 100 | ombrello | <text:span text:style-name="T5">parasol</text:span>, ombrelle | umbrella | <text:span text:style-name="T5">Sonnenschirm</text:span>. ⊂ umbra. </text:p>
        </text:list-item>
        <text:list-item>
          <text:p text:style-name="P107">—<text:span text:style-name="T3">ifera</text:span> -ĕra | ombrellifera | ombellifère | umbelliferous | Umbellifere(n). = planta que fer flores disposito ad umbella, ut carota, cicuta, etc. </text:p>
        </text:list-item>
        <text:list-item>
          <text:p text:style-name="P107"><text:span text:style-name="T3">umbilico</text:span> -īcus | umbilico, ombelico, bellico | ombilic, nombril | umbilicus, navel | Nabel. = || G. omphalós. ⊂ E. ⊃ A. navel, D. Nabel, S. nabhi. </text:p>
        </text:list-item>
        <text:list-item>
          <text:p text:style-name="P107">—<text:span text:style-name="T3">ale</text:span> | -ale | -al | ombilical | -al. </text:p>
        </text:list-item>
        <text:list-item>
          <text:p text:style-name="P107">—<text:span text:style-name="T3">ato</text:span> 100 | -ato | ombiliqué | -ate. </text:p>
        </text:list-item>
        <text:list-item>
          <text:p text:style-name="P107"><text:span text:style-name="T3">umbra</text:span> -a | ombra | ombre | <text:span text:style-name="T5">shade</text:span>, umbra, umbrage | <text:span text:style-name="T5">Schatten</text:span>. ⊃ umbella, adumbra. </text:p>
        </text:list-item>
        <text:list-item>
          <text:p text:style-name="P107"><text:span text:style-name="T3">ume,</text:span> umido, umore, <text:span text:style-name="T5">alio forma de</text:span> « hume, humido, humore ». Contine radice de « uva »; es addito « h » pro similitudine cum « humo ». </text:p>
        </text:list-item>
        <text:list-item>
          <text:p text:style-name="P107"><text:span text:style-name="T3">unanimo</text:span> -ĭmus | -ime | -ime | -imous | -im. = cum « uno animo », <text:soft-page-break/>concorde. </text:p>
        </text:list-item>
        <text:list-item>
          <text:p text:style-name="P107">—<text:span text:style-name="T3">itate</text:span> -itas | -ità | -ité | -ity | -ität. </text:p>
        </text:list-item>
        <text:list-item>
          <text:p text:style-name="P107"><text:span text:style-name="T3">uncia</text:span> -ia | oncia | once | ounce | Unze. = parte 12 de libra, aut de pede. </text:p>
        </text:list-item>
        <text:list-item>
          <text:p text:style-name="P107"><text:span text:style-name="T3">unco</text:span> -us | unco | <text:span text:style-name="T5">crochu</text:span>. = « uncino », in forma de uncino, « adunco », curvo. ⊂ E. ⊃ G. ógcos, S. anka, D. Angel = hamo. </text:p>
        </text:list-item>
        <text:list-item>
          <text:p text:style-name="P107">—<text:span text:style-name="T3">ino</text:span> 100 | uncino | <text:span text:style-name="T5">croc</text:span> | <text:span text:style-name="T5">hook</text:span> | <text:span text:style-name="T5">Haken</text:span>. = parvo unco. </text:p>
        </text:list-item>
        <text:list-item>
          <text:p text:style-name="P107">——<text:span text:style-name="T3">ato</text:span> -atus | -ato | -é | -ate. </text:p>
        </text:list-item>
        <text:list-item>
          <text:p text:style-name="P107"><text:span text:style-name="T3">uncto</text:span> -us | unto | oint. = quem unge. </text:p>
        </text:list-item>
        <text:list-item>
          <text:p text:style-name="P107">—<text:span text:style-name="T3">ione</text:span> -tio | unzione | onction | -tion | -tion. </text:p>
        </text:list-item>
        <text:list-item>
          <text:p text:style-name="P107">—<text:span text:style-name="T3">uoso</text:span> | untuoso | onctueux | unctuous. </text:p>
        </text:list-item>
        <text:list-item>
          <text:p text:style-name="P107"><text:span text:style-name="T3">unda</text:span> -a | onda | onde | <text:span text:style-name="T5">wave</text:span> | <text:span text:style-name="T5">Welle</text:span>, Unda. ⊃ undina, undula, abunda, in—, red—. || G. hydro. </text:p>
        </text:list-item>
        <text:list-item>
          <text:p text:style-name="P107"><text:span text:style-name="T3">unde</text:span> -e | I. P. onde, I. H. donde | <text:span text:style-name="T5">d’où</text:span>, dont | <text:span text:style-name="T5">whence</text:span> | <text:span text:style-name="T5">woher</text:span>. </text:p>
        </text:list-item>
        <text:list-item>
          <text:p text:style-name="P107">L. undecumque = ex omni loco. </text:p>
        </text:list-item>
        <text:list-item>
          <text:p text:style-name="P107"><text:span text:style-name="T3">Undina</text:span> N | Ondina | Ondine | Undine | Undine. = nympha de unda. </text:p>
        </text:list-item>
        <text:list-item>
          <text:p text:style-name="P107">L. undĭque = ex omni loco. </text:p>
        </text:list-item>
        <text:list-item>
          <text:p text:style-name="P107"><text:span text:style-name="T3">undula</text:span> -ŭlo | ondeggiare, ondulare | onduler | -ate | -ieren. = da forma de undas. </text:p>
        </text:list-item>
        <text:list-item>
          <text:p text:style-name="P107">—<text:span text:style-name="T3">tione</text:span> | ondulazione | ondulation | -tion | -tion. </text:p>
        </text:list-item>
        <text:list-item>
          <text:p text:style-name="P107">—<text:span text:style-name="T3">to</text:span> 100 | ondulato | ondulé | -ate. </text:p>
        </text:list-item>
        <text:list-item>
          <text:p text:style-name="P107">—<text:span text:style-name="T3">torio</text:span> | ondulatorio | ondulatoire | -tory | -torisch. </text:p>
        </text:list-item>
        <text:list-item>
          <text:p text:style-name="P107"><text:span text:style-name="T3">unge</text:span> <text:span text:style-name="T5">et</text:span> <text:span text:style-name="T3">ungue</text:span> | ungere | oindre | anoint | <text:span text:style-name="T5">salben</text:span>. ⊃ unctione, unctuoso, unguento. </text:p>
        </text:list-item>
        <text:list-item>
          <text:p text:style-name="P107"><text:span text:style-name="T3">UNGUE</text:span> -is | unghia, H. uña, P. unha | ongle | nail | Nagel. ⊃ unguiforme. ⊂ E. nogh ⊃ A. D., G. onyche, R. nogotï, S. nacha. </text:p>
        </text:list-item>
        <text:list-item>
          <text:p text:style-name="P107"><text:span text:style-name="T3">unguento</text:span> -um | -nto | onguent | -nt | -ntum. = quod servi ad unge. </text:p>
        </text:list-item>
        <text:list-item>
          <text:p text:style-name="P107"><text:span text:style-name="T3">unguiforme</text:span> | -forme | onguiforme | -form. = cum forma de ungue. </text:p>
        </text:list-item>
        <text:list-item>
          <text:p text:style-name="P107"><text:span text:style-name="T3">uni</text:span> 100 | unire | unir | to unite | unieren. = fac uno, coge, junge, necte, « reuni ». </text:p>
        </text:list-item>
        <text:list-item>
          <text:p text:style-name="P107"><text:span text:style-name="T3">unico</text:span> -ĭcus | -ico | -ique | -ique | einig, -icum. = uno, uno solo, solo. ⊂ E. ⊃ D. einig, R. inok = monaco. </text:p>
        </text:list-item>
        <text:list-item>
          <text:p text:style-name="P107"><text:span text:style-name="T3">unifica</text:span> -ĭco | -ificare | -ifier | -ify. = fac uno, uni. </text:p>
        </text:list-item>
        <text:list-item>
          <text:p text:style-name="P107">—<text:span text:style-name="T3">tione</text:span> | -zione | -tion | -tion. </text:p>
        </text:list-item>
        <text:list-item>
          <text:p text:style-name="P107"><text:span text:style-name="T3">uniforme</text:span> 100 | -forme | -forme | -form | -form. = simplice, æquale, cum « uno forma ». </text:p>
        </text:list-item>
        <text:list-item>
          <text:p text:style-name="P107">—<text:span text:style-name="T3">itate</text:span> 500 | -ità | -ité | -ity | -ität. </text:p>
        </text:list-item>
        <text:list-item>
          <text:p text:style-name="P107"><text:span text:style-name="T3">unilaterale</text:span> | -erale | -éral | -eral | -eral. = de uno solo latere, partiale. </text:p>
        </text:list-item>
        <text:list-item>
          <text:p text:style-name="P107"><text:span text:style-name="T3">unione</text:span> 300 | -ione | -ion | -ion | -ion. = concordia, consensu, ton uni. </text:p>
        </text:list-item>
        <text:list-item>
          <text:p text:style-name="P107"><text:span text:style-name="T3">unione</text:span> 100 | | oignon | onion. = cæpa. </text:p>
        </text:list-item>
        <text:list-item>
          <text:p text:style-name="P107"><text:span text:style-name="T3">uniparo</text:span> -ărus | -paro | -pare | -parous. = que pare [genera] uno solo filio. </text:p>
        </text:list-item>
        <text:list-item>
          <text:p text:style-name="P107"><text:span text:style-name="T3">unisexuale</text:span> | unisessuale | -uel | -ual | -ual. = cum « uno sexu ». </text:p>
        </text:list-item>
        <text:list-item>
          <text:p text:style-name="P107"><text:span text:style-name="T3">unisono</text:span> -ŏnus | -isono | -isson | -ison | -ison. = concordantia de sono. </text:p>
        </text:list-item>
        <text:list-item>
          <text:p text:style-name="P107"><text:soft-page-break/><text:span text:style-name="T3">unitario</text:span> | -ario | -aire | -arian | -arier. = qui prædica unitate in politica. </text:p>
        </text:list-item>
        <text:list-item>
          <text:p text:style-name="P107"><text:span text:style-name="T3">unitate</text:span> 100 | -ità | -ité | -ity | -ität. = to es uno, uno, unione. </text:p>
        </text:list-item>
        <text:list-item>
          <text:p text:style-name="P107"><text:span text:style-name="T3">universo</text:span> -us | -verso | -vers | -verse | -versum. = toto, integro, mundo. </text:p>
        </text:list-item>
        <text:list-item>
          <text:p text:style-name="P107">—<text:span text:style-name="T3">ale</text:span> 100 | -ale | -el | -al | -al. </text:p>
        </text:list-item>
        <text:list-item>
          <text:p text:style-name="P107">——<text:span text:style-name="T3">itate</text:span> | -ità | -ité | -ity | -ität. </text:p>
        </text:list-item>
        <text:list-item>
          <text:p text:style-name="P107">—<text:span text:style-name="T3">itate</text:span> -itas = totalitate, universalitate, toto. </text:p>
        </text:list-item>
        <text:list-item>
          <text:p text:style-name="P107">—<text:span text:style-name="T3">itate</text:span> N | -tà | -té | -ty | -tät. = universitate de studios. </text:p>
        </text:list-item>
        <text:list-item>
          <text:p text:style-name="P107"><text:span text:style-name="T3">univoco</text:span> ŏ 500 | -voco | -voque | -vocal | -vok. </text:p>
        </text:list-item>
        <text:list-item>
          <text:p text:style-name="P107"><text:span text:style-name="T3">UNO</text:span> -us | I. H. uno, P. um | un | a, an, one | ein. ⊃ unanimo, uni. ⊂ E. ⊃ A., D., G. oino, R. ino-. </text:p>
        </text:list-item>
        <text:list-item>
          <text:p text:style-name="P107">L. unquam = ullo vice. </text:p>
        </text:list-item>
        <text:list-item>
          <text:p text:style-name="P107"><text:span text:style-name="T3">Urano</text:span> -us | Urano | Uranus | Uranus | Uran. ⊂ G. Ouranós. = Deo Cælo, patre de Saturno; planeta, post Saturno, detecto ab Herschel, in anno 1781. </text:p>
        </text:list-item>
        <text:list-item>
          <text:p text:style-name="P107">—<text:span text:style-name="T3">ia</text:span> -ia | -ia | -ie | -ia | -ie. = musa, dea de astronomia. ⊂ G. Ouranía. </text:p>
        </text:list-item>
        <text:list-item>
          <text:p text:style-name="P107">—<text:span text:style-name="T3">io</text:span> | -io | -ium | -ium | -ium. = metallo cum symbolo « U », detecto ab 1789. </text:p>
        </text:list-item>
        <text:list-item>
          <text:p text:style-name="P107"><text:span text:style-name="T3">urbe</text:span> urbs | <text:span text:style-name="T5">città</text:span> | <text:span text:style-name="T5">ville</text:span> | <text:span text:style-name="T5">city</text:span> | <text:span text:style-name="T5">Stadt</text:span>. ⊃ suburbio. </text:p>
        </text:list-item>
        <text:list-item>
          <text:p text:style-name="P107">—<text:span text:style-name="T3">ano</text:span> -ānus | -ano | -ain | -an | -an. = de urbe, anti rurale. </text:p>
        </text:list-item>
        <text:list-item>
          <text:p text:style-name="P107">—<text:span text:style-name="T3">ano</text:span> -ānus | -ano | <text:span text:style-name="T5">courtois</text:span> | -ane | -an. = civile, gentile, suave, anti rustico. </text:p>
        </text:list-item>
        <text:list-item>
          <text:p text:style-name="P107">——<text:span text:style-name="T3">itate</text:span> -itas | -ità | -ité | -ity | -ität. = gratia, elegantia. </text:p>
        </text:list-item>
        <text:list-item>
          <text:p text:style-name="P107"><text:span text:style-name="T3">urceo</text:span> -ĕus | orcio, orciolo | <text:span text:style-name="T5">pot</text:span>, urcéole | <text:span text:style-name="T5">pitcher</text:span>, urceol(ate) | <text:span text:style-name="T5">Krug</text:span>. = vase ex terra. </text:p>
        </text:list-item>
        <text:list-item>
          <text:p text:style-name="P107"><text:span text:style-name="T3">ure</text:span> uro = arde, destrue per igni, crema. ⊃ ustione, urna, urtica, combure. || G. eúō = ure, G. eustéon = usto, S. us = ure. </text:p>
        </text:list-item>
        <text:list-item>
          <text:p text:style-name="P107"><text:span text:style-name="T3">urea</text:span> N | urea | urée | urea | Urea. = substantia principale de urina. ⊂ G. oûron = || urina. ⊃ diuretico. </text:p>
        </text:list-item>
        <text:list-item>
          <text:p text:style-name="P107"><text:span text:style-name="T3">uretere</text:span> 100 | -tere | -tère | -ter | -ter. = canale de urina ab renes ad vesica. ⊂ G. ourēt <text:span text:style-name="T3">ē</text:span>r ⊂ ure(a). </text:p>
        </text:list-item>
        <text:list-item>
          <text:p text:style-name="P107"><text:span text:style-name="T3">urethra</text:span> | -etra | -ètre | -ethra | -ethra. = canale de urina ab vesica ad externo. ⊂ G. our <text:span text:style-name="T3">ē</text:span>thra ⊂ ure(a). </text:p>
        </text:list-item>
        <text:list-item>
          <text:p text:style-name="P107"><text:span text:style-name="T3">urge</text:span> -eo | -gere | <text:span text:style-name="T5">presser</text:span> | -ge | -gieren. = preme, impelle, insiste, accelera. ⊃ ? I. urtare, F. heurter = impelle, pulsa, offende. </text:p>
        </text:list-item>
        <text:list-item>
          <text:p text:style-name="P107">—<text:span text:style-name="T3">ente</text:span> -ens | -ente | -ent | -ent | -ent. </text:p>
        </text:list-item>
        <text:list-item>
          <text:p text:style-name="P107">——<text:span text:style-name="T3">ia</text:span> | -enza | -ence | -ency | -enz. </text:p>
        </text:list-item>
        <text:list-item>
          <text:p text:style-name="P107"><text:span text:style-name="T3">urina</text:span> -a | -ina | -ine | -ine | -in. = || G. ur(ea). </text:p>
        </text:list-item>
        <text:list-item>
          <text:p text:style-name="P107">urina -or = nata sub aqua. </text:p>
        </text:list-item>
        <text:list-item>
          <text:p text:style-name="P107">urina M | -are | -er | -ate | -ieren. = emitte urina, minge. </text:p>
        </text:list-item>
        <text:list-item>
          <text:p text:style-name="P107">urinale 400 | -ale | -al | -al | -al. = (vase) pro urina. </text:p>
        </text:list-item>
        <text:list-item>
          <text:p text:style-name="P107"><text:span text:style-name="T3">urna</text:span> -a | I. H. P. urna | urne | urn | Urne. = vase ex terra usto. </text:p>
        </text:list-item>
        <text:list-item>
          <text:p text:style-name="P107"><text:span text:style-name="T3">uro</text:span> -us (Cæsare) | uro, <text:span text:style-name="T5">bisonte</text:span> | urus, aur(ochs) | Ur, Auer(ochs). = Zool. « bos primigenius, bison europæus ». </text:p>
        </text:list-item>
        <text:list-item>
          <text:p text:style-name="P107">G. uro oûros = custode. </text:p>
        </text:list-item>
        <text:list-item>
          <text:p text:style-name="P107">G. uro -on = || urina. ⊃ dysuria, diuretico, urea, ueretere, urethra. </text:p>
        </text:list-item>
        <text:list-item>
          <text:p text:style-name="P107"><text:soft-page-break/><text:span text:style-name="T3">urso</text:span> -us | orso, P. urso | ours | <text:span text:style-name="T5">bear</text:span> | <text:span text:style-name="T5">Bär</text:span>. = Zool. « ursus arctos ». = || G. arcto, arct(ico), S. rcs’a. </text:p>
        </text:list-item>
        <text:list-item>
          <text:p text:style-name="P107">—<text:span text:style-name="T3">a</text:span> -a | orsa | ourse | <text:span text:style-name="T5">she-bear</text:span>, ursa | <text:span text:style-name="T5">Bärin</text:span>. = urso femina; constellatione polare in latino, græco, sanscrito. </text:p>
        </text:list-item>
        <text:list-item>
          <text:p text:style-name="P107">—<text:span text:style-name="T3">ino</text:span> 100 | orsino | ursin | ursine. </text:p>
        </text:list-item>
        <text:list-item>
          <text:p text:style-name="P107"><text:span text:style-name="T3">urtica</text:span> -īca | ortica | ortie | <text:span text:style-name="T5">nettle</text:span>, (urticate) | <text:span text:style-name="T5">Brennessel</text:span>. = Bot. « urtica dioica ». ⊂ ure. </text:p>
        </text:list-item>
        <text:list-item>
          <text:p text:style-name="P107">—<text:span text:style-name="T3">tione</text:span> | -zione | -tion | -tion | -tion. </text:p>
        </text:list-item>
        <text:list-item>
          <text:p text:style-name="P107"><text:span text:style-name="T3">usita</text:span> -ĭtor (Plauto) = ute sæpe. </text:p>
        </text:list-item>
        <text:list-item>
          <text:p text:style-name="P107">—<text:span text:style-name="T3">ato</text:span> -atus | -ato | -é | -ate. </text:p>
        </text:list-item>
        <text:list-item>
          <text:p text:style-name="P107"><text:span text:style-name="T3">uso</text:span> -us = que ute; (M) = quem ute. </text:p>
        </text:list-item>
        <text:list-item>
          <text:p text:style-name="P107">L. usquam = in ullo loco. </text:p>
        </text:list-item>
        <text:list-item>
          <text:p text:style-name="P107"><text:span text:style-name="T3">usque</text:span> -que | <text:span text:style-name="T5">fino a</text:span> | jusque | <text:span text:style-name="T5">till</text:span> | <text:span text:style-name="T5">bis</text:span>. </text:p>
        </text:list-item>
        <text:list-item>
          <text:p text:style-name="P107"><text:span text:style-name="T3">ustione</text:span> -tio | ustione, <text:span text:style-name="T5">scottatura</text:span> | ustion | ustion. = ton ure. </text:p>
        </text:list-item>
        <text:list-item>
          <text:p text:style-name="P107"><text:span text:style-name="T3">usto</text:span> -us = quem ure. </text:p>
        </text:list-item>
        <text:list-item>
          <text:p text:style-name="P107"><text:span text:style-name="T3">usu</text:span> -us | uso | usage, us | usage | Usus. = ton ute, consuetudine. ⊃ abusu. </text:p>
        </text:list-item>
        <text:list-item>
          <text:p text:style-name="P107"><text:span text:style-name="T3">usuale</text:span> 600 | -uale | -uel | -ual | -uell. = de usu. </text:p>
        </text:list-item>
        <text:list-item>
          <text:p text:style-name="P107"><text:span text:style-name="T3">usufructu</text:span> | -utto | -uit | -uct | -uctus. = usu de fructu. </text:p>
        </text:list-item>
        <text:list-item>
          <text:p text:style-name="P107">—<text:span text:style-name="T3">uario</text:span> 300 | -uttuario | -uitier | -uary | -uctuarius. </text:p>
        </text:list-item>
        <text:list-item>
          <text:p text:style-name="P107"><text:span text:style-name="T3">usura</text:span> -ūra | -ura | -ure | -ury | -ur. = fructu ex usu. </text:p>
        </text:list-item>
        <text:list-item>
          <text:p text:style-name="P107">—<text:span text:style-name="T3">ario</text:span> 300 | -raio | -rier, -raire | -rer | -rarius. </text:p>
        </text:list-item>
        <text:list-item>
          <text:p text:style-name="P107"><text:span text:style-name="T3">usurpa</text:span> -o | -are | -er | to usurp | -ieren. ⊂ usu rape. </text:p>
        </text:list-item>
        <text:list-item>
          <text:p text:style-name="P107">—<text:span text:style-name="T3">tione</text:span> -tio | -zione | -tion | -tion | -tion. </text:p>
        </text:list-item>
        <text:list-item>
          <text:p text:style-name="P107">—<text:span text:style-name="T3">tore</text:span> 400 | -tore | -teur | usurper | -tor. </text:p>
        </text:list-item>
        <text:list-item>
          <text:p text:style-name="P107"><text:span text:style-name="T3">ut</text:span> ut = in fine que, in forma de, in modo que, quando, pro, quod. </text:p>
        </text:list-item>
        <text:list-item>
          <text:p text:style-name="P107"><text:span text:style-name="T3">UTE</text:span> utor | usare | user | to use | <text:span text:style-name="T5">brauchen</text:span>. = fac « usu ». ⊃ utensile, utile, usu, abusu, usura, usurpa. </text:p>
        </text:list-item>
        <text:list-item>
          <text:p text:style-name="P107">—<text:span text:style-name="T3">ente</text:span> -ens | utente. </text:p>
        </text:list-item>
        <text:list-item>
          <text:p text:style-name="P107"><text:span text:style-name="T3">utensile</text:span> -ĭlis, -ilia | -ile | ustensile, outil | -il | -ilien. = instrumento pro ute. </text:p>
        </text:list-item>
        <text:list-item>
          <text:p text:style-name="P107"><text:span text:style-name="T3">utero</text:span> -ĕrus | -ero | -érus | -erus | -erus. </text:p>
        </text:list-item>
        <text:list-item>
          <text:p text:style-name="P107">—<text:span text:style-name="T3">ino</text:span> 600 | -erino | -érin | -erine | -erin. = de idem matre. </text:p>
        </text:list-item>
        <text:list-item>
          <text:p text:style-name="P107"><text:span text:style-name="T3">utile</text:span> -ĭlis | -ile | -ile | useful | -ile. = quem pote ute. </text:p>
        </text:list-item>
        <text:list-item>
          <text:p text:style-name="P107">—<text:span text:style-name="T3">itario</text:span> | -ario | -aire | -arian | -arisch. </text:p>
        </text:list-item>
        <text:list-item>
          <text:p text:style-name="P107">——<text:span text:style-name="T3">ismo</text:span> | -ismo | -isme | -ism | -ismus. </text:p>
        </text:list-item>
        <text:list-item>
          <text:p text:style-name="P107">—<text:span text:style-name="T3">itate</text:span> -itas | -ità | -ité | -ity | -ität. </text:p>
        </text:list-item>
        <text:list-item>
          <text:p text:style-name="P107">—<text:span text:style-name="T3">iza</text:span> | -izzare | -iser | -ize | -isieren. </text:p>
        </text:list-item>
        <text:list-item>
          <text:p text:style-name="P107"><text:span text:style-name="T3">utopia</text:span> | -ia | -ie | -ia | -ie. = re que existe in nullo [G. u] loco [G. topo], vocabulo constructo ab Th. Morus in 1518. </text:p>
        </text:list-item>
        <text:list-item>
          <text:p text:style-name="P107">—<text:span text:style-name="T3">ico</text:span> -ĭcus | -istico | -ique | -ian | -isch. </text:p>
        </text:list-item>
        <text:list-item>
          <text:p text:style-name="P107">—<text:span text:style-name="T3">ista</text:span> | -ista | -iste | -ist | -ist. </text:p>
        </text:list-item>
        <text:list-item>
          <text:p text:style-name="P107"><text:span text:style-name="T3">utre</text:span> uter | otre | outre. = vase ex pelle, pro vino aut oleo. </text:p>
        </text:list-item>
        <text:list-item>
          <text:p text:style-name="P107">—<text:span text:style-name="T3">iculo</text:span> ŭ 100 | utricello | utricule | utricle. </text:p>
        </text:list-item>
        <text:list-item>
          <text:p text:style-name="P107"><text:span text:style-name="T3">utro</text:span> uter = uno ex duo. ⊃ neutro. = || A. whether. </text:p>
        </text:list-item>
        <text:list-item>
          <text:p text:style-name="P107"><text:span text:style-name="T3">uva</text:span> -a | <text:span text:style-name="T5">grappolo d</text:span>’uva | <text:span text:style-name="T5">raisin</text:span>, uva | <text:span text:style-name="T5">grape</text:span> | <text:span text:style-name="T5">Traube</text:span>. = fructu ex vite. ⊃ uvula. ⊂ uve. </text:p>
        </text:list-item>
        <text:list-item>
          <text:p text:style-name="P107"><text:soft-page-break/><text:span text:style-name="T3">uve</text:span> <text:span text:style-name="T5">them</text:span>, = <text:span text:style-name="T3">-sce</text:span> -sco = fi uvido. </text:p>
        </text:list-item>
        <text:list-item>
          <text:p text:style-name="P107">—<text:span text:style-name="T3">ido</text:span> -ĭdus = humido. </text:p>
        </text:list-item>
        <text:list-item>
          <text:p text:style-name="P107"><text:span text:style-name="T3">uvula</text:span> -ŭlo | uvola, ugola | uvule, luette | uvula | uvula. = appendice in forma de grano de uva, que pende ad extremo de palato. </text:p>
        </text:list-item>
        <text:list-item>
          <text:p text:style-name="P107"><text:span text:style-name="T3">uxore</text:span> uxor | <text:span text:style-name="T5">moglie</text:span> | <text:span text:style-name="T5">épouse</text:span> | <text:span text:style-name="T5">wife</text:span> | <text:span text:style-name="T5">Ehefrau</text:span>. </text:p>
        </text:list-item>
        <text:list-item>
          <text:p text:style-name="P56">—<text:span text:style-name="T3">icida</text:span> N | -ida | -ide | -ide. = qui cæde [fac mori] uxore. </text:p>
        </text:list-item>
      </text:list>
      <text:p text:style-name="Text_20_body"><text:span text:style-name="T3">V</text:span> </text:p>
      <text:list xml:id="list3091974857" text:style-name="L48">
        <text:list-item>
          <text:p text:style-name="P108"><text:span text:style-name="T3">vaca</text:span> -o | vacare | vaquer | | vacieren. = es « vacuo », es « vacante », es libero, non habe possessore, es in otio, dedica otio ad studio. ⊃ A. to vacate = redde libero. </text:p>
        </text:list-item>
        <text:list-item>
          <text:p text:style-name="P108">—<text:span text:style-name="T3">ante</text:span> -ans | -ante | -ant | -ant | -ant. </text:p>
        </text:list-item>
        <text:list-item>
          <text:p text:style-name="P108">——<text:span text:style-name="T3">ia</text:span> | -anza | -ance | -ancy | -anz. </text:p>
        </text:list-item>
        <text:list-item>
          <text:p text:style-name="P108"><text:span text:style-name="T3">vacca</text:span> -a | I. P. vacca, H. vaca | vache | <text:span text:style-name="T5">cow</text:span> | <text:span text:style-name="T5">Kuh</text:span>. = bove femina, femina de tauro. </text:p>
        </text:list-item>
        <text:list-item>
          <text:p text:style-name="P108">—<text:span text:style-name="T3">ino</text:span> 100 | -ino | -in | -ine | -ine. = (morbo) de vacca, substantia que inoculato, redde immune ab morbo variola et similes. </text:p>
        </text:list-item>
        <text:list-item>
          <text:p text:style-name="P108">—<text:span text:style-name="T3">ina</text:span> | -are | -er | -ate | -ieren. = inocula vaccino. </text:p>
        </text:list-item>
        <text:list-item>
          <text:p text:style-name="P108">——<text:span text:style-name="T3">tione</text:span> | -zione | -tion | -tion | -tion. </text:p>
        </text:list-item>
        <text:list-item>
          <text:p text:style-name="P108"><text:span text:style-name="T3">vacilla</text:span> -o | -are | -er, <text:span text:style-name="T5">chanceler</text:span> | -ate | -ieren. = nuta, labe, fluctua, tituba, oscilla. </text:p>
        </text:list-item>
        <text:list-item>
          <text:p text:style-name="P108">—<text:span text:style-name="T3">nte</text:span> -ns | -nte | -nt | -nt. </text:p>
        </text:list-item>
        <text:list-item>
          <text:p text:style-name="P108">—<text:span text:style-name="T3">tione</text:span> 100 | -zione | -tion | -tion | -tion. </text:p>
        </text:list-item>
        <text:list-item>
          <text:p text:style-name="P108"><text:span text:style-name="T3">vacuo</text:span> -ŭus | vacuo, vuoto | vide, vacuum | vacuous, vacuum, void | <text:span text:style-name="T5">frei</text:span>, <text:span text:style-name="T5">eitel</text:span>. ⊃ evacua. ⊂ vac(a) -uo. </text:p>
        </text:list-item>
        <text:list-item>
          <text:p text:style-name="P108">—<text:span text:style-name="T3">uitate</text:span> -itas | -ità | -ité | -ity | -ität. </text:p>
        </text:list-item>
        <text:list-item>
          <text:p text:style-name="P108"><text:span text:style-name="T3">vade</text:span> -o | vado, vai, va, vanno | vais, vas, va, vont | <text:span text:style-name="T5">go</text:span> | <text:span text:style-name="T5">gehen</text:span>. = i, i trans. ⊃ e—, in—, per—, vado. ⊂ E. vadhe ⊃ A. wade, D. waten = i trans fluvio. </text:p>
        </text:list-item>
        <text:list-item>
          <text:p text:style-name="P108">vade vas | mallevadore, gaggio | <text:span text:style-name="T5">caution</text:span>, gage | gage | <text:span text:style-name="T5">Bürge</text:span>, Wette. ⊃ responsabile, pignore. ⊃ prædio. </text:p>
        </text:list-item>
        <text:list-item>
          <text:p text:style-name="P108"><text:span text:style-name="T3">vado</text:span> -um | guado | gué. = loco pro i trans fluvio. ⊂ vade. </text:p>
        </text:list-item>
        <text:list-item>
          <text:p text:style-name="P108"><text:span text:style-name="T3">væ</text:span> væ | guai | ouais | woe | weh. = interjectione de dolore, de ira. </text:p>
        </text:list-item>
        <text:list-item>
          <text:p text:style-name="P108"><text:span text:style-name="T3">vaga</text:span> -or | -gare | -guer | <text:span text:style-name="T5">to wander</text:span> | -gieren. = erra, i sine directione. ⊃ divaga, extravagante. ⊂ vago. </text:p>
        </text:list-item>
        <text:list-item>
          <text:p text:style-name="P108">—<text:span text:style-name="T3">bundo</text:span> 100 | -bondo | -bond | -bond | -bund. </text:p>
        </text:list-item>
        <text:list-item>
          <text:p text:style-name="P108">—<text:span text:style-name="T3">bunda</text:span> M | -bondare | -bonder | -bondize | -bundieren. = i vagabundo, vaga. </text:p>
        </text:list-item>
        <text:list-item>
          <text:p text:style-name="P108">—<text:span text:style-name="T3">nte</text:span> -ns | -nte | -nt | vagrant | -nt. </text:p>
        </text:list-item>
        <text:list-item>
          <text:p text:style-name="P108"><text:span text:style-name="T3">vagi</text:span> -io | vagire | vagir. = fac voce de infante. || G. echo. </text:p>
        </text:list-item>
        <text:list-item>
          <text:p text:style-name="P108">—<text:span text:style-name="T3">iente</text:span> | -iente | -issant | -ient. </text:p>
        </text:list-item>
        <text:list-item>
          <text:p text:style-name="P108">—<text:span text:style-name="T3">itu</text:span> -ītus | -ito | -issement | <text:span text:style-name="T5">pulling</text:span> | -itus. </text:p>
        </text:list-item>
        <text:list-item>
          <text:p text:style-name="P108"><text:span text:style-name="T3">vagina</text:span> -īna | guaina, vagina | gaîne, vagin | vagina | vagina. = involucro (de gladio). </text:p>
        </text:list-item>
        <text:list-item>
          <text:p text:style-name="P108">—<text:span text:style-name="T3">ale</text:span> | -ale | -al | -al | -al. </text:p>
        </text:list-item>
        <text:list-item>
          <text:p text:style-name="P108"><text:span text:style-name="T3">vago</text:span> -us | vago | vague | vague | vag. = vagabundo, instabile, <text:soft-page-break/>vacillante, ne deteminato. ⊃ vaga. </text:p>
        </text:list-item>
        <text:list-item>
          <text:p text:style-name="P108"><text:span text:style-name="T3">valde</text:span> -e = multo, in modo valido. </text:p>
        </text:list-item>
        <text:list-item>
          <text:p text:style-name="P108"><text:span text:style-name="T3">VALE</text:span> -eo | valere, H. P. valer | valoir | <text:span text:style-name="T5">to be worth</text:span>, vale | valieren. = es « valido », habe « valore », habe vi, pote, es sano, significa, « æquivale ». ⊃ convalesce, prævale. ⊂ E. vale valdhe ⊃ A. wield = age, fer; D. Walten = age, rege; R. velikij = magno, R. vladjetï = rege. </text:p>
        </text:list-item>
        <text:list-item>
          <text:p text:style-name="P108">—<text:span text:style-name="T3">ente</text:span> -ens | -ente | vaillant | valiant | (bi)valent. </text:p>
        </text:list-item>
        <text:list-item>
          <text:p text:style-name="P108"><text:span text:style-name="T3">valetudine</text:span> -udo -udĭn- = statu (bono aut malo) de sanitate. </text:p>
        </text:list-item>
        <text:list-item>
          <text:p text:style-name="P108">—<text:span text:style-name="T3">ario</text:span> 100 | -ario | valé—aire | -arian | -ary | -ar. = ægro, que incipe ad sanesce. </text:p>
        </text:list-item>
        <text:list-item>
          <text:p text:style-name="P108"><text:span text:style-name="T3">valido</text:span> -ĭdus | -ido | -ide | -id | -id. = forte, robusto, que vale. </text:p>
        </text:list-item>
        <text:list-item>
          <text:p text:style-name="P108">—<text:span text:style-name="T3">itate</text:span> 300 | -ità | -ité | -ity | -ität. </text:p>
        </text:list-item>
        <text:list-item>
          <text:p text:style-name="P108"><text:span text:style-name="T3">valle</text:span> -is | I. H. valle | val, vallée, vallon | valley | <text:span text:style-name="T5">Tal</text:span>. </text:p>
        </text:list-item>
        <text:list-item>
          <text:p text:style-name="P108"><text:span text:style-name="T3">vallo</text:span> -um | vallo, <text:span text:style-name="T5">palizzata</text:span>, <text:span text:style-name="T5">trincea</text:span> | <text:span text:style-name="T5">palissade</text:span>, <text:span text:style-name="T5">rempart</text:span> | <text:span text:style-name="T5">palisade</text:span>, <text:span text:style-name="T5">rampart</text:span> | Wall. = serie de palos pro defende castro. ⊃ circumvallatione, intervallo; A. wall = muro. || L. vallo -us = palo, R. val’ = palo. </text:p>
        </text:list-item>
        <text:list-item>
          <text:p text:style-name="P108"><text:span text:style-name="T3">valore</text:span> 100 | valore | valeur | valour, value | Valor. = to vale, pretio, animo, virtute. </text:p>
        </text:list-item>
        <text:list-item>
          <text:p text:style-name="P108"><text:span text:style-name="T3">valva</text:span> -æ = quod claude porta. ⊂ volve. </text:p>
        </text:list-item>
        <text:list-item>
          <text:p text:style-name="P108">— N | valva | valve | valve | Valve. = involucro de fructu dehiscente (piso, etc.), involucro duro de mollusco. </text:p>
        </text:list-item>
        <text:list-item>
          <text:p text:style-name="P108">—<text:span text:style-name="T3">ula</text:span> -ŭla | valvola | valvule, <text:span text:style-name="T5">soupape</text:span> | valve, valvule | Valveln. </text:p>
        </text:list-item>
        <text:list-item>
          <text:p text:style-name="P108"><text:span text:style-name="T3">vampiro</text:span> N | -piro | -pire | -pire | -pyr. = Zool. « vampirus spectrum ». ⊂ ex Turco? </text:p>
        </text:list-item>
        <text:list-item>
          <text:p text:style-name="P108"><text:span text:style-name="T3">Vandalo</text:span> -ăli (Tacito) = populo de Germania que depræda Roma in anno 455. </text:p>
        </text:list-item>
        <text:list-item>
          <text:p text:style-name="P108">— | -alo | -ale | -al | -alen. = barbaro, que destrue monumentos. </text:p>
        </text:list-item>
        <text:list-item>
          <text:p text:style-name="P108">—<text:span text:style-name="T3">ico</text:span> -ĭcus | -ico | -ique | -ic | -isch. </text:p>
        </text:list-item>
        <text:list-item>
          <text:p text:style-name="P108">—<text:span text:style-name="T3">ismo</text:span> | -ismo | -isme | -ism | -ismus. </text:p>
        </text:list-item>
        <text:list-item>
          <text:p text:style-name="P108"><text:span text:style-name="T3">vanno</text:span> -us | vaglio | van | fan, van | Wanne. = instrumento ex vimine, pro secerne grano ab palea. </text:p>
        </text:list-item>
        <text:list-item>
          <text:p text:style-name="P108"><text:span text:style-name="T3">vano</text:span> -us | I. H. vano | vain | vain. = vacuo, inane. ⊃ evanesce, || A. want = defice. </text:p>
        </text:list-item>
        <text:list-item>
          <text:p text:style-name="P108">—<text:span text:style-name="T3">itate</text:span> -itas | -ità | -ité | -ity | -ität. </text:p>
        </text:list-item>
        <text:list-item>
          <text:p text:style-name="P108">—<text:span text:style-name="T3">ita</text:span> -ĭtoM | vantare | vanter | vaunt. = jacta, gloria. </text:p>
        </text:list-item>
        <text:list-item>
          <text:p text:style-name="P108"><text:span text:style-name="T3">vapore</text:span> -por | vapore | vapeur | vapour | <text:span text:style-name="T5">Dampf</text:span>. ⊃ evapora. </text:p>
        </text:list-item>
        <text:list-item>
          <text:p text:style-name="P108">—<text:span text:style-name="T3">iza</text:span> | -izzare | -iser | -ize | -isieren. </text:p>
        </text:list-item>
        <text:list-item>
          <text:p text:style-name="P108">—<text:span text:style-name="T3">oso</text:span> 100 | -oso | -eux | -ous | -ös. </text:p>
        </text:list-item>
        <text:list-item>
          <text:p text:style-name="P108">——<text:span text:style-name="T3">itate</text:span> | vaporosità | | vaporosity. </text:p>
        </text:list-item>
        <text:list-item>
          <text:p text:style-name="P108"><text:span text:style-name="T3">varia</text:span> -io | -riare | -rier | -ry | -riieren. = es vario. </text:p>
        </text:list-item>
        <text:list-item>
          <text:p text:style-name="P108">—<text:span text:style-name="T3">bile</text:span> ĭ 200 | -bile | -ble | -ble | -bel. </text:p>
        </text:list-item>
        <text:list-item>
          <text:p text:style-name="P108">——<text:span text:style-name="T3">itate</text:span> | -ità | -ité | -ity | -ität. </text:p>
        </text:list-item>
        <text:list-item>
          <text:p text:style-name="P108">—<text:span text:style-name="T3">nte</text:span> 100 | -nte | -nt | -nt | -nte. </text:p>
        </text:list-item>
        <text:list-item>
          <text:p text:style-name="P108">—<text:span text:style-name="T3">tione</text:span> -tio | -zione | -tion | -tion | -tion. </text:p>
        </text:list-item>
        <text:list-item>
          <text:p text:style-name="P108"><text:span text:style-name="T3">varice</text:span> -ix -ĭc- | -ice | -ice | -ix | -ix. = dilatatione de vena. </text:p>
        </text:list-item>
        <text:list-item>
          <text:p text:style-name="P108"><text:soft-page-break/>—<text:span text:style-name="T3">oso</text:span> 100 | -icoso | -iqueux | -icose | -icös. </text:p>
        </text:list-item>
        <text:list-item>
          <text:p text:style-name="P108"><text:span text:style-name="T3">vario</text:span> -ius | -io | -ié | -ious | -ius. = diverso. ⊃ varia. </text:p>
        </text:list-item>
        <text:list-item>
          <text:p text:style-name="P108">—<text:span text:style-name="T3">ietate</text:span> -ietas | -ietà | -iété | -iety | -ietät. </text:p>
        </text:list-item>
        <text:list-item>
          <text:p text:style-name="P108"><text:span text:style-name="T3">variola</text:span> M | vaiuolo | -ole | -ola | -olen, Verolen. ⊂ vario. </text:p>
        </text:list-item>
        <text:list-item>
          <text:p text:style-name="P108"><text:span text:style-name="T3">varo</text:span> -us = divergente, curvo, transverso. ⊃ prævarica; ⊃? I. barra, F. barre, A. bar = trabe, impedimento. </text:p>
        </text:list-item>
        <text:list-item>
          <text:p text:style-name="P108"><text:span text:style-name="T3">vasculo</text:span> ŭ 100 = parvo vase. </text:p>
        </text:list-item>
        <text:list-item>
          <text:p text:style-name="P108">—<text:span text:style-name="T3">are</text:span> | vascolare, vascoloso | -aire | -ar | -är. </text:p>
        </text:list-item>
        <text:list-item>
          <text:p text:style-name="P108"><text:span text:style-name="T3">vase</text:span> vas | I. H. vaso | vase, <text:span text:style-name="T5">pot</text:span> | vase | Vase. ⊃ vasculare. </text:p>
        </text:list-item>
        <text:list-item>
          <text:p text:style-name="P108">vaso -um (Plauto) = vase. </text:p>
        </text:list-item>
        <text:list-item>
          <text:p text:style-name="P108"><text:span text:style-name="T3">vasta</text:span> -o | guastare | gâter | to waste | vastieren. = « devasta », depræda, redde vasto [deserto]. </text:p>
        </text:list-item>
        <text:list-item>
          <text:p text:style-name="P108">—<text:span text:style-name="T3">tione</text:span> -tio | <text:span text:style-name="T5">de</text:span>vastazione | <text:span text:style-name="T5">dé</text:span>vastation | -tion | -tion. </text:p>
        </text:list-item>
        <text:list-item>
          <text:p text:style-name="P108"><text:span text:style-name="T3">vasto</text:span> -us | vasto | vaste | vast. = amplo, spatioso. </text:p>
        </text:list-item>
        <text:list-item>
          <text:p text:style-name="P108">— -us = deserto, vastato. ⊃ I. guasto = vastato; A. waste, D. Wüste = deserto. </text:p>
        </text:list-item>
        <text:list-item>
          <text:p text:style-name="P108">—<text:span text:style-name="T3">itate</text:span> -itas | -ità | -ité | vastness. </text:p>
        </text:list-item>
        <text:list-item>
          <text:p text:style-name="P108"><text:span text:style-name="T3">vate</text:span> -es = poeta, propheta; qui « vaticina ». </text:p>
        </text:list-item>
        <text:list-item>
          <text:p text:style-name="P108">—<text:span text:style-name="T3">icina</text:span> -ĭnor | -are | -er | -ate | -ieren. ⊂ vate can(ta) -a. </text:p>
        </text:list-item>
        <text:list-item>
          <text:p text:style-name="P108">——<text:span text:style-name="T3">tione</text:span> -tio | -zione | -tion | -tion | -tion. </text:p>
        </text:list-item>
        <text:list-item>
          <text:p text:style-name="P108">——<text:span text:style-name="T3">tore</text:span> -tor | -tore | -teur | -tor. </text:p>
        </text:list-item>
        <text:list-item>
          <text:p text:style-name="P108">—<text:span text:style-name="T3">icinio</text:span> 100 | -icinio | -icination | -icination | -icinium. </text:p>
        </text:list-item>
        <text:list-item>
          <text:p text:style-name="P108"><text:span text:style-name="T3">vecto</text:span> -us = quem vehe. </text:p>
        </text:list-item>
        <text:list-item>
          <text:p text:style-name="P108">—<text:span text:style-name="T3">ore</text:span> -or | vettore | -eur | -or | -or. = qui vehe. </text:p>
        </text:list-item>
        <text:list-item>
          <text:p text:style-name="P108">— N = segmento de recta, que indica quantitate de vehe; ita vocato ab Hamilton, in 1845. </text:p>
        </text:list-item>
        <text:list-item>
          <text:p text:style-name="P108">—<text:span text:style-name="T3">ura</text:span> -ūra = ton vehe. </text:p>
        </text:list-item>
        <text:list-item>
          <text:p text:style-name="P108">—— M | vettura | voiture | vecture | Vektur, Wagen. = vehiculo, curru. </text:p>
        </text:list-item>
        <text:list-item>
          <text:p text:style-name="P108">——<text:span text:style-name="T3">ario</text:span> 500 | vetturale, vetturino | voiturier | | Vekturant. = qui duc vectura. </text:p>
        </text:list-item>
        <text:list-item>
          <text:p text:style-name="P108"><text:span text:style-name="T3">vege</text:span> -eo (Varrone) = es « vegeto », « vige », es « vigile ». || G. hygea = sanitate; || D. wachen, A. wake, watch || vigila; || D. wachsen = cresce. </text:p>
        </text:list-item>
        <text:list-item>
          <text:p text:style-name="P108">vegeta ĕ 200 = excita, recrea. </text:p>
        </text:list-item>
        <text:list-item>
          <text:p text:style-name="P108"><text:span text:style-name="T3">vegeta</text:span> ĕ M | -are | végéter | -ate | -ieren. = vive, cresce (de plantas). ⊂ vege. </text:p>
        </text:list-item>
        <text:list-item>
          <text:p text:style-name="P108">—<text:span text:style-name="T3">ale</text:span> | -ale | végétal | -al | -al. </text:p>
        </text:list-item>
        <text:list-item>
          <text:p text:style-name="P108">—<text:span text:style-name="T3">ariano</text:span> | -iano | végétarien | -ian | -ianer. = qui ede solo vegetales. </text:p>
        </text:list-item>
        <text:list-item>
          <text:p text:style-name="P108">—<text:span text:style-name="T3">tione</text:span> 200 | -zione | végétation | -tion | -tion. </text:p>
        </text:list-item>
        <text:list-item>
          <text:p text:style-name="P108"><text:span text:style-name="T3">vegeto</text:span> -ĕtus | vegeto | | vegete. = robusto, forte, sano. </text:p>
        </text:list-item>
        <text:list-item>
          <text:p text:style-name="P108"><text:span text:style-name="T3">VEHE</text:span> -o = transporta per « vehiculo ». ⊃ vectore, vectura, veterinario, vehemente, convexo, invectiva, vexa, via, vela, revela, vexillo. || A. wag, D. <text:span text:style-name="T5">be</text:span>wegen = move || A. wagon, D. Wagen = vehiculo || R. veztï = vehe, R. voz = vehiculo || G. óchos = vehiculo, curru || S. vah. ⊂ E. veghe. </text:p>
        </text:list-item>
        <text:list-item>
          <text:p text:style-name="P108">—<text:span text:style-name="T3">mente</text:span> -ens | veemente | véhément | -ent | -ent. = impetuoso, <text:soft-page-break/>forte. </text:p>
        </text:list-item>
        <text:list-item>
          <text:p text:style-name="P108">——<text:span text:style-name="T3">ia</text:span> -ia | veemenza | véhémence | -ence | -enz. </text:p>
        </text:list-item>
        <text:list-item>
          <text:p text:style-name="P108"><text:span text:style-name="T3">vehiculo</text:span> -ŭlum | veicolo | véhicule | -icle | -ikel. = curru, quod servi ad vehe. </text:p>
        </text:list-item>
        <text:list-item>
          <text:p text:style-name="P108">L. vel = aut. </text:p>
        </text:list-item>
        <text:list-item>
          <text:p text:style-name="P108"><text:span text:style-name="T3">vela</text:span> -o | -are | voiler | to veil | -ieren. = pone velo. </text:p>
        </text:list-item>
        <text:list-item>
          <text:p text:style-name="P108"><text:span text:style-name="T3">velle</text:span> -o | svellere, <text:span text:style-name="T5">strappare</text:span> | <text:span text:style-name="T5">arracher</text:span> | <text:span text:style-name="T5">pluck</text:span> | <text:span text:style-name="T5">reisen</text:span>. = « evelle, revelle ». ⊃ vulso, convulsione. </text:p>
        </text:list-item>
        <text:list-item>
          <text:p text:style-name="P108">velle, <text:span text:style-name="T5">infinito de</text:span> vol. ⊃ velleitate. </text:p>
        </text:list-item>
        <text:list-item>
          <text:p text:style-name="P108"><text:span text:style-name="T3">velleitate</text:span> | -ità | velléité | -ity | -ität. = voluntate debile. ⊂ velle [vol]. </text:p>
        </text:list-item>
        <text:list-item>
          <text:p text:style-name="P108"><text:span text:style-name="T3">vellere</text:span> vellus -ĕr- = villo. </text:p>
        </text:list-item>
        <text:list-item>
          <text:p text:style-name="P108"><text:span text:style-name="T3">vellica</text:span> -ĭco | vellicare, <text:span text:style-name="T5">pizzicare</text:span> | <text:span text:style-name="T5">picoter</text:span> | to vellicate | <text:span text:style-name="T5">rupfen</text:span>. ⊂ (e)velle. </text:p>
        </text:list-item>
        <text:list-item>
          <text:p text:style-name="P108">—<text:span text:style-name="T3">tione</text:span> 100 | -zione | -tion | -tion. </text:p>
        </text:list-item>
        <text:list-item>
          <text:p text:style-name="P108"><text:span text:style-name="T3">velo</text:span> -um | velo | le voile | veil | <text:span text:style-name="T5">Schleier</text:span>. </text:p>
        </text:list-item>
        <text:list-item>
          <text:p text:style-name="P108">— -um | vela | la voile | <text:span text:style-name="T5">sail</text:span> | <text:span text:style-name="T5">Segel</text:span>. || vehe; velo = quod servi ad vehe nave; <text:span text:style-name="T5">aut</text:span> || vesti; <text:span text:style-name="T5">aut</text:span> ⊂ <text:span text:style-name="T5">radice de</text:span> D. weben = texe. </text:p>
        </text:list-item>
        <text:list-item>
          <text:p text:style-name="P108"><text:span text:style-name="T3">veloce</text:span> -lox | veloce, H. P. veloz | véloce | <text:span text:style-name="T5">swift</text:span> | <text:span text:style-name="T5">schnell</text:span>. = rapido, agile, celere, anti tardo. ⊂ vola? </text:p>
        </text:list-item>
        <text:list-item>
          <text:p text:style-name="P108">—<text:span text:style-name="T3">ipede</text:span> ĕ N | -pede | vélocipède | -pede | -ped. = curru veloce moto per pedes. </text:p>
        </text:list-item>
        <text:list-item>
          <text:p text:style-name="P108">—<text:span text:style-name="T3">itate</text:span> -itas | -ità | vélocité | -ity | -ität. </text:p>
        </text:list-item>
        <text:list-item>
          <text:p text:style-name="P108">L. velut = ut. </text:p>
        </text:list-item>
        <text:list-item>
          <text:p text:style-name="P108"><text:span text:style-name="T3">vena</text:span> -a | vena | veine | vein | Vene. = canale de sanguine. ⊃ venoso. </text:p>
        </text:list-item>
        <text:list-item>
          <text:p text:style-name="P108"><text:span text:style-name="T3">vena</text:span> -or = fac « venatione », cape feras. </text:p>
        </text:list-item>
        <text:list-item>
          <text:p text:style-name="P108"><text:span text:style-name="T3">venale</text:span> -is | -ale | vénal | -al | -al. = de veno, quem pote vende. </text:p>
        </text:list-item>
        <text:list-item>
          <text:p text:style-name="P108">—<text:span text:style-name="T3">itate</text:span> 500 | -ità | vénalité | -ity | -ität. </text:p>
        </text:list-item>
        <text:list-item>
          <text:p text:style-name="P108"><text:span text:style-name="T3">venatione</text:span> -tio | <text:span text:style-name="T5">caccia</text:span>, venagione | <text:span text:style-name="T5">chasse</text:span>, vénerie, venaison | venison, <text:span text:style-name="T5">hunting</text:span> | Venation. = ton vena [cape feras], feras capto. </text:p>
        </text:list-item>
        <text:list-item>
          <text:p text:style-name="P108"><text:span text:style-name="T3">VENDE</text:span> -o | vendere, H. P. vender | vendre | to vend, <text:span text:style-name="T5">to sell</text:span> | <text:span text:style-name="T5">verkaufen</text:span>, venditieren. = anti eme. ⊂ ven(o) da. </text:p>
        </text:list-item>
        <text:list-item>
          <text:p text:style-name="P108">—<text:span text:style-name="T3">ibile</text:span> -ĭlis | -ibile | -able | -ible. </text:p>
        </text:list-item>
        <text:list-item>
          <text:p text:style-name="P108">—<text:span text:style-name="T3">itione</text:span> -tio | vendita | vente | <text:span text:style-name="T5">sale</text:span>, -ion | -ion, Vendite. = ton vende. </text:p>
        </text:list-item>
        <text:list-item>
          <text:p text:style-name="P108">—<text:span text:style-name="T3">ito</text:span> -ĭtus | venduto | vendu. = quem vende. </text:p>
        </text:list-item>
        <text:list-item>
          <text:p text:style-name="P108">—<text:span text:style-name="T3">itore</text:span> -tor | -itore | vendeur | vender | -itor. </text:p>
        </text:list-item>
        <text:list-item>
          <text:p text:style-name="P108"><text:span text:style-name="T3">venefico</text:span> -ĭcus | venefico | vénéfique | veneficial. = que fac veneno. </text:p>
        </text:list-item>
        <text:list-item>
          <text:p text:style-name="P108">—<text:span text:style-name="T3">io</text:span> -ium | -cio | vénéfice | -ce | -cium. </text:p>
        </text:list-item>
        <text:list-item>
          <text:p text:style-name="P108"><text:span text:style-name="T3">venena</text:span> -o | avvelenare | envenimer | envenom. = da veneno. </text:p>
        </text:list-item>
        <text:list-item>
          <text:p text:style-name="P108"><text:span text:style-name="T3">veneno</text:span> -ēnum | veleno | venin, <text:span text:style-name="T5">poison</text:span> | venom, <text:span text:style-name="T5">poison</text:span> | Venenum, <text:span text:style-name="T5">Gift</text:span>. </text:p>
        </text:list-item>
        <text:list-item>
          <text:p text:style-name="P108">—<text:span text:style-name="T3">oso</text:span> (Varrone) | velenoso | venimeux, vénéneux | venemous | -ös. </text:p>
        </text:list-item>
        <text:list-item>
          <text:p text:style-name="P108"><text:span text:style-name="T3">venera</text:span> -ĕror | -are | vénérer | -ate | -ieren. = honora, da cultu, obseque. ⊂ venere [amore]. </text:p>
        </text:list-item>
        <text:list-item>
          <text:p text:style-name="P108">—<text:span text:style-name="T3">bile</text:span> -bĭlis | -bile | vénérable | -ble | -bel. </text:p>
        </text:list-item>
        <text:list-item>
          <text:p text:style-name="P108">—<text:span text:style-name="T3">tione</text:span> -tio | -zione | vénération | -tion | -tion. </text:p>
        </text:list-item>
        <text:list-item>
          <text:p text:style-name="P108">—<text:span text:style-name="T3">tore</text:span> -tor | -tore | vénérateur | -tor. </text:p>
        </text:list-item>
        <text:list-item>
          <text:p text:style-name="P108"><text:soft-page-break/><text:span text:style-name="T3">Venere</text:span> Venus -nĕr- | Venere | Vénus | Venus | Venus. = dea de amore, de pulcritudine, de « venustate ». </text:p>
        </text:list-item>
        <text:list-item>
          <text:p text:style-name="P108">—<text:span text:style-name="T3">eo</text:span> -eus | -reo | vénérien | -rous, -real | -risch. </text:p>
        </text:list-item>
        <text:list-item>
          <text:p text:style-name="P108"><text:span text:style-name="T3">veni</text:span> -io | venire, H. venir | venir | to come | kommen. = i, i retro, i ad hic. ⊃ ad—, con—, contra—, e—, in—, inter—, præ—, sub—. ⊂ E. gvem. ⊃ A. D.; G. ba, S. gama. </text:p>
        </text:list-item>
        <text:list-item>
          <text:p text:style-name="P108"><text:span text:style-name="T3">venia</text:span> -ia | venia. = remissione de culpa, indulgentia, permissione, licentia. </text:p>
        </text:list-item>
        <text:list-item>
          <text:p text:style-name="P108">—<text:span text:style-name="T3">iale</text:span> 400 | -iale | véniel | -ial | -iell. </text:p>
        </text:list-item>
        <text:list-item>
          <text:p text:style-name="P108"><text:span text:style-name="T3">veno</text:span> -um, <text:span text:style-name="T5">et</text:span> <text:span text:style-name="T3">venu</text:span> -us = venditione. ⊃ vende, venale. </text:p>
        </text:list-item>
        <text:list-item>
          <text:p text:style-name="P108"><text:span text:style-name="T3">venoso</text:span> 100 | -oso | veineux | -ous | -ös. = cum venas. </text:p>
        </text:list-item>
        <text:list-item>
          <text:p text:style-name="P108"><text:span text:style-name="T3">ventila</text:span> -ĭlo | -are | -er | -ate | -ieren. = fac vento. </text:p>
        </text:list-item>
        <text:list-item>
          <text:p text:style-name="P108">—<text:span text:style-name="T3">tione</text:span> 100 | -zione | -tion | -tion | -tion. </text:p>
        </text:list-item>
        <text:list-item>
          <text:p text:style-name="P108">—<text:span text:style-name="T3">tore</text:span> 100 | -tore | -teur | -tor | -tor. </text:p>
        </text:list-item>
        <text:list-item>
          <text:p text:style-name="P108"><text:span text:style-name="T3">VENTO</text:span> -us | I. P. vento, H. viento | vent | wind | Wind. ⊃ ventila. ⊂ E. ⊃ A. D., R. vjeter, S. vâta. ⊂ E. vee ⊃ A. wehen = fla, R. vjejatï = fla, G. aere, S. va. </text:p>
        </text:list-item>
        <text:list-item>
          <text:p text:style-name="P108">—<text:span text:style-name="T3">oso</text:span> -ōsus | -oso | -eux | -ose | -ös. </text:p>
        </text:list-item>
        <text:list-item>
          <text:p text:style-name="P108">——<text:span text:style-name="T3">itate</text:span> 200 | -ità | -ité | -ity | -ität. </text:p>
        </text:list-item>
        <text:list-item>
          <text:p text:style-name="P108"><text:span text:style-name="T3">ventre</text:span> -ter | ventre | ventre | <text:span text:style-name="T5">belly</text:span>, venter | <text:span text:style-name="T5">Bauch</text:span>. = || D. Wanst. </text:p>
        </text:list-item>
        <text:list-item>
          <text:p text:style-name="P108">—<text:span text:style-name="T3">iculo</text:span> -ŭlus | -icolo | -icule | -icle | -ikel. = ventre de corde. </text:p>
        </text:list-item>
        <text:list-item>
          <text:p text:style-name="P108">—<text:span text:style-name="T3">iloquo</text:span> -lōquus 300 | -quo | -que | -quist | -quist. = qui loque sine move labio. </text:p>
        </text:list-item>
        <text:list-item>
          <text:p text:style-name="P108">——<text:span text:style-name="T3">io</text:span> | -uio | -uie | -uism, -uy | -uie. </text:p>
        </text:list-item>
        <text:list-item>
          <text:p text:style-name="P108"><text:span text:style-name="T3">venus,</text:span> <text:span text:style-name="T5">nominativo</text:span>, = venere. </text:p>
        </text:list-item>
        <text:list-item>
          <text:p text:style-name="P108">—<text:span text:style-name="T3">to</text:span> -tus | venusto. = pulcro, gratioso, elegante, amabile. </text:p>
        </text:list-item>
        <text:list-item>
          <text:p text:style-name="P108">—<text:span text:style-name="T3">tate</text:span> -tas | venustà | vénusté. </text:p>
        </text:list-item>
        <text:list-item>
          <text:p text:style-name="P108"><text:span text:style-name="T3">VER,</text:span> <text:span text:style-name="T5">thema – nominativo</text:span>, <text:span text:style-name="T5">abl.</text:span> vere | I. H. P. <text:span text:style-name="T5">prima</text:span>vera | <text:span text:style-name="T5">printemps</text:span> | <text:span text:style-name="T5">spring</text:span> | <text:span text:style-name="T5">Frühling</text:span>. ⊃ vernale. = || G. éar, R. ves <text:span text:style-name="T5">na</text:span>, S. vasanta. ⊂ E. ves. </text:p>
        </text:list-item>
        <text:list-item>
          <text:p text:style-name="P108"><text:span text:style-name="T3">verace</text:span> -ax | verace | vrai, véritable | veracious. = vero, veridico, sincero. </text:p>
        </text:list-item>
        <text:list-item>
          <text:p text:style-name="P108">—<text:span text:style-name="T3">itate</text:span> | -ità | véracité | -ity | -ität. </text:p>
        </text:list-item>
        <text:list-item>
          <text:p text:style-name="P108"><text:span text:style-name="T3">verbale</text:span> | -ale | -al | -al | -al. = de verbo. </text:p>
        </text:list-item>
        <text:list-item>
          <text:p text:style-name="P108">—<text:span text:style-name="T3">iza</text:span> | -izzare | -iser | -ize | -isieren. </text:p>
        </text:list-item>
        <text:list-item>
          <text:p text:style-name="P108"><text:span text:style-name="T3">verbena</text:span> -ēna | -ena | verveine | -ena, vervain | -ena. = Bot. « verbena officinalis ». </text:p>
        </text:list-item>
        <text:list-item>
          <text:p text:style-name="P108"><text:span text:style-name="T3">verbere</text:span> -ver = virga, baculo, fuste, flagello pro « verbera ». </text:p>
        </text:list-item>
        <text:list-item>
          <text:p text:style-name="P108">—<text:span text:style-name="T3">a</text:span> -ĕro | -are | frapper | -ate | -ieren. ⊃ reverbera. </text:p>
        </text:list-item>
        <text:list-item>
          <text:p text:style-name="P108">—<text:span text:style-name="T3">atione</text:span> -atio = ton verbera. </text:p>
        </text:list-item>
        <text:list-item>
          <text:p text:style-name="P108">—<text:span text:style-name="T3">atione</text:span> N | | -ation | -ation. = vibratione de aere, que produc sono. </text:p>
        </text:list-item>
        <text:list-item>
          <text:p text:style-name="P108"><text:span text:style-name="T3">VERBO</text:span> -um | <text:span text:style-name="T5">parola</text:span> | <text:span text:style-name="T5">parole</text:span>, <text:span text:style-name="T5">mot</text:span> | word | Wort. = vocabulo, voce, termino. ⊃ verbale, adverbio, proverbio. ⊂ E. verdho ⊃ A., D. ⊂ E. ver ⊃ G. eírō = dic, ironia, rhetore. </text:p>
        </text:list-item>
        <text:list-item>
          <text:p text:style-name="P108"><text:span text:style-name="T3">verbo</text:span> 100 | I. H. P. verbo | verbe | verb | Verbum. = vocabulo cum flexiones grammaticale de persona, numero, tempore et modo. </text:p>
        </text:list-item>
        <text:list-item>
          <text:p text:style-name="P108">—<text:span text:style-name="T3">oso</text:span> -ōsus | -oso | -eux | -ose | -os. </text:p>
        </text:list-item>
        <text:list-item>
          <text:p text:style-name="P108"><text:soft-page-break/>——<text:span text:style-name="T3">itate</text:span> 500 | -ità | -ité | -ity | -ität. </text:p>
        </text:list-item>
        <text:list-item>
          <text:p text:style-name="P108"><text:span text:style-name="T3">vere</text:span> -e = in modo vero, in veritate. </text:p>
        </text:list-item>
        <text:list-item>
          <text:p text:style-name="P108"><text:span text:style-name="T3">vere</text:span> ver, v. ver. </text:p>
        </text:list-item>
        <text:list-item>
          <text:p text:style-name="P108"><text:span text:style-name="T3">vere</text:span> -eor = time, honora, venera, « revere ». ⊃ verecundo. || G. horae = spece, G. uro = custode, D. wehren, wahren, bewahren = tue, A. aware = vigilante. </text:p>
        </text:list-item>
        <text:list-item>
          <text:p text:style-name="P108"><text:span text:style-name="T3">verecundo</text:span> -us | -condo | vérécond. = modesto, pudico. ⊂ vere [time]. </text:p>
        </text:list-item>
        <text:list-item>
          <text:p text:style-name="P108">—<text:span text:style-name="T3">ia</text:span> -ia | verecondia, vergogna | vergogne. </text:p>
        </text:list-item>
        <text:list-item>
          <text:p text:style-name="P108"><text:span text:style-name="T3">verge</text:span> -o | vergere | | to verge. = « converge », tende ad, inclina. ⊃ di—. || G. rhombo = rotula, A. wrench = torque. </text:p>
        </text:list-item>
        <text:list-item>
          <text:p text:style-name="P108"><text:span text:style-name="T3">veridico</text:span> -ĭcus | -ico | véridique | -icous. = que « dic vero ». </text:p>
        </text:list-item>
        <text:list-item>
          <text:p text:style-name="P108"><text:span text:style-name="T3">verifica</text:span> -ĭco | -ificare, H. P. -ificar | vérifier | -ify | -ificieren. = examina si es vero, inspice, recognosce. </text:p>
        </text:list-item>
        <text:list-item>
          <text:p text:style-name="P108">—<text:span text:style-name="T3">tione</text:span> | -zione | vérification | -tion | -tion. </text:p>
        </text:list-item>
        <text:list-item>
          <text:p text:style-name="P108">—<text:span text:style-name="T3">tore</text:span> | -tore | vér—teur | verifier | -tor. </text:p>
        </text:list-item>
        <text:list-item>
          <text:p text:style-name="P108"><text:span text:style-name="T3">verisimile</text:span> -ĭlis | verisimile | vraisemblable | verisimilar. = simile ad vero. </text:p>
        </text:list-item>
        <text:list-item>
          <text:p text:style-name="P108">—<text:span text:style-name="T3">itudine</text:span> -udo -udĭn- | verosimiglianza | vraisemblance | verisimilitude. </text:p>
        </text:list-item>
        <text:list-item>
          <text:p text:style-name="P108"><text:span text:style-name="T3">veritate</text:span> -itas | -ità | vérité | -ity | -ität. = to es vero, re vero. </text:p>
        </text:list-item>
        <text:list-item>
          <text:p text:style-name="P108"><text:span text:style-name="T3">VERME</text:span> -is | I. P. verme | ver | worm | Wurm. ⊂ E. ⊃ A. D. </text:p>
        </text:list-item>
        <text:list-item>
          <text:p text:style-name="P108">—<text:span text:style-name="T3">iculo</text:span> -icŭlus (Plinio) | vemicello | vermisseau | vermicule. = parvo verme. </text:p>
        </text:list-item>
        <text:list-item>
          <text:p text:style-name="P108">—— 400 | vermiglio, <text:span text:style-name="T5">cocciniglia</text:span> | vermeil, <text:span text:style-name="T5">cochenille</text:span> | vermilion, <text:span text:style-name="T5">kermes insect</text:span> | Vermeil, <text:span text:style-name="T5">Scharlachwurm</text:span>. = insecto de colore rubro, Zool. « coccus cacti », que vive super arbore Bot. « opuntia coccinellifera » et similes. </text:p>
        </text:list-item>
        <text:list-item>
          <text:p text:style-name="P108">——<text:span text:style-name="T3">are</text:span> | -colare | -aire | -ar | -är. </text:p>
        </text:list-item>
        <text:list-item>
          <text:p text:style-name="P108">—<text:span text:style-name="T3">iforme</text:span> | -forme | -forme | -form. </text:p>
        </text:list-item>
        <text:list-item>
          <text:p text:style-name="P108">—<text:span text:style-name="T3">ifugo</text:span> -ŭgus | -fugo | -fuge | -fuge. </text:p>
        </text:list-item>
        <text:list-item>
          <text:p text:style-name="P108">—<text:span text:style-name="T3">inoso</text:span> 100 | -inoso | véreux, -ineux | -inous | -inös. = cum verme. </text:p>
        </text:list-item>
        <text:list-item>
          <text:p text:style-name="P108">—<text:span text:style-name="T3">ivoro</text:span> -ŏrus | -voro | -vore | -vorous. = (avi) que vora vermos. </text:p>
        </text:list-item>
        <text:list-item>
          <text:p text:style-name="P108"><text:span text:style-name="T3">verno</text:span> -us = </text:p>
        </text:list-item>
        <text:list-item>
          <text:p text:style-name="P108">—<text:span text:style-name="T3">ale</text:span> 100 | -ale, primaverile | -al | -al | -al. = (æquinoctio) de ver. </text:p>
        </text:list-item>
        <text:list-item>
          <text:p text:style-name="P108">—<text:span text:style-name="T3">atione</text:span> | | -ation | -ation | -ation. = tempore quando plantas incipe ad pone folios. </text:p>
        </text:list-item>
        <text:list-item>
          <text:p text:style-name="P108"><text:span text:style-name="T3">VERO</text:span> -us, -um | I. H. P. vero | vrai | <text:span text:style-name="T5">true</text:span> | wahr. ⊃ verace, verifica, verisimile, veritate. ⊂ E. ⊃ D. wahr; R. vjera = fide. </text:p>
        </text:list-item>
        <text:list-item>
          <text:p text:style-name="P108"><text:span text:style-name="T3">veronica</text:span> -ĭca | I. H. P. -ica | véronique | -ica | -ica. = Bot. « veronica officinalis ». ⊂ G. moderno « Beronícē » ⊂ G. Pherenícē = que fer victoria. </text:p>
        </text:list-item>
        <text:list-item>
          <text:p text:style-name="P108"><text:span text:style-name="T3">verruca</text:span> 100 | verruca | verrue | wart, verruca | Warze, Verruke. </text:p>
        </text:list-item>
        <text:list-item>
          <text:p text:style-name="P108"><text:span text:style-name="T3">versa</text:span> -o = verte, tracta. </text:p>
        </text:list-item>
        <text:list-item>
          <text:p text:style-name="P108">— M | versare | verser. = sparge, funde. </text:p>
        </text:list-item>
        <text:list-item>
          <text:p text:style-name="P108"><text:span text:style-name="T3">versatile</text:span> -ĭlis | -atile | -atile | -atile | -atil. = plicabile, mobile, quem pote verte. </text:p>
        </text:list-item>
        <text:list-item>
          <text:p text:style-name="P108"><text:soft-page-break/>—<text:span text:style-name="T3">itate</text:span> | -ità | -ité | -ity | -ität. </text:p>
        </text:list-item>
        <text:list-item>
          <text:p text:style-name="P108"><text:span text:style-name="T3">versifica</text:span> ĭ 100 | -ificare | -ifier | -ify | -ificieren. = « fac versus ». </text:p>
        </text:list-item>
        <text:list-item>
          <text:p text:style-name="P108">—<text:span text:style-name="T3">tione</text:span> 100 | -zione | -tion | -tion | -tion. </text:p>
        </text:list-item>
        <text:list-item>
          <text:p text:style-name="P108">—<text:span text:style-name="T3">tore</text:span> 100 | -tore | -teur | -tor | -tor. </text:p>
        </text:list-item>
        <text:list-item>
          <text:p text:style-name="P108"><text:span text:style-name="T3">versione</text:span> | versione | version | version | Version. = ton verte, translatione ab alio lingua. ⊃ con—, in—, re—, sub—. </text:p>
        </text:list-item>
        <text:list-item>
          <text:p text:style-name="P108"><text:span text:style-name="T3">verso</text:span> -us | verso. = quem verte. ⊃ ad—, con—, di—, e—, in—, per—, re—, trans—, uni—, anniversario, versa. </text:p>
        </text:list-item>
        <text:list-item>
          <text:p text:style-name="P108"><text:span text:style-name="T3">verso,</text:span> <text:span text:style-name="T5">thema de</text:span> versus <text:span text:style-name="T5">et</text:span> versum = </text:p>
        </text:list-item>
        <text:list-item>
          <text:p text:style-name="P108"><text:span text:style-name="T3">versum</text:span> -um, <text:span text:style-name="T5">et</text:span> </text:p>
        </text:list-item>
        <text:list-item>
          <text:p text:style-name="P108"><text:span text:style-name="T3">versus</text:span> -us | verso | vers | towards | <text:span text:style-name="T5">gegen hin</text:span>, (vor)wärts. = in directione de, contra. </text:p>
        </text:list-item>
        <text:list-item>
          <text:p text:style-name="P108"><text:span text:style-name="T3">versu</text:span> -us | I. H. P. verso | vers | verse | Vers. = linea de poesia. ⊃ versifica. ⊂ verte. </text:p>
        </text:list-item>
        <text:list-item>
          <text:p text:style-name="P108"><text:span text:style-name="T3">VERTE</text:span> -o | <text:span text:style-name="T5">voltare</text:span>, rovesciare, vertere, H. P. verter | <text:span text:style-name="T5">tourner</text:span>, renverser | <text:span text:style-name="T5">to turn</text:span>, to revert, to reverse | <text:span text:style-name="T5">wenden</text:span>, -ieren. = volve, muta directione. ⊃ ad—, con—, di—, e—, in—, per—, re—, sub—, verso, versu, divortio, vortice. ⊂ E. verte ⊃ D. werden = fi, A. forward = D. vorwärts = pro-verso. = || R. vertjetï, S. vart. </text:p>
        </text:list-item>
        <text:list-item>
          <text:p text:style-name="P108"><text:span text:style-name="T3">vertebra</text:span> ĕ 100 | -ebra | -èbre | -ebra | <text:span text:style-name="T5">Wirbelbein</text:span>. ⊂ verte. </text:p>
        </text:list-item>
        <text:list-item>
          <text:p text:style-name="P108">—<text:span text:style-name="T3">ale</text:span> | -ale | vertébral | -al | -al. </text:p>
        </text:list-item>
        <text:list-item>
          <text:p text:style-name="P108">—<text:span text:style-name="T3">ato</text:span> 100 | -ato | vertébré | -al | -al. </text:p>
        </text:list-item>
        <text:list-item>
          <text:p text:style-name="P108"><text:span text:style-name="T3">vertice</text:span> -tex -tĭc- | I. H. P. vertice | <text:span text:style-name="T5">sommet</text:span>, -ex | -ex | -ex. ⊂ verte. </text:p>
        </text:list-item>
        <text:list-item>
          <text:p text:style-name="P108">—<text:span text:style-name="T3">ale</text:span> | -icale | -ical | -ical | -ical. = (linea) ab vertice, normale ad horizonte. </text:p>
        </text:list-item>
        <text:list-item>
          <text:p text:style-name="P108">—<text:span text:style-name="T3">illo</text:span> 100 = disco pro fac verte fuso. </text:p>
        </text:list-item>
        <text:list-item>
          <text:p text:style-name="P108">—<text:span text:style-name="T3">illo</text:span> N | -cillo | -cille | -cil | Wertel. = dispositione circulare de folias circum caule. </text:p>
        </text:list-item>
        <text:list-item>
          <text:p text:style-name="P108"><text:span text:style-name="T3">vertigine</text:span> -igo -igĭn- | -igine | -ige | -igo | -igo. ⊂ verte. </text:p>
        </text:list-item>
        <text:list-item>
          <text:p text:style-name="P108"><text:span text:style-name="T3">veru</text:span> -u | | verrou. = hasta ex ferro. ⊃ aperi, operi. </text:p>
        </text:list-item>
        <text:list-item>
          <text:p text:style-name="P108"><text:span text:style-name="T3">vesce</text:span> -or = nutri se, ede. </text:p>
        </text:list-item>
        <text:list-item>
          <text:p text:style-name="P108"><text:span text:style-name="T3">vesica</text:span> -īca | vescica | vessie | <text:span text:style-name="T5">bladder</text:span>, -ica | -ica, <text:span text:style-name="T5">Blase</text:span>. </text:p>
        </text:list-item>
        <text:list-item>
          <text:p text:style-name="P108">—<text:span text:style-name="T3">ante</text:span> | vescicante | vésicant | -ant | -antia. = que produc vesica super pelle. </text:p>
        </text:list-item>
        <text:list-item>
          <text:p text:style-name="P108">—<text:span text:style-name="T3">ale</text:span> | vescicale | vésical | -al | -al. </text:p>
        </text:list-item>
        <text:list-item>
          <text:p text:style-name="P108">—<text:span text:style-name="T3">atorio</text:span> | vescicatorio | vé—oire | -ory | -orium. = vesicante. </text:p>
        </text:list-item>
        <text:list-item>
          <text:p text:style-name="P108">—<text:span text:style-name="T3">ula</text:span> -ŭla | vescicola | vésicule | vesicle. = parvo vesica. </text:p>
        </text:list-item>
        <text:list-item>
          <text:p text:style-name="P108">——<text:span text:style-name="T3">are</text:span> | vescicolare | vésiculaire | -ar | -är. </text:p>
        </text:list-item>
        <text:list-item>
          <text:p text:style-name="P108">——<text:span text:style-name="T3">oso</text:span> 500 | vescicoloso | vésiculeux | -ous. </text:p>
        </text:list-item>
        <text:list-item>
          <text:p text:style-name="P108"><text:span text:style-name="T3">vespa</text:span> -a | I. P. vespa | guêpe | wasp | Wespe. = Zool. « vespa vulgaris ». ⊂ E. ⊃ A. D., R. osa. </text:p>
        </text:list-item>
        <text:list-item>
          <text:p text:style-name="P108">—<text:span text:style-name="T3">ario</text:span> | vespaio | guêpier | vespiary. = nido de vespas. </text:p>
        </text:list-item>
        <text:list-item>
          <text:p text:style-name="P108"><text:span text:style-name="T3">vespere</text:span> -per | <text:span text:style-name="T5">sera</text:span>, vespro, vespero | <text:span text:style-name="T5">soir</text:span>, vêpre | <text:span text:style-name="T5">evening</text:span>, vesper | <text:span text:style-name="T5">Abend</text:span>, Vesper. ⊃ vespertino. = || G. hésperos, Hesperia = terra de vespere [Italia pro Græcos]. = || R. vec’er ||? A. west, D. Westen, F. ouest = occidente. </text:p>
        </text:list-item>
        <text:list-item>
          <text:p text:style-name="P108"><text:span text:style-name="T3">vespertino</text:span> -īnus | -ino | vespéral | -ine | -iner. = de vespere. </text:p>
        </text:list-item>
        <text:list-item>
          <text:p text:style-name="P108"><text:soft-page-break/><text:span text:style-name="T3">Vesta</text:span> -a | Vesta | Vesta | Vesta | Vesta. = dea de foco. || G. Hestía. ⊂ E. vese = habita; D. Wesen = to es; D. war = e es. </text:p>
        </text:list-item>
        <text:list-item>
          <text:p text:style-name="P108"><text:span text:style-name="T3">vestale</text:span> -is | -ale | -ale | -al | -alin. = femina sacerdote de Vesta, que debe conserva igni. </text:p>
        </text:list-item>
        <text:list-item>
          <text:p text:style-name="P108"><text:span text:style-name="T3">VESTE</text:span> -is | I. P. veste, I. H. vestito | veste, vêtement, <text:span text:style-name="T5">robe</text:span> | <text:span text:style-name="T5">coat</text:span>, vest | Weste. ⊂ E. ves ⊃ G. esth <text:span text:style-name="T3">ē</text:span>s = veste, A. wear = ute veste, S. vas = da veste. </text:p>
        </text:list-item>
        <text:list-item>
          <text:p text:style-name="P108"><text:span text:style-name="T3">vesti</text:span> -io | vestire, rivestire | vêtir, <text:span text:style-name="T5">habiller</text:span> | <text:span text:style-name="T5">to dress</text:span>, to vest. = da veste. ⊃ in—, re—. </text:p>
        </text:list-item>
        <text:list-item>
          <text:p text:style-name="P108"><text:span text:style-name="T3">vestiario</text:span> -um | -iario, <text:span text:style-name="T5">guardaroba</text:span> | -iaire | -iary, vestry | -iarium. = loco pro depone veste. </text:p>
        </text:list-item>
        <text:list-item>
          <text:p text:style-name="P108"><text:span text:style-name="T3">vestibulo</text:span> -ŭlum | -ibolo | -ibule | -ibule | -ibül. = parte anteriore de domo. </text:p>
        </text:list-item>
        <text:list-item>
          <text:p text:style-name="P108"><text:span text:style-name="T3">vestigio</text:span> -ium | -igio | -ige | -ige | -igien. = signo de itinere, de pede. </text:p>
        </text:list-item>
        <text:list-item>
          <text:p text:style-name="P108"><text:span text:style-name="T3">vestiga</text:span> -īgo = « investiga », seque vestigio. </text:p>
        </text:list-item>
        <text:list-item>
          <text:p text:style-name="P108"><text:span text:style-name="T3">vestimento</text:span> -um | -mento | vêtement | vestment. = veste, habito. </text:p>
        </text:list-item>
        <text:list-item>
          <text:p text:style-name="P108"><text:span text:style-name="T3">vestro</text:span> vester | vostro | votre, vôtre | <text:span text:style-name="T5">your</text:span> | <text:span text:style-name="T5">euer</text:span>. = de vos. </text:p>
        </text:list-item>
        <text:list-item>
          <text:p text:style-name="P108"><text:span text:style-name="T3">veta</text:span> -o | vietare | <text:span text:style-name="T5">défendre</text:span> | <text:span text:style-name="T5">forbid</text:span> | <text:span text:style-name="T5">verbieten</text:span>. = prohibe, interdic, jube que non, anti permitte. ⊃ vetito. </text:p>
        </text:list-item>
        <text:list-item>
          <text:p text:style-name="P108"><text:span text:style-name="T3">vetere</text:span> vetus -tĕr- | vecchio, H. viejo, P. velho | vieux | <text:span text:style-name="T5">old</text:span> | <text:span text:style-name="T5">alt</text:span>. = qui habe multo annos. || G. étos = anno. = || R. vetchij; || S. vatsara = anno. </text:p>
        </text:list-item>
        <text:list-item>
          <text:p text:style-name="P108">—<text:span text:style-name="T3">ano</text:span> -ānus | -ano | vétéran | -an | -an. </text:p>
        </text:list-item>
        <text:list-item>
          <text:p text:style-name="P108"><text:span text:style-name="T3">veterino</text:span> 100 = animale [equo] que vehe curru. </text:p>
        </text:list-item>
        <text:list-item>
          <text:p text:style-name="P108">—<text:span text:style-name="T3">ario</text:span> 100 | -ario | vétérinaire | -ary, -arian | -är. = curatore de animales. </text:p>
        </text:list-item>
        <text:list-item>
          <text:p text:style-name="P108"><text:span text:style-name="T3">vetito</text:span> -ĭtum | vietato. = quem veta, ton veta. </text:p>
        </text:list-item>
        <text:list-item>
          <text:p text:style-name="P108"><text:span text:style-name="T3">veto</text:span> | veto, <text:span text:style-name="T5">di</text:span>vieto | veto | veto | veto. = prohibitione. ⊂ <text:span text:style-name="T5">persona primo de</text:span> veta = me veta. </text:p>
        </text:list-item>
        <text:list-item>
          <text:p text:style-name="P108"><text:span text:style-name="T3">vexa</text:span> -o | vessare, <text:span text:style-name="T5">angariare</text:span> | vexer | to vex. ⊂ vehe. = agita, offende, molesta, tribula. </text:p>
        </text:list-item>
        <text:list-item>
          <text:p text:style-name="P108">—<text:span text:style-name="T3">tione</text:span> -tio | vessazione | -tion | -tion | -tion. </text:p>
        </text:list-item>
        <text:list-item>
          <text:p text:style-name="P108">—<text:span text:style-name="T3">torio</text:span> | vessatorio | -toire | -tious | -torisch. </text:p>
        </text:list-item>
        <text:list-item>
          <text:p text:style-name="P108"><text:span text:style-name="T3">vexillo</text:span> 100 | <text:span text:style-name="T5">bandiera</text:span>, vessillo | <text:span text:style-name="T5">drapeau</text:span>, vexille | <text:span text:style-name="T5">standard</text:span>, vexillum, vexil | -um, <text:span text:style-name="T5">Fahne</text:span>. = parvo velo. </text:p>
        </text:list-item>
        <text:list-item>
          <text:p text:style-name="P108">—<text:span text:style-name="T3">ario</text:span> -us | vessillifero | -aire | -ary. = qui fer vexillo. </text:p>
        </text:list-item>
        <text:list-item>
          <text:p text:style-name="P108"><text:span text:style-name="T3">vi</text:span> vis | <text:span text:style-name="T5">forza</text:span>, violenza | <text:span text:style-name="T5">force</text:span>, violence | <text:span text:style-name="T5">force</text:span>, vis, violence | <text:span text:style-name="T5">Kraft</text:span>, Violenz. ⊃ viola, violento. = || G. bia. </text:p>
        </text:list-item>
        <text:list-item>
          <text:p text:style-name="P108"><text:span text:style-name="T3">via</text:span> -a | I. H. P. via | voie, <text:span text:style-name="T5">chemin</text:span>, <text:span text:style-name="T5">rue</text:span> | way, via | Weg. = strata, itinere. ⊃ bivio, devia, invia, obvio, prævio, trivio. ⊂ vehe ⊂ E. ⊃ A. D. </text:p>
        </text:list-item>
        <text:list-item>
          <text:p text:style-name="P108">—<text:span text:style-name="T3">ductu</text:span> | -otto | -uc | -ique | -icum. </text:p>
        </text:list-item>
        <text:list-item>
          <text:p text:style-name="P108">—<text:span text:style-name="T3">tico</text:span> -ĭcum | -ico | -ique | -icum | -icum. = provisione pro itinere. </text:p>
        </text:list-item>
        <text:list-item>
          <text:p text:style-name="P108">—<text:span text:style-name="T3">tore</text:span> -or | viaggiatore, viatore, H. P. viador | voyageur, <text:span text:style-name="T5">passant</text:span> | <text:span text:style-name="T5">traveller</text:span>, <text:span text:style-name="T5">passenger</text:span> | Viator. </text:p>
        </text:list-item>
        <text:list-item>
          <text:p text:style-name="P108"><text:span text:style-name="T3">vibra</text:span> -o | -are | -er | -ate | -ieren. </text:p>
        </text:list-item>
        <text:list-item>
          <text:p text:style-name="P108">—<text:span text:style-name="T3">nte</text:span> -ns | -nte | -nt | -nt. </text:p>
        </text:list-item>
        <text:list-item>
          <text:p text:style-name="P108"><text:soft-page-break/>—<text:span text:style-name="T3">tile</text:span> -tĭlis | -tile | -tile | -tile | -til. </text:p>
        </text:list-item>
        <text:list-item>
          <text:p text:style-name="P108">—<text:span text:style-name="T3">tione</text:span> 300 | -zione | -tion | -tion | -tion. </text:p>
        </text:list-item>
        <text:list-item>
          <text:p text:style-name="P108">—<text:span text:style-name="T3">torio</text:span> | -torio | -toire | -tory. </text:p>
        </text:list-item>
        <text:list-item>
          <text:p text:style-name="P108"><text:span text:style-name="T3">viburno</text:span> -um | -o | viorne | -um | -um. = Bot. « viburnum opulus ». </text:p>
        </text:list-item>
        <text:list-item>
          <text:p text:style-name="P108"><text:span text:style-name="T3">vicario</text:span> -us | -ario | -aire | -ar | -ar, -arius. = qui fac vice, repræsentante, substituto. </text:p>
        </text:list-item>
        <text:list-item>
          <text:p text:style-name="P108">—<text:span text:style-name="T3">iatu</text:span> | -iato | -iat | -iate | -iat. = officio de vicario. </text:p>
        </text:list-item>
        <text:list-item>
          <text:p text:style-name="P108"><text:span text:style-name="T3">vice,</text:span> <text:span text:style-name="T5">sine nominativo</text:span>, <text:span text:style-name="T5">genitivo</text:span> vicis | vicenda, vece, le veci, <text:span text:style-name="T5">volta</text:span>, fiata; H. P. vez | vicissitude, fois | <text:span text:style-name="T5">change</text:span>, <text:span text:style-name="T5">time</text:span> ( <text:span text:style-name="T5">repetition</text:span>) | Wechsel, <text:span text:style-name="T5">Mal</text:span>. = « vicissitudine », successione, loco, functione. ⊃ vicario. = || D. Wechsel || A. week, D. Woche = septimana, mutatione de luna. </text:p>
        </text:list-item>
        <text:list-item>
          <text:p text:style-name="P108">—<text:span text:style-name="T3">cancellario</text:span> | -cancelliere | -chancelier | -chancellor | -kanzler. </text:p>
        </text:list-item>
        <text:list-item>
          <text:p text:style-name="P108"><text:span text:style-name="T3">consule</text:span> -ŭl | -console | -consul | -consul. </text:p>
        </text:list-item>
        <text:list-item>
          <text:p text:style-name="P108"><text:span text:style-name="T3">præsidente</text:span> | -presidente | -président | -president | -præsident. </text:p>
        </text:list-item>
        <text:list-item>
          <text:p text:style-name="P108"><text:span text:style-name="T3">viceversa</text:span> | viceversa | vice versa | vice versa | Vice versa. ⊂ L. « vice versa », = in modo reciproco. </text:p>
        </text:list-item>
        <text:list-item>
          <text:p text:style-name="P108"><text:span text:style-name="T3">vicia</text:span> 100 | veccia, H. veza | vesce | vetch | Wicke. = Bot. « vicia sativa ». </text:p>
        </text:list-item>
        <text:list-item>
          <text:p text:style-name="P108"><text:span text:style-name="T3">vicino</text:span> -us | vicino | voisin | <text:span text:style-name="T5">near</text:span>, vicine | <text:span text:style-name="T5">Nachbar</text:span>. = de idem vico, confinante, propinquo, proximo. </text:p>
        </text:list-item>
        <text:list-item>
          <text:p text:style-name="P108">—<text:span text:style-name="T3">ale</text:span> -alis | -ale | -al | -al | -al. </text:p>
        </text:list-item>
        <text:list-item>
          <text:p text:style-name="P108">—<text:span text:style-name="T3">itate</text:span> -itas | -ato, -anza | voisinage | -age, -ity. </text:p>
        </text:list-item>
        <text:list-item>
          <text:p text:style-name="P108"><text:span text:style-name="T3">vicissitudine</text:span> -udo -udĭn- | -dine | -de | -de | <text:span text:style-name="T5">Wechsel</text:span>. = mutatione, vice. </text:p>
        </text:list-item>
        <text:list-item>
          <text:p text:style-name="P108"><text:span text:style-name="T3">vico</text:span> -us | vico | <text:span text:style-name="T5">bourg</text:span> | village | <text:span text:style-name="T5">Dorf</text:span>. = pago. ⊃ vicino, villa; A. (Green)wich, D. (Schles)wig. || G. œco, œco(nomia). = || R. vesï. </text:p>
        </text:list-item>
        <text:list-item>
          <text:p text:style-name="P108"><text:span text:style-name="T3">victima</text:span> -ĭma | vittima | -ime | -im | -ima. = hostia, animale sacrificato ad deo. </text:p>
        </text:list-item>
        <text:list-item>
          <text:p text:style-name="P108"><text:span text:style-name="T3">victo</text:span> -us = quem vince. </text:p>
        </text:list-item>
        <text:list-item>
          <text:p text:style-name="P108">—<text:span text:style-name="T3">ore</text:span> -tor | vincitore | vainqueur | -or | -or. </text:p>
        </text:list-item>
        <text:list-item>
          <text:p text:style-name="P108">—<text:span text:style-name="T3">oria</text:span> -oria | vittoria | -oire | -ory | <text:span text:style-name="T5">Sieg</text:span>, -oria. </text:p>
        </text:list-item>
        <text:list-item>
          <text:p text:style-name="P108"><text:span text:style-name="T3">victu</text:span> -us | vitto | victuailles, les vivres | -uals | -ualien. = alimento pro vive. </text:p>
        </text:list-item>
        <text:list-item>
          <text:p text:style-name="P108"><text:span text:style-name="T3">VIDE</text:span> -eo | vedere, H. P. ver | voir | <text:span text:style-name="T5">see</text:span>, view | <text:span text:style-name="T5">sehen</text:span>. ⊃ evidente, invide, prævide, provide, revide, viso. = || G. <text:span text:style-name="T5">imperativo</text:span> íde, id(ea), historia, (cyclo)ide. = || R. vidjetï, S. vid. ⊂ E. vide. || A. wot wit, D. wisen = sci || R. vjedatï = sci. || S. veda = scientia, libro sacro sanscrito. </text:p>
        </text:list-item>
        <text:list-item>
          <text:p text:style-name="P108"><text:span text:style-name="T3">vidua</text:span> -a | vedova | veuve | widow | Witwe | R. vdova | S. vidhava. ⊂ E. ⊃ A. D. R. S. « vidua » contine radice de « (di)vide ». </text:p>
        </text:list-item>
        <text:list-item>
          <text:p text:style-name="P108">—<text:span text:style-name="T3">uitate</text:span> -itas | vedovanza | veuvage | -uage, -uity | -uität. = to es viduo. </text:p>
        </text:list-item>
        <text:list-item>
          <text:p text:style-name="P108"><text:span text:style-name="T3">vidulo</text:span> -ŭlum (Plauto) | valigia | valise | valise | Felleisen. ⊃ vidul-itia; I. valigia. (Etymologia meliore, sed non certo). </text:p>
        </text:list-item>
        <text:list-item>
          <text:p text:style-name="P108"><text:span text:style-name="T3">viduo</text:span> -us | vedovo | veuf | widower | Viduus, Witwer. = diviso, privo, solo, sine uxore. </text:p>
        </text:list-item>
        <text:list-item>
          <text:p text:style-name="P108"><text:soft-page-break/><text:span text:style-name="T3">vie</text:span> -eo (Varrone) = liga, conjunge, torque, vinci. ⊃ vimine, vite. = || R. vitï = vie, || G. itéa, D. Weide, A. withy, R. vitsa = salice. </text:p>
        </text:list-item>
        <text:list-item>
          <text:p text:style-name="P108"><text:span text:style-name="T3">vige</text:span> -eo = habe « vigore ». || vege. ⊃ vigile, vigilia. </text:p>
        </text:list-item>
        <text:list-item>
          <text:p text:style-name="P108"><text:span text:style-name="T3">vigila</text:span> -ĭlo | vegliare, -are | veiller | <text:span text:style-name="T5">to watch</text:span> | -ieren. = es vigile, es « vigilante », ne dormi. </text:p>
        </text:list-item>
        <text:list-item>
          <text:p text:style-name="P108">—<text:span text:style-name="T3">nte</text:span> | -nte | -nt | -nt | -nt. </text:p>
        </text:list-item>
        <text:list-item>
          <text:p text:style-name="P108">—<text:span text:style-name="T3">ntia</text:span> -ia | -nza | -nce | -nce | -nz. </text:p>
        </text:list-item>
        <text:list-item>
          <text:p text:style-name="P108"><text:span text:style-name="T3">vigile</text:span> -ĭl = vigilante. ⊂ vige. </text:p>
        </text:list-item>
        <text:list-item>
          <text:p text:style-name="P108"><text:span text:style-name="T3">vigilia</text:span> -ia | -ilia, veglia | -ile, veille | -il | -ilie. = ton vigila. </text:p>
        </text:list-item>
        <text:list-item>
          <text:p text:style-name="P108"><text:span text:style-name="T3">vigore</text:span> -gor | vigore, vigoria | vigueur | vigour | Vigor. = to vige. </text:p>
        </text:list-item>
        <text:list-item>
          <text:p text:style-name="P108">—<text:span text:style-name="T3">oso</text:span> | -oso | vigoureux | -ous | -ös. </text:p>
        </text:list-item>
        <text:list-item>
          <text:p text:style-name="P108"><text:span text:style-name="T3">vile</text:span> -is | vile, vigliacco | vil | vile. = sine valore, de pauco pretio, abjecto. </text:p>
        </text:list-item>
        <text:list-item>
          <text:p text:style-name="P108">—<text:span text:style-name="T3">ipende</text:span> (Plauto) | -dere | -der | vilipend | -dieren. = æstima [pende] ut vile. </text:p>
        </text:list-item>
        <text:list-item>
          <text:p text:style-name="P108">—<text:span text:style-name="T3">itate</text:span> -itas | viltà | vileté | vility. = to es vile. </text:p>
        </text:list-item>
        <text:list-item>
          <text:p text:style-name="P108"><text:span text:style-name="T3">villa</text:span> -a | villa | villa | villa | Villa. ⊃ F. ville = urbe. ⊂ vic(o) -la. </text:p>
        </text:list-item>
        <text:list-item>
          <text:p text:style-name="P108"><text:span text:style-name="T3">villo</text:span> -us | I. H. P. vello. = pilo, crine, lana. ⊂ E. ⊃ A. wool, D. Wolle, R. volna = lana. </text:p>
        </text:list-item>
        <text:list-item>
          <text:p text:style-name="P108">—<text:span text:style-name="T3">oso</text:span> -osus | -oso | velu | -ous | -ös. </text:p>
        </text:list-item>
        <text:list-item>
          <text:p text:style-name="P108">——<text:span text:style-name="T3">itate</text:span> | -ità | -ité | -ity | -ität. = villo. </text:p>
        </text:list-item>
        <text:list-item>
          <text:p text:style-name="P108"><text:span text:style-name="T3">vince</text:span> -o | vincere, H. P. vencer | vaincre | to vanquish | <text:span text:style-name="T5">siegen</text:span>. ⊃ victoria, convince, provincia. </text:p>
        </text:list-item>
        <text:list-item>
          <text:p text:style-name="P108">—<text:span text:style-name="T3">ibile</text:span> -ĭlis | -ibile | -ible | -ible. </text:p>
        </text:list-item>
        <text:list-item>
          <text:p text:style-name="P108"><text:span text:style-name="T3">vinci</text:span> -io | avvincere. = liga, cinge cum « vinculo ». </text:p>
        </text:list-item>
        <text:list-item>
          <text:p text:style-name="P108"><text:span text:style-name="T3">vinculo</text:span> -ŭlum | vincolo | <text:span text:style-name="T5">lien</text:span> | <text:span text:style-name="T5">bond</text:span>, -ulum | <text:span text:style-name="T5">Fessel</text:span>, -ulum. = quod vinci. </text:p>
        </text:list-item>
        <text:list-item>
          <text:p text:style-name="P108"><text:span text:style-name="T3">vindemia</text:span> -ia | vendemmia | vendage | vintage. = ton collige uva. ⊂ vin(o) dem(e) -ia. </text:p>
        </text:list-item>
        <text:list-item>
          <text:p text:style-name="P108"><text:span text:style-name="T3">vindica</text:span> -ĭco | vendicare | venger | to vindicate | vindicieren. = puni, defende, es « vindice ». </text:p>
        </text:list-item>
        <text:list-item>
          <text:p text:style-name="P108">—<text:span text:style-name="T3">tione</text:span> -tio | vendetta, rivendicazione | vengeance | -tion | -tion. = vindicta. </text:p>
        </text:list-item>
        <text:list-item>
          <text:p text:style-name="P108">—<text:span text:style-name="T3">tivo</text:span> | vendicativo | -tif | -tive | -tiv. </text:p>
        </text:list-item>
        <text:list-item>
          <text:p text:style-name="P108"><text:span text:style-name="T3">vindice</text:span> -dex -dĭc- | vindice. = qui « vindica », defensore. </text:p>
        </text:list-item>
        <text:list-item>
          <text:p text:style-name="P108"><text:span text:style-name="T3">vindicta</text:span> 100 | vendetta | vengeance | vengeance, revenge | -icta. </text:p>
        </text:list-item>
        <text:list-item>
          <text:p text:style-name="P108">— -a = liberatione. </text:p>
        </text:list-item>
        <text:list-item>
          <text:p text:style-name="P108"><text:span text:style-name="T3">vinea</text:span> -ea = </text:p>
        </text:list-item>
        <text:list-item>
          <text:p text:style-name="P108"><text:span text:style-name="T3">vineto</text:span> -ētum | vigna, vigneto | vigne, vignoble | vineyard. = agro pro cole « vite ». </text:p>
        </text:list-item>
        <text:list-item>
          <text:p text:style-name="P108"><text:span text:style-name="T3">VINO</text:span> -um | I. H. vino, P. vinho | vin | wine | Wein. = liquore ex uva, fructu de « vite » || G. œno. </text:p>
        </text:list-item>
        <text:list-item>
          <text:p text:style-name="P108">—<text:span text:style-name="T3">oso</text:span> -ōsus | -oso | -eux | -ous. </text:p>
        </text:list-item>
        <text:list-item>
          <text:p text:style-name="P108">——<text:span text:style-name="T3">itate</text:span> 300 | -ità | -ité | -ity. </text:p>
        </text:list-item>
        <text:list-item>
          <text:p text:style-name="P108"><text:span text:style-name="T3">viola</text:span> viŏla | I. H. P. viola | violette | violet | Veilchen. = Bot. « viola odorata ». ⊃ violaceo. || G. íon, iodio. </text:p>
        </text:list-item>
        <text:list-item>
          <text:p text:style-name="P108">— -a | viola, violetto | violet | violet | violett. = de colore de « viola ». </text:p>
        </text:list-item>
        <text:list-item>
          <text:p text:style-name="P108"><text:soft-page-break/><text:span text:style-name="T3">viola</text:span> -ŏlo | -are | -er | -ate | -ieren. = corrumpe, læde, transgrede lege. ⊃ violento. ⊂ vi. </text:p>
        </text:list-item>
        <text:list-item>
          <text:p text:style-name="P108">—<text:span text:style-name="T3">bile</text:span> -ĭlis | -bile | -ble | -ble. </text:p>
        </text:list-item>
        <text:list-item>
          <text:p text:style-name="P108">—<text:span text:style-name="T3">tione</text:span> -tio | -zione | -tion | -tion | -tion. </text:p>
        </text:list-item>
        <text:list-item>
          <text:p text:style-name="P108">—<text:span text:style-name="T3">tore</text:span> -tor | -tore | -teur | -tor. </text:p>
        </text:list-item>
        <text:list-item>
          <text:p text:style-name="P108"><text:span text:style-name="T3">violaceo</text:span> 100 | -ceo | -cé | -ceous | -ceen. = cum colore de viola. </text:p>
        </text:list-item>
        <text:list-item>
          <text:p text:style-name="P108"><text:span text:style-name="T3">violento</text:span> -us | -ento | -ent | -ent | -ent. = impetuoso, cum « vi », que « viola ». </text:p>
        </text:list-item>
        <text:list-item>
          <text:p text:style-name="P108">—<text:span text:style-name="T3">ia</text:span> -ia | violenza | -ence | -ence | -enz. </text:p>
        </text:list-item>
        <text:list-item>
          <text:p text:style-name="P108"><text:span text:style-name="T3">vipera</text:span> -ĕra | -era | -ère | -er | -er. = Zool. « vipera aspis ». ⊂ vivipara. </text:p>
        </text:list-item>
        <text:list-item>
          <text:p text:style-name="P108"><text:span text:style-name="T3">VIR,</text:span> <text:span text:style-name="T5">nominativo; abl.</text:span> viro = homo mas. ⊃ virile, viragine, virtute, decemviro, evira. || Gotico vair = homo, D. Wer(wolf) = homo-lupo, F. (loup)garou; A. world, D. Welt = mundo, humanitate. || S. vira = heroe. </text:p>
        </text:list-item>
        <text:list-item>
          <text:p text:style-name="P108"><text:span text:style-name="T3">viragine</text:span> virago -gĭn- | virago | virago | virago | Virago. ⊂ vir. </text:p>
        </text:list-item>
        <text:list-item>
          <text:p text:style-name="P108"><text:span text:style-name="T3">vire</text:span> -eo = es « viride ». </text:p>
        </text:list-item>
        <text:list-item>
          <text:p text:style-name="P108"><text:span text:style-name="T3">virga</text:span> -a | verga | verge | verge | <text:span text:style-name="T5">Reis</text:span>. = vimine, parvo baculo. ⊃ virgula. </text:p>
        </text:list-item>
        <text:list-item>
          <text:p text:style-name="P108"><text:span text:style-name="T3">virgine</text:span> virgo -gĭn- | vergine | vierge | virgin | <text:span text:style-name="T5">Jungfrau</text:span>. ⊂ vire, <text:span text:style-name="T5">aut</text:span> vir. </text:p>
        </text:list-item>
        <text:list-item>
          <text:p text:style-name="P108">—<text:span text:style-name="T3">ale</text:span> -ālis | verginale | -al | -al. </text:p>
        </text:list-item>
        <text:list-item>
          <text:p text:style-name="P108">—<text:span text:style-name="T3">itate</text:span> -itas | -ità | -ité | -ity | -ität. </text:p>
        </text:list-item>
        <text:list-item>
          <text:p text:style-name="P108"><text:span text:style-name="T3">virgula</text:span> -ŭla = parvo virga. </text:p>
        </text:list-item>
        <text:list-item>
          <text:p text:style-name="P108">— 100 | virgola | virgule | <text:span text:style-name="T5">comma</text:span>, virgule | Virgula. = signo orthographico, in forma de virga; comma. </text:p>
        </text:list-item>
        <text:list-item>
          <text:p text:style-name="P108"><text:span text:style-name="T3">viride</text:span> -ĭdis | I. H. P. verde | vert | <text:span text:style-name="T5">green</text:span>, vert | <text:span text:style-name="T5">grün</text:span>. ⊂ vire. </text:p>
        </text:list-item>
        <text:list-item>
          <text:p text:style-name="P108"><text:span text:style-name="T3">virile</text:span> -īlis | virile | viril | virile | viril. = de vir, forte, robusto. </text:p>
        </text:list-item>
        <text:list-item>
          <text:p text:style-name="P108">—<text:span text:style-name="T3">itate</text:span> 100 | -ità | -ité | -ity | -ität. </text:p>
        </text:list-item>
        <text:list-item>
          <text:p text:style-name="P108">viro vir, v. vir. </text:p>
        </text:list-item>
        <text:list-item>
          <text:p text:style-name="P108"><text:span text:style-name="T3">viro</text:span> virus | virus | virus | virus | Virus. = veneno. ⊃ virulento. </text:p>
        </text:list-item>
        <text:list-item>
          <text:p text:style-name="P108">—<text:span text:style-name="T3">oso</text:span> -us | viroso | vireux | virose. </text:p>
        </text:list-item>
        <text:list-item>
          <text:p text:style-name="P108"><text:span text:style-name="T3">virtuale</text:span> M | -uale | -uel | -ual | -ual. = de « virtute », ideale, que pote fi. </text:p>
        </text:list-item>
        <text:list-item>
          <text:p text:style-name="P108"><text:span text:style-name="T3">virtuoso</text:span> M | -uoso | vertueux | -uous | -uso. = cum « virtute », probo, honesto. </text:p>
        </text:list-item>
        <text:list-item>
          <text:p text:style-name="P108"><text:span text:style-name="T3">virtute</text:span> -tus | virtù | vertu | virtue | Virtus. ⊂ vir -tute. = qualitate de « vir », probitate, anti vitio, potestate, facultate. </text:p>
        </text:list-item>
        <text:list-item>
          <text:p text:style-name="P108"><text:span text:style-name="T3">virulento</text:span> 200 | -ento | -ent | -ent | -ent. = cum viro. </text:p>
        </text:list-item>
        <text:list-item>
          <text:p text:style-name="P108">—<text:span text:style-name="T3">ia</text:span> | -enza | -ence | -ence | -enz. </text:p>
        </text:list-item>
        <text:list-item>
          <text:p text:style-name="P108"><text:span text:style-name="T3">viscere</text:span> viscus -cēr-, <text:span text:style-name="T5">aut plurale:</text:span> </text:p>
        </text:list-item>
        <text:list-item>
          <text:p text:style-name="P108"><text:span text:style-name="T3">viscera</text:span> -ĕra (-a -um) | viscere | viscère | viscera | Viscera. </text:p>
        </text:list-item>
        <text:list-item>
          <text:p text:style-name="P108">—<text:span text:style-name="T3">ale</text:span> | -ale | -al | -al | -al. </text:p>
        </text:list-item>
        <text:list-item>
          <text:p text:style-name="P108"><text:span text:style-name="T3">visco</text:span> -um | vischio | gui | <text:span text:style-name="T5">mistletoe</text:span>, viscum | <text:span text:style-name="T5">Mistel</text:span>, Viscum. = Bot. « viscum album », glutine pro cape aves. </text:p>
        </text:list-item>
        <text:list-item>
          <text:p text:style-name="P108">—<text:span text:style-name="T3">ido</text:span> ĭ 400 | -ido | | -id | -id. = semi fluido, viscoso. </text:p>
        </text:list-item>
        <text:list-item>
          <text:p text:style-name="P108">——<text:span text:style-name="T3">itate</text:span> | -ità | -ité | -ity. </text:p>
        </text:list-item>
        <text:list-item>
          <text:p text:style-name="P108"><text:soft-page-break/>—<text:span text:style-name="T3">oso</text:span> 400 | -oso | visqueux, <text:span text:style-name="T5">gluant</text:span> | -ous | -ös. = de visco, tenace. </text:p>
        </text:list-item>
        <text:list-item>
          <text:p text:style-name="P108">——<text:span text:style-name="T3">itate</text:span> | -ità | -ité | -ity | -ität. </text:p>
        </text:list-item>
        <text:list-item>
          <text:p text:style-name="P108"><text:span text:style-name="T3">visibile</text:span> ĭ 100 | -ibile | -ible | -ible | -ibel. = quem pote vide. </text:p>
        </text:list-item>
        <text:list-item>
          <text:p text:style-name="P108">—<text:span text:style-name="T3">itate</text:span> 300 | -ità | -ité | -ity | -ität. </text:p>
        </text:list-item>
        <text:list-item>
          <text:p text:style-name="P108"><text:span text:style-name="T3">visione</text:span> -sio | -sione | -sion | -sion | -sion. = ton vide, apparitione, imaginatione. </text:p>
        </text:list-item>
        <text:list-item>
          <text:p text:style-name="P108">—<text:span text:style-name="T3">ario</text:span> | -ario | -onnaire | -ary | -är. = que vide phantasma. </text:p>
        </text:list-item>
        <text:list-item>
          <text:p text:style-name="P108"><text:span text:style-name="T3">visita</text:span> -ĭto | -are | -er | to visit | -ieren. = vide sæpe. </text:p>
        </text:list-item>
        <text:list-item>
          <text:p text:style-name="P108">—<text:span text:style-name="T3">tione</text:span> 100 | -zione | -tion | -tion | -tion. </text:p>
        </text:list-item>
        <text:list-item>
          <text:p text:style-name="P108">—<text:span text:style-name="T3">tore</text:span> | -tore | -teur | visitor | -tor. </text:p>
        </text:list-item>
        <text:list-item>
          <text:p text:style-name="P108"><text:span text:style-name="T3">visivo</text:span> | I. H. P. visivo | visif | visive. = apto ad vide. </text:p>
        </text:list-item>
        <text:list-item>
          <text:p text:style-name="P108"><text:span text:style-name="T3">viso</text:span> -us = quem vide. ⊃ visione, visu, visita. </text:p>
        </text:list-item>
        <text:list-item>
          <text:p text:style-name="P108"><text:span text:style-name="T3">vista</text:span> M = </text:p>
        </text:list-item>
        <text:list-item>
          <text:p text:style-name="P108"><text:span text:style-name="T3">visu</text:span> -us | I. H. P. vista | vue | view. = ton vide, visione. ⊃ I. viso, F. A. visage = facie, vultu. </text:p>
        </text:list-item>
        <text:list-item>
          <text:p text:style-name="P108">—<text:span text:style-name="T3">uale</text:span> | -uale | -uel | -ual. </text:p>
        </text:list-item>
        <text:list-item>
          <text:p text:style-name="P108">vita -o = « evita ». </text:p>
        </text:list-item>
        <text:list-item>
          <text:p text:style-name="P108"><text:span text:style-name="T3">vita</text:span> -a | vita, H. P. vida | vie | <text:span text:style-name="T5">life</text:span> | <text:span text:style-name="T5">Leben</text:span>. = to vive. </text:p>
        </text:list-item>
        <text:list-item>
          <text:p text:style-name="P108">—<text:span text:style-name="T3">ale</text:span> -ālis | -ale | -al | -al | -al. </text:p>
        </text:list-item>
        <text:list-item>
          <text:p text:style-name="P108">——<text:span text:style-name="T3">itate</text:span> 100 | -ità | -ité | -ity | -ität. </text:p>
        </text:list-item>
        <text:list-item>
          <text:p text:style-name="P108"><text:span text:style-name="T3">vite</text:span> -is | vite, H. vid, P. vide. = Bot. « vitis vinifera », planta que fer uva et « vino ». </text:p>
        </text:list-item>
        <text:list-item>
          <text:p text:style-name="P108">— M | vite | vis | <text:span text:style-name="T5">screw</text:span>, vice | <text:span text:style-name="T5">Schraube</text:span>. = helica, cochlea. </text:p>
        </text:list-item>
        <text:list-item>
          <text:p text:style-name="P108"><text:span text:style-name="T3">vitia</text:span> -io | viziare | vicier | to vitiate. = da vitio. </text:p>
        </text:list-item>
        <text:list-item>
          <text:p text:style-name="P108"><text:span text:style-name="T3">vitio</text:span> -um | vizio | vice | vice | <text:span text:style-name="T5">Schuld</text:span>, Vitium. ⊃ vitia, vitupera. </text:p>
        </text:list-item>
        <text:list-item>
          <text:p text:style-name="P108">—<text:span text:style-name="T3">ioso</text:span> -us | vizioso | vicieux | vicious | -iös. </text:p>
        </text:list-item>
        <text:list-item>
          <text:p text:style-name="P108">——<text:span text:style-name="T3">itate</text:span> -itas | | | | -ität. = vitio. </text:p>
        </text:list-item>
        <text:list-item>
          <text:p text:style-name="P108"><text:span text:style-name="T3">vitro</text:span> -um | vetro, H. vidrio, P. vidro | vitre, verre | <text:span text:style-name="T5">glass</text:span> | <text:span text:style-name="T5">Glas</text:span>. </text:p>
        </text:list-item>
        <text:list-item>
          <text:p text:style-name="P108">—<text:span text:style-name="T3">eo</text:span> -ĕus | vitreo | vitreux | vitreous. </text:p>
        </text:list-item>
        <text:list-item>
          <text:p text:style-name="P108"><text:span text:style-name="T3">vitupera</text:span> -ĕro | -erare | -érer | -erate | -erieren. ⊂ vitio para. </text:p>
        </text:list-item>
        <text:list-item>
          <text:p text:style-name="P108">—<text:span text:style-name="T3">bile</text:span> -ĭlis | -bile | -érable | -ble | -bel. </text:p>
        </text:list-item>
        <text:list-item>
          <text:p text:style-name="P108">—<text:span text:style-name="T3">tione</text:span> -tio | -zione | -ération | -tion | -tion. </text:p>
        </text:list-item>
        <text:list-item>
          <text:p text:style-name="P108"><text:span text:style-name="T3">vivace</text:span> -ax | vivace | vivace | vivacious. = que vive, jucunto, læto. </text:p>
        </text:list-item>
        <text:list-item>
          <text:p text:style-name="P108">—<text:span text:style-name="T3">itate</text:span> 100 | -ità | -ité | -ity | -ität. </text:p>
        </text:list-item>
        <text:list-item>
          <text:p text:style-name="P108"><text:span text:style-name="T3">vivario</text:span> -ium | -vaio | -vier | -vary | -varium. = loco pro conserva animales vivo. </text:p>
        </text:list-item>
        <text:list-item>
          <text:p text:style-name="P108"><text:span text:style-name="T3">VIVE</text:span> -o | vivere, H. vivir, P. viver | vivre | <text:span text:style-name="T5">to live</text:span> | <text:span text:style-name="T5">leben</text:span>. ⊃ con—, re—, vita, victu. || G. bio(logia), R. z’itï = vive, A. quick = vivace, D. keck = audace. ⊂ E. gvi gvigve. </text:p>
        </text:list-item>
        <text:list-item>
          <text:p text:style-name="P108">—<text:span text:style-name="T3">ifica</text:span> ĭ 200 | -ificare | -ifier | -ify. = « fac vive », da vita, anima. </text:p>
        </text:list-item>
        <text:list-item>
          <text:p text:style-name="P108">——<text:span text:style-name="T3">tione</text:span> | -zione | -tion | -tion | -tion. </text:p>
        </text:list-item>
        <text:list-item>
          <text:p text:style-name="P108">—<text:span text:style-name="T3">iparo</text:span> ă 200 | -paro | -pare | -parous | -paren. = (animale) que pare prole vivo, non in ovo. </text:p>
        </text:list-item>
        <text:list-item>
          <text:p text:style-name="P108"><text:span text:style-name="T3">vivo</text:span> -us | I. H. P. vivo | vif. = que vive. ⊃ vivifica, viviparo. </text:p>
        </text:list-item>
        <text:list-item>
          <text:p text:style-name="P108">E. <text:span text:style-name="T3">vo</text:span> ⊃ L. vos, A. you, R. vy. = vos. </text:p>
        </text:list-item>
        <text:list-item>
          <text:p text:style-name="P108"><text:span text:style-name="T3">voca</text:span> -o | <text:span text:style-name="T5">chiamare</text:span> | <text:span text:style-name="T5">appeler</text:span> | <text:span text:style-name="T5">call</text:span> | <text:span text:style-name="T5">rufen</text:span>. = da voce, appella, da nomine. ⊃ ad—, con—, in—, pro—, re—. </text:p>
        </text:list-item>
        <text:list-item>
          <text:p text:style-name="P108"><text:soft-page-break/>—<text:span text:style-name="T3">bulo</text:span> -ŭlum | -bolo, <text:span text:style-name="T5">parola;</text:span> P. -bulo, H. -blo | <text:span text:style-name="T5">mot</text:span>, -ble | -ble, <text:span text:style-name="T5">word</text:span> | -bel. = verbo, termino. </text:p>
        </text:list-item>
        <text:list-item>
          <text:p text:style-name="P108">——<text:span text:style-name="T3">ario</text:span> | -olario | -ulaire | -ulary | -ularium. = dictionario, lexico. </text:p>
        </text:list-item>
        <text:list-item>
          <text:p text:style-name="P108">—<text:span text:style-name="T3">le</text:span> -lis | vocale | vocal | vocal | vocalisch. = de voce, musica sine instrumento. </text:p>
        </text:list-item>
        <text:list-item>
          <text:p text:style-name="P108">—— -lis | -ale | voyelle | vowel | -al. = litera vocale: <text:span text:style-name="T5">a, e, i, o, u</text:span>. </text:p>
        </text:list-item>
        <text:list-item>
          <text:p text:style-name="P108">—<text:span text:style-name="T3">tione</text:span> -tio | -zione | -tion | -tion | -tion. </text:p>
        </text:list-item>
        <text:list-item>
          <text:p text:style-name="P108">—<text:span text:style-name="T3">tivo</text:span> -us (Varrone) | -ivo | -if | -ive | -iv. = casu grammaticale latino, que voca. </text:p>
        </text:list-item>
        <text:list-item>
          <text:p text:style-name="P108"><text:span text:style-name="T3">VOCE</text:span> vox | voce, H. P. voz | voix | voice | <text:span text:style-name="T5">Stimme</text:span>, Vox. = sono emisso ab animale, sono, phrasi, « vocabulo ». ⊃ voca, vocale, æquivoco, præcone, univoco. || G. ep, ep(ico), S. vak = loque. ⊂ E. veq. </text:p>
        </text:list-item>
        <text:list-item>
          <text:p text:style-name="P108">—<text:span text:style-name="T3">ifera</text:span> -ĕror | -erare, vociare | -érer | -erate. = da voce, da sono. </text:p>
        </text:list-item>
        <text:list-item>
          <text:p text:style-name="P108">——<text:span text:style-name="T3">nte</text:span> -ns | -nte | -nt | -nt. </text:p>
        </text:list-item>
        <text:list-item>
          <text:p text:style-name="P108">——<text:span text:style-name="T3">tione</text:span> -tio | -zione | -tion | -tion | -tion. </text:p>
        </text:list-item>
        <text:list-item>
          <text:p text:style-name="P108"><text:span text:style-name="T3">VOL</text:span> ( <text:span text:style-name="T5">thema de</text:span> L. volo, <text:span text:style-name="T5">inf.</text:span> velle) | volere | vouloir | to will | wollen. ⊃ volitione, volitivo, voluntate, voluptate, velleitate, benevolo, malevolo. ⊂ E. ⊃ A. D.; R. volja = voluntate. </text:p>
        </text:list-item>
        <text:list-item>
          <text:p text:style-name="P108"><text:span text:style-name="T3">VOLA</text:span> -o | volare, H. volar, P. voar | voler (dans l’air) | <text:span text:style-name="T5">to fly</text:span> | <text:span text:style-name="T5">fliegen</text:span>. ⊃ F. voler = fura. </text:p>
        </text:list-item>
        <text:list-item>
          <text:p text:style-name="P108">—<text:span text:style-name="T3">nte</text:span> -ns = que vola. </text:p>
        </text:list-item>
        <text:list-item>
          <text:p text:style-name="P108">—<text:span text:style-name="T3">nte</text:span> N | -ante | -ant | -ant | -ant. = rota que redde uniforme motu de machina, ornamento de veste feminile. </text:p>
        </text:list-item>
        <text:list-item>
          <text:p text:style-name="P108">—<text:span text:style-name="T3">tile</text:span> -ĭlis | -ile | -il, -ile | -ile | -il. = animale que vola, avi, liquido que evapora. </text:p>
        </text:list-item>
        <text:list-item>
          <text:p text:style-name="P108">——<text:span text:style-name="T3">itate</text:span> | -ità | -ité | -ity | -ität. </text:p>
        </text:list-item>
        <text:list-item>
          <text:p text:style-name="P108">——<text:span text:style-name="T3">iza</text:span> | -izzare | -iser | -ize | -isieren. </text:p>
        </text:list-item>
        <text:list-item>
          <text:p text:style-name="P108">—<text:span text:style-name="T3">tu</text:span> -tus | volo, volata | vol, volée. = ton vola. </text:p>
        </text:list-item>
        <text:list-item>
          <text:p text:style-name="P108"><text:span text:style-name="T3">volitione</text:span> | -zione | -tion | -tion. = ton vol. </text:p>
        </text:list-item>
        <text:list-item>
          <text:p text:style-name="P108"><text:span text:style-name="T3">volitivo</text:span> | -ivo | -if | -ive. = que vol. </text:p>
        </text:list-item>
        <text:list-item>
          <text:p text:style-name="P108"><text:span text:style-name="T3">volubile</text:span> -ĭlis | -bile | -ble, -bile | -ble | -bel. = que pote volve se, variabile, ne stabile, ne constante. </text:p>
        </text:list-item>
        <text:list-item>
          <text:p text:style-name="P108">—<text:span text:style-name="T3">itate</text:span> -itas | -ità | -ité | -ity | -ität. </text:p>
        </text:list-item>
        <text:list-item>
          <text:p text:style-name="P108"><text:span text:style-name="T3">volumine</text:span> -men -mĭn- | -me, H. -men | -me | -me | -men. ⊂ volv(e) -men. </text:p>
        </text:list-item>
        <text:list-item>
          <text:p text:style-name="P108">—<text:span text:style-name="T3">oso</text:span> 500 | -oso | -eux | -ous | -ös. </text:p>
        </text:list-item>
        <text:list-item>
          <text:p text:style-name="P108">——<text:span text:style-name="T3">itate</text:span> | -osità | | -osity | -osität. </text:p>
        </text:list-item>
        <text:list-item>
          <text:p text:style-name="P108"><text:span text:style-name="T3">voluntario</text:span> -ius | volontario | volontaire | -tary, -teer | -tär. ⊂ volunt(ate) -ario. </text:p>
        </text:list-item>
        <text:list-item>
          <text:p text:style-name="P108"><text:span text:style-name="T3">voluntate</text:span> -tas | volontà | volonté | will | Wille. = to vol. ⊃ voluntario. </text:p>
        </text:list-item>
        <text:list-item>
          <text:p text:style-name="P108"><text:span text:style-name="T3">voluptario</text:span> -ius | voluttario | -uaire | -uary | -uariös. ⊂ volupt(ate) -ario. </text:p>
        </text:list-item>
        <text:list-item>
          <text:p text:style-name="P108"><text:span text:style-name="T3">voluptate</text:span> -tas | voluttà | volupté. = to vol. </text:p>
        </text:list-item>
        <text:list-item>
          <text:p text:style-name="P108">voluptuario 500 = voluptario. </text:p>
        </text:list-item>
        <text:list-item>
          <text:p text:style-name="P108"><text:span text:style-name="T3">voluptuoso</text:span> 100 | voluttuoso | -ueux | -uous | -uös. = cum voluptate. </text:p>
        </text:list-item>
        <text:list-item>
          <text:p text:style-name="P108"><text:soft-page-break/><text:span text:style-name="T3">voluta</text:span> 100 | -uta | -ute | -ute | -ute. = spirale de capitello ionico. ⊂ <text:span text:style-name="T5">feminile de</text:span> voluto. </text:p>
        </text:list-item>
        <text:list-item>
          <text:p text:style-name="P108"><text:span text:style-name="T3">voluto</text:span> -us = quem volve. ⊃ e—, in—. </text:p>
        </text:list-item>
        <text:list-item>
          <text:p text:style-name="P108"><text:span text:style-name="T3">VOLVE</text:span> -o | volgere, H. P. volver | <text:span text:style-name="T5">tourner</text:span> | <text:span text:style-name="T5">to turn</text:span>, <text:span text:style-name="T5">to roll</text:span>, to revolve, to wallow | -ieren. ⊃ e—, in—, re—, volumine, voluvile, vulva, convolvulo, involucro. || G. eilúō = volve, tege; élytron = involucro; helica || A. wallow = volve || L. villo. </text:p>
        </text:list-item>
        <text:list-item>
          <text:p text:style-name="P108"><text:span text:style-name="T3">vome</text:span> -o | vomitare | vomir | vomit | vomieren. ⊃ ignivomo. || G. eme(tico). </text:p>
        </text:list-item>
        <text:list-item>
          <text:p text:style-name="P108">—<text:span text:style-name="T3">ita</text:span> ĭ 100 = vome. </text:p>
        </text:list-item>
        <text:list-item>
          <text:p text:style-name="P108">—<text:span text:style-name="T3">itivo</text:span> | -ivo | -if | -ive | -iv. </text:p>
        </text:list-item>
        <text:list-item>
          <text:p text:style-name="P108">—<text:span text:style-name="T3">itu</text:span> ĭ 100 | -ito | -issement | -it | -itus. = ton vome. </text:p>
        </text:list-item>
        <text:list-item>
          <text:p text:style-name="P108"><text:span text:style-name="T3">vora</text:span> -o = « devora ». ⊃ omnivoro, herbivoro, carnivoro. </text:p>
        </text:list-item>
        <text:list-item>
          <text:p text:style-name="P108">—<text:span text:style-name="T3">ace</text:span> vorax | -ace | -ace | -acious. </text:p>
        </text:list-item>
        <text:list-item>
          <text:p text:style-name="P108">——<text:span text:style-name="T3">itate</text:span> 100 | -ità | -ité | -ity | -ität. </text:p>
        </text:list-item>
        <text:list-item>
          <text:p text:style-name="P108"><text:span text:style-name="T3">vortice</text:span> -tex -tĭc- | I. H. P. vortice | <text:span text:style-name="T5">tourbillon</text:span> | vortex | vortex | <text:span text:style-name="T5">Wirbel</text:span>. || vertice. </text:p>
        </text:list-item>
        <text:list-item>
          <text:p text:style-name="P108">—<text:span text:style-name="T3">oso</text:span> | -oso | | -icose. </text:p>
        </text:list-item>
        <text:list-item>
          <text:p text:style-name="P108"><text:span text:style-name="T3">VOS</text:span> | voi | vous | you | ihr, euer | R. vy vas, S. vas. ⊂ E. vos ⊂ vo. ⊃ vestro. </text:p>
        </text:list-item>
        <text:list-item>
          <text:p text:style-name="P108"><text:span text:style-name="T3">vota</text:span> | -are | -er | -e | -ieren. = da voto. </text:p>
        </text:list-item>
        <text:list-item>
          <text:p text:style-name="P108">—<text:span text:style-name="T3">tione</text:span> | -zione | -tion | voting | -tion. </text:p>
        </text:list-item>
        <text:list-item>
          <text:p text:style-name="P108"><text:span text:style-name="T3">voto</text:span> -um | voto | vœu | vow | <text:span text:style-name="T5">Wunsch</text:span>. = quem vove, desiderio. </text:p>
        </text:list-item>
        <text:list-item>
          <text:p text:style-name="P108">— N | voto | vote | vote | Votum. = voce pro electione, suffragio. </text:p>
        </text:list-item>
        <text:list-item>
          <text:p text:style-name="P108">—<text:span text:style-name="T3">ivo</text:span> -us | -ivo | -if | -ive | -iv. </text:p>
        </text:list-item>
        <text:list-item>
          <text:p text:style-name="P108"><text:span text:style-name="T3">vove</text:span> -eo | | vouer | to vow | vovieren. = dedica, consecra, promitte ad deo, fac « voto », desidera. </text:p>
        </text:list-item>
        <text:list-item>
          <text:p text:style-name="P108"><text:span text:style-name="T3">Vulcano</text:span> -us | Vulcano | Vulcain | Vulcan | Vulcan. = deo de igni. </text:p>
        </text:list-item>
        <text:list-item>
          <text:p text:style-name="P108"><text:span text:style-name="T3">vulcano</text:span> | vulcano | volcan | volcano | Vulcan. = monte que vomi igni. </text:p>
        </text:list-item>
        <text:list-item>
          <text:p text:style-name="P108">—<text:span text:style-name="T3">ico</text:span> -ĭcus | -ico | -ique | volcanic | -isch. </text:p>
        </text:list-item>
        <text:list-item>
          <text:p text:style-name="P108">—<text:span text:style-name="T3">iza</text:span> | -izzare | -iser | -ize | -isieren. = tracta (cautschiuk) per igni. </text:p>
        </text:list-item>
        <text:list-item>
          <text:p text:style-name="P108"><text:span text:style-name="T3">vulgare</text:span> -is | volgare | -aire | -ar | -är. = de vulgo, commune, anti nobile. </text:p>
        </text:list-item>
        <text:list-item>
          <text:p text:style-name="P108">—<text:span text:style-name="T3">itate</text:span> 200 | volgarità | -ité | -ity | -ität. </text:p>
        </text:list-item>
        <text:list-item>
          <text:p text:style-name="P108">—<text:span text:style-name="T3">iza</text:span> | vo—izzare | -iser | -ize | -isieren. </text:p>
        </text:list-item>
        <text:list-item>
          <text:p text:style-name="P108"><text:span text:style-name="T3">vulgo</text:span> -us | volgo, H. P. vulgo | le vulgaire | <text:span text:style-name="T5">common people</text:span> | <text:span text:style-name="T5">Pöbel</text:span>. = plebe, populo minuto. ⊃ vulgare, divulga. ⊂ E. ⊃ ? A. folk, D. Volk, = populo. </text:p>
        </text:list-item>
        <text:list-item>
          <text:p text:style-name="P108"><text:span text:style-name="T3">vulnera</text:span> -ĕro | -are | <text:span text:style-name="T5">blesser</text:span> | -ate | -ieren. = da vulnere, feri. </text:p>
        </text:list-item>
        <text:list-item>
          <text:p text:style-name="P108">—<text:span text:style-name="T3">bile</text:span> ĭ 500 | -bile | -érable | -ble | -bel. </text:p>
        </text:list-item>
        <text:list-item>
          <text:p text:style-name="P108">——<text:span text:style-name="T3">itate</text:span> | -ità | -érabilité | -ity | -ität. </text:p>
        </text:list-item>
        <text:list-item>
          <text:p text:style-name="P108">—<text:span text:style-name="T3">tione</text:span> -tio | | -ération | -tion | -tion. </text:p>
        </text:list-item>
        <text:list-item>
          <text:p text:style-name="P108"><text:span text:style-name="T3">vulnere</text:span> vulnus -nĕr- | <text:span text:style-name="T5">ferita</text:span> | <text:span text:style-name="T5">bressure</text:span> | <text:span text:style-name="T5">wound</text:span> | <text:span text:style-name="T5">Wunde</text:span>. ⊃ vulnera. </text:p>
        </text:list-item>
        <text:list-item>
          <text:p text:style-name="P108"><text:span text:style-name="T3">vulpe</text:span> -es | volpe | <text:span text:style-name="T5">renard</text:span> | <text:span text:style-name="T5">fox</text:span> | <text:span text:style-name="T5">Fuchs</text:span>. = Zool. « canis vulpes ». </text:p>
        </text:list-item>
        <text:list-item>
          <text:p text:style-name="P108">—<text:span text:style-name="T3">ino</text:span> 100 | volpino | vulpin | vulpine. = de vulpe. </text:p>
        </text:list-item>
        <text:list-item>
          <text:p text:style-name="P108"><text:span text:style-name="T3">vulso</text:span> -us = quem velle. </text:p>
        </text:list-item>
        <text:list-item>
          <text:p text:style-name="P108"><text:soft-page-break/><text:span text:style-name="T3">vultu</text:span> -us | volto, H. P. vulto. = facie, fronte. </text:p>
        </text:list-item>
        <text:list-item>
          <text:p text:style-name="P108"><text:span text:style-name="T3">vulture</text:span> -tŭr | avoltoio | vantour | vulture | <text:span text:style-name="T5">Geier</text:span>. = Zool. « vultur fulvus ». </text:p>
        </text:list-item>
        <text:list-item>
          <text:p text:style-name="P57"><text:span text:style-name="T3">vulva</text:span> -a | vulva | vulve | vulva | Vulva. ⊂ volve. </text:p>
        </text:list-item>
      </text:list>
      <text:p text:style-name="Text_20_body"><text:span text:style-name="T3">X</text:span> </text:p>
      <text:list xml:id="list3131209393" text:style-name="L49">
        <text:list-item>
          <text:p text:style-name="P109">G. xylo xúlon = ligno. ⊃ </text:p>
        </text:list-item>
        <text:list-item>
          <text:p text:style-name="P109"><text:span text:style-name="T3">xylographo</text:span> ă | silografo | -aphe | -apher | -aph. = qui incide in ligno [xylo]. </text:p>
        </text:list-item>
        <text:list-item>
          <text:p text:style-name="P109">—<text:span text:style-name="T3">ia</text:span> | silografia | -phie | -fy | -phie. </text:p>
        </text:list-item>
        <text:list-item>
          <text:p text:style-name="P58">—<text:span text:style-name="T3">ico</text:span> -ĭcus | silografico | -ique | -ic | -isch. </text:p>
        </text:list-item>
      </text:list>
      <text:p text:style-name="Text_20_body"><text:span text:style-name="T3">Z</text:span> </text:p>
      <text:list xml:id="list3023997275" text:style-name="L50">
        <text:list-item>
          <text:p text:style-name="P110">G. ze zéō = bulli. ⊃ eczema. </text:p>
        </text:list-item>
        <text:list-item>
          <text:p text:style-name="P110"><text:span text:style-name="T3">zebra</text:span> N | zebra | zèbre | zebra | Zebra. = Zool. « equus zebra ». ⊂ ex lingua de Africa. </text:p>
        </text:list-item>
        <text:list-item>
          <text:p text:style-name="P110"><text:span text:style-name="T3">zelo</text:span> 100 | zelo | zèle | zeal | <text:span text:style-name="T5">Eifer</text:span>. = amore excessivo, ardore, æmulatione, invidia. ⊂ G. z <text:span text:style-name="T3">ē</text:span>los. </text:p>
        </text:list-item>
        <text:list-item>
          <text:p text:style-name="P110">—<text:span text:style-name="T3">so</text:span> | geloso | jaloux | zealous. </text:p>
        </text:list-item>
        <text:list-item>
          <text:p text:style-name="P110">—<text:span text:style-name="T3">typo</text:span> ŭ 100 | geloso | zélotypique | -ic | -isch. ⊂ G. zēlótupos. = percusso ab zelo. </text:p>
        </text:list-item>
        <text:list-item>
          <text:p text:style-name="P110">——<text:span text:style-name="T3">ia</text:span> -ia | gelosia | zélotypie | zelotypia | Zelotypie. ⊂ G. zēlotupía. </text:p>
        </text:list-item>
        <text:list-item>
          <text:p text:style-name="P110"><text:span text:style-name="T3">zephyro</text:span> -ŭrus | zeffiro | zéphyr, zéphir | -yr | -yr. = vento dulce. ⊂ G. zéphuros. </text:p>
        </text:list-item>
        <text:list-item>
          <text:p text:style-name="P110"><text:span text:style-name="T3">zero</text:span> N | zero | zéro | zero | <text:span text:style-name="T5">Null</text:span>. ⊂ ex Arabo; alio forma de « cifra ». </text:p>
        </text:list-item>
        <text:list-item>
          <text:p text:style-name="P110"><text:span text:style-name="T3">zinco</text:span> N | zinco | zinc | zinc | Zink. = metallo cum symbolo « Zn ». </text:p>
        </text:list-item>
        <text:list-item>
          <text:p text:style-name="P110">—<text:span text:style-name="T3">graphia</text:span> | -fia | -phie | -phy | -phie. = impressione de scripto super zinco. </text:p>
        </text:list-item>
        <text:list-item>
          <text:p text:style-name="P110"><text:span text:style-name="T3">zodiaco</text:span> ă 200 | -aco | -aque | -ac | -akus. = zona cæleste circa ecliptica, diviso in 12 constellatione: Ariete, Tauro, etc. ⊂ G. zōdiacós ⊂ zoo. </text:p>
        </text:list-item>
        <text:list-item>
          <text:p text:style-name="P110">—<text:span text:style-name="T3">ale</text:span> | -ale | -al | -al | -al. </text:p>
        </text:list-item>
        <text:list-item>
          <text:p text:style-name="P110"><text:span text:style-name="T3">zona</text:span> -a | I. H. P. zona | zone | zone | Zone. ⊂ G. z <text:span text:style-name="T3">ō</text:span>nē = fasce, cinctura. </text:p>
        </text:list-item>
        <text:list-item>
          <text:p text:style-name="P110">G. zoo z <text:span text:style-name="T3">ō</text:span>on = animale, vivente. ⊃ zoologia, zodiaco, protozoo, epizootia. || L. vive. </text:p>
        </text:list-item>
        <text:list-item>
          <text:p text:style-name="P110"><text:span text:style-name="T3">zoologo</text:span> ŏ | -ologo | -ologue, -ologiste | -ologist | -olog. = qui stude animales [zoo]. </text:p>
        </text:list-item>
        <text:list-item>
          <text:p text:style-name="P110">—<text:span text:style-name="T3">ia</text:span> | -ia | -ie | -y | -ie. </text:p>
        </text:list-item>
        <text:list-item>
          <text:p text:style-name="P110">—<text:span text:style-name="T3">ico</text:span> -ĭcus | -ico | -ique | -ic | -isch. </text:p>
        </text:list-item>
        <text:list-item>
          <text:p text:style-name="P110">G. zygo zugón = || jugo. ⊃ zygoma, syzygia. </text:p>
        </text:list-item>
        <text:list-item>
          <text:p text:style-name="P110"><text:span text:style-name="T3">zygoma</text:span>(te) | zigoma | -ma | -ma | -ma. = osse temporale. ⊂ G. zúgōma ⊂ zygo. </text:p>
        </text:list-item>
        <text:list-item>
          <text:p text:style-name="P110">—<text:span text:style-name="T3">tico</text:span> -ĭcus | zigomatico | -tique | -tic | -tisch. </text:p>
        </text:list-item>
        <text:list-item>
          <text:p text:style-name="P59">G. zyme zúmē = fermento. ⊃ azym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Serif" svg:font-family="Serif" style:font-adornments="Bold" style:font-family-generic="roman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rif" fo:font-family="serif" fo:font-size="12pt" style:font-name-asian="serif" style:font-family-asian="serif" style:font-size-asian="12pt" style:font-name-complex="serif" style:font-family-complex="serif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variant="small-caps" style:font-name="Serif" fo:font-family="Serif" style:font-style-name="Bold" style:font-family-generic="roman"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51pt solid #000000" style:shadow="none"/>
      <style:text-properties officeooo:rsid="0018fe01" officeooo:paragraph-rsid="0018fe01"/>
    </style:style>
    <style:style style:name="MP2" style:family="paragraph" style:parent-style-name="Header">
      <style:paragraph-properties fo:text-align="start" style:justify-single-word="false" fo:padding="0.049cm" fo:border-left="none" fo:border-right="none" fo:border-top="none" fo:border-bottom="0.51pt solid #000000" style:shadow="none"/>
      <style:text-properties officeooo:rsid="0018fe01" officeooo:paragraph-rsid="0018fe01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c6c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header>
        <text:p text:style-name="MP1">Vocabulario de Latino sine flexione (1913)</text:p>
      </style:header>
      <style:header-first>
        <text:p text:style-name="Header"/>
      </style:header-first>
      <style:header-left>
        <text:p text:style-name="MP2">Vocabulario de Latino sine flexione (191<text:span text:style-name="MT1">5</text:span>)</text:p>
      </style:header-left>
      <style:footer>
        <text:p text:style-name="MP3">– <text:page-number text:select-page="current">45</text:page-number><text:s/>–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tino sine flexione – Vocabulario (1913)</dc:title>
    <dc:date>2018-07-17T22:45:01.383167876</dc:date>
    <meta:editing-duration>PT17M21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405" meta:paragraph-count="13268" meta:word-count="198319" meta:character-count="928207" meta:non-whitespace-character-count="743303"/>
    <meta:user-defined meta:name=""/>
  </office:meta>
</office:document-meta>
</file>